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106.7pt"/>
    </style:style>
    <style:style style:name="co5" style:family="table-column">
      <style:table-column-properties fo:break-before="auto" style:column-width="165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63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9.01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32pt" fo:break-before="auto" style:use-optimal-row-height="false"/>
    </style:style>
    <style:style style:name="ro5" style:family="table-row">
      <style:table-row-properties style:row-height="65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25.99pt" fo:break-before="auto" style:use-optimal-row-height="false"/>
    </style:style>
    <style:style style:name="ro8" style:family="table-row">
      <style:table-row-properties style:row-height="69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Gini_20_per_20_capita">
      <style:table-properties table:display="true" style:writing-mode="lr-tb"/>
    </style:style>
    <style:style style:name="ta2" style:family="table" style:master-page-name="PageStyle_5f_Gini_20_yearly">
      <style:table-properties table:display="true" style:writing-mode="lr-tb"/>
    </style:style>
    <style:style style:name="ta3" style:family="table" style:master-page-name="PageStyle_5f_Decile_20_ratio">
      <style:table-properties table:display="true" style:writing-mode="lr-tb"/>
    </style:style>
    <style:style style:name="ta4" style:family="table" style:master-page-name="PageStyle_5f_Decile_20_ratio_20_yearly">
      <style:table-properties table:display="true" style:writing-mode="lr-tb"/>
    </style:style>
    <style:style style:name="ta5" style:family="table" style:master-page-name="PageStyle_5f_Top_20_10_25__20_share">
      <style:table-properties table:display="true" style:writing-mode="lr-tb"/>
    </style:style>
    <style:style style:name="ta6" style:family="table" style:master-page-name="PageStyle_5f_Top_20_10_25__20_share_20_yearly">
      <style:table-properties table:display="true" style:writing-mode="lr-tb"/>
    </style:style>
    <style:style style:name="ta7" style:family="table" style:master-page-name="PageStyle_5f_Bottom_20_10_25__20_share">
      <style:table-properties table:display="true" style:writing-mode="lr-tb"/>
    </style:style>
    <style:style style:name="ta8" style:family="table" style:master-page-name="PageStyle_5f_Bottom_20_10_25__20_share_20_yearly">
      <style:table-properties table:display="true" style:writing-mode="lr-tb"/>
    </style:style>
    <style:style style:name="ta9" style:family="table" style:master-page-name="PageStyle_5f_redistribution_5f_low">
      <style:table-properties table:display="true" style:writing-mode="lr-tb"/>
    </style:style>
    <style:style style:name="ta10" style:family="table" style:master-page-name="PageStyle_5f_Redistribution_5f_central">
      <style:table-properties table:display="true" style:writing-mode="lr-tb"/>
    </style:style>
    <style:style style:name="ta11" style:family="table" style:master-page-name="PageStyle_5f_Redistribution_5f_high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10" table:default-cell-style-name="ce3"/>
        <table:table-column table:style-name="co1" table:number-columns-repeated="4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48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6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8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Gini per capita, all income</text:p>
          </table:table-cell>
          <table:table-cell table:style-name="ce2" office:value-type="string" calcext:value-type="string">
            <text:p>Gini per capita, labour income</text:p>
          </table:table-cell>
          <table:table-cell table:style-name="ce2" office:value-type="string" calcext:value-type="string">
            <text:p>Gini per capita, labour and pension income</text:p>
          </table:table-cell>
          <table:table-cell table:style-name="ce2" office:value-type="string" calcext:value-type="string">
            <text:p>Gini per capita, labour and family benefits income</text:p>
          </table:table-cell>
          <table:table-cell/>
          <table:table-cell table:style-name="ce7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49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3863343567" calcext:value-type="float">
            <text:p>0.3863343567</text:p>
          </table:table-cell>
          <table:table-cell table:style-name="ce4" office:value-type="float" office:value="0.4249406777" calcext:value-type="float">
            <text:p>0.4249406777</text:p>
          </table:table-cell>
          <table:table-cell table:style-name="ce4" office:value-type="float" office:value="0.3906811662" calcext:value-type="float">
            <text:p>0.3906811662</text:p>
          </table:table-cell>
          <table:table-cell table:style-name="ce4" office:value-type="float" office:value="0.4222738609" calcext:value-type="float">
            <text:p>0.4222738609</text:p>
          </table:table-cell>
          <table:table-cell/>
          <table:table-cell table:style-name="ce7"/>
          <table:table-cell table:style-name="Default" table:number-columns-repeated="3"/>
          <table:table-cell/>
          <table:table-cell table:style-name="Default" table:number-columns-repeated="4"/>
          <table:table-cell table:number-columns-repeated="49"/>
        </table:table-row>
        <table:table-row table:style-name="ro3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central.B2]" office:value-type="float" office:value="0.394829149499279" calcext:value-type="float">
            <text:p>0.394829149499279</text:p>
          </table:table-cell>
          <table:table-cell table:style-name="ce4" table:formula="of:=[$Redistribution_central.C2]" office:value-type="float" office:value="0.466282652786579" calcext:value-type="float">
            <text:p>0.466282652786579</text:p>
          </table:table-cell>
          <table:table-cell table:style-name="ce4" table:formula="of:=[$Redistribution_central.D2]" office:value-type="float" office:value="0.412046768215565" calcext:value-type="float">
            <text:p>0.412046768215565</text:p>
          </table:table-cell>
          <table:table-cell table:style-name="ce4" table:formula="of:=[$Redistribution_central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low.B2]" office:value-type="float" office:value="0.394829149499279" calcext:value-type="float">
            <text:p>0.394829149499279</text:p>
          </table:table-cell>
          <table:table-cell table:style-name="ce4" table:formula="of:=[$redistribution_low.C2]" office:value-type="float" office:value="0.466282652786579" calcext:value-type="float">
            <text:p>0.466282652786579</text:p>
          </table:table-cell>
          <table:table-cell table:style-name="ce4" table:formula="of:=[$redistribution_low.D2]" office:value-type="float" office:value="0.412046768215565" calcext:value-type="float">
            <text:p>0.412046768215565</text:p>
          </table:table-cell>
          <table:table-cell table:style-name="ce4" table:formula="of:=[$redistribution_low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high.B2]" office:value-type="float" office:value="0.394829149499279" calcext:value-type="float">
            <text:p>0.394829149499279</text:p>
          </table:table-cell>
          <table:table-cell table:style-name="ce4" table:formula="of:=[$Redistribution_high.C2]" office:value-type="float" office:value="0.466282652786579" calcext:value-type="float">
            <text:p>0.466282652786579</text:p>
          </table:table-cell>
          <table:table-cell table:style-name="ce4" table:formula="of:=[$Redistribution_high.D2]" office:value-type="float" office:value="0.412046768215565" calcext:value-type="float">
            <text:p>0.412046768215565</text:p>
          </table:table-cell>
          <table:table-cell table:style-name="ce4" table:formula="of:=[$Redistribution_high.E2]" office:value-type="float" office:value="0.447665883522789" calcext:value-type="float">
            <text:p>0.447665883522789</text:p>
          </table:table-cell>
          <table:table-cell table:number-columns-repeated="49"/>
        </table:table-row>
        <table:table-row table:style-name="ro3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central.B3]" office:value-type="float" office:value="0.393157569038148" calcext:value-type="float">
            <text:p>0.393157569038148</text:p>
          </table:table-cell>
          <table:table-cell table:style-name="ce4" table:formula="of:=[$Redistribution_central.C3]" office:value-type="float" office:value="0.439887321730189" calcext:value-type="float">
            <text:p>0.439887321730189</text:p>
          </table:table-cell>
          <table:table-cell table:style-name="ce4" table:formula="of:=[$Redistribution_central.D3]" office:value-type="float" office:value="0.405637610793011" calcext:value-type="float">
            <text:p>0.405637610793011</text:p>
          </table:table-cell>
          <table:table-cell table:style-name="ce4" table:formula="of:=[$Redistribution_central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low.B3]" office:value-type="float" office:value="0.393157569038148" calcext:value-type="float">
            <text:p>0.393157569038148</text:p>
          </table:table-cell>
          <table:table-cell table:style-name="ce4" table:formula="of:=[$redistribution_low.C3]" office:value-type="float" office:value="0.439887321730189" calcext:value-type="float">
            <text:p>0.439887321730189</text:p>
          </table:table-cell>
          <table:table-cell table:style-name="ce4" table:formula="of:=[$redistribution_low.D3]" office:value-type="float" office:value="0.405637610793011" calcext:value-type="float">
            <text:p>0.405637610793011</text:p>
          </table:table-cell>
          <table:table-cell table:style-name="ce4" table:formula="of:=[$redistribution_low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high.B3]" office:value-type="float" office:value="0.393157569038148" calcext:value-type="float">
            <text:p>0.393157569038148</text:p>
          </table:table-cell>
          <table:table-cell table:style-name="ce4" table:formula="of:=[$Redistribution_high.C3]" office:value-type="float" office:value="0.439887321730189" calcext:value-type="float">
            <text:p>0.439887321730189</text:p>
          </table:table-cell>
          <table:table-cell table:style-name="ce4" table:formula="of:=[$Redistribution_high.D3]" office:value-type="float" office:value="0.405637610793011" calcext:value-type="float">
            <text:p>0.405637610793011</text:p>
          </table:table-cell>
          <table:table-cell table:style-name="ce4" table:formula="of:=[$Redistribution_high.E3]" office:value-type="float" office:value="0.432382476944565" calcext:value-type="float">
            <text:p>0.432382476944565</text:p>
          </table:table-cell>
          <table:table-cell table:number-columns-repeated="49"/>
        </table:table-row>
        <table:table-row table:style-name="ro3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central.B4]" office:value-type="float" office:value="0.394529501220736" calcext:value-type="float">
            <text:p>0.394529501220736</text:p>
          </table:table-cell>
          <table:table-cell table:style-name="ce4" table:formula="of:=[$Redistribution_central.C4]" office:value-type="float" office:value="0.440790510485428" calcext:value-type="float">
            <text:p>0.440790510485428</text:p>
          </table:table-cell>
          <table:table-cell table:style-name="ce4" table:formula="of:=[$Redistribution_central.D4]" office:value-type="float" office:value="0.409770398483215" calcext:value-type="float">
            <text:p>0.409770398483215</text:p>
          </table:table-cell>
          <table:table-cell table:style-name="ce4" table:formula="of:=[$Redistribution_central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low.B4]" office:value-type="float" office:value="0.394529501220736" calcext:value-type="float">
            <text:p>0.394529501220736</text:p>
          </table:table-cell>
          <table:table-cell table:style-name="ce4" table:formula="of:=[$redistribution_low.C4]" office:value-type="float" office:value="0.440790510485428" calcext:value-type="float">
            <text:p>0.440790510485428</text:p>
          </table:table-cell>
          <table:table-cell table:style-name="ce4" table:formula="of:=[$redistribution_low.D4]" office:value-type="float" office:value="0.409770398483215" calcext:value-type="float">
            <text:p>0.409770398483215</text:p>
          </table:table-cell>
          <table:table-cell table:style-name="ce4" table:formula="of:=[$redistribution_low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high.B4]" office:value-type="float" office:value="0.394529501220736" calcext:value-type="float">
            <text:p>0.394529501220736</text:p>
          </table:table-cell>
          <table:table-cell table:style-name="ce4" table:formula="of:=[$Redistribution_high.C4]" office:value-type="float" office:value="0.440790510485428" calcext:value-type="float">
            <text:p>0.440790510485428</text:p>
          </table:table-cell>
          <table:table-cell table:style-name="ce4" table:formula="of:=[$Redistribution_high.D4]" office:value-type="float" office:value="0.409770398483215" calcext:value-type="float">
            <text:p>0.409770398483215</text:p>
          </table:table-cell>
          <table:table-cell table:style-name="ce4" table:formula="of:=[$Redistribution_high.E4]" office:value-type="float" office:value="0.428339853189208" calcext:value-type="float">
            <text:p>0.428339853189208</text:p>
          </table:table-cell>
          <table:table-cell table:number-columns-repeated="49"/>
        </table:table-row>
        <table:table-row table:style-name="ro3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central.B5]" office:value-type="float" office:value="0.397367420211988" calcext:value-type="float">
            <text:p>0.397367420211988</text:p>
          </table:table-cell>
          <table:table-cell table:style-name="ce4" table:formula="of:=[$Redistribution_central.C5]" office:value-type="float" office:value="0.444477793559299" calcext:value-type="float">
            <text:p>0.444477793559299</text:p>
          </table:table-cell>
          <table:table-cell table:style-name="ce4" table:formula="of:=[$Redistribution_central.D5]" office:value-type="float" office:value="0.411571910593429" calcext:value-type="float">
            <text:p>0.411571910593429</text:p>
          </table:table-cell>
          <table:table-cell table:style-name="ce4" table:formula="of:=[$Redistribution_central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low.B5]" office:value-type="float" office:value="0.397367420211988" calcext:value-type="float">
            <text:p>0.397367420211988</text:p>
          </table:table-cell>
          <table:table-cell table:style-name="ce4" table:formula="of:=[$redistribution_low.C5]" office:value-type="float" office:value="0.444477793559299" calcext:value-type="float">
            <text:p>0.444477793559299</text:p>
          </table:table-cell>
          <table:table-cell table:style-name="ce4" table:formula="of:=[$redistribution_low.D5]" office:value-type="float" office:value="0.411571910593429" calcext:value-type="float">
            <text:p>0.411571910593429</text:p>
          </table:table-cell>
          <table:table-cell table:style-name="ce4" table:formula="of:=[$redistribution_low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high.B5]" office:value-type="float" office:value="0.397367420211988" calcext:value-type="float">
            <text:p>0.397367420211988</text:p>
          </table:table-cell>
          <table:table-cell table:style-name="ce4" table:formula="of:=[$Redistribution_high.C5]" office:value-type="float" office:value="0.444477793559299" calcext:value-type="float">
            <text:p>0.444477793559299</text:p>
          </table:table-cell>
          <table:table-cell table:style-name="ce4" table:formula="of:=[$Redistribution_high.D5]" office:value-type="float" office:value="0.411571910593429" calcext:value-type="float">
            <text:p>0.411571910593429</text:p>
          </table:table-cell>
          <table:table-cell table:style-name="ce4" table:formula="of:=[$Redistribution_high.E5]" office:value-type="float" office:value="0.430039259328648" calcext:value-type="float">
            <text:p>0.430039259328648</text:p>
          </table:table-cell>
          <table:table-cell table:number-columns-repeated="49"/>
        </table:table-row>
        <table:table-row table:style-name="ro3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central.B6]" office:value-type="float" office:value="0.395846685031867" calcext:value-type="float">
            <text:p>0.395846685031867</text:p>
          </table:table-cell>
          <table:table-cell table:style-name="ce4" table:formula="of:=[$Redistribution_central.C6]" office:value-type="float" office:value="0.447780011039773" calcext:value-type="float">
            <text:p>0.447780011039773</text:p>
          </table:table-cell>
          <table:table-cell table:style-name="ce4" table:formula="of:=[$Redistribution_central.D6]" office:value-type="float" office:value="0.41123023519395" calcext:value-type="float">
            <text:p>0.41123023519395</text:p>
          </table:table-cell>
          <table:table-cell table:style-name="ce4" table:formula="of:=[$Redistribution_central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low.B6]" office:value-type="float" office:value="0.395846685031867" calcext:value-type="float">
            <text:p>0.395846685031867</text:p>
          </table:table-cell>
          <table:table-cell table:style-name="ce4" table:formula="of:=[$redistribution_low.C6]" office:value-type="float" office:value="0.447780011039773" calcext:value-type="float">
            <text:p>0.447780011039773</text:p>
          </table:table-cell>
          <table:table-cell table:style-name="ce4" table:formula="of:=[$redistribution_low.D6]" office:value-type="float" office:value="0.41123023519395" calcext:value-type="float">
            <text:p>0.41123023519395</text:p>
          </table:table-cell>
          <table:table-cell table:style-name="ce4" table:formula="of:=[$redistribution_low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high.B6]" office:value-type="float" office:value="0.395846685031867" calcext:value-type="float">
            <text:p>0.395846685031867</text:p>
          </table:table-cell>
          <table:table-cell table:style-name="ce4" table:formula="of:=[$Redistribution_high.C6]" office:value-type="float" office:value="0.447780011039773" calcext:value-type="float">
            <text:p>0.447780011039773</text:p>
          </table:table-cell>
          <table:table-cell table:style-name="ce4" table:formula="of:=[$Redistribution_high.D6]" office:value-type="float" office:value="0.41123023519395" calcext:value-type="float">
            <text:p>0.41123023519395</text:p>
          </table:table-cell>
          <table:table-cell table:style-name="ce4" table:formula="of:=[$Redistribution_high.E6]" office:value-type="float" office:value="0.432106918255695" calcext:value-type="float">
            <text:p>0.432106918255695</text:p>
          </table:table-cell>
          <table:table-cell table:number-columns-repeated="49"/>
        </table:table-row>
        <table:table-row table:style-name="ro3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central.B7]" office:value-type="float" office:value="0.396067902603128" calcext:value-type="float">
            <text:p>0.396067902603128</text:p>
          </table:table-cell>
          <table:table-cell table:style-name="ce4" table:formula="of:=[$Redistribution_central.C7]" office:value-type="float" office:value="0.447665534865733" calcext:value-type="float">
            <text:p>0.447665534865733</text:p>
          </table:table-cell>
          <table:table-cell table:style-name="ce4" table:formula="of:=[$Redistribution_central.D7]" office:value-type="float" office:value="0.411741865029978" calcext:value-type="float">
            <text:p>0.411741865029978</text:p>
          </table:table-cell>
          <table:table-cell table:style-name="ce4" table:formula="of:=[$Redistribution_central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low.B7]" office:value-type="float" office:value="0.396067902603128" calcext:value-type="float">
            <text:p>0.396067902603128</text:p>
          </table:table-cell>
          <table:table-cell table:style-name="ce4" table:formula="of:=[$redistribution_low.C7]" office:value-type="float" office:value="0.447665534865733" calcext:value-type="float">
            <text:p>0.447665534865733</text:p>
          </table:table-cell>
          <table:table-cell table:style-name="ce4" table:formula="of:=[$redistribution_low.D7]" office:value-type="float" office:value="0.411741865029978" calcext:value-type="float">
            <text:p>0.411741865029978</text:p>
          </table:table-cell>
          <table:table-cell table:style-name="ce4" table:formula="of:=[$redistribution_low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high.B7]" office:value-type="float" office:value="0.396067902603128" calcext:value-type="float">
            <text:p>0.396067902603128</text:p>
          </table:table-cell>
          <table:table-cell table:style-name="ce4" table:formula="of:=[$Redistribution_high.C7]" office:value-type="float" office:value="0.447665534865733" calcext:value-type="float">
            <text:p>0.447665534865733</text:p>
          </table:table-cell>
          <table:table-cell table:style-name="ce4" table:formula="of:=[$Redistribution_high.D7]" office:value-type="float" office:value="0.411741865029978" calcext:value-type="float">
            <text:p>0.411741865029978</text:p>
          </table:table-cell>
          <table:table-cell table:style-name="ce4" table:formula="of:=[$Redistribution_high.E7]" office:value-type="float" office:value="0.432486802555759" calcext:value-type="float">
            <text:p>0.432486802555759</text:p>
          </table:table-cell>
          <table:table-cell table:number-columns-repeated="49"/>
        </table:table-row>
        <table:table-row table:style-name="ro3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central.B8]" office:value-type="float" office:value="0.398081773715666" calcext:value-type="float">
            <text:p>0.398081773715666</text:p>
          </table:table-cell>
          <table:table-cell table:style-name="ce4" table:formula="of:=[$Redistribution_central.C8]" office:value-type="float" office:value="0.44576901458806" calcext:value-type="float">
            <text:p>0.44576901458806</text:p>
          </table:table-cell>
          <table:table-cell table:style-name="ce4" table:formula="of:=[$Redistribution_central.D8]" office:value-type="float" office:value="0.412509768903501" calcext:value-type="float">
            <text:p>0.412509768903501</text:p>
          </table:table-cell>
          <table:table-cell table:style-name="ce4" table:formula="of:=[$Redistribution_central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low.B8]" office:value-type="float" office:value="0.398081773715666" calcext:value-type="float">
            <text:p>0.398081773715666</text:p>
          </table:table-cell>
          <table:table-cell table:style-name="ce4" table:formula="of:=[$redistribution_low.C8]" office:value-type="float" office:value="0.44576901458806" calcext:value-type="float">
            <text:p>0.44576901458806</text:p>
          </table:table-cell>
          <table:table-cell table:style-name="ce4" table:formula="of:=[$redistribution_low.D8]" office:value-type="float" office:value="0.412509768903501" calcext:value-type="float">
            <text:p>0.412509768903501</text:p>
          </table:table-cell>
          <table:table-cell table:style-name="ce4" table:formula="of:=[$redistribution_low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high.B8]" office:value-type="float" office:value="0.398081773715666" calcext:value-type="float">
            <text:p>0.398081773715666</text:p>
          </table:table-cell>
          <table:table-cell table:style-name="ce4" table:formula="of:=[$Redistribution_high.C8]" office:value-type="float" office:value="0.44576901458806" calcext:value-type="float">
            <text:p>0.44576901458806</text:p>
          </table:table-cell>
          <table:table-cell table:style-name="ce4" table:formula="of:=[$Redistribution_high.D8]" office:value-type="float" office:value="0.412509768903501" calcext:value-type="float">
            <text:p>0.412509768903501</text:p>
          </table:table-cell>
          <table:table-cell table:style-name="ce4" table:formula="of:=[$Redistribution_high.E8]" office:value-type="float" office:value="0.431384164642211" calcext:value-type="float">
            <text:p>0.431384164642211</text:p>
          </table:table-cell>
          <table:table-cell table:number-columns-repeated="49"/>
        </table:table-row>
        <table:table-row table:style-name="ro3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central.B9]" office:value-type="float" office:value="0.389247915488908" calcext:value-type="float">
            <text:p>0.389247915488908</text:p>
          </table:table-cell>
          <table:table-cell table:style-name="ce4" table:formula="of:=[$Redistribution_central.C9]" office:value-type="float" office:value="0.444524072658265" calcext:value-type="float">
            <text:p>0.444524072658265</text:p>
          </table:table-cell>
          <table:table-cell table:style-name="ce4" table:formula="of:=[$Redistribution_central.D9]" office:value-type="float" office:value="0.407064790983859" calcext:value-type="float">
            <text:p>0.407064790983859</text:p>
          </table:table-cell>
          <table:table-cell table:style-name="ce4" table:formula="of:=[$Redistribution_central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low.B9]" office:value-type="float" office:value="0.389247915488908" calcext:value-type="float">
            <text:p>0.389247915488908</text:p>
          </table:table-cell>
          <table:table-cell table:style-name="ce4" table:formula="of:=[$redistribution_low.C9]" office:value-type="float" office:value="0.444524072658265" calcext:value-type="float">
            <text:p>0.444524072658265</text:p>
          </table:table-cell>
          <table:table-cell table:style-name="ce4" table:formula="of:=[$redistribution_low.D9]" office:value-type="float" office:value="0.407064790983859" calcext:value-type="float">
            <text:p>0.407064790983859</text:p>
          </table:table-cell>
          <table:table-cell table:style-name="ce4" table:formula="of:=[$redistribution_low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high.B9]" office:value-type="float" office:value="0.389247915488908" calcext:value-type="float">
            <text:p>0.389247915488908</text:p>
          </table:table-cell>
          <table:table-cell table:style-name="ce4" table:formula="of:=[$Redistribution_high.C9]" office:value-type="float" office:value="0.444524072658265" calcext:value-type="float">
            <text:p>0.444524072658265</text:p>
          </table:table-cell>
          <table:table-cell table:style-name="ce4" table:formula="of:=[$Redistribution_high.D9]" office:value-type="float" office:value="0.407064790983859" calcext:value-type="float">
            <text:p>0.407064790983859</text:p>
          </table:table-cell>
          <table:table-cell table:style-name="ce4" table:formula="of:=[$Redistribution_high.E9]" office:value-type="float" office:value="0.425383338196076" calcext:value-type="float">
            <text:p>0.425383338196076</text:p>
          </table:table-cell>
          <table:table-cell table:number-columns-repeated="49"/>
        </table:table-row>
        <table:table-row table:style-name="ro3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central.B10]" office:value-type="float" office:value="0.391644336337794" calcext:value-type="float">
            <text:p>0.391644336337794</text:p>
          </table:table-cell>
          <table:table-cell table:style-name="ce4" table:formula="of:=[$Redistribution_central.C10]" office:value-type="float" office:value="0.449107433628061" calcext:value-type="float">
            <text:p>0.449107433628061</text:p>
          </table:table-cell>
          <table:table-cell table:style-name="ce4" table:formula="of:=[$Redistribution_central.D10]" office:value-type="float" office:value="0.412213495382211" calcext:value-type="float">
            <text:p>0.412213495382211</text:p>
          </table:table-cell>
          <table:table-cell table:style-name="ce4" table:formula="of:=[$Redistribution_central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low.B10]" office:value-type="float" office:value="0.391644336337794" calcext:value-type="float">
            <text:p>0.391644336337794</text:p>
          </table:table-cell>
          <table:table-cell table:style-name="ce4" table:formula="of:=[$redistribution_low.C10]" office:value-type="float" office:value="0.449107433628061" calcext:value-type="float">
            <text:p>0.449107433628061</text:p>
          </table:table-cell>
          <table:table-cell table:style-name="ce4" table:formula="of:=[$redistribution_low.D10]" office:value-type="float" office:value="0.412213495382211" calcext:value-type="float">
            <text:p>0.412213495382211</text:p>
          </table:table-cell>
          <table:table-cell table:style-name="ce4" table:formula="of:=[$redistribution_low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high.B10]" office:value-type="float" office:value="0.391644336337794" calcext:value-type="float">
            <text:p>0.391644336337794</text:p>
          </table:table-cell>
          <table:table-cell table:style-name="ce4" table:formula="of:=[$Redistribution_high.C10]" office:value-type="float" office:value="0.449107433628061" calcext:value-type="float">
            <text:p>0.449107433628061</text:p>
          </table:table-cell>
          <table:table-cell table:style-name="ce4" table:formula="of:=[$Redistribution_high.D10]" office:value-type="float" office:value="0.412213495382211" calcext:value-type="float">
            <text:p>0.412213495382211</text:p>
          </table:table-cell>
          <table:table-cell table:style-name="ce4" table:formula="of:=[$Redistribution_high.E10]" office:value-type="float" office:value="0.427111975429666" calcext:value-type="float">
            <text:p>0.427111975429666</text:p>
          </table:table-cell>
          <table:table-cell table:number-columns-repeated="49"/>
        </table:table-row>
        <table:table-row table:style-name="ro3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central.B11]" office:value-type="float" office:value="0.389668118769454" calcext:value-type="float">
            <text:p>0.389668118769454</text:p>
          </table:table-cell>
          <table:table-cell table:style-name="ce4" table:formula="of:=[$Redistribution_central.C11]" office:value-type="float" office:value="0.449902283746158" calcext:value-type="float">
            <text:p>0.449902283746158</text:p>
          </table:table-cell>
          <table:table-cell table:style-name="ce4" table:formula="of:=[$Redistribution_central.D11]" office:value-type="float" office:value="0.408300765454686" calcext:value-type="float">
            <text:p>0.408300765454686</text:p>
          </table:table-cell>
          <table:table-cell table:style-name="ce4" table:formula="of:=[$Redistribution_central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low.B11]" office:value-type="float" office:value="0.389668118769454" calcext:value-type="float">
            <text:p>0.389668118769454</text:p>
          </table:table-cell>
          <table:table-cell table:style-name="ce4" table:formula="of:=[$redistribution_low.C11]" office:value-type="float" office:value="0.449902283746158" calcext:value-type="float">
            <text:p>0.449902283746158</text:p>
          </table:table-cell>
          <table:table-cell table:style-name="ce4" table:formula="of:=[$redistribution_low.D11]" office:value-type="float" office:value="0.408300765454686" calcext:value-type="float">
            <text:p>0.408300765454686</text:p>
          </table:table-cell>
          <table:table-cell table:style-name="ce4" table:formula="of:=[$redistribution_low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high.B11]" office:value-type="float" office:value="0.389668118769454" calcext:value-type="float">
            <text:p>0.389668118769454</text:p>
          </table:table-cell>
          <table:table-cell table:style-name="ce4" table:formula="of:=[$Redistribution_high.C11]" office:value-type="float" office:value="0.449902283746158" calcext:value-type="float">
            <text:p>0.449902283746158</text:p>
          </table:table-cell>
          <table:table-cell table:style-name="ce4" table:formula="of:=[$Redistribution_high.D11]" office:value-type="float" office:value="0.408300765454686" calcext:value-type="float">
            <text:p>0.408300765454686</text:p>
          </table:table-cell>
          <table:table-cell table:style-name="ce4" table:formula="of:=[$Redistribution_high.E11]" office:value-type="float" office:value="0.430055658720093" calcext:value-type="float">
            <text:p>0.430055658720093</text:p>
          </table:table-cell>
          <table:table-cell table:number-columns-repeated="49"/>
        </table:table-row>
        <table:table-row table:style-name="ro3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central.B12]" office:value-type="float" office:value="0.392668508823212" calcext:value-type="float">
            <text:p>0.392668508823212</text:p>
          </table:table-cell>
          <table:table-cell table:style-name="ce4" table:formula="of:=[$Redistribution_central.C12]" office:value-type="float" office:value="0.449654289343474" calcext:value-type="float">
            <text:p>0.449654289343474</text:p>
          </table:table-cell>
          <table:table-cell table:style-name="ce4" table:formula="of:=[$Redistribution_central.D12]" office:value-type="float" office:value="0.409367618681895" calcext:value-type="float">
            <text:p>0.409367618681895</text:p>
          </table:table-cell>
          <table:table-cell table:style-name="ce4" table:formula="of:=[$Redistribution_central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low.B12]" office:value-type="float" office:value="0.392668508823212" calcext:value-type="float">
            <text:p>0.392668508823212</text:p>
          </table:table-cell>
          <table:table-cell table:style-name="ce4" table:formula="of:=[$redistribution_low.C12]" office:value-type="float" office:value="0.449654289343474" calcext:value-type="float">
            <text:p>0.449654289343474</text:p>
          </table:table-cell>
          <table:table-cell table:style-name="ce4" table:formula="of:=[$redistribution_low.D12]" office:value-type="float" office:value="0.409367618681895" calcext:value-type="float">
            <text:p>0.409367618681895</text:p>
          </table:table-cell>
          <table:table-cell table:style-name="ce4" table:formula="of:=[$redistribution_low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high.B12]" office:value-type="float" office:value="0.392668508823212" calcext:value-type="float">
            <text:p>0.392668508823212</text:p>
          </table:table-cell>
          <table:table-cell table:style-name="ce4" table:formula="of:=[$Redistribution_high.C12]" office:value-type="float" office:value="0.449654289343474" calcext:value-type="float">
            <text:p>0.449654289343474</text:p>
          </table:table-cell>
          <table:table-cell table:style-name="ce4" table:formula="of:=[$Redistribution_high.D12]" office:value-type="float" office:value="0.409367618681895" calcext:value-type="float">
            <text:p>0.409367618681895</text:p>
          </table:table-cell>
          <table:table-cell table:style-name="ce4" table:formula="of:=[$Redistribution_high.E12]" office:value-type="float" office:value="0.431887742090315" calcext:value-type="float">
            <text:p>0.431887742090315</text:p>
          </table:table-cell>
          <table:table-cell table:number-columns-repeated="49"/>
        </table:table-row>
        <table:table-row table:style-name="ro3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central.B13]" office:value-type="float" office:value="0.385383773516262" calcext:value-type="float">
            <text:p>0.385383773516262</text:p>
          </table:table-cell>
          <table:table-cell table:style-name="ce4" table:formula="of:=[$Redistribution_central.C13]" office:value-type="float" office:value="0.44426056398056" calcext:value-type="float">
            <text:p>0.44426056398056</text:p>
          </table:table-cell>
          <table:table-cell table:style-name="ce4" table:formula="of:=[$Redistribution_central.D13]" office:value-type="float" office:value="0.403571041125685" calcext:value-type="float">
            <text:p>0.403571041125685</text:p>
          </table:table-cell>
          <table:table-cell table:style-name="ce4" table:formula="of:=[$Redistribution_central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low.B13]" office:value-type="float" office:value="0.385383773516262" calcext:value-type="float">
            <text:p>0.385383773516262</text:p>
          </table:table-cell>
          <table:table-cell table:style-name="ce4" table:formula="of:=[$redistribution_low.C13]" office:value-type="float" office:value="0.44426056398056" calcext:value-type="float">
            <text:p>0.44426056398056</text:p>
          </table:table-cell>
          <table:table-cell table:style-name="ce4" table:formula="of:=[$redistribution_low.D13]" office:value-type="float" office:value="0.403571041125685" calcext:value-type="float">
            <text:p>0.403571041125685</text:p>
          </table:table-cell>
          <table:table-cell table:style-name="ce4" table:formula="of:=[$redistribution_low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high.B13]" office:value-type="float" office:value="0.385383773516262" calcext:value-type="float">
            <text:p>0.385383773516262</text:p>
          </table:table-cell>
          <table:table-cell table:style-name="ce4" table:formula="of:=[$Redistribution_high.C13]" office:value-type="float" office:value="0.44426056398056" calcext:value-type="float">
            <text:p>0.44426056398056</text:p>
          </table:table-cell>
          <table:table-cell table:style-name="ce4" table:formula="of:=[$Redistribution_high.D13]" office:value-type="float" office:value="0.403571041125685" calcext:value-type="float">
            <text:p>0.403571041125685</text:p>
          </table:table-cell>
          <table:table-cell table:style-name="ce4" table:formula="of:=[$Redistribution_high.E13]" office:value-type="float" office:value="0.424933117914491" calcext:value-type="float">
            <text:p>0.424933117914491</text:p>
          </table:table-cell>
          <table:table-cell table:number-columns-repeated="49"/>
        </table:table-row>
        <table:table-row table:style-name="ro3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central.B14]" office:value-type="float" office:value="0.387538995469167" calcext:value-type="float">
            <text:p>0.387538995469167</text:p>
          </table:table-cell>
          <table:table-cell table:style-name="ce4" table:formula="of:=[$Redistribution_central.C14]" office:value-type="float" office:value="0.447967411994538" calcext:value-type="float">
            <text:p>0.447967411994538</text:p>
          </table:table-cell>
          <table:table-cell table:style-name="ce4" table:formula="of:=[$Redistribution_central.D14]" office:value-type="float" office:value="0.408053112354735" calcext:value-type="float">
            <text:p>0.408053112354735</text:p>
          </table:table-cell>
          <table:table-cell table:style-name="ce4" table:formula="of:=[$Redistribution_central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low.B14]" office:value-type="float" office:value="0.387538995469167" calcext:value-type="float">
            <text:p>0.387538995469167</text:p>
          </table:table-cell>
          <table:table-cell table:style-name="ce4" table:formula="of:=[$redistribution_low.C14]" office:value-type="float" office:value="0.447967411994538" calcext:value-type="float">
            <text:p>0.447967411994538</text:p>
          </table:table-cell>
          <table:table-cell table:style-name="ce4" table:formula="of:=[$redistribution_low.D14]" office:value-type="float" office:value="0.408053112354735" calcext:value-type="float">
            <text:p>0.408053112354735</text:p>
          </table:table-cell>
          <table:table-cell table:style-name="ce4" table:formula="of:=[$redistribution_low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high.B14]" office:value-type="float" office:value="0.387538995469167" calcext:value-type="float">
            <text:p>0.387538995469167</text:p>
          </table:table-cell>
          <table:table-cell table:style-name="ce4" table:formula="of:=[$Redistribution_high.C14]" office:value-type="float" office:value="0.447967411994538" calcext:value-type="float">
            <text:p>0.447967411994538</text:p>
          </table:table-cell>
          <table:table-cell table:style-name="ce4" table:formula="of:=[$Redistribution_high.D14]" office:value-type="float" office:value="0.408053112354735" calcext:value-type="float">
            <text:p>0.408053112354735</text:p>
          </table:table-cell>
          <table:table-cell table:style-name="ce4" table:formula="of:=[$Redistribution_high.E14]" office:value-type="float" office:value="0.423697664126009" calcext:value-type="float">
            <text:p>0.423697664126009</text:p>
          </table:table-cell>
          <table:table-cell table:number-columns-repeated="49"/>
        </table:table-row>
        <table:table-row table:style-name="ro3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central.B15]" office:value-type="float" office:value="0.386530666515906" calcext:value-type="float">
            <text:p>0.386530666515906</text:p>
          </table:table-cell>
          <table:table-cell table:style-name="ce4" table:formula="of:=[$Redistribution_central.C15]" office:value-type="float" office:value="0.44597139394117" calcext:value-type="float">
            <text:p>0.44597139394117</text:p>
          </table:table-cell>
          <table:table-cell table:style-name="ce4" table:formula="of:=[$Redistribution_central.D15]" office:value-type="float" office:value="0.405002152717547" calcext:value-type="float">
            <text:p>0.405002152717547</text:p>
          </table:table-cell>
          <table:table-cell table:style-name="ce4" table:formula="of:=[$Redistribution_central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low.B15]" office:value-type="float" office:value="0.386530666515906" calcext:value-type="float">
            <text:p>0.386530666515906</text:p>
          </table:table-cell>
          <table:table-cell table:style-name="ce4" table:formula="of:=[$redistribution_low.C15]" office:value-type="float" office:value="0.44597139394117" calcext:value-type="float">
            <text:p>0.44597139394117</text:p>
          </table:table-cell>
          <table:table-cell table:style-name="ce4" table:formula="of:=[$redistribution_low.D15]" office:value-type="float" office:value="0.405002152717547" calcext:value-type="float">
            <text:p>0.405002152717547</text:p>
          </table:table-cell>
          <table:table-cell table:style-name="ce4" table:formula="of:=[$redistribution_low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high.B15]" office:value-type="float" office:value="0.386530666515906" calcext:value-type="float">
            <text:p>0.386530666515906</text:p>
          </table:table-cell>
          <table:table-cell table:style-name="ce4" table:formula="of:=[$Redistribution_high.C15]" office:value-type="float" office:value="0.44597139394117" calcext:value-type="float">
            <text:p>0.44597139394117</text:p>
          </table:table-cell>
          <table:table-cell table:style-name="ce4" table:formula="of:=[$Redistribution_high.D15]" office:value-type="float" office:value="0.405002152717547" calcext:value-type="float">
            <text:p>0.405002152717547</text:p>
          </table:table-cell>
          <table:table-cell table:style-name="ce4" table:formula="of:=[$Redistribution_high.E15]" office:value-type="float" office:value="0.426530953530431" calcext:value-type="float">
            <text:p>0.426530953530431</text:p>
          </table:table-cell>
          <table:table-cell table:number-columns-repeated="49"/>
        </table:table-row>
        <table:table-row table:style-name="ro3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central.B16]" office:value-type="float" office:value="0.391826946353471" calcext:value-type="float">
            <text:p>0.391826946353471</text:p>
          </table:table-cell>
          <table:table-cell table:style-name="ce4" table:formula="of:=[$Redistribution_central.C16]" office:value-type="float" office:value="0.450374310698588" calcext:value-type="float">
            <text:p>0.450374310698588</text:p>
          </table:table-cell>
          <table:table-cell table:style-name="ce4" table:formula="of:=[$Redistribution_central.D16]" office:value-type="float" office:value="0.409235807688584" calcext:value-type="float">
            <text:p>0.409235807688584</text:p>
          </table:table-cell>
          <table:table-cell table:style-name="ce4" table:formula="of:=[$Redistribution_central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low.B16]" office:value-type="float" office:value="0.391826946353471" calcext:value-type="float">
            <text:p>0.391826946353471</text:p>
          </table:table-cell>
          <table:table-cell table:style-name="ce4" table:formula="of:=[$redistribution_low.C16]" office:value-type="float" office:value="0.450374310698588" calcext:value-type="float">
            <text:p>0.450374310698588</text:p>
          </table:table-cell>
          <table:table-cell table:style-name="ce4" table:formula="of:=[$redistribution_low.D16]" office:value-type="float" office:value="0.409235807688584" calcext:value-type="float">
            <text:p>0.409235807688584</text:p>
          </table:table-cell>
          <table:table-cell table:style-name="ce4" table:formula="of:=[$redistribution_low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high.B16]" office:value-type="float" office:value="0.391826946353471" calcext:value-type="float">
            <text:p>0.391826946353471</text:p>
          </table:table-cell>
          <table:table-cell table:style-name="ce4" table:formula="of:=[$Redistribution_high.C16]" office:value-type="float" office:value="0.450374310698588" calcext:value-type="float">
            <text:p>0.450374310698588</text:p>
          </table:table-cell>
          <table:table-cell table:style-name="ce4" table:formula="of:=[$Redistribution_high.D16]" office:value-type="float" office:value="0.409235807688584" calcext:value-type="float">
            <text:p>0.409235807688584</text:p>
          </table:table-cell>
          <table:table-cell table:style-name="ce4" table:formula="of:=[$Redistribution_high.E16]" office:value-type="float" office:value="0.430584842753871" calcext:value-type="float">
            <text:p>0.430584842753871</text:p>
          </table:table-cell>
          <table:table-cell table:number-columns-repeated="49"/>
        </table:table-row>
        <table:table-row table:style-name="ro3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central.B17]" office:value-type="float" office:value="0.39513728198073" calcext:value-type="float">
            <text:p>0.39513728198073</text:p>
          </table:table-cell>
          <table:table-cell table:style-name="ce4" table:formula="of:=[$Redistribution_central.C17]" office:value-type="float" office:value="0.449928069148251" calcext:value-type="float">
            <text:p>0.449928069148251</text:p>
          </table:table-cell>
          <table:table-cell table:style-name="ce4" table:formula="of:=[$Redistribution_central.D17]" office:value-type="float" office:value="0.411898110875936" calcext:value-type="float">
            <text:p>0.411898110875936</text:p>
          </table:table-cell>
          <table:table-cell table:style-name="ce4" table:formula="of:=[$Redistribution_central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low.B17]" office:value-type="float" office:value="0.39513728198073" calcext:value-type="float">
            <text:p>0.39513728198073</text:p>
          </table:table-cell>
          <table:table-cell table:style-name="ce4" table:formula="of:=[$redistribution_low.C17]" office:value-type="float" office:value="0.449928069148251" calcext:value-type="float">
            <text:p>0.449928069148251</text:p>
          </table:table-cell>
          <table:table-cell table:style-name="ce4" table:formula="of:=[$redistribution_low.D17]" office:value-type="float" office:value="0.411898110875936" calcext:value-type="float">
            <text:p>0.411898110875936</text:p>
          </table:table-cell>
          <table:table-cell table:style-name="ce4" table:formula="of:=[$redistribution_low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high.B17]" office:value-type="float" office:value="0.39513728198073" calcext:value-type="float">
            <text:p>0.39513728198073</text:p>
          </table:table-cell>
          <table:table-cell table:style-name="ce4" table:formula="of:=[$Redistribution_high.C17]" office:value-type="float" office:value="0.449928069148251" calcext:value-type="float">
            <text:p>0.449928069148251</text:p>
          </table:table-cell>
          <table:table-cell table:style-name="ce4" table:formula="of:=[$Redistribution_high.D17]" office:value-type="float" office:value="0.411898110875936" calcext:value-type="float">
            <text:p>0.411898110875936</text:p>
          </table:table-cell>
          <table:table-cell table:style-name="ce4" table:formula="of:=[$Redistribution_high.E17]" office:value-type="float" office:value="0.431713971975781" calcext:value-type="float">
            <text:p>0.431713971975781</text:p>
          </table:table-cell>
          <table:table-cell table:number-columns-repeated="49"/>
        </table:table-row>
        <table:table-row table:style-name="ro3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central.B18]" office:value-type="float" office:value="0.388577634007942" calcext:value-type="float">
            <text:p>0.388577634007942</text:p>
          </table:table-cell>
          <table:table-cell table:style-name="ce4" table:formula="of:=[$Redistribution_central.C18]" office:value-type="float" office:value="0.449323159441545" calcext:value-type="float">
            <text:p>0.449323159441545</text:p>
          </table:table-cell>
          <table:table-cell table:style-name="ce4" table:formula="of:=[$Redistribution_central.D18]" office:value-type="float" office:value="0.408825843114314" calcext:value-type="float">
            <text:p>0.408825843114314</text:p>
          </table:table-cell>
          <table:table-cell table:style-name="ce4" table:formula="of:=[$Redistribution_central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low.B18]" office:value-type="float" office:value="0.388577634007942" calcext:value-type="float">
            <text:p>0.388577634007942</text:p>
          </table:table-cell>
          <table:table-cell table:style-name="ce4" table:formula="of:=[$redistribution_low.C18]" office:value-type="float" office:value="0.449323159441545" calcext:value-type="float">
            <text:p>0.449323159441545</text:p>
          </table:table-cell>
          <table:table-cell table:style-name="ce4" table:formula="of:=[$redistribution_low.D18]" office:value-type="float" office:value="0.408825843114314" calcext:value-type="float">
            <text:p>0.408825843114314</text:p>
          </table:table-cell>
          <table:table-cell table:style-name="ce4" table:formula="of:=[$redistribution_low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high.B18]" office:value-type="float" office:value="0.388577634007942" calcext:value-type="float">
            <text:p>0.388577634007942</text:p>
          </table:table-cell>
          <table:table-cell table:style-name="ce4" table:formula="of:=[$Redistribution_high.C18]" office:value-type="float" office:value="0.449323159441545" calcext:value-type="float">
            <text:p>0.449323159441545</text:p>
          </table:table-cell>
          <table:table-cell table:style-name="ce4" table:formula="of:=[$Redistribution_high.D18]" office:value-type="float" office:value="0.408825843114314" calcext:value-type="float">
            <text:p>0.408825843114314</text:p>
          </table:table-cell>
          <table:table-cell table:style-name="ce4" table:formula="of:=[$Redistribution_high.E18]" office:value-type="float" office:value="0.426551601373064" calcext:value-type="float">
            <text:p>0.426551601373064</text:p>
          </table:table-cell>
          <table:table-cell table:number-columns-repeated="49"/>
        </table:table-row>
        <table:table-row table:style-name="ro3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central.B19]" office:value-type="float" office:value="0.391043027962825" calcext:value-type="float">
            <text:p>0.391043027962825</text:p>
          </table:table-cell>
          <table:table-cell table:style-name="ce4" table:formula="of:=[$Redistribution_central.C19]" office:value-type="float" office:value="0.449220751585329" calcext:value-type="float">
            <text:p>0.449220751585329</text:p>
          </table:table-cell>
          <table:table-cell table:style-name="ce4" table:formula="of:=[$Redistribution_central.D19]" office:value-type="float" office:value="0.410931164091992" calcext:value-type="float">
            <text:p>0.410931164091992</text:p>
          </table:table-cell>
          <table:table-cell table:style-name="ce4" table:formula="of:=[$Redistribution_central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low.B19]" office:value-type="float" office:value="0.391043027962825" calcext:value-type="float">
            <text:p>0.391043027962825</text:p>
          </table:table-cell>
          <table:table-cell table:style-name="ce4" table:formula="of:=[$redistribution_low.C19]" office:value-type="float" office:value="0.449220751585329" calcext:value-type="float">
            <text:p>0.449220751585329</text:p>
          </table:table-cell>
          <table:table-cell table:style-name="ce4" table:formula="of:=[$redistribution_low.D19]" office:value-type="float" office:value="0.410931164091992" calcext:value-type="float">
            <text:p>0.410931164091992</text:p>
          </table:table-cell>
          <table:table-cell table:style-name="ce4" table:formula="of:=[$redistribution_low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high.B19]" office:value-type="float" office:value="0.391043027962825" calcext:value-type="float">
            <text:p>0.391043027962825</text:p>
          </table:table-cell>
          <table:table-cell table:style-name="ce4" table:formula="of:=[$Redistribution_high.C19]" office:value-type="float" office:value="0.449220751585329" calcext:value-type="float">
            <text:p>0.449220751585329</text:p>
          </table:table-cell>
          <table:table-cell table:style-name="ce4" table:formula="of:=[$Redistribution_high.D19]" office:value-type="float" office:value="0.410931164091992" calcext:value-type="float">
            <text:p>0.410931164091992</text:p>
          </table:table-cell>
          <table:table-cell table:style-name="ce4" table:formula="of:=[$Redistribution_high.E19]" office:value-type="float" office:value="0.428212322223749" calcext:value-type="float">
            <text:p>0.428212322223749</text:p>
          </table:table-cell>
          <table:table-cell table:number-columns-repeated="49"/>
        </table:table-row>
        <table:table-row table:style-name="ro3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central.B20]" office:value-type="float" office:value="0.38622167294859" calcext:value-type="float">
            <text:p>0.38622167294859</text:p>
          </table:table-cell>
          <table:table-cell table:style-name="ce4" table:formula="of:=[$Redistribution_central.C20]" office:value-type="float" office:value="0.448899608556009" calcext:value-type="float">
            <text:p>0.448899608556009</text:p>
          </table:table-cell>
          <table:table-cell table:style-name="ce4" table:formula="of:=[$Redistribution_central.D20]" office:value-type="float" office:value="0.406011125365093" calcext:value-type="float">
            <text:p>0.406011125365093</text:p>
          </table:table-cell>
          <table:table-cell table:style-name="ce4" table:formula="of:=[$Redistribution_central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low.B20]" office:value-type="float" office:value="0.386260755274403" calcext:value-type="float">
            <text:p>0.386260755274403</text:p>
          </table:table-cell>
          <table:table-cell table:style-name="ce4" table:formula="of:=[$redistribution_low.C20]" office:value-type="float" office:value="0.448899608556009" calcext:value-type="float">
            <text:p>0.448899608556009</text:p>
          </table:table-cell>
          <table:table-cell table:style-name="ce4" table:formula="of:=[$redistribution_low.D20]" office:value-type="float" office:value="0.406052556271371" calcext:value-type="float">
            <text:p>0.406052556271371</text:p>
          </table:table-cell>
          <table:table-cell table:style-name="ce4" table:formula="of:=[$redistribution_low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high.B20]" office:value-type="float" office:value="0.386260755274403" calcext:value-type="float">
            <text:p>0.386260755274403</text:p>
          </table:table-cell>
          <table:table-cell table:style-name="ce4" table:formula="of:=[$Redistribution_high.C20]" office:value-type="float" office:value="0.448899608556009" calcext:value-type="float">
            <text:p>0.448899608556009</text:p>
          </table:table-cell>
          <table:table-cell table:style-name="ce4" table:formula="of:=[$Redistribution_high.D20]" office:value-type="float" office:value="0.406052556271371" calcext:value-type="float">
            <text:p>0.406052556271371</text:p>
          </table:table-cell>
          <table:table-cell table:style-name="ce4" table:formula="of:=[$Redistribution_high.E20]" office:value-type="float" office:value="0.427006671670346" calcext:value-type="float">
            <text:p>0.427006671670346</text:p>
          </table:table-cell>
          <table:table-cell table:number-columns-repeated="49"/>
        </table:table-row>
        <table:table-row table:style-name="ro3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central.B21]" office:value-type="float" office:value="0.385426320832225" calcext:value-type="float">
            <text:p>0.385426320832225</text:p>
          </table:table-cell>
          <table:table-cell table:style-name="ce4" table:formula="of:=[$Redistribution_central.C21]" office:value-type="float" office:value="0.44924587100256" calcext:value-type="float">
            <text:p>0.44924587100256</text:p>
          </table:table-cell>
          <table:table-cell table:style-name="ce4" table:formula="of:=[$Redistribution_central.D21]" office:value-type="float" office:value="0.406570206517602" calcext:value-type="float">
            <text:p>0.406570206517602</text:p>
          </table:table-cell>
          <table:table-cell table:style-name="ce4" table:formula="of:=[$Redistribution_central.E21]" office:value-type="float" office:value="0.424367453874629" calcext:value-type="float">
            <text:p>0.424367453874629</text:p>
          </table:table-cell>
          <table:table-cell/>
          <table:table-cell table:style-name="ce4" table:formula="of:=[$redistribution_low.B21]" office:value-type="float" office:value="0.385401540927053" calcext:value-type="float">
            <text:p>0.385401540927053</text:p>
          </table:table-cell>
          <table:table-cell table:style-name="ce4" table:formula="of:=[$redistribution_low.C21]" office:value-type="float" office:value="0.448925179265198" calcext:value-type="float">
            <text:p>0.448925179265198</text:p>
          </table:table-cell>
          <table:table-cell table:style-name="ce4" table:formula="of:=[$redistribution_low.D21]" office:value-type="float" office:value="0.406553134341665" calcext:value-type="float">
            <text:p>0.406553134341665</text:p>
          </table:table-cell>
          <table:table-cell table:style-name="ce4" table:formula="of:=[$redistribution_low.E21]" office:value-type="float" office:value="0.424036942452132" calcext:value-type="float">
            <text:p>0.424036942452132</text:p>
          </table:table-cell>
          <table:table-cell/>
          <table:table-cell table:style-name="ce4" table:formula="of:=[$Redistribution_high.B21]" office:value-type="float" office:value="0.385401541166734" calcext:value-type="float">
            <text:p>0.385401541166734</text:p>
          </table:table-cell>
          <table:table-cell table:style-name="ce4" table:formula="of:=[$Redistribution_high.C21]" office:value-type="float" office:value="0.448925179265198" calcext:value-type="float">
            <text:p>0.448925179265198</text:p>
          </table:table-cell>
          <table:table-cell table:style-name="ce4" table:formula="of:=[$Redistribution_high.D21]" office:value-type="float" office:value="0.406553134578338" calcext:value-type="float">
            <text:p>0.406553134578338</text:p>
          </table:table-cell>
          <table:table-cell table:style-name="ce4" table:formula="of:=[$Redistribution_high.E21]" office:value-type="float" office:value="0.424036942452132" calcext:value-type="float">
            <text:p>0.424036942452132</text:p>
          </table:table-cell>
          <table:table-cell table:number-columns-repeated="49"/>
        </table:table-row>
        <table:table-row table:style-name="ro3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central.B22]" office:value-type="float" office:value="0.364801301836248" calcext:value-type="float">
            <text:p>0.364801301836248</text:p>
          </table:table-cell>
          <table:table-cell table:style-name="ce4" table:formula="of:=[$Redistribution_central.C22]" office:value-type="float" office:value="0.44736770752209" calcext:value-type="float">
            <text:p>0.44736770752209</text:p>
          </table:table-cell>
          <table:table-cell table:style-name="ce4" table:formula="of:=[$Redistribution_central.D22]" office:value-type="float" office:value="0.387881125698047" calcext:value-type="float">
            <text:p>0.387881125698047</text:p>
          </table:table-cell>
          <table:table-cell table:style-name="ce4" table:formula="of:=[$Redistribution_central.E22]" office:value-type="float" office:value="0.419781729187263" calcext:value-type="float">
            <text:p>0.419781729187263</text:p>
          </table:table-cell>
          <table:table-cell/>
          <table:table-cell table:style-name="ce4" table:formula="of:=[$redistribution_low.B22]" office:value-type="float" office:value="0.364489948929006" calcext:value-type="float">
            <text:p>0.364489948929006</text:p>
          </table:table-cell>
          <table:table-cell table:style-name="ce4" table:formula="of:=[$redistribution_low.C22]" office:value-type="float" office:value="0.448366697545083" calcext:value-type="float">
            <text:p>0.448366697545083</text:p>
          </table:table-cell>
          <table:table-cell table:style-name="ce4" table:formula="of:=[$redistribution_low.D22]" office:value-type="float" office:value="0.387523763072417" calcext:value-type="float">
            <text:p>0.387523763072417</text:p>
          </table:table-cell>
          <table:table-cell table:style-name="ce4" table:formula="of:=[$redistribution_low.E22]" office:value-type="float" office:value="0.420836238114786" calcext:value-type="float">
            <text:p>0.420836238114786</text:p>
          </table:table-cell>
          <table:table-cell/>
          <table:table-cell table:style-name="ce4" table:formula="of:=[$Redistribution_high.B22]" office:value-type="float" office:value="0.364489949157042" calcext:value-type="float">
            <text:p>0.364489949157042</text:p>
          </table:table-cell>
          <table:table-cell table:style-name="ce4" table:formula="of:=[$Redistribution_high.C22]" office:value-type="float" office:value="0.448366697545083" calcext:value-type="float">
            <text:p>0.448366697545083</text:p>
          </table:table-cell>
          <table:table-cell table:style-name="ce4" table:formula="of:=[$Redistribution_high.D22]" office:value-type="float" office:value="0.387523763297383" calcext:value-type="float">
            <text:p>0.387523763297383</text:p>
          </table:table-cell>
          <table:table-cell table:style-name="ce4" table:formula="of:=[$Redistribution_high.E22]" office:value-type="float" office:value="0.420836238114786" calcext:value-type="float">
            <text:p>0.420836238114786</text:p>
          </table:table-cell>
          <table:table-cell table:number-columns-repeated="49"/>
        </table:table-row>
        <table:table-row table:style-name="ro3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central.B23]" office:value-type="float" office:value="0.389204706684747" calcext:value-type="float">
            <text:p>0.389204706684747</text:p>
          </table:table-cell>
          <table:table-cell table:style-name="ce4" table:formula="of:=[$Redistribution_central.C23]" office:value-type="float" office:value="0.456281920053394" calcext:value-type="float">
            <text:p>0.456281920053394</text:p>
          </table:table-cell>
          <table:table-cell table:style-name="ce4" table:formula="of:=[$Redistribution_central.D23]" office:value-type="float" office:value="0.404770657238363" calcext:value-type="float">
            <text:p>0.404770657238363</text:p>
          </table:table-cell>
          <table:table-cell table:style-name="ce4" table:formula="of:=[$Redistribution_central.E23]" office:value-type="float" office:value="0.438650329272826" calcext:value-type="float">
            <text:p>0.438650329272826</text:p>
          </table:table-cell>
          <table:table-cell/>
          <table:table-cell table:style-name="ce4" table:formula="of:=[$redistribution_low.B23]" office:value-type="float" office:value="0.388334476229873" calcext:value-type="float">
            <text:p>0.388334476229873</text:p>
          </table:table-cell>
          <table:table-cell table:style-name="ce4" table:formula="of:=[$redistribution_low.C23]" office:value-type="float" office:value="0.455528711934174" calcext:value-type="float">
            <text:p>0.455528711934174</text:p>
          </table:table-cell>
          <table:table-cell table:style-name="ce4" table:formula="of:=[$redistribution_low.D23]" office:value-type="float" office:value="0.403953026756331" calcext:value-type="float">
            <text:p>0.403953026756331</text:p>
          </table:table-cell>
          <table:table-cell table:style-name="ce4" table:formula="of:=[$redistribution_low.E23]" office:value-type="float" office:value="0.437745243698941" calcext:value-type="float">
            <text:p>0.437745243698941</text:p>
          </table:table-cell>
          <table:table-cell/>
          <table:table-cell table:style-name="ce4" table:formula="of:=[$Redistribution_high.B23]" office:value-type="float" office:value="0.388334476867935" calcext:value-type="float">
            <text:p>0.388334476867935</text:p>
          </table:table-cell>
          <table:table-cell table:style-name="ce4" table:formula="of:=[$Redistribution_high.C23]" office:value-type="float" office:value="0.455528711934174" calcext:value-type="float">
            <text:p>0.455528711934174</text:p>
          </table:table-cell>
          <table:table-cell table:style-name="ce4" table:formula="of:=[$Redistribution_high.D23]" office:value-type="float" office:value="0.403953027390101" calcext:value-type="float">
            <text:p>0.403953027390101</text:p>
          </table:table-cell>
          <table:table-cell table:style-name="ce4" table:formula="of:=[$Redistribution_high.E23]" office:value-type="float" office:value="0.437745243698941" calcext:value-type="float">
            <text:p>0.437745243698941</text:p>
          </table:table-cell>
          <table:table-cell table:number-columns-repeated="49"/>
        </table:table-row>
        <table:table-row table:style-name="ro3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central.B24]" office:value-type="float" office:value="0.387978885002073" calcext:value-type="float">
            <text:p>0.387978885002073</text:p>
          </table:table-cell>
          <table:table-cell table:style-name="ce4" table:formula="of:=[$Redistribution_central.C24]" office:value-type="float" office:value="0.457694690017502" calcext:value-type="float">
            <text:p>0.457694690017502</text:p>
          </table:table-cell>
          <table:table-cell table:style-name="ce4" table:formula="of:=[$Redistribution_central.D24]" office:value-type="float" office:value="0.402934557339671" calcext:value-type="float">
            <text:p>0.402934557339671</text:p>
          </table:table-cell>
          <table:table-cell table:style-name="ce4" table:formula="of:=[$Redistribution_central.E24]" office:value-type="float" office:value="0.442662635030953" calcext:value-type="float">
            <text:p>0.442662635030953</text:p>
          </table:table-cell>
          <table:table-cell/>
          <table:table-cell table:style-name="ce4" table:formula="of:=[$redistribution_low.B24]" office:value-type="float" office:value="0.387796486680169" calcext:value-type="float">
            <text:p>0.387796486680169</text:p>
          </table:table-cell>
          <table:table-cell table:style-name="ce4" table:formula="of:=[$redistribution_low.C24]" office:value-type="float" office:value="0.457385383774993" calcext:value-type="float">
            <text:p>0.457385383774993</text:p>
          </table:table-cell>
          <table:table-cell table:style-name="ce4" table:formula="of:=[$redistribution_low.D24]" office:value-type="float" office:value="0.402744488247066" calcext:value-type="float">
            <text:p>0.402744488247066</text:p>
          </table:table-cell>
          <table:table-cell table:style-name="ce4" table:formula="of:=[$redistribution_low.E24]" office:value-type="float" office:value="0.44237383693057" calcext:value-type="float">
            <text:p>0.44237383693057</text:p>
          </table:table-cell>
          <table:table-cell/>
          <table:table-cell table:style-name="ce4" table:formula="of:=[$Redistribution_high.B24]" office:value-type="float" office:value="0.387796482119677" calcext:value-type="float">
            <text:p>0.387796482119677</text:p>
          </table:table-cell>
          <table:table-cell table:style-name="ce4" table:formula="of:=[$Redistribution_high.C24]" office:value-type="float" office:value="0.457385383774993" calcext:value-type="float">
            <text:p>0.457385383774993</text:p>
          </table:table-cell>
          <table:table-cell table:style-name="ce4" table:formula="of:=[$Redistribution_high.D24]" office:value-type="float" office:value="0.402744483737439" calcext:value-type="float">
            <text:p>0.402744483737439</text:p>
          </table:table-cell>
          <table:table-cell table:style-name="ce4" table:formula="of:=[$Redistribution_high.E24]" office:value-type="float" office:value="0.44237383693057" calcext:value-type="float">
            <text:p>0.44237383693057</text:p>
          </table:table-cell>
          <table:table-cell table:number-columns-repeated="49"/>
        </table:table-row>
        <table:table-row table:style-name="ro3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central.B25]" office:value-type="float" office:value="0.392453926275439" calcext:value-type="float">
            <text:p>0.392453926275439</text:p>
          </table:table-cell>
          <table:table-cell table:style-name="ce4" table:formula="of:=[$Redistribution_central.C25]" office:value-type="float" office:value="0.461455825573226" calcext:value-type="float">
            <text:p>0.461455825573226</text:p>
          </table:table-cell>
          <table:table-cell table:style-name="ce4" table:formula="of:=[$Redistribution_central.D25]" office:value-type="float" office:value="0.409419179957283" calcext:value-type="float">
            <text:p>0.409419179957283</text:p>
          </table:table-cell>
          <table:table-cell table:style-name="ce4" table:formula="of:=[$Redistribution_central.E25]" office:value-type="float" office:value="0.441348702401685" calcext:value-type="float">
            <text:p>0.441348702401685</text:p>
          </table:table-cell>
          <table:table-cell/>
          <table:table-cell table:style-name="ce4" table:formula="of:=[$redistribution_low.B25]" office:value-type="float" office:value="0.393215846929183" calcext:value-type="float">
            <text:p>0.393215846929183</text:p>
          </table:table-cell>
          <table:table-cell table:style-name="ce4" table:formula="of:=[$redistribution_low.C25]" office:value-type="float" office:value="0.461092995003116" calcext:value-type="float">
            <text:p>0.461092995003116</text:p>
          </table:table-cell>
          <table:table-cell table:style-name="ce4" table:formula="of:=[$redistribution_low.D25]" office:value-type="float" office:value="0.409959205238927" calcext:value-type="float">
            <text:p>0.409959205238927</text:p>
          </table:table-cell>
          <table:table-cell table:style-name="ce4" table:formula="of:=[$redistribution_low.E25]" office:value-type="float" office:value="0.441424795863163" calcext:value-type="float">
            <text:p>0.441424795863163</text:p>
          </table:table-cell>
          <table:table-cell/>
          <table:table-cell table:style-name="ce4" table:formula="of:=[$Redistribution_high.B25]" office:value-type="float" office:value="0.391446627320659" calcext:value-type="float">
            <text:p>0.391446627320659</text:p>
          </table:table-cell>
          <table:table-cell table:style-name="ce4" table:formula="of:=[$Redistribution_high.C25]" office:value-type="float" office:value="0.461092995003119" calcext:value-type="float">
            <text:p>0.461092995003119</text:p>
          </table:table-cell>
          <table:table-cell table:style-name="ce4" table:formula="of:=[$Redistribution_high.D25]" office:value-type="float" office:value="0.408705494282375" calcext:value-type="float">
            <text:p>0.408705494282375</text:p>
          </table:table-cell>
          <table:table-cell table:style-name="ce4" table:formula="of:=[$Redistribution_high.E25]" office:value-type="float" office:value="0.44041441517935" calcext:value-type="float">
            <text:p>0.44041441517935</text:p>
          </table:table-cell>
          <table:table-cell table:number-columns-repeated="49"/>
        </table:table-row>
        <table:table-row table:style-name="ro3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central.B26]" office:value-type="float" office:value="0.385443164417084" calcext:value-type="float">
            <text:p>0.385443164417084</text:p>
          </table:table-cell>
          <table:table-cell table:style-name="ce4" table:formula="of:=[$Redistribution_central.C26]" office:value-type="float" office:value="0.46331450051836" calcext:value-type="float">
            <text:p>0.46331450051836</text:p>
          </table:table-cell>
          <table:table-cell table:style-name="ce4" table:formula="of:=[$Redistribution_central.D26]" office:value-type="float" office:value="0.408365153186131" calcext:value-type="float">
            <text:p>0.408365153186131</text:p>
          </table:table-cell>
          <table:table-cell table:style-name="ce4" table:formula="of:=[$Redistribution_central.E26]" office:value-type="float" office:value="0.436203104116678" calcext:value-type="float">
            <text:p>0.436203104116678</text:p>
          </table:table-cell>
          <table:table-cell/>
          <table:table-cell table:style-name="ce4" table:formula="of:=[$redistribution_low.B26]" office:value-type="float" office:value="0.385130040787738" calcext:value-type="float">
            <text:p>0.385130040787738</text:p>
          </table:table-cell>
          <table:table-cell table:style-name="ce4" table:formula="of:=[$redistribution_low.C26]" office:value-type="float" office:value="0.463056318580096" calcext:value-type="float">
            <text:p>0.463056318580096</text:p>
          </table:table-cell>
          <table:table-cell table:style-name="ce4" table:formula="of:=[$redistribution_low.D26]" office:value-type="float" office:value="0.408085990062" calcext:value-type="float">
            <text:p>0.408085990062</text:p>
          </table:table-cell>
          <table:table-cell table:style-name="ce4" table:formula="of:=[$redistribution_low.E26]" office:value-type="float" office:value="0.435891183687439" calcext:value-type="float">
            <text:p>0.435891183687439</text:p>
          </table:table-cell>
          <table:table-cell/>
          <table:table-cell table:style-name="ce4" table:formula="of:=[$Redistribution_high.B26]" office:value-type="float" office:value="0.385365479301409" calcext:value-type="float">
            <text:p>0.385365479301409</text:p>
          </table:table-cell>
          <table:table-cell table:style-name="ce4" table:formula="of:=[$Redistribution_high.C26]" office:value-type="float" office:value="0.463231029450426" calcext:value-type="float">
            <text:p>0.463231029450426</text:p>
          </table:table-cell>
          <table:table-cell table:style-name="ce4" table:formula="of:=[$Redistribution_high.D26]" office:value-type="float" office:value="0.408260526938926" calcext:value-type="float">
            <text:p>0.408260526938926</text:p>
          </table:table-cell>
          <table:table-cell table:style-name="ce4" table:formula="of:=[$Redistribution_high.E26]" office:value-type="float" office:value="0.436187009554173" calcext:value-type="float">
            <text:p>0.436187009554173</text:p>
          </table:table-cell>
          <table:table-cell table:number-columns-repeated="49"/>
        </table:table-row>
        <table:table-row table:style-name="ro3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central.B27]" office:value-type="float" office:value="0.389873688852844" calcext:value-type="float">
            <text:p>0.389873688852844</text:p>
          </table:table-cell>
          <table:table-cell table:style-name="ce4" table:formula="of:=[$Redistribution_central.C27]" office:value-type="float" office:value="0.462688218727684" calcext:value-type="float">
            <text:p>0.462688218727684</text:p>
          </table:table-cell>
          <table:table-cell table:style-name="ce4" table:formula="of:=[$Redistribution_central.D27]" office:value-type="float" office:value="0.408338679294381" calcext:value-type="float">
            <text:p>0.408338679294381</text:p>
          </table:table-cell>
          <table:table-cell table:style-name="ce4" table:formula="of:=[$Redistribution_central.E27]" office:value-type="float" office:value="0.440509087532704" calcext:value-type="float">
            <text:p>0.440509087532704</text:p>
          </table:table-cell>
          <table:table-cell/>
          <table:table-cell table:style-name="ce4" table:formula="of:=[$redistribution_low.B27]" office:value-type="float" office:value="0.389970149011981" calcext:value-type="float">
            <text:p>0.389970149011981</text:p>
          </table:table-cell>
          <table:table-cell table:style-name="ce4" table:formula="of:=[$redistribution_low.C27]" office:value-type="float" office:value="0.462678450830246" calcext:value-type="float">
            <text:p>0.462678450830246</text:p>
          </table:table-cell>
          <table:table-cell table:style-name="ce4" table:formula="of:=[$redistribution_low.D27]" office:value-type="float" office:value="0.408377869451527" calcext:value-type="float">
            <text:p>0.408377869451527</text:p>
          </table:table-cell>
          <table:table-cell table:style-name="ce4" table:formula="of:=[$redistribution_low.E27]" office:value-type="float" office:value="0.440608736348921" calcext:value-type="float">
            <text:p>0.440608736348921</text:p>
          </table:table-cell>
          <table:table-cell/>
          <table:table-cell table:style-name="ce4" table:formula="of:=[$Redistribution_high.B27]" office:value-type="float" office:value="0.3897461244271" calcext:value-type="float">
            <text:p>0.3897461244271</text:p>
          </table:table-cell>
          <table:table-cell table:style-name="ce4" table:formula="of:=[$Redistribution_high.C27]" office:value-type="float" office:value="0.462934486956909" calcext:value-type="float">
            <text:p>0.462934486956909</text:p>
          </table:table-cell>
          <table:table-cell table:style-name="ce4" table:formula="of:=[$Redistribution_high.D27]" office:value-type="float" office:value="0.408239936469855" calcext:value-type="float">
            <text:p>0.408239936469855</text:p>
          </table:table-cell>
          <table:table-cell table:style-name="ce4" table:formula="of:=[$Redistribution_high.E27]" office:value-type="float" office:value="0.440705812544023" calcext:value-type="float">
            <text:p>0.440705812544023</text:p>
          </table:table-cell>
          <table:table-cell table:number-columns-repeated="49"/>
        </table:table-row>
        <table:table-row table:style-name="ro3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central.B28]" office:value-type="float" office:value="0.387310512073015" calcext:value-type="float">
            <text:p>0.387310512073015</text:p>
          </table:table-cell>
          <table:table-cell table:style-name="ce4" table:formula="of:=[$Redistribution_central.C28]" office:value-type="float" office:value="0.454891066059176" calcext:value-type="float">
            <text:p>0.454891066059176</text:p>
          </table:table-cell>
          <table:table-cell table:style-name="ce4" table:formula="of:=[$Redistribution_central.D28]" office:value-type="float" office:value="0.403384183265773" calcext:value-type="float">
            <text:p>0.403384183265773</text:p>
          </table:table-cell>
          <table:table-cell table:style-name="ce4" table:formula="of:=[$Redistribution_central.E28]" office:value-type="float" office:value="0.437752593991627" calcext:value-type="float">
            <text:p>0.437752593991627</text:p>
          </table:table-cell>
          <table:table-cell/>
          <table:table-cell table:style-name="ce4" table:formula="of:=[$redistribution_low.B28]" office:value-type="float" office:value="0.387654847780277" calcext:value-type="float">
            <text:p>0.387654847780277</text:p>
          </table:table-cell>
          <table:table-cell table:style-name="ce4" table:formula="of:=[$redistribution_low.C28]" office:value-type="float" office:value="0.455432677247004" calcext:value-type="float">
            <text:p>0.455432677247004</text:p>
          </table:table-cell>
          <table:table-cell table:style-name="ce4" table:formula="of:=[$redistribution_low.D28]" office:value-type="float" office:value="0.403702679534905" calcext:value-type="float">
            <text:p>0.403702679534905</text:p>
          </table:table-cell>
          <table:table-cell table:style-name="ce4" table:formula="of:=[$redistribution_low.E28]" office:value-type="float" office:value="0.43834688340777" calcext:value-type="float">
            <text:p>0.43834688340777</text:p>
          </table:table-cell>
          <table:table-cell/>
          <table:table-cell table:style-name="ce4" table:formula="of:=[$Redistribution_high.B28]" office:value-type="float" office:value="0.387294509556859" calcext:value-type="float">
            <text:p>0.387294509556859</text:p>
          </table:table-cell>
          <table:table-cell table:style-name="ce4" table:formula="of:=[$Redistribution_high.C28]" office:value-type="float" office:value="0.454572958786585" calcext:value-type="float">
            <text:p>0.454572958786585</text:p>
          </table:table-cell>
          <table:table-cell table:style-name="ce4" table:formula="of:=[$Redistribution_high.D28]" office:value-type="float" office:value="0.403403805015508" calcext:value-type="float">
            <text:p>0.403403805015508</text:p>
          </table:table-cell>
          <table:table-cell table:style-name="ce4" table:formula="of:=[$Redistribution_high.E28]" office:value-type="float" office:value="0.437210802268428" calcext:value-type="float">
            <text:p>0.437210802268428</text:p>
          </table:table-cell>
          <table:table-cell table:number-columns-repeated="49"/>
        </table:table-row>
        <table:table-row table:style-name="ro3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central.B29]" office:value-type="float" office:value="0.387305767269569" calcext:value-type="float">
            <text:p>0.387305767269569</text:p>
          </table:table-cell>
          <table:table-cell table:style-name="ce4" table:formula="of:=[$Redistribution_central.C29]" office:value-type="float" office:value="0.460141287625503" calcext:value-type="float">
            <text:p>0.460141287625503</text:p>
          </table:table-cell>
          <table:table-cell table:style-name="ce4" table:formula="of:=[$Redistribution_central.D29]" office:value-type="float" office:value="0.40502843097991" calcext:value-type="float">
            <text:p>0.40502843097991</text:p>
          </table:table-cell>
          <table:table-cell table:style-name="ce4" table:formula="of:=[$Redistribution_central.E29]" office:value-type="float" office:value="0.440553844140623" calcext:value-type="float">
            <text:p>0.440553844140623</text:p>
          </table:table-cell>
          <table:table-cell/>
          <table:table-cell table:style-name="ce4" table:formula="of:=[$redistribution_low.B29]" office:value-type="float" office:value="0.387895204407078" calcext:value-type="float">
            <text:p>0.387895204407078</text:p>
          </table:table-cell>
          <table:table-cell table:style-name="ce4" table:formula="of:=[$redistribution_low.C29]" office:value-type="float" office:value="0.461181852501605" calcext:value-type="float">
            <text:p>0.461181852501605</text:p>
          </table:table-cell>
          <table:table-cell table:style-name="ce4" table:formula="of:=[$redistribution_low.D29]" office:value-type="float" office:value="0.405199962744723" calcext:value-type="float">
            <text:p>0.405199962744723</text:p>
          </table:table-cell>
          <table:table-cell table:style-name="ce4" table:formula="of:=[$redistribution_low.E29]" office:value-type="float" office:value="0.442234020428553" calcext:value-type="float">
            <text:p>0.442234020428553</text:p>
          </table:table-cell>
          <table:table-cell/>
          <table:table-cell table:style-name="ce4" table:formula="of:=[$Redistribution_high.B29]" office:value-type="float" office:value="0.387084426522398" calcext:value-type="float">
            <text:p>0.387084426522398</text:p>
          </table:table-cell>
          <table:table-cell table:style-name="ce4" table:formula="of:=[$Redistribution_high.C29]" office:value-type="float" office:value="0.458462108697015" calcext:value-type="float">
            <text:p>0.458462108697015</text:p>
          </table:table-cell>
          <table:table-cell table:style-name="ce4" table:formula="of:=[$Redistribution_high.D29]" office:value-type="float" office:value="0.404853074288204" calcext:value-type="float">
            <text:p>0.404853074288204</text:p>
          </table:table-cell>
          <table:table-cell table:style-name="ce4" table:formula="of:=[$Redistribution_high.E29]" office:value-type="float" office:value="0.438636762570094" calcext:value-type="float">
            <text:p>0.438636762570094</text:p>
          </table:table-cell>
          <table:table-cell table:number-columns-repeated="49"/>
        </table:table-row>
        <table:table-row table:style-name="ro3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central.B30]" office:value-type="float" office:value="0.387614598924" calcext:value-type="float">
            <text:p>0.387614598924</text:p>
          </table:table-cell>
          <table:table-cell table:style-name="ce4" table:formula="of:=[$Redistribution_central.C30]" office:value-type="float" office:value="0.462374875184667" calcext:value-type="float">
            <text:p>0.462374875184667</text:p>
          </table:table-cell>
          <table:table-cell table:style-name="ce4" table:formula="of:=[$Redistribution_central.D30]" office:value-type="float" office:value="0.407791508854103" calcext:value-type="float">
            <text:p>0.407791508854103</text:p>
          </table:table-cell>
          <table:table-cell table:style-name="ce4" table:formula="of:=[$Redistribution_central.E30]" office:value-type="float" office:value="0.43790118293855" calcext:value-type="float">
            <text:p>0.43790118293855</text:p>
          </table:table-cell>
          <table:table-cell/>
          <table:table-cell table:style-name="ce4" table:formula="of:=[$redistribution_low.B30]" office:value-type="float" office:value="0.388222757469479" calcext:value-type="float">
            <text:p>0.388222757469479</text:p>
          </table:table-cell>
          <table:table-cell table:style-name="ce4" table:formula="of:=[$redistribution_low.C30]" office:value-type="float" office:value="0.462107557804025" calcext:value-type="float">
            <text:p>0.462107557804025</text:p>
          </table:table-cell>
          <table:table-cell table:style-name="ce4" table:formula="of:=[$redistribution_low.D30]" office:value-type="float" office:value="0.408196838059396" calcext:value-type="float">
            <text:p>0.408196838059396</text:p>
          </table:table-cell>
          <table:table-cell table:style-name="ce4" table:formula="of:=[$redistribution_low.E30]" office:value-type="float" office:value="0.437943193728992" calcext:value-type="float">
            <text:p>0.437943193728992</text:p>
          </table:table-cell>
          <table:table-cell/>
          <table:table-cell table:style-name="ce4" table:formula="of:=[$Redistribution_high.B30]" office:value-type="float" office:value="0.386740984468034" calcext:value-type="float">
            <text:p>0.386740984468034</text:p>
          </table:table-cell>
          <table:table-cell table:style-name="ce4" table:formula="of:=[$Redistribution_high.C30]" office:value-type="float" office:value="0.460590410875828" calcext:value-type="float">
            <text:p>0.460590410875828</text:p>
          </table:table-cell>
          <table:table-cell table:style-name="ce4" table:formula="of:=[$Redistribution_high.D30]" office:value-type="float" office:value="0.407081509424961" calcext:value-type="float">
            <text:p>0.407081509424961</text:p>
          </table:table-cell>
          <table:table-cell table:style-name="ce4" table:formula="of:=[$Redistribution_high.E30]" office:value-type="float" office:value="0.435746073309448" calcext:value-type="float">
            <text:p>0.435746073309448</text:p>
          </table:table-cell>
          <table:table-cell table:number-columns-repeated="49"/>
        </table:table-row>
        <table:table-row table:style-name="ro3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central.B31]" office:value-type="float" office:value="0.389779091292969" calcext:value-type="float">
            <text:p>0.389779091292969</text:p>
          </table:table-cell>
          <table:table-cell table:style-name="ce4" table:formula="of:=[$Redistribution_central.C31]" office:value-type="float" office:value="0.461021154993043" calcext:value-type="float">
            <text:p>0.461021154993043</text:p>
          </table:table-cell>
          <table:table-cell table:style-name="ce4" table:formula="of:=[$Redistribution_central.D31]" office:value-type="float" office:value="0.406142725976708" calcext:value-type="float">
            <text:p>0.406142725976708</text:p>
          </table:table-cell>
          <table:table-cell table:style-name="ce4" table:formula="of:=[$Redistribution_central.E31]" office:value-type="float" office:value="0.441698582075458" calcext:value-type="float">
            <text:p>0.441698582075458</text:p>
          </table:table-cell>
          <table:table-cell/>
          <table:table-cell table:style-name="ce4" table:formula="of:=[$redistribution_low.B31]" office:value-type="float" office:value="0.391929716229567" calcext:value-type="float">
            <text:p>0.391929716229567</text:p>
          </table:table-cell>
          <table:table-cell table:style-name="ce4" table:formula="of:=[$redistribution_low.C31]" office:value-type="float" office:value="0.46422917248933" calcext:value-type="float">
            <text:p>0.46422917248933</text:p>
          </table:table-cell>
          <table:table-cell table:style-name="ce4" table:formula="of:=[$redistribution_low.D31]" office:value-type="float" office:value="0.408158228132645" calcext:value-type="float">
            <text:p>0.408158228132645</text:p>
          </table:table-cell>
          <table:table-cell table:style-name="ce4" table:formula="of:=[$redistribution_low.E31]" office:value-type="float" office:value="0.445483495624897" calcext:value-type="float">
            <text:p>0.445483495624897</text:p>
          </table:table-cell>
          <table:table-cell/>
          <table:table-cell table:style-name="ce4" table:formula="of:=[$Redistribution_high.B31]" office:value-type="float" office:value="0.389456278953643" calcext:value-type="float">
            <text:p>0.389456278953643</text:p>
          </table:table-cell>
          <table:table-cell table:style-name="ce4" table:formula="of:=[$Redistribution_high.C31]" office:value-type="float" office:value="0.462714836404682" calcext:value-type="float">
            <text:p>0.462714836404682</text:p>
          </table:table-cell>
          <table:table-cell table:style-name="ce4" table:formula="of:=[$Redistribution_high.D31]" office:value-type="float" office:value="0.4067352847612" calcext:value-type="float">
            <text:p>0.4067352847612</text:p>
          </table:table-cell>
          <table:table-cell table:style-name="ce4" table:formula="of:=[$Redistribution_high.E31]" office:value-type="float" office:value="0.441967317845378" calcext:value-type="float">
            <text:p>0.441967317845378</text:p>
          </table:table-cell>
          <table:table-cell table:number-columns-repeated="49"/>
        </table:table-row>
        <table:table-row table:style-name="ro3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central.B32]" office:value-type="float" office:value="0.395066389852184" calcext:value-type="float">
            <text:p>0.395066389852184</text:p>
          </table:table-cell>
          <table:table-cell table:style-name="ce4" table:formula="of:=[$Redistribution_central.C32]" office:value-type="float" office:value="0.462307124584202" calcext:value-type="float">
            <text:p>0.462307124584202</text:p>
          </table:table-cell>
          <table:table-cell table:style-name="ce4" table:formula="of:=[$Redistribution_central.D32]" office:value-type="float" office:value="0.411031584434629" calcext:value-type="float">
            <text:p>0.411031584434629</text:p>
          </table:table-cell>
          <table:table-cell table:style-name="ce4" table:formula="of:=[$Redistribution_central.E32]" office:value-type="float" office:value="0.445344142363406" calcext:value-type="float">
            <text:p>0.445344142363406</text:p>
          </table:table-cell>
          <table:table-cell/>
          <table:table-cell table:style-name="ce4" table:formula="of:=[$redistribution_low.B32]" office:value-type="float" office:value="0.396683700554876" calcext:value-type="float">
            <text:p>0.396683700554876</text:p>
          </table:table-cell>
          <table:table-cell table:style-name="ce4" table:formula="of:=[$redistribution_low.C32]" office:value-type="float" office:value="0.463194066760262" calcext:value-type="float">
            <text:p>0.463194066760262</text:p>
          </table:table-cell>
          <table:table-cell table:style-name="ce4" table:formula="of:=[$redistribution_low.D32]" office:value-type="float" office:value="0.412557479735547" calcext:value-type="float">
            <text:p>0.412557479735547</text:p>
          </table:table-cell>
          <table:table-cell table:style-name="ce4" table:formula="of:=[$redistribution_low.E32]" office:value-type="float" office:value="0.446538142038095" calcext:value-type="float">
            <text:p>0.446538142038095</text:p>
          </table:table-cell>
          <table:table-cell/>
          <table:table-cell table:style-name="ce4" table:formula="of:=[$Redistribution_high.B32]" office:value-type="float" office:value="0.392186021194619" calcext:value-type="float">
            <text:p>0.392186021194619</text:p>
          </table:table-cell>
          <table:table-cell table:style-name="ce4" table:formula="of:=[$Redistribution_high.C32]" office:value-type="float" office:value="0.462858353317615" calcext:value-type="float">
            <text:p>0.462858353317615</text:p>
          </table:table-cell>
          <table:table-cell table:style-name="ce4" table:formula="of:=[$Redistribution_high.D32]" office:value-type="float" office:value="0.408912513377439" calcext:value-type="float">
            <text:p>0.408912513377439</text:p>
          </table:table-cell>
          <table:table-cell table:style-name="ce4" table:formula="of:=[$Redistribution_high.E32]" office:value-type="float" office:value="0.444695142697589" calcext:value-type="float">
            <text:p>0.444695142697589</text:p>
          </table:table-cell>
          <table:table-cell table:number-columns-repeated="49"/>
        </table:table-row>
        <table:table-row table:style-name="ro3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central.B33]" office:value-type="float" office:value="0.389498614575577" calcext:value-type="float">
            <text:p>0.389498614575577</text:p>
          </table:table-cell>
          <table:table-cell table:style-name="ce4" table:formula="of:=[$Redistribution_central.C33]" office:value-type="float" office:value="0.464622745758601" calcext:value-type="float">
            <text:p>0.464622745758601</text:p>
          </table:table-cell>
          <table:table-cell table:style-name="ce4" table:formula="of:=[$Redistribution_central.D33]" office:value-type="float" office:value="0.406983757492485" calcext:value-type="float">
            <text:p>0.406983757492485</text:p>
          </table:table-cell>
          <table:table-cell table:style-name="ce4" table:formula="of:=[$Redistribution_central.E33]" office:value-type="float" office:value="0.444989861521435" calcext:value-type="float">
            <text:p>0.444989861521435</text:p>
          </table:table-cell>
          <table:table-cell/>
          <table:table-cell table:style-name="ce4" table:formula="of:=[$redistribution_low.B33]" office:value-type="float" office:value="0.389491358743595" calcext:value-type="float">
            <text:p>0.389491358743595</text:p>
          </table:table-cell>
          <table:table-cell table:style-name="ce4" table:formula="of:=[$redistribution_low.C33]" office:value-type="float" office:value="0.4630572181944" calcext:value-type="float">
            <text:p>0.4630572181944</text:p>
          </table:table-cell>
          <table:table-cell table:style-name="ce4" table:formula="of:=[$redistribution_low.D33]" office:value-type="float" office:value="0.406880993737895" calcext:value-type="float">
            <text:p>0.406880993737895</text:p>
          </table:table-cell>
          <table:table-cell table:style-name="ce4" table:formula="of:=[$redistribution_low.E33]" office:value-type="float" office:value="0.443576061621526" calcext:value-type="float">
            <text:p>0.443576061621526</text:p>
          </table:table-cell>
          <table:table-cell/>
          <table:table-cell table:style-name="ce4" table:formula="of:=[$Redistribution_high.B33]" office:value-type="float" office:value="0.39050338413235" calcext:value-type="float">
            <text:p>0.39050338413235</text:p>
          </table:table-cell>
          <table:table-cell table:style-name="ce4" table:formula="of:=[$Redistribution_high.C33]" office:value-type="float" office:value="0.46149796162833" calcext:value-type="float">
            <text:p>0.46149796162833</text:p>
          </table:table-cell>
          <table:table-cell table:style-name="ce4" table:formula="of:=[$Redistribution_high.D33]" office:value-type="float" office:value="0.408036671122367" calcext:value-type="float">
            <text:p>0.408036671122367</text:p>
          </table:table-cell>
          <table:table-cell table:style-name="ce4" table:formula="of:=[$Redistribution_high.E33]" office:value-type="float" office:value="0.441771027164184" calcext:value-type="float">
            <text:p>0.441771027164184</text:p>
          </table:table-cell>
          <table:table-cell table:number-columns-repeated="49"/>
        </table:table-row>
        <table:table-row table:style-name="ro3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central.B34]" office:value-type="float" office:value="0.388064039989201" calcext:value-type="float">
            <text:p>0.388064039989201</text:p>
          </table:table-cell>
          <table:table-cell table:style-name="ce4" table:formula="of:=[$Redistribution_central.C34]" office:value-type="float" office:value="0.463708840433193" calcext:value-type="float">
            <text:p>0.463708840433193</text:p>
          </table:table-cell>
          <table:table-cell table:style-name="ce4" table:formula="of:=[$Redistribution_central.D34]" office:value-type="float" office:value="0.407452727680933" calcext:value-type="float">
            <text:p>0.407452727680933</text:p>
          </table:table-cell>
          <table:table-cell table:style-name="ce4" table:formula="of:=[$Redistribution_central.E34]" office:value-type="float" office:value="0.439693253322979" calcext:value-type="float">
            <text:p>0.439693253322979</text:p>
          </table:table-cell>
          <table:table-cell/>
          <table:table-cell table:style-name="ce4" table:formula="of:=[$redistribution_low.B34]" office:value-type="float" office:value="0.388924402255459" calcext:value-type="float">
            <text:p>0.388924402255459</text:p>
          </table:table-cell>
          <table:table-cell table:style-name="ce4" table:formula="of:=[$redistribution_low.C34]" office:value-type="float" office:value="0.464589583497983" calcext:value-type="float">
            <text:p>0.464589583497983</text:p>
          </table:table-cell>
          <table:table-cell table:style-name="ce4" table:formula="of:=[$redistribution_low.D34]" office:value-type="float" office:value="0.408229486456279" calcext:value-type="float">
            <text:p>0.408229486456279</text:p>
          </table:table-cell>
          <table:table-cell table:style-name="ce4" table:formula="of:=[$redistribution_low.E34]" office:value-type="float" office:value="0.441452260784232" calcext:value-type="float">
            <text:p>0.441452260784232</text:p>
          </table:table-cell>
          <table:table-cell/>
          <table:table-cell table:style-name="ce4" table:formula="of:=[$Redistribution_high.B34]" office:value-type="float" office:value="0.385335037602283" calcext:value-type="float">
            <text:p>0.385335037602283</text:p>
          </table:table-cell>
          <table:table-cell table:style-name="ce4" table:formula="of:=[$Redistribution_high.C34]" office:value-type="float" office:value="0.463076555844194" calcext:value-type="float">
            <text:p>0.463076555844194</text:p>
          </table:table-cell>
          <table:table-cell table:style-name="ce4" table:formula="of:=[$Redistribution_high.D34]" office:value-type="float" office:value="0.404910276162519" calcext:value-type="float">
            <text:p>0.404910276162519</text:p>
          </table:table-cell>
          <table:table-cell table:style-name="ce4" table:formula="of:=[$Redistribution_high.E34]" office:value-type="float" office:value="0.438657362613659" calcext:value-type="float">
            <text:p>0.438657362613659</text:p>
          </table:table-cell>
          <table:table-cell table:number-columns-repeated="49"/>
        </table:table-row>
        <table:table-row table:style-name="ro3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central.B35]" office:value-type="float" office:value="0.391018876071674" calcext:value-type="float">
            <text:p>0.391018876071674</text:p>
          </table:table-cell>
          <table:table-cell table:style-name="ce4" table:formula="of:=[$Redistribution_central.C35]" office:value-type="float" office:value="0.466106130409583" calcext:value-type="float">
            <text:p>0.466106130409583</text:p>
          </table:table-cell>
          <table:table-cell table:style-name="ce4" table:formula="of:=[$Redistribution_central.D35]" office:value-type="float" office:value="0.407495874960602" calcext:value-type="float">
            <text:p>0.407495874960602</text:p>
          </table:table-cell>
          <table:table-cell table:style-name="ce4" table:formula="of:=[$Redistribution_central.E35]" office:value-type="float" office:value="0.445867304201838" calcext:value-type="float">
            <text:p>0.445867304201838</text:p>
          </table:table-cell>
          <table:table-cell/>
          <table:table-cell table:style-name="ce4" table:formula="of:=[$redistribution_low.B35]" office:value-type="float" office:value="0.389790915892951" calcext:value-type="float">
            <text:p>0.389790915892951</text:p>
          </table:table-cell>
          <table:table-cell table:style-name="ce4" table:formula="of:=[$redistribution_low.C35]" office:value-type="float" office:value="0.465495193122084" calcext:value-type="float">
            <text:p>0.465495193122084</text:p>
          </table:table-cell>
          <table:table-cell table:style-name="ce4" table:formula="of:=[$redistribution_low.D35]" office:value-type="float" office:value="0.405931214442699" calcext:value-type="float">
            <text:p>0.405931214442699</text:p>
          </table:table-cell>
          <table:table-cell table:style-name="ce4" table:formula="of:=[$redistribution_low.E35]" office:value-type="float" office:value="0.445808067706872" calcext:value-type="float">
            <text:p>0.445808067706872</text:p>
          </table:table-cell>
          <table:table-cell/>
          <table:table-cell table:style-name="ce4" table:formula="of:=[$Redistribution_high.B35]" office:value-type="float" office:value="0.389153211208209" calcext:value-type="float">
            <text:p>0.389153211208209</text:p>
          </table:table-cell>
          <table:table-cell table:style-name="ce4" table:formula="of:=[$Redistribution_high.C35]" office:value-type="float" office:value="0.465608605204335" calcext:value-type="float">
            <text:p>0.465608605204335</text:p>
          </table:table-cell>
          <table:table-cell table:style-name="ce4" table:formula="of:=[$Redistribution_high.D35]" office:value-type="float" office:value="0.405776118984206" calcext:value-type="float">
            <text:p>0.405776118984206</text:p>
          </table:table-cell>
          <table:table-cell table:style-name="ce4" table:formula="of:=[$Redistribution_high.E35]" office:value-type="float" office:value="0.445245169398306" calcext:value-type="float">
            <text:p>0.445245169398306</text:p>
          </table:table-cell>
          <table:table-cell table:number-columns-repeated="49"/>
        </table:table-row>
        <table:table-row table:style-name="ro3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central.B36]" office:value-type="float" office:value="0.393513728206899" calcext:value-type="float">
            <text:p>0.393513728206899</text:p>
          </table:table-cell>
          <table:table-cell table:style-name="ce4" table:formula="of:=[$Redistribution_central.C36]" office:value-type="float" office:value="0.471496843918192" calcext:value-type="float">
            <text:p>0.471496843918192</text:p>
          </table:table-cell>
          <table:table-cell table:style-name="ce4" table:formula="of:=[$Redistribution_central.D36]" office:value-type="float" office:value="0.409370668115306" calcext:value-type="float">
            <text:p>0.409370668115306</text:p>
          </table:table-cell>
          <table:table-cell table:style-name="ce4" table:formula="of:=[$Redistribution_central.E36]" office:value-type="float" office:value="0.451665188861574" calcext:value-type="float">
            <text:p>0.451665188861574</text:p>
          </table:table-cell>
          <table:table-cell/>
          <table:table-cell table:style-name="ce4" table:formula="of:=[$redistribution_low.B36]" office:value-type="float" office:value="0.393225131020802" calcext:value-type="float">
            <text:p>0.393225131020802</text:p>
          </table:table-cell>
          <table:table-cell table:style-name="ce4" table:formula="of:=[$redistribution_low.C36]" office:value-type="float" office:value="0.467793470767386" calcext:value-type="float">
            <text:p>0.467793470767386</text:p>
          </table:table-cell>
          <table:table-cell table:style-name="ce4" table:formula="of:=[$redistribution_low.D36]" office:value-type="float" office:value="0.40829791498211" calcext:value-type="float">
            <text:p>0.40829791498211</text:p>
          </table:table-cell>
          <table:table-cell table:style-name="ce4" table:formula="of:=[$redistribution_low.E36]" office:value-type="float" office:value="0.450612292775099" calcext:value-type="float">
            <text:p>0.450612292775099</text:p>
          </table:table-cell>
          <table:table-cell/>
          <table:table-cell table:style-name="ce4" table:formula="of:=[$Redistribution_high.B36]" office:value-type="float" office:value="0.390512529131244" calcext:value-type="float">
            <text:p>0.390512529131244</text:p>
          </table:table-cell>
          <table:table-cell table:style-name="ce4" table:formula="of:=[$Redistribution_high.C36]" office:value-type="float" office:value="0.465086244562642" calcext:value-type="float">
            <text:p>0.465086244562642</text:p>
          </table:table-cell>
          <table:table-cell table:style-name="ce4" table:formula="of:=[$Redistribution_high.D36]" office:value-type="float" office:value="0.40597257564176" calcext:value-type="float">
            <text:p>0.40597257564176</text:p>
          </table:table-cell>
          <table:table-cell table:style-name="ce4" table:formula="of:=[$Redistribution_high.E36]" office:value-type="float" office:value="0.446865766509141" calcext:value-type="float">
            <text:p>0.446865766509141</text:p>
          </table:table-cell>
          <table:table-cell table:number-columns-repeated="49"/>
        </table:table-row>
        <table:table-row table:style-name="ro3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central.B37]" office:value-type="float" office:value="0.385682648797384" calcext:value-type="float">
            <text:p>0.385682648797384</text:p>
          </table:table-cell>
          <table:table-cell table:style-name="ce4" table:formula="of:=[$Redistribution_central.C37]" office:value-type="float" office:value="0.467215637440249" calcext:value-type="float">
            <text:p>0.467215637440249</text:p>
          </table:table-cell>
          <table:table-cell table:style-name="ce4" table:formula="of:=[$Redistribution_central.D37]" office:value-type="float" office:value="0.402713699283283" calcext:value-type="float">
            <text:p>0.402713699283283</text:p>
          </table:table-cell>
          <table:table-cell table:style-name="ce4" table:formula="of:=[$Redistribution_central.E37]" office:value-type="float" office:value="0.443641491803355" calcext:value-type="float">
            <text:p>0.443641491803355</text:p>
          </table:table-cell>
          <table:table-cell/>
          <table:table-cell table:style-name="ce4" table:formula="of:=[$redistribution_low.B37]" office:value-type="float" office:value="0.385416389217272" calcext:value-type="float">
            <text:p>0.385416389217272</text:p>
          </table:table-cell>
          <table:table-cell table:style-name="ce4" table:formula="of:=[$redistribution_low.C37]" office:value-type="float" office:value="0.460686427939701" calcext:value-type="float">
            <text:p>0.460686427939701</text:p>
          </table:table-cell>
          <table:table-cell table:style-name="ce4" table:formula="of:=[$redistribution_low.D37]" office:value-type="float" office:value="0.401227275618951" calcext:value-type="float">
            <text:p>0.401227275618951</text:p>
          </table:table-cell>
          <table:table-cell table:style-name="ce4" table:formula="of:=[$redistribution_low.E37]" office:value-type="float" office:value="0.439007825766795" calcext:value-type="float">
            <text:p>0.439007825766795</text:p>
          </table:table-cell>
          <table:table-cell/>
          <table:table-cell table:style-name="ce4" table:formula="of:=[$Redistribution_high.B37]" office:value-type="float" office:value="0.382632469505751" calcext:value-type="float">
            <text:p>0.382632469505751</text:p>
          </table:table-cell>
          <table:table-cell table:style-name="ce4" table:formula="of:=[$Redistribution_high.C37]" office:value-type="float" office:value="0.459252794133693" calcext:value-type="float">
            <text:p>0.459252794133693</text:p>
          </table:table-cell>
          <table:table-cell table:style-name="ce4" table:formula="of:=[$Redistribution_high.D37]" office:value-type="float" office:value="0.397831999356883" calcext:value-type="float">
            <text:p>0.397831999356883</text:p>
          </table:table-cell>
          <table:table-cell table:style-name="ce4" table:formula="of:=[$Redistribution_high.E37]" office:value-type="float" office:value="0.440887729976647" calcext:value-type="float">
            <text:p>0.440887729976647</text:p>
          </table:table-cell>
          <table:table-cell table:number-columns-repeated="49"/>
        </table:table-row>
        <table:table-row table:style-name="ro3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central.B38]" office:value-type="float" office:value="0.380633017365015" calcext:value-type="float">
            <text:p>0.380633017365015</text:p>
          </table:table-cell>
          <table:table-cell table:style-name="ce4" table:formula="of:=[$Redistribution_central.C38]" office:value-type="float" office:value="0.463270519026154" calcext:value-type="float">
            <text:p>0.463270519026154</text:p>
          </table:table-cell>
          <table:table-cell table:style-name="ce4" table:formula="of:=[$Redistribution_central.D38]" office:value-type="float" office:value="0.401817399304025" calcext:value-type="float">
            <text:p>0.401817399304025</text:p>
          </table:table-cell>
          <table:table-cell table:style-name="ce4" table:formula="of:=[$Redistribution_central.E38]" office:value-type="float" office:value="0.435237517178778" calcext:value-type="float">
            <text:p>0.435237517178778</text:p>
          </table:table-cell>
          <table:table-cell/>
          <table:table-cell table:style-name="ce4" table:formula="of:=[$redistribution_low.B38]" office:value-type="float" office:value="0.380441246195896" calcext:value-type="float">
            <text:p>0.380441246195896</text:p>
          </table:table-cell>
          <table:table-cell table:style-name="ce4" table:formula="of:=[$redistribution_low.C38]" office:value-type="float" office:value="0.460559381332466" calcext:value-type="float">
            <text:p>0.460559381332466</text:p>
          </table:table-cell>
          <table:table-cell table:style-name="ce4" table:formula="of:=[$redistribution_low.D38]" office:value-type="float" office:value="0.399161252711094" calcext:value-type="float">
            <text:p>0.399161252711094</text:p>
          </table:table-cell>
          <table:table-cell table:style-name="ce4" table:formula="of:=[$redistribution_low.E38]" office:value-type="float" office:value="0.43459127636926" calcext:value-type="float">
            <text:p>0.43459127636926</text:p>
          </table:table-cell>
          <table:table-cell/>
          <table:table-cell table:style-name="ce4" table:formula="of:=[$Redistribution_high.B38]" office:value-type="float" office:value="0.38131523997998" calcext:value-type="float">
            <text:p>0.38131523997998</text:p>
          </table:table-cell>
          <table:table-cell table:style-name="ce4" table:formula="of:=[$Redistribution_high.C38]" office:value-type="float" office:value="0.460808588547351" calcext:value-type="float">
            <text:p>0.460808588547351</text:p>
          </table:table-cell>
          <table:table-cell table:style-name="ce4" table:formula="of:=[$Redistribution_high.D38]" office:value-type="float" office:value="0.40040905456626" calcext:value-type="float">
            <text:p>0.40040905456626</text:p>
          </table:table-cell>
          <table:table-cell table:style-name="ce4" table:formula="of:=[$Redistribution_high.E38]" office:value-type="float" office:value="0.436562990736514" calcext:value-type="float">
            <text:p>0.436562990736514</text:p>
          </table:table-cell>
          <table:table-cell table:number-columns-repeated="49"/>
        </table:table-row>
        <table:table-row table:style-name="ro3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central.B39]" office:value-type="float" office:value="0.383530848683385" calcext:value-type="float">
            <text:p>0.383530848683385</text:p>
          </table:table-cell>
          <table:table-cell table:style-name="ce4" table:formula="of:=[$Redistribution_central.C39]" office:value-type="float" office:value="0.467477747051169" calcext:value-type="float">
            <text:p>0.467477747051169</text:p>
          </table:table-cell>
          <table:table-cell table:style-name="ce4" table:formula="of:=[$Redistribution_central.D39]" office:value-type="float" office:value="0.400623498485526" calcext:value-type="float">
            <text:p>0.400623498485526</text:p>
          </table:table-cell>
          <table:table-cell table:style-name="ce4" table:formula="of:=[$Redistribution_central.E39]" office:value-type="float" office:value="0.443572372643651" calcext:value-type="float">
            <text:p>0.443572372643651</text:p>
          </table:table-cell>
          <table:table-cell/>
          <table:table-cell table:style-name="ce4" table:formula="of:=[$redistribution_low.B39]" office:value-type="float" office:value="0.380781498553948" calcext:value-type="float">
            <text:p>0.380781498553948</text:p>
          </table:table-cell>
          <table:table-cell table:style-name="ce4" table:formula="of:=[$redistribution_low.C39]" office:value-type="float" office:value="0.460573795990118" calcext:value-type="float">
            <text:p>0.460573795990118</text:p>
          </table:table-cell>
          <table:table-cell table:style-name="ce4" table:formula="of:=[$redistribution_low.D39]" office:value-type="float" office:value="0.395930884716492" calcext:value-type="float">
            <text:p>0.395930884716492</text:p>
          </table:table-cell>
          <table:table-cell table:style-name="ce4" table:formula="of:=[$redistribution_low.E39]" office:value-type="float" office:value="0.440469535804247" calcext:value-type="float">
            <text:p>0.440469535804247</text:p>
          </table:table-cell>
          <table:table-cell/>
          <table:table-cell table:style-name="ce4" table:formula="of:=[$Redistribution_high.B39]" office:value-type="float" office:value="0.374938665782986" calcext:value-type="float">
            <text:p>0.374938665782986</text:p>
          </table:table-cell>
          <table:table-cell table:style-name="ce4" table:formula="of:=[$Redistribution_high.C39]" office:value-type="float" office:value="0.452312066345598" calcext:value-type="float">
            <text:p>0.452312066345598</text:p>
          </table:table-cell>
          <table:table-cell table:style-name="ce4" table:formula="of:=[$Redistribution_high.D39]" office:value-type="float" office:value="0.389662864985528" calcext:value-type="float">
            <text:p>0.389662864985528</text:p>
          </table:table-cell>
          <table:table-cell table:style-name="ce4" table:formula="of:=[$Redistribution_high.E39]" office:value-type="float" office:value="0.43472147993213" calcext:value-type="float">
            <text:p>0.43472147993213</text:p>
          </table:table-cell>
          <table:table-cell table:number-columns-repeated="49"/>
        </table:table-row>
        <table:table-row table:style-name="ro3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central.B40]" office:value-type="float" office:value="0.387868913132311" calcext:value-type="float">
            <text:p>0.387868913132311</text:p>
          </table:table-cell>
          <table:table-cell table:style-name="ce4" table:formula="of:=[$Redistribution_central.C40]" office:value-type="float" office:value="0.47210097547914" calcext:value-type="float">
            <text:p>0.47210097547914</text:p>
          </table:table-cell>
          <table:table-cell table:style-name="ce4" table:formula="of:=[$Redistribution_central.D40]" office:value-type="float" office:value="0.404858931590416" calcext:value-type="float">
            <text:p>0.404858931590416</text:p>
          </table:table-cell>
          <table:table-cell table:style-name="ce4" table:formula="of:=[$Redistribution_central.E40]" office:value-type="float" office:value="0.450064003419636" calcext:value-type="float">
            <text:p>0.450064003419636</text:p>
          </table:table-cell>
          <table:table-cell/>
          <table:table-cell table:style-name="ce4" table:formula="of:=[$redistribution_low.B40]" office:value-type="float" office:value="0.378633525236423" calcext:value-type="float">
            <text:p>0.378633525236423</text:p>
          </table:table-cell>
          <table:table-cell table:style-name="ce4" table:formula="of:=[$redistribution_low.C40]" office:value-type="float" office:value="0.456621854619708" calcext:value-type="float">
            <text:p>0.456621854619708</text:p>
          </table:table-cell>
          <table:table-cell table:style-name="ce4" table:formula="of:=[$redistribution_low.D40]" office:value-type="float" office:value="0.394442257848891" calcext:value-type="float">
            <text:p>0.394442257848891</text:p>
          </table:table-cell>
          <table:table-cell table:style-name="ce4" table:formula="of:=[$redistribution_low.E40]" office:value-type="float" office:value="0.437602040459876" calcext:value-type="float">
            <text:p>0.437602040459876</text:p>
          </table:table-cell>
          <table:table-cell/>
          <table:table-cell table:style-name="ce4" table:formula="of:=[$Redistribution_high.B40]" office:value-type="float" office:value="0.377961801631696" calcext:value-type="float">
            <text:p>0.377961801631696</text:p>
          </table:table-cell>
          <table:table-cell table:style-name="ce4" table:formula="of:=[$Redistribution_high.C40]" office:value-type="float" office:value="0.456543989681489" calcext:value-type="float">
            <text:p>0.456543989681489</text:p>
          </table:table-cell>
          <table:table-cell table:style-name="ce4" table:formula="of:=[$Redistribution_high.D40]" office:value-type="float" office:value="0.394389563810017" calcext:value-type="float">
            <text:p>0.394389563810017</text:p>
          </table:table-cell>
          <table:table-cell table:style-name="ce4" table:formula="of:=[$Redistribution_high.E40]" office:value-type="float" office:value="0.435822836147108" calcext:value-type="float">
            <text:p>0.435822836147108</text:p>
          </table:table-cell>
          <table:table-cell table:number-columns-repeated="49"/>
        </table:table-row>
        <table:table-row table:style-name="ro3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central.B41]" office:value-type="float" office:value="0.383410502182308" calcext:value-type="float">
            <text:p>0.383410502182308</text:p>
          </table:table-cell>
          <table:table-cell table:style-name="ce4" table:formula="of:=[$Redistribution_central.C41]" office:value-type="float" office:value="0.468427885206983" calcext:value-type="float">
            <text:p>0.468427885206983</text:p>
          </table:table-cell>
          <table:table-cell table:style-name="ce4" table:formula="of:=[$Redistribution_central.D41]" office:value-type="float" office:value="0.400375178553443" calcext:value-type="float">
            <text:p>0.400375178553443</text:p>
          </table:table-cell>
          <table:table-cell table:style-name="ce4" table:formula="of:=[$Redistribution_central.E41]" office:value-type="float" office:value="0.445802598680605" calcext:value-type="float">
            <text:p>0.445802598680605</text:p>
          </table:table-cell>
          <table:table-cell/>
          <table:table-cell table:style-name="ce4" table:formula="of:=[$redistribution_low.B41]" office:value-type="float" office:value="0.38044262335354" calcext:value-type="float">
            <text:p>0.38044262335354</text:p>
          </table:table-cell>
          <table:table-cell table:style-name="ce4" table:formula="of:=[$redistribution_low.C41]" office:value-type="float" office:value="0.460954109197559" calcext:value-type="float">
            <text:p>0.460954109197559</text:p>
          </table:table-cell>
          <table:table-cell table:style-name="ce4" table:formula="of:=[$redistribution_low.D41]" office:value-type="float" office:value="0.396426034539386" calcext:value-type="float">
            <text:p>0.396426034539386</text:p>
          </table:table-cell>
          <table:table-cell table:style-name="ce4" table:formula="of:=[$redistribution_low.E41]" office:value-type="float" office:value="0.441769176702642" calcext:value-type="float">
            <text:p>0.441769176702642</text:p>
          </table:table-cell>
          <table:table-cell/>
          <table:table-cell table:style-name="ce4" table:formula="of:=[$Redistribution_high.B41]" office:value-type="float" office:value="0.377356766143442" calcext:value-type="float">
            <text:p>0.377356766143442</text:p>
          </table:table-cell>
          <table:table-cell table:style-name="ce4" table:formula="of:=[$Redistribution_high.C41]" office:value-type="float" office:value="0.456770643277653" calcext:value-type="float">
            <text:p>0.456770643277653</text:p>
          </table:table-cell>
          <table:table-cell table:style-name="ce4" table:formula="of:=[$Redistribution_high.D41]" office:value-type="float" office:value="0.393142828672732" calcext:value-type="float">
            <text:p>0.393142828672732</text:p>
          </table:table-cell>
          <table:table-cell table:style-name="ce4" table:formula="of:=[$Redistribution_high.E41]" office:value-type="float" office:value="0.434843878591365" calcext:value-type="float">
            <text:p>0.434843878591365</text:p>
          </table:table-cell>
          <table:table-cell table:number-columns-repeated="49"/>
        </table:table-row>
        <table:table-row table:style-name="ro3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central.B42]" office:value-type="float" office:value="0.382067993640739" calcext:value-type="float">
            <text:p>0.382067993640739</text:p>
          </table:table-cell>
          <table:table-cell table:style-name="ce4" table:formula="of:=[$Redistribution_central.C42]" office:value-type="float" office:value="0.471443834229461" calcext:value-type="float">
            <text:p>0.471443834229461</text:p>
          </table:table-cell>
          <table:table-cell table:style-name="ce4" table:formula="of:=[$Redistribution_central.D42]" office:value-type="float" office:value="0.402455022249145" calcext:value-type="float">
            <text:p>0.402455022249145</text:p>
          </table:table-cell>
          <table:table-cell table:style-name="ce4" table:formula="of:=[$Redistribution_central.E42]" office:value-type="float" office:value="0.442637756071031" calcext:value-type="float">
            <text:p>0.442637756071031</text:p>
          </table:table-cell>
          <table:table-cell/>
          <table:table-cell table:style-name="ce4" table:formula="of:=[$redistribution_low.B42]" office:value-type="float" office:value="0.375118439391776" calcext:value-type="float">
            <text:p>0.375118439391776</text:p>
          </table:table-cell>
          <table:table-cell table:style-name="ce4" table:formula="of:=[$redistribution_low.C42]" office:value-type="float" office:value="0.455226466599995" calcext:value-type="float">
            <text:p>0.455226466599995</text:p>
          </table:table-cell>
          <table:table-cell table:style-name="ce4" table:formula="of:=[$redistribution_low.D42]" office:value-type="float" office:value="0.393464492258554" calcext:value-type="float">
            <text:p>0.393464492258554</text:p>
          </table:table-cell>
          <table:table-cell table:style-name="ce4" table:formula="of:=[$redistribution_low.E42]" office:value-type="float" office:value="0.430392814135598" calcext:value-type="float">
            <text:p>0.430392814135598</text:p>
          </table:table-cell>
          <table:table-cell/>
          <table:table-cell table:style-name="ce4" table:formula="of:=[$Redistribution_high.B42]" office:value-type="float" office:value="0.375408481413829" calcext:value-type="float">
            <text:p>0.375408481413829</text:p>
          </table:table-cell>
          <table:table-cell table:style-name="ce4" table:formula="of:=[$Redistribution_high.C42]" office:value-type="float" office:value="0.462823321066245" calcext:value-type="float">
            <text:p>0.462823321066245</text:p>
          </table:table-cell>
          <table:table-cell table:style-name="ce4" table:formula="of:=[$Redistribution_high.D42]" office:value-type="float" office:value="0.395823992608998" calcext:value-type="float">
            <text:p>0.395823992608998</text:p>
          </table:table-cell>
          <table:table-cell table:style-name="ce4" table:formula="of:=[$Redistribution_high.E42]" office:value-type="float" office:value="0.433642422773815" calcext:value-type="float">
            <text:p>0.433642422773815</text:p>
          </table:table-cell>
          <table:table-cell table:number-columns-repeated="49"/>
        </table:table-row>
        <table:table-row table:style-name="ro3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central.B43]" office:value-type="float" office:value="0.382258931187791" calcext:value-type="float">
            <text:p>0.382258931187791</text:p>
          </table:table-cell>
          <table:table-cell table:style-name="ce4" table:formula="of:=[$Redistribution_central.C43]" office:value-type="float" office:value="0.465500592699169" calcext:value-type="float">
            <text:p>0.465500592699169</text:p>
          </table:table-cell>
          <table:table-cell table:style-name="ce4" table:formula="of:=[$Redistribution_central.D43]" office:value-type="float" office:value="0.398023270009946" calcext:value-type="float">
            <text:p>0.398023270009946</text:p>
          </table:table-cell>
          <table:table-cell table:style-name="ce4" table:formula="of:=[$Redistribution_central.E43]" office:value-type="float" office:value="0.444008225142407" calcext:value-type="float">
            <text:p>0.444008225142407</text:p>
          </table:table-cell>
          <table:table-cell/>
          <table:table-cell table:style-name="ce4" table:formula="of:=[$redistribution_low.B43]" office:value-type="float" office:value="0.37397616450852" calcext:value-type="float">
            <text:p>0.37397616450852</text:p>
          </table:table-cell>
          <table:table-cell table:style-name="ce4" table:formula="of:=[$redistribution_low.C43]" office:value-type="float" office:value="0.454339095552091" calcext:value-type="float">
            <text:p>0.454339095552091</text:p>
          </table:table-cell>
          <table:table-cell table:style-name="ce4" table:formula="of:=[$redistribution_low.D43]" office:value-type="float" office:value="0.389594786121508" calcext:value-type="float">
            <text:p>0.389594786121508</text:p>
          </table:table-cell>
          <table:table-cell table:style-name="ce4" table:formula="of:=[$redistribution_low.E43]" office:value-type="float" office:value="0.433101644379723" calcext:value-type="float">
            <text:p>0.433101644379723</text:p>
          </table:table-cell>
          <table:table-cell/>
          <table:table-cell table:style-name="ce4" table:formula="of:=[$Redistribution_high.B43]" office:value-type="float" office:value="0.380188944036841" calcext:value-type="float">
            <text:p>0.380188944036841</text:p>
          </table:table-cell>
          <table:table-cell table:style-name="ce4" table:formula="of:=[$Redistribution_high.C43]" office:value-type="float" office:value="0.45767884412644" calcext:value-type="float">
            <text:p>0.45767884412644</text:p>
          </table:table-cell>
          <table:table-cell table:style-name="ce4" table:formula="of:=[$Redistribution_high.D43]" office:value-type="float" office:value="0.396061053364969" calcext:value-type="float">
            <text:p>0.396061053364969</text:p>
          </table:table-cell>
          <table:table-cell table:style-name="ce4" table:formula="of:=[$Redistribution_high.E43]" office:value-type="float" office:value="0.435355561290411" calcext:value-type="float">
            <text:p>0.435355561290411</text:p>
          </table:table-cell>
          <table:table-cell table:number-columns-repeated="49"/>
        </table:table-row>
        <table:table-row table:style-name="ro3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central.B44]" office:value-type="float" office:value="0.380750151489971" calcext:value-type="float">
            <text:p>0.380750151489971</text:p>
          </table:table-cell>
          <table:table-cell table:style-name="ce4" table:formula="of:=[$Redistribution_central.C44]" office:value-type="float" office:value="0.46523568777997" calcext:value-type="float">
            <text:p>0.46523568777997</text:p>
          </table:table-cell>
          <table:table-cell table:style-name="ce4" table:formula="of:=[$Redistribution_central.D44]" office:value-type="float" office:value="0.395309468895062" calcext:value-type="float">
            <text:p>0.395309468895062</text:p>
          </table:table-cell>
          <table:table-cell table:style-name="ce4" table:formula="of:=[$Redistribution_central.E44]" office:value-type="float" office:value="0.446655404563765" calcext:value-type="float">
            <text:p>0.446655404563765</text:p>
          </table:table-cell>
          <table:table-cell/>
          <table:table-cell table:style-name="ce4" table:formula="of:=[$redistribution_low.B44]" office:value-type="float" office:value="0.373052085428005" calcext:value-type="float">
            <text:p>0.373052085428005</text:p>
          </table:table-cell>
          <table:table-cell table:style-name="ce4" table:formula="of:=[$redistribution_low.C44]" office:value-type="float" office:value="0.455842192255713" calcext:value-type="float">
            <text:p>0.455842192255713</text:p>
          </table:table-cell>
          <table:table-cell table:style-name="ce4" table:formula="of:=[$redistribution_low.D44]" office:value-type="float" office:value="0.388672481762056" calcext:value-type="float">
            <text:p>0.388672481762056</text:p>
          </table:table-cell>
          <table:table-cell table:style-name="ce4" table:formula="of:=[$redistribution_low.E44]" office:value-type="float" office:value="0.43327593259161" calcext:value-type="float">
            <text:p>0.43327593259161</text:p>
          </table:table-cell>
          <table:table-cell/>
          <table:table-cell table:style-name="ce4" table:formula="of:=[$Redistribution_high.B44]" office:value-type="float" office:value="0.377382720392594" calcext:value-type="float">
            <text:p>0.377382720392594</text:p>
          </table:table-cell>
          <table:table-cell table:style-name="ce4" table:formula="of:=[$Redistribution_high.C44]" office:value-type="float" office:value="0.454167227376852" calcext:value-type="float">
            <text:p>0.454167227376852</text:p>
          </table:table-cell>
          <table:table-cell table:style-name="ce4" table:formula="of:=[$Redistribution_high.D44]" office:value-type="float" office:value="0.392717543614448" calcext:value-type="float">
            <text:p>0.392717543614448</text:p>
          </table:table-cell>
          <table:table-cell table:style-name="ce4" table:formula="of:=[$Redistribution_high.E44]" office:value-type="float" office:value="0.431654742069342" calcext:value-type="float">
            <text:p>0.431654742069342</text:p>
          </table:table-cell>
          <table:table-cell table:number-columns-repeated="49"/>
        </table:table-row>
        <table:table-row table:style-name="ro3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central.B45]" office:value-type="float" office:value="0.382080754751747" calcext:value-type="float">
            <text:p>0.382080754751747</text:p>
          </table:table-cell>
          <table:table-cell table:style-name="ce4" table:formula="of:=[$Redistribution_central.C45]" office:value-type="float" office:value="0.465590614479548" calcext:value-type="float">
            <text:p>0.465590614479548</text:p>
          </table:table-cell>
          <table:table-cell table:style-name="ce4" table:formula="of:=[$Redistribution_central.D45]" office:value-type="float" office:value="0.397424119731802" calcext:value-type="float">
            <text:p>0.397424119731802</text:p>
          </table:table-cell>
          <table:table-cell table:style-name="ce4" table:formula="of:=[$Redistribution_central.E45]" office:value-type="float" office:value="0.444175737322666" calcext:value-type="float">
            <text:p>0.444175737322666</text:p>
          </table:table-cell>
          <table:table-cell/>
          <table:table-cell table:style-name="ce4" table:formula="of:=[$redistribution_low.B45]" office:value-type="float" office:value="0.369756635418363" calcext:value-type="float">
            <text:p>0.369756635418363</text:p>
          </table:table-cell>
          <table:table-cell table:style-name="ce4" table:formula="of:=[$redistribution_low.C45]" office:value-type="float" office:value="0.450552863924792" calcext:value-type="float">
            <text:p>0.450552863924792</text:p>
          </table:table-cell>
          <table:table-cell table:style-name="ce4" table:formula="of:=[$redistribution_low.D45]" office:value-type="float" office:value="0.38657722083674" calcext:value-type="float">
            <text:p>0.38657722083674</text:p>
          </table:table-cell>
          <table:table-cell table:style-name="ce4" table:formula="of:=[$redistribution_low.E45]" office:value-type="float" office:value="0.42833203471411" calcext:value-type="float">
            <text:p>0.42833203471411</text:p>
          </table:table-cell>
          <table:table-cell/>
          <table:table-cell table:style-name="ce4" table:formula="of:=[$Redistribution_high.B45]" office:value-type="float" office:value="0.376871325222658" calcext:value-type="float">
            <text:p>0.376871325222658</text:p>
          </table:table-cell>
          <table:table-cell table:style-name="ce4" table:formula="of:=[$Redistribution_high.C45]" office:value-type="float" office:value="0.456503445278417" calcext:value-type="float">
            <text:p>0.456503445278417</text:p>
          </table:table-cell>
          <table:table-cell table:style-name="ce4" table:formula="of:=[$Redistribution_high.D45]" office:value-type="float" office:value="0.392177663447751" calcext:value-type="float">
            <text:p>0.392177663447751</text:p>
          </table:table-cell>
          <table:table-cell table:style-name="ce4" table:formula="of:=[$Redistribution_high.E45]" office:value-type="float" office:value="0.434409102330349" calcext:value-type="float">
            <text:p>0.434409102330349</text:p>
          </table:table-cell>
          <table:table-cell table:number-columns-repeated="49"/>
        </table:table-row>
        <table:table-row table:style-name="ro3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central.B46]" office:value-type="float" office:value="0.380088729212937" calcext:value-type="float">
            <text:p>0.380088729212937</text:p>
          </table:table-cell>
          <table:table-cell table:style-name="ce4" table:formula="of:=[$Redistribution_central.C46]" office:value-type="float" office:value="0.466869435967338" calcext:value-type="float">
            <text:p>0.466869435967338</text:p>
          </table:table-cell>
          <table:table-cell table:style-name="ce4" table:formula="of:=[$Redistribution_central.D46]" office:value-type="float" office:value="0.397639777553512" calcext:value-type="float">
            <text:p>0.397639777553512</text:p>
          </table:table-cell>
          <table:table-cell table:style-name="ce4" table:formula="of:=[$Redistribution_central.E46]" office:value-type="float" office:value="0.443549264292676" calcext:value-type="float">
            <text:p>0.443549264292676</text:p>
          </table:table-cell>
          <table:table-cell/>
          <table:table-cell table:style-name="ce4" table:formula="of:=[$redistribution_low.B46]" office:value-type="float" office:value="0.369373824161117" calcext:value-type="float">
            <text:p>0.369373824161117</text:p>
          </table:table-cell>
          <table:table-cell table:style-name="ce4" table:formula="of:=[$redistribution_low.C46]" office:value-type="float" office:value="0.454353354798379" calcext:value-type="float">
            <text:p>0.454353354798379</text:p>
          </table:table-cell>
          <table:table-cell table:style-name="ce4" table:formula="of:=[$redistribution_low.D46]" office:value-type="float" office:value="0.387124450232992" calcext:value-type="float">
            <text:p>0.387124450232992</text:p>
          </table:table-cell>
          <table:table-cell table:style-name="ce4" table:formula="of:=[$redistribution_low.E46]" office:value-type="float" office:value="0.429415046399287" calcext:value-type="float">
            <text:p>0.429415046399287</text:p>
          </table:table-cell>
          <table:table-cell/>
          <table:table-cell table:style-name="ce4" table:formula="of:=[$Redistribution_high.B46]" office:value-type="float" office:value="0.376480969799574" calcext:value-type="float">
            <text:p>0.376480969799574</text:p>
          </table:table-cell>
          <table:table-cell table:style-name="ce4" table:formula="of:=[$Redistribution_high.C46]" office:value-type="float" office:value="0.460431929355947" calcext:value-type="float">
            <text:p>0.460431929355947</text:p>
          </table:table-cell>
          <table:table-cell table:style-name="ce4" table:formula="of:=[$Redistribution_high.D46]" office:value-type="float" office:value="0.395247865582718" calcext:value-type="float">
            <text:p>0.395247865582718</text:p>
          </table:table-cell>
          <table:table-cell table:style-name="ce4" table:formula="of:=[$Redistribution_high.E46]" office:value-type="float" office:value="0.432378288793946" calcext:value-type="float">
            <text:p>0.432378288793946</text:p>
          </table:table-cell>
          <table:table-cell table:number-columns-repeated="49"/>
        </table:table-row>
        <table:table-row table:style-name="ro3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central.B47]" office:value-type="float" office:value="0.385451480257251" calcext:value-type="float">
            <text:p>0.385451480257251</text:p>
          </table:table-cell>
          <table:table-cell table:style-name="ce4" table:formula="of:=[$Redistribution_central.C47]" office:value-type="float" office:value="0.472036877990906" calcext:value-type="float">
            <text:p>0.472036877990906</text:p>
          </table:table-cell>
          <table:table-cell table:style-name="ce4" table:formula="of:=[$Redistribution_central.D47]" office:value-type="float" office:value="0.400817055552731" calcext:value-type="float">
            <text:p>0.400817055552731</text:p>
          </table:table-cell>
          <table:table-cell table:style-name="ce4" table:formula="of:=[$Redistribution_central.E47]" office:value-type="float" office:value="0.449979107907694" calcext:value-type="float">
            <text:p>0.449979107907694</text:p>
          </table:table-cell>
          <table:table-cell/>
          <table:table-cell table:style-name="ce4" table:formula="of:=[$redistribution_low.B47]" office:value-type="float" office:value="0.376706707523505" calcext:value-type="float">
            <text:p>0.376706707523505</text:p>
          </table:table-cell>
          <table:table-cell table:style-name="ce4" table:formula="of:=[$redistribution_low.C47]" office:value-type="float" office:value="0.455610804911885" calcext:value-type="float">
            <text:p>0.455610804911885</text:p>
          </table:table-cell>
          <table:table-cell table:style-name="ce4" table:formula="of:=[$redistribution_low.D47]" office:value-type="float" office:value="0.392035290062402" calcext:value-type="float">
            <text:p>0.392035290062402</text:p>
          </table:table-cell>
          <table:table-cell table:style-name="ce4" table:formula="of:=[$redistribution_low.E47]" office:value-type="float" office:value="0.436124835885451" calcext:value-type="float">
            <text:p>0.436124835885451</text:p>
          </table:table-cell>
          <table:table-cell/>
          <table:table-cell table:style-name="ce4" table:formula="of:=[$Redistribution_high.B47]" office:value-type="float" office:value="0.383828514851155" calcext:value-type="float">
            <text:p>0.383828514851155</text:p>
          </table:table-cell>
          <table:table-cell table:style-name="ce4" table:formula="of:=[$Redistribution_high.C47]" office:value-type="float" office:value="0.464062288832083" calcext:value-type="float">
            <text:p>0.464062288832083</text:p>
          </table:table-cell>
          <table:table-cell table:style-name="ce4" table:formula="of:=[$Redistribution_high.D47]" office:value-type="float" office:value="0.399234844626669" calcext:value-type="float">
            <text:p>0.399234844626669</text:p>
          </table:table-cell>
          <table:table-cell table:style-name="ce4" table:formula="of:=[$Redistribution_high.E47]" office:value-type="float" office:value="0.441768275945871" calcext:value-type="float">
            <text:p>0.441768275945871</text:p>
          </table:table-cell>
          <table:table-cell table:number-columns-repeated="49"/>
        </table:table-row>
        <table:table-row table:style-name="ro3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central.B48]" office:value-type="float" office:value="0.378219875840647" calcext:value-type="float">
            <text:p>0.378219875840647</text:p>
          </table:table-cell>
          <table:table-cell table:style-name="ce4" table:formula="of:=[$Redistribution_central.C48]" office:value-type="float" office:value="0.464453974909506" calcext:value-type="float">
            <text:p>0.464453974909506</text:p>
          </table:table-cell>
          <table:table-cell table:style-name="ce4" table:formula="of:=[$Redistribution_central.D48]" office:value-type="float" office:value="0.392807168817815" calcext:value-type="float">
            <text:p>0.392807168817815</text:p>
          </table:table-cell>
          <table:table-cell table:style-name="ce4" table:formula="of:=[$Redistribution_central.E48]" office:value-type="float" office:value="0.445973492513048" calcext:value-type="float">
            <text:p>0.445973492513048</text:p>
          </table:table-cell>
          <table:table-cell/>
          <table:table-cell table:style-name="ce4" table:formula="of:=[$redistribution_low.B48]" office:value-type="float" office:value="0.371171254458315" calcext:value-type="float">
            <text:p>0.371171254458315</text:p>
          </table:table-cell>
          <table:table-cell table:style-name="ce4" table:formula="of:=[$redistribution_low.C48]" office:value-type="float" office:value="0.452227996153617" calcext:value-type="float">
            <text:p>0.452227996153617</text:p>
          </table:table-cell>
          <table:table-cell table:style-name="ce4" table:formula="of:=[$redistribution_low.D48]" office:value-type="float" office:value="0.386253907413033" calcext:value-type="float">
            <text:p>0.386253907413033</text:p>
          </table:table-cell>
          <table:table-cell table:style-name="ce4" table:formula="of:=[$redistribution_low.E48]" office:value-type="float" office:value="0.429960335879477" calcext:value-type="float">
            <text:p>0.429960335879477</text:p>
          </table:table-cell>
          <table:table-cell/>
          <table:table-cell table:style-name="ce4" table:formula="of:=[$Redistribution_high.B48]" office:value-type="float" office:value="0.381915677054522" calcext:value-type="float">
            <text:p>0.381915677054522</text:p>
          </table:table-cell>
          <table:table-cell table:style-name="ce4" table:formula="of:=[$Redistribution_high.C48]" office:value-type="float" office:value="0.461113953283295" calcext:value-type="float">
            <text:p>0.461113953283295</text:p>
          </table:table-cell>
          <table:table-cell table:style-name="ce4" table:formula="of:=[$Redistribution_high.D48]" office:value-type="float" office:value="0.396246446900021" calcext:value-type="float">
            <text:p>0.396246446900021</text:p>
          </table:table-cell>
          <table:table-cell table:style-name="ce4" table:formula="of:=[$Redistribution_high.E48]" office:value-type="float" office:value="0.439940076768201" calcext:value-type="float">
            <text:p>0.439940076768201</text:p>
          </table:table-cell>
          <table:table-cell table:number-columns-repeated="49"/>
        </table:table-row>
        <table:table-row table:style-name="ro3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central.B49]" office:value-type="float" office:value="0.385077136642339" calcext:value-type="float">
            <text:p>0.385077136642339</text:p>
          </table:table-cell>
          <table:table-cell table:style-name="ce4" table:formula="of:=[$Redistribution_central.C49]" office:value-type="float" office:value="0.479815950490087" calcext:value-type="float">
            <text:p>0.479815950490087</text:p>
          </table:table-cell>
          <table:table-cell table:style-name="ce4" table:formula="of:=[$Redistribution_central.D49]" office:value-type="float" office:value="0.399054812876249" calcext:value-type="float">
            <text:p>0.399054812876249</text:p>
          </table:table-cell>
          <table:table-cell table:style-name="ce4" table:formula="of:=[$Redistribution_central.E49]" office:value-type="float" office:value="0.460086456108709" calcext:value-type="float">
            <text:p>0.460086456108709</text:p>
          </table:table-cell>
          <table:table-cell/>
          <table:table-cell table:style-name="ce4" table:formula="of:=[$redistribution_low.B49]" office:value-type="float" office:value="0.374142187181828" calcext:value-type="float">
            <text:p>0.374142187181828</text:p>
          </table:table-cell>
          <table:table-cell table:style-name="ce4" table:formula="of:=[$redistribution_low.C49]" office:value-type="float" office:value="0.454863211511989" calcext:value-type="float">
            <text:p>0.454863211511989</text:p>
          </table:table-cell>
          <table:table-cell table:style-name="ce4" table:formula="of:=[$redistribution_low.D49]" office:value-type="float" office:value="0.388082778711324" calcext:value-type="float">
            <text:p>0.388082778711324</text:p>
          </table:table-cell>
          <table:table-cell table:style-name="ce4" table:formula="of:=[$redistribution_low.E49]" office:value-type="float" office:value="0.437905823244778" calcext:value-type="float">
            <text:p>0.437905823244778</text:p>
          </table:table-cell>
          <table:table-cell/>
          <table:table-cell table:style-name="ce4" table:formula="of:=[$Redistribution_high.B49]" office:value-type="float" office:value="0.385993049755901" calcext:value-type="float">
            <text:p>0.385993049755901</text:p>
          </table:table-cell>
          <table:table-cell table:style-name="ce4" table:formula="of:=[$Redistribution_high.C49]" office:value-type="float" office:value="0.475128065409907" calcext:value-type="float">
            <text:p>0.475128065409907</text:p>
          </table:table-cell>
          <table:table-cell table:style-name="ce4" table:formula="of:=[$Redistribution_high.D49]" office:value-type="float" office:value="0.400472007989845" calcext:value-type="float">
            <text:p>0.400472007989845</text:p>
          </table:table-cell>
          <table:table-cell table:style-name="ce4" table:formula="of:=[$Redistribution_high.E49]" office:value-type="float" office:value="0.453525887950196" calcext:value-type="float">
            <text:p>0.453525887950196</text:p>
          </table:table-cell>
          <table:table-cell table:number-columns-repeated="49"/>
        </table:table-row>
        <table:table-row table:style-name="ro3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central.B50]" office:value-type="float" office:value="0.379714230601588" calcext:value-type="float">
            <text:p>0.379714230601588</text:p>
          </table:table-cell>
          <table:table-cell table:style-name="ce4" table:formula="of:=[$Redistribution_central.C50]" office:value-type="float" office:value="0.474776308522188" calcext:value-type="float">
            <text:p>0.474776308522188</text:p>
          </table:table-cell>
          <table:table-cell table:style-name="ce4" table:formula="of:=[$Redistribution_central.D50]" office:value-type="float" office:value="0.397716897699788" calcext:value-type="float">
            <text:p>0.397716897699788</text:p>
          </table:table-cell>
          <table:table-cell table:style-name="ce4" table:formula="of:=[$Redistribution_central.E50]" office:value-type="float" office:value="0.449719392467002" calcext:value-type="float">
            <text:p>0.449719392467002</text:p>
          </table:table-cell>
          <table:table-cell/>
          <table:table-cell table:style-name="ce4" table:formula="of:=[$redistribution_low.B50]" office:value-type="float" office:value="0.36885547283291" calcext:value-type="float">
            <text:p>0.36885547283291</text:p>
          </table:table-cell>
          <table:table-cell table:style-name="ce4" table:formula="of:=[$redistribution_low.C50]" office:value-type="float" office:value="0.457469521866511" calcext:value-type="float">
            <text:p>0.457469521866511</text:p>
          </table:table-cell>
          <table:table-cell table:style-name="ce4" table:formula="of:=[$redistribution_low.D50]" office:value-type="float" office:value="0.385540960414796" calcext:value-type="float">
            <text:p>0.385540960414796</text:p>
          </table:table-cell>
          <table:table-cell table:style-name="ce4" table:formula="of:=[$redistribution_low.E50]" office:value-type="float" office:value="0.434996442667316" calcext:value-type="float">
            <text:p>0.434996442667316</text:p>
          </table:table-cell>
          <table:table-cell/>
          <table:table-cell table:style-name="ce4" table:formula="of:=[$Redistribution_high.B50]" office:value-type="float" office:value="0.379404498431074" calcext:value-type="float">
            <text:p>0.379404498431074</text:p>
          </table:table-cell>
          <table:table-cell table:style-name="ce4" table:formula="of:=[$Redistribution_high.C50]" office:value-type="float" office:value="0.471222345291071" calcext:value-type="float">
            <text:p>0.471222345291071</text:p>
          </table:table-cell>
          <table:table-cell table:style-name="ce4" table:formula="of:=[$Redistribution_high.D50]" office:value-type="float" office:value="0.396560317593457" calcext:value-type="float">
            <text:p>0.396560317593457</text:p>
          </table:table-cell>
          <table:table-cell table:style-name="ce4" table:formula="of:=[$Redistribution_high.E50]" office:value-type="float" office:value="0.44444731337383" calcext:value-type="float">
            <text:p>0.44444731337383</text:p>
          </table:table-cell>
          <table:table-cell table:number-columns-repeated="49"/>
        </table:table-row>
        <table:table-row table:style-name="ro3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central.B51]" office:value-type="float" office:value="0.383360534980089" calcext:value-type="float">
            <text:p>0.383360534980089</text:p>
          </table:table-cell>
          <table:table-cell table:style-name="ce4" table:formula="of:=[$Redistribution_central.C51]" office:value-type="float" office:value="0.474775539849266" calcext:value-type="float">
            <text:p>0.474775539849266</text:p>
          </table:table-cell>
          <table:table-cell table:style-name="ce4" table:formula="of:=[$Redistribution_central.D51]" office:value-type="float" office:value="0.397342768897571" calcext:value-type="float">
            <text:p>0.397342768897571</text:p>
          </table:table-cell>
          <table:table-cell table:style-name="ce4" table:formula="of:=[$Redistribution_central.E51]" office:value-type="float" office:value="0.456162584302167" calcext:value-type="float">
            <text:p>0.456162584302167</text:p>
          </table:table-cell>
          <table:table-cell/>
          <table:table-cell table:style-name="ce4" table:formula="of:=[$redistribution_low.B51]" office:value-type="float" office:value="0.372159965601334" calcext:value-type="float">
            <text:p>0.372159965601334</text:p>
          </table:table-cell>
          <table:table-cell table:style-name="ce4" table:formula="of:=[$redistribution_low.C51]" office:value-type="float" office:value="0.451848798770341" calcext:value-type="float">
            <text:p>0.451848798770341</text:p>
          </table:table-cell>
          <table:table-cell table:style-name="ce4" table:formula="of:=[$redistribution_low.D51]" office:value-type="float" office:value="0.384221093323103" calcext:value-type="float">
            <text:p>0.384221093323103</text:p>
          </table:table-cell>
          <table:table-cell table:style-name="ce4" table:formula="of:=[$redistribution_low.E51]" office:value-type="float" office:value="0.437609694294854" calcext:value-type="float">
            <text:p>0.437609694294854</text:p>
          </table:table-cell>
          <table:table-cell/>
          <table:table-cell table:style-name="ce4" table:formula="of:=[$Redistribution_high.B51]" office:value-type="float" office:value="0.372207064965416" calcext:value-type="float">
            <text:p>0.372207064965416</text:p>
          </table:table-cell>
          <table:table-cell table:style-name="ce4" table:formula="of:=[$Redistribution_high.C51]" office:value-type="float" office:value="0.457804106415105" calcext:value-type="float">
            <text:p>0.457804106415105</text:p>
          </table:table-cell>
          <table:table-cell table:style-name="ce4" table:formula="of:=[$Redistribution_high.D51]" office:value-type="float" office:value="0.38752189723908" calcext:value-type="float">
            <text:p>0.38752189723908</text:p>
          </table:table-cell>
          <table:table-cell table:style-name="ce4" table:formula="of:=[$Redistribution_high.E51]" office:value-type="float" office:value="0.434729943326464" calcext:value-type="float">
            <text:p>0.434729943326464</text:p>
          </table:table-cell>
          <table:table-cell table:number-columns-repeated="49"/>
        </table:table-row>
        <table:table-row table:style-name="ro3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central.B52]" office:value-type="float" office:value="0.376705780664397" calcext:value-type="float">
            <text:p>0.376705780664397</text:p>
          </table:table-cell>
          <table:table-cell table:style-name="ce4" table:formula="of:=[$Redistribution_central.C52]" office:value-type="float" office:value="0.465859159496812" calcext:value-type="float">
            <text:p>0.465859159496812</text:p>
          </table:table-cell>
          <table:table-cell table:style-name="ce4" table:formula="of:=[$Redistribution_central.D52]" office:value-type="float" office:value="0.3909687114861" calcext:value-type="float">
            <text:p>0.3909687114861</text:p>
          </table:table-cell>
          <table:table-cell table:style-name="ce4" table:formula="of:=[$Redistribution_central.E52]" office:value-type="float" office:value="0.446572475259468" calcext:value-type="float">
            <text:p>0.446572475259468</text:p>
          </table:table-cell>
          <table:table-cell/>
          <table:table-cell table:style-name="ce4" table:formula="of:=[$redistribution_low.B52]" office:value-type="float" office:value="0.378317583529728" calcext:value-type="float">
            <text:p>0.378317583529728</text:p>
          </table:table-cell>
          <table:table-cell table:style-name="ce4" table:formula="of:=[$redistribution_low.C52]" office:value-type="float" office:value="0.47048175130898" calcext:value-type="float">
            <text:p>0.47048175130898</text:p>
          </table:table-cell>
          <table:table-cell table:style-name="ce4" table:formula="of:=[$redistribution_low.D52]" office:value-type="float" office:value="0.394406979276357" calcext:value-type="float">
            <text:p>0.394406979276357</text:p>
          </table:table-cell>
          <table:table-cell table:style-name="ce4" table:formula="of:=[$redistribution_low.E52]" office:value-type="float" office:value="0.447383450990386" calcext:value-type="float">
            <text:p>0.447383450990386</text:p>
          </table:table-cell>
          <table:table-cell/>
          <table:table-cell table:style-name="ce4" table:formula="of:=[$Redistribution_high.B52]" office:value-type="float" office:value="0.370885341535153" calcext:value-type="float">
            <text:p>0.370885341535153</text:p>
          </table:table-cell>
          <table:table-cell table:style-name="ce4" table:formula="of:=[$Redistribution_high.C52]" office:value-type="float" office:value="0.453683116985826" calcext:value-type="float">
            <text:p>0.453683116985826</text:p>
          </table:table-cell>
          <table:table-cell table:style-name="ce4" table:formula="of:=[$Redistribution_high.D52]" office:value-type="float" office:value="0.383450707596841" calcext:value-type="float">
            <text:p>0.383450707596841</text:p>
          </table:table-cell>
          <table:table-cell table:style-name="ce4" table:formula="of:=[$Redistribution_high.E52]" office:value-type="float" office:value="0.435285636649414" calcext:value-type="float">
            <text:p>0.435285636649414</text:p>
          </table:table-cell>
          <table:table-cell table:number-columns-repeated="49"/>
        </table:table-row>
        <table:table-row table:style-name="ro3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central.B53]" office:value-type="float" office:value="0.37475814249024" calcext:value-type="float">
            <text:p>0.37475814249024</text:p>
          </table:table-cell>
          <table:table-cell table:style-name="ce4" table:formula="of:=[$Redistribution_central.C53]" office:value-type="float" office:value="0.45671256894227" calcext:value-type="float">
            <text:p>0.45671256894227</text:p>
          </table:table-cell>
          <table:table-cell table:style-name="ce4" table:formula="of:=[$Redistribution_central.D53]" office:value-type="float" office:value="0.386915447034715" calcext:value-type="float">
            <text:p>0.386915447034715</text:p>
          </table:table-cell>
          <table:table-cell table:style-name="ce4" table:formula="of:=[$Redistribution_central.E53]" office:value-type="float" office:value="0.439990721460444" calcext:value-type="float">
            <text:p>0.439990721460444</text:p>
          </table:table-cell>
          <table:table-cell/>
          <table:table-cell table:style-name="ce4" table:formula="of:=[$redistribution_low.B53]" office:value-type="float" office:value="0.376965031479175" calcext:value-type="float">
            <text:p>0.376965031479175</text:p>
          </table:table-cell>
          <table:table-cell table:style-name="ce4" table:formula="of:=[$redistribution_low.C53]" office:value-type="float" office:value="0.466453716360805" calcext:value-type="float">
            <text:p>0.466453716360805</text:p>
          </table:table-cell>
          <table:table-cell table:style-name="ce4" table:formula="of:=[$redistribution_low.D53]" office:value-type="float" office:value="0.39098506831784" calcext:value-type="float">
            <text:p>0.39098506831784</text:p>
          </table:table-cell>
          <table:table-cell table:style-name="ce4" table:formula="of:=[$redistribution_low.E53]" office:value-type="float" office:value="0.446903311070678" calcext:value-type="float">
            <text:p>0.446903311070678</text:p>
          </table:table-cell>
          <table:table-cell/>
          <table:table-cell table:style-name="ce4" table:formula="of:=[$Redistribution_high.B53]" office:value-type="float" office:value="0.370405319991462" calcext:value-type="float">
            <text:p>0.370405319991462</text:p>
          </table:table-cell>
          <table:table-cell table:style-name="ce4" table:formula="of:=[$Redistribution_high.C53]" office:value-type="float" office:value="0.459182285507894" calcext:value-type="float">
            <text:p>0.459182285507894</text:p>
          </table:table-cell>
          <table:table-cell table:style-name="ce4" table:formula="of:=[$Redistribution_high.D53]" office:value-type="float" office:value="0.382812966461347" calcext:value-type="float">
            <text:p>0.382812966461347</text:p>
          </table:table-cell>
          <table:table-cell table:style-name="ce4" table:formula="of:=[$Redistribution_high.E53]" office:value-type="float" office:value="0.440213048006511" calcext:value-type="float">
            <text:p>0.440213048006511</text:p>
          </table:table-cell>
          <table:table-cell table:number-columns-repeated="49"/>
        </table:table-row>
        <table:table-row table:style-name="ro3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central.B54]" office:value-type="float" office:value="0.370627535548104" calcext:value-type="float">
            <text:p>0.370627535548104</text:p>
          </table:table-cell>
          <table:table-cell table:style-name="ce4" table:formula="of:=[$Redistribution_central.C54]" office:value-type="float" office:value="0.45766189779091" calcext:value-type="float">
            <text:p>0.45766189779091</text:p>
          </table:table-cell>
          <table:table-cell table:style-name="ce4" table:formula="of:=[$Redistribution_central.D54]" office:value-type="float" office:value="0.386159006982551" calcext:value-type="float">
            <text:p>0.386159006982551</text:p>
          </table:table-cell>
          <table:table-cell table:style-name="ce4" table:formula="of:=[$Redistribution_central.E54]" office:value-type="float" office:value="0.436119446447057" calcext:value-type="float">
            <text:p>0.436119446447057</text:p>
          </table:table-cell>
          <table:table-cell/>
          <table:table-cell table:style-name="ce4" table:formula="of:=[$redistribution_low.B54]" office:value-type="float" office:value="0.371495042262911" calcext:value-type="float">
            <text:p>0.371495042262911</text:p>
          </table:table-cell>
          <table:table-cell table:style-name="ce4" table:formula="of:=[$redistribution_low.C54]" office:value-type="float" office:value="0.462413436650555" calcext:value-type="float">
            <text:p>0.462413436650555</text:p>
          </table:table-cell>
          <table:table-cell table:style-name="ce4" table:formula="of:=[$redistribution_low.D54]" office:value-type="float" office:value="0.388427917305667" calcext:value-type="float">
            <text:p>0.388427917305667</text:p>
          </table:table-cell>
          <table:table-cell table:style-name="ce4" table:formula="of:=[$redistribution_low.E54]" office:value-type="float" office:value="0.436535673233673" calcext:value-type="float">
            <text:p>0.436535673233673</text:p>
          </table:table-cell>
          <table:table-cell/>
          <table:table-cell table:style-name="ce4" table:formula="of:=[$Redistribution_high.B54]" office:value-type="float" office:value="0.365517006168067" calcext:value-type="float">
            <text:p>0.365517006168067</text:p>
          </table:table-cell>
          <table:table-cell table:style-name="ce4" table:formula="of:=[$Redistribution_high.C54]" office:value-type="float" office:value="0.455504449729443" calcext:value-type="float">
            <text:p>0.455504449729443</text:p>
          </table:table-cell>
          <table:table-cell table:style-name="ce4" table:formula="of:=[$Redistribution_high.D54]" office:value-type="float" office:value="0.382873280044785" calcext:value-type="float">
            <text:p>0.382873280044785</text:p>
          </table:table-cell>
          <table:table-cell table:style-name="ce4" table:formula="of:=[$Redistribution_high.E54]" office:value-type="float" office:value="0.430191963479561" calcext:value-type="float">
            <text:p>0.430191963479561</text:p>
          </table:table-cell>
          <table:table-cell table:number-columns-repeated="49"/>
        </table:table-row>
        <table:table-row table:style-name="ro3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central.B55]" office:value-type="float" office:value="0.372640146902935" calcext:value-type="float">
            <text:p>0.372640146902935</text:p>
          </table:table-cell>
          <table:table-cell table:style-name="ce4" table:formula="of:=[$Redistribution_central.C55]" office:value-type="float" office:value="0.455142986163746" calcext:value-type="float">
            <text:p>0.455142986163746</text:p>
          </table:table-cell>
          <table:table-cell table:style-name="ce4" table:formula="of:=[$Redistribution_central.D55]" office:value-type="float" office:value="0.383562290582298" calcext:value-type="float">
            <text:p>0.383562290582298</text:p>
          </table:table-cell>
          <table:table-cell table:style-name="ce4" table:formula="of:=[$Redistribution_central.E55]" office:value-type="float" office:value="0.441387937637564" calcext:value-type="float">
            <text:p>0.441387937637564</text:p>
          </table:table-cell>
          <table:table-cell/>
          <table:table-cell table:style-name="ce4" table:formula="of:=[$redistribution_low.B55]" office:value-type="float" office:value="0.377428964679368" calcext:value-type="float">
            <text:p>0.377428964679368</text:p>
          </table:table-cell>
          <table:table-cell table:style-name="ce4" table:formula="of:=[$redistribution_low.C55]" office:value-type="float" office:value="0.466721432209155" calcext:value-type="float">
            <text:p>0.466721432209155</text:p>
          </table:table-cell>
          <table:table-cell table:style-name="ce4" table:formula="of:=[$redistribution_low.D55]" office:value-type="float" office:value="0.391696766308837" calcext:value-type="float">
            <text:p>0.391696766308837</text:p>
          </table:table-cell>
          <table:table-cell table:style-name="ce4" table:formula="of:=[$redistribution_low.E55]" office:value-type="float" office:value="0.444137468201914" calcext:value-type="float">
            <text:p>0.444137468201914</text:p>
          </table:table-cell>
          <table:table-cell/>
          <table:table-cell table:style-name="ce4" table:formula="of:=[$Redistribution_high.B55]" office:value-type="float" office:value="0.369520587196686" calcext:value-type="float">
            <text:p>0.369520587196686</text:p>
          </table:table-cell>
          <table:table-cell table:style-name="ce4" table:formula="of:=[$Redistribution_high.C55]" office:value-type="float" office:value="0.457741132149054" calcext:value-type="float">
            <text:p>0.457741132149054</text:p>
          </table:table-cell>
          <table:table-cell table:style-name="ce4" table:formula="of:=[$Redistribution_high.D55]" office:value-type="float" office:value="0.381925972499568" calcext:value-type="float">
            <text:p>0.381925972499568</text:p>
          </table:table-cell>
          <table:table-cell table:style-name="ce4" table:formula="of:=[$Redistribution_high.E55]" office:value-type="float" office:value="0.439461864774709" calcext:value-type="float">
            <text:p>0.439461864774709</text:p>
          </table:table-cell>
          <table:table-cell table:number-columns-repeated="49"/>
        </table:table-row>
        <table:table-row table:style-name="ro3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central.B56]" office:value-type="float" office:value="0.375890576842114" calcext:value-type="float">
            <text:p>0.375890576842114</text:p>
          </table:table-cell>
          <table:table-cell table:style-name="ce4" table:formula="of:=[$Redistribution_central.C56]" office:value-type="float" office:value="0.462842010359294" calcext:value-type="float">
            <text:p>0.462842010359294</text:p>
          </table:table-cell>
          <table:table-cell table:style-name="ce4" table:formula="of:=[$Redistribution_central.D56]" office:value-type="float" office:value="0.38638490275969" calcext:value-type="float">
            <text:p>0.38638490275969</text:p>
          </table:table-cell>
          <table:table-cell table:style-name="ce4" table:formula="of:=[$Redistribution_central.E56]" office:value-type="float" office:value="0.448992194925721" calcext:value-type="float">
            <text:p>0.448992194925721</text:p>
          </table:table-cell>
          <table:table-cell/>
          <table:table-cell table:style-name="ce4" table:formula="of:=[$redistribution_low.B56]" office:value-type="float" office:value="0.377285260956807" calcext:value-type="float">
            <text:p>0.377285260956807</text:p>
          </table:table-cell>
          <table:table-cell table:style-name="ce4" table:formula="of:=[$redistribution_low.C56]" office:value-type="float" office:value="0.466662616092159" calcext:value-type="float">
            <text:p>0.466662616092159</text:p>
          </table:table-cell>
          <table:table-cell table:style-name="ce4" table:formula="of:=[$redistribution_low.D56]" office:value-type="float" office:value="0.391297625159712" calcext:value-type="float">
            <text:p>0.391297625159712</text:p>
          </table:table-cell>
          <table:table-cell table:style-name="ce4" table:formula="of:=[$redistribution_low.E56]" office:value-type="float" office:value="0.444765908322171" calcext:value-type="float">
            <text:p>0.444765908322171</text:p>
          </table:table-cell>
          <table:table-cell/>
          <table:table-cell table:style-name="ce4" table:formula="of:=[$Redistribution_high.B56]" office:value-type="float" office:value="0.367585765706889" calcext:value-type="float">
            <text:p>0.367585765706889</text:p>
          </table:table-cell>
          <table:table-cell table:style-name="ce4" table:formula="of:=[$Redistribution_high.C56]" office:value-type="float" office:value="0.455186842513368" calcext:value-type="float">
            <text:p>0.455186842513368</text:p>
          </table:table-cell>
          <table:table-cell table:style-name="ce4" table:formula="of:=[$Redistribution_high.D56]" office:value-type="float" office:value="0.377351883904791" calcext:value-type="float">
            <text:p>0.377351883904791</text:p>
          </table:table-cell>
          <table:table-cell table:style-name="ce4" table:formula="of:=[$Redistribution_high.E56]" office:value-type="float" office:value="0.440127050868518" calcext:value-type="float">
            <text:p>0.440127050868518</text:p>
          </table:table-cell>
          <table:table-cell table:number-columns-repeated="49"/>
        </table:table-row>
        <table:table-row table:style-name="ro3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central.B57]" office:value-type="float" office:value="0.371871798152402" calcext:value-type="float">
            <text:p>0.371871798152402</text:p>
          </table:table-cell>
          <table:table-cell table:style-name="ce4" table:formula="of:=[$Redistribution_central.C57]" office:value-type="float" office:value="0.456399204401652" calcext:value-type="float">
            <text:p>0.456399204401652</text:p>
          </table:table-cell>
          <table:table-cell table:style-name="ce4" table:formula="of:=[$Redistribution_central.D57]" office:value-type="float" office:value="0.383076171346365" calcext:value-type="float">
            <text:p>0.383076171346365</text:p>
          </table:table-cell>
          <table:table-cell table:style-name="ce4" table:formula="of:=[$Redistribution_central.E57]" office:value-type="float" office:value="0.44173947092529" calcext:value-type="float">
            <text:p>0.44173947092529</text:p>
          </table:table-cell>
          <table:table-cell/>
          <table:table-cell table:style-name="ce4" table:formula="of:=[$redistribution_low.B57]" office:value-type="float" office:value="0.373736989447344" calcext:value-type="float">
            <text:p>0.373736989447344</text:p>
          </table:table-cell>
          <table:table-cell table:style-name="ce4" table:formula="of:=[$redistribution_low.C57]" office:value-type="float" office:value="0.458377508432454" calcext:value-type="float">
            <text:p>0.458377508432454</text:p>
          </table:table-cell>
          <table:table-cell table:style-name="ce4" table:formula="of:=[$redistribution_low.D57]" office:value-type="float" office:value="0.386785946178159" calcext:value-type="float">
            <text:p>0.386785946178159</text:p>
          </table:table-cell>
          <table:table-cell table:style-name="ce4" table:formula="of:=[$redistribution_low.E57]" office:value-type="float" office:value="0.43706662415892" calcext:value-type="float">
            <text:p>0.43706662415892</text:p>
          </table:table-cell>
          <table:table-cell/>
          <table:table-cell table:style-name="ce4" table:formula="of:=[$Redistribution_high.B57]" office:value-type="float" office:value="0.372176693216463" calcext:value-type="float">
            <text:p>0.372176693216463</text:p>
          </table:table-cell>
          <table:table-cell table:style-name="ce4" table:formula="of:=[$Redistribution_high.C57]" office:value-type="float" office:value="0.459970956741531" calcext:value-type="float">
            <text:p>0.459970956741531</text:p>
          </table:table-cell>
          <table:table-cell table:style-name="ce4" table:formula="of:=[$Redistribution_high.D57]" office:value-type="float" office:value="0.382444394932568" calcext:value-type="float">
            <text:p>0.382444394932568</text:p>
          </table:table-cell>
          <table:table-cell table:style-name="ce4" table:formula="of:=[$Redistribution_high.E57]" office:value-type="float" office:value="0.445986462266233" calcext:value-type="float">
            <text:p>0.445986462266233</text:p>
          </table:table-cell>
          <table:table-cell table:number-columns-repeated="49"/>
        </table:table-row>
        <table:table-row table:style-name="ro3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central.B58]" office:value-type="float" office:value="0.369170084998708" calcext:value-type="float">
            <text:p>0.369170084998708</text:p>
          </table:table-cell>
          <table:table-cell table:style-name="ce4" table:formula="of:=[$Redistribution_central.C58]" office:value-type="float" office:value="0.46202275990435" calcext:value-type="float">
            <text:p>0.46202275990435</text:p>
          </table:table-cell>
          <table:table-cell table:style-name="ce4" table:formula="of:=[$Redistribution_central.D58]" office:value-type="float" office:value="0.38487602539686" calcext:value-type="float">
            <text:p>0.38487602539686</text:p>
          </table:table-cell>
          <table:table-cell table:style-name="ce4" table:formula="of:=[$Redistribution_central.E58]" office:value-type="float" office:value="0.440772594265687" calcext:value-type="float">
            <text:p>0.440772594265687</text:p>
          </table:table-cell>
          <table:table-cell/>
          <table:table-cell table:style-name="ce4" table:formula="of:=[$redistribution_low.B58]" office:value-type="float" office:value="0.36844820699107" calcext:value-type="float">
            <text:p>0.36844820699107</text:p>
          </table:table-cell>
          <table:table-cell table:style-name="ce4" table:formula="of:=[$redistribution_low.C58]" office:value-type="float" office:value="0.452818781489777" calcext:value-type="float">
            <text:p>0.452818781489777</text:p>
          </table:table-cell>
          <table:table-cell table:style-name="ce4" table:formula="of:=[$redistribution_low.D58]" office:value-type="float" office:value="0.385020549019914" calcext:value-type="float">
            <text:p>0.385020549019914</text:p>
          </table:table-cell>
          <table:table-cell table:style-name="ce4" table:formula="of:=[$redistribution_low.E58]" office:value-type="float" office:value="0.426499974641208" calcext:value-type="float">
            <text:p>0.426499974641208</text:p>
          </table:table-cell>
          <table:table-cell/>
          <table:table-cell table:style-name="ce4" table:formula="of:=[$Redistribution_high.B58]" office:value-type="float" office:value="0.367351403946864" calcext:value-type="float">
            <text:p>0.367351403946864</text:p>
          </table:table-cell>
          <table:table-cell table:style-name="ce4" table:formula="of:=[$Redistribution_high.C58]" office:value-type="float" office:value="0.459559853832643" calcext:value-type="float">
            <text:p>0.459559853832643</text:p>
          </table:table-cell>
          <table:table-cell table:style-name="ce4" table:formula="of:=[$Redistribution_high.D58]" office:value-type="float" office:value="0.380799049845261" calcext:value-type="float">
            <text:p>0.380799049845261</text:p>
          </table:table-cell>
          <table:table-cell table:style-name="ce4" table:formula="of:=[$Redistribution_high.E58]" office:value-type="float" office:value="0.438780537416718" calcext:value-type="float">
            <text:p>0.438780537416718</text:p>
          </table:table-cell>
          <table:table-cell table:number-columns-repeated="49"/>
        </table:table-row>
        <table:table-row table:style-name="ro3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central.B59]" office:value-type="float" office:value="0.375241288682056" calcext:value-type="float">
            <text:p>0.375241288682056</text:p>
          </table:table-cell>
          <table:table-cell table:style-name="ce4" table:formula="of:=[$Redistribution_central.C59]" office:value-type="float" office:value="0.463706111575042" calcext:value-type="float">
            <text:p>0.463706111575042</text:p>
          </table:table-cell>
          <table:table-cell table:style-name="ce4" table:formula="of:=[$Redistribution_central.D59]" office:value-type="float" office:value="0.386327291231749" calcext:value-type="float">
            <text:p>0.386327291231749</text:p>
          </table:table-cell>
          <table:table-cell table:style-name="ce4" table:formula="of:=[$Redistribution_central.E59]" office:value-type="float" office:value="0.44912591697221" calcext:value-type="float">
            <text:p>0.44912591697221</text:p>
          </table:table-cell>
          <table:table-cell/>
          <table:table-cell table:style-name="ce4" table:formula="of:=[$redistribution_low.B59]" office:value-type="float" office:value="0.373276410848523" calcext:value-type="float">
            <text:p>0.373276410848523</text:p>
          </table:table-cell>
          <table:table-cell table:style-name="ce4" table:formula="of:=[$redistribution_low.C59]" office:value-type="float" office:value="0.457370518518693" calcext:value-type="float">
            <text:p>0.457370518518693</text:p>
          </table:table-cell>
          <table:table-cell table:style-name="ce4" table:formula="of:=[$redistribution_low.D59]" office:value-type="float" office:value="0.386990773421516" calcext:value-type="float">
            <text:p>0.386990773421516</text:p>
          </table:table-cell>
          <table:table-cell table:style-name="ce4" table:formula="of:=[$redistribution_low.E59]" office:value-type="float" office:value="0.435944927351368" calcext:value-type="float">
            <text:p>0.435944927351368</text:p>
          </table:table-cell>
          <table:table-cell/>
          <table:table-cell table:style-name="ce4" table:formula="of:=[$Redistribution_high.B59]" office:value-type="float" office:value="0.371924387939339" calcext:value-type="float">
            <text:p>0.371924387939339</text:p>
          </table:table-cell>
          <table:table-cell table:style-name="ce4" table:formula="of:=[$Redistribution_high.C59]" office:value-type="float" office:value="0.462982298675402" calcext:value-type="float">
            <text:p>0.462982298675402</text:p>
          </table:table-cell>
          <table:table-cell table:style-name="ce4" table:formula="of:=[$Redistribution_high.D59]" office:value-type="float" office:value="0.382273889054002" calcext:value-type="float">
            <text:p>0.382273889054002</text:p>
          </table:table-cell>
          <table:table-cell table:style-name="ce4" table:formula="of:=[$Redistribution_high.E59]" office:value-type="float" office:value="0.446850829273629" calcext:value-type="float">
            <text:p>0.446850829273629</text:p>
          </table:table-cell>
          <table:table-cell table:number-columns-repeated="49"/>
        </table:table-row>
        <table:table-row table:style-name="ro3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central.B60]" office:value-type="float" office:value="0.376877166208973" calcext:value-type="float">
            <text:p>0.376877166208973</text:p>
          </table:table-cell>
          <table:table-cell table:style-name="ce4" table:formula="of:=[$Redistribution_central.C60]" office:value-type="float" office:value="0.463281476178053" calcext:value-type="float">
            <text:p>0.463281476178053</text:p>
          </table:table-cell>
          <table:table-cell table:style-name="ce4" table:formula="of:=[$Redistribution_central.D60]" office:value-type="float" office:value="0.387244525504512" calcext:value-type="float">
            <text:p>0.387244525504512</text:p>
          </table:table-cell>
          <table:table-cell table:style-name="ce4" table:formula="of:=[$Redistribution_central.E60]" office:value-type="float" office:value="0.449278998833113" calcext:value-type="float">
            <text:p>0.449278998833113</text:p>
          </table:table-cell>
          <table:table-cell/>
          <table:table-cell table:style-name="ce4" table:formula="of:=[$redistribution_low.B60]" office:value-type="float" office:value="0.374312516943639" calcext:value-type="float">
            <text:p>0.374312516943639</text:p>
          </table:table-cell>
          <table:table-cell table:style-name="ce4" table:formula="of:=[$redistribution_low.C60]" office:value-type="float" office:value="0.456863853603021" calcext:value-type="float">
            <text:p>0.456863853603021</text:p>
          </table:table-cell>
          <table:table-cell table:style-name="ce4" table:formula="of:=[$redistribution_low.D60]" office:value-type="float" office:value="0.38627078419571" calcext:value-type="float">
            <text:p>0.38627078419571</text:p>
          </table:table-cell>
          <table:table-cell table:style-name="ce4" table:formula="of:=[$redistribution_low.E60]" office:value-type="float" office:value="0.437425789245735" calcext:value-type="float">
            <text:p>0.437425789245735</text:p>
          </table:table-cell>
          <table:table-cell/>
          <table:table-cell table:style-name="ce4" table:formula="of:=[$Redistribution_high.B60]" office:value-type="float" office:value="0.366855864113743" calcext:value-type="float">
            <text:p>0.366855864113743</text:p>
          </table:table-cell>
          <table:table-cell table:style-name="ce4" table:formula="of:=[$Redistribution_high.C60]" office:value-type="float" office:value="0.4559298302055" calcext:value-type="float">
            <text:p>0.4559298302055</text:p>
          </table:table-cell>
          <table:table-cell table:style-name="ce4" table:formula="of:=[$Redistribution_high.D60]" office:value-type="float" office:value="0.378997894016268" calcext:value-type="float">
            <text:p>0.378997894016268</text:p>
          </table:table-cell>
          <table:table-cell table:style-name="ce4" table:formula="of:=[$Redistribution_high.E60]" office:value-type="float" office:value="0.43986364777734" calcext:value-type="float">
            <text:p>0.43986364777734</text:p>
          </table:table-cell>
          <table:table-cell table:number-columns-repeated="49"/>
        </table:table-row>
        <table:table-row table:style-name="ro3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central.B61]" office:value-type="float" office:value="0.382584648447022" calcext:value-type="float">
            <text:p>0.382584648447022</text:p>
          </table:table-cell>
          <table:table-cell table:style-name="ce4" table:formula="of:=[$Redistribution_central.C61]" office:value-type="float" office:value="0.471946531545275" calcext:value-type="float">
            <text:p>0.471946531545275</text:p>
          </table:table-cell>
          <table:table-cell table:style-name="ce4" table:formula="of:=[$Redistribution_central.D61]" office:value-type="float" office:value="0.393295106757965" calcext:value-type="float">
            <text:p>0.393295106757965</text:p>
          </table:table-cell>
          <table:table-cell table:style-name="ce4" table:formula="of:=[$Redistribution_central.E61]" office:value-type="float" office:value="0.457952151652188" calcext:value-type="float">
            <text:p>0.457952151652188</text:p>
          </table:table-cell>
          <table:table-cell/>
          <table:table-cell table:style-name="ce4" table:formula="of:=[$redistribution_low.B61]" office:value-type="float" office:value="0.377704219465093" calcext:value-type="float">
            <text:p>0.377704219465093</text:p>
          </table:table-cell>
          <table:table-cell table:style-name="ce4" table:formula="of:=[$redistribution_low.C61]" office:value-type="float" office:value="0.458726488893122" calcext:value-type="float">
            <text:p>0.458726488893122</text:p>
          </table:table-cell>
          <table:table-cell table:style-name="ce4" table:formula="of:=[$redistribution_low.D61]" office:value-type="float" office:value="0.386244658928323" calcext:value-type="float">
            <text:p>0.386244658928323</text:p>
          </table:table-cell>
          <table:table-cell table:style-name="ce4" table:formula="of:=[$redistribution_low.E61]" office:value-type="float" office:value="0.443444269550832" calcext:value-type="float">
            <text:p>0.443444269550832</text:p>
          </table:table-cell>
          <table:table-cell/>
          <table:table-cell table:style-name="ce4" table:formula="of:=[$Redistribution_high.B61]" office:value-type="float" office:value="0.362650952192743" calcext:value-type="float">
            <text:p>0.362650952192743</text:p>
          </table:table-cell>
          <table:table-cell table:style-name="ce4" table:formula="of:=[$Redistribution_high.C61]" office:value-type="float" office:value="0.446910091928898" calcext:value-type="float">
            <text:p>0.446910091928898</text:p>
          </table:table-cell>
          <table:table-cell table:style-name="ce4" table:formula="of:=[$Redistribution_high.D61]" office:value-type="float" office:value="0.373275700760344" calcext:value-type="float">
            <text:p>0.373275700760344</text:p>
          </table:table-cell>
          <table:table-cell table:style-name="ce4" table:formula="of:=[$Redistribution_high.E61]" office:value-type="float" office:value="0.430365083485419" calcext:value-type="float">
            <text:p>0.430365083485419</text:p>
          </table:table-cell>
          <table:table-cell table:number-columns-repeated="49"/>
        </table:table-row>
        <table:table-row table:style-name="ro3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central.B62]" office:value-type="float" office:value="0.376204489936924" calcext:value-type="float">
            <text:p>0.376204489936924</text:p>
          </table:table-cell>
          <table:table-cell table:style-name="ce4" table:formula="of:=[$Redistribution_central.C62]" office:value-type="float" office:value="0.469823570106553" calcext:value-type="float">
            <text:p>0.469823570106553</text:p>
          </table:table-cell>
          <table:table-cell table:style-name="ce4" table:formula="of:=[$Redistribution_central.D62]" office:value-type="float" office:value="0.389260981216037" calcext:value-type="float">
            <text:p>0.389260981216037</text:p>
          </table:table-cell>
          <table:table-cell table:style-name="ce4" table:formula="of:=[$Redistribution_central.E62]" office:value-type="float" office:value="0.452221640466167" calcext:value-type="float">
            <text:p>0.452221640466167</text:p>
          </table:table-cell>
          <table:table-cell/>
          <table:table-cell table:style-name="ce4" table:formula="of:=[$redistribution_low.B62]" office:value-type="float" office:value="0.370921684065237" calcext:value-type="float">
            <text:p>0.370921684065237</text:p>
          </table:table-cell>
          <table:table-cell table:style-name="ce4" table:formula="of:=[$redistribution_low.C62]" office:value-type="float" office:value="0.454355958983228" calcext:value-type="float">
            <text:p>0.454355958983228</text:p>
          </table:table-cell>
          <table:table-cell table:style-name="ce4" table:formula="of:=[$redistribution_low.D62]" office:value-type="float" office:value="0.383615880110751" calcext:value-type="float">
            <text:p>0.383615880110751</text:p>
          </table:table-cell>
          <table:table-cell table:style-name="ce4" table:formula="of:=[$redistribution_low.E62]" office:value-type="float" office:value="0.433644274883773" calcext:value-type="float">
            <text:p>0.433644274883773</text:p>
          </table:table-cell>
          <table:table-cell/>
          <table:table-cell table:style-name="ce4" table:formula="of:=[$Redistribution_high.B62]" office:value-type="float" office:value="0.357512791929182" calcext:value-type="float">
            <text:p>0.357512791929182</text:p>
          </table:table-cell>
          <table:table-cell table:style-name="ce4" table:formula="of:=[$Redistribution_high.C62]" office:value-type="float" office:value="0.444213537335908" calcext:value-type="float">
            <text:p>0.444213537335908</text:p>
          </table:table-cell>
          <table:table-cell table:style-name="ce4" table:formula="of:=[$Redistribution_high.D62]" office:value-type="float" office:value="0.369204675449184" calcext:value-type="float">
            <text:p>0.369204675449184</text:p>
          </table:table-cell>
          <table:table-cell table:style-name="ce4" table:formula="of:=[$Redistribution_high.E62]" office:value-type="float" office:value="0.428510580210286" calcext:value-type="float">
            <text:p>0.428510580210286</text:p>
          </table:table-cell>
          <table:table-cell table:number-columns-repeated="49"/>
        </table:table-row>
        <table:table-row table:style-name="ro3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central.B63]" office:value-type="float" office:value="0.382636419828733" calcext:value-type="float">
            <text:p>0.382636419828733</text:p>
          </table:table-cell>
          <table:table-cell table:style-name="ce4" table:formula="of:=[$Redistribution_central.C63]" office:value-type="float" office:value="0.470985061326385" calcext:value-type="float">
            <text:p>0.470985061326385</text:p>
          </table:table-cell>
          <table:table-cell table:style-name="ce4" table:formula="of:=[$Redistribution_central.D63]" office:value-type="float" office:value="0.392055823063299" calcext:value-type="float">
            <text:p>0.392055823063299</text:p>
          </table:table-cell>
          <table:table-cell table:style-name="ce4" table:formula="of:=[$Redistribution_central.E63]" office:value-type="float" office:value="0.45719236774169" calcext:value-type="float">
            <text:p>0.45719236774169</text:p>
          </table:table-cell>
          <table:table-cell/>
          <table:table-cell table:style-name="ce4" table:formula="of:=[$redistribution_low.B63]" office:value-type="float" office:value="0.375559793620085" calcext:value-type="float">
            <text:p>0.375559793620085</text:p>
          </table:table-cell>
          <table:table-cell table:style-name="ce4" table:formula="of:=[$redistribution_low.C63]" office:value-type="float" office:value="0.455018930735702" calcext:value-type="float">
            <text:p>0.455018930735702</text:p>
          </table:table-cell>
          <table:table-cell table:style-name="ce4" table:formula="of:=[$redistribution_low.D63]" office:value-type="float" office:value="0.385015816333114" calcext:value-type="float">
            <text:p>0.385015816333114</text:p>
          </table:table-cell>
          <table:table-cell table:style-name="ce4" table:formula="of:=[$redistribution_low.E63]" office:value-type="float" office:value="0.441472372997151" calcext:value-type="float">
            <text:p>0.441472372997151</text:p>
          </table:table-cell>
          <table:table-cell/>
          <table:table-cell table:style-name="ce4" table:formula="of:=[$Redistribution_high.B63]" office:value-type="float" office:value="0.363591757067002" calcext:value-type="float">
            <text:p>0.363591757067002</text:p>
          </table:table-cell>
          <table:table-cell table:style-name="ce4" table:formula="of:=[$Redistribution_high.C63]" office:value-type="float" office:value="0.450198720933761" calcext:value-type="float">
            <text:p>0.450198720933761</text:p>
          </table:table-cell>
          <table:table-cell table:style-name="ce4" table:formula="of:=[$Redistribution_high.D63]" office:value-type="float" office:value="0.373091290748383" calcext:value-type="float">
            <text:p>0.373091290748383</text:p>
          </table:table-cell>
          <table:table-cell table:style-name="ce4" table:formula="of:=[$Redistribution_high.E63]" office:value-type="float" office:value="0.435791100785346" calcext:value-type="float">
            <text:p>0.435791100785346</text:p>
          </table:table-cell>
          <table:table-cell table:number-columns-repeated="49"/>
        </table:table-row>
        <table:table-row table:style-name="ro3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central.B64]" office:value-type="float" office:value="0.379527203884762" calcext:value-type="float">
            <text:p>0.379527203884762</text:p>
          </table:table-cell>
          <table:table-cell table:style-name="ce4" table:formula="of:=[$Redistribution_central.C64]" office:value-type="float" office:value="0.467136088925328" calcext:value-type="float">
            <text:p>0.467136088925328</text:p>
          </table:table-cell>
          <table:table-cell table:style-name="ce4" table:formula="of:=[$Redistribution_central.D64]" office:value-type="float" office:value="0.387019786687796" calcext:value-type="float">
            <text:p>0.387019786687796</text:p>
          </table:table-cell>
          <table:table-cell table:style-name="ce4" table:formula="of:=[$Redistribution_central.E64]" office:value-type="float" office:value="0.45980330482802" calcext:value-type="float">
            <text:p>0.45980330482802</text:p>
          </table:table-cell>
          <table:table-cell/>
          <table:table-cell table:style-name="ce4" table:formula="of:=[$redistribution_low.B64]" office:value-type="float" office:value="0.378766559070804" calcext:value-type="float">
            <text:p>0.378766559070804</text:p>
          </table:table-cell>
          <table:table-cell table:style-name="ce4" table:formula="of:=[$redistribution_low.C64]" office:value-type="float" office:value="0.462428310840727" calcext:value-type="float">
            <text:p>0.462428310840727</text:p>
          </table:table-cell>
          <table:table-cell table:style-name="ce4" table:formula="of:=[$redistribution_low.D64]" office:value-type="float" office:value="0.388825400831878" calcext:value-type="float">
            <text:p>0.388825400831878</text:p>
          </table:table-cell>
          <table:table-cell table:style-name="ce4" table:formula="of:=[$redistribution_low.E64]" office:value-type="float" office:value="0.445155778094417" calcext:value-type="float">
            <text:p>0.445155778094417</text:p>
          </table:table-cell>
          <table:table-cell/>
          <table:table-cell table:style-name="ce4" table:formula="of:=[$Redistribution_high.B64]" office:value-type="float" office:value="0.367105227370376" calcext:value-type="float">
            <text:p>0.367105227370376</text:p>
          </table:table-cell>
          <table:table-cell table:style-name="ce4" table:formula="of:=[$Redistribution_high.C64]" office:value-type="float" office:value="0.45468596206895" calcext:value-type="float">
            <text:p>0.45468596206895</text:p>
          </table:table-cell>
          <table:table-cell table:style-name="ce4" table:formula="of:=[$Redistribution_high.D64]" office:value-type="float" office:value="0.376267934531611" calcext:value-type="float">
            <text:p>0.376267934531611</text:p>
          </table:table-cell>
          <table:table-cell table:style-name="ce4" table:formula="of:=[$Redistribution_high.E64]" office:value-type="float" office:value="0.441829024529502" calcext:value-type="float">
            <text:p>0.441829024529502</text:p>
          </table:table-cell>
          <table:table-cell table:number-columns-repeated="49"/>
        </table:table-row>
        <table:table-row table:style-name="ro3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central.B65]" office:value-type="float" office:value="0.375028261201207" calcext:value-type="float">
            <text:p>0.375028261201207</text:p>
          </table:table-cell>
          <table:table-cell table:style-name="ce4" table:formula="of:=[$Redistribution_central.C65]" office:value-type="float" office:value="0.463186534862678" calcext:value-type="float">
            <text:p>0.463186534862678</text:p>
          </table:table-cell>
          <table:table-cell table:style-name="ce4" table:formula="of:=[$Redistribution_central.D65]" office:value-type="float" office:value="0.383986698375612" calcext:value-type="float">
            <text:p>0.383986698375612</text:p>
          </table:table-cell>
          <table:table-cell table:style-name="ce4" table:formula="of:=[$Redistribution_central.E65]" office:value-type="float" office:value="0.451455224354552" calcext:value-type="float">
            <text:p>0.451455224354552</text:p>
          </table:table-cell>
          <table:table-cell/>
          <table:table-cell table:style-name="ce4" table:formula="of:=[$redistribution_low.B65]" office:value-type="float" office:value="0.377569715105156" calcext:value-type="float">
            <text:p>0.377569715105156</text:p>
          </table:table-cell>
          <table:table-cell table:style-name="ce4" table:formula="of:=[$redistribution_low.C65]" office:value-type="float" office:value="0.461763443633832" calcext:value-type="float">
            <text:p>0.461763443633832</text:p>
          </table:table-cell>
          <table:table-cell table:style-name="ce4" table:formula="of:=[$redistribution_low.D65]" office:value-type="float" office:value="0.389343237998934" calcext:value-type="float">
            <text:p>0.389343237998934</text:p>
          </table:table-cell>
          <table:table-cell table:style-name="ce4" table:formula="of:=[$redistribution_low.E65]" office:value-type="float" office:value="0.44205137079308" calcext:value-type="float">
            <text:p>0.44205137079308</text:p>
          </table:table-cell>
          <table:table-cell/>
          <table:table-cell table:style-name="ce4" table:formula="of:=[$Redistribution_high.B65]" office:value-type="float" office:value="0.372438320833719" calcext:value-type="float">
            <text:p>0.372438320833719</text:p>
          </table:table-cell>
          <table:table-cell table:style-name="ce4" table:formula="of:=[$Redistribution_high.C65]" office:value-type="float" office:value="0.459286907166633" calcext:value-type="float">
            <text:p>0.459286907166633</text:p>
          </table:table-cell>
          <table:table-cell table:style-name="ce4" table:formula="of:=[$Redistribution_high.D65]" office:value-type="float" office:value="0.381347736962703" calcext:value-type="float">
            <text:p>0.381347736962703</text:p>
          </table:table-cell>
          <table:table-cell table:style-name="ce4" table:formula="of:=[$Redistribution_high.E65]" office:value-type="float" office:value="0.447257227528506" calcext:value-type="float">
            <text:p>0.447257227528506</text:p>
          </table:table-cell>
          <table:table-cell table:number-columns-repeated="49"/>
        </table:table-row>
        <table:table-row table:style-name="ro3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central.B66]" office:value-type="float" office:value="0.376710219534501" calcext:value-type="float">
            <text:p>0.376710219534501</text:p>
          </table:table-cell>
          <table:table-cell table:style-name="ce4" table:formula="of:=[$Redistribution_central.C66]" office:value-type="float" office:value="0.469697493444986" calcext:value-type="float">
            <text:p>0.469697493444986</text:p>
          </table:table-cell>
          <table:table-cell table:style-name="ce4" table:formula="of:=[$Redistribution_central.D66]" office:value-type="float" office:value="0.386499943297689" calcext:value-type="float">
            <text:p>0.386499943297689</text:p>
          </table:table-cell>
          <table:table-cell table:style-name="ce4" table:formula="of:=[$Redistribution_central.E66]" office:value-type="float" office:value="0.456957652823912" calcext:value-type="float">
            <text:p>0.456957652823912</text:p>
          </table:table-cell>
          <table:table-cell/>
          <table:table-cell table:style-name="ce4" table:formula="of:=[$redistribution_low.B66]" office:value-type="float" office:value="0.37706510014423" calcext:value-type="float">
            <text:p>0.37706510014423</text:p>
          </table:table-cell>
          <table:table-cell table:style-name="ce4" table:formula="of:=[$redistribution_low.C66]" office:value-type="float" office:value="0.461968814996661" calcext:value-type="float">
            <text:p>0.461968814996661</text:p>
          </table:table-cell>
          <table:table-cell table:style-name="ce4" table:formula="of:=[$redistribution_low.D66]" office:value-type="float" office:value="0.387913540846372" calcext:value-type="float">
            <text:p>0.387913540846372</text:p>
          </table:table-cell>
          <table:table-cell table:style-name="ce4" table:formula="of:=[$redistribution_low.E66]" office:value-type="float" office:value="0.443200559357731" calcext:value-type="float">
            <text:p>0.443200559357731</text:p>
          </table:table-cell>
          <table:table-cell/>
          <table:table-cell table:style-name="ce4" table:formula="of:=[$Redistribution_high.B66]" office:value-type="float" office:value="0.367958611087395" calcext:value-type="float">
            <text:p>0.367958611087395</text:p>
          </table:table-cell>
          <table:table-cell table:style-name="ce4" table:formula="of:=[$Redistribution_high.C66]" office:value-type="float" office:value="0.458739869693172" calcext:value-type="float">
            <text:p>0.458739869693172</text:p>
          </table:table-cell>
          <table:table-cell table:style-name="ce4" table:formula="of:=[$Redistribution_high.D66]" office:value-type="float" office:value="0.379723522945588" calcext:value-type="float">
            <text:p>0.379723522945588</text:p>
          </table:table-cell>
          <table:table-cell table:style-name="ce4" table:formula="of:=[$Redistribution_high.E66]" office:value-type="float" office:value="0.442423667379313" calcext:value-type="float">
            <text:p>0.442423667379313</text:p>
          </table:table-cell>
          <table:table-cell table:number-columns-repeated="49"/>
        </table:table-row>
        <table:table-row table:style-name="ro3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central.B67]" office:value-type="float" office:value="0.38106437849028" calcext:value-type="float">
            <text:p>0.38106437849028</text:p>
          </table:table-cell>
          <table:table-cell table:style-name="ce4" table:formula="of:=[$Redistribution_central.C67]" office:value-type="float" office:value="0.474166268323457" calcext:value-type="float">
            <text:p>0.474166268323457</text:p>
          </table:table-cell>
          <table:table-cell table:style-name="ce4" table:formula="of:=[$Redistribution_central.D67]" office:value-type="float" office:value="0.388297668736033" calcext:value-type="float">
            <text:p>0.388297668736033</text:p>
          </table:table-cell>
          <table:table-cell table:style-name="ce4" table:formula="of:=[$Redistribution_central.E67]" office:value-type="float" office:value="0.463775650171456" calcext:value-type="float">
            <text:p>0.463775650171456</text:p>
          </table:table-cell>
          <table:table-cell/>
          <table:table-cell table:style-name="ce4" table:formula="of:=[$redistribution_low.B67]" office:value-type="float" office:value="0.387598771259472" calcext:value-type="float">
            <text:p>0.387598771259472</text:p>
          </table:table-cell>
          <table:table-cell table:style-name="ce4" table:formula="of:=[$redistribution_low.C67]" office:value-type="float" office:value="0.473710354246687" calcext:value-type="float">
            <text:p>0.473710354246687</text:p>
          </table:table-cell>
          <table:table-cell table:style-name="ce4" table:formula="of:=[$redistribution_low.D67]" office:value-type="float" office:value="0.395785179326774" calcext:value-type="float">
            <text:p>0.395785179326774</text:p>
          </table:table-cell>
          <table:table-cell table:style-name="ce4" table:formula="of:=[$redistribution_low.E67]" office:value-type="float" office:value="0.459095011299252" calcext:value-type="float">
            <text:p>0.459095011299252</text:p>
          </table:table-cell>
          <table:table-cell/>
          <table:table-cell table:style-name="ce4" table:formula="of:=[$Redistribution_high.B67]" office:value-type="float" office:value="0.373003761016715" calcext:value-type="float">
            <text:p>0.373003761016715</text:p>
          </table:table-cell>
          <table:table-cell table:style-name="ce4" table:formula="of:=[$Redistribution_high.C67]" office:value-type="float" office:value="0.460330310854238" calcext:value-type="float">
            <text:p>0.460330310854238</text:p>
          </table:table-cell>
          <table:table-cell table:style-name="ce4" table:formula="of:=[$Redistribution_high.D67]" office:value-type="float" office:value="0.381189474628412" calcext:value-type="float">
            <text:p>0.381189474628412</text:p>
          </table:table-cell>
          <table:table-cell table:style-name="ce4" table:formula="of:=[$Redistribution_high.E67]" office:value-type="float" office:value="0.448647730393139" calcext:value-type="float">
            <text:p>0.448647730393139</text:p>
          </table:table-cell>
          <table:table-cell table:number-columns-repeated="49"/>
        </table:table-row>
        <table:table-row table:style-name="ro3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central.B68]" office:value-type="float" office:value="0.370505704485622" calcext:value-type="float">
            <text:p>0.370505704485622</text:p>
          </table:table-cell>
          <table:table-cell table:style-name="ce4" table:formula="of:=[$Redistribution_central.C68]" office:value-type="float" office:value="0.453929464936472" calcext:value-type="float">
            <text:p>0.453929464936472</text:p>
          </table:table-cell>
          <table:table-cell table:style-name="ce4" table:formula="of:=[$Redistribution_central.D68]" office:value-type="float" office:value="0.376887670280873" calcext:value-type="float">
            <text:p>0.376887670280873</text:p>
          </table:table-cell>
          <table:table-cell table:style-name="ce4" table:formula="of:=[$Redistribution_central.E68]" office:value-type="float" office:value="0.445004574507069" calcext:value-type="float">
            <text:p>0.445004574507069</text:p>
          </table:table-cell>
          <table:table-cell/>
          <table:table-cell table:style-name="ce4" table:formula="of:=[$redistribution_low.B68]" office:value-type="float" office:value="0.385711025389251" calcext:value-type="float">
            <text:p>0.385711025389251</text:p>
          </table:table-cell>
          <table:table-cell table:style-name="ce4" table:formula="of:=[$redistribution_low.C68]" office:value-type="float" office:value="0.469653893183583" calcext:value-type="float">
            <text:p>0.469653893183583</text:p>
          </table:table-cell>
          <table:table-cell table:style-name="ce4" table:formula="of:=[$redistribution_low.D68]" office:value-type="float" office:value="0.393239709827323" calcext:value-type="float">
            <text:p>0.393239709827323</text:p>
          </table:table-cell>
          <table:table-cell table:style-name="ce4" table:formula="of:=[$redistribution_low.E68]" office:value-type="float" office:value="0.457095684510278" calcext:value-type="float">
            <text:p>0.457095684510278</text:p>
          </table:table-cell>
          <table:table-cell/>
          <table:table-cell table:style-name="ce4" table:formula="of:=[$Redistribution_high.B68]" office:value-type="float" office:value="0.374230993087968" calcext:value-type="float">
            <text:p>0.374230993087968</text:p>
          </table:table-cell>
          <table:table-cell table:style-name="ce4" table:formula="of:=[$Redistribution_high.C68]" office:value-type="float" office:value="0.45932965657619" calcext:value-type="float">
            <text:p>0.45932965657619</text:p>
          </table:table-cell>
          <table:table-cell table:style-name="ce4" table:formula="of:=[$Redistribution_high.D68]" office:value-type="float" office:value="0.381147536977917" calcext:value-type="float">
            <text:p>0.381147536977917</text:p>
          </table:table-cell>
          <table:table-cell table:style-name="ce4" table:formula="of:=[$Redistribution_high.E68]" office:value-type="float" office:value="0.448637027956175" calcext:value-type="float">
            <text:p>0.448637027956175</text:p>
          </table:table-cell>
          <table:table-cell table:number-columns-repeated="49"/>
        </table:table-row>
        <table:table-row table:style-name="ro3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central.B69]" office:value-type="float" office:value="0.376676372037306" calcext:value-type="float">
            <text:p>0.376676372037306</text:p>
          </table:table-cell>
          <table:table-cell table:style-name="ce4" table:formula="of:=[$Redistribution_central.C69]" office:value-type="float" office:value="0.460511488747852" calcext:value-type="float">
            <text:p>0.460511488747852</text:p>
          </table:table-cell>
          <table:table-cell table:style-name="ce4" table:formula="of:=[$Redistribution_central.D69]" office:value-type="float" office:value="0.382759763517135" calcext:value-type="float">
            <text:p>0.382759763517135</text:p>
          </table:table-cell>
          <table:table-cell table:style-name="ce4" table:formula="of:=[$Redistribution_central.E69]" office:value-type="float" office:value="0.451565887452766" calcext:value-type="float">
            <text:p>0.451565887452766</text:p>
          </table:table-cell>
          <table:table-cell/>
          <table:table-cell table:style-name="ce4" table:formula="of:=[$redistribution_low.B69]" office:value-type="float" office:value="0.390819684375738" calcext:value-type="float">
            <text:p>0.390819684375738</text:p>
          </table:table-cell>
          <table:table-cell table:style-name="ce4" table:formula="of:=[$redistribution_low.C69]" office:value-type="float" office:value="0.472307976861441" calcext:value-type="float">
            <text:p>0.472307976861441</text:p>
          </table:table-cell>
          <table:table-cell table:style-name="ce4" table:formula="of:=[$redistribution_low.D69]" office:value-type="float" office:value="0.398520486701153" calcext:value-type="float">
            <text:p>0.398520486701153</text:p>
          </table:table-cell>
          <table:table-cell table:style-name="ce4" table:formula="of:=[$redistribution_low.E69]" office:value-type="float" office:value="0.459709419177097" calcext:value-type="float">
            <text:p>0.459709419177097</text:p>
          </table:table-cell>
          <table:table-cell/>
          <table:table-cell table:style-name="ce4" table:formula="of:=[$Redistribution_high.B69]" office:value-type="float" office:value="0.365372509542262" calcext:value-type="float">
            <text:p>0.365372509542262</text:p>
          </table:table-cell>
          <table:table-cell table:style-name="ce4" table:formula="of:=[$Redistribution_high.C69]" office:value-type="float" office:value="0.448257202676156" calcext:value-type="float">
            <text:p>0.448257202676156</text:p>
          </table:table-cell>
          <table:table-cell table:style-name="ce4" table:formula="of:=[$Redistribution_high.D69]" office:value-type="float" office:value="0.371925011309876" calcext:value-type="float">
            <text:p>0.371925011309876</text:p>
          </table:table-cell>
          <table:table-cell table:style-name="ce4" table:formula="of:=[$Redistribution_high.E69]" office:value-type="float" office:value="0.438325015964027" calcext:value-type="float">
            <text:p>0.438325015964027</text:p>
          </table:table-cell>
          <table:table-cell table:number-columns-repeated="49"/>
        </table:table-row>
        <table:table-row table:style-name="ro3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central.B70]" office:value-type="float" office:value="0.375550458421369" calcext:value-type="float">
            <text:p>0.375550458421369</text:p>
          </table:table-cell>
          <table:table-cell table:style-name="ce4" table:formula="of:=[$Redistribution_central.C70]" office:value-type="float" office:value="0.456167431746024" calcext:value-type="float">
            <text:p>0.456167431746024</text:p>
          </table:table-cell>
          <table:table-cell table:style-name="ce4" table:formula="of:=[$Redistribution_central.D70]" office:value-type="float" office:value="0.381186650569586" calcext:value-type="float">
            <text:p>0.381186650569586</text:p>
          </table:table-cell>
          <table:table-cell table:style-name="ce4" table:formula="of:=[$Redistribution_central.E70]" office:value-type="float" office:value="0.447079714749091" calcext:value-type="float">
            <text:p>0.447079714749091</text:p>
          </table:table-cell>
          <table:table-cell/>
          <table:table-cell table:style-name="ce4" table:formula="of:=[$redistribution_low.B70]" office:value-type="float" office:value="0.386037128890264" calcext:value-type="float">
            <text:p>0.386037128890264</text:p>
          </table:table-cell>
          <table:table-cell table:style-name="ce4" table:formula="of:=[$redistribution_low.C70]" office:value-type="float" office:value="0.472764307699756" calcext:value-type="float">
            <text:p>0.472764307699756</text:p>
          </table:table-cell>
          <table:table-cell table:style-name="ce4" table:formula="of:=[$redistribution_low.D70]" office:value-type="float" office:value="0.394900566654766" calcext:value-type="float">
            <text:p>0.394900566654766</text:p>
          </table:table-cell>
          <table:table-cell table:style-name="ce4" table:formula="of:=[$redistribution_low.E70]" office:value-type="float" office:value="0.459024503807546" calcext:value-type="float">
            <text:p>0.459024503807546</text:p>
          </table:table-cell>
          <table:table-cell/>
          <table:table-cell table:style-name="ce4" table:formula="of:=[$Redistribution_high.B70]" office:value-type="float" office:value="0.369404760681434" calcext:value-type="float">
            <text:p>0.369404760681434</text:p>
          </table:table-cell>
          <table:table-cell table:style-name="ce4" table:formula="of:=[$Redistribution_high.C70]" office:value-type="float" office:value="0.451467001823515" calcext:value-type="float">
            <text:p>0.451467001823515</text:p>
          </table:table-cell>
          <table:table-cell table:style-name="ce4" table:formula="of:=[$Redistribution_high.D70]" office:value-type="float" office:value="0.376821176553769" calcext:value-type="float">
            <text:p>0.376821176553769</text:p>
          </table:table-cell>
          <table:table-cell table:style-name="ce4" table:formula="of:=[$Redistribution_high.E70]" office:value-type="float" office:value="0.440211889527764" calcext:value-type="float">
            <text:p>0.440211889527764</text:p>
          </table:table-cell>
          <table:table-cell table:number-columns-repeated="49"/>
        </table:table-row>
        <table:table-row table:style-name="ro3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central.B71]" office:value-type="float" office:value="0.380352056981141" calcext:value-type="float">
            <text:p>0.380352056981141</text:p>
          </table:table-cell>
          <table:table-cell table:style-name="ce4" table:formula="of:=[$Redistribution_central.C71]" office:value-type="float" office:value="0.459194734142273" calcext:value-type="float">
            <text:p>0.459194734142273</text:p>
          </table:table-cell>
          <table:table-cell table:style-name="ce4" table:formula="of:=[$Redistribution_central.D71]" office:value-type="float" office:value="0.386462004488301" calcext:value-type="float">
            <text:p>0.386462004488301</text:p>
          </table:table-cell>
          <table:table-cell table:style-name="ce4" table:formula="of:=[$Redistribution_central.E71]" office:value-type="float" office:value="0.450058635010654" calcext:value-type="float">
            <text:p>0.450058635010654</text:p>
          </table:table-cell>
          <table:table-cell/>
          <table:table-cell table:style-name="ce4" table:formula="of:=[$redistribution_low.B71]" office:value-type="float" office:value="0.389465586054402" calcext:value-type="float">
            <text:p>0.389465586054402</text:p>
          </table:table-cell>
          <table:table-cell table:style-name="ce4" table:formula="of:=[$redistribution_low.C71]" office:value-type="float" office:value="0.469594890059871" calcext:value-type="float">
            <text:p>0.469594890059871</text:p>
          </table:table-cell>
          <table:table-cell table:style-name="ce4" table:formula="of:=[$redistribution_low.D71]" office:value-type="float" office:value="0.393876234527222" calcext:value-type="float">
            <text:p>0.393876234527222</text:p>
          </table:table-cell>
          <table:table-cell table:style-name="ce4" table:formula="of:=[$redistribution_low.E71]" office:value-type="float" office:value="0.461763313057398" calcext:value-type="float">
            <text:p>0.461763313057398</text:p>
          </table:table-cell>
          <table:table-cell/>
          <table:table-cell table:style-name="ce4" table:formula="of:=[$Redistribution_high.B71]" office:value-type="float" office:value="0.365418298257503" calcext:value-type="float">
            <text:p>0.365418298257503</text:p>
          </table:table-cell>
          <table:table-cell table:style-name="ce4" table:formula="of:=[$Redistribution_high.C71]" office:value-type="float" office:value="0.444750161913231" calcext:value-type="float">
            <text:p>0.444750161913231</text:p>
          </table:table-cell>
          <table:table-cell table:style-name="ce4" table:formula="of:=[$Redistribution_high.D71]" office:value-type="float" office:value="0.370854333444279" calcext:value-type="float">
            <text:p>0.370854333444279</text:p>
          </table:table-cell>
          <table:table-cell table:style-name="ce4" table:formula="of:=[$Redistribution_high.E71]" office:value-type="float" office:value="0.436204674749604" calcext:value-type="float">
            <text:p>0.436204674749604</text:p>
          </table:table-cell>
          <table:table-cell table:number-columns-repeated="49"/>
        </table:table-row>
        <table:table-row table:style-name="ro3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central.B72]" office:value-type="float" office:value="0.374437514605722" calcext:value-type="float">
            <text:p>0.374437514605722</text:p>
          </table:table-cell>
          <table:table-cell table:style-name="ce4" table:formula="of:=[$Redistribution_central.C72]" office:value-type="float" office:value="0.457414087329555" calcext:value-type="float">
            <text:p>0.457414087329555</text:p>
          </table:table-cell>
          <table:table-cell table:style-name="ce4" table:formula="of:=[$Redistribution_central.D72]" office:value-type="float" office:value="0.379853962294809" calcext:value-type="float">
            <text:p>0.379853962294809</text:p>
          </table:table-cell>
          <table:table-cell table:style-name="ce4" table:formula="of:=[$Redistribution_central.E72]" office:value-type="float" office:value="0.448909069350835" calcext:value-type="float">
            <text:p>0.448909069350835</text:p>
          </table:table-cell>
          <table:table-cell/>
          <table:table-cell table:style-name="ce4" table:formula="of:=[$redistribution_low.B72]" office:value-type="float" office:value="0.388609634995106" calcext:value-type="float">
            <text:p>0.388609634995106</text:p>
          </table:table-cell>
          <table:table-cell table:style-name="ce4" table:formula="of:=[$redistribution_low.C72]" office:value-type="float" office:value="0.467359829115723" calcext:value-type="float">
            <text:p>0.467359829115723</text:p>
          </table:table-cell>
          <table:table-cell table:style-name="ce4" table:formula="of:=[$redistribution_low.D72]" office:value-type="float" office:value="0.393703922525224" calcext:value-type="float">
            <text:p>0.393703922525224</text:p>
          </table:table-cell>
          <table:table-cell table:style-name="ce4" table:formula="of:=[$redistribution_low.E72]" office:value-type="float" office:value="0.458643939387517" calcext:value-type="float">
            <text:p>0.458643939387517</text:p>
          </table:table-cell>
          <table:table-cell/>
          <table:table-cell table:style-name="ce4" table:formula="of:=[$Redistribution_high.B72]" office:value-type="float" office:value="0.370276887637699" calcext:value-type="float">
            <text:p>0.370276887637699</text:p>
          </table:table-cell>
          <table:table-cell table:style-name="ce4" table:formula="of:=[$Redistribution_high.C72]" office:value-type="float" office:value="0.451287458865057" calcext:value-type="float">
            <text:p>0.451287458865057</text:p>
          </table:table-cell>
          <table:table-cell table:style-name="ce4" table:formula="of:=[$Redistribution_high.D72]" office:value-type="float" office:value="0.374667376636724" calcext:value-type="float">
            <text:p>0.374667376636724</text:p>
          </table:table-cell>
          <table:table-cell table:style-name="ce4" table:formula="of:=[$Redistribution_high.E72]" office:value-type="float" office:value="0.444897649269854" calcext:value-type="float">
            <text:p>0.444897649269854</text:p>
          </table:table-cell>
          <table:table-cell table:number-columns-repeated="49"/>
        </table:table-row>
        <table:table-row table:style-name="ro3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central.B73]" office:value-type="float" office:value="0.383282746885044" calcext:value-type="float">
            <text:p>0.383282746885044</text:p>
          </table:table-cell>
          <table:table-cell table:style-name="ce4" table:formula="of:=[$Redistribution_central.C73]" office:value-type="float" office:value="0.469728428490333" calcext:value-type="float">
            <text:p>0.469728428490333</text:p>
          </table:table-cell>
          <table:table-cell table:style-name="ce4" table:formula="of:=[$Redistribution_central.D73]" office:value-type="float" office:value="0.38763663349286" calcext:value-type="float">
            <text:p>0.38763663349286</text:p>
          </table:table-cell>
          <table:table-cell table:style-name="ce4" table:formula="of:=[$Redistribution_central.E73]" office:value-type="float" office:value="0.463003700988853" calcext:value-type="float">
            <text:p>0.463003700988853</text:p>
          </table:table-cell>
          <table:table-cell/>
          <table:table-cell table:style-name="ce4" table:formula="of:=[$redistribution_low.B73]" office:value-type="float" office:value="0.393466333553397" calcext:value-type="float">
            <text:p>0.393466333553397</text:p>
          </table:table-cell>
          <table:table-cell table:style-name="ce4" table:formula="of:=[$redistribution_low.C73]" office:value-type="float" office:value="0.47079018332126" calcext:value-type="float">
            <text:p>0.47079018332126</text:p>
          </table:table-cell>
          <table:table-cell table:style-name="ce4" table:formula="of:=[$redistribution_low.D73]" office:value-type="float" office:value="0.399223211855233" calcext:value-type="float">
            <text:p>0.399223211855233</text:p>
          </table:table-cell>
          <table:table-cell table:style-name="ce4" table:formula="of:=[$redistribution_low.E73]" office:value-type="float" office:value="0.461346358510694" calcext:value-type="float">
            <text:p>0.461346358510694</text:p>
          </table:table-cell>
          <table:table-cell/>
          <table:table-cell table:style-name="ce4" table:formula="of:=[$Redistribution_high.B73]" office:value-type="float" office:value="0.36389713340872" calcext:value-type="float">
            <text:p>0.36389713340872</text:p>
          </table:table-cell>
          <table:table-cell table:style-name="ce4" table:formula="of:=[$Redistribution_high.C73]" office:value-type="float" office:value="0.438135415526578" calcext:value-type="float">
            <text:p>0.438135415526578</text:p>
          </table:table-cell>
          <table:table-cell table:style-name="ce4" table:formula="of:=[$Redistribution_high.D73]" office:value-type="float" office:value="0.368176365502369" calcext:value-type="float">
            <text:p>0.368176365502369</text:p>
          </table:table-cell>
          <table:table-cell table:style-name="ce4" table:formula="of:=[$Redistribution_high.E73]" office:value-type="float" office:value="0.431747926624709" calcext:value-type="float">
            <text:p>0.431747926624709</text:p>
          </table:table-cell>
          <table:table-cell table:number-columns-repeated="49"/>
        </table:table-row>
        <table:table-row table:style-name="ro3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central.B74]" office:value-type="float" office:value="0.377781736232977" calcext:value-type="float">
            <text:p>0.377781736232977</text:p>
          </table:table-cell>
          <table:table-cell table:style-name="ce4" table:formula="of:=[$Redistribution_central.C74]" office:value-type="float" office:value="0.458658220936863" calcext:value-type="float">
            <text:p>0.458658220936863</text:p>
          </table:table-cell>
          <table:table-cell table:style-name="ce4" table:formula="of:=[$Redistribution_central.D74]" office:value-type="float" office:value="0.381645637716251" calcext:value-type="float">
            <text:p>0.381645637716251</text:p>
          </table:table-cell>
          <table:table-cell table:style-name="ce4" table:formula="of:=[$Redistribution_central.E74]" office:value-type="float" office:value="0.453012529003406" calcext:value-type="float">
            <text:p>0.453012529003406</text:p>
          </table:table-cell>
          <table:table-cell/>
          <table:table-cell table:style-name="ce4" table:formula="of:=[$redistribution_low.B74]" office:value-type="float" office:value="0.390659669403137" calcext:value-type="float">
            <text:p>0.390659669403137</text:p>
          </table:table-cell>
          <table:table-cell table:style-name="ce4" table:formula="of:=[$redistribution_low.C74]" office:value-type="float" office:value="0.466684041851838" calcext:value-type="float">
            <text:p>0.466684041851838</text:p>
          </table:table-cell>
          <table:table-cell table:style-name="ce4" table:formula="of:=[$redistribution_low.D74]" office:value-type="float" office:value="0.396138970723449" calcext:value-type="float">
            <text:p>0.396138970723449</text:p>
          </table:table-cell>
          <table:table-cell table:style-name="ce4" table:formula="of:=[$redistribution_low.E74]" office:value-type="float" office:value="0.457420947135235" calcext:value-type="float">
            <text:p>0.457420947135235</text:p>
          </table:table-cell>
          <table:table-cell/>
          <table:table-cell table:style-name="ce4" table:formula="of:=[$Redistribution_high.B74]" office:value-type="float" office:value="0.361924687247453" calcext:value-type="float">
            <text:p>0.361924687247453</text:p>
          </table:table-cell>
          <table:table-cell table:style-name="ce4" table:formula="of:=[$Redistribution_high.C74]" office:value-type="float" office:value="0.433216769980611" calcext:value-type="float">
            <text:p>0.433216769980611</text:p>
          </table:table-cell>
          <table:table-cell table:style-name="ce4" table:formula="of:=[$Redistribution_high.D74]" office:value-type="float" office:value="0.366555003759439" calcext:value-type="float">
            <text:p>0.366555003759439</text:p>
          </table:table-cell>
          <table:table-cell table:style-name="ce4" table:formula="of:=[$Redistribution_high.E74]" office:value-type="float" office:value="0.427632078147599" calcext:value-type="float">
            <text:p>0.427632078147599</text:p>
          </table:table-cell>
          <table:table-cell table:number-columns-repeated="49"/>
        </table:table-row>
        <table:table-row table:style-name="ro3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central.B75]" office:value-type="float" office:value="0.387240399487676" calcext:value-type="float">
            <text:p>0.387240399487676</text:p>
          </table:table-cell>
          <table:table-cell table:style-name="ce4" table:formula="of:=[$Redistribution_central.C75]" office:value-type="float" office:value="0.466873407160452" calcext:value-type="float">
            <text:p>0.466873407160452</text:p>
          </table:table-cell>
          <table:table-cell table:style-name="ce4" table:formula="of:=[$Redistribution_central.D75]" office:value-type="float" office:value="0.390872326098892" calcext:value-type="float">
            <text:p>0.390872326098892</text:p>
          </table:table-cell>
          <table:table-cell table:style-name="ce4" table:formula="of:=[$Redistribution_central.E75]" office:value-type="float" office:value="0.461013145039509" calcext:value-type="float">
            <text:p>0.461013145039509</text:p>
          </table:table-cell>
          <table:table-cell/>
          <table:table-cell table:style-name="ce4" table:formula="of:=[$redistribution_low.B75]" office:value-type="float" office:value="0.392370208749796" calcext:value-type="float">
            <text:p>0.392370208749796</text:p>
          </table:table-cell>
          <table:table-cell table:style-name="ce4" table:formula="of:=[$redistribution_low.C75]" office:value-type="float" office:value="0.472507138797293" calcext:value-type="float">
            <text:p>0.472507138797293</text:p>
          </table:table-cell>
          <table:table-cell table:style-name="ce4" table:formula="of:=[$redistribution_low.D75]" office:value-type="float" office:value="0.396748863171714" calcext:value-type="float">
            <text:p>0.396748863171714</text:p>
          </table:table-cell>
          <table:table-cell table:style-name="ce4" table:formula="of:=[$redistribution_low.E75]" office:value-type="float" office:value="0.464785425965478" calcext:value-type="float">
            <text:p>0.464785425965478</text:p>
          </table:table-cell>
          <table:table-cell/>
          <table:table-cell table:style-name="ce4" table:formula="of:=[$Redistribution_high.B75]" office:value-type="float" office:value="0.372346287204258" calcext:value-type="float">
            <text:p>0.372346287204258</text:p>
          </table:table-cell>
          <table:table-cell table:style-name="ce4" table:formula="of:=[$Redistribution_high.C75]" office:value-type="float" office:value="0.447767277930726" calcext:value-type="float">
            <text:p>0.447767277930726</text:p>
          </table:table-cell>
          <table:table-cell table:style-name="ce4" table:formula="of:=[$Redistribution_high.D75]" office:value-type="float" office:value="0.376906998369242" calcext:value-type="float">
            <text:p>0.376906998369242</text:p>
          </table:table-cell>
          <table:table-cell table:style-name="ce4" table:formula="of:=[$Redistribution_high.E75]" office:value-type="float" office:value="0.441946217010451" calcext:value-type="float">
            <text:p>0.441946217010451</text:p>
          </table:table-cell>
          <table:table-cell table:number-columns-repeated="49"/>
        </table:table-row>
        <table:table-row table:style-name="ro3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central.B76]" office:value-type="float" office:value="0.374364582000042" calcext:value-type="float">
            <text:p>0.374364582000042</text:p>
          </table:table-cell>
          <table:table-cell table:style-name="ce4" table:formula="of:=[$Redistribution_central.C76]" office:value-type="float" office:value="0.451564988535312" calcext:value-type="float">
            <text:p>0.451564988535312</text:p>
          </table:table-cell>
          <table:table-cell table:style-name="ce4" table:formula="of:=[$Redistribution_central.D76]" office:value-type="float" office:value="0.377925209434261" calcext:value-type="float">
            <text:p>0.377925209434261</text:p>
          </table:table-cell>
          <table:table-cell table:style-name="ce4" table:formula="of:=[$Redistribution_central.E76]" office:value-type="float" office:value="0.446699452884395" calcext:value-type="float">
            <text:p>0.446699452884395</text:p>
          </table:table-cell>
          <table:table-cell/>
          <table:table-cell table:style-name="ce4" table:formula="of:=[$redistribution_low.B76]" office:value-type="float" office:value="0.382901122200203" calcext:value-type="float">
            <text:p>0.382901122200203</text:p>
          </table:table-cell>
          <table:table-cell table:style-name="ce4" table:formula="of:=[$redistribution_low.C76]" office:value-type="float" office:value="0.460439761771083" calcext:value-type="float">
            <text:p>0.460439761771083</text:p>
          </table:table-cell>
          <table:table-cell table:style-name="ce4" table:formula="of:=[$redistribution_low.D76]" office:value-type="float" office:value="0.387793337540283" calcext:value-type="float">
            <text:p>0.387793337540283</text:p>
          </table:table-cell>
          <table:table-cell table:style-name="ce4" table:formula="of:=[$redistribution_low.E76]" office:value-type="float" office:value="0.45199320457894" calcext:value-type="float">
            <text:p>0.45199320457894</text:p>
          </table:table-cell>
          <table:table-cell/>
          <table:table-cell table:style-name="ce4" table:formula="of:=[$Redistribution_high.B76]" office:value-type="float" office:value="0.368384251505504" calcext:value-type="float">
            <text:p>0.368384251505504</text:p>
          </table:table-cell>
          <table:table-cell table:style-name="ce4" table:formula="of:=[$Redistribution_high.C76]" office:value-type="float" office:value="0.442099277484263" calcext:value-type="float">
            <text:p>0.442099277484263</text:p>
          </table:table-cell>
          <table:table-cell table:style-name="ce4" table:formula="of:=[$Redistribution_high.D76]" office:value-type="float" office:value="0.371643301705127" calcext:value-type="float">
            <text:p>0.371643301705127</text:p>
          </table:table-cell>
          <table:table-cell table:style-name="ce4" table:formula="of:=[$Redistribution_high.E76]" office:value-type="float" office:value="0.436979165202353" calcext:value-type="float">
            <text:p>0.436979165202353</text:p>
          </table:table-cell>
          <table:table-cell table:number-columns-repeated="49"/>
        </table:table-row>
        <table:table-row table:style-name="ro3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central.B77]" office:value-type="float" office:value="0.381942606925257" calcext:value-type="float">
            <text:p>0.381942606925257</text:p>
          </table:table-cell>
          <table:table-cell table:style-name="ce4" table:formula="of:=[$Redistribution_central.C77]" office:value-type="float" office:value="0.455571659800843" calcext:value-type="float">
            <text:p>0.455571659800843</text:p>
          </table:table-cell>
          <table:table-cell table:style-name="ce4" table:formula="of:=[$Redistribution_central.D77]" office:value-type="float" office:value="0.385933303481359" calcext:value-type="float">
            <text:p>0.385933303481359</text:p>
          </table:table-cell>
          <table:table-cell table:style-name="ce4" table:formula="of:=[$Redistribution_central.E77]" office:value-type="float" office:value="0.449703452122918" calcext:value-type="float">
            <text:p>0.449703452122918</text:p>
          </table:table-cell>
          <table:table-cell/>
          <table:table-cell table:style-name="ce4" table:formula="of:=[$redistribution_low.B77]" office:value-type="float" office:value="0.375031888995366" calcext:value-type="float">
            <text:p>0.375031888995366</text:p>
          </table:table-cell>
          <table:table-cell table:style-name="ce4" table:formula="of:=[$redistribution_low.C77]" office:value-type="float" office:value="0.448772578811828" calcext:value-type="float">
            <text:p>0.448772578811828</text:p>
          </table:table-cell>
          <table:table-cell table:style-name="ce4" table:formula="of:=[$redistribution_low.D77]" office:value-type="float" office:value="0.379964431787542" calcext:value-type="float">
            <text:p>0.379964431787542</text:p>
          </table:table-cell>
          <table:table-cell table:style-name="ce4" table:formula="of:=[$redistribution_low.E77]" office:value-type="float" office:value="0.438998638999141" calcext:value-type="float">
            <text:p>0.438998638999141</text:p>
          </table:table-cell>
          <table:table-cell/>
          <table:table-cell table:style-name="ce4" table:formula="of:=[$Redistribution_high.B77]" office:value-type="float" office:value="0.367092109560351" calcext:value-type="float">
            <text:p>0.367092109560351</text:p>
          </table:table-cell>
          <table:table-cell table:style-name="ce4" table:formula="of:=[$Redistribution_high.C77]" office:value-type="float" office:value="0.442081181756606" calcext:value-type="float">
            <text:p>0.442081181756606</text:p>
          </table:table-cell>
          <table:table-cell table:style-name="ce4" table:formula="of:=[$Redistribution_high.D77]" office:value-type="float" office:value="0.371554381298609" calcext:value-type="float">
            <text:p>0.371554381298609</text:p>
          </table:table-cell>
          <table:table-cell table:style-name="ce4" table:formula="of:=[$Redistribution_high.E77]" office:value-type="float" office:value="0.435110954749649" calcext:value-type="float">
            <text:p>0.435110954749649</text:p>
          </table:table-cell>
          <table:table-cell table:number-columns-repeated="49"/>
        </table:table-row>
        <table:table-row table:style-name="ro3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central.B78]" office:value-type="float" office:value="0.372098876223864" calcext:value-type="float">
            <text:p>0.372098876223864</text:p>
          </table:table-cell>
          <table:table-cell table:style-name="ce4" table:formula="of:=[$Redistribution_central.C78]" office:value-type="float" office:value="0.439183609916985" calcext:value-type="float">
            <text:p>0.439183609916985</text:p>
          </table:table-cell>
          <table:table-cell table:style-name="ce4" table:formula="of:=[$Redistribution_central.D78]" office:value-type="float" office:value="0.376205704138495" calcext:value-type="float">
            <text:p>0.376205704138495</text:p>
          </table:table-cell>
          <table:table-cell table:style-name="ce4" table:formula="of:=[$Redistribution_central.E78]" office:value-type="float" office:value="0.432982653850416" calcext:value-type="float">
            <text:p>0.432982653850416</text:p>
          </table:table-cell>
          <table:table-cell/>
          <table:table-cell table:style-name="ce4" table:formula="of:=[$redistribution_low.B78]" office:value-type="float" office:value="0.382853363848556" calcext:value-type="float">
            <text:p>0.382853363848556</text:p>
          </table:table-cell>
          <table:table-cell table:style-name="ce4" table:formula="of:=[$redistribution_low.C78]" office:value-type="float" office:value="0.458735665581052" calcext:value-type="float">
            <text:p>0.458735665581052</text:p>
          </table:table-cell>
          <table:table-cell table:style-name="ce4" table:formula="of:=[$redistribution_low.D78]" office:value-type="float" office:value="0.387649687094139" calcext:value-type="float">
            <text:p>0.387649687094139</text:p>
          </table:table-cell>
          <table:table-cell table:style-name="ce4" table:formula="of:=[$redistribution_low.E78]" office:value-type="float" office:value="0.449046515060633" calcext:value-type="float">
            <text:p>0.449046515060633</text:p>
          </table:table-cell>
          <table:table-cell/>
          <table:table-cell table:style-name="ce4" table:formula="of:=[$Redistribution_high.B78]" office:value-type="float" office:value="0.371594347692617" calcext:value-type="float">
            <text:p>0.371594347692617</text:p>
          </table:table-cell>
          <table:table-cell table:style-name="ce4" table:formula="of:=[$Redistribution_high.C78]" office:value-type="float" office:value="0.448333789178002" calcext:value-type="float">
            <text:p>0.448333789178002</text:p>
          </table:table-cell>
          <table:table-cell table:style-name="ce4" table:formula="of:=[$Redistribution_high.D78]" office:value-type="float" office:value="0.376819932828309" calcext:value-type="float">
            <text:p>0.376819932828309</text:p>
          </table:table-cell>
          <table:table-cell table:style-name="ce4" table:formula="of:=[$Redistribution_high.E78]" office:value-type="float" office:value="0.440348398917496" calcext:value-type="float">
            <text:p>0.440348398917496</text:p>
          </table:table-cell>
          <table:table-cell table:number-columns-repeated="49"/>
        </table:table-row>
        <table:table-row table:style-name="ro3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central.B79]" office:value-type="float" office:value="0.379323107024107" calcext:value-type="float">
            <text:p>0.379323107024107</text:p>
          </table:table-cell>
          <table:table-cell table:style-name="ce4" table:formula="of:=[$Redistribution_central.C79]" office:value-type="float" office:value="0.450687490879785" calcext:value-type="float">
            <text:p>0.450687490879785</text:p>
          </table:table-cell>
          <table:table-cell table:style-name="ce4" table:formula="of:=[$Redistribution_central.D79]" office:value-type="float" office:value="0.382013004161507" calcext:value-type="float">
            <text:p>0.382013004161507</text:p>
          </table:table-cell>
          <table:table-cell table:style-name="ce4" table:formula="of:=[$Redistribution_central.E79]" office:value-type="float" office:value="0.446469859951597" calcext:value-type="float">
            <text:p>0.446469859951597</text:p>
          </table:table-cell>
          <table:table-cell/>
          <table:table-cell table:style-name="ce4" table:formula="of:=[$redistribution_low.B79]" office:value-type="float" office:value="0.37943988752717" calcext:value-type="float">
            <text:p>0.37943988752717</text:p>
          </table:table-cell>
          <table:table-cell table:style-name="ce4" table:formula="of:=[$redistribution_low.C79]" office:value-type="float" office:value="0.451147767594875" calcext:value-type="float">
            <text:p>0.451147767594875</text:p>
          </table:table-cell>
          <table:table-cell table:style-name="ce4" table:formula="of:=[$redistribution_low.D79]" office:value-type="float" office:value="0.383024989958375" calcext:value-type="float">
            <text:p>0.383024989958375</text:p>
          </table:table-cell>
          <table:table-cell table:style-name="ce4" table:formula="of:=[$redistribution_low.E79]" office:value-type="float" office:value="0.443050526433598" calcext:value-type="float">
            <text:p>0.443050526433598</text:p>
          </table:table-cell>
          <table:table-cell/>
          <table:table-cell table:style-name="ce4" table:formula="of:=[$Redistribution_high.B79]" office:value-type="float" office:value="0.362529823103484" calcext:value-type="float">
            <text:p>0.362529823103484</text:p>
          </table:table-cell>
          <table:table-cell table:style-name="ce4" table:formula="of:=[$Redistribution_high.C79]" office:value-type="float" office:value="0.430957127258523" calcext:value-type="float">
            <text:p>0.430957127258523</text:p>
          </table:table-cell>
          <table:table-cell table:style-name="ce4" table:formula="of:=[$Redistribution_high.D79]" office:value-type="float" office:value="0.366003430193546" calcext:value-type="float">
            <text:p>0.366003430193546</text:p>
          </table:table-cell>
          <table:table-cell table:style-name="ce4" table:formula="of:=[$Redistribution_high.E79]" office:value-type="float" office:value="0.426533163291077" calcext:value-type="float">
            <text:p>0.426533163291077</text:p>
          </table:table-cell>
          <table:table-cell table:number-columns-repeated="49"/>
        </table:table-row>
        <table:table-row table:style-name="ro3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central.B80]" office:value-type="float" office:value="0.379606034623355" calcext:value-type="float">
            <text:p>0.379606034623355</text:p>
          </table:table-cell>
          <table:table-cell table:style-name="ce4" table:formula="of:=[$Redistribution_central.C80]" office:value-type="float" office:value="0.4495195002053" calcext:value-type="float">
            <text:p>0.4495195002053</text:p>
          </table:table-cell>
          <table:table-cell table:style-name="ce4" table:formula="of:=[$Redistribution_central.D80]" office:value-type="float" office:value="0.383507355823157" calcext:value-type="float">
            <text:p>0.383507355823157</text:p>
          </table:table-cell>
          <table:table-cell table:style-name="ce4" table:formula="of:=[$Redistribution_central.E80]" office:value-type="float" office:value="0.444989996463305" calcext:value-type="float">
            <text:p>0.444989996463305</text:p>
          </table:table-cell>
          <table:table-cell/>
          <table:table-cell table:style-name="ce4" table:formula="of:=[$redistribution_low.B80]" office:value-type="float" office:value="0.377147396920838" calcext:value-type="float">
            <text:p>0.377147396920838</text:p>
          </table:table-cell>
          <table:table-cell table:style-name="ce4" table:formula="of:=[$redistribution_low.C80]" office:value-type="float" office:value="0.449065376493287" calcext:value-type="float">
            <text:p>0.449065376493287</text:p>
          </table:table-cell>
          <table:table-cell table:style-name="ce4" table:formula="of:=[$redistribution_low.D80]" office:value-type="float" office:value="0.382170280049462" calcext:value-type="float">
            <text:p>0.382170280049462</text:p>
          </table:table-cell>
          <table:table-cell table:style-name="ce4" table:formula="of:=[$redistribution_low.E80]" office:value-type="float" office:value="0.438892641936427" calcext:value-type="float">
            <text:p>0.438892641936427</text:p>
          </table:table-cell>
          <table:table-cell/>
          <table:table-cell table:style-name="ce4" table:formula="of:=[$Redistribution_high.B80]" office:value-type="float" office:value="0.365352598132393" calcext:value-type="float">
            <text:p>0.365352598132393</text:p>
          </table:table-cell>
          <table:table-cell table:style-name="ce4" table:formula="of:=[$Redistribution_high.C80]" office:value-type="float" office:value="0.436300691426397" calcext:value-type="float">
            <text:p>0.436300691426397</text:p>
          </table:table-cell>
          <table:table-cell table:style-name="ce4" table:formula="of:=[$Redistribution_high.D80]" office:value-type="float" office:value="0.368790355825103" calcext:value-type="float">
            <text:p>0.368790355825103</text:p>
          </table:table-cell>
          <table:table-cell table:style-name="ce4" table:formula="of:=[$Redistribution_high.E80]" office:value-type="float" office:value="0.430449944241288" calcext:value-type="float">
            <text:p>0.430449944241288</text:p>
          </table:table-cell>
          <table:table-cell table:number-columns-repeated="49"/>
        </table:table-row>
        <table:table-row table:style-name="ro3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central.B81]" office:value-type="float" office:value="0.379590614734844" calcext:value-type="float">
            <text:p>0.379590614734844</text:p>
          </table:table-cell>
          <table:table-cell table:style-name="ce4" table:formula="of:=[$Redistribution_central.C81]" office:value-type="float" office:value="0.452195628793839" calcext:value-type="float">
            <text:p>0.452195628793839</text:p>
          </table:table-cell>
          <table:table-cell table:style-name="ce4" table:formula="of:=[$Redistribution_central.D81]" office:value-type="float" office:value="0.38394391715085" calcext:value-type="float">
            <text:p>0.38394391715085</text:p>
          </table:table-cell>
          <table:table-cell table:style-name="ce4" table:formula="of:=[$Redistribution_central.E81]" office:value-type="float" office:value="0.44626194492837" calcext:value-type="float">
            <text:p>0.44626194492837</text:p>
          </table:table-cell>
          <table:table-cell/>
          <table:table-cell table:style-name="ce4" table:formula="of:=[$redistribution_low.B81]" office:value-type="float" office:value="0.379248870019123" calcext:value-type="float">
            <text:p>0.379248870019123</text:p>
          </table:table-cell>
          <table:table-cell table:style-name="ce4" table:formula="of:=[$redistribution_low.C81]" office:value-type="float" office:value="0.451075202878733" calcext:value-type="float">
            <text:p>0.451075202878733</text:p>
          </table:table-cell>
          <table:table-cell table:style-name="ce4" table:formula="of:=[$redistribution_low.D81]" office:value-type="float" office:value="0.383019535363556" calcext:value-type="float">
            <text:p>0.383019535363556</text:p>
          </table:table-cell>
          <table:table-cell table:style-name="ce4" table:formula="of:=[$redistribution_low.E81]" office:value-type="float" office:value="0.443086204931169" calcext:value-type="float">
            <text:p>0.443086204931169</text:p>
          </table:table-cell>
          <table:table-cell/>
          <table:table-cell table:style-name="ce4" table:formula="of:=[$Redistribution_high.B81]" office:value-type="float" office:value="0.363015460958882" calcext:value-type="float">
            <text:p>0.363015460958882</text:p>
          </table:table-cell>
          <table:table-cell table:style-name="ce4" table:formula="of:=[$Redistribution_high.C81]" office:value-type="float" office:value="0.43285323385126" calcext:value-type="float">
            <text:p>0.43285323385126</text:p>
          </table:table-cell>
          <table:table-cell table:style-name="ce4" table:formula="of:=[$Redistribution_high.D81]" office:value-type="float" office:value="0.366392615566131" calcext:value-type="float">
            <text:p>0.366392615566131</text:p>
          </table:table-cell>
          <table:table-cell table:style-name="ce4" table:formula="of:=[$Redistribution_high.E81]" office:value-type="float" office:value="0.426931825577543" calcext:value-type="float">
            <text:p>0.426931825577543</text:p>
          </table:table-cell>
          <table:table-cell table:number-columns-repeated="49"/>
        </table:table-row>
        <table:table-row table:style-name="ro3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central.B82]" office:value-type="float" office:value="0.376319181792425" calcext:value-type="float">
            <text:p>0.376319181792425</text:p>
          </table:table-cell>
          <table:table-cell table:style-name="ce4" table:formula="of:=[$Redistribution_central.C82]" office:value-type="float" office:value="0.448598503423007" calcext:value-type="float">
            <text:p>0.448598503423007</text:p>
          </table:table-cell>
          <table:table-cell table:style-name="ce4" table:formula="of:=[$Redistribution_central.D82]" office:value-type="float" office:value="0.380775875769975" calcext:value-type="float">
            <text:p>0.380775875769975</text:p>
          </table:table-cell>
          <table:table-cell table:style-name="ce4" table:formula="of:=[$Redistribution_central.E82]" office:value-type="float" office:value="0.442678625076705" calcext:value-type="float">
            <text:p>0.442678625076705</text:p>
          </table:table-cell>
          <table:table-cell/>
          <table:table-cell table:style-name="ce4" table:formula="of:=[$redistribution_low.B82]" office:value-type="float" office:value="0.378262945278872" calcext:value-type="float">
            <text:p>0.378262945278872</text:p>
          </table:table-cell>
          <table:table-cell table:style-name="ce4" table:formula="of:=[$redistribution_low.C82]" office:value-type="float" office:value="0.453090402324034" calcext:value-type="float">
            <text:p>0.453090402324034</text:p>
          </table:table-cell>
          <table:table-cell table:style-name="ce4" table:formula="of:=[$redistribution_low.D82]" office:value-type="float" office:value="0.382277095291861" calcext:value-type="float">
            <text:p>0.382277095291861</text:p>
          </table:table-cell>
          <table:table-cell table:style-name="ce4" table:formula="of:=[$redistribution_low.E82]" office:value-type="float" office:value="0.444447578592431" calcext:value-type="float">
            <text:p>0.444447578592431</text:p>
          </table:table-cell>
          <table:table-cell/>
          <table:table-cell table:style-name="ce4" table:formula="of:=[$Redistribution_high.B82]" office:value-type="float" office:value="0.370385681096641" calcext:value-type="float">
            <text:p>0.370385681096641</text:p>
          </table:table-cell>
          <table:table-cell table:style-name="ce4" table:formula="of:=[$Redistribution_high.C82]" office:value-type="float" office:value="0.439722089418031" calcext:value-type="float">
            <text:p>0.439722089418031</text:p>
          </table:table-cell>
          <table:table-cell table:style-name="ce4" table:formula="of:=[$Redistribution_high.D82]" office:value-type="float" office:value="0.37441625013551" calcext:value-type="float">
            <text:p>0.37441625013551</text:p>
          </table:table-cell>
          <table:table-cell table:style-name="ce4" table:formula="of:=[$Redistribution_high.E82]" office:value-type="float" office:value="0.432799604574097" calcext:value-type="float">
            <text:p>0.432799604574097</text:p>
          </table:table-cell>
          <table:table-cell table:number-columns-repeated="49"/>
        </table:table-row>
        <table:table-row table:style-name="ro3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central.B83]" office:value-type="float" office:value="0.378771290761226" calcext:value-type="float">
            <text:p>0.378771290761226</text:p>
          </table:table-cell>
          <table:table-cell table:style-name="ce4" table:formula="of:=[$Redistribution_central.C83]" office:value-type="float" office:value="0.450727523994193" calcext:value-type="float">
            <text:p>0.450727523994193</text:p>
          </table:table-cell>
          <table:table-cell table:style-name="ce4" table:formula="of:=[$Redistribution_central.D83]" office:value-type="float" office:value="0.382710055457696" calcext:value-type="float">
            <text:p>0.382710055457696</text:p>
          </table:table-cell>
          <table:table-cell table:style-name="ce4" table:formula="of:=[$Redistribution_central.E83]" office:value-type="float" office:value="0.444438685153613" calcext:value-type="float">
            <text:p>0.444438685153613</text:p>
          </table:table-cell>
          <table:table-cell/>
          <table:table-cell table:style-name="ce4" table:formula="of:=[$redistribution_low.B83]" office:value-type="float" office:value="0.38209533038107" calcext:value-type="float">
            <text:p>0.38209533038107</text:p>
          </table:table-cell>
          <table:table-cell table:style-name="ce4" table:formula="of:=[$redistribution_low.C83]" office:value-type="float" office:value="0.457524125240597" calcext:value-type="float">
            <text:p>0.457524125240597</text:p>
          </table:table-cell>
          <table:table-cell table:style-name="ce4" table:formula="of:=[$redistribution_low.D83]" office:value-type="float" office:value="0.386128272974829" calcext:value-type="float">
            <text:p>0.386128272974829</text:p>
          </table:table-cell>
          <table:table-cell table:style-name="ce4" table:formula="of:=[$redistribution_low.E83]" office:value-type="float" office:value="0.449110135106414" calcext:value-type="float">
            <text:p>0.449110135106414</text:p>
          </table:table-cell>
          <table:table-cell/>
          <table:table-cell table:style-name="ce4" table:formula="of:=[$Redistribution_high.B83]" office:value-type="float" office:value="0.367682656516739" calcext:value-type="float">
            <text:p>0.367682656516739</text:p>
          </table:table-cell>
          <table:table-cell table:style-name="ce4" table:formula="of:=[$Redistribution_high.C83]" office:value-type="float" office:value="0.443782390059636" calcext:value-type="float">
            <text:p>0.443782390059636</text:p>
          </table:table-cell>
          <table:table-cell table:style-name="ce4" table:formula="of:=[$Redistribution_high.D83]" office:value-type="float" office:value="0.371045347966435" calcext:value-type="float">
            <text:p>0.371045347966435</text:p>
          </table:table-cell>
          <table:table-cell table:style-name="ce4" table:formula="of:=[$Redistribution_high.E83]" office:value-type="float" office:value="0.437504313228569" calcext:value-type="float">
            <text:p>0.437504313228569</text:p>
          </table:table-cell>
          <table:table-cell table:number-columns-repeated="49"/>
        </table:table-row>
        <table:table-row table:style-name="ro3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central.B84]" office:value-type="float" office:value="0.380100297224129" calcext:value-type="float">
            <text:p>0.380100297224129</text:p>
          </table:table-cell>
          <table:table-cell table:style-name="ce4" table:formula="of:=[$Redistribution_central.C84]" office:value-type="float" office:value="0.452603786251734" calcext:value-type="float">
            <text:p>0.452603786251734</text:p>
          </table:table-cell>
          <table:table-cell table:style-name="ce4" table:formula="of:=[$Redistribution_central.D84]" office:value-type="float" office:value="0.384578169397131" calcext:value-type="float">
            <text:p>0.384578169397131</text:p>
          </table:table-cell>
          <table:table-cell table:style-name="ce4" table:formula="of:=[$Redistribution_central.E84]" office:value-type="float" office:value="0.445977477315767" calcext:value-type="float">
            <text:p>0.445977477315767</text:p>
          </table:table-cell>
          <table:table-cell/>
          <table:table-cell table:style-name="ce4" table:formula="of:=[$redistribution_low.B84]" office:value-type="float" office:value="0.388858576488278" calcext:value-type="float">
            <text:p>0.388858576488278</text:p>
          </table:table-cell>
          <table:table-cell table:style-name="ce4" table:formula="of:=[$redistribution_low.C84]" office:value-type="float" office:value="0.466165505329684" calcext:value-type="float">
            <text:p>0.466165505329684</text:p>
          </table:table-cell>
          <table:table-cell table:style-name="ce4" table:formula="of:=[$redistribution_low.D84]" office:value-type="float" office:value="0.393226008937105" calcext:value-type="float">
            <text:p>0.393226008937105</text:p>
          </table:table-cell>
          <table:table-cell table:style-name="ce4" table:formula="of:=[$redistribution_low.E84]" office:value-type="float" office:value="0.45802112277118" calcext:value-type="float">
            <text:p>0.45802112277118</text:p>
          </table:table-cell>
          <table:table-cell/>
          <table:table-cell table:style-name="ce4" table:formula="of:=[$Redistribution_high.B84]" office:value-type="float" office:value="0.364308606600764" calcext:value-type="float">
            <text:p>0.364308606600764</text:p>
          </table:table-cell>
          <table:table-cell table:style-name="ce4" table:formula="of:=[$Redistribution_high.C84]" office:value-type="float" office:value="0.438915538583441" calcext:value-type="float">
            <text:p>0.438915538583441</text:p>
          </table:table-cell>
          <table:table-cell table:style-name="ce4" table:formula="of:=[$Redistribution_high.D84]" office:value-type="float" office:value="0.367996689484122" calcext:value-type="float">
            <text:p>0.367996689484122</text:p>
          </table:table-cell>
          <table:table-cell table:style-name="ce4" table:formula="of:=[$Redistribution_high.E84]" office:value-type="float" office:value="0.433831359903664" calcext:value-type="float">
            <text:p>0.433831359903664</text:p>
          </table:table-cell>
          <table:table-cell table:number-columns-repeated="49"/>
        </table:table-row>
        <table:table-row table:style-name="ro3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central.B85]" office:value-type="float" office:value="0.370499208661506" calcext:value-type="float">
            <text:p>0.370499208661506</text:p>
          </table:table-cell>
          <table:table-cell table:style-name="ce4" table:formula="of:=[$Redistribution_central.C85]" office:value-type="float" office:value="0.440086969290225" calcext:value-type="float">
            <text:p>0.440086969290225</text:p>
          </table:table-cell>
          <table:table-cell table:style-name="ce4" table:formula="of:=[$Redistribution_central.D85]" office:value-type="float" office:value="0.374754673591796" calcext:value-type="float">
            <text:p>0.374754673591796</text:p>
          </table:table-cell>
          <table:table-cell table:style-name="ce4" table:formula="of:=[$Redistribution_central.E85]" office:value-type="float" office:value="0.433660225141957" calcext:value-type="float">
            <text:p>0.433660225141957</text:p>
          </table:table-cell>
          <table:table-cell/>
          <table:table-cell table:style-name="ce4" table:formula="of:=[$redistribution_low.B85]" office:value-type="float" office:value="0.387722747291415" calcext:value-type="float">
            <text:p>0.387722747291415</text:p>
          </table:table-cell>
          <table:table-cell table:style-name="ce4" table:formula="of:=[$redistribution_low.C85]" office:value-type="float" office:value="0.466222337532237" calcext:value-type="float">
            <text:p>0.466222337532237</text:p>
          </table:table-cell>
          <table:table-cell table:style-name="ce4" table:formula="of:=[$redistribution_low.D85]" office:value-type="float" office:value="0.389887335647684" calcext:value-type="float">
            <text:p>0.389887335647684</text:p>
          </table:table-cell>
          <table:table-cell table:style-name="ce4" table:formula="of:=[$redistribution_low.E85]" office:value-type="float" office:value="0.460467336097176" calcext:value-type="float">
            <text:p>0.460467336097176</text:p>
          </table:table-cell>
          <table:table-cell/>
          <table:table-cell table:style-name="ce4" table:formula="of:=[$Redistribution_high.B85]" office:value-type="float" office:value="0.366118651912604" calcext:value-type="float">
            <text:p>0.366118651912604</text:p>
          </table:table-cell>
          <table:table-cell table:style-name="ce4" table:formula="of:=[$Redistribution_high.C85]" office:value-type="float" office:value="0.435861911329502" calcext:value-type="float">
            <text:p>0.435861911329502</text:p>
          </table:table-cell>
          <table:table-cell table:style-name="ce4" table:formula="of:=[$Redistribution_high.D85]" office:value-type="float" office:value="0.369655764376861" calcext:value-type="float">
            <text:p>0.369655764376861</text:p>
          </table:table-cell>
          <table:table-cell table:style-name="ce4" table:formula="of:=[$Redistribution_high.E85]" office:value-type="float" office:value="0.429365038566888" calcext:value-type="float">
            <text:p>0.429365038566888</text:p>
          </table:table-cell>
          <table:table-cell table:number-columns-repeated="49"/>
        </table:table-row>
        <table:table-row table:style-name="ro3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central.B86]" office:value-type="float" office:value="0.36991612768149" calcext:value-type="float">
            <text:p>0.36991612768149</text:p>
          </table:table-cell>
          <table:table-cell table:style-name="ce4" table:formula="of:=[$Redistribution_central.C86]" office:value-type="float" office:value="0.436916451751552" calcext:value-type="float">
            <text:p>0.436916451751552</text:p>
          </table:table-cell>
          <table:table-cell table:style-name="ce4" table:formula="of:=[$Redistribution_central.D86]" office:value-type="float" office:value="0.374305910310103" calcext:value-type="float">
            <text:p>0.374305910310103</text:p>
          </table:table-cell>
          <table:table-cell table:style-name="ce4" table:formula="of:=[$Redistribution_central.E86]" office:value-type="float" office:value="0.430651137235258" calcext:value-type="float">
            <text:p>0.430651137235258</text:p>
          </table:table-cell>
          <table:table-cell/>
          <table:table-cell table:style-name="ce4" table:formula="of:=[$redistribution_low.B86]" office:value-type="float" office:value="0.38088937243629" calcext:value-type="float">
            <text:p>0.38088937243629</text:p>
          </table:table-cell>
          <table:table-cell table:style-name="ce4" table:formula="of:=[$redistribution_low.C86]" office:value-type="float" office:value="0.461521648661074" calcext:value-type="float">
            <text:p>0.461521648661074</text:p>
          </table:table-cell>
          <table:table-cell table:style-name="ce4" table:formula="of:=[$redistribution_low.D86]" office:value-type="float" office:value="0.385473430499701" calcext:value-type="float">
            <text:p>0.385473430499701</text:p>
          </table:table-cell>
          <table:table-cell table:style-name="ce4" table:formula="of:=[$redistribution_low.E86]" office:value-type="float" office:value="0.452048952086248" calcext:value-type="float">
            <text:p>0.452048952086248</text:p>
          </table:table-cell>
          <table:table-cell/>
          <table:table-cell table:style-name="ce4" table:formula="of:=[$Redistribution_high.B86]" office:value-type="float" office:value="0.360641325501277" calcext:value-type="float">
            <text:p>0.360641325501277</text:p>
          </table:table-cell>
          <table:table-cell table:style-name="ce4" table:formula="of:=[$Redistribution_high.C86]" office:value-type="float" office:value="0.427463261967649" calcext:value-type="float">
            <text:p>0.427463261967649</text:p>
          </table:table-cell>
          <table:table-cell table:style-name="ce4" table:formula="of:=[$Redistribution_high.D86]" office:value-type="float" office:value="0.364827134678544" calcext:value-type="float">
            <text:p>0.364827134678544</text:p>
          </table:table-cell>
          <table:table-cell table:style-name="ce4" table:formula="of:=[$Redistribution_high.E86]" office:value-type="float" office:value="0.419857234319907" calcext:value-type="float">
            <text:p>0.419857234319907</text:p>
          </table:table-cell>
          <table:table-cell table:number-columns-repeated="49"/>
        </table:table-row>
        <table:table-row table:style-name="ro3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central.B87]" office:value-type="float" office:value="0.367837882563274" calcext:value-type="float">
            <text:p>0.367837882563274</text:p>
          </table:table-cell>
          <table:table-cell table:style-name="ce4" table:formula="of:=[$Redistribution_central.C87]" office:value-type="float" office:value="0.435412516423241" calcext:value-type="float">
            <text:p>0.435412516423241</text:p>
          </table:table-cell>
          <table:table-cell table:style-name="ce4" table:formula="of:=[$Redistribution_central.D87]" office:value-type="float" office:value="0.371735702370753" calcext:value-type="float">
            <text:p>0.371735702370753</text:p>
          </table:table-cell>
          <table:table-cell table:style-name="ce4" table:formula="of:=[$Redistribution_central.E87]" office:value-type="float" office:value="0.429624154890902" calcext:value-type="float">
            <text:p>0.429624154890902</text:p>
          </table:table-cell>
          <table:table-cell/>
          <table:table-cell table:style-name="ce4" table:formula="of:=[$redistribution_low.B87]" office:value-type="float" office:value="0.385377630017472" calcext:value-type="float">
            <text:p>0.385377630017472</text:p>
          </table:table-cell>
          <table:table-cell table:style-name="ce4" table:formula="of:=[$redistribution_low.C87]" office:value-type="float" office:value="0.462394990013502" calcext:value-type="float">
            <text:p>0.462394990013502</text:p>
          </table:table-cell>
          <table:table-cell table:style-name="ce4" table:formula="of:=[$redistribution_low.D87]" office:value-type="float" office:value="0.389082287117421" calcext:value-type="float">
            <text:p>0.389082287117421</text:p>
          </table:table-cell>
          <table:table-cell table:style-name="ce4" table:formula="of:=[$redistribution_low.E87]" office:value-type="float" office:value="0.454382490984499" calcext:value-type="float">
            <text:p>0.454382490984499</text:p>
          </table:table-cell>
          <table:table-cell/>
          <table:table-cell table:style-name="ce4" table:formula="of:=[$Redistribution_high.B87]" office:value-type="float" office:value="0.360281193429724" calcext:value-type="float">
            <text:p>0.360281193429724</text:p>
          </table:table-cell>
          <table:table-cell table:style-name="ce4" table:formula="of:=[$Redistribution_high.C87]" office:value-type="float" office:value="0.426195219863002" calcext:value-type="float">
            <text:p>0.426195219863002</text:p>
          </table:table-cell>
          <table:table-cell table:style-name="ce4" table:formula="of:=[$Redistribution_high.D87]" office:value-type="float" office:value="0.36322498690533" calcext:value-type="float">
            <text:p>0.36322498690533</text:p>
          </table:table-cell>
          <table:table-cell table:style-name="ce4" table:formula="of:=[$Redistribution_high.E87]" office:value-type="float" office:value="0.420496446260615" calcext:value-type="float">
            <text:p>0.420496446260615</text:p>
          </table:table-cell>
          <table:table-cell table:number-columns-repeated="49"/>
        </table:table-row>
        <table:table-row table:style-name="ro3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central.B88]" office:value-type="float" office:value="0.36836008835232" calcext:value-type="float">
            <text:p>0.36836008835232</text:p>
          </table:table-cell>
          <table:table-cell table:style-name="ce4" table:formula="of:=[$Redistribution_central.C88]" office:value-type="float" office:value="0.432143685292744" calcext:value-type="float">
            <text:p>0.432143685292744</text:p>
          </table:table-cell>
          <table:table-cell table:style-name="ce4" table:formula="of:=[$Redistribution_central.D88]" office:value-type="float" office:value="0.372482720560231" calcext:value-type="float">
            <text:p>0.372482720560231</text:p>
          </table:table-cell>
          <table:table-cell table:style-name="ce4" table:formula="of:=[$Redistribution_central.E88]" office:value-type="float" office:value="0.426185983888924" calcext:value-type="float">
            <text:p>0.426185983888924</text:p>
          </table:table-cell>
          <table:table-cell/>
          <table:table-cell table:style-name="ce4" table:formula="of:=[$redistribution_low.B88]" office:value-type="float" office:value="0.383325509422441" calcext:value-type="float">
            <text:p>0.383325509422441</text:p>
          </table:table-cell>
          <table:table-cell table:style-name="ce4" table:formula="of:=[$redistribution_low.C88]" office:value-type="float" office:value="0.455726212335522" calcext:value-type="float">
            <text:p>0.455726212335522</text:p>
          </table:table-cell>
          <table:table-cell table:style-name="ce4" table:formula="of:=[$redistribution_low.D88]" office:value-type="float" office:value="0.38717767068273" calcext:value-type="float">
            <text:p>0.38717767068273</text:p>
          </table:table-cell>
          <table:table-cell table:style-name="ce4" table:formula="of:=[$redistribution_low.E88]" office:value-type="float" office:value="0.447685911242072" calcext:value-type="float">
            <text:p>0.447685911242072</text:p>
          </table:table-cell>
          <table:table-cell/>
          <table:table-cell table:style-name="ce4" table:formula="of:=[$Redistribution_high.B88]" office:value-type="float" office:value="0.362698956038707" calcext:value-type="float">
            <text:p>0.362698956038707</text:p>
          </table:table-cell>
          <table:table-cell table:style-name="ce4" table:formula="of:=[$Redistribution_high.C88]" office:value-type="float" office:value="0.427056287242088" calcext:value-type="float">
            <text:p>0.427056287242088</text:p>
          </table:table-cell>
          <table:table-cell table:style-name="ce4" table:formula="of:=[$Redistribution_high.D88]" office:value-type="float" office:value="0.36533647246439" calcext:value-type="float">
            <text:p>0.36533647246439</text:p>
          </table:table-cell>
          <table:table-cell table:style-name="ce4" table:formula="of:=[$Redistribution_high.E88]" office:value-type="float" office:value="0.421870312351717" calcext:value-type="float">
            <text:p>0.421870312351717</text:p>
          </table:table-cell>
          <table:table-cell table:number-columns-repeated="49"/>
        </table:table-row>
        <table:table-row table:style-name="ro3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central.B89]" office:value-type="float" office:value="0.365942468040553" calcext:value-type="float">
            <text:p>0.365942468040553</text:p>
          </table:table-cell>
          <table:table-cell table:style-name="ce4" table:formula="of:=[$Redistribution_central.C89]" office:value-type="float" office:value="0.430447192337666" calcext:value-type="float">
            <text:p>0.430447192337666</text:p>
          </table:table-cell>
          <table:table-cell table:style-name="ce4" table:formula="of:=[$Redistribution_central.D89]" office:value-type="float" office:value="0.369609714371478" calcext:value-type="float">
            <text:p>0.369609714371478</text:p>
          </table:table-cell>
          <table:table-cell table:style-name="ce4" table:formula="of:=[$Redistribution_central.E89]" office:value-type="float" office:value="0.42441535646997" calcext:value-type="float">
            <text:p>0.42441535646997</text:p>
          </table:table-cell>
          <table:table-cell/>
          <table:table-cell table:style-name="ce4" table:formula="of:=[$redistribution_low.B89]" office:value-type="float" office:value="0.382302523927752" calcext:value-type="float">
            <text:p>0.382302523927752</text:p>
          </table:table-cell>
          <table:table-cell table:style-name="ce4" table:formula="of:=[$redistribution_low.C89]" office:value-type="float" office:value="0.456282474875102" calcext:value-type="float">
            <text:p>0.456282474875102</text:p>
          </table:table-cell>
          <table:table-cell table:style-name="ce4" table:formula="of:=[$redistribution_low.D89]" office:value-type="float" office:value="0.384949210875518" calcext:value-type="float">
            <text:p>0.384949210875518</text:p>
          </table:table-cell>
          <table:table-cell table:style-name="ce4" table:formula="of:=[$redistribution_low.E89]" office:value-type="float" office:value="0.450571253195719" calcext:value-type="float">
            <text:p>0.450571253195719</text:p>
          </table:table-cell>
          <table:table-cell/>
          <table:table-cell table:style-name="ce4" table:formula="of:=[$Redistribution_high.B89]" office:value-type="float" office:value="0.359003041294883" calcext:value-type="float">
            <text:p>0.359003041294883</text:p>
          </table:table-cell>
          <table:table-cell table:style-name="ce4" table:formula="of:=[$Redistribution_high.C89]" office:value-type="float" office:value="0.428725639464901" calcext:value-type="float">
            <text:p>0.428725639464901</text:p>
          </table:table-cell>
          <table:table-cell table:style-name="ce4" table:formula="of:=[$Redistribution_high.D89]" office:value-type="float" office:value="0.361366299615363" calcext:value-type="float">
            <text:p>0.361366299615363</text:p>
          </table:table-cell>
          <table:table-cell table:style-name="ce4" table:formula="of:=[$Redistribution_high.E89]" office:value-type="float" office:value="0.422651722942724" calcext:value-type="float">
            <text:p>0.422651722942724</text:p>
          </table:table-cell>
          <table:table-cell table:number-columns-repeated="49"/>
        </table:table-row>
        <table:table-row table:style-name="ro3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central.B90]" office:value-type="float" office:value="0.376430675216565" calcext:value-type="float">
            <text:p>0.376430675216565</text:p>
          </table:table-cell>
          <table:table-cell table:style-name="ce4" table:formula="of:=[$Redistribution_central.C90]" office:value-type="float" office:value="0.442392208875188" calcext:value-type="float">
            <text:p>0.442392208875188</text:p>
          </table:table-cell>
          <table:table-cell table:style-name="ce4" table:formula="of:=[$Redistribution_central.D90]" office:value-type="float" office:value="0.380385905871344" calcext:value-type="float">
            <text:p>0.380385905871344</text:p>
          </table:table-cell>
          <table:table-cell table:style-name="ce4" table:formula="of:=[$Redistribution_central.E90]" office:value-type="float" office:value="0.436298207015664" calcext:value-type="float">
            <text:p>0.436298207015664</text:p>
          </table:table-cell>
          <table:table-cell/>
          <table:table-cell table:style-name="ce4" table:formula="of:=[$redistribution_low.B90]" office:value-type="float" office:value="0.384702997945744" calcext:value-type="float">
            <text:p>0.384702997945744</text:p>
          </table:table-cell>
          <table:table-cell table:style-name="ce4" table:formula="of:=[$redistribution_low.C90]" office:value-type="float" office:value="0.458945891510441" calcext:value-type="float">
            <text:p>0.458945891510441</text:p>
          </table:table-cell>
          <table:table-cell table:style-name="ce4" table:formula="of:=[$redistribution_low.D90]" office:value-type="float" office:value="0.388363210262615" calcext:value-type="float">
            <text:p>0.388363210262615</text:p>
          </table:table-cell>
          <table:table-cell table:style-name="ce4" table:formula="of:=[$redistribution_low.E90]" office:value-type="float" office:value="0.452042352212761" calcext:value-type="float">
            <text:p>0.452042352212761</text:p>
          </table:table-cell>
          <table:table-cell/>
          <table:table-cell table:style-name="ce4" table:formula="of:=[$Redistribution_high.B90]" office:value-type="float" office:value="0.358761113094111" calcext:value-type="float">
            <text:p>0.358761113094111</text:p>
          </table:table-cell>
          <table:table-cell table:style-name="ce4" table:formula="of:=[$Redistribution_high.C90]" office:value-type="float" office:value="0.424653824659558" calcext:value-type="float">
            <text:p>0.424653824659558</text:p>
          </table:table-cell>
          <table:table-cell table:style-name="ce4" table:formula="of:=[$Redistribution_high.D90]" office:value-type="float" office:value="0.361974713756271" calcext:value-type="float">
            <text:p>0.361974713756271</text:p>
          </table:table-cell>
          <table:table-cell table:style-name="ce4" table:formula="of:=[$Redistribution_high.E90]" office:value-type="float" office:value="0.417207830040545" calcext:value-type="float">
            <text:p>0.417207830040545</text:p>
          </table:table-cell>
          <table:table-cell table:number-columns-repeated="49"/>
        </table:table-row>
        <table:table-row table:style-name="ro3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central.B91]" office:value-type="float" office:value="0.36539632187699" calcext:value-type="float">
            <text:p>0.36539632187699</text:p>
          </table:table-cell>
          <table:table-cell table:style-name="ce4" table:formula="of:=[$Redistribution_central.C91]" office:value-type="float" office:value="0.428073517899882" calcext:value-type="float">
            <text:p>0.428073517899882</text:p>
          </table:table-cell>
          <table:table-cell table:style-name="ce4" table:formula="of:=[$Redistribution_central.D91]" office:value-type="float" office:value="0.368331459771106" calcext:value-type="float">
            <text:p>0.368331459771106</text:p>
          </table:table-cell>
          <table:table-cell table:style-name="ce4" table:formula="of:=[$Redistribution_central.E91]" office:value-type="float" office:value="0.423241443426777" calcext:value-type="float">
            <text:p>0.423241443426777</text:p>
          </table:table-cell>
          <table:table-cell/>
          <table:table-cell table:style-name="ce4" table:formula="of:=[$redistribution_low.B91]" office:value-type="float" office:value="0.383459236240302" calcext:value-type="float">
            <text:p>0.383459236240302</text:p>
          </table:table-cell>
          <table:table-cell table:style-name="ce4" table:formula="of:=[$redistribution_low.C91]" office:value-type="float" office:value="0.45538486148101" calcext:value-type="float">
            <text:p>0.45538486148101</text:p>
          </table:table-cell>
          <table:table-cell table:style-name="ce4" table:formula="of:=[$redistribution_low.D91]" office:value-type="float" office:value="0.386661286271437" calcext:value-type="float">
            <text:p>0.386661286271437</text:p>
          </table:table-cell>
          <table:table-cell table:style-name="ce4" table:formula="of:=[$redistribution_low.E91]" office:value-type="float" office:value="0.449928767828042" calcext:value-type="float">
            <text:p>0.449928767828042</text:p>
          </table:table-cell>
          <table:table-cell/>
          <table:table-cell table:style-name="ce4" table:formula="of:=[$Redistribution_high.B91]" office:value-type="float" office:value="0.354572780182437" calcext:value-type="float">
            <text:p>0.354572780182437</text:p>
          </table:table-cell>
          <table:table-cell table:style-name="ce4" table:formula="of:=[$Redistribution_high.C91]" office:value-type="float" office:value="0.423417907394559" calcext:value-type="float">
            <text:p>0.423417907394559</text:p>
          </table:table-cell>
          <table:table-cell table:style-name="ce4" table:formula="of:=[$Redistribution_high.D91]" office:value-type="float" office:value="0.357540621273932" calcext:value-type="float">
            <text:p>0.357540621273932</text:p>
          </table:table-cell>
          <table:table-cell table:style-name="ce4" table:formula="of:=[$Redistribution_high.E91]" office:value-type="float" office:value="0.416108729276767" calcext:value-type="float">
            <text:p>0.416108729276767</text:p>
          </table:table-cell>
          <table:table-cell table:number-columns-repeated="49"/>
        </table:table-row>
        <table:table-row table:style-name="ro3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central.B92]" office:value-type="float" office:value="0.366785390856478" calcext:value-type="float">
            <text:p>0.366785390856478</text:p>
          </table:table-cell>
          <table:table-cell table:style-name="ce4" table:formula="of:=[$Redistribution_central.C92]" office:value-type="float" office:value="0.433243086166666" calcext:value-type="float">
            <text:p>0.433243086166666</text:p>
          </table:table-cell>
          <table:table-cell table:style-name="ce4" table:formula="of:=[$Redistribution_central.D92]" office:value-type="float" office:value="0.369540953180061" calcext:value-type="float">
            <text:p>0.369540953180061</text:p>
          </table:table-cell>
          <table:table-cell table:style-name="ce4" table:formula="of:=[$Redistribution_central.E92]" office:value-type="float" office:value="0.429372711590982" calcext:value-type="float">
            <text:p>0.429372711590982</text:p>
          </table:table-cell>
          <table:table-cell/>
          <table:table-cell table:style-name="ce4" table:formula="of:=[$redistribution_low.B92]" office:value-type="float" office:value="0.392587884037464" calcext:value-type="float">
            <text:p>0.392587884037464</text:p>
          </table:table-cell>
          <table:table-cell table:style-name="ce4" table:formula="of:=[$redistribution_low.C92]" office:value-type="float" office:value="0.463142814261606" calcext:value-type="float">
            <text:p>0.463142814261606</text:p>
          </table:table-cell>
          <table:table-cell table:style-name="ce4" table:formula="of:=[$redistribution_low.D92]" office:value-type="float" office:value="0.395596496709556" calcext:value-type="float">
            <text:p>0.395596496709556</text:p>
          </table:table-cell>
          <table:table-cell table:style-name="ce4" table:formula="of:=[$redistribution_low.E92]" office:value-type="float" office:value="0.456959256787996" calcext:value-type="float">
            <text:p>0.456959256787996</text:p>
          </table:table-cell>
          <table:table-cell/>
          <table:table-cell table:style-name="ce4" table:formula="of:=[$Redistribution_high.B92]" office:value-type="float" office:value="0.360875899110406" calcext:value-type="float">
            <text:p>0.360875899110406</text:p>
          </table:table-cell>
          <table:table-cell table:style-name="ce4" table:formula="of:=[$Redistribution_high.C92]" office:value-type="float" office:value="0.427455779700337" calcext:value-type="float">
            <text:p>0.427455779700337</text:p>
          </table:table-cell>
          <table:table-cell table:style-name="ce4" table:formula="of:=[$Redistribution_high.D92]" office:value-type="float" office:value="0.363165098121723" calcext:value-type="float">
            <text:p>0.363165098121723</text:p>
          </table:table-cell>
          <table:table-cell table:style-name="ce4" table:formula="of:=[$Redistribution_high.E92]" office:value-type="float" office:value="0.421522472653746" calcext:value-type="float">
            <text:p>0.421522472653746</text:p>
          </table:table-cell>
          <table:table-cell table:number-columns-repeated="49"/>
        </table:table-row>
        <table:table-row table:style-name="ro3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central.B93]" office:value-type="float" office:value="0.362786697999791" calcext:value-type="float">
            <text:p>0.362786697999791</text:p>
          </table:table-cell>
          <table:table-cell table:style-name="ce4" table:formula="of:=[$Redistribution_central.C93]" office:value-type="float" office:value="0.430628136583533" calcext:value-type="float">
            <text:p>0.430628136583533</text:p>
          </table:table-cell>
          <table:table-cell table:style-name="ce4" table:formula="of:=[$Redistribution_central.D93]" office:value-type="float" office:value="0.365767702607321" calcext:value-type="float">
            <text:p>0.365767702607321</text:p>
          </table:table-cell>
          <table:table-cell table:style-name="ce4" table:formula="of:=[$Redistribution_central.E93]" office:value-type="float" office:value="0.425907376624604" calcext:value-type="float">
            <text:p>0.425907376624604</text:p>
          </table:table-cell>
          <table:table-cell/>
          <table:table-cell table:style-name="ce4" table:formula="of:=[$redistribution_low.B93]" office:value-type="float" office:value="0.384900760899531" calcext:value-type="float">
            <text:p>0.384900760899531</text:p>
          </table:table-cell>
          <table:table-cell table:style-name="ce4" table:formula="of:=[$redistribution_low.C93]" office:value-type="float" office:value="0.455669536199852" calcext:value-type="float">
            <text:p>0.455669536199852</text:p>
          </table:table-cell>
          <table:table-cell table:style-name="ce4" table:formula="of:=[$redistribution_low.D93]" office:value-type="float" office:value="0.387574935162364" calcext:value-type="float">
            <text:p>0.387574935162364</text:p>
          </table:table-cell>
          <table:table-cell table:style-name="ce4" table:formula="of:=[$redistribution_low.E93]" office:value-type="float" office:value="0.449876131643089" calcext:value-type="float">
            <text:p>0.449876131643089</text:p>
          </table:table-cell>
          <table:table-cell/>
          <table:table-cell table:style-name="ce4" table:formula="of:=[$Redistribution_high.B93]" office:value-type="float" office:value="0.352232832641213" calcext:value-type="float">
            <text:p>0.352232832641213</text:p>
          </table:table-cell>
          <table:table-cell table:style-name="ce4" table:formula="of:=[$Redistribution_high.C93]" office:value-type="float" office:value="0.420518494545829" calcext:value-type="float">
            <text:p>0.420518494545829</text:p>
          </table:table-cell>
          <table:table-cell table:style-name="ce4" table:formula="of:=[$Redistribution_high.D93]" office:value-type="float" office:value="0.354826501028484" calcext:value-type="float">
            <text:p>0.354826501028484</text:p>
          </table:table-cell>
          <table:table-cell table:style-name="ce4" table:formula="of:=[$Redistribution_high.E93]" office:value-type="float" office:value="0.4137818164519" calcext:value-type="float">
            <text:p>0.4137818164519</text:p>
          </table:table-cell>
          <table:table-cell table:number-columns-repeated="49"/>
        </table:table-row>
        <table:table-row table:style-name="ro3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central.B94]" office:value-type="float" office:value="0.361439792019988" calcext:value-type="float">
            <text:p>0.361439792019988</text:p>
          </table:table-cell>
          <table:table-cell table:style-name="ce4" table:formula="of:=[$Redistribution_central.C94]" office:value-type="float" office:value="0.425148763059891" calcext:value-type="float">
            <text:p>0.425148763059891</text:p>
          </table:table-cell>
          <table:table-cell table:style-name="ce4" table:formula="of:=[$Redistribution_central.D94]" office:value-type="float" office:value="0.365211984615052" calcext:value-type="float">
            <text:p>0.365211984615052</text:p>
          </table:table-cell>
          <table:table-cell table:style-name="ce4" table:formula="of:=[$Redistribution_central.E94]" office:value-type="float" office:value="0.421155027844388" calcext:value-type="float">
            <text:p>0.421155027844388</text:p>
          </table:table-cell>
          <table:table-cell/>
          <table:table-cell table:style-name="ce4" table:formula="of:=[$redistribution_low.B94]" office:value-type="float" office:value="0.383761177576066" calcext:value-type="float">
            <text:p>0.383761177576066</text:p>
          </table:table-cell>
          <table:table-cell table:style-name="ce4" table:formula="of:=[$redistribution_low.C94]" office:value-type="float" office:value="0.459989248935813" calcext:value-type="float">
            <text:p>0.459989248935813</text:p>
          </table:table-cell>
          <table:table-cell table:style-name="ce4" table:formula="of:=[$redistribution_low.D94]" office:value-type="float" office:value="0.387376323594662" calcext:value-type="float">
            <text:p>0.387376323594662</text:p>
          </table:table-cell>
          <table:table-cell table:style-name="ce4" table:formula="of:=[$redistribution_low.E94]" office:value-type="float" office:value="0.455481388096797" calcext:value-type="float">
            <text:p>0.455481388096797</text:p>
          </table:table-cell>
          <table:table-cell/>
          <table:table-cell table:style-name="ce4" table:formula="of:=[$Redistribution_high.B94]" office:value-type="float" office:value="0.344964545218173" calcext:value-type="float">
            <text:p>0.344964545218173</text:p>
          </table:table-cell>
          <table:table-cell table:style-name="ce4" table:formula="of:=[$Redistribution_high.C94]" office:value-type="float" office:value="0.407123805615239" calcext:value-type="float">
            <text:p>0.407123805615239</text:p>
          </table:table-cell>
          <table:table-cell table:style-name="ce4" table:formula="of:=[$Redistribution_high.D94]" office:value-type="float" office:value="0.348179344689418" calcext:value-type="float">
            <text:p>0.348179344689418</text:p>
          </table:table-cell>
          <table:table-cell table:style-name="ce4" table:formula="of:=[$Redistribution_high.E94]" office:value-type="float" office:value="0.399223186755776" calcext:value-type="float">
            <text:p>0.399223186755776</text:p>
          </table:table-cell>
          <table:table-cell table:number-columns-repeated="49"/>
        </table:table-row>
        <table:table-row table:style-name="ro3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central.B95]" office:value-type="float" office:value="0.356588179730864" calcext:value-type="float">
            <text:p>0.356588179730864</text:p>
          </table:table-cell>
          <table:table-cell table:style-name="ce4" table:formula="of:=[$Redistribution_central.C95]" office:value-type="float" office:value="0.421365375534936" calcext:value-type="float">
            <text:p>0.421365375534936</text:p>
          </table:table-cell>
          <table:table-cell table:style-name="ce4" table:formula="of:=[$Redistribution_central.D95]" office:value-type="float" office:value="0.359406151852392" calcext:value-type="float">
            <text:p>0.359406151852392</text:p>
          </table:table-cell>
          <table:table-cell table:style-name="ce4" table:formula="of:=[$Redistribution_central.E95]" office:value-type="float" office:value="0.416763186329553" calcext:value-type="float">
            <text:p>0.416763186329553</text:p>
          </table:table-cell>
          <table:table-cell/>
          <table:table-cell table:style-name="ce4" table:formula="of:=[$redistribution_low.B95]" office:value-type="float" office:value="0.381823997120457" calcext:value-type="float">
            <text:p>0.381823997120457</text:p>
          </table:table-cell>
          <table:table-cell table:style-name="ce4" table:formula="of:=[$redistribution_low.C95]" office:value-type="float" office:value="0.456786819552072" calcext:value-type="float">
            <text:p>0.456786819552072</text:p>
          </table:table-cell>
          <table:table-cell table:style-name="ce4" table:formula="of:=[$redistribution_low.D95]" office:value-type="float" office:value="0.384988196365541" calcext:value-type="float">
            <text:p>0.384988196365541</text:p>
          </table:table-cell>
          <table:table-cell table:style-name="ce4" table:formula="of:=[$redistribution_low.E95]" office:value-type="float" office:value="0.450165083211932" calcext:value-type="float">
            <text:p>0.450165083211932</text:p>
          </table:table-cell>
          <table:table-cell/>
          <table:table-cell table:style-name="ce4" table:formula="of:=[$Redistribution_high.B95]" office:value-type="float" office:value="0.345880496637904" calcext:value-type="float">
            <text:p>0.345880496637904</text:p>
          </table:table-cell>
          <table:table-cell table:style-name="ce4" table:formula="of:=[$Redistribution_high.C95]" office:value-type="float" office:value="0.409001912250449" calcext:value-type="float">
            <text:p>0.409001912250449</text:p>
          </table:table-cell>
          <table:table-cell table:style-name="ce4" table:formula="of:=[$Redistribution_high.D95]" office:value-type="float" office:value="0.348737790151103" calcext:value-type="float">
            <text:p>0.348737790151103</text:p>
          </table:table-cell>
          <table:table-cell table:style-name="ce4" table:formula="of:=[$Redistribution_high.E95]" office:value-type="float" office:value="0.402152391016522" calcext:value-type="float">
            <text:p>0.402152391016522</text:p>
          </table:table-cell>
          <table:table-cell table:number-columns-repeated="49"/>
        </table:table-row>
        <table:table-row table:style-name="ro3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central.B96]" office:value-type="float" office:value="0.366637067190824" calcext:value-type="float">
            <text:p>0.366637067190824</text:p>
          </table:table-cell>
          <table:table-cell table:style-name="ce4" table:formula="of:=[$Redistribution_central.C96]" office:value-type="float" office:value="0.432297822233899" calcext:value-type="float">
            <text:p>0.432297822233899</text:p>
          </table:table-cell>
          <table:table-cell table:style-name="ce4" table:formula="of:=[$Redistribution_central.D96]" office:value-type="float" office:value="0.369086553472226" calcext:value-type="float">
            <text:p>0.369086553472226</text:p>
          </table:table-cell>
          <table:table-cell table:style-name="ce4" table:formula="of:=[$Redistribution_central.E96]" office:value-type="float" office:value="0.428349209799475" calcext:value-type="float">
            <text:p>0.428349209799475</text:p>
          </table:table-cell>
          <table:table-cell/>
          <table:table-cell table:style-name="ce4" table:formula="of:=[$redistribution_low.B96]" office:value-type="float" office:value="0.378014375317676" calcext:value-type="float">
            <text:p>0.378014375317676</text:p>
          </table:table-cell>
          <table:table-cell table:style-name="ce4" table:formula="of:=[$redistribution_low.C96]" office:value-type="float" office:value="0.445888729675736" calcext:value-type="float">
            <text:p>0.445888729675736</text:p>
          </table:table-cell>
          <table:table-cell table:style-name="ce4" table:formula="of:=[$redistribution_low.D96]" office:value-type="float" office:value="0.380182770808678" calcext:value-type="float">
            <text:p>0.380182770808678</text:p>
          </table:table-cell>
          <table:table-cell table:style-name="ce4" table:formula="of:=[$redistribution_low.E96]" office:value-type="float" office:value="0.441377167088183" calcext:value-type="float">
            <text:p>0.441377167088183</text:p>
          </table:table-cell>
          <table:table-cell/>
          <table:table-cell table:style-name="ce4" table:formula="of:=[$Redistribution_high.B96]" office:value-type="float" office:value="0.346479645257522" calcext:value-type="float">
            <text:p>0.346479645257522</text:p>
          </table:table-cell>
          <table:table-cell table:style-name="ce4" table:formula="of:=[$Redistribution_high.C96]" office:value-type="float" office:value="0.396734820549523" calcext:value-type="float">
            <text:p>0.396734820549523</text:p>
          </table:table-cell>
          <table:table-cell table:style-name="ce4" table:formula="of:=[$Redistribution_high.D96]" office:value-type="float" office:value="0.348200982621351" calcext:value-type="float">
            <text:p>0.348200982621351</text:p>
          </table:table-cell>
          <table:table-cell table:style-name="ce4" table:formula="of:=[$Redistribution_high.E96]" office:value-type="float" office:value="0.391015294579379" calcext:value-type="float">
            <text:p>0.391015294579379</text:p>
          </table:table-cell>
          <table:table-cell table:number-columns-repeated="49"/>
        </table:table-row>
        <table:table-row table:style-name="ro3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central.B97]" office:value-type="float" office:value="0.36531585806518" calcext:value-type="float">
            <text:p>0.36531585806518</text:p>
          </table:table-cell>
          <table:table-cell table:style-name="ce4" table:formula="of:=[$Redistribution_central.C97]" office:value-type="float" office:value="0.42916327235989" calcext:value-type="float">
            <text:p>0.42916327235989</text:p>
          </table:table-cell>
          <table:table-cell table:style-name="ce4" table:formula="of:=[$Redistribution_central.D97]" office:value-type="float" office:value="0.367486270089701" calcext:value-type="float">
            <text:p>0.367486270089701</text:p>
          </table:table-cell>
          <table:table-cell table:style-name="ce4" table:formula="of:=[$Redistribution_central.E97]" office:value-type="float" office:value="0.425149661069784" calcext:value-type="float">
            <text:p>0.425149661069784</text:p>
          </table:table-cell>
          <table:table-cell/>
          <table:table-cell table:style-name="ce4" table:formula="of:=[$redistribution_low.B97]" office:value-type="float" office:value="0.377658698068045" calcext:value-type="float">
            <text:p>0.377658698068045</text:p>
          </table:table-cell>
          <table:table-cell table:style-name="ce4" table:formula="of:=[$redistribution_low.C97]" office:value-type="float" office:value="0.45222263382307" calcext:value-type="float">
            <text:p>0.45222263382307</text:p>
          </table:table-cell>
          <table:table-cell table:style-name="ce4" table:formula="of:=[$redistribution_low.D97]" office:value-type="float" office:value="0.380269149134193" calcext:value-type="float">
            <text:p>0.380269149134193</text:p>
          </table:table-cell>
          <table:table-cell table:style-name="ce4" table:formula="of:=[$redistribution_low.E97]" office:value-type="float" office:value="0.446452630596597" calcext:value-type="float">
            <text:p>0.446452630596597</text:p>
          </table:table-cell>
          <table:table-cell/>
          <table:table-cell table:style-name="ce4" table:formula="of:=[$Redistribution_high.B97]" office:value-type="float" office:value="0.346330578276251" calcext:value-type="float">
            <text:p>0.346330578276251</text:p>
          </table:table-cell>
          <table:table-cell table:style-name="ce4" table:formula="of:=[$Redistribution_high.C97]" office:value-type="float" office:value="0.402898426802023" calcext:value-type="float">
            <text:p>0.402898426802023</text:p>
          </table:table-cell>
          <table:table-cell table:style-name="ce4" table:formula="of:=[$Redistribution_high.D97]" office:value-type="float" office:value="0.348212507378166" calcext:value-type="float">
            <text:p>0.348212507378166</text:p>
          </table:table-cell>
          <table:table-cell table:style-name="ce4" table:formula="of:=[$Redistribution_high.E97]" office:value-type="float" office:value="0.396917565485308" calcext:value-type="float">
            <text:p>0.396917565485308</text:p>
          </table:table-cell>
          <table:table-cell table:number-columns-repeated="49"/>
        </table:table-row>
        <table:table-row table:style-name="ro3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central.B98]" office:value-type="float" office:value="0.367020782023134" calcext:value-type="float">
            <text:p>0.367020782023134</text:p>
          </table:table-cell>
          <table:table-cell table:style-name="ce4" table:formula="of:=[$Redistribution_central.C98]" office:value-type="float" office:value="0.428301400219037" calcext:value-type="float">
            <text:p>0.428301400219037</text:p>
          </table:table-cell>
          <table:table-cell table:style-name="ce4" table:formula="of:=[$Redistribution_central.D98]" office:value-type="float" office:value="0.369273383472917" calcext:value-type="float">
            <text:p>0.369273383472917</text:p>
          </table:table-cell>
          <table:table-cell table:style-name="ce4" table:formula="of:=[$Redistribution_central.E98]" office:value-type="float" office:value="0.424178557838865" calcext:value-type="float">
            <text:p>0.424178557838865</text:p>
          </table:table-cell>
          <table:table-cell/>
          <table:table-cell table:style-name="ce4" table:formula="of:=[$redistribution_low.B98]" office:value-type="float" office:value="0.380063726613511" calcext:value-type="float">
            <text:p>0.380063726613511</text:p>
          </table:table-cell>
          <table:table-cell table:style-name="ce4" table:formula="of:=[$redistribution_low.C98]" office:value-type="float" office:value="0.455618274255701" calcext:value-type="float">
            <text:p>0.455618274255701</text:p>
          </table:table-cell>
          <table:table-cell table:style-name="ce4" table:formula="of:=[$redistribution_low.D98]" office:value-type="float" office:value="0.383016412655858" calcext:value-type="float">
            <text:p>0.383016412655858</text:p>
          </table:table-cell>
          <table:table-cell table:style-name="ce4" table:formula="of:=[$redistribution_low.E98]" office:value-type="float" office:value="0.449355178621694" calcext:value-type="float">
            <text:p>0.449355178621694</text:p>
          </table:table-cell>
          <table:table-cell/>
          <table:table-cell table:style-name="ce4" table:formula="of:=[$Redistribution_high.B98]" office:value-type="float" office:value="0.352722035409721" calcext:value-type="float">
            <text:p>0.352722035409721</text:p>
          </table:table-cell>
          <table:table-cell table:style-name="ce4" table:formula="of:=[$Redistribution_high.C98]" office:value-type="float" office:value="0.403815951320612" calcext:value-type="float">
            <text:p>0.403815951320612</text:p>
          </table:table-cell>
          <table:table-cell table:style-name="ce4" table:formula="of:=[$Redistribution_high.D98]" office:value-type="float" office:value="0.355324399291181" calcext:value-type="float">
            <text:p>0.355324399291181</text:p>
          </table:table-cell>
          <table:table-cell table:style-name="ce4" table:formula="of:=[$Redistribution_high.E98]" office:value-type="float" office:value="0.395997879967339" calcext:value-type="float">
            <text:p>0.395997879967339</text:p>
          </table:table-cell>
          <table:table-cell table:number-columns-repeated="49"/>
        </table:table-row>
        <table:table-row table:style-name="ro3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central.B99]" office:value-type="float" office:value="0.366541098749362" calcext:value-type="float">
            <text:p>0.366541098749362</text:p>
          </table:table-cell>
          <table:table-cell table:style-name="ce4" table:formula="of:=[$Redistribution_central.C99]" office:value-type="float" office:value="0.416032179068594" calcext:value-type="float">
            <text:p>0.416032179068594</text:p>
          </table:table-cell>
          <table:table-cell table:style-name="ce4" table:formula="of:=[$Redistribution_central.D99]" office:value-type="float" office:value="0.368159178665446" calcext:value-type="float">
            <text:p>0.368159178665446</text:p>
          </table:table-cell>
          <table:table-cell table:style-name="ce4" table:formula="of:=[$Redistribution_central.E99]" office:value-type="float" office:value="0.413064439634553" calcext:value-type="float">
            <text:p>0.413064439634553</text:p>
          </table:table-cell>
          <table:table-cell/>
          <table:table-cell table:style-name="ce4" table:formula="of:=[$redistribution_low.B99]" office:value-type="float" office:value="0.378333743285819" calcext:value-type="float">
            <text:p>0.378333743285819</text:p>
          </table:table-cell>
          <table:table-cell table:style-name="ce4" table:formula="of:=[$redistribution_low.C99]" office:value-type="float" office:value="0.449765882733332" calcext:value-type="float">
            <text:p>0.449765882733332</text:p>
          </table:table-cell>
          <table:table-cell table:style-name="ce4" table:formula="of:=[$redistribution_low.D99]" office:value-type="float" office:value="0.380378307365772" calcext:value-type="float">
            <text:p>0.380378307365772</text:p>
          </table:table-cell>
          <table:table-cell table:style-name="ce4" table:formula="of:=[$redistribution_low.E99]" office:value-type="float" office:value="0.444915409562043" calcext:value-type="float">
            <text:p>0.444915409562043</text:p>
          </table:table-cell>
          <table:table-cell/>
          <table:table-cell table:style-name="ce4" table:formula="of:=[$Redistribution_high.B99]" office:value-type="float" office:value="0.35688952258528" calcext:value-type="float">
            <text:p>0.35688952258528</text:p>
          </table:table-cell>
          <table:table-cell table:style-name="ce4" table:formula="of:=[$Redistribution_high.C99]" office:value-type="float" office:value="0.415772912272647" calcext:value-type="float">
            <text:p>0.415772912272647</text:p>
          </table:table-cell>
          <table:table-cell table:style-name="ce4" table:formula="of:=[$Redistribution_high.D99]" office:value-type="float" office:value="0.358420064624583" calcext:value-type="float">
            <text:p>0.358420064624583</text:p>
          </table:table-cell>
          <table:table-cell table:style-name="ce4" table:formula="of:=[$Redistribution_high.E99]" office:value-type="float" office:value="0.410396085385346" calcext:value-type="float">
            <text:p>0.410396085385346</text:p>
          </table:table-cell>
          <table:table-cell table:number-columns-repeated="49"/>
        </table:table-row>
        <table:table-row table:style-name="ro3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central.B100]" office:value-type="float" office:value="0.356417351621014" calcext:value-type="float">
            <text:p>0.356417351621014</text:p>
          </table:table-cell>
          <table:table-cell table:style-name="ce4" table:formula="of:=[$Redistribution_central.C100]" office:value-type="float" office:value="0.404416267406176" calcext:value-type="float">
            <text:p>0.404416267406176</text:p>
          </table:table-cell>
          <table:table-cell table:style-name="ce4" table:formula="of:=[$Redistribution_central.D100]" office:value-type="float" office:value="0.357770230368771" calcext:value-type="float">
            <text:p>0.357770230368771</text:p>
          </table:table-cell>
          <table:table-cell table:style-name="ce4" table:formula="of:=[$Redistribution_central.E100]" office:value-type="float" office:value="0.400754456780141" calcext:value-type="float">
            <text:p>0.400754456780141</text:p>
          </table:table-cell>
          <table:table-cell/>
          <table:table-cell table:style-name="ce4" table:formula="of:=[$redistribution_low.B100]" office:value-type="float" office:value="0.375512040335482" calcext:value-type="float">
            <text:p>0.375512040335482</text:p>
          </table:table-cell>
          <table:table-cell table:style-name="ce4" table:formula="of:=[$redistribution_low.C100]" office:value-type="float" office:value="0.444716585533042" calcext:value-type="float">
            <text:p>0.444716585533042</text:p>
          </table:table-cell>
          <table:table-cell table:style-name="ce4" table:formula="of:=[$redistribution_low.D100]" office:value-type="float" office:value="0.377919441598085" calcext:value-type="float">
            <text:p>0.377919441598085</text:p>
          </table:table-cell>
          <table:table-cell table:style-name="ce4" table:formula="of:=[$redistribution_low.E100]" office:value-type="float" office:value="0.442053464907775" calcext:value-type="float">
            <text:p>0.442053464907775</text:p>
          </table:table-cell>
          <table:table-cell/>
          <table:table-cell table:style-name="ce4" table:formula="of:=[$Redistribution_high.B100]" office:value-type="float" office:value="0.346315357077359" calcext:value-type="float">
            <text:p>0.346315357077359</text:p>
          </table:table-cell>
          <table:table-cell table:style-name="ce4" table:formula="of:=[$Redistribution_high.C100]" office:value-type="float" office:value="0.406239012463279" calcext:value-type="float">
            <text:p>0.406239012463279</text:p>
          </table:table-cell>
          <table:table-cell table:style-name="ce4" table:formula="of:=[$Redistribution_high.D100]" office:value-type="float" office:value="0.348414226928142" calcext:value-type="float">
            <text:p>0.348414226928142</text:p>
          </table:table-cell>
          <table:table-cell table:style-name="ce4" table:formula="of:=[$Redistribution_high.E100]" office:value-type="float" office:value="0.39914674546332" calcext:value-type="float">
            <text:p>0.39914674546332</text:p>
          </table:table-cell>
          <table:table-cell table:number-columns-repeated="49"/>
        </table:table-row>
        <table:table-row table:style-name="ro3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central.B101]" office:value-type="float" office:value="0.365480585817016" calcext:value-type="float">
            <text:p>0.365480585817016</text:p>
          </table:table-cell>
          <table:table-cell table:style-name="ce4" table:formula="of:=[$Redistribution_central.C101]" office:value-type="float" office:value="0.417127298405196" calcext:value-type="float">
            <text:p>0.417127298405196</text:p>
          </table:table-cell>
          <table:table-cell table:style-name="ce4" table:formula="of:=[$Redistribution_central.D101]" office:value-type="float" office:value="0.367014940703223" calcext:value-type="float">
            <text:p>0.367014940703223</text:p>
          </table:table-cell>
          <table:table-cell table:style-name="ce4" table:formula="of:=[$Redistribution_central.E101]" office:value-type="float" office:value="0.414436517185943" calcext:value-type="float">
            <text:p>0.414436517185943</text:p>
          </table:table-cell>
          <table:table-cell/>
          <table:table-cell table:style-name="ce4" table:formula="of:=[$redistribution_low.B101]" office:value-type="float" office:value="0.377649892773994" calcext:value-type="float">
            <text:p>0.377649892773994</text:p>
          </table:table-cell>
          <table:table-cell table:style-name="ce4" table:formula="of:=[$redistribution_low.C101]" office:value-type="float" office:value="0.439452181119565" calcext:value-type="float">
            <text:p>0.439452181119565</text:p>
          </table:table-cell>
          <table:table-cell table:style-name="ce4" table:formula="of:=[$redistribution_low.D101]" office:value-type="float" office:value="0.379918665531047" calcext:value-type="float">
            <text:p>0.379918665531047</text:p>
          </table:table-cell>
          <table:table-cell table:style-name="ce4" table:formula="of:=[$redistribution_low.E101]" office:value-type="float" office:value="0.437606024134288" calcext:value-type="float">
            <text:p>0.437606024134288</text:p>
          </table:table-cell>
          <table:table-cell/>
          <table:table-cell table:style-name="ce4" table:formula="of:=[$Redistribution_high.B101]" office:value-type="float" office:value="0.342577757074888" calcext:value-type="float">
            <text:p>0.342577757074888</text:p>
          </table:table-cell>
          <table:table-cell table:style-name="ce4" table:formula="of:=[$Redistribution_high.C101]" office:value-type="float" office:value="0.399540385835938" calcext:value-type="float">
            <text:p>0.399540385835938</text:p>
          </table:table-cell>
          <table:table-cell table:style-name="ce4" table:formula="of:=[$Redistribution_high.D101]" office:value-type="float" office:value="0.343880798361044" calcext:value-type="float">
            <text:p>0.343880798361044</text:p>
          </table:table-cell>
          <table:table-cell table:style-name="ce4" table:formula="of:=[$Redistribution_high.E101]" office:value-type="float" office:value="0.393775835222504" calcext:value-type="float">
            <text:p>0.393775835222504</text:p>
          </table:table-cell>
          <table:table-cell table:number-columns-repeated="49"/>
        </table:table-row>
        <table:table-row table:style-name="ro3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central.B102]" office:value-type="float" office:value="0.369644683203719" calcext:value-type="float">
            <text:p>0.369644683203719</text:p>
          </table:table-cell>
          <table:table-cell table:style-name="ce4" table:formula="of:=[$Redistribution_central.C102]" office:value-type="float" office:value="0.41418135736174" calcext:value-type="float">
            <text:p>0.41418135736174</text:p>
          </table:table-cell>
          <table:table-cell table:style-name="ce4" table:formula="of:=[$Redistribution_central.D102]" office:value-type="float" office:value="0.371402842104124" calcext:value-type="float">
            <text:p>0.371402842104124</text:p>
          </table:table-cell>
          <table:table-cell table:style-name="ce4" table:formula="of:=[$Redistribution_central.E102]" office:value-type="float" office:value="0.411105528965778" calcext:value-type="float">
            <text:p>0.411105528965778</text:p>
          </table:table-cell>
          <table:table-cell/>
          <table:table-cell table:style-name="ce4" table:formula="of:=[$redistribution_low.B102]" office:value-type="float" office:value="0.375774311950116" calcext:value-type="float">
            <text:p>0.375774311950116</text:p>
          </table:table-cell>
          <table:table-cell table:style-name="ce4" table:formula="of:=[$redistribution_low.C102]" office:value-type="float" office:value="0.438266456140112" calcext:value-type="float">
            <text:p>0.438266456140112</text:p>
          </table:table-cell>
          <table:table-cell table:style-name="ce4" table:formula="of:=[$redistribution_low.D102]" office:value-type="float" office:value="0.37869490279439" calcext:value-type="float">
            <text:p>0.37869490279439</text:p>
          </table:table-cell>
          <table:table-cell table:style-name="ce4" table:formula="of:=[$redistribution_low.E102]" office:value-type="float" office:value="0.435217904898441" calcext:value-type="float">
            <text:p>0.435217904898441</text:p>
          </table:table-cell>
          <table:table-cell/>
          <table:table-cell table:style-name="ce4" table:formula="of:=[$Redistribution_high.B102]" office:value-type="float" office:value="0.345122487791823" calcext:value-type="float">
            <text:p>0.345122487791823</text:p>
          </table:table-cell>
          <table:table-cell table:style-name="ce4" table:formula="of:=[$Redistribution_high.C102]" office:value-type="float" office:value="0.396249144070964" calcext:value-type="float">
            <text:p>0.396249144070964</text:p>
          </table:table-cell>
          <table:table-cell table:style-name="ce4" table:formula="of:=[$Redistribution_high.D102]" office:value-type="float" office:value="0.347369651862764" calcext:value-type="float">
            <text:p>0.347369651862764</text:p>
          </table:table-cell>
          <table:table-cell table:style-name="ce4" table:formula="of:=[$Redistribution_high.E102]" office:value-type="float" office:value="0.388723781263048" calcext:value-type="float">
            <text:p>0.388723781263048</text:p>
          </table:table-cell>
          <table:table-cell table:number-columns-repeated="49"/>
        </table:table-row>
        <table:table-row table:style-name="ro3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central.B103]" office:value-type="float" office:value="0.365228000176187" calcext:value-type="float">
            <text:p>0.365228000176187</text:p>
          </table:table-cell>
          <table:table-cell table:style-name="ce4" table:formula="of:=[$Redistribution_central.C103]" office:value-type="float" office:value="0.417241614140662" calcext:value-type="float">
            <text:p>0.417241614140662</text:p>
          </table:table-cell>
          <table:table-cell table:style-name="ce4" table:formula="of:=[$Redistribution_central.D103]" office:value-type="float" office:value="0.367152528940497" calcext:value-type="float">
            <text:p>0.367152528940497</text:p>
          </table:table-cell>
          <table:table-cell table:style-name="ce4" table:formula="of:=[$Redistribution_central.E103]" office:value-type="float" office:value="0.417462262405926" calcext:value-type="float">
            <text:p>0.417462262405926</text:p>
          </table:table-cell>
          <table:table-cell/>
          <table:table-cell table:style-name="ce4" table:formula="of:=[$redistribution_low.B103]" office:value-type="float" office:value="0.380049014992849" calcext:value-type="float">
            <text:p>0.380049014992849</text:p>
          </table:table-cell>
          <table:table-cell table:style-name="ce4" table:formula="of:=[$redistribution_low.C103]" office:value-type="float" office:value="0.445124412437854" calcext:value-type="float">
            <text:p>0.445124412437854</text:p>
          </table:table-cell>
          <table:table-cell table:style-name="ce4" table:formula="of:=[$redistribution_low.D103]" office:value-type="float" office:value="0.382254078548756" calcext:value-type="float">
            <text:p>0.382254078548756</text:p>
          </table:table-cell>
          <table:table-cell table:style-name="ce4" table:formula="of:=[$redistribution_low.E103]" office:value-type="float" office:value="0.440132565814725" calcext:value-type="float">
            <text:p>0.440132565814725</text:p>
          </table:table-cell>
          <table:table-cell/>
          <table:table-cell table:style-name="ce4" table:formula="of:=[$Redistribution_high.B103]" office:value-type="float" office:value="0.351086621687894" calcext:value-type="float">
            <text:p>0.351086621687894</text:p>
          </table:table-cell>
          <table:table-cell table:style-name="ce4" table:formula="of:=[$Redistribution_high.C103]" office:value-type="float" office:value="0.412218343326539" calcext:value-type="float">
            <text:p>0.412218343326539</text:p>
          </table:table-cell>
          <table:table-cell table:style-name="ce4" table:formula="of:=[$Redistribution_high.D103]" office:value-type="float" office:value="0.354567310966191" calcext:value-type="float">
            <text:p>0.354567310966191</text:p>
          </table:table-cell>
          <table:table-cell table:style-name="ce4" table:formula="of:=[$Redistribution_high.E103]" office:value-type="float" office:value="0.4026848718773" calcext:value-type="float">
            <text:p>0.4026848718773</text:p>
          </table:table-cell>
          <table:table-cell table:number-columns-repeated="49"/>
        </table:table-row>
        <table:table-row table:style-name="ro3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central.B104]" office:value-type="float" office:value="0.370753864099358" calcext:value-type="float">
            <text:p>0.370753864099358</text:p>
          </table:table-cell>
          <table:table-cell table:style-name="ce4" table:formula="of:=[$Redistribution_central.C104]" office:value-type="float" office:value="0.421440146178148" calcext:value-type="float">
            <text:p>0.421440146178148</text:p>
          </table:table-cell>
          <table:table-cell table:style-name="ce4" table:formula="of:=[$Redistribution_central.D104]" office:value-type="float" office:value="0.37224998667276" calcext:value-type="float">
            <text:p>0.37224998667276</text:p>
          </table:table-cell>
          <table:table-cell table:style-name="ce4" table:formula="of:=[$Redistribution_central.E104]" office:value-type="float" office:value="0.416956378495379" calcext:value-type="float">
            <text:p>0.416956378495379</text:p>
          </table:table-cell>
          <table:table-cell/>
          <table:table-cell table:style-name="ce4" table:formula="of:=[$redistribution_low.B104]" office:value-type="float" office:value="0.374968926050125" calcext:value-type="float">
            <text:p>0.374968926050125</text:p>
          </table:table-cell>
          <table:table-cell table:style-name="ce4" table:formula="of:=[$redistribution_low.C104]" office:value-type="float" office:value="0.432534229854797" calcext:value-type="float">
            <text:p>0.432534229854797</text:p>
          </table:table-cell>
          <table:table-cell table:style-name="ce4" table:formula="of:=[$redistribution_low.D104]" office:value-type="float" office:value="0.376782610016312" calcext:value-type="float">
            <text:p>0.376782610016312</text:p>
          </table:table-cell>
          <table:table-cell table:style-name="ce4" table:formula="of:=[$redistribution_low.E104]" office:value-type="float" office:value="0.431376334710829" calcext:value-type="float">
            <text:p>0.431376334710829</text:p>
          </table:table-cell>
          <table:table-cell/>
          <table:table-cell table:style-name="ce4" table:formula="of:=[$Redistribution_high.B104]" office:value-type="float" office:value="0.350148954581076" calcext:value-type="float">
            <text:p>0.350148954581076</text:p>
          </table:table-cell>
          <table:table-cell table:style-name="ce4" table:formula="of:=[$Redistribution_high.C104]" office:value-type="float" office:value="0.408345716365568" calcext:value-type="float">
            <text:p>0.408345716365568</text:p>
          </table:table-cell>
          <table:table-cell table:style-name="ce4" table:formula="of:=[$Redistribution_high.D104]" office:value-type="float" office:value="0.354006500464911" calcext:value-type="float">
            <text:p>0.354006500464911</text:p>
          </table:table-cell>
          <table:table-cell table:style-name="ce4" table:formula="of:=[$Redistribution_high.E104]" office:value-type="float" office:value="0.398625472316081" calcext:value-type="float">
            <text:p>0.398625472316081</text:p>
          </table:table-cell>
          <table:table-cell table:number-columns-repeated="49"/>
        </table:table-row>
        <table:table-row table:style-name="ro3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central.B105]" office:value-type="float" office:value="0.365026707109868" calcext:value-type="float">
            <text:p>0.365026707109868</text:p>
          </table:table-cell>
          <table:table-cell table:style-name="ce4" table:formula="of:=[$Redistribution_central.C105]" office:value-type="float" office:value="0.420995637393247" calcext:value-type="float">
            <text:p>0.420995637393247</text:p>
          </table:table-cell>
          <table:table-cell table:style-name="ce4" table:formula="of:=[$Redistribution_central.D105]" office:value-type="float" office:value="0.366261465575694" calcext:value-type="float">
            <text:p>0.366261465575694</text:p>
          </table:table-cell>
          <table:table-cell table:style-name="ce4" table:formula="of:=[$Redistribution_central.E105]" office:value-type="float" office:value="0.417295019785371" calcext:value-type="float">
            <text:p>0.417295019785371</text:p>
          </table:table-cell>
          <table:table-cell/>
          <table:table-cell table:style-name="ce4" table:formula="of:=[$redistribution_low.B105]" office:value-type="float" office:value="0.378409393580357" calcext:value-type="float">
            <text:p>0.378409393580357</text:p>
          </table:table-cell>
          <table:table-cell table:style-name="ce4" table:formula="of:=[$redistribution_low.C105]" office:value-type="float" office:value="0.426993147469302" calcext:value-type="float">
            <text:p>0.426993147469302</text:p>
          </table:table-cell>
          <table:table-cell table:style-name="ce4" table:formula="of:=[$redistribution_low.D105]" office:value-type="float" office:value="0.380447622153393" calcext:value-type="float">
            <text:p>0.380447622153393</text:p>
          </table:table-cell>
          <table:table-cell table:style-name="ce4" table:formula="of:=[$redistribution_low.E105]" office:value-type="float" office:value="0.425072853117236" calcext:value-type="float">
            <text:p>0.425072853117236</text:p>
          </table:table-cell>
          <table:table-cell/>
          <table:table-cell table:style-name="ce4" table:formula="of:=[$Redistribution_high.B105]" office:value-type="float" office:value="0.326616005087405" calcext:value-type="float">
            <text:p>0.326616005087405</text:p>
          </table:table-cell>
          <table:table-cell table:style-name="ce4" table:formula="of:=[$Redistribution_high.C105]" office:value-type="float" office:value="0.355566224237512" calcext:value-type="float">
            <text:p>0.355566224237512</text:p>
          </table:table-cell>
          <table:table-cell table:style-name="ce4" table:formula="of:=[$Redistribution_high.D105]" office:value-type="float" office:value="0.32945705870787" calcext:value-type="float">
            <text:p>0.32945705870787</text:p>
          </table:table-cell>
          <table:table-cell table:style-name="ce4" table:formula="of:=[$Redistribution_high.E105]" office:value-type="float" office:value="0.347017167342535" calcext:value-type="float">
            <text:p>0.347017167342535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ni yearly" table:style-name="ta2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.4249406777</text:p>
          </table:table-cell>
          <table:table-cell table:formula="of:=[$'Gini per capita'.D4]" office:value-type="float" office:value="0.3906811662" calcext:value-type="float">
            <text:p>0.3906811662</text:p>
          </table:table-cell>
          <table:table-cell table:formula="of:=[$'Gini per capita'.E4]" office:value-type="float" office:value="0.4222738609" calcext:value-type="float">
            <text:p>0.4222738609</text:p>
          </table:table-cell>
          <table:table-cell table:formula="of:=[$'Gini per capita'.B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0.4249406777" calcext:value-type="float">
            <text:p>0.4249406777</text:p>
          </table:table-cell>
          <table:table-cell table:style-name="ce3" table:formula="of:=[.C4]" office:value-type="float" office:value="0.3906811662" calcext:value-type="float">
            <text:p>0.3906811662</text:p>
          </table:table-cell>
          <table:table-cell table:style-name="ce3" table:formula="of:=[.D4]" office:value-type="float" office:value="0.4222738609" calcext:value-type="float">
            <text:p>0.4222738609</text:p>
          </table:table-cell>
          <table:table-cell table:style-name="ce3" table:formula="of:=[.E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0.4249406777" calcext:value-type="float">
            <text:p>0.4249406777</text:p>
          </table:table-cell>
          <table:table-cell table:style-name="ce3" table:formula="of:=[.H4]" office:value-type="float" office:value="0.3906811662" calcext:value-type="float">
            <text:p>0.3906811662</text:p>
          </table:table-cell>
          <table:table-cell table:style-name="ce3" table:formula="of:=[.I4]" office:value-type="float" office:value="0.4222738609" calcext:value-type="float">
            <text:p>0.4222738609</text:p>
          </table:table-cell>
          <table:table-cell table:style-name="ce3" table:formula="of:=[.J4]" office:value-type="float" office:value="0.3863343567" calcext:value-type="float">
            <text:p>0.3863343567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.447859569640374</text:p>
          </table:table-cell>
          <table:table-cell table:formula="of:=AVERAGE([$'Gini per capita'.D5:.D8])" office:value-type="float" office:value="0.409756672021305" calcext:value-type="float">
            <text:p>0.409756672021305</text:p>
          </table:table-cell>
          <table:table-cell table:formula="of:=AVERAGE([$'Gini per capita'.E5:.E8])" office:value-type="float" office:value="0.434606868246303" calcext:value-type="float">
            <text:p>0.434606868246303</text:p>
          </table:table-cell>
          <table:table-cell table:formula="of:=AVERAGE([$'Gini per capita'.B5:.B8])" office:value-type="float" office:value="0.394970909992538" calcext:value-type="float">
            <text:p>0.39497090999253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Gini per capita'.H5:.H8])" office:value-type="float" office:value="0.447859569640374" calcext:value-type="float">
            <text:p>0.447859569640374</text:p>
          </table:table-cell>
          <table:table-cell table:style-name="ce3" table:formula="of:=AVERAGE([$'Gini per capita'.I5:.I8])" office:value-type="float" office:value="0.409756672021305" calcext:value-type="float">
            <text:p>0.409756672021305</text:p>
          </table:table-cell>
          <table:table-cell table:style-name="ce3" table:formula="of:=AVERAGE([$'Gini per capita'.J5:.J8])" office:value-type="float" office:value="0.434606868246302" calcext:value-type="float">
            <text:p>0.434606868246302</text:p>
          </table:table-cell>
          <table:table-cell table:style-name="ce3" table:formula="of:=AVERAGE([$'Gini per capita'.G5:.G8])" office:value-type="float" office:value="0.394970909992538" calcext:value-type="float">
            <text:p>0.39497090999253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Gini per capita'.M5:.M8])" office:value-type="float" office:value="0.447859569640374" calcext:value-type="float">
            <text:p>0.447859569640374</text:p>
          </table:table-cell>
          <table:table-cell table:style-name="ce3" table:formula="of:=AVERAGE([$'Gini per capita'.N5:.N8])" office:value-type="float" office:value="0.409756672021305" calcext:value-type="float">
            <text:p>0.409756672021305</text:p>
          </table:table-cell>
          <table:table-cell table:style-name="ce3" table:formula="of:=AVERAGE([$'Gini per capita'.O5:.O8])" office:value-type="float" office:value="0.434606868246302" calcext:value-type="float">
            <text:p>0.434606868246302</text:p>
          </table:table-cell>
          <table:table-cell table:style-name="ce3" table:formula="of:=AVERAGE([$'Gini per capita'.L5:.L8])" office:value-type="float" office:value="0.394970909992538" calcext:value-type="float">
            <text:p>0.39497090999253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.446434658287958</text:p>
          </table:table-cell>
          <table:table-cell table:formula="of:=AVERAGE([$'Gini per capita'.D9:.D12])" office:value-type="float" office:value="0.410636665027822" calcext:value-type="float">
            <text:p>0.410636665027822</text:p>
          </table:table-cell>
          <table:table-cell table:formula="of:=AVERAGE([$'Gini per capita'.E9:.E12])" office:value-type="float" office:value="0.430340305912435" calcext:value-type="float">
            <text:p>0.430340305912435</text:p>
          </table:table-cell>
          <table:table-cell table:formula="of:=AVERAGE([$'Gini per capita'.B9:.B12])" office:value-type="float" office:value="0.394811069209892" calcext:value-type="float">
            <text:p>0.394811069209892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Gini per capita'.H9:.H12])" office:value-type="float" office:value="0.446434658287958" calcext:value-type="float">
            <text:p>0.446434658287958</text:p>
          </table:table-cell>
          <table:table-cell table:style-name="ce3" table:formula="of:=AVERAGE([$'Gini per capita'.I9:.I12])" office:value-type="float" office:value="0.410636665027822" calcext:value-type="float">
            <text:p>0.410636665027822</text:p>
          </table:table-cell>
          <table:table-cell table:style-name="ce3" table:formula="of:=AVERAGE([$'Gini per capita'.J9:.J12])" office:value-type="float" office:value="0.430340305912435" calcext:value-type="float">
            <text:p>0.430340305912435</text:p>
          </table:table-cell>
          <table:table-cell table:style-name="ce3" table:formula="of:=AVERAGE([$'Gini per capita'.G9:.G12])" office:value-type="float" office:value="0.394811069209892" calcext:value-type="float">
            <text:p>0.394811069209892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Gini per capita'.M9:.M12])" office:value-type="float" office:value="0.446434658287958" calcext:value-type="float">
            <text:p>0.446434658287958</text:p>
          </table:table-cell>
          <table:table-cell table:style-name="ce3" table:formula="of:=AVERAGE([$'Gini per capita'.N9:.N12])" office:value-type="float" office:value="0.410636665027822" calcext:value-type="float">
            <text:p>0.410636665027822</text:p>
          </table:table-cell>
          <table:table-cell table:style-name="ce3" table:formula="of:=AVERAGE([$'Gini per capita'.O9:.O12])" office:value-type="float" office:value="0.430340305912435" calcext:value-type="float">
            <text:p>0.430340305912435</text:p>
          </table:table-cell>
          <table:table-cell table:style-name="ce3" table:formula="of:=AVERAGE([$'Gini per capita'.L9:.L12])" office:value-type="float" office:value="0.394811069209892" calcext:value-type="float">
            <text:p>0.394811069209892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.448231142674563</text:p>
          </table:table-cell>
          <table:table-cell table:formula="of:=AVERAGE([$'Gini per capita'.D13:.D16])" office:value-type="float" office:value="0.408363230161119" calcext:value-type="float">
            <text:p>0.408363230161119</text:p>
          </table:table-cell>
          <table:table-cell table:formula="of:=AVERAGE([$'Gini per capita'.E13:.E16])" office:value-type="float" office:value="0.428497123538641" calcext:value-type="float">
            <text:p>0.428497123538641</text:p>
          </table:table-cell>
          <table:table-cell table:formula="of:=AVERAGE([$'Gini per capita'.B13:.B16])" office:value-type="float" office:value="0.38984118436168" calcext:value-type="float">
            <text:p>0.38984118436168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Gini per capita'.H13:.H16])" office:value-type="float" office:value="0.448231142674563" calcext:value-type="float">
            <text:p>0.448231142674563</text:p>
          </table:table-cell>
          <table:table-cell table:style-name="ce3" table:formula="of:=AVERAGE([$'Gini per capita'.I13:.I16])" office:value-type="float" office:value="0.408363230161119" calcext:value-type="float">
            <text:p>0.408363230161119</text:p>
          </table:table-cell>
          <table:table-cell table:style-name="ce3" table:formula="of:=AVERAGE([$'Gini per capita'.J13:.J16])" office:value-type="float" office:value="0.428497123538641" calcext:value-type="float">
            <text:p>0.428497123538641</text:p>
          </table:table-cell>
          <table:table-cell table:style-name="ce3" table:formula="of:=AVERAGE([$'Gini per capita'.G13:.G16])" office:value-type="float" office:value="0.389841184361681" calcext:value-type="float">
            <text:p>0.389841184361681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Gini per capita'.M13:.M16])" office:value-type="float" office:value="0.448231142674563" calcext:value-type="float">
            <text:p>0.448231142674563</text:p>
          </table:table-cell>
          <table:table-cell table:style-name="ce3" table:formula="of:=AVERAGE([$'Gini per capita'.N13:.N16])" office:value-type="float" office:value="0.408363230161119" calcext:value-type="float">
            <text:p>0.408363230161119</text:p>
          </table:table-cell>
          <table:table-cell table:style-name="ce3" table:formula="of:=AVERAGE([$'Gini per capita'.O13:.O16])" office:value-type="float" office:value="0.428497123538641" calcext:value-type="float">
            <text:p>0.428497123538641</text:p>
          </table:table-cell>
          <table:table-cell table:style-name="ce3" table:formula="of:=AVERAGE([$'Gini per capita'.L13:.L16])" office:value-type="float" office:value="0.389841184361681" calcext:value-type="float">
            <text:p>0.389841184361681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.448560296445637</text:p>
          </table:table-cell>
          <table:table-cell table:formula="of:=AVERAGE([$'Gini per capita'.D17:.D20])" office:value-type="float" office:value="0.408547295909201" calcext:value-type="float">
            <text:p>0.408547295909201</text:p>
          </table:table-cell>
          <table:table-cell table:formula="of:=AVERAGE([$'Gini per capita'.E17:.E20])" office:value-type="float" office:value="0.428131858096523" calcext:value-type="float">
            <text:p>0.428131858096523</text:p>
          </table:table-cell>
          <table:table-cell table:formula="of:=AVERAGE([$'Gini per capita'.B17:.B20])" office:value-type="float" office:value="0.390258472579818" calcext:value-type="float">
            <text:p>0.390258472579818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Gini per capita'.H17:.H20])" office:value-type="float" office:value="0.448560296445637" calcext:value-type="float">
            <text:p>0.448560296445637</text:p>
          </table:table-cell>
          <table:table-cell table:style-name="ce3" table:formula="of:=AVERAGE([$'Gini per capita'.I17:.I20])" office:value-type="float" office:value="0.408547295909201" calcext:value-type="float">
            <text:p>0.408547295909201</text:p>
          </table:table-cell>
          <table:table-cell table:style-name="ce3" table:formula="of:=AVERAGE([$'Gini per capita'.J17:.J20])" office:value-type="float" office:value="0.428131858096523" calcext:value-type="float">
            <text:p>0.428131858096523</text:p>
          </table:table-cell>
          <table:table-cell table:style-name="ce3" table:formula="of:=AVERAGE([$'Gini per capita'.G17:.G20])" office:value-type="float" office:value="0.390258472579819" calcext:value-type="float">
            <text:p>0.390258472579819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Gini per capita'.M17:.M20])" office:value-type="float" office:value="0.448560296445637" calcext:value-type="float">
            <text:p>0.448560296445637</text:p>
          </table:table-cell>
          <table:table-cell table:style-name="ce3" table:formula="of:=AVERAGE([$'Gini per capita'.N17:.N20])" office:value-type="float" office:value="0.408547295909201" calcext:value-type="float">
            <text:p>0.408547295909201</text:p>
          </table:table-cell>
          <table:table-cell table:style-name="ce3" table:formula="of:=AVERAGE([$'Gini per capita'.O17:.O20])" office:value-type="float" office:value="0.428131858096523" calcext:value-type="float">
            <text:p>0.428131858096523</text:p>
          </table:table-cell>
          <table:table-cell table:style-name="ce3" table:formula="of:=AVERAGE([$'Gini per capita'.L17:.L20])" office:value-type="float" office:value="0.390258472579819" calcext:value-type="float">
            <text:p>0.390258472579819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49172347646361" calcext:value-type="float">
            <text:p>0.449172347646361</text:p>
          </table:table-cell>
          <table:table-cell table:formula="of:=AVERAGE([$'Gini per capita'.D21:.D24])" office:value-type="float" office:value="0.40808458477225" calcext:value-type="float">
            <text:p>0.40808458477225</text:p>
          </table:table-cell>
          <table:table-cell table:formula="of:=AVERAGE([$'Gini per capita'.E21:.E24])" office:value-type="float" office:value="0.426534512285447" calcext:value-type="float">
            <text:p>0.426534512285447</text:p>
          </table:table-cell>
          <table:table-cell table:formula="of:=AVERAGE([$'Gini per capita'.B21:.B24])" office:value-type="float" office:value="0.387817163937896" calcext:value-type="float">
            <text:p>0.387817163937896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Gini per capita'.H21:.H24])" office:value-type="float" office:value="0.44909217471202" calcext:value-type="float">
            <text:p>0.44909217471202</text:p>
          </table:table-cell>
          <table:table-cell table:style-name="ce3" table:formula="of:=AVERAGE([$'Gini per capita'.I21:.I24])" office:value-type="float" office:value="0.408090674454835" calcext:value-type="float">
            <text:p>0.408090674454835</text:p>
          </table:table-cell>
          <table:table-cell table:style-name="ce3" table:formula="of:=AVERAGE([$'Gini per capita'.J21:.J24])" office:value-type="float" office:value="0.426451884429823" calcext:value-type="float">
            <text:p>0.426451884429823</text:p>
          </table:table-cell>
          <table:table-cell table:style-name="ce3" table:formula="of:=AVERAGE([$'Gini per capita'.G21:.G24])" office:value-type="float" office:value="0.387820739543056" calcext:value-type="float">
            <text:p>0.387820739543056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Gini per capita'.M21:.M24])" office:value-type="float" office:value="0.44909217471202" calcext:value-type="float">
            <text:p>0.44909217471202</text:p>
          </table:table-cell>
          <table:table-cell table:style-name="ce3" table:formula="of:=AVERAGE([$'Gini per capita'.N21:.N24])" office:value-type="float" office:value="0.408090674514004" calcext:value-type="float">
            <text:p>0.408090674514004</text:p>
          </table:table-cell>
          <table:table-cell table:style-name="ce3" table:formula="of:=AVERAGE([$'Gini per capita'.O21:.O24])" office:value-type="float" office:value="0.426451884429823" calcext:value-type="float">
            <text:p>0.426451884429823</text:p>
          </table:table-cell>
          <table:table-cell table:style-name="ce3" table:formula="of:=AVERAGE([$'Gini per capita'.L21:.L24])" office:value-type="float" office:value="0.387820739602976" calcext:value-type="float">
            <text:p>0.387820739602976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5700035791553" calcext:value-type="float">
            <text:p>0.455700035791553</text:p>
          </table:table-cell>
          <table:table-cell table:formula="of:=AVERAGE([$'Gini per capita'.D25:.D28])" office:value-type="float" office:value="0.401251380058341" calcext:value-type="float">
            <text:p>0.401251380058341</text:p>
          </table:table-cell>
          <table:table-cell table:formula="of:=AVERAGE([$'Gini per capita'.E25:.E28])" office:value-type="float" office:value="0.435610848973182" calcext:value-type="float">
            <text:p>0.435610848973182</text:p>
          </table:table-cell>
          <table:table-cell table:formula="of:=AVERAGE([$'Gini per capita'.B25:.B28])" office:value-type="float" office:value="0.383609704949627" calcext:value-type="float">
            <text:p>0.383609704949627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Gini per capita'.H25:.H28])" office:value-type="float" office:value="0.455593447064341" calcext:value-type="float">
            <text:p>0.455593447064341</text:p>
          </table:table-cell>
          <table:table-cell table:style-name="ce3" table:formula="of:=AVERAGE([$'Gini per capita'.I25:.I28])" office:value-type="float" office:value="0.401045120828685" calcext:value-type="float">
            <text:p>0.401045120828685</text:p>
          </table:table-cell>
          <table:table-cell table:style-name="ce3" table:formula="of:=AVERAGE([$'Gini per capita'.J25:.J28])" office:value-type="float" office:value="0.435595028651865" calcext:value-type="float">
            <text:p>0.435595028651865</text:p>
          </table:table-cell>
          <table:table-cell table:style-name="ce3" table:formula="of:=AVERAGE([$'Gini per capita'.G25:.G28])" office:value-type="float" office:value="0.383459189692058" calcext:value-type="float">
            <text:p>0.383459189692058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Gini per capita'.M25:.M28])" office:value-type="float" office:value="0.455593447064342" calcext:value-type="float">
            <text:p>0.455593447064342</text:p>
          </table:table-cell>
          <table:table-cell table:style-name="ce3" table:formula="of:=AVERAGE([$'Gini per capita'.N25:.N28])" office:value-type="float" office:value="0.400731692176824" calcext:value-type="float">
            <text:p>0.400731692176824</text:p>
          </table:table-cell>
          <table:table-cell table:style-name="ce3" table:formula="of:=AVERAGE([$'Gini per capita'.O25:.O28])" office:value-type="float" office:value="0.435342433480912" calcext:value-type="float">
            <text:p>0.435342433480912</text:p>
          </table:table-cell>
          <table:table-cell table:style-name="ce3" table:formula="of:=AVERAGE([$'Gini per capita'.L25:.L28])" office:value-type="float" office:value="0.383016883866328" calcext:value-type="float">
            <text:p>0.383016883866328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60258768232681" calcext:value-type="float">
            <text:p>0.460258768232681</text:p>
          </table:table-cell>
          <table:table-cell table:formula="of:=AVERAGE([$'Gini per capita'.D29:.D32])" office:value-type="float" office:value="0.406279111681549" calcext:value-type="float">
            <text:p>0.406279111681549</text:p>
          </table:table-cell>
          <table:table-cell table:formula="of:=AVERAGE([$'Gini per capita'.E29:.E32])" office:value-type="float" office:value="0.438754657445408" calcext:value-type="float">
            <text:p>0.438754657445408</text:p>
          </table:table-cell>
          <table:table-cell table:formula="of:=AVERAGE([$'Gini per capita'.B29:.B32])" office:value-type="float" office:value="0.387483283153128" calcext:value-type="float">
            <text:p>0.387483283153128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Gini per capita'.H29:.H32])" office:value-type="float" office:value="0.460587324789738" calcext:value-type="float">
            <text:p>0.460587324789738</text:p>
          </table:table-cell>
          <table:table-cell table:style-name="ce3" table:formula="of:=AVERAGE([$'Gini per capita'.I29:.I32])" office:value-type="float" office:value="0.406341625448289" calcext:value-type="float">
            <text:p>0.406341625448289</text:p>
          </table:table-cell>
          <table:table-cell table:style-name="ce3" table:formula="of:=AVERAGE([$'Gini per capita'.J29:.J32])" office:value-type="float" office:value="0.439270205968171" calcext:value-type="float">
            <text:p>0.439270205968171</text:p>
          </table:table-cell>
          <table:table-cell table:style-name="ce3" table:formula="of:=AVERAGE([$'Gini per capita'.G29:.G32])" office:value-type="float" office:value="0.387662560496769" calcext:value-type="float">
            <text:p>0.387662560496769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Gini per capita'.M29:.M32])" office:value-type="float" office:value="0.459800145972734" calcext:value-type="float">
            <text:p>0.459800145972734</text:p>
          </table:table-cell>
          <table:table-cell table:style-name="ce3" table:formula="of:=AVERAGE([$'Gini per capita'.N29:.N32])" office:value-type="float" office:value="0.406189335678123" calcext:value-type="float">
            <text:p>0.406189335678123</text:p>
          </table:table-cell>
          <table:table-cell table:style-name="ce3" table:formula="of:=AVERAGE([$'Gini per capita'.O29:.O32])" office:value-type="float" office:value="0.438185096734179" calcext:value-type="float">
            <text:p>0.438185096734179</text:p>
          </table:table-cell>
          <table:table-cell table:style-name="ce3" table:formula="of:=AVERAGE([$'Gini per capita'.L29:.L32])" office:value-type="float" office:value="0.387372634951941" calcext:value-type="float">
            <text:p>0.387372634951941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62581475130128" calcext:value-type="float">
            <text:p>0.462581475130128</text:p>
          </table:table-cell>
          <table:table-cell table:formula="of:=AVERAGE([$'Gini per capita'.D33:.D36])" office:value-type="float" office:value="0.407987394189481" calcext:value-type="float">
            <text:p>0.407987394189481</text:p>
          </table:table-cell>
          <table:table-cell table:formula="of:=AVERAGE([$'Gini per capita'.E33:.E36])" office:value-type="float" office:value="0.442483442224712" calcext:value-type="float">
            <text:p>0.442483442224712</text:p>
          </table:table-cell>
          <table:table-cell table:formula="of:=AVERAGE([$'Gini per capita'.B33:.B36])" office:value-type="float" office:value="0.390489673661182" calcext:value-type="float">
            <text:p>0.390489673661182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Gini per capita'.H33:.H36])" office:value-type="float" office:value="0.463147003812004" calcext:value-type="float">
            <text:p>0.463147003812004</text:p>
          </table:table-cell>
          <table:table-cell table:style-name="ce3" table:formula="of:=AVERAGE([$'Gini per capita'.I33:.I36])" office:value-type="float" office:value="0.40894838491637" calcext:value-type="float">
            <text:p>0.40894838491637</text:p>
          </table:table-cell>
          <table:table-cell table:style-name="ce3" table:formula="of:=AVERAGE([$'Gini per capita'.J33:.J36])" office:value-type="float" office:value="0.443385223253378" calcext:value-type="float">
            <text:p>0.443385223253378</text:p>
          </table:table-cell>
          <table:table-cell table:style-name="ce3" table:formula="of:=AVERAGE([$'Gini per capita'.G33:.G36])" office:value-type="float" office:value="0.391581883249379" calcext:value-type="float">
            <text:p>0.391581883249379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Gini per capita'.M33:.M36])" office:value-type="float" office:value="0.461915390556613" calcext:value-type="float">
            <text:p>0.461915390556613</text:p>
          </table:table-cell>
          <table:table-cell table:style-name="ce3" table:formula="of:=AVERAGE([$'Gini per capita'.N33:.N36])" office:value-type="float" office:value="0.407691494671492" calcext:value-type="float">
            <text:p>0.407691494671492</text:p>
          </table:table-cell>
          <table:table-cell table:style-name="ce3" table:formula="of:=AVERAGE([$'Gini per capita'.O33:.O36])" office:value-type="float" office:value="0.44104489025415" calcext:value-type="float">
            <text:p>0.44104489025415</text:p>
          </table:table-cell>
          <table:table-cell table:style-name="ce3" table:formula="of:=AVERAGE([$'Gini per capita'.L33:.L36])" office:value-type="float" office:value="0.389721667187161" calcext:value-type="float">
            <text:p>0.389721667187161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67131863050304" calcext:value-type="float">
            <text:p>0.467131863050304</text:p>
          </table:table-cell>
          <table:table-cell table:formula="of:=AVERAGE([$'Gini per capita'.D37:.D40])" office:value-type="float" office:value="0.406758242510031" calcext:value-type="float">
            <text:p>0.406758242510031</text:p>
          </table:table-cell>
          <table:table-cell table:formula="of:=AVERAGE([$'Gini per capita'.E37:.E40])" office:value-type="float" office:value="0.445216809547437" calcext:value-type="float">
            <text:p>0.445216809547437</text:p>
          </table:table-cell>
          <table:table-cell table:formula="of:=AVERAGE([$'Gini per capita'.B37:.B40])" office:value-type="float" office:value="0.389569823266289" calcext:value-type="float">
            <text:p>0.389569823266289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Gini per capita'.H37:.H40])" office:value-type="float" office:value="0.464641168831788" calcext:value-type="float">
            <text:p>0.464641168831788</text:p>
          </table:table-cell>
          <table:table-cell table:style-name="ce3" table:formula="of:=AVERAGE([$'Gini per capita'.I37:.I40])" office:value-type="float" office:value="0.40592147287501" calcext:value-type="float">
            <text:p>0.40592147287501</text:p>
          </table:table-cell>
          <table:table-cell table:style-name="ce3" table:formula="of:=AVERAGE([$'Gini per capita'.J37:.J40])" office:value-type="float" office:value="0.444220111758249" calcext:value-type="float">
            <text:p>0.444220111758249</text:p>
          </table:table-cell>
          <table:table-cell table:style-name="ce3" table:formula="of:=AVERAGE([$'Gini per capita'.G37:.G40])" office:value-type="float" office:value="0.389339209596621" calcext:value-type="float">
            <text:p>0.389339209596621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Gini per capita'.M37:.M40])" office:value-type="float" office:value="0.463256049936216" calcext:value-type="float">
            <text:p>0.463256049936216</text:p>
          </table:table-cell>
          <table:table-cell table:style-name="ce3" table:formula="of:=AVERAGE([$'Gini per capita'.N37:.N40])" office:value-type="float" office:value="0.403622742536342" calcext:value-type="float">
            <text:p>0.403622742536342</text:p>
          </table:table-cell>
          <table:table-cell table:style-name="ce3" table:formula="of:=AVERAGE([$'Gini per capita'.O37:.O40])" office:value-type="float" office:value="0.442914007124438" calcext:value-type="float">
            <text:p>0.442914007124438</text:p>
          </table:table-cell>
          <table:table-cell table:style-name="ce3" table:formula="of:=AVERAGE([$'Gini per capita'.L37:.L40])" office:value-type="float" office:value="0.386908311861872" calcext:value-type="float">
            <text:p>0.386908311861872</text:p>
          </table:table-cell>
          <table:table-cell/>
          <table:table-cell>
            <draw:frame table:end-cell-address="'Gini yearly'.Z47" table:end-x="8.05pt" table:end-y="10.15pt" draw:z-index="2" draw:name="Chart 8" draw:style-name="gr1" draw:text-style-name="P1" svg:width="563.81pt" svg:height="505.7pt" svg:x="2.3pt" svg:y="14.46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67819281690861" calcext:value-type="float">
            <text:p>0.467819281690861</text:p>
          </table:table-cell>
          <table:table-cell table:formula="of:=AVERAGE([$'Gini per capita'.D41:.D44])" office:value-type="float" office:value="0.401918751983353" calcext:value-type="float">
            <text:p>0.401918751983353</text:p>
          </table:table-cell>
          <table:table-cell table:formula="of:=AVERAGE([$'Gini per capita'.E41:.E44])" office:value-type="float" office:value="0.443669122980668" calcext:value-type="float">
            <text:p>0.443669122980668</text:p>
          </table:table-cell>
          <table:table-cell table:formula="of:=AVERAGE([$'Gini per capita'.B41:.B44])" office:value-type="float" office:value="0.383860820340755" calcext:value-type="float">
            <text:p>0.383860820340755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Gini per capita'.H41:.H44])" office:value-type="float" office:value="0.459677285284963" calcext:value-type="float">
            <text:p>0.459677285284963</text:p>
          </table:table-cell>
          <table:table-cell table:style-name="ce3" table:formula="of:=AVERAGE([$'Gini per capita'.I41:.I44])" office:value-type="float" office:value="0.396490107453966" calcext:value-type="float">
            <text:p>0.396490107453966</text:p>
          </table:table-cell>
          <table:table-cell table:style-name="ce3" table:formula="of:=AVERAGE([$'Gini per capita'.J41:.J44])" office:value-type="float" office:value="0.438608007334006" calcext:value-type="float">
            <text:p>0.438608007334006</text:p>
          </table:table-cell>
          <table:table-cell table:style-name="ce3" table:formula="of:=AVERAGE([$'Gini per capita'.G41:.G44])" office:value-type="float" office:value="0.380074723334952" calcext:value-type="float">
            <text:p>0.380074723334952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Gini per capita'.M41:.M44])" office:value-type="float" office:value="0.456608821963023" calcext:value-type="float">
            <text:p>0.456608821963023</text:p>
          </table:table-cell>
          <table:table-cell table:style-name="ce3" table:formula="of:=AVERAGE([$'Gini per capita'.N41:.N44])" office:value-type="float" office:value="0.394401078008634" calcext:value-type="float">
            <text:p>0.394401078008634</text:p>
          </table:table-cell>
          <table:table-cell table:style-name="ce3" table:formula="of:=AVERAGE([$'Gini per capita'.O41:.O44])" office:value-type="float" office:value="0.43548779635178" calcext:value-type="float">
            <text:p>0.43548779635178</text:p>
          </table:table-cell>
          <table:table-cell table:style-name="ce3" table:formula="of:=AVERAGE([$'Gini per capita'.L41:.L44])" office:value-type="float" office:value="0.377893118384526" calcext:value-type="float">
            <text:p>0.377893118384526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66942682297037" calcext:value-type="float">
            <text:p>0.466942682297037</text:p>
          </table:table-cell>
          <table:table-cell table:formula="of:=AVERAGE([$'Gini per capita'.D45:.D48])" office:value-type="float" office:value="0.398302970221489" calcext:value-type="float">
            <text:p>0.398302970221489</text:p>
          </table:table-cell>
          <table:table-cell table:formula="of:=AVERAGE([$'Gini per capita'.E45:.E48])" office:value-type="float" office:value="0.444369280774967" calcext:value-type="float">
            <text:p>0.444369280774967</text:p>
          </table:table-cell>
          <table:table-cell table:formula="of:=AVERAGE([$'Gini per capita'.B45:.B48])" office:value-type="float" office:value="0.381789457767562" calcext:value-type="float">
            <text:p>0.381789457767562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Gini per capita'.H45:.H48])" office:value-type="float" office:value="0.453990154583148" calcext:value-type="float">
            <text:p>0.453990154583148</text:p>
          </table:table-cell>
          <table:table-cell table:style-name="ce3" table:formula="of:=AVERAGE([$'Gini per capita'.I45:.I48])" office:value-type="float" office:value="0.389577245244714" calcext:value-type="float">
            <text:p>0.389577245244714</text:p>
          </table:table-cell>
          <table:table-cell table:style-name="ce3" table:formula="of:=AVERAGE([$'Gini per capita'.J45:.J48])" office:value-type="float" office:value="0.43127560645526" calcext:value-type="float">
            <text:p>0.43127560645526</text:p>
          </table:table-cell>
          <table:table-cell table:style-name="ce3" table:formula="of:=AVERAGE([$'Gini per capita'.G45:.G48])" office:value-type="float" office:value="0.372975831186666" calcext:value-type="float">
            <text:p>0.372975831186666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Gini per capita'.M45:.M48])" office:value-type="float" office:value="0.457793209461989" calcext:value-type="float">
            <text:p>0.457793209461989</text:p>
          </table:table-cell>
          <table:table-cell table:style-name="ce3" table:formula="of:=AVERAGE([$'Gini per capita'.N45:.N48])" office:value-type="float" office:value="0.394195063259042" calcext:value-type="float">
            <text:p>0.394195063259042</text:p>
          </table:table-cell>
          <table:table-cell table:style-name="ce3" table:formula="of:=AVERAGE([$'Gini per capita'.O45:.O48])" office:value-type="float" office:value="0.433765457115979" calcext:value-type="float">
            <text:p>0.433765457115979</text:p>
          </table:table-cell>
          <table:table-cell table:style-name="ce3" table:formula="of:=AVERAGE([$'Gini per capita'.L45:.L48])" office:value-type="float" office:value="0.377462867766481" calcext:value-type="float">
            <text:p>0.377462867766481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70794059839459" calcext:value-type="float">
            <text:p>0.470794059839459</text:p>
          </table:table-cell>
          <table:table-cell table:formula="of:=AVERAGE([$'Gini per capita'.D49:.D52])" office:value-type="float" office:value="0.397579703700077" calcext:value-type="float">
            <text:p>0.397579703700077</text:p>
          </table:table-cell>
          <table:table-cell table:formula="of:=AVERAGE([$'Gini per capita'.E49:.E52])" office:value-type="float" office:value="0.449897080205532" calcext:value-type="float">
            <text:p>0.449897080205532</text:p>
          </table:table-cell>
          <table:table-cell table:formula="of:=AVERAGE([$'Gini per capita'.B49:.B52])" office:value-type="float" office:value="0.382209305488294" calcext:value-type="float">
            <text:p>0.382209305488294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Gini per capita'.H49:.H52])" office:value-type="float" office:value="0.454263841843967" calcext:value-type="float">
            <text:p>0.454263841843967</text:p>
          </table:table-cell>
          <table:table-cell table:style-name="ce3" table:formula="of:=AVERAGE([$'Gini per capita'.I49:.I52])" office:value-type="float" office:value="0.388374106604938" calcext:value-type="float">
            <text:p>0.388374106604938</text:p>
          </table:table-cell>
          <table:table-cell table:style-name="ce3" table:formula="of:=AVERAGE([$'Gini per capita'.J49:.J52])" office:value-type="float" office:value="0.433351510352248" calcext:value-type="float">
            <text:p>0.433351510352248</text:p>
          </table:table-cell>
          <table:table-cell table:style-name="ce3" table:formula="of:=AVERAGE([$'Gini per capita'.G49:.G52])" office:value-type="float" office:value="0.372848493331191" calcext:value-type="float">
            <text:p>0.372848493331191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Gini per capita'.M49:.M52])" office:value-type="float" office:value="0.465184059220308" calcext:value-type="float">
            <text:p>0.465184059220308</text:p>
          </table:table-cell>
          <table:table-cell table:style-name="ce3" table:formula="of:=AVERAGE([$'Gini per capita'.N49:.N52])" office:value-type="float" office:value="0.397800291274813" calcext:value-type="float">
            <text:p>0.397800291274813</text:p>
          </table:table-cell>
          <table:table-cell table:style-name="ce3" table:formula="of:=AVERAGE([$'Gini per capita'.O49:.O52])" office:value-type="float" office:value="0.441903132364554" calcext:value-type="float">
            <text:p>0.441903132364554</text:p>
          </table:table-cell>
          <table:table-cell table:style-name="ce3" table:formula="of:=AVERAGE([$'Gini per capita'.L49:.L52])" office:value-type="float" office:value="0.382054552865288" calcext:value-type="float">
            <text:p>0.382054552865288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68030894202634" calcext:value-type="float">
            <text:p>0.468030894202634</text:p>
          </table:table-cell>
          <table:table-cell table:formula="of:=AVERAGE([$'Gini per capita'.D53:.D56])" office:value-type="float" office:value="0.393235956279543" calcext:value-type="float">
            <text:p>0.393235956279543</text:p>
          </table:table-cell>
          <table:table-cell table:formula="of:=AVERAGE([$'Gini per capita'.E53:.E56])" office:value-type="float" office:value="0.44811129337227" calcext:value-type="float">
            <text:p>0.44811129337227</text:p>
          </table:table-cell>
          <table:table-cell table:formula="of:=AVERAGE([$'Gini per capita'.B53:.B56])" office:value-type="float" office:value="0.378634672184079" calcext:value-type="float">
            <text:p>0.378634672184079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Gini per capita'.H53:.H56])" office:value-type="float" office:value="0.461563447076659" calcext:value-type="float">
            <text:p>0.461563447076659</text:p>
          </table:table-cell>
          <table:table-cell table:style-name="ce3" table:formula="of:=AVERAGE([$'Gini per capita'.I53:.I56])" office:value-type="float" office:value="0.388788525333024" calcext:value-type="float">
            <text:p>0.388788525333024</text:p>
          </table:table-cell>
          <table:table-cell table:style-name="ce3" table:formula="of:=AVERAGE([$'Gini per capita'.J53:.J56])" office:value-type="float" office:value="0.441723224755808" calcext:value-type="float">
            <text:p>0.441723224755808</text:p>
          </table:table-cell>
          <table:table-cell table:style-name="ce3" table:formula="of:=AVERAGE([$'Gini per capita'.G53:.G56])" office:value-type="float" office:value="0.374074513360787" calcext:value-type="float">
            <text:p>0.374074513360787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Gini per capita'.M53:.M56])" office:value-type="float" office:value="0.460472963549974" calcext:value-type="float">
            <text:p>0.460472963549974</text:p>
          </table:table-cell>
          <table:table-cell table:style-name="ce3" table:formula="of:=AVERAGE([$'Gini per capita'.N53:.N56])" office:value-type="float" office:value="0.387586472222681" calcext:value-type="float">
            <text:p>0.387586472222681</text:p>
          </table:table-cell>
          <table:table-cell table:style-name="ce3" table:formula="of:=AVERAGE([$'Gini per capita'.O53:.O56])" office:value-type="float" office:value="0.438668985339055" calcext:value-type="float">
            <text:p>0.438668985339055</text:p>
          </table:table-cell>
          <table:table-cell table:style-name="ce3" table:formula="of:=AVERAGE([$'Gini per capita'.L53:.L56])" office:value-type="float" office:value="0.373225556230776" calcext:value-type="float">
            <text:p>0.373225556230776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580115246789" calcext:value-type="float">
            <text:p>0.4580115246789</text:p>
          </table:table-cell>
          <table:table-cell table:formula="of:=AVERAGE([$'Gini per capita'.D57:.D60])" office:value-type="float" office:value="0.384795592917726" calcext:value-type="float">
            <text:p>0.384795592917726</text:p>
          </table:table-cell>
          <table:table-cell table:formula="of:=AVERAGE([$'Gini per capita'.E57:.E60])" office:value-type="float" office:value="0.442059762483908" calcext:value-type="float">
            <text:p>0.442059762483908</text:p>
          </table:table-cell>
          <table:table-cell table:formula="of:=AVERAGE([$'Gini per capita'.B57:.B60])" office:value-type="float" office:value="0.372757514361389" calcext:value-type="float">
            <text:p>0.372757514361389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Gini per capita'.H57:.H60])" office:value-type="float" office:value="0.463543748346081" calcext:value-type="float">
            <text:p>0.463543748346081</text:p>
          </table:table-cell>
          <table:table-cell table:style-name="ce3" table:formula="of:=AVERAGE([$'Gini per capita'.I57:.I60])" office:value-type="float" office:value="0.389552063738094" calcext:value-type="float">
            <text:p>0.389552063738094</text:p>
          </table:table-cell>
          <table:table-cell table:style-name="ce3" table:formula="of:=AVERAGE([$'Gini per capita'.J57:.J60])" office:value-type="float" office:value="0.440626418479169" calcext:value-type="float">
            <text:p>0.440626418479169</text:p>
          </table:table-cell>
          <table:table-cell table:style-name="ce3" table:formula="of:=AVERAGE([$'Gini per capita'.G57:.G60])" office:value-type="float" office:value="0.374986564336607" calcext:value-type="float">
            <text:p>0.374986564336607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Gini per capita'.M57:.M60])" office:value-type="float" office:value="0.457100845283349" calcext:value-type="float">
            <text:p>0.457100845283349</text:p>
          </table:table-cell>
          <table:table-cell table:style-name="ce3" table:formula="of:=AVERAGE([$'Gini per capita'.N57:.N60])" office:value-type="float" office:value="0.381148882845428" calcext:value-type="float">
            <text:p>0.381148882845428</text:p>
          </table:table-cell>
          <table:table-cell table:style-name="ce3" table:formula="of:=AVERAGE([$'Gini per capita'.O57:.O60])" office:value-type="float" office:value="0.438941835347255" calcext:value-type="float">
            <text:p>0.438941835347255</text:p>
          </table:table-cell>
          <table:table-cell table:style-name="ce3" table:formula="of:=AVERAGE([$'Gini per capita'.L57:.L60])" office:value-type="float" office:value="0.368700013072026" calcext:value-type="float">
            <text:p>0.368700013072026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6523921980068" calcext:value-type="float">
            <text:p>0.46523921980068</text:p>
          </table:table-cell>
          <table:table-cell table:formula="of:=AVERAGE([$'Gini per capita'.D61:.D64])" office:value-type="float" office:value="0.387935737222771" calcext:value-type="float">
            <text:p>0.387935737222771</text:p>
          </table:table-cell>
          <table:table-cell table:formula="of:=AVERAGE([$'Gini per capita'.E61:.E64])" office:value-type="float" office:value="0.4492824154308" calcext:value-type="float">
            <text:p>0.4492824154308</text:p>
          </table:table-cell>
          <table:table-cell table:formula="of:=AVERAGE([$'Gini per capita'.B61:.B64])" office:value-type="float" office:value="0.37596829708419" calcext:value-type="float">
            <text:p>0.37596829708419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Gini per capita'.H61:.H64])" office:value-type="float" office:value="0.456444910626153" calcext:value-type="float">
            <text:p>0.456444910626153</text:p>
          </table:table-cell>
          <table:table-cell table:style-name="ce3" table:formula="of:=AVERAGE([$'Gini per capita'.I61:.I64])" office:value-type="float" office:value="0.386131691391366" calcext:value-type="float">
            <text:p>0.386131691391366</text:p>
          </table:table-cell>
          <table:table-cell table:style-name="ce3" table:formula="of:=AVERAGE([$'Gini per capita'.J61:.J64])" office:value-type="float" office:value="0.435828740197286" calcext:value-type="float">
            <text:p>0.435828740197286</text:p>
          </table:table-cell>
          <table:table-cell table:style-name="ce3" table:formula="of:=AVERAGE([$'Gini per capita'.G61:.G64])" office:value-type="float" office:value="0.373435338562081" calcext:value-type="float">
            <text:p>0.373435338562081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Gini per capita'.M61:.M64])" office:value-type="float" office:value="0.456345518660611" calcext:value-type="float">
            <text:p>0.456345518660611</text:p>
          </table:table-cell>
          <table:table-cell table:style-name="ce3" table:formula="of:=AVERAGE([$'Gini per capita'.N61:.N64])" office:value-type="float" office:value="0.378836633418969" calcext:value-type="float">
            <text:p>0.378836633418969</text:p>
          </table:table-cell>
          <table:table-cell table:style-name="ce3" table:formula="of:=AVERAGE([$'Gini per capita'.O61:.O64])" office:value-type="float" office:value="0.438965024488277" calcext:value-type="float">
            <text:p>0.438965024488277</text:p>
          </table:table-cell>
          <table:table-cell table:style-name="ce3" table:formula="of:=AVERAGE([$'Gini per capita'.L61:.L64])" office:value-type="float" office:value="0.367195652048172" calcext:value-type="float">
            <text:p>0.367195652048172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67782813805236" calcext:value-type="float">
            <text:p>0.467782813805236</text:p>
          </table:table-cell>
          <table:table-cell table:formula="of:=AVERAGE([$'Gini per capita'.D65:.D68])" office:value-type="float" office:value="0.388080822335686" calcext:value-type="float">
            <text:p>0.388080822335686</text:p>
          </table:table-cell>
          <table:table-cell table:formula="of:=AVERAGE([$'Gini per capita'.E65:.E68])" office:value-type="float" office:value="0.455168134347607" calcext:value-type="float">
            <text:p>0.455168134347607</text:p>
          </table:table-cell>
          <table:table-cell table:formula="of:=AVERAGE([$'Gini per capita'.B65:.B68])" office:value-type="float" office:value="0.378349093712906" calcext:value-type="float">
            <text:p>0.378349093712906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Gini per capita'.H65:.H68])" office:value-type="float" office:value="0.458391661048372" calcext:value-type="float">
            <text:p>0.458391661048372</text:p>
          </table:table-cell>
          <table:table-cell table:style-name="ce3" table:formula="of:=AVERAGE([$'Gini per capita'.I65:.I68])" office:value-type="float" office:value="0.386700083818669" calcext:value-type="float">
            <text:p>0.386700083818669</text:p>
          </table:table-cell>
          <table:table-cell table:style-name="ce3" table:formula="of:=AVERAGE([$'Gini per capita'.J65:.J68])" office:value-type="float" office:value="0.440580949192105" calcext:value-type="float">
            <text:p>0.440580949192105</text:p>
          </table:table-cell>
          <table:table-cell table:style-name="ce3" table:formula="of:=AVERAGE([$'Gini per capita'.G65:.G68])" office:value-type="float" office:value="0.37570443796532" calcext:value-type="float">
            <text:p>0.37570443796532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Gini per capita'.M65:.M68])" office:value-type="float" office:value="0.452096281876313" calcext:value-type="float">
            <text:p>0.452096281876313</text:p>
          </table:table-cell>
          <table:table-cell table:style-name="ce3" table:formula="of:=AVERAGE([$'Gini per capita'.N65:.N68])" office:value-type="float" office:value="0.37497790942297" calcext:value-type="float">
            <text:p>0.37497790942297</text:p>
          </table:table-cell>
          <table:table-cell table:style-name="ce3" table:formula="of:=AVERAGE([$'Gini per capita'.O65:.O68])" office:value-type="float" office:value="0.43834698326341" calcext:value-type="float">
            <text:p>0.43834698326341</text:p>
          </table:table-cell>
          <table:table-cell table:style-name="ce3" table:formula="of:=AVERAGE([$'Gini per capita'.L65:.L68])" office:value-type="float" office:value="0.36516202430007" calcext:value-type="float">
            <text:p>0.36516202430007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64576178863192" calcext:value-type="float">
            <text:p>0.464576178863192</text:p>
          </table:table-cell>
          <table:table-cell table:formula="of:=AVERAGE([$'Gini per capita'.D69:.D72])" office:value-type="float" office:value="0.383611261457933" calcext:value-type="float">
            <text:p>0.383611261457933</text:p>
          </table:table-cell>
          <table:table-cell table:formula="of:=AVERAGE([$'Gini per capita'.E69:.E72])" office:value-type="float" office:value="0.454325941238801" calcext:value-type="float">
            <text:p>0.454325941238801</text:p>
          </table:table-cell>
          <table:table-cell table:formula="of:=AVERAGE([$'Gini per capita'.B69:.B72])" office:value-type="float" office:value="0.376239168636927" calcext:value-type="float">
            <text:p>0.376239168636927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Gini per capita'.H69:.H72])" office:value-type="float" office:value="0.469410259822093" calcext:value-type="float">
            <text:p>0.469410259822093</text:p>
          </table:table-cell>
          <table:table-cell table:style-name="ce3" table:formula="of:=AVERAGE([$'Gini per capita'.I69:.I72])" office:value-type="float" office:value="0.393864729175405" calcext:value-type="float">
            <text:p>0.393864729175405</text:p>
          </table:table-cell>
          <table:table-cell table:style-name="ce3" table:formula="of:=AVERAGE([$'Gini per capita'.J69:.J72])" office:value-type="float" office:value="0.45477516858609" calcext:value-type="float">
            <text:p>0.45477516858609</text:p>
          </table:table-cell>
          <table:table-cell table:style-name="ce3" table:formula="of:=AVERAGE([$'Gini per capita'.G69:.G72])" office:value-type="float" office:value="0.385298645292173" calcext:value-type="float">
            <text:p>0.385298645292173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Gini per capita'.M69:.M72])" office:value-type="float" office:value="0.456664259949939" calcext:value-type="float">
            <text:p>0.456664259949939</text:p>
          </table:table-cell>
          <table:table-cell table:style-name="ce3" table:formula="of:=AVERAGE([$'Gini per capita'.N69:.N72])" office:value-type="float" office:value="0.378496386465448" calcext:value-type="float">
            <text:p>0.378496386465448</text:p>
          </table:table-cell>
          <table:table-cell table:style-name="ce3" table:formula="of:=AVERAGE([$'Gini per capita'.O69:.O72])" office:value-type="float" office:value="0.444508360423163" calcext:value-type="float">
            <text:p>0.444508360423163</text:p>
          </table:table-cell>
          <table:table-cell table:style-name="ce3" table:formula="of:=AVERAGE([$'Gini per capita'.L69:.L72])" office:value-type="float" office:value="0.370141468683585" calcext:value-type="float">
            <text:p>0.370141468683585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60626170427046" calcext:value-type="float">
            <text:p>0.460626170427046</text:p>
          </table:table-cell>
          <table:table-cell table:formula="of:=AVERAGE([$'Gini per capita'.D73:.D76])" office:value-type="float" office:value="0.383784812711389" calcext:value-type="float">
            <text:p>0.383784812711389</text:p>
          </table:table-cell>
          <table:table-cell table:formula="of:=AVERAGE([$'Gini per capita'.E73:.E76])" office:value-type="float" office:value="0.452262780024858" calcext:value-type="float">
            <text:p>0.452262780024858</text:p>
          </table:table-cell>
          <table:table-cell table:formula="of:=AVERAGE([$'Gini per capita'.B73:.B76])" office:value-type="float" office:value="0.378405694223319" calcext:value-type="float">
            <text:p>0.378405694223319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Gini per capita'.H73:.H76])" office:value-type="float" office:value="0.470127302549152" calcext:value-type="float">
            <text:p>0.470127302549152</text:p>
          </table:table-cell>
          <table:table-cell table:style-name="ce3" table:formula="of:=AVERAGE([$'Gini per capita'.I73:.I76])" office:value-type="float" office:value="0.395425983890611" calcext:value-type="float">
            <text:p>0.395425983890611</text:p>
          </table:table-cell>
          <table:table-cell table:style-name="ce3" table:formula="of:=AVERAGE([$'Gini per capita'.J73:.J76])" office:value-type="float" office:value="0.460194528690789" calcext:value-type="float">
            <text:p>0.460194528690789</text:p>
          </table:table-cell>
          <table:table-cell table:style-name="ce3" table:formula="of:=AVERAGE([$'Gini per capita'.G73:.G76])" office:value-type="float" office:value="0.389394670873293" calcext:value-type="float">
            <text:p>0.389394670873293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Gini per capita'.M73:.M76])" office:value-type="float" office:value="0.446410009532095" calcext:value-type="float">
            <text:p>0.446410009532095</text:p>
          </table:table-cell>
          <table:table-cell table:style-name="ce3" table:formula="of:=AVERAGE([$'Gini per capita'.N73:.N76])" office:value-type="float" office:value="0.372629813034285" calcext:value-type="float">
            <text:p>0.372629813034285</text:p>
          </table:table-cell>
          <table:table-cell table:style-name="ce3" table:formula="of:=AVERAGE([$'Gini per capita'.O73:.O76])" office:value-type="float" office:value="0.438265535042983" calcext:value-type="float">
            <text:p>0.438265535042983</text:p>
          </table:table-cell>
          <table:table-cell table:style-name="ce3" table:formula="of:=AVERAGE([$'Gini per capita'.L73:.L76])" office:value-type="float" office:value="0.367249269996339" calcext:value-type="float">
            <text:p>0.367249269996339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58167069108367" calcext:value-type="float">
            <text:p>0.458167069108367</text:p>
          </table:table-cell>
          <table:table-cell table:formula="of:=AVERAGE([$'Gini per capita'.D77:.D80])" office:value-type="float" office:value="0.384094119182691" calcext:value-type="float">
            <text:p>0.384094119182691</text:p>
          </table:table-cell>
          <table:table-cell table:formula="of:=AVERAGE([$'Gini per capita'.E77:.E80])" office:value-type="float" office:value="0.452607144762557" calcext:value-type="float">
            <text:p>0.452607144762557</text:p>
          </table:table-cell>
          <table:table-cell table:formula="of:=AVERAGE([$'Gini per capita'.B77:.B80])" office:value-type="float" office:value="0.380332331161488" calcext:value-type="float">
            <text:p>0.380332331161488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Gini per capita'.H77:.H80])" office:value-type="float" office:value="0.46210088030801" calcext:value-type="float">
            <text:p>0.46210088030801</text:p>
          </table:table-cell>
          <table:table-cell table:style-name="ce3" table:formula="of:=AVERAGE([$'Gini per capita'.I77:.I80])" office:value-type="float" office:value="0.390161400805747" calcext:value-type="float">
            <text:p>0.390161400805747</text:p>
          </table:table-cell>
          <table:table-cell table:style-name="ce3" table:formula="of:=AVERAGE([$'Gini per capita'.J77:.J80])" office:value-type="float" office:value="0.453299554169698" calcext:value-type="float">
            <text:p>0.453299554169698</text:p>
          </table:table-cell>
          <table:table-cell table:style-name="ce3" table:formula="of:=AVERAGE([$'Gini per capita'.G77:.G80])" office:value-type="float" office:value="0.385240722337125" calcext:value-type="float">
            <text:p>0.385240722337125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Gini per capita'.M77:.M80])" office:value-type="float" office:value="0.441291126788052" calcext:value-type="float">
            <text:p>0.441291126788052</text:p>
          </table:table-cell>
          <table:table-cell table:style-name="ce3" table:formula="of:=AVERAGE([$'Gini per capita'.N77:.N80])" office:value-type="float" office:value="0.371664921283104" calcext:value-type="float">
            <text:p>0.371664921283104</text:p>
          </table:table-cell>
          <table:table-cell table:style-name="ce3" table:formula="of:=AVERAGE([$'Gini per capita'.O77:.O80])" office:value-type="float" office:value="0.435417103777513" calcext:value-type="float">
            <text:p>0.435417103777513</text:p>
          </table:table-cell>
          <table:table-cell table:style-name="ce3" table:formula="of:=AVERAGE([$'Gini per capita'.L77:.L80])" office:value-type="float" office:value="0.367436833879392" calcext:value-type="float">
            <text:p>0.367436833879392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47896557448977" calcext:value-type="float">
            <text:p>0.447896557448977</text:p>
          </table:table-cell>
          <table:table-cell table:formula="of:=AVERAGE([$'Gini per capita'.D81:.D84])" office:value-type="float" office:value="0.381417495318502" calcext:value-type="float">
            <text:p>0.381417495318502</text:p>
          </table:table-cell>
          <table:table-cell table:formula="of:=AVERAGE([$'Gini per capita'.E81:.E84])" office:value-type="float" office:value="0.442676113798422" calcext:value-type="float">
            <text:p>0.442676113798422</text:p>
          </table:table-cell>
          <table:table-cell table:formula="of:=AVERAGE([$'Gini per capita'.B81:.B84])" office:value-type="float" office:value="0.377654658151543" calcext:value-type="float">
            <text:p>0.377654658151543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Gini per capita'.H81:.H84])" office:value-type="float" office:value="0.452506003136987" calcext:value-type="float">
            <text:p>0.452506003136987</text:p>
          </table:table-cell>
          <table:table-cell table:style-name="ce3" table:formula="of:=AVERAGE([$'Gini per capita'.I81:.I84])" office:value-type="float" office:value="0.383966123116383" calcext:value-type="float">
            <text:p>0.383966123116383</text:p>
          </table:table-cell>
          <table:table-cell table:style-name="ce3" table:formula="of:=AVERAGE([$'Gini per capita'.J81:.J84])" office:value-type="float" office:value="0.443518972090457" calcext:value-type="float">
            <text:p>0.443518972090457</text:p>
          </table:table-cell>
          <table:table-cell table:style-name="ce3" table:formula="of:=AVERAGE([$'Gini per capita'.G81:.G84])" office:value-type="float" office:value="0.379672379578922" calcext:value-type="float">
            <text:p>0.379672379578922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Gini per capita'.M81:.M84])" office:value-type="float" office:value="0.437111210428546" calcext:value-type="float">
            <text:p>0.437111210428546</text:p>
          </table:table-cell>
          <table:table-cell table:style-name="ce3" table:formula="of:=AVERAGE([$'Gini per capita'.N81:.N84])" office:value-type="float" office:value="0.369501583603272" calcext:value-type="float">
            <text:p>0.369501583603272</text:p>
          </table:table-cell>
          <table:table-cell table:style-name="ce3" table:formula="of:=AVERAGE([$'Gini per capita'.O81:.O84])" office:value-type="float" office:value="0.431065833006851" calcext:value-type="float">
            <text:p>0.431065833006851</text:p>
          </table:table-cell>
          <table:table-cell table:style-name="ce3" table:formula="of:=AVERAGE([$'Gini per capita'.L81:.L84])" office:value-type="float" office:value="0.365623057471844" calcext:value-type="float">
            <text:p>0.365623057471844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4800419573979" calcext:value-type="float">
            <text:p>0.44800419573979</text:p>
          </table:table-cell>
          <table:table-cell table:formula="of:=AVERAGE([$'Gini per capita'.D85:.D88])" office:value-type="float" office:value="0.380704693554149" calcext:value-type="float">
            <text:p>0.380704693554149</text:p>
          </table:table-cell>
          <table:table-cell table:formula="of:=AVERAGE([$'Gini per capita'.E85:.E88])" office:value-type="float" office:value="0.44168875317201" calcext:value-type="float">
            <text:p>0.44168875317201</text:p>
          </table:table-cell>
          <table:table-cell table:formula="of:=AVERAGE([$'Gini per capita'.B85:.B88])" office:value-type="float" office:value="0.376422494609821" calcext:value-type="float">
            <text:p>0.376422494609821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Gini per capita'.H85:.H88])" office:value-type="float" office:value="0.460750592606638" calcext:value-type="float">
            <text:p>0.460750592606638</text:p>
          </table:table-cell>
          <table:table-cell table:style-name="ce3" table:formula="of:=AVERAGE([$'Gini per capita'.I85:.I88])" office:value-type="float" office:value="0.38787967821287" calcext:value-type="float">
            <text:p>0.38787967821287</text:p>
          </table:table-cell>
          <table:table-cell table:style-name="ce3" table:formula="of:=AVERAGE([$'Gini per capita'.J85:.J88])" office:value-type="float" office:value="0.4530115431418" calcext:value-type="float">
            <text:p>0.4530115431418</text:p>
          </table:table-cell>
          <table:table-cell table:style-name="ce3" table:formula="of:=AVERAGE([$'Gini per capita'.G85:.G88])" office:value-type="float" office:value="0.384234899859909" calcext:value-type="float">
            <text:p>0.384234899859909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Gini per capita'.M85:.M88])" office:value-type="float" office:value="0.439570482347652" calcext:value-type="float">
            <text:p>0.439570482347652</text:p>
          </table:table-cell>
          <table:table-cell table:style-name="ce3" table:formula="of:=AVERAGE([$'Gini per capita'.N85:.N88])" office:value-type="float" office:value="0.370778512990732" calcext:value-type="float">
            <text:p>0.370778512990732</text:p>
          </table:table-cell>
          <table:table-cell table:style-name="ce3" table:formula="of:=AVERAGE([$'Gini per capita'.O85:.O88])" office:value-type="float" office:value="0.433375079068304" calcext:value-type="float">
            <text:p>0.433375079068304</text:p>
          </table:table-cell>
          <table:table-cell table:style-name="ce3" table:formula="of:=AVERAGE([$'Gini per capita'.L85:.L88])" office:value-type="float" office:value="0.367123899031687" calcext:value-type="float">
            <text:p>0.367123899031687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33729961451301" calcext:value-type="float">
            <text:p>0.433729961451301</text:p>
          </table:table-cell>
          <table:table-cell table:formula="of:=AVERAGE([$'Gini per capita'.D89:.D92])" office:value-type="float" office:value="0.372033511903141" calcext:value-type="float">
            <text:p>0.372033511903141</text:p>
          </table:table-cell>
          <table:table-cell table:formula="of:=AVERAGE([$'Gini per capita'.E89:.E92])" office:value-type="float" office:value="0.427719158121263" calcext:value-type="float">
            <text:p>0.427719158121263</text:p>
          </table:table-cell>
          <table:table-cell table:formula="of:=AVERAGE([$'Gini per capita'.B89:.B92])" office:value-type="float" office:value="0.368014141659409" calcext:value-type="float">
            <text:p>0.368014141659409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Gini per capita'.H89:.H92])" office:value-type="float" office:value="0.4589813314713" calcext:value-type="float">
            <text:p>0.4589813314713</text:p>
          </table:table-cell>
          <table:table-cell table:style-name="ce3" table:formula="of:=AVERAGE([$'Gini per capita'.I89:.I92])" office:value-type="float" office:value="0.386670649793842" calcext:value-type="float">
            <text:p>0.386670649793842</text:p>
          </table:table-cell>
          <table:table-cell table:style-name="ce3" table:formula="of:=AVERAGE([$'Gini per capita'.J89:.J92])" office:value-type="float" office:value="0.451172151877135" calcext:value-type="float">
            <text:p>0.451172151877135</text:p>
          </table:table-cell>
          <table:table-cell table:style-name="ce3" table:formula="of:=AVERAGE([$'Gini per capita'.G89:.G92])" office:value-type="float" office:value="0.382973758950989" calcext:value-type="float">
            <text:p>0.382973758950989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Gini per capita'.M89:.M92])" office:value-type="float" office:value="0.42736010213441" calcext:value-type="float">
            <text:p>0.42736010213441</text:p>
          </table:table-cell>
          <table:table-cell table:style-name="ce3" table:formula="of:=AVERAGE([$'Gini per capita'.N89:.N92])" office:value-type="float" office:value="0.363688723415907" calcext:value-type="float">
            <text:p>0.363688723415907</text:p>
          </table:table-cell>
          <table:table-cell table:style-name="ce3" table:formula="of:=AVERAGE([$'Gini per capita'.O89:.O92])" office:value-type="float" office:value="0.421218928968741" calcext:value-type="float">
            <text:p>0.421218928968741</text:p>
          </table:table-cell>
          <table:table-cell table:style-name="ce3" table:formula="of:=AVERAGE([$'Gini per capita'.L89:.L92])" office:value-type="float" office:value="0.360656129066148" calcext:value-type="float">
            <text:p>0.360656129066148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33584237381317" calcext:value-type="float">
            <text:p>0.433584237381317</text:p>
          </table:table-cell>
          <table:table-cell table:formula="of:=AVERAGE([$'Gini per capita'.D93:.D96])" office:value-type="float" office:value="0.371006505357458" calcext:value-type="float">
            <text:p>0.371006505357458</text:p>
          </table:table-cell>
          <table:table-cell table:formula="of:=AVERAGE([$'Gini per capita'.E93:.E96])" office:value-type="float" office:value="0.428704934664507" calcext:value-type="float">
            <text:p>0.428704934664507</text:p>
          </table:table-cell>
          <table:table-cell table:formula="of:=AVERAGE([$'Gini per capita'.B93:.B96])" office:value-type="float" office:value="0.367849771487456" calcext:value-type="float">
            <text:p>0.367849771487456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Gini per capita'.H93:.H96])" office:value-type="float" office:value="0.458285775863227" calcext:value-type="float">
            <text:p>0.458285775863227</text:p>
          </table:table-cell>
          <table:table-cell table:style-name="ce3" table:formula="of:=AVERAGE([$'Gini per capita'.I93:.I96])" office:value-type="float" office:value="0.389548982101493" calcext:value-type="float">
            <text:p>0.389548982101493</text:p>
          </table:table-cell>
          <table:table-cell table:style-name="ce3" table:formula="of:=AVERAGE([$'Gini per capita'.J93:.J96])" office:value-type="float" office:value="0.452201627117972" calcext:value-type="float">
            <text:p>0.452201627117972</text:p>
          </table:table-cell>
          <table:table-cell table:style-name="ce3" table:formula="of:=AVERAGE([$'Gini per capita'.G93:.G96])" office:value-type="float" office:value="0.38641271978076" calcext:value-type="float">
            <text:p>0.38641271978076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Gini per capita'.M93:.M96])" office:value-type="float" office:value="0.424011501575071" calcext:value-type="float">
            <text:p>0.424011501575071</text:p>
          </table:table-cell>
          <table:table-cell table:style-name="ce3" table:formula="of:=AVERAGE([$'Gini per capita'.N93:.N96])" office:value-type="float" office:value="0.359376733545103" calcext:value-type="float">
            <text:p>0.359376733545103</text:p>
          </table:table-cell>
          <table:table-cell table:style-name="ce3" table:formula="of:=AVERAGE([$'Gini per capita'.O93:.O96])" office:value-type="float" office:value="0.417155212105739" calcext:value-type="float">
            <text:p>0.417155212105739</text:p>
          </table:table-cell>
          <table:table-cell table:style-name="ce3" table:formula="of:=AVERAGE([$'Gini per capita'.L93:.L96])" office:value-type="float" office:value="0.356610656257042" calcext:value-type="float">
            <text:p>0.356610656257042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26993808297154" calcext:value-type="float">
            <text:p>0.426993808297154</text:p>
          </table:table-cell>
          <table:table-cell table:formula="of:=AVERAGE([$'Gini per capita'.D97:.D100])" office:value-type="float" office:value="0.365297740007343" calcext:value-type="float">
            <text:p>0.365297740007343</text:p>
          </table:table-cell>
          <table:table-cell table:formula="of:=AVERAGE([$'Gini per capita'.E97:.E100])" office:value-type="float" office:value="0.4228542712608" calcext:value-type="float">
            <text:p>0.4228542712608</text:p>
          </table:table-cell>
          <table:table-cell table:formula="of:=AVERAGE([$'Gini per capita'.B97:.B100])" office:value-type="float" office:value="0.362495224251714" calcext:value-type="float">
            <text:p>0.362495224251714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Gini per capita'.H97:.H100])" office:value-type="float" office:value="0.453721857996673" calcext:value-type="float">
            <text:p>0.453721857996673</text:p>
          </table:table-cell>
          <table:table-cell table:style-name="ce3" table:formula="of:=AVERAGE([$'Gini per capita'.I97:.I100])" office:value-type="float" office:value="0.383204109975768" calcext:value-type="float">
            <text:p>0.383204109975768</text:p>
          </table:table-cell>
          <table:table-cell table:style-name="ce3" table:formula="of:=AVERAGE([$'Gini per capita'.J97:.J100])" office:value-type="float" office:value="0.448369067248377" calcext:value-type="float">
            <text:p>0.448369067248377</text:p>
          </table:table-cell>
          <table:table-cell table:style-name="ce3" table:formula="of:=AVERAGE([$'Gini per capita'.G97:.G100])" office:value-type="float" office:value="0.380314562020561" calcext:value-type="float">
            <text:p>0.380314562020561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Gini per capita'.M97:.M100])" office:value-type="float" office:value="0.403939741304309" calcext:value-type="float">
            <text:p>0.403939741304309</text:p>
          </table:table-cell>
          <table:table-cell table:style-name="ce3" table:formula="of:=AVERAGE([$'Gini per capita'.N97:.N100])" office:value-type="float" office:value="0.348332656210009" calcext:value-type="float">
            <text:p>0.348332656210009</text:p>
          </table:table-cell>
          <table:table-cell table:style-name="ce3" table:formula="of:=AVERAGE([$'Gini per capita'.O97:.O100])" office:value-type="float" office:value="0.397327109459246" calcext:value-type="float">
            <text:p>0.397327109459246</text:p>
          </table:table-cell>
          <table:table-cell table:style-name="ce3" table:formula="of:=AVERAGE([$'Gini per capita'.L97:.L100])" office:value-type="float" office:value="0.345913816347463" calcext:value-type="float">
            <text:p>0.345913816347463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16469286274751" calcext:value-type="float">
            <text:p>0.416469286274751</text:p>
          </table:table-cell>
          <table:table-cell table:formula="of:=AVERAGE([$'Gini per capita'.D101:.D104])" office:value-type="float" office:value="0.365554433302589" calcext:value-type="float">
            <text:p>0.365554433302589</text:p>
          </table:table-cell>
          <table:table-cell table:formula="of:=AVERAGE([$'Gini per capita'.E101:.E104])" office:value-type="float" office:value="0.413108492859876" calcext:value-type="float">
            <text:p>0.413108492859876</text:p>
          </table:table-cell>
          <table:table-cell table:formula="of:=AVERAGE([$'Gini per capita'.B101:.B104])" office:value-type="float" office:value="0.363864954552632" calcext:value-type="float">
            <text:p>0.363864954552632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Gini per capita'.H101:.H104])" office:value-type="float" office:value="0.44738823091041" calcext:value-type="float">
            <text:p>0.44738823091041</text:p>
          </table:table-cell>
          <table:table-cell table:style-name="ce3" table:formula="of:=AVERAGE([$'Gini per capita'.I101:.I104])" office:value-type="float" office:value="0.380308206787691" calcext:value-type="float">
            <text:p>0.380308206787691</text:p>
          </table:table-cell>
          <table:table-cell table:style-name="ce3" table:formula="of:=AVERAGE([$'Gini per capita'.J101:.J104])" office:value-type="float" office:value="0.44348251930645" calcext:value-type="float">
            <text:p>0.44348251930645</text:p>
          </table:table-cell>
          <table:table-cell table:style-name="ce3" table:formula="of:=AVERAGE([$'Gini per capita'.G101:.G104])" office:value-type="float" office:value="0.377889850752202" calcext:value-type="float">
            <text:p>0.377889850752202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Gini per capita'.M101:.M104])" office:value-type="float" office:value="0.406342065473119" calcext:value-type="float">
            <text:p>0.406342065473119</text:p>
          </table:table-cell>
          <table:table-cell table:style-name="ce3" table:formula="of:=AVERAGE([$'Gini per capita'.N101:.N104])" office:value-type="float" office:value="0.351509872301238" calcext:value-type="float">
            <text:p>0.351509872301238</text:p>
          </table:table-cell>
          <table:table-cell table:style-name="ce3" table:formula="of:=AVERAGE([$'Gini per capita'.O101:.O104])" office:value-type="float" office:value="0.399829136509627" calcext:value-type="float">
            <text:p>0.399829136509627</text:p>
          </table:table-cell>
          <table:table-cell table:style-name="ce3" table:formula="of:=AVERAGE([$'Gini per capita'.L101:.L104])" office:value-type="float" office:value="0.349626168036812" calcext:value-type="float">
            <text:p>0.349626168036812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418464688768449" calcext:value-type="float">
            <text:p>0.418464688768449</text:p>
          </table:table-cell>
          <table:table-cell table:formula="of:=AVERAGE([$'Gini per capita'.D105:.D108])" office:value-type="float" office:value="0.369266705823269" calcext:value-type="float">
            <text:p>0.369266705823269</text:p>
          </table:table-cell>
          <table:table-cell table:formula="of:=AVERAGE([$'Gini per capita'.E105:.E108])" office:value-type="float" office:value="0.415704797413113" calcext:value-type="float">
            <text:p>0.415704797413113</text:p>
          </table:table-cell>
          <table:table-cell table:formula="of:=AVERAGE([$'Gini per capita'.B105:.B108])" office:value-type="float" office:value="0.367663313647283" calcext:value-type="float">
            <text:p>0.367663313647283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Gini per capita'.H105:.H108])" office:value-type="float" office:value="0.435729561475516" calcext:value-type="float">
            <text:p>0.435729561475516</text:p>
          </table:table-cell>
          <table:table-cell table:style-name="ce3" table:formula="of:=AVERAGE([$'Gini per capita'.I105:.I108])" office:value-type="float" office:value="0.379544803378213" calcext:value-type="float">
            <text:p>0.379544803378213</text:p>
          </table:table-cell>
          <table:table-cell table:style-name="ce3" table:formula="of:=AVERAGE([$'Gini per capita'.J105:.J108])" office:value-type="float" office:value="0.432949914635308" calcext:value-type="float">
            <text:p>0.432949914635308</text:p>
          </table:table-cell>
          <table:table-cell table:style-name="ce3" table:formula="of:=AVERAGE([$'Gini per capita'.G105:.G108])" office:value-type="float" office:value="0.377300411643362" calcext:value-type="float">
            <text:p>0.377300411643362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Gini per capita'.M105:.M108])" office:value-type="float" office:value="0.393094857000146" calcext:value-type="float">
            <text:p>0.393094857000146</text:p>
          </table:table-cell>
          <table:table-cell table:style-name="ce3" table:formula="of:=AVERAGE([$'Gini per capita'.N105:.N108])" office:value-type="float" office:value="0.346350130500434" calcext:value-type="float">
            <text:p>0.346350130500434</text:p>
          </table:table-cell>
          <table:table-cell table:style-name="ce3" table:formula="of:=AVERAGE([$'Gini per capita'.O105:.O108])" office:value-type="float" office:value="0.384262823199741" calcext:value-type="float">
            <text:p>0.384262823199741</text:p>
          </table:table-cell>
          <table:table-cell table:style-name="ce3" table:formula="of:=AVERAGE([$'Gini per capita'.L105:.L108])" office:value-type="float" office:value="0.343243517287049" calcext:value-type="float">
            <text:p>0.343243517287049</text:p>
          </table:table-cell>
          <table:table-cell table:number-columns-repeated="4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>
            <draw:frame table:end-cell-address="'Gini yearly'.P69" table:end-x="17.8pt" table:end-y="6.43pt" draw:z-index="1" draw:name="Chart 6" draw:style-name="gr1" draw:text-style-name="P1" svg:width="567.89pt" svg:height="505.9pt" svg:x="7.91pt" svg:y="10.54pt">
              <draw:object draw:notify-on-update-of-ranges="'Gini yearly'.A4:'Gini yearly'.A30 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>
            <draw:frame table:end-cell-address="'Gini yearly'.E70" table:end-x="36.34pt" table:end-y="2.27pt" draw:z-index="0" draw:name="Chart 1" draw:style-name="gr1" draw:text-style-name="P1" svg:width="594.85pt" svg:height="505.67pt" svg:x="101.48pt" svg:y="6.6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 table:number-columns-repeated="16"/>
          <table:table-cell>
            <draw:frame table:end-cell-address="'Gini yearly'.AB96" table:end-x="4.73pt" table:end-y="9.01pt" draw:z-index="5" draw:name="Chart 1" draw:style-name="gr1" draw:text-style-name="P1" svg:width="680.2pt" svg:height="566.99pt" svg:x="6.55pt" svg:y="12.08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4"/>
          <table:table-cell>
            <draw:frame table:end-cell-address="'Gini yearly'.P100" table:end-x="21.66pt" table:end-y="13.61pt" draw:z-index="4" draw:name="Chart 1" draw:style-name="gr1" draw:text-style-name="P1" svg:width="680.31pt" svg:height="566.93pt" svg:x="126.34pt" svg:y="1.67pt">
              <draw:object draw:notify-on-update-of-ranges="'Gini yearly'.F4:'Gini yearly'.F30 'Gini yearly'.G3:'Gini yearly'.G3 'Gini yearly'.G4:'Gini yearly'.G30 'Gini yearly'.F4:'Gini yearly'.F30 'Gini yearly'.H3:'Gini yearly'.H3 'Gini yearly'.H4:'Gini yearly'.H30 'Gini yearly'.F4:'Gini yearly'.F30 'Gini yearly'.I3:'Gini yearly'.I3 'Gini yearly'.I4:'Gini yearly'.I30 'Gini yearly'.F4:'Gini yearly'.F30 'Gini yearly'.J3:'Gini yearly'.J3 'Gini yearly'.J4:'Gini yearly'.J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9">
          <table:table-cell table:number-columns-repeated="64"/>
        </table:table-row>
        <table:table-row table:style-name="ro1">
          <table:table-cell>
            <draw:frame table:end-cell-address="'Gini yearly'.E110" table:end-x="20.32pt" table:end-y="12.42pt" draw:z-index="3" draw:name="Chart 1" draw:style-name="gr1" draw:text-style-name="P1" svg:width="680.31pt" svg:height="566.87pt" svg:x="0pt" svg:y="0.6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" table:style-name="ta3">
        <table:table-column table:style-name="co6" table:number-columns-repeated="6" table:default-cell-style-name="ce3"/>
        <table:table-column table:style-name="co1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style-name="Default" table:number-columns-repeated="2"/>
          <table:table-cell table:style-name="ce15" office:value-type="string" calcext:value-type="string" table:number-columns-spanned="5" table:number-rows-spanned="1">
            <text:p>HIGH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5" table:number-rows-spanned="1">
            <text:p>CENTRAL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5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number-columns-repeated="47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2" office:value-type="float" office:value="6.517241482" calcext:value-type="float">
            <text:p>6.517241482</text:p>
          </table:table-cell>
          <table:table-cell table:style-name="ce2" office:value-type="float" office:value="8.9558054274" calcext:value-type="float">
            <text:p>8.9558054274</text:p>
          </table:table-cell>
          <table:table-cell table:style-name="ce2" office:value-type="float" office:value="6.9114890221" calcext:value-type="float">
            <text:p>6.9114890221</text:p>
          </table:table-cell>
          <table:table-cell table:style-name="ce2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number-columns-repeated="47"/>
        </table:table-row>
        <table:table-row table:style-name="ro6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F2]" office:value-type="float" office:value="7.0923860719901" calcext:value-type="float">
            <text:p>7.0923860719901</text:p>
          </table:table-cell>
          <table:table-cell table:style-name="ce4" table:formula="of:=[$Redistribution_high.G2]" office:value-type="float" office:value="12.1618714542567" calcext:value-type="float">
            <text:p>12.1618714542567</text:p>
          </table:table-cell>
          <table:table-cell table:style-name="ce4" table:formula="of:=[$Redistribution_high.H2]" office:value-type="float" office:value="8.73890491888313" calcext:value-type="float">
            <text:p>8.73890491888313</text:p>
          </table:table-cell>
          <table:table-cell table:style-name="ce4" table:formula="of:=[$Redistribution_high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central.F2]" office:value-type="float" office:value="7.0923860719901" calcext:value-type="float">
            <text:p>7.0923860719901</text:p>
          </table:table-cell>
          <table:table-cell table:style-name="ce4" table:formula="of:=[$Redistribution_central.G2]" office:value-type="float" office:value="12.1618714542567" calcext:value-type="float">
            <text:p>12.1618714542567</text:p>
          </table:table-cell>
          <table:table-cell table:style-name="ce4" table:formula="of:=[$Redistribution_central.H2]" office:value-type="float" office:value="8.73890491888313" calcext:value-type="float">
            <text:p>8.73890491888313</text:p>
          </table:table-cell>
          <table:table-cell table:style-name="ce4" table:formula="of:=[$Redistribution_central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low.F2]" office:value-type="float" office:value="7.0923860719901" calcext:value-type="float">
            <text:p>7.0923860719901</text:p>
          </table:table-cell>
          <table:table-cell table:style-name="ce4" table:formula="of:=[$redistribution_low.G2]" office:value-type="float" office:value="12.1618714542567" calcext:value-type="float">
            <text:p>12.1618714542567</text:p>
          </table:table-cell>
          <table:table-cell table:style-name="ce4" table:formula="of:=[$redistribution_low.H2]" office:value-type="float" office:value="8.73890491888313" calcext:value-type="float">
            <text:p>8.73890491888313</text:p>
          </table:table-cell>
          <table:table-cell table:style-name="ce4" table:formula="of:=[$redistribution_low.I2]" office:value-type="float" office:value="9.76705046711961" calcext:value-type="float">
            <text:p>9.76705046711961</text:p>
          </table:table-cell>
          <table:table-cell table:number-columns-repeated="47"/>
        </table:table-row>
        <table:table-row table:style-name="ro6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F3]" office:value-type="float" office:value="6.91100011310985" calcext:value-type="float">
            <text:p>6.91100011310985</text:p>
          </table:table-cell>
          <table:table-cell table:style-name="ce4" table:formula="of:=[$Redistribution_high.G3]" office:value-type="float" office:value="10.1040302715419" calcext:value-type="float">
            <text:p>10.1040302715419</text:p>
          </table:table-cell>
          <table:table-cell table:style-name="ce4" table:formula="of:=[$Redistribution_high.H3]" office:value-type="float" office:value="8.02536002247353" calcext:value-type="float">
            <text:p>8.02536002247353</text:p>
          </table:table-cell>
          <table:table-cell table:style-name="ce4" table:formula="of:=[$Redistribution_high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central.F3]" office:value-type="float" office:value="6.91100011310985" calcext:value-type="float">
            <text:p>6.91100011310985</text:p>
          </table:table-cell>
          <table:table-cell table:style-name="ce4" table:formula="of:=[$Redistribution_central.G3]" office:value-type="float" office:value="10.1040302715419" calcext:value-type="float">
            <text:p>10.1040302715419</text:p>
          </table:table-cell>
          <table:table-cell table:style-name="ce4" table:formula="of:=[$Redistribution_central.H3]" office:value-type="float" office:value="8.02536002247353" calcext:value-type="float">
            <text:p>8.02536002247353</text:p>
          </table:table-cell>
          <table:table-cell table:style-name="ce4" table:formula="of:=[$Redistribution_central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low.F3]" office:value-type="float" office:value="6.91100011310985" calcext:value-type="float">
            <text:p>6.91100011310985</text:p>
          </table:table-cell>
          <table:table-cell table:style-name="ce4" table:formula="of:=[$redistribution_low.G3]" office:value-type="float" office:value="10.1040302715419" calcext:value-type="float">
            <text:p>10.1040302715419</text:p>
          </table:table-cell>
          <table:table-cell table:style-name="ce4" table:formula="of:=[$redistribution_low.H3]" office:value-type="float" office:value="8.02536002247353" calcext:value-type="float">
            <text:p>8.02536002247353</text:p>
          </table:table-cell>
          <table:table-cell table:style-name="ce4" table:formula="of:=[$redistribution_low.I3]" office:value-type="float" office:value="8.61104036442593" calcext:value-type="float">
            <text:p>8.61104036442593</text:p>
          </table:table-cell>
          <table:table-cell table:number-columns-repeated="47"/>
        </table:table-row>
        <table:table-row table:style-name="ro6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F4]" office:value-type="float" office:value="6.82085139165126" calcext:value-type="float">
            <text:p>6.82085139165126</text:p>
          </table:table-cell>
          <table:table-cell table:style-name="ce4" table:formula="of:=[$Redistribution_high.G4]" office:value-type="float" office:value="10.3336073830865" calcext:value-type="float">
            <text:p>10.3336073830865</text:p>
          </table:table-cell>
          <table:table-cell table:style-name="ce4" table:formula="of:=[$Redistribution_high.H4]" office:value-type="float" office:value="8.13447255622665" calcext:value-type="float">
            <text:p>8.13447255622665</text:p>
          </table:table-cell>
          <table:table-cell table:style-name="ce4" table:formula="of:=[$Redistribution_high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central.F4]" office:value-type="float" office:value="6.82085139165126" calcext:value-type="float">
            <text:p>6.82085139165126</text:p>
          </table:table-cell>
          <table:table-cell table:style-name="ce4" table:formula="of:=[$Redistribution_central.G4]" office:value-type="float" office:value="10.3336073830865" calcext:value-type="float">
            <text:p>10.3336073830865</text:p>
          </table:table-cell>
          <table:table-cell table:style-name="ce4" table:formula="of:=[$Redistribution_central.H4]" office:value-type="float" office:value="8.13447255622665" calcext:value-type="float">
            <text:p>8.13447255622665</text:p>
          </table:table-cell>
          <table:table-cell table:style-name="ce4" table:formula="of:=[$Redistribution_central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low.F4]" office:value-type="float" office:value="6.82085139165126" calcext:value-type="float">
            <text:p>6.82085139165126</text:p>
          </table:table-cell>
          <table:table-cell table:style-name="ce4" table:formula="of:=[$redistribution_low.G4]" office:value-type="float" office:value="10.3336073830865" calcext:value-type="float">
            <text:p>10.3336073830865</text:p>
          </table:table-cell>
          <table:table-cell table:style-name="ce4" table:formula="of:=[$redistribution_low.H4]" office:value-type="float" office:value="8.13447255622665" calcext:value-type="float">
            <text:p>8.13447255622665</text:p>
          </table:table-cell>
          <table:table-cell table:style-name="ce4" table:formula="of:=[$redistribution_low.I4]" office:value-type="float" office:value="8.5822595740985" calcext:value-type="float">
            <text:p>8.5822595740985</text:p>
          </table:table-cell>
          <table:table-cell table:number-columns-repeated="47"/>
        </table:table-row>
        <table:table-row table:style-name="ro6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F5]" office:value-type="float" office:value="7.0252624171211" calcext:value-type="float">
            <text:p>7.0252624171211</text:p>
          </table:table-cell>
          <table:table-cell table:style-name="ce4" table:formula="of:=[$Redistribution_high.G5]" office:value-type="float" office:value="10.9173825227836" calcext:value-type="float">
            <text:p>10.9173825227836</text:p>
          </table:table-cell>
          <table:table-cell table:style-name="ce4" table:formula="of:=[$Redistribution_high.H5]" office:value-type="float" office:value="8.58647365915595" calcext:value-type="float">
            <text:p>8.58647365915595</text:p>
          </table:table-cell>
          <table:table-cell table:style-name="ce4" table:formula="of:=[$Redistribution_high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central.F5]" office:value-type="float" office:value="7.0252624171211" calcext:value-type="float">
            <text:p>7.0252624171211</text:p>
          </table:table-cell>
          <table:table-cell table:style-name="ce4" table:formula="of:=[$Redistribution_central.G5]" office:value-type="float" office:value="10.9173825227836" calcext:value-type="float">
            <text:p>10.9173825227836</text:p>
          </table:table-cell>
          <table:table-cell table:style-name="ce4" table:formula="of:=[$Redistribution_central.H5]" office:value-type="float" office:value="8.58647365915595" calcext:value-type="float">
            <text:p>8.58647365915595</text:p>
          </table:table-cell>
          <table:table-cell table:style-name="ce4" table:formula="of:=[$Redistribution_central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low.F5]" office:value-type="float" office:value="7.0252624171211" calcext:value-type="float">
            <text:p>7.0252624171211</text:p>
          </table:table-cell>
          <table:table-cell table:style-name="ce4" table:formula="of:=[$redistribution_low.G5]" office:value-type="float" office:value="10.9173825227836" calcext:value-type="float">
            <text:p>10.9173825227836</text:p>
          </table:table-cell>
          <table:table-cell table:style-name="ce4" table:formula="of:=[$redistribution_low.H5]" office:value-type="float" office:value="8.58647365915595" calcext:value-type="float">
            <text:p>8.58647365915595</text:p>
          </table:table-cell>
          <table:table-cell table:style-name="ce4" table:formula="of:=[$redistribution_low.I5]" office:value-type="float" office:value="8.62819126499786" calcext:value-type="float">
            <text:p>8.62819126499786</text:p>
          </table:table-cell>
          <table:table-cell table:number-columns-repeated="47"/>
        </table:table-row>
        <table:table-row table:style-name="ro6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F6]" office:value-type="float" office:value="6.82322919563562" calcext:value-type="float">
            <text:p>6.82322919563562</text:p>
          </table:table-cell>
          <table:table-cell table:style-name="ce4" table:formula="of:=[$Redistribution_high.G6]" office:value-type="float" office:value="10.5798339261181" calcext:value-type="float">
            <text:p>10.5798339261181</text:p>
          </table:table-cell>
          <table:table-cell table:style-name="ce4" table:formula="of:=[$Redistribution_high.H6]" office:value-type="float" office:value="8.35559748541925" calcext:value-type="float">
            <text:p>8.35559748541925</text:p>
          </table:table-cell>
          <table:table-cell table:style-name="ce4" table:formula="of:=[$Redistribution_high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central.F6]" office:value-type="float" office:value="6.82322919563562" calcext:value-type="float">
            <text:p>6.82322919563562</text:p>
          </table:table-cell>
          <table:table-cell table:style-name="ce4" table:formula="of:=[$Redistribution_central.G6]" office:value-type="float" office:value="10.5798339261181" calcext:value-type="float">
            <text:p>10.5798339261181</text:p>
          </table:table-cell>
          <table:table-cell table:style-name="ce4" table:formula="of:=[$Redistribution_central.H6]" office:value-type="float" office:value="8.35559748541925" calcext:value-type="float">
            <text:p>8.35559748541925</text:p>
          </table:table-cell>
          <table:table-cell table:style-name="ce4" table:formula="of:=[$Redistribution_central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low.F6]" office:value-type="float" office:value="6.82322919563562" calcext:value-type="float">
            <text:p>6.82322919563562</text:p>
          </table:table-cell>
          <table:table-cell table:style-name="ce4" table:formula="of:=[$redistribution_low.G6]" office:value-type="float" office:value="10.5798339261181" calcext:value-type="float">
            <text:p>10.5798339261181</text:p>
          </table:table-cell>
          <table:table-cell table:style-name="ce4" table:formula="of:=[$redistribution_low.H6]" office:value-type="float" office:value="8.35559748541925" calcext:value-type="float">
            <text:p>8.35559748541925</text:p>
          </table:table-cell>
          <table:table-cell table:style-name="ce4" table:formula="of:=[$redistribution_low.I6]" office:value-type="float" office:value="8.33499996701815" calcext:value-type="float">
            <text:p>8.33499996701815</text:p>
          </table:table-cell>
          <table:table-cell table:number-columns-repeated="47"/>
        </table:table-row>
        <table:table-row table:style-name="ro7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F7]" office:value-type="float" office:value="7.00798510068107" calcext:value-type="float">
            <text:p>7.00798510068107</text:p>
          </table:table-cell>
          <table:table-cell table:style-name="ce4" table:formula="of:=[$Redistribution_high.G7]" office:value-type="float" office:value="10.9579572375581" calcext:value-type="float">
            <text:p>10.9579572375581</text:p>
          </table:table-cell>
          <table:table-cell table:style-name="ce4" table:formula="of:=[$Redistribution_high.H7]" office:value-type="float" office:value="8.24059271716522" calcext:value-type="float">
            <text:p>8.24059271716522</text:p>
          </table:table-cell>
          <table:table-cell table:style-name="ce4" table:formula="of:=[$Redistribution_high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central.F7]" office:value-type="float" office:value="7.00798510068107" calcext:value-type="float">
            <text:p>7.00798510068107</text:p>
          </table:table-cell>
          <table:table-cell table:style-name="ce4" table:formula="of:=[$Redistribution_central.G7]" office:value-type="float" office:value="10.9579572375581" calcext:value-type="float">
            <text:p>10.9579572375581</text:p>
          </table:table-cell>
          <table:table-cell table:style-name="ce4" table:formula="of:=[$Redistribution_central.H7]" office:value-type="float" office:value="8.24059271716522" calcext:value-type="float">
            <text:p>8.24059271716522</text:p>
          </table:table-cell>
          <table:table-cell table:style-name="ce4" table:formula="of:=[$Redistribution_central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low.F7]" office:value-type="float" office:value="7.00798510068107" calcext:value-type="float">
            <text:p>7.00798510068107</text:p>
          </table:table-cell>
          <table:table-cell table:style-name="ce4" table:formula="of:=[$redistribution_low.G7]" office:value-type="float" office:value="10.9579572375581" calcext:value-type="float">
            <text:p>10.9579572375581</text:p>
          </table:table-cell>
          <table:table-cell table:style-name="ce4" table:formula="of:=[$redistribution_low.H7]" office:value-type="float" office:value="8.24059271716522" calcext:value-type="float">
            <text:p>8.24059271716522</text:p>
          </table:table-cell>
          <table:table-cell table:style-name="ce4" table:formula="of:=[$redistribution_low.I7]" office:value-type="float" office:value="8.6414606344514" calcext:value-type="float">
            <text:p>8.6414606344514</text:p>
          </table:table-cell>
          <table:table-cell table:number-columns-repeated="47"/>
        </table:table-row>
        <table:table-row table:style-name="ro6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F8]" office:value-type="float" office:value="6.93705748298749" calcext:value-type="float">
            <text:p>6.93705748298749</text:p>
          </table:table-cell>
          <table:table-cell table:style-name="ce4" table:formula="of:=[$Redistribution_high.G8]" office:value-type="float" office:value="10.7403039901541" calcext:value-type="float">
            <text:p>10.7403039901541</text:p>
          </table:table-cell>
          <table:table-cell table:style-name="ce4" table:formula="of:=[$Redistribution_high.H8]" office:value-type="float" office:value="8.38361473616822" calcext:value-type="float">
            <text:p>8.38361473616822</text:p>
          </table:table-cell>
          <table:table-cell table:style-name="ce4" table:formula="of:=[$Redistribution_high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central.F8]" office:value-type="float" office:value="6.93705748298749" calcext:value-type="float">
            <text:p>6.93705748298749</text:p>
          </table:table-cell>
          <table:table-cell table:style-name="ce4" table:formula="of:=[$Redistribution_central.G8]" office:value-type="float" office:value="10.7403039901541" calcext:value-type="float">
            <text:p>10.7403039901541</text:p>
          </table:table-cell>
          <table:table-cell table:style-name="ce4" table:formula="of:=[$Redistribution_central.H8]" office:value-type="float" office:value="8.38361473616822" calcext:value-type="float">
            <text:p>8.38361473616822</text:p>
          </table:table-cell>
          <table:table-cell table:style-name="ce4" table:formula="of:=[$Redistribution_central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low.F8]" office:value-type="float" office:value="6.93705748298749" calcext:value-type="float">
            <text:p>6.93705748298749</text:p>
          </table:table-cell>
          <table:table-cell table:style-name="ce4" table:formula="of:=[$redistribution_low.G8]" office:value-type="float" office:value="10.7403039901541" calcext:value-type="float">
            <text:p>10.7403039901541</text:p>
          </table:table-cell>
          <table:table-cell table:style-name="ce4" table:formula="of:=[$redistribution_low.H8]" office:value-type="float" office:value="8.38361473616822" calcext:value-type="float">
            <text:p>8.38361473616822</text:p>
          </table:table-cell>
          <table:table-cell table:style-name="ce4" table:formula="of:=[$redistribution_low.I8]" office:value-type="float" office:value="8.34848648757415" calcext:value-type="float">
            <text:p>8.34848648757415</text:p>
          </table:table-cell>
          <table:table-cell table:number-columns-repeated="47"/>
        </table:table-row>
        <table:table-row table:style-name="ro6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F9]" office:value-type="float" office:value="6.79395270882675" calcext:value-type="float">
            <text:p>6.79395270882675</text:p>
          </table:table-cell>
          <table:table-cell table:style-name="ce4" table:formula="of:=[$Redistribution_high.G9]" office:value-type="float" office:value="10.4794955915701" calcext:value-type="float">
            <text:p>10.4794955915701</text:p>
          </table:table-cell>
          <table:table-cell table:style-name="ce4" table:formula="of:=[$Redistribution_high.H9]" office:value-type="float" office:value="8.2262121465483" calcext:value-type="float">
            <text:p>8.2262121465483</text:p>
          </table:table-cell>
          <table:table-cell table:style-name="ce4" table:formula="of:=[$Redistribution_high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central.F9]" office:value-type="float" office:value="6.79395270882675" calcext:value-type="float">
            <text:p>6.79395270882675</text:p>
          </table:table-cell>
          <table:table-cell table:style-name="ce4" table:formula="of:=[$Redistribution_central.G9]" office:value-type="float" office:value="10.4794955915701" calcext:value-type="float">
            <text:p>10.4794955915701</text:p>
          </table:table-cell>
          <table:table-cell table:style-name="ce4" table:formula="of:=[$Redistribution_central.H9]" office:value-type="float" office:value="8.2262121465483" calcext:value-type="float">
            <text:p>8.2262121465483</text:p>
          </table:table-cell>
          <table:table-cell table:style-name="ce4" table:formula="of:=[$Redistribution_central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low.F9]" office:value-type="float" office:value="6.79395270882675" calcext:value-type="float">
            <text:p>6.79395270882675</text:p>
          </table:table-cell>
          <table:table-cell table:style-name="ce4" table:formula="of:=[$redistribution_low.G9]" office:value-type="float" office:value="10.4794955915701" calcext:value-type="float">
            <text:p>10.4794955915701</text:p>
          </table:table-cell>
          <table:table-cell table:style-name="ce4" table:formula="of:=[$redistribution_low.H9]" office:value-type="float" office:value="8.2262121465483" calcext:value-type="float">
            <text:p>8.2262121465483</text:p>
          </table:table-cell>
          <table:table-cell table:style-name="ce4" table:formula="of:=[$redistribution_low.I9]" office:value-type="float" office:value="8.35110855525472" calcext:value-type="float">
            <text:p>8.35110855525472</text:p>
          </table:table-cell>
          <table:table-cell table:number-columns-repeated="47"/>
        </table:table-row>
        <table:table-row table:style-name="ro6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F10]" office:value-type="float" office:value="6.77746002291332" calcext:value-type="float">
            <text:p>6.77746002291332</text:p>
          </table:table-cell>
          <table:table-cell table:style-name="ce4" table:formula="of:=[$Redistribution_high.G10]" office:value-type="float" office:value="10.6930591301617" calcext:value-type="float">
            <text:p>10.6930591301617</text:p>
          </table:table-cell>
          <table:table-cell table:style-name="ce4" table:formula="of:=[$Redistribution_high.H10]" office:value-type="float" office:value="8.58505718412281" calcext:value-type="float">
            <text:p>8.58505718412281</text:p>
          </table:table-cell>
          <table:table-cell table:style-name="ce4" table:formula="of:=[$Redistribution_high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central.F10]" office:value-type="float" office:value="6.77746002291332" calcext:value-type="float">
            <text:p>6.77746002291332</text:p>
          </table:table-cell>
          <table:table-cell table:style-name="ce4" table:formula="of:=[$Redistribution_central.G10]" office:value-type="float" office:value="10.6930591301617" calcext:value-type="float">
            <text:p>10.6930591301617</text:p>
          </table:table-cell>
          <table:table-cell table:style-name="ce4" table:formula="of:=[$Redistribution_central.H10]" office:value-type="float" office:value="8.58505718412281" calcext:value-type="float">
            <text:p>8.58505718412281</text:p>
          </table:table-cell>
          <table:table-cell table:style-name="ce4" table:formula="of:=[$Redistribution_central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low.F10]" office:value-type="float" office:value="6.77746002291332" calcext:value-type="float">
            <text:p>6.77746002291332</text:p>
          </table:table-cell>
          <table:table-cell table:style-name="ce4" table:formula="of:=[$redistribution_low.G10]" office:value-type="float" office:value="10.6930591301617" calcext:value-type="float">
            <text:p>10.6930591301617</text:p>
          </table:table-cell>
          <table:table-cell table:style-name="ce4" table:formula="of:=[$redistribution_low.H10]" office:value-type="float" office:value="8.58505718412281" calcext:value-type="float">
            <text:p>8.58505718412281</text:p>
          </table:table-cell>
          <table:table-cell table:style-name="ce4" table:formula="of:=[$redistribution_low.I10]" office:value-type="float" office:value="8.17834686908246" calcext:value-type="float">
            <text:p>8.17834686908246</text:p>
          </table:table-cell>
          <table:table-cell table:number-columns-repeated="47"/>
        </table:table-row>
        <table:table-row table:style-name="ro7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F11]" office:value-type="float" office:value="6.73814157631832" calcext:value-type="float">
            <text:p>6.73814157631832</text:p>
          </table:table-cell>
          <table:table-cell table:style-name="ce4" table:formula="of:=[$Redistribution_high.G11]" office:value-type="float" office:value="10.9590768714902" calcext:value-type="float">
            <text:p>10.9590768714902</text:p>
          </table:table-cell>
          <table:table-cell table:style-name="ce4" table:formula="of:=[$Redistribution_high.H11]" office:value-type="float" office:value="8.33511223491455" calcext:value-type="float">
            <text:p>8.33511223491455</text:p>
          </table:table-cell>
          <table:table-cell table:style-name="ce4" table:formula="of:=[$Redistribution_high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central.F11]" office:value-type="float" office:value="6.73814157631832" calcext:value-type="float">
            <text:p>6.73814157631832</text:p>
          </table:table-cell>
          <table:table-cell table:style-name="ce4" table:formula="of:=[$Redistribution_central.G11]" office:value-type="float" office:value="10.9590768714902" calcext:value-type="float">
            <text:p>10.9590768714902</text:p>
          </table:table-cell>
          <table:table-cell table:style-name="ce4" table:formula="of:=[$Redistribution_central.H11]" office:value-type="float" office:value="8.33511223491455" calcext:value-type="float">
            <text:p>8.33511223491455</text:p>
          </table:table-cell>
          <table:table-cell table:style-name="ce4" table:formula="of:=[$Redistribution_central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low.F11]" office:value-type="float" office:value="6.73814157631832" calcext:value-type="float">
            <text:p>6.73814157631832</text:p>
          </table:table-cell>
          <table:table-cell table:style-name="ce4" table:formula="of:=[$redistribution_low.G11]" office:value-type="float" office:value="10.9590768714902" calcext:value-type="float">
            <text:p>10.9590768714902</text:p>
          </table:table-cell>
          <table:table-cell table:style-name="ce4" table:formula="of:=[$redistribution_low.H11]" office:value-type="float" office:value="8.33511223491455" calcext:value-type="float">
            <text:p>8.33511223491455</text:p>
          </table:table-cell>
          <table:table-cell table:style-name="ce4" table:formula="of:=[$redistribution_low.I11]" office:value-type="float" office:value="8.51587700922006" calcext:value-type="float">
            <text:p>8.51587700922006</text:p>
          </table:table-cell>
          <table:table-cell table:number-columns-repeated="47"/>
        </table:table-row>
        <table:table-row table:style-name="ro7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F12]" office:value-type="float" office:value="6.93560437109322" calcext:value-type="float">
            <text:p>6.93560437109322</text:p>
          </table:table-cell>
          <table:table-cell table:style-name="ce4" table:formula="of:=[$Redistribution_high.G12]" office:value-type="float" office:value="11.1027164211028" calcext:value-type="float">
            <text:p>11.1027164211028</text:p>
          </table:table-cell>
          <table:table-cell table:style-name="ce4" table:formula="of:=[$Redistribution_high.H12]" office:value-type="float" office:value="8.4818175243642" calcext:value-type="float">
            <text:p>8.4818175243642</text:p>
          </table:table-cell>
          <table:table-cell table:style-name="ce4" table:formula="of:=[$Redistribution_high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central.F12]" office:value-type="float" office:value="6.93560437109322" calcext:value-type="float">
            <text:p>6.93560437109322</text:p>
          </table:table-cell>
          <table:table-cell table:style-name="ce4" table:formula="of:=[$Redistribution_central.G12]" office:value-type="float" office:value="11.1027164211028" calcext:value-type="float">
            <text:p>11.1027164211028</text:p>
          </table:table-cell>
          <table:table-cell table:style-name="ce4" table:formula="of:=[$Redistribution_central.H12]" office:value-type="float" office:value="8.4818175243642" calcext:value-type="float">
            <text:p>8.4818175243642</text:p>
          </table:table-cell>
          <table:table-cell table:style-name="ce4" table:formula="of:=[$Redistribution_central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low.F12]" office:value-type="float" office:value="6.93560437109322" calcext:value-type="float">
            <text:p>6.93560437109322</text:p>
          </table:table-cell>
          <table:table-cell table:style-name="ce4" table:formula="of:=[$redistribution_low.G12]" office:value-type="float" office:value="11.1027164211028" calcext:value-type="float">
            <text:p>11.1027164211028</text:p>
          </table:table-cell>
          <table:table-cell table:style-name="ce4" table:formula="of:=[$redistribution_low.H12]" office:value-type="float" office:value="8.4818175243642" calcext:value-type="float">
            <text:p>8.4818175243642</text:p>
          </table:table-cell>
          <table:table-cell table:style-name="ce4" table:formula="of:=[$redistribution_low.I12]" office:value-type="float" office:value="8.79223611923619" calcext:value-type="float">
            <text:p>8.79223611923619</text:p>
          </table:table-cell>
          <table:table-cell table:number-columns-repeated="47"/>
        </table:table-row>
        <table:table-row table:style-name="ro7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F13]" office:value-type="float" office:value="6.7023202494047" calcext:value-type="float">
            <text:p>6.7023202494047</text:p>
          </table:table-cell>
          <table:table-cell table:style-name="ce4" table:formula="of:=[$Redistribution_high.G13]" office:value-type="float" office:value="10.8220442498022" calcext:value-type="float">
            <text:p>10.8220442498022</text:p>
          </table:table-cell>
          <table:table-cell table:style-name="ce4" table:formula="of:=[$Redistribution_high.H13]" office:value-type="float" office:value="8.14209874866789" calcext:value-type="float">
            <text:p>8.14209874866789</text:p>
          </table:table-cell>
          <table:table-cell table:style-name="ce4" table:formula="of:=[$Redistribution_high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central.F13]" office:value-type="float" office:value="6.7023202494047" calcext:value-type="float">
            <text:p>6.7023202494047</text:p>
          </table:table-cell>
          <table:table-cell table:style-name="ce4" table:formula="of:=[$Redistribution_central.G13]" office:value-type="float" office:value="10.8220442498022" calcext:value-type="float">
            <text:p>10.8220442498022</text:p>
          </table:table-cell>
          <table:table-cell table:style-name="ce4" table:formula="of:=[$Redistribution_central.H13]" office:value-type="float" office:value="8.14209874866789" calcext:value-type="float">
            <text:p>8.14209874866789</text:p>
          </table:table-cell>
          <table:table-cell table:style-name="ce4" table:formula="of:=[$Redistribution_central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low.F13]" office:value-type="float" office:value="6.7023202494047" calcext:value-type="float">
            <text:p>6.7023202494047</text:p>
          </table:table-cell>
          <table:table-cell table:style-name="ce4" table:formula="of:=[$redistribution_low.G13]" office:value-type="float" office:value="10.8220442498022" calcext:value-type="float">
            <text:p>10.8220442498022</text:p>
          </table:table-cell>
          <table:table-cell table:style-name="ce4" table:formula="of:=[$redistribution_low.H13]" office:value-type="float" office:value="8.14209874866789" calcext:value-type="float">
            <text:p>8.14209874866789</text:p>
          </table:table-cell>
          <table:table-cell table:style-name="ce4" table:formula="of:=[$redistribution_low.I13]" office:value-type="float" office:value="8.38624112578008" calcext:value-type="float">
            <text:p>8.38624112578008</text:p>
          </table:table-cell>
          <table:table-cell table:number-columns-repeated="47"/>
        </table:table-row>
        <table:table-row table:style-name="ro6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F14]" office:value-type="float" office:value="6.71383964192703" calcext:value-type="float">
            <text:p>6.71383964192703</text:p>
          </table:table-cell>
          <table:table-cell table:style-name="ce4" table:formula="of:=[$Redistribution_high.G14]" office:value-type="float" office:value="11.0486950189488" calcext:value-type="float">
            <text:p>11.0486950189488</text:p>
          </table:table-cell>
          <table:table-cell table:style-name="ce4" table:formula="of:=[$Redistribution_high.H14]" office:value-type="float" office:value="8.45302141633329" calcext:value-type="float">
            <text:p>8.45302141633329</text:p>
          </table:table-cell>
          <table:table-cell table:style-name="ce4" table:formula="of:=[$Redistribution_high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central.F14]" office:value-type="float" office:value="6.71383964192703" calcext:value-type="float">
            <text:p>6.71383964192703</text:p>
          </table:table-cell>
          <table:table-cell table:style-name="ce4" table:formula="of:=[$Redistribution_central.G14]" office:value-type="float" office:value="11.0486950189488" calcext:value-type="float">
            <text:p>11.0486950189488</text:p>
          </table:table-cell>
          <table:table-cell table:style-name="ce4" table:formula="of:=[$Redistribution_central.H14]" office:value-type="float" office:value="8.45302141633329" calcext:value-type="float">
            <text:p>8.45302141633329</text:p>
          </table:table-cell>
          <table:table-cell table:style-name="ce4" table:formula="of:=[$Redistribution_central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low.F14]" office:value-type="float" office:value="6.71383964192703" calcext:value-type="float">
            <text:p>6.71383964192703</text:p>
          </table:table-cell>
          <table:table-cell table:style-name="ce4" table:formula="of:=[$redistribution_low.G14]" office:value-type="float" office:value="11.0486950189488" calcext:value-type="float">
            <text:p>11.0486950189488</text:p>
          </table:table-cell>
          <table:table-cell table:style-name="ce4" table:formula="of:=[$redistribution_low.H14]" office:value-type="float" office:value="8.45302141633329" calcext:value-type="float">
            <text:p>8.45302141633329</text:p>
          </table:table-cell>
          <table:table-cell table:style-name="ce4" table:formula="of:=[$redistribution_low.I14]" office:value-type="float" office:value="8.36333015505328" calcext:value-type="float">
            <text:p>8.36333015505328</text:p>
          </table:table-cell>
          <table:table-cell table:number-columns-repeated="47"/>
        </table:table-row>
        <table:table-row table:style-name="ro6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F15]" office:value-type="float" office:value="6.72411364251241" calcext:value-type="float">
            <text:p>6.72411364251241</text:p>
          </table:table-cell>
          <table:table-cell table:style-name="ce4" table:formula="of:=[$Redistribution_high.G15]" office:value-type="float" office:value="10.9734232229348" calcext:value-type="float">
            <text:p>10.9734232229348</text:p>
          </table:table-cell>
          <table:table-cell table:style-name="ce4" table:formula="of:=[$Redistribution_high.H15]" office:value-type="float" office:value="8.38869489743043" calcext:value-type="float">
            <text:p>8.38869489743043</text:p>
          </table:table-cell>
          <table:table-cell table:style-name="ce4" table:formula="of:=[$Redistribution_high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central.F15]" office:value-type="float" office:value="6.72411364251241" calcext:value-type="float">
            <text:p>6.72411364251241</text:p>
          </table:table-cell>
          <table:table-cell table:style-name="ce4" table:formula="of:=[$Redistribution_central.G15]" office:value-type="float" office:value="10.9734232229348" calcext:value-type="float">
            <text:p>10.9734232229348</text:p>
          </table:table-cell>
          <table:table-cell table:style-name="ce4" table:formula="of:=[$Redistribution_central.H15]" office:value-type="float" office:value="8.38869489743043" calcext:value-type="float">
            <text:p>8.38869489743043</text:p>
          </table:table-cell>
          <table:table-cell table:style-name="ce4" table:formula="of:=[$Redistribution_central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low.F15]" office:value-type="float" office:value="6.72411364251241" calcext:value-type="float">
            <text:p>6.72411364251241</text:p>
          </table:table-cell>
          <table:table-cell table:style-name="ce4" table:formula="of:=[$redistribution_low.G15]" office:value-type="float" office:value="10.9734232229348" calcext:value-type="float">
            <text:p>10.9734232229348</text:p>
          </table:table-cell>
          <table:table-cell table:style-name="ce4" table:formula="of:=[$redistribution_low.H15]" office:value-type="float" office:value="8.38869489743043" calcext:value-type="float">
            <text:p>8.38869489743043</text:p>
          </table:table-cell>
          <table:table-cell table:style-name="ce4" table:formula="of:=[$redistribution_low.I15]" office:value-type="float" office:value="8.41324499902241" calcext:value-type="float">
            <text:p>8.41324499902241</text:p>
          </table:table-cell>
          <table:table-cell table:number-columns-repeated="47"/>
        </table:table-row>
        <table:table-row table:style-name="ro6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F16]" office:value-type="float" office:value="6.62099992775084" calcext:value-type="float">
            <text:p>6.62099992775084</text:p>
          </table:table-cell>
          <table:table-cell table:style-name="ce4" table:formula="of:=[$Redistribution_high.G16]" office:value-type="float" office:value="10.7645806976214" calcext:value-type="float">
            <text:p>10.7645806976214</text:p>
          </table:table-cell>
          <table:table-cell table:style-name="ce4" table:formula="of:=[$Redistribution_high.H16]" office:value-type="float" office:value="8.07116165837168" calcext:value-type="float">
            <text:p>8.07116165837168</text:p>
          </table:table-cell>
          <table:table-cell table:style-name="ce4" table:formula="of:=[$Redistribution_high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central.F16]" office:value-type="float" office:value="6.62099992775084" calcext:value-type="float">
            <text:p>6.62099992775084</text:p>
          </table:table-cell>
          <table:table-cell table:style-name="ce4" table:formula="of:=[$Redistribution_central.G16]" office:value-type="float" office:value="10.7645806976214" calcext:value-type="float">
            <text:p>10.7645806976214</text:p>
          </table:table-cell>
          <table:table-cell table:style-name="ce4" table:formula="of:=[$Redistribution_central.H16]" office:value-type="float" office:value="8.07116165837168" calcext:value-type="float">
            <text:p>8.07116165837168</text:p>
          </table:table-cell>
          <table:table-cell table:style-name="ce4" table:formula="of:=[$Redistribution_central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low.F16]" office:value-type="float" office:value="6.62099992775084" calcext:value-type="float">
            <text:p>6.62099992775084</text:p>
          </table:table-cell>
          <table:table-cell table:style-name="ce4" table:formula="of:=[$redistribution_low.G16]" office:value-type="float" office:value="10.7645806976214" calcext:value-type="float">
            <text:p>10.7645806976214</text:p>
          </table:table-cell>
          <table:table-cell table:style-name="ce4" table:formula="of:=[$redistribution_low.H16]" office:value-type="float" office:value="8.07116165837168" calcext:value-type="float">
            <text:p>8.07116165837168</text:p>
          </table:table-cell>
          <table:table-cell table:style-name="ce4" table:formula="of:=[$redistribution_low.I16]" office:value-type="float" office:value="8.34006663261015" calcext:value-type="float">
            <text:p>8.34006663261015</text:p>
          </table:table-cell>
          <table:table-cell table:number-columns-repeated="47"/>
        </table:table-row>
        <table:table-row table:style-name="ro6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F17]" office:value-type="float" office:value="6.67165818173508" calcext:value-type="float">
            <text:p>6.67165818173508</text:p>
          </table:table-cell>
          <table:table-cell table:style-name="ce4" table:formula="of:=[$Redistribution_high.G17]" office:value-type="float" office:value="10.5798988598906" calcext:value-type="float">
            <text:p>10.5798988598906</text:p>
          </table:table-cell>
          <table:table-cell table:style-name="ce4" table:formula="of:=[$Redistribution_high.H17]" office:value-type="float" office:value="8.32022115080975" calcext:value-type="float">
            <text:p>8.32022115080975</text:p>
          </table:table-cell>
          <table:table-cell table:style-name="ce4" table:formula="of:=[$Redistribution_high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central.F17]" office:value-type="float" office:value="6.67165818173508" calcext:value-type="float">
            <text:p>6.67165818173508</text:p>
          </table:table-cell>
          <table:table-cell table:style-name="ce4" table:formula="of:=[$Redistribution_central.G17]" office:value-type="float" office:value="10.5798988598906" calcext:value-type="float">
            <text:p>10.5798988598906</text:p>
          </table:table-cell>
          <table:table-cell table:style-name="ce4" table:formula="of:=[$Redistribution_central.H17]" office:value-type="float" office:value="8.32022115080975" calcext:value-type="float">
            <text:p>8.32022115080975</text:p>
          </table:table-cell>
          <table:table-cell table:style-name="ce4" table:formula="of:=[$Redistribution_central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low.F17]" office:value-type="float" office:value="6.67165818173508" calcext:value-type="float">
            <text:p>6.67165818173508</text:p>
          </table:table-cell>
          <table:table-cell table:style-name="ce4" table:formula="of:=[$redistribution_low.G17]" office:value-type="float" office:value="10.5798988598906" calcext:value-type="float">
            <text:p>10.5798988598906</text:p>
          </table:table-cell>
          <table:table-cell table:style-name="ce4" table:formula="of:=[$redistribution_low.H17]" office:value-type="float" office:value="8.32022115080975" calcext:value-type="float">
            <text:p>8.32022115080975</text:p>
          </table:table-cell>
          <table:table-cell table:style-name="ce4" table:formula="of:=[$redistribution_low.I17]" office:value-type="float" office:value="8.51048960699445" calcext:value-type="float">
            <text:p>8.51048960699445</text:p>
          </table:table-cell>
          <table:table-cell table:number-columns-repeated="47"/>
        </table:table-row>
        <table:table-row table:style-name="ro6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F18]" office:value-type="float" office:value="6.40787877024842" calcext:value-type="float">
            <text:p>6.40787877024842</text:p>
          </table:table-cell>
          <table:table-cell table:style-name="ce4" table:formula="of:=[$Redistribution_high.G18]" office:value-type="float" office:value="10.8025450902205" calcext:value-type="float">
            <text:p>10.8025450902205</text:p>
          </table:table-cell>
          <table:table-cell table:style-name="ce4" table:formula="of:=[$Redistribution_high.H18]" office:value-type="float" office:value="8.12513645107176" calcext:value-type="float">
            <text:p>8.12513645107176</text:p>
          </table:table-cell>
          <table:table-cell table:style-name="ce4" table:formula="of:=[$Redistribution_high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central.F18]" office:value-type="float" office:value="6.40787877024842" calcext:value-type="float">
            <text:p>6.40787877024842</text:p>
          </table:table-cell>
          <table:table-cell table:style-name="ce4" table:formula="of:=[$Redistribution_central.G18]" office:value-type="float" office:value="10.8025450902205" calcext:value-type="float">
            <text:p>10.8025450902205</text:p>
          </table:table-cell>
          <table:table-cell table:style-name="ce4" table:formula="of:=[$Redistribution_central.H18]" office:value-type="float" office:value="8.12513645107176" calcext:value-type="float">
            <text:p>8.12513645107176</text:p>
          </table:table-cell>
          <table:table-cell table:style-name="ce4" table:formula="of:=[$Redistribution_central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low.F18]" office:value-type="float" office:value="6.40787877024842" calcext:value-type="float">
            <text:p>6.40787877024842</text:p>
          </table:table-cell>
          <table:table-cell table:style-name="ce4" table:formula="of:=[$redistribution_low.G18]" office:value-type="float" office:value="10.8025450902205" calcext:value-type="float">
            <text:p>10.8025450902205</text:p>
          </table:table-cell>
          <table:table-cell table:style-name="ce4" table:formula="of:=[$redistribution_low.H18]" office:value-type="float" office:value="8.12513645107176" calcext:value-type="float">
            <text:p>8.12513645107176</text:p>
          </table:table-cell>
          <table:table-cell table:style-name="ce4" table:formula="of:=[$redistribution_low.I18]" office:value-type="float" office:value="8.26602765016178" calcext:value-type="float">
            <text:p>8.26602765016178</text:p>
          </table:table-cell>
          <table:table-cell table:number-columns-repeated="47"/>
        </table:table-row>
        <table:table-row table:style-name="ro6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F19]" office:value-type="float" office:value="6.4630227018895" calcext:value-type="float">
            <text:p>6.4630227018895</text:p>
          </table:table-cell>
          <table:table-cell table:style-name="ce4" table:formula="of:=[$Redistribution_high.G19]" office:value-type="float" office:value="10.7410024264972" calcext:value-type="float">
            <text:p>10.7410024264972</text:p>
          </table:table-cell>
          <table:table-cell table:style-name="ce4" table:formula="of:=[$Redistribution_high.H19]" office:value-type="float" office:value="8.09171563868804" calcext:value-type="float">
            <text:p>8.09171563868804</text:p>
          </table:table-cell>
          <table:table-cell table:style-name="ce4" table:formula="of:=[$Redistribution_high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central.F19]" office:value-type="float" office:value="6.4630227018895" calcext:value-type="float">
            <text:p>6.4630227018895</text:p>
          </table:table-cell>
          <table:table-cell table:style-name="ce4" table:formula="of:=[$Redistribution_central.G19]" office:value-type="float" office:value="10.7410024264972" calcext:value-type="float">
            <text:p>10.7410024264972</text:p>
          </table:table-cell>
          <table:table-cell table:style-name="ce4" table:formula="of:=[$Redistribution_central.H19]" office:value-type="float" office:value="8.09171563868804" calcext:value-type="float">
            <text:p>8.09171563868804</text:p>
          </table:table-cell>
          <table:table-cell table:style-name="ce4" table:formula="of:=[$Redistribution_central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low.F19]" office:value-type="float" office:value="6.4630227018895" calcext:value-type="float">
            <text:p>6.4630227018895</text:p>
          </table:table-cell>
          <table:table-cell table:style-name="ce4" table:formula="of:=[$redistribution_low.G19]" office:value-type="float" office:value="10.7410024264972" calcext:value-type="float">
            <text:p>10.7410024264972</text:p>
          </table:table-cell>
          <table:table-cell table:style-name="ce4" table:formula="of:=[$redistribution_low.H19]" office:value-type="float" office:value="8.09171563868804" calcext:value-type="float">
            <text:p>8.09171563868804</text:p>
          </table:table-cell>
          <table:table-cell table:style-name="ce4" table:formula="of:=[$redistribution_low.I19]" office:value-type="float" office:value="8.21125660114151" calcext:value-type="float">
            <text:p>8.21125660114151</text:p>
          </table:table-cell>
          <table:table-cell table:number-columns-repeated="47"/>
        </table:table-row>
        <table:table-row table:style-name="ro6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F20]" office:value-type="float" office:value="6.42505690412445" calcext:value-type="float">
            <text:p>6.42505690412445</text:p>
          </table:table-cell>
          <table:table-cell table:style-name="ce4" table:formula="of:=[$Redistribution_high.G20]" office:value-type="float" office:value="11.1680389509794" calcext:value-type="float">
            <text:p>11.1680389509794</text:p>
          </table:table-cell>
          <table:table-cell table:style-name="ce4" table:formula="of:=[$Redistribution_high.H20]" office:value-type="float" office:value="7.8868783928209" calcext:value-type="float">
            <text:p>7.8868783928209</text:p>
          </table:table-cell>
          <table:table-cell table:style-name="ce4" table:formula="of:=[$Redistribution_high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central.F20]" office:value-type="float" office:value="6.42546742337523" calcext:value-type="float">
            <text:p>6.42546742337523</text:p>
          </table:table-cell>
          <table:table-cell table:style-name="ce4" table:formula="of:=[$Redistribution_central.G20]" office:value-type="float" office:value="11.1680389509794" calcext:value-type="float">
            <text:p>11.1680389509794</text:p>
          </table:table-cell>
          <table:table-cell table:style-name="ce4" table:formula="of:=[$Redistribution_central.H20]" office:value-type="float" office:value="7.8868783928209" calcext:value-type="float">
            <text:p>7.8868783928209</text:p>
          </table:table-cell>
          <table:table-cell table:style-name="ce4" table:formula="of:=[$Redistribution_central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low.F20]" office:value-type="float" office:value="6.42505690412445" calcext:value-type="float">
            <text:p>6.42505690412445</text:p>
          </table:table-cell>
          <table:table-cell table:style-name="ce4" table:formula="of:=[$redistribution_low.G20]" office:value-type="float" office:value="11.1680389509794" calcext:value-type="float">
            <text:p>11.1680389509794</text:p>
          </table:table-cell>
          <table:table-cell table:style-name="ce4" table:formula="of:=[$redistribution_low.H20]" office:value-type="float" office:value="7.8868783928209" calcext:value-type="float">
            <text:p>7.8868783928209</text:p>
          </table:table-cell>
          <table:table-cell table:style-name="ce4" table:formula="of:=[$redistribution_low.I20]" office:value-type="float" office:value="8.21286362251144" calcext:value-type="float">
            <text:p>8.21286362251144</text:p>
          </table:table-cell>
          <table:table-cell table:number-columns-repeated="47"/>
        </table:table-row>
        <table:table-row table:style-name="ro6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F21]" office:value-type="float" office:value="6.46697401862644" calcext:value-type="float">
            <text:p>6.46697401862644</text:p>
          </table:table-cell>
          <table:table-cell table:style-name="ce4" table:formula="of:=[$Redistribution_high.G21]" office:value-type="float" office:value="11.178779479305" calcext:value-type="float">
            <text:p>11.178779479305</text:p>
          </table:table-cell>
          <table:table-cell table:style-name="ce4" table:formula="of:=[$Redistribution_high.H21]" office:value-type="float" office:value="8.16346572181485" calcext:value-type="float">
            <text:p>8.16346572181485</text:p>
          </table:table-cell>
          <table:table-cell table:style-name="ce4" table:formula="of:=[$Redistribution_high.I21]" office:value-type="float" office:value="8.07913803651587" calcext:value-type="float">
            <text:p>8.07913803651587</text:p>
          </table:table-cell>
          <table:table-cell table:style-name="ce4"/>
          <table:table-cell/>
          <table:table-cell table:style-name="ce4" table:formula="of:=[$Redistribution_central.F21]" office:value-type="float" office:value="6.46630993212065" calcext:value-type="float">
            <text:p>6.46630993212065</text:p>
          </table:table-cell>
          <table:table-cell table:style-name="ce4" table:formula="of:=[$Redistribution_central.G21]" office:value-type="float" office:value="11.2358854629284" calcext:value-type="float">
            <text:p>11.2358854629284</text:p>
          </table:table-cell>
          <table:table-cell table:style-name="ce4" table:formula="of:=[$Redistribution_central.H21]" office:value-type="float" office:value="8.16318524194837" calcext:value-type="float">
            <text:p>8.16318524194837</text:p>
          </table:table-cell>
          <table:table-cell table:style-name="ce4" table:formula="of:=[$Redistribution_central.I21]" office:value-type="float" office:value="8.11859384976029" calcext:value-type="float">
            <text:p>8.11859384976029</text:p>
          </table:table-cell>
          <table:table-cell table:style-name="ce4"/>
          <table:table-cell/>
          <table:table-cell table:style-name="ce4" table:formula="of:=[$redistribution_low.F21]" office:value-type="float" office:value="6.46697401862644" calcext:value-type="float">
            <text:p>6.46697401862644</text:p>
          </table:table-cell>
          <table:table-cell table:style-name="ce4" table:formula="of:=[$redistribution_low.G21]" office:value-type="float" office:value="11.178779479305" calcext:value-type="float">
            <text:p>11.178779479305</text:p>
          </table:table-cell>
          <table:table-cell table:style-name="ce4" table:formula="of:=[$redistribution_low.H21]" office:value-type="float" office:value="8.16346572181485" calcext:value-type="float">
            <text:p>8.16346572181485</text:p>
          </table:table-cell>
          <table:table-cell table:style-name="ce4" table:formula="of:=[$redistribution_low.I21]" office:value-type="float" office:value="8.07913803651587" calcext:value-type="float">
            <text:p>8.07913803651587</text:p>
          </table:table-cell>
          <table:table-cell table:number-columns-repeated="47"/>
        </table:table-row>
        <table:table-row table:style-name="ro6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F22]" office:value-type="float" office:value="5.96002386737533" calcext:value-type="float">
            <text:p>5.96002386737533</text:p>
          </table:table-cell>
          <table:table-cell table:style-name="ce4" table:formula="of:=[$Redistribution_high.G22]" office:value-type="float" office:value="11.0037646476313" calcext:value-type="float">
            <text:p>11.0037646476313</text:p>
          </table:table-cell>
          <table:table-cell table:style-name="ce4" table:formula="of:=[$Redistribution_high.H22]" office:value-type="float" office:value="8.01642260490484" calcext:value-type="float">
            <text:p>8.01642260490484</text:p>
          </table:table-cell>
          <table:table-cell table:style-name="ce4" table:formula="of:=[$Redistribution_high.I22]" office:value-type="float" office:value="7.78405095444422" calcext:value-type="float">
            <text:p>7.78405095444422</text:p>
          </table:table-cell>
          <table:table-cell table:style-name="ce4"/>
          <table:table-cell/>
          <table:table-cell table:style-name="ce4" table:formula="of:=[$Redistribution_central.F22]" office:value-type="float" office:value="5.96002386737533" calcext:value-type="float">
            <text:p>5.96002386737533</text:p>
          </table:table-cell>
          <table:table-cell table:style-name="ce4" table:formula="of:=[$Redistribution_central.G22]" office:value-type="float" office:value="10.9780812570424" calcext:value-type="float">
            <text:p>10.9780812570424</text:p>
          </table:table-cell>
          <table:table-cell table:style-name="ce4" table:formula="of:=[$Redistribution_central.H22]" office:value-type="float" office:value="8.03414098046902" calcext:value-type="float">
            <text:p>8.03414098046902</text:p>
          </table:table-cell>
          <table:table-cell table:style-name="ce4" table:formula="of:=[$Redistribution_central.I22]" office:value-type="float" office:value="7.75832989781834" calcext:value-type="float">
            <text:p>7.75832989781834</text:p>
          </table:table-cell>
          <table:table-cell table:style-name="ce4"/>
          <table:table-cell/>
          <table:table-cell table:style-name="ce4" table:formula="of:=[$redistribution_low.F22]" office:value-type="float" office:value="5.96002386737533" calcext:value-type="float">
            <text:p>5.96002386737533</text:p>
          </table:table-cell>
          <table:table-cell table:style-name="ce4" table:formula="of:=[$redistribution_low.G22]" office:value-type="float" office:value="11.0037646476313" calcext:value-type="float">
            <text:p>11.0037646476313</text:p>
          </table:table-cell>
          <table:table-cell table:style-name="ce4" table:formula="of:=[$redistribution_low.H22]" office:value-type="float" office:value="8.01642260490484" calcext:value-type="float">
            <text:p>8.01642260490484</text:p>
          </table:table-cell>
          <table:table-cell table:style-name="ce4" table:formula="of:=[$redistribution_low.I22]" office:value-type="float" office:value="7.78405095444422" calcext:value-type="float">
            <text:p>7.78405095444422</text:p>
          </table:table-cell>
          <table:table-cell table:number-columns-repeated="47"/>
        </table:table-row>
        <table:table-row table:style-name="ro6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F23]" office:value-type="float" office:value="6.92811157284761" calcext:value-type="float">
            <text:p>6.92811157284761</text:p>
          </table:table-cell>
          <table:table-cell table:style-name="ce4" table:formula="of:=[$Redistribution_high.G23]" office:value-type="float" office:value="12.4231640242204" calcext:value-type="float">
            <text:p>12.4231640242204</text:p>
          </table:table-cell>
          <table:table-cell table:style-name="ce4" table:formula="of:=[$Redistribution_high.H23]" office:value-type="float" office:value="8.58477883453525" calcext:value-type="float">
            <text:p>8.58477883453525</text:p>
          </table:table-cell>
          <table:table-cell table:style-name="ce4" table:formula="of:=[$Redistribution_high.I23]" office:value-type="float" office:value="9.23520737629629" calcext:value-type="float">
            <text:p>9.23520737629629</text:p>
          </table:table-cell>
          <table:table-cell table:style-name="ce4"/>
          <table:table-cell/>
          <table:table-cell table:style-name="ce4" table:formula="of:=[$Redistribution_central.F23]" office:value-type="float" office:value="6.96804799819279" calcext:value-type="float">
            <text:p>6.96804799819279</text:p>
          </table:table-cell>
          <table:table-cell table:style-name="ce4" table:formula="of:=[$Redistribution_central.G23]" office:value-type="float" office:value="12.4072100624285" calcext:value-type="float">
            <text:p>12.4072100624285</text:p>
          </table:table-cell>
          <table:table-cell table:style-name="ce4" table:formula="of:=[$Redistribution_central.H23]" office:value-type="float" office:value="8.64601839922695" calcext:value-type="float">
            <text:p>8.64601839922695</text:p>
          </table:table-cell>
          <table:table-cell table:style-name="ce4" table:formula="of:=[$Redistribution_central.I23]" office:value-type="float" office:value="9.14650570907287" calcext:value-type="float">
            <text:p>9.14650570907287</text:p>
          </table:table-cell>
          <table:table-cell table:style-name="ce4"/>
          <table:table-cell/>
          <table:table-cell table:style-name="ce4" table:formula="of:=[$redistribution_low.F23]" office:value-type="float" office:value="6.92811157284761" calcext:value-type="float">
            <text:p>6.92811157284761</text:p>
          </table:table-cell>
          <table:table-cell table:style-name="ce4" table:formula="of:=[$redistribution_low.G23]" office:value-type="float" office:value="12.4231640242204" calcext:value-type="float">
            <text:p>12.4231640242204</text:p>
          </table:table-cell>
          <table:table-cell table:style-name="ce4" table:formula="of:=[$redistribution_low.H23]" office:value-type="float" office:value="8.58477883453525" calcext:value-type="float">
            <text:p>8.58477883453525</text:p>
          </table:table-cell>
          <table:table-cell table:style-name="ce4" table:formula="of:=[$redistribution_low.I23]" office:value-type="float" office:value="9.23520737629629" calcext:value-type="float">
            <text:p>9.23520737629629</text:p>
          </table:table-cell>
          <table:table-cell table:number-columns-repeated="47"/>
        </table:table-row>
        <table:table-row table:style-name="ro6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F24]" office:value-type="float" office:value="7.2735838723085" calcext:value-type="float">
            <text:p>7.2735838723085</text:p>
          </table:table-cell>
          <table:table-cell table:style-name="ce4" table:formula="of:=[$Redistribution_high.G24]" office:value-type="float" office:value="12.8012473558669" calcext:value-type="float">
            <text:p>12.8012473558669</text:p>
          </table:table-cell>
          <table:table-cell table:style-name="ce4" table:formula="of:=[$Redistribution_high.H24]" office:value-type="float" office:value="9.06821943764509" calcext:value-type="float">
            <text:p>9.06821943764509</text:p>
          </table:table-cell>
          <table:table-cell table:style-name="ce4" table:formula="of:=[$Redistribution_high.I24]" office:value-type="float" office:value="10.2238077471528" calcext:value-type="float">
            <text:p>10.2238077471528</text:p>
          </table:table-cell>
          <table:table-cell table:style-name="ce4"/>
          <table:table-cell/>
          <table:table-cell table:style-name="ce4" table:formula="of:=[$Redistribution_central.F24]" office:value-type="float" office:value="7.27474886643871" calcext:value-type="float">
            <text:p>7.27474886643871</text:p>
          </table:table-cell>
          <table:table-cell table:style-name="ce4" table:formula="of:=[$Redistribution_central.G24]" office:value-type="float" office:value="12.8148509411729" calcext:value-type="float">
            <text:p>12.8148509411729</text:p>
          </table:table-cell>
          <table:table-cell table:style-name="ce4" table:formula="of:=[$Redistribution_central.H24]" office:value-type="float" office:value="9.10818306507378" calcext:value-type="float">
            <text:p>9.10818306507378</text:p>
          </table:table-cell>
          <table:table-cell table:style-name="ce4" table:formula="of:=[$Redistribution_central.I24]" office:value-type="float" office:value="10.2392328062905" calcext:value-type="float">
            <text:p>10.2392328062905</text:p>
          </table:table-cell>
          <table:table-cell table:style-name="ce4"/>
          <table:table-cell/>
          <table:table-cell table:style-name="ce4" table:formula="of:=[$redistribution_low.F24]" office:value-type="float" office:value="7.2735838723085" calcext:value-type="float">
            <text:p>7.2735838723085</text:p>
          </table:table-cell>
          <table:table-cell table:style-name="ce4" table:formula="of:=[$redistribution_low.G24]" office:value-type="float" office:value="12.8012473558669" calcext:value-type="float">
            <text:p>12.8012473558669</text:p>
          </table:table-cell>
          <table:table-cell table:style-name="ce4" table:formula="of:=[$redistribution_low.H24]" office:value-type="float" office:value="9.06821943764509" calcext:value-type="float">
            <text:p>9.06821943764509</text:p>
          </table:table-cell>
          <table:table-cell table:style-name="ce4" table:formula="of:=[$redistribution_low.I24]" office:value-type="float" office:value="10.2238077471528" calcext:value-type="float">
            <text:p>10.2238077471528</text:p>
          </table:table-cell>
          <table:table-cell table:number-columns-repeated="47"/>
        </table:table-row>
        <table:table-row table:style-name="ro6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F25]" office:value-type="float" office:value="7.04372950429587" calcext:value-type="float">
            <text:p>7.04372950429587</text:p>
          </table:table-cell>
          <table:table-cell table:style-name="ce4" table:formula="of:=[$Redistribution_high.G25]" office:value-type="float" office:value="12.413858460183" calcext:value-type="float">
            <text:p>12.413858460183</text:p>
          </table:table-cell>
          <table:table-cell table:style-name="ce4" table:formula="of:=[$Redistribution_high.H25]" office:value-type="float" office:value="8.69264587511242" calcext:value-type="float">
            <text:p>8.69264587511242</text:p>
          </table:table-cell>
          <table:table-cell table:style-name="ce4" table:formula="of:=[$Redistribution_high.I25]" office:value-type="float" office:value="9.45163314381293" calcext:value-type="float">
            <text:p>9.45163314381293</text:p>
          </table:table-cell>
          <table:table-cell table:style-name="ce4"/>
          <table:table-cell/>
          <table:table-cell table:style-name="ce4" table:formula="of:=[$Redistribution_central.F25]" office:value-type="float" office:value="7.04720341472061" calcext:value-type="float">
            <text:p>7.04720341472061</text:p>
          </table:table-cell>
          <table:table-cell table:style-name="ce4" table:formula="of:=[$Redistribution_central.G25]" office:value-type="float" office:value="12.4092751563356" calcext:value-type="float">
            <text:p>12.4092751563356</text:p>
          </table:table-cell>
          <table:table-cell table:style-name="ce4" table:formula="of:=[$Redistribution_central.H25]" office:value-type="float" office:value="8.66807640623703" calcext:value-type="float">
            <text:p>8.66807640623703</text:p>
          </table:table-cell>
          <table:table-cell table:style-name="ce4" table:formula="of:=[$Redistribution_central.I25]" office:value-type="float" office:value="9.46615425661456" calcext:value-type="float">
            <text:p>9.46615425661456</text:p>
          </table:table-cell>
          <table:table-cell table:style-name="ce4"/>
          <table:table-cell/>
          <table:table-cell table:style-name="ce4" table:formula="of:=[$redistribution_low.F25]" office:value-type="float" office:value="7.04631067626833" calcext:value-type="float">
            <text:p>7.04631067626833</text:p>
          </table:table-cell>
          <table:table-cell table:style-name="ce4" table:formula="of:=[$redistribution_low.G25]" office:value-type="float" office:value="12.413858460183" calcext:value-type="float">
            <text:p>12.413858460183</text:p>
          </table:table-cell>
          <table:table-cell table:style-name="ce4" table:formula="of:=[$redistribution_low.H25]" office:value-type="float" office:value="8.66807640623703" calcext:value-type="float">
            <text:p>8.66807640623703</text:p>
          </table:table-cell>
          <table:table-cell table:style-name="ce4" table:formula="of:=[$redistribution_low.I25]" office:value-type="float" office:value="9.52334721578863" calcext:value-type="float">
            <text:p>9.52334721578863</text:p>
          </table:table-cell>
          <table:table-cell table:number-columns-repeated="47"/>
        </table:table-row>
        <table:table-row table:style-name="ro6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F26]" office:value-type="float" office:value="6.62240495735537" calcext:value-type="float">
            <text:p>6.62240495735537</text:p>
          </table:table-cell>
          <table:table-cell table:style-name="ce4" table:formula="of:=[$Redistribution_high.G26]" office:value-type="float" office:value="12.2454054047298" calcext:value-type="float">
            <text:p>12.2454054047298</text:p>
          </table:table-cell>
          <table:table-cell table:style-name="ce4" table:formula="of:=[$Redistribution_high.H26]" office:value-type="float" office:value="8.84804712866248" calcext:value-type="float">
            <text:p>8.84804712866248</text:p>
          </table:table-cell>
          <table:table-cell table:style-name="ce4" table:formula="of:=[$Redistribution_high.I26]" office:value-type="float" office:value="8.78871694593323" calcext:value-type="float">
            <text:p>8.78871694593323</text:p>
          </table:table-cell>
          <table:table-cell table:style-name="ce4"/>
          <table:table-cell/>
          <table:table-cell table:style-name="ce4" table:formula="of:=[$Redistribution_central.F26]" office:value-type="float" office:value="6.63362555151949" calcext:value-type="float">
            <text:p>6.63362555151949</text:p>
          </table:table-cell>
          <table:table-cell table:style-name="ce4" table:formula="of:=[$Redistribution_central.G26]" office:value-type="float" office:value="12.2454054047298" calcext:value-type="float">
            <text:p>12.2454054047298</text:p>
          </table:table-cell>
          <table:table-cell table:style-name="ce4" table:formula="of:=[$Redistribution_central.H26]" office:value-type="float" office:value="8.8561655097958" calcext:value-type="float">
            <text:p>8.8561655097958</text:p>
          </table:table-cell>
          <table:table-cell table:style-name="ce4" table:formula="of:=[$Redistribution_central.I26]" office:value-type="float" office:value="8.80542111045739" calcext:value-type="float">
            <text:p>8.80542111045739</text:p>
          </table:table-cell>
          <table:table-cell table:style-name="ce4"/>
          <table:table-cell/>
          <table:table-cell table:style-name="ce4" table:formula="of:=[$redistribution_low.F26]" office:value-type="float" office:value="6.63383337422226" calcext:value-type="float">
            <text:p>6.63383337422226</text:p>
          </table:table-cell>
          <table:table-cell table:style-name="ce4" table:formula="of:=[$redistribution_low.G26]" office:value-type="float" office:value="12.2349170667932" calcext:value-type="float">
            <text:p>12.2349170667932</text:p>
          </table:table-cell>
          <table:table-cell table:style-name="ce4" table:formula="of:=[$redistribution_low.H26]" office:value-type="float" office:value="8.87648355003923" calcext:value-type="float">
            <text:p>8.87648355003923</text:p>
          </table:table-cell>
          <table:table-cell table:style-name="ce4" table:formula="of:=[$redistribution_low.I26]" office:value-type="float" office:value="8.72817667607745" calcext:value-type="float">
            <text:p>8.72817667607745</text:p>
          </table:table-cell>
          <table:table-cell table:number-columns-repeated="47"/>
        </table:table-row>
        <table:table-row table:style-name="ro6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F27]" office:value-type="float" office:value="6.75694263780406" calcext:value-type="float">
            <text:p>6.75694263780406</text:p>
          </table:table-cell>
          <table:table-cell table:style-name="ce4" table:formula="of:=[$Redistribution_high.G27]" office:value-type="float" office:value="11.465673305001" calcext:value-type="float">
            <text:p>11.465673305001</text:p>
          </table:table-cell>
          <table:table-cell table:style-name="ce4" table:formula="of:=[$Redistribution_high.H27]" office:value-type="float" office:value="8.53374541250877" calcext:value-type="float">
            <text:p>8.53374541250877</text:p>
          </table:table-cell>
          <table:table-cell table:style-name="ce4" table:formula="of:=[$Redistribution_high.I27]" office:value-type="float" office:value="9.00803580332863" calcext:value-type="float">
            <text:p>9.00803580332863</text:p>
          </table:table-cell>
          <table:table-cell table:style-name="ce4"/>
          <table:table-cell/>
          <table:table-cell table:style-name="ce4" table:formula="of:=[$Redistribution_central.F27]" office:value-type="float" office:value="6.76572261806695" calcext:value-type="float">
            <text:p>6.76572261806695</text:p>
          </table:table-cell>
          <table:table-cell table:style-name="ce4" table:formula="of:=[$Redistribution_central.G27]" office:value-type="float" office:value="11.433711684412" calcext:value-type="float">
            <text:p>11.433711684412</text:p>
          </table:table-cell>
          <table:table-cell table:style-name="ce4" table:formula="of:=[$Redistribution_central.H27]" office:value-type="float" office:value="8.53755704081848" calcext:value-type="float">
            <text:p>8.53755704081848</text:p>
          </table:table-cell>
          <table:table-cell table:style-name="ce4" table:formula="of:=[$Redistribution_central.I27]" office:value-type="float" office:value="8.95021118726412" calcext:value-type="float">
            <text:p>8.95021118726412</text:p>
          </table:table-cell>
          <table:table-cell table:style-name="ce4"/>
          <table:table-cell/>
          <table:table-cell table:style-name="ce4" table:formula="of:=[$redistribution_low.F27]" office:value-type="float" office:value="6.77498521516191" calcext:value-type="float">
            <text:p>6.77498521516191</text:p>
          </table:table-cell>
          <table:table-cell table:style-name="ce4" table:formula="of:=[$redistribution_low.G27]" office:value-type="float" office:value="11.4238430171" calcext:value-type="float">
            <text:p>11.4238430171</text:p>
          </table:table-cell>
          <table:table-cell table:style-name="ce4" table:formula="of:=[$redistribution_low.H27]" office:value-type="float" office:value="8.53378273872536" calcext:value-type="float">
            <text:p>8.53378273872536</text:p>
          </table:table-cell>
          <table:table-cell table:style-name="ce4" table:formula="of:=[$redistribution_low.I27]" office:value-type="float" office:value="8.96649216981167" calcext:value-type="float">
            <text:p>8.96649216981167</text:p>
          </table:table-cell>
          <table:table-cell table:number-columns-repeated="47"/>
        </table:table-row>
        <table:table-row table:style-name="ro6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F28]" office:value-type="float" office:value="6.51687134812179" calcext:value-type="float">
            <text:p>6.51687134812179</text:p>
          </table:table-cell>
          <table:table-cell table:style-name="ce4" table:formula="of:=[$Redistribution_high.G28]" office:value-type="float" office:value="11.153270314273" calcext:value-type="float">
            <text:p>11.153270314273</text:p>
          </table:table-cell>
          <table:table-cell table:style-name="ce4" table:formula="of:=[$Redistribution_high.H28]" office:value-type="float" office:value="7.85522517845347" calcext:value-type="float">
            <text:p>7.85522517845347</text:p>
          </table:table-cell>
          <table:table-cell table:style-name="ce4" table:formula="of:=[$Redistribution_high.I28]" office:value-type="float" office:value="9.21015025642072" calcext:value-type="float">
            <text:p>9.21015025642072</text:p>
          </table:table-cell>
          <table:table-cell table:style-name="ce4"/>
          <table:table-cell/>
          <table:table-cell table:style-name="ce4" table:formula="of:=[$Redistribution_central.F28]" office:value-type="float" office:value="6.5338537648537" calcext:value-type="float">
            <text:p>6.5338537648537</text:p>
          </table:table-cell>
          <table:table-cell table:style-name="ce4" table:formula="of:=[$Redistribution_central.G28]" office:value-type="float" office:value="10.9982997403368" calcext:value-type="float">
            <text:p>10.9982997403368</text:p>
          </table:table-cell>
          <table:table-cell table:style-name="ce4" table:formula="of:=[$Redistribution_central.H28]" office:value-type="float" office:value="7.89105591676457" calcext:value-type="float">
            <text:p>7.89105591676457</text:p>
          </table:table-cell>
          <table:table-cell table:style-name="ce4" table:formula="of:=[$Redistribution_central.I28]" office:value-type="float" office:value="9.15767612888221" calcext:value-type="float">
            <text:p>9.15767612888221</text:p>
          </table:table-cell>
          <table:table-cell table:style-name="ce4"/>
          <table:table-cell/>
          <table:table-cell table:style-name="ce4" table:formula="of:=[$redistribution_low.F28]" office:value-type="float" office:value="6.51911046917999" calcext:value-type="float">
            <text:p>6.51911046917999</text:p>
          </table:table-cell>
          <table:table-cell table:style-name="ce4" table:formula="of:=[$redistribution_low.G28]" office:value-type="float" office:value="11.0310078086554" calcext:value-type="float">
            <text:p>11.0310078086554</text:p>
          </table:table-cell>
          <table:table-cell table:style-name="ce4" table:formula="of:=[$redistribution_low.H28]" office:value-type="float" office:value="7.84973059533839" calcext:value-type="float">
            <text:p>7.84973059533839</text:p>
          </table:table-cell>
          <table:table-cell table:style-name="ce4" table:formula="of:=[$redistribution_low.I28]" office:value-type="float" office:value="9.19665385047911" calcext:value-type="float">
            <text:p>9.19665385047911</text:p>
          </table:table-cell>
          <table:table-cell table:number-columns-repeated="47"/>
        </table:table-row>
        <table:table-row table:style-name="ro6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F29]" office:value-type="float" office:value="6.85279926740427" calcext:value-type="float">
            <text:p>6.85279926740427</text:p>
          </table:table-cell>
          <table:table-cell table:style-name="ce4" table:formula="of:=[$Redistribution_high.G29]" office:value-type="float" office:value="11.8442870103594" calcext:value-type="float">
            <text:p>11.8442870103594</text:p>
          </table:table-cell>
          <table:table-cell table:style-name="ce4" table:formula="of:=[$Redistribution_high.H29]" office:value-type="float" office:value="8.41187639225914" calcext:value-type="float">
            <text:p>8.41187639225914</text:p>
          </table:table-cell>
          <table:table-cell table:style-name="ce4" table:formula="of:=[$Redistribution_high.I29]" office:value-type="float" office:value="9.4096136411547" calcext:value-type="float">
            <text:p>9.4096136411547</text:p>
          </table:table-cell>
          <table:table-cell table:style-name="ce4"/>
          <table:table-cell/>
          <table:table-cell table:style-name="ce4" table:formula="of:=[$Redistribution_central.F29]" office:value-type="float" office:value="6.94165825590095" calcext:value-type="float">
            <text:p>6.94165825590095</text:p>
          </table:table-cell>
          <table:table-cell table:style-name="ce4" table:formula="of:=[$Redistribution_central.G29]" office:value-type="float" office:value="11.8448637022112" calcext:value-type="float">
            <text:p>11.8448637022112</text:p>
          </table:table-cell>
          <table:table-cell table:style-name="ce4" table:formula="of:=[$Redistribution_central.H29]" office:value-type="float" office:value="8.4404349339192" calcext:value-type="float">
            <text:p>8.4404349339192</text:p>
          </table:table-cell>
          <table:table-cell table:style-name="ce4" table:formula="of:=[$Redistribution_central.I29]" office:value-type="float" office:value="9.36559286212849" calcext:value-type="float">
            <text:p>9.36559286212849</text:p>
          </table:table-cell>
          <table:table-cell table:style-name="ce4"/>
          <table:table-cell/>
          <table:table-cell table:style-name="ce4" table:formula="of:=[$redistribution_low.F29]" office:value-type="float" office:value="6.99878298560928" calcext:value-type="float">
            <text:p>6.99878298560928</text:p>
          </table:table-cell>
          <table:table-cell table:style-name="ce4" table:formula="of:=[$redistribution_low.G29]" office:value-type="float" office:value="11.9816224454474" calcext:value-type="float">
            <text:p>11.9816224454474</text:p>
          </table:table-cell>
          <table:table-cell table:style-name="ce4" table:formula="of:=[$redistribution_low.H29]" office:value-type="float" office:value="8.51458268180219" calcext:value-type="float">
            <text:p>8.51458268180219</text:p>
          </table:table-cell>
          <table:table-cell table:style-name="ce4" table:formula="of:=[$redistribution_low.I29]" office:value-type="float" office:value="9.48164582013181" calcext:value-type="float">
            <text:p>9.48164582013181</text:p>
          </table:table-cell>
          <table:table-cell table:number-columns-repeated="47"/>
        </table:table-row>
        <table:table-row table:style-name="ro6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F30]" office:value-type="float" office:value="6.62155455652666" calcext:value-type="float">
            <text:p>6.62155455652666</text:p>
          </table:table-cell>
          <table:table-cell table:style-name="ce4" table:formula="of:=[$Redistribution_high.G30]" office:value-type="float" office:value="11.4421254277771" calcext:value-type="float">
            <text:p>11.4421254277771</text:p>
          </table:table-cell>
          <table:table-cell table:style-name="ce4" table:formula="of:=[$Redistribution_high.H30]" office:value-type="float" office:value="8.22445679324891" calcext:value-type="float">
            <text:p>8.22445679324891</text:p>
          </table:table-cell>
          <table:table-cell table:style-name="ce4" table:formula="of:=[$Redistribution_high.I30]" office:value-type="float" office:value="8.74637154848182" calcext:value-type="float">
            <text:p>8.74637154848182</text:p>
          </table:table-cell>
          <table:table-cell table:style-name="ce4"/>
          <table:table-cell/>
          <table:table-cell table:style-name="ce4" table:formula="of:=[$Redistribution_central.F30]" office:value-type="float" office:value="6.60014413808657" calcext:value-type="float">
            <text:p>6.60014413808657</text:p>
          </table:table-cell>
          <table:table-cell table:style-name="ce4" table:formula="of:=[$Redistribution_central.G30]" office:value-type="float" office:value="11.6633916365184" calcext:value-type="float">
            <text:p>11.6633916365184</text:p>
          </table:table-cell>
          <table:table-cell table:style-name="ce4" table:formula="of:=[$Redistribution_central.H30]" office:value-type="float" office:value="8.20191272819739" calcext:value-type="float">
            <text:p>8.20191272819739</text:p>
          </table:table-cell>
          <table:table-cell table:style-name="ce4" table:formula="of:=[$Redistribution_central.I30]" office:value-type="float" office:value="8.85179184284941" calcext:value-type="float">
            <text:p>8.85179184284941</text:p>
          </table:table-cell>
          <table:table-cell table:style-name="ce4"/>
          <table:table-cell/>
          <table:table-cell table:style-name="ce4" table:formula="of:=[$redistribution_low.F30]" office:value-type="float" office:value="6.58831684239427" calcext:value-type="float">
            <text:p>6.58831684239427</text:p>
          </table:table-cell>
          <table:table-cell table:style-name="ce4" table:formula="of:=[$redistribution_low.G30]" office:value-type="float" office:value="11.4020169399781" calcext:value-type="float">
            <text:p>11.4020169399781</text:p>
          </table:table-cell>
          <table:table-cell table:style-name="ce4" table:formula="of:=[$redistribution_low.H30]" office:value-type="float" office:value="8.15921559058141" calcext:value-type="float">
            <text:p>8.15921559058141</text:p>
          </table:table-cell>
          <table:table-cell table:style-name="ce4" table:formula="of:=[$redistribution_low.I30]" office:value-type="float" office:value="8.77374380158376" calcext:value-type="float">
            <text:p>8.77374380158376</text:p>
          </table:table-cell>
          <table:table-cell table:number-columns-repeated="47"/>
        </table:table-row>
        <table:table-row table:style-name="ro6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F31]" office:value-type="float" office:value="7.00826661100404" calcext:value-type="float">
            <text:p>7.00826661100404</text:p>
          </table:table-cell>
          <table:table-cell table:style-name="ce4" table:formula="of:=[$Redistribution_high.G31]" office:value-type="float" office:value="11.6471020997909" calcext:value-type="float">
            <text:p>11.6471020997909</text:p>
          </table:table-cell>
          <table:table-cell table:style-name="ce4" table:formula="of:=[$Redistribution_high.H31]" office:value-type="float" office:value="8.61566261623538" calcext:value-type="float">
            <text:p>8.61566261623538</text:p>
          </table:table-cell>
          <table:table-cell table:style-name="ce4" table:formula="of:=[$Redistribution_high.I31]" office:value-type="float" office:value="8.99821354046999" calcext:value-type="float">
            <text:p>8.99821354046999</text:p>
          </table:table-cell>
          <table:table-cell table:style-name="ce4"/>
          <table:table-cell/>
          <table:table-cell table:style-name="ce4" table:formula="of:=[$Redistribution_central.F31]" office:value-type="float" office:value="6.97177908347387" calcext:value-type="float">
            <text:p>6.97177908347387</text:p>
          </table:table-cell>
          <table:table-cell table:style-name="ce4" table:formula="of:=[$Redistribution_central.G31]" office:value-type="float" office:value="11.4593301149904" calcext:value-type="float">
            <text:p>11.4593301149904</text:p>
          </table:table-cell>
          <table:table-cell table:style-name="ce4" table:formula="of:=[$Redistribution_central.H31]" office:value-type="float" office:value="8.49895515419463" calcext:value-type="float">
            <text:p>8.49895515419463</text:p>
          </table:table-cell>
          <table:table-cell table:style-name="ce4" table:formula="of:=[$Redistribution_central.I31]" office:value-type="float" office:value="9.133034206903" calcext:value-type="float">
            <text:p>9.133034206903</text:p>
          </table:table-cell>
          <table:table-cell table:style-name="ce4"/>
          <table:table-cell/>
          <table:table-cell table:style-name="ce4" table:formula="of:=[$redistribution_low.F31]" office:value-type="float" office:value="6.97053449945273" calcext:value-type="float">
            <text:p>6.97053449945273</text:p>
          </table:table-cell>
          <table:table-cell table:style-name="ce4" table:formula="of:=[$redistribution_low.G31]" office:value-type="float" office:value="11.4792545649583" calcext:value-type="float">
            <text:p>11.4792545649583</text:p>
          </table:table-cell>
          <table:table-cell table:style-name="ce4" table:formula="of:=[$redistribution_low.H31]" office:value-type="float" office:value="8.40952449485026" calcext:value-type="float">
            <text:p>8.40952449485026</text:p>
          </table:table-cell>
          <table:table-cell table:style-name="ce4" table:formula="of:=[$redistribution_low.I31]" office:value-type="float" office:value="9.21259596644319" calcext:value-type="float">
            <text:p>9.21259596644319</text:p>
          </table:table-cell>
          <table:table-cell table:number-columns-repeated="47"/>
        </table:table-row>
        <table:table-row table:style-name="ro6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F32]" office:value-type="float" office:value="6.81727153290043" calcext:value-type="float">
            <text:p>6.81727153290043</text:p>
          </table:table-cell>
          <table:table-cell table:style-name="ce4" table:formula="of:=[$Redistribution_high.G32]" office:value-type="float" office:value="11.8617409397688" calcext:value-type="float">
            <text:p>11.8617409397688</text:p>
          </table:table-cell>
          <table:table-cell table:style-name="ce4" table:formula="of:=[$Redistribution_high.H32]" office:value-type="float" office:value="8.36951445762097" calcext:value-type="float">
            <text:p>8.36951445762097</text:p>
          </table:table-cell>
          <table:table-cell table:style-name="ce4" table:formula="of:=[$Redistribution_high.I32]" office:value-type="float" office:value="9.5441301636627" calcext:value-type="float">
            <text:p>9.5441301636627</text:p>
          </table:table-cell>
          <table:table-cell table:style-name="ce4"/>
          <table:table-cell/>
          <table:table-cell table:style-name="ce4" table:formula="of:=[$Redistribution_central.F32]" office:value-type="float" office:value="6.9327590438389" calcext:value-type="float">
            <text:p>6.9327590438389</text:p>
          </table:table-cell>
          <table:table-cell table:style-name="ce4" table:formula="of:=[$Redistribution_central.G32]" office:value-type="float" office:value="11.8392846684436" calcext:value-type="float">
            <text:p>11.8392846684436</text:p>
          </table:table-cell>
          <table:table-cell table:style-name="ce4" table:formula="of:=[$Redistribution_central.H32]" office:value-type="float" office:value="8.34512240511869" calcext:value-type="float">
            <text:p>8.34512240511869</text:p>
          </table:table-cell>
          <table:table-cell table:style-name="ce4" table:formula="of:=[$Redistribution_central.I32]" office:value-type="float" office:value="9.58682179976327" calcext:value-type="float">
            <text:p>9.58682179976327</text:p>
          </table:table-cell>
          <table:table-cell table:style-name="ce4"/>
          <table:table-cell/>
          <table:table-cell table:style-name="ce4" table:formula="of:=[$redistribution_low.F32]" office:value-type="float" office:value="7.02390811233446" calcext:value-type="float">
            <text:p>7.02390811233446</text:p>
          </table:table-cell>
          <table:table-cell table:style-name="ce4" table:formula="of:=[$redistribution_low.G32]" office:value-type="float" office:value="11.7709025797168" calcext:value-type="float">
            <text:p>11.7709025797168</text:p>
          </table:table-cell>
          <table:table-cell table:style-name="ce4" table:formula="of:=[$redistribution_low.H32]" office:value-type="float" office:value="8.35566318288744" calcext:value-type="float">
            <text:p>8.35566318288744</text:p>
          </table:table-cell>
          <table:table-cell table:style-name="ce4" table:formula="of:=[$redistribution_low.I32]" office:value-type="float" office:value="9.61632758087253" calcext:value-type="float">
            <text:p>9.61632758087253</text:p>
          </table:table-cell>
          <table:table-cell table:number-columns-repeated="47"/>
        </table:table-row>
        <table:table-row table:style-name="ro6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F33]" office:value-type="float" office:value="6.97526259706466" calcext:value-type="float">
            <text:p>6.97526259706466</text:p>
          </table:table-cell>
          <table:table-cell table:style-name="ce4" table:formula="of:=[$Redistribution_high.G33]" office:value-type="float" office:value="11.835148860896" calcext:value-type="float">
            <text:p>11.835148860896</text:p>
          </table:table-cell>
          <table:table-cell table:style-name="ce4" table:formula="of:=[$Redistribution_high.H33]" office:value-type="float" office:value="8.52022180765059" calcext:value-type="float">
            <text:p>8.52022180765059</text:p>
          </table:table-cell>
          <table:table-cell table:style-name="ce4" table:formula="of:=[$Redistribution_high.I33]" office:value-type="float" office:value="9.35558508565392" calcext:value-type="float">
            <text:p>9.35558508565392</text:p>
          </table:table-cell>
          <table:table-cell table:style-name="ce4"/>
          <table:table-cell/>
          <table:table-cell table:style-name="ce4" table:formula="of:=[$Redistribution_central.F33]" office:value-type="float" office:value="6.91256330455698" calcext:value-type="float">
            <text:p>6.91256330455698</text:p>
          </table:table-cell>
          <table:table-cell table:style-name="ce4" table:formula="of:=[$Redistribution_central.G33]" office:value-type="float" office:value="11.8060020445951" calcext:value-type="float">
            <text:p>11.8060020445951</text:p>
          </table:table-cell>
          <table:table-cell table:style-name="ce4" table:formula="of:=[$Redistribution_central.H33]" office:value-type="float" office:value="8.49699541403032" calcext:value-type="float">
            <text:p>8.49699541403032</text:p>
          </table:table-cell>
          <table:table-cell table:style-name="ce4" table:formula="of:=[$Redistribution_central.I33]" office:value-type="float" office:value="9.34108687858842" calcext:value-type="float">
            <text:p>9.34108687858842</text:p>
          </table:table-cell>
          <table:table-cell table:style-name="ce4"/>
          <table:table-cell/>
          <table:table-cell table:style-name="ce4" table:formula="of:=[$redistribution_low.F33]" office:value-type="float" office:value="6.84852272310992" calcext:value-type="float">
            <text:p>6.84852272310992</text:p>
          </table:table-cell>
          <table:table-cell table:style-name="ce4" table:formula="of:=[$redistribution_low.G33]" office:value-type="float" office:value="11.7128226696681" calcext:value-type="float">
            <text:p>11.7128226696681</text:p>
          </table:table-cell>
          <table:table-cell table:style-name="ce4" table:formula="of:=[$redistribution_low.H33]" office:value-type="float" office:value="8.36691865804544" calcext:value-type="float">
            <text:p>8.36691865804544</text:p>
          </table:table-cell>
          <table:table-cell table:style-name="ce4" table:formula="of:=[$redistribution_low.I33]" office:value-type="float" office:value="9.38724692878251" calcext:value-type="float">
            <text:p>9.38724692878251</text:p>
          </table:table-cell>
          <table:table-cell table:number-columns-repeated="47"/>
        </table:table-row>
        <table:table-row table:style-name="ro7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F34]" office:value-type="float" office:value="6.49682771743369" calcext:value-type="float">
            <text:p>6.49682771743369</text:p>
          </table:table-cell>
          <table:table-cell table:style-name="ce4" table:formula="of:=[$Redistribution_high.G34]" office:value-type="float" office:value="11.8316633682765" calcext:value-type="float">
            <text:p>11.8316633682765</text:p>
          </table:table-cell>
          <table:table-cell table:style-name="ce4" table:formula="of:=[$Redistribution_high.H34]" office:value-type="float" office:value="8.30486232502267" calcext:value-type="float">
            <text:p>8.30486232502267</text:p>
          </table:table-cell>
          <table:table-cell table:style-name="ce4" table:formula="of:=[$Redistribution_high.I34]" office:value-type="float" office:value="8.75456327947998" calcext:value-type="float">
            <text:p>8.75456327947998</text:p>
          </table:table-cell>
          <table:table-cell table:style-name="ce4"/>
          <table:table-cell/>
          <table:table-cell table:style-name="ce4" table:formula="of:=[$Redistribution_central.F34]" office:value-type="float" office:value="6.69352407304469" calcext:value-type="float">
            <text:p>6.69352407304469</text:p>
          </table:table-cell>
          <table:table-cell table:style-name="ce4" table:formula="of:=[$Redistribution_central.G34]" office:value-type="float" office:value="12.0105926331428" calcext:value-type="float">
            <text:p>12.0105926331428</text:p>
          </table:table-cell>
          <table:table-cell table:style-name="ce4" table:formula="of:=[$Redistribution_central.H34]" office:value-type="float" office:value="8.48588516715607" calcext:value-type="float">
            <text:p>8.48588516715607</text:p>
          </table:table-cell>
          <table:table-cell table:style-name="ce4" table:formula="of:=[$Redistribution_central.I34]" office:value-type="float" office:value="8.92480592680317" calcext:value-type="float">
            <text:p>8.92480592680317</text:p>
          </table:table-cell>
          <table:table-cell table:style-name="ce4"/>
          <table:table-cell/>
          <table:table-cell table:style-name="ce4" table:formula="of:=[$redistribution_low.F34]" office:value-type="float" office:value="6.57504999942737" calcext:value-type="float">
            <text:p>6.57504999942737</text:p>
          </table:table-cell>
          <table:table-cell table:style-name="ce4" table:formula="of:=[$redistribution_low.G34]" office:value-type="float" office:value="11.9767132689843" calcext:value-type="float">
            <text:p>11.9767132689843</text:p>
          </table:table-cell>
          <table:table-cell table:style-name="ce4" table:formula="of:=[$redistribution_low.H34]" office:value-type="float" office:value="8.33552352284996" calcext:value-type="float">
            <text:p>8.33552352284996</text:p>
          </table:table-cell>
          <table:table-cell table:style-name="ce4" table:formula="of:=[$redistribution_low.I34]" office:value-type="float" office:value="9.23705090082225" calcext:value-type="float">
            <text:p>9.23705090082225</text:p>
          </table:table-cell>
          <table:table-cell table:number-columns-repeated="47"/>
        </table:table-row>
        <table:table-row table:style-name="ro7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F35]" office:value-type="float" office:value="7.09351676936295" calcext:value-type="float">
            <text:p>7.09351676936295</text:p>
          </table:table-cell>
          <table:table-cell table:style-name="ce4" table:formula="of:=[$Redistribution_high.G35]" office:value-type="float" office:value="11.5178248379502" calcext:value-type="float">
            <text:p>11.5178248379502</text:p>
          </table:table-cell>
          <table:table-cell table:style-name="ce4" table:formula="of:=[$Redistribution_high.H35]" office:value-type="float" office:value="8.53515650708949" calcext:value-type="float">
            <text:p>8.53515650708949</text:p>
          </table:table-cell>
          <table:table-cell table:style-name="ce4" table:formula="of:=[$Redistribution_high.I35]" office:value-type="float" office:value="9.32132912049251" calcext:value-type="float">
            <text:p>9.32132912049251</text:p>
          </table:table-cell>
          <table:table-cell table:style-name="ce4"/>
          <table:table-cell/>
          <table:table-cell table:style-name="ce4" table:formula="of:=[$Redistribution_central.F35]" office:value-type="float" office:value="7.1223328027251" calcext:value-type="float">
            <text:p>7.1223328027251</text:p>
          </table:table-cell>
          <table:table-cell table:style-name="ce4" table:formula="of:=[$Redistribution_central.G35]" office:value-type="float" office:value="11.6827837865799" calcext:value-type="float">
            <text:p>11.6827837865799</text:p>
          </table:table-cell>
          <table:table-cell table:style-name="ce4" table:formula="of:=[$Redistribution_central.H35]" office:value-type="float" office:value="8.52806479579983" calcext:value-type="float">
            <text:p>8.52806479579983</text:p>
          </table:table-cell>
          <table:table-cell table:style-name="ce4" table:formula="of:=[$Redistribution_central.I35]" office:value-type="float" office:value="9.34508855996484" calcext:value-type="float">
            <text:p>9.34508855996484</text:p>
          </table:table-cell>
          <table:table-cell table:style-name="ce4"/>
          <table:table-cell/>
          <table:table-cell table:style-name="ce4" table:formula="of:=[$redistribution_low.F35]" office:value-type="float" office:value="6.95089903881925" calcext:value-type="float">
            <text:p>6.95089903881925</text:p>
          </table:table-cell>
          <table:table-cell table:style-name="ce4" table:formula="of:=[$redistribution_low.G35]" office:value-type="float" office:value="11.382019828726" calcext:value-type="float">
            <text:p>11.382019828726</text:p>
          </table:table-cell>
          <table:table-cell table:style-name="ce4" table:formula="of:=[$redistribution_low.H35]" office:value-type="float" office:value="8.30607788085864" calcext:value-type="float">
            <text:p>8.30607788085864</text:p>
          </table:table-cell>
          <table:table-cell table:style-name="ce4" table:formula="of:=[$redistribution_low.I35]" office:value-type="float" office:value="9.26979372678806" calcext:value-type="float">
            <text:p>9.26979372678806</text:p>
          </table:table-cell>
          <table:table-cell table:number-columns-repeated="47"/>
        </table:table-row>
        <table:table-row table:style-name="ro6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F36]" office:value-type="float" office:value="6.9449455914595" calcext:value-type="float">
            <text:p>6.9449455914595</text:p>
          </table:table-cell>
          <table:table-cell table:style-name="ce4" table:formula="of:=[$Redistribution_high.G36]" office:value-type="float" office:value="11.2207407786175" calcext:value-type="float">
            <text:p>11.2207407786175</text:p>
          </table:table-cell>
          <table:table-cell table:style-name="ce4" table:formula="of:=[$Redistribution_high.H36]" office:value-type="float" office:value="8.38913213040402" calcext:value-type="float">
            <text:p>8.38913213040402</text:p>
          </table:table-cell>
          <table:table-cell table:style-name="ce4" table:formula="of:=[$Redistribution_high.I36]" office:value-type="float" office:value="9.17001792798894" calcext:value-type="float">
            <text:p>9.17001792798894</text:p>
          </table:table-cell>
          <table:table-cell table:style-name="ce4"/>
          <table:table-cell/>
          <table:table-cell table:style-name="ce4" table:formula="of:=[$Redistribution_central.F36]" office:value-type="float" office:value="6.93015801229052" calcext:value-type="float">
            <text:p>6.93015801229052</text:p>
          </table:table-cell>
          <table:table-cell table:style-name="ce4" table:formula="of:=[$Redistribution_central.G36]" office:value-type="float" office:value="11.1779800882517" calcext:value-type="float">
            <text:p>11.1779800882517</text:p>
          </table:table-cell>
          <table:table-cell table:style-name="ce4" table:formula="of:=[$Redistribution_central.H36]" office:value-type="float" office:value="8.31775939499168" calcext:value-type="float">
            <text:p>8.31775939499168</text:p>
          </table:table-cell>
          <table:table-cell table:style-name="ce4" table:formula="of:=[$Redistribution_central.I36]" office:value-type="float" office:value="9.02555905976938" calcext:value-type="float">
            <text:p>9.02555905976938</text:p>
          </table:table-cell>
          <table:table-cell table:style-name="ce4"/>
          <table:table-cell/>
          <table:table-cell table:style-name="ce4" table:formula="of:=[$redistribution_low.F36]" office:value-type="float" office:value="6.85175962283469" calcext:value-type="float">
            <text:p>6.85175962283469</text:p>
          </table:table-cell>
          <table:table-cell table:style-name="ce4" table:formula="of:=[$redistribution_low.G36]" office:value-type="float" office:value="11.4701038483665" calcext:value-type="float">
            <text:p>11.4701038483665</text:p>
          </table:table-cell>
          <table:table-cell table:style-name="ce4" table:formula="of:=[$redistribution_low.H36]" office:value-type="float" office:value="8.38977077419215" calcext:value-type="float">
            <text:p>8.38977077419215</text:p>
          </table:table-cell>
          <table:table-cell table:style-name="ce4" table:formula="of:=[$redistribution_low.I36]" office:value-type="float" office:value="9.38013549837686" calcext:value-type="float">
            <text:p>9.38013549837686</text:p>
          </table:table-cell>
          <table:table-cell table:number-columns-repeated="47"/>
        </table:table-row>
        <table:table-row table:style-name="ro6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F37]" office:value-type="float" office:value="6.8961457979505" calcext:value-type="float">
            <text:p>6.8961457979505</text:p>
          </table:table-cell>
          <table:table-cell table:style-name="ce4" table:formula="of:=[$Redistribution_high.G37]" office:value-type="float" office:value="11.1486928736377" calcext:value-type="float">
            <text:p>11.1486928736377</text:p>
          </table:table-cell>
          <table:table-cell table:style-name="ce4" table:formula="of:=[$Redistribution_high.H37]" office:value-type="float" office:value="8.33086879903099" calcext:value-type="float">
            <text:p>8.33086879903099</text:p>
          </table:table-cell>
          <table:table-cell table:style-name="ce4" table:formula="of:=[$Redistribution_high.I37]" office:value-type="float" office:value="9.29597765854732" calcext:value-type="float">
            <text:p>9.29597765854732</text:p>
          </table:table-cell>
          <table:table-cell table:style-name="ce4"/>
          <table:table-cell/>
          <table:table-cell table:style-name="ce4" table:formula="of:=[$Redistribution_central.F37]" office:value-type="float" office:value="6.77086799415913" calcext:value-type="float">
            <text:p>6.77086799415913</text:p>
          </table:table-cell>
          <table:table-cell table:style-name="ce4" table:formula="of:=[$Redistribution_central.G37]" office:value-type="float" office:value="11.2522068169241" calcext:value-type="float">
            <text:p>11.2522068169241</text:p>
          </table:table-cell>
          <table:table-cell table:style-name="ce4" table:formula="of:=[$Redistribution_central.H37]" office:value-type="float" office:value="8.57978286375617" calcext:value-type="float">
            <text:p>8.57978286375617</text:p>
          </table:table-cell>
          <table:table-cell table:style-name="ce4" table:formula="of:=[$Redistribution_central.I37]" office:value-type="float" office:value="9.008727600806" calcext:value-type="float">
            <text:p>9.008727600806</text:p>
          </table:table-cell>
          <table:table-cell table:style-name="ce4"/>
          <table:table-cell/>
          <table:table-cell table:style-name="ce4" table:formula="of:=[$redistribution_low.F37]" office:value-type="float" office:value="6.66449573233185" calcext:value-type="float">
            <text:p>6.66449573233185</text:p>
          </table:table-cell>
          <table:table-cell table:style-name="ce4" table:formula="of:=[$redistribution_low.G37]" office:value-type="float" office:value="11.2077566903632" calcext:value-type="float">
            <text:p>11.2077566903632</text:p>
          </table:table-cell>
          <table:table-cell table:style-name="ce4" table:formula="of:=[$redistribution_low.H37]" office:value-type="float" office:value="7.93070628672595" calcext:value-type="float">
            <text:p>7.93070628672595</text:p>
          </table:table-cell>
          <table:table-cell table:style-name="ce4" table:formula="of:=[$redistribution_low.I37]" office:value-type="float" office:value="9.08590818070003" calcext:value-type="float">
            <text:p>9.08590818070003</text:p>
          </table:table-cell>
          <table:table-cell table:number-columns-repeated="47"/>
        </table:table-row>
        <table:table-row table:style-name="ro6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F38]" office:value-type="float" office:value="6.50571934712989" calcext:value-type="float">
            <text:p>6.50571934712989</text:p>
          </table:table-cell>
          <table:table-cell table:style-name="ce4" table:formula="of:=[$Redistribution_high.G38]" office:value-type="float" office:value="11.1985108443884" calcext:value-type="float">
            <text:p>11.1985108443884</text:p>
          </table:table-cell>
          <table:table-cell table:style-name="ce4" table:formula="of:=[$Redistribution_high.H38]" office:value-type="float" office:value="8.22862088619673" calcext:value-type="float">
            <text:p>8.22862088619673</text:p>
          </table:table-cell>
          <table:table-cell table:style-name="ce4" table:formula="of:=[$Redistribution_high.I38]" office:value-type="float" office:value="9.07613249910711" calcext:value-type="float">
            <text:p>9.07613249910711</text:p>
          </table:table-cell>
          <table:table-cell table:style-name="ce4"/>
          <table:table-cell/>
          <table:table-cell table:style-name="ce4" table:formula="of:=[$Redistribution_central.F38]" office:value-type="float" office:value="6.39541414220754" calcext:value-type="float">
            <text:p>6.39541414220754</text:p>
          </table:table-cell>
          <table:table-cell table:style-name="ce4" table:formula="of:=[$Redistribution_central.G38]" office:value-type="float" office:value="11.093027893769" calcext:value-type="float">
            <text:p>11.093027893769</text:p>
          </table:table-cell>
          <table:table-cell table:style-name="ce4" table:formula="of:=[$Redistribution_central.H38]" office:value-type="float" office:value="8.14097959208682" calcext:value-type="float">
            <text:p>8.14097959208682</text:p>
          </table:table-cell>
          <table:table-cell table:style-name="ce4" table:formula="of:=[$Redistribution_central.I38]" office:value-type="float" office:value="8.38331439051554" calcext:value-type="float">
            <text:p>8.38331439051554</text:p>
          </table:table-cell>
          <table:table-cell table:style-name="ce4"/>
          <table:table-cell/>
          <table:table-cell table:style-name="ce4" table:formula="of:=[$redistribution_low.F38]" office:value-type="float" office:value="6.42392375177766" calcext:value-type="float">
            <text:p>6.42392375177766</text:p>
          </table:table-cell>
          <table:table-cell table:style-name="ce4" table:formula="of:=[$redistribution_low.G38]" office:value-type="float" office:value="10.7966245383545" calcext:value-type="float">
            <text:p>10.7966245383545</text:p>
          </table:table-cell>
          <table:table-cell table:style-name="ce4" table:formula="of:=[$redistribution_low.H38]" office:value-type="float" office:value="8.05384081436975" calcext:value-type="float">
            <text:p>8.05384081436975</text:p>
          </table:table-cell>
          <table:table-cell table:style-name="ce4" table:formula="of:=[$redistribution_low.I38]" office:value-type="float" office:value="8.54160139324604" calcext:value-type="float">
            <text:p>8.54160139324604</text:p>
          </table:table-cell>
          <table:table-cell table:number-columns-repeated="47"/>
        </table:table-row>
        <table:table-row table:style-name="ro6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F39]" office:value-type="float" office:value="6.52405745168759" calcext:value-type="float">
            <text:p>6.52405745168759</text:p>
          </table:table-cell>
          <table:table-cell table:style-name="ce4" table:formula="of:=[$Redistribution_high.G39]" office:value-type="float" office:value="11.0510927157839" calcext:value-type="float">
            <text:p>11.0510927157839</text:p>
          </table:table-cell>
          <table:table-cell table:style-name="ce4" table:formula="of:=[$Redistribution_high.H39]" office:value-type="float" office:value="7.8526801826867" calcext:value-type="float">
            <text:p>7.8526801826867</text:p>
          </table:table-cell>
          <table:table-cell table:style-name="ce4" table:formula="of:=[$Redistribution_high.I39]" office:value-type="float" office:value="9.17621188226408" calcext:value-type="float">
            <text:p>9.17621188226408</text:p>
          </table:table-cell>
          <table:table-cell table:style-name="ce4"/>
          <table:table-cell/>
          <table:table-cell table:style-name="ce4" table:formula="of:=[$Redistribution_central.F39]" office:value-type="float" office:value="6.86454081533964" calcext:value-type="float">
            <text:p>6.86454081533964</text:p>
          </table:table-cell>
          <table:table-cell table:style-name="ce4" table:formula="of:=[$Redistribution_central.G39]" office:value-type="float" office:value="11.9130809054516" calcext:value-type="float">
            <text:p>11.9130809054516</text:p>
          </table:table-cell>
          <table:table-cell table:style-name="ce4" table:formula="of:=[$Redistribution_central.H39]" office:value-type="float" office:value="8.57499738758606" calcext:value-type="float">
            <text:p>8.57499738758606</text:p>
          </table:table-cell>
          <table:table-cell table:style-name="ce4" table:formula="of:=[$Redistribution_central.I39]" office:value-type="float" office:value="9.36290188560971" calcext:value-type="float">
            <text:p>9.36290188560971</text:p>
          </table:table-cell>
          <table:table-cell table:style-name="ce4"/>
          <table:table-cell/>
          <table:table-cell table:style-name="ce4" table:formula="of:=[$redistribution_low.F39]" office:value-type="float" office:value="6.7854125573405" calcext:value-type="float">
            <text:p>6.7854125573405</text:p>
          </table:table-cell>
          <table:table-cell table:style-name="ce4" table:formula="of:=[$redistribution_low.G39]" office:value-type="float" office:value="11.3778466191875" calcext:value-type="float">
            <text:p>11.3778466191875</text:p>
          </table:table-cell>
          <table:table-cell table:style-name="ce4" table:formula="of:=[$redistribution_low.H39]" office:value-type="float" office:value="8.18081415870735" calcext:value-type="float">
            <text:p>8.18081415870735</text:p>
          </table:table-cell>
          <table:table-cell table:style-name="ce4" table:formula="of:=[$redistribution_low.I39]" office:value-type="float" office:value="9.24674943234906" calcext:value-type="float">
            <text:p>9.24674943234906</text:p>
          </table:table-cell>
          <table:table-cell table:number-columns-repeated="47"/>
        </table:table-row>
        <table:table-row table:style-name="ro7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F40]" office:value-type="float" office:value="6.68178672800539" calcext:value-type="float">
            <text:p>6.68178672800539</text:p>
          </table:table-cell>
          <table:table-cell table:style-name="ce4" table:formula="of:=[$Redistribution_high.G40]" office:value-type="float" office:value="11.39116876272" calcext:value-type="float">
            <text:p>11.39116876272</text:p>
          </table:table-cell>
          <table:table-cell table:style-name="ce4" table:formula="of:=[$Redistribution_high.H40]" office:value-type="float" office:value="8.55541635397418" calcext:value-type="float">
            <text:p>8.55541635397418</text:p>
          </table:table-cell>
          <table:table-cell table:style-name="ce4" table:formula="of:=[$Redistribution_high.I40]" office:value-type="float" office:value="9.06074303710369" calcext:value-type="float">
            <text:p>9.06074303710369</text:p>
          </table:table-cell>
          <table:table-cell table:style-name="ce4"/>
          <table:table-cell/>
          <table:table-cell table:style-name="ce4" table:formula="of:=[$Redistribution_central.F40]" office:value-type="float" office:value="6.99623416529549" calcext:value-type="float">
            <text:p>6.99623416529549</text:p>
          </table:table-cell>
          <table:table-cell table:style-name="ce4" table:formula="of:=[$Redistribution_central.G40]" office:value-type="float" office:value="12.4239691384703" calcext:value-type="float">
            <text:p>12.4239691384703</text:p>
          </table:table-cell>
          <table:table-cell table:style-name="ce4" table:formula="of:=[$Redistribution_central.H40]" office:value-type="float" office:value="8.63432581785886" calcext:value-type="float">
            <text:p>8.63432581785886</text:p>
          </table:table-cell>
          <table:table-cell table:style-name="ce4" table:formula="of:=[$Redistribution_central.I40]" office:value-type="float" office:value="9.57957769617826" calcext:value-type="float">
            <text:p>9.57957769617826</text:p>
          </table:table-cell>
          <table:table-cell table:style-name="ce4"/>
          <table:table-cell/>
          <table:table-cell table:style-name="ce4" table:formula="of:=[$redistribution_low.F40]" office:value-type="float" office:value="6.58586906004483" calcext:value-type="float">
            <text:p>6.58586906004483</text:p>
          </table:table-cell>
          <table:table-cell table:style-name="ce4" table:formula="of:=[$redistribution_low.G40]" office:value-type="float" office:value="11.3982649778027" calcext:value-type="float">
            <text:p>11.3982649778027</text:p>
          </table:table-cell>
          <table:table-cell table:style-name="ce4" table:formula="of:=[$redistribution_low.H40]" office:value-type="float" office:value="8.15197080574962" calcext:value-type="float">
            <text:p>8.15197080574962</text:p>
          </table:table-cell>
          <table:table-cell table:style-name="ce4" table:formula="of:=[$redistribution_low.I40]" office:value-type="float" office:value="9.01176506289284" calcext:value-type="float">
            <text:p>9.01176506289284</text:p>
          </table:table-cell>
          <table:table-cell table:number-columns-repeated="47"/>
        </table:table-row>
        <table:table-row table:style-name="ro6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F41]" office:value-type="float" office:value="6.73743223273765" calcext:value-type="float">
            <text:p>6.73743223273765</text:p>
          </table:table-cell>
          <table:table-cell table:style-name="ce4" table:formula="of:=[$Redistribution_high.G41]" office:value-type="float" office:value="11.2355584741916" calcext:value-type="float">
            <text:p>11.2355584741916</text:p>
          </table:table-cell>
          <table:table-cell table:style-name="ce4" table:formula="of:=[$Redistribution_high.H41]" office:value-type="float" office:value="8.5026189663149" calcext:value-type="float">
            <text:p>8.5026189663149</text:p>
          </table:table-cell>
          <table:table-cell table:style-name="ce4" table:formula="of:=[$Redistribution_high.I41]" office:value-type="float" office:value="8.85135355724454" calcext:value-type="float">
            <text:p>8.85135355724454</text:p>
          </table:table-cell>
          <table:table-cell table:style-name="ce4"/>
          <table:table-cell/>
          <table:table-cell table:style-name="ce4" table:formula="of:=[$Redistribution_central.F41]" office:value-type="float" office:value="7.06596785714876" calcext:value-type="float">
            <text:p>7.06596785714876</text:p>
          </table:table-cell>
          <table:table-cell table:style-name="ce4" table:formula="of:=[$Redistribution_central.G41]" office:value-type="float" office:value="12.5967920118267" calcext:value-type="float">
            <text:p>12.5967920118267</text:p>
          </table:table-cell>
          <table:table-cell table:style-name="ce4" table:formula="of:=[$Redistribution_central.H41]" office:value-type="float" office:value="8.89869355576169" calcext:value-type="float">
            <text:p>8.89869355576169</text:p>
          </table:table-cell>
          <table:table-cell table:style-name="ce4" table:formula="of:=[$Redistribution_central.I41]" office:value-type="float" office:value="9.78555823242597" calcext:value-type="float">
            <text:p>9.78555823242597</text:p>
          </table:table-cell>
          <table:table-cell table:style-name="ce4"/>
          <table:table-cell/>
          <table:table-cell table:style-name="ce4" table:formula="of:=[$redistribution_low.F41]" office:value-type="float" office:value="6.72865076179384" calcext:value-type="float">
            <text:p>6.72865076179384</text:p>
          </table:table-cell>
          <table:table-cell table:style-name="ce4" table:formula="of:=[$redistribution_low.G41]" office:value-type="float" office:value="10.8802788951044" calcext:value-type="float">
            <text:p>10.8802788951044</text:p>
          </table:table-cell>
          <table:table-cell table:style-name="ce4" table:formula="of:=[$redistribution_low.H41]" office:value-type="float" office:value="8.23602564583048" calcext:value-type="float">
            <text:p>8.23602564583048</text:p>
          </table:table-cell>
          <table:table-cell table:style-name="ce4" table:formula="of:=[$redistribution_low.I41]" office:value-type="float" office:value="9.2340190810076" calcext:value-type="float">
            <text:p>9.2340190810076</text:p>
          </table:table-cell>
          <table:table-cell table:number-columns-repeated="47"/>
        </table:table-row>
        <table:table-row table:style-name="ro7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F42]" office:value-type="float" office:value="6.67121441652728" calcext:value-type="float">
            <text:p>6.67121441652728</text:p>
          </table:table-cell>
          <table:table-cell table:style-name="ce4" table:formula="of:=[$Redistribution_high.G42]" office:value-type="float" office:value="11.5855883513293" calcext:value-type="float">
            <text:p>11.5855883513293</text:p>
          </table:table-cell>
          <table:table-cell table:style-name="ce4" table:formula="of:=[$Redistribution_high.H42]" office:value-type="float" office:value="8.72171920281417" calcext:value-type="float">
            <text:p>8.72171920281417</text:p>
          </table:table-cell>
          <table:table-cell table:style-name="ce4" table:formula="of:=[$Redistribution_high.I42]" office:value-type="float" office:value="8.88179075454857" calcext:value-type="float">
            <text:p>8.88179075454857</text:p>
          </table:table-cell>
          <table:table-cell table:style-name="ce4"/>
          <table:table-cell/>
          <table:table-cell table:style-name="ce4" table:formula="of:=[$Redistribution_central.F42]" office:value-type="float" office:value="6.56884115668806" calcext:value-type="float">
            <text:p>6.56884115668806</text:p>
          </table:table-cell>
          <table:table-cell table:style-name="ce4" table:formula="of:=[$Redistribution_central.G42]" office:value-type="float" office:value="12.5660112849323" calcext:value-type="float">
            <text:p>12.5660112849323</text:p>
          </table:table-cell>
          <table:table-cell table:style-name="ce4" table:formula="of:=[$Redistribution_central.H42]" office:value-type="float" office:value="8.65852023438867" calcext:value-type="float">
            <text:p>8.65852023438867</text:p>
          </table:table-cell>
          <table:table-cell table:style-name="ce4" table:formula="of:=[$Redistribution_central.I42]" office:value-type="float" office:value="9.31428314071451" calcext:value-type="float">
            <text:p>9.31428314071451</text:p>
          </table:table-cell>
          <table:table-cell table:style-name="ce4"/>
          <table:table-cell/>
          <table:table-cell table:style-name="ce4" table:formula="of:=[$redistribution_low.F42]" office:value-type="float" office:value="6.34363535117188" calcext:value-type="float">
            <text:p>6.34363535117188</text:p>
          </table:table-cell>
          <table:table-cell table:style-name="ce4" table:formula="of:=[$redistribution_low.G42]" office:value-type="float" office:value="11.0707815636045" calcext:value-type="float">
            <text:p>11.0707815636045</text:p>
          </table:table-cell>
          <table:table-cell table:style-name="ce4" table:formula="of:=[$redistribution_low.H42]" office:value-type="float" office:value="7.50519999031903" calcext:value-type="float">
            <text:p>7.50519999031903</text:p>
          </table:table-cell>
          <table:table-cell table:style-name="ce4" table:formula="of:=[$redistribution_low.I42]" office:value-type="float" office:value="8.4501693152049" calcext:value-type="float">
            <text:p>8.4501693152049</text:p>
          </table:table-cell>
          <table:table-cell table:number-columns-repeated="47"/>
        </table:table-row>
        <table:table-row table:style-name="ro7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F43]" office:value-type="float" office:value="6.98846153187686" calcext:value-type="float">
            <text:p>6.98846153187686</text:p>
          </table:table-cell>
          <table:table-cell table:style-name="ce4" table:formula="of:=[$Redistribution_high.G43]" office:value-type="float" office:value="11.1801298481681" calcext:value-type="float">
            <text:p>11.1801298481681</text:p>
          </table:table-cell>
          <table:table-cell table:style-name="ce4" table:formula="of:=[$Redistribution_high.H43]" office:value-type="float" office:value="8.50105906251937" calcext:value-type="float">
            <text:p>8.50105906251937</text:p>
          </table:table-cell>
          <table:table-cell table:style-name="ce4" table:formula="of:=[$Redistribution_high.I43]" office:value-type="float" office:value="8.92428595045256" calcext:value-type="float">
            <text:p>8.92428595045256</text:p>
          </table:table-cell>
          <table:table-cell table:style-name="ce4"/>
          <table:table-cell/>
          <table:table-cell table:style-name="ce4" table:formula="of:=[$Redistribution_central.F43]" office:value-type="float" office:value="6.85879749752036" calcext:value-type="float">
            <text:p>6.85879749752036</text:p>
          </table:table-cell>
          <table:table-cell table:style-name="ce4" table:formula="of:=[$Redistribution_central.G43]" office:value-type="float" office:value="11.5922885030355" calcext:value-type="float">
            <text:p>11.5922885030355</text:p>
          </table:table-cell>
          <table:table-cell table:style-name="ce4" table:formula="of:=[$Redistribution_central.H43]" office:value-type="float" office:value="8.37346140557118" calcext:value-type="float">
            <text:p>8.37346140557118</text:p>
          </table:table-cell>
          <table:table-cell table:style-name="ce4" table:formula="of:=[$Redistribution_central.I43]" office:value-type="float" office:value="9.46952913306526" calcext:value-type="float">
            <text:p>9.46952913306526</text:p>
          </table:table-cell>
          <table:table-cell table:style-name="ce4"/>
          <table:table-cell/>
          <table:table-cell table:style-name="ce4" table:formula="of:=[$redistribution_low.F43]" office:value-type="float" office:value="6.55787376746747" calcext:value-type="float">
            <text:p>6.55787376746747</text:p>
          </table:table-cell>
          <table:table-cell table:style-name="ce4" table:formula="of:=[$redistribution_low.G43]" office:value-type="float" office:value="10.9370910124005" calcext:value-type="float">
            <text:p>10.9370910124005</text:p>
          </table:table-cell>
          <table:table-cell table:style-name="ce4" table:formula="of:=[$redistribution_low.H43]" office:value-type="float" office:value="7.99367455174569" calcext:value-type="float">
            <text:p>7.99367455174569</text:p>
          </table:table-cell>
          <table:table-cell table:style-name="ce4" table:formula="of:=[$redistribution_low.I43]" office:value-type="float" office:value="8.78534409517656" calcext:value-type="float">
            <text:p>8.78534409517656</text:p>
          </table:table-cell>
          <table:table-cell table:number-columns-repeated="47"/>
        </table:table-row>
        <table:table-row table:style-name="ro6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F44]" office:value-type="float" office:value="7.02397122479723" calcext:value-type="float">
            <text:p>7.02397122479723</text:p>
          </table:table-cell>
          <table:table-cell table:style-name="ce4" table:formula="of:=[$Redistribution_high.G44]" office:value-type="float" office:value="11.7873309854014" calcext:value-type="float">
            <text:p>11.7873309854014</text:p>
          </table:table-cell>
          <table:table-cell table:style-name="ce4" table:formula="of:=[$Redistribution_high.H44]" office:value-type="float" office:value="8.52442211698345" calcext:value-type="float">
            <text:p>8.52442211698345</text:p>
          </table:table-cell>
          <table:table-cell table:style-name="ce4" table:formula="of:=[$Redistribution_high.I44]" office:value-type="float" office:value="9.11725867235425" calcext:value-type="float">
            <text:p>9.11725867235425</text:p>
          </table:table-cell>
          <table:table-cell table:style-name="ce4"/>
          <table:table-cell/>
          <table:table-cell table:style-name="ce4" table:formula="of:=[$Redistribution_central.F44]" office:value-type="float" office:value="6.58826794916529" calcext:value-type="float">
            <text:p>6.58826794916529</text:p>
          </table:table-cell>
          <table:table-cell table:style-name="ce4" table:formula="of:=[$Redistribution_central.G44]" office:value-type="float" office:value="11.602373569187" calcext:value-type="float">
            <text:p>11.602373569187</text:p>
          </table:table-cell>
          <table:table-cell table:style-name="ce4" table:formula="of:=[$Redistribution_central.H44]" office:value-type="float" office:value="8.07041025102389" calcext:value-type="float">
            <text:p>8.07041025102389</text:p>
          </table:table-cell>
          <table:table-cell table:style-name="ce4" table:formula="of:=[$Redistribution_central.I44]" office:value-type="float" office:value="9.45265939168413" calcext:value-type="float">
            <text:p>9.45265939168413</text:p>
          </table:table-cell>
          <table:table-cell table:style-name="ce4"/>
          <table:table-cell/>
          <table:table-cell table:style-name="ce4" table:formula="of:=[$redistribution_low.F44]" office:value-type="float" office:value="6.68756058802843" calcext:value-type="float">
            <text:p>6.68756058802843</text:p>
          </table:table-cell>
          <table:table-cell table:style-name="ce4" table:formula="of:=[$redistribution_low.G44]" office:value-type="float" office:value="11.1094738739795" calcext:value-type="float">
            <text:p>11.1094738739795</text:p>
          </table:table-cell>
          <table:table-cell table:style-name="ce4" table:formula="of:=[$redistribution_low.H44]" office:value-type="float" office:value="8.27038199019958" calcext:value-type="float">
            <text:p>8.27038199019958</text:p>
          </table:table-cell>
          <table:table-cell table:style-name="ce4" table:formula="of:=[$redistribution_low.I44]" office:value-type="float" office:value="8.82660693358757" calcext:value-type="float">
            <text:p>8.82660693358757</text:p>
          </table:table-cell>
          <table:table-cell table:number-columns-repeated="47"/>
        </table:table-row>
        <table:table-row table:style-name="ro7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F45]" office:value-type="float" office:value="6.57128782859251" calcext:value-type="float">
            <text:p>6.57128782859251</text:p>
          </table:table-cell>
          <table:table-cell table:style-name="ce4" table:formula="of:=[$Redistribution_high.G45]" office:value-type="float" office:value="10.7647502952183" calcext:value-type="float">
            <text:p>10.7647502952183</text:p>
          </table:table-cell>
          <table:table-cell table:style-name="ce4" table:formula="of:=[$Redistribution_high.H45]" office:value-type="float" office:value="8.17967591916703" calcext:value-type="float">
            <text:p>8.17967591916703</text:p>
          </table:table-cell>
          <table:table-cell table:style-name="ce4" table:formula="of:=[$Redistribution_high.I45]" office:value-type="float" office:value="8.92605022143541" calcext:value-type="float">
            <text:p>8.92605022143541</text:p>
          </table:table-cell>
          <table:table-cell table:style-name="ce4"/>
          <table:table-cell/>
          <table:table-cell table:style-name="ce4" table:formula="of:=[$Redistribution_central.F45]" office:value-type="float" office:value="6.63056489304328" calcext:value-type="float">
            <text:p>6.63056489304328</text:p>
          </table:table-cell>
          <table:table-cell table:style-name="ce4" table:formula="of:=[$Redistribution_central.G45]" office:value-type="float" office:value="11.0770636457753" calcext:value-type="float">
            <text:p>11.0770636457753</text:p>
          </table:table-cell>
          <table:table-cell table:style-name="ce4" table:formula="of:=[$Redistribution_central.H45]" office:value-type="float" office:value="7.94432182711589" calcext:value-type="float">
            <text:p>7.94432182711589</text:p>
          </table:table-cell>
          <table:table-cell table:style-name="ce4" table:formula="of:=[$Redistribution_central.I45]" office:value-type="float" office:value="9.02566301264336" calcext:value-type="float">
            <text:p>9.02566301264336</text:p>
          </table:table-cell>
          <table:table-cell table:style-name="ce4"/>
          <table:table-cell/>
          <table:table-cell table:style-name="ce4" table:formula="of:=[$redistribution_low.F45]" office:value-type="float" office:value="6.37837813150986" calcext:value-type="float">
            <text:p>6.37837813150986</text:p>
          </table:table-cell>
          <table:table-cell table:style-name="ce4" table:formula="of:=[$redistribution_low.G45]" office:value-type="float" office:value="10.9208714485115" calcext:value-type="float">
            <text:p>10.9208714485115</text:p>
          </table:table-cell>
          <table:table-cell table:style-name="ce4" table:formula="of:=[$redistribution_low.H45]" office:value-type="float" office:value="8.18142231657151" calcext:value-type="float">
            <text:p>8.18142231657151</text:p>
          </table:table-cell>
          <table:table-cell table:style-name="ce4" table:formula="of:=[$redistribution_low.I45]" office:value-type="float" office:value="8.60702073438097" calcext:value-type="float">
            <text:p>8.60702073438097</text:p>
          </table:table-cell>
          <table:table-cell table:number-columns-repeated="47"/>
        </table:table-row>
        <table:table-row table:style-name="ro7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F46]" office:value-type="float" office:value="6.62457045703487" calcext:value-type="float">
            <text:p>6.62457045703487</text:p>
          </table:table-cell>
          <table:table-cell table:style-name="ce4" table:formula="of:=[$Redistribution_high.G46]" office:value-type="float" office:value="11.8756119988812" calcext:value-type="float">
            <text:p>11.8756119988812</text:p>
          </table:table-cell>
          <table:table-cell table:style-name="ce4" table:formula="of:=[$Redistribution_high.H46]" office:value-type="float" office:value="8.67375727552145" calcext:value-type="float">
            <text:p>8.67375727552145</text:p>
          </table:table-cell>
          <table:table-cell table:style-name="ce4" table:formula="of:=[$Redistribution_high.I46]" office:value-type="float" office:value="8.78153674881977" calcext:value-type="float">
            <text:p>8.78153674881977</text:p>
          </table:table-cell>
          <table:table-cell table:style-name="ce4"/>
          <table:table-cell/>
          <table:table-cell table:style-name="ce4" table:formula="of:=[$Redistribution_central.F46]" office:value-type="float" office:value="6.59992790332776" calcext:value-type="float">
            <text:p>6.59992790332776</text:p>
          </table:table-cell>
          <table:table-cell table:style-name="ce4" table:formula="of:=[$Redistribution_central.G46]" office:value-type="float" office:value="10.9804007360811" calcext:value-type="float">
            <text:p>10.9804007360811</text:p>
          </table:table-cell>
          <table:table-cell table:style-name="ce4" table:formula="of:=[$Redistribution_central.H46]" office:value-type="float" office:value="8.28351129295944" calcext:value-type="float">
            <text:p>8.28351129295944</text:p>
          </table:table-cell>
          <table:table-cell table:style-name="ce4" table:formula="of:=[$Redistribution_central.I46]" office:value-type="float" office:value="8.9492345747481" calcext:value-type="float">
            <text:p>8.9492345747481</text:p>
          </table:table-cell>
          <table:table-cell table:style-name="ce4"/>
          <table:table-cell/>
          <table:table-cell table:style-name="ce4" table:formula="of:=[$redistribution_low.F46]" office:value-type="float" office:value="6.25946761630636" calcext:value-type="float">
            <text:p>6.25946761630636</text:p>
          </table:table-cell>
          <table:table-cell table:style-name="ce4" table:formula="of:=[$redistribution_low.G46]" office:value-type="float" office:value="10.9326617011328" calcext:value-type="float">
            <text:p>10.9326617011328</text:p>
          </table:table-cell>
          <table:table-cell table:style-name="ce4" table:formula="of:=[$redistribution_low.H46]" office:value-type="float" office:value="8.13915195703795" calcext:value-type="float">
            <text:p>8.13915195703795</text:p>
          </table:table-cell>
          <table:table-cell table:style-name="ce4" table:formula="of:=[$redistribution_low.I46]" office:value-type="float" office:value="8.63203214439922" calcext:value-type="float">
            <text:p>8.63203214439922</text:p>
          </table:table-cell>
          <table:table-cell table:number-columns-repeated="47"/>
        </table:table-row>
        <table:table-row table:style-name="ro7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F47]" office:value-type="float" office:value="7.01460880535072" calcext:value-type="float">
            <text:p>7.01460880535072</text:p>
          </table:table-cell>
          <table:table-cell table:style-name="ce4" table:formula="of:=[$Redistribution_high.G47]" office:value-type="float" office:value="11.5268132689431" calcext:value-type="float">
            <text:p>11.5268132689431</text:p>
          </table:table-cell>
          <table:table-cell table:style-name="ce4" table:formula="of:=[$Redistribution_high.H47]" office:value-type="float" office:value="8.93496182331452" calcext:value-type="float">
            <text:p>8.93496182331452</text:p>
          </table:table-cell>
          <table:table-cell table:style-name="ce4" table:formula="of:=[$Redistribution_high.I47]" office:value-type="float" office:value="9.28531270634214" calcext:value-type="float">
            <text:p>9.28531270634214</text:p>
          </table:table-cell>
          <table:table-cell table:style-name="ce4"/>
          <table:table-cell/>
          <table:table-cell table:style-name="ce4" table:formula="of:=[$Redistribution_central.F47]" office:value-type="float" office:value="7.12117219862912" calcext:value-type="float">
            <text:p>7.12117219862912</text:p>
          </table:table-cell>
          <table:table-cell table:style-name="ce4" table:formula="of:=[$Redistribution_central.G47]" office:value-type="float" office:value="11.3417704090338" calcext:value-type="float">
            <text:p>11.3417704090338</text:p>
          </table:table-cell>
          <table:table-cell table:style-name="ce4" table:formula="of:=[$Redistribution_central.H47]" office:value-type="float" office:value="8.79798678136237" calcext:value-type="float">
            <text:p>8.79798678136237</text:p>
          </table:table-cell>
          <table:table-cell table:style-name="ce4" table:formula="of:=[$Redistribution_central.I47]" office:value-type="float" office:value="9.64589070839635" calcext:value-type="float">
            <text:p>9.64589070839635</text:p>
          </table:table-cell>
          <table:table-cell table:style-name="ce4"/>
          <table:table-cell/>
          <table:table-cell table:style-name="ce4" table:formula="of:=[$redistribution_low.F47]" office:value-type="float" office:value="6.76484919298713" calcext:value-type="float">
            <text:p>6.76484919298713</text:p>
          </table:table-cell>
          <table:table-cell table:style-name="ce4" table:formula="of:=[$redistribution_low.G47]" office:value-type="float" office:value="10.9069890363356" calcext:value-type="float">
            <text:p>10.9069890363356</text:p>
          </table:table-cell>
          <table:table-cell table:style-name="ce4" table:formula="of:=[$redistribution_low.H47]" office:value-type="float" office:value="8.30360143354534" calcext:value-type="float">
            <text:p>8.30360143354534</text:p>
          </table:table-cell>
          <table:table-cell table:style-name="ce4" table:formula="of:=[$redistribution_low.I47]" office:value-type="float" office:value="9.05365100727991" calcext:value-type="float">
            <text:p>9.05365100727991</text:p>
          </table:table-cell>
          <table:table-cell table:number-columns-repeated="47"/>
        </table:table-row>
        <table:table-row table:style-name="ro7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F48]" office:value-type="float" office:value="7.17113278072119" calcext:value-type="float">
            <text:p>7.17113278072119</text:p>
          </table:table-cell>
          <table:table-cell table:style-name="ce4" table:formula="of:=[$Redistribution_high.G48]" office:value-type="float" office:value="11.1354581336289" calcext:value-type="float">
            <text:p>11.1354581336289</text:p>
          </table:table-cell>
          <table:table-cell table:style-name="ce4" table:formula="of:=[$Redistribution_high.H48]" office:value-type="float" office:value="8.77224640663318" calcext:value-type="float">
            <text:p>8.77224640663318</text:p>
          </table:table-cell>
          <table:table-cell table:style-name="ce4" table:formula="of:=[$Redistribution_high.I48]" office:value-type="float" office:value="9.45688591569149" calcext:value-type="float">
            <text:p>9.45688591569149</text:p>
          </table:table-cell>
          <table:table-cell table:style-name="ce4"/>
          <table:table-cell/>
          <table:table-cell table:style-name="ce4" table:formula="of:=[$Redistribution_central.F48]" office:value-type="float" office:value="6.99842680435956" calcext:value-type="float">
            <text:p>6.99842680435956</text:p>
          </table:table-cell>
          <table:table-cell table:style-name="ce4" table:formula="of:=[$Redistribution_central.G48]" office:value-type="float" office:value="11.5414153663542" calcext:value-type="float">
            <text:p>11.5414153663542</text:p>
          </table:table-cell>
          <table:table-cell table:style-name="ce4" table:formula="of:=[$Redistribution_central.H48]" office:value-type="float" office:value="8.41034337445831" calcext:value-type="float">
            <text:p>8.41034337445831</text:p>
          </table:table-cell>
          <table:table-cell table:style-name="ce4" table:formula="of:=[$Redistribution_central.I48]" office:value-type="float" office:value="9.72453307069039" calcext:value-type="float">
            <text:p>9.72453307069039</text:p>
          </table:table-cell>
          <table:table-cell table:style-name="ce4"/>
          <table:table-cell/>
          <table:table-cell table:style-name="ce4" table:formula="of:=[$redistribution_low.F48]" office:value-type="float" office:value="6.76423158735694" calcext:value-type="float">
            <text:p>6.76423158735694</text:p>
          </table:table-cell>
          <table:table-cell table:style-name="ce4" table:formula="of:=[$redistribution_low.G48]" office:value-type="float" office:value="10.9877701627194" calcext:value-type="float">
            <text:p>10.9877701627194</text:p>
          </table:table-cell>
          <table:table-cell table:style-name="ce4" table:formula="of:=[$redistribution_low.H48]" office:value-type="float" office:value="8.28164191896259" calcext:value-type="float">
            <text:p>8.28164191896259</text:p>
          </table:table-cell>
          <table:table-cell table:style-name="ce4" table:formula="of:=[$redistribution_low.I48]" office:value-type="float" office:value="8.92791683386615" calcext:value-type="float">
            <text:p>8.92791683386615</text:p>
          </table:table-cell>
          <table:table-cell table:number-columns-repeated="47"/>
        </table:table-row>
        <table:table-row table:style-name="ro6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F49]" office:value-type="float" office:value="7.13862703876956" calcext:value-type="float">
            <text:p>7.13862703876956</text:p>
          </table:table-cell>
          <table:table-cell table:style-name="ce4" table:formula="of:=[$Redistribution_high.G49]" office:value-type="float" office:value="11.3321316478608" calcext:value-type="float">
            <text:p>11.3321316478608</text:p>
          </table:table-cell>
          <table:table-cell table:style-name="ce4" table:formula="of:=[$Redistribution_high.H49]" office:value-type="float" office:value="8.66172603452315" calcext:value-type="float">
            <text:p>8.66172603452315</text:p>
          </table:table-cell>
          <table:table-cell table:style-name="ce4" table:formula="of:=[$Redistribution_high.I49]" office:value-type="float" office:value="9.66310171541663" calcext:value-type="float">
            <text:p>9.66310171541663</text:p>
          </table:table-cell>
          <table:table-cell table:style-name="ce4"/>
          <table:table-cell/>
          <table:table-cell table:style-name="ce4" table:formula="of:=[$Redistribution_central.F49]" office:value-type="float" office:value="7.15352971406016" calcext:value-type="float">
            <text:p>7.15352971406016</text:p>
          </table:table-cell>
          <table:table-cell table:style-name="ce4" table:formula="of:=[$Redistribution_central.G49]" office:value-type="float" office:value="12.1620383689111" calcext:value-type="float">
            <text:p>12.1620383689111</text:p>
          </table:table-cell>
          <table:table-cell table:style-name="ce4" table:formula="of:=[$Redistribution_central.H49]" office:value-type="float" office:value="8.88356939251914" calcext:value-type="float">
            <text:p>8.88356939251914</text:p>
          </table:table-cell>
          <table:table-cell table:style-name="ce4" table:formula="of:=[$Redistribution_central.I49]" office:value-type="float" office:value="9.69784269701516" calcext:value-type="float">
            <text:p>9.69784269701516</text:p>
          </table:table-cell>
          <table:table-cell table:style-name="ce4"/>
          <table:table-cell/>
          <table:table-cell table:style-name="ce4" table:formula="of:=[$redistribution_low.F49]" office:value-type="float" office:value="6.94101935152129" calcext:value-type="float">
            <text:p>6.94101935152129</text:p>
          </table:table-cell>
          <table:table-cell table:style-name="ce4" table:formula="of:=[$redistribution_low.G49]" office:value-type="float" office:value="10.7088988987684" calcext:value-type="float">
            <text:p>10.7088988987684</text:p>
          </table:table-cell>
          <table:table-cell table:style-name="ce4" table:formula="of:=[$redistribution_low.H49]" office:value-type="float" office:value="8.16660564603456" calcext:value-type="float">
            <text:p>8.16660564603456</text:p>
          </table:table-cell>
          <table:table-cell table:style-name="ce4" table:formula="of:=[$redistribution_low.I49]" office:value-type="float" office:value="9.27666280754472" calcext:value-type="float">
            <text:p>9.27666280754472</text:p>
          </table:table-cell>
          <table:table-cell table:number-columns-repeated="47"/>
        </table:table-row>
        <table:table-row table:style-name="ro6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F50]" office:value-type="float" office:value="6.72163994966906" calcext:value-type="float">
            <text:p>6.72163994966906</text:p>
          </table:table-cell>
          <table:table-cell table:style-name="ce4" table:formula="of:=[$Redistribution_high.G50]" office:value-type="float" office:value="11.0546559708701" calcext:value-type="float">
            <text:p>11.0546559708701</text:p>
          </table:table-cell>
          <table:table-cell table:style-name="ce4" table:formula="of:=[$Redistribution_high.H50]" office:value-type="float" office:value="8.42243218538739" calcext:value-type="float">
            <text:p>8.42243218538739</text:p>
          </table:table-cell>
          <table:table-cell table:style-name="ce4" table:formula="of:=[$Redistribution_high.I50]" office:value-type="float" office:value="8.89269824727142" calcext:value-type="float">
            <text:p>8.89269824727142</text:p>
          </table:table-cell>
          <table:table-cell table:style-name="ce4"/>
          <table:table-cell/>
          <table:table-cell table:style-name="ce4" table:formula="of:=[$Redistribution_central.F50]" office:value-type="float" office:value="6.5509896085109" calcext:value-type="float">
            <text:p>6.5509896085109</text:p>
          </table:table-cell>
          <table:table-cell table:style-name="ce4" table:formula="of:=[$Redistribution_central.G50]" office:value-type="float" office:value="11.2948954063555" calcext:value-type="float">
            <text:p>11.2948954063555</text:p>
          </table:table-cell>
          <table:table-cell table:style-name="ce4" table:formula="of:=[$Redistribution_central.H50]" office:value-type="float" office:value="8.31422301126098" calcext:value-type="float">
            <text:p>8.31422301126098</text:p>
          </table:table-cell>
          <table:table-cell table:style-name="ce4" table:formula="of:=[$Redistribution_central.I50]" office:value-type="float" office:value="9.25361922788553" calcext:value-type="float">
            <text:p>9.25361922788553</text:p>
          </table:table-cell>
          <table:table-cell table:style-name="ce4"/>
          <table:table-cell/>
          <table:table-cell table:style-name="ce4" table:formula="of:=[$redistribution_low.F50]" office:value-type="float" office:value="6.43184780227933" calcext:value-type="float">
            <text:p>6.43184780227933</text:p>
          </table:table-cell>
          <table:table-cell table:style-name="ce4" table:formula="of:=[$redistribution_low.G50]" office:value-type="float" office:value="11.0428286638524" calcext:value-type="float">
            <text:p>11.0428286638524</text:p>
          </table:table-cell>
          <table:table-cell table:style-name="ce4" table:formula="of:=[$redistribution_low.H50]" office:value-type="float" office:value="8.07639906313685" calcext:value-type="float">
            <text:p>8.07639906313685</text:p>
          </table:table-cell>
          <table:table-cell table:style-name="ce4" table:formula="of:=[$redistribution_low.I50]" office:value-type="float" office:value="9.05735218880477" calcext:value-type="float">
            <text:p>9.05735218880477</text:p>
          </table:table-cell>
          <table:table-cell table:number-columns-repeated="47"/>
        </table:table-row>
        <table:table-row table:style-name="ro7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F51]" office:value-type="float" office:value="6.18258909083739" calcext:value-type="float">
            <text:p>6.18258909083739</text:p>
          </table:table-cell>
          <table:table-cell table:style-name="ce4" table:formula="of:=[$Redistribution_high.G51]" office:value-type="float" office:value="10.2716070488139" calcext:value-type="float">
            <text:p>10.2716070488139</text:p>
          </table:table-cell>
          <table:table-cell table:style-name="ce4" table:formula="of:=[$Redistribution_high.H51]" office:value-type="float" office:value="7.67872259819454" calcext:value-type="float">
            <text:p>7.67872259819454</text:p>
          </table:table-cell>
          <table:table-cell table:style-name="ce4" table:formula="of:=[$Redistribution_high.I51]" office:value-type="float" office:value="8.5374185724859" calcext:value-type="float">
            <text:p>8.5374185724859</text:p>
          </table:table-cell>
          <table:table-cell table:style-name="ce4"/>
          <table:table-cell/>
          <table:table-cell table:style-name="ce4" table:formula="of:=[$Redistribution_central.F51]" office:value-type="float" office:value="7.04033035732772" calcext:value-type="float">
            <text:p>7.04033035732772</text:p>
          </table:table-cell>
          <table:table-cell table:style-name="ce4" table:formula="of:=[$Redistribution_central.G51]" office:value-type="float" office:value="11.2458497855089" calcext:value-type="float">
            <text:p>11.2458497855089</text:p>
          </table:table-cell>
          <table:table-cell table:style-name="ce4" table:formula="of:=[$Redistribution_central.H51]" office:value-type="float" office:value="8.33781061168418" calcext:value-type="float">
            <text:p>8.33781061168418</text:p>
          </table:table-cell>
          <table:table-cell table:style-name="ce4" table:formula="of:=[$Redistribution_central.I51]" office:value-type="float" office:value="9.35266643036878" calcext:value-type="float">
            <text:p>9.35266643036878</text:p>
          </table:table-cell>
          <table:table-cell table:style-name="ce4"/>
          <table:table-cell/>
          <table:table-cell table:style-name="ce4" table:formula="of:=[$redistribution_low.F51]" office:value-type="float" office:value="6.69352785981397" calcext:value-type="float">
            <text:p>6.69352785981397</text:p>
          </table:table-cell>
          <table:table-cell table:style-name="ce4" table:formula="of:=[$redistribution_low.G51]" office:value-type="float" office:value="10.4091697114807" calcext:value-type="float">
            <text:p>10.4091697114807</text:p>
          </table:table-cell>
          <table:table-cell table:style-name="ce4" table:formula="of:=[$redistribution_low.H51]" office:value-type="float" office:value="7.99193419944699" calcext:value-type="float">
            <text:p>7.99193419944699</text:p>
          </table:table-cell>
          <table:table-cell table:style-name="ce4" table:formula="of:=[$redistribution_low.I51]" office:value-type="float" office:value="8.77377124599064" calcext:value-type="float">
            <text:p>8.77377124599064</text:p>
          </table:table-cell>
          <table:table-cell table:number-columns-repeated="47"/>
        </table:table-row>
        <table:table-row table:style-name="ro7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F52]" office:value-type="float" office:value="6.26135232541105" calcext:value-type="float">
            <text:p>6.26135232541105</text:p>
          </table:table-cell>
          <table:table-cell table:style-name="ce4" table:formula="of:=[$Redistribution_high.G52]" office:value-type="float" office:value="10.0884281457909" calcext:value-type="float">
            <text:p>10.0884281457909</text:p>
          </table:table-cell>
          <table:table-cell table:style-name="ce4" table:formula="of:=[$Redistribution_high.H52]" office:value-type="float" office:value="7.54273522436338" calcext:value-type="float">
            <text:p>7.54273522436338</text:p>
          </table:table-cell>
          <table:table-cell table:style-name="ce4" table:formula="of:=[$Redistribution_high.I52]" office:value-type="float" office:value="8.18448697664541" calcext:value-type="float">
            <text:p>8.18448697664541</text:p>
          </table:table-cell>
          <table:table-cell table:style-name="ce4"/>
          <table:table-cell/>
          <table:table-cell table:style-name="ce4" table:formula="of:=[$Redistribution_central.F52]" office:value-type="float" office:value="6.61556678415537" calcext:value-type="float">
            <text:p>6.61556678415537</text:p>
          </table:table-cell>
          <table:table-cell table:style-name="ce4" table:formula="of:=[$Redistribution_central.G52]" office:value-type="float" office:value="10.6068037914057" calcext:value-type="float">
            <text:p>10.6068037914057</text:p>
          </table:table-cell>
          <table:table-cell table:style-name="ce4" table:formula="of:=[$Redistribution_central.H52]" office:value-type="float" office:value="7.6457658966298" calcext:value-type="float">
            <text:p>7.6457658966298</text:p>
          </table:table-cell>
          <table:table-cell table:style-name="ce4" table:formula="of:=[$Redistribution_central.I52]" office:value-type="float" office:value="8.93437326402754" calcext:value-type="float">
            <text:p>8.93437326402754</text:p>
          </table:table-cell>
          <table:table-cell table:style-name="ce4"/>
          <table:table-cell/>
          <table:table-cell table:style-name="ce4" table:formula="of:=[$redistribution_low.F52]" office:value-type="float" office:value="6.93643792603639" calcext:value-type="float">
            <text:p>6.93643792603639</text:p>
          </table:table-cell>
          <table:table-cell table:style-name="ce4" table:formula="of:=[$redistribution_low.G52]" office:value-type="float" office:value="11.3896417926495" calcext:value-type="float">
            <text:p>11.3896417926495</text:p>
          </table:table-cell>
          <table:table-cell table:style-name="ce4" table:formula="of:=[$redistribution_low.H52]" office:value-type="float" office:value="8.70319010633433" calcext:value-type="float">
            <text:p>8.70319010633433</text:p>
          </table:table-cell>
          <table:table-cell table:style-name="ce4" table:formula="of:=[$redistribution_low.I52]" office:value-type="float" office:value="9.16181079754969" calcext:value-type="float">
            <text:p>9.16181079754969</text:p>
          </table:table-cell>
          <table:table-cell table:number-columns-repeated="47"/>
        </table:table-row>
        <table:table-row table:style-name="ro7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F53]" office:value-type="float" office:value="6.49154929252747" calcext:value-type="float">
            <text:p>6.49154929252747</text:p>
          </table:table-cell>
          <table:table-cell table:style-name="ce4" table:formula="of:=[$Redistribution_high.G53]" office:value-type="float" office:value="10.72373361404" calcext:value-type="float">
            <text:p>10.72373361404</text:p>
          </table:table-cell>
          <table:table-cell table:style-name="ce4" table:formula="of:=[$Redistribution_high.H53]" office:value-type="float" office:value="7.50586435904654" calcext:value-type="float">
            <text:p>7.50586435904654</text:p>
          </table:table-cell>
          <table:table-cell table:style-name="ce4" table:formula="of:=[$Redistribution_high.I53]" office:value-type="float" office:value="9.4661717232725" calcext:value-type="float">
            <text:p>9.4661717232725</text:p>
          </table:table-cell>
          <table:table-cell table:style-name="ce4"/>
          <table:table-cell/>
          <table:table-cell table:style-name="ce4" table:formula="of:=[$Redistribution_central.F53]" office:value-type="float" office:value="6.36968278873117" calcext:value-type="float">
            <text:p>6.36968278873117</text:p>
          </table:table-cell>
          <table:table-cell table:style-name="ce4" table:formula="of:=[$Redistribution_central.G53]" office:value-type="float" office:value="9.94792326737587" calcext:value-type="float">
            <text:p>9.94792326737587</text:p>
          </table:table-cell>
          <table:table-cell table:style-name="ce4" table:formula="of:=[$Redistribution_central.H53]" office:value-type="float" office:value="7.4321817690555" calcext:value-type="float">
            <text:p>7.4321817690555</text:p>
          </table:table-cell>
          <table:table-cell table:style-name="ce4" table:formula="of:=[$Redistribution_central.I53]" office:value-type="float" office:value="8.70893977594623" calcext:value-type="float">
            <text:p>8.70893977594623</text:p>
          </table:table-cell>
          <table:table-cell table:style-name="ce4"/>
          <table:table-cell/>
          <table:table-cell table:style-name="ce4" table:formula="of:=[$redistribution_low.F53]" office:value-type="float" office:value="6.80826149053223" calcext:value-type="float">
            <text:p>6.80826149053223</text:p>
          </table:table-cell>
          <table:table-cell table:style-name="ce4" table:formula="of:=[$redistribution_low.G53]" office:value-type="float" office:value="10.9290489385362" calcext:value-type="float">
            <text:p>10.9290489385362</text:p>
          </table:table-cell>
          <table:table-cell table:style-name="ce4" table:formula="of:=[$redistribution_low.H53]" office:value-type="float" office:value="8.23992689065165" calcext:value-type="float">
            <text:p>8.23992689065165</text:p>
          </table:table-cell>
          <table:table-cell table:style-name="ce4" table:formula="of:=[$redistribution_low.I53]" office:value-type="float" office:value="8.82227107922726" calcext:value-type="float">
            <text:p>8.82227107922726</text:p>
          </table:table-cell>
          <table:table-cell table:number-columns-repeated="47"/>
        </table:table-row>
        <table:table-row table:style-name="ro6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F54]" office:value-type="float" office:value="6.09569906360962" calcext:value-type="float">
            <text:p>6.09569906360962</text:p>
          </table:table-cell>
          <table:table-cell table:style-name="ce4" table:formula="of:=[$Redistribution_high.G54]" office:value-type="float" office:value="10.7878531168308" calcext:value-type="float">
            <text:p>10.7878531168308</text:p>
          </table:table-cell>
          <table:table-cell table:style-name="ce4" table:formula="of:=[$Redistribution_high.H54]" office:value-type="float" office:value="7.51358368157656" calcext:value-type="float">
            <text:p>7.51358368157656</text:p>
          </table:table-cell>
          <table:table-cell table:style-name="ce4" table:formula="of:=[$Redistribution_high.I54]" office:value-type="float" office:value="8.23882727398982" calcext:value-type="float">
            <text:p>8.23882727398982</text:p>
          </table:table-cell>
          <table:table-cell table:style-name="ce4"/>
          <table:table-cell/>
          <table:table-cell table:style-name="ce4" table:formula="of:=[$Redistribution_central.F54]" office:value-type="float" office:value="6.22996909091668" calcext:value-type="float">
            <text:p>6.22996909091668</text:p>
          </table:table-cell>
          <table:table-cell table:style-name="ce4" table:formula="of:=[$Redistribution_central.G54]" office:value-type="float" office:value="10.4374514400411" calcext:value-type="float">
            <text:p>10.4374514400411</text:p>
          </table:table-cell>
          <table:table-cell table:style-name="ce4" table:formula="of:=[$Redistribution_central.H54]" office:value-type="float" office:value="7.43497821782086" calcext:value-type="float">
            <text:p>7.43497821782086</text:p>
          </table:table-cell>
          <table:table-cell table:style-name="ce4" table:formula="of:=[$Redistribution_central.I54]" office:value-type="float" office:value="8.14799544057847" calcext:value-type="float">
            <text:p>8.14799544057847</text:p>
          </table:table-cell>
          <table:table-cell table:style-name="ce4"/>
          <table:table-cell/>
          <table:table-cell table:style-name="ce4" table:formula="of:=[$redistribution_low.F54]" office:value-type="float" office:value="6.45286849072972" calcext:value-type="float">
            <text:p>6.45286849072972</text:p>
          </table:table-cell>
          <table:table-cell table:style-name="ce4" table:formula="of:=[$redistribution_low.G54]" office:value-type="float" office:value="10.9091120324348" calcext:value-type="float">
            <text:p>10.9091120324348</text:p>
          </table:table-cell>
          <table:table-cell table:style-name="ce4" table:formula="of:=[$redistribution_low.H54]" office:value-type="float" office:value="8.16926407288178" calcext:value-type="float">
            <text:p>8.16926407288178</text:p>
          </table:table-cell>
          <table:table-cell table:style-name="ce4" table:formula="of:=[$redistribution_low.I54]" office:value-type="float" office:value="8.21715047644646" calcext:value-type="float">
            <text:p>8.21715047644646</text:p>
          </table:table-cell>
          <table:table-cell table:number-columns-repeated="47"/>
        </table:table-row>
        <table:table-row table:style-name="ro7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F55]" office:value-type="float" office:value="6.32579750482271" calcext:value-type="float">
            <text:p>6.32579750482271</text:p>
          </table:table-cell>
          <table:table-cell table:style-name="ce4" table:formula="of:=[$Redistribution_high.G55]" office:value-type="float" office:value="11.0520223149268" calcext:value-type="float">
            <text:p>11.0520223149268</text:p>
          </table:table-cell>
          <table:table-cell table:style-name="ce4" table:formula="of:=[$Redistribution_high.H55]" office:value-type="float" office:value="7.23274655454703" calcext:value-type="float">
            <text:p>7.23274655454703</text:p>
          </table:table-cell>
          <table:table-cell table:style-name="ce4" table:formula="of:=[$Redistribution_high.I55]" office:value-type="float" office:value="9.47270286699559" calcext:value-type="float">
            <text:p>9.47270286699559</text:p>
          </table:table-cell>
          <table:table-cell table:style-name="ce4"/>
          <table:table-cell/>
          <table:table-cell table:style-name="ce4" table:formula="of:=[$Redistribution_central.F55]" office:value-type="float" office:value="6.65741379243351" calcext:value-type="float">
            <text:p>6.65741379243351</text:p>
          </table:table-cell>
          <table:table-cell table:style-name="ce4" table:formula="of:=[$Redistribution_central.G55]" office:value-type="float" office:value="10.6344602635717" calcext:value-type="float">
            <text:p>10.6344602635717</text:p>
          </table:table-cell>
          <table:table-cell table:style-name="ce4" table:formula="of:=[$Redistribution_central.H55]" office:value-type="float" office:value="7.21635197204594" calcext:value-type="float">
            <text:p>7.21635197204594</text:p>
          </table:table-cell>
          <table:table-cell table:style-name="ce4" table:formula="of:=[$Redistribution_central.I55]" office:value-type="float" office:value="8.89508497860296" calcext:value-type="float">
            <text:p>8.89508497860296</text:p>
          </table:table-cell>
          <table:table-cell table:style-name="ce4"/>
          <table:table-cell/>
          <table:table-cell table:style-name="ce4" table:formula="of:=[$redistribution_low.F55]" office:value-type="float" office:value="6.90261325814978" calcext:value-type="float">
            <text:p>6.90261325814978</text:p>
          </table:table-cell>
          <table:table-cell table:style-name="ce4" table:formula="of:=[$redistribution_low.G55]" office:value-type="float" office:value="10.9990687462264" calcext:value-type="float">
            <text:p>10.9990687462264</text:p>
          </table:table-cell>
          <table:table-cell table:style-name="ce4" table:formula="of:=[$redistribution_low.H55]" office:value-type="float" office:value="8.4754307962508" calcext:value-type="float">
            <text:p>8.4754307962508</text:p>
          </table:table-cell>
          <table:table-cell table:style-name="ce4" table:formula="of:=[$redistribution_low.I55]" office:value-type="float" office:value="8.96258317743385" calcext:value-type="float">
            <text:p>8.96258317743385</text:p>
          </table:table-cell>
          <table:table-cell table:number-columns-repeated="47"/>
        </table:table-row>
        <table:table-row table:style-name="ro7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F56]" office:value-type="float" office:value="6.35703557713088" calcext:value-type="float">
            <text:p>6.35703557713088</text:p>
          </table:table-cell>
          <table:table-cell table:style-name="ce4" table:formula="of:=[$Redistribution_high.G56]" office:value-type="float" office:value="11.4250625695547" calcext:value-type="float">
            <text:p>11.4250625695547</text:p>
          </table:table-cell>
          <table:table-cell table:style-name="ce4" table:formula="of:=[$Redistribution_high.H56]" office:value-type="float" office:value="7.14934979370974" calcext:value-type="float">
            <text:p>7.14934979370974</text:p>
          </table:table-cell>
          <table:table-cell table:style-name="ce4" table:formula="of:=[$Redistribution_high.I56]" office:value-type="float" office:value="9.56005201922805" calcext:value-type="float">
            <text:p>9.56005201922805</text:p>
          </table:table-cell>
          <table:table-cell table:style-name="ce4"/>
          <table:table-cell/>
          <table:table-cell table:style-name="ce4" table:formula="of:=[$Redistribution_central.F56]" office:value-type="float" office:value="6.58183373174596" calcext:value-type="float">
            <text:p>6.58183373174596</text:p>
          </table:table-cell>
          <table:table-cell table:style-name="ce4" table:formula="of:=[$Redistribution_central.G56]" office:value-type="float" office:value="10.9898404170883" calcext:value-type="float">
            <text:p>10.9898404170883</text:p>
          </table:table-cell>
          <table:table-cell table:style-name="ce4" table:formula="of:=[$Redistribution_central.H56]" office:value-type="float" office:value="7.44505685007893" calcext:value-type="float">
            <text:p>7.44505685007893</text:p>
          </table:table-cell>
          <table:table-cell table:style-name="ce4" table:formula="of:=[$Redistribution_central.I56]" office:value-type="float" office:value="9.89842421216335" calcext:value-type="float">
            <text:p>9.89842421216335</text:p>
          </table:table-cell>
          <table:table-cell table:style-name="ce4"/>
          <table:table-cell/>
          <table:table-cell table:style-name="ce4" table:formula="of:=[$redistribution_low.F56]" office:value-type="float" office:value="6.85540719393984" calcext:value-type="float">
            <text:p>6.85540719393984</text:p>
          </table:table-cell>
          <table:table-cell table:style-name="ce4" table:formula="of:=[$redistribution_low.G56]" office:value-type="float" office:value="10.3489569969139" calcext:value-type="float">
            <text:p>10.3489569969139</text:p>
          </table:table-cell>
          <table:table-cell table:style-name="ce4" table:formula="of:=[$redistribution_low.H56]" office:value-type="float" office:value="8.31097074706761" calcext:value-type="float">
            <text:p>8.31097074706761</text:p>
          </table:table-cell>
          <table:table-cell table:style-name="ce4" table:formula="of:=[$redistribution_low.I56]" office:value-type="float" office:value="8.38510232508738" calcext:value-type="float">
            <text:p>8.38510232508738</text:p>
          </table:table-cell>
          <table:table-cell table:number-columns-repeated="47"/>
        </table:table-row>
        <table:table-row table:style-name="ro7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F57]" office:value-type="float" office:value="6.66912842512387" calcext:value-type="float">
            <text:p>6.66912842512387</text:p>
          </table:table-cell>
          <table:table-cell table:style-name="ce4" table:formula="of:=[$Redistribution_high.G57]" office:value-type="float" office:value="10.7719602195287" calcext:value-type="float">
            <text:p>10.7719602195287</text:p>
          </table:table-cell>
          <table:table-cell table:style-name="ce4" table:formula="of:=[$Redistribution_high.H57]" office:value-type="float" office:value="7.77404378345906" calcext:value-type="float">
            <text:p>7.77404378345906</text:p>
          </table:table-cell>
          <table:table-cell table:style-name="ce4" table:formula="of:=[$Redistribution_high.I57]" office:value-type="float" office:value="9.42439136119664" calcext:value-type="float">
            <text:p>9.42439136119664</text:p>
          </table:table-cell>
          <table:table-cell table:style-name="ce4"/>
          <table:table-cell/>
          <table:table-cell table:style-name="ce4" table:formula="of:=[$Redistribution_central.F57]" office:value-type="float" office:value="6.52010810233644" calcext:value-type="float">
            <text:p>6.52010810233644</text:p>
          </table:table-cell>
          <table:table-cell table:style-name="ce4" table:formula="of:=[$Redistribution_central.G57]" office:value-type="float" office:value="10.4666638506512" calcext:value-type="float">
            <text:p>10.4666638506512</text:p>
          </table:table-cell>
          <table:table-cell table:style-name="ce4" table:formula="of:=[$Redistribution_central.H57]" office:value-type="float" office:value="7.28964341578637" calcext:value-type="float">
            <text:p>7.28964341578637</text:p>
          </table:table-cell>
          <table:table-cell table:style-name="ce4" table:formula="of:=[$Redistribution_central.I57]" office:value-type="float" office:value="9.44967315653908" calcext:value-type="float">
            <text:p>9.44967315653908</text:p>
          </table:table-cell>
          <table:table-cell table:style-name="ce4"/>
          <table:table-cell/>
          <table:table-cell table:style-name="ce4" table:formula="of:=[$redistribution_low.F57]" office:value-type="float" office:value="6.43509744556164" calcext:value-type="float">
            <text:p>6.43509744556164</text:p>
          </table:table-cell>
          <table:table-cell table:style-name="ce4" table:formula="of:=[$redistribution_low.G57]" office:value-type="float" office:value="10.0077857794326" calcext:value-type="float">
            <text:p>10.0077857794326</text:p>
          </table:table-cell>
          <table:table-cell table:style-name="ce4" table:formula="of:=[$redistribution_low.H57]" office:value-type="float" office:value="7.61239148484934" calcext:value-type="float">
            <text:p>7.61239148484934</text:p>
          </table:table-cell>
          <table:table-cell table:style-name="ce4" table:formula="of:=[$redistribution_low.I57]" office:value-type="float" office:value="8.2420518628534" calcext:value-type="float">
            <text:p>8.2420518628534</text:p>
          </table:table-cell>
          <table:table-cell table:number-columns-repeated="47"/>
        </table:table-row>
        <table:table-row table:style-name="ro7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F58]" office:value-type="float" office:value="6.23959397311219" calcext:value-type="float">
            <text:p>6.23959397311219</text:p>
          </table:table-cell>
          <table:table-cell table:style-name="ce4" table:formula="of:=[$Redistribution_high.G58]" office:value-type="float" office:value="9.83953110048889" calcext:value-type="float">
            <text:p>9.83953110048889</text:p>
          </table:table-cell>
          <table:table-cell table:style-name="ce4" table:formula="of:=[$Redistribution_high.H58]" office:value-type="float" office:value="7.46784210438518" calcext:value-type="float">
            <text:p>7.46784210438518</text:p>
          </table:table-cell>
          <table:table-cell table:style-name="ce4" table:formula="of:=[$Redistribution_high.I58]" office:value-type="float" office:value="8.41697204202844" calcext:value-type="float">
            <text:p>8.41697204202844</text:p>
          </table:table-cell>
          <table:table-cell table:style-name="ce4"/>
          <table:table-cell/>
          <table:table-cell table:style-name="ce4" table:formula="of:=[$Redistribution_central.F58]" office:value-type="float" office:value="6.41275742585423" calcext:value-type="float">
            <text:p>6.41275742585423</text:p>
          </table:table-cell>
          <table:table-cell table:style-name="ce4" table:formula="of:=[$Redistribution_central.G58]" office:value-type="float" office:value="10.7663756448583" calcext:value-type="float">
            <text:p>10.7663756448583</text:p>
          </table:table-cell>
          <table:table-cell table:style-name="ce4" table:formula="of:=[$Redistribution_central.H58]" office:value-type="float" office:value="7.4867232054478" calcext:value-type="float">
            <text:p>7.4867232054478</text:p>
          </table:table-cell>
          <table:table-cell table:style-name="ce4" table:formula="of:=[$Redistribution_central.I58]" office:value-type="float" office:value="8.513540709191" calcext:value-type="float">
            <text:p>8.513540709191</text:p>
          </table:table-cell>
          <table:table-cell table:style-name="ce4"/>
          <table:table-cell/>
          <table:table-cell table:style-name="ce4" table:formula="of:=[$redistribution_low.F58]" office:value-type="float" office:value="6.64246310567815" calcext:value-type="float">
            <text:p>6.64246310567815</text:p>
          </table:table-cell>
          <table:table-cell table:style-name="ce4" table:formula="of:=[$redistribution_low.G58]" office:value-type="float" office:value="10.6095247119768" calcext:value-type="float">
            <text:p>10.6095247119768</text:p>
          </table:table-cell>
          <table:table-cell table:style-name="ce4" table:formula="of:=[$redistribution_low.H58]" office:value-type="float" office:value="7.91752148709054" calcext:value-type="float">
            <text:p>7.91752148709054</text:p>
          </table:table-cell>
          <table:table-cell table:style-name="ce4" table:formula="of:=[$redistribution_low.I58]" office:value-type="float" office:value="8.11792717803375" calcext:value-type="float">
            <text:p>8.11792717803375</text:p>
          </table:table-cell>
          <table:table-cell table:number-columns-repeated="47"/>
        </table:table-row>
        <table:table-row table:style-name="ro7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F59]" office:value-type="float" office:value="6.46704261282279" calcext:value-type="float">
            <text:p>6.46704261282279</text:p>
          </table:table-cell>
          <table:table-cell table:style-name="ce4" table:formula="of:=[$Redistribution_high.G59]" office:value-type="float" office:value="10.7205747234412" calcext:value-type="float">
            <text:p>10.7205747234412</text:p>
          </table:table-cell>
          <table:table-cell table:style-name="ce4" table:formula="of:=[$Redistribution_high.H59]" office:value-type="float" office:value="7.55493553344311" calcext:value-type="float">
            <text:p>7.55493553344311</text:p>
          </table:table-cell>
          <table:table-cell table:style-name="ce4" table:formula="of:=[$Redistribution_high.I59]" office:value-type="float" office:value="9.14609330501344" calcext:value-type="float">
            <text:p>9.14609330501344</text:p>
          </table:table-cell>
          <table:table-cell table:style-name="ce4"/>
          <table:table-cell/>
          <table:table-cell table:style-name="ce4" table:formula="of:=[$Redistribution_central.F59]" office:value-type="float" office:value="6.510402632417" calcext:value-type="float">
            <text:p>6.510402632417</text:p>
          </table:table-cell>
          <table:table-cell table:style-name="ce4" table:formula="of:=[$Redistribution_central.G59]" office:value-type="float" office:value="10.9110509026975" calcext:value-type="float">
            <text:p>10.9110509026975</text:p>
          </table:table-cell>
          <table:table-cell table:style-name="ce4" table:formula="of:=[$Redistribution_central.H59]" office:value-type="float" office:value="7.67813476449172" calcext:value-type="float">
            <text:p>7.67813476449172</text:p>
          </table:table-cell>
          <table:table-cell table:style-name="ce4" table:formula="of:=[$Redistribution_central.I59]" office:value-type="float" office:value="9.39779020102315" calcext:value-type="float">
            <text:p>9.39779020102315</text:p>
          </table:table-cell>
          <table:table-cell table:style-name="ce4"/>
          <table:table-cell/>
          <table:table-cell table:style-name="ce4" table:formula="of:=[$redistribution_low.F59]" office:value-type="float" office:value="6.43929701244727" calcext:value-type="float">
            <text:p>6.43929701244727</text:p>
          </table:table-cell>
          <table:table-cell table:style-name="ce4" table:formula="of:=[$redistribution_low.G59]" office:value-type="float" office:value="10.5184108798123" calcext:value-type="float">
            <text:p>10.5184108798123</text:p>
          </table:table-cell>
          <table:table-cell table:style-name="ce4" table:formula="of:=[$redistribution_low.H59]" office:value-type="float" office:value="7.65165061314997" calcext:value-type="float">
            <text:p>7.65165061314997</text:p>
          </table:table-cell>
          <table:table-cell table:style-name="ce4" table:formula="of:=[$redistribution_low.I59]" office:value-type="float" office:value="8.31673091975709" calcext:value-type="float">
            <text:p>8.31673091975709</text:p>
          </table:table-cell>
          <table:table-cell table:number-columns-repeated="47"/>
        </table:table-row>
        <table:table-row table:style-name="ro7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F60]" office:value-type="float" office:value="6.37741837343608" calcext:value-type="float">
            <text:p>6.37741837343608</text:p>
          </table:table-cell>
          <table:table-cell table:style-name="ce4" table:formula="of:=[$Redistribution_high.G60]" office:value-type="float" office:value="10.2090611937552" calcext:value-type="float">
            <text:p>10.2090611937552</text:p>
          </table:table-cell>
          <table:table-cell table:style-name="ce4" table:formula="of:=[$Redistribution_high.H60]" office:value-type="float" office:value="7.36688072956448" calcext:value-type="float">
            <text:p>7.36688072956448</text:p>
          </table:table-cell>
          <table:table-cell table:style-name="ce4" table:formula="of:=[$Redistribution_high.I60]" office:value-type="float" office:value="8.55677186719482" calcext:value-type="float">
            <text:p>8.55677186719482</text:p>
          </table:table-cell>
          <table:table-cell table:style-name="ce4"/>
          <table:table-cell/>
          <table:table-cell table:style-name="ce4" table:formula="of:=[$Redistribution_central.F60]" office:value-type="float" office:value="6.78831085713442" calcext:value-type="float">
            <text:p>6.78831085713442</text:p>
          </table:table-cell>
          <table:table-cell table:style-name="ce4" table:formula="of:=[$Redistribution_central.G60]" office:value-type="float" office:value="10.3496693613726" calcext:value-type="float">
            <text:p>10.3496693613726</text:p>
          </table:table-cell>
          <table:table-cell table:style-name="ce4" table:formula="of:=[$Redistribution_central.H60]" office:value-type="float" office:value="7.48467317060261" calcext:value-type="float">
            <text:p>7.48467317060261</text:p>
          </table:table-cell>
          <table:table-cell table:style-name="ce4" table:formula="of:=[$Redistribution_central.I60]" office:value-type="float" office:value="9.13131650438751" calcext:value-type="float">
            <text:p>9.13131650438751</text:p>
          </table:table-cell>
          <table:table-cell table:style-name="ce4"/>
          <table:table-cell/>
          <table:table-cell table:style-name="ce4" table:formula="of:=[$redistribution_low.F60]" office:value-type="float" office:value="6.93715318402276" calcext:value-type="float">
            <text:p>6.93715318402276</text:p>
          </table:table-cell>
          <table:table-cell table:style-name="ce4" table:formula="of:=[$redistribution_low.G60]" office:value-type="float" office:value="11.0876106636742" calcext:value-type="float">
            <text:p>11.0876106636742</text:p>
          </table:table-cell>
          <table:table-cell table:style-name="ce4" table:formula="of:=[$redistribution_low.H60]" office:value-type="float" office:value="8.20083879471678" calcext:value-type="float">
            <text:p>8.20083879471678</text:p>
          </table:table-cell>
          <table:table-cell table:style-name="ce4" table:formula="of:=[$redistribution_low.I60]" office:value-type="float" office:value="9.30836555047484" calcext:value-type="float">
            <text:p>9.30836555047484</text:p>
          </table:table-cell>
          <table:table-cell table:number-columns-repeated="47"/>
        </table:table-row>
        <table:table-row table:style-name="ro6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F61]" office:value-type="float" office:value="6.14663811049904" calcext:value-type="float">
            <text:p>6.14663811049904</text:p>
          </table:table-cell>
          <table:table-cell table:style-name="ce4" table:formula="of:=[$Redistribution_high.G61]" office:value-type="float" office:value="10.3921981342275" calcext:value-type="float">
            <text:p>10.3921981342275</text:p>
          </table:table-cell>
          <table:table-cell table:style-name="ce4" table:formula="of:=[$Redistribution_high.H61]" office:value-type="float" office:value="6.85012191817069" calcext:value-type="float">
            <text:p>6.85012191817069</text:p>
          </table:table-cell>
          <table:table-cell table:style-name="ce4" table:formula="of:=[$Redistribution_high.I61]" office:value-type="float" office:value="8.84479048894914" calcext:value-type="float">
            <text:p>8.84479048894914</text:p>
          </table:table-cell>
          <table:table-cell table:style-name="ce4"/>
          <table:table-cell/>
          <table:table-cell table:style-name="ce4" table:formula="of:=[$Redistribution_central.F61]" office:value-type="float" office:value="7.20489056380379" calcext:value-type="float">
            <text:p>7.20489056380379</text:p>
          </table:table-cell>
          <table:table-cell table:style-name="ce4" table:formula="of:=[$Redistribution_central.G61]" office:value-type="float" office:value="12.2606214405416" calcext:value-type="float">
            <text:p>12.2606214405416</text:p>
          </table:table-cell>
          <table:table-cell table:style-name="ce4" table:formula="of:=[$Redistribution_central.H61]" office:value-type="float" office:value="8.32715329944522" calcext:value-type="float">
            <text:p>8.32715329944522</text:p>
          </table:table-cell>
          <table:table-cell table:style-name="ce4" table:formula="of:=[$Redistribution_central.I61]" office:value-type="float" office:value="10.4308038495685" calcext:value-type="float">
            <text:p>10.4308038495685</text:p>
          </table:table-cell>
          <table:table-cell table:style-name="ce4"/>
          <table:table-cell/>
          <table:table-cell table:style-name="ce4" table:formula="of:=[$redistribution_low.F61]" office:value-type="float" office:value="7.37465365262926" calcext:value-type="float">
            <text:p>7.37465365262926</text:p>
          </table:table-cell>
          <table:table-cell table:style-name="ce4" table:formula="of:=[$redistribution_low.G61]" office:value-type="float" office:value="11.3734116424127" calcext:value-type="float">
            <text:p>11.3734116424127</text:p>
          </table:table-cell>
          <table:table-cell table:style-name="ce4" table:formula="of:=[$redistribution_low.H61]" office:value-type="float" office:value="8.21369187652477" calcext:value-type="float">
            <text:p>8.21369187652477</text:p>
          </table:table-cell>
          <table:table-cell table:style-name="ce4" table:formula="of:=[$redistribution_low.I61]" office:value-type="float" office:value="9.41644838836763" calcext:value-type="float">
            <text:p>9.41644838836763</text:p>
          </table:table-cell>
          <table:table-cell table:number-columns-repeated="47"/>
        </table:table-row>
        <table:table-row table:style-name="ro7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F62]" office:value-type="float" office:value="6.34635166254302" calcext:value-type="float">
            <text:p>6.34635166254302</text:p>
          </table:table-cell>
          <table:table-cell table:style-name="ce4" table:formula="of:=[$Redistribution_high.G62]" office:value-type="float" office:value="10.4713914870872" calcext:value-type="float">
            <text:p>10.4713914870872</text:p>
          </table:table-cell>
          <table:table-cell table:style-name="ce4" table:formula="of:=[$Redistribution_high.H62]" office:value-type="float" office:value="7.26898342286487" calcext:value-type="float">
            <text:p>7.26898342286487</text:p>
          </table:table-cell>
          <table:table-cell table:style-name="ce4" table:formula="of:=[$Redistribution_high.I62]" office:value-type="float" office:value="9.17047135453556" calcext:value-type="float">
            <text:p>9.17047135453556</text:p>
          </table:table-cell>
          <table:table-cell table:style-name="ce4"/>
          <table:table-cell/>
          <table:table-cell table:style-name="ce4" table:formula="of:=[$Redistribution_central.F62]" office:value-type="float" office:value="6.92991019154921" calcext:value-type="float">
            <text:p>6.92991019154921</text:p>
          </table:table-cell>
          <table:table-cell table:style-name="ce4" table:formula="of:=[$Redistribution_central.G62]" office:value-type="float" office:value="12.5141678317333" calcext:value-type="float">
            <text:p>12.5141678317333</text:p>
          </table:table-cell>
          <table:table-cell table:style-name="ce4" table:formula="of:=[$Redistribution_central.H62]" office:value-type="float" office:value="7.97932103502332" calcext:value-type="float">
            <text:p>7.97932103502332</text:p>
          </table:table-cell>
          <table:table-cell table:style-name="ce4" table:formula="of:=[$Redistribution_central.I62]" office:value-type="float" office:value="10.1732462235884" calcext:value-type="float">
            <text:p>10.1732462235884</text:p>
          </table:table-cell>
          <table:table-cell table:style-name="ce4"/>
          <table:table-cell/>
          <table:table-cell table:style-name="ce4" table:formula="of:=[$redistribution_low.F62]" office:value-type="float" office:value="6.87762785511463" calcext:value-type="float">
            <text:p>6.87762785511463</text:p>
          </table:table-cell>
          <table:table-cell table:style-name="ce4" table:formula="of:=[$redistribution_low.G62]" office:value-type="float" office:value="10.6375612118123" calcext:value-type="float">
            <text:p>10.6375612118123</text:p>
          </table:table-cell>
          <table:table-cell table:style-name="ce4" table:formula="of:=[$redistribution_low.H62]" office:value-type="float" office:value="8.04140606074594" calcext:value-type="float">
            <text:p>8.04140606074594</text:p>
          </table:table-cell>
          <table:table-cell table:style-name="ce4" table:formula="of:=[$redistribution_low.I62]" office:value-type="float" office:value="9.07301227247714" calcext:value-type="float">
            <text:p>9.07301227247714</text:p>
          </table:table-cell>
          <table:table-cell table:number-columns-repeated="47"/>
        </table:table-row>
        <table:table-row table:style-name="ro7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F63]" office:value-type="float" office:value="6.28580978451476" calcext:value-type="float">
            <text:p>6.28580978451476</text:p>
          </table:table-cell>
          <table:table-cell table:style-name="ce4" table:formula="of:=[$Redistribution_high.G63]" office:value-type="float" office:value="10.5521224094678" calcext:value-type="float">
            <text:p>10.5521224094678</text:p>
          </table:table-cell>
          <table:table-cell table:style-name="ce4" table:formula="of:=[$Redistribution_high.H63]" office:value-type="float" office:value="7.18308129689253" calcext:value-type="float">
            <text:p>7.18308129689253</text:p>
          </table:table-cell>
          <table:table-cell table:style-name="ce4" table:formula="of:=[$Redistribution_high.I63]" office:value-type="float" office:value="9.33237730223537" calcext:value-type="float">
            <text:p>9.33237730223537</text:p>
          </table:table-cell>
          <table:table-cell table:style-name="ce4"/>
          <table:table-cell/>
          <table:table-cell table:style-name="ce4" table:formula="of:=[$Redistribution_central.F63]" office:value-type="float" office:value="7.2203744044483" calcext:value-type="float">
            <text:p>7.2203744044483</text:p>
          </table:table-cell>
          <table:table-cell table:style-name="ce4" table:formula="of:=[$Redistribution_central.G63]" office:value-type="float" office:value="11.0733566567841" calcext:value-type="float">
            <text:p>11.0733566567841</text:p>
          </table:table-cell>
          <table:table-cell table:style-name="ce4" table:formula="of:=[$Redistribution_central.H63]" office:value-type="float" office:value="8.03038583270207" calcext:value-type="float">
            <text:p>8.03038583270207</text:p>
          </table:table-cell>
          <table:table-cell table:style-name="ce4" table:formula="of:=[$Redistribution_central.I63]" office:value-type="float" office:value="9.94259490994676" calcext:value-type="float">
            <text:p>9.94259490994676</text:p>
          </table:table-cell>
          <table:table-cell table:style-name="ce4"/>
          <table:table-cell/>
          <table:table-cell table:style-name="ce4" table:formula="of:=[$redistribution_low.F63]" office:value-type="float" office:value="7.11953265679665" calcext:value-type="float">
            <text:p>7.11953265679665</text:p>
          </table:table-cell>
          <table:table-cell table:style-name="ce4" table:formula="of:=[$redistribution_low.G63]" office:value-type="float" office:value="11.4000684071812" calcext:value-type="float">
            <text:p>11.4000684071812</text:p>
          </table:table-cell>
          <table:table-cell table:style-name="ce4" table:formula="of:=[$redistribution_low.H63]" office:value-type="float" office:value="8.47336746313587" calcext:value-type="float">
            <text:p>8.47336746313587</text:p>
          </table:table-cell>
          <table:table-cell table:style-name="ce4" table:formula="of:=[$redistribution_low.I63]" office:value-type="float" office:value="9.6977523689688" calcext:value-type="float">
            <text:p>9.6977523689688</text:p>
          </table:table-cell>
          <table:table-cell table:number-columns-repeated="47"/>
        </table:table-row>
        <table:table-row table:style-name="ro7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F64]" office:value-type="float" office:value="6.39624018545252" calcext:value-type="float">
            <text:p>6.39624018545252</text:p>
          </table:table-cell>
          <table:table-cell table:style-name="ce4" table:formula="of:=[$Redistribution_high.G64]" office:value-type="float" office:value="10.0265706648505" calcext:value-type="float">
            <text:p>10.0265706648505</text:p>
          </table:table-cell>
          <table:table-cell table:style-name="ce4" table:formula="of:=[$Redistribution_high.H64]" office:value-type="float" office:value="7.09591922386872" calcext:value-type="float">
            <text:p>7.09591922386872</text:p>
          </table:table-cell>
          <table:table-cell table:style-name="ce4" table:formula="of:=[$Redistribution_high.I64]" office:value-type="float" office:value="9.34215642061978" calcext:value-type="float">
            <text:p>9.34215642061978</text:p>
          </table:table-cell>
          <table:table-cell table:style-name="ce4"/>
          <table:table-cell/>
          <table:table-cell table:style-name="ce4" table:formula="of:=[$Redistribution_central.F64]" office:value-type="float" office:value="6.94601449680189" calcext:value-type="float">
            <text:p>6.94601449680189</text:p>
          </table:table-cell>
          <table:table-cell table:style-name="ce4" table:formula="of:=[$Redistribution_central.G64]" office:value-type="float" office:value="11.7238742314655" calcext:value-type="float">
            <text:p>11.7238742314655</text:p>
          </table:table-cell>
          <table:table-cell table:style-name="ce4" table:formula="of:=[$Redistribution_central.H64]" office:value-type="float" office:value="7.54448081763187" calcext:value-type="float">
            <text:p>7.54448081763187</text:p>
          </table:table-cell>
          <table:table-cell table:style-name="ce4" table:formula="of:=[$Redistribution_central.I64]" office:value-type="float" office:value="10.8133739006831" calcext:value-type="float">
            <text:p>10.8133739006831</text:p>
          </table:table-cell>
          <table:table-cell table:style-name="ce4"/>
          <table:table-cell/>
          <table:table-cell table:style-name="ce4" table:formula="of:=[$redistribution_low.F64]" office:value-type="float" office:value="7.28528399088464" calcext:value-type="float">
            <text:p>7.28528399088464</text:p>
          </table:table-cell>
          <table:table-cell table:style-name="ce4" table:formula="of:=[$redistribution_low.G64]" office:value-type="float" office:value="12.1170771287655" calcext:value-type="float">
            <text:p>12.1170771287655</text:p>
          </table:table-cell>
          <table:table-cell table:style-name="ce4" table:formula="of:=[$redistribution_low.H64]" office:value-type="float" office:value="8.45808483500707" calcext:value-type="float">
            <text:p>8.45808483500707</text:p>
          </table:table-cell>
          <table:table-cell table:style-name="ce4" table:formula="of:=[$redistribution_low.I64]" office:value-type="float" office:value="9.94870653749903" calcext:value-type="float">
            <text:p>9.94870653749903</text:p>
          </table:table-cell>
          <table:table-cell table:number-columns-repeated="47"/>
        </table:table-row>
        <table:table-row table:style-name="ro7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F65]" office:value-type="float" office:value="6.75289227565108" calcext:value-type="float">
            <text:p>6.75289227565108</text:p>
          </table:table-cell>
          <table:table-cell table:style-name="ce4" table:formula="of:=[$Redistribution_high.G65]" office:value-type="float" office:value="10.1901891415252" calcext:value-type="float">
            <text:p>10.1901891415252</text:p>
          </table:table-cell>
          <table:table-cell table:style-name="ce4" table:formula="of:=[$Redistribution_high.H65]" office:value-type="float" office:value="7.57467712409973" calcext:value-type="float">
            <text:p>7.57467712409973</text:p>
          </table:table-cell>
          <table:table-cell table:style-name="ce4" table:formula="of:=[$Redistribution_high.I65]" office:value-type="float" office:value="9.63295035301307" calcext:value-type="float">
            <text:p>9.63295035301307</text:p>
          </table:table-cell>
          <table:table-cell table:style-name="ce4"/>
          <table:table-cell/>
          <table:table-cell table:style-name="ce4" table:formula="of:=[$Redistribution_central.F65]" office:value-type="float" office:value="6.95468002392149" calcext:value-type="float">
            <text:p>6.95468002392149</text:p>
          </table:table-cell>
          <table:table-cell table:style-name="ce4" table:formula="of:=[$Redistribution_central.G65]" office:value-type="float" office:value="10.9944112875982" calcext:value-type="float">
            <text:p>10.9944112875982</text:p>
          </table:table-cell>
          <table:table-cell table:style-name="ce4" table:formula="of:=[$Redistribution_central.H65]" office:value-type="float" office:value="7.71059667809978" calcext:value-type="float">
            <text:p>7.71059667809978</text:p>
          </table:table-cell>
          <table:table-cell table:style-name="ce4" table:formula="of:=[$Redistribution_central.I65]" office:value-type="float" office:value="10.5849910284159" calcext:value-type="float">
            <text:p>10.5849910284159</text:p>
          </table:table-cell>
          <table:table-cell table:style-name="ce4"/>
          <table:table-cell/>
          <table:table-cell table:style-name="ce4" table:formula="of:=[$redistribution_low.F65]" office:value-type="float" office:value="7.27796211754085" calcext:value-type="float">
            <text:p>7.27796211754085</text:p>
          </table:table-cell>
          <table:table-cell table:style-name="ce4" table:formula="of:=[$redistribution_low.G65]" office:value-type="float" office:value="11.3684294465811" calcext:value-type="float">
            <text:p>11.3684294465811</text:p>
          </table:table-cell>
          <table:table-cell table:style-name="ce4" table:formula="of:=[$redistribution_low.H65]" office:value-type="float" office:value="8.5205937638245" calcext:value-type="float">
            <text:p>8.5205937638245</text:p>
          </table:table-cell>
          <table:table-cell table:style-name="ce4" table:formula="of:=[$redistribution_low.I65]" office:value-type="float" office:value="9.50087407593366" calcext:value-type="float">
            <text:p>9.50087407593366</text:p>
          </table:table-cell>
          <table:table-cell table:number-columns-repeated="47"/>
        </table:table-row>
        <table:table-row table:style-name="ro7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F66]" office:value-type="float" office:value="6.37057211652709" calcext:value-type="float">
            <text:p>6.37057211652709</text:p>
          </table:table-cell>
          <table:table-cell table:style-name="ce4" table:formula="of:=[$Redistribution_high.G66]" office:value-type="float" office:value="10.2523970051098" calcext:value-type="float">
            <text:p>10.2523970051098</text:p>
          </table:table-cell>
          <table:table-cell table:style-name="ce4" table:formula="of:=[$Redistribution_high.H66]" office:value-type="float" office:value="7.26828602277225" calcext:value-type="float">
            <text:p>7.26828602277225</text:p>
          </table:table-cell>
          <table:table-cell table:style-name="ce4" table:formula="of:=[$Redistribution_high.I66]" office:value-type="float" office:value="9.21173573661402" calcext:value-type="float">
            <text:p>9.21173573661402</text:p>
          </table:table-cell>
          <table:table-cell table:style-name="ce4"/>
          <table:table-cell/>
          <table:table-cell table:style-name="ce4" table:formula="of:=[$Redistribution_central.F66]" office:value-type="float" office:value="6.99846666774365" calcext:value-type="float">
            <text:p>6.99846666774365</text:p>
          </table:table-cell>
          <table:table-cell table:style-name="ce4" table:formula="of:=[$Redistribution_central.G66]" office:value-type="float" office:value="12.846094534377" calcext:value-type="float">
            <text:p>12.846094534377</text:p>
          </table:table-cell>
          <table:table-cell table:style-name="ce4" table:formula="of:=[$Redistribution_central.H66]" office:value-type="float" office:value="7.8591569627906" calcext:value-type="float">
            <text:p>7.8591569627906</text:p>
          </table:table-cell>
          <table:table-cell table:style-name="ce4" table:formula="of:=[$Redistribution_central.I66]" office:value-type="float" office:value="10.9967631666388" calcext:value-type="float">
            <text:p>10.9967631666388</text:p>
          </table:table-cell>
          <table:table-cell table:style-name="ce4"/>
          <table:table-cell/>
          <table:table-cell table:style-name="ce4" table:formula="of:=[$redistribution_low.F66]" office:value-type="float" office:value="7.0283109846622" calcext:value-type="float">
            <text:p>7.0283109846622</text:p>
          </table:table-cell>
          <table:table-cell table:style-name="ce4" table:formula="of:=[$redistribution_low.G66]" office:value-type="float" office:value="11.417612187511" calcext:value-type="float">
            <text:p>11.417612187511</text:p>
          </table:table-cell>
          <table:table-cell table:style-name="ce4" table:formula="of:=[$redistribution_low.H66]" office:value-type="float" office:value="8.20234499775536" calcext:value-type="float">
            <text:p>8.20234499775536</text:p>
          </table:table-cell>
          <table:table-cell table:style-name="ce4" table:formula="of:=[$redistribution_low.I66]" office:value-type="float" office:value="9.23865339711498" calcext:value-type="float">
            <text:p>9.23865339711498</text:p>
          </table:table-cell>
          <table:table-cell table:number-columns-repeated="47"/>
        </table:table-row>
        <table:table-row table:style-name="ro7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F67]" office:value-type="float" office:value="7.16028089113716" calcext:value-type="float">
            <text:p>7.16028089113716</text:p>
          </table:table-cell>
          <table:table-cell table:style-name="ce4" table:formula="of:=[$Redistribution_high.G67]" office:value-type="float" office:value="10.9388614194449" calcext:value-type="float">
            <text:p>10.9388614194449</text:p>
          </table:table-cell>
          <table:table-cell table:style-name="ce4" table:formula="of:=[$Redistribution_high.H67]" office:value-type="float" office:value="7.90652288882214" calcext:value-type="float">
            <text:p>7.90652288882214</text:p>
          </table:table-cell>
          <table:table-cell table:style-name="ce4" table:formula="of:=[$Redistribution_high.I67]" office:value-type="float" office:value="10.3391234556661" calcext:value-type="float">
            <text:p>10.3391234556661</text:p>
          </table:table-cell>
          <table:table-cell table:style-name="ce4"/>
          <table:table-cell/>
          <table:table-cell table:style-name="ce4" table:formula="of:=[$Redistribution_central.F67]" office:value-type="float" office:value="7.01446085208633" calcext:value-type="float">
            <text:p>7.01446085208633</text:p>
          </table:table-cell>
          <table:table-cell table:style-name="ce4" table:formula="of:=[$Redistribution_central.G67]" office:value-type="float" office:value="11.7366799709003" calcext:value-type="float">
            <text:p>11.7366799709003</text:p>
          </table:table-cell>
          <table:table-cell table:style-name="ce4" table:formula="of:=[$Redistribution_central.H67]" office:value-type="float" office:value="7.74472393939027" calcext:value-type="float">
            <text:p>7.74472393939027</text:p>
          </table:table-cell>
          <table:table-cell table:style-name="ce4" table:formula="of:=[$Redistribution_central.I67]" office:value-type="float" office:value="10.4342684584476" calcext:value-type="float">
            <text:p>10.4342684584476</text:p>
          </table:table-cell>
          <table:table-cell table:style-name="ce4"/>
          <table:table-cell/>
          <table:table-cell table:style-name="ce4" table:formula="of:=[$redistribution_low.F67]" office:value-type="float" office:value="7.51147385030893" calcext:value-type="float">
            <text:p>7.51147385030893</text:p>
          </table:table-cell>
          <table:table-cell table:style-name="ce4" table:formula="of:=[$redistribution_low.G67]" office:value-type="float" office:value="11.7476187381991" calcext:value-type="float">
            <text:p>11.7476187381991</text:p>
          </table:table-cell>
          <table:table-cell table:style-name="ce4" table:formula="of:=[$redistribution_low.H67]" office:value-type="float" office:value="8.30843449069337" calcext:value-type="float">
            <text:p>8.30843449069337</text:p>
          </table:table-cell>
          <table:table-cell table:style-name="ce4" table:formula="of:=[$redistribution_low.I67]" office:value-type="float" office:value="10.1291270137763" calcext:value-type="float">
            <text:p>10.1291270137763</text:p>
          </table:table-cell>
          <table:table-cell table:number-columns-repeated="47"/>
        </table:table-row>
        <table:table-row table:style-name="ro7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F68]" office:value-type="float" office:value="7.3134635844112" calcext:value-type="float">
            <text:p>7.3134635844112</text:p>
          </table:table-cell>
          <table:table-cell table:style-name="ce4" table:formula="of:=[$Redistribution_high.G68]" office:value-type="float" office:value="10.1583678185487" calcext:value-type="float">
            <text:p>10.1583678185487</text:p>
          </table:table-cell>
          <table:table-cell table:style-name="ce4" table:formula="of:=[$Redistribution_high.H68]" office:value-type="float" office:value="7.68631110733163" calcext:value-type="float">
            <text:p>7.68631110733163</text:p>
          </table:table-cell>
          <table:table-cell table:style-name="ce4" table:formula="of:=[$Redistribution_high.I68]" office:value-type="float" office:value="9.49546269150282" calcext:value-type="float">
            <text:p>9.49546269150282</text:p>
          </table:table-cell>
          <table:table-cell table:style-name="ce4"/>
          <table:table-cell/>
          <table:table-cell table:style-name="ce4" table:formula="of:=[$Redistribution_central.F68]" office:value-type="float" office:value="6.50499011040613" calcext:value-type="float">
            <text:p>6.50499011040613</text:p>
          </table:table-cell>
          <table:table-cell table:style-name="ce4" table:formula="of:=[$Redistribution_central.G68]" office:value-type="float" office:value="11.1523440292499" calcext:value-type="float">
            <text:p>11.1523440292499</text:p>
          </table:table-cell>
          <table:table-cell table:style-name="ce4" table:formula="of:=[$Redistribution_central.H68]" office:value-type="float" office:value="7.08197723064473" calcext:value-type="float">
            <text:p>7.08197723064473</text:p>
          </table:table-cell>
          <table:table-cell table:style-name="ce4" table:formula="of:=[$Redistribution_central.I68]" office:value-type="float" office:value="10.0182943338621" calcext:value-type="float">
            <text:p>10.0182943338621</text:p>
          </table:table-cell>
          <table:table-cell table:style-name="ce4"/>
          <table:table-cell/>
          <table:table-cell table:style-name="ce4" table:formula="of:=[$redistribution_low.F68]" office:value-type="float" office:value="7.31116398920983" calcext:value-type="float">
            <text:p>7.31116398920983</text:p>
          </table:table-cell>
          <table:table-cell table:style-name="ce4" table:formula="of:=[$redistribution_low.G68]" office:value-type="float" office:value="11.1512501703804" calcext:value-type="float">
            <text:p>11.1512501703804</text:p>
          </table:table-cell>
          <table:table-cell table:style-name="ce4" table:formula="of:=[$redistribution_low.H68]" office:value-type="float" office:value="7.71722955031145" calcext:value-type="float">
            <text:p>7.71722955031145</text:p>
          </table:table-cell>
          <table:table-cell table:style-name="ce4" table:formula="of:=[$redistribution_low.I68]" office:value-type="float" office:value="9.86917138227731" calcext:value-type="float">
            <text:p>9.86917138227731</text:p>
          </table:table-cell>
          <table:table-cell table:number-columns-repeated="47"/>
        </table:table-row>
        <table:table-row table:style-name="ro7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F69]" office:value-type="float" office:value="6.72105695303186" calcext:value-type="float">
            <text:p>6.72105695303186</text:p>
          </table:table-cell>
          <table:table-cell table:style-name="ce4" table:formula="of:=[$Redistribution_high.G69]" office:value-type="float" office:value="10.4588846305618" calcext:value-type="float">
            <text:p>10.4588846305618</text:p>
          </table:table-cell>
          <table:table-cell table:style-name="ce4" table:formula="of:=[$Redistribution_high.H69]" office:value-type="float" office:value="7.20571540219768" calcext:value-type="float">
            <text:p>7.20571540219768</text:p>
          </table:table-cell>
          <table:table-cell table:style-name="ce4" table:formula="of:=[$Redistribution_high.I69]" office:value-type="float" office:value="8.88204567252842" calcext:value-type="float">
            <text:p>8.88204567252842</text:p>
          </table:table-cell>
          <table:table-cell table:style-name="ce4"/>
          <table:table-cell/>
          <table:table-cell table:style-name="ce4" table:formula="of:=[$Redistribution_central.F69]" office:value-type="float" office:value="6.86360032879389" calcext:value-type="float">
            <text:p>6.86360032879389</text:p>
          </table:table-cell>
          <table:table-cell table:style-name="ce4" table:formula="of:=[$Redistribution_central.G69]" office:value-type="float" office:value="11.098509594085" calcext:value-type="float">
            <text:p>11.098509594085</text:p>
          </table:table-cell>
          <table:table-cell table:style-name="ce4" table:formula="of:=[$Redistribution_central.H69]" office:value-type="float" office:value="7.41498707051045" calcext:value-type="float">
            <text:p>7.41498707051045</text:p>
          </table:table-cell>
          <table:table-cell table:style-name="ce4" table:formula="of:=[$Redistribution_central.I69]" office:value-type="float" office:value="9.85802207013112" calcext:value-type="float">
            <text:p>9.85802207013112</text:p>
          </table:table-cell>
          <table:table-cell table:style-name="ce4"/>
          <table:table-cell/>
          <table:table-cell table:style-name="ce4" table:formula="of:=[$redistribution_low.F69]" office:value-type="float" office:value="7.33414635079998" calcext:value-type="float">
            <text:p>7.33414635079998</text:p>
          </table:table-cell>
          <table:table-cell table:style-name="ce4" table:formula="of:=[$redistribution_low.G69]" office:value-type="float" office:value="11.4944636711248" calcext:value-type="float">
            <text:p>11.4944636711248</text:p>
          </table:table-cell>
          <table:table-cell table:style-name="ce4" table:formula="of:=[$redistribution_low.H69]" office:value-type="float" office:value="8.00576695317242" calcext:value-type="float">
            <text:p>8.00576695317242</text:p>
          </table:table-cell>
          <table:table-cell table:style-name="ce4" table:formula="of:=[$redistribution_low.I69]" office:value-type="float" office:value="10.0649114709288" calcext:value-type="float">
            <text:p>10.0649114709288</text:p>
          </table:table-cell>
          <table:table-cell table:number-columns-repeated="47"/>
        </table:table-row>
        <table:table-row table:style-name="ro6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F70]" office:value-type="float" office:value="6.81483655677355" calcext:value-type="float">
            <text:p>6.81483655677355</text:p>
          </table:table-cell>
          <table:table-cell table:style-name="ce4" table:formula="of:=[$Redistribution_high.G70]" office:value-type="float" office:value="10.4056983799273" calcext:value-type="float">
            <text:p>10.4056983799273</text:p>
          </table:table-cell>
          <table:table-cell table:style-name="ce4" table:formula="of:=[$Redistribution_high.H70]" office:value-type="float" office:value="7.50776607830469" calcext:value-type="float">
            <text:p>7.50776607830469</text:p>
          </table:table-cell>
          <table:table-cell table:style-name="ce4" table:formula="of:=[$Redistribution_high.I70]" office:value-type="float" office:value="9.36108546011823" calcext:value-type="float">
            <text:p>9.36108546011823</text:p>
          </table:table-cell>
          <table:table-cell table:style-name="ce4"/>
          <table:table-cell/>
          <table:table-cell table:style-name="ce4" table:formula="of:=[$Redistribution_central.F70]" office:value-type="float" office:value="6.46834864606435" calcext:value-type="float">
            <text:p>6.46834864606435</text:p>
          </table:table-cell>
          <table:table-cell table:style-name="ce4" table:formula="of:=[$Redistribution_central.G70]" office:value-type="float" office:value="10.1516777287404" calcext:value-type="float">
            <text:p>10.1516777287404</text:p>
          </table:table-cell>
          <table:table-cell table:style-name="ce4" table:formula="of:=[$Redistribution_central.H70]" office:value-type="float" office:value="6.87285786833321" calcext:value-type="float">
            <text:p>6.87285786833321</text:p>
          </table:table-cell>
          <table:table-cell table:style-name="ce4" table:formula="of:=[$Redistribution_central.I70]" office:value-type="float" office:value="9.34311886586825" calcext:value-type="float">
            <text:p>9.34311886586825</text:p>
          </table:table-cell>
          <table:table-cell table:style-name="ce4"/>
          <table:table-cell/>
          <table:table-cell table:style-name="ce4" table:formula="of:=[$redistribution_low.F70]" office:value-type="float" office:value="7.11750029611847" calcext:value-type="float">
            <text:p>7.11750029611847</text:p>
          </table:table-cell>
          <table:table-cell table:style-name="ce4" table:formula="of:=[$redistribution_low.G70]" office:value-type="float" office:value="10.6845746689998" calcext:value-type="float">
            <text:p>10.6845746689998</text:p>
          </table:table-cell>
          <table:table-cell table:style-name="ce4" table:formula="of:=[$redistribution_low.H70]" office:value-type="float" office:value="7.71797677628513" calcext:value-type="float">
            <text:p>7.71797677628513</text:p>
          </table:table-cell>
          <table:table-cell table:style-name="ce4" table:formula="of:=[$redistribution_low.I70]" office:value-type="float" office:value="9.65513518313643" calcext:value-type="float">
            <text:p>9.65513518313643</text:p>
          </table:table-cell>
          <table:table-cell table:number-columns-repeated="47"/>
        </table:table-row>
        <table:table-row table:style-name="ro7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F71]" office:value-type="float" office:value="6.67900366138894" calcext:value-type="float">
            <text:p>6.67900366138894</text:p>
          </table:table-cell>
          <table:table-cell table:style-name="ce4" table:formula="of:=[$Redistribution_high.G71]" office:value-type="float" office:value="10.2537020750413" calcext:value-type="float">
            <text:p>10.2537020750413</text:p>
          </table:table-cell>
          <table:table-cell table:style-name="ce4" table:formula="of:=[$Redistribution_high.H71]" office:value-type="float" office:value="6.88829585765441" calcext:value-type="float">
            <text:p>6.88829585765441</text:p>
          </table:table-cell>
          <table:table-cell table:style-name="ce4" table:formula="of:=[$Redistribution_high.I71]" office:value-type="float" office:value="9.36618003514954" calcext:value-type="float">
            <text:p>9.36618003514954</text:p>
          </table:table-cell>
          <table:table-cell table:style-name="ce4"/>
          <table:table-cell/>
          <table:table-cell table:style-name="ce4" table:formula="of:=[$Redistribution_central.F71]" office:value-type="float" office:value="6.76466370578637" calcext:value-type="float">
            <text:p>6.76466370578637</text:p>
          </table:table-cell>
          <table:table-cell table:style-name="ce4" table:formula="of:=[$Redistribution_central.G71]" office:value-type="float" office:value="10.9953587738158" calcext:value-type="float">
            <text:p>10.9953587738158</text:p>
          </table:table-cell>
          <table:table-cell table:style-name="ce4" table:formula="of:=[$Redistribution_central.H71]" office:value-type="float" office:value="7.42423339199281" calcext:value-type="float">
            <text:p>7.42423339199281</text:p>
          </table:table-cell>
          <table:table-cell table:style-name="ce4" table:formula="of:=[$Redistribution_central.I71]" office:value-type="float" office:value="10.1658145262819" calcext:value-type="float">
            <text:p>10.1658145262819</text:p>
          </table:table-cell>
          <table:table-cell table:style-name="ce4"/>
          <table:table-cell/>
          <table:table-cell table:style-name="ce4" table:formula="of:=[$redistribution_low.F71]" office:value-type="float" office:value="7.47716833385147" calcext:value-type="float">
            <text:p>7.47716833385147</text:p>
          </table:table-cell>
          <table:table-cell table:style-name="ce4" table:formula="of:=[$redistribution_low.G71]" office:value-type="float" office:value="10.7059237301157" calcext:value-type="float">
            <text:p>10.7059237301157</text:p>
          </table:table-cell>
          <table:table-cell table:style-name="ce4" table:formula="of:=[$redistribution_low.H71]" office:value-type="float" office:value="7.66493159573033" calcext:value-type="float">
            <text:p>7.66493159573033</text:p>
          </table:table-cell>
          <table:table-cell table:style-name="ce4" table:formula="of:=[$redistribution_low.I71]" office:value-type="float" office:value="9.97587636829597" calcext:value-type="float">
            <text:p>9.97587636829597</text:p>
          </table:table-cell>
          <table:table-cell table:number-columns-repeated="47"/>
        </table:table-row>
        <table:table-row table:style-name="ro7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F72]" office:value-type="float" office:value="6.68757887748701" calcext:value-type="float">
            <text:p>6.68757887748701</text:p>
          </table:table-cell>
          <table:table-cell table:style-name="ce4" table:formula="of:=[$Redistribution_high.G72]" office:value-type="float" office:value="10.8769112247754" calcext:value-type="float">
            <text:p>10.8769112247754</text:p>
          </table:table-cell>
          <table:table-cell table:style-name="ce4" table:formula="of:=[$Redistribution_high.H72]" office:value-type="float" office:value="6.99523707771697" calcext:value-type="float">
            <text:p>6.99523707771697</text:p>
          </table:table-cell>
          <table:table-cell table:style-name="ce4" table:formula="of:=[$Redistribution_high.I72]" office:value-type="float" office:value="10.6168473293965" calcext:value-type="float">
            <text:p>10.6168473293965</text:p>
          </table:table-cell>
          <table:table-cell table:style-name="ce4"/>
          <table:table-cell/>
          <table:table-cell table:style-name="ce4" table:formula="of:=[$Redistribution_central.F72]" office:value-type="float" office:value="6.50052448845647" calcext:value-type="float">
            <text:p>6.50052448845647</text:p>
          </table:table-cell>
          <table:table-cell table:style-name="ce4" table:formula="of:=[$Redistribution_central.G72]" office:value-type="float" office:value="9.82673596193857" calcext:value-type="float">
            <text:p>9.82673596193857</text:p>
          </table:table-cell>
          <table:table-cell table:style-name="ce4" table:formula="of:=[$Redistribution_central.H72]" office:value-type="float" office:value="7.09121039147455" calcext:value-type="float">
            <text:p>7.09121039147455</text:p>
          </table:table-cell>
          <table:table-cell table:style-name="ce4" table:formula="of:=[$Redistribution_central.I72]" office:value-type="float" office:value="9.2485762561384" calcext:value-type="float">
            <text:p>9.2485762561384</text:p>
          </table:table-cell>
          <table:table-cell table:style-name="ce4"/>
          <table:table-cell/>
          <table:table-cell table:style-name="ce4" table:formula="of:=[$redistribution_low.F72]" office:value-type="float" office:value="7.20387451821577" calcext:value-type="float">
            <text:p>7.20387451821577</text:p>
          </table:table-cell>
          <table:table-cell table:style-name="ce4" table:formula="of:=[$redistribution_low.G72]" office:value-type="float" office:value="10.8778717632081" calcext:value-type="float">
            <text:p>10.8778717632081</text:p>
          </table:table-cell>
          <table:table-cell table:style-name="ce4" table:formula="of:=[$redistribution_low.H72]" office:value-type="float" office:value="7.67257338029137" calcext:value-type="float">
            <text:p>7.67257338029137</text:p>
          </table:table-cell>
          <table:table-cell table:style-name="ce4" table:formula="of:=[$redistribution_low.I72]" office:value-type="float" office:value="10.0601150394917" calcext:value-type="float">
            <text:p>10.0601150394917</text:p>
          </table:table-cell>
          <table:table-cell table:number-columns-repeated="47"/>
        </table:table-row>
        <table:table-row table:style-name="ro6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F73]" office:value-type="float" office:value="6.41517636075626" calcext:value-type="float">
            <text:p>6.41517636075626</text:p>
          </table:table-cell>
          <table:table-cell table:style-name="ce4" table:formula="of:=[$Redistribution_high.G73]" office:value-type="float" office:value="9.38295037938385" calcext:value-type="float">
            <text:p>9.38295037938385</text:p>
          </table:table-cell>
          <table:table-cell table:style-name="ce4" table:formula="of:=[$Redistribution_high.H73]" office:value-type="float" office:value="6.84842948894157" calcext:value-type="float">
            <text:p>6.84842948894157</text:p>
          </table:table-cell>
          <table:table-cell table:style-name="ce4" table:formula="of:=[$Redistribution_high.I73]" office:value-type="float" office:value="9.10850004853464" calcext:value-type="float">
            <text:p>9.10850004853464</text:p>
          </table:table-cell>
          <table:table-cell table:style-name="ce4"/>
          <table:table-cell/>
          <table:table-cell table:style-name="ce4" table:formula="of:=[$Redistribution_central.F73]" office:value-type="float" office:value="6.91859194313272" calcext:value-type="float">
            <text:p>6.91859194313272</text:p>
          </table:table-cell>
          <table:table-cell table:style-name="ce4" table:formula="of:=[$Redistribution_central.G73]" office:value-type="float" office:value="11.5845892583931" calcext:value-type="float">
            <text:p>11.5845892583931</text:p>
          </table:table-cell>
          <table:table-cell table:style-name="ce4" table:formula="of:=[$Redistribution_central.H73]" office:value-type="float" office:value="7.22686435468407" calcext:value-type="float">
            <text:p>7.22686435468407</text:p>
          </table:table-cell>
          <table:table-cell table:style-name="ce4" table:formula="of:=[$Redistribution_central.I73]" office:value-type="float" office:value="10.7983542385684" calcext:value-type="float">
            <text:p>10.7983542385684</text:p>
          </table:table-cell>
          <table:table-cell table:style-name="ce4"/>
          <table:table-cell/>
          <table:table-cell table:style-name="ce4" table:formula="of:=[$redistribution_low.F73]" office:value-type="float" office:value="7.81590584344781" calcext:value-type="float">
            <text:p>7.81590584344781</text:p>
          </table:table-cell>
          <table:table-cell table:style-name="ce4" table:formula="of:=[$redistribution_low.G73]" office:value-type="float" office:value="10.7534181618238" calcext:value-type="float">
            <text:p>10.7534181618238</text:p>
          </table:table-cell>
          <table:table-cell table:style-name="ce4" table:formula="of:=[$redistribution_low.H73]" office:value-type="float" office:value="8.4802220689253" calcext:value-type="float">
            <text:p>8.4802220689253</text:p>
          </table:table-cell>
          <table:table-cell table:style-name="ce4" table:formula="of:=[$redistribution_low.I73]" office:value-type="float" office:value="10.2665580125425" calcext:value-type="float">
            <text:p>10.2665580125425</text:p>
          </table:table-cell>
          <table:table-cell table:number-columns-repeated="47"/>
        </table:table-row>
        <table:table-row table:style-name="ro6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F74]" office:value-type="float" office:value="6.30780661600499" calcext:value-type="float">
            <text:p>6.30780661600499</text:p>
          </table:table-cell>
          <table:table-cell table:style-name="ce4" table:formula="of:=[$Redistribution_high.G74]" office:value-type="float" office:value="9.68713882766248" calcext:value-type="float">
            <text:p>9.68713882766248</text:p>
          </table:table-cell>
          <table:table-cell table:style-name="ce4" table:formula="of:=[$Redistribution_high.H74]" office:value-type="float" office:value="6.7553999755834" calcext:value-type="float">
            <text:p>6.7553999755834</text:p>
          </table:table-cell>
          <table:table-cell table:style-name="ce4" table:formula="of:=[$Redistribution_high.I74]" office:value-type="float" office:value="9.04606347933286" calcext:value-type="float">
            <text:p>9.04606347933286</text:p>
          </table:table-cell>
          <table:table-cell table:style-name="ce4"/>
          <table:table-cell/>
          <table:table-cell table:style-name="ce4" table:formula="of:=[$Redistribution_central.F74]" office:value-type="float" office:value="6.97592227734227" calcext:value-type="float">
            <text:p>6.97592227734227</text:p>
          </table:table-cell>
          <table:table-cell table:style-name="ce4" table:formula="of:=[$Redistribution_central.G74]" office:value-type="float" office:value="10.4763524070045" calcext:value-type="float">
            <text:p>10.4763524070045</text:p>
          </table:table-cell>
          <table:table-cell table:style-name="ce4" table:formula="of:=[$Redistribution_central.H74]" office:value-type="float" office:value="7.17197196718684" calcext:value-type="float">
            <text:p>7.17197196718684</text:p>
          </table:table-cell>
          <table:table-cell table:style-name="ce4" table:formula="of:=[$Redistribution_central.I74]" office:value-type="float" office:value="10.2712597501403" calcext:value-type="float">
            <text:p>10.2712597501403</text:p>
          </table:table-cell>
          <table:table-cell table:style-name="ce4"/>
          <table:table-cell/>
          <table:table-cell table:style-name="ce4" table:formula="of:=[$redistribution_low.F74]" office:value-type="float" office:value="7.42812190974133" calcext:value-type="float">
            <text:p>7.42812190974133</text:p>
          </table:table-cell>
          <table:table-cell table:style-name="ce4" table:formula="of:=[$redistribution_low.G74]" office:value-type="float" office:value="10.3900215903389" calcext:value-type="float">
            <text:p>10.3900215903389</text:p>
          </table:table-cell>
          <table:table-cell table:style-name="ce4" table:formula="of:=[$redistribution_low.H74]" office:value-type="float" office:value="7.8781064749963" calcext:value-type="float">
            <text:p>7.8781064749963</text:p>
          </table:table-cell>
          <table:table-cell table:style-name="ce4" table:formula="of:=[$redistribution_low.I74]" office:value-type="float" office:value="9.42954019784626" calcext:value-type="float">
            <text:p>9.42954019784626</text:p>
          </table:table-cell>
          <table:table-cell table:number-columns-repeated="47"/>
        </table:table-row>
        <table:table-row table:style-name="ro7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F75]" office:value-type="float" office:value="6.96189550852334" calcext:value-type="float">
            <text:p>6.96189550852334</text:p>
          </table:table-cell>
          <table:table-cell table:style-name="ce4" table:formula="of:=[$Redistribution_high.G75]" office:value-type="float" office:value="10.8079314442711" calcext:value-type="float">
            <text:p>10.8079314442711</text:p>
          </table:table-cell>
          <table:table-cell table:style-name="ce4" table:formula="of:=[$Redistribution_high.H75]" office:value-type="float" office:value="7.1224629897935" calcext:value-type="float">
            <text:p>7.1224629897935</text:p>
          </table:table-cell>
          <table:table-cell table:style-name="ce4" table:formula="of:=[$Redistribution_high.I75]" office:value-type="float" office:value="10.4578703815083" calcext:value-type="float">
            <text:p>10.4578703815083</text:p>
          </table:table-cell>
          <table:table-cell table:style-name="ce4"/>
          <table:table-cell/>
          <table:table-cell table:style-name="ce4" table:formula="of:=[$Redistribution_central.F75]" office:value-type="float" office:value="7.34984095622931" calcext:value-type="float">
            <text:p>7.34984095622931</text:p>
          </table:table-cell>
          <table:table-cell table:style-name="ce4" table:formula="of:=[$Redistribution_central.G75]" office:value-type="float" office:value="11.2340064065649" calcext:value-type="float">
            <text:p>11.2340064065649</text:p>
          </table:table-cell>
          <table:table-cell table:style-name="ce4" table:formula="of:=[$Redistribution_central.H75]" office:value-type="float" office:value="7.82450647922228" calcext:value-type="float">
            <text:p>7.82450647922228</text:p>
          </table:table-cell>
          <table:table-cell table:style-name="ce4" table:formula="of:=[$Redistribution_central.I75]" office:value-type="float" office:value="10.8251870258892" calcext:value-type="float">
            <text:p>10.8251870258892</text:p>
          </table:table-cell>
          <table:table-cell table:style-name="ce4"/>
          <table:table-cell/>
          <table:table-cell table:style-name="ce4" table:formula="of:=[$redistribution_low.F75]" office:value-type="float" office:value="7.53450855236957" calcext:value-type="float">
            <text:p>7.53450855236957</text:p>
          </table:table-cell>
          <table:table-cell table:style-name="ce4" table:formula="of:=[$redistribution_low.G75]" office:value-type="float" office:value="10.5829965064876" calcext:value-type="float">
            <text:p>10.5829965064876</text:p>
          </table:table-cell>
          <table:table-cell table:style-name="ce4" table:formula="of:=[$redistribution_low.H75]" office:value-type="float" office:value="7.75954111978835" calcext:value-type="float">
            <text:p>7.75954111978835</text:p>
          </table:table-cell>
          <table:table-cell table:style-name="ce4" table:formula="of:=[$redistribution_low.I75]" office:value-type="float" office:value="10.0448403784106" calcext:value-type="float">
            <text:p>10.0448403784106</text:p>
          </table:table-cell>
          <table:table-cell table:number-columns-repeated="47"/>
        </table:table-row>
        <table:table-row table:style-name="ro7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F76]" office:value-type="float" office:value="6.69122958251707" calcext:value-type="float">
            <text:p>6.69122958251707</text:p>
          </table:table-cell>
          <table:table-cell table:style-name="ce4" table:formula="of:=[$Redistribution_high.G76]" office:value-type="float" office:value="10.2405982633134" calcext:value-type="float">
            <text:p>10.2405982633134</text:p>
          </table:table-cell>
          <table:table-cell table:style-name="ce4" table:formula="of:=[$Redistribution_high.H76]" office:value-type="float" office:value="6.88829585765441" calcext:value-type="float">
            <text:p>6.88829585765441</text:p>
          </table:table-cell>
          <table:table-cell table:style-name="ce4" table:formula="of:=[$Redistribution_high.I76]" office:value-type="float" office:value="10.1322451290209" calcext:value-type="float">
            <text:p>10.1322451290209</text:p>
          </table:table-cell>
          <table:table-cell table:style-name="ce4"/>
          <table:table-cell/>
          <table:table-cell table:style-name="ce4" table:formula="of:=[$Redistribution_central.F76]" office:value-type="float" office:value="7.11433657830207" calcext:value-type="float">
            <text:p>7.11433657830207</text:p>
          </table:table-cell>
          <table:table-cell table:style-name="ce4" table:formula="of:=[$Redistribution_central.G76]" office:value-type="float" office:value="11.0830992756253" calcext:value-type="float">
            <text:p>11.0830992756253</text:p>
          </table:table-cell>
          <table:table-cell table:style-name="ce4" table:formula="of:=[$Redistribution_central.H76]" office:value-type="float" office:value="7.41774532318638" calcext:value-type="float">
            <text:p>7.41774532318638</text:p>
          </table:table-cell>
          <table:table-cell table:style-name="ce4" table:formula="of:=[$Redistribution_central.I76]" office:value-type="float" office:value="10.7598830946307" calcext:value-type="float">
            <text:p>10.7598830946307</text:p>
          </table:table-cell>
          <table:table-cell table:style-name="ce4"/>
          <table:table-cell/>
          <table:table-cell table:style-name="ce4" table:formula="of:=[$redistribution_low.F76]" office:value-type="float" office:value="7.20598285857868" calcext:value-type="float">
            <text:p>7.20598285857868</text:p>
          </table:table-cell>
          <table:table-cell table:style-name="ce4" table:formula="of:=[$redistribution_low.G76]" office:value-type="float" office:value="10.6618319120396" calcext:value-type="float">
            <text:p>10.6618319120396</text:p>
          </table:table-cell>
          <table:table-cell table:style-name="ce4" table:formula="of:=[$redistribution_low.H76]" office:value-type="float" office:value="7.83439642201153" calcext:value-type="float">
            <text:p>7.83439642201153</text:p>
          </table:table-cell>
          <table:table-cell table:style-name="ce4" table:formula="of:=[$redistribution_low.I76]" office:value-type="float" office:value="10.0217170183282" calcext:value-type="float">
            <text:p>10.0217170183282</text:p>
          </table:table-cell>
          <table:table-cell table:number-columns-repeated="47"/>
        </table:table-row>
        <table:table-row table:style-name="ro7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F77]" office:value-type="float" office:value="6.87918833281124" calcext:value-type="float">
            <text:p>6.87918833281124</text:p>
          </table:table-cell>
          <table:table-cell table:style-name="ce4" table:formula="of:=[$Redistribution_high.G77]" office:value-type="float" office:value="11.1812780093767" calcext:value-type="float">
            <text:p>11.1812780093767</text:p>
          </table:table-cell>
          <table:table-cell table:style-name="ce4" table:formula="of:=[$Redistribution_high.H77]" office:value-type="float" office:value="7.13361167155788" calcext:value-type="float">
            <text:p>7.13361167155788</text:p>
          </table:table-cell>
          <table:table-cell table:style-name="ce4" table:formula="of:=[$Redistribution_high.I77]" office:value-type="float" office:value="10.5145026906822" calcext:value-type="float">
            <text:p>10.5145026906822</text:p>
          </table:table-cell>
          <table:table-cell table:style-name="ce4"/>
          <table:table-cell/>
          <table:table-cell table:style-name="ce4" table:formula="of:=[$Redistribution_central.F77]" office:value-type="float" office:value="7.27719890189093" calcext:value-type="float">
            <text:p>7.27719890189093</text:p>
          </table:table-cell>
          <table:table-cell table:style-name="ce4" table:formula="of:=[$Redistribution_central.G77]" office:value-type="float" office:value="11.2065544833908" calcext:value-type="float">
            <text:p>11.2065544833908</text:p>
          </table:table-cell>
          <table:table-cell table:style-name="ce4" table:formula="of:=[$Redistribution_central.H77]" office:value-type="float" office:value="7.61300768727547" calcext:value-type="float">
            <text:p>7.61300768727547</text:p>
          </table:table-cell>
          <table:table-cell table:style-name="ce4" table:formula="of:=[$Redistribution_central.I77]" office:value-type="float" office:value="10.9409451930452" calcext:value-type="float">
            <text:p>10.9409451930452</text:p>
          </table:table-cell>
          <table:table-cell table:style-name="ce4"/>
          <table:table-cell/>
          <table:table-cell table:style-name="ce4" table:formula="of:=[$redistribution_low.F77]" office:value-type="float" office:value="7.11917306863455" calcext:value-type="float">
            <text:p>7.11917306863455</text:p>
          </table:table-cell>
          <table:table-cell table:style-name="ce4" table:formula="of:=[$redistribution_low.G77]" office:value-type="float" office:value="10.1392255195905" calcext:value-type="float">
            <text:p>10.1392255195905</text:p>
          </table:table-cell>
          <table:table-cell table:style-name="ce4" table:formula="of:=[$redistribution_low.H77]" office:value-type="float" office:value="7.53433945253912" calcext:value-type="float">
            <text:p>7.53433945253912</text:p>
          </table:table-cell>
          <table:table-cell table:style-name="ce4" table:formula="of:=[$redistribution_low.I77]" office:value-type="float" office:value="9.26160361373406" calcext:value-type="float">
            <text:p>9.26160361373406</text:p>
          </table:table-cell>
          <table:table-cell table:number-columns-repeated="47"/>
        </table:table-row>
        <table:table-row table:style-name="ro7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F78]" office:value-type="float" office:value="6.48588938750685" calcext:value-type="float">
            <text:p>6.48588938750685</text:p>
          </table:table-cell>
          <table:table-cell table:style-name="ce4" table:formula="of:=[$Redistribution_high.G78]" office:value-type="float" office:value="11.3040327182134" calcext:value-type="float">
            <text:p>11.3040327182134</text:p>
          </table:table-cell>
          <table:table-cell table:style-name="ce4" table:formula="of:=[$Redistribution_high.H78]" office:value-type="float" office:value="7.07517249001489" calcext:value-type="float">
            <text:p>7.07517249001489</text:p>
          </table:table-cell>
          <table:table-cell table:style-name="ce4" table:formula="of:=[$Redistribution_high.I78]" office:value-type="float" office:value="10.7520060351568" calcext:value-type="float">
            <text:p>10.7520060351568</text:p>
          </table:table-cell>
          <table:table-cell table:style-name="ce4"/>
          <table:table-cell/>
          <table:table-cell table:style-name="ce4" table:formula="of:=[$Redistribution_central.F78]" office:value-type="float" office:value="6.86708602857321" calcext:value-type="float">
            <text:p>6.86708602857321</text:p>
          </table:table-cell>
          <table:table-cell table:style-name="ce4" table:formula="of:=[$Redistribution_central.G78]" office:value-type="float" office:value="10.1112790481856" calcext:value-type="float">
            <text:p>10.1112790481856</text:p>
          </table:table-cell>
          <table:table-cell table:style-name="ce4" table:formula="of:=[$Redistribution_central.H78]" office:value-type="float" office:value="7.23091803574979" calcext:value-type="float">
            <text:p>7.23091803574979</text:p>
          </table:table-cell>
          <table:table-cell table:style-name="ce4" table:formula="of:=[$Redistribution_central.I78]" office:value-type="float" office:value="9.16177996473131" calcext:value-type="float">
            <text:p>9.16177996473131</text:p>
          </table:table-cell>
          <table:table-cell table:style-name="ce4"/>
          <table:table-cell/>
          <table:table-cell table:style-name="ce4" table:formula="of:=[$redistribution_low.F78]" office:value-type="float" office:value="7.23764829774847" calcext:value-type="float">
            <text:p>7.23764829774847</text:p>
          </table:table-cell>
          <table:table-cell table:style-name="ce4" table:formula="of:=[$redistribution_low.G78]" office:value-type="float" office:value="10.4236534134231" calcext:value-type="float">
            <text:p>10.4236534134231</text:p>
          </table:table-cell>
          <table:table-cell table:style-name="ce4" table:formula="of:=[$redistribution_low.H78]" office:value-type="float" office:value="7.52816651559142" calcext:value-type="float">
            <text:p>7.52816651559142</text:p>
          </table:table-cell>
          <table:table-cell table:style-name="ce4" table:formula="of:=[$redistribution_low.I78]" office:value-type="float" office:value="9.51441062641802" calcext:value-type="float">
            <text:p>9.51441062641802</text:p>
          </table:table-cell>
          <table:table-cell table:number-columns-repeated="47"/>
        </table:table-row>
        <table:table-row table:style-name="ro6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F79]" office:value-type="float" office:value="6.5260035151797" calcext:value-type="float">
            <text:p>6.5260035151797</text:p>
          </table:table-cell>
          <table:table-cell table:style-name="ce4" table:formula="of:=[$Redistribution_high.G79]" office:value-type="float" office:value="9.61539621344484" calcext:value-type="float">
            <text:p>9.61539621344484</text:p>
          </table:table-cell>
          <table:table-cell table:style-name="ce4" table:formula="of:=[$Redistribution_high.H79]" office:value-type="float" office:value="6.9075026078883" calcext:value-type="float">
            <text:p>6.9075026078883</text:p>
          </table:table-cell>
          <table:table-cell table:style-name="ce4" table:formula="of:=[$Redistribution_high.I79]" office:value-type="float" office:value="9.21338922583059" calcext:value-type="float">
            <text:p>9.21338922583059</text:p>
          </table:table-cell>
          <table:table-cell table:style-name="ce4"/>
          <table:table-cell/>
          <table:table-cell table:style-name="ce4" table:formula="of:=[$Redistribution_central.F79]" office:value-type="float" office:value="6.90261166319079" calcext:value-type="float">
            <text:p>6.90261166319079</text:p>
          </table:table-cell>
          <table:table-cell table:style-name="ce4" table:formula="of:=[$Redistribution_central.G79]" office:value-type="float" office:value="11.3686405222039" calcext:value-type="float">
            <text:p>11.3686405222039</text:p>
          </table:table-cell>
          <table:table-cell table:style-name="ce4" table:formula="of:=[$Redistribution_central.H79]" office:value-type="float" office:value="7.16840341987112" calcext:value-type="float">
            <text:p>7.16840341987112</text:p>
          </table:table-cell>
          <table:table-cell table:style-name="ce4" table:formula="of:=[$Redistribution_central.I79]" office:value-type="float" office:value="10.3074526273774" calcext:value-type="float">
            <text:p>10.3074526273774</text:p>
          </table:table-cell>
          <table:table-cell table:style-name="ce4"/>
          <table:table-cell/>
          <table:table-cell table:style-name="ce4" table:formula="of:=[$redistribution_low.F79]" office:value-type="float" office:value="7.15380263629792" calcext:value-type="float">
            <text:p>7.15380263629792</text:p>
          </table:table-cell>
          <table:table-cell table:style-name="ce4" table:formula="of:=[$redistribution_low.G79]" office:value-type="float" office:value="9.9279299004234" calcext:value-type="float">
            <text:p>9.9279299004234</text:p>
          </table:table-cell>
          <table:table-cell table:style-name="ce4" table:formula="of:=[$redistribution_low.H79]" office:value-type="float" office:value="7.28660472196442" calcext:value-type="float">
            <text:p>7.28660472196442</text:p>
          </table:table-cell>
          <table:table-cell table:style-name="ce4" table:formula="of:=[$redistribution_low.I79]" office:value-type="float" office:value="9.55678051343706" calcext:value-type="float">
            <text:p>9.55678051343706</text:p>
          </table:table-cell>
          <table:table-cell table:number-columns-repeated="47"/>
        </table:table-row>
        <table:table-row table:style-name="ro7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F80]" office:value-type="float" office:value="6.24786336262674" calcext:value-type="float">
            <text:p>6.24786336262674</text:p>
          </table:table-cell>
          <table:table-cell table:style-name="ce4" table:formula="of:=[$Redistribution_high.G80]" office:value-type="float" office:value="9.73126040619833" calcext:value-type="float">
            <text:p>9.73126040619833</text:p>
          </table:table-cell>
          <table:table-cell table:style-name="ce4" table:formula="of:=[$Redistribution_high.H80]" office:value-type="float" office:value="6.50401475874065" calcext:value-type="float">
            <text:p>6.50401475874065</text:p>
          </table:table-cell>
          <table:table-cell table:style-name="ce4" table:formula="of:=[$Redistribution_high.I80]" office:value-type="float" office:value="9.00675709950835" calcext:value-type="float">
            <text:p>9.00675709950835</text:p>
          </table:table-cell>
          <table:table-cell table:style-name="ce4"/>
          <table:table-cell/>
          <table:table-cell table:style-name="ce4" table:formula="of:=[$Redistribution_central.F80]" office:value-type="float" office:value="6.63702244787684" calcext:value-type="float">
            <text:p>6.63702244787684</text:p>
          </table:table-cell>
          <table:table-cell table:style-name="ce4" table:formula="of:=[$Redistribution_central.G80]" office:value-type="float" office:value="11.0604317350264" calcext:value-type="float">
            <text:p>11.0604317350264</text:p>
          </table:table-cell>
          <table:table-cell table:style-name="ce4" table:formula="of:=[$Redistribution_central.H80]" office:value-type="float" office:value="7.2319114636789" calcext:value-type="float">
            <text:p>7.2319114636789</text:p>
          </table:table-cell>
          <table:table-cell table:style-name="ce4" table:formula="of:=[$Redistribution_central.I80]" office:value-type="float" office:value="9.97817275176999" calcext:value-type="float">
            <text:p>9.97817275176999</text:p>
          </table:table-cell>
          <table:table-cell table:style-name="ce4"/>
          <table:table-cell/>
          <table:table-cell table:style-name="ce4" table:formula="of:=[$redistribution_low.F80]" office:value-type="float" office:value="6.88009045691991" calcext:value-type="float">
            <text:p>6.88009045691991</text:p>
          </table:table-cell>
          <table:table-cell table:style-name="ce4" table:formula="of:=[$redistribution_low.G80]" office:value-type="float" office:value="10.1175630327481" calcext:value-type="float">
            <text:p>10.1175630327481</text:p>
          </table:table-cell>
          <table:table-cell table:style-name="ce4" table:formula="of:=[$redistribution_low.H80]" office:value-type="float" office:value="7.2321528184357" calcext:value-type="float">
            <text:p>7.2321528184357</text:p>
          </table:table-cell>
          <table:table-cell table:style-name="ce4" table:formula="of:=[$redistribution_low.I80]" office:value-type="float" office:value="8.79603875268093" calcext:value-type="float">
            <text:p>8.79603875268093</text:p>
          </table:table-cell>
          <table:table-cell table:number-columns-repeated="47"/>
        </table:table-row>
        <table:table-row table:style-name="ro7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F81]" office:value-type="float" office:value="6.29788722723147" calcext:value-type="float">
            <text:p>6.29788722723147</text:p>
          </table:table-cell>
          <table:table-cell table:style-name="ce4" table:formula="of:=[$Redistribution_high.G81]" office:value-type="float" office:value="9.35746311454173" calcext:value-type="float">
            <text:p>9.35746311454173</text:p>
          </table:table-cell>
          <table:table-cell table:style-name="ce4" table:formula="of:=[$Redistribution_high.H81]" office:value-type="float" office:value="6.59190866907856" calcext:value-type="float">
            <text:p>6.59190866907856</text:p>
          </table:table-cell>
          <table:table-cell table:style-name="ce4" table:formula="of:=[$Redistribution_high.I81]" office:value-type="float" office:value="8.74363106498893" calcext:value-type="float">
            <text:p>8.74363106498893</text:p>
          </table:table-cell>
          <table:table-cell table:style-name="ce4"/>
          <table:table-cell/>
          <table:table-cell table:style-name="ce4" table:formula="of:=[$Redistribution_central.F81]" office:value-type="float" office:value="6.29792888330156" calcext:value-type="float">
            <text:p>6.29792888330156</text:p>
          </table:table-cell>
          <table:table-cell table:style-name="ce4" table:formula="of:=[$Redistribution_central.G81]" office:value-type="float" office:value="11.2294646584254" calcext:value-type="float">
            <text:p>11.2294646584254</text:p>
          </table:table-cell>
          <table:table-cell table:style-name="ce4" table:formula="of:=[$Redistribution_central.H81]" office:value-type="float" office:value="6.74144255798362" calcext:value-type="float">
            <text:p>6.74144255798362</text:p>
          </table:table-cell>
          <table:table-cell table:style-name="ce4" table:formula="of:=[$Redistribution_central.I81]" office:value-type="float" office:value="9.8204377268697" calcext:value-type="float">
            <text:p>9.8204377268697</text:p>
          </table:table-cell>
          <table:table-cell table:style-name="ce4"/>
          <table:table-cell/>
          <table:table-cell table:style-name="ce4" table:formula="of:=[$redistribution_low.F81]" office:value-type="float" office:value="7.28744819973607" calcext:value-type="float">
            <text:p>7.28744819973607</text:p>
          </table:table-cell>
          <table:table-cell table:style-name="ce4" table:formula="of:=[$redistribution_low.G81]" office:value-type="float" office:value="10.9132090421312" calcext:value-type="float">
            <text:p>10.9132090421312</text:p>
          </table:table-cell>
          <table:table-cell table:style-name="ce4" table:formula="of:=[$redistribution_low.H81]" office:value-type="float" office:value="7.48485923697434" calcext:value-type="float">
            <text:p>7.48485923697434</text:p>
          </table:table-cell>
          <table:table-cell table:style-name="ce4" table:formula="of:=[$redistribution_low.I81]" office:value-type="float" office:value="9.39348130843807" calcext:value-type="float">
            <text:p>9.39348130843807</text:p>
          </table:table-cell>
          <table:table-cell table:number-columns-repeated="47"/>
        </table:table-row>
        <table:table-row table:style-name="ro7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F82]" office:value-type="float" office:value="6.59901747324091" calcext:value-type="float">
            <text:p>6.59901747324091</text:p>
          </table:table-cell>
          <table:table-cell table:style-name="ce4" table:formula="of:=[$Redistribution_high.G82]" office:value-type="float" office:value="10.0248202056451" calcext:value-type="float">
            <text:p>10.0248202056451</text:p>
          </table:table-cell>
          <table:table-cell table:style-name="ce4" table:formula="of:=[$Redistribution_high.H82]" office:value-type="float" office:value="7.02472432976973" calcext:value-type="float">
            <text:p>7.02472432976973</text:p>
          </table:table-cell>
          <table:table-cell table:style-name="ce4" table:formula="of:=[$Redistribution_high.I82]" office:value-type="float" office:value="9.1576415219761" calcext:value-type="float">
            <text:p>9.1576415219761</text:p>
          </table:table-cell>
          <table:table-cell table:style-name="ce4"/>
          <table:table-cell/>
          <table:table-cell table:style-name="ce4" table:formula="of:=[$Redistribution_central.F82]" office:value-type="float" office:value="6.53076862723062" calcext:value-type="float">
            <text:p>6.53076862723062</text:p>
          </table:table-cell>
          <table:table-cell table:style-name="ce4" table:formula="of:=[$Redistribution_central.G82]" office:value-type="float" office:value="10.9549684098" calcext:value-type="float">
            <text:p>10.9549684098</text:p>
          </table:table-cell>
          <table:table-cell table:style-name="ce4" table:formula="of:=[$Redistribution_central.H82]" office:value-type="float" office:value="7.24013793859575" calcext:value-type="float">
            <text:p>7.24013793859575</text:p>
          </table:table-cell>
          <table:table-cell table:style-name="ce4" table:formula="of:=[$Redistribution_central.I82]" office:value-type="float" office:value="9.62886729396758" calcext:value-type="float">
            <text:p>9.62886729396758</text:p>
          </table:table-cell>
          <table:table-cell table:style-name="ce4"/>
          <table:table-cell/>
          <table:table-cell table:style-name="ce4" table:formula="of:=[$redistribution_low.F82]" office:value-type="float" office:value="7.51968368620289" calcext:value-type="float">
            <text:p>7.51968368620289</text:p>
          </table:table-cell>
          <table:table-cell table:style-name="ce4" table:formula="of:=[$redistribution_low.G82]" office:value-type="float" office:value="10.4154838728252" calcext:value-type="float">
            <text:p>10.4154838728252</text:p>
          </table:table-cell>
          <table:table-cell table:style-name="ce4" table:formula="of:=[$redistribution_low.H82]" office:value-type="float" office:value="7.80209664079892" calcext:value-type="float">
            <text:p>7.80209664079892</text:p>
          </table:table-cell>
          <table:table-cell table:style-name="ce4" table:formula="of:=[$redistribution_low.I82]" office:value-type="float" office:value="9.40758041131419" calcext:value-type="float">
            <text:p>9.40758041131419</text:p>
          </table:table-cell>
          <table:table-cell table:number-columns-repeated="47"/>
        </table:table-row>
        <table:table-row table:style-name="ro6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F83]" office:value-type="float" office:value="6.73444300833073" calcext:value-type="float">
            <text:p>6.73444300833073</text:p>
          </table:table-cell>
          <table:table-cell table:style-name="ce4" table:formula="of:=[$Redistribution_high.G83]" office:value-type="float" office:value="9.70693338707446" calcext:value-type="float">
            <text:p>9.70693338707446</text:p>
          </table:table-cell>
          <table:table-cell table:style-name="ce4" table:formula="of:=[$Redistribution_high.H83]" office:value-type="float" office:value="7.09461274363023" calcext:value-type="float">
            <text:p>7.09461274363023</text:p>
          </table:table-cell>
          <table:table-cell table:style-name="ce4" table:formula="of:=[$Redistribution_high.I83]" office:value-type="float" office:value="9.23037081057766" calcext:value-type="float">
            <text:p>9.23037081057766</text:p>
          </table:table-cell>
          <table:table-cell table:style-name="ce4"/>
          <table:table-cell/>
          <table:table-cell table:style-name="ce4" table:formula="of:=[$Redistribution_central.F83]" office:value-type="float" office:value="6.65825173393251" calcext:value-type="float">
            <text:p>6.65825173393251</text:p>
          </table:table-cell>
          <table:table-cell table:style-name="ce4" table:formula="of:=[$Redistribution_central.G83]" office:value-type="float" office:value="11.0566337059705" calcext:value-type="float">
            <text:p>11.0566337059705</text:p>
          </table:table-cell>
          <table:table-cell table:style-name="ce4" table:formula="of:=[$Redistribution_central.H83]" office:value-type="float" office:value="7.37593569705053" calcext:value-type="float">
            <text:p>7.37593569705053</text:p>
          </table:table-cell>
          <table:table-cell table:style-name="ce4" table:formula="of:=[$Redistribution_central.I83]" office:value-type="float" office:value="10.0811330560441" calcext:value-type="float">
            <text:p>10.0811330560441</text:p>
          </table:table-cell>
          <table:table-cell table:style-name="ce4"/>
          <table:table-cell/>
          <table:table-cell table:style-name="ce4" table:formula="of:=[$redistribution_low.F83]" office:value-type="float" office:value="7.73300042696195" calcext:value-type="float">
            <text:p>7.73300042696195</text:p>
          </table:table-cell>
          <table:table-cell table:style-name="ce4" table:formula="of:=[$redistribution_low.G83]" office:value-type="float" office:value="10.5421528214226" calcext:value-type="float">
            <text:p>10.5421528214226</text:p>
          </table:table-cell>
          <table:table-cell table:style-name="ce4" table:formula="of:=[$redistribution_low.H83]" office:value-type="float" office:value="8.00073063737246" calcext:value-type="float">
            <text:p>8.00073063737246</text:p>
          </table:table-cell>
          <table:table-cell table:style-name="ce4" table:formula="of:=[$redistribution_low.I83]" office:value-type="float" office:value="9.81199219669806" calcext:value-type="float">
            <text:p>9.81199219669806</text:p>
          </table:table-cell>
          <table:table-cell table:number-columns-repeated="47"/>
        </table:table-row>
        <table:table-row table:style-name="ro6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F84]" office:value-type="float" office:value="6.54578616529313" calcext:value-type="float">
            <text:p>6.54578616529313</text:p>
          </table:table-cell>
          <table:table-cell table:style-name="ce4" table:formula="of:=[$Redistribution_high.G84]" office:value-type="float" office:value="9.94962047948845" calcext:value-type="float">
            <text:p>9.94962047948845</text:p>
          </table:table-cell>
          <table:table-cell table:style-name="ce4" table:formula="of:=[$Redistribution_high.H84]" office:value-type="float" office:value="6.78316242841132" calcext:value-type="float">
            <text:p>6.78316242841132</text:p>
          </table:table-cell>
          <table:table-cell table:style-name="ce4" table:formula="of:=[$Redistribution_high.I84]" office:value-type="float" office:value="9.59118559770267" calcext:value-type="float">
            <text:p>9.59118559770267</text:p>
          </table:table-cell>
          <table:table-cell table:style-name="ce4"/>
          <table:table-cell/>
          <table:table-cell table:style-name="ce4" table:formula="of:=[$Redistribution_central.F84]" office:value-type="float" office:value="6.68910002822477" calcext:value-type="float">
            <text:p>6.68910002822477</text:p>
          </table:table-cell>
          <table:table-cell table:style-name="ce4" table:formula="of:=[$Redistribution_central.G84]" office:value-type="float" office:value="10.4410932801923" calcext:value-type="float">
            <text:p>10.4410932801923</text:p>
          </table:table-cell>
          <table:table-cell table:style-name="ce4" table:formula="of:=[$Redistribution_central.H84]" office:value-type="float" office:value="7.26205603086728" calcext:value-type="float">
            <text:p>7.26205603086728</text:p>
          </table:table-cell>
          <table:table-cell table:style-name="ce4" table:formula="of:=[$Redistribution_central.I84]" office:value-type="float" office:value="9.85773024630843" calcext:value-type="float">
            <text:p>9.85773024630843</text:p>
          </table:table-cell>
          <table:table-cell table:style-name="ce4"/>
          <table:table-cell/>
          <table:table-cell table:style-name="ce4" table:formula="of:=[$redistribution_low.F84]" office:value-type="float" office:value="7.62551673922211" calcext:value-type="float">
            <text:p>7.62551673922211</text:p>
          </table:table-cell>
          <table:table-cell table:style-name="ce4" table:formula="of:=[$redistribution_low.G84]" office:value-type="float" office:value="11.3535389433317" calcext:value-type="float">
            <text:p>11.3535389433317</text:p>
          </table:table-cell>
          <table:table-cell table:style-name="ce4" table:formula="of:=[$redistribution_low.H84]" office:value-type="float" office:value="8.05342157518888" calcext:value-type="float">
            <text:p>8.05342157518888</text:p>
          </table:table-cell>
          <table:table-cell table:style-name="ce4" table:formula="of:=[$redistribution_low.I84]" office:value-type="float" office:value="9.92397754603043" calcext:value-type="float">
            <text:p>9.92397754603043</text:p>
          </table:table-cell>
          <table:table-cell table:number-columns-repeated="47"/>
        </table:table-row>
        <table:table-row table:style-name="ro6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F85]" office:value-type="float" office:value="7.00958354931994" calcext:value-type="float">
            <text:p>7.00958354931994</text:p>
          </table:table-cell>
          <table:table-cell table:style-name="ce4" table:formula="of:=[$Redistribution_high.G85]" office:value-type="float" office:value="10.365647147783" calcext:value-type="float">
            <text:p>10.365647147783</text:p>
          </table:table-cell>
          <table:table-cell table:style-name="ce4" table:formula="of:=[$Redistribution_high.H85]" office:value-type="float" office:value="7.47437649754859" calcext:value-type="float">
            <text:p>7.47437649754859</text:p>
          </table:table-cell>
          <table:table-cell table:style-name="ce4" table:formula="of:=[$Redistribution_high.I85]" office:value-type="float" office:value="9.29201180487222" calcext:value-type="float">
            <text:p>9.29201180487222</text:p>
          </table:table-cell>
          <table:table-cell table:style-name="ce4"/>
          <table:table-cell/>
          <table:table-cell table:style-name="ce4" table:formula="of:=[$Redistribution_central.F85]" office:value-type="float" office:value="6.4680929486249" calcext:value-type="float">
            <text:p>6.4680929486249</text:p>
          </table:table-cell>
          <table:table-cell table:style-name="ce4" table:formula="of:=[$Redistribution_central.G85]" office:value-type="float" office:value="11.1023202425982" calcext:value-type="float">
            <text:p>11.1023202425982</text:p>
          </table:table-cell>
          <table:table-cell table:style-name="ce4" table:formula="of:=[$Redistribution_central.H85]" office:value-type="float" office:value="7.2511403350541" calcext:value-type="float">
            <text:p>7.2511403350541</text:p>
          </table:table-cell>
          <table:table-cell table:style-name="ce4" table:formula="of:=[$Redistribution_central.I85]" office:value-type="float" office:value="9.99089725779909" calcext:value-type="float">
            <text:p>9.99089725779909</text:p>
          </table:table-cell>
          <table:table-cell table:style-name="ce4"/>
          <table:table-cell/>
          <table:table-cell table:style-name="ce4" table:formula="of:=[$redistribution_low.F85]" office:value-type="float" office:value="7.69603129796972" calcext:value-type="float">
            <text:p>7.69603129796972</text:p>
          </table:table-cell>
          <table:table-cell table:style-name="ce4" table:formula="of:=[$redistribution_low.G85]" office:value-type="float" office:value="10.473159116693" calcext:value-type="float">
            <text:p>10.473159116693</text:p>
          </table:table-cell>
          <table:table-cell table:style-name="ce4" table:formula="of:=[$redistribution_low.H85]" office:value-type="float" office:value="7.76045035489538" calcext:value-type="float">
            <text:p>7.76045035489538</text:p>
          </table:table-cell>
          <table:table-cell table:style-name="ce4" table:formula="of:=[$redistribution_low.I85]" office:value-type="float" office:value="9.82338205002105" calcext:value-type="float">
            <text:p>9.82338205002105</text:p>
          </table:table-cell>
          <table:table-cell table:number-columns-repeated="47"/>
        </table:table-row>
        <table:table-row table:style-name="ro6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F86]" office:value-type="float" office:value="6.4259598110184" calcext:value-type="float">
            <text:p>6.4259598110184</text:p>
          </table:table-cell>
          <table:table-cell table:style-name="ce4" table:formula="of:=[$Redistribution_high.G86]" office:value-type="float" office:value="9.27318006968002" calcext:value-type="float">
            <text:p>9.27318006968002</text:p>
          </table:table-cell>
          <table:table-cell table:style-name="ce4" table:formula="of:=[$Redistribution_high.H86]" office:value-type="float" office:value="6.78693076493982" calcext:value-type="float">
            <text:p>6.78693076493982</text:p>
          </table:table-cell>
          <table:table-cell table:style-name="ce4" table:formula="of:=[$Redistribution_high.I86]" office:value-type="float" office:value="8.44427183550181" calcext:value-type="float">
            <text:p>8.44427183550181</text:p>
          </table:table-cell>
          <table:table-cell table:style-name="ce4"/>
          <table:table-cell/>
          <table:table-cell table:style-name="ce4" table:formula="of:=[$Redistribution_central.F86]" office:value-type="float" office:value="6.70309768567937" calcext:value-type="float">
            <text:p>6.70309768567937</text:p>
          </table:table-cell>
          <table:table-cell table:style-name="ce4" table:formula="of:=[$Redistribution_central.G86]" office:value-type="float" office:value="10.5674408588317" calcext:value-type="float">
            <text:p>10.5674408588317</text:p>
          </table:table-cell>
          <table:table-cell table:style-name="ce4" table:formula="of:=[$Redistribution_central.H86]" office:value-type="float" office:value="7.36665290442899" calcext:value-type="float">
            <text:p>7.36665290442899</text:p>
          </table:table-cell>
          <table:table-cell table:style-name="ce4" table:formula="of:=[$Redistribution_central.I86]" office:value-type="float" office:value="9.81090870985287" calcext:value-type="float">
            <text:p>9.81090870985287</text:p>
          </table:table-cell>
          <table:table-cell table:style-name="ce4"/>
          <table:table-cell/>
          <table:table-cell table:style-name="ce4" table:formula="of:=[$redistribution_low.F86]" office:value-type="float" office:value="7.44979621676306" calcext:value-type="float">
            <text:p>7.44979621676306</text:p>
          </table:table-cell>
          <table:table-cell table:style-name="ce4" table:formula="of:=[$redistribution_low.G86]" office:value-type="float" office:value="10.749650267705" calcext:value-type="float">
            <text:p>10.749650267705</text:p>
          </table:table-cell>
          <table:table-cell table:style-name="ce4" table:formula="of:=[$redistribution_low.H86]" office:value-type="float" office:value="7.7147788194039" calcext:value-type="float">
            <text:p>7.7147788194039</text:p>
          </table:table-cell>
          <table:table-cell table:style-name="ce4" table:formula="of:=[$redistribution_low.I86]" office:value-type="float" office:value="9.83285366406003" calcext:value-type="float">
            <text:p>9.83285366406003</text:p>
          </table:table-cell>
          <table:table-cell table:number-columns-repeated="47"/>
        </table:table-row>
        <table:table-row table:style-name="ro7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F87]" office:value-type="float" office:value="5.98958005958418" calcext:value-type="float">
            <text:p>5.98958005958418</text:p>
          </table:table-cell>
          <table:table-cell table:style-name="ce4" table:formula="of:=[$Redistribution_high.G87]" office:value-type="float" office:value="8.68500637753852" calcext:value-type="float">
            <text:p>8.68500637753852</text:p>
          </table:table-cell>
          <table:table-cell table:style-name="ce4" table:formula="of:=[$Redistribution_high.H87]" office:value-type="float" office:value="6.42759820991508" calcext:value-type="float">
            <text:p>6.42759820991508</text:p>
          </table:table-cell>
          <table:table-cell table:style-name="ce4" table:formula="of:=[$Redistribution_high.I87]" office:value-type="float" office:value="8.37957162145965" calcext:value-type="float">
            <text:p>8.37957162145965</text:p>
          </table:table-cell>
          <table:table-cell table:style-name="ce4"/>
          <table:table-cell/>
          <table:table-cell table:style-name="ce4" table:formula="of:=[$Redistribution_central.F87]" office:value-type="float" office:value="6.74192539409721" calcext:value-type="float">
            <text:p>6.74192539409721</text:p>
          </table:table-cell>
          <table:table-cell table:style-name="ce4" table:formula="of:=[$Redistribution_central.G87]" office:value-type="float" office:value="10.1200325489814" calcext:value-type="float">
            <text:p>10.1200325489814</text:p>
          </table:table-cell>
          <table:table-cell table:style-name="ce4" table:formula="of:=[$Redistribution_central.H87]" office:value-type="float" office:value="7.06514359268189" calcext:value-type="float">
            <text:p>7.06514359268189</text:p>
          </table:table-cell>
          <table:table-cell table:style-name="ce4" table:formula="of:=[$Redistribution_central.I87]" office:value-type="float" office:value="9.20985694969014" calcext:value-type="float">
            <text:p>9.20985694969014</text:p>
          </table:table-cell>
          <table:table-cell table:style-name="ce4"/>
          <table:table-cell/>
          <table:table-cell table:style-name="ce4" table:formula="of:=[$redistribution_low.F87]" office:value-type="float" office:value="7.37271782680474" calcext:value-type="float">
            <text:p>7.37271782680474</text:p>
          </table:table-cell>
          <table:table-cell table:style-name="ce4" table:formula="of:=[$redistribution_low.G87]" office:value-type="float" office:value="10.3346615523626" calcext:value-type="float">
            <text:p>10.3346615523626</text:p>
          </table:table-cell>
          <table:table-cell table:style-name="ce4" table:formula="of:=[$redistribution_low.H87]" office:value-type="float" office:value="7.70300742723179" calcext:value-type="float">
            <text:p>7.70300742723179</text:p>
          </table:table-cell>
          <table:table-cell table:style-name="ce4" table:formula="of:=[$redistribution_low.I87]" office:value-type="float" office:value="9.14765342638681" calcext:value-type="float">
            <text:p>9.14765342638681</text:p>
          </table:table-cell>
          <table:table-cell table:number-columns-repeated="47"/>
        </table:table-row>
        <table:table-row table:style-name="ro7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F88]" office:value-type="float" office:value="6.02099481432432" calcext:value-type="float">
            <text:p>6.02099481432432</text:p>
          </table:table-cell>
          <table:table-cell table:style-name="ce4" table:formula="of:=[$Redistribution_high.G88]" office:value-type="float" office:value="9.21603351576941" calcext:value-type="float">
            <text:p>9.21603351576941</text:p>
          </table:table-cell>
          <table:table-cell table:style-name="ce4" table:formula="of:=[$Redistribution_high.H88]" office:value-type="float" office:value="6.46828014390395" calcext:value-type="float">
            <text:p>6.46828014390395</text:p>
          </table:table-cell>
          <table:table-cell table:style-name="ce4" table:formula="of:=[$Redistribution_high.I88]" office:value-type="float" office:value="8.71121876185609" calcext:value-type="float">
            <text:p>8.71121876185609</text:p>
          </table:table-cell>
          <table:table-cell table:style-name="ce4"/>
          <table:table-cell/>
          <table:table-cell table:style-name="ce4" table:formula="of:=[$Redistribution_central.F88]" office:value-type="float" office:value="6.48871155232953" calcext:value-type="float">
            <text:p>6.48871155232953</text:p>
          </table:table-cell>
          <table:table-cell table:style-name="ce4" table:formula="of:=[$Redistribution_central.G88]" office:value-type="float" office:value="10.261993778962" calcext:value-type="float">
            <text:p>10.261993778962</text:p>
          </table:table-cell>
          <table:table-cell table:style-name="ce4" table:formula="of:=[$Redistribution_central.H88]" office:value-type="float" office:value="6.9189104137863" calcext:value-type="float">
            <text:p>6.9189104137863</text:p>
          </table:table-cell>
          <table:table-cell table:style-name="ce4" table:formula="of:=[$Redistribution_central.I88]" office:value-type="float" office:value="8.96262187686983" calcext:value-type="float">
            <text:p>8.96262187686983</text:p>
          </table:table-cell>
          <table:table-cell table:style-name="ce4"/>
          <table:table-cell/>
          <table:table-cell table:style-name="ce4" table:formula="of:=[$redistribution_low.F88]" office:value-type="float" office:value="7.60732383295307" calcext:value-type="float">
            <text:p>7.60732383295307</text:p>
          </table:table-cell>
          <table:table-cell table:style-name="ce4" table:formula="of:=[$redistribution_low.G88]" office:value-type="float" office:value="9.47683301817911" calcext:value-type="float">
            <text:p>9.47683301817911</text:p>
          </table:table-cell>
          <table:table-cell table:style-name="ce4" table:formula="of:=[$redistribution_low.H88]" office:value-type="float" office:value="7.65492539647871" calcext:value-type="float">
            <text:p>7.65492539647871</text:p>
          </table:table-cell>
          <table:table-cell table:style-name="ce4" table:formula="of:=[$redistribution_low.I88]" office:value-type="float" office:value="9.19203103507472" calcext:value-type="float">
            <text:p>9.19203103507472</text:p>
          </table:table-cell>
          <table:table-cell table:number-columns-repeated="47"/>
        </table:table-row>
        <table:table-row table:style-name="ro7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F89]" office:value-type="float" office:value="6.11728547858979" calcext:value-type="float">
            <text:p>6.11728547858979</text:p>
          </table:table-cell>
          <table:table-cell table:style-name="ce4" table:formula="of:=[$Redistribution_high.G89]" office:value-type="float" office:value="9.15198522929316" calcext:value-type="float">
            <text:p>9.15198522929316</text:p>
          </table:table-cell>
          <table:table-cell table:style-name="ce4" table:formula="of:=[$Redistribution_high.H89]" office:value-type="float" office:value="6.39400209983944" calcext:value-type="float">
            <text:p>6.39400209983944</text:p>
          </table:table-cell>
          <table:table-cell table:style-name="ce4" table:formula="of:=[$Redistribution_high.I89]" office:value-type="float" office:value="8.81522642921673" calcext:value-type="float">
            <text:p>8.81522642921673</text:p>
          </table:table-cell>
          <table:table-cell table:style-name="ce4"/>
          <table:table-cell/>
          <table:table-cell table:style-name="ce4" table:formula="of:=[$Redistribution_central.F89]" office:value-type="float" office:value="6.3932468836526" calcext:value-type="float">
            <text:p>6.3932468836526</text:p>
          </table:table-cell>
          <table:table-cell table:style-name="ce4" table:formula="of:=[$Redistribution_central.G89]" office:value-type="float" office:value="9.88223908043607" calcext:value-type="float">
            <text:p>9.88223908043607</text:p>
          </table:table-cell>
          <table:table-cell table:style-name="ce4" table:formula="of:=[$Redistribution_central.H89]" office:value-type="float" office:value="6.82035010106203" calcext:value-type="float">
            <text:p>6.82035010106203</text:p>
          </table:table-cell>
          <table:table-cell table:style-name="ce4" table:formula="of:=[$Redistribution_central.I89]" office:value-type="float" office:value="9.07374608748543" calcext:value-type="float">
            <text:p>9.07374608748543</text:p>
          </table:table-cell>
          <table:table-cell table:style-name="ce4"/>
          <table:table-cell/>
          <table:table-cell table:style-name="ce4" table:formula="of:=[$redistribution_low.F89]" office:value-type="float" office:value="7.36126577089557" calcext:value-type="float">
            <text:p>7.36126577089557</text:p>
          </table:table-cell>
          <table:table-cell table:style-name="ce4" table:formula="of:=[$redistribution_low.G89]" office:value-type="float" office:value="10.3931901134169" calcext:value-type="float">
            <text:p>10.3931901134169</text:p>
          </table:table-cell>
          <table:table-cell table:style-name="ce4" table:formula="of:=[$redistribution_low.H89]" office:value-type="float" office:value="7.69197436486021" calcext:value-type="float">
            <text:p>7.69197436486021</text:p>
          </table:table-cell>
          <table:table-cell table:style-name="ce4" table:formula="of:=[$redistribution_low.I89]" office:value-type="float" office:value="10.0226505056424" calcext:value-type="float">
            <text:p>10.0226505056424</text:p>
          </table:table-cell>
          <table:table-cell table:number-columns-repeated="47"/>
        </table:table-row>
        <table:table-row table:style-name="ro6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F90]" office:value-type="float" office:value="5.97662246483975" calcext:value-type="float">
            <text:p>5.97662246483975</text:p>
          </table:table-cell>
          <table:table-cell table:style-name="ce4" table:formula="of:=[$Redistribution_high.G90]" office:value-type="float" office:value="9.28973361040315" calcext:value-type="float">
            <text:p>9.28973361040315</text:p>
          </table:table-cell>
          <table:table-cell table:style-name="ce4" table:formula="of:=[$Redistribution_high.H90]" office:value-type="float" office:value="6.30529367396323" calcext:value-type="float">
            <text:p>6.30529367396323</text:p>
          </table:table-cell>
          <table:table-cell table:style-name="ce4" table:formula="of:=[$Redistribution_high.I90]" office:value-type="float" office:value="8.48606841059978" calcext:value-type="float">
            <text:p>8.48606841059978</text:p>
          </table:table-cell>
          <table:table-cell table:style-name="ce4"/>
          <table:table-cell/>
          <table:table-cell table:style-name="ce4" table:formula="of:=[$Redistribution_central.F90]" office:value-type="float" office:value="6.77151831311615" calcext:value-type="float">
            <text:p>6.77151831311615</text:p>
          </table:table-cell>
          <table:table-cell table:style-name="ce4" table:formula="of:=[$Redistribution_central.G90]" office:value-type="float" office:value="9.99669045407088" calcext:value-type="float">
            <text:p>9.99669045407088</text:p>
          </table:table-cell>
          <table:table-cell table:style-name="ce4" table:formula="of:=[$Redistribution_central.H90]" office:value-type="float" office:value="7.0775028602075" calcext:value-type="float">
            <text:p>7.0775028602075</text:p>
          </table:table-cell>
          <table:table-cell table:style-name="ce4" table:formula="of:=[$Redistribution_central.I90]" office:value-type="float" office:value="9.15816353379069" calcext:value-type="float">
            <text:p>9.15816353379069</text:p>
          </table:table-cell>
          <table:table-cell table:style-name="ce4"/>
          <table:table-cell/>
          <table:table-cell table:style-name="ce4" table:formula="of:=[$redistribution_low.F90]" office:value-type="float" office:value="6.85371780948782" calcext:value-type="float">
            <text:p>6.85371780948782</text:p>
          </table:table-cell>
          <table:table-cell table:style-name="ce4" table:formula="of:=[$redistribution_low.G90]" office:value-type="float" office:value="11.21284864773" calcext:value-type="float">
            <text:p>11.21284864773</text:p>
          </table:table-cell>
          <table:table-cell table:style-name="ce4" table:formula="of:=[$redistribution_low.H90]" office:value-type="float" office:value="7.51441912251505" calcext:value-type="float">
            <text:p>7.51441912251505</text:p>
          </table:table-cell>
          <table:table-cell table:style-name="ce4" table:formula="of:=[$redistribution_low.I90]" office:value-type="float" office:value="10.6607056372292" calcext:value-type="float">
            <text:p>10.6607056372292</text:p>
          </table:table-cell>
          <table:table-cell table:number-columns-repeated="47"/>
        </table:table-row>
        <table:table-row table:style-name="ro7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F91]" office:value-type="float" office:value="5.84669457038165" calcext:value-type="float">
            <text:p>5.84669457038165</text:p>
          </table:table-cell>
          <table:table-cell table:style-name="ce4" table:formula="of:=[$Redistribution_high.G91]" office:value-type="float" office:value="8.63043375871646" calcext:value-type="float">
            <text:p>8.63043375871646</text:p>
          </table:table-cell>
          <table:table-cell table:style-name="ce4" table:formula="of:=[$Redistribution_high.H91]" office:value-type="float" office:value="6.00358047024476" calcext:value-type="float">
            <text:p>6.00358047024476</text:p>
          </table:table-cell>
          <table:table-cell table:style-name="ce4" table:formula="of:=[$Redistribution_high.I91]" office:value-type="float" office:value="8.15379218038609" calcext:value-type="float">
            <text:p>8.15379218038609</text:p>
          </table:table-cell>
          <table:table-cell table:style-name="ce4"/>
          <table:table-cell/>
          <table:table-cell table:style-name="ce4" table:formula="of:=[$Redistribution_central.F91]" office:value-type="float" office:value="6.1440101322843" calcext:value-type="float">
            <text:p>6.1440101322843</text:p>
          </table:table-cell>
          <table:table-cell table:style-name="ce4" table:formula="of:=[$Redistribution_central.G91]" office:value-type="float" office:value="8.71766143182099" calcext:value-type="float">
            <text:p>8.71766143182099</text:p>
          </table:table-cell>
          <table:table-cell table:style-name="ce4" table:formula="of:=[$Redistribution_central.H91]" office:value-type="float" office:value="6.43232977090288" calcext:value-type="float">
            <text:p>6.43232977090288</text:p>
          </table:table-cell>
          <table:table-cell table:style-name="ce4" table:formula="of:=[$Redistribution_central.I91]" office:value-type="float" office:value="8.67249979361752" calcext:value-type="float">
            <text:p>8.67249979361752</text:p>
          </table:table-cell>
          <table:table-cell table:style-name="ce4"/>
          <table:table-cell/>
          <table:table-cell table:style-name="ce4" table:formula="of:=[$redistribution_low.F91]" office:value-type="float" office:value="7.39181137625103" calcext:value-type="float">
            <text:p>7.39181137625103</text:p>
          </table:table-cell>
          <table:table-cell table:style-name="ce4" table:formula="of:=[$redistribution_low.G91]" office:value-type="float" office:value="10.7284436040013" calcext:value-type="float">
            <text:p>10.7284436040013</text:p>
          </table:table-cell>
          <table:table-cell table:style-name="ce4" table:formula="of:=[$redistribution_low.H91]" office:value-type="float" office:value="7.90086097982062" calcext:value-type="float">
            <text:p>7.90086097982062</text:p>
          </table:table-cell>
          <table:table-cell table:style-name="ce4" table:formula="of:=[$redistribution_low.I91]" office:value-type="float" office:value="10.3965587221865" calcext:value-type="float">
            <text:p>10.3965587221865</text:p>
          </table:table-cell>
          <table:table-cell table:number-columns-repeated="47"/>
        </table:table-row>
        <table:table-row table:style-name="ro6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F92]" office:value-type="float" office:value="5.8532076158081" calcext:value-type="float">
            <text:p>5.8532076158081</text:p>
          </table:table-cell>
          <table:table-cell table:style-name="ce4" table:formula="of:=[$Redistribution_high.G92]" office:value-type="float" office:value="8.80584992768898" calcext:value-type="float">
            <text:p>8.80584992768898</text:p>
          </table:table-cell>
          <table:table-cell table:style-name="ce4" table:formula="of:=[$Redistribution_high.H92]" office:value-type="float" office:value="6.36304606197155" calcext:value-type="float">
            <text:p>6.36304606197155</text:p>
          </table:table-cell>
          <table:table-cell table:style-name="ce4" table:formula="of:=[$Redistribution_high.I92]" office:value-type="float" office:value="8.45383468047296" calcext:value-type="float">
            <text:p>8.45383468047296</text:p>
          </table:table-cell>
          <table:table-cell table:style-name="ce4"/>
          <table:table-cell/>
          <table:table-cell table:style-name="ce4" table:formula="of:=[$Redistribution_central.F92]" office:value-type="float" office:value="6.05916792579889" calcext:value-type="float">
            <text:p>6.05916792579889</text:p>
          </table:table-cell>
          <table:table-cell table:style-name="ce4" table:formula="of:=[$Redistribution_central.G92]" office:value-type="float" office:value="8.68235013111452" calcext:value-type="float">
            <text:p>8.68235013111452</text:p>
          </table:table-cell>
          <table:table-cell table:style-name="ce4" table:formula="of:=[$Redistribution_central.H92]" office:value-type="float" office:value="6.29168078567582" calcext:value-type="float">
            <text:p>6.29168078567582</text:p>
          </table:table-cell>
          <table:table-cell table:style-name="ce4" table:formula="of:=[$Redistribution_central.I92]" office:value-type="float" office:value="8.61721602235861" calcext:value-type="float">
            <text:p>8.61721602235861</text:p>
          </table:table-cell>
          <table:table-cell table:style-name="ce4"/>
          <table:table-cell/>
          <table:table-cell table:style-name="ce4" table:formula="of:=[$redistribution_low.F92]" office:value-type="float" office:value="7.75713784961572" calcext:value-type="float">
            <text:p>7.75713784961572</text:p>
          </table:table-cell>
          <table:table-cell table:style-name="ce4" table:formula="of:=[$redistribution_low.G92]" office:value-type="float" office:value="10.288426973035" calcext:value-type="float">
            <text:p>10.288426973035</text:p>
          </table:table-cell>
          <table:table-cell table:style-name="ce4" table:formula="of:=[$redistribution_low.H92]" office:value-type="float" office:value="7.92350236546002" calcext:value-type="float">
            <text:p>7.92350236546002</text:p>
          </table:table-cell>
          <table:table-cell table:style-name="ce4" table:formula="of:=[$redistribution_low.I92]" office:value-type="float" office:value="9.66761822666003" calcext:value-type="float">
            <text:p>9.66761822666003</text:p>
          </table:table-cell>
          <table:table-cell table:number-columns-repeated="47"/>
        </table:table-row>
        <table:table-row table:style-name="ro6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F93]" office:value-type="float" office:value="6.07372331449119" calcext:value-type="float">
            <text:p>6.07372331449119</text:p>
          </table:table-cell>
          <table:table-cell table:style-name="ce4" table:formula="of:=[$Redistribution_high.G93]" office:value-type="float" office:value="8.31701624687412" calcext:value-type="float">
            <text:p>8.31701624687412</text:p>
          </table:table-cell>
          <table:table-cell table:style-name="ce4" table:formula="of:=[$Redistribution_high.H93]" office:value-type="float" office:value="6.60006577007468" calcext:value-type="float">
            <text:p>6.60006577007468</text:p>
          </table:table-cell>
          <table:table-cell table:style-name="ce4" table:formula="of:=[$Redistribution_high.I93]" office:value-type="float" office:value="8.17337002767592" calcext:value-type="float">
            <text:p>8.17337002767592</text:p>
          </table:table-cell>
          <table:table-cell table:style-name="ce4"/>
          <table:table-cell/>
          <table:table-cell table:style-name="ce4" table:formula="of:=[$Redistribution_central.F93]" office:value-type="float" office:value="6.14689873640765" calcext:value-type="float">
            <text:p>6.14689873640765</text:p>
          </table:table-cell>
          <table:table-cell table:style-name="ce4" table:formula="of:=[$Redistribution_central.G93]" office:value-type="float" office:value="8.68634726255655" calcext:value-type="float">
            <text:p>8.68634726255655</text:p>
          </table:table-cell>
          <table:table-cell table:style-name="ce4" table:formula="of:=[$Redistribution_central.H93]" office:value-type="float" office:value="6.40262895068143" calcext:value-type="float">
            <text:p>6.40262895068143</text:p>
          </table:table-cell>
          <table:table-cell table:style-name="ce4" table:formula="of:=[$Redistribution_central.I93]" office:value-type="float" office:value="8.67293068695859" calcext:value-type="float">
            <text:p>8.67293068695859</text:p>
          </table:table-cell>
          <table:table-cell table:style-name="ce4"/>
          <table:table-cell/>
          <table:table-cell table:style-name="ce4" table:formula="of:=[$redistribution_low.F93]" office:value-type="float" office:value="6.97032777818792" calcext:value-type="float">
            <text:p>6.97032777818792</text:p>
          </table:table-cell>
          <table:table-cell table:style-name="ce4" table:formula="of:=[$redistribution_low.G93]" office:value-type="float" office:value="10.227343759212" calcext:value-type="float">
            <text:p>10.227343759212</text:p>
          </table:table-cell>
          <table:table-cell table:style-name="ce4" table:formula="of:=[$redistribution_low.H93]" office:value-type="float" office:value="7.42441501821966" calcext:value-type="float">
            <text:p>7.42441501821966</text:p>
          </table:table-cell>
          <table:table-cell table:style-name="ce4" table:formula="of:=[$redistribution_low.I93]" office:value-type="float" office:value="9.52318544377421" calcext:value-type="float">
            <text:p>9.52318544377421</text:p>
          </table:table-cell>
          <table:table-cell table:number-columns-repeated="47"/>
        </table:table-row>
        <table:table-row table:style-name="ro7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F94]" office:value-type="float" office:value="5.76441899099228" calcext:value-type="float">
            <text:p>5.76441899099228</text:p>
          </table:table-cell>
          <table:table-cell table:style-name="ce4" table:formula="of:=[$Redistribution_high.G94]" office:value-type="float" office:value="8.02911117293058" calcext:value-type="float">
            <text:p>8.02911117293058</text:p>
          </table:table-cell>
          <table:table-cell table:style-name="ce4" table:formula="of:=[$Redistribution_high.H94]" office:value-type="float" office:value="5.96244185908663" calcext:value-type="float">
            <text:p>5.96244185908663</text:p>
          </table:table-cell>
          <table:table-cell table:style-name="ce4" table:formula="of:=[$Redistribution_high.I94]" office:value-type="float" office:value="7.77996297725336" calcext:value-type="float">
            <text:p>7.77996297725336</text:p>
          </table:table-cell>
          <table:table-cell table:style-name="ce4"/>
          <table:table-cell/>
          <table:table-cell table:style-name="ce4" table:formula="of:=[$Redistribution_central.F94]" office:value-type="float" office:value="5.92388371189065" calcext:value-type="float">
            <text:p>5.92388371189065</text:p>
          </table:table-cell>
          <table:table-cell table:style-name="ce4" table:formula="of:=[$Redistribution_central.G94]" office:value-type="float" office:value="9.09926395532136" calcext:value-type="float">
            <text:p>9.09926395532136</text:p>
          </table:table-cell>
          <table:table-cell table:style-name="ce4" table:formula="of:=[$Redistribution_central.H94]" office:value-type="float" office:value="6.48584841737508" calcext:value-type="float">
            <text:p>6.48584841737508</text:p>
          </table:table-cell>
          <table:table-cell table:style-name="ce4" table:formula="of:=[$Redistribution_central.I94]" office:value-type="float" office:value="8.87130430099839" calcext:value-type="float">
            <text:p>8.87130430099839</text:p>
          </table:table-cell>
          <table:table-cell table:style-name="ce4"/>
          <table:table-cell/>
          <table:table-cell table:style-name="ce4" table:formula="of:=[$redistribution_low.F94]" office:value-type="float" office:value="6.85880367120299" calcext:value-type="float">
            <text:p>6.85880367120299</text:p>
          </table:table-cell>
          <table:table-cell table:style-name="ce4" table:formula="of:=[$redistribution_low.G94]" office:value-type="float" office:value="10.2502071083568" calcext:value-type="float">
            <text:p>10.2502071083568</text:p>
          </table:table-cell>
          <table:table-cell table:style-name="ce4" table:formula="of:=[$redistribution_low.H94]" office:value-type="float" office:value="7.43137755157532" calcext:value-type="float">
            <text:p>7.43137755157532</text:p>
          </table:table-cell>
          <table:table-cell table:style-name="ce4" table:formula="of:=[$redistribution_low.I94]" office:value-type="float" office:value="10.0665382985383" calcext:value-type="float">
            <text:p>10.0665382985383</text:p>
          </table:table-cell>
          <table:table-cell table:number-columns-repeated="47"/>
        </table:table-row>
        <table:table-row table:style-name="ro7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F95]" office:value-type="float" office:value="5.3056938748033" calcext:value-type="float">
            <text:p>5.3056938748033</text:p>
          </table:table-cell>
          <table:table-cell table:style-name="ce4" table:formula="of:=[$Redistribution_high.G95]" office:value-type="float" office:value="8.20225133671671" calcext:value-type="float">
            <text:p>8.20225133671671</text:p>
          </table:table-cell>
          <table:table-cell table:style-name="ce4" table:formula="of:=[$Redistribution_high.H95]" office:value-type="float" office:value="5.5276214350193" calcext:value-type="float">
            <text:p>5.5276214350193</text:p>
          </table:table-cell>
          <table:table-cell table:style-name="ce4" table:formula="of:=[$Redistribution_high.I95]" office:value-type="float" office:value="7.69081911037921" calcext:value-type="float">
            <text:p>7.69081911037921</text:p>
          </table:table-cell>
          <table:table-cell table:style-name="ce4"/>
          <table:table-cell/>
          <table:table-cell table:style-name="ce4" table:formula="of:=[$Redistribution_central.F95]" office:value-type="float" office:value="6.22527740859093" calcext:value-type="float">
            <text:p>6.22527740859093</text:p>
          </table:table-cell>
          <table:table-cell table:style-name="ce4" table:formula="of:=[$Redistribution_central.G95]" office:value-type="float" office:value="8.94274621106064" calcext:value-type="float">
            <text:p>8.94274621106064</text:p>
          </table:table-cell>
          <table:table-cell table:style-name="ce4" table:formula="of:=[$Redistribution_central.H95]" office:value-type="float" office:value="6.30986570747054" calcext:value-type="float">
            <text:p>6.30986570747054</text:p>
          </table:table-cell>
          <table:table-cell table:style-name="ce4" table:formula="of:=[$Redistribution_central.I95]" office:value-type="float" office:value="8.91073936105698" calcext:value-type="float">
            <text:p>8.91073936105698</text:p>
          </table:table-cell>
          <table:table-cell table:style-name="ce4"/>
          <table:table-cell/>
          <table:table-cell table:style-name="ce4" table:formula="of:=[$redistribution_low.F95]" office:value-type="float" office:value="7.04202682338161" calcext:value-type="float">
            <text:p>7.04202682338161</text:p>
          </table:table-cell>
          <table:table-cell table:style-name="ce4" table:formula="of:=[$redistribution_low.G95]" office:value-type="float" office:value="9.90164019971504" calcext:value-type="float">
            <text:p>9.90164019971504</text:p>
          </table:table-cell>
          <table:table-cell table:style-name="ce4" table:formula="of:=[$redistribution_low.H95]" office:value-type="float" office:value="7.62858857572839" calcext:value-type="float">
            <text:p>7.62858857572839</text:p>
          </table:table-cell>
          <table:table-cell table:style-name="ce4" table:formula="of:=[$redistribution_low.I95]" office:value-type="float" office:value="9.34966448550211" calcext:value-type="float">
            <text:p>9.34966448550211</text:p>
          </table:table-cell>
          <table:table-cell table:number-columns-repeated="47"/>
        </table:table-row>
        <table:table-row table:style-name="ro7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F96]" office:value-type="float" office:value="5.22667241713517" calcext:value-type="float">
            <text:p>5.22667241713517</text:p>
          </table:table-cell>
          <table:table-cell table:style-name="ce4" table:formula="of:=[$Redistribution_high.G96]" office:value-type="float" office:value="7.91958152893083" calcext:value-type="float">
            <text:p>7.91958152893083</text:p>
          </table:table-cell>
          <table:table-cell table:style-name="ce4" table:formula="of:=[$Redistribution_high.H96]" office:value-type="float" office:value="5.31011760897208" calcext:value-type="float">
            <text:p>5.31011760897208</text:p>
          </table:table-cell>
          <table:table-cell table:style-name="ce4" table:formula="of:=[$Redistribution_high.I96]" office:value-type="float" office:value="7.63941017689494" calcext:value-type="float">
            <text:p>7.63941017689494</text:p>
          </table:table-cell>
          <table:table-cell table:style-name="ce4"/>
          <table:table-cell/>
          <table:table-cell table:style-name="ce4" table:formula="of:=[$Redistribution_central.F96]" office:value-type="float" office:value="6.28289091832623" calcext:value-type="float">
            <text:p>6.28289091832623</text:p>
          </table:table-cell>
          <table:table-cell table:style-name="ce4" table:formula="of:=[$Redistribution_central.G96]" office:value-type="float" office:value="9.04217134736904" calcext:value-type="float">
            <text:p>9.04217134736904</text:p>
          </table:table-cell>
          <table:table-cell table:style-name="ce4" table:formula="of:=[$Redistribution_central.H96]" office:value-type="float" office:value="6.39444114463761" calcext:value-type="float">
            <text:p>6.39444114463761</text:p>
          </table:table-cell>
          <table:table-cell table:style-name="ce4" table:formula="of:=[$Redistribution_central.I96]" office:value-type="float" office:value="8.59549440081286" calcext:value-type="float">
            <text:p>8.59549440081286</text:p>
          </table:table-cell>
          <table:table-cell table:style-name="ce4"/>
          <table:table-cell/>
          <table:table-cell table:style-name="ce4" table:formula="of:=[$redistribution_low.F96]" office:value-type="float" office:value="6.68385986294593" calcext:value-type="float">
            <text:p>6.68385986294593</text:p>
          </table:table-cell>
          <table:table-cell table:style-name="ce4" table:formula="of:=[$redistribution_low.G96]" office:value-type="float" office:value="9.0778090320244" calcext:value-type="float">
            <text:p>9.0778090320244</text:p>
          </table:table-cell>
          <table:table-cell table:style-name="ce4" table:formula="of:=[$redistribution_low.H96]" office:value-type="float" office:value="6.97394432075127" calcext:value-type="float">
            <text:p>6.97394432075127</text:p>
          </table:table-cell>
          <table:table-cell table:style-name="ce4" table:formula="of:=[$redistribution_low.I96]" office:value-type="float" office:value="8.92147607323443" calcext:value-type="float">
            <text:p>8.92147607323443</text:p>
          </table:table-cell>
          <table:table-cell table:number-columns-repeated="47"/>
        </table:table-row>
        <table:table-row table:style-name="ro7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F97]" office:value-type="float" office:value="5.92803561732056" calcext:value-type="float">
            <text:p>5.92803561732056</text:p>
          </table:table-cell>
          <table:table-cell table:style-name="ce4" table:formula="of:=[$Redistribution_high.G97]" office:value-type="float" office:value="8.14220279343944" calcext:value-type="float">
            <text:p>8.14220279343944</text:p>
          </table:table-cell>
          <table:table-cell table:style-name="ce4" table:formula="of:=[$Redistribution_high.H97]" office:value-type="float" office:value="5.99310247428906" calcext:value-type="float">
            <text:p>5.99310247428906</text:p>
          </table:table-cell>
          <table:table-cell table:style-name="ce4" table:formula="of:=[$Redistribution_high.I97]" office:value-type="float" office:value="7.65434641813417" calcext:value-type="float">
            <text:p>7.65434641813417</text:p>
          </table:table-cell>
          <table:table-cell table:style-name="ce4"/>
          <table:table-cell/>
          <table:table-cell table:style-name="ce4" table:formula="of:=[$Redistribution_central.F97]" office:value-type="float" office:value="6.3340743543041" calcext:value-type="float">
            <text:p>6.3340743543041</text:p>
          </table:table-cell>
          <table:table-cell table:style-name="ce4" table:formula="of:=[$Redistribution_central.G97]" office:value-type="float" office:value="8.72768344827342" calcext:value-type="float">
            <text:p>8.72768344827342</text:p>
          </table:table-cell>
          <table:table-cell table:style-name="ce4" table:formula="of:=[$Redistribution_central.H97]" office:value-type="float" office:value="6.46072991335874" calcext:value-type="float">
            <text:p>6.46072991335874</text:p>
          </table:table-cell>
          <table:table-cell table:style-name="ce4" table:formula="of:=[$Redistribution_central.I97]" office:value-type="float" office:value="8.3950840497146" calcext:value-type="float">
            <text:p>8.3950840497146</text:p>
          </table:table-cell>
          <table:table-cell table:style-name="ce4"/>
          <table:table-cell/>
          <table:table-cell table:style-name="ce4" table:formula="of:=[$redistribution_low.F97]" office:value-type="float" office:value="6.61405678176191" calcext:value-type="float">
            <text:p>6.61405678176191</text:p>
          </table:table-cell>
          <table:table-cell table:style-name="ce4" table:formula="of:=[$redistribution_low.G97]" office:value-type="float" office:value="9.12874724193303" calcext:value-type="float">
            <text:p>9.12874724193303</text:p>
          </table:table-cell>
          <table:table-cell table:style-name="ce4" table:formula="of:=[$redistribution_low.H97]" office:value-type="float" office:value="6.70247876525188" calcext:value-type="float">
            <text:p>6.70247876525188</text:p>
          </table:table-cell>
          <table:table-cell table:style-name="ce4" table:formula="of:=[$redistribution_low.I97]" office:value-type="float" office:value="8.86612947499147" calcext:value-type="float">
            <text:p>8.86612947499147</text:p>
          </table:table-cell>
          <table:table-cell table:number-columns-repeated="47"/>
        </table:table-row>
        <table:table-row table:style-name="ro7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F98]" office:value-type="float" office:value="5.4511329001523" calcext:value-type="float">
            <text:p>5.4511329001523</text:p>
          </table:table-cell>
          <table:table-cell table:style-name="ce4" table:formula="of:=[$Redistribution_high.G98]" office:value-type="float" office:value="8.15432763471729" calcext:value-type="float">
            <text:p>8.15432763471729</text:p>
          </table:table-cell>
          <table:table-cell table:style-name="ce4" table:formula="of:=[$Redistribution_high.H98]" office:value-type="float" office:value="5.78529644976265" calcext:value-type="float">
            <text:p>5.78529644976265</text:p>
          </table:table-cell>
          <table:table-cell table:style-name="ce4" table:formula="of:=[$Redistribution_high.I98]" office:value-type="float" office:value="7.58910981401413" calcext:value-type="float">
            <text:p>7.58910981401413</text:p>
          </table:table-cell>
          <table:table-cell table:style-name="ce4"/>
          <table:table-cell/>
          <table:table-cell table:style-name="ce4" table:formula="of:=[$Redistribution_central.F98]" office:value-type="float" office:value="6.60647877620906" calcext:value-type="float">
            <text:p>6.60647877620906</text:p>
          </table:table-cell>
          <table:table-cell table:style-name="ce4" table:formula="of:=[$Redistribution_central.G98]" office:value-type="float" office:value="9.2549345222334" calcext:value-type="float">
            <text:p>9.2549345222334</text:p>
          </table:table-cell>
          <table:table-cell table:style-name="ce4" table:formula="of:=[$Redistribution_central.H98]" office:value-type="float" office:value="6.74446641481903" calcext:value-type="float">
            <text:p>6.74446641481903</text:p>
          </table:table-cell>
          <table:table-cell table:style-name="ce4" table:formula="of:=[$Redistribution_central.I98]" office:value-type="float" office:value="8.97071260162121" calcext:value-type="float">
            <text:p>8.97071260162121</text:p>
          </table:table-cell>
          <table:table-cell table:style-name="ce4"/>
          <table:table-cell/>
          <table:table-cell table:style-name="ce4" table:formula="of:=[$redistribution_low.F98]" office:value-type="float" office:value="6.87089602875823" calcext:value-type="float">
            <text:p>6.87089602875823</text:p>
          </table:table-cell>
          <table:table-cell table:style-name="ce4" table:formula="of:=[$redistribution_low.G98]" office:value-type="float" office:value="9.9885699019755" calcext:value-type="float">
            <text:p>9.9885699019755</text:p>
          </table:table-cell>
          <table:table-cell table:style-name="ce4" table:formula="of:=[$redistribution_low.H98]" office:value-type="float" office:value="7.24193923371266" calcext:value-type="float">
            <text:p>7.24193923371266</text:p>
          </table:table-cell>
          <table:table-cell table:style-name="ce4" table:formula="of:=[$redistribution_low.I98]" office:value-type="float" office:value="9.9875322164885" calcext:value-type="float">
            <text:p>9.9875322164885</text:p>
          </table:table-cell>
          <table:table-cell table:number-columns-repeated="47"/>
        </table:table-row>
        <table:table-row table:style-name="ro7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F99]" office:value-type="float" office:value="6.05844871086194" calcext:value-type="float">
            <text:p>6.05844871086194</text:p>
          </table:table-cell>
          <table:table-cell table:style-name="ce4" table:formula="of:=[$Redistribution_high.G99]" office:value-type="float" office:value="8.42604278652667" calcext:value-type="float">
            <text:p>8.42604278652667</text:p>
          </table:table-cell>
          <table:table-cell table:style-name="ce4" table:formula="of:=[$Redistribution_high.H99]" office:value-type="float" office:value="6.13897686733217" calcext:value-type="float">
            <text:p>6.13897686733217</text:p>
          </table:table-cell>
          <table:table-cell table:style-name="ce4" table:formula="of:=[$Redistribution_high.I99]" office:value-type="float" office:value="8.28767083885788" calcext:value-type="float">
            <text:p>8.28767083885788</text:p>
          </table:table-cell>
          <table:table-cell table:style-name="ce4"/>
          <table:table-cell/>
          <table:table-cell table:style-name="ce4" table:formula="of:=[$Redistribution_central.F99]" office:value-type="float" office:value="6.4784229202654" calcext:value-type="float">
            <text:p>6.4784229202654</text:p>
          </table:table-cell>
          <table:table-cell table:style-name="ce4" table:formula="of:=[$Redistribution_central.G99]" office:value-type="float" office:value="9.00489978344227" calcext:value-type="float">
            <text:p>9.00489978344227</text:p>
          </table:table-cell>
          <table:table-cell table:style-name="ce4" table:formula="of:=[$Redistribution_central.H99]" office:value-type="float" office:value="6.80724580414873" calcext:value-type="float">
            <text:p>6.80724580414873</text:p>
          </table:table-cell>
          <table:table-cell table:style-name="ce4" table:formula="of:=[$Redistribution_central.I99]" office:value-type="float" office:value="8.52113492332725" calcext:value-type="float">
            <text:p>8.52113492332725</text:p>
          </table:table-cell>
          <table:table-cell table:style-name="ce4"/>
          <table:table-cell/>
          <table:table-cell table:style-name="ce4" table:formula="of:=[$redistribution_low.F99]" office:value-type="float" office:value="6.87200606492471" calcext:value-type="float">
            <text:p>6.87200606492471</text:p>
          </table:table-cell>
          <table:table-cell table:style-name="ce4" table:formula="of:=[$redistribution_low.G99]" office:value-type="float" office:value="9.49832461208508" calcext:value-type="float">
            <text:p>9.49832461208508</text:p>
          </table:table-cell>
          <table:table-cell table:style-name="ce4" table:formula="of:=[$redistribution_low.H99]" office:value-type="float" office:value="6.87323973952281" calcext:value-type="float">
            <text:p>6.87323973952281</text:p>
          </table:table-cell>
          <table:table-cell table:style-name="ce4" table:formula="of:=[$redistribution_low.I99]" office:value-type="float" office:value="9.1934914313246" calcext:value-type="float">
            <text:p>9.1934914313246</text:p>
          </table:table-cell>
          <table:table-cell table:number-columns-repeated="47"/>
        </table:table-row>
        <table:table-row table:style-name="ro7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F100]" office:value-type="float" office:value="5.58379678576853" calcext:value-type="float">
            <text:p>5.58379678576853</text:p>
          </table:table-cell>
          <table:table-cell table:style-name="ce4" table:formula="of:=[$Redistribution_high.G100]" office:value-type="float" office:value="7.52527137479933" calcext:value-type="float">
            <text:p>7.52527137479933</text:p>
          </table:table-cell>
          <table:table-cell table:style-name="ce4" table:formula="of:=[$Redistribution_high.H100]" office:value-type="float" office:value="5.67160221533285" calcext:value-type="float">
            <text:p>5.67160221533285</text:p>
          </table:table-cell>
          <table:table-cell table:style-name="ce4" table:formula="of:=[$Redistribution_high.I100]" office:value-type="float" office:value="7.45112034922609" calcext:value-type="float">
            <text:p>7.45112034922609</text:p>
          </table:table-cell>
          <table:table-cell table:style-name="ce4"/>
          <table:table-cell/>
          <table:table-cell table:style-name="ce4" table:formula="of:=[$Redistribution_central.F100]" office:value-type="float" office:value="6.12698510470138" calcext:value-type="float">
            <text:p>6.12698510470138</text:p>
          </table:table-cell>
          <table:table-cell table:style-name="ce4" table:formula="of:=[$Redistribution_central.G100]" office:value-type="float" office:value="9.7509550261028" calcext:value-type="float">
            <text:p>9.7509550261028</text:p>
          </table:table-cell>
          <table:table-cell table:style-name="ce4" table:formula="of:=[$Redistribution_central.H100]" office:value-type="float" office:value="6.18480223751824" calcext:value-type="float">
            <text:p>6.18480223751824</text:p>
          </table:table-cell>
          <table:table-cell table:style-name="ce4" table:formula="of:=[$Redistribution_central.I100]" office:value-type="float" office:value="8.58776804457762" calcext:value-type="float">
            <text:p>8.58776804457762</text:p>
          </table:table-cell>
          <table:table-cell table:style-name="ce4"/>
          <table:table-cell/>
          <table:table-cell table:style-name="ce4" table:formula="of:=[$redistribution_low.F100]" office:value-type="float" office:value="6.50970325539111" calcext:value-type="float">
            <text:p>6.50970325539111</text:p>
          </table:table-cell>
          <table:table-cell table:style-name="ce4" table:formula="of:=[$redistribution_low.G100]" office:value-type="float" office:value="9.16683882839124" calcext:value-type="float">
            <text:p>9.16683882839124</text:p>
          </table:table-cell>
          <table:table-cell table:style-name="ce4" table:formula="of:=[$redistribution_low.H100]" office:value-type="float" office:value="6.61169117793885" calcext:value-type="float">
            <text:p>6.61169117793885</text:p>
          </table:table-cell>
          <table:table-cell table:style-name="ce4" table:formula="of:=[$redistribution_low.I100]" office:value-type="float" office:value="8.67125415968444" calcext:value-type="float">
            <text:p>8.67125415968444</text:p>
          </table:table-cell>
          <table:table-cell table:number-columns-repeated="47"/>
        </table:table-row>
        <table:table-row table:style-name="ro7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F101]" office:value-type="float" office:value="5.52817378087901" calcext:value-type="float">
            <text:p>5.52817378087901</text:p>
          </table:table-cell>
          <table:table-cell table:style-name="ce4" table:formula="of:=[$Redistribution_high.G101]" office:value-type="float" office:value="7.91426186972634" calcext:value-type="float">
            <text:p>7.91426186972634</text:p>
          </table:table-cell>
          <table:table-cell table:style-name="ce4" table:formula="of:=[$Redistribution_high.H101]" office:value-type="float" office:value="5.57166603956719" calcext:value-type="float">
            <text:p>5.57166603956719</text:p>
          </table:table-cell>
          <table:table-cell table:style-name="ce4" table:formula="of:=[$Redistribution_high.I101]" office:value-type="float" office:value="7.63562398364061" calcext:value-type="float">
            <text:p>7.63562398364061</text:p>
          </table:table-cell>
          <table:table-cell table:style-name="ce4"/>
          <table:table-cell/>
          <table:table-cell table:style-name="ce4" table:formula="of:=[$Redistribution_central.F101]" office:value-type="float" office:value="6.70761495562461" calcext:value-type="float">
            <text:p>6.70761495562461</text:p>
          </table:table-cell>
          <table:table-cell table:style-name="ce4" table:formula="of:=[$Redistribution_central.G101]" office:value-type="float" office:value="10.3181254224354" calcext:value-type="float">
            <text:p>10.3181254224354</text:p>
          </table:table-cell>
          <table:table-cell table:style-name="ce4" table:formula="of:=[$Redistribution_central.H101]" office:value-type="float" office:value="6.98883930308601" calcext:value-type="float">
            <text:p>6.98883930308601</text:p>
          </table:table-cell>
          <table:table-cell table:style-name="ce4" table:formula="of:=[$Redistribution_central.I101]" office:value-type="float" office:value="9.86436883135261" calcext:value-type="float">
            <text:p>9.86436883135261</text:p>
          </table:table-cell>
          <table:table-cell table:style-name="ce4"/>
          <table:table-cell/>
          <table:table-cell table:style-name="ce4" table:formula="of:=[$redistribution_low.F101]" office:value-type="float" office:value="6.56766680059566" calcext:value-type="float">
            <text:p>6.56766680059566</text:p>
          </table:table-cell>
          <table:table-cell table:style-name="ce4" table:formula="of:=[$redistribution_low.G101]" office:value-type="float" office:value="9.41975206336451" calcext:value-type="float">
            <text:p>9.41975206336451</text:p>
          </table:table-cell>
          <table:table-cell table:style-name="ce4" table:formula="of:=[$redistribution_low.H101]" office:value-type="float" office:value="6.65044389981119" calcext:value-type="float">
            <text:p>6.65044389981119</text:p>
          </table:table-cell>
          <table:table-cell table:style-name="ce4" table:formula="of:=[$redistribution_low.I101]" office:value-type="float" office:value="9.21459690041267" calcext:value-type="float">
            <text:p>9.21459690041267</text:p>
          </table:table-cell>
          <table:table-cell table:number-columns-repeated="47"/>
        </table:table-row>
        <table:table-row table:style-name="ro7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F102]" office:value-type="float" office:value="5.47278182805137" calcext:value-type="float">
            <text:p>5.47278182805137</text:p>
          </table:table-cell>
          <table:table-cell table:style-name="ce4" table:formula="of:=[$Redistribution_high.G102]" office:value-type="float" office:value="7.70293073307585" calcext:value-type="float">
            <text:p>7.70293073307585</text:p>
          </table:table-cell>
          <table:table-cell table:style-name="ce4" table:formula="of:=[$Redistribution_high.H102]" office:value-type="float" office:value="5.66650442388242" calcext:value-type="float">
            <text:p>5.66650442388242</text:p>
          </table:table-cell>
          <table:table-cell table:style-name="ce4" table:formula="of:=[$Redistribution_high.I102]" office:value-type="float" office:value="7.56577008118776" calcext:value-type="float">
            <text:p>7.56577008118776</text:p>
          </table:table-cell>
          <table:table-cell table:style-name="ce4"/>
          <table:table-cell/>
          <table:table-cell table:style-name="ce4" table:formula="of:=[$Redistribution_central.F102]" office:value-type="float" office:value="6.97691778320826" calcext:value-type="float">
            <text:p>6.97691778320826</text:p>
          </table:table-cell>
          <table:table-cell table:style-name="ce4" table:formula="of:=[$Redistribution_central.G102]" office:value-type="float" office:value="10.6782471379141" calcext:value-type="float">
            <text:p>10.6782471379141</text:p>
          </table:table-cell>
          <table:table-cell table:style-name="ce4" table:formula="of:=[$Redistribution_central.H102]" office:value-type="float" office:value="7.2028782702938" calcext:value-type="float">
            <text:p>7.2028782702938</text:p>
          </table:table-cell>
          <table:table-cell table:style-name="ce4" table:formula="of:=[$Redistribution_central.I102]" office:value-type="float" office:value="10.0437533497267" calcext:value-type="float">
            <text:p>10.0437533497267</text:p>
          </table:table-cell>
          <table:table-cell table:style-name="ce4"/>
          <table:table-cell/>
          <table:table-cell table:style-name="ce4" table:formula="of:=[$redistribution_low.F102]" office:value-type="float" office:value="6.29741769397645" calcext:value-type="float">
            <text:p>6.29741769397645</text:p>
          </table:table-cell>
          <table:table-cell table:style-name="ce4" table:formula="of:=[$redistribution_low.G102]" office:value-type="float" office:value="8.92550800095495" calcext:value-type="float">
            <text:p>8.92550800095495</text:p>
          </table:table-cell>
          <table:table-cell table:style-name="ce4" table:formula="of:=[$redistribution_low.H102]" office:value-type="float" office:value="6.41663105719241" calcext:value-type="float">
            <text:p>6.41663105719241</text:p>
          </table:table-cell>
          <table:table-cell table:style-name="ce4" table:formula="of:=[$redistribution_low.I102]" office:value-type="float" office:value="8.72325350673024" calcext:value-type="float">
            <text:p>8.72325350673024</text:p>
          </table:table-cell>
          <table:table-cell table:number-columns-repeated="47"/>
        </table:table-row>
        <table:table-row table:style-name="ro7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F103]" office:value-type="float" office:value="5.74615681042226" calcext:value-type="float">
            <text:p>5.74615681042226</text:p>
          </table:table-cell>
          <table:table-cell table:style-name="ce4" table:formula="of:=[$Redistribution_high.G103]" office:value-type="float" office:value="7.78654311017986" calcext:value-type="float">
            <text:p>7.78654311017986</text:p>
          </table:table-cell>
          <table:table-cell table:style-name="ce4" table:formula="of:=[$Redistribution_high.H103]" office:value-type="float" office:value="5.86365215127421" calcext:value-type="float">
            <text:p>5.86365215127421</text:p>
          </table:table-cell>
          <table:table-cell table:style-name="ce4" table:formula="of:=[$Redistribution_high.I103]" office:value-type="float" office:value="7.5832604179004" calcext:value-type="float">
            <text:p>7.5832604179004</text:p>
          </table:table-cell>
          <table:table-cell table:style-name="ce4"/>
          <table:table-cell/>
          <table:table-cell table:style-name="ce4" table:formula="of:=[$Redistribution_central.F103]" office:value-type="float" office:value="6.86220470460657" calcext:value-type="float">
            <text:p>6.86220470460657</text:p>
          </table:table-cell>
          <table:table-cell table:style-name="ce4" table:formula="of:=[$Redistribution_central.G103]" office:value-type="float" office:value="11.1805737523319" calcext:value-type="float">
            <text:p>11.1805737523319</text:p>
          </table:table-cell>
          <table:table-cell table:style-name="ce4" table:formula="of:=[$Redistribution_central.H103]" office:value-type="float" office:value="7.12119720562176" calcext:value-type="float">
            <text:p>7.12119720562176</text:p>
          </table:table-cell>
          <table:table-cell table:style-name="ce4" table:formula="of:=[$Redistribution_central.I103]" office:value-type="float" office:value="11.1737487345469" calcext:value-type="float">
            <text:p>11.1737487345469</text:p>
          </table:table-cell>
          <table:table-cell table:style-name="ce4"/>
          <table:table-cell/>
          <table:table-cell table:style-name="ce4" table:formula="of:=[$redistribution_low.F103]" office:value-type="float" office:value="6.70894823187816" calcext:value-type="float">
            <text:p>6.70894823187816</text:p>
          </table:table-cell>
          <table:table-cell table:style-name="ce4" table:formula="of:=[$redistribution_low.G103]" office:value-type="float" office:value="9.24511279158679" calcext:value-type="float">
            <text:p>9.24511279158679</text:p>
          </table:table-cell>
          <table:table-cell table:style-name="ce4" table:formula="of:=[$redistribution_low.H103]" office:value-type="float" office:value="6.83316873859224" calcext:value-type="float">
            <text:p>6.83316873859224</text:p>
          </table:table-cell>
          <table:table-cell table:style-name="ce4" table:formula="of:=[$redistribution_low.I103]" office:value-type="float" office:value="8.65754709733207" calcext:value-type="float">
            <text:p>8.65754709733207</text:p>
          </table:table-cell>
          <table:table-cell table:number-columns-repeated="47"/>
        </table:table-row>
        <table:table-row table:style-name="ro6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F104]" office:value-type="float" office:value="5.33598644048785" calcext:value-type="float">
            <text:p>5.33598644048785</text:p>
          </table:table-cell>
          <table:table-cell table:style-name="ce4" table:formula="of:=[$Redistribution_high.G104]" office:value-type="float" office:value="7.4488528718813" calcext:value-type="float">
            <text:p>7.4488528718813</text:p>
          </table:table-cell>
          <table:table-cell table:style-name="ce4" table:formula="of:=[$Redistribution_high.H104]" office:value-type="float" office:value="5.39558286869345" calcext:value-type="float">
            <text:p>5.39558286869345</text:p>
          </table:table-cell>
          <table:table-cell table:style-name="ce4" table:formula="of:=[$Redistribution_high.I104]" office:value-type="float" office:value="7.27412539153195" calcext:value-type="float">
            <text:p>7.27412539153195</text:p>
          </table:table-cell>
          <table:table-cell table:style-name="ce4"/>
          <table:table-cell/>
          <table:table-cell table:style-name="ce4" table:formula="of:=[$Redistribution_central.F104]" office:value-type="float" office:value="6.96043114633177" calcext:value-type="float">
            <text:p>6.96043114633177</text:p>
          </table:table-cell>
          <table:table-cell table:style-name="ce4" table:formula="of:=[$Redistribution_central.G104]" office:value-type="float" office:value="11.6429350287814" calcext:value-type="float">
            <text:p>11.6429350287814</text:p>
          </table:table-cell>
          <table:table-cell table:style-name="ce4" table:formula="of:=[$Redistribution_central.H104]" office:value-type="float" office:value="7.31792214315011" calcext:value-type="float">
            <text:p>7.31792214315011</text:p>
          </table:table-cell>
          <table:table-cell table:style-name="ce4" table:formula="of:=[$Redistribution_central.I104]" office:value-type="float" office:value="11.1510541707803" calcext:value-type="float">
            <text:p>11.1510541707803</text:p>
          </table:table-cell>
          <table:table-cell table:style-name="ce4"/>
          <table:table-cell/>
          <table:table-cell table:style-name="ce4" table:formula="of:=[$redistribution_low.F104]" office:value-type="float" office:value="6.67419677610323" calcext:value-type="float">
            <text:p>6.67419677610323</text:p>
          </table:table-cell>
          <table:table-cell table:style-name="ce4" table:formula="of:=[$redistribution_low.G104]" office:value-type="float" office:value="9.05372496402377" calcext:value-type="float">
            <text:p>9.05372496402377</text:p>
          </table:table-cell>
          <table:table-cell table:style-name="ce4" table:formula="of:=[$redistribution_low.H104]" office:value-type="float" office:value="6.76947491819716" calcext:value-type="float">
            <text:p>6.76947491819716</text:p>
          </table:table-cell>
          <table:table-cell table:style-name="ce4" table:formula="of:=[$redistribution_low.I104]" office:value-type="float" office:value="9.55326597851695" calcext:value-type="float">
            <text:p>9.55326597851695</text:p>
          </table:table-cell>
          <table:table-cell table:number-columns-repeated="47"/>
        </table:table-row>
        <table:table-row table:style-name="ro7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F105]" office:value-type="float" office:value="4.96139905301919" calcext:value-type="float">
            <text:p>4.96139905301919</text:p>
          </table:table-cell>
          <table:table-cell table:style-name="ce4" table:formula="of:=[$Redistribution_high.G105]" office:value-type="float" office:value="6.68429373365887" calcext:value-type="float">
            <text:p>6.68429373365887</text:p>
          </table:table-cell>
          <table:table-cell table:style-name="ce4" table:formula="of:=[$Redistribution_high.H105]" office:value-type="float" office:value="5.18499088689768" calcext:value-type="float">
            <text:p>5.18499088689768</text:p>
          </table:table-cell>
          <table:table-cell table:style-name="ce4" table:formula="of:=[$Redistribution_high.I105]" office:value-type="float" office:value="6.61670617427037" calcext:value-type="float">
            <text:p>6.61670617427037</text:p>
          </table:table-cell>
          <table:table-cell table:style-name="ce4"/>
          <table:table-cell/>
          <table:table-cell table:style-name="ce4" table:formula="of:=[$Redistribution_central.F105]" office:value-type="float" office:value="6.61510442216671" calcext:value-type="float">
            <text:p>6.61510442216671</text:p>
          </table:table-cell>
          <table:table-cell table:style-name="ce4" table:formula="of:=[$Redistribution_central.G105]" office:value-type="float" office:value="10.8211894915387" calcext:value-type="float">
            <text:p>10.8211894915387</text:p>
          </table:table-cell>
          <table:table-cell table:style-name="ce4" table:formula="of:=[$Redistribution_central.H105]" office:value-type="float" office:value="6.98087378039217" calcext:value-type="float">
            <text:p>6.98087378039217</text:p>
          </table:table-cell>
          <table:table-cell table:style-name="ce4" table:formula="of:=[$Redistribution_central.I105]" office:value-type="float" office:value="10.371949125038" calcext:value-type="float">
            <text:p>10.371949125038</text:p>
          </table:table-cell>
          <table:table-cell table:style-name="ce4"/>
          <table:table-cell/>
          <table:table-cell table:style-name="ce4" table:formula="of:=[$redistribution_low.F105]" office:value-type="float" office:value="6.9888393030862" calcext:value-type="float">
            <text:p>6.9888393030862</text:p>
          </table:table-cell>
          <table:table-cell table:style-name="ce4" table:formula="of:=[$redistribution_low.G105]" office:value-type="float" office:value="9.3485443672081" calcext:value-type="float">
            <text:p>9.3485443672081</text:p>
          </table:table-cell>
          <table:table-cell table:style-name="ce4" table:formula="of:=[$redistribution_low.H105]" office:value-type="float" office:value="6.9888393030862" calcext:value-type="float">
            <text:p>6.9888393030862</text:p>
          </table:table-cell>
          <table:table-cell table:style-name="ce4" table:formula="of:=[$redistribution_low.I105]" office:value-type="float" office:value="9.75133182941825" calcext:value-type="float">
            <text:p>9.75133182941825</text:p>
          </table:table-cell>
          <table:table-cell table:number-columns-repeated="47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 yearly" table:style-name="ta4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Decile ratio'.C4]" office:value-type="float" office:value="8.9558054274" calcext:value-type="float">
            <text:p>8.9558054274</text:p>
          </table:table-cell>
          <table:table-cell table:formula="of:=[$'Decile ratio'.D4]" office:value-type="float" office:value="6.9114890221" calcext:value-type="float">
            <text:p>6.9114890221</text:p>
          </table:table-cell>
          <table:table-cell table:formula="of:=[$'Decile ratio'.E4]" office:value-type="float" office:value="8.5895475335" calcext:value-type="float">
            <text:p>8.5895475335</text:p>
          </table:table-cell>
          <table:table-cell table:formula="of:=[$'Decile ratio'.B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8.9558054274" calcext:value-type="float">
            <text:p>8.9558054274</text:p>
          </table:table-cell>
          <table:table-cell table:style-name="ce3" table:formula="of:=[.C4]" office:value-type="float" office:value="6.9114890221" calcext:value-type="float">
            <text:p>6.9114890221</text:p>
          </table:table-cell>
          <table:table-cell table:style-name="ce3" table:formula="of:=[.D4]" office:value-type="float" office:value="8.5895475335" calcext:value-type="float">
            <text:p>8.5895475335</text:p>
          </table:table-cell>
          <table:table-cell table:style-name="ce3" table:formula="of:=[.E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8.9558054274" calcext:value-type="float">
            <text:p>8.9558054274</text:p>
          </table:table-cell>
          <table:table-cell table:style-name="ce3" table:formula="of:=[.H4]" office:value-type="float" office:value="6.9114890221" calcext:value-type="float">
            <text:p>6.9114890221</text:p>
          </table:table-cell>
          <table:table-cell table:style-name="ce3" table:formula="of:=[.I4]" office:value-type="float" office:value="8.5895475335" calcext:value-type="float">
            <text:p>8.5895475335</text:p>
          </table:table-cell>
          <table:table-cell table:style-name="ce3" table:formula="of:=[.J4]" office:value-type="float" office:value="6.517241482" calcext:value-type="float">
            <text:p>6.517241482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float" office:value="10.8792229079172" calcext:value-type="float">
            <text:p>10.8792229079172</text:p>
          </table:table-cell>
          <table:table-cell table:formula="of:=AVERAGE([$'Decile ratio'.D5:.D8])" office:value-type="float" office:value="8.37130278918481" calcext:value-type="float">
            <text:p>8.37130278918481</text:p>
          </table:table-cell>
          <table:table-cell table:formula="of:=AVERAGE([$'Decile ratio'.E5:.E8])" office:value-type="float" office:value="8.89713541766048" calcext:value-type="float">
            <text:p>8.89713541766048</text:p>
          </table:table-cell>
          <table:table-cell table:formula="of:=AVERAGE([$'Decile ratio'.B5:.B8])" office:value-type="float" office:value="6.96237499846808" calcext:value-type="float">
            <text:p>6.9623749984680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Decile ratio'.I5:.I8])" office:value-type="float" office:value="10.8792229079172" calcext:value-type="float">
            <text:p>10.8792229079172</text:p>
          </table:table-cell>
          <table:table-cell table:style-name="ce3" table:formula="of:=AVERAGE([$'Decile ratio'.J5:.J8])" office:value-type="float" office:value="8.37130278918482" calcext:value-type="float">
            <text:p>8.37130278918482</text:p>
          </table:table-cell>
          <table:table-cell table:style-name="ce3" table:formula="of:=AVERAGE([$'Decile ratio'.K5:.K8])" office:value-type="float" office:value="8.89713541766048" calcext:value-type="float">
            <text:p>8.89713541766048</text:p>
          </table:table-cell>
          <table:table-cell table:style-name="ce3" table:formula="of:=AVERAGE([$'Decile ratio'.H5:.H8])" office:value-type="float" office:value="6.96237499846808" calcext:value-type="float">
            <text:p>6.9623749984680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Decile ratio'.O5:.O8])" office:value-type="float" office:value="10.8792229079172" calcext:value-type="float">
            <text:p>10.8792229079172</text:p>
          </table:table-cell>
          <table:table-cell table:style-name="ce3" table:formula="of:=AVERAGE([$'Decile ratio'.P5:.P8])" office:value-type="float" office:value="8.37130278918482" calcext:value-type="float">
            <text:p>8.37130278918482</text:p>
          </table:table-cell>
          <table:table-cell table:style-name="ce3" table:formula="of:=AVERAGE([$'Decile ratio'.Q5:.Q8])" office:value-type="float" office:value="8.89713541766048" calcext:value-type="float">
            <text:p>8.89713541766048</text:p>
          </table:table-cell>
          <table:table-cell table:style-name="ce3" table:formula="of:=AVERAGE([$'Decile ratio'.N5:.N8])" office:value-type="float" office:value="6.96237499846808" calcext:value-type="float">
            <text:p>6.9623749984680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float" office:value="10.6893976863501" calcext:value-type="float">
            <text:p>10.6893976863501</text:p>
          </table:table-cell>
          <table:table-cell table:formula="of:=AVERAGE([$'Decile ratio'.D9:.D12])" office:value-type="float" office:value="8.30150427132525" calcext:value-type="float">
            <text:p>8.30150427132525</text:p>
          </table:table-cell>
          <table:table-cell table:formula="of:=AVERAGE([$'Decile ratio'.E9:.E12])" office:value-type="float" office:value="8.4190139110746" calcext:value-type="float">
            <text:p>8.4190139110746</text:p>
          </table:table-cell>
          <table:table-cell table:formula="of:=AVERAGE([$'Decile ratio'.B9:.B12])" office:value-type="float" office:value="6.89055612203273" calcext:value-type="float">
            <text:p>6.89055612203273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Decile ratio'.I9:.I12])" office:value-type="float" office:value="10.6893976863501" calcext:value-type="float">
            <text:p>10.6893976863501</text:p>
          </table:table-cell>
          <table:table-cell table:style-name="ce3" table:formula="of:=AVERAGE([$'Decile ratio'.J9:.J12])" office:value-type="float" office:value="8.30150427132525" calcext:value-type="float">
            <text:p>8.30150427132525</text:p>
          </table:table-cell>
          <table:table-cell table:style-name="ce3" table:formula="of:=AVERAGE([$'Decile ratio'.K9:.K12])" office:value-type="float" office:value="8.4190139110746" calcext:value-type="float">
            <text:p>8.4190139110746</text:p>
          </table:table-cell>
          <table:table-cell table:style-name="ce3" table:formula="of:=AVERAGE([$'Decile ratio'.H9:.H12])" office:value-type="float" office:value="6.89055612203273" calcext:value-type="float">
            <text:p>6.89055612203273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Decile ratio'.O9:.O12])" office:value-type="float" office:value="10.6893976863501" calcext:value-type="float">
            <text:p>10.6893976863501</text:p>
          </table:table-cell>
          <table:table-cell table:style-name="ce3" table:formula="of:=AVERAGE([$'Decile ratio'.P9:.P12])" office:value-type="float" office:value="8.30150427132525" calcext:value-type="float">
            <text:p>8.30150427132525</text:p>
          </table:table-cell>
          <table:table-cell table:style-name="ce3" table:formula="of:=AVERAGE([$'Decile ratio'.Q9:.Q12])" office:value-type="float" office:value="8.4190139110746" calcext:value-type="float">
            <text:p>8.4190139110746</text:p>
          </table:table-cell>
          <table:table-cell table:style-name="ce3" table:formula="of:=AVERAGE([$'Decile ratio'.N9:.N12])" office:value-type="float" office:value="6.89055612203273" calcext:value-type="float">
            <text:p>6.89055612203273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float" office:value="10.8942241681392" calcext:value-type="float">
            <text:p>10.8942241681392</text:p>
          </table:table-cell>
          <table:table-cell table:formula="of:=AVERAGE([$'Decile ratio'.D13:.D16])" office:value-type="float" office:value="8.38602142301736" calcext:value-type="float">
            <text:p>8.38602142301736</text:p>
          </table:table-cell>
          <table:table-cell table:formula="of:=AVERAGE([$'Decile ratio'.E13:.E16])" office:value-type="float" office:value="8.4681752808297" calcext:value-type="float">
            <text:p>8.4681752808297</text:p>
          </table:table-cell>
          <table:table-cell table:formula="of:=AVERAGE([$'Decile ratio'.B13:.B16])" office:value-type="float" office:value="6.78838155493239" calcext:value-type="float">
            <text:p>6.78838155493239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Decile ratio'.I13:.I16])" office:value-type="float" office:value="10.8942241681392" calcext:value-type="float">
            <text:p>10.8942241681392</text:p>
          </table:table-cell>
          <table:table-cell table:style-name="ce3" table:formula="of:=AVERAGE([$'Decile ratio'.J13:.J16])" office:value-type="float" office:value="8.38602142301736" calcext:value-type="float">
            <text:p>8.38602142301736</text:p>
          </table:table-cell>
          <table:table-cell table:style-name="ce3" table:formula="of:=AVERAGE([$'Decile ratio'.K13:.K16])" office:value-type="float" office:value="8.4681752808297" calcext:value-type="float">
            <text:p>8.4681752808297</text:p>
          </table:table-cell>
          <table:table-cell table:style-name="ce3" table:formula="of:=AVERAGE([$'Decile ratio'.H13:.H16])" office:value-type="float" office:value="6.78838155493239" calcext:value-type="float">
            <text:p>6.78838155493239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Decile ratio'.O13:.O16])" office:value-type="float" office:value="10.8942241681392" calcext:value-type="float">
            <text:p>10.8942241681392</text:p>
          </table:table-cell>
          <table:table-cell table:style-name="ce3" table:formula="of:=AVERAGE([$'Decile ratio'.P13:.P16])" office:value-type="float" office:value="8.38602142301736" calcext:value-type="float">
            <text:p>8.38602142301736</text:p>
          </table:table-cell>
          <table:table-cell table:style-name="ce3" table:formula="of:=AVERAGE([$'Decile ratio'.Q13:.Q16])" office:value-type="float" office:value="8.4681752808297" calcext:value-type="float">
            <text:p>8.4681752808297</text:p>
          </table:table-cell>
          <table:table-cell table:style-name="ce3" table:formula="of:=AVERAGE([$'Decile ratio'.N13:.N16])" office:value-type="float" office:value="6.78838155493239" calcext:value-type="float">
            <text:p>6.78838155493239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float" office:value="10.8416494498489" calcext:value-type="float">
            <text:p>10.8416494498489</text:p>
          </table:table-cell>
          <table:table-cell table:formula="of:=AVERAGE([$'Decile ratio'.D17:.D20])" office:value-type="float" office:value="8.30827478073629" calcext:value-type="float">
            <text:p>8.30827478073629</text:p>
          </table:table-cell>
          <table:table-cell table:formula="of:=AVERAGE([$'Decile ratio'.E17:.E20])" office:value-type="float" office:value="8.40678284842007" calcext:value-type="float">
            <text:p>8.40678284842007</text:p>
          </table:table-cell>
          <table:table-cell table:formula="of:=AVERAGE([$'Decile ratio'.B17:.B20])" office:value-type="float" office:value="6.68265284848134" calcext:value-type="float">
            <text:p>6.68265284848134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Decile ratio'.I17:.I20])" office:value-type="float" office:value="10.8416494498489" calcext:value-type="float">
            <text:p>10.8416494498489</text:p>
          </table:table-cell>
          <table:table-cell table:style-name="ce3" table:formula="of:=AVERAGE([$'Decile ratio'.J17:.J20])" office:value-type="float" office:value="8.30827478073629" calcext:value-type="float">
            <text:p>8.30827478073629</text:p>
          </table:table-cell>
          <table:table-cell table:style-name="ce3" table:formula="of:=AVERAGE([$'Decile ratio'.K17:.K20])" office:value-type="float" office:value="8.40678284842007" calcext:value-type="float">
            <text:p>8.40678284842007</text:p>
          </table:table-cell>
          <table:table-cell table:style-name="ce3" table:formula="of:=AVERAGE([$'Decile ratio'.H17:.H20])" office:value-type="float" office:value="6.68265284848134" calcext:value-type="float">
            <text:p>6.68265284848134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Decile ratio'.O17:.O20])" office:value-type="float" office:value="10.8416494498489" calcext:value-type="float">
            <text:p>10.8416494498489</text:p>
          </table:table-cell>
          <table:table-cell table:style-name="ce3" table:formula="of:=AVERAGE([$'Decile ratio'.P17:.P20])" office:value-type="float" office:value="8.30827478073629" calcext:value-type="float">
            <text:p>8.30827478073629</text:p>
          </table:table-cell>
          <table:table-cell table:style-name="ce3" table:formula="of:=AVERAGE([$'Decile ratio'.Q17:.Q20])" office:value-type="float" office:value="8.40678284842007" calcext:value-type="float">
            <text:p>8.40678284842007</text:p>
          </table:table-cell>
          <table:table-cell table:style-name="ce3" table:formula="of:=AVERAGE([$'Decile ratio'.N17:.N20])" office:value-type="float" office:value="6.68265284848134" calcext:value-type="float">
            <text:p>6.68265284848134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float" office:value="10.9725914867505" calcext:value-type="float">
            <text:p>10.9725914867505</text:p>
          </table:table-cell>
          <table:table-cell table:formula="of:=AVERAGE([$'Decile ratio'.D21:.D24])" office:value-type="float" office:value="8.06679905109889" calcext:value-type="float">
            <text:p>8.06679905109889</text:p>
          </table:table-cell>
          <table:table-cell table:formula="of:=AVERAGE([$'Decile ratio'.E21:.E24])" office:value-type="float" office:value="8.19232147758265" calcext:value-type="float">
            <text:p>8.19232147758265</text:p>
          </table:table-cell>
          <table:table-cell table:formula="of:=AVERAGE([$'Decile ratio'.B21:.B24])" office:value-type="float" office:value="6.4407330987222" calcext:value-type="float">
            <text:p>6.4407330987222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Decile ratio'.I21:.I24])" office:value-type="float" office:value="10.9868679826564" calcext:value-type="float">
            <text:p>10.9868679826564</text:p>
          </table:table-cell>
          <table:table-cell table:style-name="ce3" table:formula="of:=AVERAGE([$'Decile ratio'.J21:.J24])" office:value-type="float" office:value="8.06672893113227" calcext:value-type="float">
            <text:p>8.06672893113227</text:p>
          </table:table-cell>
          <table:table-cell table:style-name="ce3" table:formula="of:=AVERAGE([$'Decile ratio'.K21:.K24])" office:value-type="float" office:value="8.20218543089375" calcext:value-type="float">
            <text:p>8.20218543089375</text:p>
          </table:table-cell>
          <table:table-cell table:style-name="ce3" table:formula="of:=AVERAGE([$'Decile ratio'.H21:.H24])" office:value-type="float" office:value="6.44066970690845" calcext:value-type="float">
            <text:p>6.44066970690845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Decile ratio'.O21:.O24])" office:value-type="float" office:value="10.9725914867505" calcext:value-type="float">
            <text:p>10.9725914867505</text:p>
          </table:table-cell>
          <table:table-cell table:style-name="ce3" table:formula="of:=AVERAGE([$'Decile ratio'.P21:.P24])" office:value-type="float" office:value="8.06679905109889" calcext:value-type="float">
            <text:p>8.06679905109889</text:p>
          </table:table-cell>
          <table:table-cell table:style-name="ce3" table:formula="of:=AVERAGE([$'Decile ratio'.Q21:.Q24])" office:value-type="float" office:value="8.19232147758265" calcext:value-type="float">
            <text:p>8.19232147758265</text:p>
          </table:table-cell>
          <table:table-cell table:style-name="ce3" table:formula="of:=AVERAGE([$'Decile ratio'.N21:.N24])" office:value-type="float" office:value="6.4407330987222" calcext:value-type="float">
            <text:p>6.4407330987222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float" office:value="12.1605086219754" calcext:value-type="float">
            <text:p>12.1605086219754</text:p>
          </table:table-cell>
          <table:table-cell table:formula="of:=AVERAGE([$'Decile ratio'.D25:.D28])" office:value-type="float" office:value="8.5905166880494" calcext:value-type="float">
            <text:p>8.5905166880494</text:p>
          </table:table-cell>
          <table:table-cell table:formula="of:=AVERAGE([$'Decile ratio'.E25:.E28])" office:value-type="float" office:value="9.17367480542656" calcext:value-type="float">
            <text:p>9.17367480542656</text:p>
          </table:table-cell>
          <table:table-cell table:formula="of:=AVERAGE([$'Decile ratio'.B25:.B28])" office:value-type="float" office:value="6.80136220420683" calcext:value-type="float">
            <text:p>6.80136220420683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Decile ratio'.I25:.I28])" office:value-type="float" office:value="12.1523543542449" calcext:value-type="float">
            <text:p>12.1523543542449</text:p>
          </table:table-cell>
          <table:table-cell table:style-name="ce3" table:formula="of:=AVERAGE([$'Decile ratio'.J25:.J28])" office:value-type="float" office:value="8.6141047127517" calcext:value-type="float">
            <text:p>8.6141047127517</text:p>
          </table:table-cell>
          <table:table-cell table:style-name="ce3" table:formula="of:=AVERAGE([$'Decile ratio'.K25:.K28])" office:value-type="float" office:value="9.15255566744908" calcext:value-type="float">
            <text:p>9.15255566744908</text:p>
          </table:table-cell>
          <table:table-cell table:style-name="ce3" table:formula="of:=AVERAGE([$'Decile ratio'.H25:.H28])" office:value-type="float" office:value="6.81250603668186" calcext:value-type="float">
            <text:p>6.81250603668186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Decile ratio'.O25:.O28])" office:value-type="float" office:value="12.1605086219754" calcext:value-type="float">
            <text:p>12.1605086219754</text:p>
          </table:table-cell>
          <table:table-cell table:style-name="ce3" table:formula="of:=AVERAGE([$'Decile ratio'.P25:.P28])" office:value-type="float" office:value="8.58437432083055" calcext:value-type="float">
            <text:p>8.58437432083055</text:p>
          </table:table-cell>
          <table:table-cell table:style-name="ce3" table:formula="of:=AVERAGE([$'Decile ratio'.Q25:.Q28])" office:value-type="float" office:value="9.19160332342048" calcext:value-type="float">
            <text:p>9.19160332342048</text:p>
          </table:table-cell>
          <table:table-cell table:style-name="ce3" table:formula="of:=AVERAGE([$'Decile ratio'.N25:.N28])" office:value-type="float" office:value="6.80200749719994" calcext:value-type="float">
            <text:p>6.80200749719994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float" office:value="11.6771590085908" calcext:value-type="float">
            <text:p>11.6771590085908</text:p>
          </table:table-cell>
          <table:table-cell table:formula="of:=AVERAGE([$'Decile ratio'.D29:.D32])" office:value-type="float" office:value="8.41222352797096" calcext:value-type="float">
            <text:p>8.41222352797096</text:p>
          </table:table-cell>
          <table:table-cell table:formula="of:=AVERAGE([$'Decile ratio'.E29:.E32])" office:value-type="float" office:value="9.10412916170932" calcext:value-type="float">
            <text:p>9.10412916170932</text:p>
          </table:table-cell>
          <table:table-cell table:formula="of:=AVERAGE([$'Decile ratio'.B29:.B32])" office:value-type="float" office:value="6.68725455267137" calcext:value-type="float">
            <text:p>6.68725455267137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Decile ratio'.I29:.I32])" office:value-type="float" office:value="11.6305701329225" calcext:value-type="float">
            <text:p>11.6305701329225</text:p>
          </table:table-cell>
          <table:table-cell table:style-name="ce3" table:formula="of:=AVERAGE([$'Decile ratio'.J29:.J32])" office:value-type="float" office:value="8.43130335032451" calcext:value-type="float">
            <text:p>8.43130335032451</text:p>
          </table:table-cell>
          <table:table-cell table:style-name="ce3" table:formula="of:=AVERAGE([$'Decile ratio'.K29:.K32])" office:value-type="float" office:value="9.06972532218305" calcext:value-type="float">
            <text:p>9.06972532218305</text:p>
          </table:table-cell>
          <table:table-cell table:style-name="ce3" table:formula="of:=AVERAGE([$'Decile ratio'.H29:.H32])" office:value-type="float" office:value="6.71871504758528" calcext:value-type="float">
            <text:p>6.71871504758528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Decile ratio'.O29:.O32])" office:value-type="float" office:value="11.667847584499" calcext:value-type="float">
            <text:p>11.667847584499</text:p>
          </table:table-cell>
          <table:table-cell table:style-name="ce3" table:formula="of:=AVERAGE([$'Decile ratio'.P29:.P32])" office:value-type="float" office:value="8.44364489147629" calcext:value-type="float">
            <text:p>8.44364489147629</text:p>
          </table:table-cell>
          <table:table-cell table:style-name="ce3" table:formula="of:=AVERAGE([$'Decile ratio'.Q29:.Q32])" office:value-type="float" office:value="9.09324212912501" calcext:value-type="float">
            <text:p>9.09324212912501</text:p>
          </table:table-cell>
          <table:table-cell table:style-name="ce3" table:formula="of:=AVERAGE([$'Decile ratio'.N29:.N32])" office:value-type="float" office:value="6.73167801104336" calcext:value-type="float">
            <text:p>6.73167801104336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float" office:value="11.6965293320582" calcext:value-type="float">
            <text:p>11.6965293320582</text:p>
          </table:table-cell>
          <table:table-cell table:formula="of:=AVERAGE([$'Decile ratio'.D33:.D36])" office:value-type="float" office:value="8.43246391868896" calcext:value-type="float">
            <text:p>8.43246391868896</text:p>
          </table:table-cell>
          <table:table-cell table:formula="of:=AVERAGE([$'Decile ratio'.E33:.E36])" office:value-type="float" office:value="9.16107508456711" calcext:value-type="float">
            <text:p>9.16107508456711</text:p>
          </table:table-cell>
          <table:table-cell table:formula="of:=AVERAGE([$'Decile ratio'.B33:.B36])" office:value-type="float" office:value="6.85558882437395" calcext:value-type="float">
            <text:p>6.85558882437395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Decile ratio'.I33:.I36])" office:value-type="float" office:value="11.6920021161369" calcext:value-type="float">
            <text:p>11.6920021161369</text:p>
          </table:table-cell>
          <table:table-cell table:style-name="ce3" table:formula="of:=AVERAGE([$'Decile ratio'.J33:.J36])" office:value-type="float" office:value="8.38574642538526" calcext:value-type="float">
            <text:p>8.38574642538526</text:p>
          </table:table-cell>
          <table:table-cell table:style-name="ce3" table:formula="of:=AVERAGE([$'Decile ratio'.K33:.K36])" office:value-type="float" office:value="9.22818368202602" calcext:value-type="float">
            <text:p>9.22818368202602</text:p>
          </table:table-cell>
          <table:table-cell table:style-name="ce3" table:formula="of:=AVERAGE([$'Decile ratio'.H33:.H36])" office:value-type="float" office:value="6.85431139248908" calcext:value-type="float">
            <text:p>6.85431139248908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Decile ratio'.O33:.O36])" office:value-type="float" office:value="11.5912491885803" calcext:value-type="float">
            <text:p>11.5912491885803</text:p>
          </table:table-cell>
          <table:table-cell table:style-name="ce3" table:formula="of:=AVERAGE([$'Decile ratio'.P33:.P36])" office:value-type="float" office:value="8.32283048159114" calcext:value-type="float">
            <text:p>8.32283048159114</text:p>
          </table:table-cell>
          <table:table-cell table:style-name="ce3" table:formula="of:=AVERAGE([$'Decile ratio'.Q33:.Q36])" office:value-type="float" office:value="9.2474785694205" calcext:value-type="float">
            <text:p>9.2474785694205</text:p>
          </table:table-cell>
          <table:table-cell table:style-name="ce3" table:formula="of:=AVERAGE([$'Decile ratio'.N33:.N36])" office:value-type="float" office:value="6.85782054432285" calcext:value-type="float">
            <text:p>6.85782054432285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float" office:value="11.4297304646205" calcext:value-type="float">
            <text:p>11.4297304646205</text:p>
          </table:table-cell>
          <table:table-cell table:formula="of:=AVERAGE([$'Decile ratio'.D37:.D40])" office:value-type="float" office:value="8.39000494038679" calcext:value-type="float">
            <text:p>8.39000494038679</text:p>
          </table:table-cell>
          <table:table-cell table:formula="of:=AVERAGE([$'Decile ratio'.E37:.E40])" office:value-type="float" office:value="9.13547199662719" calcext:value-type="float">
            <text:p>9.13547199662719</text:p>
          </table:table-cell>
          <table:table-cell table:formula="of:=AVERAGE([$'Decile ratio'.B37:.B40])" office:value-type="float" office:value="6.85785896905166" calcext:value-type="float">
            <text:p>6.85785896905166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Decile ratio'.I37:.I40])" office:value-type="float" office:value="11.5308908312247" calcext:value-type="float">
            <text:p>11.5308908312247</text:p>
          </table:table-cell>
          <table:table-cell table:style-name="ce3" table:formula="of:=AVERAGE([$'Decile ratio'.J37:.J40])" office:value-type="float" office:value="8.47787305542594" calcext:value-type="float">
            <text:p>8.47787305542594</text:p>
          </table:table-cell>
          <table:table-cell table:style-name="ce3" table:formula="of:=AVERAGE([$'Decile ratio'.K37:.K40])" office:value-type="float" office:value="9.07604528683585" calcext:value-type="float">
            <text:p>9.07604528683585</text:p>
          </table:table-cell>
          <table:table-cell table:style-name="ce3" table:formula="of:=AVERAGE([$'Decile ratio'.H37:.H40])" office:value-type="float" office:value="6.87922072055486" calcext:value-type="float">
            <text:p>6.87922072055486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Decile ratio'.O37:.O40])" office:value-type="float" office:value="11.50914840911" calcext:value-type="float">
            <text:p>11.50914840911</text:p>
          </table:table-cell>
          <table:table-cell table:style-name="ce3" table:formula="of:=AVERAGE([$'Decile ratio'.P37:.P40])" office:value-type="float" office:value="8.24051961615668" calcext:value-type="float">
            <text:p>8.24051961615668</text:p>
          </table:table-cell>
          <table:table-cell table:style-name="ce3" table:formula="of:=AVERAGE([$'Decile ratio'.Q37:.Q40])" office:value-type="float" office:value="9.2432220766718" calcext:value-type="float">
            <text:p>9.2432220766718</text:p>
          </table:table-cell>
          <table:table-cell table:style-name="ce3" table:formula="of:=AVERAGE([$'Decile ratio'.N37:.N40])" office:value-type="float" office:value="6.76055109835329" calcext:value-type="float">
            <text:p>6.76055109835329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float" office:value="11.219082699271" calcext:value-type="float">
            <text:p>11.219082699271</text:p>
          </table:table-cell>
          <table:table-cell table:formula="of:=AVERAGE([$'Decile ratio'.D41:.D44])" office:value-type="float" office:value="8.28483409729313" calcext:value-type="float">
            <text:p>8.28483409729313</text:p>
          </table:table-cell>
          <table:table-cell table:formula="of:=AVERAGE([$'Decile ratio'.E41:.E44])" office:value-type="float" office:value="9.04111024392985" calcext:value-type="float">
            <text:p>9.04111024392985</text:p>
          </table:table-cell>
          <table:table-cell table:formula="of:=AVERAGE([$'Decile ratio'.B41:.B44])" office:value-type="float" office:value="6.61224893989013" calcext:value-type="float">
            <text:p>6.61224893989013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Decile ratio'.I41:.I44])" office:value-type="float" office:value="12.0067174873794" calcext:value-type="float">
            <text:p>12.0067174873794</text:p>
          </table:table-cell>
          <table:table-cell table:style-name="ce3" table:formula="of:=AVERAGE([$'Decile ratio'.J41:.J44])" office:value-type="float" office:value="8.56224908832336" calcext:value-type="float">
            <text:p>8.56224908832336</text:p>
          </table:table-cell>
          <table:table-cell table:style-name="ce3" table:formula="of:=AVERAGE([$'Decile ratio'.K41:.K44])" office:value-type="float" office:value="9.27783805118237" calcext:value-type="float">
            <text:p>9.27783805118237</text:p>
          </table:table-cell>
          <table:table-cell table:style-name="ce3" table:formula="of:=AVERAGE([$'Decile ratio'.H41:.H44])" office:value-type="float" office:value="6.83053924499786" calcext:value-type="float">
            <text:p>6.83053924499786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Decile ratio'.O41:.O44])" office:value-type="float" office:value="11.1132537576123" calcext:value-type="float">
            <text:p>11.1132537576123</text:p>
          </table:table-cell>
          <table:table-cell table:style-name="ce3" table:formula="of:=AVERAGE([$'Decile ratio'.P41:.P44])" office:value-type="float" office:value="8.1556628561643" calcext:value-type="float">
            <text:p>8.1556628561643</text:p>
          </table:table-cell>
          <table:table-cell table:style-name="ce3" table:formula="of:=AVERAGE([$'Decile ratio'.Q41:.Q44])" office:value-type="float" office:value="9.00853374237389" calcext:value-type="float">
            <text:p>9.00853374237389</text:p>
          </table:table-cell>
          <table:table-cell table:style-name="ce3" table:formula="of:=AVERAGE([$'Decile ratio'.N41:.N44])" office:value-type="float" office:value="6.63096403273921" calcext:value-type="float">
            <text:p>6.63096403273921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float" office:value="11.3294498700293" calcext:value-type="float">
            <text:p>11.3294498700293</text:p>
          </table:table-cell>
          <table:table-cell table:formula="of:=AVERAGE([$'Decile ratio'.D45:.D48])" office:value-type="float" office:value="8.48171907537101" calcext:value-type="float">
            <text:p>8.48171907537101</text:p>
          </table:table-cell>
          <table:table-cell table:formula="of:=AVERAGE([$'Decile ratio'.E45:.E48])" office:value-type="float" office:value="8.9623463996977" calcext:value-type="float">
            <text:p>8.9623463996977</text:p>
          </table:table-cell>
          <table:table-cell table:formula="of:=AVERAGE([$'Decile ratio'.B45:.B48])" office:value-type="float" office:value="6.81373375044847" calcext:value-type="float">
            <text:p>6.81373375044847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Decile ratio'.I45:.I48])" office:value-type="float" office:value="11.7094342507325" calcext:value-type="float">
            <text:p>11.7094342507325</text:p>
          </table:table-cell>
          <table:table-cell table:style-name="ce3" table:formula="of:=AVERAGE([$'Decile ratio'.J45:.J48])" office:value-type="float" office:value="8.26167842952491" calcext:value-type="float">
            <text:p>8.26167842952491</text:p>
          </table:table-cell>
          <table:table-cell table:style-name="ce3" table:formula="of:=AVERAGE([$'Decile ratio'.K45:.K48])" office:value-type="float" office:value="9.31553366952682" calcext:value-type="float">
            <text:p>9.31553366952682</text:p>
          </table:table-cell>
          <table:table-cell table:style-name="ce3" table:formula="of:=AVERAGE([$'Decile ratio'.H45:.H48])" office:value-type="float" office:value="6.66161787410425" calcext:value-type="float">
            <text:p>6.66161787410425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Decile ratio'.O45:.O48])" office:value-type="float" office:value="11.009554474624" calcext:value-type="float">
            <text:p>11.009554474624</text:p>
          </table:table-cell>
          <table:table-cell table:style-name="ce3" table:formula="of:=AVERAGE([$'Decile ratio'.P45:.P48])" office:value-type="float" office:value="7.98766971220895" calcext:value-type="float">
            <text:p>7.98766971220895</text:p>
          </table:table-cell>
          <table:table-cell table:style-name="ce3" table:formula="of:=AVERAGE([$'Decile ratio'.Q45:.Q48])" office:value-type="float" office:value="8.6672852695875" calcext:value-type="float">
            <text:p>8.6672852695875</text:p>
          </table:table-cell>
          <table:table-cell table:style-name="ce3" table:formula="of:=AVERAGE([$'Decile ratio'.N45:.N48])" office:value-type="float" office:value="6.49186195954441" calcext:value-type="float">
            <text:p>6.49186195954441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float" office:value="11.4675037623285" calcext:value-type="float">
            <text:p>11.4675037623285</text:p>
          </table:table-cell>
          <table:table-cell table:formula="of:=AVERAGE([$'Decile ratio'.D49:.D52])" office:value-type="float" office:value="8.76067288499808" calcext:value-type="float">
            <text:p>8.76067288499808</text:p>
          </table:table-cell>
          <table:table-cell table:formula="of:=AVERAGE([$'Decile ratio'.E49:.E52])" office:value-type="float" office:value="9.29670927156751" calcext:value-type="float">
            <text:p>9.29670927156751</text:p>
          </table:table-cell>
          <table:table-cell table:formula="of:=AVERAGE([$'Decile ratio'.B49:.B52])" office:value-type="float" office:value="6.98723477046909" calcext:value-type="float">
            <text:p>6.98723477046909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Decile ratio'.I49:.I52])" office:value-type="float" office:value="11.5064062200951" calcext:value-type="float">
            <text:p>11.5064062200951</text:p>
          </table:table-cell>
          <table:table-cell table:style-name="ce3" table:formula="of:=AVERAGE([$'Decile ratio'.J49:.J52])" office:value-type="float" office:value="8.59385271032481" calcext:value-type="float">
            <text:p>8.59385271032481</text:p>
          </table:table-cell>
          <table:table-cell table:style-name="ce3" table:formula="of:=AVERAGE([$'Decile ratio'.K49:.K52])" office:value-type="float" office:value="9.5043752627125" calcext:value-type="float">
            <text:p>9.5043752627125</text:p>
          </table:table-cell>
          <table:table-cell table:style-name="ce3" table:formula="of:=AVERAGE([$'Decile ratio'.H49:.H52])" office:value-type="float" office:value="6.96826415509415" calcext:value-type="float">
            <text:p>6.96826415509415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Decile ratio'.O49:.O52])" office:value-type="float" office:value="10.8840799497391" calcext:value-type="float">
            <text:p>10.8840799497391</text:p>
          </table:table-cell>
          <table:table-cell table:style-name="ce3" table:formula="of:=AVERAGE([$'Decile ratio'.P49:.P52])" office:value-type="float" office:value="8.22275023889511" calcext:value-type="float">
            <text:p>8.22275023889511</text:p>
          </table:table-cell>
          <table:table-cell table:style-name="ce3" table:formula="of:=AVERAGE([$'Decile ratio'.Q49:.Q52])" office:value-type="float" office:value="8.9725656982725" calcext:value-type="float">
            <text:p>8.9725656982725</text:p>
          </table:table-cell>
          <table:table-cell table:style-name="ce3" table:formula="of:=AVERAGE([$'Decile ratio'.N49:.N52])" office:value-type="float" office:value="6.68239193704293" calcext:value-type="float">
            <text:p>6.68239193704293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float" office:value="10.5346061948787" calcext:value-type="float">
            <text:p>10.5346061948787</text:p>
          </table:table-cell>
          <table:table-cell table:formula="of:=AVERAGE([$'Decile ratio'.D53:.D56])" office:value-type="float" office:value="7.78743859174796" calcext:value-type="float">
            <text:p>7.78743859174796</text:p>
          </table:table-cell>
          <table:table-cell table:formula="of:=AVERAGE([$'Decile ratio'.E53:.E56])" office:value-type="float" office:value="8.77019387991881" calcext:value-type="float">
            <text:p>8.77019387991881</text:p>
          </table:table-cell>
          <table:table-cell table:formula="of:=AVERAGE([$'Decile ratio'.B53:.B56])" office:value-type="float" office:value="6.41428266461124" calcext:value-type="float">
            <text:p>6.41428266461124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Decile ratio'.I53:.I56])" office:value-type="float" office:value="10.7738680626615" calcext:value-type="float">
            <text:p>10.7738680626615</text:p>
          </table:table-cell>
          <table:table-cell table:style-name="ce3" table:formula="of:=AVERAGE([$'Decile ratio'.J53:.J56])" office:value-type="float" office:value="7.93249532215761" calcext:value-type="float">
            <text:p>7.93249532215761</text:p>
          </table:table-cell>
          <table:table-cell table:style-name="ce3" table:formula="of:=AVERAGE([$'Decile ratio'.K53:.K56])" office:value-type="float" office:value="9.06239967455702" calcext:value-type="float">
            <text:p>9.06239967455702</text:p>
          </table:table-cell>
          <table:table-cell table:style-name="ce3" table:formula="of:=AVERAGE([$'Decile ratio'.H53:.H56])" office:value-type="float" office:value="6.64414238468129" calcext:value-type="float">
            <text:p>6.64414238468129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Decile ratio'.O53:.O56])" office:value-type="float" office:value="10.9426722766297" calcext:value-type="float">
            <text:p>10.9426722766297</text:p>
          </table:table-cell>
          <table:table-cell table:style-name="ce3" table:formula="of:=AVERAGE([$'Decile ratio'.P53:.P56])" office:value-type="float" office:value="8.25286256489246" calcext:value-type="float">
            <text:p>8.25286256489246</text:p>
          </table:table-cell>
          <table:table-cell table:style-name="ce3" table:formula="of:=AVERAGE([$'Decile ratio'.Q53:.Q56])" office:value-type="float" office:value="8.95380132789309" calcext:value-type="float">
            <text:p>8.95380132789309</text:p>
          </table:table-cell>
          <table:table-cell table:style-name="ce3" table:formula="of:=AVERAGE([$'Decile ratio'.N53:.N56])" office:value-type="float" office:value="6.71751876966548" calcext:value-type="float">
            <text:p>6.71751876966548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float" office:value="11.0092245552102" calcext:value-type="float">
            <text:p>11.0092245552102</text:p>
          </table:table-cell>
          <table:table-cell table:formula="of:=AVERAGE([$'Decile ratio'.D57:.D60])" office:value-type="float" office:value="7.4174309533231" calcext:value-type="float">
            <text:p>7.4174309533231</text:p>
          </table:table-cell>
          <table:table-cell table:formula="of:=AVERAGE([$'Decile ratio'.E57:.E60])" office:value-type="float" office:value="9.17399338035252" calcext:value-type="float">
            <text:p>9.17399338035252</text:p>
          </table:table-cell>
          <table:table-cell table:formula="of:=AVERAGE([$'Decile ratio'.B57:.B60])" office:value-type="float" office:value="6.36191514267177" calcext:value-type="float">
            <text:p>6.36191514267177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Decile ratio'.I57:.I60])" office:value-type="float" office:value="10.6321039928381" calcext:value-type="float">
            <text:p>10.6321039928381</text:p>
          </table:table-cell>
          <table:table-cell table:style-name="ce3" table:formula="of:=AVERAGE([$'Decile ratio'.J57:.J60])" office:value-type="float" office:value="7.34650761393302" calcext:value-type="float">
            <text:p>7.34650761393302</text:p>
          </table:table-cell>
          <table:table-cell table:style-name="ce3" table:formula="of:=AVERAGE([$'Decile ratio'.K57:.K60])" office:value-type="float" office:value="9.09779444697097" calcext:value-type="float">
            <text:p>9.09779444697097</text:p>
          </table:table-cell>
          <table:table-cell table:style-name="ce3" table:formula="of:=AVERAGE([$'Decile ratio'.H57:.H60])" office:value-type="float" office:value="6.49733117935815" calcext:value-type="float">
            <text:p>6.49733117935815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Decile ratio'.O57:.O60])" office:value-type="float" office:value="10.5662308887519" calcext:value-type="float">
            <text:p>10.5662308887519</text:p>
          </table:table-cell>
          <table:table-cell table:style-name="ce3" table:formula="of:=AVERAGE([$'Decile ratio'.P57:.P60])" office:value-type="float" office:value="8.14201427526238" calcext:value-type="float">
            <text:p>8.14201427526238</text:p>
          </table:table-cell>
          <table:table-cell table:style-name="ce3" table:formula="of:=AVERAGE([$'Decile ratio'.Q57:.Q60])" office:value-type="float" office:value="8.45172196045527" calcext:value-type="float">
            <text:p>8.45172196045527</text:p>
          </table:table-cell>
          <table:table-cell table:style-name="ce3" table:formula="of:=AVERAGE([$'Decile ratio'.N57:.N60])" office:value-type="float" office:value="6.66149659709524" calcext:value-type="float">
            <text:p>6.66149659709524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float" office:value="10.2903412879782" calcext:value-type="float">
            <text:p>10.2903412879782</text:p>
          </table:table-cell>
          <table:table-cell table:formula="of:=AVERAGE([$'Decile ratio'.D61:.D64])" office:value-type="float" office:value="7.30994507139087" calcext:value-type="float">
            <text:p>7.30994507139087</text:p>
          </table:table-cell>
          <table:table-cell table:formula="of:=AVERAGE([$'Decile ratio'.E61:.E64])" office:value-type="float" office:value="8.74115692579646" calcext:value-type="float">
            <text:p>8.74115692579646</text:p>
          </table:table-cell>
          <table:table-cell table:formula="of:=AVERAGE([$'Decile ratio'.B61:.B64])" office:value-type="float" office:value="6.30767326746753" calcext:value-type="float">
            <text:p>6.30767326746753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Decile ratio'.I61:.I64])" office:value-type="float" office:value="11.0719293373675" calcext:value-type="float">
            <text:p>11.0719293373675</text:p>
          </table:table-cell>
          <table:table-cell table:style-name="ce3" table:formula="of:=AVERAGE([$'Decile ratio'.J61:.J64])" office:value-type="float" office:value="7.74417110999684" calcext:value-type="float">
            <text:p>7.74417110999684</text:p>
          </table:table-cell>
          <table:table-cell table:style-name="ce3" table:formula="of:=AVERAGE([$'Decile ratio'.K61:.K64])" office:value-type="float" office:value="9.36836281604255" calcext:value-type="float">
            <text:p>9.36836281604255</text:p>
          </table:table-cell>
          <table:table-cell table:style-name="ce3" table:formula="of:=AVERAGE([$'Decile ratio'.H61:.H64])" office:value-type="float" office:value="6.72909036980236" calcext:value-type="float">
            <text:p>6.72909036980236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Decile ratio'.O61:.O64])" office:value-type="float" office:value="10.897239474469" calcext:value-type="float">
            <text:p>10.897239474469</text:p>
          </table:table-cell>
          <table:table-cell table:style-name="ce3" table:formula="of:=AVERAGE([$'Decile ratio'.P61:.P64])" office:value-type="float" office:value="7.99592569287052" calcext:value-type="float">
            <text:p>7.99592569287052</text:p>
          </table:table-cell>
          <table:table-cell table:style-name="ce3" table:formula="of:=AVERAGE([$'Decile ratio'.Q61:.Q64])" office:value-type="float" office:value="8.78986800915833" calcext:value-type="float">
            <text:p>8.78986800915833</text:p>
          </table:table-cell>
          <table:table-cell table:style-name="ce3" table:formula="of:=AVERAGE([$'Decile ratio'.N61:.N64])" office:value-type="float" office:value="6.84839173869436" calcext:value-type="float">
            <text:p>6.84839173869436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float" office:value="10.3100684257327" calcext:value-type="float">
            <text:p>10.3100684257327</text:p>
          </table:table-cell>
          <table:table-cell table:formula="of:=AVERAGE([$'Decile ratio'.D65:.D68])" office:value-type="float" office:value="7.28066526693146" calcext:value-type="float">
            <text:p>7.28066526693146</text:p>
          </table:table-cell>
          <table:table-cell table:formula="of:=AVERAGE([$'Decile ratio'.E65:.E68])" office:value-type="float" office:value="9.36948885760095" calcext:value-type="float">
            <text:p>9.36948885760095</text:p>
          </table:table-cell>
          <table:table-cell table:formula="of:=AVERAGE([$'Decile ratio'.B65:.B68])" office:value-type="float" office:value="6.44532347704035" calcext:value-type="float">
            <text:p>6.44532347704035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Decile ratio'.I65:.I68])" office:value-type="float" office:value="11.5764525018953" calcext:value-type="float">
            <text:p>11.5764525018953</text:p>
          </table:table-cell>
          <table:table-cell table:style-name="ce3" table:formula="of:=AVERAGE([$'Decile ratio'.J65:.J68])" office:value-type="float" office:value="7.81619609086426" calcext:value-type="float">
            <text:p>7.81619609086426</text:p>
          </table:table-cell>
          <table:table-cell table:style-name="ce3" table:formula="of:=AVERAGE([$'Decile ratio'.K65:.K68])" office:value-type="float" office:value="10.3785515156585" calcext:value-type="float">
            <text:p>10.3785515156585</text:p>
          </table:table-cell>
          <table:table-cell table:style-name="ce3" table:formula="of:=AVERAGE([$'Decile ratio'.H65:.H68])" office:value-type="float" office:value="7.01274477918022" calcext:value-type="float">
            <text:p>7.01274477918022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Decile ratio'.O65:.O68])" office:value-type="float" office:value="11.380784048585" calcext:value-type="float">
            <text:p>11.380784048585</text:p>
          </table:table-cell>
          <table:table-cell table:style-name="ce3" table:formula="of:=AVERAGE([$'Decile ratio'.P65:.P68])" office:value-type="float" office:value="8.37336303067834" calcext:value-type="float">
            <text:p>8.37336303067834</text:p>
          </table:table-cell>
          <table:table-cell table:style-name="ce3" table:formula="of:=AVERAGE([$'Decile ratio'.Q65:.Q68])" office:value-type="float" office:value="9.55508631371966" calcext:value-type="float">
            <text:p>9.55508631371966</text:p>
          </table:table-cell>
          <table:table-cell table:style-name="ce3" table:formula="of:=AVERAGE([$'Decile ratio'.N65:.N68])" office:value-type="float" office:value="7.14010165508419" calcext:value-type="float">
            <text:p>7.14010165508419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float" office:value="10.4521277184163" calcext:value-type="float">
            <text:p>10.4521277184163</text:p>
          </table:table-cell>
          <table:table-cell table:formula="of:=AVERAGE([$'Decile ratio'.D69:.D72])" office:value-type="float" office:value="7.51670885528093" calcext:value-type="float">
            <text:p>7.51670885528093</text:p>
          </table:table-cell>
          <table:table-cell table:formula="of:=AVERAGE([$'Decile ratio'.E69:.E72])" office:value-type="float" office:value="9.48209188907784" calcext:value-type="float">
            <text:p>9.48209188907784</text:p>
          </table:table-cell>
          <table:table-cell table:formula="of:=AVERAGE([$'Decile ratio'.B69:.B72])" office:value-type="float" office:value="6.89134338627683" calcext:value-type="float">
            <text:p>6.89134338627683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Decile ratio'.I69:.I72])" office:value-type="float" office:value="11.708407032153" calcext:value-type="float">
            <text:p>11.708407032153</text:p>
          </table:table-cell>
          <table:table-cell table:style-name="ce3" table:formula="of:=AVERAGE([$'Decile ratio'.J69:.J72])" office:value-type="float" office:value="7.52521130083401" calcext:value-type="float">
            <text:p>7.52521130083401</text:p>
          </table:table-cell>
          <table:table-cell table:style-name="ce3" table:formula="of:=AVERAGE([$'Decile ratio'.K69:.K72])" office:value-type="float" office:value="10.3268370072699" calcext:value-type="float">
            <text:p>10.3268370072699</text:p>
          </table:table-cell>
          <table:table-cell table:style-name="ce3" table:formula="of:=AVERAGE([$'Decile ratio'.H69:.H72])" office:value-type="float" office:value="6.8453794897575" calcext:value-type="float">
            <text:p>6.8453794897575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Decile ratio'.O69:.O72])" office:value-type="float" office:value="11.4527361918038" calcext:value-type="float">
            <text:p>11.4527361918038</text:p>
          </table:table-cell>
          <table:table-cell table:style-name="ce3" table:formula="of:=AVERAGE([$'Decile ratio'.P69:.P72])" office:value-type="float" office:value="8.05844399798315" calcext:value-type="float">
            <text:p>8.05844399798315</text:p>
          </table:table-cell>
          <table:table-cell table:style-name="ce3" table:formula="of:=AVERAGE([$'Decile ratio'.Q69:.Q72])" office:value-type="float" office:value="9.82546581602436" calcext:value-type="float">
            <text:p>9.82546581602436</text:p>
          </table:table-cell>
          <table:table-cell table:style-name="ce3" table:formula="of:=AVERAGE([$'Decile ratio'.N69:.N72])" office:value-type="float" office:value="7.29627379374523" calcext:value-type="float">
            <text:p>7.29627379374523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float" office:value="10.229815514782" calcext:value-type="float">
            <text:p>10.229815514782</text:p>
          </table:table-cell>
          <table:table-cell table:formula="of:=AVERAGE([$'Decile ratio'.D73:.D76])" office:value-type="float" office:value="7.05993212565441" calcext:value-type="float">
            <text:p>7.05993212565441</text:p>
          </table:table-cell>
          <table:table-cell table:formula="of:=AVERAGE([$'Decile ratio'.E73:.E76])" office:value-type="float" office:value="9.61315321829973" calcext:value-type="float">
            <text:p>9.61315321829973</text:p>
          </table:table-cell>
          <table:table-cell table:formula="of:=AVERAGE([$'Decile ratio'.B73:.B76])" office:value-type="float" office:value="6.64914886410144" calcext:value-type="float">
            <text:p>6.64914886410144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Decile ratio'.I73:.I76])" office:value-type="float" office:value="10.639590430722" calcext:value-type="float">
            <text:p>10.639590430722</text:p>
          </table:table-cell>
          <table:table-cell table:style-name="ce3" table:formula="of:=AVERAGE([$'Decile ratio'.J73:.J76])" office:value-type="float" office:value="7.15379150162116" calcext:value-type="float">
            <text:p>7.15379150162116</text:p>
          </table:table-cell>
          <table:table-cell table:style-name="ce3" table:formula="of:=AVERAGE([$'Decile ratio'.K73:.K76])" office:value-type="float" office:value="9.88896597171423" calcext:value-type="float">
            <text:p>9.88896597171423</text:p>
          </table:table-cell>
          <table:table-cell table:style-name="ce3" table:formula="of:=AVERAGE([$'Decile ratio'.H73:.H76])" office:value-type="float" office:value="6.66303219585998" calcext:value-type="float">
            <text:p>6.66303219585998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Decile ratio'.O73:.O76])" office:value-type="float" office:value="10.7554470810368" calcext:value-type="float">
            <text:p>10.7554470810368</text:p>
          </table:table-cell>
          <table:table-cell table:style-name="ce3" table:formula="of:=AVERAGE([$'Decile ratio'.P73:.P76])" office:value-type="float" office:value="7.88392595530803" calcext:value-type="float">
            <text:p>7.88392595530803</text:p>
          </table:table-cell>
          <table:table-cell table:style-name="ce3" table:formula="of:=AVERAGE([$'Decile ratio'.Q73:.Q76])" office:value-type="float" office:value="9.98942115086665" calcext:value-type="float">
            <text:p>9.98942115086665</text:p>
          </table:table-cell>
          <table:table-cell table:style-name="ce3" table:formula="of:=AVERAGE([$'Decile ratio'.N73:.N76])" office:value-type="float" office:value="7.40361224790838" calcext:value-type="float">
            <text:p>7.40361224790838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float" office:value="10.4792366361559" calcext:value-type="float">
            <text:p>10.4792366361559</text:p>
          </table:table-cell>
          <table:table-cell table:formula="of:=AVERAGE([$'Decile ratio'.D77:.D80])" office:value-type="float" office:value="6.9749426236473" calcext:value-type="float">
            <text:p>6.9749426236473</text:p>
          </table:table-cell>
          <table:table-cell table:formula="of:=AVERAGE([$'Decile ratio'.E77:.E80])" office:value-type="float" office:value="10.0376704201361" calcext:value-type="float">
            <text:p>10.0376704201361</text:p>
          </table:table-cell>
          <table:table-cell table:formula="of:=AVERAGE([$'Decile ratio'.B77:.B80])" office:value-type="float" office:value="6.71003000996416" calcext:value-type="float">
            <text:p>6.71003000996416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Decile ratio'.I77:.I80])" office:value-type="float" office:value="11.0000031431464" calcext:value-type="float">
            <text:p>11.0000031431464</text:p>
          </table:table-cell>
          <table:table-cell table:style-name="ce3" table:formula="of:=AVERAGE([$'Decile ratio'.J77:.J80])" office:value-type="float" office:value="7.50680786421774" calcext:value-type="float">
            <text:p>7.50680786421774</text:p>
          </table:table-cell>
          <table:table-cell table:style-name="ce3" table:formula="of:=AVERAGE([$'Decile ratio'.K77:.K80])" office:value-type="float" office:value="10.6993187659263" calcext:value-type="float">
            <text:p>10.6993187659263</text:p>
          </table:table-cell>
          <table:table-cell table:style-name="ce3" table:formula="of:=AVERAGE([$'Decile ratio'.H77:.H80])" office:value-type="float" office:value="7.17932467844114" calcext:value-type="float">
            <text:p>7.17932467844114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Decile ratio'.O77:.O80])" office:value-type="float" office:value="10.4435188821141" calcext:value-type="float">
            <text:p>10.4435188821141</text:p>
          </table:table-cell>
          <table:table-cell table:style-name="ce3" table:formula="of:=AVERAGE([$'Decile ratio'.P77:.P80])" office:value-type="float" office:value="7.75159586733382" calcext:value-type="float">
            <text:p>7.75159586733382</text:p>
          </table:table-cell>
          <table:table-cell table:style-name="ce3" table:formula="of:=AVERAGE([$'Decile ratio'.Q77:.Q80])" office:value-type="float" office:value="9.68942530207979" calcext:value-type="float">
            <text:p>9.68942530207979</text:p>
          </table:table-cell>
          <table:table-cell table:style-name="ce3" table:formula="of:=AVERAGE([$'Decile ratio'.N77:.N80])" office:value-type="float" office:value="7.32194659733103" calcext:value-type="float">
            <text:p>7.32194659733103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float" office:value="10.0020381130996" calcext:value-type="float">
            <text:p>10.0020381130996</text:p>
          </table:table-cell>
          <table:table-cell table:formula="of:=AVERAGE([$'Decile ratio'.D81:.D84])" office:value-type="float" office:value="6.7696496314306" calcext:value-type="float">
            <text:p>6.7696496314306</text:p>
          </table:table-cell>
          <table:table-cell table:formula="of:=AVERAGE([$'Decile ratio'.E81:.E84])" office:value-type="float" office:value="9.42894585637117" calcext:value-type="float">
            <text:p>9.42894585637117</text:p>
          </table:table-cell>
          <table:table-cell table:formula="of:=AVERAGE([$'Decile ratio'.B81:.B84])" office:value-type="float" office:value="6.38941087313619" calcext:value-type="float">
            <text:p>6.38941087313619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Decile ratio'.I81:.I84])" office:value-type="float" office:value="10.9424539909603" calcext:value-type="float">
            <text:p>10.9424539909603</text:p>
          </table:table-cell>
          <table:table-cell table:style-name="ce3" table:formula="of:=AVERAGE([$'Decile ratio'.J81:.J84])" office:value-type="float" office:value="7.09316886932086" calcext:value-type="float">
            <text:p>7.09316886932086</text:p>
          </table:table-cell>
          <table:table-cell table:style-name="ce3" table:formula="of:=AVERAGE([$'Decile ratio'.K81:.K84])" office:value-type="float" office:value="9.81696076768711" calcext:value-type="float">
            <text:p>9.81696076768711</text:p>
          </table:table-cell>
          <table:table-cell table:style-name="ce3" table:formula="of:=AVERAGE([$'Decile ratio'.H81:.H84])" office:value-type="float" office:value="6.6761622557356" calcext:value-type="float">
            <text:p>6.6761622557356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Decile ratio'.O81:.O84])" office:value-type="float" office:value="10.3455888471815" calcext:value-type="float">
            <text:p>10.3455888471815</text:p>
          </table:table-cell>
          <table:table-cell table:style-name="ce3" table:formula="of:=AVERAGE([$'Decile ratio'.P81:.P84])" office:value-type="float" office:value="7.38294582324147" calcext:value-type="float">
            <text:p>7.38294582324147</text:p>
          </table:table-cell>
          <table:table-cell table:style-name="ce3" table:formula="of:=AVERAGE([$'Decile ratio'.Q81:.Q84])" office:value-type="float" office:value="9.31517780024352" calcext:value-type="float">
            <text:p>9.31517780024352</text:p>
          </table:table-cell>
          <table:table-cell table:style-name="ce3" table:formula="of:=AVERAGE([$'Decile ratio'.N81:.N84])" office:value-type="float" office:value="7.13974739767559" calcext:value-type="float">
            <text:p>7.13974739767559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float" office:value="10.0117553049978" calcext:value-type="float">
            <text:p>10.0117553049978</text:p>
          </table:table-cell>
          <table:table-cell table:formula="of:=AVERAGE([$'Decile ratio'.D85:.D88])" office:value-type="float" office:value="7.09421899983997" calcext:value-type="float">
            <text:p>7.09421899983997</text:p>
          </table:table-cell>
          <table:table-cell table:formula="of:=AVERAGE([$'Decile ratio'.E85:.E88])" office:value-type="float" office:value="9.31780243378216" calcext:value-type="float">
            <text:p>9.31780243378216</text:p>
          </table:table-cell>
          <table:table-cell table:formula="of:=AVERAGE([$'Decile ratio'.B85:.B88])" office:value-type="float" office:value="6.72220754904618" calcext:value-type="float">
            <text:p>6.72220754904618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Decile ratio'.I85:.I88])" office:value-type="float" office:value="10.8887539096403" calcext:value-type="float">
            <text:p>10.8887539096403</text:p>
          </table:table-cell>
          <table:table-cell table:style-name="ce3" table:formula="of:=AVERAGE([$'Decile ratio'.J85:.J88])" office:value-type="float" office:value="7.28231750039191" calcext:value-type="float">
            <text:p>7.28231750039191</text:p>
          </table:table-cell>
          <table:table-cell table:style-name="ce3" table:formula="of:=AVERAGE([$'Decile ratio'.K85:.K88])" office:value-type="float" office:value="9.88965696352981" calcext:value-type="float">
            <text:p>9.88965696352981</text:p>
          </table:table-cell>
          <table:table-cell table:style-name="ce3" table:formula="of:=AVERAGE([$'Decile ratio'.H85:.H88])" office:value-type="float" office:value="6.5865533345032" calcext:value-type="float">
            <text:p>6.5865533345032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Decile ratio'.O85:.O88])" office:value-type="float" office:value="10.6960836885681" calcext:value-type="float">
            <text:p>10.6960836885681</text:p>
          </table:table-cell>
          <table:table-cell table:style-name="ce3" table:formula="of:=AVERAGE([$'Decile ratio'.P85:.P88])" office:value-type="float" office:value="7.90417480206391" calcext:value-type="float">
            <text:p>7.90417480206391</text:p>
          </table:table-cell>
          <table:table-cell table:style-name="ce3" table:formula="of:=AVERAGE([$'Decile ratio'.Q85:.Q88])" office:value-type="float" office:value="9.74173305101593" calcext:value-type="float">
            <text:p>9.74173305101593</text:p>
          </table:table-cell>
          <table:table-cell table:style-name="ce3" table:formula="of:=AVERAGE([$'Decile ratio'.N85:.N88])" office:value-type="float" office:value="7.64355803758917" calcext:value-type="float">
            <text:p>7.64355803758917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float" office:value="9.08155129807028" calcext:value-type="float">
            <text:p>9.08155129807028</text:p>
          </table:table-cell>
          <table:table-cell table:formula="of:=AVERAGE([$'Decile ratio'.D89:.D92])" office:value-type="float" office:value="6.51920280464957" calcext:value-type="float">
            <text:p>6.51920280464957</text:p>
          </table:table-cell>
          <table:table-cell table:formula="of:=AVERAGE([$'Decile ratio'.E89:.E92])" office:value-type="float" office:value="8.58757216200857" calcext:value-type="float">
            <text:p>8.58757216200857</text:p>
          </table:table-cell>
          <table:table-cell table:formula="of:=AVERAGE([$'Decile ratio'.B89:.B92])" office:value-type="float" office:value="6.13845504087917" calcext:value-type="float">
            <text:p>6.13845504087917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Decile ratio'.I89:.I92])" office:value-type="float" office:value="10.2079265668028" calcext:value-type="float">
            <text:p>10.2079265668028</text:p>
          </table:table-cell>
          <table:table-cell table:style-name="ce3" table:formula="of:=AVERAGE([$'Decile ratio'.J89:.J92])" office:value-type="float" office:value="7.0427642529898" calcext:value-type="float">
            <text:p>7.0427642529898</text:p>
          </table:table-cell>
          <table:table-cell table:style-name="ce3" table:formula="of:=AVERAGE([$'Decile ratio'.K89:.K92])" office:value-type="float" office:value="9.26428340597457" calcext:value-type="float">
            <text:p>9.26428340597457</text:p>
          </table:table-cell>
          <table:table-cell table:style-name="ce3" table:formula="of:=AVERAGE([$'Decile ratio'.H89:.H92])" office:value-type="float" office:value="6.58174537893968" calcext:value-type="float">
            <text:p>6.58174537893968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Decile ratio'.O89:.O92])" office:value-type="float" office:value="10.2385837379159" calcext:value-type="float">
            <text:p>10.2385837379159</text:p>
          </table:table-cell>
          <table:table-cell table:style-name="ce3" table:formula="of:=AVERAGE([$'Decile ratio'.P89:.P92])" office:value-type="float" office:value="7.69117150199365" calcext:value-type="float">
            <text:p>7.69117150199365</text:p>
          </table:table-cell>
          <table:table-cell table:style-name="ce3" table:formula="of:=AVERAGE([$'Decile ratio'.Q89:.Q92])" office:value-type="float" office:value="9.54879715779099" calcext:value-type="float">
            <text:p>9.54879715779099</text:p>
          </table:table-cell>
          <table:table-cell table:style-name="ce3" table:formula="of:=AVERAGE([$'Decile ratio'.N89:.N92])" office:value-type="float" office:value="7.44777591185411" calcext:value-type="float">
            <text:p>7.44777591185411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float" office:value="8.76075838592068" calcext:value-type="float">
            <text:p>8.76075838592068</text:p>
          </table:table-cell>
          <table:table-cell table:formula="of:=AVERAGE([$'Decile ratio'.D93:.D96])" office:value-type="float" office:value="6.31799649406356" calcext:value-type="float">
            <text:p>6.31799649406356</text:p>
          </table:table-cell>
          <table:table-cell table:formula="of:=AVERAGE([$'Decile ratio'.E93:.E96])" office:value-type="float" office:value="8.31676632478369" calcext:value-type="float">
            <text:p>8.31676632478369</text:p>
          </table:table-cell>
          <table:table-cell table:formula="of:=AVERAGE([$'Decile ratio'.B93:.B96])" office:value-type="float" office:value="5.93756199138017" calcext:value-type="float">
            <text:p>5.93756199138017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Decile ratio'.I93:.I96])" office:value-type="float" office:value="9.02076231989074" calcext:value-type="float">
            <text:p>9.02076231989074</text:p>
          </table:table-cell>
          <table:table-cell table:style-name="ce3" table:formula="of:=AVERAGE([$'Decile ratio'.J93:.J96])" office:value-type="float" office:value="6.55103559186691" calcext:value-type="float">
            <text:p>6.55103559186691</text:p>
          </table:table-cell>
          <table:table-cell table:style-name="ce3" table:formula="of:=AVERAGE([$'Decile ratio'.K93:.K96])" office:value-type="float" office:value="8.78020250918135" calcext:value-type="float">
            <text:p>8.78020250918135</text:p>
          </table:table-cell>
          <table:table-cell table:style-name="ce3" table:formula="of:=AVERAGE([$'Decile ratio'.H93:.H96])" office:value-type="float" office:value="6.28039877690175" calcext:value-type="float">
            <text:p>6.28039877690175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Decile ratio'.O93:.O96])" office:value-type="float" office:value="10.6142657459946" calcext:value-type="float">
            <text:p>10.6142657459946</text:p>
          </table:table-cell>
          <table:table-cell table:style-name="ce3" table:formula="of:=AVERAGE([$'Decile ratio'.P93:.P96])" office:value-type="float" office:value="7.69079937150384" calcext:value-type="float">
            <text:p>7.69079937150384</text:p>
          </table:table-cell>
          <table:table-cell table:style-name="ce3" table:formula="of:=AVERAGE([$'Decile ratio'.Q93:.Q96])" office:value-type="float" office:value="10.0620170074625" calcext:value-type="float">
            <text:p>10.0620170074625</text:p>
          </table:table-cell>
          <table:table-cell table:style-name="ce3" table:formula="of:=AVERAGE([$'Decile ratio'.N93:.N96])" office:value-type="float" office:value="7.24324870338562" calcext:value-type="float">
            <text:p>7.24324870338562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float" office:value="8.07328670800439" calcext:value-type="float">
            <text:p>8.07328670800439</text:p>
          </table:table-cell>
          <table:table-cell table:formula="of:=AVERAGE([$'Decile ratio'.D97:.D100])" office:value-type="float" office:value="5.69832084434177" calcext:value-type="float">
            <text:p>5.69832084434177</text:p>
          </table:table-cell>
          <table:table-cell table:formula="of:=AVERAGE([$'Decile ratio'.E97:.E100])" office:value-type="float" office:value="7.69113467066542" calcext:value-type="float">
            <text:p>7.69113467066542</text:p>
          </table:table-cell>
          <table:table-cell table:formula="of:=AVERAGE([$'Decile ratio'.B97:.B100])" office:value-type="float" office:value="5.55620522506283" calcext:value-type="float">
            <text:p>5.55620522506283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Decile ratio'.I97:.I100])" office:value-type="float" office:value="8.95296624050612" calcext:value-type="float">
            <text:p>8.95296624050612</text:p>
          </table:table-cell>
          <table:table-cell table:style-name="ce3" table:formula="of:=AVERAGE([$'Decile ratio'.J97:.J100])" office:value-type="float" office:value="6.41272129571049" calcext:value-type="float">
            <text:p>6.41272129571049</text:p>
          </table:table-cell>
          <table:table-cell table:style-name="ce3" table:formula="of:=AVERAGE([$'Decile ratio'.K97:.K100])" office:value-type="float" office:value="8.69315552814571" calcext:value-type="float">
            <text:p>8.69315552814571</text:p>
          </table:table-cell>
          <table:table-cell table:style-name="ce3" table:formula="of:=AVERAGE([$'Decile ratio'.H97:.H100])" office:value-type="float" office:value="6.19153159827798" calcext:value-type="float">
            <text:p>6.19153159827798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Decile ratio'.O97:.O100])" office:value-type="float" office:value="9.58960089550731" calcext:value-type="float">
            <text:p>9.58960089550731</text:p>
          </table:table-cell>
          <table:table-cell table:style-name="ce3" table:formula="of:=AVERAGE([$'Decile ratio'.P97:.P100])" office:value-type="float" office:value="7.18409730332672" calcext:value-type="float">
            <text:p>7.18409730332672</text:p>
          </table:table-cell>
          <table:table-cell table:style-name="ce3" table:formula="of:=AVERAGE([$'Decile ratio'.Q97:.Q100])" office:value-type="float" office:value="9.30095208306658" calcext:value-type="float">
            <text:p>9.30095208306658</text:p>
          </table:table-cell>
          <table:table-cell table:style-name="ce3" table:formula="of:=AVERAGE([$'Decile ratio'.N97:.N100])" office:value-type="float" office:value="6.79968678482311" calcext:value-type="float">
            <text:p>6.79968678482311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float" office:value="8.00497591644241" calcext:value-type="float">
            <text:p>8.00497591644241</text:p>
          </table:table-cell>
          <table:table-cell table:formula="of:=AVERAGE([$'Decile ratio'.D101:.D104])" office:value-type="float" office:value="5.79188539299872" calcext:value-type="float">
            <text:p>5.79188539299872</text:p>
          </table:table-cell>
          <table:table-cell table:formula="of:=AVERAGE([$'Decile ratio'.E101:.E104])" office:value-type="float" office:value="7.74088124643468" calcext:value-type="float">
            <text:p>7.74088124643468</text:p>
          </table:table-cell>
          <table:table-cell table:formula="of:=AVERAGE([$'Decile ratio'.B101:.B104])" office:value-type="float" office:value="5.65538804441545" calcext:value-type="float">
            <text:p>5.65538804441545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Decile ratio'.I101:.I104])" office:value-type="float" office:value="9.58222868855346" calcext:value-type="float">
            <text:p>9.58222868855346</text:p>
          </table:table-cell>
          <table:table-cell table:style-name="ce3" table:formula="of:=AVERAGE([$'Decile ratio'.J101:.J104])" office:value-type="float" office:value="6.681338439893" calcext:value-type="float">
            <text:p>6.681338439893</text:p>
          </table:table-cell>
          <table:table-cell table:style-name="ce3" table:formula="of:=AVERAGE([$'Decile ratio'.K101:.K104])" office:value-type="float" office:value="8.98599610021967" calcext:value-type="float">
            <text:p>8.98599610021967</text:p>
          </table:table-cell>
          <table:table-cell table:style-name="ce3" table:formula="of:=AVERAGE([$'Decile ratio'.H101:.H104])" office:value-type="float" office:value="6.47987543920011" calcext:value-type="float">
            <text:p>6.47987543920011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Decile ratio'.O101:.O104])" office:value-type="float" office:value="9.51837135145408" calcext:value-type="float">
            <text:p>9.51837135145408</text:p>
          </table:table-cell>
          <table:table-cell table:style-name="ce3" table:formula="of:=AVERAGE([$'Decile ratio'.P101:.P104])" office:value-type="float" office:value="6.84432851274638" calcext:value-type="float">
            <text:p>6.84432851274638</text:p>
          </table:table-cell>
          <table:table-cell table:style-name="ce3" table:formula="of:=AVERAGE([$'Decile ratio'.Q101:.Q104])" office:value-type="float" office:value="9.26671867697755" calcext:value-type="float">
            <text:p>9.26671867697755</text:p>
          </table:table-cell>
          <table:table-cell table:style-name="ce3" table:formula="of:=AVERAGE([$'Decile ratio'.N101:.N104])" office:value-type="float" office:value="6.70506803741743" calcext:value-type="float">
            <text:p>6.70506803741743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float" office:value="7.40565511219897" calcext:value-type="float">
            <text:p>7.40565511219897</text:p>
          </table:table-cell>
          <table:table-cell table:formula="of:=AVERAGE([$'Decile ratio'.D105:.D108])" office:value-type="float" office:value="5.52768258268694" calcext:value-type="float">
            <text:p>5.52768258268694</text:p>
          </table:table-cell>
          <table:table-cell table:formula="of:=AVERAGE([$'Decile ratio'.E105:.E108])" office:value-type="float" office:value="7.25996551622262" calcext:value-type="float">
            <text:p>7.25996551622262</text:p>
          </table:table-cell>
          <table:table-cell table:formula="of:=AVERAGE([$'Decile ratio'.B105:.B108])" office:value-type="float" office:value="5.37908103299517" calcext:value-type="float">
            <text:p>5.37908103299517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Decile ratio'.I105:.I108])" office:value-type="float" office:value="11.0807363526415" calcext:value-type="float">
            <text:p>11.0807363526415</text:p>
          </table:table-cell>
          <table:table-cell table:style-name="ce3" table:formula="of:=AVERAGE([$'Decile ratio'.J105:.J108])" office:value-type="float" office:value="7.15571784986446" calcext:value-type="float">
            <text:p>7.15571784986446</text:p>
          </table:table-cell>
          <table:table-cell table:style-name="ce3" table:formula="of:=AVERAGE([$'Decile ratio'.K105:.K108])" office:value-type="float" office:value="10.685126345023" calcext:value-type="float">
            <text:p>10.685126345023</text:p>
          </table:table-cell>
          <table:table-cell table:style-name="ce3" table:formula="of:=AVERAGE([$'Decile ratio'.H105:.H108])" office:value-type="float" office:value="6.85366451407833" calcext:value-type="float">
            <text:p>6.85366451407833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Decile ratio'.O105:.O108])" office:value-type="float" office:value="9.1432225309434" calcext:value-type="float">
            <text:p>9.1432225309434</text:p>
          </table:table-cell>
          <table:table-cell table:style-name="ce3" table:formula="of:=AVERAGE([$'Decile ratio'.P105:.P108])" office:value-type="float" office:value="6.752028504267" calcext:value-type="float">
            <text:p>6.752028504267</text:p>
          </table:table-cell>
          <table:table-cell table:style-name="ce3" table:formula="of:=AVERAGE([$'Decile ratio'.Q105:.Q108])" office:value-type="float" office:value="9.17134960299938" calcext:value-type="float">
            <text:p>9.17134960299938</text:p>
          </table:table-cell>
          <table:table-cell table:style-name="ce3" table:formula="of:=AVERAGE([$'Decile ratio'.N105:.N108])" office:value-type="float" office:value="6.66735050126101" calcext:value-type="float">
            <text:p>6.66735050126101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'Decile ratio yearly'.F66" table:end-x="35.83pt" table:end-y="12.64pt" draw:z-index="0" draw:name="Chart 5" draw:style-name="gr1" draw:text-style-name="P1" svg:width="673.71pt" svg:height="507.74pt" svg:x="22.14pt" svg:y="14.97pt">
              <draw:object draw:notify-on-update-of-ranges="'Decile ratio yearly'.A4:'Decile ratio yearly'.A30 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number-columns-repeated="6"/>
          <table:table-cell>
            <draw:frame table:end-cell-address="'Decile ratio yearly'.P67" table:end-x="28.97pt" table:end-y="5.13pt" draw:z-index="1" draw:name="Chart 6" draw:style-name="gr1" draw:text-style-name="P1" svg:width="560.35pt" svg:height="514.89pt" svg:x="26.62pt" svg:y="0.28pt">
              <draw:object draw:notify-on-update-of-ranges="'Decile ratio yearly'.F4:'Decile ratio yearly'.F30 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44.48pt" table:end-y="10.15pt" draw:z-index="2" draw:name="Chart 4" draw:style-name="gr1" draw:text-style-name="P1" svg:width="560.35pt" svg:height="514.89pt" svg:x="42.12pt" svg:y="5.3pt">
              <draw:object draw:notify-on-update-of-ranges="'Decile ratio yearly'.K4:'Decile ratio yearly'.K30 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" table:style-name="ta5">
        <table:table-column table:style-name="co1" table:number-columns-repeated="7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/>
          <table:table-cell table:style-name="ce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4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2094788447" calcext:value-type="float">
            <text:p>0.2094788447</text:p>
          </table:table-cell>
          <table:table-cell table:style-name="ce4" office:value-type="float" office:value="0.2221858942" calcext:value-type="float">
            <text:p>0.2221858942</text:p>
          </table:table-cell>
          <table:table-cell table:style-name="ce4" office:value-type="float" office:value="0.2171430626" calcext:value-type="float">
            <text:p>0.2171430626</text:p>
          </table:table-cell>
          <table:table-cell table:style-name="ce4" office:value-type="float" office:value="0.2200597317" calcext:value-type="float">
            <text:p>0.2200597317</text:p>
          </table:table-cell>
          <table:table-cell/>
          <table:table-cell table:style-name="ce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47"/>
        </table:table-row>
        <table:table-row table:style-name="ro1">
          <table:table-cell table:style-name="ce4" table:formula="of:=[.A5]+1" office:value-type="float" office:value="49" calcext:value-type="float">
            <text:p>49</text:p>
          </table:table-cell>
          <table:table-cell table:style-name="ce4" table:formula="of:=[$Redistribution_high.J2]" office:value-type="float" office:value="0.229886950479951" calcext:value-type="float">
            <text:p>0.229886950479951</text:p>
          </table:table-cell>
          <table:table-cell table:style-name="ce4" table:formula="of:=[$Redistribution_high.K2]" office:value-type="float" office:value="0.260532889905575" calcext:value-type="float">
            <text:p>0.260532889905575</text:p>
          </table:table-cell>
          <table:table-cell table:style-name="ce4" table:formula="of:=[$Redistribution_high.L2]" office:value-type="float" office:value="0.238964160144433" calcext:value-type="float">
            <text:p>0.238964160144433</text:p>
          </table:table-cell>
          <table:table-cell table:style-name="ce4" table:formula="of:=[$Redistribution_high.M2]" office:value-type="float" office:value="0.24755411999774" calcext:value-type="float">
            <text:p>0.24755411999774</text:p>
          </table:table-cell>
          <table:table-cell/>
          <table:table-cell table:style-name="ce4"/>
          <table:table-cell table:style-name="ce4" table:formula="of:=[$Redistribution_central.J2]" office:value-type="float" office:value="0.229886950479951" calcext:value-type="float">
            <text:p>0.229886950479951</text:p>
          </table:table-cell>
          <table:table-cell table:style-name="ce4" table:formula="of:=[$Redistribution_central.K2]" office:value-type="float" office:value="0.260532889905575" calcext:value-type="float">
            <text:p>0.260532889905575</text:p>
          </table:table-cell>
          <table:table-cell table:style-name="ce4" table:formula="of:=[$Redistribution_central.L2]" office:value-type="float" office:value="0.238964160144433" calcext:value-type="float">
            <text:p>0.238964160144433</text:p>
          </table:table-cell>
          <table:table-cell table:style-name="ce4" table:formula="of:=[$Redistribution_central.M2]" office:value-type="float" office:value="0.24755411999774" calcext:value-type="float">
            <text:p>0.24755411999774</text:p>
          </table:table-cell>
          <table:table-cell table:number-columns-repeated="2"/>
          <table:table-cell table:style-name="ce4" table:formula="of:=[$redistribution_low.J2]" office:value-type="float" office:value="0.229886950479951" calcext:value-type="float">
            <text:p>0.229886950479951</text:p>
          </table:table-cell>
          <table:table-cell table:style-name="ce4" table:formula="of:=[$redistribution_low.K2]" office:value-type="float" office:value="0.260532889905575" calcext:value-type="float">
            <text:p>0.260532889905575</text:p>
          </table:table-cell>
          <table:table-cell table:style-name="ce4" table:formula="of:=[$redistribution_low.L2]" office:value-type="float" office:value="0.238964160144433" calcext:value-type="float">
            <text:p>0.238964160144433</text:p>
          </table:table-cell>
          <table:table-cell table:style-name="ce4" table:formula="of:=[$redistribution_low.M2]" office:value-type="float" office:value="0.24755411999774" calcext:value-type="float">
            <text:p>0.24755411999774</text:p>
          </table:table-cell>
          <table:table-cell table:number-columns-repeated="47"/>
        </table:table-row>
        <table:table-row table:style-name="ro1">
          <table:table-cell table:style-name="ce4" table:formula="of:=[.A6]+1" office:value-type="float" office:value="50" calcext:value-type="float">
            <text:p>50</text:p>
          </table:table-cell>
          <table:table-cell table:style-name="ce4" table:formula="of:=[$Redistribution_high.J3]" office:value-type="float" office:value="0.22966609522748" calcext:value-type="float">
            <text:p>0.22966609522748</text:p>
          </table:table-cell>
          <table:table-cell table:style-name="ce4" table:formula="of:=[$Redistribution_high.K3]" office:value-type="float" office:value="0.252561243120454" calcext:value-type="float">
            <text:p>0.252561243120454</text:p>
          </table:table-cell>
          <table:table-cell table:style-name="ce4" table:formula="of:=[$Redistribution_high.L3]" office:value-type="float" office:value="0.236342825717694" calcext:value-type="float">
            <text:p>0.236342825717694</text:p>
          </table:table-cell>
          <table:table-cell table:style-name="ce4" table:formula="of:=[$Redistribution_high.M3]" office:value-type="float" office:value="0.243010199235155" calcext:value-type="float">
            <text:p>0.243010199235155</text:p>
          </table:table-cell>
          <table:table-cell/>
          <table:table-cell table:style-name="ce4"/>
          <table:table-cell table:style-name="ce4" table:formula="of:=[$Redistribution_central.J3]" office:value-type="float" office:value="0.22966609522748" calcext:value-type="float">
            <text:p>0.22966609522748</text:p>
          </table:table-cell>
          <table:table-cell table:style-name="ce4" table:formula="of:=[$Redistribution_central.K3]" office:value-type="float" office:value="0.252561243120454" calcext:value-type="float">
            <text:p>0.252561243120454</text:p>
          </table:table-cell>
          <table:table-cell table:style-name="ce4" table:formula="of:=[$Redistribution_central.L3]" office:value-type="float" office:value="0.236342825717694" calcext:value-type="float">
            <text:p>0.236342825717694</text:p>
          </table:table-cell>
          <table:table-cell table:style-name="ce4" table:formula="of:=[$Redistribution_central.M3]" office:value-type="float" office:value="0.243010199235155" calcext:value-type="float">
            <text:p>0.243010199235155</text:p>
          </table:table-cell>
          <table:table-cell table:number-columns-repeated="2"/>
          <table:table-cell table:style-name="ce4" table:formula="of:=[$redistribution_low.J3]" office:value-type="float" office:value="0.22966609522748" calcext:value-type="float">
            <text:p>0.22966609522748</text:p>
          </table:table-cell>
          <table:table-cell table:style-name="ce4" table:formula="of:=[$redistribution_low.K3]" office:value-type="float" office:value="0.252561243120454" calcext:value-type="float">
            <text:p>0.252561243120454</text:p>
          </table:table-cell>
          <table:table-cell table:style-name="ce4" table:formula="of:=[$redistribution_low.L3]" office:value-type="float" office:value="0.236342825717694" calcext:value-type="float">
            <text:p>0.236342825717694</text:p>
          </table:table-cell>
          <table:table-cell table:style-name="ce4" table:formula="of:=[$redistribution_low.M3]" office:value-type="float" office:value="0.243010199235155" calcext:value-type="float">
            <text:p>0.243010199235155</text:p>
          </table:table-cell>
          <table:table-cell table:number-columns-repeated="47"/>
        </table:table-row>
        <table:table-row table:style-name="ro1">
          <table:table-cell table:style-name="ce4" table:formula="of:=[.A7]+1" office:value-type="float" office:value="51" calcext:value-type="float">
            <text:p>51</text:p>
          </table:table-cell>
          <table:table-cell table:style-name="ce4" table:formula="of:=[$Redistribution_high.J4]" office:value-type="float" office:value="0.231206906128275" calcext:value-type="float">
            <text:p>0.231206906128275</text:p>
          </table:table-cell>
          <table:table-cell table:style-name="ce4" table:formula="of:=[$Redistribution_high.K4]" office:value-type="float" office:value="0.255221729600004" calcext:value-type="float">
            <text:p>0.255221729600004</text:p>
          </table:table-cell>
          <table:table-cell table:style-name="ce4" table:formula="of:=[$Redistribution_high.L4]" office:value-type="float" office:value="0.239080851156172" calcext:value-type="float">
            <text:p>0.239080851156172</text:p>
          </table:table-cell>
          <table:table-cell table:style-name="ce4" table:formula="of:=[$Redistribution_high.M4]" office:value-type="float" office:value="0.244177799878335" calcext:value-type="float">
            <text:p>0.244177799878335</text:p>
          </table:table-cell>
          <table:table-cell/>
          <table:table-cell table:style-name="ce4"/>
          <table:table-cell table:style-name="ce4" table:formula="of:=[$Redistribution_central.J4]" office:value-type="float" office:value="0.231206906128275" calcext:value-type="float">
            <text:p>0.231206906128275</text:p>
          </table:table-cell>
          <table:table-cell table:style-name="ce4" table:formula="of:=[$Redistribution_central.K4]" office:value-type="float" office:value="0.255221729600004" calcext:value-type="float">
            <text:p>0.255221729600004</text:p>
          </table:table-cell>
          <table:table-cell table:style-name="ce4" table:formula="of:=[$Redistribution_central.L4]" office:value-type="float" office:value="0.239080851156172" calcext:value-type="float">
            <text:p>0.239080851156172</text:p>
          </table:table-cell>
          <table:table-cell table:style-name="ce4" table:formula="of:=[$Redistribution_central.M4]" office:value-type="float" office:value="0.244177799878335" calcext:value-type="float">
            <text:p>0.244177799878335</text:p>
          </table:table-cell>
          <table:table-cell table:number-columns-repeated="2"/>
          <table:table-cell table:style-name="ce4" table:formula="of:=[$redistribution_low.J4]" office:value-type="float" office:value="0.231206906128275" calcext:value-type="float">
            <text:p>0.231206906128275</text:p>
          </table:table-cell>
          <table:table-cell table:style-name="ce4" table:formula="of:=[$redistribution_low.K4]" office:value-type="float" office:value="0.255221729600004" calcext:value-type="float">
            <text:p>0.255221729600004</text:p>
          </table:table-cell>
          <table:table-cell table:style-name="ce4" table:formula="of:=[$redistribution_low.L4]" office:value-type="float" office:value="0.239080851156172" calcext:value-type="float">
            <text:p>0.239080851156172</text:p>
          </table:table-cell>
          <table:table-cell table:style-name="ce4" table:formula="of:=[$redistribution_low.M4]" office:value-type="float" office:value="0.244177799878335" calcext:value-type="float">
            <text:p>0.244177799878335</text:p>
          </table:table-cell>
          <table:table-cell table:number-columns-repeated="47"/>
        </table:table-row>
        <table:table-row table:style-name="ro1">
          <table:table-cell table:style-name="ce4" table:formula="of:=[.A8]+1" office:value-type="float" office:value="52" calcext:value-type="float">
            <text:p>52</text:p>
          </table:table-cell>
          <table:table-cell table:style-name="ce4" table:formula="of:=[$Redistribution_high.J5]" office:value-type="float" office:value="0.231238918610371" calcext:value-type="float">
            <text:p>0.231238918610371</text:p>
          </table:table-cell>
          <table:table-cell table:style-name="ce4" table:formula="of:=[$Redistribution_high.K5]" office:value-type="float" office:value="0.253808374722502" calcext:value-type="float">
            <text:p>0.253808374722502</text:p>
          </table:table-cell>
          <table:table-cell table:style-name="ce4" table:formula="of:=[$Redistribution_high.L5]" office:value-type="float" office:value="0.238120195920098" calcext:value-type="float">
            <text:p>0.238120195920098</text:p>
          </table:table-cell>
          <table:table-cell table:style-name="ce4" table:formula="of:=[$Redistribution_high.M5]" office:value-type="float" office:value="0.244023657469362" calcext:value-type="float">
            <text:p>0.244023657469362</text:p>
          </table:table-cell>
          <table:table-cell/>
          <table:table-cell table:style-name="ce4"/>
          <table:table-cell table:style-name="ce4" table:formula="of:=[$Redistribution_central.J5]" office:value-type="float" office:value="0.231238918610371" calcext:value-type="float">
            <text:p>0.231238918610371</text:p>
          </table:table-cell>
          <table:table-cell table:style-name="ce4" table:formula="of:=[$Redistribution_central.K5]" office:value-type="float" office:value="0.253808374722502" calcext:value-type="float">
            <text:p>0.253808374722502</text:p>
          </table:table-cell>
          <table:table-cell table:style-name="ce4" table:formula="of:=[$Redistribution_central.L5]" office:value-type="float" office:value="0.238120195920098" calcext:value-type="float">
            <text:p>0.238120195920098</text:p>
          </table:table-cell>
          <table:table-cell table:style-name="ce4" table:formula="of:=[$Redistribution_central.M5]" office:value-type="float" office:value="0.244023657469362" calcext:value-type="float">
            <text:p>0.244023657469362</text:p>
          </table:table-cell>
          <table:table-cell table:number-columns-repeated="2"/>
          <table:table-cell table:style-name="ce4" table:formula="of:=[$redistribution_low.J5]" office:value-type="float" office:value="0.231238918610371" calcext:value-type="float">
            <text:p>0.231238918610371</text:p>
          </table:table-cell>
          <table:table-cell table:style-name="ce4" table:formula="of:=[$redistribution_low.K5]" office:value-type="float" office:value="0.253808374722502" calcext:value-type="float">
            <text:p>0.253808374722502</text:p>
          </table:table-cell>
          <table:table-cell table:style-name="ce4" table:formula="of:=[$redistribution_low.L5]" office:value-type="float" office:value="0.238120195920098" calcext:value-type="float">
            <text:p>0.238120195920098</text:p>
          </table:table-cell>
          <table:table-cell table:style-name="ce4" table:formula="of:=[$redistribution_low.M5]" office:value-type="float" office:value="0.244023657469362" calcext:value-type="float">
            <text:p>0.244023657469362</text:p>
          </table:table-cell>
          <table:table-cell table:number-columns-repeated="47"/>
        </table:table-row>
        <table:table-row table:style-name="ro1">
          <table:table-cell table:style-name="ce4" table:formula="of:=[.A9]+1" office:value-type="float" office:value="53" calcext:value-type="float">
            <text:p>53</text:p>
          </table:table-cell>
          <table:table-cell table:style-name="ce4" table:formula="of:=[$Redistribution_high.J6]" office:value-type="float" office:value="0.227901305192654" calcext:value-type="float">
            <text:p>0.227901305192654</text:p>
          </table:table-cell>
          <table:table-cell table:style-name="ce4" table:formula="of:=[$Redistribution_high.K6]" office:value-type="float" office:value="0.254380507260335" calcext:value-type="float">
            <text:p>0.254380507260335</text:p>
          </table:table-cell>
          <table:table-cell table:style-name="ce4" table:formula="of:=[$Redistribution_high.L6]" office:value-type="float" office:value="0.235571383495061" calcext:value-type="float">
            <text:p>0.235571383495061</text:p>
          </table:table-cell>
          <table:table-cell table:style-name="ce4" table:formula="of:=[$Redistribution_high.M6]" office:value-type="float" office:value="0.24352156920915" calcext:value-type="float">
            <text:p>0.24352156920915</text:p>
          </table:table-cell>
          <table:table-cell/>
          <table:table-cell table:style-name="ce4"/>
          <table:table-cell table:style-name="ce4" table:formula="of:=[$Redistribution_central.J6]" office:value-type="float" office:value="0.227901305192654" calcext:value-type="float">
            <text:p>0.227901305192654</text:p>
          </table:table-cell>
          <table:table-cell table:style-name="ce4" table:formula="of:=[$Redistribution_central.K6]" office:value-type="float" office:value="0.254380507260335" calcext:value-type="float">
            <text:p>0.254380507260335</text:p>
          </table:table-cell>
          <table:table-cell table:style-name="ce4" table:formula="of:=[$Redistribution_central.L6]" office:value-type="float" office:value="0.235571383495061" calcext:value-type="float">
            <text:p>0.235571383495061</text:p>
          </table:table-cell>
          <table:table-cell table:style-name="ce4" table:formula="of:=[$Redistribution_central.M6]" office:value-type="float" office:value="0.24352156920915" calcext:value-type="float">
            <text:p>0.24352156920915</text:p>
          </table:table-cell>
          <table:table-cell table:number-columns-repeated="2"/>
          <table:table-cell table:style-name="ce4" table:formula="of:=[$redistribution_low.J6]" office:value-type="float" office:value="0.227901305192654" calcext:value-type="float">
            <text:p>0.227901305192654</text:p>
          </table:table-cell>
          <table:table-cell table:style-name="ce4" table:formula="of:=[$redistribution_low.K6]" office:value-type="float" office:value="0.254380507260335" calcext:value-type="float">
            <text:p>0.254380507260335</text:p>
          </table:table-cell>
          <table:table-cell table:style-name="ce4" table:formula="of:=[$redistribution_low.L6]" office:value-type="float" office:value="0.235571383495061" calcext:value-type="float">
            <text:p>0.235571383495061</text:p>
          </table:table-cell>
          <table:table-cell table:style-name="ce4" table:formula="of:=[$redistribution_low.M6]" office:value-type="float" office:value="0.24352156920915" calcext:value-type="float">
            <text:p>0.24352156920915</text:p>
          </table:table-cell>
          <table:table-cell table:number-columns-repeated="47"/>
        </table:table-row>
        <table:table-row table:style-name="ro1">
          <table:table-cell table:style-name="ce4" table:formula="of:=[.A10]+1" office:value-type="float" office:value="54" calcext:value-type="float">
            <text:p>54</text:p>
          </table:table-cell>
          <table:table-cell table:style-name="ce4" table:formula="of:=[$Redistribution_high.J7]" office:value-type="float" office:value="0.227587301213749" calcext:value-type="float">
            <text:p>0.227587301213749</text:p>
          </table:table-cell>
          <table:table-cell table:style-name="ce4" table:formula="of:=[$Redistribution_high.K7]" office:value-type="float" office:value="0.253065014104874" calcext:value-type="float">
            <text:p>0.253065014104874</text:p>
          </table:table-cell>
          <table:table-cell table:style-name="ce4" table:formula="of:=[$Redistribution_high.L7]" office:value-type="float" office:value="0.235932837585999" calcext:value-type="float">
            <text:p>0.235932837585999</text:p>
          </table:table-cell>
          <table:table-cell table:style-name="ce4" table:formula="of:=[$Redistribution_high.M7]" office:value-type="float" office:value="0.24116923962364" calcext:value-type="float">
            <text:p>0.24116923962364</text:p>
          </table:table-cell>
          <table:table-cell/>
          <table:table-cell table:style-name="ce4"/>
          <table:table-cell table:style-name="ce4" table:formula="of:=[$Redistribution_central.J7]" office:value-type="float" office:value="0.227587301213749" calcext:value-type="float">
            <text:p>0.227587301213749</text:p>
          </table:table-cell>
          <table:table-cell table:style-name="ce4" table:formula="of:=[$Redistribution_central.K7]" office:value-type="float" office:value="0.253065014104874" calcext:value-type="float">
            <text:p>0.253065014104874</text:p>
          </table:table-cell>
          <table:table-cell table:style-name="ce4" table:formula="of:=[$Redistribution_central.L7]" office:value-type="float" office:value="0.235932837585999" calcext:value-type="float">
            <text:p>0.235932837585999</text:p>
          </table:table-cell>
          <table:table-cell table:style-name="ce4" table:formula="of:=[$Redistribution_central.M7]" office:value-type="float" office:value="0.24116923962364" calcext:value-type="float">
            <text:p>0.24116923962364</text:p>
          </table:table-cell>
          <table:table-cell table:number-columns-repeated="2"/>
          <table:table-cell table:style-name="ce4" table:formula="of:=[$redistribution_low.J7]" office:value-type="float" office:value="0.227587301213749" calcext:value-type="float">
            <text:p>0.227587301213749</text:p>
          </table:table-cell>
          <table:table-cell table:style-name="ce4" table:formula="of:=[$redistribution_low.K7]" office:value-type="float" office:value="0.253065014104874" calcext:value-type="float">
            <text:p>0.253065014104874</text:p>
          </table:table-cell>
          <table:table-cell table:style-name="ce4" table:formula="of:=[$redistribution_low.L7]" office:value-type="float" office:value="0.235932837585999" calcext:value-type="float">
            <text:p>0.235932837585999</text:p>
          </table:table-cell>
          <table:table-cell table:style-name="ce4" table:formula="of:=[$redistribution_low.M7]" office:value-type="float" office:value="0.24116923962364" calcext:value-type="float">
            <text:p>0.24116923962364</text:p>
          </table:table-cell>
          <table:table-cell table:number-columns-repeated="47"/>
        </table:table-row>
        <table:table-row table:style-name="ro1">
          <table:table-cell table:style-name="ce4" table:formula="of:=[.A11]+1" office:value-type="float" office:value="55" calcext:value-type="float">
            <text:p>55</text:p>
          </table:table-cell>
          <table:table-cell table:style-name="ce4" table:formula="of:=[$Redistribution_high.J8]" office:value-type="float" office:value="0.23176359907091" calcext:value-type="float">
            <text:p>0.23176359907091</text:p>
          </table:table-cell>
          <table:table-cell table:style-name="ce4" table:formula="of:=[$Redistribution_high.K8]" office:value-type="float" office:value="0.255732236630272" calcext:value-type="float">
            <text:p>0.255732236630272</text:p>
          </table:table-cell>
          <table:table-cell table:style-name="ce4" table:formula="of:=[$Redistribution_high.L8]" office:value-type="float" office:value="0.239400078624581" calcext:value-type="float">
            <text:p>0.239400078624581</text:p>
          </table:table-cell>
          <table:table-cell table:style-name="ce4" table:formula="of:=[$Redistribution_high.M8]" office:value-type="float" office:value="0.24504008497243" calcext:value-type="float">
            <text:p>0.24504008497243</text:p>
          </table:table-cell>
          <table:table-cell/>
          <table:table-cell table:style-name="ce4"/>
          <table:table-cell table:style-name="ce4" table:formula="of:=[$Redistribution_central.J8]" office:value-type="float" office:value="0.23176359907091" calcext:value-type="float">
            <text:p>0.23176359907091</text:p>
          </table:table-cell>
          <table:table-cell table:style-name="ce4" table:formula="of:=[$Redistribution_central.K8]" office:value-type="float" office:value="0.255732236630272" calcext:value-type="float">
            <text:p>0.255732236630272</text:p>
          </table:table-cell>
          <table:table-cell table:style-name="ce4" table:formula="of:=[$Redistribution_central.L8]" office:value-type="float" office:value="0.239400078624581" calcext:value-type="float">
            <text:p>0.239400078624581</text:p>
          </table:table-cell>
          <table:table-cell table:style-name="ce4" table:formula="of:=[$Redistribution_central.M8]" office:value-type="float" office:value="0.24504008497243" calcext:value-type="float">
            <text:p>0.24504008497243</text:p>
          </table:table-cell>
          <table:table-cell table:number-columns-repeated="2"/>
          <table:table-cell table:style-name="ce4" table:formula="of:=[$redistribution_low.J8]" office:value-type="float" office:value="0.23176359907091" calcext:value-type="float">
            <text:p>0.23176359907091</text:p>
          </table:table-cell>
          <table:table-cell table:style-name="ce4" table:formula="of:=[$redistribution_low.K8]" office:value-type="float" office:value="0.255732236630272" calcext:value-type="float">
            <text:p>0.255732236630272</text:p>
          </table:table-cell>
          <table:table-cell table:style-name="ce4" table:formula="of:=[$redistribution_low.L8]" office:value-type="float" office:value="0.239400078624581" calcext:value-type="float">
            <text:p>0.239400078624581</text:p>
          </table:table-cell>
          <table:table-cell table:style-name="ce4" table:formula="of:=[$redistribution_low.M8]" office:value-type="float" office:value="0.24504008497243" calcext:value-type="float">
            <text:p>0.24504008497243</text:p>
          </table:table-cell>
          <table:table-cell table:number-columns-repeated="47"/>
        </table:table-row>
        <table:table-row table:style-name="ro1">
          <table:table-cell table:style-name="ce4" table:formula="of:=[.A12]+1" office:value-type="float" office:value="56" calcext:value-type="float">
            <text:p>56</text:p>
          </table:table-cell>
          <table:table-cell table:style-name="ce4" table:formula="of:=[$Redistribution_high.J9]" office:value-type="float" office:value="0.218415913150575" calcext:value-type="float">
            <text:p>0.218415913150575</text:p>
          </table:table-cell>
          <table:table-cell table:style-name="ce4" table:formula="of:=[$Redistribution_high.K9]" office:value-type="float" office:value="0.242581594500521" calcext:value-type="float">
            <text:p>0.242581594500521</text:p>
          </table:table-cell>
          <table:table-cell table:style-name="ce4" table:formula="of:=[$Redistribution_high.L9]" office:value-type="float" office:value="0.228763874656105" calcext:value-type="float">
            <text:p>0.228763874656105</text:p>
          </table:table-cell>
          <table:table-cell table:style-name="ce4" table:formula="of:=[$Redistribution_high.M9]" office:value-type="float" office:value="0.227877460173397" calcext:value-type="float">
            <text:p>0.227877460173397</text:p>
          </table:table-cell>
          <table:table-cell/>
          <table:table-cell table:style-name="ce4"/>
          <table:table-cell table:style-name="ce4" table:formula="of:=[$Redistribution_central.J9]" office:value-type="float" office:value="0.218415913150575" calcext:value-type="float">
            <text:p>0.218415913150575</text:p>
          </table:table-cell>
          <table:table-cell table:style-name="ce4" table:formula="of:=[$Redistribution_central.K9]" office:value-type="float" office:value="0.242581594500521" calcext:value-type="float">
            <text:p>0.242581594500521</text:p>
          </table:table-cell>
          <table:table-cell table:style-name="ce4" table:formula="of:=[$Redistribution_central.L9]" office:value-type="float" office:value="0.228763874656105" calcext:value-type="float">
            <text:p>0.228763874656105</text:p>
          </table:table-cell>
          <table:table-cell table:style-name="ce4" table:formula="of:=[$Redistribution_central.M9]" office:value-type="float" office:value="0.227877460173397" calcext:value-type="float">
            <text:p>0.227877460173397</text:p>
          </table:table-cell>
          <table:table-cell table:number-columns-repeated="2"/>
          <table:table-cell table:style-name="ce4" table:formula="of:=[$redistribution_low.J9]" office:value-type="float" office:value="0.218415913150575" calcext:value-type="float">
            <text:p>0.218415913150575</text:p>
          </table:table-cell>
          <table:table-cell table:style-name="ce4" table:formula="of:=[$redistribution_low.K9]" office:value-type="float" office:value="0.242581594500521" calcext:value-type="float">
            <text:p>0.242581594500521</text:p>
          </table:table-cell>
          <table:table-cell table:style-name="ce4" table:formula="of:=[$redistribution_low.L9]" office:value-type="float" office:value="0.228763874656105" calcext:value-type="float">
            <text:p>0.228763874656105</text:p>
          </table:table-cell>
          <table:table-cell table:style-name="ce4" table:formula="of:=[$redistribution_low.M9]" office:value-type="float" office:value="0.227877460173397" calcext:value-type="float">
            <text:p>0.227877460173397</text:p>
          </table:table-cell>
          <table:table-cell table:number-columns-repeated="47"/>
        </table:table-row>
        <table:table-row table:style-name="ro1">
          <table:table-cell table:style-name="ce4" table:formula="of:=[.A13]+1" office:value-type="float" office:value="57" calcext:value-type="float">
            <text:p>57</text:p>
          </table:table-cell>
          <table:table-cell table:style-name="ce4" table:formula="of:=[$Redistribution_high.J10]" office:value-type="float" office:value="0.220966004118251" calcext:value-type="float">
            <text:p>0.220966004118251</text:p>
          </table:table-cell>
          <table:table-cell table:style-name="ce4" table:formula="of:=[$Redistribution_high.K10]" office:value-type="float" office:value="0.250064685559205" calcext:value-type="float">
            <text:p>0.250064685559205</text:p>
          </table:table-cell>
          <table:table-cell table:style-name="ce4" table:formula="of:=[$Redistribution_high.L10]" office:value-type="float" office:value="0.233218975582598" calcext:value-type="float">
            <text:p>0.233218975582598</text:p>
          </table:table-cell>
          <table:table-cell table:style-name="ce4" table:formula="of:=[$Redistribution_high.M10]" office:value-type="float" office:value="0.23267763697946" calcext:value-type="float">
            <text:p>0.23267763697946</text:p>
          </table:table-cell>
          <table:table-cell/>
          <table:table-cell table:style-name="ce4"/>
          <table:table-cell table:style-name="ce4" table:formula="of:=[$Redistribution_central.J10]" office:value-type="float" office:value="0.220966004118251" calcext:value-type="float">
            <text:p>0.220966004118251</text:p>
          </table:table-cell>
          <table:table-cell table:style-name="ce4" table:formula="of:=[$Redistribution_central.K10]" office:value-type="float" office:value="0.250064685559205" calcext:value-type="float">
            <text:p>0.250064685559205</text:p>
          </table:table-cell>
          <table:table-cell table:style-name="ce4" table:formula="of:=[$Redistribution_central.L10]" office:value-type="float" office:value="0.233218975582598" calcext:value-type="float">
            <text:p>0.233218975582598</text:p>
          </table:table-cell>
          <table:table-cell table:style-name="ce4" table:formula="of:=[$Redistribution_central.M10]" office:value-type="float" office:value="0.23267763697946" calcext:value-type="float">
            <text:p>0.23267763697946</text:p>
          </table:table-cell>
          <table:table-cell table:number-columns-repeated="2"/>
          <table:table-cell table:style-name="ce4" table:formula="of:=[$redistribution_low.J10]" office:value-type="float" office:value="0.220966004118251" calcext:value-type="float">
            <text:p>0.220966004118251</text:p>
          </table:table-cell>
          <table:table-cell table:style-name="ce4" table:formula="of:=[$redistribution_low.K10]" office:value-type="float" office:value="0.250064685559205" calcext:value-type="float">
            <text:p>0.250064685559205</text:p>
          </table:table-cell>
          <table:table-cell table:style-name="ce4" table:formula="of:=[$redistribution_low.L10]" office:value-type="float" office:value="0.233218975582598" calcext:value-type="float">
            <text:p>0.233218975582598</text:p>
          </table:table-cell>
          <table:table-cell table:style-name="ce4" table:formula="of:=[$redistribution_low.M10]" office:value-type="float" office:value="0.23267763697946" calcext:value-type="float">
            <text:p>0.23267763697946</text:p>
          </table:table-cell>
          <table:table-cell table:number-columns-repeated="47"/>
        </table:table-row>
        <table:table-row table:style-name="ro1">
          <table:table-cell table:style-name="ce4" table:formula="of:=[.A14]+1" office:value-type="float" office:value="58" calcext:value-type="float">
            <text:p>58</text:p>
          </table:table-cell>
          <table:table-cell table:style-name="ce4" table:formula="of:=[$Redistribution_high.J11]" office:value-type="float" office:value="0.221658838041635" calcext:value-type="float">
            <text:p>0.221658838041635</text:p>
          </table:table-cell>
          <table:table-cell table:style-name="ce4" table:formula="of:=[$Redistribution_high.K11]" office:value-type="float" office:value="0.247795754945018" calcext:value-type="float">
            <text:p>0.247795754945018</text:p>
          </table:table-cell>
          <table:table-cell table:style-name="ce4" table:formula="of:=[$Redistribution_high.L11]" office:value-type="float" office:value="0.232155116477041" calcext:value-type="float">
            <text:p>0.232155116477041</text:p>
          </table:table-cell>
          <table:table-cell table:style-name="ce4" table:formula="of:=[$Redistribution_high.M11]" office:value-type="float" office:value="0.232705685980026" calcext:value-type="float">
            <text:p>0.232705685980026</text:p>
          </table:table-cell>
          <table:table-cell/>
          <table:table-cell table:style-name="ce4"/>
          <table:table-cell table:style-name="ce4" table:formula="of:=[$Redistribution_central.J11]" office:value-type="float" office:value="0.221658838041635" calcext:value-type="float">
            <text:p>0.221658838041635</text:p>
          </table:table-cell>
          <table:table-cell table:style-name="ce4" table:formula="of:=[$Redistribution_central.K11]" office:value-type="float" office:value="0.247795754945018" calcext:value-type="float">
            <text:p>0.247795754945018</text:p>
          </table:table-cell>
          <table:table-cell table:style-name="ce4" table:formula="of:=[$Redistribution_central.L11]" office:value-type="float" office:value="0.232155116477041" calcext:value-type="float">
            <text:p>0.232155116477041</text:p>
          </table:table-cell>
          <table:table-cell table:style-name="ce4" table:formula="of:=[$Redistribution_central.M11]" office:value-type="float" office:value="0.232705685980026" calcext:value-type="float">
            <text:p>0.232705685980026</text:p>
          </table:table-cell>
          <table:table-cell table:number-columns-repeated="2"/>
          <table:table-cell table:style-name="ce4" table:formula="of:=[$redistribution_low.J11]" office:value-type="float" office:value="0.221658838041635" calcext:value-type="float">
            <text:p>0.221658838041635</text:p>
          </table:table-cell>
          <table:table-cell table:style-name="ce4" table:formula="of:=[$redistribution_low.K11]" office:value-type="float" office:value="0.247795754945018" calcext:value-type="float">
            <text:p>0.247795754945018</text:p>
          </table:table-cell>
          <table:table-cell table:style-name="ce4" table:formula="of:=[$redistribution_low.L11]" office:value-type="float" office:value="0.232155116477041" calcext:value-type="float">
            <text:p>0.232155116477041</text:p>
          </table:table-cell>
          <table:table-cell table:style-name="ce4" table:formula="of:=[$redistribution_low.M11]" office:value-type="float" office:value="0.232705685980026" calcext:value-type="float">
            <text:p>0.232705685980026</text:p>
          </table:table-cell>
          <table:table-cell table:number-columns-repeated="47"/>
        </table:table-row>
        <table:table-row table:style-name="ro1">
          <table:table-cell table:style-name="ce4" table:formula="of:=[.A15]+1" office:value-type="float" office:value="59" calcext:value-type="float">
            <text:p>59</text:p>
          </table:table-cell>
          <table:table-cell table:style-name="ce4" table:formula="of:=[$Redistribution_high.J12]" office:value-type="float" office:value="0.219459968444853" calcext:value-type="float">
            <text:p>0.219459968444853</text:p>
          </table:table-cell>
          <table:table-cell table:style-name="ce4" table:formula="of:=[$Redistribution_high.K12]" office:value-type="float" office:value="0.246693380195833" calcext:value-type="float">
            <text:p>0.246693380195833</text:p>
          </table:table-cell>
          <table:table-cell table:style-name="ce4" table:formula="of:=[$Redistribution_high.L12]" office:value-type="float" office:value="0.22919347750676" calcext:value-type="float">
            <text:p>0.22919347750676</text:p>
          </table:table-cell>
          <table:table-cell table:style-name="ce4" table:formula="of:=[$Redistribution_high.M12]" office:value-type="float" office:value="0.232800348367151" calcext:value-type="float">
            <text:p>0.232800348367151</text:p>
          </table:table-cell>
          <table:table-cell/>
          <table:table-cell table:style-name="ce4"/>
          <table:table-cell table:style-name="ce4" table:formula="of:=[$Redistribution_central.J12]" office:value-type="float" office:value="0.219459968444853" calcext:value-type="float">
            <text:p>0.219459968444853</text:p>
          </table:table-cell>
          <table:table-cell table:style-name="ce4" table:formula="of:=[$Redistribution_central.K12]" office:value-type="float" office:value="0.246693380195833" calcext:value-type="float">
            <text:p>0.246693380195833</text:p>
          </table:table-cell>
          <table:table-cell table:style-name="ce4" table:formula="of:=[$Redistribution_central.L12]" office:value-type="float" office:value="0.22919347750676" calcext:value-type="float">
            <text:p>0.22919347750676</text:p>
          </table:table-cell>
          <table:table-cell table:style-name="ce4" table:formula="of:=[$Redistribution_central.M12]" office:value-type="float" office:value="0.232800348367151" calcext:value-type="float">
            <text:p>0.232800348367151</text:p>
          </table:table-cell>
          <table:table-cell table:number-columns-repeated="2"/>
          <table:table-cell table:style-name="ce4" table:formula="of:=[$redistribution_low.J12]" office:value-type="float" office:value="0.219459968444853" calcext:value-type="float">
            <text:p>0.219459968444853</text:p>
          </table:table-cell>
          <table:table-cell table:style-name="ce4" table:formula="of:=[$redistribution_low.K12]" office:value-type="float" office:value="0.246693380195833" calcext:value-type="float">
            <text:p>0.246693380195833</text:p>
          </table:table-cell>
          <table:table-cell table:style-name="ce4" table:formula="of:=[$redistribution_low.L12]" office:value-type="float" office:value="0.22919347750676" calcext:value-type="float">
            <text:p>0.22919347750676</text:p>
          </table:table-cell>
          <table:table-cell table:style-name="ce4" table:formula="of:=[$redistribution_low.M12]" office:value-type="float" office:value="0.232800348367151" calcext:value-type="float">
            <text:p>0.232800348367151</text:p>
          </table:table-cell>
          <table:table-cell table:number-columns-repeated="47"/>
        </table:table-row>
        <table:table-row table:style-name="ro1">
          <table:table-cell table:style-name="ce4" table:formula="of:=[.A16]+1" office:value-type="float" office:value="60" calcext:value-type="float">
            <text:p>60</text:p>
          </table:table-cell>
          <table:table-cell table:style-name="ce4" table:formula="of:=[$Redistribution_high.J13]" office:value-type="float" office:value="0.215714546744915" calcext:value-type="float">
            <text:p>0.215714546744915</text:p>
          </table:table-cell>
          <table:table-cell table:style-name="ce4" table:formula="of:=[$Redistribution_high.K13]" office:value-type="float" office:value="0.240083903280004" calcext:value-type="float">
            <text:p>0.240083903280004</text:p>
          </table:table-cell>
          <table:table-cell table:style-name="ce4" table:formula="of:=[$Redistribution_high.L13]" office:value-type="float" office:value="0.225755129292487" calcext:value-type="float">
            <text:p>0.225755129292487</text:p>
          </table:table-cell>
          <table:table-cell table:style-name="ce4" table:formula="of:=[$Redistribution_high.M13]" office:value-type="float" office:value="0.225757965789712" calcext:value-type="float">
            <text:p>0.225757965789712</text:p>
          </table:table-cell>
          <table:table-cell/>
          <table:table-cell table:style-name="ce4"/>
          <table:table-cell table:style-name="ce4" table:formula="of:=[$Redistribution_central.J13]" office:value-type="float" office:value="0.215714546744915" calcext:value-type="float">
            <text:p>0.215714546744915</text:p>
          </table:table-cell>
          <table:table-cell table:style-name="ce4" table:formula="of:=[$Redistribution_central.K13]" office:value-type="float" office:value="0.240083903280004" calcext:value-type="float">
            <text:p>0.240083903280004</text:p>
          </table:table-cell>
          <table:table-cell table:style-name="ce4" table:formula="of:=[$Redistribution_central.L13]" office:value-type="float" office:value="0.225755129292487" calcext:value-type="float">
            <text:p>0.225755129292487</text:p>
          </table:table-cell>
          <table:table-cell table:style-name="ce4" table:formula="of:=[$Redistribution_central.M13]" office:value-type="float" office:value="0.225757965789712" calcext:value-type="float">
            <text:p>0.225757965789712</text:p>
          </table:table-cell>
          <table:table-cell table:number-columns-repeated="2"/>
          <table:table-cell table:style-name="ce4" table:formula="of:=[$redistribution_low.J13]" office:value-type="float" office:value="0.215714546744915" calcext:value-type="float">
            <text:p>0.215714546744915</text:p>
          </table:table-cell>
          <table:table-cell table:style-name="ce4" table:formula="of:=[$redistribution_low.K13]" office:value-type="float" office:value="0.240083903280004" calcext:value-type="float">
            <text:p>0.240083903280004</text:p>
          </table:table-cell>
          <table:table-cell table:style-name="ce4" table:formula="of:=[$redistribution_low.L13]" office:value-type="float" office:value="0.225755129292487" calcext:value-type="float">
            <text:p>0.225755129292487</text:p>
          </table:table-cell>
          <table:table-cell table:style-name="ce4" table:formula="of:=[$redistribution_low.M13]" office:value-type="float" office:value="0.225757965789712" calcext:value-type="float">
            <text:p>0.225757965789712</text:p>
          </table:table-cell>
          <table:table-cell table:number-columns-repeated="47"/>
        </table:table-row>
        <table:table-row table:style-name="ro1">
          <table:table-cell table:style-name="ce4" table:formula="of:=[.A17]+1" office:value-type="float" office:value="61" calcext:value-type="float">
            <text:p>61</text:p>
          </table:table-cell>
          <table:table-cell table:style-name="ce4" table:formula="of:=[$Redistribution_high.J14]" office:value-type="float" office:value="0.215062195162174" calcext:value-type="float">
            <text:p>0.215062195162174</text:p>
          </table:table-cell>
          <table:table-cell table:style-name="ce4" table:formula="of:=[$Redistribution_high.K14]" office:value-type="float" office:value="0.241611301163229" calcext:value-type="float">
            <text:p>0.241611301163229</text:p>
          </table:table-cell>
          <table:table-cell table:style-name="ce4" table:formula="of:=[$Redistribution_high.L14]" office:value-type="float" office:value="0.226785046498747" calcext:value-type="float">
            <text:p>0.226785046498747</text:p>
          </table:table-cell>
          <table:table-cell table:style-name="ce4" table:formula="of:=[$Redistribution_high.M14]" office:value-type="float" office:value="0.225126449757351" calcext:value-type="float">
            <text:p>0.225126449757351</text:p>
          </table:table-cell>
          <table:table-cell/>
          <table:table-cell table:style-name="ce4"/>
          <table:table-cell table:style-name="ce4" table:formula="of:=[$Redistribution_central.J14]" office:value-type="float" office:value="0.215062195162174" calcext:value-type="float">
            <text:p>0.215062195162174</text:p>
          </table:table-cell>
          <table:table-cell table:style-name="ce4" table:formula="of:=[$Redistribution_central.K14]" office:value-type="float" office:value="0.241611301163229" calcext:value-type="float">
            <text:p>0.241611301163229</text:p>
          </table:table-cell>
          <table:table-cell table:style-name="ce4" table:formula="of:=[$Redistribution_central.L14]" office:value-type="float" office:value="0.226785046498747" calcext:value-type="float">
            <text:p>0.226785046498747</text:p>
          </table:table-cell>
          <table:table-cell table:style-name="ce4" table:formula="of:=[$Redistribution_central.M14]" office:value-type="float" office:value="0.225126449757351" calcext:value-type="float">
            <text:p>0.225126449757351</text:p>
          </table:table-cell>
          <table:table-cell table:number-columns-repeated="2"/>
          <table:table-cell table:style-name="ce4" table:formula="of:=[$redistribution_low.J14]" office:value-type="float" office:value="0.215062195162174" calcext:value-type="float">
            <text:p>0.215062195162174</text:p>
          </table:table-cell>
          <table:table-cell table:style-name="ce4" table:formula="of:=[$redistribution_low.K14]" office:value-type="float" office:value="0.241611301163229" calcext:value-type="float">
            <text:p>0.241611301163229</text:p>
          </table:table-cell>
          <table:table-cell table:style-name="ce4" table:formula="of:=[$redistribution_low.L14]" office:value-type="float" office:value="0.226785046498747" calcext:value-type="float">
            <text:p>0.226785046498747</text:p>
          </table:table-cell>
          <table:table-cell table:style-name="ce4" table:formula="of:=[$redistribution_low.M14]" office:value-type="float" office:value="0.225126449757351" calcext:value-type="float">
            <text:p>0.225126449757351</text:p>
          </table:table-cell>
          <table:table-cell table:number-columns-repeated="47"/>
        </table:table-row>
        <table:table-row table:style-name="ro1">
          <table:table-cell table:style-name="ce4" table:formula="of:=[.A18]+1" office:value-type="float" office:value="62" calcext:value-type="float">
            <text:p>62</text:p>
          </table:table-cell>
          <table:table-cell table:style-name="ce4" table:formula="of:=[$Redistribution_high.J15]" office:value-type="float" office:value="0.216677500573986" calcext:value-type="float">
            <text:p>0.216677500573986</text:p>
          </table:table-cell>
          <table:table-cell table:style-name="ce4" table:formula="of:=[$Redistribution_high.K15]" office:value-type="float" office:value="0.244388522623214" calcext:value-type="float">
            <text:p>0.244388522623214</text:p>
          </table:table-cell>
          <table:table-cell table:style-name="ce4" table:formula="of:=[$Redistribution_high.L15]" office:value-type="float" office:value="0.226847107717107" calcext:value-type="float">
            <text:p>0.226847107717107</text:p>
          </table:table-cell>
          <table:table-cell table:style-name="ce4" table:formula="of:=[$Redistribution_high.M15]" office:value-type="float" office:value="0.229791943747005" calcext:value-type="float">
            <text:p>0.229791943747005</text:p>
          </table:table-cell>
          <table:table-cell/>
          <table:table-cell table:style-name="ce4"/>
          <table:table-cell table:style-name="ce4" table:formula="of:=[$Redistribution_central.J15]" office:value-type="float" office:value="0.216677500573986" calcext:value-type="float">
            <text:p>0.216677500573986</text:p>
          </table:table-cell>
          <table:table-cell table:style-name="ce4" table:formula="of:=[$Redistribution_central.K15]" office:value-type="float" office:value="0.244388522623214" calcext:value-type="float">
            <text:p>0.244388522623214</text:p>
          </table:table-cell>
          <table:table-cell table:style-name="ce4" table:formula="of:=[$Redistribution_central.L15]" office:value-type="float" office:value="0.226847107717107" calcext:value-type="float">
            <text:p>0.226847107717107</text:p>
          </table:table-cell>
          <table:table-cell table:style-name="ce4" table:formula="of:=[$Redistribution_central.M15]" office:value-type="float" office:value="0.229791943747005" calcext:value-type="float">
            <text:p>0.229791943747005</text:p>
          </table:table-cell>
          <table:table-cell table:number-columns-repeated="2"/>
          <table:table-cell table:style-name="ce4" table:formula="of:=[$redistribution_low.J15]" office:value-type="float" office:value="0.216677500573986" calcext:value-type="float">
            <text:p>0.216677500573986</text:p>
          </table:table-cell>
          <table:table-cell table:style-name="ce4" table:formula="of:=[$redistribution_low.K15]" office:value-type="float" office:value="0.244388522623214" calcext:value-type="float">
            <text:p>0.244388522623214</text:p>
          </table:table-cell>
          <table:table-cell table:style-name="ce4" table:formula="of:=[$redistribution_low.L15]" office:value-type="float" office:value="0.226847107717107" calcext:value-type="float">
            <text:p>0.226847107717107</text:p>
          </table:table-cell>
          <table:table-cell table:style-name="ce4" table:formula="of:=[$redistribution_low.M15]" office:value-type="float" office:value="0.229791943747005" calcext:value-type="float">
            <text:p>0.229791943747005</text:p>
          </table:table-cell>
          <table:table-cell table:number-columns-repeated="47"/>
        </table:table-row>
        <table:table-row table:style-name="ro1">
          <table:table-cell table:style-name="ce4" table:formula="of:=[.A19]+1" office:value-type="float" office:value="63" calcext:value-type="float">
            <text:p>63</text:p>
          </table:table-cell>
          <table:table-cell table:style-name="ce4" table:formula="of:=[$Redistribution_high.J16]" office:value-type="float" office:value="0.221287353900357" calcext:value-type="float">
            <text:p>0.221287353900357</text:p>
          </table:table-cell>
          <table:table-cell table:style-name="ce4" table:formula="of:=[$Redistribution_high.K16]" office:value-type="float" office:value="0.2489144718451" calcext:value-type="float">
            <text:p>0.2489144718451</text:p>
          </table:table-cell>
          <table:table-cell table:style-name="ce4" table:formula="of:=[$Redistribution_high.L16]" office:value-type="float" office:value="0.231308235555035" calcext:value-type="float">
            <text:p>0.231308235555035</text:p>
          </table:table-cell>
          <table:table-cell table:style-name="ce4" table:formula="of:=[$Redistribution_high.M16]" office:value-type="float" office:value="0.234566047596414" calcext:value-type="float">
            <text:p>0.234566047596414</text:p>
          </table:table-cell>
          <table:table-cell/>
          <table:table-cell table:style-name="ce4"/>
          <table:table-cell table:style-name="ce4" table:formula="of:=[$Redistribution_central.J16]" office:value-type="float" office:value="0.221287353900357" calcext:value-type="float">
            <text:p>0.221287353900357</text:p>
          </table:table-cell>
          <table:table-cell table:style-name="ce4" table:formula="of:=[$Redistribution_central.K16]" office:value-type="float" office:value="0.2489144718451" calcext:value-type="float">
            <text:p>0.2489144718451</text:p>
          </table:table-cell>
          <table:table-cell table:style-name="ce4" table:formula="of:=[$Redistribution_central.L16]" office:value-type="float" office:value="0.231308235555035" calcext:value-type="float">
            <text:p>0.231308235555035</text:p>
          </table:table-cell>
          <table:table-cell table:style-name="ce4" table:formula="of:=[$Redistribution_central.M16]" office:value-type="float" office:value="0.234566047596414" calcext:value-type="float">
            <text:p>0.234566047596414</text:p>
          </table:table-cell>
          <table:table-cell table:number-columns-repeated="2"/>
          <table:table-cell table:style-name="ce4" table:formula="of:=[$redistribution_low.J16]" office:value-type="float" office:value="0.221287353900357" calcext:value-type="float">
            <text:p>0.221287353900357</text:p>
          </table:table-cell>
          <table:table-cell table:style-name="ce4" table:formula="of:=[$redistribution_low.K16]" office:value-type="float" office:value="0.2489144718451" calcext:value-type="float">
            <text:p>0.2489144718451</text:p>
          </table:table-cell>
          <table:table-cell table:style-name="ce4" table:formula="of:=[$redistribution_low.L16]" office:value-type="float" office:value="0.231308235555035" calcext:value-type="float">
            <text:p>0.231308235555035</text:p>
          </table:table-cell>
          <table:table-cell table:style-name="ce4" table:formula="of:=[$redistribution_low.M16]" office:value-type="float" office:value="0.234566047596414" calcext:value-type="float">
            <text:p>0.234566047596414</text:p>
          </table:table-cell>
          <table:table-cell table:number-columns-repeated="47"/>
        </table:table-row>
        <table:table-row table:style-name="ro1">
          <table:table-cell table:style-name="ce4" table:formula="of:=[.A20]+1" office:value-type="float" office:value="64" calcext:value-type="float">
            <text:p>64</text:p>
          </table:table-cell>
          <table:table-cell table:style-name="ce4" table:formula="of:=[$Redistribution_high.J17]" office:value-type="float" office:value="0.223923902258726" calcext:value-type="float">
            <text:p>0.223923902258726</text:p>
          </table:table-cell>
          <table:table-cell table:style-name="ce4" table:formula="of:=[$Redistribution_high.K17]" office:value-type="float" office:value="0.257016630760354" calcext:value-type="float">
            <text:p>0.257016630760354</text:p>
          </table:table-cell>
          <table:table-cell table:style-name="ce4" table:formula="of:=[$Redistribution_high.L17]" office:value-type="float" office:value="0.23360704298957" calcext:value-type="float">
            <text:p>0.23360704298957</text:p>
          </table:table-cell>
          <table:table-cell table:style-name="ce4" table:formula="of:=[$Redistribution_high.M17]" office:value-type="float" office:value="0.243009697507572" calcext:value-type="float">
            <text:p>0.243009697507572</text:p>
          </table:table-cell>
          <table:table-cell/>
          <table:table-cell table:style-name="ce4"/>
          <table:table-cell table:style-name="ce4" table:formula="of:=[$Redistribution_central.J17]" office:value-type="float" office:value="0.223923902258726" calcext:value-type="float">
            <text:p>0.223923902258726</text:p>
          </table:table-cell>
          <table:table-cell table:style-name="ce4" table:formula="of:=[$Redistribution_central.K17]" office:value-type="float" office:value="0.257016630760354" calcext:value-type="float">
            <text:p>0.257016630760354</text:p>
          </table:table-cell>
          <table:table-cell table:style-name="ce4" table:formula="of:=[$Redistribution_central.L17]" office:value-type="float" office:value="0.23360704298957" calcext:value-type="float">
            <text:p>0.23360704298957</text:p>
          </table:table-cell>
          <table:table-cell table:style-name="ce4" table:formula="of:=[$Redistribution_central.M17]" office:value-type="float" office:value="0.243009697507572" calcext:value-type="float">
            <text:p>0.243009697507572</text:p>
          </table:table-cell>
          <table:table-cell table:number-columns-repeated="2"/>
          <table:table-cell table:style-name="ce4" table:formula="of:=[$redistribution_low.J17]" office:value-type="float" office:value="0.223923902258726" calcext:value-type="float">
            <text:p>0.223923902258726</text:p>
          </table:table-cell>
          <table:table-cell table:style-name="ce4" table:formula="of:=[$redistribution_low.K17]" office:value-type="float" office:value="0.257016630760354" calcext:value-type="float">
            <text:p>0.257016630760354</text:p>
          </table:table-cell>
          <table:table-cell table:style-name="ce4" table:formula="of:=[$redistribution_low.L17]" office:value-type="float" office:value="0.23360704298957" calcext:value-type="float">
            <text:p>0.23360704298957</text:p>
          </table:table-cell>
          <table:table-cell table:style-name="ce4" table:formula="of:=[$redistribution_low.M17]" office:value-type="float" office:value="0.243009697507572" calcext:value-type="float">
            <text:p>0.243009697507572</text:p>
          </table:table-cell>
          <table:table-cell table:number-columns-repeated="47"/>
        </table:table-row>
        <table:table-row table:style-name="ro1">
          <table:table-cell table:style-name="ce4" table:formula="of:=[.A21]+1" office:value-type="float" office:value="65" calcext:value-type="float">
            <text:p>65</text:p>
          </table:table-cell>
          <table:table-cell table:style-name="ce4" table:formula="of:=[$Redistribution_high.J18]" office:value-type="float" office:value="0.218664912818428" calcext:value-type="float">
            <text:p>0.218664912818428</text:p>
          </table:table-cell>
          <table:table-cell table:style-name="ce4" table:formula="of:=[$Redistribution_high.K18]" office:value-type="float" office:value="0.25390853793185" calcext:value-type="float">
            <text:p>0.25390853793185</text:p>
          </table:table-cell>
          <table:table-cell table:style-name="ce4" table:formula="of:=[$Redistribution_high.L18]" office:value-type="float" office:value="0.230638881619654" calcext:value-type="float">
            <text:p>0.230638881619654</text:p>
          </table:table-cell>
          <table:table-cell table:style-name="ce4" table:formula="of:=[$Redistribution_high.M18]" office:value-type="float" office:value="0.23658101264819" calcext:value-type="float">
            <text:p>0.23658101264819</text:p>
          </table:table-cell>
          <table:table-cell/>
          <table:table-cell table:style-name="ce4"/>
          <table:table-cell table:style-name="ce4" table:formula="of:=[$Redistribution_central.J18]" office:value-type="float" office:value="0.218664912818428" calcext:value-type="float">
            <text:p>0.218664912818428</text:p>
          </table:table-cell>
          <table:table-cell table:style-name="ce4" table:formula="of:=[$Redistribution_central.K18]" office:value-type="float" office:value="0.25390853793185" calcext:value-type="float">
            <text:p>0.25390853793185</text:p>
          </table:table-cell>
          <table:table-cell table:style-name="ce4" table:formula="of:=[$Redistribution_central.L18]" office:value-type="float" office:value="0.230638881619654" calcext:value-type="float">
            <text:p>0.230638881619654</text:p>
          </table:table-cell>
          <table:table-cell table:style-name="ce4" table:formula="of:=[$Redistribution_central.M18]" office:value-type="float" office:value="0.23658101264819" calcext:value-type="float">
            <text:p>0.23658101264819</text:p>
          </table:table-cell>
          <table:table-cell table:number-columns-repeated="2"/>
          <table:table-cell table:style-name="ce4" table:formula="of:=[$redistribution_low.J18]" office:value-type="float" office:value="0.218664912818428" calcext:value-type="float">
            <text:p>0.218664912818428</text:p>
          </table:table-cell>
          <table:table-cell table:style-name="ce4" table:formula="of:=[$redistribution_low.K18]" office:value-type="float" office:value="0.25390853793185" calcext:value-type="float">
            <text:p>0.25390853793185</text:p>
          </table:table-cell>
          <table:table-cell table:style-name="ce4" table:formula="of:=[$redistribution_low.L18]" office:value-type="float" office:value="0.230638881619654" calcext:value-type="float">
            <text:p>0.230638881619654</text:p>
          </table:table-cell>
          <table:table-cell table:style-name="ce4" table:formula="of:=[$redistribution_low.M18]" office:value-type="float" office:value="0.23658101264819" calcext:value-type="float">
            <text:p>0.23658101264819</text:p>
          </table:table-cell>
          <table:table-cell table:number-columns-repeated="47"/>
        </table:table-row>
        <table:table-row table:style-name="ro1">
          <table:table-cell table:style-name="ce4" table:formula="of:=[.A22]+1" office:value-type="float" office:value="66" calcext:value-type="float">
            <text:p>66</text:p>
          </table:table-cell>
          <table:table-cell table:style-name="ce4" table:formula="of:=[$Redistribution_high.J19]" office:value-type="float" office:value="0.222811966608714" calcext:value-type="float">
            <text:p>0.222811966608714</text:p>
          </table:table-cell>
          <table:table-cell table:style-name="ce4" table:formula="of:=[$Redistribution_high.K19]" office:value-type="float" office:value="0.257252790685039" calcext:value-type="float">
            <text:p>0.257252790685039</text:p>
          </table:table-cell>
          <table:table-cell table:style-name="ce4" table:formula="of:=[$Redistribution_high.L19]" office:value-type="float" office:value="0.23380825527258" calcext:value-type="float">
            <text:p>0.23380825527258</text:p>
          </table:table-cell>
          <table:table-cell table:style-name="ce4" table:formula="of:=[$Redistribution_high.M19]" office:value-type="float" office:value="0.24124975579767" calcext:value-type="float">
            <text:p>0.24124975579767</text:p>
          </table:table-cell>
          <table:table-cell/>
          <table:table-cell table:style-name="ce4"/>
          <table:table-cell table:style-name="ce4" table:formula="of:=[$Redistribution_central.J19]" office:value-type="float" office:value="0.222811966608714" calcext:value-type="float">
            <text:p>0.222811966608714</text:p>
          </table:table-cell>
          <table:table-cell table:style-name="ce4" table:formula="of:=[$Redistribution_central.K19]" office:value-type="float" office:value="0.257252790685039" calcext:value-type="float">
            <text:p>0.257252790685039</text:p>
          </table:table-cell>
          <table:table-cell table:style-name="ce4" table:formula="of:=[$Redistribution_central.L19]" office:value-type="float" office:value="0.23380825527258" calcext:value-type="float">
            <text:p>0.23380825527258</text:p>
          </table:table-cell>
          <table:table-cell table:style-name="ce4" table:formula="of:=[$Redistribution_central.M19]" office:value-type="float" office:value="0.24124975579767" calcext:value-type="float">
            <text:p>0.24124975579767</text:p>
          </table:table-cell>
          <table:table-cell table:number-columns-repeated="2"/>
          <table:table-cell table:style-name="ce4" table:formula="of:=[$redistribution_low.J19]" office:value-type="float" office:value="0.222811966608714" calcext:value-type="float">
            <text:p>0.222811966608714</text:p>
          </table:table-cell>
          <table:table-cell table:style-name="ce4" table:formula="of:=[$redistribution_low.K19]" office:value-type="float" office:value="0.257252790685039" calcext:value-type="float">
            <text:p>0.257252790685039</text:p>
          </table:table-cell>
          <table:table-cell table:style-name="ce4" table:formula="of:=[$redistribution_low.L19]" office:value-type="float" office:value="0.23380825527258" calcext:value-type="float">
            <text:p>0.23380825527258</text:p>
          </table:table-cell>
          <table:table-cell table:style-name="ce4" table:formula="of:=[$redistribution_low.M19]" office:value-type="float" office:value="0.24124975579767" calcext:value-type="float">
            <text:p>0.24124975579767</text:p>
          </table:table-cell>
          <table:table-cell table:number-columns-repeated="47"/>
        </table:table-row>
        <table:table-row table:style-name="ro1">
          <table:table-cell table:style-name="ce4" table:formula="of:=[.A23]+1" office:value-type="float" office:value="67" calcext:value-type="float">
            <text:p>67</text:p>
          </table:table-cell>
          <table:table-cell table:style-name="ce4" table:formula="of:=[$Redistribution_high.J20]" office:value-type="float" office:value="0.218510259480517" calcext:value-type="float">
            <text:p>0.218510259480517</text:p>
          </table:table-cell>
          <table:table-cell table:style-name="ce4" table:formula="of:=[$Redistribution_high.K20]" office:value-type="float" office:value="0.245847003173272" calcext:value-type="float">
            <text:p>0.245847003173272</text:p>
          </table:table-cell>
          <table:table-cell table:style-name="ce4" table:formula="of:=[$Redistribution_high.L20]" office:value-type="float" office:value="0.22919887845704" calcext:value-type="float">
            <text:p>0.22919887845704</text:p>
          </table:table-cell>
          <table:table-cell table:style-name="ce4" table:formula="of:=[$Redistribution_high.M20]" office:value-type="float" office:value="0.230527327300407" calcext:value-type="float">
            <text:p>0.230527327300407</text:p>
          </table:table-cell>
          <table:table-cell/>
          <table:table-cell table:style-name="ce4"/>
          <table:table-cell table:style-name="ce4" table:formula="of:=[$Redistribution_central.J20]" office:value-type="float" office:value="0.218563406194902" calcext:value-type="float">
            <text:p>0.218563406194902</text:p>
          </table:table-cell>
          <table:table-cell table:style-name="ce4" table:formula="of:=[$Redistribution_central.K20]" office:value-type="float" office:value="0.245892522623788" calcext:value-type="float">
            <text:p>0.245892522623788</text:p>
          </table:table-cell>
          <table:table-cell table:style-name="ce4" table:formula="of:=[$Redistribution_central.L20]" office:value-type="float" office:value="0.229253512102493" calcext:value-type="float">
            <text:p>0.229253512102493</text:p>
          </table:table-cell>
          <table:table-cell table:style-name="ce4" table:formula="of:=[$Redistribution_central.M20]" office:value-type="float" office:value="0.230570027090223" calcext:value-type="float">
            <text:p>0.230570027090223</text:p>
          </table:table-cell>
          <table:table-cell table:number-columns-repeated="2"/>
          <table:table-cell table:style-name="ce4" table:formula="of:=[$redistribution_low.J20]" office:value-type="float" office:value="0.218510259480517" calcext:value-type="float">
            <text:p>0.218510259480517</text:p>
          </table:table-cell>
          <table:table-cell table:style-name="ce4" table:formula="of:=[$redistribution_low.K20]" office:value-type="float" office:value="0.245847003173272" calcext:value-type="float">
            <text:p>0.245847003173272</text:p>
          </table:table-cell>
          <table:table-cell table:style-name="ce4" table:formula="of:=[$redistribution_low.L20]" office:value-type="float" office:value="0.22919887845704" calcext:value-type="float">
            <text:p>0.22919887845704</text:p>
          </table:table-cell>
          <table:table-cell table:style-name="ce4" table:formula="of:=[$redistribution_low.M20]" office:value-type="float" office:value="0.230527327300407" calcext:value-type="float">
            <text:p>0.230527327300407</text:p>
          </table:table-cell>
          <table:table-cell table:number-columns-repeated="47"/>
        </table:table-row>
        <table:table-row table:style-name="ro1">
          <table:table-cell table:style-name="ce4" table:formula="of:=[.A24]+1" office:value-type="float" office:value="68" calcext:value-type="float">
            <text:p>68</text:p>
          </table:table-cell>
          <table:table-cell table:style-name="ce4" table:formula="of:=[$Redistribution_high.J21]" office:value-type="float" office:value="0.218989109311222" calcext:value-type="float">
            <text:p>0.218989109311222</text:p>
          </table:table-cell>
          <table:table-cell table:style-name="ce4" table:formula="of:=[$Redistribution_high.K21]" office:value-type="float" office:value="0.248753503535854" calcext:value-type="float">
            <text:p>0.248753503535854</text:p>
          </table:table-cell>
          <table:table-cell table:style-name="ce4" table:formula="of:=[$Redistribution_high.L21]" office:value-type="float" office:value="0.230318612160145" calcext:value-type="float">
            <text:p>0.230318612160145</text:p>
          </table:table-cell>
          <table:table-cell table:style-name="ce4" table:formula="of:=[$Redistribution_high.M21]" office:value-type="float" office:value="0.232334413305221" calcext:value-type="float">
            <text:p>0.232334413305221</text:p>
          </table:table-cell>
          <table:table-cell/>
          <table:table-cell table:style-name="ce4"/>
          <table:table-cell table:style-name="ce4" table:formula="of:=[$Redistribution_central.J21]" office:value-type="float" office:value="0.21899557092624" calcext:value-type="float">
            <text:p>0.21899557092624</text:p>
          </table:table-cell>
          <table:table-cell table:style-name="ce4" table:formula="of:=[$Redistribution_central.K21]" office:value-type="float" office:value="0.248782209812289" calcext:value-type="float">
            <text:p>0.248782209812289</text:p>
          </table:table-cell>
          <table:table-cell table:style-name="ce4" table:formula="of:=[$Redistribution_central.L21]" office:value-type="float" office:value="0.230322207564458" calcext:value-type="float">
            <text:p>0.230322207564458</text:p>
          </table:table-cell>
          <table:table-cell table:style-name="ce4" table:formula="of:=[$Redistribution_central.M21]" office:value-type="float" office:value="0.232359330951604" calcext:value-type="float">
            <text:p>0.232359330951604</text:p>
          </table:table-cell>
          <table:table-cell table:number-columns-repeated="2"/>
          <table:table-cell table:style-name="ce4" table:formula="of:=[$redistribution_low.J21]" office:value-type="float" office:value="0.218989109113552" calcext:value-type="float">
            <text:p>0.218989109113552</text:p>
          </table:table-cell>
          <table:table-cell table:style-name="ce4" table:formula="of:=[$redistribution_low.K21]" office:value-type="float" office:value="0.248753503535854" calcext:value-type="float">
            <text:p>0.248753503535854</text:p>
          </table:table-cell>
          <table:table-cell table:style-name="ce4" table:formula="of:=[$redistribution_low.L21]" office:value-type="float" office:value="0.230318611955265" calcext:value-type="float">
            <text:p>0.230318611955265</text:p>
          </table:table-cell>
          <table:table-cell table:style-name="ce4" table:formula="of:=[$redistribution_low.M21]" office:value-type="float" office:value="0.232334413305221" calcext:value-type="float">
            <text:p>0.232334413305221</text:p>
          </table:table-cell>
          <table:table-cell table:number-columns-repeated="47"/>
        </table:table-row>
        <table:table-row table:style-name="ro1">
          <table:table-cell table:style-name="ce4" table:formula="of:=[.A25]+1" office:value-type="float" office:value="69" calcext:value-type="float">
            <text:p>69</text:p>
          </table:table-cell>
          <table:table-cell table:style-name="ce4" table:formula="of:=[$Redistribution_high.J22]" office:value-type="float" office:value="0.210162737119624" calcext:value-type="float">
            <text:p>0.210162737119624</text:p>
          </table:table-cell>
          <table:table-cell table:style-name="ce4" table:formula="of:=[$Redistribution_high.K22]" office:value-type="float" office:value="0.247349520983344" calcext:value-type="float">
            <text:p>0.247349520983344</text:p>
          </table:table-cell>
          <table:table-cell table:style-name="ce4" table:formula="of:=[$Redistribution_high.L22]" office:value-type="float" office:value="0.222617026313874" calcext:value-type="float">
            <text:p>0.222617026313874</text:p>
          </table:table-cell>
          <table:table-cell table:style-name="ce4" table:formula="of:=[$Redistribution_high.M22]" office:value-type="float" office:value="0.228260255791619" calcext:value-type="float">
            <text:p>0.228260255791619</text:p>
          </table:table-cell>
          <table:table-cell/>
          <table:table-cell table:style-name="ce4"/>
          <table:table-cell table:style-name="ce4" table:formula="of:=[$Redistribution_central.J22]" office:value-type="float" office:value="0.211251262629527" calcext:value-type="float">
            <text:p>0.211251262629527</text:p>
          </table:table-cell>
          <table:table-cell table:style-name="ce4" table:formula="of:=[$Redistribution_central.K22]" office:value-type="float" office:value="0.247690256521463" calcext:value-type="float">
            <text:p>0.247690256521463</text:p>
          </table:table-cell>
          <table:table-cell table:style-name="ce4" table:formula="of:=[$Redistribution_central.L22]" office:value-type="float" office:value="0.223745394881132" calcext:value-type="float">
            <text:p>0.223745394881132</text:p>
          </table:table-cell>
          <table:table-cell table:style-name="ce4" table:formula="of:=[$Redistribution_central.M22]" office:value-type="float" office:value="0.228616889657596" calcext:value-type="float">
            <text:p>0.228616889657596</text:p>
          </table:table-cell>
          <table:table-cell table:number-columns-repeated="2"/>
          <table:table-cell table:style-name="ce4" table:formula="of:=[$redistribution_low.J22]" office:value-type="float" office:value="0.21016273692702" calcext:value-type="float">
            <text:p>0.21016273692702</text:p>
          </table:table-cell>
          <table:table-cell table:style-name="ce4" table:formula="of:=[$redistribution_low.K22]" office:value-type="float" office:value="0.247349520983344" calcext:value-type="float">
            <text:p>0.247349520983344</text:p>
          </table:table-cell>
          <table:table-cell table:style-name="ce4" table:formula="of:=[$redistribution_low.L22]" office:value-type="float" office:value="0.222617026113073" calcext:value-type="float">
            <text:p>0.222617026113073</text:p>
          </table:table-cell>
          <table:table-cell table:style-name="ce4" table:formula="of:=[$redistribution_low.M22]" office:value-type="float" office:value="0.228260255791619" calcext:value-type="float">
            <text:p>0.228260255791619</text:p>
          </table:table-cell>
          <table:table-cell table:number-columns-repeated="47"/>
        </table:table-row>
        <table:table-row table:style-name="ro1">
          <table:table-cell table:style-name="ce4" table:formula="of:=[.A26]+1" office:value-type="float" office:value="70" calcext:value-type="float">
            <text:p>70</text:p>
          </table:table-cell>
          <table:table-cell table:style-name="ce4" table:formula="of:=[$Redistribution_high.J23]" office:value-type="float" office:value="0.221367027338464" calcext:value-type="float">
            <text:p>0.221367027338464</text:p>
          </table:table-cell>
          <table:table-cell table:style-name="ce4" table:formula="of:=[$Redistribution_high.K23]" office:value-type="float" office:value="0.256927311697511" calcext:value-type="float">
            <text:p>0.256927311697511</text:p>
          </table:table-cell>
          <table:table-cell table:style-name="ce4" table:formula="of:=[$Redistribution_high.L23]" office:value-type="float" office:value="0.232063585286263" calcext:value-type="float">
            <text:p>0.232063585286263</text:p>
          </table:table-cell>
          <table:table-cell table:style-name="ce4" table:formula="of:=[$Redistribution_high.M23]" office:value-type="float" office:value="0.240289844356514" calcext:value-type="float">
            <text:p>0.240289844356514</text:p>
          </table:table-cell>
          <table:table-cell/>
          <table:table-cell table:style-name="ce4"/>
          <table:table-cell table:style-name="ce4" table:formula="of:=[$Redistribution_central.J23]" office:value-type="float" office:value="0.218070745494" calcext:value-type="float">
            <text:p>0.218070745494</text:p>
          </table:table-cell>
          <table:table-cell table:style-name="ce4" table:formula="of:=[$Redistribution_central.K23]" office:value-type="float" office:value="0.256002470532352" calcext:value-type="float">
            <text:p>0.256002470532352</text:p>
          </table:table-cell>
          <table:table-cell table:style-name="ce4" table:formula="of:=[$Redistribution_central.L23]" office:value-type="float" office:value="0.228573272993461" calcext:value-type="float">
            <text:p>0.228573272993461</text:p>
          </table:table-cell>
          <table:table-cell table:style-name="ce4" table:formula="of:=[$Redistribution_central.M23]" office:value-type="float" office:value="0.239493284365592" calcext:value-type="float">
            <text:p>0.239493284365592</text:p>
          </table:table-cell>
          <table:table-cell table:number-columns-repeated="2"/>
          <table:table-cell table:style-name="ce4" table:formula="of:=[$redistribution_low.J23]" office:value-type="float" office:value="0.221367026786961" calcext:value-type="float">
            <text:p>0.221367026786961</text:p>
          </table:table-cell>
          <table:table-cell table:style-name="ce4" table:formula="of:=[$redistribution_low.K23]" office:value-type="float" office:value="0.256927311697511" calcext:value-type="float">
            <text:p>0.256927311697511</text:p>
          </table:table-cell>
          <table:table-cell table:style-name="ce4" table:formula="of:=[$redistribution_low.L23]" office:value-type="float" office:value="0.232063584715993" calcext:value-type="float">
            <text:p>0.232063584715993</text:p>
          </table:table-cell>
          <table:table-cell table:style-name="ce4" table:formula="of:=[$redistribution_low.M23]" office:value-type="float" office:value="0.240289844356514" calcext:value-type="float">
            <text:p>0.240289844356514</text:p>
          </table:table-cell>
          <table:table-cell table:number-columns-repeated="47"/>
        </table:table-row>
        <table:table-row table:style-name="ro1">
          <table:table-cell table:style-name="ce4" table:formula="of:=[.A27]+1" office:value-type="float" office:value="71" calcext:value-type="float">
            <text:p>71</text:p>
          </table:table-cell>
          <table:table-cell table:style-name="ce4" table:formula="of:=[$Redistribution_high.J24]" office:value-type="float" office:value="0.223668105728775" calcext:value-type="float">
            <text:p>0.223668105728775</text:p>
          </table:table-cell>
          <table:table-cell table:style-name="ce4" table:formula="of:=[$Redistribution_high.K24]" office:value-type="float" office:value="0.262266141562777" calcext:value-type="float">
            <text:p>0.262266141562777</text:p>
          </table:table-cell>
          <table:table-cell table:style-name="ce4" table:formula="of:=[$Redistribution_high.L24]" office:value-type="float" office:value="0.234263158378343" calcext:value-type="float">
            <text:p>0.234263158378343</text:p>
          </table:table-cell>
          <table:table-cell table:style-name="ce4" table:formula="of:=[$Redistribution_high.M24]" office:value-type="float" office:value="0.245512922524607" calcext:value-type="float">
            <text:p>0.245512922524607</text:p>
          </table:table-cell>
          <table:table-cell/>
          <table:table-cell table:style-name="ce4"/>
          <table:table-cell table:style-name="ce4" table:formula="of:=[$Redistribution_central.J24]" office:value-type="float" office:value="0.224499286719612" calcext:value-type="float">
            <text:p>0.224499286719612</text:p>
          </table:table-cell>
          <table:table-cell table:style-name="ce4" table:formula="of:=[$Redistribution_central.K24]" office:value-type="float" office:value="0.263292462504468" calcext:value-type="float">
            <text:p>0.263292462504468</text:p>
          </table:table-cell>
          <table:table-cell table:style-name="ce4" table:formula="of:=[$Redistribution_central.L24]" office:value-type="float" office:value="0.23513888501546" calcext:value-type="float">
            <text:p>0.23513888501546</text:p>
          </table:table-cell>
          <table:table-cell table:style-name="ce4" table:formula="of:=[$Redistribution_central.M24]" office:value-type="float" office:value="0.246451446687374" calcext:value-type="float">
            <text:p>0.246451446687374</text:p>
          </table:table-cell>
          <table:table-cell table:number-columns-repeated="2"/>
          <table:table-cell table:style-name="ce4" table:formula="of:=[$redistribution_low.J24]" office:value-type="float" office:value="0.223668110231756" calcext:value-type="float">
            <text:p>0.223668110231756</text:p>
          </table:table-cell>
          <table:table-cell table:style-name="ce4" table:formula="of:=[$redistribution_low.K24]" office:value-type="float" office:value="0.262266141562777" calcext:value-type="float">
            <text:p>0.262266141562777</text:p>
          </table:table-cell>
          <table:table-cell table:style-name="ce4" table:formula="of:=[$redistribution_low.L24]" office:value-type="float" office:value="0.234263163030643" calcext:value-type="float">
            <text:p>0.234263163030643</text:p>
          </table:table-cell>
          <table:table-cell table:style-name="ce4" table:formula="of:=[$redistribution_low.M24]" office:value-type="float" office:value="0.245512922524607" calcext:value-type="float">
            <text:p>0.245512922524607</text:p>
          </table:table-cell>
          <table:table-cell table:number-columns-repeated="47"/>
        </table:table-row>
        <table:table-row table:style-name="ro1">
          <table:table-cell table:style-name="ce4" table:formula="of:=[.A28]+1" office:value-type="float" office:value="72" calcext:value-type="float">
            <text:p>72</text:p>
          </table:table-cell>
          <table:table-cell table:style-name="ce4" table:formula="of:=[$Redistribution_high.J25]" office:value-type="float" office:value="0.220104072552331" calcext:value-type="float">
            <text:p>0.220104072552331</text:p>
          </table:table-cell>
          <table:table-cell table:style-name="ce4" table:formula="of:=[$Redistribution_high.K25]" office:value-type="float" office:value="0.259601275258679" calcext:value-type="float">
            <text:p>0.259601275258679</text:p>
          </table:table-cell>
          <table:table-cell table:style-name="ce4" table:formula="of:=[$Redistribution_high.L25]" office:value-type="float" office:value="0.230396654177549" calcext:value-type="float">
            <text:p>0.230396654177549</text:p>
          </table:table-cell>
          <table:table-cell table:style-name="ce4" table:formula="of:=[$Redistribution_high.M25]" office:value-type="float" office:value="0.243287123630376" calcext:value-type="float">
            <text:p>0.243287123630376</text:p>
          </table:table-cell>
          <table:table-cell/>
          <table:table-cell table:style-name="ce4"/>
          <table:table-cell table:style-name="ce4" table:formula="of:=[$Redistribution_central.J25]" office:value-type="float" office:value="0.220979253669174" calcext:value-type="float">
            <text:p>0.220979253669174</text:p>
          </table:table-cell>
          <table:table-cell table:style-name="ce4" table:formula="of:=[$Redistribution_central.K25]" office:value-type="float" office:value="0.260489994387809" calcext:value-type="float">
            <text:p>0.260489994387809</text:p>
          </table:table-cell>
          <table:table-cell table:style-name="ce4" table:formula="of:=[$Redistribution_central.L25]" office:value-type="float" office:value="0.23108355135096" calcext:value-type="float">
            <text:p>0.23108355135096</text:p>
          </table:table-cell>
          <table:table-cell table:style-name="ce4" table:formula="of:=[$Redistribution_central.M25]" office:value-type="float" office:value="0.244538156600461" calcext:value-type="float">
            <text:p>0.244538156600461</text:p>
          </table:table-cell>
          <table:table-cell table:number-columns-repeated="2"/>
          <table:table-cell table:style-name="ce4" table:formula="of:=[$redistribution_low.J25]" office:value-type="float" office:value="0.221325440138011" calcext:value-type="float">
            <text:p>0.221325440138011</text:p>
          </table:table-cell>
          <table:table-cell table:style-name="ce4" table:formula="of:=[$redistribution_low.K25]" office:value-type="float" office:value="0.261231266851676" calcext:value-type="float">
            <text:p>0.261231266851676</text:p>
          </table:table-cell>
          <table:table-cell table:style-name="ce4" table:formula="of:=[$redistribution_low.L25]" office:value-type="float" office:value="0.23129769097214" calcext:value-type="float">
            <text:p>0.23129769097214</text:p>
          </table:table-cell>
          <table:table-cell table:style-name="ce4" table:formula="of:=[$redistribution_low.M25]" office:value-type="float" office:value="0.245517797544525" calcext:value-type="float">
            <text:p>0.245517797544525</text:p>
          </table:table-cell>
          <table:table-cell table:number-columns-repeated="47"/>
        </table:table-row>
        <table:table-row table:style-name="ro1">
          <table:table-cell table:style-name="ce4" table:formula="of:=[.A29]+1" office:value-type="float" office:value="73" calcext:value-type="float">
            <text:p>73</text:p>
          </table:table-cell>
          <table:table-cell table:style-name="ce4" table:formula="of:=[$Redistribution_high.J26]" office:value-type="float" office:value="0.220808807197998" calcext:value-type="float">
            <text:p>0.220808807197998</text:p>
          </table:table-cell>
          <table:table-cell table:style-name="ce4" table:formula="of:=[$Redistribution_high.K26]" office:value-type="float" office:value="0.262050684007581" calcext:value-type="float">
            <text:p>0.262050684007581</text:p>
          </table:table-cell>
          <table:table-cell table:style-name="ce4" table:formula="of:=[$Redistribution_high.L26]" office:value-type="float" office:value="0.234181542871911" calcext:value-type="float">
            <text:p>0.234181542871911</text:p>
          </table:table-cell>
          <table:table-cell table:style-name="ce4" table:formula="of:=[$Redistribution_high.M26]" office:value-type="float" office:value="0.241097911375084" calcext:value-type="float">
            <text:p>0.241097911375084</text:p>
          </table:table-cell>
          <table:table-cell/>
          <table:table-cell table:style-name="ce4"/>
          <table:table-cell table:style-name="ce4" table:formula="of:=[$Redistribution_central.J26]" office:value-type="float" office:value="0.21943040392878" calcext:value-type="float">
            <text:p>0.21943040392878</text:p>
          </table:table-cell>
          <table:table-cell table:style-name="ce4" table:formula="of:=[$Redistribution_central.K26]" office:value-type="float" office:value="0.259961156797599" calcext:value-type="float">
            <text:p>0.259961156797599</text:p>
          </table:table-cell>
          <table:table-cell table:style-name="ce4" table:formula="of:=[$Redistribution_central.L26]" office:value-type="float" office:value="0.232738448127098" calcext:value-type="float">
            <text:p>0.232738448127098</text:p>
          </table:table-cell>
          <table:table-cell table:style-name="ce4" table:formula="of:=[$Redistribution_central.M26]" office:value-type="float" office:value="0.239134399355282" calcext:value-type="float">
            <text:p>0.239134399355282</text:p>
          </table:table-cell>
          <table:table-cell table:number-columns-repeated="2"/>
          <table:table-cell table:style-name="ce4" table:formula="of:=[$redistribution_low.J26]" office:value-type="float" office:value="0.218707357538825" calcext:value-type="float">
            <text:p>0.218707357538825</text:p>
          </table:table-cell>
          <table:table-cell table:style-name="ce4" table:formula="of:=[$redistribution_low.K26]" office:value-type="float" office:value="0.259057303556048" calcext:value-type="float">
            <text:p>0.259057303556048</text:p>
          </table:table-cell>
          <table:table-cell table:style-name="ce4" table:formula="of:=[$redistribution_low.L26]" office:value-type="float" office:value="0.231989055929898" calcext:value-type="float">
            <text:p>0.231989055929898</text:p>
          </table:table-cell>
          <table:table-cell table:style-name="ce4" table:formula="of:=[$redistribution_low.M26]" office:value-type="float" office:value="0.238273287685687" calcext:value-type="float">
            <text:p>0.238273287685687</text:p>
          </table:table-cell>
          <table:table-cell table:number-columns-repeated="47"/>
        </table:table-row>
        <table:table-row table:style-name="ro1">
          <table:table-cell table:style-name="ce4" table:formula="of:=[.A30]+1" office:value-type="float" office:value="74" calcext:value-type="float">
            <text:p>74</text:p>
          </table:table-cell>
          <table:table-cell table:style-name="ce4" table:formula="of:=[$Redistribution_high.J27]" office:value-type="float" office:value="0.220088846275628" calcext:value-type="float">
            <text:p>0.220088846275628</text:p>
          </table:table-cell>
          <table:table-cell table:style-name="ce4" table:formula="of:=[$Redistribution_high.K27]" office:value-type="float" office:value="0.254006482460169" calcext:value-type="float">
            <text:p>0.254006482460169</text:p>
          </table:table-cell>
          <table:table-cell table:style-name="ce4" table:formula="of:=[$Redistribution_high.L27]" office:value-type="float" office:value="0.23085406237622" calcext:value-type="float">
            <text:p>0.23085406237622</text:p>
          </table:table-cell>
          <table:table-cell table:style-name="ce4" table:formula="of:=[$Redistribution_high.M27]" office:value-type="float" office:value="0.23738679266227" calcext:value-type="float">
            <text:p>0.23738679266227</text:p>
          </table:table-cell>
          <table:table-cell/>
          <table:table-cell table:style-name="ce4"/>
          <table:table-cell table:style-name="ce4" table:formula="of:=[$Redistribution_central.J27]" office:value-type="float" office:value="0.220284145781609" calcext:value-type="float">
            <text:p>0.220284145781609</text:p>
          </table:table-cell>
          <table:table-cell table:style-name="ce4" table:formula="of:=[$Redistribution_central.K27]" office:value-type="float" office:value="0.254093649604795" calcext:value-type="float">
            <text:p>0.254093649604795</text:p>
          </table:table-cell>
          <table:table-cell table:style-name="ce4" table:formula="of:=[$Redistribution_central.L27]" office:value-type="float" office:value="0.231035179380581" calcext:value-type="float">
            <text:p>0.231035179380581</text:p>
          </table:table-cell>
          <table:table-cell table:style-name="ce4" table:formula="of:=[$Redistribution_central.M27]" office:value-type="float" office:value="0.237510130645342" calcext:value-type="float">
            <text:p>0.237510130645342</text:p>
          </table:table-cell>
          <table:table-cell table:number-columns-repeated="2"/>
          <table:table-cell table:style-name="ce4" table:formula="of:=[$redistribution_low.J27]" office:value-type="float" office:value="0.220046893303557" calcext:value-type="float">
            <text:p>0.220046893303557</text:p>
          </table:table-cell>
          <table:table-cell table:style-name="ce4" table:formula="of:=[$redistribution_low.K27]" office:value-type="float" office:value="0.253781769330991" calcext:value-type="float">
            <text:p>0.253781769330991</text:p>
          </table:table-cell>
          <table:table-cell table:style-name="ce4" table:formula="of:=[$redistribution_low.L27]" office:value-type="float" office:value="0.230741495634569" calcext:value-type="float">
            <text:p>0.230741495634569</text:p>
          </table:table-cell>
          <table:table-cell table:style-name="ce4" table:formula="of:=[$redistribution_low.M27]" office:value-type="float" office:value="0.237300084215439" calcext:value-type="float">
            <text:p>0.237300084215439</text:p>
          </table:table-cell>
          <table:table-cell table:number-columns-repeated="47"/>
        </table:table-row>
        <table:table-row table:style-name="ro1">
          <table:table-cell table:style-name="ce4" table:formula="of:=[.A31]+1" office:value-type="float" office:value="75" calcext:value-type="float">
            <text:p>75</text:p>
          </table:table-cell>
          <table:table-cell table:style-name="ce4" table:formula="of:=[$Redistribution_high.J28]" office:value-type="float" office:value="0.222222760330344" calcext:value-type="float">
            <text:p>0.222222760330344</text:p>
          </table:table-cell>
          <table:table-cell table:style-name="ce4" table:formula="of:=[$Redistribution_high.K28]" office:value-type="float" office:value="0.260329276305797" calcext:value-type="float">
            <text:p>0.260329276305797</text:p>
          </table:table-cell>
          <table:table-cell table:style-name="ce4" table:formula="of:=[$Redistribution_high.L28]" office:value-type="float" office:value="0.231539788323046" calcext:value-type="float">
            <text:p>0.231539788323046</text:p>
          </table:table-cell>
          <table:table-cell table:style-name="ce4" table:formula="of:=[$Redistribution_high.M28]" office:value-type="float" office:value="0.245912209201125" calcext:value-type="float">
            <text:p>0.245912209201125</text:p>
          </table:table-cell>
          <table:table-cell/>
          <table:table-cell table:style-name="ce4"/>
          <table:table-cell table:style-name="ce4" table:formula="of:=[$Redistribution_central.J28]" office:value-type="float" office:value="0.222020644894674" calcext:value-type="float">
            <text:p>0.222020644894674</text:p>
          </table:table-cell>
          <table:table-cell table:style-name="ce4" table:formula="of:=[$Redistribution_central.K28]" office:value-type="float" office:value="0.259319539700999" calcext:value-type="float">
            <text:p>0.259319539700999</text:p>
          </table:table-cell>
          <table:table-cell table:style-name="ce4" table:formula="of:=[$Redistribution_central.L28]" office:value-type="float" office:value="0.231312590080035" calcext:value-type="float">
            <text:p>0.231312590080035</text:p>
          </table:table-cell>
          <table:table-cell table:style-name="ce4" table:formula="of:=[$Redistribution_central.M28]" office:value-type="float" office:value="0.244981206816903" calcext:value-type="float">
            <text:p>0.244981206816903</text:p>
          </table:table-cell>
          <table:table-cell table:number-columns-repeated="2"/>
          <table:table-cell table:style-name="ce4" table:formula="of:=[$redistribution_low.J28]" office:value-type="float" office:value="0.222955227513025" calcext:value-type="float">
            <text:p>0.222955227513025</text:p>
          </table:table-cell>
          <table:table-cell table:style-name="ce4" table:formula="of:=[$redistribution_low.K28]" office:value-type="float" office:value="0.261788704548356" calcext:value-type="float">
            <text:p>0.261788704548356</text:p>
          </table:table-cell>
          <table:table-cell table:style-name="ce4" table:formula="of:=[$redistribution_low.L28]" office:value-type="float" office:value="0.232265031787668" calcext:value-type="float">
            <text:p>0.232265031787668</text:p>
          </table:table-cell>
          <table:table-cell table:style-name="ce4" table:formula="of:=[$redistribution_low.M28]" office:value-type="float" office:value="0.24735967961609" calcext:value-type="float">
            <text:p>0.24735967961609</text:p>
          </table:table-cell>
          <table:table-cell table:number-columns-repeated="47"/>
        </table:table-row>
        <table:table-row table:style-name="ro1">
          <table:table-cell table:style-name="ce4" table:formula="of:=[.A32]+1" office:value-type="float" office:value="76" calcext:value-type="float">
            <text:p>76</text:p>
          </table:table-cell>
          <table:table-cell table:style-name="ce4" table:formula="of:=[$Redistribution_high.J29]" office:value-type="float" office:value="0.22576841547193" calcext:value-type="float">
            <text:p>0.22576841547193</text:p>
          </table:table-cell>
          <table:table-cell table:style-name="ce4" table:formula="of:=[$Redistribution_high.K29]" office:value-type="float" office:value="0.263325108624694" calcext:value-type="float">
            <text:p>0.263325108624694</text:p>
          </table:table-cell>
          <table:table-cell table:style-name="ce4" table:formula="of:=[$Redistribution_high.L29]" office:value-type="float" office:value="0.236417586828207" calcext:value-type="float">
            <text:p>0.236417586828207</text:p>
          </table:table-cell>
          <table:table-cell table:style-name="ce4" table:formula="of:=[$Redistribution_high.M29]" office:value-type="float" office:value="0.246742474996954" calcext:value-type="float">
            <text:p>0.246742474996954</text:p>
          </table:table-cell>
          <table:table-cell/>
          <table:table-cell table:style-name="ce4"/>
          <table:table-cell table:style-name="ce4" table:formula="of:=[$Redistribution_central.J29]" office:value-type="float" office:value="0.22244727928537" calcext:value-type="float">
            <text:p>0.22244727928537</text:p>
          </table:table-cell>
          <table:table-cell table:style-name="ce4" table:formula="of:=[$Redistribution_central.K29]" office:value-type="float" office:value="0.264391671784723" calcext:value-type="float">
            <text:p>0.264391671784723</text:p>
          </table:table-cell>
          <table:table-cell table:style-name="ce4" table:formula="of:=[$Redistribution_central.L29]" office:value-type="float" office:value="0.232857929517424" calcext:value-type="float">
            <text:p>0.232857929517424</text:p>
          </table:table-cell>
          <table:table-cell table:style-name="ce4" table:formula="of:=[$Redistribution_central.M29]" office:value-type="float" office:value="0.247895914258598" calcext:value-type="float">
            <text:p>0.247895914258598</text:p>
          </table:table-cell>
          <table:table-cell table:number-columns-repeated="2"/>
          <table:table-cell table:style-name="ce4" table:formula="of:=[$redistribution_low.J29]" office:value-type="float" office:value="0.223266416890211" calcext:value-type="float">
            <text:p>0.223266416890211</text:p>
          </table:table-cell>
          <table:table-cell table:style-name="ce4" table:formula="of:=[$redistribution_low.K29]" office:value-type="float" office:value="0.265872690571626" calcext:value-type="float">
            <text:p>0.265872690571626</text:p>
          </table:table-cell>
          <table:table-cell table:style-name="ce4" table:formula="of:=[$redistribution_low.L29]" office:value-type="float" office:value="0.233619952377511" calcext:value-type="float">
            <text:p>0.233619952377511</text:p>
          </table:table-cell>
          <table:table-cell table:style-name="ce4" table:formula="of:=[$redistribution_low.M29]" office:value-type="float" office:value="0.249465614304151" calcext:value-type="float">
            <text:p>0.249465614304151</text:p>
          </table:table-cell>
          <table:table-cell table:number-columns-repeated="47"/>
        </table:table-row>
        <table:table-row table:style-name="ro1">
          <table:table-cell table:style-name="ce4" table:formula="of:=[.A33]+1" office:value-type="float" office:value="77" calcext:value-type="float">
            <text:p>77</text:p>
          </table:table-cell>
          <table:table-cell table:style-name="ce4" table:formula="of:=[$Redistribution_high.J30]" office:value-type="float" office:value="0.218960903111514" calcext:value-type="float">
            <text:p>0.218960903111514</text:p>
          </table:table-cell>
          <table:table-cell table:style-name="ce4" table:formula="of:=[$Redistribution_high.K30]" office:value-type="float" office:value="0.262474869828415" calcext:value-type="float">
            <text:p>0.262474869828415</text:p>
          </table:table-cell>
          <table:table-cell table:style-name="ce4" table:formula="of:=[$Redistribution_high.L30]" office:value-type="float" office:value="0.231287920500674" calcext:value-type="float">
            <text:p>0.231287920500674</text:p>
          </table:table-cell>
          <table:table-cell table:style-name="ce4" table:formula="of:=[$Redistribution_high.M30]" office:value-type="float" office:value="0.243286518922731" calcext:value-type="float">
            <text:p>0.243286518922731</text:p>
          </table:table-cell>
          <table:table-cell/>
          <table:table-cell table:style-name="ce4"/>
          <table:table-cell table:style-name="ce4" table:formula="of:=[$Redistribution_central.J30]" office:value-type="float" office:value="0.220315321316616" calcext:value-type="float">
            <text:p>0.220315321316616</text:p>
          </table:table-cell>
          <table:table-cell table:style-name="ce4" table:formula="of:=[$Redistribution_central.K30]" office:value-type="float" office:value="0.263858601237162" calcext:value-type="float">
            <text:p>0.263858601237162</text:p>
          </table:table-cell>
          <table:table-cell table:style-name="ce4" table:formula="of:=[$Redistribution_central.L30]" office:value-type="float" office:value="0.232604555526609" calcext:value-type="float">
            <text:p>0.232604555526609</text:p>
          </table:table-cell>
          <table:table-cell table:style-name="ce4" table:formula="of:=[$Redistribution_central.M30]" office:value-type="float" office:value="0.244759825937356" calcext:value-type="float">
            <text:p>0.244759825937356</text:p>
          </table:table-cell>
          <table:table-cell table:number-columns-repeated="2"/>
          <table:table-cell table:style-name="ce4" table:formula="of:=[$redistribution_low.J30]" office:value-type="float" office:value="0.220592771938903" calcext:value-type="float">
            <text:p>0.220592771938903</text:p>
          </table:table-cell>
          <table:table-cell table:style-name="ce4" table:formula="of:=[$redistribution_low.K30]" office:value-type="float" office:value="0.263587962466259" calcext:value-type="float">
            <text:p>0.263587962466259</text:p>
          </table:table-cell>
          <table:table-cell table:style-name="ce4" table:formula="of:=[$redistribution_low.L30]" office:value-type="float" office:value="0.232750692320447" calcext:value-type="float">
            <text:p>0.232750692320447</text:p>
          </table:table-cell>
          <table:table-cell table:style-name="ce4" table:formula="of:=[$redistribution_low.M30]" office:value-type="float" office:value="0.244769880206593" calcext:value-type="float">
            <text:p>0.244769880206593</text:p>
          </table:table-cell>
          <table:table-cell table:number-columns-repeated="47"/>
        </table:table-row>
        <table:table-row table:style-name="ro1">
          <table:table-cell table:style-name="ce4" table:formula="of:=[.A34]+1" office:value-type="float" office:value="78" calcext:value-type="float">
            <text:p>78</text:p>
          </table:table-cell>
          <table:table-cell table:style-name="ce4" table:formula="of:=[$Redistribution_high.J31]" office:value-type="float" office:value="0.22596245366501" calcext:value-type="float">
            <text:p>0.22596245366501</text:p>
          </table:table-cell>
          <table:table-cell table:style-name="ce4" table:formula="of:=[$Redistribution_high.K31]" office:value-type="float" office:value="0.259548116066355" calcext:value-type="float">
            <text:p>0.259548116066355</text:p>
          </table:table-cell>
          <table:table-cell table:style-name="ce4" table:formula="of:=[$Redistribution_high.L31]" office:value-type="float" office:value="0.236745440713707" calcext:value-type="float">
            <text:p>0.236745440713707</text:p>
          </table:table-cell>
          <table:table-cell table:style-name="ce4" table:formula="of:=[$Redistribution_high.M31]" office:value-type="float" office:value="0.242824350597457" calcext:value-type="float">
            <text:p>0.242824350597457</text:p>
          </table:table-cell>
          <table:table-cell/>
          <table:table-cell table:style-name="ce4"/>
          <table:table-cell table:style-name="ce4" table:formula="of:=[$Redistribution_central.J31]" office:value-type="float" office:value="0.228297984638039" calcext:value-type="float">
            <text:p>0.228297984638039</text:p>
          </table:table-cell>
          <table:table-cell table:style-name="ce4" table:formula="of:=[$Redistribution_central.K31]" office:value-type="float" office:value="0.261754625103475" calcext:value-type="float">
            <text:p>0.261754625103475</text:p>
          </table:table-cell>
          <table:table-cell table:style-name="ce4" table:formula="of:=[$Redistribution_central.L31]" office:value-type="float" office:value="0.238979518741224" calcext:value-type="float">
            <text:p>0.238979518741224</text:p>
          </table:table-cell>
          <table:table-cell table:style-name="ce4" table:formula="of:=[$Redistribution_central.M31]" office:value-type="float" office:value="0.245247190986034" calcext:value-type="float">
            <text:p>0.245247190986034</text:p>
          </table:table-cell>
          <table:table-cell table:number-columns-repeated="2"/>
          <table:table-cell table:style-name="ce4" table:formula="of:=[$redistribution_low.J31]" office:value-type="float" office:value="0.227500558550921" calcext:value-type="float">
            <text:p>0.227500558550921</text:p>
          </table:table-cell>
          <table:table-cell table:style-name="ce4" table:formula="of:=[$redistribution_low.K31]" office:value-type="float" office:value="0.26834007306525" calcext:value-type="float">
            <text:p>0.26834007306525</text:p>
          </table:table-cell>
          <table:table-cell table:style-name="ce4" table:formula="of:=[$redistribution_low.L31]" office:value-type="float" office:value="0.238045470541351" calcext:value-type="float">
            <text:p>0.238045470541351</text:p>
          </table:table-cell>
          <table:table-cell table:style-name="ce4" table:formula="of:=[$redistribution_low.M31]" office:value-type="float" office:value="0.251624978798296" calcext:value-type="float">
            <text:p>0.251624978798296</text:p>
          </table:table-cell>
          <table:table-cell table:number-columns-repeated="47"/>
        </table:table-row>
        <table:table-row table:style-name="ro1">
          <table:table-cell table:style-name="ce4" table:formula="of:=[.A35]+1" office:value-type="float" office:value="79" calcext:value-type="float">
            <text:p>79</text:p>
          </table:table-cell>
          <table:table-cell table:style-name="ce4" table:formula="of:=[$Redistribution_high.J32]" office:value-type="float" office:value="0.231430906761137" calcext:value-type="float">
            <text:p>0.231430906761137</text:p>
          </table:table-cell>
          <table:table-cell table:style-name="ce4" table:formula="of:=[$Redistribution_high.K32]" office:value-type="float" office:value="0.273496849594831" calcext:value-type="float">
            <text:p>0.273496849594831</text:p>
          </table:table-cell>
          <table:table-cell table:style-name="ce4" table:formula="of:=[$Redistribution_high.L32]" office:value-type="float" office:value="0.241610147166936" calcext:value-type="float">
            <text:p>0.241610147166936</text:p>
          </table:table-cell>
          <table:table-cell table:style-name="ce4" table:formula="of:=[$Redistribution_high.M32]" office:value-type="float" office:value="0.257447682508573" calcext:value-type="float">
            <text:p>0.257447682508573</text:p>
          </table:table-cell>
          <table:table-cell/>
          <table:table-cell table:style-name="ce4"/>
          <table:table-cell table:style-name="ce4" table:formula="of:=[$Redistribution_central.J32]" office:value-type="float" office:value="0.233890599871138" calcext:value-type="float">
            <text:p>0.233890599871138</text:p>
          </table:table-cell>
          <table:table-cell table:style-name="ce4" table:formula="of:=[$Redistribution_central.K32]" office:value-type="float" office:value="0.276547924107681" calcext:value-type="float">
            <text:p>0.276547924107681</text:p>
          </table:table-cell>
          <table:table-cell table:style-name="ce4" table:formula="of:=[$Redistribution_central.L32]" office:value-type="float" office:value="0.243925546271127" calcext:value-type="float">
            <text:p>0.243925546271127</text:p>
          </table:table-cell>
          <table:table-cell table:style-name="ce4" table:formula="of:=[$Redistribution_central.M32]" office:value-type="float" office:value="0.260741896509106" calcext:value-type="float">
            <text:p>0.260741896509106</text:p>
          </table:table-cell>
          <table:table-cell table:number-columns-repeated="2"/>
          <table:table-cell table:style-name="ce4" table:formula="of:=[$redistribution_low.J32]" office:value-type="float" office:value="0.235243122572621" calcext:value-type="float">
            <text:p>0.235243122572621</text:p>
          </table:table-cell>
          <table:table-cell table:style-name="ce4" table:formula="of:=[$redistribution_low.K32]" office:value-type="float" office:value="0.278618550503868" calcext:value-type="float">
            <text:p>0.278618550503868</text:p>
          </table:table-cell>
          <table:table-cell table:style-name="ce4" table:formula="of:=[$redistribution_low.L32]" office:value-type="float" office:value="0.245280725219001" calcext:value-type="float">
            <text:p>0.245280725219001</text:p>
          </table:table-cell>
          <table:table-cell table:style-name="ce4" table:formula="of:=[$redistribution_low.M32]" office:value-type="float" office:value="0.262824940244585" calcext:value-type="float">
            <text:p>0.262824940244585</text:p>
          </table:table-cell>
          <table:table-cell table:number-columns-repeated="47"/>
        </table:table-row>
        <table:table-row table:style-name="ro1">
          <table:table-cell table:style-name="ce4" table:formula="of:=[.A36]+1" office:value-type="float" office:value="80" calcext:value-type="float">
            <text:p>80</text:p>
          </table:table-cell>
          <table:table-cell table:style-name="ce4" table:formula="of:=[$Redistribution_high.J33]" office:value-type="float" office:value="0.226247757741837" calcext:value-type="float">
            <text:p>0.226247757741837</text:p>
          </table:table-cell>
          <table:table-cell table:style-name="ce4" table:formula="of:=[$Redistribution_high.K33]" office:value-type="float" office:value="0.260695994580656" calcext:value-type="float">
            <text:p>0.260695994580656</text:p>
          </table:table-cell>
          <table:table-cell table:style-name="ce4" table:formula="of:=[$Redistribution_high.L33]" office:value-type="float" office:value="0.236598983210049" calcext:value-type="float">
            <text:p>0.236598983210049</text:p>
          </table:table-cell>
          <table:table-cell table:style-name="ce4" table:formula="of:=[$Redistribution_high.M33]" office:value-type="float" office:value="0.2446395888779" calcext:value-type="float">
            <text:p>0.2446395888779</text:p>
          </table:table-cell>
          <table:table-cell/>
          <table:table-cell table:style-name="ce4"/>
          <table:table-cell table:style-name="ce4" table:formula="of:=[$Redistribution_central.J33]" office:value-type="float" office:value="0.226654866562663" calcext:value-type="float">
            <text:p>0.226654866562663</text:p>
          </table:table-cell>
          <table:table-cell table:style-name="ce4" table:formula="of:=[$Redistribution_central.K33]" office:value-type="float" office:value="0.26171867397752" calcext:value-type="float">
            <text:p>0.26171867397752</text:p>
          </table:table-cell>
          <table:table-cell table:style-name="ce4" table:formula="of:=[$Redistribution_central.L33]" office:value-type="float" office:value="0.237023835441432" calcext:value-type="float">
            <text:p>0.237023835441432</text:p>
          </table:table-cell>
          <table:table-cell table:style-name="ce4" table:formula="of:=[$Redistribution_central.M33]" office:value-type="float" office:value="0.245605012020236" calcext:value-type="float">
            <text:p>0.245605012020236</text:p>
          </table:table-cell>
          <table:table-cell table:number-columns-repeated="2"/>
          <table:table-cell table:style-name="ce4" table:formula="of:=[$redistribution_low.J33]" office:value-type="float" office:value="0.225911611381663" calcext:value-type="float">
            <text:p>0.225911611381663</text:p>
          </table:table-cell>
          <table:table-cell table:style-name="ce4" table:formula="of:=[$redistribution_low.K33]" office:value-type="float" office:value="0.259421514285938" calcext:value-type="float">
            <text:p>0.259421514285938</text:p>
          </table:table-cell>
          <table:table-cell table:style-name="ce4" table:formula="of:=[$redistribution_low.L33]" office:value-type="float" office:value="0.236155903647008" calcext:value-type="float">
            <text:p>0.236155903647008</text:p>
          </table:table-cell>
          <table:table-cell table:style-name="ce4" table:formula="of:=[$redistribution_low.M33]" office:value-type="float" office:value="0.243557910639984" calcext:value-type="float">
            <text:p>0.243557910639984</text:p>
          </table:table-cell>
          <table:table-cell table:number-columns-repeated="47"/>
        </table:table-row>
        <table:table-row table:style-name="ro1">
          <table:table-cell table:style-name="ce4" table:formula="of:=[.A37]+1" office:value-type="float" office:value="81" calcext:value-type="float">
            <text:p>81</text:p>
          </table:table-cell>
          <table:table-cell table:style-name="ce4" table:formula="of:=[$Redistribution_high.J34]" office:value-type="float" office:value="0.220429899742654" calcext:value-type="float">
            <text:p>0.220429899742654</text:p>
          </table:table-cell>
          <table:table-cell table:style-name="ce4" table:formula="of:=[$Redistribution_high.K34]" office:value-type="float" office:value="0.264200959025098" calcext:value-type="float">
            <text:p>0.264200959025098</text:p>
          </table:table-cell>
          <table:table-cell table:style-name="ce4" table:formula="of:=[$Redistribution_high.L34]" office:value-type="float" office:value="0.232410513776709" calcext:value-type="float">
            <text:p>0.232410513776709</text:p>
          </table:table-cell>
          <table:table-cell table:style-name="ce4" table:formula="of:=[$Redistribution_high.M34]" office:value-type="float" office:value="0.245264825861551" calcext:value-type="float">
            <text:p>0.245264825861551</text:p>
          </table:table-cell>
          <table:table-cell/>
          <table:table-cell table:style-name="ce4"/>
          <table:table-cell table:style-name="ce4" table:formula="of:=[$Redistribution_central.J34]" office:value-type="float" office:value="0.22243403808624" calcext:value-type="float">
            <text:p>0.22243403808624</text:p>
          </table:table-cell>
          <table:table-cell table:style-name="ce4" table:formula="of:=[$Redistribution_central.K34]" office:value-type="float" office:value="0.266445276798927" calcext:value-type="float">
            <text:p>0.266445276798927</text:p>
          </table:table-cell>
          <table:table-cell table:style-name="ce4" table:formula="of:=[$Redistribution_central.L34]" office:value-type="float" office:value="0.234323315251669" calcext:value-type="float">
            <text:p>0.234323315251669</text:p>
          </table:table-cell>
          <table:table-cell table:style-name="ce4" table:formula="of:=[$Redistribution_central.M34]" office:value-type="float" office:value="0.247714646794953" calcext:value-type="float">
            <text:p>0.247714646794953</text:p>
          </table:table-cell>
          <table:table-cell table:number-columns-repeated="2"/>
          <table:table-cell table:style-name="ce4" table:formula="of:=[$redistribution_low.J34]" office:value-type="float" office:value="0.224976903665416" calcext:value-type="float">
            <text:p>0.224976903665416</text:p>
          </table:table-cell>
          <table:table-cell table:style-name="ce4" table:formula="of:=[$redistribution_low.K34]" office:value-type="float" office:value="0.267539768826483" calcext:value-type="float">
            <text:p>0.267539768826483</text:p>
          </table:table-cell>
          <table:table-cell table:style-name="ce4" table:formula="of:=[$redistribution_low.L34]" office:value-type="float" office:value="0.236864634909022" calcext:value-type="float">
            <text:p>0.236864634909022</text:p>
          </table:table-cell>
          <table:table-cell table:style-name="ce4" table:formula="of:=[$redistribution_low.M34]" office:value-type="float" office:value="0.248936881906516" calcext:value-type="float">
            <text:p>0.248936881906516</text:p>
          </table:table-cell>
          <table:table-cell table:number-columns-repeated="47"/>
        </table:table-row>
        <table:table-row table:style-name="ro1">
          <table:table-cell table:style-name="ce4" table:formula="of:=[.A38]+1" office:value-type="float" office:value="82" calcext:value-type="float">
            <text:p>82</text:p>
          </table:table-cell>
          <table:table-cell table:style-name="ce4" table:formula="of:=[$Redistribution_high.J35]" office:value-type="float" office:value="0.21731380108481" calcext:value-type="float">
            <text:p>0.21731380108481</text:p>
          </table:table-cell>
          <table:table-cell table:style-name="ce4" table:formula="of:=[$Redistribution_high.K35]" office:value-type="float" office:value="0.243497845541032" calcext:value-type="float">
            <text:p>0.243497845541032</text:p>
          </table:table-cell>
          <table:table-cell table:style-name="ce4" table:formula="of:=[$Redistribution_high.L35]" office:value-type="float" office:value="0.227234297378235" calcext:value-type="float">
            <text:p>0.227234297378235</text:p>
          </table:table-cell>
          <table:table-cell table:style-name="ce4" table:formula="of:=[$Redistribution_high.M35]" office:value-type="float" office:value="0.228312839782204" calcext:value-type="float">
            <text:p>0.228312839782204</text:p>
          </table:table-cell>
          <table:table-cell/>
          <table:table-cell table:style-name="ce4"/>
          <table:table-cell table:style-name="ce4" table:formula="of:=[$Redistribution_central.J35]" office:value-type="float" office:value="0.221502166117404" calcext:value-type="float">
            <text:p>0.221502166117404</text:p>
          </table:table-cell>
          <table:table-cell table:style-name="ce4" table:formula="of:=[$Redistribution_central.K35]" office:value-type="float" office:value="0.249088342798766" calcext:value-type="float">
            <text:p>0.249088342798766</text:p>
          </table:table-cell>
          <table:table-cell table:style-name="ce4" table:formula="of:=[$Redistribution_central.L35]" office:value-type="float" office:value="0.231417446471584" calcext:value-type="float">
            <text:p>0.231417446471584</text:p>
          </table:table-cell>
          <table:table-cell table:style-name="ce4" table:formula="of:=[$Redistribution_central.M35]" office:value-type="float" office:value="0.233843656079478" calcext:value-type="float">
            <text:p>0.233843656079478</text:p>
          </table:table-cell>
          <table:table-cell table:number-columns-repeated="2"/>
          <table:table-cell table:style-name="ce4" table:formula="of:=[$redistribution_low.J35]" office:value-type="float" office:value="0.21839505562224" calcext:value-type="float">
            <text:p>0.21839505562224</text:p>
          </table:table-cell>
          <table:table-cell table:style-name="ce4" table:formula="of:=[$redistribution_low.K35]" office:value-type="float" office:value="0.245039919017972" calcext:value-type="float">
            <text:p>0.245039919017972</text:p>
          </table:table-cell>
          <table:table-cell table:style-name="ce4" table:formula="of:=[$redistribution_low.L35]" office:value-type="float" office:value="0.228389362646131" calcext:value-type="float">
            <text:p>0.228389362646131</text:p>
          </table:table-cell>
          <table:table-cell table:style-name="ce4" table:formula="of:=[$redistribution_low.M35]" office:value-type="float" office:value="0.229710504508684" calcext:value-type="float">
            <text:p>0.229710504508684</text:p>
          </table:table-cell>
          <table:table-cell table:number-columns-repeated="47"/>
        </table:table-row>
        <table:table-row table:style-name="ro1">
          <table:table-cell table:style-name="ce4" table:formula="of:=[.A39]+1" office:value-type="float" office:value="83" calcext:value-type="float">
            <text:p>83</text:p>
          </table:table-cell>
          <table:table-cell table:style-name="ce4" table:formula="of:=[$Redistribution_high.J36]" office:value-type="float" office:value="0.224881222016566" calcext:value-type="float">
            <text:p>0.224881222016566</text:p>
          </table:table-cell>
          <table:table-cell table:style-name="ce4" table:formula="of:=[$Redistribution_high.K36]" office:value-type="float" office:value="0.255031169196766" calcext:value-type="float">
            <text:p>0.255031169196766</text:p>
          </table:table-cell>
          <table:table-cell table:style-name="ce4" table:formula="of:=[$Redistribution_high.L36]" office:value-type="float" office:value="0.234573484568338" calcext:value-type="float">
            <text:p>0.234573484568338</text:p>
          </table:table-cell>
          <table:table-cell table:style-name="ce4" table:formula="of:=[$Redistribution_high.M36]" office:value-type="float" office:value="0.240005034931753" calcext:value-type="float">
            <text:p>0.240005034931753</text:p>
          </table:table-cell>
          <table:table-cell/>
          <table:table-cell table:style-name="ce4"/>
          <table:table-cell table:style-name="ce4" table:formula="of:=[$Redistribution_central.J36]" office:value-type="float" office:value="0.230545836910839" calcext:value-type="float">
            <text:p>0.230545836910839</text:p>
          </table:table-cell>
          <table:table-cell table:style-name="ce4" table:formula="of:=[$Redistribution_central.K36]" office:value-type="float" office:value="0.269414013261485" calcext:value-type="float">
            <text:p>0.269414013261485</text:p>
          </table:table-cell>
          <table:table-cell table:style-name="ce4" table:formula="of:=[$Redistribution_central.L36]" office:value-type="float" office:value="0.240843272099419" calcext:value-type="float">
            <text:p>0.240843272099419</text:p>
          </table:table-cell>
          <table:table-cell table:style-name="ce4" table:formula="of:=[$Redistribution_central.M36]" office:value-type="float" office:value="0.253011236161309" calcext:value-type="float">
            <text:p>0.253011236161309</text:p>
          </table:table-cell>
          <table:table-cell table:number-columns-repeated="2"/>
          <table:table-cell table:style-name="ce4" table:formula="of:=[$redistribution_low.J36]" office:value-type="float" office:value="0.223148715242361" calcext:value-type="float">
            <text:p>0.223148715242361</text:p>
          </table:table-cell>
          <table:table-cell table:style-name="ce4" table:formula="of:=[$redistribution_low.K36]" office:value-type="float" office:value="0.260987991085866" calcext:value-type="float">
            <text:p>0.260987991085866</text:p>
          </table:table-cell>
          <table:table-cell table:style-name="ce4" table:formula="of:=[$redistribution_low.L36]" office:value-type="float" office:value="0.232617291375945" calcext:value-type="float">
            <text:p>0.232617291375945</text:p>
          </table:table-cell>
          <table:table-cell table:style-name="ce4" table:formula="of:=[$redistribution_low.M36]" office:value-type="float" office:value="0.245899282961658" calcext:value-type="float">
            <text:p>0.245899282961658</text:p>
          </table:table-cell>
          <table:table-cell table:number-columns-repeated="47"/>
        </table:table-row>
        <table:table-row table:style-name="ro1">
          <table:table-cell table:style-name="ce4" table:formula="of:=[.A40]+1" office:value-type="float" office:value="84" calcext:value-type="float">
            <text:p>84</text:p>
          </table:table-cell>
          <table:table-cell table:style-name="ce4" table:formula="of:=[$Redistribution_high.J37]" office:value-type="float" office:value="0.216005581035222" calcext:value-type="float">
            <text:p>0.216005581035222</text:p>
          </table:table-cell>
          <table:table-cell table:style-name="ce4" table:formula="of:=[$Redistribution_high.K37]" office:value-type="float" office:value="0.244797239085599" calcext:value-type="float">
            <text:p>0.244797239085599</text:p>
          </table:table-cell>
          <table:table-cell table:style-name="ce4" table:formula="of:=[$Redistribution_high.L37]" office:value-type="float" office:value="0.225892855754228" calcext:value-type="float">
            <text:p>0.225892855754228</text:p>
          </table:table-cell>
          <table:table-cell table:style-name="ce4" table:formula="of:=[$Redistribution_high.M37]" office:value-type="float" office:value="0.229244797108359" calcext:value-type="float">
            <text:p>0.229244797108359</text:p>
          </table:table-cell>
          <table:table-cell/>
          <table:table-cell table:style-name="ce4"/>
          <table:table-cell table:style-name="ce4" table:formula="of:=[$Redistribution_central.J37]" office:value-type="float" office:value="0.225571385563194" calcext:value-type="float">
            <text:p>0.225571385563194</text:p>
          </table:table-cell>
          <table:table-cell table:style-name="ce4" table:formula="of:=[$Redistribution_central.K37]" office:value-type="float" office:value="0.259511745181171" calcext:value-type="float">
            <text:p>0.259511745181171</text:p>
          </table:table-cell>
          <table:table-cell table:style-name="ce4" table:formula="of:=[$Redistribution_central.L37]" office:value-type="float" office:value="0.236110155318212" calcext:value-type="float">
            <text:p>0.236110155318212</text:p>
          </table:table-cell>
          <table:table-cell table:style-name="ce4" table:formula="of:=[$Redistribution_central.M37]" office:value-type="float" office:value="0.242630287141238" calcext:value-type="float">
            <text:p>0.242630287141238</text:p>
          </table:table-cell>
          <table:table-cell table:number-columns-repeated="2"/>
          <table:table-cell table:style-name="ce4" table:formula="of:=[$redistribution_low.J37]" office:value-type="float" office:value="0.220366752386187" calcext:value-type="float">
            <text:p>0.220366752386187</text:p>
          </table:table-cell>
          <table:table-cell table:style-name="ce4" table:formula="of:=[$redistribution_low.K37]" office:value-type="float" office:value="0.24821853030879" calcext:value-type="float">
            <text:p>0.24821853030879</text:p>
          </table:table-cell>
          <table:table-cell table:style-name="ce4" table:formula="of:=[$redistribution_low.L37]" office:value-type="float" office:value="0.229853648983367" calcext:value-type="float">
            <text:p>0.229853648983367</text:p>
          </table:table-cell>
          <table:table-cell table:style-name="ce4" table:formula="of:=[$redistribution_low.M37]" office:value-type="float" office:value="0.233345719536041" calcext:value-type="float">
            <text:p>0.233345719536041</text:p>
          </table:table-cell>
          <table:table-cell table:number-columns-repeated="47"/>
        </table:table-row>
        <table:table-row table:style-name="ro1">
          <table:table-cell table:style-name="ce4" table:formula="of:=[.A41]+1" office:value-type="float" office:value="85" calcext:value-type="float">
            <text:p>85</text:p>
          </table:table-cell>
          <table:table-cell table:style-name="ce4" table:formula="of:=[$Redistribution_high.J38]" office:value-type="float" office:value="0.218863395124867" calcext:value-type="float">
            <text:p>0.218863395124867</text:p>
          </table:table-cell>
          <table:table-cell table:style-name="ce4" table:formula="of:=[$Redistribution_high.K38]" office:value-type="float" office:value="0.254992226967601" calcext:value-type="float">
            <text:p>0.254992226967601</text:p>
          </table:table-cell>
          <table:table-cell table:style-name="ce4" table:formula="of:=[$Redistribution_high.L38]" office:value-type="float" office:value="0.230564065459641" calcext:value-type="float">
            <text:p>0.230564065459641</text:p>
          </table:table-cell>
          <table:table-cell table:style-name="ce4" table:formula="of:=[$Redistribution_high.M38]" office:value-type="float" office:value="0.236514453479416" calcext:value-type="float">
            <text:p>0.236514453479416</text:p>
          </table:table-cell>
          <table:table-cell/>
          <table:table-cell table:style-name="ce4"/>
          <table:table-cell table:style-name="ce4" table:formula="of:=[$Redistribution_central.J38]" office:value-type="float" office:value="0.219593173887954" calcext:value-type="float">
            <text:p>0.219593173887954</text:p>
          </table:table-cell>
          <table:table-cell table:style-name="ce4" table:formula="of:=[$Redistribution_central.K38]" office:value-type="float" office:value="0.253736191725029" calcext:value-type="float">
            <text:p>0.253736191725029</text:p>
          </table:table-cell>
          <table:table-cell table:style-name="ce4" table:formula="of:=[$Redistribution_central.L38]" office:value-type="float" office:value="0.232043500592708" calcext:value-type="float">
            <text:p>0.232043500592708</text:p>
          </table:table-cell>
          <table:table-cell table:style-name="ce4" table:formula="of:=[$Redistribution_central.M38]" office:value-type="float" office:value="0.23415300336323" calcext:value-type="float">
            <text:p>0.23415300336323</text:p>
          </table:table-cell>
          <table:table-cell table:number-columns-repeated="2"/>
          <table:table-cell table:style-name="ce4" table:formula="of:=[$redistribution_low.J38]" office:value-type="float" office:value="0.21838836841462" calcext:value-type="float">
            <text:p>0.21838836841462</text:p>
          </table:table-cell>
          <table:table-cell table:style-name="ce4" table:formula="of:=[$redistribution_low.K38]" office:value-type="float" office:value="0.251267843265851" calcext:value-type="float">
            <text:p>0.251267843265851</text:p>
          </table:table-cell>
          <table:table-cell table:style-name="ce4" table:formula="of:=[$redistribution_low.L38]" office:value-type="float" office:value="0.230055192559913" calcext:value-type="float">
            <text:p>0.230055192559913</text:p>
          </table:table-cell>
          <table:table-cell table:style-name="ce4" table:formula="of:=[$redistribution_low.M38]" office:value-type="float" office:value="0.233035052529775" calcext:value-type="float">
            <text:p>0.233035052529775</text:p>
          </table:table-cell>
          <table:table-cell table:number-columns-repeated="47"/>
        </table:table-row>
        <table:table-row table:style-name="ro1">
          <table:table-cell table:style-name="ce4" table:formula="of:=[.A42]+1" office:value-type="float" office:value="86" calcext:value-type="float">
            <text:p>86</text:p>
          </table:table-cell>
          <table:table-cell table:style-name="ce4" table:formula="of:=[$Redistribution_high.J39]" office:value-type="float" office:value="0.20912265900942" calcext:value-type="float">
            <text:p>0.20912265900942</text:p>
          </table:table-cell>
          <table:table-cell table:style-name="ce4" table:formula="of:=[$Redistribution_high.K39]" office:value-type="float" office:value="0.234728678098067" calcext:value-type="float">
            <text:p>0.234728678098067</text:p>
          </table:table-cell>
          <table:table-cell table:style-name="ce4" table:formula="of:=[$Redistribution_high.L39]" office:value-type="float" office:value="0.218244665601248" calcext:value-type="float">
            <text:p>0.218244665601248</text:p>
          </table:table-cell>
          <table:table-cell table:style-name="ce4" table:formula="of:=[$Redistribution_high.M39]" office:value-type="float" office:value="0.220484046603873" calcext:value-type="float">
            <text:p>0.220484046603873</text:p>
          </table:table-cell>
          <table:table-cell/>
          <table:table-cell table:style-name="ce4"/>
          <table:table-cell table:style-name="ce4" table:formula="of:=[$Redistribution_central.J39]" office:value-type="float" office:value="0.220133177500648" calcext:value-type="float">
            <text:p>0.220133177500648</text:p>
          </table:table-cell>
          <table:table-cell table:style-name="ce4" table:formula="of:=[$Redistribution_central.K39]" office:value-type="float" office:value="0.254409772154962" calcext:value-type="float">
            <text:p>0.254409772154962</text:p>
          </table:table-cell>
          <table:table-cell table:style-name="ce4" table:formula="of:=[$Redistribution_central.L39]" office:value-type="float" office:value="0.230832169588172" calcext:value-type="float">
            <text:p>0.230832169588172</text:p>
          </table:table-cell>
          <table:table-cell table:style-name="ce4" table:formula="of:=[$Redistribution_central.M39]" office:value-type="float" office:value="0.237064887288717" calcext:value-type="float">
            <text:p>0.237064887288717</text:p>
          </table:table-cell>
          <table:table-cell table:number-columns-repeated="2"/>
          <table:table-cell table:style-name="ce4" table:formula="of:=[$redistribution_low.J39]" office:value-type="float" office:value="0.222517855798782" calcext:value-type="float">
            <text:p>0.222517855798782</text:p>
          </table:table-cell>
          <table:table-cell table:style-name="ce4" table:formula="of:=[$redistribution_low.K39]" office:value-type="float" office:value="0.251853488292906" calcext:value-type="float">
            <text:p>0.251853488292906</text:p>
          </table:table-cell>
          <table:table-cell table:style-name="ce4" table:formula="of:=[$redistribution_low.L39]" office:value-type="float" office:value="0.231986959257686" calcext:value-type="float">
            <text:p>0.231986959257686</text:p>
          </table:table-cell>
          <table:table-cell table:style-name="ce4" table:formula="of:=[$redistribution_low.M39]" office:value-type="float" office:value="0.236726322760584" calcext:value-type="float">
            <text:p>0.236726322760584</text:p>
          </table:table-cell>
          <table:table-cell table:number-columns-repeated="47"/>
        </table:table-row>
        <table:table-row table:style-name="ro1">
          <table:table-cell table:style-name="ce4" table:formula="of:=[.A43]+1" office:value-type="float" office:value="87" calcext:value-type="float">
            <text:p>87</text:p>
          </table:table-cell>
          <table:table-cell table:style-name="ce4" table:formula="of:=[$Redistribution_high.J40]" office:value-type="float" office:value="0.211401148318788" calcext:value-type="float">
            <text:p>0.211401148318788</text:p>
          </table:table-cell>
          <table:table-cell table:style-name="ce4" table:formula="of:=[$Redistribution_high.K40]" office:value-type="float" office:value="0.235282421228788" calcext:value-type="float">
            <text:p>0.235282421228788</text:p>
          </table:table-cell>
          <table:table-cell table:style-name="ce4" table:formula="of:=[$Redistribution_high.L40]" office:value-type="float" office:value="0.220687008513466" calcext:value-type="float">
            <text:p>0.220687008513466</text:p>
          </table:table-cell>
          <table:table-cell table:style-name="ce4" table:formula="of:=[$Redistribution_high.M40]" office:value-type="float" office:value="0.221017488104326" calcext:value-type="float">
            <text:p>0.221017488104326</text:p>
          </table:table-cell>
          <table:table-cell/>
          <table:table-cell table:style-name="ce4"/>
          <table:table-cell table:style-name="ce4" table:formula="of:=[$Redistribution_central.J40]" office:value-type="float" office:value="0.226944556263472" calcext:value-type="float">
            <text:p>0.226944556263472</text:p>
          </table:table-cell>
          <table:table-cell table:style-name="ce4" table:formula="of:=[$Redistribution_central.K40]" office:value-type="float" office:value="0.267601280314185" calcext:value-type="float">
            <text:p>0.267601280314185</text:p>
          </table:table-cell>
          <table:table-cell table:style-name="ce4" table:formula="of:=[$Redistribution_central.L40]" office:value-type="float" office:value="0.237410307127512" calcext:value-type="float">
            <text:p>0.237410307127512</text:p>
          </table:table-cell>
          <table:table-cell table:style-name="ce4" table:formula="of:=[$Redistribution_central.M40]" office:value-type="float" office:value="0.250577945153478" calcext:value-type="float">
            <text:p>0.250577945153478</text:p>
          </table:table-cell>
          <table:table-cell table:number-columns-repeated="2"/>
          <table:table-cell table:style-name="ce4" table:formula="of:=[$redistribution_low.J40]" office:value-type="float" office:value="0.225290350995303" calcext:value-type="float">
            <text:p>0.225290350995303</text:p>
          </table:table-cell>
          <table:table-cell table:style-name="ce4" table:formula="of:=[$redistribution_low.K40]" office:value-type="float" office:value="0.257489618260694" calcext:value-type="float">
            <text:p>0.257489618260694</text:p>
          </table:table-cell>
          <table:table-cell table:style-name="ce4" table:formula="of:=[$redistribution_low.L40]" office:value-type="float" office:value="0.234847291525079" calcext:value-type="float">
            <text:p>0.234847291525079</text:p>
          </table:table-cell>
          <table:table-cell table:style-name="ce4" table:formula="of:=[$redistribution_low.M40]" office:value-type="float" office:value="0.242257971984858" calcext:value-type="float">
            <text:p>0.242257971984858</text:p>
          </table:table-cell>
          <table:table-cell table:number-columns-repeated="47"/>
        </table:table-row>
        <table:table-row table:style-name="ro1">
          <table:table-cell table:style-name="ce4" table:formula="of:=[.A44]+1" office:value-type="float" office:value="88" calcext:value-type="float">
            <text:p>88</text:p>
          </table:table-cell>
          <table:table-cell table:style-name="ce4" table:formula="of:=[$Redistribution_high.J41]" office:value-type="float" office:value="0.213270831357214" calcext:value-type="float">
            <text:p>0.213270831357214</text:p>
          </table:table-cell>
          <table:table-cell table:style-name="ce4" table:formula="of:=[$Redistribution_high.K41]" office:value-type="float" office:value="0.238838834818833" calcext:value-type="float">
            <text:p>0.238838834818833</text:p>
          </table:table-cell>
          <table:table-cell table:style-name="ce4" table:formula="of:=[$Redistribution_high.L41]" office:value-type="float" office:value="0.222917890050302" calcext:value-type="float">
            <text:p>0.222917890050302</text:p>
          </table:table-cell>
          <table:table-cell table:style-name="ce4" table:formula="of:=[$Redistribution_high.M41]" office:value-type="float" office:value="0.223602998009822" calcext:value-type="float">
            <text:p>0.223602998009822</text:p>
          </table:table-cell>
          <table:table-cell/>
          <table:table-cell table:style-name="ce4"/>
          <table:table-cell table:style-name="ce4" table:formula="of:=[$Redistribution_central.J41]" office:value-type="float" office:value="0.220674884534487" calcext:value-type="float">
            <text:p>0.220674884534487</text:p>
          </table:table-cell>
          <table:table-cell table:style-name="ce4" table:formula="of:=[$Redistribution_central.K41]" office:value-type="float" office:value="0.250488486334655" calcext:value-type="float">
            <text:p>0.250488486334655</text:p>
          </table:table-cell>
          <table:table-cell table:style-name="ce4" table:formula="of:=[$Redistribution_central.L41]" office:value-type="float" office:value="0.230995580106013" calcext:value-type="float">
            <text:p>0.230995580106013</text:p>
          </table:table-cell>
          <table:table-cell table:style-name="ce4" table:formula="of:=[$Redistribution_central.M41]" office:value-type="float" office:value="0.234064871724091" calcext:value-type="float">
            <text:p>0.234064871724091</text:p>
          </table:table-cell>
          <table:table-cell table:number-columns-repeated="2"/>
          <table:table-cell table:style-name="ce4" table:formula="of:=[$redistribution_low.J41]" office:value-type="float" office:value="0.228097718444067" calcext:value-type="float">
            <text:p>0.228097718444067</text:p>
          </table:table-cell>
          <table:table-cell table:style-name="ce4" table:formula="of:=[$redistribution_low.K41]" office:value-type="float" office:value="0.257492286746124" calcext:value-type="float">
            <text:p>0.257492286746124</text:p>
          </table:table-cell>
          <table:table-cell table:style-name="ce4" table:formula="of:=[$redistribution_low.L41]" office:value-type="float" office:value="0.238278575701753" calcext:value-type="float">
            <text:p>0.238278575701753</text:p>
          </table:table-cell>
          <table:table-cell table:style-name="ce4" table:formula="of:=[$redistribution_low.M41]" office:value-type="float" office:value="0.241147262707441" calcext:value-type="float">
            <text:p>0.241147262707441</text:p>
          </table:table-cell>
          <table:table-cell table:number-columns-repeated="47"/>
        </table:table-row>
        <table:table-row table:style-name="ro1">
          <table:table-cell table:style-name="ce4" table:formula="of:=[.A45]+1" office:value-type="float" office:value="89" calcext:value-type="float">
            <text:p>89</text:p>
          </table:table-cell>
          <table:table-cell table:style-name="ce4" table:formula="of:=[$Redistribution_high.J42]" office:value-type="float" office:value="0.218449158627697" calcext:value-type="float">
            <text:p>0.218449158627697</text:p>
          </table:table-cell>
          <table:table-cell table:style-name="ce4" table:formula="of:=[$Redistribution_high.K42]" office:value-type="float" office:value="0.256655301385342" calcext:value-type="float">
            <text:p>0.256655301385342</text:p>
          </table:table-cell>
          <table:table-cell table:style-name="ce4" table:formula="of:=[$Redistribution_high.L42]" office:value-type="float" office:value="0.231116639295904" calcext:value-type="float">
            <text:p>0.231116639295904</text:p>
          </table:table-cell>
          <table:table-cell table:style-name="ce4" table:formula="of:=[$Redistribution_high.M42]" office:value-type="float" office:value="0.236153477269543" calcext:value-type="float">
            <text:p>0.236153477269543</text:p>
          </table:table-cell>
          <table:table-cell/>
          <table:table-cell table:style-name="ce4"/>
          <table:table-cell table:style-name="ce4" table:formula="of:=[$Redistribution_central.J42]" office:value-type="float" office:value="0.224834575815111" calcext:value-type="float">
            <text:p>0.224834575815111</text:p>
          </table:table-cell>
          <table:table-cell table:style-name="ce4" table:formula="of:=[$Redistribution_central.K42]" office:value-type="float" office:value="0.265074348227319" calcext:value-type="float">
            <text:p>0.265074348227319</text:p>
          </table:table-cell>
          <table:table-cell table:style-name="ce4" table:formula="of:=[$Redistribution_central.L42]" office:value-type="float" office:value="0.237487287569286" calcext:value-type="float">
            <text:p>0.237487287569286</text:p>
          </table:table-cell>
          <table:table-cell table:style-name="ce4" table:formula="of:=[$Redistribution_central.M42]" office:value-type="float" office:value="0.244536683792672" calcext:value-type="float">
            <text:p>0.244536683792672</text:p>
          </table:table-cell>
          <table:table-cell table:number-columns-repeated="2"/>
          <table:table-cell table:style-name="ce4" table:formula="of:=[$redistribution_low.J42]" office:value-type="float" office:value="0.221590508634122" calcext:value-type="float">
            <text:p>0.221590508634122</text:p>
          </table:table-cell>
          <table:table-cell table:style-name="ce4" table:formula="of:=[$redistribution_low.K42]" office:value-type="float" office:value="0.251414462558085" calcext:value-type="float">
            <text:p>0.251414462558085</text:p>
          </table:table-cell>
          <table:table-cell table:style-name="ce4" table:formula="of:=[$redistribution_low.L42]" office:value-type="float" office:value="0.23297708299565" calcext:value-type="float">
            <text:p>0.23297708299565</text:p>
          </table:table-cell>
          <table:table-cell table:style-name="ce4" table:formula="of:=[$redistribution_low.M42]" office:value-type="float" office:value="0.233513685826755" calcext:value-type="float">
            <text:p>0.233513685826755</text:p>
          </table:table-cell>
          <table:table-cell table:number-columns-repeated="47"/>
        </table:table-row>
        <table:table-row table:style-name="ro1">
          <table:table-cell table:style-name="ce4" table:formula="of:=[.A46]+1" office:value-type="float" office:value="90" calcext:value-type="float">
            <text:p>90</text:p>
          </table:table-cell>
          <table:table-cell table:style-name="ce4" table:formula="of:=[$Redistribution_high.J43]" office:value-type="float" office:value="0.220752018742456" calcext:value-type="float">
            <text:p>0.220752018742456</text:p>
          </table:table-cell>
          <table:table-cell table:style-name="ce4" table:formula="of:=[$Redistribution_high.K43]" office:value-type="float" office:value="0.245341611470778" calcext:value-type="float">
            <text:p>0.245341611470778</text:p>
          </table:table-cell>
          <table:table-cell table:style-name="ce4" table:formula="of:=[$Redistribution_high.L43]" office:value-type="float" office:value="0.230795920146389" calcext:value-type="float">
            <text:p>0.230795920146389</text:p>
          </table:table-cell>
          <table:table-cell table:style-name="ce4" table:formula="of:=[$Redistribution_high.M43]" office:value-type="float" office:value="0.229484252796519" calcext:value-type="float">
            <text:p>0.229484252796519</text:p>
          </table:table-cell>
          <table:table-cell/>
          <table:table-cell table:style-name="ce4"/>
          <table:table-cell table:style-name="ce4" table:formula="of:=[$Redistribution_central.J43]" office:value-type="float" office:value="0.225156575377105" calcext:value-type="float">
            <text:p>0.225156575377105</text:p>
          </table:table-cell>
          <table:table-cell table:style-name="ce4" table:formula="of:=[$Redistribution_central.K43]" office:value-type="float" office:value="0.25455255814071" calcext:value-type="float">
            <text:p>0.25455255814071</text:p>
          </table:table-cell>
          <table:table-cell table:style-name="ce4" table:formula="of:=[$Redistribution_central.L43]" office:value-type="float" office:value="0.235425174210678" calcext:value-type="float">
            <text:p>0.235425174210678</text:p>
          </table:table-cell>
          <table:table-cell table:style-name="ce4" table:formula="of:=[$Redistribution_central.M43]" office:value-type="float" office:value="0.238256348248732" calcext:value-type="float">
            <text:p>0.238256348248732</text:p>
          </table:table-cell>
          <table:table-cell table:number-columns-repeated="2"/>
          <table:table-cell table:style-name="ce4" table:formula="of:=[$redistribution_low.J43]" office:value-type="float" office:value="0.226906126909208" calcext:value-type="float">
            <text:p>0.226906126909208</text:p>
          </table:table-cell>
          <table:table-cell table:style-name="ce4" table:formula="of:=[$redistribution_low.K43]" office:value-type="float" office:value="0.250585447560267" calcext:value-type="float">
            <text:p>0.250585447560267</text:p>
          </table:table-cell>
          <table:table-cell table:style-name="ce4" table:formula="of:=[$redistribution_low.L43]" office:value-type="float" office:value="0.236990864198879" calcext:value-type="float">
            <text:p>0.236990864198879</text:p>
          </table:table-cell>
          <table:table-cell table:style-name="ce4" table:formula="of:=[$redistribution_low.M43]" office:value-type="float" office:value="0.234571291945139" calcext:value-type="float">
            <text:p>0.234571291945139</text:p>
          </table:table-cell>
          <table:table-cell table:number-columns-repeated="47"/>
        </table:table-row>
        <table:table-row table:style-name="ro1">
          <table:table-cell table:style-name="ce4" table:formula="of:=[.A47]+1" office:value-type="float" office:value="91" calcext:value-type="float">
            <text:p>91</text:p>
          </table:table-cell>
          <table:table-cell table:style-name="ce4" table:formula="of:=[$Redistribution_high.J44]" office:value-type="float" office:value="0.221134141895382" calcext:value-type="float">
            <text:p>0.221134141895382</text:p>
          </table:table-cell>
          <table:table-cell table:style-name="ce4" table:formula="of:=[$Redistribution_high.K44]" office:value-type="float" office:value="0.242768658740741" calcext:value-type="float">
            <text:p>0.242768658740741</text:p>
          </table:table-cell>
          <table:table-cell table:style-name="ce4" table:formula="of:=[$Redistribution_high.L44]" office:value-type="float" office:value="0.230801590406338" calcext:value-type="float">
            <text:p>0.230801590406338</text:p>
          </table:table-cell>
          <table:table-cell table:style-name="ce4" table:formula="of:=[$Redistribution_high.M44]" office:value-type="float" office:value="0.227843608769339" calcext:value-type="float">
            <text:p>0.227843608769339</text:p>
          </table:table-cell>
          <table:table-cell/>
          <table:table-cell table:style-name="ce4"/>
          <table:table-cell table:style-name="ce4" table:formula="of:=[$Redistribution_central.J44]" office:value-type="float" office:value="0.225848033135732" calcext:value-type="float">
            <text:p>0.225848033135732</text:p>
          </table:table-cell>
          <table:table-cell table:style-name="ce4" table:formula="of:=[$Redistribution_central.K44]" office:value-type="float" office:value="0.255802918980003" calcext:value-type="float">
            <text:p>0.255802918980003</text:p>
          </table:table-cell>
          <table:table-cell table:style-name="ce4" table:formula="of:=[$Redistribution_central.L44]" office:value-type="float" office:value="0.235546044650286" calcext:value-type="float">
            <text:p>0.235546044650286</text:p>
          </table:table-cell>
          <table:table-cell table:style-name="ce4" table:formula="of:=[$Redistribution_central.M44]" office:value-type="float" office:value="0.240378905334443" calcext:value-type="float">
            <text:p>0.240378905334443</text:p>
          </table:table-cell>
          <table:table-cell table:number-columns-repeated="2"/>
          <table:table-cell table:style-name="ce4" table:formula="of:=[$redistribution_low.J44]" office:value-type="float" office:value="0.218687698564412" calcext:value-type="float">
            <text:p>0.218687698564412</text:p>
          </table:table-cell>
          <table:table-cell table:style-name="ce4" table:formula="of:=[$redistribution_low.K44]" office:value-type="float" office:value="0.237342588509835" calcext:value-type="float">
            <text:p>0.237342588509835</text:p>
          </table:table-cell>
          <table:table-cell table:style-name="ce4" table:formula="of:=[$redistribution_low.L44]" office:value-type="float" office:value="0.228460829672011" calcext:value-type="float">
            <text:p>0.228460829672011</text:p>
          </table:table-cell>
          <table:table-cell table:style-name="ce4" table:formula="of:=[$redistribution_low.M44]" office:value-type="float" office:value="0.222080882674111" calcext:value-type="float">
            <text:p>0.222080882674111</text:p>
          </table:table-cell>
          <table:table-cell table:number-columns-repeated="47"/>
        </table:table-row>
        <table:table-row table:style-name="ro1">
          <table:table-cell table:style-name="ce4" table:formula="of:=[.A48]+1" office:value-type="float" office:value="92" calcext:value-type="float">
            <text:p>92</text:p>
          </table:table-cell>
          <table:table-cell table:style-name="ce4" table:formula="of:=[$Redistribution_high.J45]" office:value-type="float" office:value="0.218138379596496" calcext:value-type="float">
            <text:p>0.218138379596496</text:p>
          </table:table-cell>
          <table:table-cell table:style-name="ce4" table:formula="of:=[$Redistribution_high.K45]" office:value-type="float" office:value="0.241322733882195" calcext:value-type="float">
            <text:p>0.241322733882195</text:p>
          </table:table-cell>
          <table:table-cell table:style-name="ce4" table:formula="of:=[$Redistribution_high.L45]" office:value-type="float" office:value="0.227841423617476" calcext:value-type="float">
            <text:p>0.227841423617476</text:p>
          </table:table-cell>
          <table:table-cell table:style-name="ce4" table:formula="of:=[$Redistribution_high.M45]" office:value-type="float" office:value="0.226098771073696" calcext:value-type="float">
            <text:p>0.226098771073696</text:p>
          </table:table-cell>
          <table:table-cell/>
          <table:table-cell table:style-name="ce4"/>
          <table:table-cell table:style-name="ce4" table:formula="of:=[$Redistribution_central.J45]" office:value-type="float" office:value="0.226536758576325" calcext:value-type="float">
            <text:p>0.226536758576325</text:p>
          </table:table-cell>
          <table:table-cell table:style-name="ce4" table:formula="of:=[$Redistribution_central.K45]" office:value-type="float" office:value="0.253762166695114" calcext:value-type="float">
            <text:p>0.253762166695114</text:p>
          </table:table-cell>
          <table:table-cell table:style-name="ce4" table:formula="of:=[$Redistribution_central.L45]" office:value-type="float" office:value="0.236950841268528" calcext:value-type="float">
            <text:p>0.236950841268528</text:p>
          </table:table-cell>
          <table:table-cell table:style-name="ce4" table:formula="of:=[$Redistribution_central.M45]" office:value-type="float" office:value="0.237249909675264" calcext:value-type="float">
            <text:p>0.237249909675264</text:p>
          </table:table-cell>
          <table:table-cell table:number-columns-repeated="2"/>
          <table:table-cell table:style-name="ce4" table:formula="of:=[$redistribution_low.J45]" office:value-type="float" office:value="0.216610253013459" calcext:value-type="float">
            <text:p>0.216610253013459</text:p>
          </table:table-cell>
          <table:table-cell table:style-name="ce4" table:formula="of:=[$redistribution_low.K45]" office:value-type="float" office:value="0.228389532609152" calcext:value-type="float">
            <text:p>0.228389532609152</text:p>
          </table:table-cell>
          <table:table-cell table:style-name="ce4" table:formula="of:=[$redistribution_low.L45]" office:value-type="float" office:value="0.226494366695235" calcext:value-type="float">
            <text:p>0.226494366695235</text:p>
          </table:table-cell>
          <table:table-cell table:style-name="ce4" table:formula="of:=[$redistribution_low.M45]" office:value-type="float" office:value="0.213167366327752" calcext:value-type="float">
            <text:p>0.213167366327752</text:p>
          </table:table-cell>
          <table:table-cell table:number-columns-repeated="47"/>
        </table:table-row>
        <table:table-row table:style-name="ro1">
          <table:table-cell table:style-name="ce4" table:formula="of:=[.A49]+1" office:value-type="float" office:value="93" calcext:value-type="float">
            <text:p>93</text:p>
          </table:table-cell>
          <table:table-cell table:style-name="ce4" table:formula="of:=[$Redistribution_high.J46]" office:value-type="float" office:value="0.222051166694926" calcext:value-type="float">
            <text:p>0.222051166694926</text:p>
          </table:table-cell>
          <table:table-cell table:style-name="ce4" table:formula="of:=[$Redistribution_high.K46]" office:value-type="float" office:value="0.252177498518512" calcext:value-type="float">
            <text:p>0.252177498518512</text:p>
          </table:table-cell>
          <table:table-cell table:style-name="ce4" table:formula="of:=[$Redistribution_high.L46]" office:value-type="float" office:value="0.234022531946035" calcext:value-type="float">
            <text:p>0.234022531946035</text:p>
          </table:table-cell>
          <table:table-cell table:style-name="ce4" table:formula="of:=[$Redistribution_high.M46]" office:value-type="float" office:value="0.233183686715763" calcext:value-type="float">
            <text:p>0.233183686715763</text:p>
          </table:table-cell>
          <table:table-cell/>
          <table:table-cell table:style-name="ce4"/>
          <table:table-cell table:style-name="ce4" table:formula="of:=[$Redistribution_central.J46]" office:value-type="float" office:value="0.220248902415684" calcext:value-type="float">
            <text:p>0.220248902415684</text:p>
          </table:table-cell>
          <table:table-cell table:style-name="ce4" table:formula="of:=[$Redistribution_central.K46]" office:value-type="float" office:value="0.245857106906593" calcext:value-type="float">
            <text:p>0.245857106906593</text:p>
          </table:table-cell>
          <table:table-cell table:style-name="ce4" table:formula="of:=[$Redistribution_central.L46]" office:value-type="float" office:value="0.232505403808585" calcext:value-type="float">
            <text:p>0.232505403808585</text:p>
          </table:table-cell>
          <table:table-cell table:style-name="ce4" table:formula="of:=[$Redistribution_central.M46]" office:value-type="float" office:value="0.226768467606393" calcext:value-type="float">
            <text:p>0.226768467606393</text:p>
          </table:table-cell>
          <table:table-cell table:number-columns-repeated="2"/>
          <table:table-cell table:style-name="ce4" table:formula="of:=[$redistribution_low.J46]" office:value-type="float" office:value="0.217269514671511" calcext:value-type="float">
            <text:p>0.217269514671511</text:p>
          </table:table-cell>
          <table:table-cell table:style-name="ce4" table:formula="of:=[$redistribution_low.K46]" office:value-type="float" office:value="0.242296349752918" calcext:value-type="float">
            <text:p>0.242296349752918</text:p>
          </table:table-cell>
          <table:table-cell table:style-name="ce4" table:formula="of:=[$redistribution_low.L46]" office:value-type="float" office:value="0.229353831729747" calcext:value-type="float">
            <text:p>0.229353831729747</text:p>
          </table:table-cell>
          <table:table-cell table:style-name="ce4" table:formula="of:=[$redistribution_low.M46]" office:value-type="float" office:value="0.223073895163703" calcext:value-type="float">
            <text:p>0.223073895163703</text:p>
          </table:table-cell>
          <table:table-cell table:number-columns-repeated="47"/>
        </table:table-row>
        <table:table-row table:style-name="ro1">
          <table:table-cell table:style-name="ce4" table:formula="of:=[.A50]+1" office:value-type="float" office:value="94" calcext:value-type="float">
            <text:p>94</text:p>
          </table:table-cell>
          <table:table-cell table:style-name="ce4" table:formula="of:=[$Redistribution_high.J47]" office:value-type="float" office:value="0.224372901436754" calcext:value-type="float">
            <text:p>0.224372901436754</text:p>
          </table:table-cell>
          <table:table-cell table:style-name="ce4" table:formula="of:=[$Redistribution_high.K47]" office:value-type="float" office:value="0.249152924727341" calcext:value-type="float">
            <text:p>0.249152924727341</text:p>
          </table:table-cell>
          <table:table-cell table:style-name="ce4" table:formula="of:=[$Redistribution_high.L47]" office:value-type="float" office:value="0.234361672526457" calcext:value-type="float">
            <text:p>0.234361672526457</text:p>
          </table:table-cell>
          <table:table-cell table:style-name="ce4" table:formula="of:=[$Redistribution_high.M47]" office:value-type="float" office:value="0.233098152900307" calcext:value-type="float">
            <text:p>0.233098152900307</text:p>
          </table:table-cell>
          <table:table-cell/>
          <table:table-cell table:style-name="ce4"/>
          <table:table-cell table:style-name="ce4" table:formula="of:=[$Redistribution_central.J47]" office:value-type="float" office:value="0.228092880630506" calcext:value-type="float">
            <text:p>0.228092880630506</text:p>
          </table:table-cell>
          <table:table-cell table:style-name="ce4" table:formula="of:=[$Redistribution_central.K47]" office:value-type="float" office:value="0.254403459606419" calcext:value-type="float">
            <text:p>0.254403459606419</text:p>
          </table:table-cell>
          <table:table-cell table:style-name="ce4" table:formula="of:=[$Redistribution_central.L47]" office:value-type="float" office:value="0.238361067779668" calcext:value-type="float">
            <text:p>0.238361067779668</text:p>
          </table:table-cell>
          <table:table-cell table:style-name="ce4" table:formula="of:=[$Redistribution_central.M47]" office:value-type="float" office:value="0.237906343545711" calcext:value-type="float">
            <text:p>0.237906343545711</text:p>
          </table:table-cell>
          <table:table-cell table:number-columns-repeated="2"/>
          <table:table-cell table:style-name="ce4" table:formula="of:=[$redistribution_low.J47]" office:value-type="float" office:value="0.221331046016297" calcext:value-type="float">
            <text:p>0.221331046016297</text:p>
          </table:table-cell>
          <table:table-cell table:style-name="ce4" table:formula="of:=[$redistribution_low.K47]" office:value-type="float" office:value="0.23566753872154" calcext:value-type="float">
            <text:p>0.23566753872154</text:p>
          </table:table-cell>
          <table:table-cell table:style-name="ce4" table:formula="of:=[$redistribution_low.L47]" office:value-type="float" office:value="0.231462206190468" calcext:value-type="float">
            <text:p>0.231462206190468</text:p>
          </table:table-cell>
          <table:table-cell table:style-name="ce4" table:formula="of:=[$redistribution_low.M47]" office:value-type="float" office:value="0.219734674903443" calcext:value-type="float">
            <text:p>0.219734674903443</text:p>
          </table:table-cell>
          <table:table-cell table:number-columns-repeated="47"/>
        </table:table-row>
        <table:table-row table:style-name="ro1">
          <table:table-cell table:style-name="ce4" table:formula="of:=[.A51]+1" office:value-type="float" office:value="95" calcext:value-type="float">
            <text:p>95</text:p>
          </table:table-cell>
          <table:table-cell table:style-name="ce4" table:formula="of:=[$Redistribution_high.J48]" office:value-type="float" office:value="0.22454666689916" calcext:value-type="float">
            <text:p>0.22454666689916</text:p>
          </table:table-cell>
          <table:table-cell table:style-name="ce4" table:formula="of:=[$Redistribution_high.K48]" office:value-type="float" office:value="0.249682346433635" calcext:value-type="float">
            <text:p>0.249682346433635</text:p>
          </table:table-cell>
          <table:table-cell table:style-name="ce4" table:formula="of:=[$Redistribution_high.L48]" office:value-type="float" office:value="0.233539253925696" calcext:value-type="float">
            <text:p>0.233539253925696</text:p>
          </table:table-cell>
          <table:table-cell table:style-name="ce4" table:formula="of:=[$Redistribution_high.M48]" office:value-type="float" office:value="0.235212809998139" calcext:value-type="float">
            <text:p>0.235212809998139</text:p>
          </table:table-cell>
          <table:table-cell/>
          <table:table-cell table:style-name="ce4"/>
          <table:table-cell table:style-name="ce4" table:formula="of:=[$Redistribution_central.J48]" office:value-type="float" office:value="0.226805052388313" calcext:value-type="float">
            <text:p>0.226805052388313</text:p>
          </table:table-cell>
          <table:table-cell table:style-name="ce4" table:formula="of:=[$Redistribution_central.K48]" office:value-type="float" office:value="0.258730732295679" calcext:value-type="float">
            <text:p>0.258730732295679</text:p>
          </table:table-cell>
          <table:table-cell table:style-name="ce4" table:formula="of:=[$Redistribution_central.L48]" office:value-type="float" office:value="0.236249000507475" calcext:value-type="float">
            <text:p>0.236249000507475</text:p>
          </table:table-cell>
          <table:table-cell table:style-name="ce4" table:formula="of:=[$Redistribution_central.M48]" office:value-type="float" office:value="0.243134352148586" calcext:value-type="float">
            <text:p>0.243134352148586</text:p>
          </table:table-cell>
          <table:table-cell table:number-columns-repeated="2"/>
          <table:table-cell table:style-name="ce4" table:formula="of:=[$redistribution_low.J48]" office:value-type="float" office:value="0.218394438867745" calcext:value-type="float">
            <text:p>0.218394438867745</text:p>
          </table:table-cell>
          <table:table-cell table:style-name="ce4" table:formula="of:=[$redistribution_low.K48]" office:value-type="float" office:value="0.231783150142684" calcext:value-type="float">
            <text:p>0.231783150142684</text:p>
          </table:table-cell>
          <table:table-cell table:style-name="ce4" table:formula="of:=[$redistribution_low.L48]" office:value-type="float" office:value="0.228323201487514" calcext:value-type="float">
            <text:p>0.228323201487514</text:p>
          </table:table-cell>
          <table:table-cell table:style-name="ce4" table:formula="of:=[$redistribution_low.M48]" office:value-type="float" office:value="0.216298440967773" calcext:value-type="float">
            <text:p>0.216298440967773</text:p>
          </table:table-cell>
          <table:table-cell table:number-columns-repeated="47"/>
        </table:table-row>
        <table:table-row table:style-name="ro1">
          <table:table-cell table:style-name="ce4" table:formula="of:=[.A52]+1" office:value-type="float" office:value="96" calcext:value-type="float">
            <text:p>96</text:p>
          </table:table-cell>
          <table:table-cell table:style-name="ce4" table:formula="of:=[$Redistribution_high.J49]" office:value-type="float" office:value="0.234380297745597" calcext:value-type="float">
            <text:p>0.234380297745597</text:p>
          </table:table-cell>
          <table:table-cell table:style-name="ce4" table:formula="of:=[$Redistribution_high.K49]" office:value-type="float" office:value="0.266689785751581" calcext:value-type="float">
            <text:p>0.266689785751581</text:p>
          </table:table-cell>
          <table:table-cell table:style-name="ce4" table:formula="of:=[$Redistribution_high.L49]" office:value-type="float" office:value="0.244023968798315" calcext:value-type="float">
            <text:p>0.244023968798315</text:p>
          </table:table-cell>
          <table:table-cell table:style-name="ce4" table:formula="of:=[$Redistribution_high.M49]" office:value-type="float" office:value="0.250540337185228" calcext:value-type="float">
            <text:p>0.250540337185228</text:p>
          </table:table-cell>
          <table:table-cell/>
          <table:table-cell table:style-name="ce4"/>
          <table:table-cell table:style-name="ce4" table:formula="of:=[$Redistribution_central.J49]" office:value-type="float" office:value="0.226181338258993" calcext:value-type="float">
            <text:p>0.226181338258993</text:p>
          </table:table-cell>
          <table:table-cell table:style-name="ce4" table:formula="of:=[$Redistribution_central.K49]" office:value-type="float" office:value="0.259716750335882" calcext:value-type="float">
            <text:p>0.259716750335882</text:p>
          </table:table-cell>
          <table:table-cell table:style-name="ce4" table:formula="of:=[$Redistribution_central.L49]" office:value-type="float" office:value="0.235830328799238" calcext:value-type="float">
            <text:p>0.235830328799238</text:p>
          </table:table-cell>
          <table:table-cell table:style-name="ce4" table:formula="of:=[$Redistribution_central.M49]" office:value-type="float" office:value="0.24346800482031" calcext:value-type="float">
            <text:p>0.24346800482031</text:p>
          </table:table-cell>
          <table:table-cell table:number-columns-repeated="2"/>
          <table:table-cell table:style-name="ce4" table:formula="of:=[$redistribution_low.J49]" office:value-type="float" office:value="0.22041013544338" calcext:value-type="float">
            <text:p>0.22041013544338</text:p>
          </table:table-cell>
          <table:table-cell table:style-name="ce4" table:formula="of:=[$redistribution_low.K49]" office:value-type="float" office:value="0.231250541095488" calcext:value-type="float">
            <text:p>0.231250541095488</text:p>
          </table:table-cell>
          <table:table-cell table:style-name="ce4" table:formula="of:=[$redistribution_low.L49]" office:value-type="float" office:value="0.230073737224984" calcext:value-type="float">
            <text:p>0.230073737224984</text:p>
          </table:table-cell>
          <table:table-cell table:style-name="ce4" table:formula="of:=[$redistribution_low.M49]" office:value-type="float" office:value="0.216081005682918" calcext:value-type="float">
            <text:p>0.216081005682918</text:p>
          </table:table-cell>
          <table:table-cell table:number-columns-repeated="47"/>
        </table:table-row>
        <table:table-row table:style-name="ro1">
          <table:table-cell table:style-name="ce4" table:formula="of:=[.A53]+1" office:value-type="float" office:value="97" calcext:value-type="float">
            <text:p>97</text:p>
          </table:table-cell>
          <table:table-cell table:style-name="ce4" table:formula="of:=[$Redistribution_high.J50]" office:value-type="float" office:value="0.226815528469252" calcext:value-type="float">
            <text:p>0.226815528469252</text:p>
          </table:table-cell>
          <table:table-cell table:style-name="ce4" table:formula="of:=[$Redistribution_high.K50]" office:value-type="float" office:value="0.260697879631338" calcext:value-type="float">
            <text:p>0.260697879631338</text:p>
          </table:table-cell>
          <table:table-cell table:style-name="ce4" table:formula="of:=[$Redistribution_high.L50]" office:value-type="float" office:value="0.238167070090079" calcext:value-type="float">
            <text:p>0.238167070090079</text:p>
          </table:table-cell>
          <table:table-cell table:style-name="ce4" table:formula="of:=[$Redistribution_high.M50]" office:value-type="float" office:value="0.241669139331252" calcext:value-type="float">
            <text:p>0.241669139331252</text:p>
          </table:table-cell>
          <table:table-cell/>
          <table:table-cell table:style-name="ce4"/>
          <table:table-cell table:style-name="ce4" table:formula="of:=[$Redistribution_central.J50]" office:value-type="float" office:value="0.223941119078502" calcext:value-type="float">
            <text:p>0.223941119078502</text:p>
          </table:table-cell>
          <table:table-cell table:style-name="ce4" table:formula="of:=[$Redistribution_central.K50]" office:value-type="float" office:value="0.257879394667265" calcext:value-type="float">
            <text:p>0.257879394667265</text:p>
          </table:table-cell>
          <table:table-cell table:style-name="ce4" table:formula="of:=[$Redistribution_central.L50]" office:value-type="float" office:value="0.2352979213459" calcext:value-type="float">
            <text:p>0.2352979213459</text:p>
          </table:table-cell>
          <table:table-cell table:style-name="ce4" table:formula="of:=[$Redistribution_central.M50]" office:value-type="float" office:value="0.239017186064171" calcext:value-type="float">
            <text:p>0.239017186064171</text:p>
          </table:table-cell>
          <table:table-cell table:number-columns-repeated="2"/>
          <table:table-cell table:style-name="ce4" table:formula="of:=[$redistribution_low.J50]" office:value-type="float" office:value="0.217532553298395" calcext:value-type="float">
            <text:p>0.217532553298395</text:p>
          </table:table-cell>
          <table:table-cell table:style-name="ce4" table:formula="of:=[$redistribution_low.K50]" office:value-type="float" office:value="0.23610529904376" calcext:value-type="float">
            <text:p>0.23610529904376</text:p>
          </table:table-cell>
          <table:table-cell table:style-name="ce4" table:formula="of:=[$redistribution_low.L50]" office:value-type="float" office:value="0.228667355499145" calcext:value-type="float">
            <text:p>0.228667355499145</text:p>
          </table:table-cell>
          <table:table-cell table:style-name="ce4" table:formula="of:=[$redistribution_low.M50]" office:value-type="float" office:value="0.21823679514672" calcext:value-type="float">
            <text:p>0.21823679514672</text:p>
          </table:table-cell>
          <table:table-cell table:number-columns-repeated="47"/>
        </table:table-row>
        <table:table-row table:style-name="ro1">
          <table:table-cell table:style-name="ce4" table:formula="of:=[.A54]+1" office:value-type="float" office:value="98" calcext:value-type="float">
            <text:p>98</text:p>
          </table:table-cell>
          <table:table-cell table:style-name="ce4" table:formula="of:=[$Redistribution_high.J51]" office:value-type="float" office:value="0.222049649035847" calcext:value-type="float">
            <text:p>0.222049649035847</text:p>
          </table:table-cell>
          <table:table-cell table:style-name="ce4" table:formula="of:=[$Redistribution_high.K51]" office:value-type="float" office:value="0.246573353819602" calcext:value-type="float">
            <text:p>0.246573353819602</text:p>
          </table:table-cell>
          <table:table-cell table:style-name="ce4" table:formula="of:=[$Redistribution_high.L51]" office:value-type="float" office:value="0.231416715677273" calcext:value-type="float">
            <text:p>0.231416715677273</text:p>
          </table:table-cell>
          <table:table-cell table:style-name="ce4" table:formula="of:=[$Redistribution_high.M51]" office:value-type="float" office:value="0.231208645831774" calcext:value-type="float">
            <text:p>0.231208645831774</text:p>
          </table:table-cell>
          <table:table-cell/>
          <table:table-cell table:style-name="ce4"/>
          <table:table-cell table:style-name="ce4" table:formula="of:=[$Redistribution_central.J51]" office:value-type="float" office:value="0.225830480725144" calcext:value-type="float">
            <text:p>0.225830480725144</text:p>
          </table:table-cell>
          <table:table-cell table:style-name="ce4" table:formula="of:=[$Redistribution_central.K51]" office:value-type="float" office:value="0.254131734186624" calcext:value-type="float">
            <text:p>0.254131734186624</text:p>
          </table:table-cell>
          <table:table-cell table:style-name="ce4" table:formula="of:=[$Redistribution_central.L51]" office:value-type="float" office:value="0.234371435966088" calcext:value-type="float">
            <text:p>0.234371435966088</text:p>
          </table:table-cell>
          <table:table-cell table:style-name="ce4" table:formula="of:=[$Redistribution_central.M51]" office:value-type="float" office:value="0.240044110850364" calcext:value-type="float">
            <text:p>0.240044110850364</text:p>
          </table:table-cell>
          <table:table-cell table:number-columns-repeated="2"/>
          <table:table-cell table:style-name="ce4" table:formula="of:=[$redistribution_low.J51]" office:value-type="float" office:value="0.217048398990508" calcext:value-type="float">
            <text:p>0.217048398990508</text:p>
          </table:table-cell>
          <table:table-cell table:style-name="ce4" table:formula="of:=[$redistribution_low.K51]" office:value-type="float" office:value="0.223873830918192" calcext:value-type="float">
            <text:p>0.223873830918192</text:p>
          </table:table-cell>
          <table:table-cell table:style-name="ce4" table:formula="of:=[$redistribution_low.L51]" office:value-type="float" office:value="0.226428995191832" calcext:value-type="float">
            <text:p>0.226428995191832</text:p>
          </table:table-cell>
          <table:table-cell table:style-name="ce4" table:formula="of:=[$redistribution_low.M51]" office:value-type="float" office:value="0.209208684742465" calcext:value-type="float">
            <text:p>0.209208684742465</text:p>
          </table:table-cell>
          <table:table-cell table:number-columns-repeated="47"/>
        </table:table-row>
        <table:table-row table:style-name="ro1">
          <table:table-cell table:style-name="ce4" table:formula="of:=[.A55]+1" office:value-type="float" office:value="99" calcext:value-type="float">
            <text:p>99</text:p>
          </table:table-cell>
          <table:table-cell table:style-name="ce4" table:formula="of:=[$Redistribution_high.J52]" office:value-type="float" office:value="0.218460922809416" calcext:value-type="float">
            <text:p>0.218460922809416</text:p>
          </table:table-cell>
          <table:table-cell table:style-name="ce4" table:formula="of:=[$Redistribution_high.K52]" office:value-type="float" office:value="0.241787584829329" calcext:value-type="float">
            <text:p>0.241787584829329</text:p>
          </table:table-cell>
          <table:table-cell table:style-name="ce4" table:formula="of:=[$Redistribution_high.L52]" office:value-type="float" office:value="0.227276473802751" calcext:value-type="float">
            <text:p>0.227276473802751</text:p>
          </table:table-cell>
          <table:table-cell table:style-name="ce4" table:formula="of:=[$Redistribution_high.M52]" office:value-type="float" office:value="0.227457625879259" calcext:value-type="float">
            <text:p>0.227457625879259</text:p>
          </table:table-cell>
          <table:table-cell/>
          <table:table-cell table:style-name="ce4"/>
          <table:table-cell table:style-name="ce4" table:formula="of:=[$Redistribution_central.J52]" office:value-type="float" office:value="0.231292520709098" calcext:value-type="float">
            <text:p>0.231292520709098</text:p>
          </table:table-cell>
          <table:table-cell table:style-name="ce4" table:formula="of:=[$Redistribution_central.K52]" office:value-type="float" office:value="0.263964442766241" calcext:value-type="float">
            <text:p>0.263964442766241</text:p>
          </table:table-cell>
          <table:table-cell table:style-name="ce4" table:formula="of:=[$Redistribution_central.L52]" office:value-type="float" office:value="0.240101959172556" calcext:value-type="float">
            <text:p>0.240101959172556</text:p>
          </table:table-cell>
          <table:table-cell table:style-name="ce4" table:formula="of:=[$Redistribution_central.M52]" office:value-type="float" office:value="0.249337482907132" calcext:value-type="float">
            <text:p>0.249337482907132</text:p>
          </table:table-cell>
          <table:table-cell table:number-columns-repeated="2"/>
          <table:table-cell table:style-name="ce4" table:formula="of:=[$redistribution_low.J52]" office:value-type="float" office:value="0.232095916312815" calcext:value-type="float">
            <text:p>0.232095916312815</text:p>
          </table:table-cell>
          <table:table-cell table:style-name="ce4" table:formula="of:=[$redistribution_low.K52]" office:value-type="float" office:value="0.255054969605498" calcext:value-type="float">
            <text:p>0.255054969605498</text:p>
          </table:table-cell>
          <table:table-cell table:style-name="ce4" table:formula="of:=[$redistribution_low.L52]" office:value-type="float" office:value="0.241943034025931" calcext:value-type="float">
            <text:p>0.241943034025931</text:p>
          </table:table-cell>
          <table:table-cell table:style-name="ce4" table:formula="of:=[$redistribution_low.M52]" office:value-type="float" office:value="0.238816059202372" calcext:value-type="float">
            <text:p>0.238816059202372</text:p>
          </table:table-cell>
          <table:table-cell table:number-columns-repeated="47"/>
        </table:table-row>
        <table:table-row table:style-name="ro1">
          <table:table-cell table:style-name="ce4" table:formula="of:=[.A56]+1" office:value-type="float" office:value="100" calcext:value-type="float">
            <text:p>100</text:p>
          </table:table-cell>
          <table:table-cell table:style-name="ce4" table:formula="of:=[$Redistribution_high.J53]" office:value-type="float" office:value="0.222296298909881" calcext:value-type="float">
            <text:p>0.222296298909881</text:p>
          </table:table-cell>
          <table:table-cell table:style-name="ce4" table:formula="of:=[$Redistribution_high.K53]" office:value-type="float" office:value="0.248557702423589" calcext:value-type="float">
            <text:p>0.248557702423589</text:p>
          </table:table-cell>
          <table:table-cell table:style-name="ce4" table:formula="of:=[$Redistribution_high.L53]" office:value-type="float" office:value="0.231365632001753" calcext:value-type="float">
            <text:p>0.231365632001753</text:p>
          </table:table-cell>
          <table:table-cell table:style-name="ce4" table:formula="of:=[$Redistribution_high.M53]" office:value-type="float" office:value="0.233629422388996" calcext:value-type="float">
            <text:p>0.233629422388996</text:p>
          </table:table-cell>
          <table:table-cell/>
          <table:table-cell table:style-name="ce4"/>
          <table:table-cell table:style-name="ce4" table:formula="of:=[$Redistribution_central.J53]" office:value-type="float" office:value="0.231958382367242" calcext:value-type="float">
            <text:p>0.231958382367242</text:p>
          </table:table-cell>
          <table:table-cell table:style-name="ce4" table:formula="of:=[$Redistribution_central.K53]" office:value-type="float" office:value="0.262460815590936" calcext:value-type="float">
            <text:p>0.262460815590936</text:p>
          </table:table-cell>
          <table:table-cell table:style-name="ce4" table:formula="of:=[$Redistribution_central.L53]" office:value-type="float" office:value="0.240828664917435" calcext:value-type="float">
            <text:p>0.240828664917435</text:p>
          </table:table-cell>
          <table:table-cell table:style-name="ce4" table:formula="of:=[$Redistribution_central.M53]" office:value-type="float" office:value="0.247820453720395" calcext:value-type="float">
            <text:p>0.247820453720395</text:p>
          </table:table-cell>
          <table:table-cell table:number-columns-repeated="2"/>
          <table:table-cell table:style-name="ce4" table:formula="of:=[$redistribution_low.J53]" office:value-type="float" office:value="0.228715518480869" calcext:value-type="float">
            <text:p>0.228715518480869</text:p>
          </table:table-cell>
          <table:table-cell table:style-name="ce4" table:formula="of:=[$redistribution_low.K53]" office:value-type="float" office:value="0.248800831257114" calcext:value-type="float">
            <text:p>0.248800831257114</text:p>
          </table:table-cell>
          <table:table-cell table:style-name="ce4" table:formula="of:=[$redistribution_low.L53]" office:value-type="float" office:value="0.238327398493509" calcext:value-type="float">
            <text:p>0.238327398493509</text:p>
          </table:table-cell>
          <table:table-cell table:style-name="ce4" table:formula="of:=[$redistribution_low.M53]" office:value-type="float" office:value="0.233073184473395" calcext:value-type="float">
            <text:p>0.233073184473395</text:p>
          </table:table-cell>
          <table:table-cell table:number-columns-repeated="47"/>
        </table:table-row>
        <table:table-row table:style-name="ro1">
          <table:table-cell table:style-name="ce4" table:formula="of:=[.A57]+1" office:value-type="float" office:value="101" calcext:value-type="float">
            <text:p>101</text:p>
          </table:table-cell>
          <table:table-cell table:style-name="ce4" table:formula="of:=[$Redistribution_high.J54]" office:value-type="float" office:value="0.218467255262184" calcext:value-type="float">
            <text:p>0.218467255262184</text:p>
          </table:table-cell>
          <table:table-cell table:style-name="ce4" table:formula="of:=[$Redistribution_high.K54]" office:value-type="float" office:value="0.24599445387614" calcext:value-type="float">
            <text:p>0.24599445387614</text:p>
          </table:table-cell>
          <table:table-cell table:style-name="ce4" table:formula="of:=[$Redistribution_high.L54]" office:value-type="float" office:value="0.228974111179109" calcext:value-type="float">
            <text:p>0.228974111179109</text:p>
          </table:table-cell>
          <table:table-cell table:style-name="ce4" table:formula="of:=[$Redistribution_high.M54]" office:value-type="float" office:value="0.22890785748765" calcext:value-type="float">
            <text:p>0.22890785748765</text:p>
          </table:table-cell>
          <table:table-cell/>
          <table:table-cell table:style-name="ce4"/>
          <table:table-cell table:style-name="ce4" table:formula="of:=[$Redistribution_central.J54]" office:value-type="float" office:value="0.227248798228014" calcext:value-type="float">
            <text:p>0.227248798228014</text:p>
          </table:table-cell>
          <table:table-cell table:style-name="ce4" table:formula="of:=[$Redistribution_central.K54]" office:value-type="float" office:value="0.259103201999891" calcext:value-type="float">
            <text:p>0.259103201999891</text:p>
          </table:table-cell>
          <table:table-cell table:style-name="ce4" table:formula="of:=[$Redistribution_central.L54]" office:value-type="float" office:value="0.238133216446753" calcext:value-type="float">
            <text:p>0.238133216446753</text:p>
          </table:table-cell>
          <table:table-cell table:style-name="ce4" table:formula="of:=[$Redistribution_central.M54]" office:value-type="float" office:value="0.241279367184462" calcext:value-type="float">
            <text:p>0.241279367184462</text:p>
          </table:table-cell>
          <table:table-cell table:number-columns-repeated="2"/>
          <table:table-cell table:style-name="ce4" table:formula="of:=[$redistribution_low.J54]" office:value-type="float" office:value="0.226561894957106" calcext:value-type="float">
            <text:p>0.226561894957106</text:p>
          </table:table-cell>
          <table:table-cell table:style-name="ce4" table:formula="of:=[$redistribution_low.K54]" office:value-type="float" office:value="0.243959106310918" calcext:value-type="float">
            <text:p>0.243959106310918</text:p>
          </table:table-cell>
          <table:table-cell table:style-name="ce4" table:formula="of:=[$redistribution_low.L54]" office:value-type="float" office:value="0.238637053715569" calcext:value-type="float">
            <text:p>0.238637053715569</text:p>
          </table:table-cell>
          <table:table-cell table:style-name="ce4" table:formula="of:=[$redistribution_low.M54]" office:value-type="float" office:value="0.224757545463316" calcext:value-type="float">
            <text:p>0.224757545463316</text:p>
          </table:table-cell>
          <table:table-cell table:number-columns-repeated="47"/>
        </table:table-row>
        <table:table-row table:style-name="ro1">
          <table:table-cell table:style-name="ce4" table:formula="of:=[.A58]+1" office:value-type="float" office:value="102" calcext:value-type="float">
            <text:p>102</text:p>
          </table:table-cell>
          <table:table-cell table:style-name="ce4" table:formula="of:=[$Redistribution_high.J55]" office:value-type="float" office:value="0.221489021057292" calcext:value-type="float">
            <text:p>0.221489021057292</text:p>
          </table:table-cell>
          <table:table-cell table:style-name="ce4" table:formula="of:=[$Redistribution_high.K55]" office:value-type="float" office:value="0.245908506934633" calcext:value-type="float">
            <text:p>0.245908506934633</text:p>
          </table:table-cell>
          <table:table-cell table:style-name="ce4" table:formula="of:=[$Redistribution_high.L55]" office:value-type="float" office:value="0.229943358808498" calcext:value-type="float">
            <text:p>0.229943358808498</text:p>
          </table:table-cell>
          <table:table-cell table:style-name="ce4" table:formula="of:=[$Redistribution_high.M55]" office:value-type="float" office:value="0.232041907981916" calcext:value-type="float">
            <text:p>0.232041907981916</text:p>
          </table:table-cell>
          <table:table-cell/>
          <table:table-cell table:style-name="ce4"/>
          <table:table-cell table:style-name="ce4" table:formula="of:=[$Redistribution_central.J55]" office:value-type="float" office:value="0.224695732104125" calcext:value-type="float">
            <text:p>0.224695732104125</text:p>
          </table:table-cell>
          <table:table-cell table:style-name="ce4" table:formula="of:=[$Redistribution_central.K55]" office:value-type="float" office:value="0.24798646593527" calcext:value-type="float">
            <text:p>0.24798646593527</text:p>
          </table:table-cell>
          <table:table-cell table:style-name="ce4" table:formula="of:=[$Redistribution_central.L55]" office:value-type="float" office:value="0.233348398387146" calcext:value-type="float">
            <text:p>0.233348398387146</text:p>
          </table:table-cell>
          <table:table-cell table:style-name="ce4" table:formula="of:=[$Redistribution_central.M55]" office:value-type="float" office:value="0.233989356076082" calcext:value-type="float">
            <text:p>0.233989356076082</text:p>
          </table:table-cell>
          <table:table-cell table:number-columns-repeated="2"/>
          <table:table-cell table:style-name="ce4" table:formula="of:=[$redistribution_low.J55]" office:value-type="float" office:value="0.225228374010933" calcext:value-type="float">
            <text:p>0.225228374010933</text:p>
          </table:table-cell>
          <table:table-cell table:style-name="ce4" table:formula="of:=[$redistribution_low.K55]" office:value-type="float" office:value="0.241131291371594" calcext:value-type="float">
            <text:p>0.241131291371594</text:p>
          </table:table-cell>
          <table:table-cell table:style-name="ce4" table:formula="of:=[$redistribution_low.L55]" office:value-type="float" office:value="0.234860569817112" calcext:value-type="float">
            <text:p>0.234860569817112</text:p>
          </table:table-cell>
          <table:table-cell table:style-name="ce4" table:formula="of:=[$redistribution_low.M55]" office:value-type="float" office:value="0.22552079395797" calcext:value-type="float">
            <text:p>0.22552079395797</text:p>
          </table:table-cell>
          <table:table-cell table:number-columns-repeated="47"/>
        </table:table-row>
        <table:table-row table:style-name="ro1">
          <table:table-cell table:style-name="ce4" table:formula="of:=[.A59]+1" office:value-type="float" office:value="103" calcext:value-type="float">
            <text:p>103</text:p>
          </table:table-cell>
          <table:table-cell table:style-name="ce4" table:formula="of:=[$Redistribution_high.J56]" office:value-type="float" office:value="0.220351191342293" calcext:value-type="float">
            <text:p>0.220351191342293</text:p>
          </table:table-cell>
          <table:table-cell table:style-name="ce4" table:formula="of:=[$Redistribution_high.K56]" office:value-type="float" office:value="0.247234919796587" calcext:value-type="float">
            <text:p>0.247234919796587</text:p>
          </table:table-cell>
          <table:table-cell table:style-name="ce4" table:formula="of:=[$Redistribution_high.L56]" office:value-type="float" office:value="0.228323982225416" calcext:value-type="float">
            <text:p>0.228323982225416</text:p>
          </table:table-cell>
          <table:table-cell table:style-name="ce4" table:formula="of:=[$Redistribution_high.M56]" office:value-type="float" office:value="0.233948495043453" calcext:value-type="float">
            <text:p>0.233948495043453</text:p>
          </table:table-cell>
          <table:table-cell/>
          <table:table-cell table:style-name="ce4"/>
          <table:table-cell table:style-name="ce4" table:formula="of:=[$Redistribution_central.J56]" office:value-type="float" office:value="0.227066742870305" calcext:value-type="float">
            <text:p>0.227066742870305</text:p>
          </table:table-cell>
          <table:table-cell table:style-name="ce4" table:formula="of:=[$Redistribution_central.K56]" office:value-type="float" office:value="0.253110780171887" calcext:value-type="float">
            <text:p>0.253110780171887</text:p>
          </table:table-cell>
          <table:table-cell table:style-name="ce4" table:formula="of:=[$Redistribution_central.L56]" office:value-type="float" office:value="0.235510796569666" calcext:value-type="float">
            <text:p>0.235510796569666</text:p>
          </table:table-cell>
          <table:table-cell table:style-name="ce4" table:formula="of:=[$Redistribution_central.M56]" office:value-type="float" office:value="0.239218931943704" calcext:value-type="float">
            <text:p>0.239218931943704</text:p>
          </table:table-cell>
          <table:table-cell table:number-columns-repeated="2"/>
          <table:table-cell table:style-name="ce4" table:formula="of:=[$redistribution_low.J56]" office:value-type="float" office:value="0.223422160159417" calcext:value-type="float">
            <text:p>0.223422160159417</text:p>
          </table:table-cell>
          <table:table-cell table:style-name="ce4" table:formula="of:=[$redistribution_low.K56]" office:value-type="float" office:value="0.238207957698365" calcext:value-type="float">
            <text:p>0.238207957698365</text:p>
          </table:table-cell>
          <table:table-cell table:style-name="ce4" table:formula="of:=[$redistribution_low.L56]" office:value-type="float" office:value="0.232125949800192" calcext:value-type="float">
            <text:p>0.232125949800192</text:p>
          </table:table-cell>
          <table:table-cell table:style-name="ce4" table:formula="of:=[$redistribution_low.M56]" office:value-type="float" office:value="0.224257109205648" calcext:value-type="float">
            <text:p>0.224257109205648</text:p>
          </table:table-cell>
          <table:table-cell table:number-columns-repeated="47"/>
        </table:table-row>
        <table:table-row table:style-name="ro1">
          <table:table-cell table:style-name="ce4" table:formula="of:=[.A60]+1" office:value-type="float" office:value="104" calcext:value-type="float">
            <text:p>104</text:p>
          </table:table-cell>
          <table:table-cell table:style-name="ce4" table:formula="of:=[$Redistribution_high.J57]" office:value-type="float" office:value="0.220271434695551" calcext:value-type="float">
            <text:p>0.220271434695551</text:p>
          </table:table-cell>
          <table:table-cell table:style-name="ce4" table:formula="of:=[$Redistribution_high.K57]" office:value-type="float" office:value="0.242863703859481" calcext:value-type="float">
            <text:p>0.242863703859481</text:p>
          </table:table-cell>
          <table:table-cell table:style-name="ce4" table:formula="of:=[$Redistribution_high.L57]" office:value-type="float" office:value="0.228238489526369" calcext:value-type="float">
            <text:p>0.228238489526369</text:p>
          </table:table-cell>
          <table:table-cell table:style-name="ce4" table:formula="of:=[$Redistribution_high.M57]" office:value-type="float" office:value="0.229829240291849" calcext:value-type="float">
            <text:p>0.229829240291849</text:p>
          </table:table-cell>
          <table:table-cell/>
          <table:table-cell table:style-name="ce4"/>
          <table:table-cell table:style-name="ce4" table:formula="of:=[$Redistribution_central.J57]" office:value-type="float" office:value="0.221227909767396" calcext:value-type="float">
            <text:p>0.221227909767396</text:p>
          </table:table-cell>
          <table:table-cell table:style-name="ce4" table:formula="of:=[$Redistribution_central.K57]" office:value-type="float" office:value="0.242252449687178" calcext:value-type="float">
            <text:p>0.242252449687178</text:p>
          </table:table-cell>
          <table:table-cell table:style-name="ce4" table:formula="of:=[$Redistribution_central.L57]" office:value-type="float" office:value="0.229199282680312" calcext:value-type="float">
            <text:p>0.229199282680312</text:p>
          </table:table-cell>
          <table:table-cell table:style-name="ce4" table:formula="of:=[$Redistribution_central.M57]" office:value-type="float" office:value="0.22934374165605" calcext:value-type="float">
            <text:p>0.22934374165605</text:p>
          </table:table-cell>
          <table:table-cell table:number-columns-repeated="2"/>
          <table:table-cell table:style-name="ce4" table:formula="of:=[$redistribution_low.J57]" office:value-type="float" office:value="0.21968465227102" calcext:value-type="float">
            <text:p>0.21968465227102</text:p>
          </table:table-cell>
          <table:table-cell table:style-name="ce4" table:formula="of:=[$redistribution_low.K57]" office:value-type="float" office:value="0.22582452019676" calcext:value-type="float">
            <text:p>0.22582452019676</text:p>
          </table:table-cell>
          <table:table-cell table:style-name="ce4" table:formula="of:=[$redistribution_low.L57]" office:value-type="float" office:value="0.228119291667723" calcext:value-type="float">
            <text:p>0.228119291667723</text:p>
          </table:table-cell>
          <table:table-cell table:style-name="ce4" table:formula="of:=[$redistribution_low.M57]" office:value-type="float" office:value="0.21262572871272" calcext:value-type="float">
            <text:p>0.21262572871272</text:p>
          </table:table-cell>
          <table:table-cell table:number-columns-repeated="47"/>
        </table:table-row>
        <table:table-row table:style-name="ro1">
          <table:table-cell table:style-name="ce4" table:formula="of:=[.A61]+1" office:value-type="float" office:value="105" calcext:value-type="float">
            <text:p>105</text:p>
          </table:table-cell>
          <table:table-cell table:style-name="ce4" table:formula="of:=[$Redistribution_high.J58]" office:value-type="float" office:value="0.221694855300005" calcext:value-type="float">
            <text:p>0.221694855300005</text:p>
          </table:table-cell>
          <table:table-cell table:style-name="ce4" table:formula="of:=[$Redistribution_high.K58]" office:value-type="float" office:value="0.252120970188822" calcext:value-type="float">
            <text:p>0.252120970188822</text:p>
          </table:table-cell>
          <table:table-cell table:style-name="ce4" table:formula="of:=[$Redistribution_high.L58]" office:value-type="float" office:value="0.232176661099634" calcext:value-type="float">
            <text:p>0.232176661099634</text:p>
          </table:table-cell>
          <table:table-cell table:style-name="ce4" table:formula="of:=[$Redistribution_high.M58]" office:value-type="float" office:value="0.234828969771289" calcext:value-type="float">
            <text:p>0.234828969771289</text:p>
          </table:table-cell>
          <table:table-cell/>
          <table:table-cell table:style-name="ce4"/>
          <table:table-cell table:style-name="ce4" table:formula="of:=[$Redistribution_central.J58]" office:value-type="float" office:value="0.223113138096952" calcext:value-type="float">
            <text:p>0.223113138096952</text:p>
          </table:table-cell>
          <table:table-cell table:style-name="ce4" table:formula="of:=[$Redistribution_central.K58]" office:value-type="float" office:value="0.25468664078735" calcext:value-type="float">
            <text:p>0.25468664078735</text:p>
          </table:table-cell>
          <table:table-cell table:style-name="ce4" table:formula="of:=[$Redistribution_central.L58]" office:value-type="float" office:value="0.233202714826539" calcext:value-type="float">
            <text:p>0.233202714826539</text:p>
          </table:table-cell>
          <table:table-cell table:style-name="ce4" table:formula="of:=[$Redistribution_central.M58]" office:value-type="float" office:value="0.237815324619145" calcext:value-type="float">
            <text:p>0.237815324619145</text:p>
          </table:table-cell>
          <table:table-cell table:number-columns-repeated="2"/>
          <table:table-cell table:style-name="ce4" table:formula="of:=[$redistribution_low.J58]" office:value-type="float" office:value="0.214973402033262" calcext:value-type="float">
            <text:p>0.214973402033262</text:p>
          </table:table-cell>
          <table:table-cell table:style-name="ce4" table:formula="of:=[$redistribution_low.K58]" office:value-type="float" office:value="0.223378026701594" calcext:value-type="float">
            <text:p>0.223378026701594</text:p>
          </table:table-cell>
          <table:table-cell table:style-name="ce4" table:formula="of:=[$redistribution_low.L58]" office:value-type="float" office:value="0.225540900696572" calcext:value-type="float">
            <text:p>0.225540900696572</text:p>
          </table:table-cell>
          <table:table-cell table:style-name="ce4" table:formula="of:=[$redistribution_low.M58]" office:value-type="float" office:value="0.20700005047899" calcext:value-type="float">
            <text:p>0.20700005047899</text:p>
          </table:table-cell>
          <table:table-cell table:number-columns-repeated="47"/>
        </table:table-row>
        <table:table-row table:style-name="ro1">
          <table:table-cell table:style-name="ce4" table:formula="of:=[.A62]+1" office:value-type="float" office:value="106" calcext:value-type="float">
            <text:p>106</text:p>
          </table:table-cell>
          <table:table-cell table:style-name="ce4" table:formula="of:=[$Redistribution_high.J59]" office:value-type="float" office:value="0.226020814418165" calcext:value-type="float">
            <text:p>0.226020814418165</text:p>
          </table:table-cell>
          <table:table-cell table:style-name="ce4" table:formula="of:=[$Redistribution_high.K59]" office:value-type="float" office:value="0.256895972955297" calcext:value-type="float">
            <text:p>0.256895972955297</text:p>
          </table:table-cell>
          <table:table-cell table:style-name="ce4" table:formula="of:=[$Redistribution_high.L59]" office:value-type="float" office:value="0.234499123102955" calcext:value-type="float">
            <text:p>0.234499123102955</text:p>
          </table:table-cell>
          <table:table-cell table:style-name="ce4" table:formula="of:=[$Redistribution_high.M59]" office:value-type="float" office:value="0.242578801535481" calcext:value-type="float">
            <text:p>0.242578801535481</text:p>
          </table:table-cell>
          <table:table-cell/>
          <table:table-cell table:style-name="ce4"/>
          <table:table-cell table:style-name="ce4" table:formula="of:=[$Redistribution_central.J59]" office:value-type="float" office:value="0.2266499976911" calcext:value-type="float">
            <text:p>0.2266499976911</text:p>
          </table:table-cell>
          <table:table-cell table:style-name="ce4" table:formula="of:=[$Redistribution_central.K59]" office:value-type="float" office:value="0.25296109613806" calcext:value-type="float">
            <text:p>0.25296109613806</text:p>
          </table:table-cell>
          <table:table-cell table:style-name="ce4" table:formula="of:=[$Redistribution_central.L59]" office:value-type="float" office:value="0.234320459528583" calcext:value-type="float">
            <text:p>0.234320459528583</text:p>
          </table:table-cell>
          <table:table-cell table:style-name="ce4" table:formula="of:=[$Redistribution_central.M59]" office:value-type="float" office:value="0.240215085786472" calcext:value-type="float">
            <text:p>0.240215085786472</text:p>
          </table:table-cell>
          <table:table-cell table:number-columns-repeated="2"/>
          <table:table-cell table:style-name="ce4" table:formula="of:=[$redistribution_low.J59]" office:value-type="float" office:value="0.215234071594973" calcext:value-type="float">
            <text:p>0.215234071594973</text:p>
          </table:table-cell>
          <table:table-cell table:style-name="ce4" table:formula="of:=[$redistribution_low.K59]" office:value-type="float" office:value="0.217673099887561" calcext:value-type="float">
            <text:p>0.217673099887561</text:p>
          </table:table-cell>
          <table:table-cell table:style-name="ce4" table:formula="of:=[$redistribution_low.L59]" office:value-type="float" office:value="0.223785959720134" calcext:value-type="float">
            <text:p>0.223785959720134</text:p>
          </table:table-cell>
          <table:table-cell table:style-name="ce4" table:formula="of:=[$redistribution_low.M59]" office:value-type="float" office:value="0.204567958283689" calcext:value-type="float">
            <text:p>0.204567958283689</text:p>
          </table:table-cell>
          <table:table-cell table:number-columns-repeated="47"/>
        </table:table-row>
        <table:table-row table:style-name="ro1">
          <table:table-cell table:style-name="ce4" table:formula="of:=[.A63]+1" office:value-type="float" office:value="107" calcext:value-type="float">
            <text:p>107</text:p>
          </table:table-cell>
          <table:table-cell table:style-name="ce4" table:formula="of:=[$Redistribution_high.J60]" office:value-type="float" office:value="0.227596268910843" calcext:value-type="float">
            <text:p>0.227596268910843</text:p>
          </table:table-cell>
          <table:table-cell table:style-name="ce4" table:formula="of:=[$Redistribution_high.K60]" office:value-type="float" office:value="0.257292080880524" calcext:value-type="float">
            <text:p>0.257292080880524</text:p>
          </table:table-cell>
          <table:table-cell table:style-name="ce4" table:formula="of:=[$Redistribution_high.L60]" office:value-type="float" office:value="0.236083275643434" calcext:value-type="float">
            <text:p>0.236083275643434</text:p>
          </table:table-cell>
          <table:table-cell table:style-name="ce4" table:formula="of:=[$Redistribution_high.M60]" office:value-type="float" office:value="0.243080909327229" calcext:value-type="float">
            <text:p>0.243080909327229</text:p>
          </table:table-cell>
          <table:table-cell/>
          <table:table-cell table:style-name="ce4"/>
          <table:table-cell table:style-name="ce4" table:formula="of:=[$Redistribution_central.J60]" office:value-type="float" office:value="0.225281246436759" calcext:value-type="float">
            <text:p>0.225281246436759</text:p>
          </table:table-cell>
          <table:table-cell table:style-name="ce4" table:formula="of:=[$Redistribution_central.K60]" office:value-type="float" office:value="0.255045479859479" calcext:value-type="float">
            <text:p>0.255045479859479</text:p>
          </table:table-cell>
          <table:table-cell table:style-name="ce4" table:formula="of:=[$Redistribution_central.L60]" office:value-type="float" office:value="0.232729893496161" calcext:value-type="float">
            <text:p>0.232729893496161</text:p>
          </table:table-cell>
          <table:table-cell table:style-name="ce4" table:formula="of:=[$Redistribution_central.M60]" office:value-type="float" office:value="0.242773570247177" calcext:value-type="float">
            <text:p>0.242773570247177</text:p>
          </table:table-cell>
          <table:table-cell table:number-columns-repeated="2"/>
          <table:table-cell table:style-name="ce4" table:formula="of:=[$redistribution_low.J60]" office:value-type="float" office:value="0.217151791694531" calcext:value-type="float">
            <text:p>0.217151791694531</text:p>
          </table:table-cell>
          <table:table-cell table:style-name="ce4" table:formula="of:=[$redistribution_low.K60]" office:value-type="float" office:value="0.221411062700186" calcext:value-type="float">
            <text:p>0.221411062700186</text:p>
          </table:table-cell>
          <table:table-cell table:style-name="ce4" table:formula="of:=[$redistribution_low.L60]" office:value-type="float" office:value="0.225327829918171" calcext:value-type="float">
            <text:p>0.225327829918171</text:p>
          </table:table-cell>
          <table:table-cell table:style-name="ce4" table:formula="of:=[$redistribution_low.M60]" office:value-type="float" office:value="0.208737664147666" calcext:value-type="float">
            <text:p>0.208737664147666</text:p>
          </table:table-cell>
          <table:table-cell table:number-columns-repeated="47"/>
        </table:table-row>
        <table:table-row table:style-name="ro1">
          <table:table-cell table:style-name="ce4" table:formula="of:=[.A64]+1" office:value-type="float" office:value="108" calcext:value-type="float">
            <text:p>108</text:p>
          </table:table-cell>
          <table:table-cell table:style-name="ce4" table:formula="of:=[$Redistribution_high.J61]" office:value-type="float" office:value="0.223041420016086" calcext:value-type="float">
            <text:p>0.223041420016086</text:p>
          </table:table-cell>
          <table:table-cell table:style-name="ce4" table:formula="of:=[$Redistribution_high.K61]" office:value-type="float" office:value="0.24848807143677" calcext:value-type="float">
            <text:p>0.24848807143677</text:p>
          </table:table-cell>
          <table:table-cell table:style-name="ce4" table:formula="of:=[$Redistribution_high.L61]" office:value-type="float" office:value="0.230954280829385" calcext:value-type="float">
            <text:p>0.230954280829385</text:p>
          </table:table-cell>
          <table:table-cell table:style-name="ce4" table:formula="of:=[$Redistribution_high.M61]" office:value-type="float" office:value="0.235295190244175" calcext:value-type="float">
            <text:p>0.235295190244175</text:p>
          </table:table-cell>
          <table:table-cell/>
          <table:table-cell table:style-name="ce4"/>
          <table:table-cell table:style-name="ce4" table:formula="of:=[$Redistribution_central.J61]" office:value-type="float" office:value="0.23786474369407" calcext:value-type="float">
            <text:p>0.23786474369407</text:p>
          </table:table-cell>
          <table:table-cell table:style-name="ce4" table:formula="of:=[$Redistribution_central.K61]" office:value-type="float" office:value="0.281743589599635" calcext:value-type="float">
            <text:p>0.281743589599635</text:p>
          </table:table-cell>
          <table:table-cell table:style-name="ce4" table:formula="of:=[$Redistribution_central.L61]" office:value-type="float" office:value="0.245528805339135" calcext:value-type="float">
            <text:p>0.245528805339135</text:p>
          </table:table-cell>
          <table:table-cell table:style-name="ce4" table:formula="of:=[$Redistribution_central.M61]" office:value-type="float" office:value="0.268408426999905" calcext:value-type="float">
            <text:p>0.268408426999905</text:p>
          </table:table-cell>
          <table:table-cell table:number-columns-repeated="2"/>
          <table:table-cell table:style-name="ce4" table:formula="of:=[$redistribution_low.J61]" office:value-type="float" office:value="0.221978453653456" calcext:value-type="float">
            <text:p>0.221978453653456</text:p>
          </table:table-cell>
          <table:table-cell table:style-name="ce4" table:formula="of:=[$redistribution_low.K61]" office:value-type="float" office:value="0.229756916634171" calcext:value-type="float">
            <text:p>0.229756916634171</text:p>
          </table:table-cell>
          <table:table-cell table:style-name="ce4" table:formula="of:=[$redistribution_low.L61]" office:value-type="float" office:value="0.230148239888961" calcext:value-type="float">
            <text:p>0.230148239888961</text:p>
          </table:table-cell>
          <table:table-cell table:style-name="ce4" table:formula="of:=[$redistribution_low.M61]" office:value-type="float" office:value="0.216796609574019" calcext:value-type="float">
            <text:p>0.216796609574019</text:p>
          </table:table-cell>
          <table:table-cell table:number-columns-repeated="47"/>
        </table:table-row>
        <table:table-row table:style-name="ro1">
          <table:table-cell table:style-name="ce4" table:formula="of:=[.A65]+1" office:value-type="float" office:value="109" calcext:value-type="float">
            <text:p>109</text:p>
          </table:table-cell>
          <table:table-cell table:style-name="ce4" table:formula="of:=[$Redistribution_high.J62]" office:value-type="float" office:value="0.217544969253297" calcext:value-type="float">
            <text:p>0.217544969253297</text:p>
          </table:table-cell>
          <table:table-cell table:style-name="ce4" table:formula="of:=[$Redistribution_high.K62]" office:value-type="float" office:value="0.243742533390339" calcext:value-type="float">
            <text:p>0.243742533390339</text:p>
          </table:table-cell>
          <table:table-cell table:style-name="ce4" table:formula="of:=[$Redistribution_high.L62]" office:value-type="float" office:value="0.226433361168843" calcext:value-type="float">
            <text:p>0.226433361168843</text:p>
          </table:table-cell>
          <table:table-cell table:style-name="ce4" table:formula="of:=[$Redistribution_high.M62]" office:value-type="float" office:value="0.228931372106116" calcext:value-type="float">
            <text:p>0.228931372106116</text:p>
          </table:table-cell>
          <table:table-cell/>
          <table:table-cell table:style-name="ce4"/>
          <table:table-cell table:style-name="ce4" table:formula="of:=[$Redistribution_central.J62]" office:value-type="float" office:value="0.24111085814667" calcext:value-type="float">
            <text:p>0.24111085814667</text:p>
          </table:table-cell>
          <table:table-cell table:style-name="ce4" table:formula="of:=[$Redistribution_central.K62]" office:value-type="float" office:value="0.294628740862861" calcext:value-type="float">
            <text:p>0.294628740862861</text:p>
          </table:table-cell>
          <table:table-cell table:style-name="ce4" table:formula="of:=[$Redistribution_central.L62]" office:value-type="float" office:value="0.250923879036636" calcext:value-type="float">
            <text:p>0.250923879036636</text:p>
          </table:table-cell>
          <table:table-cell table:style-name="ce4" table:formula="of:=[$Redistribution_central.M62]" office:value-type="float" office:value="0.277166888521532" calcext:value-type="float">
            <text:p>0.277166888521532</text:p>
          </table:table-cell>
          <table:table-cell table:number-columns-repeated="2"/>
          <table:table-cell table:style-name="ce4" table:formula="of:=[$redistribution_low.J62]" office:value-type="float" office:value="0.215665858422648" calcext:value-type="float">
            <text:p>0.215665858422648</text:p>
          </table:table-cell>
          <table:table-cell table:style-name="ce4" table:formula="of:=[$redistribution_low.K62]" office:value-type="float" office:value="0.222813859985173" calcext:value-type="float">
            <text:p>0.222813859985173</text:p>
          </table:table-cell>
          <table:table-cell table:style-name="ce4" table:formula="of:=[$redistribution_low.L62]" office:value-type="float" office:value="0.225094709055535" calcext:value-type="float">
            <text:p>0.225094709055535</text:p>
          </table:table-cell>
          <table:table-cell table:style-name="ce4" table:formula="of:=[$redistribution_low.M62]" office:value-type="float" office:value="0.208103751033641" calcext:value-type="float">
            <text:p>0.208103751033641</text:p>
          </table:table-cell>
          <table:table-cell table:number-columns-repeated="47"/>
        </table:table-row>
        <table:table-row table:style-name="ro1">
          <table:table-cell table:style-name="ce4" table:formula="of:=[.A66]+1" office:value-type="float" office:value="110" calcext:value-type="float">
            <text:p>110</text:p>
          </table:table-cell>
          <table:table-cell table:style-name="ce4" table:formula="of:=[$Redistribution_high.J63]" office:value-type="float" office:value="0.222141386544121" calcext:value-type="float">
            <text:p>0.222141386544121</text:p>
          </table:table-cell>
          <table:table-cell table:style-name="ce4" table:formula="of:=[$Redistribution_high.K63]" office:value-type="float" office:value="0.250690298142091" calcext:value-type="float">
            <text:p>0.250690298142091</text:p>
          </table:table-cell>
          <table:table-cell table:style-name="ce4" table:formula="of:=[$Redistribution_high.L63]" office:value-type="float" office:value="0.228906398610862" calcext:value-type="float">
            <text:p>0.228906398610862</text:p>
          </table:table-cell>
          <table:table-cell table:style-name="ce4" table:formula="of:=[$Redistribution_high.M63]" office:value-type="float" office:value="0.239120066604911" calcext:value-type="float">
            <text:p>0.239120066604911</text:p>
          </table:table-cell>
          <table:table-cell/>
          <table:table-cell table:style-name="ce4"/>
          <table:table-cell table:style-name="ce4" table:formula="of:=[$Redistribution_central.J63]" office:value-type="float" office:value="0.239508256715014" calcext:value-type="float">
            <text:p>0.239508256715014</text:p>
          </table:table-cell>
          <table:table-cell table:style-name="ce4" table:formula="of:=[$Redistribution_central.K63]" office:value-type="float" office:value="0.285837092759911" calcext:value-type="float">
            <text:p>0.285837092759911</text:p>
          </table:table-cell>
          <table:table-cell table:style-name="ce4" table:formula="of:=[$Redistribution_central.L63]" office:value-type="float" office:value="0.247864908905614" calcext:value-type="float">
            <text:p>0.247864908905614</text:p>
          </table:table-cell>
          <table:table-cell table:style-name="ce4" table:formula="of:=[$Redistribution_central.M63]" office:value-type="float" office:value="0.27088717949526" calcext:value-type="float">
            <text:p>0.27088717949526</text:p>
          </table:table-cell>
          <table:table-cell table:number-columns-repeated="2"/>
          <table:table-cell table:style-name="ce4" table:formula="of:=[$redistribution_low.J63]" office:value-type="float" office:value="0.218137746275789" calcext:value-type="float">
            <text:p>0.218137746275789</text:p>
          </table:table-cell>
          <table:table-cell table:style-name="ce4" table:formula="of:=[$redistribution_low.K63]" office:value-type="float" office:value="0.220511184890486" calcext:value-type="float">
            <text:p>0.220511184890486</text:p>
          </table:table-cell>
          <table:table-cell table:style-name="ce4" table:formula="of:=[$redistribution_low.L63]" office:value-type="float" office:value="0.225623418153488" calcext:value-type="float">
            <text:p>0.225623418153488</text:p>
          </table:table-cell>
          <table:table-cell table:style-name="ce4" table:formula="of:=[$redistribution_low.M63]" office:value-type="float" office:value="0.208775402006005" calcext:value-type="float">
            <text:p>0.208775402006005</text:p>
          </table:table-cell>
          <table:table-cell table:number-columns-repeated="47"/>
        </table:table-row>
        <table:table-row table:style-name="ro1">
          <table:table-cell table:style-name="ce4" table:formula="of:=[.A67]+1" office:value-type="float" office:value="111" calcext:value-type="float">
            <text:p>111</text:p>
          </table:table-cell>
          <table:table-cell table:style-name="ce4" table:formula="of:=[$Redistribution_high.J64]" office:value-type="float" office:value="0.226356552149456" calcext:value-type="float">
            <text:p>0.226356552149456</text:p>
          </table:table-cell>
          <table:table-cell table:style-name="ce4" table:formula="of:=[$Redistribution_high.K64]" office:value-type="float" office:value="0.253667926424274" calcext:value-type="float">
            <text:p>0.253667926424274</text:p>
          </table:table-cell>
          <table:table-cell table:style-name="ce4" table:formula="of:=[$Redistribution_high.L64]" office:value-type="float" office:value="0.23325028175875" calcext:value-type="float">
            <text:p>0.23325028175875</text:p>
          </table:table-cell>
          <table:table-cell table:style-name="ce4" table:formula="of:=[$Redistribution_high.M64]" office:value-type="float" office:value="0.241872441544199" calcext:value-type="float">
            <text:p>0.241872441544199</text:p>
          </table:table-cell>
          <table:table-cell/>
          <table:table-cell table:style-name="ce4"/>
          <table:table-cell table:style-name="ce4" table:formula="of:=[$Redistribution_central.J64]" office:value-type="float" office:value="0.25081190143936" calcext:value-type="float">
            <text:p>0.25081190143936</text:p>
          </table:table-cell>
          <table:table-cell table:style-name="ce4" table:formula="of:=[$Redistribution_central.K64]" office:value-type="float" office:value="0.3074188866737" calcext:value-type="float">
            <text:p>0.3074188866737</text:p>
          </table:table-cell>
          <table:table-cell table:style-name="ce4" table:formula="of:=[$Redistribution_central.L64]" office:value-type="float" office:value="0.258544656499541" calcext:value-type="float">
            <text:p>0.258544656499541</text:p>
          </table:table-cell>
          <table:table-cell table:style-name="ce4" table:formula="of:=[$Redistribution_central.M64]" office:value-type="float" office:value="0.293095832490171" calcext:value-type="float">
            <text:p>0.293095832490171</text:p>
          </table:table-cell>
          <table:table-cell table:number-columns-repeated="2"/>
          <table:table-cell table:style-name="ce4" table:formula="of:=[$redistribution_low.J64]" office:value-type="float" office:value="0.217444445572946" calcext:value-type="float">
            <text:p>0.217444445572946</text:p>
          </table:table-cell>
          <table:table-cell table:style-name="ce4" table:formula="of:=[$redistribution_low.K64]" office:value-type="float" office:value="0.227002955025992" calcext:value-type="float">
            <text:p>0.227002955025992</text:p>
          </table:table-cell>
          <table:table-cell table:style-name="ce4" table:formula="of:=[$redistribution_low.L64]" office:value-type="float" office:value="0.224527763944643" calcext:value-type="float">
            <text:p>0.224527763944643</text:p>
          </table:table-cell>
          <table:table-cell table:style-name="ce4" table:formula="of:=[$redistribution_low.M64]" office:value-type="float" office:value="0.215496484045479" calcext:value-type="float">
            <text:p>0.215496484045479</text:p>
          </table:table-cell>
          <table:table-cell table:number-columns-repeated="47"/>
        </table:table-row>
        <table:table-row table:style-name="ro1">
          <table:table-cell table:style-name="ce4" table:formula="of:=[.A68]+1" office:value-type="float" office:value="112" calcext:value-type="float">
            <text:p>112</text:p>
          </table:table-cell>
          <table:table-cell table:style-name="ce4" table:formula="of:=[$Redistribution_high.J65]" office:value-type="float" office:value="0.229399117912246" calcext:value-type="float">
            <text:p>0.229399117912246</text:p>
          </table:table-cell>
          <table:table-cell table:style-name="ce4" table:formula="of:=[$Redistribution_high.K65]" office:value-type="float" office:value="0.257392520736694" calcext:value-type="float">
            <text:p>0.257392520736694</text:p>
          </table:table-cell>
          <table:table-cell table:style-name="ce4" table:formula="of:=[$Redistribution_high.L65]" office:value-type="float" office:value="0.235946062205062" calcext:value-type="float">
            <text:p>0.235946062205062</text:p>
          </table:table-cell>
          <table:table-cell table:style-name="ce4" table:formula="of:=[$Redistribution_high.M65]" office:value-type="float" office:value="0.24619907622152" calcext:value-type="float">
            <text:p>0.24619907622152</text:p>
          </table:table-cell>
          <table:table-cell/>
          <table:table-cell table:style-name="ce4"/>
          <table:table-cell table:style-name="ce4" table:formula="of:=[$Redistribution_central.J65]" office:value-type="float" office:value="0.243722992980665" calcext:value-type="float">
            <text:p>0.243722992980665</text:p>
          </table:table-cell>
          <table:table-cell table:style-name="ce4" table:formula="of:=[$Redistribution_central.K65]" office:value-type="float" office:value="0.293849433492978" calcext:value-type="float">
            <text:p>0.293849433492978</text:p>
          </table:table-cell>
          <table:table-cell table:style-name="ce4" table:formula="of:=[$Redistribution_central.L65]" office:value-type="float" office:value="0.250616233302271" calcext:value-type="float">
            <text:p>0.250616233302271</text:p>
          </table:table-cell>
          <table:table-cell table:style-name="ce4" table:formula="of:=[$Redistribution_central.M65]" office:value-type="float" office:value="0.2811961108364" calcext:value-type="float">
            <text:p>0.2811961108364</text:p>
          </table:table-cell>
          <table:table-cell table:number-columns-repeated="2"/>
          <table:table-cell table:style-name="ce4" table:formula="of:=[$redistribution_low.J65]" office:value-type="float" office:value="0.220328450437352" calcext:value-type="float">
            <text:p>0.220328450437352</text:p>
          </table:table-cell>
          <table:table-cell table:style-name="ce4" table:formula="of:=[$redistribution_low.K65]" office:value-type="float" office:value="0.218840651573104" calcext:value-type="float">
            <text:p>0.218840651573104</text:p>
          </table:table-cell>
          <table:table-cell table:style-name="ce4" table:formula="of:=[$redistribution_low.L65]" office:value-type="float" office:value="0.227982577440461" calcext:value-type="float">
            <text:p>0.227982577440461</text:p>
          </table:table-cell>
          <table:table-cell table:style-name="ce4" table:formula="of:=[$redistribution_low.M65]" office:value-type="float" office:value="0.206947614012521" calcext:value-type="float">
            <text:p>0.206947614012521</text:p>
          </table:table-cell>
          <table:table-cell table:number-columns-repeated="47"/>
        </table:table-row>
        <table:table-row table:style-name="ro1">
          <table:table-cell table:style-name="ce4" table:formula="of:=[.A69]+1" office:value-type="float" office:value="113" calcext:value-type="float">
            <text:p>113</text:p>
          </table:table-cell>
          <table:table-cell table:style-name="ce4" table:formula="of:=[$Redistribution_high.J66]" office:value-type="float" office:value="0.227513082136176" calcext:value-type="float">
            <text:p>0.227513082136176</text:p>
          </table:table-cell>
          <table:table-cell table:style-name="ce4" table:formula="of:=[$Redistribution_high.K66]" office:value-type="float" office:value="0.255145321870773" calcext:value-type="float">
            <text:p>0.255145321870773</text:p>
          </table:table-cell>
          <table:table-cell table:style-name="ce4" table:formula="of:=[$Redistribution_high.L66]" office:value-type="float" office:value="0.235547589348516" calcext:value-type="float">
            <text:p>0.235547589348516</text:p>
          </table:table-cell>
          <table:table-cell table:style-name="ce4" table:formula="of:=[$Redistribution_high.M66]" office:value-type="float" office:value="0.241605446456217" calcext:value-type="float">
            <text:p>0.241605446456217</text:p>
          </table:table-cell>
          <table:table-cell/>
          <table:table-cell table:style-name="ce4"/>
          <table:table-cell table:style-name="ce4" table:formula="of:=[$Redistribution_central.J66]" office:value-type="float" office:value="0.248224661137461" calcext:value-type="float">
            <text:p>0.248224661137461</text:p>
          </table:table-cell>
          <table:table-cell table:style-name="ce4" table:formula="of:=[$Redistribution_central.K66]" office:value-type="float" office:value="0.303133173096744" calcext:value-type="float">
            <text:p>0.303133173096744</text:p>
          </table:table-cell>
          <table:table-cell table:style-name="ce4" table:formula="of:=[$Redistribution_central.L66]" office:value-type="float" office:value="0.255750469853286" calcext:value-type="float">
            <text:p>0.255750469853286</text:p>
          </table:table-cell>
          <table:table-cell table:style-name="ce4" table:formula="of:=[$Redistribution_central.M66]" office:value-type="float" office:value="0.289190827992096" calcext:value-type="float">
            <text:p>0.289190827992096</text:p>
          </table:table-cell>
          <table:table-cell table:number-columns-repeated="2"/>
          <table:table-cell table:style-name="ce4" table:formula="of:=[$redistribution_low.J66]" office:value-type="float" office:value="0.2196790640663" calcext:value-type="float">
            <text:p>0.2196790640663</text:p>
          </table:table-cell>
          <table:table-cell table:style-name="ce4" table:formula="of:=[$redistribution_low.K66]" office:value-type="float" office:value="0.222353756870641" calcext:value-type="float">
            <text:p>0.222353756870641</text:p>
          </table:table-cell>
          <table:table-cell table:style-name="ce4" table:formula="of:=[$redistribution_low.L66]" office:value-type="float" office:value="0.229079696522211" calcext:value-type="float">
            <text:p>0.229079696522211</text:p>
          </table:table-cell>
          <table:table-cell table:style-name="ce4" table:formula="of:=[$redistribution_low.M66]" office:value-type="float" office:value="0.207850442488931" calcext:value-type="float">
            <text:p>0.207850442488931</text:p>
          </table:table-cell>
          <table:table-cell table:number-columns-repeated="47"/>
        </table:table-row>
        <table:table-row table:style-name="ro1">
          <table:table-cell table:style-name="ce4" table:formula="of:=[.A70]+1" office:value-type="float" office:value="114" calcext:value-type="float">
            <text:p>114</text:p>
          </table:table-cell>
          <table:table-cell table:style-name="ce4" table:formula="of:=[$Redistribution_high.J67]" office:value-type="float" office:value="0.231007708957615" calcext:value-type="float">
            <text:p>0.231007708957615</text:p>
          </table:table-cell>
          <table:table-cell table:style-name="ce4" table:formula="of:=[$Redistribution_high.K67]" office:value-type="float" office:value="0.260429343069038" calcext:value-type="float">
            <text:p>0.260429343069038</text:p>
          </table:table-cell>
          <table:table-cell table:style-name="ce4" table:formula="of:=[$Redistribution_high.L67]" office:value-type="float" office:value="0.236723778615305" calcext:value-type="float">
            <text:p>0.236723778615305</text:p>
          </table:table-cell>
          <table:table-cell table:style-name="ce4" table:formula="of:=[$Redistribution_high.M67]" office:value-type="float" office:value="0.250631547285548" calcext:value-type="float">
            <text:p>0.250631547285548</text:p>
          </table:table-cell>
          <table:table-cell/>
          <table:table-cell table:style-name="ce4"/>
          <table:table-cell table:style-name="ce4" table:formula="of:=[$Redistribution_central.J67]" office:value-type="float" office:value="0.246427531900504" calcext:value-type="float">
            <text:p>0.246427531900504</text:p>
          </table:table-cell>
          <table:table-cell table:style-name="ce4" table:formula="of:=[$Redistribution_central.K67]" office:value-type="float" office:value="0.298849238008559" calcext:value-type="float">
            <text:p>0.298849238008559</text:p>
          </table:table-cell>
          <table:table-cell table:style-name="ce4" table:formula="of:=[$Redistribution_central.L67]" office:value-type="float" office:value="0.253222073061242" calcext:value-type="float">
            <text:p>0.253222073061242</text:p>
          </table:table-cell>
          <table:table-cell table:style-name="ce4" table:formula="of:=[$Redistribution_central.M67]" office:value-type="float" office:value="0.286182049250762" calcext:value-type="float">
            <text:p>0.286182049250762</text:p>
          </table:table-cell>
          <table:table-cell table:number-columns-repeated="2"/>
          <table:table-cell table:style-name="ce4" table:formula="of:=[$redistribution_low.J67]" office:value-type="float" office:value="0.228131206135586" calcext:value-type="float">
            <text:p>0.228131206135586</text:p>
          </table:table-cell>
          <table:table-cell table:style-name="ce4" table:formula="of:=[$redistribution_low.K67]" office:value-type="float" office:value="0.231934259834495" calcext:value-type="float">
            <text:p>0.231934259834495</text:p>
          </table:table-cell>
          <table:table-cell table:style-name="ce4" table:formula="of:=[$redistribution_low.L67]" office:value-type="float" office:value="0.235947639898353" calcext:value-type="float">
            <text:p>0.235947639898353</text:p>
          </table:table-cell>
          <table:table-cell table:style-name="ce4" table:formula="of:=[$redistribution_low.M67]" office:value-type="float" office:value="0.21945678330681" calcext:value-type="float">
            <text:p>0.21945678330681</text:p>
          </table:table-cell>
          <table:table-cell table:number-columns-repeated="47"/>
        </table:table-row>
        <table:table-row table:style-name="ro1">
          <table:table-cell table:style-name="ce4" table:formula="of:=[.A71]+1" office:value-type="float" office:value="115" calcext:value-type="float">
            <text:p>115</text:p>
          </table:table-cell>
          <table:table-cell table:style-name="ce4" table:formula="of:=[$Redistribution_high.J68]" office:value-type="float" office:value="0.231388946517173" calcext:value-type="float">
            <text:p>0.231388946517173</text:p>
          </table:table-cell>
          <table:table-cell table:style-name="ce4" table:formula="of:=[$Redistribution_high.K68]" office:value-type="float" office:value="0.259728469911301" calcext:value-type="float">
            <text:p>0.259728469911301</text:p>
          </table:table-cell>
          <table:table-cell table:style-name="ce4" table:formula="of:=[$Redistribution_high.L68]" office:value-type="float" office:value="0.237069125134879" calcext:value-type="float">
            <text:p>0.237069125134879</text:p>
          </table:table-cell>
          <table:table-cell table:style-name="ce4" table:formula="of:=[$Redistribution_high.M68]" office:value-type="float" office:value="0.250195431097178" calcext:value-type="float">
            <text:p>0.250195431097178</text:p>
          </table:table-cell>
          <table:table-cell/>
          <table:table-cell table:style-name="ce4"/>
          <table:table-cell table:style-name="ce4" table:formula="of:=[$Redistribution_central.J68]" office:value-type="float" office:value="0.230595611530612" calcext:value-type="float">
            <text:p>0.230595611530612</text:p>
          </table:table-cell>
          <table:table-cell table:style-name="ce4" table:formula="of:=[$Redistribution_central.K68]" office:value-type="float" office:value="0.262610073459099" calcext:value-type="float">
            <text:p>0.262610073459099</text:p>
          </table:table-cell>
          <table:table-cell table:style-name="ce4" table:formula="of:=[$Redistribution_central.L68]" office:value-type="float" office:value="0.236340466853222" calcext:value-type="float">
            <text:p>0.236340466853222</text:p>
          </table:table-cell>
          <table:table-cell table:style-name="ce4" table:formula="of:=[$Redistribution_central.M68]" office:value-type="float" office:value="0.252632974630204" calcext:value-type="float">
            <text:p>0.252632974630204</text:p>
          </table:table-cell>
          <table:table-cell table:number-columns-repeated="2"/>
          <table:table-cell table:style-name="ce4" table:formula="of:=[$redistribution_low.J68]" office:value-type="float" office:value="0.228151523619616" calcext:value-type="float">
            <text:p>0.228151523619616</text:p>
          </table:table-cell>
          <table:table-cell table:style-name="ce4" table:formula="of:=[$redistribution_low.K68]" office:value-type="float" office:value="0.229485005127237" calcext:value-type="float">
            <text:p>0.229485005127237</text:p>
          </table:table-cell>
          <table:table-cell table:style-name="ce4" table:formula="of:=[$redistribution_low.L68]" office:value-type="float" office:value="0.235067633877686" calcext:value-type="float">
            <text:p>0.235067633877686</text:p>
          </table:table-cell>
          <table:table-cell table:style-name="ce4" table:formula="of:=[$redistribution_low.M68]" office:value-type="float" office:value="0.218678994822545" calcext:value-type="float">
            <text:p>0.218678994822545</text:p>
          </table:table-cell>
          <table:table-cell table:number-columns-repeated="47"/>
        </table:table-row>
        <table:table-row table:style-name="ro1">
          <table:table-cell table:style-name="ce4" table:formula="of:=[.A72]+1" office:value-type="float" office:value="116" calcext:value-type="float">
            <text:p>116</text:p>
          </table:table-cell>
          <table:table-cell table:style-name="ce4" table:formula="of:=[$Redistribution_high.J69]" office:value-type="float" office:value="0.223026860520282" calcext:value-type="float">
            <text:p>0.223026860520282</text:p>
          </table:table-cell>
          <table:table-cell table:style-name="ce4" table:formula="of:=[$Redistribution_high.K69]" office:value-type="float" office:value="0.252517542273504" calcext:value-type="float">
            <text:p>0.252517542273504</text:p>
          </table:table-cell>
          <table:table-cell table:style-name="ce4" table:formula="of:=[$Redistribution_high.L69]" office:value-type="float" office:value="0.227473222083391" calcext:value-type="float">
            <text:p>0.227473222083391</text:p>
          </table:table-cell>
          <table:table-cell table:style-name="ce4" table:formula="of:=[$Redistribution_high.M69]" office:value-type="float" office:value="0.244943995452536" calcext:value-type="float">
            <text:p>0.244943995452536</text:p>
          </table:table-cell>
          <table:table-cell/>
          <table:table-cell table:style-name="ce4"/>
          <table:table-cell table:style-name="ce4" table:formula="of:=[$Redistribution_central.J69]" office:value-type="float" office:value="0.239262066754439" calcext:value-type="float">
            <text:p>0.239262066754439</text:p>
          </table:table-cell>
          <table:table-cell table:style-name="ce4" table:formula="of:=[$Redistribution_central.K69]" office:value-type="float" office:value="0.276314697873327" calcext:value-type="float">
            <text:p>0.276314697873327</text:p>
          </table:table-cell>
          <table:table-cell table:style-name="ce4" table:formula="of:=[$Redistribution_central.L69]" office:value-type="float" office:value="0.244337502297389" calcext:value-type="float">
            <text:p>0.244337502297389</text:p>
          </table:table-cell>
          <table:table-cell table:style-name="ce4" table:formula="of:=[$Redistribution_central.M69]" office:value-type="float" office:value="0.267293482403021" calcext:value-type="float">
            <text:p>0.267293482403021</text:p>
          </table:table-cell>
          <table:table-cell table:number-columns-repeated="2"/>
          <table:table-cell table:style-name="ce4" table:formula="of:=[$redistribution_low.J69]" office:value-type="float" office:value="0.234871130010059" calcext:value-type="float">
            <text:p>0.234871130010059</text:p>
          </table:table-cell>
          <table:table-cell table:style-name="ce4" table:formula="of:=[$redistribution_low.K69]" office:value-type="float" office:value="0.240970604444069" calcext:value-type="float">
            <text:p>0.240970604444069</text:p>
          </table:table-cell>
          <table:table-cell table:style-name="ce4" table:formula="of:=[$redistribution_low.L69]" office:value-type="float" office:value="0.241793499873657" calcext:value-type="float">
            <text:p>0.241793499873657</text:p>
          </table:table-cell>
          <table:table-cell table:style-name="ce4" table:formula="of:=[$redistribution_low.M69]" office:value-type="float" office:value="0.229938262061756" calcext:value-type="float">
            <text:p>0.229938262061756</text:p>
          </table:table-cell>
          <table:table-cell table:number-columns-repeated="47"/>
        </table:table-row>
        <table:table-row table:style-name="ro1">
          <table:table-cell table:style-name="ce4" table:formula="of:=[.A73]+1" office:value-type="float" office:value="117" calcext:value-type="float">
            <text:p>117</text:p>
          </table:table-cell>
          <table:table-cell table:style-name="ce4" table:formula="of:=[$Redistribution_high.J70]" office:value-type="float" office:value="0.216433947318964" calcext:value-type="float">
            <text:p>0.216433947318964</text:p>
          </table:table-cell>
          <table:table-cell table:style-name="ce4" table:formula="of:=[$Redistribution_high.K70]" office:value-type="float" office:value="0.238436868507883" calcext:value-type="float">
            <text:p>0.238436868507883</text:p>
          </table:table-cell>
          <table:table-cell table:style-name="ce4" table:formula="of:=[$Redistribution_high.L70]" office:value-type="float" office:value="0.221903339236385" calcext:value-type="float">
            <text:p>0.221903339236385</text:p>
          </table:table-cell>
          <table:table-cell table:style-name="ce4" table:formula="of:=[$Redistribution_high.M70]" office:value-type="float" office:value="0.229478600698707" calcext:value-type="float">
            <text:p>0.229478600698707</text:p>
          </table:table-cell>
          <table:table-cell/>
          <table:table-cell table:style-name="ce4"/>
          <table:table-cell table:style-name="ce4" table:formula="of:=[$Redistribution_central.J70]" office:value-type="float" office:value="0.233595451445633" calcext:value-type="float">
            <text:p>0.233595451445633</text:p>
          </table:table-cell>
          <table:table-cell table:style-name="ce4" table:formula="of:=[$Redistribution_central.K70]" office:value-type="float" office:value="0.268328171373612" calcext:value-type="float">
            <text:p>0.268328171373612</text:p>
          </table:table-cell>
          <table:table-cell table:style-name="ce4" table:formula="of:=[$Redistribution_central.L70]" office:value-type="float" office:value="0.239506628164371" calcext:value-type="float">
            <text:p>0.239506628164371</text:p>
          </table:table-cell>
          <table:table-cell table:style-name="ce4" table:formula="of:=[$Redistribution_central.M70]" office:value-type="float" office:value="0.257940712169888" calcext:value-type="float">
            <text:p>0.257940712169888</text:p>
          </table:table-cell>
          <table:table-cell table:number-columns-repeated="2"/>
          <table:table-cell table:style-name="ce4" table:formula="of:=[$redistribution_low.J70]" office:value-type="float" office:value="0.231475979961062" calcext:value-type="float">
            <text:p>0.231475979961062</text:p>
          </table:table-cell>
          <table:table-cell table:style-name="ce4" table:formula="of:=[$redistribution_low.K70]" office:value-type="float" office:value="0.250872665838604" calcext:value-type="float">
            <text:p>0.250872665838604</text:p>
          </table:table-cell>
          <table:table-cell table:style-name="ce4" table:formula="of:=[$redistribution_low.L70]" office:value-type="float" office:value="0.239185265333465" calcext:value-type="float">
            <text:p>0.239185265333465</text:p>
          </table:table-cell>
          <table:table-cell table:style-name="ce4" table:formula="of:=[$redistribution_low.M70]" office:value-type="float" office:value="0.238009887615155" calcext:value-type="float">
            <text:p>0.238009887615155</text:p>
          </table:table-cell>
          <table:table-cell table:number-columns-repeated="47"/>
        </table:table-row>
        <table:table-row table:style-name="ro1">
          <table:table-cell table:style-name="ce4" table:formula="of:=[.A74]+1" office:value-type="float" office:value="118" calcext:value-type="float">
            <text:p>118</text:p>
          </table:table-cell>
          <table:table-cell table:style-name="ce4" table:formula="of:=[$Redistribution_high.J71]" office:value-type="float" office:value="0.217871476216108" calcext:value-type="float">
            <text:p>0.217871476216108</text:p>
          </table:table-cell>
          <table:table-cell table:style-name="ce4" table:formula="of:=[$Redistribution_high.K71]" office:value-type="float" office:value="0.236385790909692" calcext:value-type="float">
            <text:p>0.236385790909692</text:p>
          </table:table-cell>
          <table:table-cell table:style-name="ce4" table:formula="of:=[$Redistribution_high.L71]" office:value-type="float" office:value="0.222078764962795" calcext:value-type="float">
            <text:p>0.222078764962795</text:p>
          </table:table-cell>
          <table:table-cell table:style-name="ce4" table:formula="of:=[$Redistribution_high.M71]" office:value-type="float" office:value="0.229505690436672" calcext:value-type="float">
            <text:p>0.229505690436672</text:p>
          </table:table-cell>
          <table:table-cell/>
          <table:table-cell table:style-name="ce4"/>
          <table:table-cell table:style-name="ce4" table:formula="of:=[$Redistribution_central.J71]" office:value-type="float" office:value="0.237063102260673" calcext:value-type="float">
            <text:p>0.237063102260673</text:p>
          </table:table-cell>
          <table:table-cell table:style-name="ce4" table:formula="of:=[$Redistribution_central.K71]" office:value-type="float" office:value="0.264805724053303" calcext:value-type="float">
            <text:p>0.264805724053303</text:p>
          </table:table-cell>
          <table:table-cell table:style-name="ce4" table:formula="of:=[$Redistribution_central.L71]" office:value-type="float" office:value="0.241964511815044" calcext:value-type="float">
            <text:p>0.241964511815044</text:p>
          </table:table-cell>
          <table:table-cell table:style-name="ce4" table:formula="of:=[$Redistribution_central.M71]" office:value-type="float" office:value="0.256313302806614" calcext:value-type="float">
            <text:p>0.256313302806614</text:p>
          </table:table-cell>
          <table:table-cell table:number-columns-repeated="2"/>
          <table:table-cell table:style-name="ce4" table:formula="of:=[$redistribution_low.J71]" office:value-type="float" office:value="0.238892168692873" calcext:value-type="float">
            <text:p>0.238892168692873</text:p>
          </table:table-cell>
          <table:table-cell table:style-name="ce4" table:formula="of:=[$redistribution_low.K71]" office:value-type="float" office:value="0.252003071522474" calcext:value-type="float">
            <text:p>0.252003071522474</text:p>
          </table:table-cell>
          <table:table-cell table:style-name="ce4" table:formula="of:=[$redistribution_low.L71]" office:value-type="float" office:value="0.245107351518271" calcext:value-type="float">
            <text:p>0.245107351518271</text:p>
          </table:table-cell>
          <table:table-cell table:style-name="ce4" table:formula="of:=[$redistribution_low.M71]" office:value-type="float" office:value="0.241840553103039" calcext:value-type="float">
            <text:p>0.241840553103039</text:p>
          </table:table-cell>
          <table:table-cell table:number-columns-repeated="47"/>
        </table:table-row>
        <table:table-row table:style-name="ro1">
          <table:table-cell table:style-name="ce4" table:formula="of:=[.A75]+1" office:value-type="float" office:value="119" calcext:value-type="float">
            <text:p>119</text:p>
          </table:table-cell>
          <table:table-cell table:style-name="ce4" table:formula="of:=[$Redistribution_high.J72]" office:value-type="float" office:value="0.218850463266434" calcext:value-type="float">
            <text:p>0.218850463266434</text:p>
          </table:table-cell>
          <table:table-cell table:style-name="ce4" table:formula="of:=[$Redistribution_high.K72]" office:value-type="float" office:value="0.238801844663851" calcext:value-type="float">
            <text:p>0.238801844663851</text:p>
          </table:table-cell>
          <table:table-cell table:style-name="ce4" table:formula="of:=[$Redistribution_high.L72]" office:value-type="float" office:value="0.222553171932803" calcext:value-type="float">
            <text:p>0.222553171932803</text:p>
          </table:table-cell>
          <table:table-cell table:style-name="ce4" table:formula="of:=[$Redistribution_high.M72]" office:value-type="float" office:value="0.232710395711476" calcext:value-type="float">
            <text:p>0.232710395711476</text:p>
          </table:table-cell>
          <table:table-cell/>
          <table:table-cell table:style-name="ce4"/>
          <table:table-cell table:style-name="ce4" table:formula="of:=[$Redistribution_central.J72]" office:value-type="float" office:value="0.240366385720457" calcext:value-type="float">
            <text:p>0.240366385720457</text:p>
          </table:table-cell>
          <table:table-cell table:style-name="ce4" table:formula="of:=[$Redistribution_central.K72]" office:value-type="float" office:value="0.278508862641437" calcext:value-type="float">
            <text:p>0.278508862641437</text:p>
          </table:table-cell>
          <table:table-cell table:style-name="ce4" table:formula="of:=[$Redistribution_central.L72]" office:value-type="float" office:value="0.245123684421126" calcext:value-type="float">
            <text:p>0.245123684421126</text:p>
          </table:table-cell>
          <table:table-cell table:style-name="ce4" table:formula="of:=[$Redistribution_central.M72]" office:value-type="float" office:value="0.269886587297645" calcext:value-type="float">
            <text:p>0.269886587297645</text:p>
          </table:table-cell>
          <table:table-cell table:number-columns-repeated="2"/>
          <table:table-cell table:style-name="ce4" table:formula="of:=[$redistribution_low.J72]" office:value-type="float" office:value="0.246116203521102" calcext:value-type="float">
            <text:p>0.246116203521102</text:p>
          </table:table-cell>
          <table:table-cell table:style-name="ce4" table:formula="of:=[$redistribution_low.K72]" office:value-type="float" office:value="0.271429000525031" calcext:value-type="float">
            <text:p>0.271429000525031</text:p>
          </table:table-cell>
          <table:table-cell table:style-name="ce4" table:formula="of:=[$redistribution_low.L72]" office:value-type="float" office:value="0.252339638725164" calcext:value-type="float">
            <text:p>0.252339638725164</text:p>
          </table:table-cell>
          <table:table-cell table:style-name="ce4" table:formula="of:=[$redistribution_low.M72]" office:value-type="float" office:value="0.260760764997544" calcext:value-type="float">
            <text:p>0.260760764997544</text:p>
          </table:table-cell>
          <table:table-cell table:number-columns-repeated="47"/>
        </table:table-row>
        <table:table-row table:style-name="ro1">
          <table:table-cell table:style-name="ce4" table:formula="of:=[.A76]+1" office:value-type="float" office:value="120" calcext:value-type="float">
            <text:p>120</text:p>
          </table:table-cell>
          <table:table-cell table:style-name="ce4" table:formula="of:=[$Redistribution_high.J73]" office:value-type="float" office:value="0.222625467737523" calcext:value-type="float">
            <text:p>0.222625467737523</text:p>
          </table:table-cell>
          <table:table-cell table:style-name="ce4" table:formula="of:=[$Redistribution_high.K73]" office:value-type="float" office:value="0.23862714625725" calcext:value-type="float">
            <text:p>0.23862714625725</text:p>
          </table:table-cell>
          <table:table-cell table:style-name="ce4" table:formula="of:=[$Redistribution_high.L73]" office:value-type="float" office:value="0.226533724528862" calcext:value-type="float">
            <text:p>0.226533724528862</text:p>
          </table:table-cell>
          <table:table-cell table:style-name="ce4" table:formula="of:=[$Redistribution_high.M73]" office:value-type="float" office:value="0.23227477186557" calcext:value-type="float">
            <text:p>0.23227477186557</text:p>
          </table:table-cell>
          <table:table-cell/>
          <table:table-cell table:style-name="ce4"/>
          <table:table-cell table:style-name="ce4" table:formula="of:=[$Redistribution_central.J73]" office:value-type="float" office:value="0.24744414110266" calcext:value-type="float">
            <text:p>0.24744414110266</text:p>
          </table:table-cell>
          <table:table-cell table:style-name="ce4" table:formula="of:=[$Redistribution_central.K73]" office:value-type="float" office:value="0.287390781078629" calcext:value-type="float">
            <text:p>0.287390781078629</text:p>
          </table:table-cell>
          <table:table-cell table:style-name="ce4" table:formula="of:=[$Redistribution_central.L73]" office:value-type="float" office:value="0.251837290865021" calcext:value-type="float">
            <text:p>0.251837290865021</text:p>
          </table:table-cell>
          <table:table-cell table:style-name="ce4" table:formula="of:=[$Redistribution_central.M73]" office:value-type="float" office:value="0.27930489265778" calcext:value-type="float">
            <text:p>0.27930489265778</text:p>
          </table:table-cell>
          <table:table-cell table:number-columns-repeated="2"/>
          <table:table-cell table:style-name="ce4" table:formula="of:=[$redistribution_low.J73]" office:value-type="float" office:value="0.243339691839616" calcext:value-type="float">
            <text:p>0.243339691839616</text:p>
          </table:table-cell>
          <table:table-cell table:style-name="ce4" table:formula="of:=[$redistribution_low.K73]" office:value-type="float" office:value="0.249515540866192" calcext:value-type="float">
            <text:p>0.249515540866192</text:p>
          </table:table-cell>
          <table:table-cell table:style-name="ce4" table:formula="of:=[$redistribution_low.L73]" office:value-type="float" office:value="0.249071602248896" calcext:value-type="float">
            <text:p>0.249071602248896</text:p>
          </table:table-cell>
          <table:table-cell table:style-name="ce4" table:formula="of:=[$redistribution_low.M73]" office:value-type="float" office:value="0.240218366559064" calcext:value-type="float">
            <text:p>0.240218366559064</text:p>
          </table:table-cell>
          <table:table-cell table:number-columns-repeated="47"/>
        </table:table-row>
        <table:table-row table:style-name="ro1">
          <table:table-cell table:style-name="ce4" table:formula="of:=[.A77]+1" office:value-type="float" office:value="121" calcext:value-type="float">
            <text:p>121</text:p>
          </table:table-cell>
          <table:table-cell table:style-name="ce4" table:formula="of:=[$Redistribution_high.J74]" office:value-type="float" office:value="0.217673932558914" calcext:value-type="float">
            <text:p>0.217673932558914</text:p>
          </table:table-cell>
          <table:table-cell table:style-name="ce4" table:formula="of:=[$Redistribution_high.K74]" office:value-type="float" office:value="0.242759082329727" calcext:value-type="float">
            <text:p>0.242759082329727</text:p>
          </table:table-cell>
          <table:table-cell table:style-name="ce4" table:formula="of:=[$Redistribution_high.L74]" office:value-type="float" office:value="0.222038569231606" calcext:value-type="float">
            <text:p>0.222038569231606</text:p>
          </table:table-cell>
          <table:table-cell table:style-name="ce4" table:formula="of:=[$Redistribution_high.M74]" office:value-type="float" office:value="0.235525341036997" calcext:value-type="float">
            <text:p>0.235525341036997</text:p>
          </table:table-cell>
          <table:table-cell/>
          <table:table-cell table:style-name="ce4"/>
          <table:table-cell table:style-name="ce4" table:formula="of:=[$Redistribution_central.J74]" office:value-type="float" office:value="0.236883468452635" calcext:value-type="float">
            <text:p>0.236883468452635</text:p>
          </table:table-cell>
          <table:table-cell table:style-name="ce4" table:formula="of:=[$Redistribution_central.K74]" office:value-type="float" office:value="0.266420362394263" calcext:value-type="float">
            <text:p>0.266420362394263</text:p>
          </table:table-cell>
          <table:table-cell table:style-name="ce4" table:formula="of:=[$Redistribution_central.L74]" office:value-type="float" office:value="0.240772242955793" calcext:value-type="float">
            <text:p>0.240772242955793</text:p>
          </table:table-cell>
          <table:table-cell table:style-name="ce4" table:formula="of:=[$Redistribution_central.M74]" office:value-type="float" office:value="0.259607598047923" calcext:value-type="float">
            <text:p>0.259607598047923</text:p>
          </table:table-cell>
          <table:table-cell table:number-columns-repeated="2"/>
          <table:table-cell table:style-name="ce4" table:formula="of:=[$redistribution_low.J74]" office:value-type="float" office:value="0.243727276449922" calcext:value-type="float">
            <text:p>0.243727276449922</text:p>
          </table:table-cell>
          <table:table-cell table:style-name="ce4" table:formula="of:=[$redistribution_low.K74]" office:value-type="float" office:value="0.26627691624957" calcext:value-type="float">
            <text:p>0.26627691624957</text:p>
          </table:table-cell>
          <table:table-cell table:style-name="ce4" table:formula="of:=[$redistribution_low.L74]" office:value-type="float" office:value="0.249756436219101" calcext:value-type="float">
            <text:p>0.249756436219101</text:p>
          </table:table-cell>
          <table:table-cell table:style-name="ce4" table:formula="of:=[$redistribution_low.M74]" office:value-type="float" office:value="0.256072495611997" calcext:value-type="float">
            <text:p>0.256072495611997</text:p>
          </table:table-cell>
          <table:table-cell table:number-columns-repeated="47"/>
        </table:table-row>
        <table:table-row table:style-name="ro1">
          <table:table-cell table:style-name="ce4" table:formula="of:=[.A78]+1" office:value-type="float" office:value="122" calcext:value-type="float">
            <text:p>122</text:p>
          </table:table-cell>
          <table:table-cell table:style-name="ce4" table:formula="of:=[$Redistribution_high.J75]" office:value-type="float" office:value="0.220962931243475" calcext:value-type="float">
            <text:p>0.220962931243475</text:p>
          </table:table-cell>
          <table:table-cell table:style-name="ce4" table:formula="of:=[$Redistribution_high.K75]" office:value-type="float" office:value="0.244581986519942" calcext:value-type="float">
            <text:p>0.244581986519942</text:p>
          </table:table-cell>
          <table:table-cell table:style-name="ce4" table:formula="of:=[$Redistribution_high.L75]" office:value-type="float" office:value="0.22498260931794" calcext:value-type="float">
            <text:p>0.22498260931794</text:p>
          </table:table-cell>
          <table:table-cell table:style-name="ce4" table:formula="of:=[$Redistribution_high.M75]" office:value-type="float" office:value="0.23785882135379" calcext:value-type="float">
            <text:p>0.23785882135379</text:p>
          </table:table-cell>
          <table:table-cell/>
          <table:table-cell table:style-name="ce4"/>
          <table:table-cell table:style-name="ce4" table:formula="of:=[$Redistribution_central.J75]" office:value-type="float" office:value="0.248506371381116" calcext:value-type="float">
            <text:p>0.248506371381116</text:p>
          </table:table-cell>
          <table:table-cell table:style-name="ce4" table:formula="of:=[$Redistribution_central.K75]" office:value-type="float" office:value="0.285666487209957" calcext:value-type="float">
            <text:p>0.285666487209957</text:p>
          </table:table-cell>
          <table:table-cell table:style-name="ce4" table:formula="of:=[$Redistribution_central.L75]" office:value-type="float" office:value="0.252279870657462" calcext:value-type="float">
            <text:p>0.252279870657462</text:p>
          </table:table-cell>
          <table:table-cell table:style-name="ce4" table:formula="of:=[$Redistribution_central.M75]" office:value-type="float" office:value="0.278861939230298" calcext:value-type="float">
            <text:p>0.278861939230298</text:p>
          </table:table-cell>
          <table:table-cell table:number-columns-repeated="2"/>
          <table:table-cell table:style-name="ce4" table:formula="of:=[$redistribution_low.J75]" office:value-type="float" office:value="0.246923706108351" calcext:value-type="float">
            <text:p>0.246923706108351</text:p>
          </table:table-cell>
          <table:table-cell table:style-name="ce4" table:formula="of:=[$redistribution_low.K75]" office:value-type="float" office:value="0.265454096229512" calcext:value-type="float">
            <text:p>0.265454096229512</text:p>
          </table:table-cell>
          <table:table-cell table:style-name="ce4" table:formula="of:=[$redistribution_low.L75]" office:value-type="float" office:value="0.252616938832064" calcext:value-type="float">
            <text:p>0.252616938832064</text:p>
          </table:table-cell>
          <table:table-cell table:style-name="ce4" table:formula="of:=[$redistribution_low.M75]" office:value-type="float" office:value="0.25566084427786" calcext:value-type="float">
            <text:p>0.25566084427786</text:p>
          </table:table-cell>
          <table:table-cell table:number-columns-repeated="47"/>
        </table:table-row>
        <table:table-row table:style-name="ro1">
          <table:table-cell table:style-name="ce4" table:formula="of:=[.A79]+1" office:value-type="float" office:value="123" calcext:value-type="float">
            <text:p>123</text:p>
          </table:table-cell>
          <table:table-cell table:style-name="ce4" table:formula="of:=[$Redistribution_high.J76]" office:value-type="float" office:value="0.224930894820882" calcext:value-type="float">
            <text:p>0.224930894820882</text:p>
          </table:table-cell>
          <table:table-cell table:style-name="ce4" table:formula="of:=[$Redistribution_high.K76]" office:value-type="float" office:value="0.249567831033293" calcext:value-type="float">
            <text:p>0.249567831033293</text:p>
          </table:table-cell>
          <table:table-cell table:style-name="ce4" table:formula="of:=[$Redistribution_high.L76]" office:value-type="float" office:value="0.227987893865257" calcext:value-type="float">
            <text:p>0.227987893865257</text:p>
          </table:table-cell>
          <table:table-cell table:style-name="ce4" table:formula="of:=[$Redistribution_high.M76]" office:value-type="float" office:value="0.244428896687247" calcext:value-type="float">
            <text:p>0.244428896687247</text:p>
          </table:table-cell>
          <table:table-cell/>
          <table:table-cell table:style-name="ce4"/>
          <table:table-cell table:style-name="ce4" table:formula="of:=[$Redistribution_central.J76]" office:value-type="float" office:value="0.233705371329287" calcext:value-type="float">
            <text:p>0.233705371329287</text:p>
          </table:table-cell>
          <table:table-cell table:style-name="ce4" table:formula="of:=[$Redistribution_central.K76]" office:value-type="float" office:value="0.258715378973994" calcext:value-type="float">
            <text:p>0.258715378973994</text:p>
          </table:table-cell>
          <table:table-cell table:style-name="ce4" table:formula="of:=[$Redistribution_central.L76]" office:value-type="float" office:value="0.236919374598348" calcext:value-type="float">
            <text:p>0.236919374598348</text:p>
          </table:table-cell>
          <table:table-cell table:style-name="ce4" table:formula="of:=[$Redistribution_central.M76]" office:value-type="float" office:value="0.253149417284795" calcext:value-type="float">
            <text:p>0.253149417284795</text:p>
          </table:table-cell>
          <table:table-cell table:number-columns-repeated="2"/>
          <table:table-cell table:style-name="ce4" table:formula="of:=[$redistribution_low.J76]" office:value-type="float" office:value="0.24616640797836" calcext:value-type="float">
            <text:p>0.24616640797836</text:p>
          </table:table-cell>
          <table:table-cell table:style-name="ce4" table:formula="of:=[$redistribution_low.K76]" office:value-type="float" office:value="0.270610297890001" calcext:value-type="float">
            <text:p>0.270610297890001</text:p>
          </table:table-cell>
          <table:table-cell table:style-name="ce4" table:formula="of:=[$redistribution_low.L76]" office:value-type="float" office:value="0.251380242731964" calcext:value-type="float">
            <text:p>0.251380242731964</text:p>
          </table:table-cell>
          <table:table-cell table:style-name="ce4" table:formula="of:=[$redistribution_low.M76]" office:value-type="float" office:value="0.261450552547037" calcext:value-type="float">
            <text:p>0.261450552547037</text:p>
          </table:table-cell>
          <table:table-cell table:number-columns-repeated="47"/>
        </table:table-row>
        <table:table-row table:style-name="ro1">
          <table:table-cell table:style-name="ce4" table:formula="of:=[.A80]+1" office:value-type="float" office:value="124" calcext:value-type="float">
            <text:p>124</text:p>
          </table:table-cell>
          <table:table-cell table:style-name="ce4" table:formula="of:=[$Redistribution_high.J77]" office:value-type="float" office:value="0.21772846298514" calcext:value-type="float">
            <text:p>0.21772846298514</text:p>
          </table:table-cell>
          <table:table-cell table:style-name="ce4" table:formula="of:=[$Redistribution_high.K77]" office:value-type="float" office:value="0.243638202113882" calcext:value-type="float">
            <text:p>0.243638202113882</text:p>
          </table:table-cell>
          <table:table-cell table:style-name="ce4" table:formula="of:=[$Redistribution_high.L77]" office:value-type="float" office:value="0.221765899114796" calcext:value-type="float">
            <text:p>0.221765899114796</text:p>
          </table:table-cell>
          <table:table-cell table:style-name="ce4" table:formula="of:=[$Redistribution_high.M77]" office:value-type="float" office:value="0.236851539169279" calcext:value-type="float">
            <text:p>0.236851539169279</text:p>
          </table:table-cell>
          <table:table-cell/>
          <table:table-cell table:style-name="ce4"/>
          <table:table-cell table:style-name="ce4" table:formula="of:=[$Redistribution_central.J77]" office:value-type="float" office:value="0.240677380844502" calcext:value-type="float">
            <text:p>0.240677380844502</text:p>
          </table:table-cell>
          <table:table-cell table:style-name="ce4" table:formula="of:=[$Redistribution_central.K77]" office:value-type="float" office:value="0.273723386708763" calcext:value-type="float">
            <text:p>0.273723386708763</text:p>
          </table:table-cell>
          <table:table-cell table:style-name="ce4" table:formula="of:=[$Redistribution_central.L77]" office:value-type="float" office:value="0.244674786442549" calcext:value-type="float">
            <text:p>0.244674786442549</text:p>
          </table:table-cell>
          <table:table-cell table:style-name="ce4" table:formula="of:=[$Redistribution_central.M77]" office:value-type="float" office:value="0.266605570936733" calcext:value-type="float">
            <text:p>0.266605570936733</text:p>
          </table:table-cell>
          <table:table-cell table:number-columns-repeated="2"/>
          <table:table-cell table:style-name="ce4" table:formula="of:=[$redistribution_low.J77]" office:value-type="float" office:value="0.229374385731709" calcext:value-type="float">
            <text:p>0.229374385731709</text:p>
          </table:table-cell>
          <table:table-cell table:style-name="ce4" table:formula="of:=[$redistribution_low.K77]" office:value-type="float" office:value="0.23425546909562" calcext:value-type="float">
            <text:p>0.23425546909562</text:p>
          </table:table-cell>
          <table:table-cell table:style-name="ce4" table:formula="of:=[$redistribution_low.L77]" office:value-type="float" office:value="0.23435028067567" calcext:value-type="float">
            <text:p>0.23435028067567</text:p>
          </table:table-cell>
          <table:table-cell table:style-name="ce4" table:formula="of:=[$redistribution_low.M77]" office:value-type="float" office:value="0.226118397427693" calcext:value-type="float">
            <text:p>0.226118397427693</text:p>
          </table:table-cell>
          <table:table-cell table:number-columns-repeated="47"/>
        </table:table-row>
        <table:table-row table:style-name="ro1">
          <table:table-cell table:style-name="ce4" table:formula="of:=[.A81]+1" office:value-type="float" office:value="125" calcext:value-type="float">
            <text:p>125</text:p>
          </table:table-cell>
          <table:table-cell table:style-name="ce4" table:formula="of:=[$Redistribution_high.J78]" office:value-type="float" office:value="0.229761122775452" calcext:value-type="float">
            <text:p>0.229761122775452</text:p>
          </table:table-cell>
          <table:table-cell table:style-name="ce4" table:formula="of:=[$Redistribution_high.K78]" office:value-type="float" office:value="0.266616629223126" calcext:value-type="float">
            <text:p>0.266616629223126</text:p>
          </table:table-cell>
          <table:table-cell table:style-name="ce4" table:formula="of:=[$Redistribution_high.L78]" office:value-type="float" office:value="0.234647557670196" calcext:value-type="float">
            <text:p>0.234647557670196</text:p>
          </table:table-cell>
          <table:table-cell table:style-name="ce4" table:formula="of:=[$Redistribution_high.M78]" office:value-type="float" office:value="0.258203803957178" calcext:value-type="float">
            <text:p>0.258203803957178</text:p>
          </table:table-cell>
          <table:table-cell/>
          <table:table-cell table:style-name="ce4"/>
          <table:table-cell table:style-name="ce4" table:formula="of:=[$Redistribution_central.J78]" office:value-type="float" office:value="0.24180954533958" calcext:value-type="float">
            <text:p>0.24180954533958</text:p>
          </table:table-cell>
          <table:table-cell table:style-name="ce4" table:formula="of:=[$Redistribution_central.K78]" office:value-type="float" office:value="0.268985337728742" calcext:value-type="float">
            <text:p>0.268985337728742</text:p>
          </table:table-cell>
          <table:table-cell table:style-name="ce4" table:formula="of:=[$Redistribution_central.L78]" office:value-type="float" office:value="0.246137820306234" calcext:value-type="float">
            <text:p>0.246137820306234</text:p>
          </table:table-cell>
          <table:table-cell table:style-name="ce4" table:formula="of:=[$Redistribution_central.M78]" office:value-type="float" office:value="0.261475291527886" calcext:value-type="float">
            <text:p>0.261475291527886</text:p>
          </table:table-cell>
          <table:table-cell table:number-columns-repeated="2"/>
          <table:table-cell table:style-name="ce4" table:formula="of:=[$redistribution_low.J78]" office:value-type="float" office:value="0.233358998505106" calcext:value-type="float">
            <text:p>0.233358998505106</text:p>
          </table:table-cell>
          <table:table-cell table:style-name="ce4" table:formula="of:=[$redistribution_low.K78]" office:value-type="float" office:value="0.247998078347986" calcext:value-type="float">
            <text:p>0.247998078347986</text:p>
          </table:table-cell>
          <table:table-cell table:style-name="ce4" table:formula="of:=[$redistribution_low.L78]" office:value-type="float" office:value="0.239199050248367" calcext:value-type="float">
            <text:p>0.239199050248367</text:p>
          </table:table-cell>
          <table:table-cell table:style-name="ce4" table:formula="of:=[$redistribution_low.M78]" office:value-type="float" office:value="0.238288822958694" calcext:value-type="float">
            <text:p>0.238288822958694</text:p>
          </table:table-cell>
          <table:table-cell table:number-columns-repeated="47"/>
        </table:table-row>
        <table:table-row table:style-name="ro1">
          <table:table-cell table:style-name="ce4" table:formula="of:=[.A82]+1" office:value-type="float" office:value="126" calcext:value-type="float">
            <text:p>126</text:p>
          </table:table-cell>
          <table:table-cell table:style-name="ce4" table:formula="of:=[$Redistribution_high.J79]" office:value-type="float" office:value="0.233683281771757" calcext:value-type="float">
            <text:p>0.233683281771757</text:p>
          </table:table-cell>
          <table:table-cell table:style-name="ce4" table:formula="of:=[$Redistribution_high.K79]" office:value-type="float" office:value="0.264669139233007" calcext:value-type="float">
            <text:p>0.264669139233007</text:p>
          </table:table-cell>
          <table:table-cell table:style-name="ce4" table:formula="of:=[$Redistribution_high.L79]" office:value-type="float" office:value="0.236897210691825" calcext:value-type="float">
            <text:p>0.236897210691825</text:p>
          </table:table-cell>
          <table:table-cell table:style-name="ce4" table:formula="of:=[$Redistribution_high.M79]" office:value-type="float" office:value="0.25927813431649" calcext:value-type="float">
            <text:p>0.25927813431649</text:p>
          </table:table-cell>
          <table:table-cell/>
          <table:table-cell table:style-name="ce4"/>
          <table:table-cell table:style-name="ce4" table:formula="of:=[$Redistribution_central.J79]" office:value-type="float" office:value="0.242113329631383" calcext:value-type="float">
            <text:p>0.242113329631383</text:p>
          </table:table-cell>
          <table:table-cell table:style-name="ce4" table:formula="of:=[$Redistribution_central.K79]" office:value-type="float" office:value="0.269273105834762" calcext:value-type="float">
            <text:p>0.269273105834762</text:p>
          </table:table-cell>
          <table:table-cell table:style-name="ce4" table:formula="of:=[$Redistribution_central.L79]" office:value-type="float" office:value="0.245700206495913" calcext:value-type="float">
            <text:p>0.245700206495913</text:p>
          </table:table-cell>
          <table:table-cell table:style-name="ce4" table:formula="of:=[$Redistribution_central.M79]" office:value-type="float" office:value="0.262956670683029" calcext:value-type="float">
            <text:p>0.262956670683029</text:p>
          </table:table-cell>
          <table:table-cell table:number-columns-repeated="2"/>
          <table:table-cell table:style-name="ce4" table:formula="of:=[$redistribution_low.J79]" office:value-type="float" office:value="0.235424632825572" calcext:value-type="float">
            <text:p>0.235424632825572</text:p>
          </table:table-cell>
          <table:table-cell table:style-name="ce4" table:formula="of:=[$redistribution_low.K79]" office:value-type="float" office:value="0.239486493965968" calcext:value-type="float">
            <text:p>0.239486493965968</text:p>
          </table:table-cell>
          <table:table-cell table:style-name="ce4" table:formula="of:=[$redistribution_low.L79]" office:value-type="float" office:value="0.239935614134374" calcext:value-type="float">
            <text:p>0.239935614134374</text:p>
          </table:table-cell>
          <table:table-cell table:style-name="ce4" table:formula="of:=[$redistribution_low.M79]" office:value-type="float" office:value="0.232125217694126" calcext:value-type="float">
            <text:p>0.232125217694126</text:p>
          </table:table-cell>
          <table:table-cell table:number-columns-repeated="47"/>
        </table:table-row>
        <table:table-row table:style-name="ro1">
          <table:table-cell table:style-name="ce4" table:formula="of:=[.A83]+1" office:value-type="float" office:value="127" calcext:value-type="float">
            <text:p>127</text:p>
          </table:table-cell>
          <table:table-cell table:style-name="ce4" table:formula="of:=[$Redistribution_high.J80]" office:value-type="float" office:value="0.223820966355801" calcext:value-type="float">
            <text:p>0.223820966355801</text:p>
          </table:table-cell>
          <table:table-cell table:style-name="ce4" table:formula="of:=[$Redistribution_high.K80]" office:value-type="float" office:value="0.250948217252425" calcext:value-type="float">
            <text:p>0.250948217252425</text:p>
          </table:table-cell>
          <table:table-cell table:style-name="ce4" table:formula="of:=[$Redistribution_high.L80]" office:value-type="float" office:value="0.226764979542242" calcext:value-type="float">
            <text:p>0.226764979542242</text:p>
          </table:table-cell>
          <table:table-cell table:style-name="ce4" table:formula="of:=[$Redistribution_high.M80]" office:value-type="float" office:value="0.246049349203989" calcext:value-type="float">
            <text:p>0.246049349203989</text:p>
          </table:table-cell>
          <table:table-cell/>
          <table:table-cell table:style-name="ce4"/>
          <table:table-cell table:style-name="ce4" table:formula="of:=[$Redistribution_central.J80]" office:value-type="float" office:value="0.245222418090361" calcext:value-type="float">
            <text:p>0.245222418090361</text:p>
          </table:table-cell>
          <table:table-cell table:style-name="ce4" table:formula="of:=[$Redistribution_central.K80]" office:value-type="float" office:value="0.271687623976449" calcext:value-type="float">
            <text:p>0.271687623976449</text:p>
          </table:table-cell>
          <table:table-cell table:style-name="ce4" table:formula="of:=[$Redistribution_central.L80]" office:value-type="float" office:value="0.248884510222887" calcext:value-type="float">
            <text:p>0.248884510222887</text:p>
          </table:table-cell>
          <table:table-cell table:style-name="ce4" table:formula="of:=[$Redistribution_central.M80]" office:value-type="float" office:value="0.265303580065766" calcext:value-type="float">
            <text:p>0.265303580065766</text:p>
          </table:table-cell>
          <table:table-cell table:number-columns-repeated="2"/>
          <table:table-cell table:style-name="ce4" table:formula="of:=[$redistribution_low.J80]" office:value-type="float" office:value="0.224345820376885" calcext:value-type="float">
            <text:p>0.224345820376885</text:p>
          </table:table-cell>
          <table:table-cell table:style-name="ce4" table:formula="of:=[$redistribution_low.K80]" office:value-type="float" office:value="0.231498011228644" calcext:value-type="float">
            <text:p>0.231498011228644</text:p>
          </table:table-cell>
          <table:table-cell table:style-name="ce4" table:formula="of:=[$redistribution_low.L80]" office:value-type="float" office:value="0.228787363911745" calcext:value-type="float">
            <text:p>0.228787363911745</text:p>
          </table:table-cell>
          <table:table-cell table:style-name="ce4" table:formula="of:=[$redistribution_low.M80]" office:value-type="float" office:value="0.224212426818313" calcext:value-type="float">
            <text:p>0.224212426818313</text:p>
          </table:table-cell>
          <table:table-cell table:number-columns-repeated="47"/>
        </table:table-row>
        <table:table-row table:style-name="ro1">
          <table:table-cell table:style-name="ce4" table:formula="of:=[.A84]+1" office:value-type="float" office:value="128" calcext:value-type="float">
            <text:p>128</text:p>
          </table:table-cell>
          <table:table-cell table:style-name="ce4" table:formula="of:=[$Redistribution_high.J81]" office:value-type="float" office:value="0.225510922938182" calcext:value-type="float">
            <text:p>0.225510922938182</text:p>
          </table:table-cell>
          <table:table-cell table:style-name="ce4" table:formula="of:=[$Redistribution_high.K81]" office:value-type="float" office:value="0.253357085681908" calcext:value-type="float">
            <text:p>0.253357085681908</text:p>
          </table:table-cell>
          <table:table-cell table:style-name="ce4" table:formula="of:=[$Redistribution_high.L81]" office:value-type="float" office:value="0.228488994887001" calcext:value-type="float">
            <text:p>0.228488994887001</text:p>
          </table:table-cell>
          <table:table-cell table:style-name="ce4" table:formula="of:=[$Redistribution_high.M81]" office:value-type="float" office:value="0.248385330680512" calcext:value-type="float">
            <text:p>0.248385330680512</text:p>
          </table:table-cell>
          <table:table-cell/>
          <table:table-cell table:style-name="ce4"/>
          <table:table-cell table:style-name="ce4" table:formula="of:=[$Redistribution_central.J81]" office:value-type="float" office:value="0.24221270448126" calcext:value-type="float">
            <text:p>0.24221270448126</text:p>
          </table:table-cell>
          <table:table-cell table:style-name="ce4" table:formula="of:=[$Redistribution_central.K81]" office:value-type="float" office:value="0.270389809496528" calcext:value-type="float">
            <text:p>0.270389809496528</text:p>
          </table:table-cell>
          <table:table-cell table:style-name="ce4" table:formula="of:=[$Redistribution_central.L81]" office:value-type="float" office:value="0.246331946623508" calcext:value-type="float">
            <text:p>0.246331946623508</text:p>
          </table:table-cell>
          <table:table-cell table:style-name="ce4" table:formula="of:=[$Redistribution_central.M81]" office:value-type="float" office:value="0.263134710605609" calcext:value-type="float">
            <text:p>0.263134710605609</text:p>
          </table:table-cell>
          <table:table-cell table:number-columns-repeated="2"/>
          <table:table-cell table:style-name="ce4" table:formula="of:=[$redistribution_low.J81]" office:value-type="float" office:value="0.226863422876045" calcext:value-type="float">
            <text:p>0.226863422876045</text:p>
          </table:table-cell>
          <table:table-cell table:style-name="ce4" table:formula="of:=[$redistribution_low.K81]" office:value-type="float" office:value="0.234499476343568" calcext:value-type="float">
            <text:p>0.234499476343568</text:p>
          </table:table-cell>
          <table:table-cell table:style-name="ce4" table:formula="of:=[$redistribution_low.L81]" office:value-type="float" office:value="0.230165346784129" calcext:value-type="float">
            <text:p>0.230165346784129</text:p>
          </table:table-cell>
          <table:table-cell table:style-name="ce4" table:formula="of:=[$redistribution_low.M81]" office:value-type="float" office:value="0.229063321327279" calcext:value-type="float">
            <text:p>0.229063321327279</text:p>
          </table:table-cell>
          <table:table-cell table:number-columns-repeated="47"/>
        </table:table-row>
        <table:table-row table:style-name="ro1">
          <table:table-cell table:style-name="ce4" table:formula="of:=[.A85]+1" office:value-type="float" office:value="129" calcext:value-type="float">
            <text:p>129</text:p>
          </table:table-cell>
          <table:table-cell table:style-name="ce4" table:formula="of:=[$Redistribution_high.J82]" office:value-type="float" office:value="0.230240757658103" calcext:value-type="float">
            <text:p>0.230240757658103</text:p>
          </table:table-cell>
          <table:table-cell table:style-name="ce4" table:formula="of:=[$Redistribution_high.K82]" office:value-type="float" office:value="0.263512520746705" calcext:value-type="float">
            <text:p>0.263512520746705</text:p>
          </table:table-cell>
          <table:table-cell table:style-name="ce4" table:formula="of:=[$Redistribution_high.L82]" office:value-type="float" office:value="0.233891404830331" calcext:value-type="float">
            <text:p>0.233891404830331</text:p>
          </table:table-cell>
          <table:table-cell table:style-name="ce4" table:formula="of:=[$Redistribution_high.M82]" office:value-type="float" office:value="0.257313861613014" calcext:value-type="float">
            <text:p>0.257313861613014</text:p>
          </table:table-cell>
          <table:table-cell/>
          <table:table-cell table:style-name="ce4"/>
          <table:table-cell table:style-name="ce4" table:formula="of:=[$Redistribution_central.J82]" office:value-type="float" office:value="0.240548463597703" calcext:value-type="float">
            <text:p>0.240548463597703</text:p>
          </table:table-cell>
          <table:table-cell table:style-name="ce4" table:formula="of:=[$Redistribution_central.K82]" office:value-type="float" office:value="0.27099326736226" calcext:value-type="float">
            <text:p>0.27099326736226</text:p>
          </table:table-cell>
          <table:table-cell table:style-name="ce4" table:formula="of:=[$Redistribution_central.L82]" office:value-type="float" office:value="0.244872193463996" calcext:value-type="float">
            <text:p>0.244872193463996</text:p>
          </table:table-cell>
          <table:table-cell table:style-name="ce4" table:formula="of:=[$Redistribution_central.M82]" office:value-type="float" office:value="0.263332738004655" calcext:value-type="float">
            <text:p>0.263332738004655</text:p>
          </table:table-cell>
          <table:table-cell table:number-columns-repeated="2"/>
          <table:table-cell table:style-name="ce4" table:formula="of:=[$redistribution_low.J82]" office:value-type="float" office:value="0.230117436516337" calcext:value-type="float">
            <text:p>0.230117436516337</text:p>
          </table:table-cell>
          <table:table-cell table:style-name="ce4" table:formula="of:=[$redistribution_low.K82]" office:value-type="float" office:value="0.24934894411606" calcext:value-type="float">
            <text:p>0.24934894411606</text:p>
          </table:table-cell>
          <table:table-cell table:style-name="ce4" table:formula="of:=[$redistribution_low.L82]" office:value-type="float" office:value="0.234983619065889" calcext:value-type="float">
            <text:p>0.234983619065889</text:p>
          </table:table-cell>
          <table:table-cell table:style-name="ce4" table:formula="of:=[$redistribution_low.M82]" office:value-type="float" office:value="0.241095042007516" calcext:value-type="float">
            <text:p>0.241095042007516</text:p>
          </table:table-cell>
          <table:table-cell table:number-columns-repeated="47"/>
        </table:table-row>
        <table:table-row table:style-name="ro1">
          <table:table-cell table:style-name="ce4" table:formula="of:=[.A86]+1" office:value-type="float" office:value="130" calcext:value-type="float">
            <text:p>130</text:p>
          </table:table-cell>
          <table:table-cell table:style-name="ce4" table:formula="of:=[$Redistribution_high.J83]" office:value-type="float" office:value="0.228828086040075" calcext:value-type="float">
            <text:p>0.228828086040075</text:p>
          </table:table-cell>
          <table:table-cell table:style-name="ce4" table:formula="of:=[$Redistribution_high.K83]" office:value-type="float" office:value="0.264559747501414" calcext:value-type="float">
            <text:p>0.264559747501414</text:p>
          </table:table-cell>
          <table:table-cell table:style-name="ce4" table:formula="of:=[$Redistribution_high.L83]" office:value-type="float" office:value="0.231830989499469" calcext:value-type="float">
            <text:p>0.231830989499469</text:p>
          </table:table-cell>
          <table:table-cell table:style-name="ce4" table:formula="of:=[$Redistribution_high.M83]" office:value-type="float" office:value="0.25933734187738" calcext:value-type="float">
            <text:p>0.25933734187738</text:p>
          </table:table-cell>
          <table:table-cell/>
          <table:table-cell table:style-name="ce4"/>
          <table:table-cell table:style-name="ce4" table:formula="of:=[$Redistribution_central.J83]" office:value-type="float" office:value="0.240701864048025" calcext:value-type="float">
            <text:p>0.240701864048025</text:p>
          </table:table-cell>
          <table:table-cell table:style-name="ce4" table:formula="of:=[$Redistribution_central.K83]" office:value-type="float" office:value="0.271726683156466" calcext:value-type="float">
            <text:p>0.271726683156466</text:p>
          </table:table-cell>
          <table:table-cell table:style-name="ce4" table:formula="of:=[$Redistribution_central.L83]" office:value-type="float" office:value="0.244778334373091" calcext:value-type="float">
            <text:p>0.244778334373091</text:p>
          </table:table-cell>
          <table:table-cell table:style-name="ce4" table:formula="of:=[$Redistribution_central.M83]" office:value-type="float" office:value="0.264468545251425" calcext:value-type="float">
            <text:p>0.264468545251425</text:p>
          </table:table-cell>
          <table:table-cell table:number-columns-repeated="2"/>
          <table:table-cell table:style-name="ce4" table:formula="of:=[$redistribution_low.J83]" office:value-type="float" office:value="0.234967126731915" calcext:value-type="float">
            <text:p>0.234967126731915</text:p>
          </table:table-cell>
          <table:table-cell table:style-name="ce4" table:formula="of:=[$redistribution_low.K83]" office:value-type="float" office:value="0.257057427655517" calcext:value-type="float">
            <text:p>0.257057427655517</text:p>
          </table:table-cell>
          <table:table-cell table:style-name="ce4" table:formula="of:=[$redistribution_low.L83]" office:value-type="float" office:value="0.238882732101404" calcext:value-type="float">
            <text:p>0.238882732101404</text:p>
          </table:table-cell>
          <table:table-cell table:style-name="ce4" table:formula="of:=[$redistribution_low.M83]" office:value-type="float" office:value="0.250263857237258" calcext:value-type="float">
            <text:p>0.250263857237258</text:p>
          </table:table-cell>
          <table:table-cell table:number-columns-repeated="47"/>
        </table:table-row>
        <table:table-row table:style-name="ro1">
          <table:table-cell table:style-name="ce4" table:formula="of:=[.A87]+1" office:value-type="float" office:value="131" calcext:value-type="float">
            <text:p>131</text:p>
          </table:table-cell>
          <table:table-cell table:style-name="ce4" table:formula="of:=[$Redistribution_high.J84]" office:value-type="float" office:value="0.228297462694382" calcext:value-type="float">
            <text:p>0.228297462694382</text:p>
          </table:table-cell>
          <table:table-cell table:style-name="ce4" table:formula="of:=[$Redistribution_high.K84]" office:value-type="float" office:value="0.261658234835111" calcext:value-type="float">
            <text:p>0.261658234835111</text:p>
          </table:table-cell>
          <table:table-cell table:style-name="ce4" table:formula="of:=[$Redistribution_high.L84]" office:value-type="float" office:value="0.231559690032614" calcext:value-type="float">
            <text:p>0.231559690032614</text:p>
          </table:table-cell>
          <table:table-cell table:style-name="ce4" table:formula="of:=[$Redistribution_high.M84]" office:value-type="float" office:value="0.256052012014616" calcext:value-type="float">
            <text:p>0.256052012014616</text:p>
          </table:table-cell>
          <table:table-cell/>
          <table:table-cell table:style-name="ce4"/>
          <table:table-cell table:style-name="ce4" table:formula="of:=[$Redistribution_central.J84]" office:value-type="float" office:value="0.243959789669871" calcext:value-type="float">
            <text:p>0.243959789669871</text:p>
          </table:table-cell>
          <table:table-cell table:style-name="ce4" table:formula="of:=[$Redistribution_central.K84]" office:value-type="float" office:value="0.284237299916523" calcext:value-type="float">
            <text:p>0.284237299916523</text:p>
          </table:table-cell>
          <table:table-cell table:style-name="ce4" table:formula="of:=[$Redistribution_central.L84]" office:value-type="float" office:value="0.248021554293372" calcext:value-type="float">
            <text:p>0.248021554293372</text:p>
          </table:table-cell>
          <table:table-cell table:style-name="ce4" table:formula="of:=[$Redistribution_central.M84]" office:value-type="float" office:value="0.27681287421528" calcext:value-type="float">
            <text:p>0.27681287421528</text:p>
          </table:table-cell>
          <table:table-cell table:number-columns-repeated="2"/>
          <table:table-cell table:style-name="ce4" table:formula="of:=[$redistribution_low.J84]" office:value-type="float" office:value="0.240441823340516" calcext:value-type="float">
            <text:p>0.240441823340516</text:p>
          </table:table-cell>
          <table:table-cell table:style-name="ce4" table:formula="of:=[$redistribution_low.K84]" office:value-type="float" office:value="0.269894280660639" calcext:value-type="float">
            <text:p>0.269894280660639</text:p>
          </table:table-cell>
          <table:table-cell table:style-name="ce4" table:formula="of:=[$redistribution_low.L84]" office:value-type="float" office:value="0.244702206917217" calcext:value-type="float">
            <text:p>0.244702206917217</text:p>
          </table:table-cell>
          <table:table-cell table:style-name="ce4" table:formula="of:=[$redistribution_low.M84]" office:value-type="float" office:value="0.262374629637366" calcext:value-type="float">
            <text:p>0.262374629637366</text:p>
          </table:table-cell>
          <table:table-cell table:number-columns-repeated="47"/>
        </table:table-row>
        <table:table-row table:style-name="ro1">
          <table:table-cell table:style-name="ce4" table:formula="of:=[.A88]+1" office:value-type="float" office:value="132" calcext:value-type="float">
            <text:p>132</text:p>
          </table:table-cell>
          <table:table-cell table:style-name="ce4" table:formula="of:=[$Redistribution_high.J85]" office:value-type="float" office:value="0.246199674318978" calcext:value-type="float">
            <text:p>0.246199674318978</text:p>
          </table:table-cell>
          <table:table-cell table:style-name="ce4" table:formula="of:=[$Redistribution_high.K85]" office:value-type="float" office:value="0.279988204949079" calcext:value-type="float">
            <text:p>0.279988204949079</text:p>
          </table:table-cell>
          <table:table-cell table:style-name="ce4" table:formula="of:=[$Redistribution_high.L85]" office:value-type="float" office:value="0.249572748223646" calcext:value-type="float">
            <text:p>0.249572748223646</text:p>
          </table:table-cell>
          <table:table-cell table:style-name="ce4" table:formula="of:=[$Redistribution_high.M85]" office:value-type="float" office:value="0.274209646518561" calcext:value-type="float">
            <text:p>0.274209646518561</text:p>
          </table:table-cell>
          <table:table-cell/>
          <table:table-cell table:style-name="ce4"/>
          <table:table-cell table:style-name="ce4" table:formula="of:=[$Redistribution_central.J85]" office:value-type="float" office:value="0.23849439285061" calcext:value-type="float">
            <text:p>0.23849439285061</text:p>
          </table:table-cell>
          <table:table-cell table:style-name="ce4" table:formula="of:=[$Redistribution_central.K85]" office:value-type="float" office:value="0.269715317467209" calcext:value-type="float">
            <text:p>0.269715317467209</text:p>
          </table:table-cell>
          <table:table-cell table:style-name="ce4" table:formula="of:=[$Redistribution_central.L85]" office:value-type="float" office:value="0.242489669113387" calcext:value-type="float">
            <text:p>0.242489669113387</text:p>
          </table:table-cell>
          <table:table-cell table:style-name="ce4" table:formula="of:=[$Redistribution_central.M85]" office:value-type="float" office:value="0.262532579445333" calcext:value-type="float">
            <text:p>0.262532579445333</text:p>
          </table:table-cell>
          <table:table-cell table:number-columns-repeated="2"/>
          <table:table-cell table:style-name="ce4" table:formula="of:=[$redistribution_low.J85]" office:value-type="float" office:value="0.238629422005759" calcext:value-type="float">
            <text:p>0.238629422005759</text:p>
          </table:table-cell>
          <table:table-cell table:style-name="ce4" table:formula="of:=[$redistribution_low.K85]" office:value-type="float" office:value="0.261924662406482" calcext:value-type="float">
            <text:p>0.261924662406482</text:p>
          </table:table-cell>
          <table:table-cell table:style-name="ce4" table:formula="of:=[$redistribution_low.L85]" office:value-type="float" office:value="0.242472945532604" calcext:value-type="float">
            <text:p>0.242472945532604</text:p>
          </table:table-cell>
          <table:table-cell table:style-name="ce4" table:formula="of:=[$redistribution_low.M85]" office:value-type="float" office:value="0.255212230055862" calcext:value-type="float">
            <text:p>0.255212230055862</text:p>
          </table:table-cell>
          <table:table-cell table:number-columns-repeated="47"/>
        </table:table-row>
        <table:table-row table:style-name="ro1">
          <table:table-cell table:style-name="ce4" table:formula="of:=[.A89]+1" office:value-type="float" office:value="133" calcext:value-type="float">
            <text:p>133</text:p>
          </table:table-cell>
          <table:table-cell table:style-name="ce4" table:formula="of:=[$Redistribution_high.J86]" office:value-type="float" office:value="0.235780038426165" calcext:value-type="float">
            <text:p>0.235780038426165</text:p>
          </table:table-cell>
          <table:table-cell table:style-name="ce4" table:formula="of:=[$Redistribution_high.K86]" office:value-type="float" office:value="0.269174113401358" calcext:value-type="float">
            <text:p>0.269174113401358</text:p>
          </table:table-cell>
          <table:table-cell table:style-name="ce4" table:formula="of:=[$Redistribution_high.L86]" office:value-type="float" office:value="0.239824839187728" calcext:value-type="float">
            <text:p>0.239824839187728</text:p>
          </table:table-cell>
          <table:table-cell table:style-name="ce4" table:formula="of:=[$Redistribution_high.M86]" office:value-type="float" office:value="0.262261850087928" calcext:value-type="float">
            <text:p>0.262261850087928</text:p>
          </table:table-cell>
          <table:table-cell/>
          <table:table-cell table:style-name="ce4"/>
          <table:table-cell table:style-name="ce4" table:formula="of:=[$Redistribution_central.J86]" office:value-type="float" office:value="0.23735243289572" calcext:value-type="float">
            <text:p>0.23735243289572</text:p>
          </table:table-cell>
          <table:table-cell table:style-name="ce4" table:formula="of:=[$Redistribution_central.K86]" office:value-type="float" office:value="0.268761264598265" calcext:value-type="float">
            <text:p>0.268761264598265</text:p>
          </table:table-cell>
          <table:table-cell table:style-name="ce4" table:formula="of:=[$Redistribution_central.L86]" office:value-type="float" office:value="0.24150374899863" calcext:value-type="float">
            <text:p>0.24150374899863</text:p>
          </table:table-cell>
          <table:table-cell table:style-name="ce4" table:formula="of:=[$Redistribution_central.M86]" office:value-type="float" office:value="0.261333291482616" calcext:value-type="float">
            <text:p>0.261333291482616</text:p>
          </table:table-cell>
          <table:table-cell table:number-columns-repeated="2"/>
          <table:table-cell table:style-name="ce4" table:formula="of:=[$redistribution_low.J86]" office:value-type="float" office:value="0.233228508477945" calcext:value-type="float">
            <text:p>0.233228508477945</text:p>
          </table:table-cell>
          <table:table-cell table:style-name="ce4" table:formula="of:=[$redistribution_low.K86]" office:value-type="float" office:value="0.250872463272715" calcext:value-type="float">
            <text:p>0.250872463272715</text:p>
          </table:table-cell>
          <table:table-cell table:style-name="ce4" table:formula="of:=[$redistribution_low.L86]" office:value-type="float" office:value="0.237485126843664" calcext:value-type="float">
            <text:p>0.237485126843664</text:p>
          </table:table-cell>
          <table:table-cell table:style-name="ce4" table:formula="of:=[$redistribution_low.M86]" office:value-type="float" office:value="0.243679534654716" calcext:value-type="float">
            <text:p>0.243679534654716</text:p>
          </table:table-cell>
          <table:table-cell table:number-columns-repeated="47"/>
        </table:table-row>
        <table:table-row table:style-name="ro1">
          <table:table-cell table:style-name="ce4" table:formula="of:=[.A90]+1" office:value-type="float" office:value="134" calcext:value-type="float">
            <text:p>134</text:p>
          </table:table-cell>
          <table:table-cell table:style-name="ce4" table:formula="of:=[$Redistribution_high.J87]" office:value-type="float" office:value="0.24016845212534" calcext:value-type="float">
            <text:p>0.24016845212534</text:p>
          </table:table-cell>
          <table:table-cell table:style-name="ce4" table:formula="of:=[$Redistribution_high.K87]" office:value-type="float" office:value="0.275663892099016" calcext:value-type="float">
            <text:p>0.275663892099016</text:p>
          </table:table-cell>
          <table:table-cell table:style-name="ce4" table:formula="of:=[$Redistribution_high.L87]" office:value-type="float" office:value="0.243097999849744" calcext:value-type="float">
            <text:p>0.243097999849744</text:p>
          </table:table-cell>
          <table:table-cell table:style-name="ce4" table:formula="of:=[$Redistribution_high.M87]" office:value-type="float" office:value="0.270554133741377" calcext:value-type="float">
            <text:p>0.270554133741377</text:p>
          </table:table-cell>
          <table:table-cell/>
          <table:table-cell table:style-name="ce4"/>
          <table:table-cell table:style-name="ce4" table:formula="of:=[$Redistribution_central.J87]" office:value-type="float" office:value="0.234822306561294" calcext:value-type="float">
            <text:p>0.234822306561294</text:p>
          </table:table-cell>
          <table:table-cell table:style-name="ce4" table:formula="of:=[$Redistribution_central.K87]" office:value-type="float" office:value="0.261573310550031" calcext:value-type="float">
            <text:p>0.261573310550031</text:p>
          </table:table-cell>
          <table:table-cell table:style-name="ce4" table:formula="of:=[$Redistribution_central.L87]" office:value-type="float" office:value="0.23846211836382" calcext:value-type="float">
            <text:p>0.23846211836382</text:p>
          </table:table-cell>
          <table:table-cell table:style-name="ce4" table:formula="of:=[$Redistribution_central.M87]" office:value-type="float" office:value="0.255150076099076" calcext:value-type="float">
            <text:p>0.255150076099076</text:p>
          </table:table-cell>
          <table:table-cell table:number-columns-repeated="2"/>
          <table:table-cell table:style-name="ce4" table:formula="of:=[$redistribution_low.J87]" office:value-type="float" office:value="0.235569465661869" calcext:value-type="float">
            <text:p>0.235569465661869</text:p>
          </table:table-cell>
          <table:table-cell table:style-name="ce4" table:formula="of:=[$redistribution_low.K87]" office:value-type="float" office:value="0.251255166705505" calcext:value-type="float">
            <text:p>0.251255166705505</text:p>
          </table:table-cell>
          <table:table-cell table:style-name="ce4" table:formula="of:=[$redistribution_low.L87]" office:value-type="float" office:value="0.238690457525481" calcext:value-type="float">
            <text:p>0.238690457525481</text:p>
          </table:table-cell>
          <table:table-cell table:style-name="ce4" table:formula="of:=[$redistribution_low.M87]" office:value-type="float" office:value="0.246041329779707" calcext:value-type="float">
            <text:p>0.246041329779707</text:p>
          </table:table-cell>
          <table:table-cell table:number-columns-repeated="47"/>
        </table:table-row>
        <table:table-row table:style-name="ro1">
          <table:table-cell table:style-name="ce4" table:formula="of:=[.A91]+1" office:value-type="float" office:value="135" calcext:value-type="float">
            <text:p>135</text:p>
          </table:table-cell>
          <table:table-cell table:style-name="ce4" table:formula="of:=[$Redistribution_high.J88]" office:value-type="float" office:value="0.23854632406499" calcext:value-type="float">
            <text:p>0.23854632406499</text:p>
          </table:table-cell>
          <table:table-cell table:style-name="ce4" table:formula="of:=[$Redistribution_high.K88]" office:value-type="float" office:value="0.281704599107209" calcext:value-type="float">
            <text:p>0.281704599107209</text:p>
          </table:table-cell>
          <table:table-cell table:style-name="ce4" table:formula="of:=[$Redistribution_high.L88]" office:value-type="float" office:value="0.240845534925991" calcext:value-type="float">
            <text:p>0.240845534925991</text:p>
          </table:table-cell>
          <table:table-cell table:style-name="ce4" table:formula="of:=[$Redistribution_high.M88]" office:value-type="float" office:value="0.277521860754394" calcext:value-type="float">
            <text:p>0.277521860754394</text:p>
          </table:table-cell>
          <table:table-cell/>
          <table:table-cell table:style-name="ce4"/>
          <table:table-cell table:style-name="ce4" table:formula="of:=[$Redistribution_central.J88]" office:value-type="float" office:value="0.234626601601419" calcext:value-type="float">
            <text:p>0.234626601601419</text:p>
          </table:table-cell>
          <table:table-cell table:style-name="ce4" table:formula="of:=[$Redistribution_central.K88]" office:value-type="float" office:value="0.262126573568485" calcext:value-type="float">
            <text:p>0.262126573568485</text:p>
          </table:table-cell>
          <table:table-cell table:style-name="ce4" table:formula="of:=[$Redistribution_central.L88]" office:value-type="float" office:value="0.238447622600098" calcext:value-type="float">
            <text:p>0.238447622600098</text:p>
          </table:table-cell>
          <table:table-cell table:style-name="ce4" table:formula="of:=[$Redistribution_central.M88]" office:value-type="float" office:value="0.255418169251557" calcext:value-type="float">
            <text:p>0.255418169251557</text:p>
          </table:table-cell>
          <table:table-cell table:number-columns-repeated="2"/>
          <table:table-cell table:style-name="ce4" table:formula="of:=[$redistribution_low.J88]" office:value-type="float" office:value="0.240970964480385" calcext:value-type="float">
            <text:p>0.240970964480385</text:p>
          </table:table-cell>
          <table:table-cell table:style-name="ce4" table:formula="of:=[$redistribution_low.K88]" office:value-type="float" office:value="0.261466244860959" calcext:value-type="float">
            <text:p>0.261466244860959</text:p>
          </table:table-cell>
          <table:table-cell table:style-name="ce4" table:formula="of:=[$redistribution_low.L88]" office:value-type="float" office:value="0.244507157126346" calcext:value-type="float">
            <text:p>0.244507157126346</text:p>
          </table:table-cell>
          <table:table-cell table:style-name="ce4" table:formula="of:=[$redistribution_low.M88]" office:value-type="float" office:value="0.255500339220636" calcext:value-type="float">
            <text:p>0.255500339220636</text:p>
          </table:table-cell>
          <table:table-cell table:number-columns-repeated="47"/>
        </table:table-row>
        <table:table-row table:style-name="ro1">
          <table:table-cell table:style-name="ce4" table:formula="of:=[.A92]+1" office:value-type="float" office:value="136" calcext:value-type="float">
            <text:p>136</text:p>
          </table:table-cell>
          <table:table-cell table:style-name="ce4" table:formula="of:=[$Redistribution_high.J89]" office:value-type="float" office:value="0.242694630745409" calcext:value-type="float">
            <text:p>0.242694630745409</text:p>
          </table:table-cell>
          <table:table-cell table:style-name="ce4" table:formula="of:=[$Redistribution_high.K89]" office:value-type="float" office:value="0.283055007136108" calcext:value-type="float">
            <text:p>0.283055007136108</text:p>
          </table:table-cell>
          <table:table-cell table:style-name="ce4" table:formula="of:=[$Redistribution_high.L89]" office:value-type="float" office:value="0.244902802033392" calcext:value-type="float">
            <text:p>0.244902802033392</text:p>
          </table:table-cell>
          <table:table-cell table:style-name="ce4" table:formula="of:=[$Redistribution_high.M89]" office:value-type="float" office:value="0.279045804003455" calcext:value-type="float">
            <text:p>0.279045804003455</text:p>
          </table:table-cell>
          <table:table-cell/>
          <table:table-cell table:style-name="ce4"/>
          <table:table-cell table:style-name="ce4" table:formula="of:=[$Redistribution_central.J89]" office:value-type="float" office:value="0.231641137297916" calcext:value-type="float">
            <text:p>0.231641137297916</text:p>
          </table:table-cell>
          <table:table-cell table:style-name="ce4" table:formula="of:=[$Redistribution_central.K89]" office:value-type="float" office:value="0.267362865598475" calcext:value-type="float">
            <text:p>0.267362865598475</text:p>
          </table:table-cell>
          <table:table-cell table:style-name="ce4" table:formula="of:=[$Redistribution_central.L89]" office:value-type="float" office:value="0.235032624702349" calcext:value-type="float">
            <text:p>0.235032624702349</text:p>
          </table:table-cell>
          <table:table-cell table:style-name="ce4" table:formula="of:=[$Redistribution_central.M89]" office:value-type="float" office:value="0.261130779343163" calcext:value-type="float">
            <text:p>0.261130779343163</text:p>
          </table:table-cell>
          <table:table-cell table:number-columns-repeated="2"/>
          <table:table-cell table:style-name="ce4" table:formula="of:=[$redistribution_low.J89]" office:value-type="float" office:value="0.238123182035017" calcext:value-type="float">
            <text:p>0.238123182035017</text:p>
          </table:table-cell>
          <table:table-cell table:style-name="ce4" table:formula="of:=[$redistribution_low.K89]" office:value-type="float" office:value="0.254378347032306" calcext:value-type="float">
            <text:p>0.254378347032306</text:p>
          </table:table-cell>
          <table:table-cell table:style-name="ce4" table:formula="of:=[$redistribution_low.L89]" office:value-type="float" office:value="0.240590554525647" calcext:value-type="float">
            <text:p>0.240590554525647</text:p>
          </table:table-cell>
          <table:table-cell table:style-name="ce4" table:formula="of:=[$redistribution_low.M89]" office:value-type="float" office:value="0.250196650309233" calcext:value-type="float">
            <text:p>0.250196650309233</text:p>
          </table:table-cell>
          <table:table-cell table:number-columns-repeated="47"/>
        </table:table-row>
        <table:table-row table:style-name="ro1">
          <table:table-cell table:style-name="ce4" table:formula="of:=[.A93]+1" office:value-type="float" office:value="137" calcext:value-type="float">
            <text:p>137</text:p>
          </table:table-cell>
          <table:table-cell table:style-name="ce4" table:formula="of:=[$Redistribution_high.J90]" office:value-type="float" office:value="0.234331171200454" calcext:value-type="float">
            <text:p>0.234331171200454</text:p>
          </table:table-cell>
          <table:table-cell table:style-name="ce4" table:formula="of:=[$Redistribution_high.K90]" office:value-type="float" office:value="0.272139515093118" calcext:value-type="float">
            <text:p>0.272139515093118</text:p>
          </table:table-cell>
          <table:table-cell table:style-name="ce4" table:formula="of:=[$Redistribution_high.L90]" office:value-type="float" office:value="0.237590968301064" calcext:value-type="float">
            <text:p>0.237590968301064</text:p>
          </table:table-cell>
          <table:table-cell table:style-name="ce4" table:formula="of:=[$Redistribution_high.M90]" office:value-type="float" office:value="0.266312076561301" calcext:value-type="float">
            <text:p>0.266312076561301</text:p>
          </table:table-cell>
          <table:table-cell/>
          <table:table-cell table:style-name="ce4"/>
          <table:table-cell table:style-name="ce4" table:formula="of:=[$Redistribution_central.J90]" office:value-type="float" office:value="0.243437371165877" calcext:value-type="float">
            <text:p>0.243437371165877</text:p>
          </table:table-cell>
          <table:table-cell table:style-name="ce4" table:formula="of:=[$Redistribution_central.K90]" office:value-type="float" office:value="0.279412970362502" calcext:value-type="float">
            <text:p>0.279412970362502</text:p>
          </table:table-cell>
          <table:table-cell table:style-name="ce4" table:formula="of:=[$Redistribution_central.L90]" office:value-type="float" office:value="0.247340230609092" calcext:value-type="float">
            <text:p>0.247340230609092</text:p>
          </table:table-cell>
          <table:table-cell table:style-name="ce4" table:formula="of:=[$Redistribution_central.M90]" office:value-type="float" office:value="0.272331275701508" calcext:value-type="float">
            <text:p>0.272331275701508</text:p>
          </table:table-cell>
          <table:table-cell table:number-columns-repeated="2"/>
          <table:table-cell table:style-name="ce4" table:formula="of:=[$redistribution_low.J90]" office:value-type="float" office:value="0.24871211723083" calcext:value-type="float">
            <text:p>0.24871211723083</text:p>
          </table:table-cell>
          <table:table-cell table:style-name="ce4" table:formula="of:=[$redistribution_low.K90]" office:value-type="float" office:value="0.265503627180627" calcext:value-type="float">
            <text:p>0.265503627180627</text:p>
          </table:table-cell>
          <table:table-cell table:style-name="ce4" table:formula="of:=[$redistribution_low.L90]" office:value-type="float" office:value="0.252546356916051" calcext:value-type="float">
            <text:p>0.252546356916051</text:p>
          </table:table-cell>
          <table:table-cell table:style-name="ce4" table:formula="of:=[$redistribution_low.M90]" office:value-type="float" office:value="0.259004617926475" calcext:value-type="float">
            <text:p>0.259004617926475</text:p>
          </table:table-cell>
          <table:table-cell table:number-columns-repeated="47"/>
        </table:table-row>
        <table:table-row table:style-name="ro1">
          <table:table-cell table:style-name="ce4" table:formula="of:=[.A94]+1" office:value-type="float" office:value="138" calcext:value-type="float">
            <text:p>138</text:p>
          </table:table-cell>
          <table:table-cell table:style-name="ce4" table:formula="of:=[$Redistribution_high.J91]" office:value-type="float" office:value="0.235348545185423" calcext:value-type="float">
            <text:p>0.235348545185423</text:p>
          </table:table-cell>
          <table:table-cell table:style-name="ce4" table:formula="of:=[$Redistribution_high.K91]" office:value-type="float" office:value="0.278517212567551" calcext:value-type="float">
            <text:p>0.278517212567551</text:p>
          </table:table-cell>
          <table:table-cell table:style-name="ce4" table:formula="of:=[$Redistribution_high.L91]" office:value-type="float" office:value="0.238679350498869" calcext:value-type="float">
            <text:p>0.238679350498869</text:p>
          </table:table-cell>
          <table:table-cell table:style-name="ce4" table:formula="of:=[$Redistribution_high.M91]" office:value-type="float" office:value="0.272345588143068" calcext:value-type="float">
            <text:p>0.272345588143068</text:p>
          </table:table-cell>
          <table:table-cell/>
          <table:table-cell table:style-name="ce4"/>
          <table:table-cell table:style-name="ce4" table:formula="of:=[$Redistribution_central.J91]" office:value-type="float" office:value="0.242816880377646" calcext:value-type="float">
            <text:p>0.242816880377646</text:p>
          </table:table-cell>
          <table:table-cell table:style-name="ce4" table:formula="of:=[$Redistribution_central.K91]" office:value-type="float" office:value="0.269581720039686" calcext:value-type="float">
            <text:p>0.269581720039686</text:p>
          </table:table-cell>
          <table:table-cell table:style-name="ce4" table:formula="of:=[$Redistribution_central.L91]" office:value-type="float" office:value="0.245500657291543" calcext:value-type="float">
            <text:p>0.245500657291543</text:p>
          </table:table-cell>
          <table:table-cell table:style-name="ce4" table:formula="of:=[$Redistribution_central.M91]" office:value-type="float" office:value="0.264765334548857" calcext:value-type="float">
            <text:p>0.264765334548857</text:p>
          </table:table-cell>
          <table:table-cell table:number-columns-repeated="2"/>
          <table:table-cell table:style-name="ce4" table:formula="of:=[$redistribution_low.J91]" office:value-type="float" office:value="0.243280998672451" calcext:value-type="float">
            <text:p>0.243280998672451</text:p>
          </table:table-cell>
          <table:table-cell table:style-name="ce4" table:formula="of:=[$redistribution_low.K91]" office:value-type="float" office:value="0.255643259070297" calcext:value-type="float">
            <text:p>0.255643259070297</text:p>
          </table:table-cell>
          <table:table-cell table:style-name="ce4" table:formula="of:=[$redistribution_low.L91]" office:value-type="float" office:value="0.246474897202036" calcext:value-type="float">
            <text:p>0.246474897202036</text:p>
          </table:table-cell>
          <table:table-cell table:style-name="ce4" table:formula="of:=[$redistribution_low.M91]" office:value-type="float" office:value="0.250234424051276" calcext:value-type="float">
            <text:p>0.250234424051276</text:p>
          </table:table-cell>
          <table:table-cell table:number-columns-repeated="47"/>
        </table:table-row>
        <table:table-row table:style-name="ro1">
          <table:table-cell table:style-name="ce4" table:formula="of:=[.A95]+1" office:value-type="float" office:value="139" calcext:value-type="float">
            <text:p>139</text:p>
          </table:table-cell>
          <table:table-cell table:style-name="ce4" table:formula="of:=[$Redistribution_high.J92]" office:value-type="float" office:value="0.2433054613981" calcext:value-type="float">
            <text:p>0.2433054613981</text:p>
          </table:table-cell>
          <table:table-cell table:style-name="ce4" table:formula="of:=[$Redistribution_high.K92]" office:value-type="float" office:value="0.294004936159838" calcext:value-type="float">
            <text:p>0.294004936159838</text:p>
          </table:table-cell>
          <table:table-cell table:style-name="ce4" table:formula="of:=[$Redistribution_high.L92]" office:value-type="float" office:value="0.246258510114228" calcext:value-type="float">
            <text:p>0.246258510114228</text:p>
          </table:table-cell>
          <table:table-cell table:style-name="ce4" table:formula="of:=[$Redistribution_high.M92]" office:value-type="float" office:value="0.288338550667129" calcext:value-type="float">
            <text:p>0.288338550667129</text:p>
          </table:table-cell>
          <table:table-cell/>
          <table:table-cell table:style-name="ce4"/>
          <table:table-cell table:style-name="ce4" table:formula="of:=[$Redistribution_central.J92]" office:value-type="float" office:value="0.242996742349837" calcext:value-type="float">
            <text:p>0.242996742349837</text:p>
          </table:table-cell>
          <table:table-cell table:style-name="ce4" table:formula="of:=[$Redistribution_central.K92]" office:value-type="float" office:value="0.270759858128328" calcext:value-type="float">
            <text:p>0.270759858128328</text:p>
          </table:table-cell>
          <table:table-cell table:style-name="ce4" table:formula="of:=[$Redistribution_central.L92]" office:value-type="float" office:value="0.245762077858793" calcext:value-type="float">
            <text:p>0.245762077858793</text:p>
          </table:table-cell>
          <table:table-cell table:style-name="ce4" table:formula="of:=[$Redistribution_central.M92]" office:value-type="float" office:value="0.265720500816353" calcext:value-type="float">
            <text:p>0.265720500816353</text:p>
          </table:table-cell>
          <table:table-cell table:number-columns-repeated="2"/>
          <table:table-cell table:style-name="ce4" table:formula="of:=[$redistribution_low.J92]" office:value-type="float" office:value="0.251513075469275" calcext:value-type="float">
            <text:p>0.251513075469275</text:p>
          </table:table-cell>
          <table:table-cell table:style-name="ce4" table:formula="of:=[$redistribution_low.K92]" office:value-type="float" office:value="0.275145619532933" calcext:value-type="float">
            <text:p>0.275145619532933</text:p>
          </table:table-cell>
          <table:table-cell table:style-name="ce4" table:formula="of:=[$redistribution_low.L92]" office:value-type="float" office:value="0.254823210543092" calcext:value-type="float">
            <text:p>0.254823210543092</text:p>
          </table:table-cell>
          <table:table-cell table:style-name="ce4" table:formula="of:=[$redistribution_low.M92]" office:value-type="float" office:value="0.269269799434529" calcext:value-type="float">
            <text:p>0.269269799434529</text:p>
          </table:table-cell>
          <table:table-cell table:number-columns-repeated="47"/>
        </table:table-row>
        <table:table-row table:style-name="ro1">
          <table:table-cell table:style-name="ce4" table:formula="of:=[.A96]+1" office:value-type="float" office:value="140" calcext:value-type="float">
            <text:p>140</text:p>
          </table:table-cell>
          <table:table-cell table:style-name="ce4" table:formula="of:=[$Redistribution_high.J93]" office:value-type="float" office:value="0.229975938623558" calcext:value-type="float">
            <text:p>0.229975938623558</text:p>
          </table:table-cell>
          <table:table-cell table:style-name="ce4" table:formula="of:=[$Redistribution_high.K93]" office:value-type="float" office:value="0.27349948258681" calcext:value-type="float">
            <text:p>0.27349948258681</text:p>
          </table:table-cell>
          <table:table-cell table:style-name="ce4" table:formula="of:=[$Redistribution_high.L93]" office:value-type="float" office:value="0.232711447376962" calcext:value-type="float">
            <text:p>0.232711447376962</text:p>
          </table:table-cell>
          <table:table-cell table:style-name="ce4" table:formula="of:=[$Redistribution_high.M93]" office:value-type="float" office:value="0.26833538101418" calcext:value-type="float">
            <text:p>0.26833538101418</text:p>
          </table:table-cell>
          <table:table-cell/>
          <table:table-cell table:style-name="ce4"/>
          <table:table-cell table:style-name="ce4" table:formula="of:=[$Redistribution_central.J93]" office:value-type="float" office:value="0.235384967038735" calcext:value-type="float">
            <text:p>0.235384967038735</text:p>
          </table:table-cell>
          <table:table-cell table:style-name="ce4" table:formula="of:=[$Redistribution_central.K93]" office:value-type="float" office:value="0.259252198936639" calcext:value-type="float">
            <text:p>0.259252198936639</text:p>
          </table:table-cell>
          <table:table-cell table:style-name="ce4" table:formula="of:=[$Redistribution_central.L93]" office:value-type="float" office:value="0.238302646718806" calcext:value-type="float">
            <text:p>0.238302646718806</text:p>
          </table:table-cell>
          <table:table-cell table:style-name="ce4" table:formula="of:=[$Redistribution_central.M93]" office:value-type="float" office:value="0.254029626516522" calcext:value-type="float">
            <text:p>0.254029626516522</text:p>
          </table:table-cell>
          <table:table-cell table:number-columns-repeated="2"/>
          <table:table-cell table:style-name="ce4" table:formula="of:=[$redistribution_low.J93]" office:value-type="float" office:value="0.252639592193839" calcext:value-type="float">
            <text:p>0.252639592193839</text:p>
          </table:table-cell>
          <table:table-cell table:style-name="ce4" table:formula="of:=[$redistribution_low.K93]" office:value-type="float" office:value="0.265648128351722" calcext:value-type="float">
            <text:p>0.265648128351722</text:p>
          </table:table-cell>
          <table:table-cell table:style-name="ce4" table:formula="of:=[$redistribution_low.L93]" office:value-type="float" office:value="0.255823295209152" calcext:value-type="float">
            <text:p>0.255823295209152</text:p>
          </table:table-cell>
          <table:table-cell table:style-name="ce4" table:formula="of:=[$redistribution_low.M93]" office:value-type="float" office:value="0.260190703100563" calcext:value-type="float">
            <text:p>0.260190703100563</text:p>
          </table:table-cell>
          <table:table-cell table:number-columns-repeated="47"/>
        </table:table-row>
        <table:table-row table:style-name="ro1">
          <table:table-cell table:style-name="ce4" table:formula="of:=[.A97]+1" office:value-type="float" office:value="141" calcext:value-type="float">
            <text:p>141</text:p>
          </table:table-cell>
          <table:table-cell table:style-name="ce4" table:formula="of:=[$Redistribution_high.J94]" office:value-type="float" office:value="0.222786362699772" calcext:value-type="float">
            <text:p>0.222786362699772</text:p>
          </table:table-cell>
          <table:table-cell table:style-name="ce4" table:formula="of:=[$Redistribution_high.K94]" office:value-type="float" office:value="0.255646271414699" calcext:value-type="float">
            <text:p>0.255646271414699</text:p>
          </table:table-cell>
          <table:table-cell table:style-name="ce4" table:formula="of:=[$Redistribution_high.L94]" office:value-type="float" office:value="0.226157385871632" calcext:value-type="float">
            <text:p>0.226157385871632</text:p>
          </table:table-cell>
          <table:table-cell table:style-name="ce4" table:formula="of:=[$Redistribution_high.M94]" office:value-type="float" office:value="0.249569043433755" calcext:value-type="float">
            <text:p>0.249569043433755</text:p>
          </table:table-cell>
          <table:table-cell/>
          <table:table-cell table:style-name="ce4"/>
          <table:table-cell table:style-name="ce4" table:formula="of:=[$Redistribution_central.J94]" office:value-type="float" office:value="0.236625841970641" calcext:value-type="float">
            <text:p>0.236625841970641</text:p>
          </table:table-cell>
          <table:table-cell table:style-name="ce4" table:formula="of:=[$Redistribution_central.K94]" office:value-type="float" office:value="0.266340158341556" calcext:value-type="float">
            <text:p>0.266340158341556</text:p>
          </table:table-cell>
          <table:table-cell table:style-name="ce4" table:formula="of:=[$Redistribution_central.L94]" office:value-type="float" office:value="0.24041094098491" calcext:value-type="float">
            <text:p>0.24041094098491</text:p>
          </table:table-cell>
          <table:table-cell table:style-name="ce4" table:formula="of:=[$Redistribution_central.M94]" office:value-type="float" office:value="0.259514488784195" calcext:value-type="float">
            <text:p>0.259514488784195</text:p>
          </table:table-cell>
          <table:table-cell table:number-columns-repeated="2"/>
          <table:table-cell table:style-name="ce4" table:formula="of:=[$redistribution_low.J94]" office:value-type="float" office:value="0.24824685151374" calcext:value-type="float">
            <text:p>0.24824685151374</text:p>
          </table:table-cell>
          <table:table-cell table:style-name="ce4" table:formula="of:=[$redistribution_low.K94]" office:value-type="float" office:value="0.290604646151488" calcext:value-type="float">
            <text:p>0.290604646151488</text:p>
          </table:table-cell>
          <table:table-cell table:style-name="ce4" table:formula="of:=[$redistribution_low.L94]" office:value-type="float" office:value="0.252227489745112" calcext:value-type="float">
            <text:p>0.252227489745112</text:p>
          </table:table-cell>
          <table:table-cell table:style-name="ce4" table:formula="of:=[$redistribution_low.M94]" office:value-type="float" office:value="0.283191923460874" calcext:value-type="float">
            <text:p>0.283191923460874</text:p>
          </table:table-cell>
          <table:table-cell table:number-columns-repeated="47"/>
        </table:table-row>
        <table:table-row table:style-name="ro1">
          <table:table-cell table:style-name="ce4" table:formula="of:=[.A98]+1" office:value-type="float" office:value="142" calcext:value-type="float">
            <text:p>142</text:p>
          </table:table-cell>
          <table:table-cell table:style-name="ce4" table:formula="of:=[$Redistribution_high.J95]" office:value-type="float" office:value="0.225762912692412" calcext:value-type="float">
            <text:p>0.225762912692412</text:p>
          </table:table-cell>
          <table:table-cell table:style-name="ce4" table:formula="of:=[$Redistribution_high.K95]" office:value-type="float" office:value="0.265344648420126" calcext:value-type="float">
            <text:p>0.265344648420126</text:p>
          </table:table-cell>
          <table:table-cell table:style-name="ce4" table:formula="of:=[$Redistribution_high.L95]" office:value-type="float" office:value="0.228558365611783" calcext:value-type="float">
            <text:p>0.228558365611783</text:p>
          </table:table-cell>
          <table:table-cell table:style-name="ce4" table:formula="of:=[$Redistribution_high.M95]" office:value-type="float" office:value="0.260146915258157" calcext:value-type="float">
            <text:p>0.260146915258157</text:p>
          </table:table-cell>
          <table:table-cell/>
          <table:table-cell table:style-name="ce4"/>
          <table:table-cell table:style-name="ce4" table:formula="of:=[$Redistribution_central.J95]" office:value-type="float" office:value="0.23678939596117" calcext:value-type="float">
            <text:p>0.23678939596117</text:p>
          </table:table-cell>
          <table:table-cell table:style-name="ce4" table:formula="of:=[$Redistribution_central.K95]" office:value-type="float" office:value="0.270243008480175" calcext:value-type="float">
            <text:p>0.270243008480175</text:p>
          </table:table-cell>
          <table:table-cell table:style-name="ce4" table:formula="of:=[$Redistribution_central.L95]" office:value-type="float" office:value="0.239370227981797" calcext:value-type="float">
            <text:p>0.239370227981797</text:p>
          </table:table-cell>
          <table:table-cell table:style-name="ce4" table:formula="of:=[$Redistribution_central.M95]" office:value-type="float" office:value="0.265451967359339" calcext:value-type="float">
            <text:p>0.265451967359339</text:p>
          </table:table-cell>
          <table:table-cell table:number-columns-repeated="2"/>
          <table:table-cell table:style-name="ce4" table:formula="of:=[$redistribution_low.J95]" office:value-type="float" office:value="0.247882431750097" calcext:value-type="float">
            <text:p>0.247882431750097</text:p>
          </table:table-cell>
          <table:table-cell table:style-name="ce4" table:formula="of:=[$redistribution_low.K95]" office:value-type="float" office:value="0.282059472883433" calcext:value-type="float">
            <text:p>0.282059472883433</text:p>
          </table:table-cell>
          <table:table-cell table:style-name="ce4" table:formula="of:=[$redistribution_low.L95]" office:value-type="float" office:value="0.251147485477258" calcext:value-type="float">
            <text:p>0.251147485477258</text:p>
          </table:table-cell>
          <table:table-cell table:style-name="ce4" table:formula="of:=[$redistribution_low.M95]" office:value-type="float" office:value="0.276078548719298" calcext:value-type="float">
            <text:p>0.276078548719298</text:p>
          </table:table-cell>
          <table:table-cell table:number-columns-repeated="47"/>
        </table:table-row>
        <table:table-row table:style-name="ro1">
          <table:table-cell table:style-name="ce4" table:formula="of:=[.A99]+1" office:value-type="float" office:value="143" calcext:value-type="float">
            <text:p>143</text:p>
          </table:table-cell>
          <table:table-cell table:style-name="ce4" table:formula="of:=[$Redistribution_high.J96]" office:value-type="float" office:value="0.224857461975755" calcext:value-type="float">
            <text:p>0.224857461975755</text:p>
          </table:table-cell>
          <table:table-cell table:style-name="ce4" table:formula="of:=[$Redistribution_high.K96]" office:value-type="float" office:value="0.268287214366962" calcext:value-type="float">
            <text:p>0.268287214366962</text:p>
          </table:table-cell>
          <table:table-cell table:style-name="ce4" table:formula="of:=[$Redistribution_high.L96]" office:value-type="float" office:value="0.227027592493" calcext:value-type="float">
            <text:p>0.227027592493</text:p>
          </table:table-cell>
          <table:table-cell table:style-name="ce4" table:formula="of:=[$Redistribution_high.M96]" office:value-type="float" office:value="0.264189186440912" calcext:value-type="float">
            <text:p>0.264189186440912</text:p>
          </table:table-cell>
          <table:table-cell/>
          <table:table-cell table:style-name="ce4"/>
          <table:table-cell table:style-name="ce4" table:formula="of:=[$Redistribution_central.J96]" office:value-type="float" office:value="0.239413446323484" calcext:value-type="float">
            <text:p>0.239413446323484</text:p>
          </table:table-cell>
          <table:table-cell table:style-name="ce4" table:formula="of:=[$Redistribution_central.K96]" office:value-type="float" office:value="0.271439708570755" calcext:value-type="float">
            <text:p>0.271439708570755</text:p>
          </table:table-cell>
          <table:table-cell table:style-name="ce4" table:formula="of:=[$Redistribution_central.L96]" office:value-type="float" office:value="0.241718914655" calcext:value-type="float">
            <text:p>0.241718914655</text:p>
          </table:table-cell>
          <table:table-cell table:style-name="ce4" table:formula="of:=[$Redistribution_central.M96]" office:value-type="float" office:value="0.267125088467877" calcext:value-type="float">
            <text:p>0.267125088467877</text:p>
          </table:table-cell>
          <table:table-cell table:number-columns-repeated="2"/>
          <table:table-cell table:style-name="ce4" table:formula="of:=[$redistribution_low.J96]" office:value-type="float" office:value="0.244842213915811" calcext:value-type="float">
            <text:p>0.244842213915811</text:p>
          </table:table-cell>
          <table:table-cell table:style-name="ce4" table:formula="of:=[$redistribution_low.K96]" office:value-type="float" office:value="0.277235756323656" calcext:value-type="float">
            <text:p>0.277235756323656</text:p>
          </table:table-cell>
          <table:table-cell table:style-name="ce4" table:formula="of:=[$redistribution_low.L96]" office:value-type="float" office:value="0.246853965427498" calcext:value-type="float">
            <text:p>0.246853965427498</text:p>
          </table:table-cell>
          <table:table-cell table:style-name="ce4" table:formula="of:=[$redistribution_low.M96]" office:value-type="float" office:value="0.273593064759844" calcext:value-type="float">
            <text:p>0.273593064759844</text:p>
          </table:table-cell>
          <table:table-cell table:number-columns-repeated="47"/>
        </table:table-row>
        <table:table-row table:style-name="ro1">
          <table:table-cell table:style-name="ce4" table:formula="of:=[.A100]+1" office:value-type="float" office:value="144" calcext:value-type="float">
            <text:p>144</text:p>
          </table:table-cell>
          <table:table-cell table:style-name="ce4" table:formula="of:=[$Redistribution_high.J97]" office:value-type="float" office:value="0.223936361023922" calcext:value-type="float">
            <text:p>0.223936361023922</text:p>
          </table:table-cell>
          <table:table-cell table:style-name="ce4" table:formula="of:=[$Redistribution_high.K97]" office:value-type="float" office:value="0.264427939981598" calcext:value-type="float">
            <text:p>0.264427939981598</text:p>
          </table:table-cell>
          <table:table-cell table:style-name="ce4" table:formula="of:=[$Redistribution_high.L97]" office:value-type="float" office:value="0.225741164126917" calcext:value-type="float">
            <text:p>0.225741164126917</text:p>
          </table:table-cell>
          <table:table-cell table:style-name="ce4" table:formula="of:=[$Redistribution_high.M97]" office:value-type="float" office:value="0.261017289602332" calcext:value-type="float">
            <text:p>0.261017289602332</text:p>
          </table:table-cell>
          <table:table-cell/>
          <table:table-cell table:style-name="ce4"/>
          <table:table-cell table:style-name="ce4" table:formula="of:=[$Redistribution_central.J97]" office:value-type="float" office:value="0.242474823751071" calcext:value-type="float">
            <text:p>0.242474823751071</text:p>
          </table:table-cell>
          <table:table-cell table:style-name="ce4" table:formula="of:=[$Redistribution_central.K97]" office:value-type="float" office:value="0.277523954226648" calcext:value-type="float">
            <text:p>0.277523954226648</text:p>
          </table:table-cell>
          <table:table-cell table:style-name="ce4" table:formula="of:=[$Redistribution_central.L97]" office:value-type="float" office:value="0.24469641808468" calcext:value-type="float">
            <text:p>0.24469641808468</text:p>
          </table:table-cell>
          <table:table-cell table:style-name="ce4" table:formula="of:=[$Redistribution_central.M97]" office:value-type="float" office:value="0.273303177405517" calcext:value-type="float">
            <text:p>0.273303177405517</text:p>
          </table:table-cell>
          <table:table-cell table:number-columns-repeated="2"/>
          <table:table-cell table:style-name="ce4" table:formula="of:=[$redistribution_low.J97]" office:value-type="float" office:value="0.248893120640757" calcext:value-type="float">
            <text:p>0.248893120640757</text:p>
          </table:table-cell>
          <table:table-cell table:style-name="ce4" table:formula="of:=[$redistribution_low.K97]" office:value-type="float" office:value="0.276207581591766" calcext:value-type="float">
            <text:p>0.276207581591766</text:p>
          </table:table-cell>
          <table:table-cell table:style-name="ce4" table:formula="of:=[$redistribution_low.L97]" office:value-type="float" office:value="0.251616955451019" calcext:value-type="float">
            <text:p>0.251616955451019</text:p>
          </table:table-cell>
          <table:table-cell table:style-name="ce4" table:formula="of:=[$redistribution_low.M97]" office:value-type="float" office:value="0.271350499082024" calcext:value-type="float">
            <text:p>0.271350499082024</text:p>
          </table:table-cell>
          <table:table-cell table:number-columns-repeated="47"/>
        </table:table-row>
        <table:table-row table:style-name="ro1">
          <table:table-cell table:style-name="ce4" table:formula="of:=[.A101]+1" office:value-type="float" office:value="145" calcext:value-type="float">
            <text:p>145</text:p>
          </table:table-cell>
          <table:table-cell table:style-name="ce4" table:formula="of:=[$Redistribution_high.J98]" office:value-type="float" office:value="0.223706288841716" calcext:value-type="float">
            <text:p>0.223706288841716</text:p>
          </table:table-cell>
          <table:table-cell table:style-name="ce4" table:formula="of:=[$Redistribution_high.K98]" office:value-type="float" office:value="0.261954800398396" calcext:value-type="float">
            <text:p>0.261954800398396</text:p>
          </table:table-cell>
          <table:table-cell table:style-name="ce4" table:formula="of:=[$Redistribution_high.L98]" office:value-type="float" office:value="0.226450997922506" calcext:value-type="float">
            <text:p>0.226450997922506</text:p>
          </table:table-cell>
          <table:table-cell table:style-name="ce4" table:formula="of:=[$Redistribution_high.M98]" office:value-type="float" office:value="0.256903368142222" calcext:value-type="float">
            <text:p>0.256903368142222</text:p>
          </table:table-cell>
          <table:table-cell/>
          <table:table-cell table:style-name="ce4"/>
          <table:table-cell table:style-name="ce4" table:formula="of:=[$Redistribution_central.J98]" office:value-type="float" office:value="0.24139979100495" calcext:value-type="float">
            <text:p>0.24139979100495</text:p>
          </table:table-cell>
          <table:table-cell table:style-name="ce4" table:formula="of:=[$Redistribution_central.K98]" office:value-type="float" office:value="0.281841593855147" calcext:value-type="float">
            <text:p>0.281841593855147</text:p>
          </table:table-cell>
          <table:table-cell table:style-name="ce4" table:formula="of:=[$Redistribution_central.L98]" office:value-type="float" office:value="0.243612429426616" calcext:value-type="float">
            <text:p>0.243612429426616</text:p>
          </table:table-cell>
          <table:table-cell table:style-name="ce4" table:formula="of:=[$Redistribution_central.M98]" office:value-type="float" office:value="0.277526273472752" calcext:value-type="float">
            <text:p>0.277526273472752</text:p>
          </table:table-cell>
          <table:table-cell table:number-columns-repeated="2"/>
          <table:table-cell table:style-name="ce4" table:formula="of:=[$redistribution_low.J98]" office:value-type="float" office:value="0.244089211648915" calcext:value-type="float">
            <text:p>0.244089211648915</text:p>
          </table:table-cell>
          <table:table-cell table:style-name="ce4" table:formula="of:=[$redistribution_low.K98]" office:value-type="float" office:value="0.286859558402384" calcext:value-type="float">
            <text:p>0.286859558402384</text:p>
          </table:table-cell>
          <table:table-cell table:style-name="ce4" table:formula="of:=[$redistribution_low.L98]" office:value-type="float" office:value="0.247239798715242" calcext:value-type="float">
            <text:p>0.247239798715242</text:p>
          </table:table-cell>
          <table:table-cell table:style-name="ce4" table:formula="of:=[$redistribution_low.M98]" office:value-type="float" office:value="0.280930185199016" calcext:value-type="float">
            <text:p>0.280930185199016</text:p>
          </table:table-cell>
          <table:table-cell table:number-columns-repeated="47"/>
        </table:table-row>
        <table:table-row table:style-name="ro1">
          <table:table-cell table:style-name="ce4" table:formula="of:=[.A102]+1" office:value-type="float" office:value="146" calcext:value-type="float">
            <text:p>146</text:p>
          </table:table-cell>
          <table:table-cell table:style-name="ce4" table:formula="of:=[$Redistribution_high.J99]" office:value-type="float" office:value="0.227526954720457" calcext:value-type="float">
            <text:p>0.227526954720457</text:p>
          </table:table-cell>
          <table:table-cell table:style-name="ce4" table:formula="of:=[$Redistribution_high.K99]" office:value-type="float" office:value="0.273163904009564" calcext:value-type="float">
            <text:p>0.273163904009564</text:p>
          </table:table-cell>
          <table:table-cell table:style-name="ce4" table:formula="of:=[$Redistribution_high.L99]" office:value-type="float" office:value="0.229529847780514" calcext:value-type="float">
            <text:p>0.229529847780514</text:p>
          </table:table-cell>
          <table:table-cell table:style-name="ce4" table:formula="of:=[$Redistribution_high.M99]" office:value-type="float" office:value="0.269303477304437" calcext:value-type="float">
            <text:p>0.269303477304437</text:p>
          </table:table-cell>
          <table:table-cell/>
          <table:table-cell table:style-name="ce4"/>
          <table:table-cell table:style-name="ce4" table:formula="of:=[$Redistribution_central.J99]" office:value-type="float" office:value="0.255565275638608" calcext:value-type="float">
            <text:p>0.255565275638608</text:p>
          </table:table-cell>
          <table:table-cell table:style-name="ce4" table:formula="of:=[$Redistribution_central.K99]" office:value-type="float" office:value="0.302330444901826" calcext:value-type="float">
            <text:p>0.302330444901826</text:p>
          </table:table-cell>
          <table:table-cell table:style-name="ce4" table:formula="of:=[$Redistribution_central.L99]" office:value-type="float" office:value="0.257116360588373" calcext:value-type="float">
            <text:p>0.257116360588373</text:p>
          </table:table-cell>
          <table:table-cell table:style-name="ce4" table:formula="of:=[$Redistribution_central.M99]" office:value-type="float" office:value="0.29925329604561" calcext:value-type="float">
            <text:p>0.29925329604561</text:p>
          </table:table-cell>
          <table:table-cell table:number-columns-repeated="2"/>
          <table:table-cell table:style-name="ce4" table:formula="of:=[$redistribution_low.J99]" office:value-type="float" office:value="0.246250793575836" calcext:value-type="float">
            <text:p>0.246250793575836</text:p>
          </table:table-cell>
          <table:table-cell table:style-name="ce4" table:formula="of:=[$redistribution_low.K99]" office:value-type="float" office:value="0.285307557515535" calcext:value-type="float">
            <text:p>0.285307557515535</text:p>
          </table:table-cell>
          <table:table-cell table:style-name="ce4" table:formula="of:=[$redistribution_low.L99]" office:value-type="float" office:value="0.248224761929491" calcext:value-type="float">
            <text:p>0.248224761929491</text:p>
          </table:table-cell>
          <table:table-cell table:style-name="ce4" table:formula="of:=[$redistribution_low.M99]" office:value-type="float" office:value="0.281560205849826" calcext:value-type="float">
            <text:p>0.281560205849826</text:p>
          </table:table-cell>
          <table:table-cell table:number-columns-repeated="47"/>
        </table:table-row>
        <table:table-row table:style-name="ro1">
          <table:table-cell table:style-name="ce4" table:formula="of:=[.A103]+1" office:value-type="float" office:value="147" calcext:value-type="float">
            <text:p>147</text:p>
          </table:table-cell>
          <table:table-cell table:style-name="ce4" table:formula="of:=[$Redistribution_high.J100]" office:value-type="float" office:value="0.2228776245276" calcext:value-type="float">
            <text:p>0.2228776245276</text:p>
          </table:table-cell>
          <table:table-cell table:style-name="ce4" table:formula="of:=[$Redistribution_high.K100]" office:value-type="float" office:value="0.261130132524885" calcext:value-type="float">
            <text:p>0.261130132524885</text:p>
          </table:table-cell>
          <table:table-cell table:style-name="ce4" table:formula="of:=[$Redistribution_high.L100]" office:value-type="float" office:value="0.225126305660496" calcext:value-type="float">
            <text:p>0.225126305660496</text:p>
          </table:table-cell>
          <table:table-cell table:style-name="ce4" table:formula="of:=[$Redistribution_high.M100]" office:value-type="float" office:value="0.256872683715587" calcext:value-type="float">
            <text:p>0.256872683715587</text:p>
          </table:table-cell>
          <table:table-cell/>
          <table:table-cell table:style-name="ce4"/>
          <table:table-cell table:style-name="ce4" table:formula="of:=[$Redistribution_central.J100]" office:value-type="float" office:value="0.257145514385337" calcext:value-type="float">
            <text:p>0.257145514385337</text:p>
          </table:table-cell>
          <table:table-cell table:style-name="ce4" table:formula="of:=[$Redistribution_central.K100]" office:value-type="float" office:value="0.308277288299079" calcext:value-type="float">
            <text:p>0.308277288299079</text:p>
          </table:table-cell>
          <table:table-cell table:style-name="ce4" table:formula="of:=[$Redistribution_central.L100]" office:value-type="float" office:value="0.258456174528913" calcext:value-type="float">
            <text:p>0.258456174528913</text:p>
          </table:table-cell>
          <table:table-cell table:style-name="ce4" table:formula="of:=[$Redistribution_central.M100]" office:value-type="float" office:value="0.305684631813397" calcext:value-type="float">
            <text:p>0.305684631813397</text:p>
          </table:table-cell>
          <table:table-cell table:number-columns-repeated="2"/>
          <table:table-cell table:style-name="ce4" table:formula="of:=[$redistribution_low.J100]" office:value-type="float" office:value="0.251262431371313" calcext:value-type="float">
            <text:p>0.251262431371313</text:p>
          </table:table-cell>
          <table:table-cell table:style-name="ce4" table:formula="of:=[$redistribution_low.K100]" office:value-type="float" office:value="0.286413715790078" calcext:value-type="float">
            <text:p>0.286413715790078</text:p>
          </table:table-cell>
          <table:table-cell table:style-name="ce4" table:formula="of:=[$redistribution_low.L100]" office:value-type="float" office:value="0.253759836018757" calcext:value-type="float">
            <text:p>0.253759836018757</text:p>
          </table:table-cell>
          <table:table-cell table:style-name="ce4" table:formula="of:=[$redistribution_low.M100]" office:value-type="float" office:value="0.281751120397557" calcext:value-type="float">
            <text:p>0.281751120397557</text:p>
          </table:table-cell>
          <table:table-cell table:number-columns-repeated="47"/>
        </table:table-row>
        <table:table-row table:style-name="ro1">
          <table:table-cell table:style-name="ce4" table:formula="of:=[.A104]+1" office:value-type="float" office:value="148" calcext:value-type="float">
            <text:p>148</text:p>
          </table:table-cell>
          <table:table-cell table:style-name="ce4" table:formula="of:=[$Redistribution_high.J101]" office:value-type="float" office:value="0.222822403178271" calcext:value-type="float">
            <text:p>0.222822403178271</text:p>
          </table:table-cell>
          <table:table-cell table:style-name="ce4" table:formula="of:=[$Redistribution_high.K101]" office:value-type="float" office:value="0.262538103241498" calcext:value-type="float">
            <text:p>0.262538103241498</text:p>
          </table:table-cell>
          <table:table-cell table:style-name="ce4" table:formula="of:=[$Redistribution_high.L101]" office:value-type="float" office:value="0.224958679383376" calcext:value-type="float">
            <text:p>0.224958679383376</text:p>
          </table:table-cell>
          <table:table-cell table:style-name="ce4" table:formula="of:=[$Redistribution_high.M101]" office:value-type="float" office:value="0.25847079886227" calcext:value-type="float">
            <text:p>0.25847079886227</text:p>
          </table:table-cell>
          <table:table-cell/>
          <table:table-cell table:style-name="ce4"/>
          <table:table-cell table:style-name="ce4" table:formula="of:=[$Redistribution_central.J101]" office:value-type="float" office:value="0.272515106960964" calcext:value-type="float">
            <text:p>0.272515106960964</text:p>
          </table:table-cell>
          <table:table-cell table:style-name="ce4" table:formula="of:=[$Redistribution_central.K101]" office:value-type="float" office:value="0.334084991462737" calcext:value-type="float">
            <text:p>0.334084991462737</text:p>
          </table:table-cell>
          <table:table-cell table:style-name="ce4" table:formula="of:=[$Redistribution_central.L101]" office:value-type="float" office:value="0.274161398710591" calcext:value-type="float">
            <text:p>0.274161398710591</text:p>
          </table:table-cell>
          <table:table-cell table:style-name="ce4" table:formula="of:=[$Redistribution_central.M101]" office:value-type="float" office:value="0.330731891632722" calcext:value-type="float">
            <text:p>0.330731891632722</text:p>
          </table:table-cell>
          <table:table-cell table:number-columns-repeated="2"/>
          <table:table-cell table:style-name="ce4" table:formula="of:=[$redistribution_low.J101]" office:value-type="float" office:value="0.258794270273683" calcext:value-type="float">
            <text:p>0.258794270273683</text:p>
          </table:table-cell>
          <table:table-cell table:style-name="ce4" table:formula="of:=[$redistribution_low.K101]" office:value-type="float" office:value="0.301593146398479" calcext:value-type="float">
            <text:p>0.301593146398479</text:p>
          </table:table-cell>
          <table:table-cell table:style-name="ce4" table:formula="of:=[$redistribution_low.L101]" office:value-type="float" office:value="0.261085717956131" calcext:value-type="float">
            <text:p>0.261085717956131</text:p>
          </table:table-cell>
          <table:table-cell table:style-name="ce4" table:formula="of:=[$redistribution_low.M101]" office:value-type="float" office:value="0.297249516632147" calcext:value-type="float">
            <text:p>0.297249516632147</text:p>
          </table:table-cell>
          <table:table-cell table:number-columns-repeated="47"/>
        </table:table-row>
        <table:table-row table:style-name="ro1">
          <table:table-cell table:style-name="ce4" table:formula="of:=[.A105]+1" office:value-type="float" office:value="149" calcext:value-type="float">
            <text:p>149</text:p>
          </table:table-cell>
          <table:table-cell table:style-name="ce4" table:formula="of:=[$Redistribution_high.J102]" office:value-type="float" office:value="0.222318581993309" calcext:value-type="float">
            <text:p>0.222318581993309</text:p>
          </table:table-cell>
          <table:table-cell table:style-name="ce4" table:formula="of:=[$Redistribution_high.K102]" office:value-type="float" office:value="0.26261168536821" calcext:value-type="float">
            <text:p>0.26261168536821</text:p>
          </table:table-cell>
          <table:table-cell table:style-name="ce4" table:formula="of:=[$Redistribution_high.L102]" office:value-type="float" office:value="0.22506366468945" calcext:value-type="float">
            <text:p>0.22506366468945</text:p>
          </table:table-cell>
          <table:table-cell table:style-name="ce4" table:formula="of:=[$Redistribution_high.M102]" office:value-type="float" office:value="0.257445254172093" calcext:value-type="float">
            <text:p>0.257445254172093</text:p>
          </table:table-cell>
          <table:table-cell/>
          <table:table-cell table:style-name="ce4"/>
          <table:table-cell table:style-name="ce4" table:formula="of:=[$Redistribution_central.J102]" office:value-type="float" office:value="0.272040063378792" calcext:value-type="float">
            <text:p>0.272040063378792</text:p>
          </table:table-cell>
          <table:table-cell table:style-name="ce4" table:formula="of:=[$Redistribution_central.K102]" office:value-type="float" office:value="0.348071852100416" calcext:value-type="float">
            <text:p>0.348071852100416</text:p>
          </table:table-cell>
          <table:table-cell table:style-name="ce4" table:formula="of:=[$Redistribution_central.L102]" office:value-type="float" office:value="0.27409086473614" calcext:value-type="float">
            <text:p>0.27409086473614</text:p>
          </table:table-cell>
          <table:table-cell table:style-name="ce4" table:formula="of:=[$Redistribution_central.M102]" office:value-type="float" office:value="0.343751322337803" calcext:value-type="float">
            <text:p>0.343751322337803</text:p>
          </table:table-cell>
          <table:table-cell table:number-columns-repeated="2"/>
          <table:table-cell table:style-name="ce4" table:formula="of:=[$redistribution_low.J102]" office:value-type="float" office:value="0.246006977238564" calcext:value-type="float">
            <text:p>0.246006977238564</text:p>
          </table:table-cell>
          <table:table-cell table:style-name="ce4" table:formula="of:=[$redistribution_low.K102]" office:value-type="float" office:value="0.282578127177476" calcext:value-type="float">
            <text:p>0.282578127177476</text:p>
          </table:table-cell>
          <table:table-cell table:style-name="ce4" table:formula="of:=[$redistribution_low.L102]" office:value-type="float" office:value="0.248663955416001" calcext:value-type="float">
            <text:p>0.248663955416001</text:p>
          </table:table-cell>
          <table:table-cell table:style-name="ce4" table:formula="of:=[$redistribution_low.M102]" office:value-type="float" office:value="0.277599140387587" calcext:value-type="float">
            <text:p>0.277599140387587</text:p>
          </table:table-cell>
          <table:table-cell table:number-columns-repeated="47"/>
        </table:table-row>
        <table:table-row table:style-name="ro1">
          <table:table-cell table:style-name="ce4" table:formula="of:=[.A106]+1" office:value-type="float" office:value="150" calcext:value-type="float">
            <text:p>150</text:p>
          </table:table-cell>
          <table:table-cell table:style-name="ce4" table:formula="of:=[$Redistribution_high.J103]" office:value-type="float" office:value="0.225708994895141" calcext:value-type="float">
            <text:p>0.225708994895141</text:p>
          </table:table-cell>
          <table:table-cell table:style-name="ce4" table:formula="of:=[$Redistribution_high.K103]" office:value-type="float" office:value="0.269455998833496" calcext:value-type="float">
            <text:p>0.269455998833496</text:p>
          </table:table-cell>
          <table:table-cell table:style-name="ce4" table:formula="of:=[$Redistribution_high.L103]" office:value-type="float" office:value="0.229029824226617" calcext:value-type="float">
            <text:p>0.229029824226617</text:p>
          </table:table-cell>
          <table:table-cell table:style-name="ce4" table:formula="of:=[$Redistribution_high.M103]" office:value-type="float" office:value="0.262958578612191" calcext:value-type="float">
            <text:p>0.262958578612191</text:p>
          </table:table-cell>
          <table:table-cell/>
          <table:table-cell table:style-name="ce4"/>
          <table:table-cell table:style-name="ce4" table:formula="of:=[$Redistribution_central.J103]" office:value-type="float" office:value="0.263342600267667" calcext:value-type="float">
            <text:p>0.263342600267667</text:p>
          </table:table-cell>
          <table:table-cell table:style-name="ce4" table:formula="of:=[$Redistribution_central.K103]" office:value-type="float" office:value="0.335630829582479" calcext:value-type="float">
            <text:p>0.335630829582479</text:p>
          </table:table-cell>
          <table:table-cell table:style-name="ce4" table:formula="of:=[$Redistribution_central.L103]" office:value-type="float" office:value="0.265323638010007" calcext:value-type="float">
            <text:p>0.265323638010007</text:p>
          </table:table-cell>
          <table:table-cell table:style-name="ce4" table:formula="of:=[$Redistribution_central.M103]" office:value-type="float" office:value="0.331440547222094" calcext:value-type="float">
            <text:p>0.331440547222094</text:p>
          </table:table-cell>
          <table:table-cell table:number-columns-repeated="2"/>
          <table:table-cell table:style-name="ce4" table:formula="of:=[$redistribution_low.J103]" office:value-type="float" office:value="0.252350663187989" calcext:value-type="float">
            <text:p>0.252350663187989</text:p>
          </table:table-cell>
          <table:table-cell table:style-name="ce4" table:formula="of:=[$redistribution_low.K103]" office:value-type="float" office:value="0.295709971413636" calcext:value-type="float">
            <text:p>0.295709971413636</text:p>
          </table:table-cell>
          <table:table-cell table:style-name="ce4" table:formula="of:=[$redistribution_low.L103]" office:value-type="float" office:value="0.254378176746453" calcext:value-type="float">
            <text:p>0.254378176746453</text:p>
          </table:table-cell>
          <table:table-cell table:style-name="ce4" table:formula="of:=[$redistribution_low.M103]" office:value-type="float" office:value="0.291846109070874" calcext:value-type="float">
            <text:p>0.291846109070874</text:p>
          </table:table-cell>
          <table:table-cell table:number-columns-repeated="47"/>
        </table:table-row>
        <table:table-row table:style-name="ro1">
          <table:table-cell table:style-name="ce4" table:formula="of:=[.A107]+1" office:value-type="float" office:value="151" calcext:value-type="float">
            <text:p>151</text:p>
          </table:table-cell>
          <table:table-cell table:style-name="ce4" table:formula="of:=[$Redistribution_high.J104]" office:value-type="float" office:value="0.226919981044547" calcext:value-type="float">
            <text:p>0.226919981044547</text:p>
          </table:table-cell>
          <table:table-cell table:style-name="ce4" table:formula="of:=[$Redistribution_high.K104]" office:value-type="float" office:value="0.261327865752899" calcext:value-type="float">
            <text:p>0.261327865752899</text:p>
          </table:table-cell>
          <table:table-cell table:style-name="ce4" table:formula="of:=[$Redistribution_high.L104]" office:value-type="float" office:value="0.230359890218065" calcext:value-type="float">
            <text:p>0.230359890218065</text:p>
          </table:table-cell>
          <table:table-cell table:style-name="ce4" table:formula="of:=[$Redistribution_high.M104]" office:value-type="float" office:value="0.254899383805056" calcext:value-type="float">
            <text:p>0.254899383805056</text:p>
          </table:table-cell>
          <table:table-cell/>
          <table:table-cell table:style-name="ce4"/>
          <table:table-cell table:style-name="ce4" table:formula="of:=[$Redistribution_central.J104]" office:value-type="float" office:value="0.271369462850921" calcext:value-type="float">
            <text:p>0.271369462850921</text:p>
          </table:table-cell>
          <table:table-cell table:style-name="ce4" table:formula="of:=[$Redistribution_central.K104]" office:value-type="float" office:value="0.347771695064726" calcext:value-type="float">
            <text:p>0.347771695064726</text:p>
          </table:table-cell>
          <table:table-cell table:style-name="ce4" table:formula="of:=[$Redistribution_central.L104]" office:value-type="float" office:value="0.272746551348877" calcext:value-type="float">
            <text:p>0.272746551348877</text:p>
          </table:table-cell>
          <table:table-cell table:style-name="ce4" table:formula="of:=[$Redistribution_central.M104]" office:value-type="float" office:value="0.344822693806138" calcext:value-type="float">
            <text:p>0.344822693806138</text:p>
          </table:table-cell>
          <table:table-cell table:number-columns-repeated="2"/>
          <table:table-cell table:style-name="ce4" table:formula="of:=[$redistribution_low.J104]" office:value-type="float" office:value="0.246666122187757" calcext:value-type="float">
            <text:p>0.246666122187757</text:p>
          </table:table-cell>
          <table:table-cell table:style-name="ce4" table:formula="of:=[$redistribution_low.K104]" office:value-type="float" office:value="0.277451179655143" calcext:value-type="float">
            <text:p>0.277451179655143</text:p>
          </table:table-cell>
          <table:table-cell table:style-name="ce4" table:formula="of:=[$redistribution_low.L104]" office:value-type="float" office:value="0.248329508200983" calcext:value-type="float">
            <text:p>0.248329508200983</text:p>
          </table:table-cell>
          <table:table-cell table:style-name="ce4" table:formula="of:=[$redistribution_low.M104]" office:value-type="float" office:value="0.274398605638534" calcext:value-type="float">
            <text:p>0.274398605638534</text:p>
          </table:table-cell>
          <table:table-cell table:number-columns-repeated="47"/>
        </table:table-row>
        <table:table-row table:style-name="ro1">
          <table:table-cell table:style-name="ce4" table:formula="of:=[.A108]+1" office:value-type="float" office:value="152" calcext:value-type="float">
            <text:p>152</text:p>
          </table:table-cell>
          <table:table-cell table:style-name="ce4" table:formula="of:=[$Redistribution_high.J105]" office:value-type="float" office:value="0.206250539102929" calcext:value-type="float">
            <text:p>0.206250539102929</text:p>
          </table:table-cell>
          <table:table-cell table:style-name="ce4" table:formula="of:=[$Redistribution_high.K105]" office:value-type="float" office:value="0.203298632417825" calcext:value-type="float">
            <text:p>0.203298632417825</text:p>
          </table:table-cell>
          <table:table-cell table:style-name="ce4" table:formula="of:=[$Redistribution_high.L105]" office:value-type="float" office:value="0.208550659149959" calcext:value-type="float">
            <text:p>0.208550659149959</text:p>
          </table:table-cell>
          <table:table-cell table:style-name="ce4" table:formula="of:=[$Redistribution_high.M105]" office:value-type="float" office:value="0.199482503825209" calcext:value-type="float">
            <text:p>0.199482503825209</text:p>
          </table:table-cell>
          <table:table-cell/>
          <table:table-cell table:style-name="ce4"/>
          <table:table-cell table:style-name="ce4" table:formula="of:=[$Redistribution_central.J105]" office:value-type="float" office:value="0.268115291402234" calcext:value-type="float">
            <text:p>0.268115291402234</text:p>
          </table:table-cell>
          <table:table-cell table:style-name="ce4" table:formula="of:=[$Redistribution_central.K105]" office:value-type="float" office:value="0.3463900068454" calcext:value-type="float">
            <text:p>0.3463900068454</text:p>
          </table:table-cell>
          <table:table-cell table:style-name="ce4" table:formula="of:=[$Redistribution_central.L105]" office:value-type="float" office:value="0.269304833093397" calcext:value-type="float">
            <text:p>0.269304833093397</text:p>
          </table:table-cell>
          <table:table-cell table:style-name="ce4" table:formula="of:=[$Redistribution_central.M105]" office:value-type="float" office:value="0.343809729229724" calcext:value-type="float">
            <text:p>0.343809729229724</text:p>
          </table:table-cell>
          <table:table-cell table:number-columns-repeated="2"/>
          <table:table-cell table:style-name="ce4" table:formula="of:=[$redistribution_low.J105]" office:value-type="float" office:value="0.255974050712409" calcext:value-type="float">
            <text:p>0.255974050712409</text:p>
          </table:table-cell>
          <table:table-cell table:style-name="ce4" table:formula="of:=[$redistribution_low.K105]" office:value-type="float" office:value="0.279785259144224" calcext:value-type="float">
            <text:p>0.279785259144224</text:p>
          </table:table-cell>
          <table:table-cell table:style-name="ce4" table:formula="of:=[$redistribution_low.L105]" office:value-type="float" office:value="0.257893288494417" calcext:value-type="float">
            <text:p>0.257893288494417</text:p>
          </table:table-cell>
          <table:table-cell table:style-name="ce4" table:formula="of:=[$redistribution_low.M105]" office:value-type="float" office:value="0.276118078678288" calcext:value-type="float">
            <text:p>0.276118078678288</text:p>
          </table:table-cell>
          <table:table-cell table:number-columns-repeated="47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 yearly" table:style-name="ta6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0" table:formula="of:=AVERAGE([$'Top 10% share'.C6:.C9])" office:value-type="percentage" office:value="0.255531059337134" calcext:value-type="percentage">
            <text:p>26%</text:p>
          </table:table-cell>
          <table:table-cell table:style-name="ce10" table:formula="of:=AVERAGE([$'Top 10% share'.D5:.D8])" office:value-type="percentage" office:value="0.232882724904575" calcext:value-type="percentage">
            <text:p>23%</text:p>
          </table:table-cell>
          <table:table-cell table:style-name="ce10" table:formula="of:=AVERAGE([$'Top 10% share'.E5:.E8])" office:value-type="percentage" office:value="0.238700462702808" calcext:value-type="percentage">
            <text:p>24%</text:p>
          </table:table-cell>
          <table:table-cell table:style-name="ce10" table:formula="of:=AVERAGE([$'Top 10% share'.B5:.B8])" office:value-type="percentage" office:value="0.225059699133927" calcext:value-type="percentage">
            <text:p>23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0" table:formula="of:=AVERAGE([$'Top 10% share'.I5:.I8])" office:value-type="percentage" office:value="0.247625439206508" calcext:value-type="percentage">
            <text:p>25%</text:p>
          </table:table-cell>
          <table:table-cell table:style-name="ce10" table:formula="of:=AVERAGE([$'Top 10% share'.J5:.J8])" office:value-type="percentage" office:value="0.232882724904575" calcext:value-type="percentage">
            <text:p>23%</text:p>
          </table:table-cell>
          <table:table-cell table:style-name="ce10" table:formula="of:=AVERAGE([$'Top 10% share'.K5:.K8])" office:value-type="percentage" office:value="0.238700462702808" calcext:value-type="percentage">
            <text:p>24%</text:p>
          </table:table-cell>
          <table:table-cell table:style-name="ce10" table:formula="of:=AVERAGE([$'Top 10% share'.H5:.H8])" office:value-type="percentage" office:value="0.225059699133927" calcext:value-type="percentage">
            <text:p>23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0" table:formula="of:=AVERAGE([$'Top 10% share'.O5:.O8])" office:value-type="percentage" office:value="0.247625439206508" calcext:value-type="percentage">
            <text:p>25%</text:p>
          </table:table-cell>
          <table:table-cell table:style-name="ce10" table:formula="of:=AVERAGE([$'Top 10% share'.P5:.P8])" office:value-type="percentage" office:value="0.232882724904575" calcext:value-type="percentage">
            <text:p>23%</text:p>
          </table:table-cell>
          <table:table-cell table:style-name="ce10" table:formula="of:=AVERAGE([$'Top 10% share'.Q5:.Q8])" office:value-type="percentage" office:value="0.238700462702808" calcext:value-type="percentage">
            <text:p>24%</text:p>
          </table:table-cell>
          <table:table-cell table:style-name="ce10" table:formula="of:=AVERAGE([$'Top 10% share'.N5:.N8])" office:value-type="percentage" office:value="0.225059699133927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0" table:formula="of:=AVERAGE([$'Top 10% share'.C9:.C12])" office:value-type="percentage" office:value="0.254246533179496" calcext:value-type="percentage">
            <text:p>25%</text:p>
          </table:table-cell>
          <table:table-cell table:style-name="ce10" table:formula="of:=AVERAGE([$'Top 10% share'.D9:.D12])" office:value-type="percentage" office:value="0.237256123906435" calcext:value-type="percentage">
            <text:p>24%</text:p>
          </table:table-cell>
          <table:table-cell table:style-name="ce10" table:formula="of:=AVERAGE([$'Top 10% share'.E9:.E12])" office:value-type="percentage" office:value="0.243438637818645" calcext:value-type="percentage">
            <text:p>24%</text:p>
          </table:table-cell>
          <table:table-cell table:style-name="ce10" table:formula="of:=AVERAGE([$'Top 10% share'.B9:.B12])" office:value-type="percentage" office:value="0.229622781021921" calcext:value-type="percentage">
            <text:p>23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0" table:formula="of:=AVERAGE([$'Top 10% share'.I9:.I12])" office:value-type="percentage" office:value="0.254246533179496" calcext:value-type="percentage">
            <text:p>25%</text:p>
          </table:table-cell>
          <table:table-cell table:style-name="ce10" table:formula="of:=AVERAGE([$'Top 10% share'.J9:.J12])" office:value-type="percentage" office:value="0.237256123906435" calcext:value-type="percentage">
            <text:p>24%</text:p>
          </table:table-cell>
          <table:table-cell table:style-name="ce10" table:formula="of:=AVERAGE([$'Top 10% share'.K9:.K12])" office:value-type="percentage" office:value="0.243438637818645" calcext:value-type="percentage">
            <text:p>24%</text:p>
          </table:table-cell>
          <table:table-cell table:style-name="ce10" table:formula="of:=AVERAGE([$'Top 10% share'.H9:.H12])" office:value-type="percentage" office:value="0.229622781021921" calcext:value-type="percentage">
            <text:p>23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0" table:formula="of:=AVERAGE([$'Top 10% share'.O9:.O12])" office:value-type="percentage" office:value="0.254246533179496" calcext:value-type="percentage">
            <text:p>25%</text:p>
          </table:table-cell>
          <table:table-cell table:style-name="ce10" table:formula="of:=AVERAGE([$'Top 10% share'.P9:.P12])" office:value-type="percentage" office:value="0.237256123906435" calcext:value-type="percentage">
            <text:p>24%</text:p>
          </table:table-cell>
          <table:table-cell table:style-name="ce10" table:formula="of:=AVERAGE([$'Top 10% share'.Q9:.Q12])" office:value-type="percentage" office:value="0.243438637818645" calcext:value-type="percentage">
            <text:p>24%</text:p>
          </table:table-cell>
          <table:table-cell table:style-name="ce10" table:formula="of:=AVERAGE([$'Top 10% share'.N9:.N12])" office:value-type="percentage" office:value="0.22962278102192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0" table:formula="of:=AVERAGE([$'Top 10% share'.C13:.C16])" office:value-type="percentage" office:value="0.246783853800144" calcext:value-type="percentage">
            <text:p>25%</text:p>
          </table:table-cell>
          <table:table-cell table:style-name="ce10" table:formula="of:=AVERAGE([$'Top 10% share'.D13:.D16])" office:value-type="percentage" office:value="0.230832861055626" calcext:value-type="percentage">
            <text:p>23%</text:p>
          </table:table-cell>
          <table:table-cell table:style-name="ce10" table:formula="of:=AVERAGE([$'Top 10% share'.E13:.E16])" office:value-type="percentage" office:value="0.231515282875009" calcext:value-type="percentage">
            <text:p>23%</text:p>
          </table:table-cell>
          <table:table-cell table:style-name="ce10" table:formula="of:=AVERAGE([$'Top 10% share'.B13:.B16])" office:value-type="percentage" office:value="0.220125180938829" calcext:value-type="percentage">
            <text:p>22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0" table:formula="of:=AVERAGE([$'Top 10% share'.I13:.I16])" office:value-type="percentage" office:value="0.246783853800144" calcext:value-type="percentage">
            <text:p>25%</text:p>
          </table:table-cell>
          <table:table-cell table:style-name="ce10" table:formula="of:=AVERAGE([$'Top 10% share'.J13:.J16])" office:value-type="percentage" office:value="0.230832861055626" calcext:value-type="percentage">
            <text:p>23%</text:p>
          </table:table-cell>
          <table:table-cell table:style-name="ce10" table:formula="of:=AVERAGE([$'Top 10% share'.K13:.K16])" office:value-type="percentage" office:value="0.231515282875009" calcext:value-type="percentage">
            <text:p>23%</text:p>
          </table:table-cell>
          <table:table-cell table:style-name="ce10" table:formula="of:=AVERAGE([$'Top 10% share'.H13:.H16])" office:value-type="percentage" office:value="0.220125180938829" calcext:value-type="percentage">
            <text:p>22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0" table:formula="of:=AVERAGE([$'Top 10% share'.O13:.O16])" office:value-type="percentage" office:value="0.246783853800144" calcext:value-type="percentage">
            <text:p>25%</text:p>
          </table:table-cell>
          <table:table-cell table:style-name="ce10" table:formula="of:=AVERAGE([$'Top 10% share'.P13:.P16])" office:value-type="percentage" office:value="0.230832861055626" calcext:value-type="percentage">
            <text:p>23%</text:p>
          </table:table-cell>
          <table:table-cell table:style-name="ce10" table:formula="of:=AVERAGE([$'Top 10% share'.Q13:.Q16])" office:value-type="percentage" office:value="0.231515282875009" calcext:value-type="percentage">
            <text:p>23%</text:p>
          </table:table-cell>
          <table:table-cell table:style-name="ce10" table:formula="of:=AVERAGE([$'Top 10% share'.N13:.N16])" office:value-type="percentage" office:value="0.220125180938829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0" table:formula="of:=AVERAGE([$'Top 10% share'.C17:.C20])" office:value-type="percentage" office:value="0.243749549727887" calcext:value-type="percentage">
            <text:p>24%</text:p>
          </table:table-cell>
          <table:table-cell table:style-name="ce10" table:formula="of:=AVERAGE([$'Top 10% share'.D17:.D20])" office:value-type="percentage" office:value="0.227673879765844" calcext:value-type="percentage">
            <text:p>23%</text:p>
          </table:table-cell>
          <table:table-cell table:style-name="ce10" table:formula="of:=AVERAGE([$'Top 10% share'.E17:.E20])" office:value-type="percentage" office:value="0.22881060172262" calcext:value-type="percentage">
            <text:p>23%</text:p>
          </table:table-cell>
          <table:table-cell table:style-name="ce10" table:formula="of:=AVERAGE([$'Top 10% share'.B17:.B20])" office:value-type="percentage" office:value="0.217185399095358" calcext:value-type="percentage">
            <text:p>22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0" table:formula="of:=AVERAGE([$'Top 10% share'.I17:.I20])" office:value-type="percentage" office:value="0.243749549727887" calcext:value-type="percentage">
            <text:p>24%</text:p>
          </table:table-cell>
          <table:table-cell table:style-name="ce10" table:formula="of:=AVERAGE([$'Top 10% share'.J17:.J20])" office:value-type="percentage" office:value="0.227673879765844" calcext:value-type="percentage">
            <text:p>23%</text:p>
          </table:table-cell>
          <table:table-cell table:style-name="ce10" table:formula="of:=AVERAGE([$'Top 10% share'.K17:.K20])" office:value-type="percentage" office:value="0.22881060172262" calcext:value-type="percentage">
            <text:p>23%</text:p>
          </table:table-cell>
          <table:table-cell table:style-name="ce10" table:formula="of:=AVERAGE([$'Top 10% share'.H17:.H20])" office:value-type="percentage" office:value="0.217185399095358" calcext:value-type="percentage">
            <text:p>22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0" table:formula="of:=AVERAGE([$'Top 10% share'.O17:.O20])" office:value-type="percentage" office:value="0.243749549727887" calcext:value-type="percentage">
            <text:p>24%</text:p>
          </table:table-cell>
          <table:table-cell table:style-name="ce10" table:formula="of:=AVERAGE([$'Top 10% share'.P17:.P20])" office:value-type="percentage" office:value="0.227673879765844" calcext:value-type="percentage">
            <text:p>23%</text:p>
          </table:table-cell>
          <table:table-cell table:style-name="ce10" table:formula="of:=AVERAGE([$'Top 10% share'.Q17:.Q20])" office:value-type="percentage" office:value="0.22881060172262" calcext:value-type="percentage">
            <text:p>23%</text:p>
          </table:table-cell>
          <table:table-cell table:style-name="ce10" table:formula="of:=AVERAGE([$'Top 10% share'.N17:.N20])" office:value-type="percentage" office:value="0.21718539909535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0" table:formula="of:=AVERAGE([$'Top 10% share'.C21:.C24])" office:value-type="percentage" office:value="0.253506240637629" calcext:value-type="percentage">
            <text:p>25%</text:p>
          </table:table-cell>
          <table:table-cell table:style-name="ce10" table:formula="of:=AVERAGE([$'Top 10% share'.D21:.D24])" office:value-type="percentage" office:value="0.231813264584711" calcext:value-type="percentage">
            <text:p>23%</text:p>
          </table:table-cell>
          <table:table-cell table:style-name="ce10" table:formula="of:=AVERAGE([$'Top 10% share'.E21:.E24])" office:value-type="percentage" office:value="0.23784194831346" calcext:value-type="percentage">
            <text:p>24%</text:p>
          </table:table-cell>
          <table:table-cell table:style-name="ce10" table:formula="of:=AVERAGE([$'Top 10% share'.B21:.B24])" office:value-type="percentage" office:value="0.220977760291597" calcext:value-type="percentage">
            <text:p>22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0" table:formula="of:=AVERAGE([$'Top 10% share'.I21:.I24])" office:value-type="percentage" office:value="0.253517620500258" calcext:value-type="percentage">
            <text:p>25%</text:p>
          </table:table-cell>
          <table:table-cell table:style-name="ce10" table:formula="of:=AVERAGE([$'Top 10% share'.J21:.J24])" office:value-type="percentage" office:value="0.231826922996074" calcext:value-type="percentage">
            <text:p>23%</text:p>
          </table:table-cell>
          <table:table-cell table:style-name="ce10" table:formula="of:=AVERAGE([$'Top 10% share'.K21:.K24])" office:value-type="percentage" office:value="0.237852623260914" calcext:value-type="percentage">
            <text:p>24%</text:p>
          </table:table-cell>
          <table:table-cell table:style-name="ce10" table:formula="of:=AVERAGE([$'Top 10% share'.H21:.H24])" office:value-type="percentage" office:value="0.220991046970193" calcext:value-type="percentage">
            <text:p>22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0" table:formula="of:=AVERAGE([$'Top 10% share'.O21:.O24])" office:value-type="percentage" office:value="0.253506240637629" calcext:value-type="percentage">
            <text:p>25%</text:p>
          </table:table-cell>
          <table:table-cell table:style-name="ce10" table:formula="of:=AVERAGE([$'Top 10% share'.P21:.P24])" office:value-type="percentage" office:value="0.231813264584711" calcext:value-type="percentage">
            <text:p>23%</text:p>
          </table:table-cell>
          <table:table-cell table:style-name="ce10" table:formula="of:=AVERAGE([$'Top 10% share'.Q21:.Q24])" office:value-type="percentage" office:value="0.23784194831346" calcext:value-type="percentage">
            <text:p>24%</text:p>
          </table:table-cell>
          <table:table-cell table:style-name="ce10" table:formula="of:=AVERAGE([$'Top 10% share'.N21:.N24])" office:value-type="percentage" office:value="0.22097776029159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0" table:formula="of:=AVERAGE([$'Top 10% share'.C25:.C28])" office:value-type="percentage" office:value="0.253824119444871" calcext:value-type="percentage">
            <text:p>25%</text:p>
          </table:table-cell>
          <table:table-cell table:style-name="ce10" table:formula="of:=AVERAGE([$'Top 10% share'.D25:.D28])" office:value-type="percentage" office:value="0.229815595534656" calcext:value-type="percentage">
            <text:p>23%</text:p>
          </table:table-cell>
          <table:table-cell table:style-name="ce10" table:formula="of:=AVERAGE([$'Top 10% share'.E25:.E28])" office:value-type="percentage" office:value="0.23659935899449" calcext:value-type="percentage">
            <text:p>24%</text:p>
          </table:table-cell>
          <table:table-cell table:style-name="ce10" table:formula="of:=AVERAGE([$'Top 10% share'.B25:.B28])" office:value-type="percentage" office:value="0.218546744874521" calcext:value-type="percentage">
            <text:p>22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0" table:formula="of:=AVERAGE([$'Top 10% share'.I25:.I28])" office:value-type="percentage" office:value="0.253941849842643" calcext:value-type="percentage">
            <text:p>25%</text:p>
          </table:table-cell>
          <table:table-cell table:style-name="ce10" table:formula="of:=AVERAGE([$'Top 10% share'.J25:.J28])" office:value-type="percentage" office:value="0.229444940113628" calcext:value-type="percentage">
            <text:p>23%</text:p>
          </table:table-cell>
          <table:table-cell table:style-name="ce10" table:formula="of:=AVERAGE([$'Top 10% share'.K25:.K28])" office:value-type="percentage" office:value="0.236730237915541" calcext:value-type="percentage">
            <text:p>24%</text:p>
          </table:table-cell>
          <table:table-cell table:style-name="ce10" table:formula="of:=AVERAGE([$'Top 10% share'.H25:.H28])" office:value-type="percentage" office:value="0.218204216442345" calcext:value-type="percentage">
            <text:p>22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0" table:formula="of:=AVERAGE([$'Top 10% share'.O25:.O28])" office:value-type="percentage" office:value="0.253824119444871" calcext:value-type="percentage">
            <text:p>25%</text:p>
          </table:table-cell>
          <table:table-cell table:style-name="ce10" table:formula="of:=AVERAGE([$'Top 10% share'.P25:.P28])" office:value-type="percentage" office:value="0.229815596453743" calcext:value-type="percentage">
            <text:p>23%</text:p>
          </table:table-cell>
          <table:table-cell table:style-name="ce10" table:formula="of:=AVERAGE([$'Top 10% share'.Q25:.Q28])" office:value-type="percentage" office:value="0.23659935899449" calcext:value-type="percentage">
            <text:p>24%</text:p>
          </table:table-cell>
          <table:table-cell table:style-name="ce10" table:formula="of:=AVERAGE([$'Top 10% share'.N25:.N28])" office:value-type="percentage" office:value="0.218546745764822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0" table:formula="of:=AVERAGE([$'Top 10% share'.C29:.C32])" office:value-type="percentage" office:value="0.258996929508057" calcext:value-type="percentage">
            <text:p>26%</text:p>
          </table:table-cell>
          <table:table-cell table:style-name="ce10" table:formula="of:=AVERAGE([$'Top 10% share'.D29:.D32])" office:value-type="percentage" office:value="0.231743011937182" calcext:value-type="percentage">
            <text:p>23%</text:p>
          </table:table-cell>
          <table:table-cell table:style-name="ce10" table:formula="of:=AVERAGE([$'Top 10% share'.E29:.E32])" office:value-type="percentage" office:value="0.241921009217214" calcext:value-type="percentage">
            <text:p>24%</text:p>
          </table:table-cell>
          <table:table-cell table:style-name="ce10" table:formula="of:=AVERAGE([$'Top 10% share'.B29:.B32])" office:value-type="percentage" office:value="0.220806121589075" calcext:value-type="percentage">
            <text:p>22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0" table:formula="of:=AVERAGE([$'Top 10% share'.I29:.I32])" office:value-type="percentage" office:value="0.2584660851228" calcext:value-type="percentage">
            <text:p>26%</text:p>
          </table:table-cell>
          <table:table-cell table:style-name="ce10" table:formula="of:=AVERAGE([$'Top 10% share'.J29:.J32])" office:value-type="percentage" office:value="0.231542442234669" calcext:value-type="percentage">
            <text:p>23%</text:p>
          </table:table-cell>
          <table:table-cell table:style-name="ce10" table:formula="of:=AVERAGE([$'Top 10% share'.K29:.K32])" office:value-type="percentage" office:value="0.241540973354497" calcext:value-type="percentage">
            <text:p>24%</text:p>
          </table:table-cell>
          <table:table-cell table:style-name="ce10" table:formula="of:=AVERAGE([$'Top 10% share'.H29:.H32])" office:value-type="percentage" office:value="0.220678612068559" calcext:value-type="percentage">
            <text:p>22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0" table:formula="of:=AVERAGE([$'Top 10% share'.O29:.O32])" office:value-type="percentage" office:value="0.258964761071768" calcext:value-type="percentage">
            <text:p>26%</text:p>
          </table:table-cell>
          <table:table-cell table:style-name="ce10" table:formula="of:=AVERAGE([$'Top 10% share'.P29:.P32])" office:value-type="percentage" office:value="0.231573318581069" calcext:value-type="percentage">
            <text:p>23%</text:p>
          </table:table-cell>
          <table:table-cell table:style-name="ce10" table:formula="of:=AVERAGE([$'Top 10% share'.Q29:.Q32])" office:value-type="percentage" office:value="0.242112712265435" calcext:value-type="percentage">
            <text:p>24%</text:p>
          </table:table-cell>
          <table:table-cell table:style-name="ce10" table:formula="of:=AVERAGE([$'Top 10% share'.N29:.N32])" office:value-type="percentage" office:value="0.220758729623354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0" table:formula="of:=AVERAGE([$'Top 10% share'.C33:.C36])" office:value-type="percentage" office:value="0.264711236028574" calcext:value-type="percentage">
            <text:p>26%</text:p>
          </table:table-cell>
          <table:table-cell table:style-name="ce10" table:formula="of:=AVERAGE([$'Top 10% share'.D33:.D36])" office:value-type="percentage" office:value="0.236515273802381" calcext:value-type="percentage">
            <text:p>24%</text:p>
          </table:table-cell>
          <table:table-cell table:style-name="ce10" table:formula="of:=AVERAGE([$'Top 10% share'.E33:.E36])" office:value-type="percentage" office:value="0.247575256756429" calcext:value-type="percentage">
            <text:p>25%</text:p>
          </table:table-cell>
          <table:table-cell table:style-name="ce10" table:formula="of:=AVERAGE([$'Top 10% share'.B33:.B36])" office:value-type="percentage" office:value="0.225530669752398" calcext:value-type="percentage">
            <text:p>23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0" table:formula="of:=AVERAGE([$'Top 10% share'.I33:.I36])" office:value-type="percentage" office:value="0.26663820555826" calcext:value-type="percentage">
            <text:p>27%</text:p>
          </table:table-cell>
          <table:table-cell table:style-name="ce10" table:formula="of:=AVERAGE([$'Top 10% share'.J33:.J36])" office:value-type="percentage" office:value="0.237091887514096" calcext:value-type="percentage">
            <text:p>24%</text:p>
          </table:table-cell>
          <table:table-cell table:style-name="ce10" table:formula="of:=AVERAGE([$'Top 10% share'.K33:.K36])" office:value-type="percentage" office:value="0.249661206922774" calcext:value-type="percentage">
            <text:p>25%</text:p>
          </table:table-cell>
          <table:table-cell table:style-name="ce10" table:formula="of:=AVERAGE([$'Top 10% share'.H33:.H36])" office:value-type="percentage" office:value="0.226237796277791" calcext:value-type="percentage">
            <text:p>23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0" table:formula="of:=AVERAGE([$'Top 10% share'.O33:.O36])" office:value-type="percentage" office:value="0.269104819151751" calcext:value-type="percentage">
            <text:p>27%</text:p>
          </table:table-cell>
          <table:table-cell table:style-name="ce10" table:formula="of:=AVERAGE([$'Top 10% share'.P33:.P36])" office:value-type="percentage" office:value="0.237424210114577" calcext:value-type="percentage">
            <text:p>24%</text:p>
          </table:table-cell>
          <table:table-cell table:style-name="ce10" table:formula="of:=AVERAGE([$'Top 10% share'.Q33:.Q36])" office:value-type="percentage" office:value="0.252171353388407" calcext:value-type="percentage">
            <text:p>25%</text:p>
          </table:table-cell>
          <table:table-cell table:style-name="ce10" table:formula="of:=AVERAGE([$'Top 10% share'.N33:.N36])" office:value-type="percentage" office:value="0.226650717488164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0" table:formula="of:=AVERAGE([$'Top 10% share'.C37:.C40])" office:value-type="percentage" office:value="0.255856492085888" calcext:value-type="percentage">
            <text:p>26%</text:p>
          </table:table-cell>
          <table:table-cell table:style-name="ce10" table:formula="of:=AVERAGE([$'Top 10% share'.D37:.D40])" office:value-type="percentage" office:value="0.232704319733333" calcext:value-type="percentage">
            <text:p>23%</text:p>
          </table:table-cell>
          <table:table-cell table:style-name="ce10" table:formula="of:=AVERAGE([$'Top 10% share'.E37:.E40])" office:value-type="percentage" office:value="0.239555572363352" calcext:value-type="percentage">
            <text:p>24%</text:p>
          </table:table-cell>
          <table:table-cell table:style-name="ce10" table:formula="of:=AVERAGE([$'Top 10% share'.B37:.B40])" office:value-type="percentage" office:value="0.222218170146467" calcext:value-type="percentage">
            <text:p>22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0" table:formula="of:=AVERAGE([$'Top 10% share'.I37:.I40])" office:value-type="percentage" office:value="0.261666576709174" calcext:value-type="percentage">
            <text:p>26%</text:p>
          </table:table-cell>
          <table:table-cell table:style-name="ce10" table:formula="of:=AVERAGE([$'Top 10% share'.J37:.J40])" office:value-type="percentage" office:value="0.235901967316026" calcext:value-type="percentage">
            <text:p>24%</text:p>
          </table:table-cell>
          <table:table-cell table:style-name="ce10" table:formula="of:=AVERAGE([$'Top 10% share'.K37:.K40])" office:value-type="percentage" office:value="0.245043637763994" calcext:value-type="percentage">
            <text:p>25%</text:p>
          </table:table-cell>
          <table:table-cell table:style-name="ce10" table:formula="of:=AVERAGE([$'Top 10% share'.H37:.H40])" office:value-type="percentage" office:value="0.225284226919287" calcext:value-type="percentage">
            <text:p>23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0" table:formula="of:=AVERAGE([$'Top 10% share'.O37:.O40])" office:value-type="percentage" office:value="0.258247298304065" calcext:value-type="percentage">
            <text:p>26%</text:p>
          </table:table-cell>
          <table:table-cell table:style-name="ce10" table:formula="of:=AVERAGE([$'Top 10% share'.P37:.P40])" office:value-type="percentage" office:value="0.233506798144527" calcext:value-type="percentage">
            <text:p>23%</text:p>
          </table:table-cell>
          <table:table-cell table:style-name="ce10" table:formula="of:=AVERAGE([$'Top 10% share'.Q37:.Q40])" office:value-type="percentage" office:value="0.242026145004211" calcext:value-type="percentage">
            <text:p>24%</text:p>
          </table:table-cell>
          <table:table-cell table:style-name="ce10" table:formula="of:=AVERAGE([$'Top 10% share'.N37:.N40])" office:value-type="percentage" office:value="0.22310807147792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0" table:formula="of:=AVERAGE([$'Top 10% share'.C41:.C44])" office:value-type="percentage" office:value="0.242450141345014" calcext:value-type="percentage">
            <text:p>24%</text:p>
          </table:table-cell>
          <table:table-cell table:style-name="ce10" table:formula="of:=AVERAGE([$'Top 10% share'.D41:.D44])" office:value-type="percentage" office:value="0.223847148832146" calcext:value-type="percentage">
            <text:p>22%</text:p>
          </table:table-cell>
          <table:table-cell table:style-name="ce10" table:formula="of:=AVERAGE([$'Top 10% share'.E41:.E44])" office:value-type="percentage" office:value="0.226815196323994" calcext:value-type="percentage">
            <text:p>23%</text:p>
          </table:table-cell>
          <table:table-cell table:style-name="ce10" table:formula="of:=AVERAGE([$'Top 10% share'.B41:.B44])" office:value-type="percentage" office:value="0.213848195872074" calcext:value-type="percentage">
            <text:p>21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0" table:formula="of:=AVERAGE([$'Top 10% share'.I41:.I44])" office:value-type="percentage" office:value="0.258814747343837" calcext:value-type="percentage">
            <text:p>26%</text:p>
          </table:table-cell>
          <table:table-cell table:style-name="ce10" table:formula="of:=AVERAGE([$'Top 10% share'.J41:.J44])" office:value-type="percentage" office:value="0.234099033156651" calcext:value-type="percentage">
            <text:p>23%</text:p>
          </table:table-cell>
          <table:table-cell table:style-name="ce10" table:formula="of:=AVERAGE([$'Top 10% share'.K41:.K44])" office:value-type="percentage" office:value="0.241106530736666" calcext:value-type="percentage">
            <text:p>24%</text:p>
          </table:table-cell>
          <table:table-cell table:style-name="ce10" table:formula="of:=AVERAGE([$'Top 10% share'.H41:.H44])" office:value-type="percentage" office:value="0.223060573303817" calcext:value-type="percentage">
            <text:p>22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0" table:formula="of:=AVERAGE([$'Top 10% share'.O41:.O44])" office:value-type="percentage" office:value="0.25220737003206" calcext:value-type="percentage">
            <text:p>25%</text:p>
          </table:table-cell>
          <table:table-cell table:style-name="ce10" table:formula="of:=AVERAGE([$'Top 10% share'.P41:.P44])" office:value-type="percentage" office:value="0.231685773081511" calcext:value-type="percentage">
            <text:p>23%</text:p>
          </table:table-cell>
          <table:table-cell table:style-name="ce10" table:formula="of:=AVERAGE([$'Top 10% share'.Q41:.Q44])" office:value-type="percentage" office:value="0.236341266702814" calcext:value-type="percentage">
            <text:p>24%</text:p>
          </table:table-cell>
          <table:table-cell table:style-name="ce10" table:formula="of:=AVERAGE([$'Top 10% share'.N41:.N44])" office:value-type="percentage" office:value="0.22164083189872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0" table:formula="of:=AVERAGE([$'Top 10% share'.C45:.C48])" office:value-type="percentage" office:value="0.245901101603924" calcext:value-type="percentage">
            <text:p>25%</text:p>
          </table:table-cell>
          <table:table-cell table:style-name="ce10" table:formula="of:=AVERAGE([$'Top 10% share'.D45:.D48])" office:value-type="percentage" office:value="0.228908009974733" calcext:value-type="percentage">
            <text:p>23%</text:p>
          </table:table-cell>
          <table:table-cell table:style-name="ce10" table:formula="of:=AVERAGE([$'Top 10% share'.E45:.E48])" office:value-type="percentage" office:value="0.229271084211306" calcext:value-type="percentage">
            <text:p>23%</text:p>
          </table:table-cell>
          <table:table-cell table:style-name="ce10" table:formula="of:=AVERAGE([$'Top 10% share'.B45:.B48])" office:value-type="percentage" office:value="0.218401537655687" calcext:value-type="percentage">
            <text:p>22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0" table:formula="of:=AVERAGE([$'Top 10% share'.I45:.I48])" office:value-type="percentage" office:value="0.256479577920672" calcext:value-type="percentage">
            <text:p>26%</text:p>
          </table:table-cell>
          <table:table-cell table:style-name="ce10" table:formula="of:=AVERAGE([$'Top 10% share'.J45:.J48])" office:value-type="percentage" office:value="0.234863521634066" calcext:value-type="percentage">
            <text:p>23%</text:p>
          </table:table-cell>
          <table:table-cell table:style-name="ce10" table:formula="of:=AVERAGE([$'Top 10% share'.K45:.K48])" office:value-type="percentage" office:value="0.239309202274984" calcext:value-type="percentage">
            <text:p>24%</text:p>
          </table:table-cell>
          <table:table-cell table:style-name="ce10" table:formula="of:=AVERAGE([$'Top 10% share'.H45:.H48])" office:value-type="percentage" office:value="0.224128517215609" calcext:value-type="percentage">
            <text:p>22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0" table:formula="of:=AVERAGE([$'Top 10% share'.O45:.O48])" office:value-type="percentage" office:value="0.249208696343578" calcext:value-type="percentage">
            <text:p>25%</text:p>
          </table:table-cell>
          <table:table-cell table:style-name="ce10" table:formula="of:=AVERAGE([$'Top 10% share'.P45:.P48])" office:value-type="percentage" office:value="0.234176838142073" calcext:value-type="percentage">
            <text:p>23%</text:p>
          </table:table-cell>
          <table:table-cell table:style-name="ce10" table:formula="of:=AVERAGE([$'Top 10% share'.Q45:.Q48])" office:value-type="percentage" office:value="0.232828280788362" calcext:value-type="percentage">
            <text:p>23%</text:p>
          </table:table-cell>
          <table:table-cell table:style-name="ce10" table:formula="of:=AVERAGE([$'Top 10% share'.N45:.N48])" office:value-type="percentage" office:value="0.223820513137952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0" table:formula="of:=AVERAGE([$'Top 10% share'.C49:.C52])" office:value-type="percentage" office:value="0.248083875890421" calcext:value-type="percentage">
            <text:p>25%</text:p>
          </table:table-cell>
          <table:table-cell table:style-name="ce10" table:formula="of:=AVERAGE([$'Top 10% share'.D49:.D52])" office:value-type="percentage" office:value="0.232441220503916" calcext:value-type="percentage">
            <text:p>23%</text:p>
          </table:table-cell>
          <table:table-cell table:style-name="ce10" table:formula="of:=AVERAGE([$'Top 10% share'.E49:.E52])" office:value-type="percentage" office:value="0.231898355171976" calcext:value-type="percentage">
            <text:p>23%</text:p>
          </table:table-cell>
          <table:table-cell table:style-name="ce10" table:formula="of:=AVERAGE([$'Top 10% share'.B49:.B52])" office:value-type="percentage" office:value="0.222277278656834" calcext:value-type="percentage">
            <text:p>22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0" table:formula="of:=AVERAGE([$'Top 10% share'.I49:.I52])" office:value-type="percentage" office:value="0.253188366375951" calcext:value-type="percentage">
            <text:p>25%</text:p>
          </table:table-cell>
          <table:table-cell table:style-name="ce10" table:formula="of:=AVERAGE([$'Top 10% share'.J49:.J52])" office:value-type="percentage" office:value="0.236016578341064" calcext:value-type="percentage">
            <text:p>24%</text:p>
          </table:table-cell>
          <table:table-cell table:style-name="ce10" table:formula="of:=AVERAGE([$'Top 10% share'.K49:.K52])" office:value-type="percentage" office:value="0.236264768243989" calcext:value-type="percentage">
            <text:p>24%</text:p>
          </table:table-cell>
          <table:table-cell table:style-name="ce10" table:formula="of:=AVERAGE([$'Top 10% share'.H49:.H52])" office:value-type="percentage" office:value="0.225420898502707" calcext:value-type="percentage">
            <text:p>23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0" table:formula="of:=AVERAGE([$'Top 10% share'.O49:.O52])" office:value-type="percentage" office:value="0.234534142806573" calcext:value-type="percentage">
            <text:p>23%</text:p>
          </table:table-cell>
          <table:table-cell table:style-name="ce10" table:formula="of:=AVERAGE([$'Top 10% share'.P49:.P52])" office:value-type="percentage" office:value="0.228908401525741" calcext:value-type="percentage">
            <text:p>23%</text:p>
          </table:table-cell>
          <table:table-cell table:style-name="ce10" table:formula="of:=AVERAGE([$'Top 10% share'.Q49:.Q52])" office:value-type="percentage" office:value="0.218068594340668" calcext:value-type="percentage">
            <text:p>22%</text:p>
          </table:table-cell>
          <table:table-cell table:style-name="ce10" table:formula="of:=AVERAGE([$'Top 10% share'.N49:.N52])" office:value-type="percentage" office:value="0.21840131314225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0" table:formula="of:=AVERAGE([$'Top 10% share'.C53:.C56])" office:value-type="percentage" office:value="0.253937151007962" calcext:value-type="percentage">
            <text:p>25%</text:p>
          </table:table-cell>
          <table:table-cell table:style-name="ce10" table:formula="of:=AVERAGE([$'Top 10% share'.D53:.D56])" office:value-type="percentage" office:value="0.235221057092104" calcext:value-type="percentage">
            <text:p>24%</text:p>
          </table:table-cell>
          <table:table-cell table:style-name="ce10" table:formula="of:=AVERAGE([$'Top 10% share'.E53:.E56])" office:value-type="percentage" office:value="0.237718937056878" calcext:value-type="percentage">
            <text:p>24%</text:p>
          </table:table-cell>
          <table:table-cell table:style-name="ce10" table:formula="of:=AVERAGE([$'Top 10% share'.B53:.B56])" office:value-type="percentage" office:value="0.225426599515028" calcext:value-type="percentage">
            <text:p>23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0" table:formula="of:=AVERAGE([$'Top 10% share'.I53:.I56])" office:value-type="percentage" office:value="0.258923080489003" calcext:value-type="percentage">
            <text:p>26%</text:p>
          </table:table-cell>
          <table:table-cell table:style-name="ce10" table:formula="of:=AVERAGE([$'Top 10% share'.J53:.J56])" office:value-type="percentage" office:value="0.236400411320945" calcext:value-type="percentage">
            <text:p>24%</text:p>
          </table:table-cell>
          <table:table-cell table:style-name="ce10" table:formula="of:=AVERAGE([$'Top 10% share'.K53:.K56])" office:value-type="percentage" office:value="0.242966696160494" calcext:value-type="percentage">
            <text:p>24%</text:p>
          </table:table-cell>
          <table:table-cell table:style-name="ce10" table:formula="of:=AVERAGE([$'Top 10% share'.H53:.H56])" office:value-type="percentage" office:value="0.226811364692934" calcext:value-type="percentage">
            <text:p>23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0" table:formula="of:=AVERAGE([$'Top 10% share'.O53:.O56])" office:value-type="percentage" office:value="0.236571160165734" calcext:value-type="percentage">
            <text:p>24%</text:p>
          </table:table-cell>
          <table:table-cell table:style-name="ce10" table:formula="of:=AVERAGE([$'Top 10% share'.P53:.P56])" office:value-type="percentage" office:value="0.231778280485473" calcext:value-type="percentage">
            <text:p>23%</text:p>
          </table:table-cell>
          <table:table-cell table:style-name="ce10" table:formula="of:=AVERAGE([$'Top 10% share'.Q53:.Q56])" office:value-type="percentage" office:value="0.220585636193618" calcext:value-type="percentage">
            <text:p>22%</text:p>
          </table:table-cell>
          <table:table-cell table:style-name="ce10" table:formula="of:=AVERAGE([$'Top 10% share'.N53:.N56])" office:value-type="percentage" office:value="0.221771751011274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0" table:formula="of:=AVERAGE([$'Top 10% share'.C57:.C60])" office:value-type="percentage" office:value="0.246923895757737" calcext:value-type="percentage">
            <text:p>25%</text:p>
          </table:table-cell>
          <table:table-cell table:style-name="ce10" table:formula="of:=AVERAGE([$'Top 10% share'.D57:.D60])" office:value-type="percentage" office:value="0.229651771053694" calcext:value-type="percentage">
            <text:p>23%</text:p>
          </table:table-cell>
          <table:table-cell table:style-name="ce10" table:formula="of:=AVERAGE([$'Top 10% share'.E57:.E60])" office:value-type="percentage" office:value="0.232131920725504" calcext:value-type="percentage">
            <text:p>23%</text:p>
          </table:table-cell>
          <table:table-cell table:style-name="ce10" table:formula="of:=AVERAGE([$'Top 10% share'.B57:.B60])" office:value-type="percentage" office:value="0.220650941642913" calcext:value-type="percentage">
            <text:p>22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0" table:formula="of:=AVERAGE([$'Top 10% share'.I57:.I60])" office:value-type="percentage" office:value="0.255665315924496" calcext:value-type="percentage">
            <text:p>26%</text:p>
          </table:table-cell>
          <table:table-cell table:style-name="ce10" table:formula="of:=AVERAGE([$'Top 10% share'.J57:.J60])" office:value-type="percentage" office:value="0.23695526908025" calcext:value-type="percentage">
            <text:p>24%</text:p>
          </table:table-cell>
          <table:table-cell table:style-name="ce10" table:formula="of:=AVERAGE([$'Top 10% share'.K57:.K60])" office:value-type="percentage" office:value="0.240577027231161" calcext:value-type="percentage">
            <text:p>24%</text:p>
          </table:table-cell>
          <table:table-cell table:style-name="ce10" table:formula="of:=AVERAGE([$'Top 10% share'.H57:.H60])" office:value-type="percentage" office:value="0.227742413892422" calcext:value-type="percentage">
            <text:p>23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0" table:formula="of:=AVERAGE([$'Top 10% share'.O57:.O60])" office:value-type="percentage" office:value="0.243024796659498" calcext:value-type="percentage">
            <text:p>24%</text:p>
          </table:table-cell>
          <table:table-cell table:style-name="ce10" table:formula="of:=AVERAGE([$'Top 10% share'.P57:.P60])" office:value-type="percentage" office:value="0.235987742956596" calcext:value-type="percentage">
            <text:p>24%</text:p>
          </table:table-cell>
          <table:table-cell table:style-name="ce10" table:formula="of:=AVERAGE([$'Top 10% share'.Q57:.Q60])" office:value-type="percentage" office:value="0.226902158275082" calcext:value-type="percentage">
            <text:p>23%</text:p>
          </table:table-cell>
          <table:table-cell table:style-name="ce10" table:formula="of:=AVERAGE([$'Top 10% share'.N57:.N60])" office:value-type="percentage" office:value="0.22598198690208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0" table:formula="of:=AVERAGE([$'Top 10% share'.C61:.C64])" office:value-type="percentage" office:value="0.252293181971031" calcext:value-type="percentage">
            <text:p>25%</text:p>
          </table:table-cell>
          <table:table-cell table:style-name="ce10" table:formula="of:=AVERAGE([$'Top 10% share'.D61:.D64])" office:value-type="percentage" office:value="0.232749387343098" calcext:value-type="percentage">
            <text:p>23%</text:p>
          </table:table-cell>
          <table:table-cell table:style-name="ce10" table:formula="of:=AVERAGE([$'Top 10% share'.E61:.E64])" office:value-type="percentage" office:value="0.237579480231462" calcext:value-type="percentage">
            <text:p>24%</text:p>
          </table:table-cell>
          <table:table-cell table:style-name="ce10" table:formula="of:=AVERAGE([$'Top 10% share'.B61:.B64])" office:value-type="percentage" office:value="0.223895843331141" calcext:value-type="percentage">
            <text:p>22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0" table:formula="of:=AVERAGE([$'Top 10% share'.I61:.I64])" office:value-type="percentage" office:value="0.251236416618017" calcext:value-type="percentage">
            <text:p>25%</text:p>
          </table:table-cell>
          <table:table-cell table:style-name="ce10" table:formula="of:=AVERAGE([$'Top 10% share'.J61:.J64])" office:value-type="percentage" office:value="0.232363087632898" calcext:value-type="percentage">
            <text:p>23%</text:p>
          </table:table-cell>
          <table:table-cell table:style-name="ce10" table:formula="of:=AVERAGE([$'Top 10% share'.K61:.K64])" office:value-type="percentage" office:value="0.237536930577211" calcext:value-type="percentage">
            <text:p>24%</text:p>
          </table:table-cell>
          <table:table-cell table:style-name="ce10" table:formula="of:=AVERAGE([$'Top 10% share'.H61:.H64])" office:value-type="percentage" office:value="0.224068072998052" calcext:value-type="percentage">
            <text:p>22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0" table:formula="of:=AVERAGE([$'Top 10% share'.O61:.O64])" office:value-type="percentage" office:value="0.222071677371525" calcext:value-type="percentage">
            <text:p>22%</text:p>
          </table:table-cell>
          <table:table-cell table:style-name="ce10" table:formula="of:=AVERAGE([$'Top 10% share'.P61:.P64])" office:value-type="percentage" office:value="0.22569349550065" calcext:value-type="percentage">
            <text:p>23%</text:p>
          </table:table-cell>
          <table:table-cell table:style-name="ce10" table:formula="of:=AVERAGE([$'Top 10% share'.Q61:.Q64])" office:value-type="percentage" office:value="0.208232850405767" calcext:value-type="percentage">
            <text:p>21%</text:p>
          </table:table-cell>
          <table:table-cell table:style-name="ce10" table:formula="of:=AVERAGE([$'Top 10% share'.N61:.N64])" office:value-type="percentage" office:value="0.216760979398446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0" table:formula="of:=AVERAGE([$'Top 10% share'.C65:.C68])" office:value-type="percentage" office:value="0.249147207348369" calcext:value-type="percentage">
            <text:p>25%</text:p>
          </table:table-cell>
          <table:table-cell table:style-name="ce10" table:formula="of:=AVERAGE([$'Top 10% share'.D65:.D68])" office:value-type="percentage" office:value="0.22988608059196" calcext:value-type="percentage">
            <text:p>23%</text:p>
          </table:table-cell>
          <table:table-cell table:style-name="ce10" table:formula="of:=AVERAGE([$'Top 10% share'.E65:.E68])" office:value-type="percentage" office:value="0.23630476762485" calcext:value-type="percentage">
            <text:p>24%</text:p>
          </table:table-cell>
          <table:table-cell table:style-name="ce10" table:formula="of:=AVERAGE([$'Top 10% share'.B65:.B68])" office:value-type="percentage" office:value="0.22227108199074" calcext:value-type="percentage">
            <text:p>22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0" table:formula="of:=AVERAGE([$'Top 10% share'.I65:.I68])" office:value-type="percentage" office:value="0.292407077474027" calcext:value-type="percentage">
            <text:p>29%</text:p>
          </table:table-cell>
          <table:table-cell table:style-name="ce10" table:formula="of:=AVERAGE([$'Top 10% share'.J65:.J68])" office:value-type="percentage" office:value="0.250715562445232" calcext:value-type="percentage">
            <text:p>25%</text:p>
          </table:table-cell>
          <table:table-cell table:style-name="ce10" table:formula="of:=AVERAGE([$'Top 10% share'.K65:.K68])" office:value-type="percentage" office:value="0.277389581876717" calcext:value-type="percentage">
            <text:p>28%</text:p>
          </table:table-cell>
          <table:table-cell table:style-name="ce10" table:formula="of:=AVERAGE([$'Top 10% share'.H65:.H68])" office:value-type="percentage" office:value="0.242323939998779" calcext:value-type="percentage">
            <text:p>24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0" table:formula="of:=AVERAGE([$'Top 10% share'.O65:.O68])" office:value-type="percentage" office:value="0.225021229133955" calcext:value-type="percentage">
            <text:p>23%</text:p>
          </table:table-cell>
          <table:table-cell table:style-name="ce10" table:formula="of:=AVERAGE([$'Top 10% share'.P65:.P68])" office:value-type="percentage" office:value="0.226348532760657" calcext:value-type="percentage">
            <text:p>23%</text:p>
          </table:table-cell>
          <table:table-cell table:style-name="ce10" table:formula="of:=AVERAGE([$'Top 10% share'.Q65:.Q68])" office:value-type="percentage" office:value="0.212293061664786" calcext:value-type="percentage">
            <text:p>21%</text:p>
          </table:table-cell>
          <table:table-cell table:style-name="ce10" table:formula="of:=AVERAGE([$'Top 10% share'.N65:.N68])" office:value-type="percentage" office:value="0.21830662598121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0" table:formula="of:=AVERAGE([$'Top 10% share'.C69:.C72])" office:value-type="percentage" office:value="0.258173913896952" calcext:value-type="percentage">
            <text:p>26%</text:p>
          </table:table-cell>
          <table:table-cell table:style-name="ce10" table:formula="of:=AVERAGE([$'Top 10% share'.D69:.D72])" office:value-type="percentage" office:value="0.236321638825941" calcext:value-type="percentage">
            <text:p>24%</text:p>
          </table:table-cell>
          <table:table-cell table:style-name="ce10" table:formula="of:=AVERAGE([$'Top 10% share'.E69:.E72])" office:value-type="percentage" office:value="0.247157875265116" calcext:value-type="percentage">
            <text:p>25%</text:p>
          </table:table-cell>
          <table:table-cell table:style-name="ce10" table:formula="of:=AVERAGE([$'Top 10% share'.B69:.B72])" office:value-type="percentage" office:value="0.229827213880803" calcext:value-type="percentage">
            <text:p>23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0" table:formula="of:=AVERAGE([$'Top 10% share'.I69:.I72])" office:value-type="percentage" office:value="0.289610479514345" calcext:value-type="percentage">
            <text:p>29%</text:p>
          </table:table-cell>
          <table:table-cell table:style-name="ce10" table:formula="of:=AVERAGE([$'Top 10% share'.J69:.J72])" office:value-type="percentage" office:value="0.248982310767505" calcext:value-type="percentage">
            <text:p>25%</text:p>
          </table:table-cell>
          <table:table-cell table:style-name="ce10" table:formula="of:=AVERAGE([$'Top 10% share'.K69:.K72])" office:value-type="percentage" office:value="0.277300490677366" calcext:value-type="percentage">
            <text:p>28%</text:p>
          </table:table-cell>
          <table:table-cell table:style-name="ce10" table:formula="of:=AVERAGE([$'Top 10% share'.H69:.H72])" office:value-type="percentage" office:value="0.24224269938731" calcext:value-type="percentage">
            <text:p>24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0" table:formula="of:=AVERAGE([$'Top 10% share'.O69:.O72])" office:value-type="percentage" office:value="0.225653418351369" calcext:value-type="percentage">
            <text:p>23%</text:p>
          </table:table-cell>
          <table:table-cell table:style-name="ce10" table:formula="of:=AVERAGE([$'Top 10% share'.P69:.P72])" office:value-type="percentage" office:value="0.232019386934678" calcext:value-type="percentage">
            <text:p>23%</text:p>
          </table:table-cell>
          <table:table-cell table:style-name="ce10" table:formula="of:=AVERAGE([$'Top 10% share'.Q69:.Q72])" office:value-type="percentage" office:value="0.213233458657702" calcext:value-type="percentage">
            <text:p>21%</text:p>
          </table:table-cell>
          <table:table-cell table:style-name="ce10" table:formula="of:=AVERAGE([$'Top 10% share'.N69:.N72])" office:value-type="percentage" office:value="0.22407256106471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0" table:formula="of:=AVERAGE([$'Top 10% share'.C73:.C76])" office:value-type="percentage" office:value="0.241535511588733" calcext:value-type="percentage">
            <text:p>24%</text:p>
          </table:table-cell>
          <table:table-cell table:style-name="ce10" table:formula="of:=AVERAGE([$'Top 10% share'.D73:.D76])" office:value-type="percentage" office:value="0.223502124553843" calcext:value-type="percentage">
            <text:p>22%</text:p>
          </table:table-cell>
          <table:table-cell table:style-name="ce10" table:formula="of:=AVERAGE([$'Top 10% share'.E73:.E76])" office:value-type="percentage" office:value="0.234159670574848" calcext:value-type="percentage">
            <text:p>23%</text:p>
          </table:table-cell>
          <table:table-cell table:style-name="ce10" table:formula="of:=AVERAGE([$'Top 10% share'.B73:.B76])" office:value-type="percentage" office:value="0.219045686830447" calcext:value-type="percentage">
            <text:p>22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0" table:formula="of:=AVERAGE([$'Top 10% share'.I73:.I76])" office:value-type="percentage" office:value="0.27198936398542" calcext:value-type="percentage">
            <text:p>27%</text:p>
          </table:table-cell>
          <table:table-cell table:style-name="ce10" table:formula="of:=AVERAGE([$'Top 10% share'.J73:.J76])" office:value-type="percentage" office:value="0.242733081674483" calcext:value-type="percentage">
            <text:p>24%</text:p>
          </table:table-cell>
          <table:table-cell table:style-name="ce10" table:formula="of:=AVERAGE([$'Top 10% share'.K73:.K76])" office:value-type="percentage" office:value="0.262858521169292" calcext:value-type="percentage">
            <text:p>26%</text:p>
          </table:table-cell>
          <table:table-cell table:style-name="ce10" table:formula="of:=AVERAGE([$'Top 10% share'.H73:.H76])" office:value-type="percentage" office:value="0.237571751545301" calcext:value-type="percentage">
            <text:p>24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0" table:formula="of:=AVERAGE([$'Top 10% share'.O73:.O76])" office:value-type="percentage" office:value="0.253818835582544" calcext:value-type="percentage">
            <text:p>25%</text:p>
          </table:table-cell>
          <table:table-cell table:style-name="ce10" table:formula="of:=AVERAGE([$'Top 10% share'.P73:.P76])" office:value-type="percentage" office:value="0.244606438862639" calcext:value-type="percentage">
            <text:p>24%</text:p>
          </table:table-cell>
          <table:table-cell table:style-name="ce10" table:formula="of:=AVERAGE([$'Top 10% share'.Q73:.Q76])" office:value-type="percentage" office:value="0.242637366944373" calcext:value-type="percentage">
            <text:p>24%</text:p>
          </table:table-cell>
          <table:table-cell table:style-name="ce10" table:formula="of:=AVERAGE([$'Top 10% share'.N73:.N76])" office:value-type="percentage" office:value="0.237838870546274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0" table:formula="of:=AVERAGE([$'Top 10% share'.C77:.C80])" office:value-type="percentage" office:value="0.243884011535053" calcext:value-type="percentage">
            <text:p>24%</text:p>
          </table:table-cell>
          <table:table-cell table:style-name="ce10" table:formula="of:=AVERAGE([$'Top 10% share'.D77:.D80])" office:value-type="percentage" office:value="0.225385699235916" calcext:value-type="percentage">
            <text:p>23%</text:p>
          </table:table-cell>
          <table:table-cell table:style-name="ce10" table:formula="of:=AVERAGE([$'Top 10% share'.E77:.E80])" office:value-type="percentage" office:value="0.237521957735901" calcext:value-type="percentage">
            <text:p>24%</text:p>
          </table:table-cell>
          <table:table-cell table:style-name="ce10" table:formula="of:=AVERAGE([$'Top 10% share'.B77:.B80])" office:value-type="percentage" office:value="0.221548306590198" calcext:value-type="percentage">
            <text:p>22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0" table:formula="of:=AVERAGE([$'Top 10% share'.I77:.I80])" office:value-type="percentage" office:value="0.274548252414211" calcext:value-type="percentage">
            <text:p>27%</text:p>
          </table:table-cell>
          <table:table-cell table:style-name="ce10" table:formula="of:=AVERAGE([$'Top 10% share'.J77:.J80])" office:value-type="percentage" office:value="0.245452194769156" calcext:value-type="percentage">
            <text:p>25%</text:p>
          </table:table-cell>
          <table:table-cell table:style-name="ce10" table:formula="of:=AVERAGE([$'Top 10% share'.K77:.K80])" office:value-type="percentage" office:value="0.267730961805199" calcext:value-type="percentage">
            <text:p>27%</text:p>
          </table:table-cell>
          <table:table-cell table:style-name="ce10" table:formula="of:=AVERAGE([$'Top 10% share'.H77:.H80])" office:value-type="percentage" office:value="0.241634838066425" calcext:value-type="percentage">
            <text:p>24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0" table:formula="of:=AVERAGE([$'Top 10% share'.O77:.O80])" office:value-type="percentage" office:value="0.262964212808819" calcext:value-type="percentage">
            <text:p>26%</text:p>
          </table:table-cell>
          <table:table-cell table:style-name="ce10" table:formula="of:=AVERAGE([$'Top 10% share'.P77:.P80])" office:value-type="percentage" office:value="0.250706305008006" calcext:value-type="percentage">
            <text:p>25%</text:p>
          </table:table-cell>
          <table:table-cell table:style-name="ce10" table:formula="of:=AVERAGE([$'Top 10% share'.Q77:.Q80])" office:value-type="percentage" office:value="0.253350564748989" calcext:value-type="percentage">
            <text:p>25%</text:p>
          </table:table-cell>
          <table:table-cell table:style-name="ce10" table:formula="of:=AVERAGE([$'Top 10% share'.N77:.N80])" office:value-type="percentage" office:value="0.245039270594062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0" table:formula="of:=AVERAGE([$'Top 10% share'.C81:.C84])" office:value-type="percentage" office:value="0.25646804695561" calcext:value-type="percentage">
            <text:p>26%</text:p>
          </table:table-cell>
          <table:table-cell table:style-name="ce10" table:formula="of:=AVERAGE([$'Top 10% share'.D81:.D84])" office:value-type="percentage" office:value="0.230018911754765" calcext:value-type="percentage">
            <text:p>23%</text:p>
          </table:table-cell>
          <table:table-cell table:style-name="ce10" table:formula="of:=AVERAGE([$'Top 10% share'.E81:.E84])" office:value-type="percentage" office:value="0.250095706661734" calcext:value-type="percentage">
            <text:p>25%</text:p>
          </table:table-cell>
          <table:table-cell table:style-name="ce10" table:formula="of:=AVERAGE([$'Top 10% share'.B81:.B84])" office:value-type="percentage" office:value="0.226248458472037" calcext:value-type="percentage">
            <text:p>23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0" table:formula="of:=AVERAGE([$'Top 10% share'.I81:.I84])" office:value-type="percentage" office:value="0.270917363562179" calcext:value-type="percentage">
            <text:p>27%</text:p>
          </table:table-cell>
          <table:table-cell table:style-name="ce10" table:formula="of:=AVERAGE([$'Top 10% share'.J81:.J84])" office:value-type="percentage" office:value="0.246349330866896" calcext:value-type="percentage">
            <text:p>25%</text:p>
          </table:table-cell>
          <table:table-cell table:style-name="ce10" table:formula="of:=AVERAGE([$'Top 10% share'.K81:.K84])" office:value-type="percentage" office:value="0.264085278303354" calcext:value-type="percentage">
            <text:p>26%</text:p>
          </table:table-cell>
          <table:table-cell table:style-name="ce10" table:formula="of:=AVERAGE([$'Top 10% share'.H81:.H84])" office:value-type="percentage" office:value="0.242455668476457" calcext:value-type="percentage">
            <text:p>24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0" table:formula="of:=AVERAGE([$'Top 10% share'.O81:.O84])" office:value-type="percentage" office:value="0.238309513159554" calcext:value-type="percentage">
            <text:p>24%</text:p>
          </table:table-cell>
          <table:table-cell table:style-name="ce10" table:formula="of:=AVERAGE([$'Top 10% share'.P81:.P84])" office:value-type="percentage" office:value="0.235568077242539" calcext:value-type="percentage">
            <text:p>24%</text:p>
          </table:table-cell>
          <table:table-cell table:style-name="ce10" table:formula="of:=AVERAGE([$'Top 10% share'.Q81:.Q84])" office:value-type="percentage" office:value="0.230186216224706" calcext:value-type="percentage">
            <text:p>23%</text:p>
          </table:table-cell>
          <table:table-cell table:style-name="ce10" table:formula="of:=AVERAGE([$'Top 10% share'.N81:.N84])" office:value-type="percentage" office:value="0.230625959359818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0" table:formula="of:=AVERAGE([$'Top 10% share'.C85:.C88])" office:value-type="percentage" office:value="0.260771897191285" calcext:value-type="percentage">
            <text:p>26%</text:p>
          </table:table-cell>
          <table:table-cell table:style-name="ce10" table:formula="of:=AVERAGE([$'Top 10% share'.D85:.D88])" office:value-type="percentage" office:value="0.231442769812354" calcext:value-type="percentage">
            <text:p>23%</text:p>
          </table:table-cell>
          <table:table-cell table:style-name="ce10" table:formula="of:=AVERAGE([$'Top 10% share'.E85:.E88])" office:value-type="percentage" office:value="0.25527213654638" calcext:value-type="percentage">
            <text:p>26%</text:p>
          </table:table-cell>
          <table:table-cell table:style-name="ce10" table:formula="of:=AVERAGE([$'Top 10% share'.B85:.B88])" office:value-type="percentage" office:value="0.228219307332685" calcext:value-type="percentage">
            <text:p>23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0" table:formula="of:=AVERAGE([$'Top 10% share'.I85:.I88])" office:value-type="percentage" office:value="0.274336764982944" calcext:value-type="percentage">
            <text:p>27%</text:p>
          </table:table-cell>
          <table:table-cell table:style-name="ce10" table:formula="of:=AVERAGE([$'Top 10% share'.J85:.J88])" office:value-type="percentage" office:value="0.246001007188491" calcext:value-type="percentage">
            <text:p>25%</text:p>
          </table:table-cell>
          <table:table-cell table:style-name="ce10" table:formula="of:=AVERAGE([$'Top 10% share'.K85:.K88])" office:value-type="percentage" office:value="0.266937217019242" calcext:value-type="percentage">
            <text:p>27%</text:p>
          </table:table-cell>
          <table:table-cell table:style-name="ce10" table:formula="of:=AVERAGE([$'Top 10% share'.H85:.H88])" office:value-type="percentage" office:value="0.241855705449215" calcext:value-type="percentage">
            <text:p>24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0" table:formula="of:=AVERAGE([$'Top 10% share'.O85:.O88])" office:value-type="percentage" office:value="0.252700032193946" calcext:value-type="percentage">
            <text:p>25%</text:p>
          </table:table-cell>
          <table:table-cell table:style-name="ce10" table:formula="of:=AVERAGE([$'Top 10% share'.P85:.P88])" office:value-type="percentage" office:value="0.23718347621716" calcext:value-type="percentage">
            <text:p>24%</text:p>
          </table:table-cell>
          <table:table-cell table:style-name="ce10" table:formula="of:=AVERAGE([$'Top 10% share'.Q85:.Q88])" office:value-type="percentage" office:value="0.245699212552355" calcext:value-type="percentage">
            <text:p>25%</text:p>
          </table:table-cell>
          <table:table-cell table:style-name="ce10" table:formula="of:=AVERAGE([$'Top 10% share'.N85:.N88])" office:value-type="percentage" office:value="0.233097452366203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0" table:formula="of:=AVERAGE([$'Top 10% share'.C89:.C92])" office:value-type="percentage" office:value="0.276632702389166" calcext:value-type="percentage">
            <text:p>28%</text:p>
          </table:table-cell>
          <table:table-cell table:style-name="ce10" table:formula="of:=AVERAGE([$'Top 10% share'.D89:.D92])" office:value-type="percentage" office:value="0.243335280546777" calcext:value-type="percentage">
            <text:p>24%</text:p>
          </table:table-cell>
          <table:table-cell table:style-name="ce10" table:formula="of:=AVERAGE([$'Top 10% share'.E89:.E92])" office:value-type="percentage" office:value="0.271136872775565" calcext:value-type="percentage">
            <text:p>27%</text:p>
          </table:table-cell>
          <table:table-cell table:style-name="ce10" table:formula="of:=AVERAGE([$'Top 10% share'.B89:.B92])" office:value-type="percentage" office:value="0.240173622233868" calcext:value-type="percentage">
            <text:p>24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0" table:formula="of:=AVERAGE([$'Top 10% share'.I89:.I92])" office:value-type="percentage" office:value="0.265544116545998" calcext:value-type="percentage">
            <text:p>27%</text:p>
          </table:table-cell>
          <table:table-cell table:style-name="ce10" table:formula="of:=AVERAGE([$'Top 10% share'.J89:.J92])" office:value-type="percentage" office:value="0.240225789768983" calcext:value-type="percentage">
            <text:p>24%</text:p>
          </table:table-cell>
          <table:table-cell table:style-name="ce10" table:formula="of:=AVERAGE([$'Top 10% share'.K89:.K92])" office:value-type="percentage" office:value="0.258608529069646" calcext:value-type="percentage">
            <text:p>26%</text:p>
          </table:table-cell>
          <table:table-cell table:style-name="ce10" table:formula="of:=AVERAGE([$'Top 10% share'.H89:.H92])" office:value-type="percentage" office:value="0.236323933477261" calcext:value-type="percentage">
            <text:p>24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0" table:formula="of:=AVERAGE([$'Top 10% share'.O89:.O92])" office:value-type="percentage" office:value="0.256379634311415" calcext:value-type="percentage">
            <text:p>26%</text:p>
          </table:table-cell>
          <table:table-cell table:style-name="ce10" table:formula="of:=AVERAGE([$'Top 10% share'.P89:.P92])" office:value-type="percentage" office:value="0.240788921757024" calcext:value-type="percentage">
            <text:p>24%</text:p>
          </table:table-cell>
          <table:table-cell table:style-name="ce10" table:formula="of:=AVERAGE([$'Top 10% share'.Q89:.Q92])" office:value-type="percentage" office:value="0.25010835842773" calcext:value-type="percentage">
            <text:p>25%</text:p>
          </table:table-cell>
          <table:table-cell table:style-name="ce10" table:formula="of:=AVERAGE([$'Top 10% share'.N89:.N92])" office:value-type="percentage" office:value="0.237099590156489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0" table:formula="of:=AVERAGE([$'Top 10% share'.C93:.C96])" office:value-type="percentage" office:value="0.281929167739154" calcext:value-type="percentage">
            <text:p>28%</text:p>
          </table:table-cell>
          <table:table-cell table:style-name="ce10" table:formula="of:=AVERAGE([$'Top 10% share'.D93:.D96])" office:value-type="percentage" office:value="0.241857907736888" calcext:value-type="percentage">
            <text:p>24%</text:p>
          </table:table-cell>
          <table:table-cell table:style-name="ce10" table:formula="of:=AVERAGE([$'Top 10% share'.E93:.E96])" office:value-type="percentage" office:value="0.276510504843738" calcext:value-type="percentage">
            <text:p>28%</text:p>
          </table:table-cell>
          <table:table-cell table:style-name="ce10" table:formula="of:=AVERAGE([$'Top 10% share'.B93:.B96])" office:value-type="percentage" office:value="0.238919952132347" calcext:value-type="percentage">
            <text:p>24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0" table:formula="of:=AVERAGE([$'Top 10% share'.I93:.I96])" office:value-type="percentage" office:value="0.271779353532248" calcext:value-type="percentage">
            <text:p>27%</text:p>
          </table:table-cell>
          <table:table-cell table:style-name="ce10" table:formula="of:=AVERAGE([$'Top 10% share'.J93:.J96])" office:value-type="percentage" office:value="0.243408897615444" calcext:value-type="percentage">
            <text:p>24%</text:p>
          </table:table-cell>
          <table:table-cell table:style-name="ce10" table:formula="of:=AVERAGE([$'Top 10% share'.K93:.K96])" office:value-type="percentage" office:value="0.26598697260247" calcext:value-type="percentage">
            <text:p>27%</text:p>
          </table:table-cell>
          <table:table-cell table:style-name="ce10" table:formula="of:=AVERAGE([$'Top 10% share'.H93:.H96])" office:value-type="percentage" office:value="0.240223032797819" calcext:value-type="percentage">
            <text:p>24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0" table:formula="of:=AVERAGE([$'Top 10% share'.O93:.O96])" office:value-type="percentage" office:value="0.262667713204041" calcext:value-type="percentage">
            <text:p>26%</text:p>
          </table:table-cell>
          <table:table-cell table:style-name="ce10" table:formula="of:=AVERAGE([$'Top 10% share'.P93:.P96])" office:value-type="percentage" office:value="0.248608754796706" calcext:value-type="percentage">
            <text:p>25%</text:p>
          </table:table-cell>
          <table:table-cell table:style-name="ce10" table:formula="of:=AVERAGE([$'Top 10% share'.Q93:.Q96])" office:value-type="percentage" office:value="0.257176372930378" calcext:value-type="percentage">
            <text:p>26%</text:p>
          </table:table-cell>
          <table:table-cell table:style-name="ce10" table:formula="of:=AVERAGE([$'Top 10% share'.N93:.N96])" office:value-type="percentage" office:value="0.245407343351893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0" table:formula="of:=AVERAGE([$'Top 10% share'.C97:.C100])" office:value-type="percentage" office:value="0.265694404197149" calcext:value-type="percentage">
            <text:p>27%</text:p>
          </table:table-cell>
          <table:table-cell table:style-name="ce10" table:formula="of:=AVERAGE([$'Top 10% share'.D97:.D100])" office:value-type="percentage" office:value="0.228613697838344" calcext:value-type="percentage">
            <text:p>23%</text:p>
          </table:table-cell>
          <table:table-cell table:style-name="ce10" table:formula="of:=AVERAGE([$'Top 10% share'.E97:.E100])" office:value-type="percentage" office:value="0.260560131536751" calcext:value-type="percentage">
            <text:p>26%</text:p>
          </table:table-cell>
          <table:table-cell table:style-name="ce10" table:formula="of:=AVERAGE([$'Top 10% share'.B97:.B100])" office:value-type="percentage" office:value="0.225845668997874" calcext:value-type="percentage">
            <text:p>23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0" table:formula="of:=AVERAGE([$'Top 10% share'.I97:.I100])" office:value-type="percentage" office:value="0.266818768582281" calcext:value-type="percentage">
            <text:p>27%</text:p>
          </table:table-cell>
          <table:table-cell table:style-name="ce10" table:formula="of:=AVERAGE([$'Top 10% share'.J97:.J100])" office:value-type="percentage" office:value="0.239950682585128" calcext:value-type="percentage">
            <text:p>24%</text:p>
          </table:table-cell>
          <table:table-cell table:style-name="ce10" table:formula="of:=AVERAGE([$'Top 10% share'.K97:.K100])" office:value-type="percentage" office:value="0.261530292781983" calcext:value-type="percentage">
            <text:p>26%</text:p>
          </table:table-cell>
          <table:table-cell table:style-name="ce10" table:formula="of:=AVERAGE([$'Top 10% share'.H97:.H100])" office:value-type="percentage" office:value="0.237053412823507" calcext:value-type="percentage">
            <text:p>24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0" table:formula="of:=AVERAGE([$'Top 10% share'.O97:.O100])" office:value-type="percentage" office:value="0.278887000927575" calcext:value-type="percentage">
            <text:p>28%</text:p>
          </table:table-cell>
          <table:table-cell table:style-name="ce10" table:formula="of:=AVERAGE([$'Top 10% share'.P97:.P100])" office:value-type="percentage" office:value="0.251513058964755" calcext:value-type="percentage">
            <text:p>25%</text:p>
          </table:table-cell>
          <table:table-cell table:style-name="ce10" table:formula="of:=AVERAGE([$'Top 10% share'.Q97:.Q100])" office:value-type="percentage" office:value="0.273263560010145" calcext:value-type="percentage">
            <text:p>27%</text:p>
          </table:table-cell>
          <table:table-cell table:style-name="ce10" table:formula="of:=AVERAGE([$'Top 10% share'.N97:.N100])" office:value-type="percentage" office:value="0.248402772343372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0" table:formula="of:=AVERAGE([$'Top 10% share'.C101:.C104])" office:value-type="percentage" office:value="0.265169194228611" calcext:value-type="percentage">
            <text:p>27%</text:p>
          </table:table-cell>
          <table:table-cell table:style-name="ce10" table:formula="of:=AVERAGE([$'Top 10% share'.D101:.D104])" office:value-type="percentage" office:value="0.226712078872608" calcext:value-type="percentage">
            <text:p>23%</text:p>
          </table:table-cell>
          <table:table-cell table:style-name="ce10" table:formula="of:=AVERAGE([$'Top 10% share'.E101:.E104])" office:value-type="percentage" office:value="0.261024204691144" calcext:value-type="percentage">
            <text:p>26%</text:p>
          </table:table-cell>
          <table:table-cell table:style-name="ce10" table:formula="of:=AVERAGE([$'Top 10% share'.B101:.B104])" office:value-type="percentage" office:value="0.224511807278424" calcext:value-type="percentage">
            <text:p>22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0" table:formula="of:=AVERAGE([$'Top 10% share'.I101:.I104])" office:value-type="percentage" office:value="0.292493320320675" calcext:value-type="percentage">
            <text:p>29%</text:p>
          </table:table-cell>
          <table:table-cell table:style-name="ce10" table:formula="of:=AVERAGE([$'Top 10% share'.J101:.J104])" office:value-type="percentage" office:value="0.250970345657145" calcext:value-type="percentage">
            <text:p>25%</text:p>
          </table:table-cell>
          <table:table-cell table:style-name="ce10" table:formula="of:=AVERAGE([$'Top 10% share'.K101:.K104])" office:value-type="percentage" office:value="0.288941844684319" calcext:value-type="percentage">
            <text:p>29%</text:p>
          </table:table-cell>
          <table:table-cell table:style-name="ce10" table:formula="of:=AVERAGE([$'Top 10% share'.H101:.H104])" office:value-type="percentage" office:value="0.249146351194991" calcext:value-type="percentage">
            <text:p>25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0" table:formula="of:=AVERAGE([$'Top 10% share'.O101:.O104])" office:value-type="percentage" office:value="0.283697103324941" calcext:value-type="percentage">
            <text:p>28%</text:p>
          </table:table-cell>
          <table:table-cell table:style-name="ce10" table:formula="of:=AVERAGE([$'Top 10% share'.P101:.P104])" office:value-type="percentage" office:value="0.250210338028627" calcext:value-type="percentage">
            <text:p>25%</text:p>
          </table:table-cell>
          <table:table-cell table:style-name="ce10" table:formula="of:=AVERAGE([$'Top 10% share'.Q101:.Q104])" office:value-type="percentage" office:value="0.278898002632106" calcext:value-type="percentage">
            <text:p>28%</text:p>
          </table:table-cell>
          <table:table-cell table:style-name="ce10" table:formula="of:=AVERAGE([$'Top 10% share'.N101:.N104])" office:value-type="percentage" office:value="0.247623889309205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0" table:formula="of:=AVERAGE([$'Top 10% share'.C105:.C108])" office:value-type="percentage" office:value="0.263983413299026" calcext:value-type="percentage">
            <text:p>26%</text:p>
          </table:table-cell>
          <table:table-cell table:style-name="ce11" table:formula="of:=AVERAGE([$'Top 10% share'.D105:.D108])" office:value-type="percentage" office:value="0.227353014629377" calcext:value-type="percentage">
            <text:p>22.7%</text:p>
          </table:table-cell>
          <table:table-cell table:style-name="ce10" table:formula="of:=AVERAGE([$'Top 10% share'.E105:.E108])" office:value-type="percentage" office:value="0.258443503862903" calcext:value-type="percentage">
            <text:p>26%</text:p>
          </table:table-cell>
          <table:table-cell table:style-name="ce10" table:formula="of:=AVERAGE([$'Top 10% share'.B105:.B108])" office:value-type="percentage" office:value="0.224442490277817" calcext:value-type="percentage">
            <text:p>22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Top 10% share'.I105:.I108])" office:value-type="percentage" office:value="0.34138984205259" calcext:value-type="percentage">
            <text:p>34.14%</text:p>
          </table:table-cell>
          <table:table-cell table:style-name="ce12" table:formula="of:=AVERAGE([$'Top 10% share'.J105:.J108])" office:value-type="percentage" office:value="0.271580613201404" calcext:value-type="percentage">
            <text:p>27.16%</text:p>
          </table:table-cell>
          <table:table-cell table:style-name="ce10" table:formula="of:=AVERAGE([$'Top 10% share'.K105:.K108])" office:value-type="percentage" office:value="0.337686613749689" calcext:value-type="percentage">
            <text:p>34%</text:p>
          </table:table-cell>
          <table:table-cell table:style-name="ce10" table:formula="of:=AVERAGE([$'Top 10% share'.H105:.H108])" office:value-type="percentage" office:value="0.269816808364586" calcext:value-type="percentage">
            <text:p>27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0" table:formula="of:=AVERAGE([$'Top 10% share'.O105:.O108])" office:value-type="percentage" office:value="0.289333106161184" calcext:value-type="percentage">
            <text:p>29%</text:p>
          </table:table-cell>
          <table:table-cell table:style-name="ce10" table:formula="of:=AVERAGE([$'Top 10% share'.P105:.P108])" office:value-type="percentage" office:value="0.253114339579892" calcext:value-type="percentage">
            <text:p>25%</text:p>
          </table:table-cell>
          <table:table-cell table:style-name="ce10" table:formula="of:=AVERAGE([$'Top 10% share'.Q105:.Q108])" office:value-type="percentage" office:value="0.285273342932286" calcext:value-type="percentage">
            <text:p>29%</text:p>
          </table:table-cell>
          <table:table-cell table:style-name="ce10" table:formula="of:=AVERAGE([$'Top 10% share'.N105:.N108])" office:value-type="percentage" office:value="0.250954508221998" calcext:value-type="percentage">
            <text:p>25%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13"/>
          <table:table-cell table:number-columns-repeated="56"/>
        </table:table-row>
        <table:table-row table:style-name="ro1">
          <table:table-cell>
            <draw:frame table:end-cell-address="'Top 10% share yearly'.D61" table:end-x="116.48pt" table:end-y="10.15pt" draw:z-index="1" draw:name="Chart 4" draw:style-name="gr1" draw:text-style-name="P1" svg:width="609.39pt" svg:height="430.72pt" svg:x="2.13pt" svg:y="14.49pt">
              <draw:object draw:notify-on-update-of-ranges="'Top 10% share yearly'.A4:'Top 10% share yearly'.A30 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8.99pt" table:end-y="9.16pt" draw:z-index="0" draw:name="Chart 2" draw:style-name="gr1" draw:text-style-name="P1" svg:width="590.26pt" svg:height="430.75pt" svg:x="120.78pt" svg:y="13.46pt">
              <draw:object draw:notify-on-update-of-ranges="'Top 10% share yearly'.F4:'Top 10% share yearly'.F30 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41.47pt" table:end-y="7.14pt" draw:z-index="2" draw:name="Chart 5" draw:style-name="gr1" draw:text-style-name="P1" svg:width="579.23pt" svg:height="430.75pt" svg:x="20.3pt" svg:y="11.45pt">
              <draw:object draw:notify-on-update-of-ranges="'Top 10% share yearly'.K4:'Top 10% share yearly'.K30 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" table:style-name="ta7">
        <table:table-column table:style-name="co1" table:number-columns-repeated="6" table:default-cell-style-name="Default"/>
        <table:table-column table:style-name="co7" table:default-cell-style-name="ce3"/>
        <table:table-column table:style-name="co1" table:number-columns-repeated="4" table:default-cell-style-name="Default"/>
        <table:table-column table:style-name="co7" table:default-cell-style-name="ce3"/>
        <table:table-column table:style-name="co1" table:number-columns-repeated="52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5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8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 table:number-columns-repeated="4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0326108691" calcext:value-type="float">
            <text:p>0.0326108691</text:p>
          </table:table-cell>
          <table:table-cell table:style-name="ce4" office:value-type="float" office:value="0.0261696348" calcext:value-type="float">
            <text:p>0.0261696348</text:p>
          </table:table-cell>
          <table:table-cell table:style-name="ce4" office:value-type="float" office:value="0.0269383028" calcext:value-type="float">
            <text:p>0.0269383028</text:p>
          </table:table-cell>
          <table:table-cell table:style-name="ce4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 table:number-columns-repeated="49"/>
        </table:table-row>
        <table:table-row table:style-name="ro1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N2]" office:value-type="float" office:value="0.0314869324702347" calcext:value-type="float">
            <text:p>0.031486932470235</text:p>
          </table:table-cell>
          <table:table-cell table:style-name="ce4" table:formula="of:=[$Redistribution_high.O2]" office:value-type="float" office:value="0.0262172747434197" calcext:value-type="float">
            <text:p>0.02621727474342</text:p>
          </table:table-cell>
          <table:table-cell table:style-name="ce4" table:formula="of:=[$Redistribution_high.P2]" office:value-type="float" office:value="0.0236978525400559" calcext:value-type="float">
            <text:p>0.023697852540056</text:p>
          </table:table-cell>
          <table:table-cell table:style-name="ce4" table:formula="of:=[$Redistribution_high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central.N2]" office:value-type="float" office:value="0.0314869324702347" calcext:value-type="float">
            <text:p>0.031486932470235</text:p>
          </table:table-cell>
          <table:table-cell table:style-name="ce4" table:formula="of:=[$Redistribution_central.O2]" office:value-type="float" office:value="0.0262172747434197" calcext:value-type="float">
            <text:p>0.02621727474342</text:p>
          </table:table-cell>
          <table:table-cell table:style-name="ce4" table:formula="of:=[$Redistribution_central.P2]" office:value-type="float" office:value="0.0236978525400559" calcext:value-type="float">
            <text:p>0.023697852540056</text:p>
          </table:table-cell>
          <table:table-cell table:style-name="ce4" table:formula="of:=[$Redistribution_central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low.N2]" office:value-type="float" office:value="0.0314869324702347" calcext:value-type="float">
            <text:p>0.031486932470235</text:p>
          </table:table-cell>
          <table:table-cell table:style-name="ce4" table:formula="of:=[$redistribution_low.O2]" office:value-type="float" office:value="0.0262172747434197" calcext:value-type="float">
            <text:p>0.02621727474342</text:p>
          </table:table-cell>
          <table:table-cell table:style-name="ce4" table:formula="of:=[$redistribution_low.P2]" office:value-type="float" office:value="0.0236978525400559" calcext:value-type="float">
            <text:p>0.023697852540056</text:p>
          </table:table-cell>
          <table:table-cell table:style-name="ce4" table:formula="of:=[$redistribution_low.Q2]" office:value-type="float" office:value="0.0362960895108972" calcext:value-type="float">
            <text:p>0.036296089510897</text:p>
          </table:table-cell>
          <table:table-cell table:number-columns-repeated="49"/>
        </table:table-row>
        <table:table-row table:style-name="ro1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N3]" office:value-type="float" office:value="0.0342368816999756" calcext:value-type="float">
            <text:p>0.034236881699976</text:p>
          </table:table-cell>
          <table:table-cell table:style-name="ce4" table:formula="of:=[$Redistribution_high.O3]" office:value-type="float" office:value="0.0282245464696407" calcext:value-type="float">
            <text:p>0.028224546469641</text:p>
          </table:table-cell>
          <table:table-cell table:style-name="ce4" table:formula="of:=[$Redistribution_high.P3]" office:value-type="float" office:value="0.0257265697541221" calcext:value-type="float">
            <text:p>0.025726569754122</text:p>
          </table:table-cell>
          <table:table-cell table:style-name="ce4" table:formula="of:=[$Redistribution_high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central.N3]" office:value-type="float" office:value="0.0342368816999756" calcext:value-type="float">
            <text:p>0.034236881699976</text:p>
          </table:table-cell>
          <table:table-cell table:style-name="ce4" table:formula="of:=[$Redistribution_central.O3]" office:value-type="float" office:value="0.0282245464696407" calcext:value-type="float">
            <text:p>0.028224546469641</text:p>
          </table:table-cell>
          <table:table-cell table:style-name="ce4" table:formula="of:=[$Redistribution_central.P3]" office:value-type="float" office:value="0.0257265697541221" calcext:value-type="float">
            <text:p>0.025726569754122</text:p>
          </table:table-cell>
          <table:table-cell table:style-name="ce4" table:formula="of:=[$Redistribution_central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low.N3]" office:value-type="float" office:value="0.0342368816999756" calcext:value-type="float">
            <text:p>0.034236881699976</text:p>
          </table:table-cell>
          <table:table-cell table:style-name="ce4" table:formula="of:=[$redistribution_low.O3]" office:value-type="float" office:value="0.0282245464696407" calcext:value-type="float">
            <text:p>0.028224546469641</text:p>
          </table:table-cell>
          <table:table-cell table:style-name="ce4" table:formula="of:=[$redistribution_low.P3]" office:value-type="float" office:value="0.0257265697541221" calcext:value-type="float">
            <text:p>0.025726569754122</text:p>
          </table:table-cell>
          <table:table-cell table:style-name="ce4" table:formula="of:=[$redistribution_low.Q3]" office:value-type="float" office:value="0.039520313948544" calcext:value-type="float">
            <text:p>0.039520313948544</text:p>
          </table:table-cell>
          <table:table-cell table:number-columns-repeated="49"/>
        </table:table-row>
        <table:table-row table:style-name="ro1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N4]" office:value-type="float" office:value="0.0370621664042102" calcext:value-type="float">
            <text:p>0.03706216640421</text:p>
          </table:table-cell>
          <table:table-cell table:style-name="ce4" table:formula="of:=[$Redistribution_high.O4]" office:value-type="float" office:value="0.0266383087031445" calcext:value-type="float">
            <text:p>0.026638308703145</text:p>
          </table:table-cell>
          <table:table-cell table:style-name="ce4" table:formula="of:=[$Redistribution_high.P4]" office:value-type="float" office:value="0.0271180622391379" calcext:value-type="float">
            <text:p>0.027118062239138</text:p>
          </table:table-cell>
          <table:table-cell table:style-name="ce4" table:formula="of:=[$Redistribution_high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central.N4]" office:value-type="float" office:value="0.0370621664042102" calcext:value-type="float">
            <text:p>0.03706216640421</text:p>
          </table:table-cell>
          <table:table-cell table:style-name="ce4" table:formula="of:=[$Redistribution_central.O4]" office:value-type="float" office:value="0.0266383087031445" calcext:value-type="float">
            <text:p>0.026638308703145</text:p>
          </table:table-cell>
          <table:table-cell table:style-name="ce4" table:formula="of:=[$Redistribution_central.P4]" office:value-type="float" office:value="0.0271180622391379" calcext:value-type="float">
            <text:p>0.027118062239138</text:p>
          </table:table-cell>
          <table:table-cell table:style-name="ce4" table:formula="of:=[$Redistribution_central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low.N4]" office:value-type="float" office:value="0.0370621664042102" calcext:value-type="float">
            <text:p>0.03706216640421</text:p>
          </table:table-cell>
          <table:table-cell table:style-name="ce4" table:formula="of:=[$redistribution_low.O4]" office:value-type="float" office:value="0.0266383087031445" calcext:value-type="float">
            <text:p>0.026638308703145</text:p>
          </table:table-cell>
          <table:table-cell table:style-name="ce4" table:formula="of:=[$redistribution_low.P4]" office:value-type="float" office:value="0.0271180622391379" calcext:value-type="float">
            <text:p>0.027118062239138</text:p>
          </table:table-cell>
          <table:table-cell table:style-name="ce4" table:formula="of:=[$redistribution_low.Q4]" office:value-type="float" office:value="0.0397244730695759" calcext:value-type="float">
            <text:p>0.039724473069576</text:p>
          </table:table-cell>
          <table:table-cell table:number-columns-repeated="49"/>
        </table:table-row>
        <table:table-row table:style-name="ro1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N5]" office:value-type="float" office:value="0.0362549150970094" calcext:value-type="float">
            <text:p>0.036254915097009</text:p>
          </table:table-cell>
          <table:table-cell table:style-name="ce4" table:formula="of:=[$Redistribution_high.O5]" office:value-type="float" office:value="0.0283019264882958" calcext:value-type="float">
            <text:p>0.028301926488296</text:p>
          </table:table-cell>
          <table:table-cell table:style-name="ce4" table:formula="of:=[$Redistribution_high.P5]" office:value-type="float" office:value="0.0274103090201651" calcext:value-type="float">
            <text:p>0.027410309020165</text:p>
          </table:table-cell>
          <table:table-cell table:style-name="ce4" table:formula="of:=[$Redistribution_high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central.N5]" office:value-type="float" office:value="0.0362549150970094" calcext:value-type="float">
            <text:p>0.036254915097009</text:p>
          </table:table-cell>
          <table:table-cell table:style-name="ce4" table:formula="of:=[$Redistribution_central.O5]" office:value-type="float" office:value="0.0283019264882958" calcext:value-type="float">
            <text:p>0.028301926488296</text:p>
          </table:table-cell>
          <table:table-cell table:style-name="ce4" table:formula="of:=[$Redistribution_central.P5]" office:value-type="float" office:value="0.0274103090201651" calcext:value-type="float">
            <text:p>0.027410309020165</text:p>
          </table:table-cell>
          <table:table-cell table:style-name="ce4" table:formula="of:=[$Redistribution_central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low.N5]" office:value-type="float" office:value="0.0362549150970094" calcext:value-type="float">
            <text:p>0.036254915097009</text:p>
          </table:table-cell>
          <table:table-cell table:style-name="ce4" table:formula="of:=[$redistribution_low.O5]" office:value-type="float" office:value="0.0283019264882958" calcext:value-type="float">
            <text:p>0.028301926488296</text:p>
          </table:table-cell>
          <table:table-cell table:style-name="ce4" table:formula="of:=[$redistribution_low.P5]" office:value-type="float" office:value="0.0274103090201651" calcext:value-type="float">
            <text:p>0.027410309020165</text:p>
          </table:table-cell>
          <table:table-cell table:style-name="ce4" table:formula="of:=[$redistribution_low.Q5]" office:value-type="float" office:value="0.040066422100053" calcext:value-type="float">
            <text:p>0.040066422100053</text:p>
          </table:table-cell>
          <table:table-cell table:number-columns-repeated="49"/>
        </table:table-row>
        <table:table-row table:style-name="ro1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N6]" office:value-type="float" office:value="0.0365987227469221" calcext:value-type="float">
            <text:p>0.036598722746922</text:p>
          </table:table-cell>
          <table:table-cell table:style-name="ce4" table:formula="of:=[$Redistribution_high.O6]" office:value-type="float" office:value="0.027451229099207" calcext:value-type="float">
            <text:p>0.027451229099207</text:p>
          </table:table-cell>
          <table:table-cell table:style-name="ce4" table:formula="of:=[$Redistribution_high.P6]" office:value-type="float" office:value="0.0277914105754976" calcext:value-type="float">
            <text:p>0.027791410575498</text:p>
          </table:table-cell>
          <table:table-cell table:style-name="ce4" table:formula="of:=[$Redistribution_high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central.N6]" office:value-type="float" office:value="0.0365987227469221" calcext:value-type="float">
            <text:p>0.036598722746922</text:p>
          </table:table-cell>
          <table:table-cell table:style-name="ce4" table:formula="of:=[$Redistribution_central.O6]" office:value-type="float" office:value="0.027451229099207" calcext:value-type="float">
            <text:p>0.027451229099207</text:p>
          </table:table-cell>
          <table:table-cell table:style-name="ce4" table:formula="of:=[$Redistribution_central.P6]" office:value-type="float" office:value="0.0277914105754976" calcext:value-type="float">
            <text:p>0.027791410575498</text:p>
          </table:table-cell>
          <table:table-cell table:style-name="ce4" table:formula="of:=[$Redistribution_central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low.N6]" office:value-type="float" office:value="0.0365987227469221" calcext:value-type="float">
            <text:p>0.036598722746922</text:p>
          </table:table-cell>
          <table:table-cell table:style-name="ce4" table:formula="of:=[$redistribution_low.O6]" office:value-type="float" office:value="0.027451229099207" calcext:value-type="float">
            <text:p>0.027451229099207</text:p>
          </table:table-cell>
          <table:table-cell table:style-name="ce4" table:formula="of:=[$redistribution_low.P6]" office:value-type="float" office:value="0.0277914105754976" calcext:value-type="float">
            <text:p>0.027791410575498</text:p>
          </table:table-cell>
          <table:table-cell table:style-name="ce4" table:formula="of:=[$redistribution_low.Q6]" office:value-type="float" office:value="0.0390120892161255" calcext:value-type="float">
            <text:p>0.039012089216126</text:p>
          </table:table-cell>
          <table:table-cell table:number-columns-repeated="49"/>
        </table:table-row>
        <table:table-row table:style-name="ro1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N7]" office:value-type="float" office:value="0.0376365286305652" calcext:value-type="float">
            <text:p>0.037636528630565</text:p>
          </table:table-cell>
          <table:table-cell table:style-name="ce4" table:formula="of:=[$Redistribution_high.O7]" office:value-type="float" office:value="0.0283797235779626" calcext:value-type="float">
            <text:p>0.028379723577963</text:p>
          </table:table-cell>
          <table:table-cell table:style-name="ce4" table:formula="of:=[$Redistribution_high.P7]" office:value-type="float" office:value="0.0272548695156941" calcext:value-type="float">
            <text:p>0.027254869515694</text:p>
          </table:table-cell>
          <table:table-cell table:style-name="ce4" table:formula="of:=[$Redistribution_high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central.N7]" office:value-type="float" office:value="0.0376365286305652" calcext:value-type="float">
            <text:p>0.037636528630565</text:p>
          </table:table-cell>
          <table:table-cell table:style-name="ce4" table:formula="of:=[$Redistribution_central.O7]" office:value-type="float" office:value="0.0283797235779626" calcext:value-type="float">
            <text:p>0.028379723577963</text:p>
          </table:table-cell>
          <table:table-cell table:style-name="ce4" table:formula="of:=[$Redistribution_central.P7]" office:value-type="float" office:value="0.0272548695156941" calcext:value-type="float">
            <text:p>0.027254869515694</text:p>
          </table:table-cell>
          <table:table-cell table:style-name="ce4" table:formula="of:=[$Redistribution_central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low.N7]" office:value-type="float" office:value="0.0376365286305652" calcext:value-type="float">
            <text:p>0.037636528630565</text:p>
          </table:table-cell>
          <table:table-cell table:style-name="ce4" table:formula="of:=[$redistribution_low.O7]" office:value-type="float" office:value="0.0283797235779626" calcext:value-type="float">
            <text:p>0.028379723577963</text:p>
          </table:table-cell>
          <table:table-cell table:style-name="ce4" table:formula="of:=[$redistribution_low.P7]" office:value-type="float" office:value="0.0272548695156941" calcext:value-type="float">
            <text:p>0.027254869515694</text:p>
          </table:table-cell>
          <table:table-cell table:style-name="ce4" table:formula="of:=[$redistribution_low.Q7]" office:value-type="float" office:value="0.0421231886318773" calcext:value-type="float">
            <text:p>0.042123188631877</text:p>
          </table:table-cell>
          <table:table-cell table:number-columns-repeated="49"/>
        </table:table-row>
        <table:table-row table:style-name="ro1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N8]" office:value-type="float" office:value="0.0378331931338803" calcext:value-type="float">
            <text:p>0.03783319313388</text:p>
          </table:table-cell>
          <table:table-cell table:style-name="ce4" table:formula="of:=[$Redistribution_high.O8]" office:value-type="float" office:value="0.0291869608081643" calcext:value-type="float">
            <text:p>0.029186960808164</text:p>
          </table:table-cell>
          <table:table-cell table:style-name="ce4" table:formula="of:=[$Redistribution_high.P8]" office:value-type="float" office:value="0.0280831290751954" calcext:value-type="float">
            <text:p>0.028083129075195</text:p>
          </table:table-cell>
          <table:table-cell table:style-name="ce4" table:formula="of:=[$Redistribution_high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central.N8]" office:value-type="float" office:value="0.0378331931338803" calcext:value-type="float">
            <text:p>0.03783319313388</text:p>
          </table:table-cell>
          <table:table-cell table:style-name="ce4" table:formula="of:=[$Redistribution_central.O8]" office:value-type="float" office:value="0.0291869608081643" calcext:value-type="float">
            <text:p>0.029186960808164</text:p>
          </table:table-cell>
          <table:table-cell table:style-name="ce4" table:formula="of:=[$Redistribution_central.P8]" office:value-type="float" office:value="0.0280831290751954" calcext:value-type="float">
            <text:p>0.028083129075195</text:p>
          </table:table-cell>
          <table:table-cell table:style-name="ce4" table:formula="of:=[$Redistribution_central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low.N8]" office:value-type="float" office:value="0.0378331931338803" calcext:value-type="float">
            <text:p>0.03783319313388</text:p>
          </table:table-cell>
          <table:table-cell table:style-name="ce4" table:formula="of:=[$redistribution_low.O8]" office:value-type="float" office:value="0.0291869608081643" calcext:value-type="float">
            <text:p>0.029186960808164</text:p>
          </table:table-cell>
          <table:table-cell table:style-name="ce4" table:formula="of:=[$redistribution_low.P8]" office:value-type="float" office:value="0.0280831290751954" calcext:value-type="float">
            <text:p>0.028083129075195</text:p>
          </table:table-cell>
          <table:table-cell table:style-name="ce4" table:formula="of:=[$redistribution_low.Q8]" office:value-type="float" office:value="0.0419204998863615" calcext:value-type="float">
            <text:p>0.041920499886362</text:p>
          </table:table-cell>
          <table:table-cell table:number-columns-repeated="49"/>
        </table:table-row>
        <table:table-row table:style-name="ro1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N9]" office:value-type="float" office:value="0.036057599276513" calcext:value-type="float">
            <text:p>0.036057599276513</text:p>
          </table:table-cell>
          <table:table-cell table:style-name="ce4" table:formula="of:=[$Redistribution_high.O9]" office:value-type="float" office:value="0.0280078244662119" calcext:value-type="float">
            <text:p>0.028007824466212</text:p>
          </table:table-cell>
          <table:table-cell table:style-name="ce4" table:formula="of:=[$Redistribution_high.P9]" office:value-type="float" office:value="0.0267337074813959" calcext:value-type="float">
            <text:p>0.026733707481396</text:p>
          </table:table-cell>
          <table:table-cell table:style-name="ce4" table:formula="of:=[$Redistribution_high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central.N9]" office:value-type="float" office:value="0.036057599276513" calcext:value-type="float">
            <text:p>0.036057599276513</text:p>
          </table:table-cell>
          <table:table-cell table:style-name="ce4" table:formula="of:=[$Redistribution_central.O9]" office:value-type="float" office:value="0.0280078244662119" calcext:value-type="float">
            <text:p>0.028007824466212</text:p>
          </table:table-cell>
          <table:table-cell table:style-name="ce4" table:formula="of:=[$Redistribution_central.P9]" office:value-type="float" office:value="0.0267337074813959" calcext:value-type="float">
            <text:p>0.026733707481396</text:p>
          </table:table-cell>
          <table:table-cell table:style-name="ce4" table:formula="of:=[$Redistribution_central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low.N9]" office:value-type="float" office:value="0.036057599276513" calcext:value-type="float">
            <text:p>0.036057599276513</text:p>
          </table:table-cell>
          <table:table-cell table:style-name="ce4" table:formula="of:=[$redistribution_low.O9]" office:value-type="float" office:value="0.0280078244662119" calcext:value-type="float">
            <text:p>0.028007824466212</text:p>
          </table:table-cell>
          <table:table-cell table:style-name="ce4" table:formula="of:=[$redistribution_low.P9]" office:value-type="float" office:value="0.0267337074813959" calcext:value-type="float">
            <text:p>0.026733707481396</text:p>
          </table:table-cell>
          <table:table-cell table:style-name="ce4" table:formula="of:=[$redistribution_low.Q9]" office:value-type="float" office:value="0.0404232424136916" calcext:value-type="float">
            <text:p>0.040423242413692</text:p>
          </table:table-cell>
          <table:table-cell table:number-columns-repeated="49"/>
        </table:table-row>
        <table:table-row table:style-name="ro1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N10]" office:value-type="float" office:value="0.0374070584771887" calcext:value-type="float">
            <text:p>0.037407058477189</text:p>
          </table:table-cell>
          <table:table-cell table:style-name="ce4" table:formula="of:=[$Redistribution_high.O10]" office:value-type="float" office:value="0.0276131258161958" calcext:value-type="float">
            <text:p>0.027613125816196</text:p>
          </table:table-cell>
          <table:table-cell table:style-name="ce4" table:formula="of:=[$Redistribution_high.P10]" office:value-type="float" office:value="0.0273122535501753" calcext:value-type="float">
            <text:p>0.027312253550175</text:p>
          </table:table-cell>
          <table:table-cell table:style-name="ce4" table:formula="of:=[$Redistribution_high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central.N10]" office:value-type="float" office:value="0.0374070584771887" calcext:value-type="float">
            <text:p>0.037407058477189</text:p>
          </table:table-cell>
          <table:table-cell table:style-name="ce4" table:formula="of:=[$Redistribution_central.O10]" office:value-type="float" office:value="0.0276131258161958" calcext:value-type="float">
            <text:p>0.027613125816196</text:p>
          </table:table-cell>
          <table:table-cell table:style-name="ce4" table:formula="of:=[$Redistribution_central.P10]" office:value-type="float" office:value="0.0273122535501753" calcext:value-type="float">
            <text:p>0.027312253550175</text:p>
          </table:table-cell>
          <table:table-cell table:style-name="ce4" table:formula="of:=[$Redistribution_central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low.N10]" office:value-type="float" office:value="0.0374070584771887" calcext:value-type="float">
            <text:p>0.037407058477189</text:p>
          </table:table-cell>
          <table:table-cell table:style-name="ce4" table:formula="of:=[$redistribution_low.O10]" office:value-type="float" office:value="0.0276131258161958" calcext:value-type="float">
            <text:p>0.027613125816196</text:p>
          </table:table-cell>
          <table:table-cell table:style-name="ce4" table:formula="of:=[$redistribution_low.P10]" office:value-type="float" office:value="0.0273122535501753" calcext:value-type="float">
            <text:p>0.027312253550175</text:p>
          </table:table-cell>
          <table:table-cell table:style-name="ce4" table:formula="of:=[$redistribution_low.Q10]" office:value-type="float" office:value="0.0409512978682364" calcext:value-type="float">
            <text:p>0.040951297868236</text:p>
          </table:table-cell>
          <table:table-cell table:number-columns-repeated="49"/>
        </table:table-row>
        <table:table-row table:style-name="ro1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N11]" office:value-type="float" office:value="0.036724930008887" calcext:value-type="float">
            <text:p>0.036724930008887</text:p>
          </table:table-cell>
          <table:table-cell table:style-name="ce4" table:formula="of:=[$Redistribution_high.O11]" office:value-type="float" office:value="0.0281532790904709" calcext:value-type="float">
            <text:p>0.028153279090471</text:p>
          </table:table-cell>
          <table:table-cell table:style-name="ce4" table:formula="of:=[$Redistribution_high.P11]" office:value-type="float" office:value="0.0272257280342731" calcext:value-type="float">
            <text:p>0.027225728034273</text:p>
          </table:table-cell>
          <table:table-cell table:style-name="ce4" table:formula="of:=[$Redistribution_high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central.N11]" office:value-type="float" office:value="0.036724930008887" calcext:value-type="float">
            <text:p>0.036724930008887</text:p>
          </table:table-cell>
          <table:table-cell table:style-name="ce4" table:formula="of:=[$Redistribution_central.O11]" office:value-type="float" office:value="0.0281532790904709" calcext:value-type="float">
            <text:p>0.028153279090471</text:p>
          </table:table-cell>
          <table:table-cell table:style-name="ce4" table:formula="of:=[$Redistribution_central.P11]" office:value-type="float" office:value="0.0272257280342731" calcext:value-type="float">
            <text:p>0.027225728034273</text:p>
          </table:table-cell>
          <table:table-cell table:style-name="ce4" table:formula="of:=[$Redistribution_central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low.N11]" office:value-type="float" office:value="0.036724930008887" calcext:value-type="float">
            <text:p>0.036724930008887</text:p>
          </table:table-cell>
          <table:table-cell table:style-name="ce4" table:formula="of:=[$redistribution_low.O11]" office:value-type="float" office:value="0.0281532790904709" calcext:value-type="float">
            <text:p>0.028153279090471</text:p>
          </table:table-cell>
          <table:table-cell table:style-name="ce4" table:formula="of:=[$redistribution_low.P11]" office:value-type="float" office:value="0.0272257280342731" calcext:value-type="float">
            <text:p>0.027225728034273</text:p>
          </table:table-cell>
          <table:table-cell table:style-name="ce4" table:formula="of:=[$redistribution_low.Q11]" office:value-type="float" office:value="0.0408866568865591" calcext:value-type="float">
            <text:p>0.040886656886559</text:p>
          </table:table-cell>
          <table:table-cell table:number-columns-repeated="49"/>
        </table:table-row>
        <table:table-row table:style-name="ro1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N12]" office:value-type="float" office:value="0.0374289546217006" calcext:value-type="float">
            <text:p>0.037428954621701</text:p>
          </table:table-cell>
          <table:table-cell table:style-name="ce4" table:formula="of:=[$Redistribution_high.O12]" office:value-type="float" office:value="0.0278747930289618" calcext:value-type="float">
            <text:p>0.027874793028962</text:p>
          </table:table-cell>
          <table:table-cell table:style-name="ce4" table:formula="of:=[$Redistribution_high.P12]" office:value-type="float" office:value="0.0282380608057171" calcext:value-type="float">
            <text:p>0.028238060805717</text:p>
          </table:table-cell>
          <table:table-cell table:style-name="ce4" table:formula="of:=[$Redistribution_high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central.N12]" office:value-type="float" office:value="0.0374289546217006" calcext:value-type="float">
            <text:p>0.037428954621701</text:p>
          </table:table-cell>
          <table:table-cell table:style-name="ce4" table:formula="of:=[$Redistribution_central.O12]" office:value-type="float" office:value="0.0278747930289618" calcext:value-type="float">
            <text:p>0.027874793028962</text:p>
          </table:table-cell>
          <table:table-cell table:style-name="ce4" table:formula="of:=[$Redistribution_central.P12]" office:value-type="float" office:value="0.0282380608057171" calcext:value-type="float">
            <text:p>0.028238060805717</text:p>
          </table:table-cell>
          <table:table-cell table:style-name="ce4" table:formula="of:=[$Redistribution_central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low.N12]" office:value-type="float" office:value="0.0374289546217006" calcext:value-type="float">
            <text:p>0.037428954621701</text:p>
          </table:table-cell>
          <table:table-cell table:style-name="ce4" table:formula="of:=[$redistribution_low.O12]" office:value-type="float" office:value="0.0278747930289618" calcext:value-type="float">
            <text:p>0.027874793028962</text:p>
          </table:table-cell>
          <table:table-cell table:style-name="ce4" table:formula="of:=[$redistribution_low.P12]" office:value-type="float" office:value="0.0282380608057171" calcext:value-type="float">
            <text:p>0.028238060805717</text:p>
          </table:table-cell>
          <table:table-cell table:style-name="ce4" table:formula="of:=[$redistribution_low.Q12]" office:value-type="float" office:value="0.0400811618036327" calcext:value-type="float">
            <text:p>0.040081161803633</text:p>
          </table:table-cell>
          <table:table-cell table:number-columns-repeated="49"/>
        </table:table-row>
        <table:table-row table:style-name="ro1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N13]" office:value-type="float" office:value="0.0386862415511047" calcext:value-type="float">
            <text:p>0.038686241551105</text:p>
          </table:table-cell>
          <table:table-cell table:style-name="ce4" table:formula="of:=[$Redistribution_high.O13]" office:value-type="float" office:value="0.0307024807269663" calcext:value-type="float">
            <text:p>0.030702480726966</text:p>
          </table:table-cell>
          <table:table-cell table:style-name="ce4" table:formula="of:=[$Redistribution_high.P13]" office:value-type="float" office:value="0.0294912693710455" calcext:value-type="float">
            <text:p>0.029491269371046</text:p>
          </table:table-cell>
          <table:table-cell table:style-name="ce4" table:formula="of:=[$Redistribution_high.Q13]" office:value-type="float" office:value="0.0429660125419904" calcext:value-type="float">
            <text:p>0.04296601254199</text:p>
          </table:table-cell>
          <table:table-cell/>
          <table:table-cell table:style-name="ce4" table:formula="of:=[$Redistribution_central.N13]" office:value-type="float" office:value="0.0386862415511047" calcext:value-type="float">
            <text:p>0.038686241551105</text:p>
          </table:table-cell>
          <table:table-cell table:style-name="ce4" table:formula="of:=[$Redistribution_central.O13]" office:value-type="float" office:value="0.0307024807269663" calcext:value-type="float">
            <text:p>0.030702480726966</text:p>
          </table:table-cell>
          <table:table-cell table:style-name="ce4" table:formula="of:=[$Redistribution_central.P13]" office:value-type="float" office:value="0.0294912693710455" calcext:value-type="float">
            <text:p>0.029491269371046</text:p>
          </table:table-cell>
          <table:table-cell table:style-name="ce4" table:formula="of:=[$Redistribution_central.Q13]" office:value-type="float" office:value="0.0429660125419904" calcext:value-type="float">
            <text:p>0.04296601254199</text:p>
          </table:table-cell>
          <table:table-cell/>
          <table:table-cell table:style-name="ce4" table:formula="of:=[$redistribution_low.N13]" office:value-type="float" office:value="0.0386862415511047" calcext:value-type="float">
            <text:p>0.038686241551105</text:p>
          </table:table-cell>
          <table:table-cell table:style-name="ce4" table:formula="of:=[$redistribution_low.O13]" office:value-type="float" office:value="0.0307024807269663" calcext:value-type="float">
            <text:p>0.030702480726966</text:p>
          </table:table-cell>
          <table:table-cell table:style-name="ce4" table:formula="of:=[$redistribution_low.P13]" office:value-type="float" office:value="0.0294912693710455" calcext:value-type="float">
            <text:p>0.029491269371046</text:p>
          </table:table-cell>
          <table:table-cell table:style-name="ce4" table:formula="of:=[$redistribution_low.Q13]" office:value-type="float" office:value="0.0429660125419904" calcext:value-type="float">
            <text:p>0.04296601254199</text:p>
          </table:table-cell>
          <table:table-cell table:number-columns-repeated="49"/>
        </table:table-row>
        <table:table-row table:style-name="ro1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N14]" office:value-type="float" office:value="0.0381474828551381" calcext:value-type="float">
            <text:p>0.038147482855138</text:p>
          </table:table-cell>
          <table:table-cell table:style-name="ce4" table:formula="of:=[$Redistribution_high.O14]" office:value-type="float" office:value="0.0282157662900745" calcext:value-type="float">
            <text:p>0.028215766290075</text:p>
          </table:table-cell>
          <table:table-cell table:style-name="ce4" table:formula="of:=[$Redistribution_high.P14]" office:value-type="float" office:value="0.0277041090930663" calcext:value-type="float">
            <text:p>0.027704109093066</text:p>
          </table:table-cell>
          <table:table-cell table:style-name="ce4" table:formula="of:=[$Redistribution_high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central.N14]" office:value-type="float" office:value="0.0381474828551381" calcext:value-type="float">
            <text:p>0.038147482855138</text:p>
          </table:table-cell>
          <table:table-cell table:style-name="ce4" table:formula="of:=[$Redistribution_central.O14]" office:value-type="float" office:value="0.0282157662900745" calcext:value-type="float">
            <text:p>0.028215766290075</text:p>
          </table:table-cell>
          <table:table-cell table:style-name="ce4" table:formula="of:=[$Redistribution_central.P14]" office:value-type="float" office:value="0.0277041090930663" calcext:value-type="float">
            <text:p>0.027704109093066</text:p>
          </table:table-cell>
          <table:table-cell table:style-name="ce4" table:formula="of:=[$Redistribution_central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low.N14]" office:value-type="float" office:value="0.0381474828551381" calcext:value-type="float">
            <text:p>0.038147482855138</text:p>
          </table:table-cell>
          <table:table-cell table:style-name="ce4" table:formula="of:=[$redistribution_low.O14]" office:value-type="float" office:value="0.0282157662900745" calcext:value-type="float">
            <text:p>0.028215766290075</text:p>
          </table:table-cell>
          <table:table-cell table:style-name="ce4" table:formula="of:=[$redistribution_low.P14]" office:value-type="float" office:value="0.0277041090930663" calcext:value-type="float">
            <text:p>0.027704109093066</text:p>
          </table:table-cell>
          <table:table-cell table:style-name="ce4" table:formula="of:=[$redistribution_low.Q14]" office:value-type="float" office:value="0.0419653775265288" calcext:value-type="float">
            <text:p>0.041965377526529</text:p>
          </table:table-cell>
          <table:table-cell table:number-columns-repeated="49"/>
        </table:table-row>
        <table:table-row table:style-name="ro1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N15]" office:value-type="float" office:value="0.0383638777506848" calcext:value-type="float">
            <text:p>0.038363877750685</text:p>
          </table:table-cell>
          <table:table-cell table:style-name="ce4" table:formula="of:=[$Redistribution_high.O15]" office:value-type="float" office:value="0.0298307107458833" calcext:value-type="float">
            <text:p>0.029830710745883</text:p>
          </table:table-cell>
          <table:table-cell table:style-name="ce4" table:formula="of:=[$Redistribution_high.P15]" office:value-type="float" office:value="0.0284346753610522" calcext:value-type="float">
            <text:p>0.028434675361052</text:p>
          </table:table-cell>
          <table:table-cell table:style-name="ce4" table:formula="of:=[$Redistribution_high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central.N15]" office:value-type="float" office:value="0.0383638777506848" calcext:value-type="float">
            <text:p>0.038363877750685</text:p>
          </table:table-cell>
          <table:table-cell table:style-name="ce4" table:formula="of:=[$Redistribution_central.O15]" office:value-type="float" office:value="0.0298307107458833" calcext:value-type="float">
            <text:p>0.029830710745883</text:p>
          </table:table-cell>
          <table:table-cell table:style-name="ce4" table:formula="of:=[$Redistribution_central.P15]" office:value-type="float" office:value="0.0284346753610522" calcext:value-type="float">
            <text:p>0.028434675361052</text:p>
          </table:table-cell>
          <table:table-cell table:style-name="ce4" table:formula="of:=[$Redistribution_central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low.N15]" office:value-type="float" office:value="0.0383638777506848" calcext:value-type="float">
            <text:p>0.038363877750685</text:p>
          </table:table-cell>
          <table:table-cell table:style-name="ce4" table:formula="of:=[$redistribution_low.O15]" office:value-type="float" office:value="0.0298307107458833" calcext:value-type="float">
            <text:p>0.029830710745883</text:p>
          </table:table-cell>
          <table:table-cell table:style-name="ce4" table:formula="of:=[$redistribution_low.P15]" office:value-type="float" office:value="0.0284346753610522" calcext:value-type="float">
            <text:p>0.028434675361052</text:p>
          </table:table-cell>
          <table:table-cell table:style-name="ce4" table:formula="of:=[$redistribution_low.Q15]" office:value-type="float" office:value="0.0429760044969876" calcext:value-type="float">
            <text:p>0.042976004496988</text:p>
          </table:table-cell>
          <table:table-cell table:number-columns-repeated="49"/>
        </table:table-row>
        <table:table-row table:style-name="ro1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N16]" office:value-type="float" office:value="0.0410944543458398" calcext:value-type="float">
            <text:p>0.04109445434584</text:p>
          </table:table-cell>
          <table:table-cell table:style-name="ce4" table:formula="of:=[$Redistribution_high.O16]" office:value-type="float" office:value="0.0315435575472891" calcext:value-type="float">
            <text:p>0.031543557547289</text:p>
          </table:table-cell>
          <table:table-cell table:style-name="ce4" table:formula="of:=[$Redistribution_high.P16]" office:value-type="float" office:value="0.0301781123957825" calcext:value-type="float">
            <text:p>0.030178112395783</text:p>
          </table:table-cell>
          <table:table-cell table:style-name="ce4" table:formula="of:=[$Redistribution_high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central.N16]" office:value-type="float" office:value="0.0410944543458398" calcext:value-type="float">
            <text:p>0.04109445434584</text:p>
          </table:table-cell>
          <table:table-cell table:style-name="ce4" table:formula="of:=[$Redistribution_central.O16]" office:value-type="float" office:value="0.0315435575472891" calcext:value-type="float">
            <text:p>0.031543557547289</text:p>
          </table:table-cell>
          <table:table-cell table:style-name="ce4" table:formula="of:=[$Redistribution_central.P16]" office:value-type="float" office:value="0.0301781123957825" calcext:value-type="float">
            <text:p>0.030178112395783</text:p>
          </table:table-cell>
          <table:table-cell table:style-name="ce4" table:formula="of:=[$Redistribution_central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low.N16]" office:value-type="float" office:value="0.0410944543458398" calcext:value-type="float">
            <text:p>0.04109445434584</text:p>
          </table:table-cell>
          <table:table-cell table:style-name="ce4" table:formula="of:=[$redistribution_low.O16]" office:value-type="float" office:value="0.0315435575472891" calcext:value-type="float">
            <text:p>0.031543557547289</text:p>
          </table:table-cell>
          <table:table-cell table:style-name="ce4" table:formula="of:=[$redistribution_low.P16]" office:value-type="float" office:value="0.0301781123957825" calcext:value-type="float">
            <text:p>0.030178112395783</text:p>
          </table:table-cell>
          <table:table-cell table:style-name="ce4" table:formula="of:=[$redistribution_low.Q16]" office:value-type="float" office:value="0.045989986426345" calcext:value-type="float">
            <text:p>0.045989986426345</text:p>
          </table:table-cell>
          <table:table-cell table:number-columns-repeated="49"/>
        </table:table-row>
        <table:table-row table:style-name="ro1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N17]" office:value-type="float" office:value="0.0398025878834241" calcext:value-type="float">
            <text:p>0.039802587883424</text:p>
          </table:table-cell>
          <table:table-cell table:style-name="ce4" table:formula="of:=[$Redistribution_high.O17]" office:value-type="float" office:value="0.0306794223062461" calcext:value-type="float">
            <text:p>0.030679422306246</text:p>
          </table:table-cell>
          <table:table-cell table:style-name="ce4" table:formula="of:=[$Redistribution_high.P17]" office:value-type="float" office:value="0.0306244994594518" calcext:value-type="float">
            <text:p>0.030624499459452</text:p>
          </table:table-cell>
          <table:table-cell table:style-name="ce4" table:formula="of:=[$Redistribution_high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central.N17]" office:value-type="float" office:value="0.0398025878834241" calcext:value-type="float">
            <text:p>0.039802587883424</text:p>
          </table:table-cell>
          <table:table-cell table:style-name="ce4" table:formula="of:=[$Redistribution_central.O17]" office:value-type="float" office:value="0.0306794223062461" calcext:value-type="float">
            <text:p>0.030679422306246</text:p>
          </table:table-cell>
          <table:table-cell table:style-name="ce4" table:formula="of:=[$Redistribution_central.P17]" office:value-type="float" office:value="0.0306244994594518" calcext:value-type="float">
            <text:p>0.030624499459452</text:p>
          </table:table-cell>
          <table:table-cell table:style-name="ce4" table:formula="of:=[$Redistribution_central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low.N17]" office:value-type="float" office:value="0.0398025878834241" calcext:value-type="float">
            <text:p>0.039802587883424</text:p>
          </table:table-cell>
          <table:table-cell table:style-name="ce4" table:formula="of:=[$redistribution_low.O17]" office:value-type="float" office:value="0.0306794223062461" calcext:value-type="float">
            <text:p>0.030679422306246</text:p>
          </table:table-cell>
          <table:table-cell table:style-name="ce4" table:formula="of:=[$redistribution_low.P17]" office:value-type="float" office:value="0.0306244994594518" calcext:value-type="float">
            <text:p>0.030624499459452</text:p>
          </table:table-cell>
          <table:table-cell table:style-name="ce4" table:formula="of:=[$redistribution_low.Q17]" office:value-type="float" office:value="0.0427406233358516" calcext:value-type="float">
            <text:p>0.042740623335852</text:p>
          </table:table-cell>
          <table:table-cell table:number-columns-repeated="49"/>
        </table:table-row>
        <table:table-row table:style-name="ro1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N18]" office:value-type="float" office:value="0.0380041730723767" calcext:value-type="float">
            <text:p>0.038004173072377</text:p>
          </table:table-cell>
          <table:table-cell table:style-name="ce4" table:formula="of:=[$Redistribution_high.O18]" office:value-type="float" office:value="0.0271770711269189" calcext:value-type="float">
            <text:p>0.027177071126919</text:p>
          </table:table-cell>
          <table:table-cell table:style-name="ce4" table:formula="of:=[$Redistribution_high.P18]" office:value-type="float" office:value="0.0279091345279562" calcext:value-type="float">
            <text:p>0.027909134527956</text:p>
          </table:table-cell>
          <table:table-cell table:style-name="ce4" table:formula="of:=[$Redistribution_high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central.N18]" office:value-type="float" office:value="0.0380041730723767" calcext:value-type="float">
            <text:p>0.038004173072377</text:p>
          </table:table-cell>
          <table:table-cell table:style-name="ce4" table:formula="of:=[$Redistribution_central.O18]" office:value-type="float" office:value="0.0271770711269189" calcext:value-type="float">
            <text:p>0.027177071126919</text:p>
          </table:table-cell>
          <table:table-cell table:style-name="ce4" table:formula="of:=[$Redistribution_central.P18]" office:value-type="float" office:value="0.0279091345279562" calcext:value-type="float">
            <text:p>0.027909134527956</text:p>
          </table:table-cell>
          <table:table-cell table:style-name="ce4" table:formula="of:=[$Redistribution_central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low.N18]" office:value-type="float" office:value="0.0380041730723767" calcext:value-type="float">
            <text:p>0.038004173072377</text:p>
          </table:table-cell>
          <table:table-cell table:style-name="ce4" table:formula="of:=[$redistribution_low.O18]" office:value-type="float" office:value="0.0271770711269189" calcext:value-type="float">
            <text:p>0.027177071126919</text:p>
          </table:table-cell>
          <table:table-cell table:style-name="ce4" table:formula="of:=[$redistribution_low.P18]" office:value-type="float" office:value="0.0279091345279562" calcext:value-type="float">
            <text:p>0.027909134527956</text:p>
          </table:table-cell>
          <table:table-cell table:style-name="ce4" table:formula="of:=[$redistribution_low.Q18]" office:value-type="float" office:value="0.0404946618389897" calcext:value-type="float">
            <text:p>0.04049466183899</text:p>
          </table:table-cell>
          <table:table-cell table:number-columns-repeated="49"/>
        </table:table-row>
        <table:table-row table:style-name="ro1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N19]" office:value-type="float" office:value="0.0397566494054706" calcext:value-type="float">
            <text:p>0.039756649405471</text:p>
          </table:table-cell>
          <table:table-cell table:style-name="ce4" table:formula="of:=[$Redistribution_high.O19]" office:value-type="float" office:value="0.0289156075912586" calcext:value-type="float">
            <text:p>0.028915607591259</text:p>
          </table:table-cell>
          <table:table-cell table:style-name="ce4" table:formula="of:=[$Redistribution_high.P19]" office:value-type="float" office:value="0.0284748120138397" calcext:value-type="float">
            <text:p>0.02847481201384</text:p>
          </table:table-cell>
          <table:table-cell table:style-name="ce4" table:formula="of:=[$Redistribution_high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central.N19]" office:value-type="float" office:value="0.0397566494054706" calcext:value-type="float">
            <text:p>0.039756649405471</text:p>
          </table:table-cell>
          <table:table-cell table:style-name="ce4" table:formula="of:=[$Redistribution_central.O19]" office:value-type="float" office:value="0.0289156075912586" calcext:value-type="float">
            <text:p>0.028915607591259</text:p>
          </table:table-cell>
          <table:table-cell table:style-name="ce4" table:formula="of:=[$Redistribution_central.P19]" office:value-type="float" office:value="0.0284748120138397" calcext:value-type="float">
            <text:p>0.02847481201384</text:p>
          </table:table-cell>
          <table:table-cell table:style-name="ce4" table:formula="of:=[$Redistribution_central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low.N19]" office:value-type="float" office:value="0.0397566494054706" calcext:value-type="float">
            <text:p>0.039756649405471</text:p>
          </table:table-cell>
          <table:table-cell table:style-name="ce4" table:formula="of:=[$redistribution_low.O19]" office:value-type="float" office:value="0.0289156075912586" calcext:value-type="float">
            <text:p>0.028915607591259</text:p>
          </table:table-cell>
          <table:table-cell table:style-name="ce4" table:formula="of:=[$redistribution_low.P19]" office:value-type="float" office:value="0.0284748120138397" calcext:value-type="float">
            <text:p>0.02847481201384</text:p>
          </table:table-cell>
          <table:table-cell table:style-name="ce4" table:formula="of:=[$redistribution_low.Q19]" office:value-type="float" office:value="0.0438086381114551" calcext:value-type="float">
            <text:p>0.043808638111455</text:p>
          </table:table-cell>
          <table:table-cell table:number-columns-repeated="49"/>
        </table:table-row>
        <table:table-row table:style-name="ro1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N20]" office:value-type="float" office:value="0.0426435056256487" calcext:value-type="float">
            <text:p>0.042643505625649</text:p>
          </table:table-cell>
          <table:table-cell table:style-name="ce4" table:formula="of:=[$Redistribution_high.O20]" office:value-type="float" office:value="0.0336834249456402" calcext:value-type="float">
            <text:p>0.03368342494564</text:p>
          </table:table-cell>
          <table:table-cell table:style-name="ce4" table:formula="of:=[$Redistribution_high.P20]" office:value-type="float" office:value="0.0313288211271734" calcext:value-type="float">
            <text:p>0.031328821127173</text:p>
          </table:table-cell>
          <table:table-cell table:style-name="ce4" table:formula="of:=[$Redistribution_high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central.N20]" office:value-type="float" office:value="0.0426401281538462" calcext:value-type="float">
            <text:p>0.042640128153846</text:p>
          </table:table-cell>
          <table:table-cell table:style-name="ce4" table:formula="of:=[$Redistribution_central.O20]" office:value-type="float" office:value="0.0336834249456402" calcext:value-type="float">
            <text:p>0.03368342494564</text:p>
          </table:table-cell>
          <table:table-cell table:style-name="ce4" table:formula="of:=[$Redistribution_central.P20]" office:value-type="float" office:value="0.03132644275242" calcext:value-type="float">
            <text:p>0.03132644275242</text:p>
          </table:table-cell>
          <table:table-cell table:style-name="ce4" table:formula="of:=[$Redistribution_central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low.N20]" office:value-type="float" office:value="0.0426435056256487" calcext:value-type="float">
            <text:p>0.042643505625649</text:p>
          </table:table-cell>
          <table:table-cell table:style-name="ce4" table:formula="of:=[$redistribution_low.O20]" office:value-type="float" office:value="0.0336834249456402" calcext:value-type="float">
            <text:p>0.03368342494564</text:p>
          </table:table-cell>
          <table:table-cell table:style-name="ce4" table:formula="of:=[$redistribution_low.P20]" office:value-type="float" office:value="0.0313288211271734" calcext:value-type="float">
            <text:p>0.031328821127173</text:p>
          </table:table-cell>
          <table:table-cell table:style-name="ce4" table:formula="of:=[$redistribution_low.Q20]" office:value-type="float" office:value="0.0486541818198203" calcext:value-type="float">
            <text:p>0.04865418181982</text:p>
          </table:table-cell>
          <table:table-cell table:number-columns-repeated="49"/>
        </table:table-row>
        <table:table-row table:style-name="ro1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N21]" office:value-type="float" office:value="0.0412256346944118" calcext:value-type="float">
            <text:p>0.041225634694412</text:p>
          </table:table-cell>
          <table:table-cell table:style-name="ce4" table:formula="of:=[$Redistribution_high.O21]" office:value-type="float" office:value="0.0310192760371765" calcext:value-type="float">
            <text:p>0.031019276037177</text:p>
          </table:table-cell>
          <table:table-cell table:style-name="ce4" table:formula="of:=[$Redistribution_high.P21]" office:value-type="float" office:value="0.0303503842833294" calcext:value-type="float">
            <text:p>0.030350384283329</text:p>
          </table:table-cell>
          <table:table-cell table:style-name="ce4" table:formula="of:=[$Redistribution_high.Q21]" office:value-type="float" office:value="0.0455680269971939" calcext:value-type="float">
            <text:p>0.045568026997194</text:p>
          </table:table-cell>
          <table:table-cell/>
          <table:table-cell table:style-name="ce4" table:formula="of:=[$Redistribution_central.N21]" office:value-type="float" office:value="0.0412175087923783" calcext:value-type="float">
            <text:p>0.041217508792378</text:p>
          </table:table-cell>
          <table:table-cell table:style-name="ce4" table:formula="of:=[$Redistribution_central.O21]" office:value-type="float" office:value="0.0310242896455461" calcext:value-type="float">
            <text:p>0.031024289645546</text:p>
          </table:table-cell>
          <table:table-cell table:style-name="ce4" table:formula="of:=[$Redistribution_central.P21]" office:value-type="float" office:value="0.0303443593766581" calcext:value-type="float">
            <text:p>0.030344359376658</text:p>
          </table:table-cell>
          <table:table-cell table:style-name="ce4" table:formula="of:=[$Redistribution_central.Q21]" office:value-type="float" office:value="0.0455750907810742" calcext:value-type="float">
            <text:p>0.045575090781074</text:p>
          </table:table-cell>
          <table:table-cell/>
          <table:table-cell table:style-name="ce4" table:formula="of:=[$redistribution_low.N21]" office:value-type="float" office:value="0.0412256347048459" calcext:value-type="float">
            <text:p>0.041225634704846</text:p>
          </table:table-cell>
          <table:table-cell table:style-name="ce4" table:formula="of:=[$redistribution_low.O21]" office:value-type="float" office:value="0.0310192760371765" calcext:value-type="float">
            <text:p>0.031019276037177</text:p>
          </table:table-cell>
          <table:table-cell table:style-name="ce4" table:formula="of:=[$redistribution_low.P21]" office:value-type="float" office:value="0.0303503842914083" calcext:value-type="float">
            <text:p>0.030350384291408</text:p>
          </table:table-cell>
          <table:table-cell table:style-name="ce4" table:formula="of:=[$redistribution_low.Q21]" office:value-type="float" office:value="0.0455680269971939" calcext:value-type="float">
            <text:p>0.045568026997194</text:p>
          </table:table-cell>
          <table:table-cell table:number-columns-repeated="49"/>
        </table:table-row>
        <table:table-row table:style-name="ro1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N22]" office:value-type="float" office:value="0.0443307806467023" calcext:value-type="float">
            <text:p>0.044330780646702</text:p>
          </table:table-cell>
          <table:table-cell table:style-name="ce4" table:formula="of:=[$Redistribution_high.O22]" office:value-type="float" office:value="0.0351206907497676" calcext:value-type="float">
            <text:p>0.035120690749768</text:p>
          </table:table-cell>
          <table:table-cell table:style-name="ce4" table:formula="of:=[$Redistribution_high.P22]" office:value-type="float" office:value="0.0319233763385719" calcext:value-type="float">
            <text:p>0.031923376338572</text:p>
          </table:table-cell>
          <table:table-cell table:style-name="ce4" table:formula="of:=[$Redistribution_high.Q22]" office:value-type="float" office:value="0.0519897251715805" calcext:value-type="float">
            <text:p>0.051989725171581</text:p>
          </table:table-cell>
          <table:table-cell/>
          <table:table-cell table:style-name="ce4" table:formula="of:=[$Redistribution_central.N22]" office:value-type="float" office:value="0.0442903879943052" calcext:value-type="float">
            <text:p>0.044290387994305</text:p>
          </table:table-cell>
          <table:table-cell table:style-name="ce4" table:formula="of:=[$Redistribution_central.O22]" office:value-type="float" office:value="0.0350923838726005" calcext:value-type="float">
            <text:p>0.035092383872601</text:p>
          </table:table-cell>
          <table:table-cell table:style-name="ce4" table:formula="of:=[$Redistribution_central.P22]" office:value-type="float" office:value="0.0319037870868142" calcext:value-type="float">
            <text:p>0.031903787086814</text:p>
          </table:table-cell>
          <table:table-cell table:style-name="ce4" table:formula="of:=[$Redistribution_central.Q22]" office:value-type="float" office:value="0.0519280025789744" calcext:value-type="float">
            <text:p>0.051928002578974</text:p>
          </table:table-cell>
          <table:table-cell/>
          <table:table-cell table:style-name="ce4" table:formula="of:=[$redistribution_low.N22]" office:value-type="float" office:value="0.0443307806575125" calcext:value-type="float">
            <text:p>0.044330780657513</text:p>
          </table:table-cell>
          <table:table-cell table:style-name="ce4" table:formula="of:=[$redistribution_low.O22]" office:value-type="float" office:value="0.0351206907497676" calcext:value-type="float">
            <text:p>0.035120690749768</text:p>
          </table:table-cell>
          <table:table-cell table:style-name="ce4" table:formula="of:=[$redistribution_low.P22]" office:value-type="float" office:value="0.0319233763468179" calcext:value-type="float">
            <text:p>0.031923376346818</text:p>
          </table:table-cell>
          <table:table-cell table:style-name="ce4" table:formula="of:=[$redistribution_low.Q22]" office:value-type="float" office:value="0.0519897251715805" calcext:value-type="float">
            <text:p>0.051989725171581</text:p>
          </table:table-cell>
          <table:table-cell table:number-columns-repeated="49"/>
        </table:table-row>
        <table:table-row table:style-name="ro1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N23]" office:value-type="float" office:value="0.0410311637362573" calcext:value-type="float">
            <text:p>0.041031163736257</text:p>
          </table:table-cell>
          <table:table-cell table:style-name="ce4" table:formula="of:=[$Redistribution_high.O23]" office:value-type="float" office:value="0.0306371418287255" calcext:value-type="float">
            <text:p>0.030637141828726</text:p>
          </table:table-cell>
          <table:table-cell table:style-name="ce4" table:formula="of:=[$Redistribution_high.P23]" office:value-type="float" office:value="0.0295070938658665" calcext:value-type="float">
            <text:p>0.029507093865867</text:p>
          </table:table-cell>
          <table:table-cell table:style-name="ce4" table:formula="of:=[$Redistribution_high.Q23]" office:value-type="float" office:value="0.0467514151857568" calcext:value-type="float">
            <text:p>0.046751415185757</text:p>
          </table:table-cell>
          <table:table-cell/>
          <table:table-cell table:style-name="ce4" table:formula="of:=[$Redistribution_central.N23]" office:value-type="float" office:value="0.0409060174691507" calcext:value-type="float">
            <text:p>0.040906017469151</text:p>
          </table:table-cell>
          <table:table-cell table:style-name="ce4" table:formula="of:=[$Redistribution_central.O23]" office:value-type="float" office:value="0.0305101717063982" calcext:value-type="float">
            <text:p>0.030510171706398</text:p>
          </table:table-cell>
          <table:table-cell table:style-name="ce4" table:formula="of:=[$Redistribution_central.P23]" office:value-type="float" office:value="0.0294150259623199" calcext:value-type="float">
            <text:p>0.02941502596232</text:p>
          </table:table-cell>
          <table:table-cell table:style-name="ce4" table:formula="of:=[$Redistribution_central.Q23]" office:value-type="float" office:value="0.0465645787836446" calcext:value-type="float">
            <text:p>0.046564578783645</text:p>
          </table:table-cell>
          <table:table-cell/>
          <table:table-cell table:style-name="ce4" table:formula="of:=[$redistribution_low.N23]" office:value-type="float" office:value="0.0410311637652494" calcext:value-type="float">
            <text:p>0.041031163765249</text:p>
          </table:table-cell>
          <table:table-cell table:style-name="ce4" table:formula="of:=[$redistribution_low.O23]" office:value-type="float" office:value="0.0306371418287255" calcext:value-type="float">
            <text:p>0.030637141828726</text:p>
          </table:table-cell>
          <table:table-cell table:style-name="ce4" table:formula="of:=[$redistribution_low.P23]" office:value-type="float" office:value="0.029507093887725" calcext:value-type="float">
            <text:p>0.029507093887725</text:p>
          </table:table-cell>
          <table:table-cell table:style-name="ce4" table:formula="of:=[$redistribution_low.Q23]" office:value-type="float" office:value="0.0467514151857568" calcext:value-type="float">
            <text:p>0.046751415185757</text:p>
          </table:table-cell>
          <table:table-cell table:number-columns-repeated="49"/>
        </table:table-row>
        <table:table-row table:style-name="ro1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N24]" office:value-type="float" office:value="0.0384140999518004" calcext:value-type="float">
            <text:p>0.0384140999518</text:p>
          </table:table-cell>
          <table:table-cell table:style-name="ce4" table:formula="of:=[$Redistribution_high.O24]" office:value-type="float" office:value="0.0269730558627756" calcext:value-type="float">
            <text:p>0.026973055862776</text:p>
          </table:table-cell>
          <table:table-cell table:style-name="ce4" table:formula="of:=[$Redistribution_high.P24]" office:value-type="float" office:value="0.0272402651122051" calcext:value-type="float">
            <text:p>0.027240265112205</text:p>
          </table:table-cell>
          <table:table-cell table:style-name="ce4" table:formula="of:=[$Redistribution_high.Q24]" office:value-type="float" office:value="0.042768695988783" calcext:value-type="float">
            <text:p>0.042768695988783</text:p>
          </table:table-cell>
          <table:table-cell/>
          <table:table-cell table:style-name="ce4" table:formula="of:=[$Redistribution_central.N24]" office:value-type="float" office:value="0.0384534990596175" calcext:value-type="float">
            <text:p>0.038453499059618</text:p>
          </table:table-cell>
          <table:table-cell table:style-name="ce4" table:formula="of:=[$Redistribution_central.O24]" office:value-type="float" office:value="0.0270263948838613" calcext:value-type="float">
            <text:p>0.027026394883861</text:p>
          </table:table-cell>
          <table:table-cell table:style-name="ce4" table:formula="of:=[$Redistribution_central.P24]" office:value-type="float" office:value="0.0272686684400871" calcext:value-type="float">
            <text:p>0.027268668440087</text:p>
          </table:table-cell>
          <table:table-cell table:style-name="ce4" table:formula="of:=[$Redistribution_central.Q24]" office:value-type="float" office:value="0.0428495329795602" calcext:value-type="float">
            <text:p>0.04284953297956</text:p>
          </table:table-cell>
          <table:table-cell/>
          <table:table-cell table:style-name="ce4" table:formula="of:=[$redistribution_low.N24]" office:value-type="float" office:value="0.0384140997287828" calcext:value-type="float">
            <text:p>0.038414099728783</text:p>
          </table:table-cell>
          <table:table-cell table:style-name="ce4" table:formula="of:=[$redistribution_low.O24]" office:value-type="float" office:value="0.0269730558627756" calcext:value-type="float">
            <text:p>0.026973055862776</text:p>
          </table:table-cell>
          <table:table-cell table:style-name="ce4" table:formula="of:=[$redistribution_low.P24]" office:value-type="float" office:value="0.0272402649465516" calcext:value-type="float">
            <text:p>0.027240264946552</text:p>
          </table:table-cell>
          <table:table-cell table:style-name="ce4" table:formula="of:=[$redistribution_low.Q24]" office:value-type="float" office:value="0.042768695988783" calcext:value-type="float">
            <text:p>0.042768695988783</text:p>
          </table:table-cell>
          <table:table-cell table:number-columns-repeated="49"/>
        </table:table-row>
        <table:table-row table:style-name="ro1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N25]" office:value-type="float" office:value="0.0377690810786706" calcext:value-type="float">
            <text:p>0.037769081078671</text:p>
          </table:table-cell>
          <table:table-cell table:style-name="ce4" table:formula="of:=[$Redistribution_high.O25]" office:value-type="float" office:value="0.0283655909589887" calcext:value-type="float">
            <text:p>0.028365590958989</text:p>
          </table:table-cell>
          <table:table-cell table:style-name="ce4" table:formula="of:=[$Redistribution_high.P25]" office:value-type="float" office:value="0.0283285957531949" calcext:value-type="float">
            <text:p>0.028328595753195</text:p>
          </table:table-cell>
          <table:table-cell table:style-name="ce4" table:formula="of:=[$Redistribution_high.Q25]" office:value-type="float" office:value="0.0416398546151089" calcext:value-type="float">
            <text:p>0.041639854615109</text:p>
          </table:table-cell>
          <table:table-cell/>
          <table:table-cell table:style-name="ce4" table:formula="of:=[$Redistribution_central.N25]" office:value-type="float" office:value="0.0379755070901601" calcext:value-type="float">
            <text:p>0.03797550709016</text:p>
          </table:table-cell>
          <table:table-cell table:style-name="ce4" table:formula="of:=[$Redistribution_central.O25]" office:value-type="float" office:value="0.0284626246549269" calcext:value-type="float">
            <text:p>0.028462624654927</text:p>
          </table:table-cell>
          <table:table-cell table:style-name="ce4" table:formula="of:=[$Redistribution_central.P25]" office:value-type="float" office:value="0.028514282903548" calcext:value-type="float">
            <text:p>0.028514282903548</text:p>
          </table:table-cell>
          <table:table-cell table:style-name="ce4" table:formula="of:=[$Redistribution_central.Q25]" office:value-type="float" office:value="0.0417125605696636" calcext:value-type="float">
            <text:p>0.041712560569664</text:p>
          </table:table-cell>
          <table:table-cell/>
          <table:table-cell table:style-name="ce4" table:formula="of:=[$redistribution_low.N25]" office:value-type="float" office:value="0.0379732691125301" calcext:value-type="float">
            <text:p>0.03797326911253</text:p>
          </table:table-cell>
          <table:table-cell table:style-name="ce4" table:formula="of:=[$redistribution_low.O25]" office:value-type="float" office:value="0.0285235860881723" calcext:value-type="float">
            <text:p>0.028523586088172</text:p>
          </table:table-cell>
          <table:table-cell table:style-name="ce4" table:formula="of:=[$redistribution_low.P25]" office:value-type="float" office:value="0.0285892202423535" calcext:value-type="float">
            <text:p>0.028589220242354</text:p>
          </table:table-cell>
          <table:table-cell table:style-name="ce4" table:formula="of:=[$redistribution_low.Q25]" office:value-type="float" office:value="0.0416161036058703" calcext:value-type="float">
            <text:p>0.04161610360587</text:p>
          </table:table-cell>
          <table:table-cell table:number-columns-repeated="49"/>
        </table:table-row>
        <table:table-row table:style-name="ro1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N26]" office:value-type="float" office:value="0.0416031580217587" calcext:value-type="float">
            <text:p>0.041603158021759</text:p>
          </table:table-cell>
          <table:table-cell table:style-name="ce4" table:formula="of:=[$Redistribution_high.O26]" office:value-type="float" office:value="0.0299921535462089" calcext:value-type="float">
            <text:p>0.029992153546209</text:p>
          </table:table-cell>
          <table:table-cell table:style-name="ce4" table:formula="of:=[$Redistribution_high.P26]" office:value-type="float" office:value="0.0299340078086733" calcext:value-type="float">
            <text:p>0.029934007808673</text:p>
          </table:table-cell>
          <table:table-cell table:style-name="ce4" table:formula="of:=[$Redistribution_high.Q26]" office:value-type="float" office:value="0.04632674226161" calcext:value-type="float">
            <text:p>0.04632674226161</text:p>
          </table:table-cell>
          <table:table-cell/>
          <table:table-cell table:style-name="ce4" table:formula="of:=[$Redistribution_central.N26]" office:value-type="float" office:value="0.0416157441837462" calcext:value-type="float">
            <text:p>0.041615744183746</text:p>
          </table:table-cell>
          <table:table-cell table:style-name="ce4" table:formula="of:=[$Redistribution_central.O26]" office:value-type="float" office:value="0.0300092917692166" calcext:value-type="float">
            <text:p>0.030009291769217</text:p>
          </table:table-cell>
          <table:table-cell table:style-name="ce4" table:formula="of:=[$Redistribution_central.P26]" office:value-type="float" office:value="0.0299385026881718" calcext:value-type="float">
            <text:p>0.029938502688172</text:p>
          </table:table-cell>
          <table:table-cell table:style-name="ce4" table:formula="of:=[$Redistribution_central.Q26]" office:value-type="float" office:value="0.0463646795385027" calcext:value-type="float">
            <text:p>0.046364679538503</text:p>
          </table:table-cell>
          <table:table-cell/>
          <table:table-cell table:style-name="ce4" table:formula="of:=[$redistribution_low.N26]" office:value-type="float" office:value="0.0415583255531914" calcext:value-type="float">
            <text:p>0.041558325553191</text:p>
          </table:table-cell>
          <table:table-cell table:style-name="ce4" table:formula="of:=[$redistribution_low.O26]" office:value-type="float" office:value="0.029949896291409" calcext:value-type="float">
            <text:p>0.029949896291409</text:p>
          </table:table-cell>
          <table:table-cell table:style-name="ce4" table:formula="of:=[$redistribution_low.P26]" office:value-type="float" office:value="0.0299068977471721" calcext:value-type="float">
            <text:p>0.029906897747172</text:p>
          </table:table-cell>
          <table:table-cell table:style-name="ce4" table:formula="of:=[$redistribution_low.Q26]" office:value-type="float" office:value="0.0462743711674363" calcext:value-type="float">
            <text:p>0.046274371167436</text:p>
          </table:table-cell>
          <table:table-cell table:number-columns-repeated="49"/>
        </table:table-row>
        <table:table-row table:style-name="ro1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N27]" office:value-type="float" office:value="0.0403765185762136" calcext:value-type="float">
            <text:p>0.040376518576214</text:p>
          </table:table-cell>
          <table:table-cell table:style-name="ce4" table:formula="of:=[$Redistribution_high.O27]" office:value-type="float" office:value="0.0310278794218014" calcext:value-type="float">
            <text:p>0.031027879421801</text:p>
          </table:table-cell>
          <table:table-cell table:style-name="ce4" table:formula="of:=[$Redistribution_high.P27]" office:value-type="float" office:value="0.0292553530518486" calcext:value-type="float">
            <text:p>0.029255353051849</text:p>
          </table:table-cell>
          <table:table-cell table:style-name="ce4" table:formula="of:=[$Redistribution_high.Q27]" office:value-type="float" office:value="0.0465139462595925" calcext:value-type="float">
            <text:p>0.046513946259593</text:p>
          </table:table-cell>
          <table:table-cell/>
          <table:table-cell table:style-name="ce4" table:formula="of:=[$Redistribution_central.N27]" office:value-type="float" office:value="0.040378828597689" calcext:value-type="float">
            <text:p>0.040378828597689</text:p>
          </table:table-cell>
          <table:table-cell table:style-name="ce4" table:formula="of:=[$Redistribution_central.O27]" office:value-type="float" office:value="0.0310601612323642" calcext:value-type="float">
            <text:p>0.031060161232364</text:p>
          </table:table-cell>
          <table:table-cell table:style-name="ce4" table:formula="of:=[$Redistribution_central.P27]" office:value-type="float" office:value="0.0292754407756164" calcext:value-type="float">
            <text:p>0.029275440775616</text:p>
          </table:table-cell>
          <table:table-cell table:style-name="ce4" table:formula="of:=[$Redistribution_central.Q27]" office:value-type="float" office:value="0.046514483916034" calcext:value-type="float">
            <text:p>0.046514483916034</text:p>
          </table:table-cell>
          <table:table-cell/>
          <table:table-cell table:style-name="ce4" table:formula="of:=[$redistribution_low.N27]" office:value-type="float" office:value="0.0404979816593256" calcext:value-type="float">
            <text:p>0.040497981659326</text:p>
          </table:table-cell>
          <table:table-cell table:style-name="ce4" table:formula="of:=[$redistribution_low.O27]" office:value-type="float" office:value="0.0311473394525555" calcext:value-type="float">
            <text:p>0.031147339452556</text:p>
          </table:table-cell>
          <table:table-cell table:style-name="ce4" table:formula="of:=[$redistribution_low.P27]" office:value-type="float" office:value="0.0293471902198017" calcext:value-type="float">
            <text:p>0.029347190219802</text:p>
          </table:table-cell>
          <table:table-cell table:style-name="ce4" table:formula="of:=[$redistribution_low.Q27]" office:value-type="float" office:value="0.0466529847393207" calcext:value-type="float">
            <text:p>0.046652984739321</text:p>
          </table:table-cell>
          <table:table-cell table:number-columns-repeated="49"/>
        </table:table-row>
        <table:table-row table:style-name="ro1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N28]" office:value-type="float" office:value="0.0399195067630613" calcext:value-type="float">
            <text:p>0.039919506763061</text:p>
          </table:table-cell>
          <table:table-cell table:style-name="ce4" table:formula="of:=[$Redistribution_high.O28]" office:value-type="float" office:value="0.0302827202458419" calcext:value-type="float">
            <text:p>0.030282720245842</text:p>
          </table:table-cell>
          <table:table-cell table:style-name="ce4" table:formula="of:=[$Redistribution_high.P28]" office:value-type="float" office:value="0.0296584104253634" calcext:value-type="float">
            <text:p>0.029658410425363</text:p>
          </table:table-cell>
          <table:table-cell table:style-name="ce4" table:formula="of:=[$Redistribution_high.Q28]" office:value-type="float" office:value="0.0443704289638507" calcext:value-type="float">
            <text:p>0.044370428963851</text:p>
          </table:table-cell>
          <table:table-cell/>
          <table:table-cell table:style-name="ce4" table:formula="of:=[$Redistribution_central.N28]" office:value-type="float" office:value="0.0399169274018445" calcext:value-type="float">
            <text:p>0.039916927401845</text:p>
          </table:table-cell>
          <table:table-cell table:style-name="ce4" table:formula="of:=[$Redistribution_central.O28]" office:value-type="float" office:value="0.0303176787263359" calcext:value-type="float">
            <text:p>0.030317678726336</text:p>
          </table:table-cell>
          <table:table-cell table:style-name="ce4" table:formula="of:=[$Redistribution_central.P28]" office:value-type="float" office:value="0.0296695773224932" calcext:value-type="float">
            <text:p>0.029669577322493</text:p>
          </table:table-cell>
          <table:table-cell table:style-name="ce4" table:formula="of:=[$Redistribution_central.Q28]" office:value-type="float" office:value="0.0443869338408085" calcext:value-type="float">
            <text:p>0.044386933840809</text:p>
          </table:table-cell>
          <table:table-cell/>
          <table:table-cell table:style-name="ce4" table:formula="of:=[$redistribution_low.N28]" office:value-type="float" office:value="0.039934481341828" calcext:value-type="float">
            <text:p>0.039934481341828</text:p>
          </table:table-cell>
          <table:table-cell table:style-name="ce4" table:formula="of:=[$redistribution_low.O28]" office:value-type="float" office:value="0.0303268504814251" calcext:value-type="float">
            <text:p>0.030326850481425</text:p>
          </table:table-cell>
          <table:table-cell table:style-name="ce4" table:formula="of:=[$redistribution_low.P28]" office:value-type="float" office:value="0.0296936453166735" calcext:value-type="float">
            <text:p>0.029693645316674</text:p>
          </table:table-cell>
          <table:table-cell table:style-name="ce4" table:formula="of:=[$redistribution_low.Q28]" office:value-type="float" office:value="0.0443742406786095" calcext:value-type="float">
            <text:p>0.04437424067861</text:p>
          </table:table-cell>
          <table:table-cell table:number-columns-repeated="49"/>
        </table:table-row>
        <table:table-row table:style-name="ro1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N29]" office:value-type="float" office:value="0.0401733489440285" calcext:value-type="float">
            <text:p>0.040173348944029</text:p>
          </table:table-cell>
          <table:table-cell table:style-name="ce4" table:formula="of:=[$Redistribution_high.O29]" office:value-type="float" office:value="0.0327996962620357" calcext:value-type="float">
            <text:p>0.032799696262036</text:p>
          </table:table-cell>
          <table:table-cell table:style-name="ce4" table:formula="of:=[$Redistribution_high.P29]" office:value-type="float" office:value="0.0296260590170846" calcext:value-type="float">
            <text:p>0.029626059017085</text:p>
          </table:table-cell>
          <table:table-cell table:style-name="ce4" table:formula="of:=[$Redistribution_high.Q29]" office:value-type="float" office:value="0.0473457590825984" calcext:value-type="float">
            <text:p>0.047345759082598</text:p>
          </table:table-cell>
          <table:table-cell/>
          <table:table-cell table:style-name="ce4" table:formula="of:=[$Redistribution_central.N29]" office:value-type="float" office:value="0.03972876596829" calcext:value-type="float">
            <text:p>0.03972876596829</text:p>
          </table:table-cell>
          <table:table-cell table:style-name="ce4" table:formula="of:=[$Redistribution_central.O29]" office:value-type="float" office:value="0.0324848432406639" calcext:value-type="float">
            <text:p>0.032484843240664</text:p>
          </table:table-cell>
          <table:table-cell table:style-name="ce4" table:formula="of:=[$Redistribution_central.P29]" office:value-type="float" office:value="0.029448233398702" calcext:value-type="float">
            <text:p>0.029448233398702</text:p>
          </table:table-cell>
          <table:table-cell table:style-name="ce4" table:formula="of:=[$Redistribution_central.Q29]" office:value-type="float" office:value="0.0466423357334037" calcext:value-type="float">
            <text:p>0.046642335733404</text:p>
          </table:table-cell>
          <table:table-cell/>
          <table:table-cell table:style-name="ce4" table:formula="of:=[$redistribution_low.N29]" office:value-type="float" office:value="0.0395489562965989" calcext:value-type="float">
            <text:p>0.039548956296599</text:p>
          </table:table-cell>
          <table:table-cell table:style-name="ce4" table:formula="of:=[$redistribution_low.O29]" office:value-type="float" office:value="0.032215318433183" calcext:value-type="float">
            <text:p>0.032215318433183</text:p>
          </table:table-cell>
          <table:table-cell table:style-name="ce4" table:formula="of:=[$redistribution_low.P29]" office:value-type="float" office:value="0.0292847978372467" calcext:value-type="float">
            <text:p>0.029284797837247</text:p>
          </table:table-cell>
          <table:table-cell table:style-name="ce4" table:formula="of:=[$redistribution_low.Q29]" office:value-type="float" office:value="0.0463268781873433" calcext:value-type="float">
            <text:p>0.046326878187343</text:p>
          </table:table-cell>
          <table:table-cell table:number-columns-repeated="49"/>
        </table:table-row>
        <table:table-row table:style-name="ro1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N30]" office:value-type="float" office:value="0.0404475587170705" calcext:value-type="float">
            <text:p>0.040447558717071</text:p>
          </table:table-cell>
          <table:table-cell table:style-name="ce4" table:formula="of:=[$Redistribution_high.O30]" office:value-type="float" office:value="0.0303854934510106" calcext:value-type="float">
            <text:p>0.030385493451011</text:p>
          </table:table-cell>
          <table:table-cell table:style-name="ce4" table:formula="of:=[$Redistribution_high.P30]" office:value-type="float" office:value="0.0285397303602898" calcext:value-type="float">
            <text:p>0.02853973036029</text:p>
          </table:table-cell>
          <table:table-cell table:style-name="ce4" table:formula="of:=[$Redistribution_high.Q30]" office:value-type="float" office:value="0.0465843492852556" calcext:value-type="float">
            <text:p>0.046584349285256</text:p>
          </table:table-cell>
          <table:table-cell/>
          <table:table-cell table:style-name="ce4" table:formula="of:=[$Redistribution_central.N30]" office:value-type="float" office:value="0.0409306665487637" calcext:value-type="float">
            <text:p>0.040930666548764</text:p>
          </table:table-cell>
          <table:table-cell table:style-name="ce4" table:formula="of:=[$Redistribution_central.O30]" office:value-type="float" office:value="0.0307445469307415" calcext:value-type="float">
            <text:p>0.030744546930742</text:p>
          </table:table-cell>
          <table:table-cell table:style-name="ce4" table:formula="of:=[$Redistribution_central.P30]" office:value-type="float" office:value="0.0288435067833387" calcext:value-type="float">
            <text:p>0.028843506783339</text:p>
          </table:table-cell>
          <table:table-cell table:style-name="ce4" table:formula="of:=[$Redistribution_central.Q30]" office:value-type="float" office:value="0.0471669198661042" calcext:value-type="float">
            <text:p>0.047166919866104</text:p>
          </table:table-cell>
          <table:table-cell/>
          <table:table-cell table:style-name="ce4" table:formula="of:=[$redistribution_low.N30]" office:value-type="float" office:value="0.0408565590985175" calcext:value-type="float">
            <text:p>0.040856559098518</text:p>
          </table:table-cell>
          <table:table-cell table:style-name="ce4" table:formula="of:=[$redistribution_low.O30]" office:value-type="float" office:value="0.0306932195504337" calcext:value-type="float">
            <text:p>0.030693219550434</text:p>
          </table:table-cell>
          <table:table-cell table:style-name="ce4" table:formula="of:=[$redistribution_low.P30]" office:value-type="float" office:value="0.0288608800120788" calcext:value-type="float">
            <text:p>0.028860880012079</text:p>
          </table:table-cell>
          <table:table-cell table:style-name="ce4" table:formula="of:=[$redistribution_low.Q30]" office:value-type="float" office:value="0.0469574797683872" calcext:value-type="float">
            <text:p>0.046957479768387</text:p>
          </table:table-cell>
          <table:table-cell table:number-columns-repeated="49"/>
        </table:table-row>
        <table:table-row table:style-name="ro1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N31]" office:value-type="float" office:value="0.0432051047941868" calcext:value-type="float">
            <text:p>0.043205104794187</text:p>
          </table:table-cell>
          <table:table-cell table:style-name="ce4" table:formula="of:=[$Redistribution_high.O31]" office:value-type="float" office:value="0.033258062476895" calcext:value-type="float">
            <text:p>0.033258062476895</text:p>
          </table:table-cell>
          <table:table-cell table:style-name="ce4" table:formula="of:=[$Redistribution_high.P31]" office:value-type="float" office:value="0.030174984384504" calcext:value-type="float">
            <text:p>0.030174984384504</text:p>
          </table:table-cell>
          <table:table-cell table:style-name="ce4" table:formula="of:=[$Redistribution_high.Q31]" office:value-type="float" office:value="0.0514929864954569" calcext:value-type="float">
            <text:p>0.051492986495457</text:p>
          </table:table-cell>
          <table:table-cell/>
          <table:table-cell table:style-name="ce4" table:formula="of:=[$Redistribution_central.N31]" office:value-type="float" office:value="0.0412733070681576" calcext:value-type="float">
            <text:p>0.041273307068158</text:p>
          </table:table-cell>
          <table:table-cell table:style-name="ce4" table:formula="of:=[$Redistribution_central.O31]" office:value-type="float" office:value="0.0316053622157992" calcext:value-type="float">
            <text:p>0.031605362215799</text:p>
          </table:table-cell>
          <table:table-cell table:style-name="ce4" table:formula="of:=[$Redistribution_central.P31]" office:value-type="float" office:value="0.0290375583728764" calcext:value-type="float">
            <text:p>0.029037558372876</text:p>
          </table:table-cell>
          <table:table-cell table:style-name="ce4" table:formula="of:=[$Redistribution_central.Q31]" office:value-type="float" office:value="0.0487075889606771" calcext:value-type="float">
            <text:p>0.048707588960677</text:p>
          </table:table-cell>
          <table:table-cell/>
          <table:table-cell table:style-name="ce4" table:formula="of:=[$redistribution_low.N31]" office:value-type="float" office:value="0.0416638060623612" calcext:value-type="float">
            <text:p>0.041663806062361</text:p>
          </table:table-cell>
          <table:table-cell table:style-name="ce4" table:formula="of:=[$redistribution_low.O31]" office:value-type="float" office:value="0.0319862396725668" calcext:value-type="float">
            <text:p>0.031986239672567</text:p>
          </table:table-cell>
          <table:table-cell table:style-name="ce4" table:formula="of:=[$redistribution_low.P31]" office:value-type="float" office:value="0.0293321404256706" calcext:value-type="float">
            <text:p>0.029332140425671</text:p>
          </table:table-cell>
          <table:table-cell table:style-name="ce4" table:formula="of:=[$redistribution_low.Q31]" office:value-type="float" office:value="0.0491616168866979" calcext:value-type="float">
            <text:p>0.049161616886698</text:p>
          </table:table-cell>
          <table:table-cell table:number-columns-repeated="49"/>
        </table:table-row>
        <table:table-row table:style-name="ro1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N32]" office:value-type="float" office:value="0.0416628703634108" calcext:value-type="float">
            <text:p>0.041662870363411</text:p>
          </table:table-cell>
          <table:table-cell table:style-name="ce4" table:formula="of:=[$Redistribution_high.O32]" office:value-type="float" office:value="0.0341093138882369" calcext:value-type="float">
            <text:p>0.034109313888237</text:p>
          </table:table-cell>
          <table:table-cell table:style-name="ce4" table:formula="of:=[$Redistribution_high.P32]" office:value-type="float" office:value="0.0308393486174878" calcext:value-type="float">
            <text:p>0.030839348617488</text:p>
          </table:table-cell>
          <table:table-cell table:style-name="ce4" table:formula="of:=[$Redistribution_high.Q32]" office:value-type="float" office:value="0.0489926759631859" calcext:value-type="float">
            <text:p>0.048992675963186</text:p>
          </table:table-cell>
          <table:table-cell/>
          <table:table-cell table:style-name="ce4" table:formula="of:=[$Redistribution_central.N32]" office:value-type="float" office:value="0.041209175513399" calcext:value-type="float">
            <text:p>0.041209175513399</text:p>
          </table:table-cell>
          <table:table-cell table:style-name="ce4" table:formula="of:=[$Redistribution_central.O32]" office:value-type="float" office:value="0.0333331399978176" calcext:value-type="float">
            <text:p>0.033333139997818</text:p>
          </table:table-cell>
          <table:table-cell table:style-name="ce4" table:formula="of:=[$Redistribution_central.P32]" office:value-type="float" office:value="0.0303507494477235" calcext:value-type="float">
            <text:p>0.030350749447724</text:p>
          </table:table-cell>
          <table:table-cell table:style-name="ce4" table:formula="of:=[$Redistribution_central.Q32]" office:value-type="float" office:value="0.048248042733763" calcext:value-type="float">
            <text:p>0.048248042733763</text:p>
          </table:table-cell>
          <table:table-cell/>
          <table:table-cell table:style-name="ce4" table:formula="of:=[$redistribution_low.N32]" office:value-type="float" office:value="0.0407441073711822" calcext:value-type="float">
            <text:p>0.040744107371182</text:p>
          </table:table-cell>
          <table:table-cell table:style-name="ce4" table:formula="of:=[$redistribution_low.O32]" office:value-type="float" office:value="0.0328098162270654" calcext:value-type="float">
            <text:p>0.032809816227065</text:p>
          </table:table-cell>
          <table:table-cell table:style-name="ce4" table:formula="of:=[$redistribution_low.P32]" office:value-type="float" office:value="0.0301045132559898" calcext:value-type="float">
            <text:p>0.03010451325599</text:p>
          </table:table-cell>
          <table:table-cell table:style-name="ce4" table:formula="of:=[$redistribution_low.Q32]" office:value-type="float" office:value="0.0473938994908323" calcext:value-type="float">
            <text:p>0.047393899490832</text:p>
          </table:table-cell>
          <table:table-cell table:number-columns-repeated="49"/>
        </table:table-row>
        <table:table-row table:style-name="ro1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N33]" office:value-type="float" office:value="0.0411357401462819" calcext:value-type="float">
            <text:p>0.041135740146282</text:p>
          </table:table-cell>
          <table:table-cell table:style-name="ce4" table:formula="of:=[$Redistribution_high.O33]" office:value-type="float" office:value="0.0350643588718086" calcext:value-type="float">
            <text:p>0.035064358871809</text:p>
          </table:table-cell>
          <table:table-cell table:style-name="ce4" table:formula="of:=[$Redistribution_high.P33]" office:value-type="float" office:value="0.0299583097080077" calcext:value-type="float">
            <text:p>0.029958309708008</text:p>
          </table:table-cell>
          <table:table-cell table:style-name="ce4" table:formula="of:=[$Redistribution_high.Q33]" office:value-type="float" office:value="0.0504826490046426" calcext:value-type="float">
            <text:p>0.050482649004643</text:p>
          </table:table-cell>
          <table:table-cell/>
          <table:table-cell table:style-name="ce4" table:formula="of:=[$Redistribution_central.N33]" office:value-type="float" office:value="0.0417775108058337" calcext:value-type="float">
            <text:p>0.041777510805834</text:p>
          </table:table-cell>
          <table:table-cell table:style-name="ce4" table:formula="of:=[$Redistribution_central.O33]" office:value-type="float" office:value="0.0355684437984075" calcext:value-type="float">
            <text:p>0.035568443798408</text:p>
          </table:table-cell>
          <table:table-cell table:style-name="ce4" table:formula="of:=[$Redistribution_central.P33]" office:value-type="float" office:value="0.0303087787148114" calcext:value-type="float">
            <text:p>0.030308778714811</text:p>
          </table:table-cell>
          <table:table-cell table:style-name="ce4" table:formula="of:=[$Redistribution_central.Q33]" office:value-type="float" office:value="0.0513861223863551" calcext:value-type="float">
            <text:p>0.051386122386355</text:p>
          </table:table-cell>
          <table:table-cell/>
          <table:table-cell table:style-name="ce4" table:formula="of:=[$redistribution_low.N33]" office:value-type="float" office:value="0.0421135515108804" calcext:value-type="float">
            <text:p>0.04211355151088</text:p>
          </table:table-cell>
          <table:table-cell table:style-name="ce4" table:formula="of:=[$redistribution_low.O33]" office:value-type="float" office:value="0.0359093894904073" calcext:value-type="float">
            <text:p>0.035909389490407</text:p>
          </table:table-cell>
          <table:table-cell table:style-name="ce4" table:formula="of:=[$redistribution_low.P33]" office:value-type="float" office:value="0.0305234374165067" calcext:value-type="float">
            <text:p>0.030523437416507</text:p>
          </table:table-cell>
          <table:table-cell table:style-name="ce4" table:formula="of:=[$redistribution_low.Q33]" office:value-type="float" office:value="0.0519185956237359" calcext:value-type="float">
            <text:p>0.051918595623736</text:p>
          </table:table-cell>
          <table:table-cell table:number-columns-repeated="49"/>
        </table:table-row>
        <table:table-row table:style-name="ro1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N34]" office:value-type="float" office:value="0.0427267805388735" calcext:value-type="float">
            <text:p>0.042726780538874</text:p>
          </table:table-cell>
          <table:table-cell table:style-name="ce4" table:formula="of:=[$Redistribution_high.O34]" office:value-type="float" office:value="0.0339667666834355" calcext:value-type="float">
            <text:p>0.033966766683436</text:p>
          </table:table-cell>
          <table:table-cell table:style-name="ce4" table:formula="of:=[$Redistribution_high.P34]" office:value-type="float" office:value="0.030544953105921" calcext:value-type="float">
            <text:p>0.030544953105921</text:p>
          </table:table-cell>
          <table:table-cell table:style-name="ce4" table:formula="of:=[$Redistribution_high.Q34]" office:value-type="float" office:value="0.0506605715908879" calcext:value-type="float">
            <text:p>0.050660571590888</text:p>
          </table:table-cell>
          <table:table-cell/>
          <table:table-cell table:style-name="ce4" table:formula="of:=[$Redistribution_central.N34]" office:value-type="float" office:value="0.0425494317283278" calcext:value-type="float">
            <text:p>0.042549431728328</text:p>
          </table:table-cell>
          <table:table-cell table:style-name="ce4" table:formula="of:=[$Redistribution_central.O34]" office:value-type="float" office:value="0.0335550436958707" calcext:value-type="float">
            <text:p>0.033555043695871</text:p>
          </table:table-cell>
          <table:table-cell table:style-name="ce4" table:formula="of:=[$Redistribution_central.P34]" office:value-type="float" office:value="0.0303716638129489" calcext:value-type="float">
            <text:p>0.030371663812949</text:p>
          </table:table-cell>
          <table:table-cell table:style-name="ce4" table:formula="of:=[$Redistribution_central.Q34]" office:value-type="float" office:value="0.0502049607842765" calcext:value-type="float">
            <text:p>0.050204960784277</text:p>
          </table:table-cell>
          <table:table-cell/>
          <table:table-cell table:style-name="ce4" table:formula="of:=[$redistribution_low.N34]" office:value-type="float" office:value="0.0426572163733966" calcext:value-type="float">
            <text:p>0.042657216373397</text:p>
          </table:table-cell>
          <table:table-cell table:style-name="ce4" table:formula="of:=[$redistribution_low.O34]" office:value-type="float" office:value="0.0339071338785978" calcext:value-type="float">
            <text:p>0.033907133878598</text:p>
          </table:table-cell>
          <table:table-cell table:style-name="ce4" table:formula="of:=[$redistribution_low.P34]" office:value-type="float" office:value="0.0303057812201977" calcext:value-type="float">
            <text:p>0.030305781220198</text:p>
          </table:table-cell>
          <table:table-cell table:style-name="ce4" table:formula="of:=[$redistribution_low.Q34]" office:value-type="float" office:value="0.0507574302618739" calcext:value-type="float">
            <text:p>0.050757430261874</text:p>
          </table:table-cell>
          <table:table-cell table:number-columns-repeated="49"/>
        </table:table-row>
        <table:table-row table:style-name="ro1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N35]" office:value-type="float" office:value="0.0391096392579106" calcext:value-type="float">
            <text:p>0.039109639257911</text:p>
          </table:table-cell>
          <table:table-cell table:style-name="ce4" table:formula="of:=[$Redistribution_high.O35]" office:value-type="float" office:value="0.0333539719227937" calcext:value-type="float">
            <text:p>0.033353971922794</text:p>
          </table:table-cell>
          <table:table-cell table:style-name="ce4" table:formula="of:=[$Redistribution_high.P35]" office:value-type="float" office:value="0.029530006820204" calcext:value-type="float">
            <text:p>0.029530006820204</text:p>
          </table:table-cell>
          <table:table-cell table:style-name="ce4" table:formula="of:=[$Redistribution_high.Q35]" office:value-type="float" office:value="0.0467981492806063" calcext:value-type="float">
            <text:p>0.046798149280606</text:p>
          </table:table-cell>
          <table:table-cell/>
          <table:table-cell table:style-name="ce4" table:formula="of:=[$Redistribution_central.N35]" office:value-type="float" office:value="0.0391551588850998" calcext:value-type="float">
            <text:p>0.0391551588851</text:p>
          </table:table-cell>
          <table:table-cell table:style-name="ce4" table:formula="of:=[$Redistribution_central.O35]" office:value-type="float" office:value="0.0332858105179211" calcext:value-type="float">
            <text:p>0.033285810517921</text:p>
          </table:table-cell>
          <table:table-cell table:style-name="ce4" table:formula="of:=[$Redistribution_central.P35]" office:value-type="float" office:value="0.0295816394377196" calcext:value-type="float">
            <text:p>0.02958163943772</text:p>
          </table:table-cell>
          <table:table-cell table:style-name="ce4" table:formula="of:=[$Redistribution_central.Q35]" office:value-type="float" office:value="0.0467328239945644" calcext:value-type="float">
            <text:p>0.046732823994564</text:p>
          </table:table-cell>
          <table:table-cell/>
          <table:table-cell table:style-name="ce4" table:formula="of:=[$redistribution_low.N35]" office:value-type="float" office:value="0.0387699828716058" calcext:value-type="float">
            <text:p>0.038769982871606</text:p>
          </table:table-cell>
          <table:table-cell table:style-name="ce4" table:formula="of:=[$redistribution_low.O35]" office:value-type="float" office:value="0.0327021766232462" calcext:value-type="float">
            <text:p>0.032702176623246</text:p>
          </table:table-cell>
          <table:table-cell table:style-name="ce4" table:formula="of:=[$redistribution_low.P35]" office:value-type="float" office:value="0.0293626054351533" calcext:value-type="float">
            <text:p>0.029362605435153</text:p>
          </table:table-cell>
          <table:table-cell table:style-name="ce4" table:formula="of:=[$redistribution_low.Q35]" office:value-type="float" office:value="0.0459429245644404" calcext:value-type="float">
            <text:p>0.04594292456444</text:p>
          </table:table-cell>
          <table:table-cell table:number-columns-repeated="49"/>
        </table:table-row>
        <table:table-row table:style-name="ro1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N36]" office:value-type="float" office:value="0.0389309342661313" calcext:value-type="float">
            <text:p>0.038930934266131</text:p>
          </table:table-cell>
          <table:table-cell table:style-name="ce4" table:formula="of:=[$Redistribution_high.O36]" office:value-type="float" office:value="0.0342368355201104" calcext:value-type="float">
            <text:p>0.03423683552011</text:p>
          </table:table-cell>
          <table:table-cell table:style-name="ce4" table:formula="of:=[$Redistribution_high.P36]" office:value-type="float" office:value="0.0300914468560386" calcext:value-type="float">
            <text:p>0.030091446856039</text:p>
          </table:table-cell>
          <table:table-cell table:style-name="ce4" table:formula="of:=[$Redistribution_high.Q36]" office:value-type="float" office:value="0.0465785769071244" calcext:value-type="float">
            <text:p>0.046578576907124</text:p>
          </table:table-cell>
          <table:table-cell/>
          <table:table-cell table:style-name="ce4" table:formula="of:=[$Redistribution_central.N36]" office:value-type="float" office:value="0.0410230126409752" calcext:value-type="float">
            <text:p>0.041023012640975</text:p>
          </table:table-cell>
          <table:table-cell table:style-name="ce4" table:formula="of:=[$Redistribution_central.O36]" office:value-type="float" office:value="0.0338595358664617" calcext:value-type="float">
            <text:p>0.033859535866462</text:p>
          </table:table-cell>
          <table:table-cell table:style-name="ce4" table:formula="of:=[$Redistribution_central.P36]" office:value-type="float" office:value="0.0305140522223045" calcext:value-type="float">
            <text:p>0.030514052222305</text:p>
          </table:table-cell>
          <table:table-cell table:style-name="ce4" table:formula="of:=[$Redistribution_central.Q36]" office:value-type="float" office:value="0.0486209947676203" calcext:value-type="float">
            <text:p>0.04862099476762</text:p>
          </table:table-cell>
          <table:table-cell/>
          <table:table-cell table:style-name="ce4" table:formula="of:=[$redistribution_low.N36]" office:value-type="float" office:value="0.0393966602618101" calcext:value-type="float">
            <text:p>0.03939666026181</text:p>
          </table:table-cell>
          <table:table-cell table:style-name="ce4" table:formula="of:=[$redistribution_low.O36]" office:value-type="float" office:value="0.0338329145446156" calcext:value-type="float">
            <text:p>0.033832914544616</text:p>
          </table:table-cell>
          <table:table-cell table:style-name="ce4" table:formula="of:=[$redistribution_low.P36]" office:value-type="float" office:value="0.0301236655351469" calcext:value-type="float">
            <text:p>0.030123665535147</text:p>
          </table:table-cell>
          <table:table-cell table:style-name="ce4" table:formula="of:=[$redistribution_low.Q36]" office:value-type="float" office:value="0.0467642607868212" calcext:value-type="float">
            <text:p>0.046764260786821</text:p>
          </table:table-cell>
          <table:table-cell table:number-columns-repeated="49"/>
        </table:table-row>
        <table:table-row table:style-name="ro1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N37]" office:value-type="float" office:value="0.0420120242082508" calcext:value-type="float">
            <text:p>0.042012024208251</text:p>
          </table:table-cell>
          <table:table-cell table:style-name="ce4" table:formula="of:=[$Redistribution_high.O37]" office:value-type="float" office:value="0.0362226932703001" calcext:value-type="float">
            <text:p>0.0362226932703</text:p>
          </table:table-cell>
          <table:table-cell table:style-name="ce4" table:formula="of:=[$Redistribution_high.P37]" office:value-type="float" office:value="0.0315671533868121" calcext:value-type="float">
            <text:p>0.031567153386812</text:p>
          </table:table-cell>
          <table:table-cell table:style-name="ce4" table:formula="of:=[$Redistribution_high.Q37]" office:value-type="float" office:value="0.051088617758767" calcext:value-type="float">
            <text:p>0.051088617758767</text:p>
          </table:table-cell>
          <table:table-cell/>
          <table:table-cell table:style-name="ce4" table:formula="of:=[$Redistribution_central.N37]" office:value-type="float" office:value="0.0375442353339502" calcext:value-type="float">
            <text:p>0.03754423533395</text:p>
          </table:table-cell>
          <table:table-cell table:style-name="ce4" table:formula="of:=[$Redistribution_central.O37]" office:value-type="float" office:value="0.0346010728633599" calcext:value-type="float">
            <text:p>0.03460107286336</text:p>
          </table:table-cell>
          <table:table-cell table:style-name="ce4" table:formula="of:=[$Redistribution_central.P37]" office:value-type="float" office:value="0.0283883986662982" calcext:value-type="float">
            <text:p>0.028388398666298</text:p>
          </table:table-cell>
          <table:table-cell table:style-name="ce4" table:formula="of:=[$Redistribution_central.Q37]" office:value-type="float" office:value="0.0475407379679715" calcext:value-type="float">
            <text:p>0.047540737967972</text:p>
          </table:table-cell>
          <table:table-cell/>
          <table:table-cell table:style-name="ce4" table:formula="of:=[$redistribution_low.N37]" office:value-type="float" office:value="0.0403977491360892" calcext:value-type="float">
            <text:p>0.040397749136089</text:p>
          </table:table-cell>
          <table:table-cell table:style-name="ce4" table:formula="of:=[$redistribution_low.O37]" office:value-type="float" office:value="0.0352177585500218" calcext:value-type="float">
            <text:p>0.035217758550022</text:p>
          </table:table-cell>
          <table:table-cell table:style-name="ce4" table:formula="of:=[$redistribution_low.P37]" office:value-type="float" office:value="0.0308180663511723" calcext:value-type="float">
            <text:p>0.030818066351172</text:p>
          </table:table-cell>
          <table:table-cell table:style-name="ce4" table:formula="of:=[$redistribution_low.Q37]" office:value-type="float" office:value="0.0488599836711786" calcext:value-type="float">
            <text:p>0.048859983671179</text:p>
          </table:table-cell>
          <table:table-cell table:number-columns-repeated="49"/>
        </table:table-row>
        <table:table-row table:style-name="ro1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N38]" office:value-type="float" office:value="0.0418631074525308" calcext:value-type="float">
            <text:p>0.041863107452531</text:p>
          </table:table-cell>
          <table:table-cell table:style-name="ce4" table:formula="of:=[$Redistribution_high.O38]" office:value-type="float" office:value="0.0345386956801451" calcext:value-type="float">
            <text:p>0.034538695680145</text:p>
          </table:table-cell>
          <table:table-cell table:style-name="ce4" table:formula="of:=[$Redistribution_high.P38]" office:value-type="float" office:value="0.0322106208425629" calcext:value-type="float">
            <text:p>0.032210620842563</text:p>
          </table:table-cell>
          <table:table-cell table:style-name="ce4" table:formula="of:=[$Redistribution_high.Q38]" office:value-type="float" office:value="0.0481493811926081" calcext:value-type="float">
            <text:p>0.048149381192608</text:p>
          </table:table-cell>
          <table:table-cell/>
          <table:table-cell table:style-name="ce4" table:formula="of:=[$Redistribution_central.N38]" office:value-type="float" office:value="0.0415926656457661" calcext:value-type="float">
            <text:p>0.041592665645766</text:p>
          </table:table-cell>
          <table:table-cell table:style-name="ce4" table:formula="of:=[$Redistribution_central.O38]" office:value-type="float" office:value="0.0361399817808637" calcext:value-type="float">
            <text:p>0.036139981780864</text:p>
          </table:table-cell>
          <table:table-cell table:style-name="ce4" table:formula="of:=[$Redistribution_central.P38]" office:value-type="float" office:value="0.0311587570694128" calcext:value-type="float">
            <text:p>0.031158757069413</text:p>
          </table:table-cell>
          <table:table-cell table:style-name="ce4" table:formula="of:=[$Redistribution_central.Q38]" office:value-type="float" office:value="0.0507622681162794" calcext:value-type="float">
            <text:p>0.050762268116279</text:p>
          </table:table-cell>
          <table:table-cell/>
          <table:table-cell table:style-name="ce4" table:formula="of:=[$redistribution_low.N38]" office:value-type="float" office:value="0.0429169559886468" calcext:value-type="float">
            <text:p>0.042916955988647</text:p>
          </table:table-cell>
          <table:table-cell table:style-name="ce4" table:formula="of:=[$redistribution_low.O38]" office:value-type="float" office:value="0.035293441341256" calcext:value-type="float">
            <text:p>0.035293441341256</text:p>
          </table:table-cell>
          <table:table-cell table:style-name="ce4" table:formula="of:=[$redistribution_low.P38]" office:value-type="float" office:value="0.0309331470470465" calcext:value-type="float">
            <text:p>0.030933147047047</text:p>
          </table:table-cell>
          <table:table-cell table:style-name="ce4" table:formula="of:=[$redistribution_low.Q38]" office:value-type="float" office:value="0.0521250014619269" calcext:value-type="float">
            <text:p>0.052125001461927</text:p>
          </table:table-cell>
          <table:table-cell table:number-columns-repeated="49"/>
        </table:table-row>
        <table:table-row table:style-name="ro1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N39]" office:value-type="float" office:value="0.0432406050819157" calcext:value-type="float">
            <text:p>0.043240605081916</text:p>
          </table:table-cell>
          <table:table-cell table:style-name="ce4" table:formula="of:=[$Redistribution_high.O39]" office:value-type="float" office:value="0.0339464580051031" calcext:value-type="float">
            <text:p>0.033946458005103</text:p>
          </table:table-cell>
          <table:table-cell table:style-name="ce4" table:formula="of:=[$Redistribution_high.P39]" office:value-type="float" office:value="0.0310671792595964" calcext:value-type="float">
            <text:p>0.031067179259596</text:p>
          </table:table-cell>
          <table:table-cell table:style-name="ce4" table:formula="of:=[$Redistribution_high.Q39]" office:value-type="float" office:value="0.0514462181986619" calcext:value-type="float">
            <text:p>0.051446218198662</text:p>
          </table:table-cell>
          <table:table-cell/>
          <table:table-cell table:style-name="ce4" table:formula="of:=[$Redistribution_central.N39]" office:value-type="float" office:value="0.0397319934303723" calcext:value-type="float">
            <text:p>0.039731993430372</text:p>
          </table:table-cell>
          <table:table-cell table:style-name="ce4" table:formula="of:=[$Redistribution_central.O39]" office:value-type="float" office:value="0.0355920387111038" calcext:value-type="float">
            <text:p>0.035592038711104</text:p>
          </table:table-cell>
          <table:table-cell table:style-name="ce4" table:formula="of:=[$Redistribution_central.P39]" office:value-type="float" office:value="0.0296696616027794" calcext:value-type="float">
            <text:p>0.029669661602779</text:p>
          </table:table-cell>
          <table:table-cell table:style-name="ce4" table:formula="of:=[$Redistribution_central.Q39]" office:value-type="float" office:value="0.049988289252338" calcext:value-type="float">
            <text:p>0.049988289252338</text:p>
          </table:table-cell>
          <table:table-cell/>
          <table:table-cell table:style-name="ce4" table:formula="of:=[$redistribution_low.N39]" office:value-type="float" office:value="0.0406293981821164" calcext:value-type="float">
            <text:p>0.040629398182116</text:p>
          </table:table-cell>
          <table:table-cell table:style-name="ce4" table:formula="of:=[$redistribution_low.O39]" office:value-type="float" office:value="0.0357724527549137" calcext:value-type="float">
            <text:p>0.035772452754914</text:p>
          </table:table-cell>
          <table:table-cell table:style-name="ce4" table:formula="of:=[$redistribution_low.P39]" office:value-type="float" office:value="0.0301491976017285" calcext:value-type="float">
            <text:p>0.030149197601729</text:p>
          </table:table-cell>
          <table:table-cell table:style-name="ce4" table:formula="of:=[$redistribution_low.Q39]" office:value-type="float" office:value="0.050856538199617" calcext:value-type="float">
            <text:p>0.050856538199617</text:p>
          </table:table-cell>
          <table:table-cell table:number-columns-repeated="49"/>
        </table:table-row>
        <table:table-row table:style-name="ro1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N40]" office:value-type="float" office:value="0.0426992997103475" calcext:value-type="float">
            <text:p>0.042699299710348</text:p>
          </table:table-cell>
          <table:table-cell table:style-name="ce4" table:formula="of:=[$Redistribution_high.O40]" office:value-type="float" office:value="0.0366677321771167" calcext:value-type="float">
            <text:p>0.036667732177117</text:p>
          </table:table-cell>
          <table:table-cell table:style-name="ce4" table:formula="of:=[$Redistribution_high.P40]" office:value-type="float" office:value="0.0321044785082512" calcext:value-type="float">
            <text:p>0.032104478508251</text:p>
          </table:table-cell>
          <table:table-cell table:style-name="ce4" table:formula="of:=[$Redistribution_high.Q40]" office:value-type="float" office:value="0.051657703785129" calcext:value-type="float">
            <text:p>0.051657703785129</text:p>
          </table:table-cell>
          <table:table-cell/>
          <table:table-cell table:style-name="ce4" table:formula="of:=[$Redistribution_central.N40]" office:value-type="float" office:value="0.0379778652894338" calcext:value-type="float">
            <text:p>0.037977865289434</text:p>
          </table:table-cell>
          <table:table-cell table:style-name="ce4" table:formula="of:=[$Redistribution_central.O40]" office:value-type="float" office:value="0.0325350808983414" calcext:value-type="float">
            <text:p>0.032535080898341</text:p>
          </table:table-cell>
          <table:table-cell table:style-name="ce4" table:formula="of:=[$Redistribution_central.P40]" office:value-type="float" office:value="0.0282186484118539" calcext:value-type="float">
            <text:p>0.028218648411854</text:p>
          </table:table-cell>
          <table:table-cell table:style-name="ce4" table:formula="of:=[$Redistribution_central.Q40]" office:value-type="float" office:value="0.0463445475580727" calcext:value-type="float">
            <text:p>0.046344547558073</text:p>
          </table:table-cell>
          <table:table-cell/>
          <table:table-cell table:style-name="ce4" table:formula="of:=[$redistribution_low.N40]" office:value-type="float" office:value="0.0424888385788365" calcext:value-type="float">
            <text:p>0.042488838578837</text:p>
          </table:table-cell>
          <table:table-cell table:style-name="ce4" table:formula="of:=[$redistribution_low.O40]" office:value-type="float" office:value="0.0376102198235405" calcext:value-type="float">
            <text:p>0.037610219823541</text:p>
          </table:table-cell>
          <table:table-cell table:style-name="ce4" table:formula="of:=[$redistribution_low.P40]" office:value-type="float" office:value="0.0313059372367208" calcext:value-type="float">
            <text:p>0.031305937236721</text:p>
          </table:table-cell>
          <table:table-cell table:style-name="ce4" table:formula="of:=[$redistribution_low.Q40]" office:value-type="float" office:value="0.0534940867425154" calcext:value-type="float">
            <text:p>0.053494086742515</text:p>
          </table:table-cell>
          <table:table-cell table:number-columns-repeated="49"/>
        </table:table-row>
        <table:table-row table:style-name="ro1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N41]" office:value-type="float" office:value="0.0409947957330471" calcext:value-type="float">
            <text:p>0.040994795733047</text:p>
          </table:table-cell>
          <table:table-cell table:style-name="ce4" table:formula="of:=[$Redistribution_high.O41]" office:value-type="float" office:value="0.0356334411148137" calcext:value-type="float">
            <text:p>0.035633441114814</text:p>
          </table:table-cell>
          <table:table-cell table:style-name="ce4" table:formula="of:=[$Redistribution_high.P41]" office:value-type="float" office:value="0.0304755117380534" calcext:value-type="float">
            <text:p>0.030475511738053</text:p>
          </table:table-cell>
          <table:table-cell table:style-name="ce4" table:formula="of:=[$Redistribution_high.Q41]" office:value-type="float" office:value="0.0508110580821127" calcext:value-type="float">
            <text:p>0.050811058082113</text:p>
          </table:table-cell>
          <table:table-cell/>
          <table:table-cell table:style-name="ce4" table:formula="of:=[$Redistribution_central.N41]" office:value-type="float" office:value="0.038604154639039" calcext:value-type="float">
            <text:p>0.038604154639039</text:p>
          </table:table-cell>
          <table:table-cell table:style-name="ce4" table:formula="of:=[$Redistribution_central.O41]" office:value-type="float" office:value="0.0351214152787877" calcext:value-type="float">
            <text:p>0.035121415278788</text:p>
          </table:table-cell>
          <table:table-cell table:style-name="ce4" table:formula="of:=[$Redistribution_central.P41]" office:value-type="float" office:value="0.0286068836620184" calcext:value-type="float">
            <text:p>0.028606883662018</text:p>
          </table:table-cell>
          <table:table-cell table:style-name="ce4" table:formula="of:=[$Redistribution_central.Q41]" office:value-type="float" office:value="0.0493653286319401" calcext:value-type="float">
            <text:p>0.04936532863194</text:p>
          </table:table-cell>
          <table:table-cell/>
          <table:table-cell table:style-name="ce4" table:formula="of:=[$redistribution_low.N41]" office:value-type="float" office:value="0.0406576825383455" calcext:value-type="float">
            <text:p>0.040657682538346</text:p>
          </table:table-cell>
          <table:table-cell table:style-name="ce4" table:formula="of:=[$redistribution_low.O41]" office:value-type="float" office:value="0.0374735851711141" calcext:value-type="float">
            <text:p>0.037473585171114</text:p>
          </table:table-cell>
          <table:table-cell table:style-name="ce4" table:formula="of:=[$redistribution_low.P41]" office:value-type="float" office:value="0.0295671148473245" calcext:value-type="float">
            <text:p>0.029567114847325</text:p>
          </table:table-cell>
          <table:table-cell table:style-name="ce4" table:formula="of:=[$redistribution_low.Q41]" office:value-type="float" office:value="0.0534474643360045" calcext:value-type="float">
            <text:p>0.053447464336005</text:p>
          </table:table-cell>
          <table:table-cell table:number-columns-repeated="49"/>
        </table:table-row>
        <table:table-row table:style-name="ro1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N42]" office:value-type="float" office:value="0.0423446846378387" calcext:value-type="float">
            <text:p>0.042344684637839</text:p>
          </table:table-cell>
          <table:table-cell table:style-name="ce4" table:formula="of:=[$Redistribution_high.O42]" office:value-type="float" office:value="0.035273386916969" calcext:value-type="float">
            <text:p>0.035273386916969</text:p>
          </table:table-cell>
          <table:table-cell table:style-name="ce4" table:formula="of:=[$Redistribution_high.P42]" office:value-type="float" office:value="0.0306465152941751" calcext:value-type="float">
            <text:p>0.030646515294175</text:p>
          </table:table-cell>
          <table:table-cell table:style-name="ce4" table:formula="of:=[$Redistribution_high.Q42]" office:value-type="float" office:value="0.0519524585776474" calcext:value-type="float">
            <text:p>0.051952458577647</text:p>
          </table:table-cell>
          <table:table-cell/>
          <table:table-cell table:style-name="ce4" table:formula="of:=[$Redistribution_central.N42]" office:value-type="float" office:value="0.0395972928271158" calcext:value-type="float">
            <text:p>0.039597292827116</text:p>
          </table:table-cell>
          <table:table-cell table:style-name="ce4" table:formula="of:=[$Redistribution_central.O42]" office:value-type="float" office:value="0.0355105145244431" calcext:value-type="float">
            <text:p>0.035510514524443</text:p>
          </table:table-cell>
          <table:table-cell table:style-name="ce4" table:formula="of:=[$Redistribution_central.P42]" office:value-type="float" office:value="0.0285505838161957" calcext:value-type="float">
            <text:p>0.028550583816196</text:p>
          </table:table-cell>
          <table:table-cell table:style-name="ce4" table:formula="of:=[$Redistribution_central.Q42]" office:value-type="float" office:value="0.0510349860202816" calcext:value-type="float">
            <text:p>0.051034986020282</text:p>
          </table:table-cell>
          <table:table-cell/>
          <table:table-cell table:style-name="ce4" table:formula="of:=[$redistribution_low.N42]" office:value-type="float" office:value="0.0432676555392825" calcext:value-type="float">
            <text:p>0.043267655539283</text:p>
          </table:table-cell>
          <table:table-cell table:style-name="ce4" table:formula="of:=[$redistribution_low.O42]" office:value-type="float" office:value="0.0383372381945829" calcext:value-type="float">
            <text:p>0.038337238194583</text:p>
          </table:table-cell>
          <table:table-cell table:style-name="ce4" table:formula="of:=[$redistribution_low.P42]" office:value-type="float" office:value="0.0304838019692389" calcext:value-type="float">
            <text:p>0.030483801969239</text:p>
          </table:table-cell>
          <table:table-cell table:style-name="ce4" table:formula="of:=[$redistribution_low.Q42]" office:value-type="float" office:value="0.0564021991687559" calcext:value-type="float">
            <text:p>0.056402199168756</text:p>
          </table:table-cell>
          <table:table-cell table:number-columns-repeated="49"/>
        </table:table-row>
        <table:table-row table:style-name="ro1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N43]" office:value-type="float" office:value="0.0405663668175395" calcext:value-type="float">
            <text:p>0.04056636681754</text:p>
          </table:table-cell>
          <table:table-cell table:style-name="ce4" table:formula="of:=[$Redistribution_high.O43]" office:value-type="float" office:value="0.0354381889104437" calcext:value-type="float">
            <text:p>0.035438188910444</text:p>
          </table:table-cell>
          <table:table-cell table:style-name="ce4" table:formula="of:=[$Redistribution_high.P43]" office:value-type="float" office:value="0.0301514653339693" calcext:value-type="float">
            <text:p>0.030151465333969</text:p>
          </table:table-cell>
          <table:table-cell table:style-name="ce4" table:formula="of:=[$Redistribution_high.Q43]" office:value-type="float" office:value="0.0505632558501763" calcext:value-type="float">
            <text:p>0.050563255850176</text:p>
          </table:table-cell>
          <table:table-cell/>
          <table:table-cell table:style-name="ce4" table:formula="of:=[$Redistribution_central.N43]" office:value-type="float" office:value="0.0367386598652173" calcext:value-type="float">
            <text:p>0.036738659865217</text:p>
          </table:table-cell>
          <table:table-cell table:style-name="ce4" table:formula="of:=[$Redistribution_central.O43]" office:value-type="float" office:value="0.0336389252597972" calcext:value-type="float">
            <text:p>0.033638925259797</text:p>
          </table:table-cell>
          <table:table-cell table:style-name="ce4" table:formula="of:=[$Redistribution_central.P43]" office:value-type="float" office:value="0.0268726564835386" calcext:value-type="float">
            <text:p>0.026872656483539</text:p>
          </table:table-cell>
          <table:table-cell table:style-name="ce4" table:formula="of:=[$Redistribution_central.Q43]" office:value-type="float" office:value="0.0476795942773869" calcext:value-type="float">
            <text:p>0.047679594277387</text:p>
          </table:table-cell>
          <table:table-cell/>
          <table:table-cell table:style-name="ce4" table:formula="of:=[$redistribution_low.N43]" office:value-type="float" office:value="0.0404300051134879" calcext:value-type="float">
            <text:p>0.040430005113488</text:p>
          </table:table-cell>
          <table:table-cell table:style-name="ce4" table:formula="of:=[$redistribution_low.O43]" office:value-type="float" office:value="0.0376251356241373" calcext:value-type="float">
            <text:p>0.037625135624137</text:p>
          </table:table-cell>
          <table:table-cell table:style-name="ce4" table:formula="of:=[$redistribution_low.P43]" office:value-type="float" office:value="0.0293097746549782" calcext:value-type="float">
            <text:p>0.029309774654978</text:p>
          </table:table-cell>
          <table:table-cell table:style-name="ce4" table:formula="of:=[$redistribution_low.Q43]" office:value-type="float" office:value="0.0537519808417131" calcext:value-type="float">
            <text:p>0.053751980841713</text:p>
          </table:table-cell>
          <table:table-cell table:number-columns-repeated="49"/>
        </table:table-row>
        <table:table-row table:style-name="ro1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N44]" office:value-type="float" office:value="0.038238589534404" calcext:value-type="float">
            <text:p>0.038238589534404</text:p>
          </table:table-cell>
          <table:table-cell table:style-name="ce4" table:formula="of:=[$Redistribution_high.O44]" office:value-type="float" office:value="0.0342447171206611" calcext:value-type="float">
            <text:p>0.034244717120661</text:p>
          </table:table-cell>
          <table:table-cell table:style-name="ce4" table:formula="of:=[$Redistribution_high.P44]" office:value-type="float" office:value="0.029449078933951" calcext:value-type="float">
            <text:p>0.029449078933951</text:p>
          </table:table-cell>
          <table:table-cell table:style-name="ce4" table:formula="of:=[$Redistribution_high.Q44]" office:value-type="float" office:value="0.0468516337858182" calcext:value-type="float">
            <text:p>0.046851633785818</text:p>
          </table:table-cell>
          <table:table-cell/>
          <table:table-cell table:style-name="ce4" table:formula="of:=[$Redistribution_central.N44]" office:value-type="float" office:value="0.0377585606392444" calcext:value-type="float">
            <text:p>0.037758560639244</text:p>
          </table:table-cell>
          <table:table-cell table:style-name="ce4" table:formula="of:=[$Redistribution_central.O44]" office:value-type="float" office:value="0.0344465363184462" calcext:value-type="float">
            <text:p>0.034446536318446</text:p>
          </table:table-cell>
          <table:table-cell table:style-name="ce4" table:formula="of:=[$Redistribution_central.P44]" office:value-type="float" office:value="0.02824616904868" calcext:value-type="float">
            <text:p>0.02824616904868</text:p>
          </table:table-cell>
          <table:table-cell table:style-name="ce4" table:formula="of:=[$Redistribution_central.Q44]" office:value-type="float" office:value="0.0480008845952303" calcext:value-type="float">
            <text:p>0.04800088459523</text:p>
          </table:table-cell>
          <table:table-cell/>
          <table:table-cell table:style-name="ce4" table:formula="of:=[$redistribution_low.N44]" office:value-type="float" office:value="0.0410397429874872" calcext:value-type="float">
            <text:p>0.041039742987487</text:p>
          </table:table-cell>
          <table:table-cell table:style-name="ce4" table:formula="of:=[$redistribution_low.O44]" office:value-type="float" office:value="0.0406497902832802" calcext:value-type="float">
            <text:p>0.04064979028328</text:p>
          </table:table-cell>
          <table:table-cell table:style-name="ce4" table:formula="of:=[$redistribution_low.P44]" office:value-type="float" office:value="0.0310805176122356" calcext:value-type="float">
            <text:p>0.031080517612236</text:p>
          </table:table-cell>
          <table:table-cell table:style-name="ce4" table:formula="of:=[$redistribution_low.Q44]" office:value-type="float" office:value="0.05500552005125" calcext:value-type="float">
            <text:p>0.05500552005125</text:p>
          </table:table-cell>
          <table:table-cell table:number-columns-repeated="49"/>
        </table:table-row>
        <table:table-row table:style-name="ro1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N45]" office:value-type="float" office:value="0.037663795182423" calcext:value-type="float">
            <text:p>0.037663795182423</text:p>
          </table:table-cell>
          <table:table-cell table:style-name="ce4" table:formula="of:=[$Redistribution_high.O45]" office:value-type="float" office:value="0.0355050842105296" calcext:value-type="float">
            <text:p>0.03550508421053</text:p>
          </table:table-cell>
          <table:table-cell table:style-name="ce4" table:formula="of:=[$Redistribution_high.P45]" office:value-type="float" office:value="0.0295337946914272" calcext:value-type="float">
            <text:p>0.029533794691427</text:p>
          </table:table-cell>
          <table:table-cell table:style-name="ce4" table:formula="of:=[$Redistribution_high.Q45]" office:value-type="float" office:value="0.0471705831158806" calcext:value-type="float">
            <text:p>0.047170583115881</text:p>
          </table:table-cell>
          <table:table-cell/>
          <table:table-cell table:style-name="ce4" table:formula="of:=[$Redistribution_central.N45]" office:value-type="float" office:value="0.0372658597614202" calcext:value-type="float">
            <text:p>0.03726585976142</text:p>
          </table:table-cell>
          <table:table-cell table:style-name="ce4" table:formula="of:=[$Redistribution_central.O45]" office:value-type="float" office:value="0.0365417952120242" calcext:value-type="float">
            <text:p>0.036541795212024</text:p>
          </table:table-cell>
          <table:table-cell table:style-name="ce4" table:formula="of:=[$Redistribution_central.P45]" office:value-type="float" office:value="0.027855425032718" calcext:value-type="float">
            <text:p>0.027855425032718</text:p>
          </table:table-cell>
          <table:table-cell table:style-name="ce4" table:formula="of:=[$Redistribution_central.Q45]" office:value-type="float" office:value="0.0499088740237774" calcext:value-type="float">
            <text:p>0.049908874023777</text:p>
          </table:table-cell>
          <table:table-cell/>
          <table:table-cell table:style-name="ce4" table:formula="of:=[$redistribution_low.N45]" office:value-type="float" office:value="0.0443614128938879" calcext:value-type="float">
            <text:p>0.044361412893888</text:p>
          </table:table-cell>
          <table:table-cell table:style-name="ce4" table:formula="of:=[$redistribution_low.O45]" office:value-type="float" office:value="0.0404824712168438" calcext:value-type="float">
            <text:p>0.040482471216844</text:p>
          </table:table-cell>
          <table:table-cell table:style-name="ce4" table:formula="of:=[$redistribution_low.P45]" office:value-type="float" office:value="0.0311582990906332" calcext:value-type="float">
            <text:p>0.031158299090633</text:p>
          </table:table-cell>
          <table:table-cell table:style-name="ce4" table:formula="of:=[$redistribution_low.Q45]" office:value-type="float" office:value="0.0600265725357989" calcext:value-type="float">
            <text:p>0.060026572535799</text:p>
          </table:table-cell>
          <table:table-cell table:number-columns-repeated="49"/>
        </table:table-row>
        <table:table-row table:style-name="ro1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N46]" office:value-type="float" office:value="0.0396606495533197" calcext:value-type="float">
            <text:p>0.03966064955332</text:p>
          </table:table-cell>
          <table:table-cell table:style-name="ce4" table:formula="of:=[$Redistribution_high.O46]" office:value-type="float" office:value="0.0378771791151725" calcext:value-type="float">
            <text:p>0.037877179115173</text:p>
          </table:table-cell>
          <table:table-cell table:style-name="ce4" table:formula="of:=[$Redistribution_high.P46]" office:value-type="float" office:value="0.0302503893820078" calcext:value-type="float">
            <text:p>0.030250389382008</text:p>
          </table:table-cell>
          <table:table-cell table:style-name="ce4" table:formula="of:=[$Redistribution_high.Q46]" office:value-type="float" office:value="0.0511572953058841" calcext:value-type="float">
            <text:p>0.051157295305884</text:p>
          </table:table-cell>
          <table:table-cell/>
          <table:table-cell table:style-name="ce4" table:formula="of:=[$Redistribution_central.N46]" office:value-type="float" office:value="0.0377562318588465" calcext:value-type="float">
            <text:p>0.037756231858847</text:p>
          </table:table-cell>
          <table:table-cell table:style-name="ce4" table:formula="of:=[$Redistribution_central.O46]" office:value-type="float" office:value="0.0360782922801996" calcext:value-type="float">
            <text:p>0.0360782922802</text:p>
          </table:table-cell>
          <table:table-cell table:style-name="ce4" table:formula="of:=[$Redistribution_central.P46]" office:value-type="float" office:value="0.027099140418583" calcext:value-type="float">
            <text:p>0.027099140418583</text:p>
          </table:table-cell>
          <table:table-cell table:style-name="ce4" table:formula="of:=[$Redistribution_central.Q46]" office:value-type="float" office:value="0.0510735343070124" calcext:value-type="float">
            <text:p>0.051073534307012</text:p>
          </table:table-cell>
          <table:table-cell/>
          <table:table-cell table:style-name="ce4" table:formula="of:=[$redistribution_low.N46]" office:value-type="float" office:value="0.0418221147168228" calcext:value-type="float">
            <text:p>0.041822114716823</text:p>
          </table:table-cell>
          <table:table-cell table:style-name="ce4" table:formula="of:=[$redistribution_low.O46]" office:value-type="float" office:value="0.0377367358166361" calcext:value-type="float">
            <text:p>0.037736735816636</text:p>
          </table:table-cell>
          <table:table-cell table:style-name="ce4" table:formula="of:=[$redistribution_low.P46]" office:value-type="float" office:value="0.0302726357956848" calcext:value-type="float">
            <text:p>0.030272635795685</text:p>
          </table:table-cell>
          <table:table-cell table:style-name="ce4" table:formula="of:=[$redistribution_low.Q46]" office:value-type="float" office:value="0.0545330574910023" calcext:value-type="float">
            <text:p>0.054533057491002</text:p>
          </table:table-cell>
          <table:table-cell table:number-columns-repeated="49"/>
        </table:table-row>
        <table:table-row table:style-name="ro1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N47]" office:value-type="float" office:value="0.0374520062758833" calcext:value-type="float">
            <text:p>0.037452006275883</text:p>
          </table:table-cell>
          <table:table-cell table:style-name="ce4" table:formula="of:=[$Redistribution_high.O47]" office:value-type="float" office:value="0.0381280034786682" calcext:value-type="float">
            <text:p>0.038128003478668</text:p>
          </table:table-cell>
          <table:table-cell table:style-name="ce4" table:formula="of:=[$Redistribution_high.P47]" office:value-type="float" office:value="0.0289472949300071" calcext:value-type="float">
            <text:p>0.028947294930007</text:p>
          </table:table-cell>
          <table:table-cell table:style-name="ce4" table:formula="of:=[$Redistribution_high.Q47]" office:value-type="float" office:value="0.0503923510151662" calcext:value-type="float">
            <text:p>0.050392351015166</text:p>
          </table:table-cell>
          <table:table-cell/>
          <table:table-cell table:style-name="ce4" table:formula="of:=[$Redistribution_central.N47]" office:value-type="float" office:value="0.0356040631075738" calcext:value-type="float">
            <text:p>0.035604063107574</text:p>
          </table:table-cell>
          <table:table-cell table:style-name="ce4" table:formula="of:=[$Redistribution_central.O47]" office:value-type="float" office:value="0.0345933128798198" calcext:value-type="float">
            <text:p>0.03459331287982</text:p>
          </table:table-cell>
          <table:table-cell table:style-name="ce4" table:formula="of:=[$Redistribution_central.P47]" office:value-type="float" office:value="0.0262333052756918" calcext:value-type="float">
            <text:p>0.026233305275692</text:p>
          </table:table-cell>
          <table:table-cell table:style-name="ce4" table:formula="of:=[$Redistribution_central.Q47]" office:value-type="float" office:value="0.0481547469901593" calcext:value-type="float">
            <text:p>0.048154746990159</text:p>
          </table:table-cell>
          <table:table-cell/>
          <table:table-cell table:style-name="ce4" table:formula="of:=[$redistribution_low.N47]" office:value-type="float" office:value="0.040194277672998" calcext:value-type="float">
            <text:p>0.040194277672998</text:p>
          </table:table-cell>
          <table:table-cell table:style-name="ce4" table:formula="of:=[$redistribution_low.O47]" office:value-type="float" office:value="0.0381750624108487" calcext:value-type="float">
            <text:p>0.038175062410849</text:p>
          </table:table-cell>
          <table:table-cell table:style-name="ce4" table:formula="of:=[$redistribution_low.P47]" office:value-type="float" office:value="0.030384274026071" calcext:value-type="float">
            <text:p>0.030384274026071</text:p>
          </table:table-cell>
          <table:table-cell table:style-name="ce4" table:formula="of:=[$redistribution_low.Q47]" office:value-type="float" office:value="0.0528014728416461" calcext:value-type="float">
            <text:p>0.052801472841646</text:p>
          </table:table-cell>
          <table:table-cell table:number-columns-repeated="49"/>
        </table:table-row>
        <table:table-row table:style-name="ro1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N48]" office:value-type="float" office:value="0.0376902786045334" calcext:value-type="float">
            <text:p>0.037690278604533</text:p>
          </table:table-cell>
          <table:table-cell table:style-name="ce4" table:formula="of:=[$Redistribution_high.O48]" office:value-type="float" office:value="0.0388967611455495" calcext:value-type="float">
            <text:p>0.03889676114555</text:p>
          </table:table-cell>
          <table:table-cell table:style-name="ce4" table:formula="of:=[$Redistribution_high.P48]" office:value-type="float" office:value="0.0301527003760387" calcext:value-type="float">
            <text:p>0.030152700376039</text:p>
          </table:table-cell>
          <table:table-cell table:style-name="ce4" table:formula="of:=[$Redistribution_high.Q48]" office:value-type="float" office:value="0.0497319919244764" calcext:value-type="float">
            <text:p>0.049731991924476</text:p>
          </table:table-cell>
          <table:table-cell/>
          <table:table-cell table:style-name="ce4" table:formula="of:=[$Redistribution_central.N48]" office:value-type="float" office:value="0.0394289906137585" calcext:value-type="float">
            <text:p>0.039428990613759</text:p>
          </table:table-cell>
          <table:table-cell table:style-name="ce4" table:formula="of:=[$Redistribution_central.O48]" office:value-type="float" office:value="0.03900083601083" calcext:value-type="float">
            <text:p>0.03900083601083</text:p>
          </table:table-cell>
          <table:table-cell table:style-name="ce4" table:formula="of:=[$Redistribution_central.P48]" office:value-type="float" office:value="0.0297059227453937" calcext:value-type="float">
            <text:p>0.029705922745394</text:p>
          </table:table-cell>
          <table:table-cell table:style-name="ce4" table:formula="of:=[$Redistribution_central.Q48]" office:value-type="float" office:value="0.053103160860477" calcext:value-type="float">
            <text:p>0.053103160860477</text:p>
          </table:table-cell>
          <table:table-cell/>
          <table:table-cell table:style-name="ce4" table:formula="of:=[$redistribution_low.N48]" office:value-type="float" office:value="0.0404566970951767" calcext:value-type="float">
            <text:p>0.040456697095177</text:p>
          </table:table-cell>
          <table:table-cell table:style-name="ce4" table:formula="of:=[$redistribution_low.O48]" office:value-type="float" office:value="0.0398695556175749" calcext:value-type="float">
            <text:p>0.039869555617575</text:p>
          </table:table-cell>
          <table:table-cell table:style-name="ce4" table:formula="of:=[$redistribution_low.P48]" office:value-type="float" office:value="0.0304911709440599" calcext:value-type="float">
            <text:p>0.03049117094406</text:p>
          </table:table-cell>
          <table:table-cell table:style-name="ce4" table:formula="of:=[$redistribution_low.Q48]" office:value-type="float" office:value="0.0545536874974826" calcext:value-type="float">
            <text:p>0.054553687497483</text:p>
          </table:table-cell>
          <table:table-cell table:number-columns-repeated="49"/>
        </table:table-row>
        <table:table-row table:style-name="ro1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N49]" office:value-type="float" office:value="0.0406534488423422" calcext:value-type="float">
            <text:p>0.040653448842342</text:p>
          </table:table-cell>
          <table:table-cell table:style-name="ce4" table:formula="of:=[$Redistribution_high.O49]" office:value-type="float" office:value="0.0428217036930181" calcext:value-type="float">
            <text:p>0.042821703693018</text:p>
          </table:table-cell>
          <table:table-cell table:style-name="ce4" table:formula="of:=[$Redistribution_high.P49]" office:value-type="float" office:value="0.0313735675362123" calcext:value-type="float">
            <text:p>0.031373567536212</text:p>
          </table:table-cell>
          <table:table-cell table:style-name="ce4" table:formula="of:=[$Redistribution_high.Q49]" office:value-type="float" office:value="0.0563444987427045" calcext:value-type="float">
            <text:p>0.056344498742705</text:p>
          </table:table-cell>
          <table:table-cell/>
          <table:table-cell table:style-name="ce4" table:formula="of:=[$Redistribution_central.N49]" office:value-type="float" office:value="0.0370653773007806" calcext:value-type="float">
            <text:p>0.037065377300781</text:p>
          </table:table-cell>
          <table:table-cell table:style-name="ce4" table:formula="of:=[$Redistribution_central.O49]" office:value-type="float" office:value="0.0387031033422446" calcext:value-type="float">
            <text:p>0.038703103342245</text:p>
          </table:table-cell>
          <table:table-cell table:style-name="ce4" table:formula="of:=[$Redistribution_central.P49]" office:value-type="float" office:value="0.028666002234865" calcext:value-type="float">
            <text:p>0.028666002234865</text:p>
          </table:table-cell>
          <table:table-cell table:style-name="ce4" table:formula="of:=[$Redistribution_central.Q49]" office:value-type="float" office:value="0.0509179519523656" calcext:value-type="float">
            <text:p>0.050917951952366</text:p>
          </table:table-cell>
          <table:table-cell/>
          <table:table-cell table:style-name="ce4" table:formula="of:=[$redistribution_low.N49]" office:value-type="float" office:value="0.0412668087651062" calcext:value-type="float">
            <text:p>0.041266808765106</text:p>
          </table:table-cell>
          <table:table-cell table:style-name="ce4" table:formula="of:=[$redistribution_low.O49]" office:value-type="float" office:value="0.0374948899214775" calcext:value-type="float">
            <text:p>0.037494889921478</text:p>
          </table:table-cell>
          <table:table-cell table:style-name="ce4" table:formula="of:=[$redistribution_low.P49]" office:value-type="float" office:value="0.0304383385232941" calcext:value-type="float">
            <text:p>0.030438338523294</text:p>
          </table:table-cell>
          <table:table-cell table:style-name="ce4" table:formula="of:=[$redistribution_low.Q49]" office:value-type="float" office:value="0.0539436177990028" calcext:value-type="float">
            <text:p>0.053943617799003</text:p>
          </table:table-cell>
          <table:table-cell table:number-columns-repeated="49"/>
        </table:table-row>
        <table:table-row table:style-name="ro1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N50]" office:value-type="float" office:value="0.0374159236262711" calcext:value-type="float">
            <text:p>0.037415923626271</text:p>
          </table:table-cell>
          <table:table-cell table:style-name="ce4" table:formula="of:=[$Redistribution_high.O50]" office:value-type="float" office:value="0.0389352330565791" calcext:value-type="float">
            <text:p>0.038935233056579</text:p>
          </table:table-cell>
          <table:table-cell table:style-name="ce4" table:formula="of:=[$Redistribution_high.P50]" office:value-type="float" office:value="0.0291265237372973" calcext:value-type="float">
            <text:p>0.029126523737297</text:p>
          </table:table-cell>
          <table:table-cell table:style-name="ce4" table:formula="of:=[$Redistribution_high.Q50]" office:value-type="float" office:value="0.0509092136480514" calcext:value-type="float">
            <text:p>0.050909213648051</text:p>
          </table:table-cell>
          <table:table-cell/>
          <table:table-cell table:style-name="ce4" table:formula="of:=[$Redistribution_central.N50]" office:value-type="float" office:value="0.038886802237861" calcext:value-type="float">
            <text:p>0.038886802237861</text:p>
          </table:table-cell>
          <table:table-cell table:style-name="ce4" table:formula="of:=[$Redistribution_central.O50]" office:value-type="float" office:value="0.0413740225268023" calcext:value-type="float">
            <text:p>0.041374022526802</text:p>
          </table:table-cell>
          <table:table-cell table:style-name="ce4" table:formula="of:=[$Redistribution_central.P50]" office:value-type="float" office:value="0.0301809291613482" calcext:value-type="float">
            <text:p>0.030180929161348</text:p>
          </table:table-cell>
          <table:table-cell table:style-name="ce4" table:formula="of:=[$Redistribution_central.Q50]" office:value-type="float" office:value="0.0537484308853741" calcext:value-type="float">
            <text:p>0.053748430885374</text:p>
          </table:table-cell>
          <table:table-cell/>
          <table:table-cell table:style-name="ce4" table:formula="of:=[$redistribution_low.N50]" office:value-type="float" office:value="0.0385598365545665" calcext:value-type="float">
            <text:p>0.038559836554567</text:p>
          </table:table-cell>
          <table:table-cell table:style-name="ce4" table:formula="of:=[$redistribution_low.O50]" office:value-type="float" office:value="0.038426363354356" calcext:value-type="float">
            <text:p>0.038426363354356</text:p>
          </table:table-cell>
          <table:table-cell table:style-name="ce4" table:formula="of:=[$redistribution_low.P50]" office:value-type="float" office:value="0.0292006286478661" calcext:value-type="float">
            <text:p>0.029200628647866</text:p>
          </table:table-cell>
          <table:table-cell table:style-name="ce4" table:formula="of:=[$redistribution_low.Q50]" office:value-type="float" office:value="0.052270737017382" calcext:value-type="float">
            <text:p>0.052270737017382</text:p>
          </table:table-cell>
          <table:table-cell table:number-columns-repeated="49"/>
        </table:table-row>
        <table:table-row table:style-name="ro1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N51]" office:value-type="float" office:value="0.040270533035691" calcext:value-type="float">
            <text:p>0.040270533035691</text:p>
          </table:table-cell>
          <table:table-cell table:style-name="ce4" table:formula="of:=[$Redistribution_high.O51]" office:value-type="float" office:value="0.0404886990665615" calcext:value-type="float">
            <text:p>0.040488699066562</text:p>
          </table:table-cell>
          <table:table-cell table:style-name="ce4" table:formula="of:=[$Redistribution_high.P51]" office:value-type="float" office:value="0.030599095285566" calcext:value-type="float">
            <text:p>0.030599095285566</text:p>
          </table:table-cell>
          <table:table-cell table:style-name="ce4" table:formula="of:=[$Redistribution_high.Q51]" office:value-type="float" office:value="0.0547581492740523" calcext:value-type="float">
            <text:p>0.054758149274052</text:p>
          </table:table-cell>
          <table:table-cell/>
          <table:table-cell table:style-name="ce4" table:formula="of:=[$Redistribution_central.N51]" office:value-type="float" office:value="0.0383327674281445" calcext:value-type="float">
            <text:p>0.038332767428145</text:p>
          </table:table-cell>
          <table:table-cell table:style-name="ce4" table:formula="of:=[$Redistribution_central.O51]" office:value-type="float" office:value="0.0427598681890192" calcext:value-type="float">
            <text:p>0.042759868189019</text:p>
          </table:table-cell>
          <table:table-cell table:style-name="ce4" table:formula="of:=[$Redistribution_central.P51]" office:value-type="float" office:value="0.0302026073142803" calcext:value-type="float">
            <text:p>0.03020260731428</text:p>
          </table:table-cell>
          <table:table-cell table:style-name="ce4" table:formula="of:=[$Redistribution_central.Q51]" office:value-type="float" office:value="0.0544325257207436" calcext:value-type="float">
            <text:p>0.054432525720744</text:p>
          </table:table-cell>
          <table:table-cell/>
          <table:table-cell table:style-name="ce4" table:formula="of:=[$redistribution_low.N51]" office:value-type="float" office:value="0.041627690202267" calcext:value-type="float">
            <text:p>0.041627690202267</text:p>
          </table:table-cell>
          <table:table-cell table:style-name="ce4" table:formula="of:=[$redistribution_low.O51]" office:value-type="float" office:value="0.0421759517841813" calcext:value-type="float">
            <text:p>0.042175951784181</text:p>
          </table:table-cell>
          <table:table-cell table:style-name="ce4" table:formula="of:=[$redistribution_low.P51]" office:value-type="float" office:value="0.0310988212590687" calcext:value-type="float">
            <text:p>0.031098821259069</text:p>
          </table:table-cell>
          <table:table-cell table:style-name="ce4" table:formula="of:=[$redistribution_low.Q51]" office:value-type="float" office:value="0.0580960617334077" calcext:value-type="float">
            <text:p>0.058096061733408</text:p>
          </table:table-cell>
          <table:table-cell table:number-columns-repeated="49"/>
        </table:table-row>
        <table:table-row table:style-name="ro1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N52]" office:value-type="float" office:value="0.0404588900980092" calcext:value-type="float">
            <text:p>0.040458890098009</text:p>
          </table:table-cell>
          <table:table-cell table:style-name="ce4" table:formula="of:=[$Redistribution_high.O52]" office:value-type="float" office:value="0.0418399378224038" calcext:value-type="float">
            <text:p>0.041839937822404</text:p>
          </table:table-cell>
          <table:table-cell table:style-name="ce4" table:formula="of:=[$Redistribution_high.P52]" office:value-type="float" office:value="0.0314593130838" calcext:value-type="float">
            <text:p>0.0314593130838</text:p>
          </table:table-cell>
          <table:table-cell table:style-name="ce4" table:formula="of:=[$Redistribution_high.Q52]" office:value-type="float" office:value="0.0549758965979199" calcext:value-type="float">
            <text:p>0.05497589659792</text:p>
          </table:table-cell>
          <table:table-cell/>
          <table:table-cell table:style-name="ce4" table:formula="of:=[$Redistribution_central.N52]" office:value-type="float" office:value="0.0397768076124282" calcext:value-type="float">
            <text:p>0.039776807612428</text:p>
          </table:table-cell>
          <table:table-cell table:style-name="ce4" table:formula="of:=[$Redistribution_central.O52]" office:value-type="float" office:value="0.042418994567111" calcext:value-type="float">
            <text:p>0.042418994567111</text:p>
          </table:table-cell>
          <table:table-cell table:style-name="ce4" table:formula="of:=[$Redistribution_central.P52]" office:value-type="float" office:value="0.0311288429447711" calcext:value-type="float">
            <text:p>0.031128842944771</text:p>
          </table:table-cell>
          <table:table-cell table:style-name="ce4" table:formula="of:=[$Redistribution_central.Q52]" office:value-type="float" office:value="0.0548553594176406" calcext:value-type="float">
            <text:p>0.054855359417641</text:p>
          </table:table-cell>
          <table:table-cell/>
          <table:table-cell table:style-name="ce4" table:formula="of:=[$redistribution_low.N52]" office:value-type="float" office:value="0.0424695129896124" calcext:value-type="float">
            <text:p>0.042469512989612</text:p>
          </table:table-cell>
          <table:table-cell table:style-name="ce4" table:formula="of:=[$redistribution_low.O52]" office:value-type="float" office:value="0.0434640056438417" calcext:value-type="float">
            <text:p>0.043464005643842</text:p>
          </table:table-cell>
          <table:table-cell table:style-name="ce4" table:formula="of:=[$redistribution_low.P52]" office:value-type="float" office:value="0.0325048190249355" calcext:value-type="float">
            <text:p>0.032504819024936</text:p>
          </table:table-cell>
          <table:table-cell table:style-name="ce4" table:formula="of:=[$redistribution_low.Q52]" office:value-type="float" office:value="0.0583503107034106" calcext:value-type="float">
            <text:p>0.058350310703411</text:p>
          </table:table-cell>
          <table:table-cell table:number-columns-repeated="49"/>
        </table:table-row>
        <table:table-row table:style-name="ro1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N53]" office:value-type="float" office:value="0.0400247539690655" calcext:value-type="float">
            <text:p>0.040024753969066</text:p>
          </table:table-cell>
          <table:table-cell table:style-name="ce4" table:formula="of:=[$Redistribution_high.O53]" office:value-type="float" office:value="0.0404434117073176" calcext:value-type="float">
            <text:p>0.040443411707318</text:p>
          </table:table-cell>
          <table:table-cell table:style-name="ce4" table:formula="of:=[$Redistribution_high.P53]" office:value-type="float" office:value="0.0305724858117531" calcext:value-type="float">
            <text:p>0.030572485811753</text:p>
          </table:table-cell>
          <table:table-cell table:style-name="ce4" table:formula="of:=[$Redistribution_high.Q53]" office:value-type="float" office:value="0.0543335636138327" calcext:value-type="float">
            <text:p>0.054333563613833</text:p>
          </table:table-cell>
          <table:table-cell/>
          <table:table-cell table:style-name="ce4" table:formula="of:=[$Redistribution_central.N53]" office:value-type="float" office:value="0.0380439890806267" calcext:value-type="float">
            <text:p>0.038043989080627</text:p>
          </table:table-cell>
          <table:table-cell table:style-name="ce4" table:formula="of:=[$Redistribution_central.O53]" office:value-type="float" office:value="0.0388155455351114" calcext:value-type="float">
            <text:p>0.038815545535111</text:p>
          </table:table-cell>
          <table:table-cell table:style-name="ce4" table:formula="of:=[$Redistribution_central.P53]" office:value-type="float" office:value="0.0291964528748708" calcext:value-type="float">
            <text:p>0.029196452874871</text:p>
          </table:table-cell>
          <table:table-cell table:style-name="ce4" table:formula="of:=[$Redistribution_central.Q53]" office:value-type="float" office:value="0.0516731811528606" calcext:value-type="float">
            <text:p>0.051673181152861</text:p>
          </table:table-cell>
          <table:table-cell/>
          <table:table-cell table:style-name="ce4" table:formula="of:=[$redistribution_low.N53]" office:value-type="float" office:value="0.043054208932628" calcext:value-type="float">
            <text:p>0.043054208932628</text:p>
          </table:table-cell>
          <table:table-cell table:style-name="ce4" table:formula="of:=[$redistribution_low.O53]" office:value-type="float" office:value="0.0465340172516224" calcext:value-type="float">
            <text:p>0.046534017251622</text:p>
          </table:table-cell>
          <table:table-cell table:style-name="ce4" table:formula="of:=[$redistribution_low.P53]" office:value-type="float" office:value="0.0325278418171321" calcext:value-type="float">
            <text:p>0.032527841817132</text:p>
          </table:table-cell>
          <table:table-cell table:style-name="ce4" table:formula="of:=[$redistribution_low.Q53]" office:value-type="float" office:value="0.0621472070289287" calcext:value-type="float">
            <text:p>0.062147207028929</text:p>
          </table:table-cell>
          <table:table-cell table:number-columns-repeated="49"/>
        </table:table-row>
        <table:table-row table:style-name="ro1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N54]" office:value-type="float" office:value="0.0395219539791679" calcext:value-type="float">
            <text:p>0.039521953979168</text:p>
          </table:table-cell>
          <table:table-cell table:style-name="ce4" table:formula="of:=[$Redistribution_high.O54]" office:value-type="float" office:value="0.0396740049682196" calcext:value-type="float">
            <text:p>0.03967400496822</text:p>
          </table:table-cell>
          <table:table-cell table:style-name="ce4" table:formula="of:=[$Redistribution_high.P54]" office:value-type="float" office:value="0.0311649369296704" calcext:value-type="float">
            <text:p>0.03116493692967</text:p>
          </table:table-cell>
          <table:table-cell table:style-name="ce4" table:formula="of:=[$Redistribution_high.Q54]" office:value-type="float" office:value="0.0517305553317717" calcext:value-type="float">
            <text:p>0.051730555331772</text:p>
          </table:table-cell>
          <table:table-cell/>
          <table:table-cell table:style-name="ce4" table:formula="of:=[$Redistribution_central.N54]" office:value-type="float" office:value="0.0385490356688584" calcext:value-type="float">
            <text:p>0.038549035668858</text:p>
          </table:table-cell>
          <table:table-cell table:style-name="ce4" table:formula="of:=[$Redistribution_central.O54]" office:value-type="float" office:value="0.0429031052445437" calcext:value-type="float">
            <text:p>0.042903105244544</text:p>
          </table:table-cell>
          <table:table-cell table:style-name="ce4" table:formula="of:=[$Redistribution_central.P54]" office:value-type="float" office:value="0.0309077452872281" calcext:value-type="float">
            <text:p>0.030907745287228</text:p>
          </table:table-cell>
          <table:table-cell table:style-name="ce4" table:formula="of:=[$Redistribution_central.Q54]" office:value-type="float" office:value="0.053578113701322" calcext:value-type="float">
            <text:p>0.053578113701322</text:p>
          </table:table-cell>
          <table:table-cell/>
          <table:table-cell table:style-name="ce4" table:formula="of:=[$redistribution_low.N54]" office:value-type="float" office:value="0.0403279931474552" calcext:value-type="float">
            <text:p>0.040327993147455</text:p>
          </table:table-cell>
          <table:table-cell table:style-name="ce4" table:formula="of:=[$redistribution_low.O54]" office:value-type="float" office:value="0.0435905686824142" calcext:value-type="float">
            <text:p>0.043590568682414</text:p>
          </table:table-cell>
          <table:table-cell table:style-name="ce4" table:formula="of:=[$redistribution_low.P54]" office:value-type="float" office:value="0.0321604958584138" calcext:value-type="float">
            <text:p>0.032160495858414</text:p>
          </table:table-cell>
          <table:table-cell table:style-name="ce4" table:formula="of:=[$redistribution_low.Q54]" office:value-type="float" office:value="0.0553927821888995" calcext:value-type="float">
            <text:p>0.0553927821889</text:p>
          </table:table-cell>
          <table:table-cell table:number-columns-repeated="49"/>
        </table:table-row>
        <table:table-row table:style-name="ro1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N55]" office:value-type="float" office:value="0.0421616845265939" calcext:value-type="float">
            <text:p>0.042161684526594</text:p>
          </table:table-cell>
          <table:table-cell table:style-name="ce4" table:formula="of:=[$Redistribution_high.O55]" office:value-type="float" office:value="0.0428950193847825" calcext:value-type="float">
            <text:p>0.042895019384783</text:p>
          </table:table-cell>
          <table:table-cell table:style-name="ce4" table:formula="of:=[$Redistribution_high.P55]" office:value-type="float" office:value="0.0312577755774325" calcext:value-type="float">
            <text:p>0.031257775577433</text:p>
          </table:table-cell>
          <table:table-cell table:style-name="ce4" table:formula="of:=[$Redistribution_high.Q55]" office:value-type="float" office:value="0.0589616294355819" calcext:value-type="float">
            <text:p>0.058961629435582</text:p>
          </table:table-cell>
          <table:table-cell/>
          <table:table-cell table:style-name="ce4" table:formula="of:=[$Redistribution_central.N55]" office:value-type="float" office:value="0.038547447202124" calcext:value-type="float">
            <text:p>0.038547447202124</text:p>
          </table:table-cell>
          <table:table-cell table:style-name="ce4" table:formula="of:=[$Redistribution_central.O55]" office:value-type="float" office:value="0.0394660151703695" calcext:value-type="float">
            <text:p>0.03946601517037</text:p>
          </table:table-cell>
          <table:table-cell table:style-name="ce4" table:formula="of:=[$Redistribution_central.P55]" office:value-type="float" office:value="0.0286268034029278" calcext:value-type="float">
            <text:p>0.028626803402928</text:p>
          </table:table-cell>
          <table:table-cell table:style-name="ce4" table:formula="of:=[$Redistribution_central.Q55]" office:value-type="float" office:value="0.0539571248175454" calcext:value-type="float">
            <text:p>0.053957124817545</text:p>
          </table:table-cell>
          <table:table-cell/>
          <table:table-cell table:style-name="ce4" table:formula="of:=[$redistribution_low.N55]" office:value-type="float" office:value="0.03798343795451" calcext:value-type="float">
            <text:p>0.03798343795451</text:p>
          </table:table-cell>
          <table:table-cell table:style-name="ce4" table:formula="of:=[$redistribution_low.O55]" office:value-type="float" office:value="0.0388607499018579" calcext:value-type="float">
            <text:p>0.038860749901858</text:p>
          </table:table-cell>
          <table:table-cell table:style-name="ce4" table:formula="of:=[$redistribution_low.P55]" office:value-type="float" office:value="0.0302314455302931" calcext:value-type="float">
            <text:p>0.030231445530293</text:p>
          </table:table-cell>
          <table:table-cell table:style-name="ce4" table:formula="of:=[$redistribution_low.Q55]" office:value-type="float" office:value="0.0505291709711805" calcext:value-type="float">
            <text:p>0.050529170971181</text:p>
          </table:table-cell>
          <table:table-cell table:number-columns-repeated="49"/>
        </table:table-row>
        <table:table-row table:style-name="ro1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N56]" office:value-type="float" office:value="0.042050870666324" calcext:value-type="float">
            <text:p>0.042050870666324</text:p>
          </table:table-cell>
          <table:table-cell table:style-name="ce4" table:formula="of:=[$Redistribution_high.O56]" office:value-type="float" office:value="0.0414599256042298" calcext:value-type="float">
            <text:p>0.04145992560423</text:p>
          </table:table-cell>
          <table:table-cell table:style-name="ce4" table:formula="of:=[$Redistribution_high.P56]" office:value-type="float" office:value="0.0320909141867286" calcext:value-type="float">
            <text:p>0.032090914186729</text:p>
          </table:table-cell>
          <table:table-cell table:style-name="ce4" table:formula="of:=[$Redistribution_high.Q56]" office:value-type="float" office:value="0.0562876727813194" calcext:value-type="float">
            <text:p>0.056287672781319</text:p>
          </table:table-cell>
          <table:table-cell/>
          <table:table-cell table:style-name="ce4" table:formula="of:=[$Redistribution_central.N56]" office:value-type="float" office:value="0.036095789550599" calcext:value-type="float">
            <text:p>0.036095789550599</text:p>
          </table:table-cell>
          <table:table-cell table:style-name="ce4" table:formula="of:=[$Redistribution_central.O56]" office:value-type="float" office:value="0.0409556137289637" calcext:value-type="float">
            <text:p>0.040955613728964</text:p>
          </table:table-cell>
          <table:table-cell table:style-name="ce4" table:formula="of:=[$Redistribution_central.P56]" office:value-type="float" office:value="0.0294392149850486" calcext:value-type="float">
            <text:p>0.029439214985049</text:p>
          </table:table-cell>
          <table:table-cell table:style-name="ce4" table:formula="of:=[$Redistribution_central.Q56]" office:value-type="float" office:value="0.0505146838995808" calcext:value-type="float">
            <text:p>0.050514683899581</text:p>
          </table:table-cell>
          <table:table-cell/>
          <table:table-cell table:style-name="ce4" table:formula="of:=[$redistribution_low.N56]" office:value-type="float" office:value="0.0366741490605729" calcext:value-type="float">
            <text:p>0.036674149060573</text:p>
          </table:table-cell>
          <table:table-cell table:style-name="ce4" table:formula="of:=[$redistribution_low.O56]" office:value-type="float" office:value="0.0368310196909368" calcext:value-type="float">
            <text:p>0.036831019690937</text:p>
          </table:table-cell>
          <table:table-cell table:style-name="ce4" table:formula="of:=[$redistribution_low.P56]" office:value-type="float" office:value="0.0286366894362062" calcext:value-type="float">
            <text:p>0.028636689436206</text:p>
          </table:table-cell>
          <table:table-cell table:style-name="ce4" table:formula="of:=[$redistribution_low.Q56]" office:value-type="float" office:value="0.048905259609392" calcext:value-type="float">
            <text:p>0.048905259609392</text:p>
          </table:table-cell>
          <table:table-cell table:number-columns-repeated="49"/>
        </table:table-row>
        <table:table-row table:style-name="ro1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N57]" office:value-type="float" office:value="0.0419187327577484" calcext:value-type="float">
            <text:p>0.041918732757748</text:p>
          </table:table-cell>
          <table:table-cell table:style-name="ce4" table:formula="of:=[$Redistribution_high.O57]" office:value-type="float" office:value="0.0441095486130047" calcext:value-type="float">
            <text:p>0.044109548613005</text:p>
          </table:table-cell>
          <table:table-cell table:style-name="ce4" table:formula="of:=[$Redistribution_high.P57]" office:value-type="float" office:value="0.0326396651310149" calcext:value-type="float">
            <text:p>0.032639665131015</text:p>
          </table:table-cell>
          <table:table-cell table:style-name="ce4" table:formula="of:=[$Redistribution_high.Q57]" office:value-type="float" office:value="0.0577629294989547" calcext:value-type="float">
            <text:p>0.057762929498955</text:p>
          </table:table-cell>
          <table:table-cell/>
          <table:table-cell table:style-name="ce4" table:formula="of:=[$Redistribution_central.N57]" office:value-type="float" office:value="0.0358992198487197" calcext:value-type="float">
            <text:p>0.03589921984872</text:p>
          </table:table-cell>
          <table:table-cell table:style-name="ce4" table:formula="of:=[$Redistribution_central.O57]" office:value-type="float" office:value="0.0402104430749742" calcext:value-type="float">
            <text:p>0.040210443074974</text:p>
          </table:table-cell>
          <table:table-cell table:style-name="ce4" table:formula="of:=[$Redistribution_central.P57]" office:value-type="float" office:value="0.0283779680318402" calcext:value-type="float">
            <text:p>0.02837796803184</text:p>
          </table:table-cell>
          <table:table-cell table:style-name="ce4" table:formula="of:=[$Redistribution_central.Q57]" office:value-type="float" office:value="0.0511052418473059" calcext:value-type="float">
            <text:p>0.051105241847306</text:p>
          </table:table-cell>
          <table:table-cell/>
          <table:table-cell table:style-name="ce4" table:formula="of:=[$redistribution_low.N57]" office:value-type="float" office:value="0.040444463308636" calcext:value-type="float">
            <text:p>0.040444463308636</text:p>
          </table:table-cell>
          <table:table-cell table:style-name="ce4" table:formula="of:=[$redistribution_low.O57]" office:value-type="float" office:value="0.043911358805367" calcext:value-type="float">
            <text:p>0.043911358805367</text:p>
          </table:table-cell>
          <table:table-cell table:style-name="ce4" table:formula="of:=[$redistribution_low.P57]" office:value-type="float" office:value="0.030756848840499" calcext:value-type="float">
            <text:p>0.030756848840499</text:p>
          </table:table-cell>
          <table:table-cell table:style-name="ce4" table:formula="of:=[$redistribution_low.Q57]" office:value-type="float" office:value="0.0584563447105577" calcext:value-type="float">
            <text:p>0.058456344710558</text:p>
          </table:table-cell>
          <table:table-cell table:number-columns-repeated="49"/>
        </table:table-row>
        <table:table-row table:style-name="ro1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N58]" office:value-type="float" office:value="0.0382390573989049" calcext:value-type="float">
            <text:p>0.038239057398905</text:p>
          </table:table-cell>
          <table:table-cell table:style-name="ce4" table:formula="of:=[$Redistribution_high.O58]" office:value-type="float" office:value="0.0414894853249685" calcext:value-type="float">
            <text:p>0.041489485324969</text:p>
          </table:table-cell>
          <table:table-cell table:style-name="ce4" table:formula="of:=[$Redistribution_high.P58]" office:value-type="float" office:value="0.0315094476441869" calcext:value-type="float">
            <text:p>0.031509447644187</text:p>
          </table:table-cell>
          <table:table-cell table:style-name="ce4" table:formula="of:=[$Redistribution_high.Q58]" office:value-type="float" office:value="0.0510275176412884" calcext:value-type="float">
            <text:p>0.051027517641288</text:p>
          </table:table-cell>
          <table:table-cell/>
          <table:table-cell table:style-name="ce4" table:formula="of:=[$Redistribution_central.N58]" office:value-type="float" office:value="0.0366705931649698" calcext:value-type="float">
            <text:p>0.03667059316497</text:p>
          </table:table-cell>
          <table:table-cell table:style-name="ce4" table:formula="of:=[$Redistribution_central.O58]" office:value-type="float" office:value="0.04365847469824" calcext:value-type="float">
            <text:p>0.04365847469824</text:p>
          </table:table-cell>
          <table:table-cell table:style-name="ce4" table:formula="of:=[$Redistribution_central.P58]" office:value-type="float" office:value="0.0302346702768046" calcext:value-type="float">
            <text:p>0.030234670276805</text:p>
          </table:table-cell>
          <table:table-cell table:style-name="ce4" table:formula="of:=[$Redistribution_central.Q58]" office:value-type="float" office:value="0.0526236775873481" calcext:value-type="float">
            <text:p>0.052623677587348</text:p>
          </table:table-cell>
          <table:table-cell/>
          <table:table-cell table:style-name="ce4" table:formula="of:=[$redistribution_low.N58]" office:value-type="float" office:value="0.0388445867526012" calcext:value-type="float">
            <text:p>0.038844586752601</text:p>
          </table:table-cell>
          <table:table-cell table:style-name="ce4" table:formula="of:=[$redistribution_low.O58]" office:value-type="float" office:value="0.0390371607549469" calcext:value-type="float">
            <text:p>0.039037160754947</text:p>
          </table:table-cell>
          <table:table-cell table:style-name="ce4" table:formula="of:=[$redistribution_low.P58]" office:value-type="float" office:value="0.02930793275882" calcext:value-type="float">
            <text:p>0.02930793275882</text:p>
          </table:table-cell>
          <table:table-cell table:style-name="ce4" table:formula="of:=[$redistribution_low.Q58]" office:value-type="float" office:value="0.0532485531203006" calcext:value-type="float">
            <text:p>0.053248553120301</text:p>
          </table:table-cell>
          <table:table-cell table:number-columns-repeated="49"/>
        </table:table-row>
        <table:table-row table:style-name="ro1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N59]" office:value-type="float" office:value="0.0394539325567047" calcext:value-type="float">
            <text:p>0.039453932556705</text:p>
          </table:table-cell>
          <table:table-cell table:style-name="ce4" table:formula="of:=[$Redistribution_high.O59]" office:value-type="float" office:value="0.042328250509611" calcext:value-type="float">
            <text:p>0.042328250509611</text:p>
          </table:table-cell>
          <table:table-cell table:style-name="ce4" table:formula="of:=[$Redistribution_high.P59]" office:value-type="float" office:value="0.0308388746682189" calcext:value-type="float">
            <text:p>0.030838874668219</text:p>
          </table:table-cell>
          <table:table-cell table:style-name="ce4" table:formula="of:=[$Redistribution_high.Q59]" office:value-type="float" office:value="0.0549704630841297" calcext:value-type="float">
            <text:p>0.05497046308413</text:p>
          </table:table-cell>
          <table:table-cell/>
          <table:table-cell table:style-name="ce4" table:formula="of:=[$Redistribution_central.N59]" office:value-type="float" office:value="0.0331356524313923" calcext:value-type="float">
            <text:p>0.033135652431392</text:p>
          </table:table-cell>
          <table:table-cell table:style-name="ce4" table:formula="of:=[$Redistribution_central.O59]" office:value-type="float" office:value="0.0389120656253485" calcext:value-type="float">
            <text:p>0.038912065625349</text:p>
          </table:table-cell>
          <table:table-cell table:style-name="ce4" table:formula="of:=[$Redistribution_central.P59]" office:value-type="float" office:value="0.0272203815725767" calcext:value-type="float">
            <text:p>0.027220381572577</text:p>
          </table:table-cell>
          <table:table-cell table:style-name="ce4" table:formula="of:=[$Redistribution_central.Q59]" office:value-type="float" office:value="0.0474297499468111" calcext:value-type="float">
            <text:p>0.047429749946811</text:p>
          </table:table-cell>
          <table:table-cell/>
          <table:table-cell table:style-name="ce4" table:formula="of:=[$redistribution_low.N59]" office:value-type="float" office:value="0.038879720555112" calcext:value-type="float">
            <text:p>0.038879720555112</text:p>
          </table:table-cell>
          <table:table-cell table:style-name="ce4" table:formula="of:=[$redistribution_low.O59]" office:value-type="float" office:value="0.039611236137684" calcext:value-type="float">
            <text:p>0.039611236137684</text:p>
          </table:table-cell>
          <table:table-cell table:style-name="ce4" table:formula="of:=[$redistribution_low.P59]" office:value-type="float" office:value="0.0286661526250907" calcext:value-type="float">
            <text:p>0.028666152625091</text:p>
          </table:table-cell>
          <table:table-cell table:style-name="ce4" table:formula="of:=[$redistribution_low.Q59]" office:value-type="float" office:value="0.0550437025388066" calcext:value-type="float">
            <text:p>0.055043702538807</text:p>
          </table:table-cell>
          <table:table-cell table:number-columns-repeated="49"/>
        </table:table-row>
        <table:table-row table:style-name="ro1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N60]" office:value-type="float" office:value="0.0407173549687656" calcext:value-type="float">
            <text:p>0.040717354968766</text:p>
          </table:table-cell>
          <table:table-cell table:style-name="ce4" table:formula="of:=[$Redistribution_high.O60]" office:value-type="float" office:value="0.045940537244726" calcext:value-type="float">
            <text:p>0.045940537244726</text:p>
          </table:table-cell>
          <table:table-cell table:style-name="ce4" table:formula="of:=[$Redistribution_high.P60]" office:value-type="float" office:value="0.0324270672750209" calcext:value-type="float">
            <text:p>0.032427067275021</text:p>
          </table:table-cell>
          <table:table-cell table:style-name="ce4" table:formula="of:=[$Redistribution_high.Q60]" office:value-type="float" office:value="0.0579343014630942" calcext:value-type="float">
            <text:p>0.057934301463094</text:p>
          </table:table-cell>
          <table:table-cell/>
          <table:table-cell table:style-name="ce4" table:formula="of:=[$Redistribution_central.N60]" office:value-type="float" office:value="0.0341060666402055" calcext:value-type="float">
            <text:p>0.034106066640206</text:p>
          </table:table-cell>
          <table:table-cell table:style-name="ce4" table:formula="of:=[$Redistribution_central.O60]" office:value-type="float" office:value="0.0392768103866932" calcext:value-type="float">
            <text:p>0.039276810386693</text:p>
          </table:table-cell>
          <table:table-cell table:style-name="ce4" table:formula="of:=[$Redistribution_central.P60]" office:value-type="float" office:value="0.0278347190666309" calcext:value-type="float">
            <text:p>0.027834719066631</text:p>
          </table:table-cell>
          <table:table-cell table:style-name="ce4" table:formula="of:=[$Redistribution_central.Q60]" office:value-type="float" office:value="0.0481563205827375" calcext:value-type="float">
            <text:p>0.048156320582738</text:p>
          </table:table-cell>
          <table:table-cell/>
          <table:table-cell table:style-name="ce4" table:formula="of:=[$redistribution_low.N60]" office:value-type="float" office:value="0.0403892767336462" calcext:value-type="float">
            <text:p>0.040389276733646</text:p>
          </table:table-cell>
          <table:table-cell table:style-name="ce4" table:formula="of:=[$redistribution_low.O60]" office:value-type="float" office:value="0.0393294767970615" calcext:value-type="float">
            <text:p>0.039329476797062</text:p>
          </table:table-cell>
          <table:table-cell table:style-name="ce4" table:formula="of:=[$redistribution_low.P60]" office:value-type="float" office:value="0.0307667544194682" calcext:value-type="float">
            <text:p>0.030766754419468</text:p>
          </table:table-cell>
          <table:table-cell table:style-name="ce4" table:formula="of:=[$redistribution_low.Q60]" office:value-type="float" office:value="0.0540189546811675" calcext:value-type="float">
            <text:p>0.054018954681168</text:p>
          </table:table-cell>
          <table:table-cell table:number-columns-repeated="49"/>
        </table:table-row>
        <table:table-row table:style-name="ro1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N61]" office:value-type="float" office:value="0.0396380984913751" calcext:value-type="float">
            <text:p>0.039638098491375</text:p>
          </table:table-cell>
          <table:table-cell table:style-name="ce4" table:formula="of:=[$Redistribution_high.O61]" office:value-type="float" office:value="0.0420167841729076" calcext:value-type="float">
            <text:p>0.042016784172908</text:p>
          </table:table-cell>
          <table:table-cell table:style-name="ce4" table:formula="of:=[$Redistribution_high.P61]" office:value-type="float" office:value="0.0308340087113936" calcext:value-type="float">
            <text:p>0.030834008711394</text:p>
          </table:table-cell>
          <table:table-cell table:style-name="ce4" table:formula="of:=[$Redistribution_high.Q61]" office:value-type="float" office:value="0.0550712354503154" calcext:value-type="float">
            <text:p>0.055071235450315</text:p>
          </table:table-cell>
          <table:table-cell/>
          <table:table-cell table:style-name="ce4" table:formula="of:=[$Redistribution_central.N61]" office:value-type="float" office:value="0.0311581679703699" calcext:value-type="float">
            <text:p>0.03115816797037</text:p>
          </table:table-cell>
          <table:table-cell table:style-name="ce4" table:formula="of:=[$Redistribution_central.O61]" office:value-type="float" office:value="0.035806489729711" calcext:value-type="float">
            <text:p>0.035806489729711</text:p>
          </table:table-cell>
          <table:table-cell table:style-name="ce4" table:formula="of:=[$Redistribution_central.P61]" office:value-type="float" office:value="0.0247824576519165" calcext:value-type="float">
            <text:p>0.024782457651917</text:p>
          </table:table-cell>
          <table:table-cell table:style-name="ce4" table:formula="of:=[$Redistribution_central.Q61]" office:value-type="float" office:value="0.0449469359878274" calcext:value-type="float">
            <text:p>0.044946935987827</text:p>
          </table:table-cell>
          <table:table-cell/>
          <table:table-cell table:style-name="ce4" table:formula="of:=[$redistribution_low.N61]" office:value-type="float" office:value="0.0355348415384593" calcext:value-type="float">
            <text:p>0.035534841538459</text:p>
          </table:table-cell>
          <table:table-cell table:style-name="ce4" table:formula="of:=[$redistribution_low.O61]" office:value-type="float" office:value="0.0352992953038724" calcext:value-type="float">
            <text:p>0.035299295303872</text:p>
          </table:table-cell>
          <table:table-cell table:style-name="ce4" table:formula="of:=[$redistribution_low.P61]" office:value-type="float" office:value="0.026911627847257" calcext:value-type="float">
            <text:p>0.026911627847257</text:p>
          </table:table-cell>
          <table:table-cell table:style-name="ce4" table:formula="of:=[$redistribution_low.Q61]" office:value-type="float" office:value="0.0485304244666744" calcext:value-type="float">
            <text:p>0.048530424466674</text:p>
          </table:table-cell>
          <table:table-cell table:number-columns-repeated="49"/>
        </table:table-row>
        <table:table-row table:style-name="ro1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N62]" office:value-type="float" office:value="0.0351661713686615" calcext:value-type="float">
            <text:p>0.035166171368662</text:p>
          </table:table-cell>
          <table:table-cell table:style-name="ce4" table:formula="of:=[$Redistribution_high.O62]" office:value-type="float" office:value="0.0411678465838802" calcext:value-type="float">
            <text:p>0.04116784658388</text:p>
          </table:table-cell>
          <table:table-cell table:style-name="ce4" table:formula="of:=[$Redistribution_high.P62]" office:value-type="float" office:value="0.0299790042705274" calcext:value-type="float">
            <text:p>0.029979004270527</text:p>
          </table:table-cell>
          <table:table-cell table:style-name="ce4" table:formula="of:=[$Redistribution_high.Q62]" office:value-type="float" office:value="0.0485194866549913" calcext:value-type="float">
            <text:p>0.048519486654991</text:p>
          </table:table-cell>
          <table:table-cell/>
          <table:table-cell table:style-name="ce4" table:formula="of:=[$Redistribution_central.N62]" office:value-type="float" office:value="0.0293903482436356" calcext:value-type="float">
            <text:p>0.029390348243636</text:p>
          </table:table-cell>
          <table:table-cell table:style-name="ce4" table:formula="of:=[$Redistribution_central.O62]" office:value-type="float" office:value="0.0331479531589985" calcext:value-type="float">
            <text:p>0.033147953158999</text:p>
          </table:table-cell>
          <table:table-cell table:style-name="ce4" table:formula="of:=[$Redistribution_central.P62]" office:value-type="float" office:value="0.0240071423771924" calcext:value-type="float">
            <text:p>0.024007142377192</text:p>
          </table:table-cell>
          <table:table-cell table:style-name="ce4" table:formula="of:=[$Redistribution_central.Q62]" office:value-type="float" office:value="0.0407652283101278" calcext:value-type="float">
            <text:p>0.040765228310128</text:p>
          </table:table-cell>
          <table:table-cell/>
          <table:table-cell table:style-name="ce4" table:formula="of:=[$redistribution_low.N62]" office:value-type="float" office:value="0.0393914859143194" calcext:value-type="float">
            <text:p>0.039391485914319</text:p>
          </table:table-cell>
          <table:table-cell table:style-name="ce4" table:formula="of:=[$redistribution_low.O62]" office:value-type="float" office:value="0.0434974182464176" calcext:value-type="float">
            <text:p>0.043497418246418</text:p>
          </table:table-cell>
          <table:table-cell table:style-name="ce4" table:formula="of:=[$redistribution_low.P62]" office:value-type="float" office:value="0.0323746501629936" calcext:value-type="float">
            <text:p>0.032374650162994</text:p>
          </table:table-cell>
          <table:table-cell table:style-name="ce4" table:formula="of:=[$redistribution_low.Q62]" office:value-type="float" office:value="0.0538241312379785" calcext:value-type="float">
            <text:p>0.053824131237979</text:p>
          </table:table-cell>
          <table:table-cell table:number-columns-repeated="49"/>
        </table:table-row>
        <table:table-row table:style-name="ro1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N63]" office:value-type="float" office:value="0.0395028681811579" calcext:value-type="float">
            <text:p>0.039502868181158</text:p>
          </table:table-cell>
          <table:table-cell table:style-name="ce4" table:formula="of:=[$Redistribution_high.O63]" office:value-type="float" office:value="0.0479592150126946" calcext:value-type="float">
            <text:p>0.047959215012695</text:p>
          </table:table-cell>
          <table:table-cell table:style-name="ce4" table:formula="of:=[$Redistribution_high.P63]" office:value-type="float" office:value="0.0329004062608369" calcext:value-type="float">
            <text:p>0.032900406260837</text:p>
          </table:table-cell>
          <table:table-cell table:style-name="ce4" table:formula="of:=[$Redistribution_high.Q63]" office:value-type="float" office:value="0.0575791222281094" calcext:value-type="float">
            <text:p>0.057579122228109</text:p>
          </table:table-cell>
          <table:table-cell/>
          <table:table-cell table:style-name="ce4" table:formula="of:=[$Redistribution_central.N63]" office:value-type="float" office:value="0.0341979876134059" calcext:value-type="float">
            <text:p>0.034197987613406</text:p>
          </table:table-cell>
          <table:table-cell table:style-name="ce4" table:formula="of:=[$Redistribution_central.O63]" office:value-type="float" office:value="0.0357931208030399" calcext:value-type="float">
            <text:p>0.03579312080304</text:p>
          </table:table-cell>
          <table:table-cell table:style-name="ce4" table:formula="of:=[$Redistribution_central.P63]" office:value-type="float" office:value="0.0271134275201025" calcext:value-type="float">
            <text:p>0.027113427520103</text:p>
          </table:table-cell>
          <table:table-cell table:style-name="ce4" table:formula="of:=[$Redistribution_central.Q63]" office:value-type="float" office:value="0.0463242083505567" calcext:value-type="float">
            <text:p>0.046324208350557</text:p>
          </table:table-cell>
          <table:table-cell/>
          <table:table-cell table:style-name="ce4" table:formula="of:=[$redistribution_low.N63]" office:value-type="float" office:value="0.0355306829283391" calcext:value-type="float">
            <text:p>0.035530682928339</text:p>
          </table:table-cell>
          <table:table-cell table:style-name="ce4" table:formula="of:=[$redistribution_low.O63]" office:value-type="float" office:value="0.0390233076320412" calcext:value-type="float">
            <text:p>0.039023307632041</text:p>
          </table:table-cell>
          <table:table-cell table:style-name="ce4" table:formula="of:=[$redistribution_low.P63]" office:value-type="float" office:value="0.0278929071524994" calcext:value-type="float">
            <text:p>0.027892907152499</text:p>
          </table:table-cell>
          <table:table-cell table:style-name="ce4" table:formula="of:=[$redistribution_low.Q63]" office:value-type="float" office:value="0.0506840279234793" calcext:value-type="float">
            <text:p>0.050684027923479</text:p>
          </table:table-cell>
          <table:table-cell table:number-columns-repeated="49"/>
        </table:table-row>
        <table:table-row table:style-name="ro1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N64]" office:value-type="float" office:value="0.03817591849461" calcext:value-type="float">
            <text:p>0.03817591849461</text:p>
          </table:table-cell>
          <table:table-cell table:style-name="ce4" table:formula="of:=[$Redistribution_high.O64]" office:value-type="float" office:value="0.0430525341332019" calcext:value-type="float">
            <text:p>0.043052534133202</text:p>
          </table:table-cell>
          <table:table-cell table:style-name="ce4" table:formula="of:=[$Redistribution_high.P64]" office:value-type="float" office:value="0.0308368977048709" calcext:value-type="float">
            <text:p>0.030836897704871</text:p>
          </table:table-cell>
          <table:table-cell table:style-name="ce4" table:formula="of:=[$Redistribution_high.Q64]" office:value-type="float" office:value="0.054035066715183" calcext:value-type="float">
            <text:p>0.054035066715183</text:p>
          </table:table-cell>
          <table:table-cell/>
          <table:table-cell table:style-name="ce4" table:formula="of:=[$Redistribution_central.N64]" office:value-type="float" office:value="0.0301148504753049" calcext:value-type="float">
            <text:p>0.030114850475305</text:p>
          </table:table-cell>
          <table:table-cell table:style-name="ce4" table:formula="of:=[$Redistribution_central.O64]" office:value-type="float" office:value="0.032092545063088" calcext:value-type="float">
            <text:p>0.032092545063088</text:p>
          </table:table-cell>
          <table:table-cell table:style-name="ce4" table:formula="of:=[$Redistribution_central.P64]" office:value-type="float" office:value="0.0245395262161093" calcext:value-type="float">
            <text:p>0.024539526216109</text:p>
          </table:table-cell>
          <table:table-cell table:style-name="ce4" table:formula="of:=[$Redistribution_central.Q64]" office:value-type="float" office:value="0.0404132600896653" calcext:value-type="float">
            <text:p>0.040413260089665</text:p>
          </table:table-cell>
          <table:table-cell/>
          <table:table-cell table:style-name="ce4" table:formula="of:=[$redistribution_low.N64]" office:value-type="float" office:value="0.0378000573319064" calcext:value-type="float">
            <text:p>0.037800057331906</text:p>
          </table:table-cell>
          <table:table-cell table:style-name="ce4" table:formula="of:=[$redistribution_low.O64]" office:value-type="float" office:value="0.0428597442001772" calcext:value-type="float">
            <text:p>0.042859744200177</text:p>
          </table:table-cell>
          <table:table-cell table:style-name="ce4" table:formula="of:=[$redistribution_low.P64]" office:value-type="float" office:value="0.0299454029451775" calcext:value-type="float">
            <text:p>0.029945402945178</text:p>
          </table:table-cell>
          <table:table-cell table:style-name="ce4" table:formula="of:=[$redistribution_low.Q64]" office:value-type="float" office:value="0.054803327145955" calcext:value-type="float">
            <text:p>0.054803327145955</text:p>
          </table:table-cell>
          <table:table-cell table:number-columns-repeated="49"/>
        </table:table-row>
        <table:table-row table:style-name="ro1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N65]" office:value-type="float" office:value="0.036802252818838" calcext:value-type="float">
            <text:p>0.036802252818838</text:p>
          </table:table-cell>
          <table:table-cell table:style-name="ce4" table:formula="of:=[$Redistribution_high.O65]" office:value-type="float" office:value="0.0399344418105538" calcext:value-type="float">
            <text:p>0.039934441810554</text:p>
          </table:table-cell>
          <table:table-cell table:style-name="ce4" table:formula="of:=[$Redistribution_high.P65]" office:value-type="float" office:value="0.0294886949799608" calcext:value-type="float">
            <text:p>0.029488694979961</text:p>
          </table:table-cell>
          <table:table-cell table:style-name="ce4" table:formula="of:=[$Redistribution_high.Q65]" office:value-type="float" office:value="0.0509473297075454" calcext:value-type="float">
            <text:p>0.050947329707545</text:p>
          </table:table-cell>
          <table:table-cell/>
          <table:table-cell table:style-name="ce4" table:formula="of:=[$Redistribution_central.N65]" office:value-type="float" office:value="0.0306459138219891" calcext:value-type="float">
            <text:p>0.030645913821989</text:p>
          </table:table-cell>
          <table:table-cell table:style-name="ce4" table:formula="of:=[$Redistribution_central.O65]" office:value-type="float" office:value="0.0368116305898149" calcext:value-type="float">
            <text:p>0.036811630589815</text:p>
          </table:table-cell>
          <table:table-cell table:style-name="ce4" table:formula="of:=[$Redistribution_central.P65]" office:value-type="float" office:value="0.0254199304186991" calcext:value-type="float">
            <text:p>0.025419930418699</text:p>
          </table:table-cell>
          <table:table-cell table:style-name="ce4" table:formula="of:=[$Redistribution_central.Q65]" office:value-type="float" office:value="0.0444234047939091" calcext:value-type="float">
            <text:p>0.044423404793909</text:p>
          </table:table-cell>
          <table:table-cell/>
          <table:table-cell table:style-name="ce4" table:formula="of:=[$redistribution_low.N65]" office:value-type="float" office:value="0.0409885408302829" calcext:value-type="float">
            <text:p>0.040988540830283</text:p>
          </table:table-cell>
          <table:table-cell table:style-name="ce4" table:formula="of:=[$redistribution_low.O65]" office:value-type="float" office:value="0.0483541188425747" calcext:value-type="float">
            <text:p>0.048354118842575</text:p>
          </table:table-cell>
          <table:table-cell table:style-name="ce4" table:formula="of:=[$redistribution_low.P65]" office:value-type="float" office:value="0.0326359377796199" calcext:value-type="float">
            <text:p>0.03263593777962</text:p>
          </table:table-cell>
          <table:table-cell table:style-name="ce4" table:formula="of:=[$redistribution_low.Q65]" office:value-type="float" office:value="0.061017409124872" calcext:value-type="float">
            <text:p>0.061017409124872</text:p>
          </table:table-cell>
          <table:table-cell table:number-columns-repeated="49"/>
        </table:table-row>
        <table:table-row table:style-name="ro1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N66]" office:value-type="float" office:value="0.0348260041002983" calcext:value-type="float">
            <text:p>0.034826004100298</text:p>
          </table:table-cell>
          <table:table-cell table:style-name="ce4" table:formula="of:=[$Redistribution_high.O66]" office:value-type="float" office:value="0.0406342072643573" calcext:value-type="float">
            <text:p>0.040634207264357</text:p>
          </table:table-cell>
          <table:table-cell table:style-name="ce4" table:formula="of:=[$Redistribution_high.P66]" office:value-type="float" office:value="0.0297724652224199" calcext:value-type="float">
            <text:p>0.02977246522242</text:p>
          </table:table-cell>
          <table:table-cell table:style-name="ce4" table:formula="of:=[$Redistribution_high.Q66]" office:value-type="float" office:value="0.0479245092362353" calcext:value-type="float">
            <text:p>0.047924509236235</text:p>
          </table:table-cell>
          <table:table-cell/>
          <table:table-cell table:style-name="ce4" table:formula="of:=[$Redistribution_central.N66]" office:value-type="float" office:value="0.030929348786734" calcext:value-type="float">
            <text:p>0.030929348786734</text:p>
          </table:table-cell>
          <table:table-cell table:style-name="ce4" table:formula="of:=[$Redistribution_central.O66]" office:value-type="float" office:value="0.0384032964597744" calcext:value-type="float">
            <text:p>0.038403296459774</text:p>
          </table:table-cell>
          <table:table-cell table:style-name="ce4" table:formula="of:=[$Redistribution_central.P66]" office:value-type="float" office:value="0.0272604326638976" calcext:value-type="float">
            <text:p>0.027260432663898</text:p>
          </table:table-cell>
          <table:table-cell table:style-name="ce4" table:formula="of:=[$Redistribution_central.Q66]" office:value-type="float" office:value="0.0435512711562948" calcext:value-type="float">
            <text:p>0.043551271156295</text:p>
          </table:table-cell>
          <table:table-cell/>
          <table:table-cell table:style-name="ce4" table:formula="of:=[$redistribution_low.N66]" office:value-type="float" office:value="0.0345068628630824" calcext:value-type="float">
            <text:p>0.034506862863082</text:p>
          </table:table-cell>
          <table:table-cell table:style-name="ce4" table:formula="of:=[$redistribution_low.O66]" office:value-type="float" office:value="0.0392776797546086" calcext:value-type="float">
            <text:p>0.039277679754609</text:p>
          </table:table-cell>
          <table:table-cell table:style-name="ce4" table:formula="of:=[$redistribution_low.P66]" office:value-type="float" office:value="0.0271450281696437" calcext:value-type="float">
            <text:p>0.027145028169644</text:p>
          </table:table-cell>
          <table:table-cell table:style-name="ce4" table:formula="of:=[$redistribution_low.Q66]" office:value-type="float" office:value="0.0501875250608932" calcext:value-type="float">
            <text:p>0.050187525060893</text:p>
          </table:table-cell>
          <table:table-cell table:number-columns-repeated="49"/>
        </table:table-row>
        <table:table-row table:style-name="ro1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N67]" office:value-type="float" office:value="0.0288708619825861" calcext:value-type="float">
            <text:p>0.028870861982586</text:p>
          </table:table-cell>
          <table:table-cell table:style-name="ce4" table:formula="of:=[$Redistribution_high.O67]" office:value-type="float" office:value="0.0364194097729797" calcext:value-type="float">
            <text:p>0.03641940977298</text:p>
          </table:table-cell>
          <table:table-cell table:style-name="ce4" table:formula="of:=[$Redistribution_high.P67]" office:value-type="float" office:value="0.025984130176495" calcext:value-type="float">
            <text:p>0.025984130176495</text:p>
          </table:table-cell>
          <table:table-cell table:style-name="ce4" table:formula="of:=[$Redistribution_high.Q67]" office:value-type="float" office:value="0.0405278376308592" calcext:value-type="float">
            <text:p>0.040527837630859</text:p>
          </table:table-cell>
          <table:table-cell/>
          <table:table-cell table:style-name="ce4" table:formula="of:=[$Redistribution_central.N67]" office:value-type="float" office:value="0.0324995459588806" calcext:value-type="float">
            <text:p>0.032499545958881</text:p>
          </table:table-cell>
          <table:table-cell table:style-name="ce4" table:formula="of:=[$Redistribution_central.O67]" office:value-type="float" office:value="0.0408066592324154" calcext:value-type="float">
            <text:p>0.040806659232415</text:p>
          </table:table-cell>
          <table:table-cell table:style-name="ce4" table:formula="of:=[$Redistribution_central.P67]" office:value-type="float" office:value="0.0280514528484921" calcext:value-type="float">
            <text:p>0.028051452848492</text:p>
          </table:table-cell>
          <table:table-cell table:style-name="ce4" table:formula="of:=[$Redistribution_central.Q67]" office:value-type="float" office:value="0.0472938878955245" calcext:value-type="float">
            <text:p>0.047293887895525</text:p>
          </table:table-cell>
          <table:table-cell/>
          <table:table-cell table:style-name="ce4" table:formula="of:=[$redistribution_low.N67]" office:value-type="float" office:value="0.0342521853208761" calcext:value-type="float">
            <text:p>0.034252185320876</text:p>
          </table:table-cell>
          <table:table-cell table:style-name="ce4" table:formula="of:=[$redistribution_low.O67]" office:value-type="float" office:value="0.0380436094731536" calcext:value-type="float">
            <text:p>0.038043609473154</text:p>
          </table:table-cell>
          <table:table-cell table:style-name="ce4" table:formula="of:=[$redistribution_low.P67]" office:value-type="float" office:value="0.0256653634602839" calcext:value-type="float">
            <text:p>0.025665363460284</text:p>
          </table:table-cell>
          <table:table-cell table:style-name="ce4" table:formula="of:=[$redistribution_low.Q67]" office:value-type="float" office:value="0.0513214718506846" calcext:value-type="float">
            <text:p>0.051321471850685</text:p>
          </table:table-cell>
          <table:table-cell table:number-columns-repeated="49"/>
        </table:table-row>
        <table:table-row table:style-name="ro1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N68]" office:value-type="float" office:value="0.028262432771274" calcext:value-type="float">
            <text:p>0.028262432771274</text:p>
          </table:table-cell>
          <table:table-cell table:style-name="ce4" table:formula="of:=[$Redistribution_high.O68]" office:value-type="float" office:value="0.0370914950696763" calcext:value-type="float">
            <text:p>0.037091495069676</text:p>
          </table:table-cell>
          <table:table-cell table:style-name="ce4" table:formula="of:=[$Redistribution_high.P68]" office:value-type="float" office:value="0.0254564060429783" calcext:value-type="float">
            <text:p>0.025456406042978</text:p>
          </table:table-cell>
          <table:table-cell table:style-name="ce4" table:formula="of:=[$Redistribution_high.Q68]" office:value-type="float" office:value="0.0409654757670088" calcext:value-type="float">
            <text:p>0.040965475767009</text:p>
          </table:table-cell>
          <table:table-cell/>
          <table:table-cell table:style-name="ce4" table:formula="of:=[$Redistribution_central.N68]" office:value-type="float" office:value="0.0304674477953107" calcext:value-type="float">
            <text:p>0.030467447795311</text:p>
          </table:table-cell>
          <table:table-cell table:style-name="ce4" table:formula="of:=[$Redistribution_central.O68]" office:value-type="float" office:value="0.0412679207466594" calcext:value-type="float">
            <text:p>0.041267920746659</text:p>
          </table:table-cell>
          <table:table-cell table:style-name="ce4" table:formula="of:=[$Redistribution_central.P68]" office:value-type="float" office:value="0.0276223521078483" calcext:value-type="float">
            <text:p>0.027622352107848</text:p>
          </table:table-cell>
          <table:table-cell table:style-name="ce4" table:formula="of:=[$Redistribution_central.Q68]" office:value-type="float" office:value="0.0451990230056752" calcext:value-type="float">
            <text:p>0.045199023005675</text:p>
          </table:table-cell>
          <table:table-cell/>
          <table:table-cell table:style-name="ce4" table:formula="of:=[$redistribution_low.N68]" office:value-type="float" office:value="0.032123412402522" calcext:value-type="float">
            <text:p>0.032123412402522</text:p>
          </table:table-cell>
          <table:table-cell table:style-name="ce4" table:formula="of:=[$redistribution_low.O68]" office:value-type="float" office:value="0.0409827939359297" calcext:value-type="float">
            <text:p>0.04098279393593</text:p>
          </table:table-cell>
          <table:table-cell table:style-name="ce4" table:formula="of:=[$redistribution_low.P68]" office:value-type="float" office:value="0.0266027139564555" calcext:value-type="float">
            <text:p>0.026602713956456</text:p>
          </table:table-cell>
          <table:table-cell table:style-name="ce4" table:formula="of:=[$redistribution_low.Q68]" office:value-type="float" office:value="0.0491401667116836" calcext:value-type="float">
            <text:p>0.049140166711684</text:p>
          </table:table-cell>
          <table:table-cell table:number-columns-repeated="49"/>
        </table:table-row>
        <table:table-row table:style-name="ro1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N69]" office:value-type="float" office:value="0.031116226058645" calcext:value-type="float">
            <text:p>0.031116226058645</text:p>
          </table:table-cell>
          <table:table-cell table:style-name="ce4" table:formula="of:=[$Redistribution_high.O69]" office:value-type="float" office:value="0.0388892029357522" calcext:value-type="float">
            <text:p>0.038889202935752</text:p>
          </table:table-cell>
          <table:table-cell table:style-name="ce4" table:formula="of:=[$Redistribution_high.P69]" office:value-type="float" office:value="0.02854629314348" calcext:value-type="float">
            <text:p>0.02854629314348</text:p>
          </table:table-cell>
          <table:table-cell table:style-name="ce4" table:formula="of:=[$Redistribution_high.Q69]" office:value-type="float" office:value="0.0425259985653892" calcext:value-type="float">
            <text:p>0.042525998565389</text:p>
          </table:table-cell>
          <table:table-cell/>
          <table:table-cell table:style-name="ce4" table:formula="of:=[$Redistribution_central.N69]" office:value-type="float" office:value="0.030854036288115" calcext:value-type="float">
            <text:p>0.030854036288115</text:p>
          </table:table-cell>
          <table:table-cell table:style-name="ce4" table:formula="of:=[$Redistribution_central.O69]" office:value-type="float" office:value="0.0389242051132966" calcext:value-type="float">
            <text:p>0.038924205113297</text:p>
          </table:table-cell>
          <table:table-cell table:style-name="ce4" table:formula="of:=[$Redistribution_central.P69]" office:value-type="float" office:value="0.0277374481284321" calcext:value-type="float">
            <text:p>0.027737448128432</text:p>
          </table:table-cell>
          <table:table-cell table:style-name="ce4" table:formula="of:=[$Redistribution_central.Q69]" office:value-type="float" office:value="0.0434470183281178" calcext:value-type="float">
            <text:p>0.043447018328118</text:p>
          </table:table-cell>
          <table:table-cell/>
          <table:table-cell table:style-name="ce4" table:formula="of:=[$redistribution_low.N69]" office:value-type="float" office:value="0.0318144697397145" calcext:value-type="float">
            <text:p>0.031814469739715</text:p>
          </table:table-cell>
          <table:table-cell table:style-name="ce4" table:formula="of:=[$redistribution_low.O69]" office:value-type="float" office:value="0.0426754042561453" calcext:value-type="float">
            <text:p>0.042675404256145</text:p>
          </table:table-cell>
          <table:table-cell table:style-name="ce4" table:formula="of:=[$redistribution_low.P69]" office:value-type="float" office:value="0.0280479664989501" calcext:value-type="float">
            <text:p>0.02804796649895</text:p>
          </table:table-cell>
          <table:table-cell table:style-name="ce4" table:formula="of:=[$redistribution_low.Q69]" office:value-type="float" office:value="0.0480317328742136" calcext:value-type="float">
            <text:p>0.048031732874214</text:p>
          </table:table-cell>
          <table:table-cell table:number-columns-repeated="49"/>
        </table:table-row>
        <table:table-row table:style-name="ro1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N70]" office:value-type="float" office:value="0.0291188139275431" calcext:value-type="float">
            <text:p>0.029118813927543</text:p>
          </table:table-cell>
          <table:table-cell table:style-name="ce4" table:formula="of:=[$Redistribution_high.O70]" office:value-type="float" office:value="0.0358923445880581" calcext:value-type="float">
            <text:p>0.035892344588058</text:p>
          </table:table-cell>
          <table:table-cell table:style-name="ce4" table:formula="of:=[$Redistribution_high.P70]" office:value-type="float" office:value="0.0269576628943301" calcext:value-type="float">
            <text:p>0.02695766289433</text:p>
          </table:table-cell>
          <table:table-cell table:style-name="ce4" table:formula="of:=[$Redistribution_high.Q70]" office:value-type="float" office:value="0.0388540850524373" calcext:value-type="float">
            <text:p>0.038854085052437</text:p>
          </table:table-cell>
          <table:table-cell/>
          <table:table-cell table:style-name="ce4" table:formula="of:=[$Redistribution_central.N70]" office:value-type="float" office:value="0.0304390194125764" calcext:value-type="float">
            <text:p>0.030439019412576</text:p>
          </table:table-cell>
          <table:table-cell table:style-name="ce4" table:formula="of:=[$Redistribution_central.O70]" office:value-type="float" office:value="0.0389105290982348" calcext:value-type="float">
            <text:p>0.038910529098235</text:p>
          </table:table-cell>
          <table:table-cell table:style-name="ce4" table:formula="of:=[$Redistribution_central.P70]" office:value-type="float" office:value="0.0272196237832775" calcext:value-type="float">
            <text:p>0.027219623783278</text:p>
          </table:table-cell>
          <table:table-cell table:style-name="ce4" table:formula="of:=[$Redistribution_central.Q70]" office:value-type="float" office:value="0.043510272839139" calcext:value-type="float">
            <text:p>0.043510272839139</text:p>
          </table:table-cell>
          <table:table-cell/>
          <table:table-cell table:style-name="ce4" table:formula="of:=[$redistribution_low.N70]" office:value-type="float" office:value="0.0324284369762625" calcext:value-type="float">
            <text:p>0.032428436976263</text:p>
          </table:table-cell>
          <table:table-cell table:style-name="ce4" table:formula="of:=[$redistribution_low.O70]" office:value-type="float" office:value="0.0416237027142134" calcext:value-type="float">
            <text:p>0.041623702714213</text:p>
          </table:table-cell>
          <table:table-cell table:style-name="ce4" table:formula="of:=[$redistribution_low.P70]" office:value-type="float" office:value="0.0276290234240503" calcext:value-type="float">
            <text:p>0.02762902342405</text:p>
          </table:table-cell>
          <table:table-cell table:style-name="ce4" table:formula="of:=[$redistribution_low.Q70]" office:value-type="float" office:value="0.0485463481591284" calcext:value-type="float">
            <text:p>0.048546348159128</text:p>
          </table:table-cell>
          <table:table-cell table:number-columns-repeated="49"/>
        </table:table-row>
        <table:table-row table:style-name="ro1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N71]" office:value-type="float" office:value="0.0323546133920759" calcext:value-type="float">
            <text:p>0.032354613392076</text:p>
          </table:table-cell>
          <table:table-cell table:style-name="ce4" table:formula="of:=[$Redistribution_high.O71]" office:value-type="float" office:value="0.0368801507162399" calcext:value-type="float">
            <text:p>0.03688015071624</text:p>
          </table:table-cell>
          <table:table-cell table:style-name="ce4" table:formula="of:=[$Redistribution_high.P71]" office:value-type="float" office:value="0.027816985682464" calcext:value-type="float">
            <text:p>0.027816985682464</text:p>
          </table:table-cell>
          <table:table-cell table:style-name="ce4" table:formula="of:=[$Redistribution_high.Q71]" office:value-type="float" office:value="0.0435927386804347" calcext:value-type="float">
            <text:p>0.043592738680435</text:p>
          </table:table-cell>
          <table:table-cell/>
          <table:table-cell table:style-name="ce4" table:formula="of:=[$Redistribution_central.N71]" office:value-type="float" office:value="0.0310307619885465" calcext:value-type="float">
            <text:p>0.031030761988547</text:p>
          </table:table-cell>
          <table:table-cell table:style-name="ce4" table:formula="of:=[$Redistribution_central.O71]" office:value-type="float" office:value="0.0370273947538673" calcext:value-type="float">
            <text:p>0.037027394753867</text:p>
          </table:table-cell>
          <table:table-cell table:style-name="ce4" table:formula="of:=[$Redistribution_central.P71]" office:value-type="float" office:value="0.0266821956418474" calcext:value-type="float">
            <text:p>0.026682195641847</text:p>
          </table:table-cell>
          <table:table-cell table:style-name="ce4" table:formula="of:=[$Redistribution_central.Q71]" office:value-type="float" office:value="0.0435841322206606" calcext:value-type="float">
            <text:p>0.043584132220661</text:p>
          </table:table-cell>
          <table:table-cell/>
          <table:table-cell table:style-name="ce4" table:formula="of:=[$redistribution_low.N71]" office:value-type="float" office:value="0.03206947629464" calcext:value-type="float">
            <text:p>0.03206947629464</text:p>
          </table:table-cell>
          <table:table-cell table:style-name="ce4" table:formula="of:=[$redistribution_low.O71]" office:value-type="float" office:value="0.0384818328648624" calcext:value-type="float">
            <text:p>0.038481832864862</text:p>
          </table:table-cell>
          <table:table-cell table:style-name="ce4" table:formula="of:=[$redistribution_low.P71]" office:value-type="float" office:value="0.0262289651455112" calcext:value-type="float">
            <text:p>0.026228965145511</text:p>
          </table:table-cell>
          <table:table-cell table:style-name="ce4" table:formula="of:=[$redistribution_low.Q71]" office:value-type="float" office:value="0.0472802711104027" calcext:value-type="float">
            <text:p>0.047280271110403</text:p>
          </table:table-cell>
          <table:table-cell table:number-columns-repeated="49"/>
        </table:table-row>
        <table:table-row table:style-name="ro1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N72]" office:value-type="float" office:value="0.0295528786058586" calcext:value-type="float">
            <text:p>0.029552878605859</text:p>
          </table:table-cell>
          <table:table-cell table:style-name="ce4" table:formula="of:=[$Redistribution_high.O72]" office:value-type="float" office:value="0.0345280963105785" calcext:value-type="float">
            <text:p>0.034528096310579</text:p>
          </table:table-cell>
          <table:table-cell table:style-name="ce4" table:formula="of:=[$Redistribution_high.P72]" office:value-type="float" office:value="0.0267397621090259" calcext:value-type="float">
            <text:p>0.026739762109026</text:p>
          </table:table-cell>
          <table:table-cell table:style-name="ce4" table:formula="of:=[$Redistribution_high.Q72]" office:value-type="float" office:value="0.0386461261405701" calcext:value-type="float">
            <text:p>0.03864612614057</text:p>
          </table:table-cell>
          <table:table-cell/>
          <table:table-cell table:style-name="ce4" table:formula="of:=[$Redistribution_central.N72]" office:value-type="float" office:value="0.0314293414437113" calcext:value-type="float">
            <text:p>0.031429341443711</text:p>
          </table:table-cell>
          <table:table-cell table:style-name="ce4" table:formula="of:=[$Redistribution_central.O72]" office:value-type="float" office:value="0.0428230948573996" calcext:value-type="float">
            <text:p>0.0428230948574</text:p>
          </table:table-cell>
          <table:table-cell table:style-name="ce4" table:formula="of:=[$Redistribution_central.P72]" office:value-type="float" office:value="0.0293232485858877" calcext:value-type="float">
            <text:p>0.029323248585888</text:p>
          </table:table-cell>
          <table:table-cell table:style-name="ce4" table:formula="of:=[$Redistribution_central.Q72]" office:value-type="float" office:value="0.045768928948938" calcext:value-type="float">
            <text:p>0.045768928948938</text:p>
          </table:table-cell>
          <table:table-cell/>
          <table:table-cell table:style-name="ce4" table:formula="of:=[$redistribution_low.N72]" office:value-type="float" office:value="0.0337775591441164" calcext:value-type="float">
            <text:p>0.033777559144116</text:p>
          </table:table-cell>
          <table:table-cell table:style-name="ce4" table:formula="of:=[$redistribution_low.O72]" office:value-type="float" office:value="0.0418942557172189" calcext:value-type="float">
            <text:p>0.041894255717219</text:p>
          </table:table-cell>
          <table:table-cell table:style-name="ce4" table:formula="of:=[$redistribution_low.P72]" office:value-type="float" office:value="0.0286894237434602" calcext:value-type="float">
            <text:p>0.02868942374346</text:p>
          </table:table-cell>
          <table:table-cell table:style-name="ce4" table:formula="of:=[$redistribution_low.Q72]" office:value-type="float" office:value="0.0494881970079848" calcext:value-type="float">
            <text:p>0.049488197007985</text:p>
          </table:table-cell>
          <table:table-cell table:number-columns-repeated="49"/>
        </table:table-row>
        <table:table-row table:style-name="ro1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N73]" office:value-type="float" office:value="0.0324827269689786" calcext:value-type="float">
            <text:p>0.032482726968979</text:p>
          </table:table-cell>
          <table:table-cell table:style-name="ce4" table:formula="of:=[$Redistribution_high.O73]" office:value-type="float" office:value="0.0364756835559645" calcext:value-type="float">
            <text:p>0.036475683555965</text:p>
          </table:table-cell>
          <table:table-cell table:style-name="ce4" table:formula="of:=[$Redistribution_high.P73]" office:value-type="float" office:value="0.0284479233035492" calcext:value-type="float">
            <text:p>0.028447923303549</text:p>
          </table:table-cell>
          <table:table-cell table:style-name="ce4" table:formula="of:=[$Redistribution_high.Q73]" office:value-type="float" office:value="0.042492766775351" calcext:value-type="float">
            <text:p>0.042492766775351</text:p>
          </table:table-cell>
          <table:table-cell/>
          <table:table-cell table:style-name="ce4" table:formula="of:=[$Redistribution_central.N73]" office:value-type="float" office:value="0.0280620156179147" calcext:value-type="float">
            <text:p>0.028062015617915</text:p>
          </table:table-cell>
          <table:table-cell table:style-name="ce4" table:formula="of:=[$Redistribution_central.O73]" office:value-type="float" office:value="0.0397391360364092" calcext:value-type="float">
            <text:p>0.039739136036409</text:p>
          </table:table-cell>
          <table:table-cell table:style-name="ce4" table:formula="of:=[$Redistribution_central.P73]" office:value-type="float" office:value="0.0263626023901598" calcext:value-type="float">
            <text:p>0.02636260239016</text:p>
          </table:table-cell>
          <table:table-cell table:style-name="ce4" table:formula="of:=[$Redistribution_central.Q73]" office:value-type="float" office:value="0.0421068060686837" calcext:value-type="float">
            <text:p>0.042106806068684</text:p>
          </table:table-cell>
          <table:table-cell/>
          <table:table-cell table:style-name="ce4" table:formula="of:=[$redistribution_low.N73]" office:value-type="float" office:value="0.0346478494865515" calcext:value-type="float">
            <text:p>0.034647849486552</text:p>
          </table:table-cell>
          <table:table-cell table:style-name="ce4" table:formula="of:=[$redistribution_low.O73]" office:value-type="float" office:value="0.0429140208910141" calcext:value-type="float">
            <text:p>0.042914020891014</text:p>
          </table:table-cell>
          <table:table-cell table:style-name="ce4" table:formula="of:=[$redistribution_low.P73]" office:value-type="float" office:value="0.030746791337791" calcext:value-type="float">
            <text:p>0.030746791337791</text:p>
          </table:table-cell>
          <table:table-cell table:style-name="ce4" table:formula="of:=[$redistribution_low.Q73]" office:value-type="float" office:value="0.0487792813579213" calcext:value-type="float">
            <text:p>0.048779281357921</text:p>
          </table:table-cell>
          <table:table-cell table:number-columns-repeated="49"/>
        </table:table-row>
        <table:table-row table:style-name="ro1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N74]" office:value-type="float" office:value="0.0326270310837785" calcext:value-type="float">
            <text:p>0.032627031083779</text:p>
          </table:table-cell>
          <table:table-cell table:style-name="ce4" table:formula="of:=[$Redistribution_high.O74]" office:value-type="float" office:value="0.0385528094392922" calcext:value-type="float">
            <text:p>0.038552809439292</text:p>
          </table:table-cell>
          <table:table-cell table:style-name="ce4" table:formula="of:=[$Redistribution_high.P74]" office:value-type="float" office:value="0.0289819890545523" calcext:value-type="float">
            <text:p>0.028981989054552</text:p>
          </table:table-cell>
          <table:table-cell table:style-name="ce4" table:formula="of:=[$Redistribution_high.Q74]" office:value-type="float" office:value="0.0438009876334184" calcext:value-type="float">
            <text:p>0.043800987633418</text:p>
          </table:table-cell>
          <table:table-cell/>
          <table:table-cell table:style-name="ce4" table:formula="of:=[$Redistribution_central.N74]" office:value-type="float" office:value="0.027738466272905" calcext:value-type="float">
            <text:p>0.027738466272905</text:p>
          </table:table-cell>
          <table:table-cell table:style-name="ce4" table:formula="of:=[$Redistribution_central.O74]" office:value-type="float" office:value="0.0402378082243946" calcext:value-type="float">
            <text:p>0.040237808224395</text:p>
          </table:table-cell>
          <table:table-cell table:style-name="ce4" table:formula="of:=[$Redistribution_central.P74]" office:value-type="float" office:value="0.0269472569051866" calcext:value-type="float">
            <text:p>0.026947256905187</text:p>
          </table:table-cell>
          <table:table-cell table:style-name="ce4" table:formula="of:=[$Redistribution_central.Q74]" office:value-type="float" office:value="0.0411557970134417" calcext:value-type="float">
            <text:p>0.041155797013442</text:p>
          </table:table-cell>
          <table:table-cell/>
          <table:table-cell table:style-name="ce4" table:formula="of:=[$redistribution_low.N74]" office:value-type="float" office:value="0.0349940806330016" calcext:value-type="float">
            <text:p>0.034994080633002</text:p>
          </table:table-cell>
          <table:table-cell table:style-name="ce4" table:formula="of:=[$redistribution_low.O74]" office:value-type="float" office:value="0.043096030581727" calcext:value-type="float">
            <text:p>0.043096030581727</text:p>
          </table:table-cell>
          <table:table-cell table:style-name="ce4" table:formula="of:=[$redistribution_low.P74]" office:value-type="float" office:value="0.030444071750175" calcext:value-type="float">
            <text:p>0.030444071750175</text:p>
          </table:table-cell>
          <table:table-cell table:style-name="ce4" table:formula="of:=[$redistribution_low.Q74]" office:value-type="float" office:value="0.0498390187079748" calcext:value-type="float">
            <text:p>0.049839018707975</text:p>
          </table:table-cell>
          <table:table-cell table:number-columns-repeated="49"/>
        </table:table-row>
        <table:table-row table:style-name="ro1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N75]" office:value-type="float" office:value="0.0309534796271374" calcext:value-type="float">
            <text:p>0.030953479627137</text:p>
          </table:table-cell>
          <table:table-cell table:style-name="ce4" table:formula="of:=[$Redistribution_high.O75]" office:value-type="float" office:value="0.0352271786960926" calcext:value-type="float">
            <text:p>0.035227178696093</text:p>
          </table:table-cell>
          <table:table-cell table:style-name="ce4" table:formula="of:=[$Redistribution_high.P75]" office:value-type="float" office:value="0.0251710015282954" calcext:value-type="float">
            <text:p>0.025171001528295</text:p>
          </table:table-cell>
          <table:table-cell table:style-name="ce4" table:formula="of:=[$Redistribution_high.Q75]" office:value-type="float" office:value="0.0438561486808424" calcext:value-type="float">
            <text:p>0.043856148680842</text:p>
          </table:table-cell>
          <table:table-cell/>
          <table:table-cell table:style-name="ce4" table:formula="of:=[$Redistribution_central.N75]" office:value-type="float" office:value="0.0278771435261189" calcext:value-type="float">
            <text:p>0.027877143526119</text:p>
          </table:table-cell>
          <table:table-cell table:style-name="ce4" table:formula="of:=[$Redistribution_central.O75]" office:value-type="float" office:value="0.0394308107631712" calcext:value-type="float">
            <text:p>0.039430810763171</text:p>
          </table:table-cell>
          <table:table-cell table:style-name="ce4" table:formula="of:=[$Redistribution_central.P75]" office:value-type="float" office:value="0.0256593864543285" calcext:value-type="float">
            <text:p>0.025659386454329</text:p>
          </table:table-cell>
          <table:table-cell table:style-name="ce4" table:formula="of:=[$Redistribution_central.Q75]" office:value-type="float" office:value="0.0426388134765623" calcext:value-type="float">
            <text:p>0.042638813476562</text:p>
          </table:table-cell>
          <table:table-cell/>
          <table:table-cell table:style-name="ce4" table:formula="of:=[$redistribution_low.N75]" office:value-type="float" office:value="0.0382505257654398" calcext:value-type="float">
            <text:p>0.03825052576544</text:p>
          </table:table-cell>
          <table:table-cell table:style-name="ce4" table:formula="of:=[$redistribution_low.O75]" office:value-type="float" office:value="0.0455752830866006" calcext:value-type="float">
            <text:p>0.045575283086601</text:p>
          </table:table-cell>
          <table:table-cell table:style-name="ce4" table:formula="of:=[$redistribution_low.P75]" office:value-type="float" office:value="0.0312372262283167" calcext:value-type="float">
            <text:p>0.031237226228317</text:p>
          </table:table-cell>
          <table:table-cell table:style-name="ce4" table:formula="of:=[$redistribution_low.Q75]" office:value-type="float" office:value="0.056533100562985" calcext:value-type="float">
            <text:p>0.056533100562985</text:p>
          </table:table-cell>
          <table:table-cell table:number-columns-repeated="49"/>
        </table:table-row>
        <table:table-row table:style-name="ro1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N76]" office:value-type="float" office:value="0.0285833888612635" calcext:value-type="float">
            <text:p>0.028583388861264</text:p>
          </table:table-cell>
          <table:table-cell table:style-name="ce4" table:formula="of:=[$Redistribution_high.O76]" office:value-type="float" office:value="0.0350063365357465" calcext:value-type="float">
            <text:p>0.035006336535747</text:p>
          </table:table-cell>
          <table:table-cell table:style-name="ce4" table:formula="of:=[$Redistribution_high.P76]" office:value-type="float" office:value="0.0262260726760033" calcext:value-type="float">
            <text:p>0.026226072676003</text:p>
          </table:table-cell>
          <table:table-cell table:style-name="ce4" table:formula="of:=[$Redistribution_high.Q76]" office:value-type="float" office:value="0.0384516344710663" calcext:value-type="float">
            <text:p>0.038451634471066</text:p>
          </table:table-cell>
          <table:table-cell/>
          <table:table-cell table:style-name="ce4" table:formula="of:=[$Redistribution_central.N76]" office:value-type="float" office:value="0.0296709661366419" calcext:value-type="float">
            <text:p>0.029670966136642</text:p>
          </table:table-cell>
          <table:table-cell table:style-name="ce4" table:formula="of:=[$Redistribution_central.O76]" office:value-type="float" office:value="0.0397990447259697" calcext:value-type="float">
            <text:p>0.03979904472597</text:p>
          </table:table-cell>
          <table:table-cell table:style-name="ce4" table:formula="of:=[$Redistribution_central.P76]" office:value-type="float" office:value="0.0266587714364808" calcext:value-type="float">
            <text:p>0.026658771436481</text:p>
          </table:table-cell>
          <table:table-cell table:style-name="ce4" table:formula="of:=[$Redistribution_central.Q76]" office:value-type="float" office:value="0.0442982959823369" calcext:value-type="float">
            <text:p>0.044298295982337</text:p>
          </table:table-cell>
          <table:table-cell/>
          <table:table-cell table:style-name="ce4" table:formula="of:=[$redistribution_low.N76]" office:value-type="float" office:value="0.0366635004624101" calcext:value-type="float">
            <text:p>0.03666350046241</text:p>
          </table:table-cell>
          <table:table-cell table:style-name="ce4" table:formula="of:=[$redistribution_low.O76]" office:value-type="float" office:value="0.0472075505327689" calcext:value-type="float">
            <text:p>0.047207550532769</text:p>
          </table:table-cell>
          <table:table-cell table:style-name="ce4" table:formula="of:=[$redistribution_low.P76]" office:value-type="float" office:value="0.032121325363988" calcext:value-type="float">
            <text:p>0.032121325363988</text:p>
          </table:table-cell>
          <table:table-cell table:style-name="ce4" table:formula="of:=[$redistribution_low.Q76]" office:value-type="float" office:value="0.0541145133501874" calcext:value-type="float">
            <text:p>0.054114513350187</text:p>
          </table:table-cell>
          <table:table-cell table:number-columns-repeated="49"/>
        </table:table-row>
        <table:table-row table:style-name="ro1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N77]" office:value-type="float" office:value="0.0279602367263716" calcext:value-type="float">
            <text:p>0.027960236726372</text:p>
          </table:table-cell>
          <table:table-cell table:style-name="ce4" table:formula="of:=[$Redistribution_high.O77]" office:value-type="float" office:value="0.0324270073974469" calcext:value-type="float">
            <text:p>0.032427007397447</text:p>
          </table:table-cell>
          <table:table-cell table:style-name="ce4" table:formula="of:=[$Redistribution_high.P77]" office:value-type="float" office:value="0.023117314272705" calcext:value-type="float">
            <text:p>0.023117314272705</text:p>
          </table:table-cell>
          <table:table-cell table:style-name="ce4" table:formula="of:=[$Redistribution_high.Q77]" office:value-type="float" office:value="0.0395857338317375" calcext:value-type="float">
            <text:p>0.039585733831738</text:p>
          </table:table-cell>
          <table:table-cell/>
          <table:table-cell table:style-name="ce4" table:formula="of:=[$Redistribution_central.N77]" office:value-type="float" office:value="0.0289580350189797" calcext:value-type="float">
            <text:p>0.02895803501898</text:p>
          </table:table-cell>
          <table:table-cell table:style-name="ce4" table:formula="of:=[$Redistribution_central.O77]" office:value-type="float" office:value="0.0381955162751243" calcext:value-type="float">
            <text:p>0.038195516275124</text:p>
          </table:table-cell>
          <table:table-cell table:style-name="ce4" table:formula="of:=[$Redistribution_central.P77]" office:value-type="float" office:value="0.0256177035050583" calcext:value-type="float">
            <text:p>0.025617703505058</text:p>
          </table:table-cell>
          <table:table-cell table:style-name="ce4" table:formula="of:=[$Redistribution_central.Q77]" office:value-type="float" office:value="0.0431907915027179" calcext:value-type="float">
            <text:p>0.043190791502718</text:p>
          </table:table-cell>
          <table:table-cell/>
          <table:table-cell table:style-name="ce4" table:formula="of:=[$redistribution_low.N77]" office:value-type="float" office:value="0.0331755792478245" calcext:value-type="float">
            <text:p>0.033175579247825</text:p>
          </table:table-cell>
          <table:table-cell table:style-name="ce4" table:formula="of:=[$redistribution_low.O77]" office:value-type="float" office:value="0.0424278102170614" calcext:value-type="float">
            <text:p>0.042427810217061</text:p>
          </table:table-cell>
          <table:table-cell table:style-name="ce4" table:formula="of:=[$redistribution_low.P77]" office:value-type="float" office:value="0.0296511173790627" calcext:value-type="float">
            <text:p>0.029651117379063</text:p>
          </table:table-cell>
          <table:table-cell table:style-name="ce4" table:formula="of:=[$redistribution_low.Q77]" office:value-type="float" office:value="0.0477518870821849" calcext:value-type="float">
            <text:p>0.047751887082185</text:p>
          </table:table-cell>
          <table:table-cell table:number-columns-repeated="49"/>
        </table:table-row>
        <table:table-row table:style-name="ro1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N78]" office:value-type="float" office:value="0.0280597695519127" calcext:value-type="float">
            <text:p>0.028059769551913</text:p>
          </table:table-cell>
          <table:table-cell table:style-name="ce4" table:formula="of:=[$Redistribution_high.O78]" office:value-type="float" office:value="0.0336407092168028" calcext:value-type="float">
            <text:p>0.033640709216803</text:p>
          </table:table-cell>
          <table:table-cell table:style-name="ce4" table:formula="of:=[$Redistribution_high.P78]" office:value-type="float" office:value="0.0251107516838567" calcext:value-type="float">
            <text:p>0.025110751683857</text:p>
          </table:table-cell>
          <table:table-cell table:style-name="ce4" table:formula="of:=[$Redistribution_high.Q78]" office:value-type="float" office:value="0.0378507249623298" calcext:value-type="float">
            <text:p>0.03785072496233</text:p>
          </table:table-cell>
          <table:table-cell/>
          <table:table-cell table:style-name="ce4" table:formula="of:=[$Redistribution_central.N78]" office:value-type="float" office:value="0.0326754386006324" calcext:value-type="float">
            <text:p>0.032675438600632</text:p>
          </table:table-cell>
          <table:table-cell table:style-name="ce4" table:formula="of:=[$Redistribution_central.O78]" office:value-type="float" office:value="0.0462248208645302" calcext:value-type="float">
            <text:p>0.04622482086453</text:p>
          </table:table-cell>
          <table:table-cell table:style-name="ce4" table:formula="of:=[$Redistribution_central.P78]" office:value-type="float" office:value="0.029877600680747" calcext:value-type="float">
            <text:p>0.029877600680747</text:p>
          </table:table-cell>
          <table:table-cell table:style-name="ce4" table:formula="of:=[$Redistribution_central.Q78]" office:value-type="float" office:value="0.0502177018622633" calcext:value-type="float">
            <text:p>0.050217701862263</text:p>
          </table:table-cell>
          <table:table-cell/>
          <table:table-cell table:style-name="ce4" table:formula="of:=[$redistribution_low.N78]" office:value-type="float" office:value="0.0347349047079147" calcext:value-type="float">
            <text:p>0.034734904707915</text:p>
          </table:table-cell>
          <table:table-cell table:style-name="ce4" table:formula="of:=[$redistribution_low.O78]" office:value-type="float" office:value="0.0435331414459004" calcext:value-type="float">
            <text:p>0.0435331414459</text:p>
          </table:table-cell>
          <table:table-cell table:style-name="ce4" table:formula="of:=[$redistribution_low.P78]" office:value-type="float" office:value="0.0304321762256887" calcext:value-type="float">
            <text:p>0.030432176225689</text:p>
          </table:table-cell>
          <table:table-cell table:style-name="ce4" table:formula="of:=[$redistribution_low.Q78]" office:value-type="float" office:value="0.0499252028688227" calcext:value-type="float">
            <text:p>0.049925202868823</text:p>
          </table:table-cell>
          <table:table-cell table:number-columns-repeated="49"/>
        </table:table-row>
        <table:table-row table:style-name="ro1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N79]" office:value-type="float" office:value="0.0313746218850075" calcext:value-type="float">
            <text:p>0.031374621885008</text:p>
          </table:table-cell>
          <table:table-cell table:style-name="ce4" table:formula="of:=[$Redistribution_high.O79]" office:value-type="float" office:value="0.0402478114752121" calcext:value-type="float">
            <text:p>0.040247811475212</text:p>
          </table:table-cell>
          <table:table-cell table:style-name="ce4" table:formula="of:=[$Redistribution_high.P79]" office:value-type="float" office:value="0.0291865537844907" calcext:value-type="float">
            <text:p>0.029186553784491</text:p>
          </table:table-cell>
          <table:table-cell table:style-name="ce4" table:formula="of:=[$Redistribution_high.Q79]" office:value-type="float" office:value="0.0433141897583964" calcext:value-type="float">
            <text:p>0.043314189758396</text:p>
          </table:table-cell>
          <table:table-cell/>
          <table:table-cell table:style-name="ce4" table:formula="of:=[$Redistribution_central.N79]" office:value-type="float" office:value="0.0302808556711508" calcext:value-type="float">
            <text:p>0.030280855671151</text:p>
          </table:table-cell>
          <table:table-cell table:style-name="ce4" table:formula="of:=[$Redistribution_central.O79]" office:value-type="float" office:value="0.0427748184992157" calcext:value-type="float">
            <text:p>0.042774818499216</text:p>
          </table:table-cell>
          <table:table-cell table:style-name="ce4" table:formula="of:=[$Redistribution_central.P79]" office:value-type="float" office:value="0.0278587135070731" calcext:value-type="float">
            <text:p>0.027858713507073</text:p>
          </table:table-cell>
          <table:table-cell table:style-name="ce4" table:formula="of:=[$Redistribution_central.Q79]" office:value-type="float" office:value="0.0463220333446334" calcext:value-type="float">
            <text:p>0.046322033344633</text:p>
          </table:table-cell>
          <table:table-cell/>
          <table:table-cell table:style-name="ce4" table:formula="of:=[$redistribution_low.N79]" office:value-type="float" office:value="0.0381811378316062" calcext:value-type="float">
            <text:p>0.038181137831606</text:p>
          </table:table-cell>
          <table:table-cell table:style-name="ce4" table:formula="of:=[$redistribution_low.O79]" office:value-type="float" office:value="0.0463642308520858" calcext:value-type="float">
            <text:p>0.046364230852086</text:p>
          </table:table-cell>
          <table:table-cell table:style-name="ce4" table:formula="of:=[$redistribution_low.P79]" office:value-type="float" office:value="0.0317585723896683" calcext:value-type="float">
            <text:p>0.031758572389668</text:p>
          </table:table-cell>
          <table:table-cell table:style-name="ce4" table:formula="of:=[$redistribution_low.Q79]" office:value-type="float" office:value="0.0564186195444203" calcext:value-type="float">
            <text:p>0.05641861954442</text:p>
          </table:table-cell>
          <table:table-cell table:number-columns-repeated="49"/>
        </table:table-row>
        <table:table-row table:style-name="ro1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N80]" office:value-type="float" office:value="0.0302589556558265" calcext:value-type="float">
            <text:p>0.030258955655827</text:p>
          </table:table-cell>
          <table:table-cell table:style-name="ce4" table:formula="of:=[$Redistribution_high.O80]" office:value-type="float" office:value="0.0374980395869591" calcext:value-type="float">
            <text:p>0.037498039586959</text:p>
          </table:table-cell>
          <table:table-cell table:style-name="ce4" table:formula="of:=[$Redistribution_high.P80]" office:value-type="float" office:value="0.0280835387681674" calcext:value-type="float">
            <text:p>0.028083538768167</text:p>
          </table:table-cell>
          <table:table-cell table:style-name="ce4" table:formula="of:=[$Redistribution_high.Q80]" office:value-type="float" office:value="0.0405917083054622" calcext:value-type="float">
            <text:p>0.040591708305462</text:p>
          </table:table-cell>
          <table:table-cell/>
          <table:table-cell table:style-name="ce4" table:formula="of:=[$Redistribution_central.N80]" office:value-type="float" office:value="0.0364564226073567" calcext:value-type="float">
            <text:p>0.036456422607357</text:p>
          </table:table-cell>
          <table:table-cell table:style-name="ce4" table:formula="of:=[$Redistribution_central.O80]" office:value-type="float" office:value="0.0490421397899658" calcext:value-type="float">
            <text:p>0.049042139789966</text:p>
          </table:table-cell>
          <table:table-cell table:style-name="ce4" table:formula="of:=[$Redistribution_central.P80]" office:value-type="float" office:value="0.0322614238147266" calcext:value-type="float">
            <text:p>0.032261423814727</text:p>
          </table:table-cell>
          <table:table-cell table:style-name="ce4" table:formula="of:=[$Redistribution_central.Q80]" office:value-type="float" office:value="0.0553479904278999" calcext:value-type="float">
            <text:p>0.0553479904279</text:p>
          </table:table-cell>
          <table:table-cell/>
          <table:table-cell table:style-name="ce4" table:formula="of:=[$redistribution_low.N80]" office:value-type="float" office:value="0.0386845091801464" calcext:value-type="float">
            <text:p>0.038684509180146</text:p>
          </table:table-cell>
          <table:table-cell table:style-name="ce4" table:formula="of:=[$redistribution_low.O80]" office:value-type="float" office:value="0.0461536413281432" calcext:value-type="float">
            <text:p>0.046153641328143</text:p>
          </table:table-cell>
          <table:table-cell table:style-name="ce4" table:formula="of:=[$redistribution_low.P80]" office:value-type="float" office:value="0.0320765700600196" calcext:value-type="float">
            <text:p>0.03207657006002</text:p>
          </table:table-cell>
          <table:table-cell table:style-name="ce4" table:formula="of:=[$redistribution_low.Q80]" office:value-type="float" office:value="0.0564264531990171" calcext:value-type="float">
            <text:p>0.056426453199017</text:p>
          </table:table-cell>
          <table:table-cell table:number-columns-repeated="49"/>
        </table:table-row>
        <table:table-row table:style-name="ro1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N81]" office:value-type="float" office:value="0.0358789396791713" calcext:value-type="float">
            <text:p>0.035878939679171</text:p>
          </table:table-cell>
          <table:table-cell table:style-name="ce4" table:formula="of:=[$Redistribution_high.O81]" office:value-type="float" office:value="0.0443850817390317" calcext:value-type="float">
            <text:p>0.044385081739032</text:p>
          </table:table-cell>
          <table:table-cell table:style-name="ce4" table:formula="of:=[$Redistribution_high.P81]" office:value-type="float" office:value="0.0303932746074764" calcext:value-type="float">
            <text:p>0.030393274607476</text:p>
          </table:table-cell>
          <table:table-cell table:style-name="ce4" table:formula="of:=[$Redistribution_high.Q81]" office:value-type="float" office:value="0.0523798970036205" calcext:value-type="float">
            <text:p>0.052379897003621</text:p>
          </table:table-cell>
          <table:table-cell/>
          <table:table-cell table:style-name="ce4" table:formula="of:=[$Redistribution_central.N81]" office:value-type="float" office:value="0.038902906839538" calcext:value-type="float">
            <text:p>0.038902906839538</text:p>
          </table:table-cell>
          <table:table-cell table:style-name="ce4" table:formula="of:=[$Redistribution_central.O81]" office:value-type="float" office:value="0.0503988465164964" calcext:value-type="float">
            <text:p>0.050398846516496</text:p>
          </table:table-cell>
          <table:table-cell table:style-name="ce4" table:formula="of:=[$Redistribution_central.P81]" office:value-type="float" office:value="0.0325485419530564" calcext:value-type="float">
            <text:p>0.032548541953056</text:p>
          </table:table-cell>
          <table:table-cell table:style-name="ce4" table:formula="of:=[$Redistribution_central.Q81]" office:value-type="float" office:value="0.0601156033821004" calcext:value-type="float">
            <text:p>0.0601156033821</text:p>
          </table:table-cell>
          <table:table-cell/>
          <table:table-cell table:style-name="ce4" table:formula="of:=[$redistribution_low.N81]" office:value-type="float" office:value="0.0356693204015929" calcext:value-type="float">
            <text:p>0.035669320401593</text:p>
          </table:table-cell>
          <table:table-cell table:style-name="ce4" table:formula="of:=[$redistribution_low.O81]" office:value-type="float" office:value="0.0414980757504654" calcext:value-type="float">
            <text:p>0.041498075750465</text:p>
          </table:table-cell>
          <table:table-cell table:style-name="ce4" table:formula="of:=[$redistribution_low.P81]" office:value-type="float" office:value="0.0302895637551804" calcext:value-type="float">
            <text:p>0.03028956375518</text:p>
          </table:table-cell>
          <table:table-cell table:style-name="ce4" table:formula="of:=[$redistribution_low.Q81]" office:value-type="float" office:value="0.0499338128903725" calcext:value-type="float">
            <text:p>0.049933812890373</text:p>
          </table:table-cell>
          <table:table-cell table:number-columns-repeated="49"/>
        </table:table-row>
        <table:table-row table:style-name="ro1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N82]" office:value-type="float" office:value="0.0321131583102523" calcext:value-type="float">
            <text:p>0.032113158310252</text:p>
          </table:table-cell>
          <table:table-cell table:style-name="ce4" table:formula="of:=[$Redistribution_high.O82]" office:value-type="float" office:value="0.0360646641319725" calcext:value-type="float">
            <text:p>0.036064664131973</text:p>
          </table:table-cell>
          <table:table-cell table:style-name="ce4" table:formula="of:=[$Redistribution_high.P82]" office:value-type="float" office:value="0.0262196628356592" calcext:value-type="float">
            <text:p>0.026219662835659</text:p>
          </table:table-cell>
          <table:table-cell table:style-name="ce4" table:formula="of:=[$Redistribution_high.Q82]" office:value-type="float" office:value="0.0446627452539816" calcext:value-type="float">
            <text:p>0.044662745253982</text:p>
          </table:table-cell>
          <table:table-cell/>
          <table:table-cell table:style-name="ce4" table:formula="of:=[$Redistribution_central.N82]" office:value-type="float" office:value="0.0367403701690505" calcext:value-type="float">
            <text:p>0.036740370169051</text:p>
          </table:table-cell>
          <table:table-cell table:style-name="ce4" table:formula="of:=[$Redistribution_central.O82]" office:value-type="float" office:value="0.048001361989017" calcext:value-type="float">
            <text:p>0.048001361989017</text:p>
          </table:table-cell>
          <table:table-cell table:style-name="ce4" table:formula="of:=[$Redistribution_central.P82]" office:value-type="float" office:value="0.0322890762879587" calcext:value-type="float">
            <text:p>0.032289076287959</text:p>
          </table:table-cell>
          <table:table-cell table:style-name="ce4" table:formula="of:=[$Redistribution_central.Q82]" office:value-type="float" office:value="0.0546933531021271" calcext:value-type="float">
            <text:p>0.054693353102127</text:p>
          </table:table-cell>
          <table:table-cell/>
          <table:table-cell table:style-name="ce4" table:formula="of:=[$redistribution_low.N82]" office:value-type="float" office:value="0.0358449656455282" calcext:value-type="float">
            <text:p>0.035844965645528</text:p>
          </table:table-cell>
          <table:table-cell table:style-name="ce4" table:formula="of:=[$redistribution_low.O82]" office:value-type="float" office:value="0.0418541815164171" calcext:value-type="float">
            <text:p>0.041854181516417</text:p>
          </table:table-cell>
          <table:table-cell table:style-name="ce4" table:formula="of:=[$redistribution_low.P82]" office:value-type="float" office:value="0.0295146493904134" calcext:value-type="float">
            <text:p>0.029514649390413</text:p>
          </table:table-cell>
          <table:table-cell table:style-name="ce4" table:formula="of:=[$redistribution_low.Q82]" office:value-type="float" office:value="0.0515721276062211" calcext:value-type="float">
            <text:p>0.051572127606221</text:p>
          </table:table-cell>
          <table:table-cell table:number-columns-repeated="49"/>
        </table:table-row>
        <table:table-row table:style-name="ro1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N83]" office:value-type="float" office:value="0.0350047836878843" calcext:value-type="float">
            <text:p>0.035004783687884</text:p>
          </table:table-cell>
          <table:table-cell table:style-name="ce4" table:formula="of:=[$Redistribution_high.O83]" office:value-type="float" office:value="0.0426792736345342" calcext:value-type="float">
            <text:p>0.042679273634534</text:p>
          </table:table-cell>
          <table:table-cell table:style-name="ce4" table:formula="of:=[$Redistribution_high.P83]" office:value-type="float" office:value="0.0297776109347781" calcext:value-type="float">
            <text:p>0.029777610934778</text:p>
          </table:table-cell>
          <table:table-cell table:style-name="ce4" table:formula="of:=[$Redistribution_high.Q83]" office:value-type="float" office:value="0.050403794101647" calcext:value-type="float">
            <text:p>0.050403794101647</text:p>
          </table:table-cell>
          <table:table-cell/>
          <table:table-cell table:style-name="ce4" table:formula="of:=[$Redistribution_central.N83]" office:value-type="float" office:value="0.0322419537693521" calcext:value-type="float">
            <text:p>0.032241953769352</text:p>
          </table:table-cell>
          <table:table-cell table:style-name="ce4" table:formula="of:=[$Redistribution_central.O83]" office:value-type="float" office:value="0.0444699923525874" calcext:value-type="float">
            <text:p>0.044469992352587</text:p>
          </table:table-cell>
          <table:table-cell table:style-name="ce4" table:formula="of:=[$Redistribution_central.P83]" office:value-type="float" office:value="0.0292510204547645" calcext:value-type="float">
            <text:p>0.029251020454765</text:p>
          </table:table-cell>
          <table:table-cell table:style-name="ce4" table:formula="of:=[$Redistribution_central.Q83]" office:value-type="float" office:value="0.0488668405391257" calcext:value-type="float">
            <text:p>0.048866840539126</text:p>
          </table:table-cell>
          <table:table-cell/>
          <table:table-cell table:style-name="ce4" table:formula="of:=[$redistribution_low.N83]" office:value-type="float" office:value="0.034841198688208" calcext:value-type="float">
            <text:p>0.034841198688208</text:p>
          </table:table-cell>
          <table:table-cell table:style-name="ce4" table:formula="of:=[$redistribution_low.O83]" office:value-type="float" office:value="0.0451953505215468" calcext:value-type="float">
            <text:p>0.045195350521547</text:p>
          </table:table-cell>
          <table:table-cell table:style-name="ce4" table:formula="of:=[$redistribution_low.P83]" office:value-type="float" office:value="0.0313048231244799" calcext:value-type="float">
            <text:p>0.03130482312448</text:p>
          </table:table-cell>
          <table:table-cell table:style-name="ce4" table:formula="of:=[$redistribution_low.Q83]" office:value-type="float" office:value="0.0505341403277052" calcext:value-type="float">
            <text:p>0.050534140327705</text:p>
          </table:table-cell>
          <table:table-cell table:number-columns-repeated="49"/>
        </table:table-row>
        <table:table-row table:style-name="ro1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N84]" office:value-type="float" office:value="0.0342364531880508" calcext:value-type="float">
            <text:p>0.034236453188051</text:p>
          </table:table-cell>
          <table:table-cell table:style-name="ce4" table:formula="of:=[$Redistribution_high.O84]" office:value-type="float" office:value="0.0391551865965742" calcext:value-type="float">
            <text:p>0.039155186596574</text:p>
          </table:table-cell>
          <table:table-cell table:style-name="ce4" table:formula="of:=[$Redistribution_high.P84]" office:value-type="float" office:value="0.0275289012485443" calcext:value-type="float">
            <text:p>0.027528901248544</text:p>
          </table:table-cell>
          <table:table-cell table:style-name="ce4" table:formula="of:=[$Redistribution_high.Q84]" office:value-type="float" office:value="0.0491212897022819" calcext:value-type="float">
            <text:p>0.049121289702282</text:p>
          </table:table-cell>
          <table:table-cell/>
          <table:table-cell table:style-name="ce4" table:formula="of:=[$Redistribution_central.N84]" office:value-type="float" office:value="0.0342645995222259" calcext:value-type="float">
            <text:p>0.034264599522226</text:p>
          </table:table-cell>
          <table:table-cell table:style-name="ce4" table:formula="of:=[$Redistribution_central.O84]" office:value-type="float" office:value="0.0421883866374827" calcext:value-type="float">
            <text:p>0.042188386637483</text:p>
          </table:table-cell>
          <table:table-cell table:style-name="ce4" table:formula="of:=[$Redistribution_central.P84]" office:value-type="float" office:value="0.0302592604424409" calcext:value-type="float">
            <text:p>0.030259260442441</text:p>
          </table:table-cell>
          <table:table-cell table:style-name="ce4" table:formula="of:=[$Redistribution_central.Q84]" office:value-type="float" office:value="0.0482700865185446" calcext:value-type="float">
            <text:p>0.048270086518545</text:p>
          </table:table-cell>
          <table:table-cell/>
          <table:table-cell table:style-name="ce4" table:formula="of:=[$redistribution_low.N84]" office:value-type="float" office:value="0.0344845236393184" calcext:value-type="float">
            <text:p>0.034484523639318</text:p>
          </table:table-cell>
          <table:table-cell table:style-name="ce4" table:formula="of:=[$redistribution_low.O84]" office:value-type="float" office:value="0.0458924660028332" calcext:value-type="float">
            <text:p>0.045892466002833</text:p>
          </table:table-cell>
          <table:table-cell table:style-name="ce4" table:formula="of:=[$redistribution_low.P84]" office:value-type="float" office:value="0.0307841345927165" calcext:value-type="float">
            <text:p>0.030784134592717</text:p>
          </table:table-cell>
          <table:table-cell table:style-name="ce4" table:formula="of:=[$redistribution_low.Q84]" office:value-type="float" office:value="0.0513985999099476" calcext:value-type="float">
            <text:p>0.051398599909948</text:p>
          </table:table-cell>
          <table:table-cell table:number-columns-repeated="49"/>
        </table:table-row>
        <table:table-row table:style-name="ro1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N85]" office:value-type="float" office:value="0.0345972892772198" calcext:value-type="float">
            <text:p>0.03459728927722</text:p>
          </table:table-cell>
          <table:table-cell table:style-name="ce4" table:formula="of:=[$Redistribution_high.O85]" office:value-type="float" office:value="0.043641423087866" calcext:value-type="float">
            <text:p>0.043641423087866</text:p>
          </table:table-cell>
          <table:table-cell table:style-name="ce4" table:formula="of:=[$Redistribution_high.P85]" office:value-type="float" office:value="0.0300257617050943" calcext:value-type="float">
            <text:p>0.030025761705094</text:p>
          </table:table-cell>
          <table:table-cell table:style-name="ce4" table:formula="of:=[$Redistribution_high.Q85]" office:value-type="float" office:value="0.0503480590334024" calcext:value-type="float">
            <text:p>0.050348059033402</text:p>
          </table:table-cell>
          <table:table-cell/>
          <table:table-cell table:style-name="ce4" table:formula="of:=[$Redistribution_central.N85]" office:value-type="float" office:value="0.0323389578612306" calcext:value-type="float">
            <text:p>0.032338957861231</text:p>
          </table:table-cell>
          <table:table-cell table:style-name="ce4" table:formula="of:=[$Redistribution_central.O85]" office:value-type="float" office:value="0.041298658283073" calcext:value-type="float">
            <text:p>0.041298658283073</text:p>
          </table:table-cell>
          <table:table-cell table:style-name="ce4" table:formula="of:=[$Redistribution_central.P85]" office:value-type="float" office:value="0.0275299851940142" calcext:value-type="float">
            <text:p>0.027529985194014</text:p>
          </table:table-cell>
          <table:table-cell table:style-name="ce4" table:formula="of:=[$Redistribution_central.Q85]" office:value-type="float" office:value="0.0487140369969467" calcext:value-type="float">
            <text:p>0.048714036996947</text:p>
          </table:table-cell>
          <table:table-cell/>
          <table:table-cell table:style-name="ce4" table:formula="of:=[$redistribution_low.N85]" office:value-type="float" office:value="0.0367234055690174" calcext:value-type="float">
            <text:p>0.036723405569017</text:p>
          </table:table-cell>
          <table:table-cell table:style-name="ce4" table:formula="of:=[$redistribution_low.O85]" office:value-type="float" office:value="0.0502423898147846" calcext:value-type="float">
            <text:p>0.050242389814785</text:p>
          </table:table-cell>
          <table:table-cell table:style-name="ce4" table:formula="of:=[$redistribution_low.P85]" office:value-type="float" office:value="0.0327855144921289" calcext:value-type="float">
            <text:p>0.032785514492129</text:p>
          </table:table-cell>
          <table:table-cell table:style-name="ce4" table:formula="of:=[$redistribution_low.Q85]" office:value-type="float" office:value="0.0561683314813685" calcext:value-type="float">
            <text:p>0.056168331481369</text:p>
          </table:table-cell>
          <table:table-cell table:number-columns-repeated="49"/>
        </table:table-row>
        <table:table-row table:style-name="ro1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N86]" office:value-type="float" office:value="0.0322186062117059" calcext:value-type="float">
            <text:p>0.032218606211706</text:p>
          </table:table-cell>
          <table:table-cell table:style-name="ce4" table:formula="of:=[$Redistribution_high.O86]" office:value-type="float" office:value="0.0374147841188755" calcext:value-type="float">
            <text:p>0.037414784118876</text:p>
          </table:table-cell>
          <table:table-cell table:style-name="ce4" table:formula="of:=[$Redistribution_high.P86]" office:value-type="float" office:value="0.0303299348465577" calcext:value-type="float">
            <text:p>0.030329934846558</text:p>
          </table:table-cell>
          <table:table-cell table:style-name="ce4" table:formula="of:=[$Redistribution_high.Q86]" office:value-type="float" office:value="0.0401144179916255" calcext:value-type="float">
            <text:p>0.040114417991626</text:p>
          </table:table-cell>
          <table:table-cell/>
          <table:table-cell table:style-name="ce4" table:formula="of:=[$Redistribution_central.N86]" office:value-type="float" office:value="0.0329345524647747" calcext:value-type="float">
            <text:p>0.032934552464775</text:p>
          </table:table-cell>
          <table:table-cell table:style-name="ce4" table:formula="of:=[$Redistribution_central.O86]" office:value-type="float" office:value="0.0451612489085816" calcext:value-type="float">
            <text:p>0.045161248908582</text:p>
          </table:table-cell>
          <table:table-cell table:style-name="ce4" table:formula="of:=[$Redistribution_central.P86]" office:value-type="float" office:value="0.0310990726152671" calcext:value-type="float">
            <text:p>0.031099072615267</text:p>
          </table:table-cell>
          <table:table-cell table:style-name="ce4" table:formula="of:=[$Redistribution_central.Q86]" office:value-type="float" office:value="0.0477304276879781" calcext:value-type="float">
            <text:p>0.047730427687978</text:p>
          </table:table-cell>
          <table:table-cell/>
          <table:table-cell table:style-name="ce4" table:formula="of:=[$redistribution_low.N86]" office:value-type="float" office:value="0.0371905789275571" calcext:value-type="float">
            <text:p>0.037190578927557</text:p>
          </table:table-cell>
          <table:table-cell table:style-name="ce4" table:formula="of:=[$redistribution_low.O86]" office:value-type="float" office:value="0.0481187967497183" calcext:value-type="float">
            <text:p>0.048118796749718</text:p>
          </table:table-cell>
          <table:table-cell table:style-name="ce4" table:formula="of:=[$redistribution_low.P86]" office:value-type="float" office:value="0.0321995009428604" calcext:value-type="float">
            <text:p>0.03219950094286</text:p>
          </table:table-cell>
          <table:table-cell table:style-name="ce4" table:formula="of:=[$redistribution_low.Q86]" office:value-type="float" office:value="0.0556550923079975" calcext:value-type="float">
            <text:p>0.055655092307998</text:p>
          </table:table-cell>
          <table:table-cell table:number-columns-repeated="49"/>
        </table:table-row>
        <table:table-row table:style-name="ro1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N87]" office:value-type="float" office:value="0.0336932081619703" calcext:value-type="float">
            <text:p>0.03369320816197</text:p>
          </table:table-cell>
          <table:table-cell table:style-name="ce4" table:formula="of:=[$Redistribution_high.O87]" office:value-type="float" office:value="0.0384062227456292" calcext:value-type="float">
            <text:p>0.038406222745629</text:p>
          </table:table-cell>
          <table:table-cell table:style-name="ce4" table:formula="of:=[$Redistribution_high.P87]" office:value-type="float" office:value="0.0309474405097287" calcext:value-type="float">
            <text:p>0.030947440509729</text:p>
          </table:table-cell>
          <table:table-cell table:style-name="ce4" table:formula="of:=[$Redistribution_high.Q87]" office:value-type="float" office:value="0.0424773199248544" calcext:value-type="float">
            <text:p>0.042477319924854</text:p>
          </table:table-cell>
          <table:table-cell/>
          <table:table-cell table:style-name="ce4" table:formula="of:=[$Redistribution_central.N87]" office:value-type="float" office:value="0.0380891858710219" calcext:value-type="float">
            <text:p>0.038089185871022</text:p>
          </table:table-cell>
          <table:table-cell table:style-name="ce4" table:formula="of:=[$Redistribution_central.O87]" office:value-type="float" office:value="0.047292484717835" calcext:value-type="float">
            <text:p>0.047292484717835</text:p>
          </table:table-cell>
          <table:table-cell table:style-name="ce4" table:formula="of:=[$Redistribution_central.P87]" office:value-type="float" office:value="0.0322391949242797" calcext:value-type="float">
            <text:p>0.03223919492428</text:p>
          </table:table-cell>
          <table:table-cell table:style-name="ce4" table:formula="of:=[$Redistribution_central.Q87]" office:value-type="float" office:value="0.0563423111934695" calcext:value-type="float">
            <text:p>0.05634231119347</text:p>
          </table:table-cell>
          <table:table-cell/>
          <table:table-cell table:style-name="ce4" table:formula="of:=[$redistribution_low.N87]" office:value-type="float" office:value="0.0346273654598691" calcext:value-type="float">
            <text:p>0.034627365459869</text:p>
          </table:table-cell>
          <table:table-cell table:style-name="ce4" table:formula="of:=[$redistribution_low.O87]" office:value-type="float" office:value="0.0491489359286735" calcext:value-type="float">
            <text:p>0.049148935928674</text:p>
          </table:table-cell>
          <table:table-cell table:style-name="ce4" table:formula="of:=[$redistribution_low.P87]" office:value-type="float" office:value="0.0322869115982038" calcext:value-type="float">
            <text:p>0.032286911598204</text:p>
          </table:table-cell>
          <table:table-cell table:style-name="ce4" table:formula="of:=[$redistribution_low.Q87]" office:value-type="float" office:value="0.0525191662653883" calcext:value-type="float">
            <text:p>0.052519166265388</text:p>
          </table:table-cell>
          <table:table-cell table:number-columns-repeated="49"/>
        </table:table-row>
        <table:table-row table:style-name="ro1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N88]" office:value-type="float" office:value="0.0391332206167447" calcext:value-type="float">
            <text:p>0.039133220616745</text:p>
          </table:table-cell>
          <table:table-cell table:style-name="ce4" table:formula="of:=[$Redistribution_high.O88]" office:value-type="float" office:value="0.0445673251825355" calcext:value-type="float">
            <text:p>0.044567325182536</text:p>
          </table:table-cell>
          <table:table-cell table:style-name="ce4" table:formula="of:=[$Redistribution_high.P88]" office:value-type="float" office:value="0.0327729713016635" calcext:value-type="float">
            <text:p>0.032772971301664</text:p>
          </table:table-cell>
          <table:table-cell table:style-name="ce4" table:formula="of:=[$Redistribution_high.Q88]" office:value-type="float" office:value="0.0540617453009355" calcext:value-type="float">
            <text:p>0.054061745300936</text:p>
          </table:table-cell>
          <table:table-cell/>
          <table:table-cell table:style-name="ce4" table:formula="of:=[$Redistribution_central.N88]" office:value-type="float" office:value="0.0350614722772265" calcext:value-type="float">
            <text:p>0.035061472277227</text:p>
          </table:table-cell>
          <table:table-cell table:style-name="ce4" table:formula="of:=[$Redistribution_central.O88]" office:value-type="float" office:value="0.0432103491550961" calcext:value-type="float">
            <text:p>0.043210349155096</text:p>
          </table:table-cell>
          <table:table-cell table:style-name="ce4" table:formula="of:=[$Redistribution_central.P88]" office:value-type="float" office:value="0.0306544529449209" calcext:value-type="float">
            <text:p>0.030654452944921</text:p>
          </table:table-cell>
          <table:table-cell table:style-name="ce4" table:formula="of:=[$Redistribution_central.Q88]" office:value-type="float" office:value="0.0499327406047988" calcext:value-type="float">
            <text:p>0.049932740604799</text:p>
          </table:table-cell>
          <table:table-cell/>
          <table:table-cell table:style-name="ce4" table:formula="of:=[$redistribution_low.N88]" office:value-type="float" office:value="0.0389914007438568" calcext:value-type="float">
            <text:p>0.038991400743857</text:p>
          </table:table-cell>
          <table:table-cell table:style-name="ce4" table:formula="of:=[$redistribution_low.O88]" office:value-type="float" office:value="0.0514956650369569" calcext:value-type="float">
            <text:p>0.051495665036957</text:p>
          </table:table-cell>
          <table:table-cell table:style-name="ce4" table:formula="of:=[$redistribution_low.P88]" office:value-type="float" office:value="0.0342279974266878" calcext:value-type="float">
            <text:p>0.034227997426688</text:p>
          </table:table-cell>
          <table:table-cell table:style-name="ce4" table:formula="of:=[$redistribution_low.Q88]" office:value-type="float" office:value="0.0586250103979224" calcext:value-type="float">
            <text:p>0.058625010397922</text:p>
          </table:table-cell>
          <table:table-cell table:number-columns-repeated="49"/>
        </table:table-row>
        <table:table-row table:style-name="ro1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N89]" office:value-type="float" office:value="0.0365466786167468" calcext:value-type="float">
            <text:p>0.036546678616747</text:p>
          </table:table-cell>
          <table:table-cell table:style-name="ce4" table:formula="of:=[$Redistribution_high.O89]" office:value-type="float" office:value="0.046530525686695" calcext:value-type="float">
            <text:p>0.046530525686695</text:p>
          </table:table-cell>
          <table:table-cell table:style-name="ce4" table:formula="of:=[$Redistribution_high.P89]" office:value-type="float" office:value="0.0329969115664805" calcext:value-type="float">
            <text:p>0.032996911566481</text:p>
          </table:table-cell>
          <table:table-cell table:style-name="ce4" table:formula="of:=[$Redistribution_high.Q89]" office:value-type="float" office:value="0.051927760676198" calcext:value-type="float">
            <text:p>0.051927760676198</text:p>
          </table:table-cell>
          <table:table-cell/>
          <table:table-cell table:style-name="ce4" table:formula="of:=[$Redistribution_central.N89]" office:value-type="float" office:value="0.0340372712236074" calcext:value-type="float">
            <text:p>0.034037271223607</text:p>
          </table:table-cell>
          <table:table-cell table:style-name="ce4" table:formula="of:=[$Redistribution_central.O89]" office:value-type="float" office:value="0.0427951421216885" calcext:value-type="float">
            <text:p>0.042795142121689</text:p>
          </table:table-cell>
          <table:table-cell table:style-name="ce4" table:formula="of:=[$Redistribution_central.P89]" office:value-type="float" office:value="0.0305035710546083" calcext:value-type="float">
            <text:p>0.030503571054608</text:p>
          </table:table-cell>
          <table:table-cell table:style-name="ce4" table:formula="of:=[$Redistribution_central.Q89]" office:value-type="float" office:value="0.0482235836759764" calcext:value-type="float">
            <text:p>0.048223583675976</text:p>
          </table:table-cell>
          <table:table-cell/>
          <table:table-cell table:style-name="ce4" table:formula="of:=[$redistribution_low.N89]" office:value-type="float" office:value="0.036209234822222" calcext:value-type="float">
            <text:p>0.036209234822222</text:p>
          </table:table-cell>
          <table:table-cell table:style-name="ce4" table:formula="of:=[$redistribution_low.O89]" office:value-type="float" office:value="0.0498264355195896" calcext:value-type="float">
            <text:p>0.04982643551959</text:p>
          </table:table-cell>
          <table:table-cell table:style-name="ce4" table:formula="of:=[$redistribution_low.P89]" office:value-type="float" office:value="0.0327875382071459" calcext:value-type="float">
            <text:p>0.032787538207146</text:p>
          </table:table-cell>
          <table:table-cell table:style-name="ce4" table:formula="of:=[$redistribution_low.Q89]" office:value-type="float" office:value="0.0550355289970095" calcext:value-type="float">
            <text:p>0.05503552899701</text:p>
          </table:table-cell>
          <table:table-cell table:number-columns-repeated="49"/>
        </table:table-row>
        <table:table-row table:style-name="ro1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N90]" office:value-type="float" office:value="0.0361046851489278" calcext:value-type="float">
            <text:p>0.036104685148928</text:p>
          </table:table-cell>
          <table:table-cell table:style-name="ce4" table:formula="of:=[$Redistribution_high.O90]" office:value-type="float" office:value="0.044190080026353" calcext:value-type="float">
            <text:p>0.044190080026353</text:p>
          </table:table-cell>
          <table:table-cell table:style-name="ce4" table:formula="of:=[$Redistribution_high.P90]" office:value-type="float" office:value="0.0322579813159326" calcext:value-type="float">
            <text:p>0.032257981315933</text:p>
          </table:table-cell>
          <table:table-cell table:style-name="ce4" table:formula="of:=[$Redistribution_high.Q90]" office:value-type="float" office:value="0.0499545371361303" calcext:value-type="float">
            <text:p>0.04995453713613</text:p>
          </table:table-cell>
          <table:table-cell/>
          <table:table-cell table:style-name="ce4" table:formula="of:=[$Redistribution_central.N90]" office:value-type="float" office:value="0.0333976395183143" calcext:value-type="float">
            <text:p>0.033397639518314</text:p>
          </table:table-cell>
          <table:table-cell table:style-name="ce4" table:formula="of:=[$Redistribution_central.O90]" office:value-type="float" office:value="0.0392703423142714" calcext:value-type="float">
            <text:p>0.039270342314271</text:p>
          </table:table-cell>
          <table:table-cell table:style-name="ce4" table:formula="of:=[$Redistribution_central.P90]" office:value-type="float" office:value="0.0288158324221021" calcext:value-type="float">
            <text:p>0.028815832422102</text:p>
          </table:table-cell>
          <table:table-cell table:style-name="ce4" table:formula="of:=[$Redistribution_central.Q90]" office:value-type="float" office:value="0.0463727236906983" calcext:value-type="float">
            <text:p>0.046372723690698</text:p>
          </table:table-cell>
          <table:table-cell/>
          <table:table-cell table:style-name="ce4" table:formula="of:=[$redistribution_low.N90]" office:value-type="float" office:value="0.0325749709607441" calcext:value-type="float">
            <text:p>0.032574970960744</text:p>
          </table:table-cell>
          <table:table-cell table:style-name="ce4" table:formula="of:=[$redistribution_low.O90]" office:value-type="float" office:value="0.0436140676924268" calcext:value-type="float">
            <text:p>0.043614067692427</text:p>
          </table:table-cell>
          <table:table-cell table:style-name="ce4" table:formula="of:=[$redistribution_low.P90]" office:value-type="float" office:value="0.0289313120557103" calcext:value-type="float">
            <text:p>0.02893131205571</text:p>
          </table:table-cell>
          <table:table-cell table:style-name="ce4" table:formula="of:=[$redistribution_low.Q90]" office:value-type="float" office:value="0.0491357970988854" calcext:value-type="float">
            <text:p>0.049135797098885</text:p>
          </table:table-cell>
          <table:table-cell table:number-columns-repeated="49"/>
        </table:table-row>
        <table:table-row table:style-name="ro1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N91]" office:value-type="float" office:value="0.0347173795778601" calcext:value-type="float">
            <text:p>0.03471737957786</text:p>
          </table:table-cell>
          <table:table-cell table:style-name="ce4" table:formula="of:=[$Redistribution_high.O91]" office:value-type="float" office:value="0.0430292327556268" calcext:value-type="float">
            <text:p>0.043029232755627</text:p>
          </table:table-cell>
          <table:table-cell table:style-name="ce4" table:formula="of:=[$Redistribution_high.P91]" office:value-type="float" office:value="0.0309305921938566" calcext:value-type="float">
            <text:p>0.030930592193857</text:p>
          </table:table-cell>
          <table:table-cell table:style-name="ce4" table:formula="of:=[$Redistribution_high.Q91]" office:value-type="float" office:value="0.0487835734717518" calcext:value-type="float">
            <text:p>0.048783573471752</text:p>
          </table:table-cell>
          <table:table-cell/>
          <table:table-cell table:style-name="ce4" table:formula="of:=[$Redistribution_central.N91]" office:value-type="float" office:value="0.0339114210291519" calcext:value-type="float">
            <text:p>0.033911421029152</text:p>
          </table:table-cell>
          <table:table-cell table:style-name="ce4" table:formula="of:=[$Redistribution_central.O91]" office:value-type="float" office:value="0.0412758712708571" calcext:value-type="float">
            <text:p>0.041275871270857</text:p>
          </table:table-cell>
          <table:table-cell table:style-name="ce4" table:formula="of:=[$Redistribution_central.P91]" office:value-type="float" office:value="0.0308958701587125" calcext:value-type="float">
            <text:p>0.030895870158713</text:p>
          </table:table-cell>
          <table:table-cell table:style-name="ce4" table:formula="of:=[$Redistribution_central.Q91]" office:value-type="float" office:value="0.0460271314036592" calcext:value-type="float">
            <text:p>0.046027131403659</text:p>
          </table:table-cell>
          <table:table-cell/>
          <table:table-cell table:style-name="ce4" table:formula="of:=[$redistribution_low.N91]" office:value-type="float" office:value="0.0314441260514142" calcext:value-type="float">
            <text:p>0.031444126051414</text:p>
          </table:table-cell>
          <table:table-cell table:style-name="ce4" table:formula="of:=[$redistribution_low.O91]" office:value-type="float" office:value="0.0434625253802941" calcext:value-type="float">
            <text:p>0.043462525380294</text:p>
          </table:table-cell>
          <table:table-cell table:style-name="ce4" table:formula="of:=[$redistribution_low.P91]" office:value-type="float" office:value="0.0292722787986569" calcext:value-type="float">
            <text:p>0.029272278798657</text:p>
          </table:table-cell>
          <table:table-cell table:style-name="ce4" table:formula="of:=[$redistribution_low.Q91]" office:value-type="float" office:value="0.0467125104196621" calcext:value-type="float">
            <text:p>0.046712510419662</text:p>
          </table:table-cell>
          <table:table-cell table:number-columns-repeated="49"/>
        </table:table-row>
        <table:table-row table:style-name="ro1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N92]" office:value-type="float" office:value="0.0358385752690285" calcext:value-type="float">
            <text:p>0.035838575269029</text:p>
          </table:table-cell>
          <table:table-cell table:style-name="ce4" table:formula="of:=[$Redistribution_high.O92]" office:value-type="float" office:value="0.0488999589854025" calcext:value-type="float">
            <text:p>0.048899958985403</text:p>
          </table:table-cell>
          <table:table-cell table:style-name="ce4" table:formula="of:=[$Redistribution_high.P92]" office:value-type="float" office:value="0.033791895502227" calcext:value-type="float">
            <text:p>0.033791895502227</text:p>
          </table:table-cell>
          <table:table-cell table:style-name="ce4" table:formula="of:=[$Redistribution_high.Q92]" office:value-type="float" office:value="0.051906848719541" calcext:value-type="float">
            <text:p>0.051906848719541</text:p>
          </table:table-cell>
          <table:table-cell/>
          <table:table-cell table:style-name="ce4" table:formula="of:=[$Redistribution_central.N92]" office:value-type="float" office:value="0.0303720664528923" calcext:value-type="float">
            <text:p>0.030372066452892</text:p>
          </table:table-cell>
          <table:table-cell table:style-name="ce4" table:formula="of:=[$Redistribution_central.O92]" office:value-type="float" office:value="0.0398725256526721" calcext:value-type="float">
            <text:p>0.039872525652672</text:p>
          </table:table-cell>
          <table:table-cell table:style-name="ce4" table:formula="of:=[$Redistribution_central.P92]" office:value-type="float" office:value="0.0288029549499878" calcext:value-type="float">
            <text:p>0.028802954949988</text:p>
          </table:table-cell>
          <table:table-cell table:style-name="ce4" table:formula="of:=[$Redistribution_central.Q92]" office:value-type="float" office:value="0.0422643873245023" calcext:value-type="float">
            <text:p>0.042264387324502</text:p>
          </table:table-cell>
          <table:table-cell/>
          <table:table-cell table:style-name="ce4" table:formula="of:=[$redistribution_low.N92]" office:value-type="float" office:value="0.0309144661843123" calcext:value-type="float">
            <text:p>0.030914466184312</text:p>
          </table:table-cell>
          <table:table-cell table:style-name="ce4" table:formula="of:=[$redistribution_low.O92]" office:value-type="float" office:value="0.0443854532171339" calcext:value-type="float">
            <text:p>0.044385453217134</text:p>
          </table:table-cell>
          <table:table-cell table:style-name="ce4" table:formula="of:=[$redistribution_low.P92]" office:value-type="float" office:value="0.0296157149794691" calcext:value-type="float">
            <text:p>0.029615714979469</text:p>
          </table:table-cell>
          <table:table-cell table:style-name="ce4" table:formula="of:=[$redistribution_low.Q92]" office:value-type="float" office:value="0.0462094797693876" calcext:value-type="float">
            <text:p>0.046209479769388</text:p>
          </table:table-cell>
          <table:table-cell table:number-columns-repeated="49"/>
        </table:table-row>
        <table:table-row table:style-name="ro1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N93]" office:value-type="float" office:value="0.0359258341982366" calcext:value-type="float">
            <text:p>0.035925834198237</text:p>
          </table:table-cell>
          <table:table-cell table:style-name="ce4" table:formula="of:=[$Redistribution_high.O93]" office:value-type="float" office:value="0.0494829712523668" calcext:value-type="float">
            <text:p>0.049482971252367</text:p>
          </table:table-cell>
          <table:table-cell table:style-name="ce4" table:formula="of:=[$Redistribution_high.P93]" office:value-type="float" office:value="0.0339716187000147" calcext:value-type="float">
            <text:p>0.033971618700015</text:p>
          </table:table-cell>
          <table:table-cell table:style-name="ce4" table:formula="of:=[$Redistribution_high.Q93]" office:value-type="float" office:value="0.052337032510413" calcext:value-type="float">
            <text:p>0.052337032510413</text:p>
          </table:table-cell>
          <table:table-cell/>
          <table:table-cell table:style-name="ce4" table:formula="of:=[$Redistribution_central.N93]" office:value-type="float" office:value="0.0318693036095897" calcext:value-type="float">
            <text:p>0.03186930360959</text:p>
          </table:table-cell>
          <table:table-cell table:style-name="ce4" table:formula="of:=[$Redistribution_central.O93]" office:value-type="float" office:value="0.0415337573854299" calcext:value-type="float">
            <text:p>0.04153375738543</text:p>
          </table:table-cell>
          <table:table-cell table:style-name="ce4" table:formula="of:=[$Redistribution_central.P93]" office:value-type="float" office:value="0.0286670324673605" calcext:value-type="float">
            <text:p>0.028667032467361</text:p>
          </table:table-cell>
          <table:table-cell table:style-name="ce4" table:formula="of:=[$Redistribution_central.Q93]" office:value-type="float" office:value="0.046550105262869" calcext:value-type="float">
            <text:p>0.046550105262869</text:p>
          </table:table-cell>
          <table:table-cell/>
          <table:table-cell table:style-name="ce4" table:formula="of:=[$redistribution_low.N93]" office:value-type="float" office:value="0.0321579063054907" calcext:value-type="float">
            <text:p>0.032157906305491</text:p>
          </table:table-cell>
          <table:table-cell table:style-name="ce4" table:formula="of:=[$redistribution_low.O93]" office:value-type="float" office:value="0.043675447887285" calcext:value-type="float">
            <text:p>0.043675447887285</text:p>
          </table:table-cell>
          <table:table-cell table:style-name="ce4" table:formula="of:=[$redistribution_low.P93]" office:value-type="float" office:value="0.029101821157483" calcext:value-type="float">
            <text:p>0.029101821157483</text:p>
          </table:table-cell>
          <table:table-cell table:style-name="ce4" table:formula="of:=[$redistribution_low.Q93]" office:value-type="float" office:value="0.0484267588407944" calcext:value-type="float">
            <text:p>0.048426758840794</text:p>
          </table:table-cell>
          <table:table-cell table:number-columns-repeated="49"/>
        </table:table-row>
        <table:table-row table:style-name="ro1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N94]" office:value-type="float" office:value="0.0339949309119086" calcext:value-type="float">
            <text:p>0.033994930911909</text:p>
          </table:table-cell>
          <table:table-cell table:style-name="ce4" table:formula="of:=[$Redistribution_high.O94]" office:value-type="float" office:value="0.0447444815937348" calcext:value-type="float">
            <text:p>0.044744481593735</text:p>
          </table:table-cell>
          <table:table-cell table:style-name="ce4" table:formula="of:=[$Redistribution_high.P94]" office:value-type="float" office:value="0.0321224799324381" calcext:value-type="float">
            <text:p>0.032122479932438</text:p>
          </table:table-cell>
          <table:table-cell table:style-name="ce4" table:formula="of:=[$Redistribution_high.Q94]" office:value-type="float" office:value="0.0474318381627478" calcext:value-type="float">
            <text:p>0.047431838162748</text:p>
          </table:table-cell>
          <table:table-cell/>
          <table:table-cell table:style-name="ce4" table:formula="of:=[$Redistribution_central.N94]" office:value-type="float" office:value="0.0303033944449559" calcext:value-type="float">
            <text:p>0.030303394444956</text:p>
          </table:table-cell>
          <table:table-cell table:style-name="ce4" table:formula="of:=[$Redistribution_central.O94]" office:value-type="float" office:value="0.0381239767243979" calcext:value-type="float">
            <text:p>0.038123976724398</text:p>
          </table:table-cell>
          <table:table-cell table:style-name="ce4" table:formula="of:=[$Redistribution_central.P94]" office:value-type="float" office:value="0.026800998240675" calcext:value-type="float">
            <text:p>0.026800998240675</text:p>
          </table:table-cell>
          <table:table-cell table:style-name="ce4" table:formula="of:=[$Redistribution_central.Q94]" office:value-type="float" office:value="0.0435464928909765" calcext:value-type="float">
            <text:p>0.043546492890977</text:p>
          </table:table-cell>
          <table:table-cell/>
          <table:table-cell table:style-name="ce4" table:formula="of:=[$redistribution_low.N94]" office:value-type="float" office:value="0.0250327304242697" calcext:value-type="float">
            <text:p>0.02503273042427</text:p>
          </table:table-cell>
          <table:table-cell table:style-name="ce4" table:formula="of:=[$redistribution_low.O94]" office:value-type="float" office:value="0.0373005390386386" calcext:value-type="float">
            <text:p>0.037300539038639</text:p>
          </table:table-cell>
          <table:table-cell table:style-name="ce4" table:formula="of:=[$redistribution_low.P94]" office:value-type="float" office:value="0.0238670358617761" calcext:value-type="float">
            <text:p>0.023867035861776</text:p>
          </table:table-cell>
          <table:table-cell table:style-name="ce4" table:formula="of:=[$redistribution_low.Q94]" office:value-type="float" office:value="0.0388479856891229" calcext:value-type="float">
            <text:p>0.038847985689123</text:p>
          </table:table-cell>
          <table:table-cell table:number-columns-repeated="49"/>
        </table:table-row>
        <table:table-row table:style-name="ro1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N95]" office:value-type="float" office:value="0.0418990759446207" calcext:value-type="float">
            <text:p>0.041899075944621</text:p>
          </table:table-cell>
          <table:table-cell table:style-name="ce4" table:formula="of:=[$Redistribution_high.O95]" office:value-type="float" office:value="0.054821457171771" calcext:value-type="float">
            <text:p>0.054821457171771</text:p>
          </table:table-cell>
          <table:table-cell table:style-name="ce4" table:formula="of:=[$Redistribution_high.P95]" office:value-type="float" office:value="0.0383588230487574" calcext:value-type="float">
            <text:p>0.038358823048757</text:p>
          </table:table-cell>
          <table:table-cell table:style-name="ce4" table:formula="of:=[$Redistribution_high.Q95]" office:value-type="float" office:value="0.0601799996621508" calcext:value-type="float">
            <text:p>0.060179999662151</text:p>
          </table:table-cell>
          <table:table-cell/>
          <table:table-cell table:style-name="ce4" table:formula="of:=[$Redistribution_central.N95]" office:value-type="float" office:value="0.0334416383518639" calcext:value-type="float">
            <text:p>0.033441638351864</text:p>
          </table:table-cell>
          <table:table-cell table:style-name="ce4" table:formula="of:=[$Redistribution_central.O95]" office:value-type="float" office:value="0.0406351339809903" calcext:value-type="float">
            <text:p>0.04063513398099</text:p>
          </table:table-cell>
          <table:table-cell table:style-name="ce4" table:formula="of:=[$Redistribution_central.P95]" office:value-type="float" office:value="0.0290542039576287" calcext:value-type="float">
            <text:p>0.029054203957629</text:p>
          </table:table-cell>
          <table:table-cell table:style-name="ce4" table:formula="of:=[$Redistribution_central.Q95]" office:value-type="float" office:value="0.0476574710008028" calcext:value-type="float">
            <text:p>0.047657471000803</text:p>
          </table:table-cell>
          <table:table-cell/>
          <table:table-cell table:style-name="ce4" table:formula="of:=[$redistribution_low.N95]" office:value-type="float" office:value="0.0323487592147743" calcext:value-type="float">
            <text:p>0.032348759214774</text:p>
          </table:table-cell>
          <table:table-cell table:style-name="ce4" table:formula="of:=[$redistribution_low.O95]" office:value-type="float" office:value="0.0497001425832192" calcext:value-type="float">
            <text:p>0.049700142583219</text:p>
          </table:table-cell>
          <table:table-cell table:style-name="ce4" table:formula="of:=[$redistribution_low.P95]" office:value-type="float" office:value="0.0312412876154501" calcext:value-type="float">
            <text:p>0.03124128761545</text:p>
          </table:table-cell>
          <table:table-cell table:style-name="ce4" table:formula="of:=[$redistribution_low.Q95]" office:value-type="float" office:value="0.0511210199485144" calcext:value-type="float">
            <text:p>0.051121019948514</text:p>
          </table:table-cell>
          <table:table-cell table:number-columns-repeated="49"/>
        </table:table-row>
        <table:table-row table:style-name="ro1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N96]" office:value-type="float" office:value="0.0346787223096451" calcext:value-type="float">
            <text:p>0.034678722309645</text:p>
          </table:table-cell>
          <table:table-cell table:style-name="ce4" table:formula="of:=[$Redistribution_high.O96]" office:value-type="float" office:value="0.0407491560531342" calcext:value-type="float">
            <text:p>0.040749156053134</text:p>
          </table:table-cell>
          <table:table-cell table:style-name="ce4" table:formula="of:=[$Redistribution_high.P96]" office:value-type="float" office:value="0.0328185897232709" calcext:value-type="float">
            <text:p>0.032818589723271</text:p>
          </table:table-cell>
          <table:table-cell table:style-name="ce4" table:formula="of:=[$Redistribution_high.Q96]" office:value-type="float" office:value="0.0436101339427183" calcext:value-type="float">
            <text:p>0.043610133942718</text:p>
          </table:table-cell>
          <table:table-cell/>
          <table:table-cell table:style-name="ce4" table:formula="of:=[$Redistribution_central.N96]" office:value-type="float" office:value="0.0325789993068852" calcext:value-type="float">
            <text:p>0.032578999306885</text:p>
          </table:table-cell>
          <table:table-cell table:style-name="ce4" table:formula="of:=[$Redistribution_central.O96]" office:value-type="float" office:value="0.0400228348111914" calcext:value-type="float">
            <text:p>0.040022834811191</text:p>
          </table:table-cell>
          <table:table-cell table:style-name="ce4" table:formula="of:=[$Redistribution_central.P96]" office:value-type="float" office:value="0.028450326049801" calcext:value-type="float">
            <text:p>0.028450326049801</text:p>
          </table:table-cell>
          <table:table-cell table:style-name="ce4" table:formula="of:=[$Redistribution_central.Q96]" office:value-type="float" office:value="0.0467300218754295" calcext:value-type="float">
            <text:p>0.04673002187543</text:p>
          </table:table-cell>
          <table:table-cell/>
          <table:table-cell table:style-name="ce4" table:formula="of:=[$redistribution_low.N96]" office:value-type="float" office:value="0.0319819260454347" calcext:value-type="float">
            <text:p>0.031981926045435</text:p>
          </table:table-cell>
          <table:table-cell table:style-name="ce4" table:formula="of:=[$redistribution_low.O96]" office:value-type="float" office:value="0.0427149019553712" calcext:value-type="float">
            <text:p>0.042714901955371</text:p>
          </table:table-cell>
          <table:table-cell table:style-name="ce4" table:formula="of:=[$redistribution_low.P96]" office:value-type="float" office:value="0.0302641606648639" calcext:value-type="float">
            <text:p>0.030264160664864</text:p>
          </table:table-cell>
          <table:table-cell table:style-name="ce4" table:formula="of:=[$redistribution_low.Q96]" office:value-type="float" office:value="0.045327377852677" calcext:value-type="float">
            <text:p>0.045327377852677</text:p>
          </table:table-cell>
          <table:table-cell table:number-columns-repeated="49"/>
        </table:table-row>
        <table:table-row table:style-name="ro1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N97]" office:value-type="float" office:value="0.0356882571406329" calcext:value-type="float">
            <text:p>0.035688257140633</text:p>
          </table:table-cell>
          <table:table-cell table:style-name="ce4" table:formula="of:=[$Redistribution_high.O97]" office:value-type="float" office:value="0.041118487945591" calcext:value-type="float">
            <text:p>0.041118487945591</text:p>
          </table:table-cell>
          <table:table-cell table:style-name="ce4" table:formula="of:=[$Redistribution_high.P97]" office:value-type="float" office:value="0.0321675455078098" calcext:value-type="float">
            <text:p>0.03216754550781</text:p>
          </table:table-cell>
          <table:table-cell table:style-name="ce4" table:formula="of:=[$Redistribution_high.Q97]" office:value-type="float" office:value="0.0466991008558945" calcext:value-type="float">
            <text:p>0.046699100855895</text:p>
          </table:table-cell>
          <table:table-cell/>
          <table:table-cell table:style-name="ce4" table:formula="of:=[$Redistribution_central.N97]" office:value-type="float" office:value="0.0380034684590011" calcext:value-type="float">
            <text:p>0.038003468459001</text:p>
          </table:table-cell>
          <table:table-cell table:style-name="ce4" table:formula="of:=[$Redistribution_central.O97]" office:value-type="float" office:value="0.0529056830785648" calcext:value-type="float">
            <text:p>0.052905683078565</text:p>
          </table:table-cell>
          <table:table-cell table:style-name="ce4" table:formula="of:=[$Redistribution_central.P97]" office:value-type="float" office:value="0.0355355896243118" calcext:value-type="float">
            <text:p>0.035535589624312</text:p>
          </table:table-cell>
          <table:table-cell table:style-name="ce4" table:formula="of:=[$Redistribution_central.Q97]" office:value-type="float" office:value="0.0567868839716663" calcext:value-type="float">
            <text:p>0.056786883971666</text:p>
          </table:table-cell>
          <table:table-cell/>
          <table:table-cell table:style-name="ce4" table:formula="of:=[$redistribution_low.N97]" office:value-type="float" office:value="0.0265162520384697" calcext:value-type="float">
            <text:p>0.02651625203847</text:p>
          </table:table-cell>
          <table:table-cell table:style-name="ce4" table:formula="of:=[$redistribution_low.O97]" office:value-type="float" office:value="0.0390130284200892" calcext:value-type="float">
            <text:p>0.039013028420089</text:p>
          </table:table-cell>
          <table:table-cell table:style-name="ce4" table:formula="of:=[$redistribution_low.P97]" office:value-type="float" office:value="0.0245579548066629" calcext:value-type="float">
            <text:p>0.024557954806663</text:p>
          </table:table-cell>
          <table:table-cell table:style-name="ce4" table:formula="of:=[$redistribution_low.Q97]" office:value-type="float" office:value="0.0419475168041195" calcext:value-type="float">
            <text:p>0.04194751680412</text:p>
          </table:table-cell>
          <table:table-cell table:number-columns-repeated="49"/>
        </table:table-row>
        <table:table-row table:style-name="ro1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N98]" office:value-type="float" office:value="0.0366364893254859" calcext:value-type="float">
            <text:p>0.036636489325486</text:p>
          </table:table-cell>
          <table:table-cell table:style-name="ce4" table:formula="of:=[$Redistribution_high.O98]" office:value-type="float" office:value="0.0422248222619433" calcext:value-type="float">
            <text:p>0.042224822261943</text:p>
          </table:table-cell>
          <table:table-cell table:style-name="ce4" table:formula="of:=[$Redistribution_high.P98]" office:value-type="float" office:value="0.0348418045769574" calcext:value-type="float">
            <text:p>0.034841804576957</text:p>
          </table:table-cell>
          <table:table-cell table:style-name="ce4" table:formula="of:=[$Redistribution_high.Q98]" office:value-type="float" office:value="0.0449477964087817" calcext:value-type="float">
            <text:p>0.044947796408782</text:p>
          </table:table-cell>
          <table:table-cell/>
          <table:table-cell table:style-name="ce4" table:formula="of:=[$Redistribution_central.N98]" office:value-type="float" office:value="0.0331715040348461" calcext:value-type="float">
            <text:p>0.033171504034846</text:p>
          </table:table-cell>
          <table:table-cell table:style-name="ce4" table:formula="of:=[$Redistribution_central.O98]" office:value-type="float" office:value="0.0416207756641148" calcext:value-type="float">
            <text:p>0.041620775664115</text:p>
          </table:table-cell>
          <table:table-cell table:style-name="ce4" table:formula="of:=[$Redistribution_central.P98]" office:value-type="float" office:value="0.0314432396546478" calcext:value-type="float">
            <text:p>0.031443239654648</text:p>
          </table:table-cell>
          <table:table-cell table:style-name="ce4" table:formula="of:=[$Redistribution_central.Q98]" office:value-type="float" office:value="0.0443895604895948" calcext:value-type="float">
            <text:p>0.044389560489595</text:p>
          </table:table-cell>
          <table:table-cell/>
          <table:table-cell table:style-name="ce4" table:formula="of:=[$redistribution_low.N98]" office:value-type="float" office:value="0.0225123694643258" calcext:value-type="float">
            <text:p>0.022512369464326</text:p>
          </table:table-cell>
          <table:table-cell table:style-name="ce4" table:formula="of:=[$redistribution_low.O98]" office:value-type="float" office:value="0.035446852233812" calcext:value-type="float">
            <text:p>0.035446852233812</text:p>
          </table:table-cell>
          <table:table-cell table:style-name="ce4" table:formula="of:=[$redistribution_low.P98]" office:value-type="float" office:value="0.0220669167055549" calcext:value-type="float">
            <text:p>0.022066916705555</text:p>
          </table:table-cell>
          <table:table-cell table:style-name="ce4" table:formula="of:=[$redistribution_low.Q98]" office:value-type="float" office:value="0.0358978730889398" calcext:value-type="float">
            <text:p>0.03589787308894</text:p>
          </table:table-cell>
          <table:table-cell table:number-columns-repeated="49"/>
        </table:table-row>
        <table:table-row table:style-name="ro1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N99]" office:value-type="float" office:value="0.0383014884052169" calcext:value-type="float">
            <text:p>0.038301488405217</text:p>
          </table:table-cell>
          <table:table-cell table:style-name="ce4" table:formula="of:=[$Redistribution_high.O99]" office:value-type="float" office:value="0.0418631727698467" calcext:value-type="float">
            <text:p>0.041863172769847</text:p>
          </table:table-cell>
          <table:table-cell table:style-name="ce4" table:formula="of:=[$Redistribution_high.P99]" office:value-type="float" office:value="0.0343059581311749" calcext:value-type="float">
            <text:p>0.034305958131175</text:p>
          </table:table-cell>
          <table:table-cell table:style-name="ce4" table:formula="of:=[$Redistribution_high.Q99]" office:value-type="float" office:value="0.0482502098349337" calcext:value-type="float">
            <text:p>0.048250209834934</text:p>
          </table:table-cell>
          <table:table-cell/>
          <table:table-cell table:style-name="ce4" table:formula="of:=[$Redistribution_central.N99]" office:value-type="float" office:value="0.0309312957327503" calcext:value-type="float">
            <text:p>0.03093129573275</text:p>
          </table:table-cell>
          <table:table-cell table:style-name="ce4" table:formula="of:=[$Redistribution_central.O99]" office:value-type="float" office:value="0.0392194981261299" calcext:value-type="float">
            <text:p>0.03921949812613</text:p>
          </table:table-cell>
          <table:table-cell table:style-name="ce4" table:formula="of:=[$Redistribution_central.P99]" office:value-type="float" office:value="0.0294121548696442" calcext:value-type="float">
            <text:p>0.029412154869644</text:p>
          </table:table-cell>
          <table:table-cell table:style-name="ce4" table:formula="of:=[$Redistribution_central.Q99]" office:value-type="float" office:value="0.0416926224146166" calcext:value-type="float">
            <text:p>0.041692622414617</text:p>
          </table:table-cell>
          <table:table-cell/>
          <table:table-cell table:style-name="ce4" table:formula="of:=[$redistribution_low.N99]" office:value-type="float" office:value="0.0283544693262716" calcext:value-type="float">
            <text:p>0.028354469326272</text:p>
          </table:table-cell>
          <table:table-cell table:style-name="ce4" table:formula="of:=[$redistribution_low.O99]" office:value-type="float" office:value="0.0431637912311374" calcext:value-type="float">
            <text:p>0.043163791231137</text:p>
          </table:table-cell>
          <table:table-cell table:style-name="ce4" table:formula="of:=[$redistribution_low.P99]" office:value-type="float" office:value="0.02651162404065" calcext:value-type="float">
            <text:p>0.02651162404065</text:p>
          </table:table-cell>
          <table:table-cell table:style-name="ce4" table:formula="of:=[$redistribution_low.Q99]" office:value-type="float" office:value="0.0460021654890171" calcext:value-type="float">
            <text:p>0.046002165489017</text:p>
          </table:table-cell>
          <table:table-cell table:number-columns-repeated="49"/>
        </table:table-row>
        <table:table-row table:style-name="ro1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N100]" office:value-type="float" office:value="0.0363778387310492" calcext:value-type="float">
            <text:p>0.036377838731049</text:p>
          </table:table-cell>
          <table:table-cell table:style-name="ce4" table:formula="of:=[$Redistribution_high.O100]" office:value-type="float" office:value="0.0406922394715596" calcext:value-type="float">
            <text:p>0.04069223947156</text:p>
          </table:table-cell>
          <table:table-cell table:style-name="ce4" table:formula="of:=[$Redistribution_high.P100]" office:value-type="float" office:value="0.0332471904060524" calcext:value-type="float">
            <text:p>0.033247190406052</text:p>
          </table:table-cell>
          <table:table-cell table:style-name="ce4" table:formula="of:=[$Redistribution_high.Q100]" office:value-type="float" office:value="0.0456973185606222" calcext:value-type="float">
            <text:p>0.045697318560622</text:p>
          </table:table-cell>
          <table:table-cell/>
          <table:table-cell table:style-name="ce4" table:formula="of:=[$Redistribution_central.N100]" office:value-type="float" office:value="0.0320018704292233" calcext:value-type="float">
            <text:p>0.032001870429223</text:p>
          </table:table-cell>
          <table:table-cell table:style-name="ce4" table:formula="of:=[$Redistribution_central.O100]" office:value-type="float" office:value="0.0427175714958569" calcext:value-type="float">
            <text:p>0.042717571495857</text:p>
          </table:table-cell>
          <table:table-cell table:style-name="ce4" table:formula="of:=[$Redistribution_central.P100]" office:value-type="float" office:value="0.0303478991477819" calcext:value-type="float">
            <text:p>0.030347899147782</text:p>
          </table:table-cell>
          <table:table-cell table:style-name="ce4" table:formula="of:=[$Redistribution_central.Q100]" office:value-type="float" office:value="0.0453697624117338" calcext:value-type="float">
            <text:p>0.045369762411734</text:p>
          </table:table-cell>
          <table:table-cell/>
          <table:table-cell table:style-name="ce4" table:formula="of:=[$redistribution_low.N100]" office:value-type="float" office:value="0.0339675302269164" calcext:value-type="float">
            <text:p>0.033967530226916</text:p>
          </table:table-cell>
          <table:table-cell table:style-name="ce4" table:formula="of:=[$redistribution_low.O100]" office:value-type="float" office:value="0.044364344715577" calcext:value-type="float">
            <text:p>0.044364344715577</text:p>
          </table:table-cell>
          <table:table-cell table:style-name="ce4" table:formula="of:=[$redistribution_low.P100]" office:value-type="float" office:value="0.0317260047392333" calcext:value-type="float">
            <text:p>0.031726004739233</text:p>
          </table:table-cell>
          <table:table-cell table:style-name="ce4" table:formula="of:=[$redistribution_low.Q100]" office:value-type="float" office:value="0.0478770343286084" calcext:value-type="float">
            <text:p>0.047877034328608</text:p>
          </table:table-cell>
          <table:table-cell table:number-columns-repeated="49"/>
        </table:table-row>
        <table:table-row table:style-name="ro1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N101]" office:value-type="float" office:value="0.0395048628702214" calcext:value-type="float">
            <text:p>0.039504862870221</text:p>
          </table:table-cell>
          <table:table-cell table:style-name="ce4" table:formula="of:=[$Redistribution_high.O101]" office:value-type="float" office:value="0.0452297234681467" calcext:value-type="float">
            <text:p>0.045229723468147</text:p>
          </table:table-cell>
          <table:table-cell table:style-name="ce4" table:formula="of:=[$Redistribution_high.P101]" office:value-type="float" office:value="0.0356056717224079" calcext:value-type="float">
            <text:p>0.035605671722408</text:p>
          </table:table-cell>
          <table:table-cell table:style-name="ce4" table:formula="of:=[$Redistribution_high.Q101]" office:value-type="float" office:value="0.0514632393525781" calcext:value-type="float">
            <text:p>0.051463239352578</text:p>
          </table:table-cell>
          <table:table-cell/>
          <table:table-cell table:style-name="ce4" table:formula="of:=[$Redistribution_central.N101]" office:value-type="float" office:value="0.0298547163755009" calcext:value-type="float">
            <text:p>0.029854716375501</text:p>
          </table:table-cell>
          <table:table-cell table:style-name="ce4" table:formula="of:=[$Redistribution_central.O101]" office:value-type="float" office:value="0.038939708102244" calcext:value-type="float">
            <text:p>0.038939708102244</text:p>
          </table:table-cell>
          <table:table-cell table:style-name="ce4" table:formula="of:=[$Redistribution_central.P101]" office:value-type="float" office:value="0.0287354846182934" calcext:value-type="float">
            <text:p>0.028735484618293</text:p>
          </table:table-cell>
          <table:table-cell table:style-name="ce4" table:formula="of:=[$Redistribution_central.Q101]" office:value-type="float" office:value="0.0407161490786392" calcext:value-type="float">
            <text:p>0.040716149078639</text:p>
          </table:table-cell>
          <table:table-cell/>
          <table:table-cell table:style-name="ce4" table:formula="of:=[$redistribution_low.N101]" office:value-type="float" office:value="0.0356990657515124" calcext:value-type="float">
            <text:p>0.035699065751512</text:p>
          </table:table-cell>
          <table:table-cell table:style-name="ce4" table:formula="of:=[$redistribution_low.O101]" office:value-type="float" office:value="0.0410580583478431" calcext:value-type="float">
            <text:p>0.041058058347843</text:p>
          </table:table-cell>
          <table:table-cell table:style-name="ce4" table:formula="of:=[$redistribution_low.P101]" office:value-type="float" office:value="0.0314828151135369" calcext:value-type="float">
            <text:p>0.031482815113537</text:p>
          </table:table-cell>
          <table:table-cell table:style-name="ce4" table:formula="of:=[$redistribution_low.Q101]" office:value-type="float" office:value="0.0478544028758495" calcext:value-type="float">
            <text:p>0.04785440287585</text:p>
          </table:table-cell>
          <table:table-cell table:number-columns-repeated="49"/>
        </table:table-row>
        <table:table-row table:style-name="ro1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N102]" office:value-type="float" office:value="0.0405466714360521" calcext:value-type="float">
            <text:p>0.040546671436052</text:p>
          </table:table-cell>
          <table:table-cell table:style-name="ce4" table:formula="of:=[$Redistribution_high.O102]" office:value-type="float" office:value="0.0514244067922777" calcext:value-type="float">
            <text:p>0.051424406792278</text:p>
          </table:table-cell>
          <table:table-cell table:style-name="ce4" table:formula="of:=[$Redistribution_high.P102]" office:value-type="float" office:value="0.0367262397823789" calcext:value-type="float">
            <text:p>0.036726239782379</text:p>
          </table:table-cell>
          <table:table-cell table:style-name="ce4" table:formula="of:=[$Redistribution_high.Q102]" office:value-type="float" office:value="0.0573239263628364" calcext:value-type="float">
            <text:p>0.057323926362836</text:p>
          </table:table-cell>
          <table:table-cell/>
          <table:table-cell table:style-name="ce4" table:formula="of:=[$Redistribution_central.N102]" office:value-type="float" office:value="0.0367948996344165" calcext:value-type="float">
            <text:p>0.036794899634417</text:p>
          </table:table-cell>
          <table:table-cell table:style-name="ce4" table:formula="of:=[$Redistribution_central.O102]" office:value-type="float" office:value="0.0473271807045753" calcext:value-type="float">
            <text:p>0.047327180704575</text:p>
          </table:table-cell>
          <table:table-cell table:style-name="ce4" table:formula="of:=[$Redistribution_central.P102]" office:value-type="float" office:value="0.0351984504987317" calcext:value-type="float">
            <text:p>0.035198450498732</text:p>
          </table:table-cell>
          <table:table-cell table:style-name="ce4" table:formula="of:=[$Redistribution_central.Q102]" office:value-type="float" office:value="0.0498418328718005" calcext:value-type="float">
            <text:p>0.049841832871801</text:p>
          </table:table-cell>
          <table:table-cell/>
          <table:table-cell table:style-name="ce4" table:formula="of:=[$redistribution_low.N102]" office:value-type="float" office:value="0.0363805509865485" calcext:value-type="float">
            <text:p>0.036380550986549</text:p>
          </table:table-cell>
          <table:table-cell table:style-name="ce4" table:formula="of:=[$redistribution_low.O102]" office:value-type="float" office:value="0.0452207853314842" calcext:value-type="float">
            <text:p>0.045220785331484</text:p>
          </table:table-cell>
          <table:table-cell table:style-name="ce4" table:formula="of:=[$redistribution_low.P102]" office:value-type="float" office:value="0.0332813215013881" calcext:value-type="float">
            <text:p>0.033281321501388</text:p>
          </table:table-cell>
          <table:table-cell table:style-name="ce4" table:formula="of:=[$redistribution_low.Q102]" office:value-type="float" office:value="0.0501393629971319" calcext:value-type="float">
            <text:p>0.050139362997132</text:p>
          </table:table-cell>
          <table:table-cell table:number-columns-repeated="49"/>
        </table:table-row>
        <table:table-row table:style-name="ro1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N103]" office:value-type="float" office:value="0.0490519675683256" calcext:value-type="float">
            <text:p>0.049051967568326</text:p>
          </table:table-cell>
          <table:table-cell table:style-name="ce4" table:formula="of:=[$Redistribution_high.O103]" office:value-type="float" office:value="0.0574669669353011" calcext:value-type="float">
            <text:p>0.057466966935301</text:p>
          </table:table-cell>
          <table:table-cell table:style-name="ce4" table:formula="of:=[$Redistribution_high.P103]" office:value-type="float" office:value="0.0404618100475459" calcext:value-type="float">
            <text:p>0.040461810047546</text:p>
          </table:table-cell>
          <table:table-cell table:style-name="ce4" table:formula="of:=[$Redistribution_high.Q103]" office:value-type="float" office:value="0.0713755974506586" calcext:value-type="float">
            <text:p>0.071375597450659</text:p>
          </table:table-cell>
          <table:table-cell/>
          <table:table-cell table:style-name="ce4" table:formula="of:=[$Redistribution_central.N103]" office:value-type="float" office:value="0.0299661067732792" calcext:value-type="float">
            <text:p>0.029966106773279</text:p>
          </table:table-cell>
          <table:table-cell table:style-name="ce4" table:formula="of:=[$Redistribution_central.O103]" office:value-type="float" office:value="0.0320463778378899" calcext:value-type="float">
            <text:p>0.03204637783789</text:p>
          </table:table-cell>
          <table:table-cell table:style-name="ce4" table:formula="of:=[$Redistribution_central.P103]" office:value-type="float" office:value="0.0275210802519853" calcext:value-type="float">
            <text:p>0.027521080251985</text:p>
          </table:table-cell>
          <table:table-cell table:style-name="ce4" table:formula="of:=[$Redistribution_central.Q103]" office:value-type="float" office:value="0.0360923013822013" calcext:value-type="float">
            <text:p>0.036092301382201</text:p>
          </table:table-cell>
          <table:table-cell/>
          <table:table-cell table:style-name="ce4" table:formula="of:=[$redistribution_low.N103]" office:value-type="float" office:value="0.0330149043374717" calcext:value-type="float">
            <text:p>0.033014904337472</text:p>
          </table:table-cell>
          <table:table-cell table:style-name="ce4" table:formula="of:=[$redistribution_low.O103]" office:value-type="float" office:value="0.04643820526382" calcext:value-type="float">
            <text:p>0.04643820526382</text:p>
          </table:table-cell>
          <table:table-cell table:style-name="ce4" table:formula="of:=[$redistribution_low.P103]" office:value-type="float" office:value="0.031595127318896" calcext:value-type="float">
            <text:p>0.031595127318896</text:p>
          </table:table-cell>
          <table:table-cell table:style-name="ce4" table:formula="of:=[$redistribution_low.Q103]" office:value-type="float" office:value="0.0485708393788802" calcext:value-type="float">
            <text:p>0.04857083937888</text:p>
          </table:table-cell>
          <table:table-cell table:number-columns-repeated="49"/>
        </table:table-row>
        <table:table-row table:style-name="ro1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N104]" office:value-type="float" office:value="0.0431104264010153" calcext:value-type="float">
            <text:p>0.043110426401015</text:p>
          </table:table-cell>
          <table:table-cell table:style-name="ce4" table:formula="of:=[$Redistribution_high.O104]" office:value-type="float" office:value="0.057335189346218" calcext:value-type="float">
            <text:p>0.057335189346218</text:p>
          </table:table-cell>
          <table:table-cell table:style-name="ce4" table:formula="of:=[$Redistribution_high.P104]" office:value-type="float" office:value="0.0400806941942903" calcext:value-type="float">
            <text:p>0.04008069419429</text:p>
          </table:table-cell>
          <table:table-cell table:style-name="ce4" table:formula="of:=[$Redistribution_high.Q104]" office:value-type="float" office:value="0.0619162647612392" calcext:value-type="float">
            <text:p>0.061916264761239</text:p>
          </table:table-cell>
          <table:table-cell/>
          <table:table-cell table:style-name="ce4" table:formula="of:=[$Redistribution_central.N104]" office:value-type="float" office:value="0.0280825042800676" calcext:value-type="float">
            <text:p>0.028082504280068</text:p>
          </table:table-cell>
          <table:table-cell table:style-name="ce4" table:formula="of:=[$Redistribution_central.O104]" office:value-type="float" office:value="0.0353544511135353" calcext:value-type="float">
            <text:p>0.035354451113535</text:p>
          </table:table-cell>
          <table:table-cell table:style-name="ce4" table:formula="of:=[$Redistribution_central.P104]" office:value-type="float" office:value="0.0285312885699869" calcext:value-type="float">
            <text:p>0.028531288569987</text:p>
          </table:table-cell>
          <table:table-cell table:style-name="ce4" table:formula="of:=[$Redistribution_central.Q104]" office:value-type="float" office:value="0.0345403048983243" calcext:value-type="float">
            <text:p>0.034540304898324</text:p>
          </table:table-cell>
          <table:table-cell/>
          <table:table-cell table:style-name="ce4" table:formula="of:=[$redistribution_low.N104]" office:value-type="float" office:value="0.0372908160201586" calcext:value-type="float">
            <text:p>0.037290816020159</text:p>
          </table:table-cell>
          <table:table-cell table:style-name="ce4" table:formula="of:=[$redistribution_low.O104]" office:value-type="float" office:value="0.0461837075719668" calcext:value-type="float">
            <text:p>0.046183707571967</text:p>
          </table:table-cell>
          <table:table-cell table:style-name="ce4" table:formula="of:=[$redistribution_low.P104]" office:value-type="float" office:value="0.0359738521283759" calcext:value-type="float">
            <text:p>0.035973852128376</text:p>
          </table:table-cell>
          <table:table-cell table:style-name="ce4" table:formula="of:=[$redistribution_low.Q104]" office:value-type="float" office:value="0.048240828055184" calcext:value-type="float">
            <text:p>0.048240828055184</text:p>
          </table:table-cell>
          <table:table-cell table:number-columns-repeated="49"/>
        </table:table-row>
        <table:table-row table:style-name="ro1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N105]" office:value-type="float" office:value="0.0366655713920671" calcext:value-type="float">
            <text:p>0.036665571392067</text:p>
          </table:table-cell>
          <table:table-cell table:style-name="ce4" table:formula="of:=[$Redistribution_high.O105]" office:value-type="float" office:value="0.0451998874458107" calcext:value-type="float">
            <text:p>0.045199887445811</text:p>
          </table:table-cell>
          <table:table-cell table:style-name="ce4" table:formula="of:=[$Redistribution_high.P105]" office:value-type="float" office:value="0.0335617898021485" calcext:value-type="float">
            <text:p>0.033561789802149</text:p>
          </table:table-cell>
          <table:table-cell table:style-name="ce4" table:formula="of:=[$Redistribution_high.Q105]" office:value-type="float" office:value="0.0502662091911157" calcext:value-type="float">
            <text:p>0.050266209191116</text:p>
          </table:table-cell>
          <table:table-cell/>
          <table:table-cell table:style-name="ce4" table:formula="of:=[$Redistribution_central.N105]" office:value-type="float" office:value="0.0320366077372506" calcext:value-type="float">
            <text:p>0.032036607737251</text:p>
          </table:table-cell>
          <table:table-cell table:style-name="ce4" table:formula="of:=[$Redistribution_central.O105]" office:value-type="float" office:value="0.0457446386642897" calcext:value-type="float">
            <text:p>0.04574463866429</text:p>
          </table:table-cell>
          <table:table-cell table:style-name="ce4" table:formula="of:=[$Redistribution_central.P105]" office:value-type="float" office:value="0.0315925863349044" calcext:value-type="float">
            <text:p>0.031592586334904</text:p>
          </table:table-cell>
          <table:table-cell table:style-name="ce4" table:formula="of:=[$Redistribution_central.Q105]" office:value-type="float" office:value="0.0463932374887487" calcext:value-type="float">
            <text:p>0.046393237488749</text:p>
          </table:table-cell>
          <table:table-cell/>
          <table:table-cell table:style-name="ce4" table:formula="of:=[$redistribution_low.N105]" office:value-type="float" office:value="0.0438220839827943" calcext:value-type="float">
            <text:p>0.043822083982794</text:p>
          </table:table-cell>
          <table:table-cell table:style-name="ce4" table:formula="of:=[$redistribution_low.O105]" office:value-type="float" office:value="0.050875714615471" calcext:value-type="float">
            <text:p>0.050875714615471</text:p>
          </table:table-cell>
          <table:table-cell table:style-name="ce4" table:formula="of:=[$redistribution_low.P105]" office:value-type="float" office:value="0.0409006738580495" calcext:value-type="float">
            <text:p>0.04090067385805</text:p>
          </table:table-cell>
          <table:table-cell table:style-name="ce4" table:formula="of:=[$redistribution_low.Q105]" office:value-type="float" office:value="0.0558817484202061" calcext:value-type="float">
            <text:p>0.055881748420206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 yearly" table:style-name="ta8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2" table:formula="of:=[$'Bottom 10% share'.C4]" office:value-type="percentage" office:value="0.0261696348" calcext:value-type="percentage">
            <text:p>2.62%</text:p>
          </table:table-cell>
          <table:table-cell table:style-name="ce12" table:formula="of:=[$'Bottom 10% share'.D4]" office:value-type="percentage" office:value="0.0269383028" calcext:value-type="percentage">
            <text:p>2.69%</text:p>
          </table:table-cell>
          <table:table-cell table:style-name="ce12" table:formula="of:=[$'Bottom 10% share'.E4]" office:value-type="percentage" office:value="0.0291823056" calcext:value-type="percentage">
            <text:p>2.92%</text:p>
          </table:table-cell>
          <table:table-cell table:style-name="ce12" table:formula="of:=[$'Bottom 10% share'.B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B4]" office:value-type="percentage" office:value="0.0261696348" calcext:value-type="percentage">
            <text:p>2.62%</text:p>
          </table:table-cell>
          <table:table-cell table:style-name="ce12" table:formula="of:=[.C4]" office:value-type="percentage" office:value="0.0269383028" calcext:value-type="percentage">
            <text:p>2.69%</text:p>
          </table:table-cell>
          <table:table-cell table:style-name="ce12" table:formula="of:=[.D4]" office:value-type="percentage" office:value="0.0291823056" calcext:value-type="percentage">
            <text:p>2.92%</text:p>
          </table:table-cell>
          <table:table-cell table:style-name="ce12" table:formula="of:=[.E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G4]" office:value-type="percentage" office:value="0.0261696348" calcext:value-type="percentage">
            <text:p>2.62%</text:p>
          </table:table-cell>
          <table:table-cell table:style-name="ce12" table:formula="of:=[.H4]" office:value-type="percentage" office:value="0.0269383028" calcext:value-type="percentage">
            <text:p>2.69%</text:p>
          </table:table-cell>
          <table:table-cell table:style-name="ce12" table:formula="of:=[.I4]" office:value-type="percentage" office:value="0.0291823056" calcext:value-type="percentage">
            <text:p>2.92%</text:p>
          </table:table-cell>
          <table:table-cell table:style-name="ce12" table:formula="of:=[.J4]" office:value-type="percentage" office:value="0.0326108691" calcext:value-type="percentage">
            <text:p>3.26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2" table:formula="of:=AVERAGE([$'Bottom 10% share'.C5:.C8])" office:value-type="percentage" office:value="0.0273455141011252" calcext:value-type="percentage">
            <text:p>2.73%</text:p>
          </table:table-cell>
          <table:table-cell table:style-name="ce12" table:formula="of:=AVERAGE([$'Bottom 10% share'.D5:.D8])" office:value-type="percentage" office:value="0.0259881983883702" calcext:value-type="percentage">
            <text:p>2.60%</text:p>
          </table:table-cell>
          <table:table-cell table:style-name="ce12" table:formula="of:=AVERAGE([$'Bottom 10% share'.E5:.E8])" office:value-type="percentage" office:value="0.0389018246572676" calcext:value-type="percentage">
            <text:p>3.89%</text:p>
          </table:table-cell>
          <table:table-cell table:style-name="ce12" table:formula="of:=AVERAGE([$'Bottom 10% share'.B5:.B8])" office:value-type="percentage" office:value="0.0347602239178575" calcext:value-type="percentage">
            <text:p>3.48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2" table:formula="of:=AVERAGE([$'Bottom 10% share'.H5:.H8])" office:value-type="percentage" office:value="0.0273455141011252" calcext:value-type="percentage">
            <text:p>2.73%</text:p>
          </table:table-cell>
          <table:table-cell table:style-name="ce12" table:formula="of:=AVERAGE([$'Bottom 10% share'.I5:.I8])" office:value-type="percentage" office:value="0.0259881983883702" calcext:value-type="percentage">
            <text:p>2.60%</text:p>
          </table:table-cell>
          <table:table-cell table:style-name="ce12" table:formula="of:=AVERAGE([$'Bottom 10% share'.J5:.J8])" office:value-type="percentage" office:value="0.0389018246572676" calcext:value-type="percentage">
            <text:p>3.89%</text:p>
          </table:table-cell>
          <table:table-cell table:style-name="ce12" table:formula="of:=AVERAGE([$'Bottom 10% share'.G5:.G8])" office:value-type="percentage" office:value="0.0347602239178575" calcext:value-type="percentage">
            <text:p>3.48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2" table:formula="of:=AVERAGE([$'Bottom 10% share'.M5:.M8])" office:value-type="percentage" office:value="0.0273455141011252" calcext:value-type="percentage">
            <text:p>2.73%</text:p>
          </table:table-cell>
          <table:table-cell table:style-name="ce12" table:formula="of:=AVERAGE([$'Bottom 10% share'.N5:.N8])" office:value-type="percentage" office:value="0.0259881983883702" calcext:value-type="percentage">
            <text:p>2.60%</text:p>
          </table:table-cell>
          <table:table-cell table:style-name="ce12" table:formula="of:=AVERAGE([$'Bottom 10% share'.O5:.O8])" office:value-type="percentage" office:value="0.0389018246572676" calcext:value-type="percentage">
            <text:p>3.89%</text:p>
          </table:table-cell>
          <table:table-cell table:style-name="ce12" table:formula="of:=AVERAGE([$'Bottom 10% share'.L5:.L8])" office:value-type="percentage" office:value="0.0347602239178575" calcext:value-type="percentage">
            <text:p>3.48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2" table:formula="of:=AVERAGE([$'Bottom 10% share'.C9:.C12])" office:value-type="percentage" office:value="0.0282564344878865" calcext:value-type="percentage">
            <text:p>2.83%</text:p>
          </table:table-cell>
          <table:table-cell table:style-name="ce12" table:formula="of:=AVERAGE([$'Bottom 10% share'.D9:.D12])" office:value-type="percentage" office:value="0.0274657791619457" calcext:value-type="percentage">
            <text:p>2.75%</text:p>
          </table:table-cell>
          <table:table-cell table:style-name="ce12" table:formula="of:=AVERAGE([$'Bottom 10% share'.E9:.E12])" office:value-type="percentage" office:value="0.040869755037014" calcext:value-type="percentage">
            <text:p>4.09%</text:p>
          </table:table-cell>
          <table:table-cell table:style-name="ce12" table:formula="of:=AVERAGE([$'Bottom 10% share'.B9:.B12])" office:value-type="percentage" office:value="0.0370315109469702" calcext:value-type="percentage">
            <text:p>3.70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2" table:formula="of:=AVERAGE([$'Bottom 10% share'.H9:.H12])" office:value-type="percentage" office:value="0.0282564344878865" calcext:value-type="percentage">
            <text:p>2.83%</text:p>
          </table:table-cell>
          <table:table-cell table:style-name="ce12" table:formula="of:=AVERAGE([$'Bottom 10% share'.I9:.I12])" office:value-type="percentage" office:value="0.0274657791619457" calcext:value-type="percentage">
            <text:p>2.75%</text:p>
          </table:table-cell>
          <table:table-cell table:style-name="ce12" table:formula="of:=AVERAGE([$'Bottom 10% share'.J9:.J12])" office:value-type="percentage" office:value="0.040869755037014" calcext:value-type="percentage">
            <text:p>4.09%</text:p>
          </table:table-cell>
          <table:table-cell table:style-name="ce12" table:formula="of:=AVERAGE([$'Bottom 10% share'.G9:.G12])" office:value-type="percentage" office:value="0.0370315109469702" calcext:value-type="percentage">
            <text:p>3.70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2" table:formula="of:=AVERAGE([$'Bottom 10% share'.M9:.M12])" office:value-type="percentage" office:value="0.0282564344878865" calcext:value-type="percentage">
            <text:p>2.83%</text:p>
          </table:table-cell>
          <table:table-cell table:style-name="ce12" table:formula="of:=AVERAGE([$'Bottom 10% share'.N9:.N12])" office:value-type="percentage" office:value="0.0274657791619457" calcext:value-type="percentage">
            <text:p>2.75%</text:p>
          </table:table-cell>
          <table:table-cell table:style-name="ce12" table:formula="of:=AVERAGE([$'Bottom 10% share'.O9:.O12])" office:value-type="percentage" office:value="0.040869755037014" calcext:value-type="percentage">
            <text:p>4.09%</text:p>
          </table:table-cell>
          <table:table-cell table:style-name="ce12" table:formula="of:=AVERAGE([$'Bottom 10% share'.L9:.L12])" office:value-type="percentage" office:value="0.0370315109469702" calcext:value-type="percentage">
            <text:p>3.70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2" table:formula="of:=AVERAGE([$'Bottom 10% share'.C13:.C16])" office:value-type="percentage" office:value="0.0285859196656487" calcext:value-type="percentage">
            <text:p>2.86%</text:p>
          </table:table-cell>
          <table:table-cell table:style-name="ce12" table:formula="of:=AVERAGE([$'Bottom 10% share'.D13:.D16])" office:value-type="percentage" office:value="0.0280668279403028" calcext:value-type="percentage">
            <text:p>2.81%</text:p>
          </table:table-cell>
          <table:table-cell table:style-name="ce12" table:formula="of:=AVERAGE([$'Bottom 10% share'.E13:.E16])" office:value-type="percentage" office:value="0.0412212822751047" calcext:value-type="percentage">
            <text:p>4.12%</text:p>
          </table:table-cell>
          <table:table-cell table:style-name="ce12" table:formula="of:=AVERAGE([$'Bottom 10% share'.B13:.B16])" office:value-type="percentage" office:value="0.0375617961647203" calcext:value-type="percentage">
            <text:p>3.76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2" table:formula="of:=AVERAGE([$'Bottom 10% share'.H13:.H16])" office:value-type="percentage" office:value="0.0285859196656487" calcext:value-type="percentage">
            <text:p>2.86%</text:p>
          </table:table-cell>
          <table:table-cell table:style-name="ce12" table:formula="of:=AVERAGE([$'Bottom 10% share'.I13:.I16])" office:value-type="percentage" office:value="0.0280668279403028" calcext:value-type="percentage">
            <text:p>2.81%</text:p>
          </table:table-cell>
          <table:table-cell table:style-name="ce12" table:formula="of:=AVERAGE([$'Bottom 10% share'.J13:.J16])" office:value-type="percentage" office:value="0.0412212822751047" calcext:value-type="percentage">
            <text:p>4.12%</text:p>
          </table:table-cell>
          <table:table-cell table:style-name="ce12" table:formula="of:=AVERAGE([$'Bottom 10% share'.G13:.G16])" office:value-type="percentage" office:value="0.0375617961647203" calcext:value-type="percentage">
            <text:p>3.76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2" table:formula="of:=AVERAGE([$'Bottom 10% share'.M13:.M16])" office:value-type="percentage" office:value="0.0285859196656487" calcext:value-type="percentage">
            <text:p>2.86%</text:p>
          </table:table-cell>
          <table:table-cell table:style-name="ce12" table:formula="of:=AVERAGE([$'Bottom 10% share'.N13:.N16])" office:value-type="percentage" office:value="0.0280668279403028" calcext:value-type="percentage">
            <text:p>2.81%</text:p>
          </table:table-cell>
          <table:table-cell table:style-name="ce12" table:formula="of:=AVERAGE([$'Bottom 10% share'.O13:.O16])" office:value-type="percentage" office:value="0.0412212822751047" calcext:value-type="percentage">
            <text:p>4.12%</text:p>
          </table:table-cell>
          <table:table-cell table:style-name="ce12" table:formula="of:=AVERAGE([$'Bottom 10% share'.L13:.L16])" office:value-type="percentage" office:value="0.0375617961647203" calcext:value-type="percentage">
            <text:p>3.76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2" table:formula="of:=AVERAGE([$'Bottom 10% share'.C17:.C20])" office:value-type="percentage" office:value="0.0300673642223733" calcext:value-type="percentage">
            <text:p>3.01%</text:p>
          </table:table-cell>
          <table:table-cell table:style-name="ce12" table:formula="of:=AVERAGE([$'Bottom 10% share'.D17:.D20])" office:value-type="percentage" office:value="0.0292353490773382" calcext:value-type="percentage">
            <text:p>2.92%</text:p>
          </table:table-cell>
          <table:table-cell table:style-name="ce12" table:formula="of:=AVERAGE([$'Bottom 10% share'.E17:.E20])" office:value-type="percentage" office:value="0.0434179979464282" calcext:value-type="percentage">
            <text:p>4.34%</text:p>
          </table:table-cell>
          <table:table-cell table:style-name="ce12" table:formula="of:=AVERAGE([$'Bottom 10% share'.B17:.B20])" office:value-type="percentage" office:value="0.0393521007087717" calcext:value-type="percentage">
            <text:p>3.94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2" table:formula="of:=AVERAGE([$'Bottom 10% share'.H17:.H20])" office:value-type="percentage" office:value="0.0300673642223733" calcext:value-type="percentage">
            <text:p>3.01%</text:p>
          </table:table-cell>
          <table:table-cell table:style-name="ce12" table:formula="of:=AVERAGE([$'Bottom 10% share'.I17:.I20])" office:value-type="percentage" office:value="0.0292353490773382" calcext:value-type="percentage">
            <text:p>2.92%</text:p>
          </table:table-cell>
          <table:table-cell table:style-name="ce12" table:formula="of:=AVERAGE([$'Bottom 10% share'.J17:.J20])" office:value-type="percentage" office:value="0.0434179979464282" calcext:value-type="percentage">
            <text:p>4.34%</text:p>
          </table:table-cell>
          <table:table-cell table:style-name="ce12" table:formula="of:=AVERAGE([$'Bottom 10% share'.G17:.G20])" office:value-type="percentage" office:value="0.0393521007087717" calcext:value-type="percentage">
            <text:p>3.94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2" table:formula="of:=AVERAGE([$'Bottom 10% share'.M17:.M20])" office:value-type="percentage" office:value="0.0300673642223733" calcext:value-type="percentage">
            <text:p>3.01%</text:p>
          </table:table-cell>
          <table:table-cell table:style-name="ce12" table:formula="of:=AVERAGE([$'Bottom 10% share'.N17:.N20])" office:value-type="percentage" office:value="0.0292353490773382" calcext:value-type="percentage">
            <text:p>2.92%</text:p>
          </table:table-cell>
          <table:table-cell table:style-name="ce12" table:formula="of:=AVERAGE([$'Bottom 10% share'.O17:.O20])" office:value-type="percentage" office:value="0.0434179979464282" calcext:value-type="percentage">
            <text:p>4.34%</text:p>
          </table:table-cell>
          <table:table-cell table:style-name="ce12" table:formula="of:=AVERAGE([$'Bottom 10% share'.L17:.L20])" office:value-type="percentage" office:value="0.0393521007087717" calcext:value-type="percentage">
            <text:p>3.94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2" table:formula="of:=AVERAGE([$'Bottom 10% share'.C21:.C24])" office:value-type="percentage" office:value="0.0301988449252485" calcext:value-type="percentage">
            <text:p>3.02%</text:p>
          </table:table-cell>
          <table:table-cell table:style-name="ce12" table:formula="of:=AVERAGE([$'Bottom 10% share'.D21:.D24])" office:value-type="percentage" office:value="0.0295157879880747" calcext:value-type="percentage">
            <text:p>2.95%</text:p>
          </table:table-cell>
          <table:table-cell table:style-name="ce12" table:formula="of:=AVERAGE([$'Bottom 10% share'.E21:.E24])" office:value-type="percentage" office:value="0.0446313771918648" calcext:value-type="percentage">
            <text:p>4.46%</text:p>
          </table:table-cell>
          <table:table-cell table:style-name="ce12" table:formula="of:=AVERAGE([$'Bottom 10% share'.B21:.B24])" office:value-type="percentage" office:value="0.0404074906994769" calcext:value-type="percentage">
            <text:p>4.04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2" table:formula="of:=AVERAGE([$'Bottom 10% share'.H21:.H24])" office:value-type="percentage" office:value="0.0302000983273409" calcext:value-type="percentage">
            <text:p>3.02%</text:p>
          </table:table-cell>
          <table:table-cell table:style-name="ce12" table:formula="of:=AVERAGE([$'Bottom 10% share'.I21:.I24])" office:value-type="percentage" office:value="0.0295136871677185" calcext:value-type="percentage">
            <text:p>2.95%</text:p>
          </table:table-cell>
          <table:table-cell table:style-name="ce12" table:formula="of:=AVERAGE([$'Bottom 10% share'.J21:.J24])" office:value-type="percentage" office:value="0.0446331431378348" calcext:value-type="percentage">
            <text:p>4.46%</text:p>
          </table:table-cell>
          <table:table-cell table:style-name="ce12" table:formula="of:=AVERAGE([$'Bottom 10% share'.G21:.G24])" office:value-type="percentage" office:value="0.0404046148560179" calcext:value-type="percentage">
            <text:p>4.04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2" table:formula="of:=AVERAGE([$'Bottom 10% share'.M21:.M24])" office:value-type="percentage" office:value="0.0301988449252485" calcext:value-type="percentage">
            <text:p>3.02%</text:p>
          </table:table-cell>
          <table:table-cell table:style-name="ce12" table:formula="of:=AVERAGE([$'Bottom 10% share'.N21:.N24])" office:value-type="percentage" office:value="0.0295157879900944" calcext:value-type="percentage">
            <text:p>2.95%</text:p>
          </table:table-cell>
          <table:table-cell table:style-name="ce12" table:formula="of:=AVERAGE([$'Bottom 10% share'.O21:.O24])" office:value-type="percentage" office:value="0.0446313771918648" calcext:value-type="percentage">
            <text:p>4.46%</text:p>
          </table:table-cell>
          <table:table-cell table:style-name="ce12" table:formula="of:=AVERAGE([$'Bottom 10% share'.L21:.L24])" office:value-type="percentage" office:value="0.0404074907020855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2" table:formula="of:=AVERAGE([$'Bottom 10% share'.C25:.C28])" office:value-type="percentage" office:value="0.0302741198500643" calcext:value-type="percentage">
            <text:p>3.03%</text:p>
          </table:table-cell>
          <table:table-cell table:style-name="ce12" table:formula="of:=AVERAGE([$'Bottom 10% share'.D25:.D28])" office:value-type="percentage" office:value="0.0292498327674596" calcext:value-type="percentage">
            <text:p>2.92%</text:p>
          </table:table-cell>
          <table:table-cell table:style-name="ce12" table:formula="of:=AVERAGE([$'Bottom 10% share'.E25:.E28])" office:value-type="percentage" office:value="0.0457874227403073" calcext:value-type="percentage">
            <text:p>4.58%</text:p>
          </table:table-cell>
          <table:table-cell table:style-name="ce12" table:formula="of:=AVERAGE([$'Bottom 10% share'.B25:.B28])" office:value-type="percentage" office:value="0.0403862813533577" calcext:value-type="percentage">
            <text:p>4.04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2" table:formula="of:=AVERAGE([$'Bottom 10% share'.H25:.H28])" office:value-type="percentage" office:value="0.0302728937794467" calcext:value-type="percentage">
            <text:p>3.03%</text:p>
          </table:table-cell>
          <table:table-cell table:style-name="ce12" table:formula="of:=AVERAGE([$'Bottom 10% share'.I25:.I28])" office:value-type="percentage" office:value="0.0292754410981923" calcext:value-type="percentage">
            <text:p>2.93%</text:p>
          </table:table-cell>
          <table:table-cell table:style-name="ce12" table:formula="of:=AVERAGE([$'Bottom 10% share'.J25:.J28])" office:value-type="percentage" office:value="0.0457636687279607" calcext:value-type="percentage">
            <text:p>4.58%</text:p>
          </table:table-cell>
          <table:table-cell table:style-name="ce12" table:formula="of:=AVERAGE([$'Bottom 10% share'.G25:.G28])" office:value-type="percentage" office:value="0.0404063529033084" calcext:value-type="percentage">
            <text:p>4.04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2" table:formula="of:=AVERAGE([$'Bottom 10% share'.M25:.M28])" office:value-type="percentage" office:value="0.0303136186323602" calcext:value-type="percentage">
            <text:p>3.03%</text:p>
          </table:table-cell>
          <table:table-cell table:style-name="ce12" table:formula="of:=AVERAGE([$'Bottom 10% share'.N25:.N28])" office:value-type="percentage" office:value="0.029314988855862" calcext:value-type="percentage">
            <text:p>2.93%</text:p>
          </table:table-cell>
          <table:table-cell table:style-name="ce12" table:formula="of:=AVERAGE([$'Bottom 10% share'.O25:.O28])" office:value-type="percentage" office:value="0.0457814849879976" calcext:value-type="percentage">
            <text:p>4.58%</text:p>
          </table:table-cell>
          <table:table-cell table:style-name="ce12" table:formula="of:=AVERAGE([$'Bottom 10% share'.L25:.L28])" office:value-type="percentage" office:value="0.0404373283160187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2" table:formula="of:=AVERAGE([$'Bottom 10% share'.C29:.C32])" office:value-type="percentage" office:value="0.031025612368972" calcext:value-type="percentage">
            <text:p>3.10%</text:p>
          </table:table-cell>
          <table:table-cell table:style-name="ce12" table:formula="of:=AVERAGE([$'Bottom 10% share'.D29:.D32])" office:value-type="percentage" office:value="0.0296184575757425" calcext:value-type="percentage">
            <text:p>2.96%</text:p>
          </table:table-cell>
          <table:table-cell table:style-name="ce12" table:formula="of:=AVERAGE([$'Bottom 10% share'.E29:.E32])" office:value-type="percentage" office:value="0.0461392191419129" calcext:value-type="percentage">
            <text:p>4.61%</text:p>
          </table:table-cell>
          <table:table-cell table:style-name="ce12" table:formula="of:=AVERAGE([$'Bottom 10% share'.B29:.B32])" office:value-type="percentage" office:value="0.0405181330762655" calcext:value-type="percentage">
            <text:p>4.05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2" table:formula="of:=AVERAGE([$'Bottom 10% share'.H29:.H32])" office:value-type="percentage" office:value="0.0309679937421451" calcext:value-type="percentage">
            <text:p>3.10%</text:p>
          </table:table-cell>
          <table:table-cell table:style-name="ce12" table:formula="of:=AVERAGE([$'Bottom 10% share'.I29:.I32])" office:value-type="percentage" office:value="0.0295829385462458" calcext:value-type="percentage">
            <text:p>2.96%</text:p>
          </table:table-cell>
          <table:table-cell table:style-name="ce12" table:formula="of:=AVERAGE([$'Bottom 10% share'.J29:.J32])" office:value-type="percentage" office:value="0.0459771082571872" calcext:value-type="percentage">
            <text:p>4.60%</text:p>
          </table:table-cell>
          <table:table-cell table:style-name="ce12" table:formula="of:=AVERAGE([$'Bottom 10% share'.G29:.G32])" office:value-type="percentage" office:value="0.0404100665378924" calcext:value-type="percentage">
            <text:p>4.04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2" table:formula="of:=AVERAGE([$'Bottom 10% share'.M29:.M32])" office:value-type="percentage" office:value="0.0309098511646431" calcext:value-type="percentage">
            <text:p>3.09%</text:p>
          </table:table-cell>
          <table:table-cell table:style-name="ce12" table:formula="of:=AVERAGE([$'Bottom 10% share'.N29:.N32])" office:value-type="percentage" office:value="0.0295581327802235" calcext:value-type="percentage">
            <text:p>2.96%</text:p>
          </table:table-cell>
          <table:table-cell table:style-name="ce12" table:formula="of:=AVERAGE([$'Bottom 10% share'.O29:.O32])" office:value-type="percentage" office:value="0.0459071186931775" calcext:value-type="percentage">
            <text:p>4.59%</text:p>
          </table:table-cell>
          <table:table-cell table:style-name="ce12" table:formula="of:=AVERAGE([$'Bottom 10% share'.L29:.L32])" office:value-type="percentage" office:value="0.040384936212736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2" table:formula="of:=AVERAGE([$'Bottom 10% share'.C33:.C36])" office:value-type="percentage" office:value="0.0332043071719878" calcext:value-type="percentage">
            <text:p>3.32%</text:p>
          </table:table-cell>
          <table:table-cell table:style-name="ce12" table:formula="of:=AVERAGE([$'Bottom 10% share'.D33:.D36])" office:value-type="percentage" office:value="0.0298780932675723" calcext:value-type="percentage">
            <text:p>2.99%</text:p>
          </table:table-cell>
          <table:table-cell table:style-name="ce12" table:formula="of:=AVERAGE([$'Bottom 10% share'.E33:.E36])" office:value-type="percentage" office:value="0.0493881651871352" calcext:value-type="percentage">
            <text:p>4.94%</text:p>
          </table:table-cell>
          <table:table-cell table:style-name="ce12" table:formula="of:=AVERAGE([$'Bottom 10% share'.B33:.B36])" office:value-type="percentage" office:value="0.0416128185052375" calcext:value-type="percentage">
            <text:p>4.16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2" table:formula="of:=AVERAGE([$'Bottom 10% share'.H33:.H36])" office:value-type="percentage" office:value="0.0328128732356914" calcext:value-type="percentage">
            <text:p>3.28%</text:p>
          </table:table-cell>
          <table:table-cell table:style-name="ce12" table:formula="of:=AVERAGE([$'Bottom 10% share'.I33:.I36])" office:value-type="percentage" office:value="0.0296351483296875" calcext:value-type="percentage">
            <text:p>2.96%</text:p>
          </table:table-cell>
          <table:table-cell table:style-name="ce12" table:formula="of:=AVERAGE([$'Bottom 10% share'.J33:.J36])" office:value-type="percentage" office:value="0.0488771684867249" calcext:value-type="percentage">
            <text:p>4.89%</text:p>
          </table:table-cell>
          <table:table-cell table:style-name="ce12" table:formula="of:=AVERAGE([$'Bottom 10% share'.G33:.G36])" office:value-type="percentage" office:value="0.0412976649840385" calcext:value-type="percentage">
            <text:p>4.13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2" table:formula="of:=AVERAGE([$'Bottom 10% share'.M33:.M36])" office:value-type="percentage" office:value="0.0328496662351183" calcext:value-type="percentage">
            <text:p>3.28%</text:p>
          </table:table-cell>
          <table:table-cell table:style-name="ce12" table:formula="of:=AVERAGE([$'Bottom 10% share'.N33:.N36])" office:value-type="percentage" office:value="0.0297052427775615" calcext:value-type="percentage">
            <text:p>2.97%</text:p>
          </table:table-cell>
          <table:table-cell table:style-name="ce12" table:formula="of:=AVERAGE([$'Bottom 10% share'.O33:.O36])" office:value-type="percentage" office:value="0.0488578979424133" calcext:value-type="percentage">
            <text:p>4.89%</text:p>
          </table:table-cell>
          <table:table-cell table:style-name="ce12" table:formula="of:=AVERAGE([$'Bottom 10% share'.L33:.L36])" office:value-type="percentage" office:value="0.0413445060107353" calcext:value-type="percentage">
            <text:p>4.13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2" table:formula="of:=AVERAGE([$'Bottom 10% share'.C37:.C40])" office:value-type="percentage" office:value="0.0344450668491599" calcext:value-type="percentage">
            <text:p>3.44%</text:p>
          </table:table-cell>
          <table:table-cell table:style-name="ce12" table:formula="of:=AVERAGE([$'Bottom 10% share'.D37:.D40])" office:value-type="percentage" office:value="0.0304333900422439" calcext:value-type="percentage">
            <text:p>3.04%</text:p>
          </table:table-cell>
          <table:table-cell table:style-name="ce12" table:formula="of:=AVERAGE([$'Bottom 10% share'.E37:.E40])" office:value-type="percentage" office:value="0.0487814788843464" calcext:value-type="percentage">
            <text:p>4.88%</text:p>
          </table:table-cell>
          <table:table-cell table:style-name="ce12" table:formula="of:=AVERAGE([$'Bottom 10% share'.B37:.B40])" office:value-type="percentage" office:value="0.0406948445677916" calcext:value-type="percentage">
            <text:p>4.07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2" table:formula="of:=AVERAGE([$'Bottom 10% share'.H37:.H40])" office:value-type="percentage" office:value="0.0338253657359034" calcext:value-type="percentage">
            <text:p>3.38%</text:p>
          </table:table-cell>
          <table:table-cell table:style-name="ce12" table:formula="of:=AVERAGE([$'Bottom 10% share'.I37:.I40])" office:value-type="percentage" office:value="0.0297139385348178" calcext:value-type="percentage">
            <text:p>2.97%</text:p>
          </table:table-cell>
          <table:table-cell table:style-name="ce12" table:formula="of:=AVERAGE([$'Bottom 10% share'.J37:.J40])" office:value-type="percentage" office:value="0.0482748793786082" calcext:value-type="percentage">
            <text:p>4.83%</text:p>
          </table:table-cell>
          <table:table-cell table:style-name="ce12" table:formula="of:=AVERAGE([$'Bottom 10% share'.G37:.G40])" office:value-type="percentage" office:value="0.0400679596470882" calcext:value-type="percentage">
            <text:p>4.01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2" table:formula="of:=AVERAGE([$'Bottom 10% share'.M37:.M40])" office:value-type="percentage" office:value="0.0339149958991204" calcext:value-type="percentage">
            <text:p>3.39%</text:p>
          </table:table-cell>
          <table:table-cell table:style-name="ce12" table:formula="of:=AVERAGE([$'Bottom 10% share'.N37:.N40])" office:value-type="percentage" office:value="0.0301525296354176" calcext:value-type="percentage">
            <text:p>3.02%</text:p>
          </table:table-cell>
          <table:table-cell table:style-name="ce12" table:formula="of:=AVERAGE([$'Bottom 10% share'.O37:.O40])" office:value-type="percentage" office:value="0.0480811498210785" calcext:value-type="percentage">
            <text:p>4.81%</text:p>
          </table:table-cell>
          <table:table-cell table:style-name="ce12" table:formula="of:=AVERAGE([$'Bottom 10% share'.L37:.L40])" office:value-type="percentage" office:value="0.0403054021607254" calcext:value-type="percentage">
            <text:p>4.03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2" table:formula="of:=AVERAGE([$'Bottom 10% share'.C41:.C44])" office:value-type="percentage" office:value="0.0351965817442946" calcext:value-type="percentage">
            <text:p>3.52%</text:p>
          </table:table-cell>
          <table:table-cell table:style-name="ce12" table:formula="of:=AVERAGE([$'Bottom 10% share'.D41:.D44])" office:value-type="percentage" office:value="0.031464447587116" calcext:value-type="percentage">
            <text:p>3.15%</text:p>
          </table:table-cell>
          <table:table-cell table:style-name="ce12" table:formula="of:=AVERAGE([$'Bottom 10% share'.E41:.E44])" office:value-type="percentage" office:value="0.0505160903146279" calcext:value-type="percentage">
            <text:p>5.05%</text:p>
          </table:table-cell>
          <table:table-cell table:style-name="ce12" table:formula="of:=AVERAGE([$'Bottom 10% share'.B41:.B44])" office:value-type="percentage" office:value="0.0421994519944603" calcext:value-type="percentage">
            <text:p>4.22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2" table:formula="of:=AVERAGE([$'Bottom 10% share'.H41:.H44])" office:value-type="percentage" office:value="0.0348471291672742" calcext:value-type="percentage">
            <text:p>3.48%</text:p>
          </table:table-cell>
          <table:table-cell table:style-name="ce12" table:formula="of:=AVERAGE([$'Bottom 10% share'.I41:.I44])" office:value-type="percentage" office:value="0.0294134876865161" calcext:value-type="percentage">
            <text:p>2.94%</text:p>
          </table:table-cell>
          <table:table-cell table:style-name="ce12" table:formula="of:=AVERAGE([$'Bottom 10% share'.J41:.J44])" office:value-type="percentage" office:value="0.0491151083896576" calcext:value-type="percentage">
            <text:p>4.91%</text:p>
          </table:table-cell>
          <table:table-cell table:style-name="ce12" table:formula="of:=AVERAGE([$'Bottom 10% share'.G41:.G44])" office:value-type="percentage" office:value="0.0394766697511528" calcext:value-type="percentage">
            <text:p>3.95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2" table:formula="of:=AVERAGE([$'Bottom 10% share'.M41:.M44])" office:value-type="percentage" office:value="0.0365374247727061" calcext:value-type="percentage">
            <text:p>3.65%</text:p>
          </table:table-cell>
          <table:table-cell table:style-name="ce12" table:formula="of:=AVERAGE([$'Bottom 10% share'.N41:.N44])" office:value-type="percentage" office:value="0.0304888491832051" calcext:value-type="percentage">
            <text:p>3.05%</text:p>
          </table:table-cell>
          <table:table-cell table:style-name="ce12" table:formula="of:=AVERAGE([$'Bottom 10% share'.O41:.O44])" office:value-type="percentage" office:value="0.052480772685016" calcext:value-type="percentage">
            <text:p>5.25%</text:p>
          </table:table-cell>
          <table:table-cell table:style-name="ce12" table:formula="of:=AVERAGE([$'Bottom 10% share'.L41:.L44])" office:value-type="percentage" office:value="0.0416732188219863" calcext:value-type="percentage">
            <text:p>4.17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2" table:formula="of:=AVERAGE([$'Bottom 10% share'.C45:.C48])" office:value-type="percentage" office:value="0.0351153442896508" calcext:value-type="percentage">
            <text:p>3.51%</text:p>
          </table:table-cell>
          <table:table-cell table:style-name="ce12" table:formula="of:=AVERAGE([$'Bottom 10% share'.D45:.D48])" office:value-type="percentage" office:value="0.0299452135633807" calcext:value-type="percentage">
            <text:p>2.99%</text:p>
          </table:table-cell>
          <table:table-cell table:style-name="ce12" table:formula="of:=AVERAGE([$'Bottom 10% share'.E45:.E48])" office:value-type="percentage" office:value="0.0491344828323807" calcext:value-type="percentage">
            <text:p>4.91%</text:p>
          </table:table-cell>
          <table:table-cell table:style-name="ce12" table:formula="of:=AVERAGE([$'Bottom 10% share'.B45:.B48])" office:value-type="percentage" office:value="0.0397033590430513" calcext:value-type="percentage">
            <text:p>3.97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2" table:formula="of:=AVERAGE([$'Bottom 10% share'.H45:.H48])" office:value-type="percentage" office:value="0.0350344428286777" calcext:value-type="percentage">
            <text:p>3.50%</text:p>
          </table:table-cell>
          <table:table-cell table:style-name="ce12" table:formula="of:=AVERAGE([$'Bottom 10% share'.I45:.I48])" office:value-type="percentage" office:value="0.0278812085952831" calcext:value-type="percentage">
            <text:p>2.79%</text:p>
          </table:table-cell>
          <table:table-cell table:style-name="ce12" table:formula="of:=AVERAGE([$'Bottom 10% share'.J45:.J48])" office:value-type="percentage" office:value="0.049156084729169" calcext:value-type="percentage">
            <text:p>4.92%</text:p>
          </table:table-cell>
          <table:table-cell table:style-name="ce12" table:formula="of:=AVERAGE([$'Bottom 10% share'.G45:.G48])" office:value-type="percentage" office:value="0.0378400932732494" calcext:value-type="percentage">
            <text:p>3.78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2" table:formula="of:=AVERAGE([$'Bottom 10% share'.M45:.M48])" office:value-type="percentage" office:value="0.0392736588297111" calcext:value-type="percentage">
            <text:p>3.93%</text:p>
          </table:table-cell>
          <table:table-cell table:style-name="ce12" table:formula="of:=AVERAGE([$'Bottom 10% share'.N45:.N48])" office:value-type="percentage" office:value="0.0305080983317715" calcext:value-type="percentage">
            <text:p>3.05%</text:p>
          </table:table-cell>
          <table:table-cell table:style-name="ce12" table:formula="of:=AVERAGE([$'Bottom 10% share'.O45:.O48])" office:value-type="percentage" office:value="0.0562965681493795" calcext:value-type="percentage">
            <text:p>5.63%</text:p>
          </table:table-cell>
          <table:table-cell table:style-name="ce12" table:formula="of:=AVERAGE([$'Bottom 10% share'.L45:.L48])" office:value-type="percentage" office:value="0.0422747041335364" calcext:value-type="percentage">
            <text:p>4.23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2" table:formula="of:=AVERAGE([$'Bottom 10% share'.C49:.C52])" office:value-type="percentage" office:value="0.0394309118581021" calcext:value-type="percentage">
            <text:p>3.94%</text:p>
          </table:table-cell>
          <table:table-cell table:style-name="ce12" table:formula="of:=AVERAGE([$'Bottom 10% share'.D49:.D52])" office:value-type="percentage" office:value="0.0301809880560665" calcext:value-type="percentage">
            <text:p>3.02%</text:p>
          </table:table-cell>
          <table:table-cell table:style-name="ce12" table:formula="of:=AVERAGE([$'Bottom 10% share'.E49:.E52])" office:value-type="percentage" office:value="0.0519065342470578" calcext:value-type="percentage">
            <text:p>5.19%</text:p>
          </table:table-cell>
          <table:table-cell table:style-name="ce12" table:formula="of:=AVERAGE([$'Bottom 10% share'.B49:.B52])" office:value-type="percentage" office:value="0.0388640958190196" calcext:value-type="percentage">
            <text:p>3.89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2" table:formula="of:=AVERAGE([$'Bottom 10% share'.H49:.H52])" office:value-type="percentage" office:value="0.0370938861282735" calcext:value-type="percentage">
            <text:p>3.71%</text:p>
          </table:table-cell>
          <table:table-cell table:style-name="ce12" table:formula="of:=AVERAGE([$'Bottom 10% share'.I49:.I52])" office:value-type="percentage" office:value="0.0279260926686334" calcext:value-type="percentage">
            <text:p>2.79%</text:p>
          </table:table-cell>
          <table:table-cell table:style-name="ce12" table:formula="of:=AVERAGE([$'Bottom 10% share'.J49:.J52])" office:value-type="percentage" office:value="0.0508123485275036" calcext:value-type="percentage">
            <text:p>5.08%</text:p>
          </table:table-cell>
          <table:table-cell table:style-name="ce12" table:formula="of:=AVERAGE([$'Bottom 10% share'.G49:.G52])" office:value-type="percentage" office:value="0.0374636657202398" calcext:value-type="percentage">
            <text:p>3.75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2" table:formula="of:=AVERAGE([$'Bottom 10% share'.M49:.M52])" office:value-type="percentage" office:value="0.0383190609416343" calcext:value-type="percentage">
            <text:p>3.83%</text:p>
          </table:table-cell>
          <table:table-cell table:style-name="ce12" table:formula="of:=AVERAGE([$'Bottom 10% share'.N49:.N52])" office:value-type="percentage" office:value="0.0303966048222774" calcext:value-type="percentage">
            <text:p>3.04%</text:p>
          </table:table-cell>
          <table:table-cell table:style-name="ce12" table:formula="of:=AVERAGE([$'Bottom 10% share'.O49:.O52])" office:value-type="percentage" office:value="0.0539579589072834" calcext:value-type="percentage">
            <text:p>5.40%</text:p>
          </table:table-cell>
          <table:table-cell table:style-name="ce12" table:formula="of:=AVERAGE([$'Bottom 10% share'.L49:.L52])" office:value-type="percentage" office:value="0.0409349745625259" calcext:value-type="percentage">
            <text:p>4.09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2" table:formula="of:=AVERAGE([$'Bottom 10% share'.C53:.C56])" office:value-type="percentage" office:value="0.0404268204132155" calcext:value-type="percentage">
            <text:p>4.04%</text:p>
          </table:table-cell>
          <table:table-cell table:style-name="ce12" table:formula="of:=AVERAGE([$'Bottom 10% share'.D53:.D56])" office:value-type="percentage" office:value="0.0304393544796041" calcext:value-type="percentage">
            <text:p>3.04%</text:p>
          </table:table-cell>
          <table:table-cell table:style-name="ce12" table:formula="of:=AVERAGE([$'Bottom 10% share'.E53:.E56])" office:value-type="percentage" office:value="0.0537442057834641" calcext:value-type="percentage">
            <text:p>5.37%</text:p>
          </table:table-cell>
          <table:table-cell table:style-name="ce12" table:formula="of:=AVERAGE([$'Bottom 10% share'.B53:.B56])" office:value-type="percentage" office:value="0.0395425251822592" calcext:value-type="percentage">
            <text:p>3.95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2" table:formula="of:=AVERAGE([$'Bottom 10% share'.H53:.H56])" office:value-type="percentage" office:value="0.041342107704511" calcext:value-type="percentage">
            <text:p>4.13%</text:p>
          </table:table-cell>
          <table:table-cell table:style-name="ce12" table:formula="of:=AVERAGE([$'Bottom 10% share'.I53:.I56])" office:value-type="percentage" office:value="0.0301772080738176" calcext:value-type="percentage">
            <text:p>3.02%</text:p>
          </table:table-cell>
          <table:table-cell table:style-name="ce12" table:formula="of:=AVERAGE([$'Bottom 10% share'.J53:.J56])" office:value-type="percentage" office:value="0.0536773742941547" calcext:value-type="percentage">
            <text:p>5.37%</text:p>
          </table:table-cell>
          <table:table-cell table:style-name="ce12" table:formula="of:=AVERAGE([$'Bottom 10% share'.G53:.G56])" office:value-type="percentage" office:value="0.0387600915897651" calcext:value-type="percentage">
            <text:p>3.88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2" table:formula="of:=AVERAGE([$'Bottom 10% share'.M53:.M56])" office:value-type="percentage" office:value="0.0426500845085004" calcext:value-type="percentage">
            <text:p>4.27%</text:p>
          </table:table-cell>
          <table:table-cell table:style-name="ce12" table:formula="of:=AVERAGE([$'Bottom 10% share'.N53:.N56])" office:value-type="percentage" office:value="0.0313330276872506" calcext:value-type="percentage">
            <text:p>3.13%</text:p>
          </table:table-cell>
          <table:table-cell table:style-name="ce12" table:formula="of:=AVERAGE([$'Bottom 10% share'.O53:.O56])" office:value-type="percentage" office:value="0.0577160791207823" calcext:value-type="percentage">
            <text:p>5.77%</text:p>
          </table:table-cell>
          <table:table-cell table:style-name="ce12" table:formula="of:=AVERAGE([$'Bottom 10% share'.L53:.L56])" office:value-type="percentage" office:value="0.0414278121697685" calcext:value-type="percentage">
            <text:p>4.14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2" table:formula="of:=AVERAGE([$'Bottom 10% share'.C57:.C60])" office:value-type="percentage" office:value="0.0420346246425591" calcext:value-type="percentage">
            <text:p>4.20%</text:p>
          </table:table-cell>
          <table:table-cell table:style-name="ce12" table:formula="of:=AVERAGE([$'Bottom 10% share'.D57:.D60])" office:value-type="percentage" office:value="0.0317883229562116" calcext:value-type="percentage">
            <text:p>3.18%</text:p>
          </table:table-cell>
          <table:table-cell table:style-name="ce12" table:formula="of:=AVERAGE([$'Bottom 10% share'.E57:.E60])" office:value-type="percentage" office:value="0.0561856967619069" calcext:value-type="percentage">
            <text:p>5.62%</text:p>
          </table:table-cell>
          <table:table-cell table:style-name="ce12" table:formula="of:=AVERAGE([$'Bottom 10% share'.B57:.B60])" office:value-type="percentage" office:value="0.0414133104824585" calcext:value-type="percentage">
            <text:p>4.14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2" table:formula="of:=AVERAGE([$'Bottom 10% share'.H57:.H60])" office:value-type="percentage" office:value="0.0408837943047128" calcext:value-type="percentage">
            <text:p>4.09%</text:p>
          </table:table-cell>
          <table:table-cell table:style-name="ce12" table:formula="of:=AVERAGE([$'Bottom 10% share'.I57:.I60])" office:value-type="percentage" office:value="0.0293379329267612" calcext:value-type="percentage">
            <text:p>2.93%</text:p>
          </table:table-cell>
          <table:table-cell table:style-name="ce12" table:formula="of:=AVERAGE([$'Bottom 10% share'.J57:.J60])" office:value-type="percentage" office:value="0.0522887910664385" calcext:value-type="percentage">
            <text:p>5.23%</text:p>
          </table:table-cell>
          <table:table-cell table:style-name="ce12" table:formula="of:=AVERAGE([$'Bottom 10% share'.G57:.G60])" office:value-type="percentage" office:value="0.0372728730675753" calcext:value-type="percentage">
            <text:p>3.73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2" table:formula="of:=AVERAGE([$'Bottom 10% share'.M57:.M60])" office:value-type="percentage" office:value="0.040798424270144" calcext:value-type="percentage">
            <text:p>4.08%</text:p>
          </table:table-cell>
          <table:table-cell table:style-name="ce12" table:formula="of:=AVERAGE([$'Bottom 10% share'.N57:.N60])" office:value-type="percentage" office:value="0.030446369916353" calcext:value-type="percentage">
            <text:p>3.04%</text:p>
          </table:table-cell>
          <table:table-cell table:style-name="ce12" table:formula="of:=AVERAGE([$'Bottom 10% share'.O57:.O60])" office:value-type="percentage" office:value="0.0533208893700074" calcext:value-type="percentage">
            <text:p>5.33%</text:p>
          </table:table-cell>
          <table:table-cell table:style-name="ce12" table:formula="of:=AVERAGE([$'Bottom 10% share'.L57:.L60])" office:value-type="percentage" office:value="0.0388575108677935" calcext:value-type="percentage">
            <text:p>3.89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2" table:formula="of:=AVERAGE([$'Bottom 10% share'.C61:.C64])" office:value-type="percentage" office:value="0.0429437643130533" calcext:value-type="percentage">
            <text:p>4.29%</text:p>
          </table:table-cell>
          <table:table-cell table:style-name="ce12" table:formula="of:=AVERAGE([$'Bottom 10% share'.D61:.D64])" office:value-type="percentage" office:value="0.0314023495747051" calcext:value-type="percentage">
            <text:p>3.14%</text:p>
          </table:table-cell>
          <table:table-cell table:style-name="ce12" table:formula="of:=AVERAGE([$'Bottom 10% share'.E61:.E64])" office:value-type="percentage" office:value="0.0547508794097069" calcext:value-type="percentage">
            <text:p>5.48%</text:p>
          </table:table-cell>
          <table:table-cell table:style-name="ce12" table:formula="of:=AVERAGE([$'Bottom 10% share'.B61:.B64])" office:value-type="percentage" office:value="0.0395121108539376" calcext:value-type="percentage">
            <text:p>3.95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2" table:formula="of:=AVERAGE([$'Bottom 10% share'.H61:.H64])" office:value-type="percentage" office:value="0.0394134601099982" calcext:value-type="percentage">
            <text:p>3.94%</text:p>
          </table:table-cell>
          <table:table-cell table:style-name="ce12" table:formula="of:=AVERAGE([$'Bottom 10% share'.I61:.I64])" office:value-type="percentage" office:value="0.0275180571419822" calcext:value-type="percentage">
            <text:p>2.75%</text:p>
          </table:table-cell>
          <table:table-cell table:style-name="ce12" table:formula="of:=AVERAGE([$'Bottom 10% share'.J61:.J64])" office:value-type="percentage" office:value="0.048289171026181" calcext:value-type="percentage">
            <text:p>4.83%</text:p>
          </table:table-cell>
          <table:table-cell table:style-name="ce12" table:formula="of:=AVERAGE([$'Bottom 10% share'.G61:.G64])" office:value-type="percentage" office:value="0.0337676200517344" calcext:value-type="percentage">
            <text:p>3.38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2" table:formula="of:=AVERAGE([$'Bottom 10% share'.M61:.M64])" office:value-type="percentage" office:value="0.0383192922483912" calcext:value-type="percentage">
            <text:p>3.83%</text:p>
          </table:table-cell>
          <table:table-cell table:style-name="ce12" table:formula="of:=AVERAGE([$'Bottom 10% share'.N61:.N64])" office:value-type="percentage" office:value="0.028913116912659" calcext:value-type="percentage">
            <text:p>2.89%</text:p>
          </table:table-cell>
          <table:table-cell table:style-name="ce12" table:formula="of:=AVERAGE([$'Bottom 10% share'.O61:.O64])" office:value-type="percentage" office:value="0.0527104087017373" calcext:value-type="percentage">
            <text:p>5.27%</text:p>
          </table:table-cell>
          <table:table-cell table:style-name="ce12" table:formula="of:=AVERAGE([$'Bottom 10% share'.L61:.L64])" office:value-type="percentage" office:value="0.0384121063949547" calcext:value-type="percentage">
            <text:p>3.84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2" table:formula="of:=AVERAGE([$'Bottom 10% share'.C65:.C68])" office:value-type="percentage" office:value="0.0430285093850826" calcext:value-type="percentage">
            <text:p>4.30%</text:p>
          </table:table-cell>
          <table:table-cell table:style-name="ce12" table:formula="of:=AVERAGE([$'Bottom 10% share'.D65:.D68])" office:value-type="percentage" office:value="0.030801250804049" calcext:value-type="percentage">
            <text:p>3.08%</text:p>
          </table:table-cell>
          <table:table-cell table:style-name="ce12" table:formula="of:=AVERAGE([$'Bottom 10% share'.E65:.E68])" office:value-type="percentage" office:value="0.0527702513264573" calcext:value-type="percentage">
            <text:p>5.28%</text:p>
          </table:table-cell>
          <table:table-cell table:style-name="ce12" table:formula="of:=AVERAGE([$'Bottom 10% share'.B65:.B68])" office:value-type="percentage" office:value="0.0374118027158168" calcext:value-type="percentage">
            <text:p>3.74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2" table:formula="of:=AVERAGE([$'Bottom 10% share'.H65:.H68])" office:value-type="percentage" office:value="0.0344613124037353" calcext:value-type="percentage">
            <text:p>3.45%</text:p>
          </table:table-cell>
          <table:table-cell table:style-name="ce12" table:formula="of:=AVERAGE([$'Bottom 10% share'.I65:.I68])" office:value-type="percentage" office:value="0.0252700066330258" calcext:value-type="percentage">
            <text:p>2.53%</text:p>
          </table:table-cell>
          <table:table-cell table:style-name="ce12" table:formula="of:=AVERAGE([$'Bottom 10% share'.J65:.J68])" office:value-type="percentage" office:value="0.0429815253860647" calcext:value-type="percentage">
            <text:p>4.30%</text:p>
          </table:table-cell>
          <table:table-cell table:style-name="ce12" table:formula="of:=AVERAGE([$'Bottom 10% share'.G65:.G68])" office:value-type="percentage" office:value="0.0310872750385839" calcext:value-type="percentage">
            <text:p>3.11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2" table:formula="of:=AVERAGE([$'Bottom 10% share'.M65:.M68])" office:value-type="percentage" office:value="0.0434336472303027" calcext:value-type="percentage">
            <text:p>4.34%</text:p>
          </table:table-cell>
          <table:table-cell table:style-name="ce12" table:formula="of:=AVERAGE([$'Bottom 10% share'.N65:.N68])" office:value-type="percentage" office:value="0.0307122245100726" calcext:value-type="percentage">
            <text:p>3.07%</text:p>
          </table:table-cell>
          <table:table-cell table:style-name="ce12" table:formula="of:=AVERAGE([$'Bottom 10% share'.O65:.O68])" office:value-type="percentage" office:value="0.0550822238580712" calcext:value-type="percentage">
            <text:p>5.51%</text:p>
          </table:table-cell>
          <table:table-cell table:style-name="ce12" table:formula="of:=AVERAGE([$'Bottom 10% share'.L65:.L68])" office:value-type="percentage" office:value="0.0384276917512119" calcext:value-type="percentage">
            <text:p>3.84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2" table:formula="of:=AVERAGE([$'Bottom 10% share'.C69:.C72])" office:value-type="percentage" office:value="0.0382585787606914" calcext:value-type="percentage">
            <text:p>3.83%</text:p>
          </table:table-cell>
          <table:table-cell table:style-name="ce12" table:formula="of:=AVERAGE([$'Bottom 10% share'.D69:.D72])" office:value-type="percentage" office:value="0.0274398236463433" calcext:value-type="percentage">
            <text:p>2.74%</text:p>
          </table:table-cell>
          <table:table-cell table:style-name="ce12" table:formula="of:=AVERAGE([$'Bottom 10% share'.E69:.E72])" office:value-type="percentage" office:value="0.0429859552998731" calcext:value-type="percentage">
            <text:p>4.30%</text:p>
          </table:table-cell>
          <table:table-cell table:style-name="ce12" table:formula="of:=AVERAGE([$'Bottom 10% share'.B69:.B72])" office:value-type="percentage" office:value="0.0307688812282009" calcext:value-type="percentage">
            <text:p>3.08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2" table:formula="of:=AVERAGE([$'Bottom 10% share'.H69:.H72])" office:value-type="percentage" office:value="0.0398505203880364" calcext:value-type="percentage">
            <text:p>3.99%</text:p>
          </table:table-cell>
          <table:table-cell table:style-name="ce12" table:formula="of:=AVERAGE([$'Bottom 10% share'.I69:.I72])" office:value-type="percentage" office:value="0.0276679214371675" calcext:value-type="percentage">
            <text:p>2.77%</text:p>
          </table:table-cell>
          <table:table-cell table:style-name="ce12" table:formula="of:=AVERAGE([$'Bottom 10% share'.J69:.J72])" office:value-type="percentage" office:value="0.0448728000964031" calcext:value-type="percentage">
            <text:p>4.49%</text:p>
          </table:table-cell>
          <table:table-cell table:style-name="ce12" table:formula="of:=AVERAGE([$'Bottom 10% share'.G69:.G72])" office:value-type="percentage" office:value="0.0311875947072601" calcext:value-type="percentage">
            <text:p>3.12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2" table:formula="of:=AVERAGE([$'Bottom 10% share'.M69:.M72])" office:value-type="percentage" office:value="0.0402448718549593" calcext:value-type="percentage">
            <text:p>4.02%</text:p>
          </table:table-cell>
          <table:table-cell table:style-name="ce12" table:formula="of:=AVERAGE([$'Bottom 10% share'.N69:.N72])" office:value-type="percentage" office:value="0.0268652680213333" calcext:value-type="percentage">
            <text:p>2.69%</text:p>
          </table:table-cell>
          <table:table-cell table:style-name="ce12" table:formula="of:=AVERAGE([$'Bottom 10% share'.O69:.O72])" office:value-type="percentage" office:value="0.0496702241243688" calcext:value-type="percentage">
            <text:p>4.97%</text:p>
          </table:table-cell>
          <table:table-cell table:style-name="ce12" table:formula="of:=AVERAGE([$'Bottom 10% share'.L69:.L72])" office:value-type="percentage" office:value="0.0331742325815487" calcext:value-type="percentage">
            <text:p>3.32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2" table:formula="of:=AVERAGE([$'Bottom 10% share'.C73:.C76])" office:value-type="percentage" office:value="0.0359440687927103" calcext:value-type="percentage">
            <text:p>3.59%</text:p>
          </table:table-cell>
          <table:table-cell table:style-name="ce12" table:formula="of:=AVERAGE([$'Bottom 10% share'.D73:.D76])" office:value-type="percentage" office:value="0.0274905834973423" calcext:value-type="percentage">
            <text:p>2.75%</text:p>
          </table:table-cell>
          <table:table-cell table:style-name="ce12" table:formula="of:=AVERAGE([$'Bottom 10% share'.E73:.E76])" office:value-type="percentage" office:value="0.0408964291621983" calcext:value-type="percentage">
            <text:p>4.09%</text:p>
          </table:table-cell>
          <table:table-cell table:style-name="ce12" table:formula="of:=AVERAGE([$'Bottom 10% share'.B73:.B76])" office:value-type="percentage" office:value="0.030877258223614" calcext:value-type="percentage">
            <text:p>3.09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2" table:formula="of:=AVERAGE([$'Bottom 10% share'.H73:.H76])" office:value-type="percentage" office:value="0.0396250386864777" calcext:value-type="percentage">
            <text:p>3.96%</text:p>
          </table:table-cell>
          <table:table-cell table:style-name="ce12" table:formula="of:=AVERAGE([$'Bottom 10% share'.I73:.I76])" office:value-type="percentage" office:value="0.0273969176002931" calcext:value-type="percentage">
            <text:p>2.74%</text:p>
          </table:table-cell>
          <table:table-cell table:style-name="ce12" table:formula="of:=AVERAGE([$'Bottom 10% share'.J73:.J76])" office:value-type="percentage" office:value="0.0437425350193553" calcext:value-type="percentage">
            <text:p>4.37%</text:p>
          </table:table-cell>
          <table:table-cell table:style-name="ce12" table:formula="of:=AVERAGE([$'Bottom 10% share'.G73:.G76])" office:value-type="percentage" office:value="0.0302402846156872" calcext:value-type="percentage">
            <text:p>3.02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2" table:formula="of:=AVERAGE([$'Bottom 10% share'.M73:.M76])" office:value-type="percentage" office:value="0.0412284530468272" calcext:value-type="percentage">
            <text:p>4.12%</text:p>
          </table:table-cell>
          <table:table-cell table:style-name="ce12" table:formula="of:=AVERAGE([$'Bottom 10% share'.N73:.N76])" office:value-type="percentage" office:value="0.0283235509127032" calcext:value-type="percentage">
            <text:p>2.83%</text:p>
          </table:table-cell>
          <table:table-cell table:style-name="ce12" table:formula="of:=AVERAGE([$'Bottom 10% share'.O73:.O76])" office:value-type="percentage" office:value="0.0485235244088593" calcext:value-type="percentage">
            <text:p>4.85%</text:p>
          </table:table-cell>
          <table:table-cell table:style-name="ce12" table:formula="of:=AVERAGE([$'Bottom 10% share'.L73:.L76])" office:value-type="percentage" office:value="0.0332308304753926" calcext:value-type="percentage">
            <text:p>3.32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2" table:formula="of:=AVERAGE([$'Bottom 10% share'.C77:.C80])" office:value-type="percentage" office:value="0.0353033330171446" calcext:value-type="percentage">
            <text:p>3.53%</text:p>
          </table:table-cell>
          <table:table-cell table:style-name="ce12" table:formula="of:=AVERAGE([$'Bottom 10% share'.D77:.D80])" office:value-type="percentage" office:value="0.025874094382889" calcext:value-type="percentage">
            <text:p>2.59%</text:p>
          </table:table-cell>
          <table:table-cell table:style-name="ce12" table:formula="of:=AVERAGE([$'Bottom 10% share'.E77:.E80])" office:value-type="percentage" office:value="0.0414236261542662" calcext:value-type="percentage">
            <text:p>4.14%</text:p>
          </table:table-cell>
          <table:table-cell table:style-name="ce12" table:formula="of:=AVERAGE([$'Bottom 10% share'.B77:.B80])" office:value-type="percentage" office:value="0.0300310340746377" calcext:value-type="percentage">
            <text:p>3.00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2" table:formula="of:=AVERAGE([$'Bottom 10% share'.H77:.H80])" office:value-type="percentage" office:value="0.0394157949971649" calcext:value-type="percentage">
            <text:p>3.94%</text:p>
          </table:table-cell>
          <table:table-cell table:style-name="ce12" table:formula="of:=AVERAGE([$'Bottom 10% share'.I77:.I80])" office:value-type="percentage" office:value="0.0262207795752635" calcext:value-type="percentage">
            <text:p>2.62%</text:p>
          </table:table-cell>
          <table:table-cell table:style-name="ce12" table:formula="of:=AVERAGE([$'Bottom 10% share'.J77:.J80])" office:value-type="percentage" office:value="0.0428209244937647" calcext:value-type="percentage">
            <text:p>4.28%</text:p>
          </table:table-cell>
          <table:table-cell table:style-name="ce12" table:formula="of:=AVERAGE([$'Bottom 10% share'.G77:.G80])" office:value-type="percentage" office:value="0.0285611527386614" calcext:value-type="percentage">
            <text:p>2.86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2" table:formula="of:=AVERAGE([$'Bottom 10% share'.M77:.M80])" office:value-type="percentage" office:value="0.0445766686045395" calcext:value-type="percentage">
            <text:p>4.46%</text:p>
          </table:table-cell>
          <table:table-cell table:style-name="ce12" table:formula="of:=AVERAGE([$'Bottom 10% share'.N77:.N80])" office:value-type="percentage" office:value="0.0308634351803856" calcext:value-type="percentage">
            <text:p>3.09%</text:p>
          </table:table-cell>
          <table:table-cell table:style-name="ce12" table:formula="of:=AVERAGE([$'Bottom 10% share'.O77:.O80])" office:value-type="percentage" office:value="0.052059629925833" calcext:value-type="percentage">
            <text:p>5.21%</text:p>
          </table:table-cell>
          <table:table-cell table:style-name="ce12" table:formula="of:=AVERAGE([$'Bottom 10% share'.L77:.L80])" office:value-type="percentage" office:value="0.035770921527169" calcext:value-type="percentage">
            <text:p>3.58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2" table:formula="of:=AVERAGE([$'Bottom 10% share'.C81:.C84])" office:value-type="percentage" office:value="0.0389429105045014" calcext:value-type="percentage">
            <text:p>3.89%</text:p>
          </table:table-cell>
          <table:table-cell table:style-name="ce12" table:formula="of:=AVERAGE([$'Bottom 10% share'.D81:.D84])" office:value-type="percentage" office:value="0.0281935297109978" calcext:value-type="percentage">
            <text:p>2.82%</text:p>
          </table:table-cell>
          <table:table-cell table:style-name="ce12" table:formula="of:=AVERAGE([$'Bottom 10% share'.E81:.E84])" office:value-type="percentage" office:value="0.0435341300074522" calcext:value-type="percentage">
            <text:p>4.35%</text:p>
          </table:table-cell>
          <table:table-cell table:style-name="ce12" table:formula="of:=AVERAGE([$'Bottom 10% share'.B81:.B84])" office:value-type="percentage" office:value="0.0313930716929795" calcext:value-type="percentage">
            <text:p>3.14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2" table:formula="of:=AVERAGE([$'Bottom 10% share'.H81:.H84])" office:value-type="percentage" office:value="0.047110156417552" calcext:value-type="percentage">
            <text:p>4.71%</text:p>
          </table:table-cell>
          <table:table-cell table:style-name="ce12" table:formula="of:=AVERAGE([$'Bottom 10% share'.I81:.I84])" office:value-type="percentage" office:value="0.0306365699889008" calcext:value-type="percentage">
            <text:p>3.06%</text:p>
          </table:table-cell>
          <table:table-cell table:style-name="ce12" table:formula="of:=AVERAGE([$'Bottom 10% share'.J81:.J84])" office:value-type="percentage" office:value="0.0530008322542242" calcext:value-type="percentage">
            <text:p>5.30%</text:p>
          </table:table-cell>
          <table:table-cell table:style-name="ce12" table:formula="of:=AVERAGE([$'Bottom 10% share'.G81:.G84])" office:value-type="percentage" office:value="0.0345789059296695" calcext:value-type="percentage">
            <text:p>3.46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2" table:formula="of:=AVERAGE([$'Bottom 10% share'.M81:.M84])" office:value-type="percentage" office:value="0.0443872723441487" calcext:value-type="percentage">
            <text:p>4.44%</text:p>
          </table:table-cell>
          <table:table-cell table:style-name="ce12" table:formula="of:=AVERAGE([$'Bottom 10% share'.N81:.N84])" office:value-type="percentage" office:value="0.0311392206076392" calcext:value-type="percentage">
            <text:p>3.11%</text:p>
          </table:table-cell>
          <table:table-cell table:style-name="ce12" table:formula="of:=AVERAGE([$'Bottom 10% share'.O81:.O84])" office:value-type="percentage" office:value="0.0531760221256581" calcext:value-type="percentage">
            <text:p>5.32%</text:p>
          </table:table-cell>
          <table:table-cell table:style-name="ce12" table:formula="of:=AVERAGE([$'Bottom 10% share'.L81:.L84])" office:value-type="percentage" office:value="0.036817468030315" calcext:value-type="percentage">
            <text:p>3.68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2" table:formula="of:=AVERAGE([$'Bottom 10% share'.C85:.C88])" office:value-type="percentage" office:value="0.0403851368627368" calcext:value-type="percentage">
            <text:p>4.04%</text:p>
          </table:table-cell>
          <table:table-cell table:style-name="ce12" table:formula="of:=AVERAGE([$'Bottom 10% share'.D85:.D88])" office:value-type="percentage" office:value="0.028387984181019" calcext:value-type="percentage">
            <text:p>2.84%</text:p>
          </table:table-cell>
          <table:table-cell table:style-name="ce12" table:formula="of:=AVERAGE([$'Bottom 10% share'.E85:.E88])" office:value-type="percentage" office:value="0.0486339720228282" calcext:value-type="percentage">
            <text:p>4.86%</text:p>
          </table:table-cell>
          <table:table-cell table:style-name="ce12" table:formula="of:=AVERAGE([$'Bottom 10% share'.B85:.B88])" office:value-type="percentage" office:value="0.0339879211158518" calcext:value-type="percentage">
            <text:p>3.40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2" table:formula="of:=AVERAGE([$'Bottom 10% share'.H85:.H88])" office:value-type="percentage" office:value="0.04398959981554" calcext:value-type="percentage">
            <text:p>4.40%</text:p>
          </table:table-cell>
          <table:table-cell table:style-name="ce12" table:formula="of:=AVERAGE([$'Bottom 10% share'.I85:.I88])" office:value-type="percentage" office:value="0.0298323355947946" calcext:value-type="percentage">
            <text:p>2.98%</text:p>
          </table:table-cell>
          <table:table-cell table:style-name="ce12" table:formula="of:=AVERAGE([$'Bottom 10% share'.J85:.J88])" office:value-type="percentage" office:value="0.050136079289186" calcext:value-type="percentage">
            <text:p>5.01%</text:p>
          </table:table-cell>
          <table:table-cell table:style-name="ce12" table:formula="of:=AVERAGE([$'Bottom 10% share'.G85:.G88])" office:value-type="percentage" office:value="0.0338964703304648" calcext:value-type="percentage">
            <text:p>3.39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2" table:formula="of:=AVERAGE([$'Bottom 10% share'.M85:.M88])" office:value-type="percentage" office:value="0.0457960969638954" calcext:value-type="percentage">
            <text:p>4.58%</text:p>
          </table:table-cell>
          <table:table-cell table:style-name="ce12" table:formula="of:=AVERAGE([$'Bottom 10% share'.N85:.N88])" office:value-type="percentage" office:value="0.0310972803999347" calcext:value-type="percentage">
            <text:p>3.11%</text:p>
          </table:table-cell>
          <table:table-cell table:style-name="ce12" table:formula="of:=AVERAGE([$'Bottom 10% share'.O85:.O88])" office:value-type="percentage" office:value="0.0524182998313106" calcext:value-type="percentage">
            <text:p>5.24%</text:p>
          </table:table-cell>
          <table:table-cell table:style-name="ce12" table:formula="of:=AVERAGE([$'Bottom 10% share'.L85:.L88])" office:value-type="percentage" office:value="0.035473523385518" calcext:value-type="percentage">
            <text:p>3.55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2" table:formula="of:=AVERAGE([$'Bottom 10% share'.C89:.C92])" office:value-type="percentage" office:value="0.0417297144334338" calcext:value-type="percentage">
            <text:p>4.17%</text:p>
          </table:table-cell>
          <table:table-cell table:style-name="ce12" table:formula="of:=AVERAGE([$'Bottom 10% share'.D89:.D92])" office:value-type="percentage" office:value="0.0317618145561076" calcext:value-type="percentage">
            <text:p>3.18%</text:p>
          </table:table-cell>
          <table:table-cell table:style-name="ce12" table:formula="of:=AVERAGE([$'Bottom 10% share'.E89:.E92])" office:value-type="percentage" office:value="0.0471453109734033" calcext:value-type="percentage">
            <text:p>4.71%</text:p>
          </table:table-cell>
          <table:table-cell table:style-name="ce12" table:formula="of:=AVERAGE([$'Bottom 10% share'.B89:.B92])" office:value-type="percentage" office:value="0.0353979284017919" calcext:value-type="percentage">
            <text:p>3.54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2" table:formula="of:=AVERAGE([$'Bottom 10% share'.H89:.H92])" office:value-type="percentage" office:value="0.0446148062258003" calcext:value-type="percentage">
            <text:p>4.46%</text:p>
          </table:table-cell>
          <table:table-cell table:style-name="ce12" table:formula="of:=AVERAGE([$'Bottom 10% share'.I89:.I92])" office:value-type="percentage" office:value="0.031124072884769" calcext:value-type="percentage">
            <text:p>3.11%</text:p>
          </table:table-cell>
          <table:table-cell table:style-name="ce12" table:formula="of:=AVERAGE([$'Bottom 10% share'.J89:.J92])" office:value-type="percentage" office:value="0.0505572657905557" calcext:value-type="percentage">
            <text:p>5.06%</text:p>
          </table:table-cell>
          <table:table-cell table:style-name="ce12" table:formula="of:=AVERAGE([$'Bottom 10% share'.G89:.G92])" office:value-type="percentage" office:value="0.0350306204591576" calcext:value-type="percentage">
            <text:p>3.50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2" table:formula="of:=AVERAGE([$'Bottom 10% share'.M89:.M92])" office:value-type="percentage" office:value="0.0496474583087346" calcext:value-type="percentage">
            <text:p>4.96%</text:p>
          </table:table-cell>
          <table:table-cell table:style-name="ce12" table:formula="of:=AVERAGE([$'Bottom 10% share'.N89:.N92])" office:value-type="percentage" office:value="0.0328754870437245" calcext:value-type="percentage">
            <text:p>3.29%</text:p>
          </table:table-cell>
          <table:table-cell table:style-name="ce12" table:formula="of:=AVERAGE([$'Bottom 10% share'.O89:.O92])" office:value-type="percentage" office:value="0.0554586994920794" calcext:value-type="percentage">
            <text:p>5.55%</text:p>
          </table:table-cell>
          <table:table-cell table:style-name="ce12" table:formula="of:=AVERAGE([$'Bottom 10% share'.L89:.L92])" office:value-type="percentage" office:value="0.0367546449883762" calcext:value-type="percentage">
            <text:p>3.68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2" table:formula="of:=AVERAGE([$'Bottom 10% share'.C93:.C96])" office:value-type="percentage" office:value="0.0464005607549373" calcext:value-type="percentage">
            <text:p>4.64%</text:p>
          </table:table-cell>
          <table:table-cell table:style-name="ce12" table:formula="of:=AVERAGE([$'Bottom 10% share'.D93:.D96])" office:value-type="percentage" office:value="0.0327380219280077" calcext:value-type="percentage">
            <text:p>3.27%</text:p>
          </table:table-cell>
          <table:table-cell table:style-name="ce12" table:formula="of:=AVERAGE([$'Bottom 10% share'.E93:.E96])" office:value-type="percentage" office:value="0.050745497959459" calcext:value-type="percentage">
            <text:p>5.07%</text:p>
          </table:table-cell>
          <table:table-cell table:style-name="ce12" table:formula="of:=AVERAGE([$'Bottom 10% share'.B93:.B96])" office:value-type="percentage" office:value="0.0356466185485132" calcext:value-type="percentage">
            <text:p>3.56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2" table:formula="of:=AVERAGE([$'Bottom 10% share'.H93:.H96])" office:value-type="percentage" office:value="0.0404881241558076" calcext:value-type="percentage">
            <text:p>4.05%</text:p>
          </table:table-cell>
          <table:table-cell table:style-name="ce12" table:formula="of:=AVERAGE([$'Bottom 10% share'.I93:.I96])" office:value-type="percentage" office:value="0.0292954224995407" calcext:value-type="percentage">
            <text:p>2.93%</text:p>
          </table:table-cell>
          <table:table-cell table:style-name="ce12" table:formula="of:=AVERAGE([$'Bottom 10% share'.J93:.J96])" office:value-type="percentage" office:value="0.0453035869204322" calcext:value-type="percentage">
            <text:p>4.53%</text:p>
          </table:table-cell>
          <table:table-cell table:style-name="ce12" table:formula="of:=AVERAGE([$'Bottom 10% share'.G93:.G96])" office:value-type="percentage" office:value="0.032387607652487" calcext:value-type="percentage">
            <text:p>3.24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2" table:formula="of:=AVERAGE([$'Bottom 10% share'.M93:.M96])" office:value-type="percentage" office:value="0.043784373544285" calcext:value-type="percentage">
            <text:p>4.38%</text:p>
          </table:table-cell>
          <table:table-cell table:style-name="ce12" table:formula="of:=AVERAGE([$'Bottom 10% share'.N93:.N96])" office:value-type="percentage" office:value="0.0292302817478298" calcext:value-type="percentage">
            <text:p>2.92%</text:p>
          </table:table-cell>
          <table:table-cell table:style-name="ce12" table:formula="of:=AVERAGE([$'Bottom 10% share'.O93:.O96])" office:value-type="percentage" office:value="0.0476211365321824" calcext:value-type="percentage">
            <text:p>4.76%</text:p>
          </table:table-cell>
          <table:table-cell table:style-name="ce12" table:formula="of:=AVERAGE([$'Bottom 10% share'.L93:.L96])" office:value-type="percentage" office:value="0.0317728673754903" calcext:value-type="percentage">
            <text:p>3.18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2" table:formula="of:=AVERAGE([$'Bottom 10% share'.C97:.C100])" office:value-type="percentage" office:value="0.0453583956910577" calcext:value-type="percentage">
            <text:p>4.54%</text:p>
          </table:table-cell>
          <table:table-cell table:style-name="ce12" table:formula="of:=AVERAGE([$'Bottom 10% share'.D97:.D100])" office:value-type="percentage" office:value="0.033866859553069" calcext:value-type="percentage">
            <text:p>3.39%</text:p>
          </table:table-cell>
          <table:table-cell table:style-name="ce12" table:formula="of:=AVERAGE([$'Bottom 10% share'.E97:.E100])" office:value-type="percentage" office:value="0.0494802681558778" calcext:value-type="percentage">
            <text:p>4.95%</text:p>
          </table:table-cell>
          <table:table-cell table:style-name="ce12" table:formula="of:=AVERAGE([$'Bottom 10% share'.B97:.B100])" office:value-type="percentage" office:value="0.0365652465767018" calcext:value-type="percentage">
            <text:p>3.66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2" table:formula="of:=AVERAGE([$'Bottom 10% share'.H97:.H100])" office:value-type="percentage" office:value="0.0429219071487861" calcext:value-type="percentage">
            <text:p>4.29%</text:p>
          </table:table-cell>
          <table:table-cell table:style-name="ce12" table:formula="of:=AVERAGE([$'Bottom 10% share'.I97:.I100])" office:value-type="percentage" office:value="0.0299602794681041" calcext:value-type="percentage">
            <text:p>3.00%</text:p>
          </table:table-cell>
          <table:table-cell table:style-name="ce12" table:formula="of:=AVERAGE([$'Bottom 10% share'.J97:.J100])" office:value-type="percentage" office:value="0.0486802174347188" calcext:value-type="percentage">
            <text:p>4.87%</text:p>
          </table:table-cell>
          <table:table-cell table:style-name="ce12" table:formula="of:=AVERAGE([$'Bottom 10% share'.G97:.G100])" office:value-type="percentage" office:value="0.0335818751406765" calcext:value-type="percentage">
            <text:p>3.36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2" table:formula="of:=AVERAGE([$'Bottom 10% share'.M97:.M100])" office:value-type="percentage" office:value="0.0421821529993296" calcext:value-type="percentage">
            <text:p>4.22%</text:p>
          </table:table-cell>
          <table:table-cell table:style-name="ce12" table:formula="of:=AVERAGE([$'Bottom 10% share'.N97:.N100])" office:value-type="percentage" office:value="0.0274826097371882" calcext:value-type="percentage">
            <text:p>2.75%</text:p>
          </table:table-cell>
          <table:table-cell table:style-name="ce12" table:formula="of:=AVERAGE([$'Bottom 10% share'.O97:.O100])" office:value-type="percentage" office:value="0.0443109750736084" calcext:value-type="percentage">
            <text:p>4.43%</text:p>
          </table:table-cell>
          <table:table-cell table:style-name="ce12" table:formula="of:=AVERAGE([$'Bottom 10% share'.L97:.L100])" office:value-type="percentage" office:value="0.0289699169307371" calcext:value-type="percentage">
            <text:p>2.90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2" table:formula="of:=AVERAGE([$'Bottom 10% share'.C101:.C104])" office:value-type="percentage" office:value="0.0425024894928741" calcext:value-type="percentage">
            <text:p>4.25%</text:p>
          </table:table-cell>
          <table:table-cell table:style-name="ce12" table:formula="of:=AVERAGE([$'Bottom 10% share'.D101:.D104])" office:value-type="percentage" office:value="0.0345001562091481" calcext:value-type="percentage">
            <text:p>3.45%</text:p>
          </table:table-cell>
          <table:table-cell table:style-name="ce12" table:formula="of:=AVERAGE([$'Bottom 10% share'.E101:.E104])" office:value-type="percentage" office:value="0.0475896410392289" calcext:value-type="percentage">
            <text:p>4.76%</text:p>
          </table:table-cell>
          <table:table-cell table:style-name="ce12" table:formula="of:=AVERAGE([$'Bottom 10% share'.B101:.B104])" office:value-type="percentage" office:value="0.0377051698329933" calcext:value-type="percentage">
            <text:p>3.77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2" table:formula="of:=AVERAGE([$'Bottom 10% share'.H101:.H104])" office:value-type="percentage" office:value="0.0406243883470864" calcext:value-type="percentage">
            <text:p>4.06%</text:p>
          </table:table-cell>
          <table:table-cell table:style-name="ce12" table:formula="of:=AVERAGE([$'Bottom 10% share'.I101:.I104])" office:value-type="percentage" office:value="0.0299846945725918" calcext:value-type="percentage">
            <text:p>3.00%</text:p>
          </table:table-cell>
          <table:table-cell table:style-name="ce12" table:formula="of:=AVERAGE([$'Bottom 10% share'.J101:.J104])" office:value-type="percentage" office:value="0.0430420235986461" calcext:value-type="percentage">
            <text:p>4.30%</text:p>
          </table:table-cell>
          <table:table-cell table:style-name="ce12" table:formula="of:=AVERAGE([$'Bottom 10% share'.G101:.G104])" office:value-type="percentage" office:value="0.0314898466430801" calcext:value-type="percentage">
            <text:p>3.15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2" table:formula="of:=AVERAGE([$'Bottom 10% share'.M101:.M104])" office:value-type="percentage" office:value="0.0410082616320924" calcext:value-type="percentage">
            <text:p>4.10%</text:p>
          </table:table-cell>
          <table:table-cell table:style-name="ce12" table:formula="of:=AVERAGE([$'Bottom 10% share'.N101:.N104])" office:value-type="percentage" office:value="0.0279468401497438" calcext:value-type="percentage">
            <text:p>2.79%</text:p>
          </table:table-cell>
          <table:table-cell table:style-name="ce12" table:formula="of:=AVERAGE([$'Bottom 10% share'.O101:.O104])" office:value-type="percentage" office:value="0.0444078689456037" calcext:value-type="percentage">
            <text:p>4.44%</text:p>
          </table:table-cell>
          <table:table-cell table:style-name="ce12" table:formula="of:=AVERAGE([$'Bottom 10% share'.L101:.L104])" office:value-type="percentage" office:value="0.0301333586922566" calcext:value-type="percentage">
            <text:p>3.01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2" table:formula="of:=AVERAGE([$'Bottom 10% share'.C105:.C108])" office:value-type="percentage" office:value="0.0528566126299019" calcext:value-type="percentage">
            <text:p>5.29%</text:p>
          </table:table-cell>
          <table:table-cell table:style-name="ce12" table:formula="of:=AVERAGE([$'Bottom 10% share'.D105:.D108])" office:value-type="percentage" office:value="0.0377076334565909" calcext:value-type="percentage">
            <text:p>3.77%</text:p>
          </table:table-cell>
          <table:table-cell table:style-name="ce12" table:formula="of:=AVERAGE([$'Bottom 10% share'.E105:.E108])" office:value-type="percentage" office:value="0.0602204994414625" calcext:value-type="percentage">
            <text:p>6.02%</text:p>
          </table:table-cell>
          <table:table-cell table:style-name="ce12" table:formula="of:=AVERAGE([$'Bottom 10% share'.B105:.B108])" office:value-type="percentage" office:value="0.042343659199365" calcext:value-type="percentage">
            <text:p>4.23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Bottom 10% share'.H105:.H108])" office:value-type="percentage" office:value="0.0401181620800726" calcext:value-type="percentage">
            <text:p>4.01%</text:p>
          </table:table-cell>
          <table:table-cell table:style-name="ce12" table:formula="of:=AVERAGE([$'Bottom 10% share'.I105:.I108])" office:value-type="percentage" office:value="0.0307108514139021" calcext:value-type="percentage">
            <text:p>3.07%</text:p>
          </table:table-cell>
          <table:table-cell table:style-name="ce12" table:formula="of:=AVERAGE([$'Bottom 10% share'.J105:.J108])" office:value-type="percentage" office:value="0.0417169191602687" calcext:value-type="percentage">
            <text:p>4.17%</text:p>
          </table:table-cell>
          <table:table-cell table:style-name="ce12" table:formula="of:=AVERAGE([$'Bottom 10% share'.G105:.G108])" office:value-type="percentage" office:value="0.0317200296062535" calcext:value-type="percentage">
            <text:p>3.17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2" table:formula="of:=AVERAGE([$'Bottom 10% share'.M105:.M108])" office:value-type="percentage" office:value="0.0471796031956855" calcext:value-type="percentage">
            <text:p>4.72%</text:p>
          </table:table-cell>
          <table:table-cell table:style-name="ce12" table:formula="of:=AVERAGE([$'Bottom 10% share'.N105:.N108])" office:value-type="percentage" office:value="0.0354377437016774" calcext:value-type="percentage">
            <text:p>3.54%</text:p>
          </table:table-cell>
          <table:table-cell table:style-name="ce12" table:formula="of:=AVERAGE([$'Bottom 10% share'.O105:.O108])" office:value-type="percentage" office:value="0.0507081947128506" calcext:value-type="percentage">
            <text:p>5.07%</text:p>
          </table:table-cell>
          <table:table-cell table:style-name="ce12" table:formula="of:=AVERAGE([$'Bottom 10% share'.L105:.L108])" office:value-type="percentage" office:value="0.0376270888317433" calcext:value-type="percentage">
            <text:p>3.76%</text:p>
          </table:table-cell>
          <table:table-cell table:number-columns-repeated="49"/>
        </table:table-row>
        <table:table-row table:style-name="ro1">
          <table:table-cell>
            <draw:frame table:end-cell-address="'Bottom 10% share yearly'.D61" table:end-x="149.47pt" table:end-y="10.15pt" draw:z-index="1" draw:name="Chart 4" draw:style-name="gr1" draw:text-style-name="P1" svg:width="642.39pt" svg:height="445.75pt" svg:x="2.13pt" svg:y="14.46pt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52.98pt" table:end-y="2.15pt" draw:z-index="0" draw:name="Chart 2" draw:style-name="gr1" draw:text-style-name="P1" svg:width="619.4pt" svg:height="445.75pt" svg:x="32.63pt" svg:y="6.46pt">
              <draw:object draw:notify-on-update-of-ranges="'Bottom 10% share yearly'.F4:'Bottom 10% share yearly'.F30 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56.49pt" table:end-y="10.15pt" draw:z-index="2" draw:name="Chart 5" draw:style-name="gr1" draw:text-style-name="P1" svg:width="612.37pt" svg:height="445.75pt" svg:x="2.13pt" svg:y="14.46pt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distribution_low" table:style-name="ta9"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5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0927053" calcext:value-type="float">
            <text:p>0.385401540927053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341665" calcext:value-type="float">
            <text:p>0.406553134341665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113552" calcext:value-type="float">
            <text:p>0.21898910911355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1955265" calcext:value-type="float">
            <text:p>0.23031861195526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7048459" calcext:value-type="float">
            <text:p>0.041225634704846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914083" calcext:value-type="float">
            <text:p>0.030350384291408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8929006" calcext:value-type="float">
            <text:p>0.364489948929006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072417" calcext:value-type="float">
            <text:p>0.387523763072417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692702" calcext:value-type="float">
            <text:p>0.21016273692702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113073" calcext:value-type="float">
            <text:p>0.222617026113073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575125" calcext:value-type="float">
            <text:p>0.044330780657513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468179" calcext:value-type="float">
            <text:p>0.031923376346818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334476229873" calcext:value-type="float">
            <text:p>0.388334476229873</text:p>
          </table:table-cell>
          <table:table-cell office:value-type="float" office:value="0.455528711934174" calcext:value-type="float">
            <text:p>0.455528711934174</text:p>
          </table:table-cell>
          <table:table-cell office:value-type="float" office:value="0.403953026756331" calcext:value-type="float">
            <text:p>0.403953026756331</text:p>
          </table:table-cell>
          <table:table-cell office:value-type="float" office:value="0.437745243698941" calcext:value-type="float">
            <text:p>0.437745243698941</text:p>
          </table:table-cell>
          <table:table-cell office:value-type="float" office:value="6.92811157284761" calcext:value-type="float">
            <text:p>6.92811157284761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58477883453525" calcext:value-type="float">
            <text:p>8.58477883453525</text:p>
          </table:table-cell>
          <table:table-cell office:value-type="float" office:value="9.23520737629629" calcext:value-type="float">
            <text:p>9.23520737629629</text:p>
          </table:table-cell>
          <table:table-cell office:value-type="float" office:value="0.221367026786961" calcext:value-type="float">
            <text:p>0.221367026786961</text:p>
          </table:table-cell>
          <table:table-cell office:value-type="float" office:value="0.256927311697511" calcext:value-type="float">
            <text:p>0.256927311697511</text:p>
          </table:table-cell>
          <table:table-cell office:value-type="float" office:value="0.232063584715993" calcext:value-type="float">
            <text:p>0.232063584715993</text:p>
          </table:table-cell>
          <table:table-cell office:value-type="float" office:value="0.240289844356514" calcext:value-type="float">
            <text:p>0.240289844356514</text:p>
          </table:table-cell>
          <table:table-cell office:value-type="float" office:value="0.0410311637652494" calcext:value-type="float">
            <text:p>0.041031163765249</text:p>
          </table:table-cell>
          <table:table-cell office:value-type="float" office:value="0.0306371418287255" calcext:value-type="float">
            <text:p>0.030637141828726</text:p>
          </table:table-cell>
          <table:table-cell office:value-type="float" office:value="0.029507093887725" calcext:value-type="float">
            <text:p>0.029507093887725</text:p>
          </table:table-cell>
          <table:table-cell office:value-type="float" office:value="0.0467514151857568" calcext:value-type="float">
            <text:p>0.046751415185757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7796486680169" calcext:value-type="float">
            <text:p>0.387796486680169</text:p>
          </table:table-cell>
          <table:table-cell office:value-type="float" office:value="0.457385383774993" calcext:value-type="float">
            <text:p>0.457385383774993</text:p>
          </table:table-cell>
          <table:table-cell office:value-type="float" office:value="0.402744488247066" calcext:value-type="float">
            <text:p>0.402744488247066</text:p>
          </table:table-cell>
          <table:table-cell office:value-type="float" office:value="0.44237383693057" calcext:value-type="float">
            <text:p>0.44237383693057</text:p>
          </table:table-cell>
          <table:table-cell office:value-type="float" office:value="7.2735838723085" calcext:value-type="float">
            <text:p>7.2735838723085</text:p>
          </table:table-cell>
          <table:table-cell office:value-type="float" office:value="12.8012473558669" calcext:value-type="float">
            <text:p>12.8012473558669</text:p>
          </table:table-cell>
          <table:table-cell office:value-type="float" office:value="9.06821943764509" calcext:value-type="float">
            <text:p>9.06821943764509</text:p>
          </table:table-cell>
          <table:table-cell office:value-type="float" office:value="10.2238077471528" calcext:value-type="float">
            <text:p>10.2238077471528</text:p>
          </table:table-cell>
          <table:table-cell office:value-type="float" office:value="0.223668110231756" calcext:value-type="float">
            <text:p>0.223668110231756</text:p>
          </table:table-cell>
          <table:table-cell office:value-type="float" office:value="0.262266141562777" calcext:value-type="float">
            <text:p>0.262266141562777</text:p>
          </table:table-cell>
          <table:table-cell office:value-type="float" office:value="0.234263163030643" calcext:value-type="float">
            <text:p>0.234263163030643</text:p>
          </table:table-cell>
          <table:table-cell office:value-type="float" office:value="0.245512922524607" calcext:value-type="float">
            <text:p>0.245512922524607</text:p>
          </table:table-cell>
          <table:table-cell office:value-type="float" office:value="0.0384140997287828" calcext:value-type="float">
            <text:p>0.038414099728783</text:p>
          </table:table-cell>
          <table:table-cell office:value-type="float" office:value="0.0269730558627756" calcext:value-type="float">
            <text:p>0.026973055862776</text:p>
          </table:table-cell>
          <table:table-cell office:value-type="float" office:value="0.0272402649465516" calcext:value-type="float">
            <text:p>0.027240264946552</text:p>
          </table:table-cell>
          <table:table-cell office:value-type="float" office:value="0.042768695988783" calcext:value-type="float">
            <text:p>0.042768695988783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3215846929183" calcext:value-type="float">
            <text:p>0.393215846929183</text:p>
          </table:table-cell>
          <table:table-cell office:value-type="float" office:value="0.461092995003116" calcext:value-type="float">
            <text:p>0.461092995003116</text:p>
          </table:table-cell>
          <table:table-cell office:value-type="float" office:value="0.409959205238927" calcext:value-type="float">
            <text:p>0.409959205238927</text:p>
          </table:table-cell>
          <table:table-cell office:value-type="float" office:value="0.441424795863163" calcext:value-type="float">
            <text:p>0.441424795863163</text:p>
          </table:table-cell>
          <table:table-cell office:value-type="float" office:value="7.04631067626833" calcext:value-type="float">
            <text:p>7.04631067626833</text:p>
          </table:table-cell>
          <table:table-cell office:value-type="float" office:value="12.413858460183" calcext:value-type="float">
            <text:p>12.413858460183</text:p>
          </table:table-cell>
          <table:table-cell office:value-type="float" office:value="8.66807640623703" calcext:value-type="float">
            <text:p>8.66807640623703</text:p>
          </table:table-cell>
          <table:table-cell office:value-type="float" office:value="9.52334721578863" calcext:value-type="float">
            <text:p>9.52334721578863</text:p>
          </table:table-cell>
          <table:table-cell office:value-type="float" office:value="0.221325440138011" calcext:value-type="float">
            <text:p>0.221325440138011</text:p>
          </table:table-cell>
          <table:table-cell office:value-type="float" office:value="0.261231266851676" calcext:value-type="float">
            <text:p>0.261231266851676</text:p>
          </table:table-cell>
          <table:table-cell office:value-type="float" office:value="0.23129769097214" calcext:value-type="float">
            <text:p>0.23129769097214</text:p>
          </table:table-cell>
          <table:table-cell office:value-type="float" office:value="0.245517797544525" calcext:value-type="float">
            <text:p>0.245517797544525</text:p>
          </table:table-cell>
          <table:table-cell office:value-type="float" office:value="0.0379732691125301" calcext:value-type="float">
            <text:p>0.03797326911253</text:p>
          </table:table-cell>
          <table:table-cell office:value-type="float" office:value="0.0285235860881723" calcext:value-type="float">
            <text:p>0.028523586088172</text:p>
          </table:table-cell>
          <table:table-cell office:value-type="float" office:value="0.0285892202423535" calcext:value-type="float">
            <text:p>0.028589220242354</text:p>
          </table:table-cell>
          <table:table-cell office:value-type="float" office:value="0.0416161036058703" calcext:value-type="float">
            <text:p>0.04161610360587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5130040787738" calcext:value-type="float">
            <text:p>0.385130040787738</text:p>
          </table:table-cell>
          <table:table-cell office:value-type="float" office:value="0.463056318580096" calcext:value-type="float">
            <text:p>0.463056318580096</text:p>
          </table:table-cell>
          <table:table-cell office:value-type="float" office:value="0.408085990062" calcext:value-type="float">
            <text:p>0.408085990062</text:p>
          </table:table-cell>
          <table:table-cell office:value-type="float" office:value="0.435891183687439" calcext:value-type="float">
            <text:p>0.435891183687439</text:p>
          </table:table-cell>
          <table:table-cell office:value-type="float" office:value="6.63383337422226" calcext:value-type="float">
            <text:p>6.63383337422226</text:p>
          </table:table-cell>
          <table:table-cell office:value-type="float" office:value="12.2349170667932" calcext:value-type="float">
            <text:p>12.2349170667932</text:p>
          </table:table-cell>
          <table:table-cell office:value-type="float" office:value="8.87648355003923" calcext:value-type="float">
            <text:p>8.87648355003923</text:p>
          </table:table-cell>
          <table:table-cell office:value-type="float" office:value="8.72817667607745" calcext:value-type="float">
            <text:p>8.72817667607745</text:p>
          </table:table-cell>
          <table:table-cell office:value-type="float" office:value="0.218707357538825" calcext:value-type="float">
            <text:p>0.218707357538825</text:p>
          </table:table-cell>
          <table:table-cell office:value-type="float" office:value="0.259057303556048" calcext:value-type="float">
            <text:p>0.259057303556048</text:p>
          </table:table-cell>
          <table:table-cell office:value-type="float" office:value="0.231989055929898" calcext:value-type="float">
            <text:p>0.231989055929898</text:p>
          </table:table-cell>
          <table:table-cell office:value-type="float" office:value="0.238273287685687" calcext:value-type="float">
            <text:p>0.238273287685687</text:p>
          </table:table-cell>
          <table:table-cell office:value-type="float" office:value="0.0415583255531914" calcext:value-type="float">
            <text:p>0.041558325553191</text:p>
          </table:table-cell>
          <table:table-cell office:value-type="float" office:value="0.029949896291409" calcext:value-type="float">
            <text:p>0.029949896291409</text:p>
          </table:table-cell>
          <table:table-cell office:value-type="float" office:value="0.0299068977471721" calcext:value-type="float">
            <text:p>0.029906897747172</text:p>
          </table:table-cell>
          <table:table-cell office:value-type="float" office:value="0.0462743711674363" calcext:value-type="float">
            <text:p>0.046274371167436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970149011981" calcext:value-type="float">
            <text:p>0.389970149011981</text:p>
          </table:table-cell>
          <table:table-cell table:style-name="ce24" office:value-type="float" office:value="0.462678450830246" calcext:value-type="float">
            <text:p>0.462678450830246</text:p>
          </table:table-cell>
          <table:table-cell office:value-type="float" office:value="0.408377869451527" calcext:value-type="float">
            <text:p>0.408377869451527</text:p>
          </table:table-cell>
          <table:table-cell office:value-type="float" office:value="0.440608736348921" calcext:value-type="float">
            <text:p>0.440608736348921</text:p>
          </table:table-cell>
          <table:table-cell office:value-type="float" office:value="6.77498521516191" calcext:value-type="float">
            <text:p>6.77498521516191</text:p>
          </table:table-cell>
          <table:table-cell office:value-type="float" office:value="11.4238430171" calcext:value-type="float">
            <text:p>11.4238430171</text:p>
          </table:table-cell>
          <table:table-cell office:value-type="float" office:value="8.53378273872536" calcext:value-type="float">
            <text:p>8.53378273872536</text:p>
          </table:table-cell>
          <table:table-cell office:value-type="float" office:value="8.96649216981167" calcext:value-type="float">
            <text:p>8.96649216981167</text:p>
          </table:table-cell>
          <table:table-cell office:value-type="float" office:value="0.220046893303557" calcext:value-type="float">
            <text:p>0.220046893303557</text:p>
          </table:table-cell>
          <table:table-cell office:value-type="float" office:value="0.253781769330991" calcext:value-type="float">
            <text:p>0.253781769330991</text:p>
          </table:table-cell>
          <table:table-cell office:value-type="float" office:value="0.230741495634569" calcext:value-type="float">
            <text:p>0.230741495634569</text:p>
          </table:table-cell>
          <table:table-cell office:value-type="float" office:value="0.237300084215439" calcext:value-type="float">
            <text:p>0.237300084215439</text:p>
          </table:table-cell>
          <table:table-cell office:value-type="float" office:value="0.0404979816593256" calcext:value-type="float">
            <text:p>0.040497981659326</text:p>
          </table:table-cell>
          <table:table-cell office:value-type="float" office:value="0.0311473394525555" calcext:value-type="float">
            <text:p>0.031147339452556</text:p>
          </table:table-cell>
          <table:table-cell office:value-type="float" office:value="0.0293471902198017" calcext:value-type="float">
            <text:p>0.029347190219802</text:p>
          </table:table-cell>
          <table:table-cell office:value-type="float" office:value="0.0466529847393207" calcext:value-type="float">
            <text:p>0.046652984739321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654847780277" calcext:value-type="float">
            <text:p>0.387654847780277</text:p>
          </table:table-cell>
          <table:table-cell office:value-type="float" office:value="0.455432677247004" calcext:value-type="float">
            <text:p>0.455432677247004</text:p>
          </table:table-cell>
          <table:table-cell office:value-type="float" office:value="0.403702679534905" calcext:value-type="float">
            <text:p>0.403702679534905</text:p>
          </table:table-cell>
          <table:table-cell office:value-type="float" office:value="0.43834688340777" calcext:value-type="float">
            <text:p>0.43834688340777</text:p>
          </table:table-cell>
          <table:table-cell office:value-type="float" office:value="6.51911046917999" calcext:value-type="float">
            <text:p>6.51911046917999</text:p>
          </table:table-cell>
          <table:table-cell office:value-type="float" office:value="11.0310078086554" calcext:value-type="float">
            <text:p>11.0310078086554</text:p>
          </table:table-cell>
          <table:table-cell office:value-type="float" office:value="7.84973059533839" calcext:value-type="float">
            <text:p>7.84973059533839</text:p>
          </table:table-cell>
          <table:table-cell office:value-type="float" office:value="9.19665385047911" calcext:value-type="float">
            <text:p>9.19665385047911</text:p>
          </table:table-cell>
          <table:table-cell office:value-type="float" office:value="0.222955227513025" calcext:value-type="float">
            <text:p>0.222955227513025</text:p>
          </table:table-cell>
          <table:table-cell office:value-type="float" office:value="0.261788704548356" calcext:value-type="float">
            <text:p>0.261788704548356</text:p>
          </table:table-cell>
          <table:table-cell office:value-type="float" office:value="0.232265031787668" calcext:value-type="float">
            <text:p>0.232265031787668</text:p>
          </table:table-cell>
          <table:table-cell office:value-type="float" office:value="0.24735967961609" calcext:value-type="float">
            <text:p>0.24735967961609</text:p>
          </table:table-cell>
          <table:table-cell office:value-type="float" office:value="0.039934481341828" calcext:value-type="float">
            <text:p>0.039934481341828</text:p>
          </table:table-cell>
          <table:table-cell office:value-type="float" office:value="0.0303268504814251" calcext:value-type="float">
            <text:p>0.030326850481425</text:p>
          </table:table-cell>
          <table:table-cell office:value-type="float" office:value="0.0296936453166735" calcext:value-type="float">
            <text:p>0.029693645316674</text:p>
          </table:table-cell>
          <table:table-cell office:value-type="float" office:value="0.0443742406786095" calcext:value-type="float">
            <text:p>0.04437424067861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7895204407078" calcext:value-type="float">
            <text:p>0.387895204407078</text:p>
          </table:table-cell>
          <table:table-cell office:value-type="float" office:value="0.461181852501605" calcext:value-type="float">
            <text:p>0.461181852501605</text:p>
          </table:table-cell>
          <table:table-cell office:value-type="float" office:value="0.405199962744723" calcext:value-type="float">
            <text:p>0.405199962744723</text:p>
          </table:table-cell>
          <table:table-cell office:value-type="float" office:value="0.442234020428553" calcext:value-type="float">
            <text:p>0.442234020428553</text:p>
          </table:table-cell>
          <table:table-cell office:value-type="float" office:value="6.99878298560928" calcext:value-type="float">
            <text:p>6.99878298560928</text:p>
          </table:table-cell>
          <table:table-cell office:value-type="float" office:value="11.9816224454474" calcext:value-type="float">
            <text:p>11.9816224454474</text:p>
          </table:table-cell>
          <table:table-cell office:value-type="float" office:value="8.51458268180219" calcext:value-type="float">
            <text:p>8.51458268180219</text:p>
          </table:table-cell>
          <table:table-cell office:value-type="float" office:value="9.48164582013181" calcext:value-type="float">
            <text:p>9.48164582013181</text:p>
          </table:table-cell>
          <table:table-cell office:value-type="float" office:value="0.223266416890211" calcext:value-type="float">
            <text:p>0.223266416890211</text:p>
          </table:table-cell>
          <table:table-cell office:value-type="float" office:value="0.265872690571626" calcext:value-type="float">
            <text:p>0.265872690571626</text:p>
          </table:table-cell>
          <table:table-cell office:value-type="float" office:value="0.233619952377511" calcext:value-type="float">
            <text:p>0.233619952377511</text:p>
          </table:table-cell>
          <table:table-cell office:value-type="float" office:value="0.249465614304151" calcext:value-type="float">
            <text:p>0.249465614304151</text:p>
          </table:table-cell>
          <table:table-cell office:value-type="float" office:value="0.0395489562965989" calcext:value-type="float">
            <text:p>0.039548956296599</text:p>
          </table:table-cell>
          <table:table-cell office:value-type="float" office:value="0.032215318433183" calcext:value-type="float">
            <text:p>0.032215318433183</text:p>
          </table:table-cell>
          <table:table-cell office:value-type="float" office:value="0.0292847978372467" calcext:value-type="float">
            <text:p>0.029284797837247</text:p>
          </table:table-cell>
          <table:table-cell office:value-type="float" office:value="0.0463268781873433" calcext:value-type="float">
            <text:p>0.046326878187343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8222757469479" calcext:value-type="float">
            <text:p>0.388222757469479</text:p>
          </table:table-cell>
          <table:table-cell office:value-type="float" office:value="0.462107557804025" calcext:value-type="float">
            <text:p>0.462107557804025</text:p>
          </table:table-cell>
          <table:table-cell office:value-type="float" office:value="0.408196838059396" calcext:value-type="float">
            <text:p>0.408196838059396</text:p>
          </table:table-cell>
          <table:table-cell office:value-type="float" office:value="0.437943193728992" calcext:value-type="float">
            <text:p>0.437943193728992</text:p>
          </table:table-cell>
          <table:table-cell office:value-type="float" office:value="6.58831684239427" calcext:value-type="float">
            <text:p>6.58831684239427</text:p>
          </table:table-cell>
          <table:table-cell office:value-type="float" office:value="11.4020169399781" calcext:value-type="float">
            <text:p>11.4020169399781</text:p>
          </table:table-cell>
          <table:table-cell office:value-type="float" office:value="8.15921559058141" calcext:value-type="float">
            <text:p>8.15921559058141</text:p>
          </table:table-cell>
          <table:table-cell office:value-type="float" office:value="8.77374380158376" calcext:value-type="float">
            <text:p>8.77374380158376</text:p>
          </table:table-cell>
          <table:table-cell office:value-type="float" office:value="0.220592771938903" calcext:value-type="float">
            <text:p>0.220592771938903</text:p>
          </table:table-cell>
          <table:table-cell office:value-type="float" office:value="0.263587962466259" calcext:value-type="float">
            <text:p>0.263587962466259</text:p>
          </table:table-cell>
          <table:table-cell office:value-type="float" office:value="0.232750692320447" calcext:value-type="float">
            <text:p>0.232750692320447</text:p>
          </table:table-cell>
          <table:table-cell office:value-type="float" office:value="0.244769880206593" calcext:value-type="float">
            <text:p>0.244769880206593</text:p>
          </table:table-cell>
          <table:table-cell office:value-type="float" office:value="0.0408565590985175" calcext:value-type="float">
            <text:p>0.040856559098518</text:p>
          </table:table-cell>
          <table:table-cell office:value-type="float" office:value="0.0306932195504337" calcext:value-type="float">
            <text:p>0.030693219550434</text:p>
          </table:table-cell>
          <table:table-cell office:value-type="float" office:value="0.0288608800120788" calcext:value-type="float">
            <text:p>0.028860880012079</text:p>
          </table:table-cell>
          <table:table-cell office:value-type="float" office:value="0.0469574797683872" calcext:value-type="float">
            <text:p>0.046957479768387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1929716229567" calcext:value-type="float">
            <text:p>0.391929716229567</text:p>
          </table:table-cell>
          <table:table-cell office:value-type="float" office:value="0.46422917248933" calcext:value-type="float">
            <text:p>0.46422917248933</text:p>
          </table:table-cell>
          <table:table-cell office:value-type="float" office:value="0.408158228132645" calcext:value-type="float">
            <text:p>0.408158228132645</text:p>
          </table:table-cell>
          <table:table-cell office:value-type="float" office:value="0.445483495624897" calcext:value-type="float">
            <text:p>0.445483495624897</text:p>
          </table:table-cell>
          <table:table-cell office:value-type="float" office:value="6.97053449945273" calcext:value-type="float">
            <text:p>6.97053449945273</text:p>
          </table:table-cell>
          <table:table-cell office:value-type="float" office:value="11.4792545649583" calcext:value-type="float">
            <text:p>11.4792545649583</text:p>
          </table:table-cell>
          <table:table-cell office:value-type="float" office:value="8.40952449485026" calcext:value-type="float">
            <text:p>8.40952449485026</text:p>
          </table:table-cell>
          <table:table-cell office:value-type="float" office:value="9.21259596644319" calcext:value-type="float">
            <text:p>9.21259596644319</text:p>
          </table:table-cell>
          <table:table-cell office:value-type="float" office:value="0.227500558550921" calcext:value-type="float">
            <text:p>0.227500558550921</text:p>
          </table:table-cell>
          <table:table-cell office:value-type="float" office:value="0.26834007306525" calcext:value-type="float">
            <text:p>0.26834007306525</text:p>
          </table:table-cell>
          <table:table-cell office:value-type="float" office:value="0.238045470541351" calcext:value-type="float">
            <text:p>0.238045470541351</text:p>
          </table:table-cell>
          <table:table-cell office:value-type="float" office:value="0.251624978798296" calcext:value-type="float">
            <text:p>0.251624978798296</text:p>
          </table:table-cell>
          <table:table-cell office:value-type="float" office:value="0.0416638060623612" calcext:value-type="float">
            <text:p>0.041663806062361</text:p>
          </table:table-cell>
          <table:table-cell office:value-type="float" office:value="0.0319862396725668" calcext:value-type="float">
            <text:p>0.031986239672567</text:p>
          </table:table-cell>
          <table:table-cell office:value-type="float" office:value="0.0293321404256706" calcext:value-type="float">
            <text:p>0.029332140425671</text:p>
          </table:table-cell>
          <table:table-cell office:value-type="float" office:value="0.0491616168866979" calcext:value-type="float">
            <text:p>0.049161616886698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6683700554876" calcext:value-type="float">
            <text:p>0.396683700554876</text:p>
          </table:table-cell>
          <table:table-cell office:value-type="float" office:value="0.463194066760262" calcext:value-type="float">
            <text:p>0.463194066760262</text:p>
          </table:table-cell>
          <table:table-cell office:value-type="float" office:value="0.412557479735547" calcext:value-type="float">
            <text:p>0.412557479735547</text:p>
          </table:table-cell>
          <table:table-cell office:value-type="float" office:value="0.446538142038095" calcext:value-type="float">
            <text:p>0.446538142038095</text:p>
          </table:table-cell>
          <table:table-cell office:value-type="float" office:value="7.02390811233446" calcext:value-type="float">
            <text:p>7.02390811233446</text:p>
          </table:table-cell>
          <table:table-cell office:value-type="float" office:value="11.7709025797168" calcext:value-type="float">
            <text:p>11.7709025797168</text:p>
          </table:table-cell>
          <table:table-cell office:value-type="float" office:value="8.35566318288744" calcext:value-type="float">
            <text:p>8.35566318288744</text:p>
          </table:table-cell>
          <table:table-cell office:value-type="float" office:value="9.61632758087253" calcext:value-type="float">
            <text:p>9.61632758087253</text:p>
          </table:table-cell>
          <table:table-cell office:value-type="float" office:value="0.235243122572621" calcext:value-type="float">
            <text:p>0.235243122572621</text:p>
          </table:table-cell>
          <table:table-cell office:value-type="float" office:value="0.278618550503868" calcext:value-type="float">
            <text:p>0.278618550503868</text:p>
          </table:table-cell>
          <table:table-cell office:value-type="float" office:value="0.245280725219001" calcext:value-type="float">
            <text:p>0.245280725219001</text:p>
          </table:table-cell>
          <table:table-cell office:value-type="float" office:value="0.262824940244585" calcext:value-type="float">
            <text:p>0.262824940244585</text:p>
          </table:table-cell>
          <table:table-cell office:value-type="float" office:value="0.0407441073711822" calcext:value-type="float">
            <text:p>0.040744107371182</text:p>
          </table:table-cell>
          <table:table-cell office:value-type="float" office:value="0.0328098162270654" calcext:value-type="float">
            <text:p>0.032809816227065</text:p>
          </table:table-cell>
          <table:table-cell office:value-type="float" office:value="0.0301045132559898" calcext:value-type="float">
            <text:p>0.03010451325599</text:p>
          </table:table-cell>
          <table:table-cell office:value-type="float" office:value="0.0473938994908323" calcext:value-type="float">
            <text:p>0.047393899490832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9491358743595" calcext:value-type="float">
            <text:p>0.389491358743595</text:p>
          </table:table-cell>
          <table:table-cell office:value-type="float" office:value="0.4630572181944" calcext:value-type="float">
            <text:p>0.4630572181944</text:p>
          </table:table-cell>
          <table:table-cell office:value-type="float" office:value="0.406880993737895" calcext:value-type="float">
            <text:p>0.406880993737895</text:p>
          </table:table-cell>
          <table:table-cell office:value-type="float" office:value="0.443576061621526" calcext:value-type="float">
            <text:p>0.443576061621526</text:p>
          </table:table-cell>
          <table:table-cell office:value-type="float" office:value="6.84852272310992" calcext:value-type="float">
            <text:p>6.84852272310992</text:p>
          </table:table-cell>
          <table:table-cell office:value-type="float" office:value="11.7128226696681" calcext:value-type="float">
            <text:p>11.7128226696681</text:p>
          </table:table-cell>
          <table:table-cell office:value-type="float" office:value="8.36691865804544" calcext:value-type="float">
            <text:p>8.36691865804544</text:p>
          </table:table-cell>
          <table:table-cell office:value-type="float" office:value="9.38724692878251" calcext:value-type="float">
            <text:p>9.38724692878251</text:p>
          </table:table-cell>
          <table:table-cell office:value-type="float" office:value="0.225911611381663" calcext:value-type="float">
            <text:p>0.225911611381663</text:p>
          </table:table-cell>
          <table:table-cell office:value-type="float" office:value="0.259421514285938" calcext:value-type="float">
            <text:p>0.259421514285938</text:p>
          </table:table-cell>
          <table:table-cell office:value-type="float" office:value="0.236155903647008" calcext:value-type="float">
            <text:p>0.236155903647008</text:p>
          </table:table-cell>
          <table:table-cell office:value-type="float" office:value="0.243557910639984" calcext:value-type="float">
            <text:p>0.243557910639984</text:p>
          </table:table-cell>
          <table:table-cell office:value-type="float" office:value="0.0421135515108804" calcext:value-type="float">
            <text:p>0.04211355151088</text:p>
          </table:table-cell>
          <table:table-cell office:value-type="float" office:value="0.0359093894904073" calcext:value-type="float">
            <text:p>0.035909389490407</text:p>
          </table:table-cell>
          <table:table-cell office:value-type="float" office:value="0.0305234374165067" calcext:value-type="float">
            <text:p>0.030523437416507</text:p>
          </table:table-cell>
          <table:table-cell office:value-type="float" office:value="0.0519185956237359" calcext:value-type="float">
            <text:p>0.051918595623736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8924402255459" calcext:value-type="float">
            <text:p>0.388924402255459</text:p>
          </table:table-cell>
          <table:table-cell office:value-type="float" office:value="0.464589583497983" calcext:value-type="float">
            <text:p>0.464589583497983</text:p>
          </table:table-cell>
          <table:table-cell office:value-type="float" office:value="0.408229486456279" calcext:value-type="float">
            <text:p>0.408229486456279</text:p>
          </table:table-cell>
          <table:table-cell office:value-type="float" office:value="0.441452260784232" calcext:value-type="float">
            <text:p>0.441452260784232</text:p>
          </table:table-cell>
          <table:table-cell office:value-type="float" office:value="6.57504999942737" calcext:value-type="float">
            <text:p>6.57504999942737</text:p>
          </table:table-cell>
          <table:table-cell office:value-type="float" office:value="11.9767132689843" calcext:value-type="float">
            <text:p>11.9767132689843</text:p>
          </table:table-cell>
          <table:table-cell office:value-type="float" office:value="8.33552352284996" calcext:value-type="float">
            <text:p>8.33552352284996</text:p>
          </table:table-cell>
          <table:table-cell office:value-type="float" office:value="9.23705090082225" calcext:value-type="float">
            <text:p>9.23705090082225</text:p>
          </table:table-cell>
          <table:table-cell office:value-type="float" office:value="0.224976903665416" calcext:value-type="float">
            <text:p>0.224976903665416</text:p>
          </table:table-cell>
          <table:table-cell office:value-type="float" office:value="0.267539768826483" calcext:value-type="float">
            <text:p>0.267539768826483</text:p>
          </table:table-cell>
          <table:table-cell office:value-type="float" office:value="0.236864634909022" calcext:value-type="float">
            <text:p>0.236864634909022</text:p>
          </table:table-cell>
          <table:table-cell office:value-type="float" office:value="0.248936881906516" calcext:value-type="float">
            <text:p>0.248936881906516</text:p>
          </table:table-cell>
          <table:table-cell office:value-type="float" office:value="0.0426572163733966" calcext:value-type="float">
            <text:p>0.042657216373397</text:p>
          </table:table-cell>
          <table:table-cell office:value-type="float" office:value="0.0339071338785978" calcext:value-type="float">
            <text:p>0.033907133878598</text:p>
          </table:table-cell>
          <table:table-cell office:value-type="float" office:value="0.0303057812201977" calcext:value-type="float">
            <text:p>0.030305781220198</text:p>
          </table:table-cell>
          <table:table-cell office:value-type="float" office:value="0.0507574302618739" calcext:value-type="float">
            <text:p>0.050757430261874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9790915892951" calcext:value-type="float">
            <text:p>0.389790915892951</text:p>
          </table:table-cell>
          <table:table-cell office:value-type="float" office:value="0.465495193122084" calcext:value-type="float">
            <text:p>0.465495193122084</text:p>
          </table:table-cell>
          <table:table-cell office:value-type="float" office:value="0.405931214442699" calcext:value-type="float">
            <text:p>0.405931214442699</text:p>
          </table:table-cell>
          <table:table-cell office:value-type="float" office:value="0.445808067706872" calcext:value-type="float">
            <text:p>0.445808067706872</text:p>
          </table:table-cell>
          <table:table-cell office:value-type="float" office:value="6.95089903881925" calcext:value-type="float">
            <text:p>6.95089903881925</text:p>
          </table:table-cell>
          <table:table-cell office:value-type="float" office:value="11.382019828726" calcext:value-type="float">
            <text:p>11.382019828726</text:p>
          </table:table-cell>
          <table:table-cell office:value-type="float" office:value="8.30607788085864" calcext:value-type="float">
            <text:p>8.30607788085864</text:p>
          </table:table-cell>
          <table:table-cell office:value-type="float" office:value="9.26979372678806" calcext:value-type="float">
            <text:p>9.26979372678806</text:p>
          </table:table-cell>
          <table:table-cell office:value-type="float" office:value="0.21839505562224" calcext:value-type="float">
            <text:p>0.21839505562224</text:p>
          </table:table-cell>
          <table:table-cell office:value-type="float" office:value="0.245039919017972" calcext:value-type="float">
            <text:p>0.245039919017972</text:p>
          </table:table-cell>
          <table:table-cell office:value-type="float" office:value="0.228389362646131" calcext:value-type="float">
            <text:p>0.228389362646131</text:p>
          </table:table-cell>
          <table:table-cell office:value-type="float" office:value="0.229710504508684" calcext:value-type="float">
            <text:p>0.229710504508684</text:p>
          </table:table-cell>
          <table:table-cell office:value-type="float" office:value="0.0387699828716058" calcext:value-type="float">
            <text:p>0.038769982871606</text:p>
          </table:table-cell>
          <table:table-cell office:value-type="float" office:value="0.0327021766232462" calcext:value-type="float">
            <text:p>0.032702176623246</text:p>
          </table:table-cell>
          <table:table-cell office:value-type="float" office:value="0.0293626054351533" calcext:value-type="float">
            <text:p>0.029362605435153</text:p>
          </table:table-cell>
          <table:table-cell office:value-type="float" office:value="0.0459429245644404" calcext:value-type="float">
            <text:p>0.04594292456444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3225131020802" calcext:value-type="float">
            <text:p>0.393225131020802</text:p>
          </table:table-cell>
          <table:table-cell office:value-type="float" office:value="0.467793470767386" calcext:value-type="float">
            <text:p>0.467793470767386</text:p>
          </table:table-cell>
          <table:table-cell office:value-type="float" office:value="0.40829791498211" calcext:value-type="float">
            <text:p>0.40829791498211</text:p>
          </table:table-cell>
          <table:table-cell office:value-type="float" office:value="0.450612292775099" calcext:value-type="float">
            <text:p>0.450612292775099</text:p>
          </table:table-cell>
          <table:table-cell office:value-type="float" office:value="6.85175962283469" calcext:value-type="float">
            <text:p>6.85175962283469</text:p>
          </table:table-cell>
          <table:table-cell office:value-type="float" office:value="11.4701038483665" calcext:value-type="float">
            <text:p>11.4701038483665</text:p>
          </table:table-cell>
          <table:table-cell office:value-type="float" office:value="8.38977077419215" calcext:value-type="float">
            <text:p>8.38977077419215</text:p>
          </table:table-cell>
          <table:table-cell office:value-type="float" office:value="9.38013549837686" calcext:value-type="float">
            <text:p>9.38013549837686</text:p>
          </table:table-cell>
          <table:table-cell office:value-type="float" office:value="0.223148715242361" calcext:value-type="float">
            <text:p>0.223148715242361</text:p>
          </table:table-cell>
          <table:table-cell office:value-type="float" office:value="0.260987991085866" calcext:value-type="float">
            <text:p>0.260987991085866</text:p>
          </table:table-cell>
          <table:table-cell office:value-type="float" office:value="0.232617291375945" calcext:value-type="float">
            <text:p>0.232617291375945</text:p>
          </table:table-cell>
          <table:table-cell office:value-type="float" office:value="0.245899282961658" calcext:value-type="float">
            <text:p>0.245899282961658</text:p>
          </table:table-cell>
          <table:table-cell office:value-type="float" office:value="0.0393966602618101" calcext:value-type="float">
            <text:p>0.03939666026181</text:p>
          </table:table-cell>
          <table:table-cell office:value-type="float" office:value="0.0338329145446156" calcext:value-type="float">
            <text:p>0.033832914544616</text:p>
          </table:table-cell>
          <table:table-cell office:value-type="float" office:value="0.0301236655351469" calcext:value-type="float">
            <text:p>0.030123665535147</text:p>
          </table:table-cell>
          <table:table-cell office:value-type="float" office:value="0.0467642607868212" calcext:value-type="float">
            <text:p>0.046764260786821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5416389217272" calcext:value-type="float">
            <text:p>0.385416389217272</text:p>
          </table:table-cell>
          <table:table-cell office:value-type="float" office:value="0.460686427939701" calcext:value-type="float">
            <text:p>0.460686427939701</text:p>
          </table:table-cell>
          <table:table-cell office:value-type="float" office:value="0.401227275618951" calcext:value-type="float">
            <text:p>0.401227275618951</text:p>
          </table:table-cell>
          <table:table-cell office:value-type="float" office:value="0.439007825766795" calcext:value-type="float">
            <text:p>0.439007825766795</text:p>
          </table:table-cell>
          <table:table-cell office:value-type="float" office:value="6.66449573233185" calcext:value-type="float">
            <text:p>6.66449573233185</text:p>
          </table:table-cell>
          <table:table-cell office:value-type="float" office:value="11.2077566903632" calcext:value-type="float">
            <text:p>11.2077566903632</text:p>
          </table:table-cell>
          <table:table-cell office:value-type="float" office:value="7.93070628672595" calcext:value-type="float">
            <text:p>7.93070628672595</text:p>
          </table:table-cell>
          <table:table-cell office:value-type="float" office:value="9.08590818070003" calcext:value-type="float">
            <text:p>9.08590818070003</text:p>
          </table:table-cell>
          <table:table-cell office:value-type="float" office:value="0.220366752386187" calcext:value-type="float">
            <text:p>0.220366752386187</text:p>
          </table:table-cell>
          <table:table-cell office:value-type="float" office:value="0.24821853030879" calcext:value-type="float">
            <text:p>0.24821853030879</text:p>
          </table:table-cell>
          <table:table-cell office:value-type="float" office:value="0.229853648983367" calcext:value-type="float">
            <text:p>0.229853648983367</text:p>
          </table:table-cell>
          <table:table-cell office:value-type="float" office:value="0.233345719536041" calcext:value-type="float">
            <text:p>0.233345719536041</text:p>
          </table:table-cell>
          <table:table-cell office:value-type="float" office:value="0.0403977491360892" calcext:value-type="float">
            <text:p>0.040397749136089</text:p>
          </table:table-cell>
          <table:table-cell office:value-type="float" office:value="0.0352177585500218" calcext:value-type="float">
            <text:p>0.035217758550022</text:p>
          </table:table-cell>
          <table:table-cell office:value-type="float" office:value="0.0308180663511723" calcext:value-type="float">
            <text:p>0.030818066351172</text:p>
          </table:table-cell>
          <table:table-cell office:value-type="float" office:value="0.0488599836711786" calcext:value-type="float">
            <text:p>0.048859983671179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0441246195896" calcext:value-type="float">
            <text:p>0.380441246195896</text:p>
          </table:table-cell>
          <table:table-cell office:value-type="float" office:value="0.460559381332466" calcext:value-type="float">
            <text:p>0.460559381332466</text:p>
          </table:table-cell>
          <table:table-cell office:value-type="float" office:value="0.399161252711094" calcext:value-type="float">
            <text:p>0.399161252711094</text:p>
          </table:table-cell>
          <table:table-cell office:value-type="float" office:value="0.43459127636926" calcext:value-type="float">
            <text:p>0.43459127636926</text:p>
          </table:table-cell>
          <table:table-cell office:value-type="float" office:value="6.42392375177766" calcext:value-type="float">
            <text:p>6.42392375177766</text:p>
          </table:table-cell>
          <table:table-cell office:value-type="float" office:value="10.7966245383545" calcext:value-type="float">
            <text:p>10.7966245383545</text:p>
          </table:table-cell>
          <table:table-cell office:value-type="float" office:value="8.05384081436975" calcext:value-type="float">
            <text:p>8.05384081436975</text:p>
          </table:table-cell>
          <table:table-cell office:value-type="float" office:value="8.54160139324604" calcext:value-type="float">
            <text:p>8.54160139324604</text:p>
          </table:table-cell>
          <table:table-cell office:value-type="float" office:value="0.21838836841462" calcext:value-type="float">
            <text:p>0.21838836841462</text:p>
          </table:table-cell>
          <table:table-cell office:value-type="float" office:value="0.251267843265851" calcext:value-type="float">
            <text:p>0.251267843265851</text:p>
          </table:table-cell>
          <table:table-cell office:value-type="float" office:value="0.230055192559913" calcext:value-type="float">
            <text:p>0.230055192559913</text:p>
          </table:table-cell>
          <table:table-cell office:value-type="float" office:value="0.233035052529775" calcext:value-type="float">
            <text:p>0.233035052529775</text:p>
          </table:table-cell>
          <table:table-cell office:value-type="float" office:value="0.0429169559886468" calcext:value-type="float">
            <text:p>0.042916955988647</text:p>
          </table:table-cell>
          <table:table-cell office:value-type="float" office:value="0.035293441341256" calcext:value-type="float">
            <text:p>0.035293441341256</text:p>
          </table:table-cell>
          <table:table-cell office:value-type="float" office:value="0.0309331470470465" calcext:value-type="float">
            <text:p>0.030933147047047</text:p>
          </table:table-cell>
          <table:table-cell office:value-type="float" office:value="0.0521250014619269" calcext:value-type="float">
            <text:p>0.052125001461927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0781498553948" calcext:value-type="float">
            <text:p>0.380781498553948</text:p>
          </table:table-cell>
          <table:table-cell office:value-type="float" office:value="0.460573795990118" calcext:value-type="float">
            <text:p>0.460573795990118</text:p>
          </table:table-cell>
          <table:table-cell office:value-type="float" office:value="0.395930884716492" calcext:value-type="float">
            <text:p>0.395930884716492</text:p>
          </table:table-cell>
          <table:table-cell office:value-type="float" office:value="0.440469535804247" calcext:value-type="float">
            <text:p>0.440469535804247</text:p>
          </table:table-cell>
          <table:table-cell office:value-type="float" office:value="6.7854125573405" calcext:value-type="float">
            <text:p>6.7854125573405</text:p>
          </table:table-cell>
          <table:table-cell office:value-type="float" office:value="11.3778466191875" calcext:value-type="float">
            <text:p>11.3778466191875</text:p>
          </table:table-cell>
          <table:table-cell office:value-type="float" office:value="8.18081415870735" calcext:value-type="float">
            <text:p>8.18081415870735</text:p>
          </table:table-cell>
          <table:table-cell office:value-type="float" office:value="9.24674943234906" calcext:value-type="float">
            <text:p>9.24674943234906</text:p>
          </table:table-cell>
          <table:table-cell office:value-type="float" office:value="0.222517855798782" calcext:value-type="float">
            <text:p>0.222517855798782</text:p>
          </table:table-cell>
          <table:table-cell office:value-type="float" office:value="0.251853488292906" calcext:value-type="float">
            <text:p>0.251853488292906</text:p>
          </table:table-cell>
          <table:table-cell office:value-type="float" office:value="0.231986959257686" calcext:value-type="float">
            <text:p>0.231986959257686</text:p>
          </table:table-cell>
          <table:table-cell office:value-type="float" office:value="0.236726322760584" calcext:value-type="float">
            <text:p>0.236726322760584</text:p>
          </table:table-cell>
          <table:table-cell office:value-type="float" office:value="0.0406293981821164" calcext:value-type="float">
            <text:p>0.040629398182116</text:p>
          </table:table-cell>
          <table:table-cell office:value-type="float" office:value="0.0357724527549137" calcext:value-type="float">
            <text:p>0.035772452754914</text:p>
          </table:table-cell>
          <table:table-cell office:value-type="float" office:value="0.0301491976017285" calcext:value-type="float">
            <text:p>0.030149197601729</text:p>
          </table:table-cell>
          <table:table-cell office:value-type="float" office:value="0.050856538199617" calcext:value-type="float">
            <text:p>0.050856538199617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8633525236423" calcext:value-type="float">
            <text:p>0.378633525236423</text:p>
          </table:table-cell>
          <table:table-cell office:value-type="float" office:value="0.456621854619708" calcext:value-type="float">
            <text:p>0.456621854619708</text:p>
          </table:table-cell>
          <table:table-cell office:value-type="float" office:value="0.394442257848891" calcext:value-type="float">
            <text:p>0.394442257848891</text:p>
          </table:table-cell>
          <table:table-cell office:value-type="float" office:value="0.437602040459876" calcext:value-type="float">
            <text:p>0.437602040459876</text:p>
          </table:table-cell>
          <table:table-cell office:value-type="float" office:value="6.58586906004483" calcext:value-type="float">
            <text:p>6.58586906004483</text:p>
          </table:table-cell>
          <table:table-cell office:value-type="float" office:value="11.3982649778027" calcext:value-type="float">
            <text:p>11.3982649778027</text:p>
          </table:table-cell>
          <table:table-cell office:value-type="float" office:value="8.15197080574962" calcext:value-type="float">
            <text:p>8.15197080574962</text:p>
          </table:table-cell>
          <table:table-cell office:value-type="float" office:value="9.01176506289284" calcext:value-type="float">
            <text:p>9.01176506289284</text:p>
          </table:table-cell>
          <table:table-cell office:value-type="float" office:value="0.225290350995303" calcext:value-type="float">
            <text:p>0.225290350995303</text:p>
          </table:table-cell>
          <table:table-cell office:value-type="float" office:value="0.257489618260694" calcext:value-type="float">
            <text:p>0.257489618260694</text:p>
          </table:table-cell>
          <table:table-cell office:value-type="float" office:value="0.234847291525079" calcext:value-type="float">
            <text:p>0.234847291525079</text:p>
          </table:table-cell>
          <table:table-cell office:value-type="float" office:value="0.242257971984858" calcext:value-type="float">
            <text:p>0.242257971984858</text:p>
          </table:table-cell>
          <table:table-cell office:value-type="float" office:value="0.0424888385788365" calcext:value-type="float">
            <text:p>0.042488838578837</text:p>
          </table:table-cell>
          <table:table-cell office:value-type="float" office:value="0.0376102198235405" calcext:value-type="float">
            <text:p>0.037610219823541</text:p>
          </table:table-cell>
          <table:table-cell office:value-type="float" office:value="0.0313059372367208" calcext:value-type="float">
            <text:p>0.031305937236721</text:p>
          </table:table-cell>
          <table:table-cell office:value-type="float" office:value="0.0534940867425154" calcext:value-type="float">
            <text:p>0.053494086742515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044262335354" calcext:value-type="float">
            <text:p>0.38044262335354</text:p>
          </table:table-cell>
          <table:table-cell office:value-type="float" office:value="0.460954109197559" calcext:value-type="float">
            <text:p>0.460954109197559</text:p>
          </table:table-cell>
          <table:table-cell office:value-type="float" office:value="0.396426034539386" calcext:value-type="float">
            <text:p>0.396426034539386</text:p>
          </table:table-cell>
          <table:table-cell office:value-type="float" office:value="0.441769176702642" calcext:value-type="float">
            <text:p>0.441769176702642</text:p>
          </table:table-cell>
          <table:table-cell office:value-type="float" office:value="6.72865076179384" calcext:value-type="float">
            <text:p>6.72865076179384</text:p>
          </table:table-cell>
          <table:table-cell office:value-type="float" office:value="10.8802788951044" calcext:value-type="float">
            <text:p>10.8802788951044</text:p>
          </table:table-cell>
          <table:table-cell office:value-type="float" office:value="8.23602564583048" calcext:value-type="float">
            <text:p>8.23602564583048</text:p>
          </table:table-cell>
          <table:table-cell office:value-type="float" office:value="9.2340190810076" calcext:value-type="float">
            <text:p>9.2340190810076</text:p>
          </table:table-cell>
          <table:table-cell office:value-type="float" office:value="0.228097718444067" calcext:value-type="float">
            <text:p>0.228097718444067</text:p>
          </table:table-cell>
          <table:table-cell office:value-type="float" office:value="0.257492286746124" calcext:value-type="float">
            <text:p>0.257492286746124</text:p>
          </table:table-cell>
          <table:table-cell office:value-type="float" office:value="0.238278575701753" calcext:value-type="float">
            <text:p>0.238278575701753</text:p>
          </table:table-cell>
          <table:table-cell office:value-type="float" office:value="0.241147262707441" calcext:value-type="float">
            <text:p>0.241147262707441</text:p>
          </table:table-cell>
          <table:table-cell office:value-type="float" office:value="0.0406576825383455" calcext:value-type="float">
            <text:p>0.040657682538346</text:p>
          </table:table-cell>
          <table:table-cell office:value-type="float" office:value="0.0374735851711141" calcext:value-type="float">
            <text:p>0.037473585171114</text:p>
          </table:table-cell>
          <table:table-cell office:value-type="float" office:value="0.0295671148473245" calcext:value-type="float">
            <text:p>0.029567114847325</text:p>
          </table:table-cell>
          <table:table-cell office:value-type="float" office:value="0.0534474643360045" calcext:value-type="float">
            <text:p>0.053447464336005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5118439391776" calcext:value-type="float">
            <text:p>0.375118439391776</text:p>
          </table:table-cell>
          <table:table-cell office:value-type="float" office:value="0.455226466599995" calcext:value-type="float">
            <text:p>0.455226466599995</text:p>
          </table:table-cell>
          <table:table-cell office:value-type="float" office:value="0.393464492258554" calcext:value-type="float">
            <text:p>0.393464492258554</text:p>
          </table:table-cell>
          <table:table-cell office:value-type="float" office:value="0.430392814135598" calcext:value-type="float">
            <text:p>0.430392814135598</text:p>
          </table:table-cell>
          <table:table-cell office:value-type="float" office:value="6.34363535117188" calcext:value-type="float">
            <text:p>6.34363535117188</text:p>
          </table:table-cell>
          <table:table-cell office:value-type="float" office:value="11.0707815636045" calcext:value-type="float">
            <text:p>11.0707815636045</text:p>
          </table:table-cell>
          <table:table-cell office:value-type="float" office:value="7.50519999031903" calcext:value-type="float">
            <text:p>7.50519999031903</text:p>
          </table:table-cell>
          <table:table-cell office:value-type="float" office:value="8.4501693152049" calcext:value-type="float">
            <text:p>8.4501693152049</text:p>
          </table:table-cell>
          <table:table-cell office:value-type="float" office:value="0.221590508634122" calcext:value-type="float">
            <text:p>0.221590508634122</text:p>
          </table:table-cell>
          <table:table-cell office:value-type="float" office:value="0.251414462558085" calcext:value-type="float">
            <text:p>0.251414462558085</text:p>
          </table:table-cell>
          <table:table-cell office:value-type="float" office:value="0.23297708299565" calcext:value-type="float">
            <text:p>0.23297708299565</text:p>
          </table:table-cell>
          <table:table-cell office:value-type="float" office:value="0.233513685826755" calcext:value-type="float">
            <text:p>0.233513685826755</text:p>
          </table:table-cell>
          <table:table-cell office:value-type="float" office:value="0.0432676555392825" calcext:value-type="float">
            <text:p>0.043267655539283</text:p>
          </table:table-cell>
          <table:table-cell office:value-type="float" office:value="0.0383372381945829" calcext:value-type="float">
            <text:p>0.038337238194583</text:p>
          </table:table-cell>
          <table:table-cell office:value-type="float" office:value="0.0304838019692389" calcext:value-type="float">
            <text:p>0.030483801969239</text:p>
          </table:table-cell>
          <table:table-cell office:value-type="float" office:value="0.0564021991687559" calcext:value-type="float">
            <text:p>0.056402199168756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397616450852" calcext:value-type="float">
            <text:p>0.37397616450852</text:p>
          </table:table-cell>
          <table:table-cell office:value-type="float" office:value="0.454339095552091" calcext:value-type="float">
            <text:p>0.454339095552091</text:p>
          </table:table-cell>
          <table:table-cell office:value-type="float" office:value="0.389594786121508" calcext:value-type="float">
            <text:p>0.389594786121508</text:p>
          </table:table-cell>
          <table:table-cell office:value-type="float" office:value="0.433101644379723" calcext:value-type="float">
            <text:p>0.433101644379723</text:p>
          </table:table-cell>
          <table:table-cell office:value-type="float" office:value="6.55787376746747" calcext:value-type="float">
            <text:p>6.55787376746747</text:p>
          </table:table-cell>
          <table:table-cell office:value-type="float" office:value="10.9370910124005" calcext:value-type="float">
            <text:p>10.9370910124005</text:p>
          </table:table-cell>
          <table:table-cell office:value-type="float" office:value="7.99367455174569" calcext:value-type="float">
            <text:p>7.99367455174569</text:p>
          </table:table-cell>
          <table:table-cell office:value-type="float" office:value="8.78534409517656" calcext:value-type="float">
            <text:p>8.78534409517656</text:p>
          </table:table-cell>
          <table:table-cell office:value-type="float" office:value="0.226906126909208" calcext:value-type="float">
            <text:p>0.226906126909208</text:p>
          </table:table-cell>
          <table:table-cell office:value-type="float" office:value="0.250585447560267" calcext:value-type="float">
            <text:p>0.250585447560267</text:p>
          </table:table-cell>
          <table:table-cell office:value-type="float" office:value="0.236990864198879" calcext:value-type="float">
            <text:p>0.236990864198879</text:p>
          </table:table-cell>
          <table:table-cell office:value-type="float" office:value="0.234571291945139" calcext:value-type="float">
            <text:p>0.234571291945139</text:p>
          </table:table-cell>
          <table:table-cell office:value-type="float" office:value="0.0404300051134879" calcext:value-type="float">
            <text:p>0.040430005113488</text:p>
          </table:table-cell>
          <table:table-cell office:value-type="float" office:value="0.0376251356241373" calcext:value-type="float">
            <text:p>0.037625135624137</text:p>
          </table:table-cell>
          <table:table-cell office:value-type="float" office:value="0.0293097746549782" calcext:value-type="float">
            <text:p>0.029309774654978</text:p>
          </table:table-cell>
          <table:table-cell office:value-type="float" office:value="0.0537519808417131" calcext:value-type="float">
            <text:p>0.053751980841713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3052085428005" calcext:value-type="float">
            <text:p>0.373052085428005</text:p>
          </table:table-cell>
          <table:table-cell office:value-type="float" office:value="0.455842192255713" calcext:value-type="float">
            <text:p>0.455842192255713</text:p>
          </table:table-cell>
          <table:table-cell office:value-type="float" office:value="0.388672481762056" calcext:value-type="float">
            <text:p>0.388672481762056</text:p>
          </table:table-cell>
          <table:table-cell office:value-type="float" office:value="0.43327593259161" calcext:value-type="float">
            <text:p>0.43327593259161</text:p>
          </table:table-cell>
          <table:table-cell office:value-type="float" office:value="6.68756058802843" calcext:value-type="float">
            <text:p>6.68756058802843</text:p>
          </table:table-cell>
          <table:table-cell office:value-type="float" office:value="11.1094738739795" calcext:value-type="float">
            <text:p>11.1094738739795</text:p>
          </table:table-cell>
          <table:table-cell office:value-type="float" office:value="8.27038199019958" calcext:value-type="float">
            <text:p>8.27038199019958</text:p>
          </table:table-cell>
          <table:table-cell office:value-type="float" office:value="8.82660693358757" calcext:value-type="float">
            <text:p>8.82660693358757</text:p>
          </table:table-cell>
          <table:table-cell office:value-type="float" office:value="0.218687698564412" calcext:value-type="float">
            <text:p>0.218687698564412</text:p>
          </table:table-cell>
          <table:table-cell office:value-type="float" office:value="0.237342588509835" calcext:value-type="float">
            <text:p>0.237342588509835</text:p>
          </table:table-cell>
          <table:table-cell office:value-type="float" office:value="0.228460829672011" calcext:value-type="float">
            <text:p>0.228460829672011</text:p>
          </table:table-cell>
          <table:table-cell office:value-type="float" office:value="0.222080882674111" calcext:value-type="float">
            <text:p>0.222080882674111</text:p>
          </table:table-cell>
          <table:table-cell office:value-type="float" office:value="0.0410397429874872" calcext:value-type="float">
            <text:p>0.041039742987487</text:p>
          </table:table-cell>
          <table:table-cell office:value-type="float" office:value="0.0406497902832802" calcext:value-type="float">
            <text:p>0.04064979028328</text:p>
          </table:table-cell>
          <table:table-cell office:value-type="float" office:value="0.0310805176122356" calcext:value-type="float">
            <text:p>0.031080517612236</text:p>
          </table:table-cell>
          <table:table-cell office:value-type="float" office:value="0.05500552005125" calcext:value-type="float">
            <text:p>0.05500552005125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69756635418363" calcext:value-type="float">
            <text:p>0.369756635418363</text:p>
          </table:table-cell>
          <table:table-cell office:value-type="float" office:value="0.450552863924792" calcext:value-type="float">
            <text:p>0.450552863924792</text:p>
          </table:table-cell>
          <table:table-cell office:value-type="float" office:value="0.38657722083674" calcext:value-type="float">
            <text:p>0.38657722083674</text:p>
          </table:table-cell>
          <table:table-cell office:value-type="float" office:value="0.42833203471411" calcext:value-type="float">
            <text:p>0.42833203471411</text:p>
          </table:table-cell>
          <table:table-cell office:value-type="float" office:value="6.37837813150986" calcext:value-type="float">
            <text:p>6.37837813150986</text:p>
          </table:table-cell>
          <table:table-cell office:value-type="float" office:value="10.9208714485115" calcext:value-type="float">
            <text:p>10.9208714485115</text:p>
          </table:table-cell>
          <table:table-cell office:value-type="float" office:value="8.18142231657151" calcext:value-type="float">
            <text:p>8.18142231657151</text:p>
          </table:table-cell>
          <table:table-cell office:value-type="float" office:value="8.60702073438097" calcext:value-type="float">
            <text:p>8.60702073438097</text:p>
          </table:table-cell>
          <table:table-cell office:value-type="float" office:value="0.216610253013459" calcext:value-type="float">
            <text:p>0.216610253013459</text:p>
          </table:table-cell>
          <table:table-cell office:value-type="float" office:value="0.228389532609152" calcext:value-type="float">
            <text:p>0.228389532609152</text:p>
          </table:table-cell>
          <table:table-cell office:value-type="float" office:value="0.226494366695235" calcext:value-type="float">
            <text:p>0.226494366695235</text:p>
          </table:table-cell>
          <table:table-cell office:value-type="float" office:value="0.213167366327752" calcext:value-type="float">
            <text:p>0.213167366327752</text:p>
          </table:table-cell>
          <table:table-cell office:value-type="float" office:value="0.0443614128938879" calcext:value-type="float">
            <text:p>0.044361412893888</text:p>
          </table:table-cell>
          <table:table-cell office:value-type="float" office:value="0.0404824712168438" calcext:value-type="float">
            <text:p>0.040482471216844</text:p>
          </table:table-cell>
          <table:table-cell office:value-type="float" office:value="0.0311582990906332" calcext:value-type="float">
            <text:p>0.031158299090633</text:p>
          </table:table-cell>
          <table:table-cell office:value-type="float" office:value="0.0600265725357989" calcext:value-type="float">
            <text:p>0.060026572535799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9373824161117" calcext:value-type="float">
            <text:p>0.369373824161117</text:p>
          </table:table-cell>
          <table:table-cell office:value-type="float" office:value="0.454353354798379" calcext:value-type="float">
            <text:p>0.454353354798379</text:p>
          </table:table-cell>
          <table:table-cell office:value-type="float" office:value="0.387124450232992" calcext:value-type="float">
            <text:p>0.387124450232992</text:p>
          </table:table-cell>
          <table:table-cell office:value-type="float" office:value="0.429415046399287" calcext:value-type="float">
            <text:p>0.429415046399287</text:p>
          </table:table-cell>
          <table:table-cell office:value-type="float" office:value="6.25946761630636" calcext:value-type="float">
            <text:p>6.25946761630636</text:p>
          </table:table-cell>
          <table:table-cell office:value-type="float" office:value="10.9326617011328" calcext:value-type="float">
            <text:p>10.9326617011328</text:p>
          </table:table-cell>
          <table:table-cell office:value-type="float" office:value="8.13915195703795" calcext:value-type="float">
            <text:p>8.13915195703795</text:p>
          </table:table-cell>
          <table:table-cell office:value-type="float" office:value="8.63203214439922" calcext:value-type="float">
            <text:p>8.63203214439922</text:p>
          </table:table-cell>
          <table:table-cell office:value-type="float" office:value="0.217269514671511" calcext:value-type="float">
            <text:p>0.217269514671511</text:p>
          </table:table-cell>
          <table:table-cell office:value-type="float" office:value="0.242296349752918" calcext:value-type="float">
            <text:p>0.242296349752918</text:p>
          </table:table-cell>
          <table:table-cell office:value-type="float" office:value="0.229353831729747" calcext:value-type="float">
            <text:p>0.229353831729747</text:p>
          </table:table-cell>
          <table:table-cell office:value-type="float" office:value="0.223073895163703" calcext:value-type="float">
            <text:p>0.223073895163703</text:p>
          </table:table-cell>
          <table:table-cell office:value-type="float" office:value="0.0418221147168228" calcext:value-type="float">
            <text:p>0.041822114716823</text:p>
          </table:table-cell>
          <table:table-cell office:value-type="float" office:value="0.0377367358166361" calcext:value-type="float">
            <text:p>0.037736735816636</text:p>
          </table:table-cell>
          <table:table-cell office:value-type="float" office:value="0.0302726357956848" calcext:value-type="float">
            <text:p>0.030272635795685</text:p>
          </table:table-cell>
          <table:table-cell office:value-type="float" office:value="0.0545330574910023" calcext:value-type="float">
            <text:p>0.054533057491002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6706707523505" calcext:value-type="float">
            <text:p>0.376706707523505</text:p>
          </table:table-cell>
          <table:table-cell office:value-type="float" office:value="0.455610804911885" calcext:value-type="float">
            <text:p>0.455610804911885</text:p>
          </table:table-cell>
          <table:table-cell office:value-type="float" office:value="0.392035290062402" calcext:value-type="float">
            <text:p>0.392035290062402</text:p>
          </table:table-cell>
          <table:table-cell office:value-type="float" office:value="0.436124835885451" calcext:value-type="float">
            <text:p>0.436124835885451</text:p>
          </table:table-cell>
          <table:table-cell office:value-type="float" office:value="6.76484919298713" calcext:value-type="float">
            <text:p>6.76484919298713</text:p>
          </table:table-cell>
          <table:table-cell office:value-type="float" office:value="10.9069890363356" calcext:value-type="float">
            <text:p>10.9069890363356</text:p>
          </table:table-cell>
          <table:table-cell office:value-type="float" office:value="8.30360143354534" calcext:value-type="float">
            <text:p>8.30360143354534</text:p>
          </table:table-cell>
          <table:table-cell office:value-type="float" office:value="9.05365100727991" calcext:value-type="float">
            <text:p>9.05365100727991</text:p>
          </table:table-cell>
          <table:table-cell office:value-type="float" office:value="0.221331046016297" calcext:value-type="float">
            <text:p>0.221331046016297</text:p>
          </table:table-cell>
          <table:table-cell office:value-type="float" office:value="0.23566753872154" calcext:value-type="float">
            <text:p>0.23566753872154</text:p>
          </table:table-cell>
          <table:table-cell office:value-type="float" office:value="0.231462206190468" calcext:value-type="float">
            <text:p>0.231462206190468</text:p>
          </table:table-cell>
          <table:table-cell office:value-type="float" office:value="0.219734674903443" calcext:value-type="float">
            <text:p>0.219734674903443</text:p>
          </table:table-cell>
          <table:table-cell office:value-type="float" office:value="0.040194277672998" calcext:value-type="float">
            <text:p>0.040194277672998</text:p>
          </table:table-cell>
          <table:table-cell office:value-type="float" office:value="0.0381750624108487" calcext:value-type="float">
            <text:p>0.038175062410849</text:p>
          </table:table-cell>
          <table:table-cell office:value-type="float" office:value="0.030384274026071" calcext:value-type="float">
            <text:p>0.030384274026071</text:p>
          </table:table-cell>
          <table:table-cell office:value-type="float" office:value="0.0528014728416461" calcext:value-type="float">
            <text:p>0.052801472841646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1171254458315" calcext:value-type="float">
            <text:p>0.371171254458315</text:p>
          </table:table-cell>
          <table:table-cell office:value-type="float" office:value="0.452227996153617" calcext:value-type="float">
            <text:p>0.452227996153617</text:p>
          </table:table-cell>
          <table:table-cell office:value-type="float" office:value="0.386253907413033" calcext:value-type="float">
            <text:p>0.386253907413033</text:p>
          </table:table-cell>
          <table:table-cell office:value-type="float" office:value="0.429960335879477" calcext:value-type="float">
            <text:p>0.429960335879477</text:p>
          </table:table-cell>
          <table:table-cell office:value-type="float" office:value="6.76423158735694" calcext:value-type="float">
            <text:p>6.76423158735694</text:p>
          </table:table-cell>
          <table:table-cell office:value-type="float" office:value="10.9877701627194" calcext:value-type="float">
            <text:p>10.9877701627194</text:p>
          </table:table-cell>
          <table:table-cell office:value-type="float" office:value="8.28164191896259" calcext:value-type="float">
            <text:p>8.28164191896259</text:p>
          </table:table-cell>
          <table:table-cell office:value-type="float" office:value="8.92791683386615" calcext:value-type="float">
            <text:p>8.92791683386615</text:p>
          </table:table-cell>
          <table:table-cell office:value-type="float" office:value="0.218394438867745" calcext:value-type="float">
            <text:p>0.218394438867745</text:p>
          </table:table-cell>
          <table:table-cell office:value-type="float" office:value="0.231783150142684" calcext:value-type="float">
            <text:p>0.231783150142684</text:p>
          </table:table-cell>
          <table:table-cell office:value-type="float" office:value="0.228323201487514" calcext:value-type="float">
            <text:p>0.228323201487514</text:p>
          </table:table-cell>
          <table:table-cell office:value-type="float" office:value="0.216298440967773" calcext:value-type="float">
            <text:p>0.216298440967773</text:p>
          </table:table-cell>
          <table:table-cell office:value-type="float" office:value="0.0404566970951767" calcext:value-type="float">
            <text:p>0.040456697095177</text:p>
          </table:table-cell>
          <table:table-cell office:value-type="float" office:value="0.0398695556175749" calcext:value-type="float">
            <text:p>0.039869555617575</text:p>
          </table:table-cell>
          <table:table-cell office:value-type="float" office:value="0.0304911709440599" calcext:value-type="float">
            <text:p>0.03049117094406</text:p>
          </table:table-cell>
          <table:table-cell office:value-type="float" office:value="0.0545536874974826" calcext:value-type="float">
            <text:p>0.054553687497483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4142187181828" calcext:value-type="float">
            <text:p>0.374142187181828</text:p>
          </table:table-cell>
          <table:table-cell office:value-type="float" office:value="0.454863211511989" calcext:value-type="float">
            <text:p>0.454863211511989</text:p>
          </table:table-cell>
          <table:table-cell office:value-type="float" office:value="0.388082778711324" calcext:value-type="float">
            <text:p>0.388082778711324</text:p>
          </table:table-cell>
          <table:table-cell office:value-type="float" office:value="0.437905823244778" calcext:value-type="float">
            <text:p>0.437905823244778</text:p>
          </table:table-cell>
          <table:table-cell office:value-type="float" office:value="6.94101935152129" calcext:value-type="float">
            <text:p>6.94101935152129</text:p>
          </table:table-cell>
          <table:table-cell office:value-type="float" office:value="10.7088988987684" calcext:value-type="float">
            <text:p>10.7088988987684</text:p>
          </table:table-cell>
          <table:table-cell office:value-type="float" office:value="8.16660564603456" calcext:value-type="float">
            <text:p>8.16660564603456</text:p>
          </table:table-cell>
          <table:table-cell office:value-type="float" office:value="9.27666280754472" calcext:value-type="float">
            <text:p>9.27666280754472</text:p>
          </table:table-cell>
          <table:table-cell office:value-type="float" office:value="0.22041013544338" calcext:value-type="float">
            <text:p>0.22041013544338</text:p>
          </table:table-cell>
          <table:table-cell office:value-type="float" office:value="0.231250541095488" calcext:value-type="float">
            <text:p>0.231250541095488</text:p>
          </table:table-cell>
          <table:table-cell office:value-type="float" office:value="0.230073737224984" calcext:value-type="float">
            <text:p>0.230073737224984</text:p>
          </table:table-cell>
          <table:table-cell office:value-type="float" office:value="0.216081005682918" calcext:value-type="float">
            <text:p>0.216081005682918</text:p>
          </table:table-cell>
          <table:table-cell office:value-type="float" office:value="0.0412668087651062" calcext:value-type="float">
            <text:p>0.041266808765106</text:p>
          </table:table-cell>
          <table:table-cell office:value-type="float" office:value="0.0374948899214775" calcext:value-type="float">
            <text:p>0.037494889921478</text:p>
          </table:table-cell>
          <table:table-cell office:value-type="float" office:value="0.0304383385232941" calcext:value-type="float">
            <text:p>0.030438338523294</text:p>
          </table:table-cell>
          <table:table-cell office:value-type="float" office:value="0.0539436177990028" calcext:value-type="float">
            <text:p>0.053943617799003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885547283291" calcext:value-type="float">
            <text:p>0.36885547283291</text:p>
          </table:table-cell>
          <table:table-cell office:value-type="float" office:value="0.457469521866511" calcext:value-type="float">
            <text:p>0.457469521866511</text:p>
          </table:table-cell>
          <table:table-cell office:value-type="float" office:value="0.385540960414796" calcext:value-type="float">
            <text:p>0.385540960414796</text:p>
          </table:table-cell>
          <table:table-cell office:value-type="float" office:value="0.434996442667316" calcext:value-type="float">
            <text:p>0.434996442667316</text:p>
          </table:table-cell>
          <table:table-cell office:value-type="float" office:value="6.43184780227933" calcext:value-type="float">
            <text:p>6.43184780227933</text:p>
          </table:table-cell>
          <table:table-cell office:value-type="float" office:value="11.0428286638524" calcext:value-type="float">
            <text:p>11.0428286638524</text:p>
          </table:table-cell>
          <table:table-cell office:value-type="float" office:value="8.07639906313685" calcext:value-type="float">
            <text:p>8.07639906313685</text:p>
          </table:table-cell>
          <table:table-cell office:value-type="float" office:value="9.05735218880477" calcext:value-type="float">
            <text:p>9.05735218880477</text:p>
          </table:table-cell>
          <table:table-cell office:value-type="float" office:value="0.217532553298395" calcext:value-type="float">
            <text:p>0.217532553298395</text:p>
          </table:table-cell>
          <table:table-cell office:value-type="float" office:value="0.23610529904376" calcext:value-type="float">
            <text:p>0.23610529904376</text:p>
          </table:table-cell>
          <table:table-cell office:value-type="float" office:value="0.228667355499145" calcext:value-type="float">
            <text:p>0.228667355499145</text:p>
          </table:table-cell>
          <table:table-cell office:value-type="float" office:value="0.21823679514672" calcext:value-type="float">
            <text:p>0.21823679514672</text:p>
          </table:table-cell>
          <table:table-cell office:value-type="float" office:value="0.0385598365545665" calcext:value-type="float">
            <text:p>0.038559836554567</text:p>
          </table:table-cell>
          <table:table-cell office:value-type="float" office:value="0.038426363354356" calcext:value-type="float">
            <text:p>0.038426363354356</text:p>
          </table:table-cell>
          <table:table-cell office:value-type="float" office:value="0.0292006286478661" calcext:value-type="float">
            <text:p>0.029200628647866</text:p>
          </table:table-cell>
          <table:table-cell office:value-type="float" office:value="0.052270737017382" calcext:value-type="float">
            <text:p>0.052270737017382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2159965601334" calcext:value-type="float">
            <text:p>0.372159965601334</text:p>
          </table:table-cell>
          <table:table-cell office:value-type="float" office:value="0.451848798770341" calcext:value-type="float">
            <text:p>0.451848798770341</text:p>
          </table:table-cell>
          <table:table-cell office:value-type="float" office:value="0.384221093323103" calcext:value-type="float">
            <text:p>0.384221093323103</text:p>
          </table:table-cell>
          <table:table-cell office:value-type="float" office:value="0.437609694294854" calcext:value-type="float">
            <text:p>0.437609694294854</text:p>
          </table:table-cell>
          <table:table-cell office:value-type="float" office:value="6.69352785981397" calcext:value-type="float">
            <text:p>6.69352785981397</text:p>
          </table:table-cell>
          <table:table-cell office:value-type="float" office:value="10.4091697114807" calcext:value-type="float">
            <text:p>10.4091697114807</text:p>
          </table:table-cell>
          <table:table-cell office:value-type="float" office:value="7.99193419944699" calcext:value-type="float">
            <text:p>7.99193419944699</text:p>
          </table:table-cell>
          <table:table-cell office:value-type="float" office:value="8.77377124599064" calcext:value-type="float">
            <text:p>8.77377124599064</text:p>
          </table:table-cell>
          <table:table-cell office:value-type="float" office:value="0.217048398990508" calcext:value-type="float">
            <text:p>0.217048398990508</text:p>
          </table:table-cell>
          <table:table-cell office:value-type="float" office:value="0.223873830918192" calcext:value-type="float">
            <text:p>0.223873830918192</text:p>
          </table:table-cell>
          <table:table-cell office:value-type="float" office:value="0.226428995191832" calcext:value-type="float">
            <text:p>0.226428995191832</text:p>
          </table:table-cell>
          <table:table-cell office:value-type="float" office:value="0.209208684742465" calcext:value-type="float">
            <text:p>0.209208684742465</text:p>
          </table:table-cell>
          <table:table-cell office:value-type="float" office:value="0.041627690202267" calcext:value-type="float">
            <text:p>0.041627690202267</text:p>
          </table:table-cell>
          <table:table-cell office:value-type="float" office:value="0.0421759517841813" calcext:value-type="float">
            <text:p>0.042175951784181</text:p>
          </table:table-cell>
          <table:table-cell office:value-type="float" office:value="0.0310988212590687" calcext:value-type="float">
            <text:p>0.031098821259069</text:p>
          </table:table-cell>
          <table:table-cell office:value-type="float" office:value="0.0580960617334077" calcext:value-type="float">
            <text:p>0.058096061733408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8317583529728" calcext:value-type="float">
            <text:p>0.378317583529728</text:p>
          </table:table-cell>
          <table:table-cell office:value-type="float" office:value="0.47048175130898" calcext:value-type="float">
            <text:p>0.47048175130898</text:p>
          </table:table-cell>
          <table:table-cell office:value-type="float" office:value="0.394406979276357" calcext:value-type="float">
            <text:p>0.394406979276357</text:p>
          </table:table-cell>
          <table:table-cell office:value-type="float" office:value="0.447383450990386" calcext:value-type="float">
            <text:p>0.447383450990386</text:p>
          </table:table-cell>
          <table:table-cell office:value-type="float" office:value="6.93643792603639" calcext:value-type="float">
            <text:p>6.93643792603639</text:p>
          </table:table-cell>
          <table:table-cell office:value-type="float" office:value="11.3896417926495" calcext:value-type="float">
            <text:p>11.3896417926495</text:p>
          </table:table-cell>
          <table:table-cell office:value-type="float" office:value="8.70319010633433" calcext:value-type="float">
            <text:p>8.70319010633433</text:p>
          </table:table-cell>
          <table:table-cell office:value-type="float" office:value="9.16181079754969" calcext:value-type="float">
            <text:p>9.16181079754969</text:p>
          </table:table-cell>
          <table:table-cell office:value-type="float" office:value="0.232095916312815" calcext:value-type="float">
            <text:p>0.232095916312815</text:p>
          </table:table-cell>
          <table:table-cell office:value-type="float" office:value="0.255054969605498" calcext:value-type="float">
            <text:p>0.255054969605498</text:p>
          </table:table-cell>
          <table:table-cell office:value-type="float" office:value="0.241943034025931" calcext:value-type="float">
            <text:p>0.241943034025931</text:p>
          </table:table-cell>
          <table:table-cell office:value-type="float" office:value="0.238816059202372" calcext:value-type="float">
            <text:p>0.238816059202372</text:p>
          </table:table-cell>
          <table:table-cell office:value-type="float" office:value="0.0424695129896124" calcext:value-type="float">
            <text:p>0.042469512989612</text:p>
          </table:table-cell>
          <table:table-cell office:value-type="float" office:value="0.0434640056438417" calcext:value-type="float">
            <text:p>0.043464005643842</text:p>
          </table:table-cell>
          <table:table-cell office:value-type="float" office:value="0.0325048190249355" calcext:value-type="float">
            <text:p>0.032504819024936</text:p>
          </table:table-cell>
          <table:table-cell office:value-type="float" office:value="0.0583503107034106" calcext:value-type="float">
            <text:p>0.058350310703411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6965031479175" calcext:value-type="float">
            <text:p>0.376965031479175</text:p>
          </table:table-cell>
          <table:table-cell office:value-type="float" office:value="0.466453716360805" calcext:value-type="float">
            <text:p>0.466453716360805</text:p>
          </table:table-cell>
          <table:table-cell office:value-type="float" office:value="0.39098506831784" calcext:value-type="float">
            <text:p>0.39098506831784</text:p>
          </table:table-cell>
          <table:table-cell office:value-type="float" office:value="0.446903311070678" calcext:value-type="float">
            <text:p>0.446903311070678</text:p>
          </table:table-cell>
          <table:table-cell office:value-type="float" office:value="6.80826149053223" calcext:value-type="float">
            <text:p>6.80826149053223</text:p>
          </table:table-cell>
          <table:table-cell office:value-type="float" office:value="10.9290489385362" calcext:value-type="float">
            <text:p>10.9290489385362</text:p>
          </table:table-cell>
          <table:table-cell office:value-type="float" office:value="8.23992689065165" calcext:value-type="float">
            <text:p>8.23992689065165</text:p>
          </table:table-cell>
          <table:table-cell office:value-type="float" office:value="8.82227107922726" calcext:value-type="float">
            <text:p>8.82227107922726</text:p>
          </table:table-cell>
          <table:table-cell office:value-type="float" office:value="0.228715518480869" calcext:value-type="float">
            <text:p>0.228715518480869</text:p>
          </table:table-cell>
          <table:table-cell office:value-type="float" office:value="0.248800831257114" calcext:value-type="float">
            <text:p>0.248800831257114</text:p>
          </table:table-cell>
          <table:table-cell office:value-type="float" office:value="0.238327398493509" calcext:value-type="float">
            <text:p>0.238327398493509</text:p>
          </table:table-cell>
          <table:table-cell office:value-type="float" office:value="0.233073184473395" calcext:value-type="float">
            <text:p>0.233073184473395</text:p>
          </table:table-cell>
          <table:table-cell office:value-type="float" office:value="0.043054208932628" calcext:value-type="float">
            <text:p>0.043054208932628</text:p>
          </table:table-cell>
          <table:table-cell office:value-type="float" office:value="0.0465340172516224" calcext:value-type="float">
            <text:p>0.046534017251622</text:p>
          </table:table-cell>
          <table:table-cell office:value-type="float" office:value="0.0325278418171321" calcext:value-type="float">
            <text:p>0.032527841817132</text:p>
          </table:table-cell>
          <table:table-cell office:value-type="float" office:value="0.0621472070289287" calcext:value-type="float">
            <text:p>0.062147207028929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1495042262911" calcext:value-type="float">
            <text:p>0.371495042262911</text:p>
          </table:table-cell>
          <table:table-cell office:value-type="float" office:value="0.462413436650555" calcext:value-type="float">
            <text:p>0.462413436650555</text:p>
          </table:table-cell>
          <table:table-cell office:value-type="float" office:value="0.388427917305667" calcext:value-type="float">
            <text:p>0.388427917305667</text:p>
          </table:table-cell>
          <table:table-cell office:value-type="float" office:value="0.436535673233673" calcext:value-type="float">
            <text:p>0.436535673233673</text:p>
          </table:table-cell>
          <table:table-cell office:value-type="float" office:value="6.45286849072972" calcext:value-type="float">
            <text:p>6.45286849072972</text:p>
          </table:table-cell>
          <table:table-cell office:value-type="float" office:value="10.9091120324348" calcext:value-type="float">
            <text:p>10.9091120324348</text:p>
          </table:table-cell>
          <table:table-cell office:value-type="float" office:value="8.16926407288178" calcext:value-type="float">
            <text:p>8.16926407288178</text:p>
          </table:table-cell>
          <table:table-cell office:value-type="float" office:value="8.21715047644646" calcext:value-type="float">
            <text:p>8.21715047644646</text:p>
          </table:table-cell>
          <table:table-cell office:value-type="float" office:value="0.226561894957106" calcext:value-type="float">
            <text:p>0.226561894957106</text:p>
          </table:table-cell>
          <table:table-cell office:value-type="float" office:value="0.243959106310918" calcext:value-type="float">
            <text:p>0.243959106310918</text:p>
          </table:table-cell>
          <table:table-cell office:value-type="float" office:value="0.238637053715569" calcext:value-type="float">
            <text:p>0.238637053715569</text:p>
          </table:table-cell>
          <table:table-cell office:value-type="float" office:value="0.224757545463316" calcext:value-type="float">
            <text:p>0.224757545463316</text:p>
          </table:table-cell>
          <table:table-cell office:value-type="float" office:value="0.0403279931474552" calcext:value-type="float">
            <text:p>0.040327993147455</text:p>
          </table:table-cell>
          <table:table-cell office:value-type="float" office:value="0.0435905686824142" calcext:value-type="float">
            <text:p>0.043590568682414</text:p>
          </table:table-cell>
          <table:table-cell office:value-type="float" office:value="0.0321604958584138" calcext:value-type="float">
            <text:p>0.032160495858414</text:p>
          </table:table-cell>
          <table:table-cell office:value-type="float" office:value="0.0553927821888995" calcext:value-type="float">
            <text:p>0.0553927821889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7428964679368" calcext:value-type="float">
            <text:p>0.377428964679368</text:p>
          </table:table-cell>
          <table:table-cell office:value-type="float" office:value="0.466721432209155" calcext:value-type="float">
            <text:p>0.466721432209155</text:p>
          </table:table-cell>
          <table:table-cell office:value-type="float" office:value="0.391696766308837" calcext:value-type="float">
            <text:p>0.391696766308837</text:p>
          </table:table-cell>
          <table:table-cell office:value-type="float" office:value="0.444137468201914" calcext:value-type="float">
            <text:p>0.444137468201914</text:p>
          </table:table-cell>
          <table:table-cell office:value-type="float" office:value="6.90261325814978" calcext:value-type="float">
            <text:p>6.90261325814978</text:p>
          </table:table-cell>
          <table:table-cell office:value-type="float" office:value="10.9990687462264" calcext:value-type="float">
            <text:p>10.9990687462264</text:p>
          </table:table-cell>
          <table:table-cell office:value-type="float" office:value="8.4754307962508" calcext:value-type="float">
            <text:p>8.4754307962508</text:p>
          </table:table-cell>
          <table:table-cell office:value-type="float" office:value="8.96258317743385" calcext:value-type="float">
            <text:p>8.96258317743385</text:p>
          </table:table-cell>
          <table:table-cell office:value-type="float" office:value="0.225228374010933" calcext:value-type="float">
            <text:p>0.225228374010933</text:p>
          </table:table-cell>
          <table:table-cell office:value-type="float" office:value="0.241131291371594" calcext:value-type="float">
            <text:p>0.241131291371594</text:p>
          </table:table-cell>
          <table:table-cell office:value-type="float" office:value="0.234860569817112" calcext:value-type="float">
            <text:p>0.234860569817112</text:p>
          </table:table-cell>
          <table:table-cell office:value-type="float" office:value="0.22552079395797" calcext:value-type="float">
            <text:p>0.22552079395797</text:p>
          </table:table-cell>
          <table:table-cell office:value-type="float" office:value="0.03798343795451" calcext:value-type="float">
            <text:p>0.03798343795451</text:p>
          </table:table-cell>
          <table:table-cell office:value-type="float" office:value="0.0388607499018579" calcext:value-type="float">
            <text:p>0.038860749901858</text:p>
          </table:table-cell>
          <table:table-cell office:value-type="float" office:value="0.0302314455302931" calcext:value-type="float">
            <text:p>0.030231445530293</text:p>
          </table:table-cell>
          <table:table-cell office:value-type="float" office:value="0.0505291709711805" calcext:value-type="float">
            <text:p>0.050529170971181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7285260956807" calcext:value-type="float">
            <text:p>0.377285260956807</text:p>
          </table:table-cell>
          <table:table-cell office:value-type="float" office:value="0.466662616092159" calcext:value-type="float">
            <text:p>0.466662616092159</text:p>
          </table:table-cell>
          <table:table-cell office:value-type="float" office:value="0.391297625159712" calcext:value-type="float">
            <text:p>0.391297625159712</text:p>
          </table:table-cell>
          <table:table-cell office:value-type="float" office:value="0.444765908322171" calcext:value-type="float">
            <text:p>0.444765908322171</text:p>
          </table:table-cell>
          <table:table-cell office:value-type="float" office:value="6.85540719393984" calcext:value-type="float">
            <text:p>6.85540719393984</text:p>
          </table:table-cell>
          <table:table-cell office:value-type="float" office:value="10.3489569969139" calcext:value-type="float">
            <text:p>10.3489569969139</text:p>
          </table:table-cell>
          <table:table-cell office:value-type="float" office:value="8.31097074706761" calcext:value-type="float">
            <text:p>8.31097074706761</text:p>
          </table:table-cell>
          <table:table-cell office:value-type="float" office:value="8.38510232508738" calcext:value-type="float">
            <text:p>8.38510232508738</text:p>
          </table:table-cell>
          <table:table-cell office:value-type="float" office:value="0.223422160159417" calcext:value-type="float">
            <text:p>0.223422160159417</text:p>
          </table:table-cell>
          <table:table-cell office:value-type="float" office:value="0.238207957698365" calcext:value-type="float">
            <text:p>0.238207957698365</text:p>
          </table:table-cell>
          <table:table-cell office:value-type="float" office:value="0.232125949800192" calcext:value-type="float">
            <text:p>0.232125949800192</text:p>
          </table:table-cell>
          <table:table-cell office:value-type="float" office:value="0.224257109205648" calcext:value-type="float">
            <text:p>0.224257109205648</text:p>
          </table:table-cell>
          <table:table-cell office:value-type="float" office:value="0.0366741490605729" calcext:value-type="float">
            <text:p>0.036674149060573</text:p>
          </table:table-cell>
          <table:table-cell office:value-type="float" office:value="0.0368310196909368" calcext:value-type="float">
            <text:p>0.036831019690937</text:p>
          </table:table-cell>
          <table:table-cell office:value-type="float" office:value="0.0286366894362062" calcext:value-type="float">
            <text:p>0.028636689436206</text:p>
          </table:table-cell>
          <table:table-cell office:value-type="float" office:value="0.048905259609392" calcext:value-type="float">
            <text:p>0.048905259609392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3736989447344" calcext:value-type="float">
            <text:p>0.373736989447344</text:p>
          </table:table-cell>
          <table:table-cell office:value-type="float" office:value="0.458377508432454" calcext:value-type="float">
            <text:p>0.458377508432454</text:p>
          </table:table-cell>
          <table:table-cell office:value-type="float" office:value="0.386785946178159" calcext:value-type="float">
            <text:p>0.386785946178159</text:p>
          </table:table-cell>
          <table:table-cell office:value-type="float" office:value="0.43706662415892" calcext:value-type="float">
            <text:p>0.43706662415892</text:p>
          </table:table-cell>
          <table:table-cell office:value-type="float" office:value="6.43509744556164" calcext:value-type="float">
            <text:p>6.43509744556164</text:p>
          </table:table-cell>
          <table:table-cell office:value-type="float" office:value="10.0077857794326" calcext:value-type="float">
            <text:p>10.0077857794326</text:p>
          </table:table-cell>
          <table:table-cell office:value-type="float" office:value="7.61239148484934" calcext:value-type="float">
            <text:p>7.61239148484934</text:p>
          </table:table-cell>
          <table:table-cell office:value-type="float" office:value="8.2420518628534" calcext:value-type="float">
            <text:p>8.2420518628534</text:p>
          </table:table-cell>
          <table:table-cell office:value-type="float" office:value="0.21968465227102" calcext:value-type="float">
            <text:p>0.21968465227102</text:p>
          </table:table-cell>
          <table:table-cell office:value-type="float" office:value="0.22582452019676" calcext:value-type="float">
            <text:p>0.22582452019676</text:p>
          </table:table-cell>
          <table:table-cell office:value-type="float" office:value="0.228119291667723" calcext:value-type="float">
            <text:p>0.228119291667723</text:p>
          </table:table-cell>
          <table:table-cell office:value-type="float" office:value="0.21262572871272" calcext:value-type="float">
            <text:p>0.21262572871272</text:p>
          </table:table-cell>
          <table:table-cell office:value-type="float" office:value="0.040444463308636" calcext:value-type="float">
            <text:p>0.040444463308636</text:p>
          </table:table-cell>
          <table:table-cell office:value-type="float" office:value="0.043911358805367" calcext:value-type="float">
            <text:p>0.043911358805367</text:p>
          </table:table-cell>
          <table:table-cell office:value-type="float" office:value="0.030756848840499" calcext:value-type="float">
            <text:p>0.030756848840499</text:p>
          </table:table-cell>
          <table:table-cell office:value-type="float" office:value="0.0584563447105577" calcext:value-type="float">
            <text:p>0.058456344710558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844820699107" calcext:value-type="float">
            <text:p>0.36844820699107</text:p>
          </table:table-cell>
          <table:table-cell office:value-type="float" office:value="0.452818781489777" calcext:value-type="float">
            <text:p>0.452818781489777</text:p>
          </table:table-cell>
          <table:table-cell office:value-type="float" office:value="0.385020549019914" calcext:value-type="float">
            <text:p>0.385020549019914</text:p>
          </table:table-cell>
          <table:table-cell office:value-type="float" office:value="0.426499974641208" calcext:value-type="float">
            <text:p>0.426499974641208</text:p>
          </table:table-cell>
          <table:table-cell office:value-type="float" office:value="6.64246310567815" calcext:value-type="float">
            <text:p>6.64246310567815</text:p>
          </table:table-cell>
          <table:table-cell office:value-type="float" office:value="10.6095247119768" calcext:value-type="float">
            <text:p>10.6095247119768</text:p>
          </table:table-cell>
          <table:table-cell office:value-type="float" office:value="7.91752148709054" calcext:value-type="float">
            <text:p>7.91752148709054</text:p>
          </table:table-cell>
          <table:table-cell office:value-type="float" office:value="8.11792717803375" calcext:value-type="float">
            <text:p>8.11792717803375</text:p>
          </table:table-cell>
          <table:table-cell office:value-type="float" office:value="0.214973402033262" calcext:value-type="float">
            <text:p>0.214973402033262</text:p>
          </table:table-cell>
          <table:table-cell office:value-type="float" office:value="0.223378026701594" calcext:value-type="float">
            <text:p>0.223378026701594</text:p>
          </table:table-cell>
          <table:table-cell office:value-type="float" office:value="0.225540900696572" calcext:value-type="float">
            <text:p>0.225540900696572</text:p>
          </table:table-cell>
          <table:table-cell office:value-type="float" office:value="0.20700005047899" calcext:value-type="float">
            <text:p>0.20700005047899</text:p>
          </table:table-cell>
          <table:table-cell office:value-type="float" office:value="0.0388445867526012" calcext:value-type="float">
            <text:p>0.038844586752601</text:p>
          </table:table-cell>
          <table:table-cell office:value-type="float" office:value="0.0390371607549469" calcext:value-type="float">
            <text:p>0.039037160754947</text:p>
          </table:table-cell>
          <table:table-cell office:value-type="float" office:value="0.02930793275882" calcext:value-type="float">
            <text:p>0.02930793275882</text:p>
          </table:table-cell>
          <table:table-cell office:value-type="float" office:value="0.0532485531203006" calcext:value-type="float">
            <text:p>0.053248553120301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3276410848523" calcext:value-type="float">
            <text:p>0.373276410848523</text:p>
          </table:table-cell>
          <table:table-cell office:value-type="float" office:value="0.457370518518693" calcext:value-type="float">
            <text:p>0.457370518518693</text:p>
          </table:table-cell>
          <table:table-cell office:value-type="float" office:value="0.386990773421516" calcext:value-type="float">
            <text:p>0.386990773421516</text:p>
          </table:table-cell>
          <table:table-cell office:value-type="float" office:value="0.435944927351368" calcext:value-type="float">
            <text:p>0.435944927351368</text:p>
          </table:table-cell>
          <table:table-cell office:value-type="float" office:value="6.43929701244727" calcext:value-type="float">
            <text:p>6.43929701244727</text:p>
          </table:table-cell>
          <table:table-cell office:value-type="float" office:value="10.5184108798123" calcext:value-type="float">
            <text:p>10.5184108798123</text:p>
          </table:table-cell>
          <table:table-cell office:value-type="float" office:value="7.65165061314997" calcext:value-type="float">
            <text:p>7.65165061314997</text:p>
          </table:table-cell>
          <table:table-cell office:value-type="float" office:value="8.31673091975709" calcext:value-type="float">
            <text:p>8.31673091975709</text:p>
          </table:table-cell>
          <table:table-cell office:value-type="float" office:value="0.215234071594973" calcext:value-type="float">
            <text:p>0.215234071594973</text:p>
          </table:table-cell>
          <table:table-cell office:value-type="float" office:value="0.217673099887561" calcext:value-type="float">
            <text:p>0.217673099887561</text:p>
          </table:table-cell>
          <table:table-cell office:value-type="float" office:value="0.223785959720134" calcext:value-type="float">
            <text:p>0.223785959720134</text:p>
          </table:table-cell>
          <table:table-cell office:value-type="float" office:value="0.204567958283689" calcext:value-type="float">
            <text:p>0.204567958283689</text:p>
          </table:table-cell>
          <table:table-cell office:value-type="float" office:value="0.038879720555112" calcext:value-type="float">
            <text:p>0.038879720555112</text:p>
          </table:table-cell>
          <table:table-cell office:value-type="float" office:value="0.039611236137684" calcext:value-type="float">
            <text:p>0.039611236137684</text:p>
          </table:table-cell>
          <table:table-cell office:value-type="float" office:value="0.0286661526250907" calcext:value-type="float">
            <text:p>0.028666152625091</text:p>
          </table:table-cell>
          <table:table-cell office:value-type="float" office:value="0.0550437025388066" calcext:value-type="float">
            <text:p>0.055043702538807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4312516943639" calcext:value-type="float">
            <text:p>0.374312516943639</text:p>
          </table:table-cell>
          <table:table-cell office:value-type="float" office:value="0.456863853603021" calcext:value-type="float">
            <text:p>0.456863853603021</text:p>
          </table:table-cell>
          <table:table-cell office:value-type="float" office:value="0.38627078419571" calcext:value-type="float">
            <text:p>0.38627078419571</text:p>
          </table:table-cell>
          <table:table-cell office:value-type="float" office:value="0.437425789245735" calcext:value-type="float">
            <text:p>0.437425789245735</text:p>
          </table:table-cell>
          <table:table-cell office:value-type="float" office:value="6.93715318402276" calcext:value-type="float">
            <text:p>6.93715318402276</text:p>
          </table:table-cell>
          <table:table-cell office:value-type="float" office:value="11.0876106636742" calcext:value-type="float">
            <text:p>11.0876106636742</text:p>
          </table:table-cell>
          <table:table-cell office:value-type="float" office:value="8.20083879471678" calcext:value-type="float">
            <text:p>8.20083879471678</text:p>
          </table:table-cell>
          <table:table-cell office:value-type="float" office:value="9.30836555047484" calcext:value-type="float">
            <text:p>9.30836555047484</text:p>
          </table:table-cell>
          <table:table-cell office:value-type="float" office:value="0.217151791694531" calcext:value-type="float">
            <text:p>0.217151791694531</text:p>
          </table:table-cell>
          <table:table-cell office:value-type="float" office:value="0.221411062700186" calcext:value-type="float">
            <text:p>0.221411062700186</text:p>
          </table:table-cell>
          <table:table-cell office:value-type="float" office:value="0.225327829918171" calcext:value-type="float">
            <text:p>0.225327829918171</text:p>
          </table:table-cell>
          <table:table-cell office:value-type="float" office:value="0.208737664147666" calcext:value-type="float">
            <text:p>0.208737664147666</text:p>
          </table:table-cell>
          <table:table-cell office:value-type="float" office:value="0.0403892767336462" calcext:value-type="float">
            <text:p>0.040389276733646</text:p>
          </table:table-cell>
          <table:table-cell office:value-type="float" office:value="0.0393294767970615" calcext:value-type="float">
            <text:p>0.039329476797062</text:p>
          </table:table-cell>
          <table:table-cell office:value-type="float" office:value="0.0307667544194682" calcext:value-type="float">
            <text:p>0.030766754419468</text:p>
          </table:table-cell>
          <table:table-cell office:value-type="float" office:value="0.0540189546811675" calcext:value-type="float">
            <text:p>0.054018954681168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7704219465093" calcext:value-type="float">
            <text:p>0.377704219465093</text:p>
          </table:table-cell>
          <table:table-cell office:value-type="float" office:value="0.458726488893122" calcext:value-type="float">
            <text:p>0.458726488893122</text:p>
          </table:table-cell>
          <table:table-cell office:value-type="float" office:value="0.386244658928323" calcext:value-type="float">
            <text:p>0.386244658928323</text:p>
          </table:table-cell>
          <table:table-cell office:value-type="float" office:value="0.443444269550832" calcext:value-type="float">
            <text:p>0.443444269550832</text:p>
          </table:table-cell>
          <table:table-cell office:value-type="float" office:value="7.37465365262926" calcext:value-type="float">
            <text:p>7.37465365262926</text:p>
          </table:table-cell>
          <table:table-cell office:value-type="float" office:value="11.3734116424127" calcext:value-type="float">
            <text:p>11.3734116424127</text:p>
          </table:table-cell>
          <table:table-cell office:value-type="float" office:value="8.21369187652477" calcext:value-type="float">
            <text:p>8.21369187652477</text:p>
          </table:table-cell>
          <table:table-cell office:value-type="float" office:value="9.41644838836763" calcext:value-type="float">
            <text:p>9.41644838836763</text:p>
          </table:table-cell>
          <table:table-cell office:value-type="float" office:value="0.221978453653456" calcext:value-type="float">
            <text:p>0.221978453653456</text:p>
          </table:table-cell>
          <table:table-cell office:value-type="float" office:value="0.229756916634171" calcext:value-type="float">
            <text:p>0.229756916634171</text:p>
          </table:table-cell>
          <table:table-cell office:value-type="float" office:value="0.230148239888961" calcext:value-type="float">
            <text:p>0.230148239888961</text:p>
          </table:table-cell>
          <table:table-cell office:value-type="float" office:value="0.216796609574019" calcext:value-type="float">
            <text:p>0.216796609574019</text:p>
          </table:table-cell>
          <table:table-cell office:value-type="float" office:value="0.0355348415384593" calcext:value-type="float">
            <text:p>0.035534841538459</text:p>
          </table:table-cell>
          <table:table-cell office:value-type="float" office:value="0.0352992953038724" calcext:value-type="float">
            <text:p>0.035299295303872</text:p>
          </table:table-cell>
          <table:table-cell office:value-type="float" office:value="0.026911627847257" calcext:value-type="float">
            <text:p>0.026911627847257</text:p>
          </table:table-cell>
          <table:table-cell office:value-type="float" office:value="0.0485304244666744" calcext:value-type="float">
            <text:p>0.048530424466674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0921684065237" calcext:value-type="float">
            <text:p>0.370921684065237</text:p>
          </table:table-cell>
          <table:table-cell office:value-type="float" office:value="0.454355958983228" calcext:value-type="float">
            <text:p>0.454355958983228</text:p>
          </table:table-cell>
          <table:table-cell office:value-type="float" office:value="0.383615880110751" calcext:value-type="float">
            <text:p>0.383615880110751</text:p>
          </table:table-cell>
          <table:table-cell office:value-type="float" office:value="0.433644274883773" calcext:value-type="float">
            <text:p>0.433644274883773</text:p>
          </table:table-cell>
          <table:table-cell office:value-type="float" office:value="6.87762785511463" calcext:value-type="float">
            <text:p>6.87762785511463</text:p>
          </table:table-cell>
          <table:table-cell office:value-type="float" office:value="10.6375612118123" calcext:value-type="float">
            <text:p>10.6375612118123</text:p>
          </table:table-cell>
          <table:table-cell office:value-type="float" office:value="8.04140606074594" calcext:value-type="float">
            <text:p>8.04140606074594</text:p>
          </table:table-cell>
          <table:table-cell office:value-type="float" office:value="9.07301227247714" calcext:value-type="float">
            <text:p>9.07301227247714</text:p>
          </table:table-cell>
          <table:table-cell office:value-type="float" office:value="0.215665858422648" calcext:value-type="float">
            <text:p>0.215665858422648</text:p>
          </table:table-cell>
          <table:table-cell office:value-type="float" office:value="0.222813859985173" calcext:value-type="float">
            <text:p>0.222813859985173</text:p>
          </table:table-cell>
          <table:table-cell office:value-type="float" office:value="0.225094709055535" calcext:value-type="float">
            <text:p>0.225094709055535</text:p>
          </table:table-cell>
          <table:table-cell office:value-type="float" office:value="0.208103751033641" calcext:value-type="float">
            <text:p>0.208103751033641</text:p>
          </table:table-cell>
          <table:table-cell office:value-type="float" office:value="0.0393914859143194" calcext:value-type="float">
            <text:p>0.039391485914319</text:p>
          </table:table-cell>
          <table:table-cell office:value-type="float" office:value="0.0434974182464176" calcext:value-type="float">
            <text:p>0.043497418246418</text:p>
          </table:table-cell>
          <table:table-cell office:value-type="float" office:value="0.0323746501629936" calcext:value-type="float">
            <text:p>0.032374650162994</text:p>
          </table:table-cell>
          <table:table-cell office:value-type="float" office:value="0.0538241312379785" calcext:value-type="float">
            <text:p>0.053824131237979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5559793620085" calcext:value-type="float">
            <text:p>0.375559793620085</text:p>
          </table:table-cell>
          <table:table-cell office:value-type="float" office:value="0.455018930735702" calcext:value-type="float">
            <text:p>0.455018930735702</text:p>
          </table:table-cell>
          <table:table-cell office:value-type="float" office:value="0.385015816333114" calcext:value-type="float">
            <text:p>0.385015816333114</text:p>
          </table:table-cell>
          <table:table-cell office:value-type="float" office:value="0.441472372997151" calcext:value-type="float">
            <text:p>0.441472372997151</text:p>
          </table:table-cell>
          <table:table-cell office:value-type="float" office:value="7.11953265679665" calcext:value-type="float">
            <text:p>7.11953265679665</text:p>
          </table:table-cell>
          <table:table-cell office:value-type="float" office:value="11.4000684071812" calcext:value-type="float">
            <text:p>11.4000684071812</text:p>
          </table:table-cell>
          <table:table-cell office:value-type="float" office:value="8.47336746313587" calcext:value-type="float">
            <text:p>8.47336746313587</text:p>
          </table:table-cell>
          <table:table-cell office:value-type="float" office:value="9.6977523689688" calcext:value-type="float">
            <text:p>9.6977523689688</text:p>
          </table:table-cell>
          <table:table-cell office:value-type="float" office:value="0.218137746275789" calcext:value-type="float">
            <text:p>0.218137746275789</text:p>
          </table:table-cell>
          <table:table-cell office:value-type="float" office:value="0.220511184890486" calcext:value-type="float">
            <text:p>0.220511184890486</text:p>
          </table:table-cell>
          <table:table-cell office:value-type="float" office:value="0.225623418153488" calcext:value-type="float">
            <text:p>0.225623418153488</text:p>
          </table:table-cell>
          <table:table-cell office:value-type="float" office:value="0.208775402006005" calcext:value-type="float">
            <text:p>0.208775402006005</text:p>
          </table:table-cell>
          <table:table-cell office:value-type="float" office:value="0.0355306829283391" calcext:value-type="float">
            <text:p>0.035530682928339</text:p>
          </table:table-cell>
          <table:table-cell office:value-type="float" office:value="0.0390233076320412" calcext:value-type="float">
            <text:p>0.039023307632041</text:p>
          </table:table-cell>
          <table:table-cell office:value-type="float" office:value="0.0278929071524994" calcext:value-type="float">
            <text:p>0.027892907152499</text:p>
          </table:table-cell>
          <table:table-cell office:value-type="float" office:value="0.0506840279234793" calcext:value-type="float">
            <text:p>0.050684027923479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8766559070804" calcext:value-type="float">
            <text:p>0.378766559070804</text:p>
          </table:table-cell>
          <table:table-cell office:value-type="float" office:value="0.462428310840727" calcext:value-type="float">
            <text:p>0.462428310840727</text:p>
          </table:table-cell>
          <table:table-cell office:value-type="float" office:value="0.388825400831878" calcext:value-type="float">
            <text:p>0.388825400831878</text:p>
          </table:table-cell>
          <table:table-cell office:value-type="float" office:value="0.445155778094417" calcext:value-type="float">
            <text:p>0.445155778094417</text:p>
          </table:table-cell>
          <table:table-cell office:value-type="float" office:value="7.28528399088464" calcext:value-type="float">
            <text:p>7.28528399088464</text:p>
          </table:table-cell>
          <table:table-cell office:value-type="float" office:value="12.1170771287655" calcext:value-type="float">
            <text:p>12.1170771287655</text:p>
          </table:table-cell>
          <table:table-cell office:value-type="float" office:value="8.45808483500707" calcext:value-type="float">
            <text:p>8.45808483500707</text:p>
          </table:table-cell>
          <table:table-cell office:value-type="float" office:value="9.94870653749903" calcext:value-type="float">
            <text:p>9.94870653749903</text:p>
          </table:table-cell>
          <table:table-cell office:value-type="float" office:value="0.217444445572946" calcext:value-type="float">
            <text:p>0.217444445572946</text:p>
          </table:table-cell>
          <table:table-cell office:value-type="float" office:value="0.227002955025992" calcext:value-type="float">
            <text:p>0.227002955025992</text:p>
          </table:table-cell>
          <table:table-cell office:value-type="float" office:value="0.224527763944643" calcext:value-type="float">
            <text:p>0.224527763944643</text:p>
          </table:table-cell>
          <table:table-cell office:value-type="float" office:value="0.215496484045479" calcext:value-type="float">
            <text:p>0.215496484045479</text:p>
          </table:table-cell>
          <table:table-cell office:value-type="float" office:value="0.0378000573319064" calcext:value-type="float">
            <text:p>0.037800057331906</text:p>
          </table:table-cell>
          <table:table-cell office:value-type="float" office:value="0.0428597442001772" calcext:value-type="float">
            <text:p>0.042859744200177</text:p>
          </table:table-cell>
          <table:table-cell office:value-type="float" office:value="0.0299454029451775" calcext:value-type="float">
            <text:p>0.029945402945178</text:p>
          </table:table-cell>
          <table:table-cell office:value-type="float" office:value="0.054803327145955" calcext:value-type="float">
            <text:p>0.054803327145955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7569715105156" calcext:value-type="float">
            <text:p>0.377569715105156</text:p>
          </table:table-cell>
          <table:table-cell office:value-type="float" office:value="0.461763443633832" calcext:value-type="float">
            <text:p>0.461763443633832</text:p>
          </table:table-cell>
          <table:table-cell office:value-type="float" office:value="0.389343237998934" calcext:value-type="float">
            <text:p>0.389343237998934</text:p>
          </table:table-cell>
          <table:table-cell office:value-type="float" office:value="0.44205137079308" calcext:value-type="float">
            <text:p>0.44205137079308</text:p>
          </table:table-cell>
          <table:table-cell office:value-type="float" office:value="7.27796211754085" calcext:value-type="float">
            <text:p>7.27796211754085</text:p>
          </table:table-cell>
          <table:table-cell office:value-type="float" office:value="11.3684294465811" calcext:value-type="float">
            <text:p>11.3684294465811</text:p>
          </table:table-cell>
          <table:table-cell office:value-type="float" office:value="8.5205937638245" calcext:value-type="float">
            <text:p>8.5205937638245</text:p>
          </table:table-cell>
          <table:table-cell office:value-type="float" office:value="9.50087407593366" calcext:value-type="float">
            <text:p>9.50087407593366</text:p>
          </table:table-cell>
          <table:table-cell office:value-type="float" office:value="0.220328450437352" calcext:value-type="float">
            <text:p>0.220328450437352</text:p>
          </table:table-cell>
          <table:table-cell office:value-type="float" office:value="0.218840651573104" calcext:value-type="float">
            <text:p>0.218840651573104</text:p>
          </table:table-cell>
          <table:table-cell office:value-type="float" office:value="0.227982577440461" calcext:value-type="float">
            <text:p>0.227982577440461</text:p>
          </table:table-cell>
          <table:table-cell office:value-type="float" office:value="0.206947614012521" calcext:value-type="float">
            <text:p>0.206947614012521</text:p>
          </table:table-cell>
          <table:table-cell office:value-type="float" office:value="0.0409885408302829" calcext:value-type="float">
            <text:p>0.040988540830283</text:p>
          </table:table-cell>
          <table:table-cell office:value-type="float" office:value="0.0483541188425747" calcext:value-type="float">
            <text:p>0.048354118842575</text:p>
          </table:table-cell>
          <table:table-cell office:value-type="float" office:value="0.0326359377796199" calcext:value-type="float">
            <text:p>0.03263593777962</text:p>
          </table:table-cell>
          <table:table-cell office:value-type="float" office:value="0.061017409124872" calcext:value-type="float">
            <text:p>0.061017409124872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706510014423" calcext:value-type="float">
            <text:p>0.37706510014423</text:p>
          </table:table-cell>
          <table:table-cell office:value-type="float" office:value="0.461968814996661" calcext:value-type="float">
            <text:p>0.461968814996661</text:p>
          </table:table-cell>
          <table:table-cell office:value-type="float" office:value="0.387913540846372" calcext:value-type="float">
            <text:p>0.387913540846372</text:p>
          </table:table-cell>
          <table:table-cell office:value-type="float" office:value="0.443200559357731" calcext:value-type="float">
            <text:p>0.443200559357731</text:p>
          </table:table-cell>
          <table:table-cell office:value-type="float" office:value="7.0283109846622" calcext:value-type="float">
            <text:p>7.0283109846622</text:p>
          </table:table-cell>
          <table:table-cell office:value-type="float" office:value="11.417612187511" calcext:value-type="float">
            <text:p>11.417612187511</text:p>
          </table:table-cell>
          <table:table-cell office:value-type="float" office:value="8.20234499775536" calcext:value-type="float">
            <text:p>8.20234499775536</text:p>
          </table:table-cell>
          <table:table-cell office:value-type="float" office:value="9.23865339711498" calcext:value-type="float">
            <text:p>9.23865339711498</text:p>
          </table:table-cell>
          <table:table-cell office:value-type="float" office:value="0.2196790640663" calcext:value-type="float">
            <text:p>0.2196790640663</text:p>
          </table:table-cell>
          <table:table-cell office:value-type="float" office:value="0.222353756870641" calcext:value-type="float">
            <text:p>0.222353756870641</text:p>
          </table:table-cell>
          <table:table-cell office:value-type="float" office:value="0.229079696522211" calcext:value-type="float">
            <text:p>0.229079696522211</text:p>
          </table:table-cell>
          <table:table-cell office:value-type="float" office:value="0.207850442488931" calcext:value-type="float">
            <text:p>0.207850442488931</text:p>
          </table:table-cell>
          <table:table-cell office:value-type="float" office:value="0.0345068628630824" calcext:value-type="float">
            <text:p>0.034506862863082</text:p>
          </table:table-cell>
          <table:table-cell office:value-type="float" office:value="0.0392776797546086" calcext:value-type="float">
            <text:p>0.039277679754609</text:p>
          </table:table-cell>
          <table:table-cell office:value-type="float" office:value="0.0271450281696437" calcext:value-type="float">
            <text:p>0.027145028169644</text:p>
          </table:table-cell>
          <table:table-cell office:value-type="float" office:value="0.0501875250608932" calcext:value-type="float">
            <text:p>0.050187525060893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7598771259472" calcext:value-type="float">
            <text:p>0.387598771259472</text:p>
          </table:table-cell>
          <table:table-cell office:value-type="float" office:value="0.473710354246687" calcext:value-type="float">
            <text:p>0.473710354246687</text:p>
          </table:table-cell>
          <table:table-cell office:value-type="float" office:value="0.395785179326774" calcext:value-type="float">
            <text:p>0.395785179326774</text:p>
          </table:table-cell>
          <table:table-cell office:value-type="float" office:value="0.459095011299252" calcext:value-type="float">
            <text:p>0.459095011299252</text:p>
          </table:table-cell>
          <table:table-cell office:value-type="float" office:value="7.51147385030893" calcext:value-type="float">
            <text:p>7.51147385030893</text:p>
          </table:table-cell>
          <table:table-cell office:value-type="float" office:value="11.7476187381991" calcext:value-type="float">
            <text:p>11.7476187381991</text:p>
          </table:table-cell>
          <table:table-cell office:value-type="float" office:value="8.30843449069337" calcext:value-type="float">
            <text:p>8.30843449069337</text:p>
          </table:table-cell>
          <table:table-cell office:value-type="float" office:value="10.1291270137763" calcext:value-type="float">
            <text:p>10.1291270137763</text:p>
          </table:table-cell>
          <table:table-cell office:value-type="float" office:value="0.228131206135586" calcext:value-type="float">
            <text:p>0.228131206135586</text:p>
          </table:table-cell>
          <table:table-cell office:value-type="float" office:value="0.231934259834495" calcext:value-type="float">
            <text:p>0.231934259834495</text:p>
          </table:table-cell>
          <table:table-cell office:value-type="float" office:value="0.235947639898353" calcext:value-type="float">
            <text:p>0.235947639898353</text:p>
          </table:table-cell>
          <table:table-cell office:value-type="float" office:value="0.21945678330681" calcext:value-type="float">
            <text:p>0.21945678330681</text:p>
          </table:table-cell>
          <table:table-cell office:value-type="float" office:value="0.0342521853208761" calcext:value-type="float">
            <text:p>0.034252185320876</text:p>
          </table:table-cell>
          <table:table-cell office:value-type="float" office:value="0.0380436094731536" calcext:value-type="float">
            <text:p>0.038043609473154</text:p>
          </table:table-cell>
          <table:table-cell office:value-type="float" office:value="0.0256653634602839" calcext:value-type="float">
            <text:p>0.025665363460284</text:p>
          </table:table-cell>
          <table:table-cell office:value-type="float" office:value="0.0513214718506846" calcext:value-type="float">
            <text:p>0.051321471850685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85711025389251" calcext:value-type="float">
            <text:p>0.385711025389251</text:p>
          </table:table-cell>
          <table:table-cell office:value-type="float" office:value="0.469653893183583" calcext:value-type="float">
            <text:p>0.469653893183583</text:p>
          </table:table-cell>
          <table:table-cell office:value-type="float" office:value="0.393239709827323" calcext:value-type="float">
            <text:p>0.393239709827323</text:p>
          </table:table-cell>
          <table:table-cell office:value-type="float" office:value="0.457095684510278" calcext:value-type="float">
            <text:p>0.457095684510278</text:p>
          </table:table-cell>
          <table:table-cell office:value-type="float" office:value="7.31116398920983" calcext:value-type="float">
            <text:p>7.31116398920983</text:p>
          </table:table-cell>
          <table:table-cell office:value-type="float" office:value="11.1512501703804" calcext:value-type="float">
            <text:p>11.1512501703804</text:p>
          </table:table-cell>
          <table:table-cell office:value-type="float" office:value="7.71722955031145" calcext:value-type="float">
            <text:p>7.71722955031145</text:p>
          </table:table-cell>
          <table:table-cell office:value-type="float" office:value="9.86917138227731" calcext:value-type="float">
            <text:p>9.86917138227731</text:p>
          </table:table-cell>
          <table:table-cell office:value-type="float" office:value="0.228151523619616" calcext:value-type="float">
            <text:p>0.228151523619616</text:p>
          </table:table-cell>
          <table:table-cell office:value-type="float" office:value="0.229485005127237" calcext:value-type="float">
            <text:p>0.229485005127237</text:p>
          </table:table-cell>
          <table:table-cell office:value-type="float" office:value="0.235067633877686" calcext:value-type="float">
            <text:p>0.235067633877686</text:p>
          </table:table-cell>
          <table:table-cell office:value-type="float" office:value="0.218678994822545" calcext:value-type="float">
            <text:p>0.218678994822545</text:p>
          </table:table-cell>
          <table:table-cell office:value-type="float" office:value="0.032123412402522" calcext:value-type="float">
            <text:p>0.032123412402522</text:p>
          </table:table-cell>
          <table:table-cell office:value-type="float" office:value="0.0409827939359297" calcext:value-type="float">
            <text:p>0.04098279393593</text:p>
          </table:table-cell>
          <table:table-cell office:value-type="float" office:value="0.0266027139564555" calcext:value-type="float">
            <text:p>0.026602713956456</text:p>
          </table:table-cell>
          <table:table-cell office:value-type="float" office:value="0.0491401667116836" calcext:value-type="float">
            <text:p>0.049140166711684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90819684375738" calcext:value-type="float">
            <text:p>0.390819684375738</text:p>
          </table:table-cell>
          <table:table-cell office:value-type="float" office:value="0.472307976861441" calcext:value-type="float">
            <text:p>0.472307976861441</text:p>
          </table:table-cell>
          <table:table-cell office:value-type="float" office:value="0.398520486701153" calcext:value-type="float">
            <text:p>0.398520486701153</text:p>
          </table:table-cell>
          <table:table-cell office:value-type="float" office:value="0.459709419177097" calcext:value-type="float">
            <text:p>0.459709419177097</text:p>
          </table:table-cell>
          <table:table-cell office:value-type="float" office:value="7.33414635079998" calcext:value-type="float">
            <text:p>7.33414635079998</text:p>
          </table:table-cell>
          <table:table-cell office:value-type="float" office:value="11.4944636711248" calcext:value-type="float">
            <text:p>11.4944636711248</text:p>
          </table:table-cell>
          <table:table-cell office:value-type="float" office:value="8.00576695317242" calcext:value-type="float">
            <text:p>8.00576695317242</text:p>
          </table:table-cell>
          <table:table-cell office:value-type="float" office:value="10.0649114709288" calcext:value-type="float">
            <text:p>10.0649114709288</text:p>
          </table:table-cell>
          <table:table-cell office:value-type="float" office:value="0.234871130010059" calcext:value-type="float">
            <text:p>0.234871130010059</text:p>
          </table:table-cell>
          <table:table-cell office:value-type="float" office:value="0.240970604444069" calcext:value-type="float">
            <text:p>0.240970604444069</text:p>
          </table:table-cell>
          <table:table-cell office:value-type="float" office:value="0.241793499873657" calcext:value-type="float">
            <text:p>0.241793499873657</text:p>
          </table:table-cell>
          <table:table-cell office:value-type="float" office:value="0.229938262061756" calcext:value-type="float">
            <text:p>0.229938262061756</text:p>
          </table:table-cell>
          <table:table-cell office:value-type="float" office:value="0.0318144697397145" calcext:value-type="float">
            <text:p>0.031814469739715</text:p>
          </table:table-cell>
          <table:table-cell office:value-type="float" office:value="0.0426754042561453" calcext:value-type="float">
            <text:p>0.042675404256145</text:p>
          </table:table-cell>
          <table:table-cell office:value-type="float" office:value="0.0280479664989501" calcext:value-type="float">
            <text:p>0.02804796649895</text:p>
          </table:table-cell>
          <table:table-cell office:value-type="float" office:value="0.0480317328742136" calcext:value-type="float">
            <text:p>0.048031732874214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6037128890264" calcext:value-type="float">
            <text:p>0.386037128890264</text:p>
          </table:table-cell>
          <table:table-cell office:value-type="float" office:value="0.472764307699756" calcext:value-type="float">
            <text:p>0.472764307699756</text:p>
          </table:table-cell>
          <table:table-cell office:value-type="float" office:value="0.394900566654766" calcext:value-type="float">
            <text:p>0.394900566654766</text:p>
          </table:table-cell>
          <table:table-cell office:value-type="float" office:value="0.459024503807546" calcext:value-type="float">
            <text:p>0.459024503807546</text:p>
          </table:table-cell>
          <table:table-cell office:value-type="float" office:value="7.11750029611847" calcext:value-type="float">
            <text:p>7.11750029611847</text:p>
          </table:table-cell>
          <table:table-cell office:value-type="float" office:value="10.6845746689998" calcext:value-type="float">
            <text:p>10.6845746689998</text:p>
          </table:table-cell>
          <table:table-cell office:value-type="float" office:value="7.71797677628513" calcext:value-type="float">
            <text:p>7.71797677628513</text:p>
          </table:table-cell>
          <table:table-cell office:value-type="float" office:value="9.65513518313643" calcext:value-type="float">
            <text:p>9.65513518313643</text:p>
          </table:table-cell>
          <table:table-cell office:value-type="float" office:value="0.231475979961062" calcext:value-type="float">
            <text:p>0.231475979961062</text:p>
          </table:table-cell>
          <table:table-cell office:value-type="float" office:value="0.250872665838604" calcext:value-type="float">
            <text:p>0.250872665838604</text:p>
          </table:table-cell>
          <table:table-cell office:value-type="float" office:value="0.239185265333465" calcext:value-type="float">
            <text:p>0.239185265333465</text:p>
          </table:table-cell>
          <table:table-cell office:value-type="float" office:value="0.238009887615155" calcext:value-type="float">
            <text:p>0.238009887615155</text:p>
          </table:table-cell>
          <table:table-cell office:value-type="float" office:value="0.0324284369762625" calcext:value-type="float">
            <text:p>0.032428436976263</text:p>
          </table:table-cell>
          <table:table-cell office:value-type="float" office:value="0.0416237027142134" calcext:value-type="float">
            <text:p>0.041623702714213</text:p>
          </table:table-cell>
          <table:table-cell office:value-type="float" office:value="0.0276290234240503" calcext:value-type="float">
            <text:p>0.02762902342405</text:p>
          </table:table-cell>
          <table:table-cell office:value-type="float" office:value="0.0485463481591284" calcext:value-type="float">
            <text:p>0.048546348159128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9465586054402" calcext:value-type="float">
            <text:p>0.389465586054402</text:p>
          </table:table-cell>
          <table:table-cell office:value-type="float" office:value="0.469594890059871" calcext:value-type="float">
            <text:p>0.469594890059871</text:p>
          </table:table-cell>
          <table:table-cell office:value-type="float" office:value="0.393876234527222" calcext:value-type="float">
            <text:p>0.393876234527222</text:p>
          </table:table-cell>
          <table:table-cell office:value-type="float" office:value="0.461763313057398" calcext:value-type="float">
            <text:p>0.461763313057398</text:p>
          </table:table-cell>
          <table:table-cell office:value-type="float" office:value="7.47716833385147" calcext:value-type="float">
            <text:p>7.47716833385147</text:p>
          </table:table-cell>
          <table:table-cell office:value-type="float" office:value="10.7059237301157" calcext:value-type="float">
            <text:p>10.7059237301157</text:p>
          </table:table-cell>
          <table:table-cell office:value-type="float" office:value="7.66493159573033" calcext:value-type="float">
            <text:p>7.66493159573033</text:p>
          </table:table-cell>
          <table:table-cell office:value-type="float" office:value="9.97587636829597" calcext:value-type="float">
            <text:p>9.97587636829597</text:p>
          </table:table-cell>
          <table:table-cell office:value-type="float" office:value="0.238892168692873" calcext:value-type="float">
            <text:p>0.238892168692873</text:p>
          </table:table-cell>
          <table:table-cell office:value-type="float" office:value="0.252003071522474" calcext:value-type="float">
            <text:p>0.252003071522474</text:p>
          </table:table-cell>
          <table:table-cell office:value-type="float" office:value="0.245107351518271" calcext:value-type="float">
            <text:p>0.245107351518271</text:p>
          </table:table-cell>
          <table:table-cell office:value-type="float" office:value="0.241840553103039" calcext:value-type="float">
            <text:p>0.241840553103039</text:p>
          </table:table-cell>
          <table:table-cell office:value-type="float" office:value="0.03206947629464" calcext:value-type="float">
            <text:p>0.03206947629464</text:p>
          </table:table-cell>
          <table:table-cell office:value-type="float" office:value="0.0384818328648624" calcext:value-type="float">
            <text:p>0.038481832864862</text:p>
          </table:table-cell>
          <table:table-cell office:value-type="float" office:value="0.0262289651455112" calcext:value-type="float">
            <text:p>0.026228965145511</text:p>
          </table:table-cell>
          <table:table-cell office:value-type="float" office:value="0.0472802711104027" calcext:value-type="float">
            <text:p>0.047280271110403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8609634995106" calcext:value-type="float">
            <text:p>0.388609634995106</text:p>
          </table:table-cell>
          <table:table-cell office:value-type="float" office:value="0.467359829115723" calcext:value-type="float">
            <text:p>0.467359829115723</text:p>
          </table:table-cell>
          <table:table-cell office:value-type="float" office:value="0.393703922525224" calcext:value-type="float">
            <text:p>0.393703922525224</text:p>
          </table:table-cell>
          <table:table-cell office:value-type="float" office:value="0.458643939387517" calcext:value-type="float">
            <text:p>0.458643939387517</text:p>
          </table:table-cell>
          <table:table-cell office:value-type="float" office:value="7.20387451821577" calcext:value-type="float">
            <text:p>7.20387451821577</text:p>
          </table:table-cell>
          <table:table-cell office:value-type="float" office:value="10.8778717632081" calcext:value-type="float">
            <text:p>10.8778717632081</text:p>
          </table:table-cell>
          <table:table-cell office:value-type="float" office:value="7.67257338029137" calcext:value-type="float">
            <text:p>7.67257338029137</text:p>
          </table:table-cell>
          <table:table-cell office:value-type="float" office:value="10.0601150394917" calcext:value-type="float">
            <text:p>10.0601150394917</text:p>
          </table:table-cell>
          <table:table-cell office:value-type="float" office:value="0.246116203521102" calcext:value-type="float">
            <text:p>0.246116203521102</text:p>
          </table:table-cell>
          <table:table-cell office:value-type="float" office:value="0.271429000525031" calcext:value-type="float">
            <text:p>0.271429000525031</text:p>
          </table:table-cell>
          <table:table-cell office:value-type="float" office:value="0.252339638725164" calcext:value-type="float">
            <text:p>0.252339638725164</text:p>
          </table:table-cell>
          <table:table-cell office:value-type="float" office:value="0.260760764997544" calcext:value-type="float">
            <text:p>0.260760764997544</text:p>
          </table:table-cell>
          <table:table-cell office:value-type="float" office:value="0.0337775591441164" calcext:value-type="float">
            <text:p>0.033777559144116</text:p>
          </table:table-cell>
          <table:table-cell office:value-type="float" office:value="0.0418942557172189" calcext:value-type="float">
            <text:p>0.041894255717219</text:p>
          </table:table-cell>
          <table:table-cell office:value-type="float" office:value="0.0286894237434602" calcext:value-type="float">
            <text:p>0.02868942374346</text:p>
          </table:table-cell>
          <table:table-cell office:value-type="float" office:value="0.0494881970079848" calcext:value-type="float">
            <text:p>0.049488197007985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93466333553397" calcext:value-type="float">
            <text:p>0.393466333553397</text:p>
          </table:table-cell>
          <table:table-cell office:value-type="float" office:value="0.47079018332126" calcext:value-type="float">
            <text:p>0.47079018332126</text:p>
          </table:table-cell>
          <table:table-cell office:value-type="float" office:value="0.399223211855233" calcext:value-type="float">
            <text:p>0.399223211855233</text:p>
          </table:table-cell>
          <table:table-cell office:value-type="float" office:value="0.461346358510694" calcext:value-type="float">
            <text:p>0.461346358510694</text:p>
          </table:table-cell>
          <table:table-cell office:value-type="float" office:value="7.81590584344781" calcext:value-type="float">
            <text:p>7.81590584344781</text:p>
          </table:table-cell>
          <table:table-cell office:value-type="float" office:value="10.7534181618238" calcext:value-type="float">
            <text:p>10.7534181618238</text:p>
          </table:table-cell>
          <table:table-cell office:value-type="float" office:value="8.4802220689253" calcext:value-type="float">
            <text:p>8.4802220689253</text:p>
          </table:table-cell>
          <table:table-cell office:value-type="float" office:value="10.2665580125425" calcext:value-type="float">
            <text:p>10.2665580125425</text:p>
          </table:table-cell>
          <table:table-cell office:value-type="float" office:value="0.243339691839616" calcext:value-type="float">
            <text:p>0.243339691839616</text:p>
          </table:table-cell>
          <table:table-cell office:value-type="float" office:value="0.249515540866192" calcext:value-type="float">
            <text:p>0.249515540866192</text:p>
          </table:table-cell>
          <table:table-cell office:value-type="float" office:value="0.249071602248896" calcext:value-type="float">
            <text:p>0.249071602248896</text:p>
          </table:table-cell>
          <table:table-cell office:value-type="float" office:value="0.240218366559064" calcext:value-type="float">
            <text:p>0.240218366559064</text:p>
          </table:table-cell>
          <table:table-cell office:value-type="float" office:value="0.0346478494865515" calcext:value-type="float">
            <text:p>0.034647849486552</text:p>
          </table:table-cell>
          <table:table-cell office:value-type="float" office:value="0.0429140208910141" calcext:value-type="float">
            <text:p>0.042914020891014</text:p>
          </table:table-cell>
          <table:table-cell office:value-type="float" office:value="0.030746791337791" calcext:value-type="float">
            <text:p>0.030746791337791</text:p>
          </table:table-cell>
          <table:table-cell office:value-type="float" office:value="0.0487792813579213" calcext:value-type="float">
            <text:p>0.048779281357921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0659669403137" calcext:value-type="float">
            <text:p>0.390659669403137</text:p>
          </table:table-cell>
          <table:table-cell office:value-type="float" office:value="0.466684041851838" calcext:value-type="float">
            <text:p>0.466684041851838</text:p>
          </table:table-cell>
          <table:table-cell office:value-type="float" office:value="0.396138970723449" calcext:value-type="float">
            <text:p>0.396138970723449</text:p>
          </table:table-cell>
          <table:table-cell office:value-type="float" office:value="0.457420947135235" calcext:value-type="float">
            <text:p>0.457420947135235</text:p>
          </table:table-cell>
          <table:table-cell office:value-type="float" office:value="7.42812190974133" calcext:value-type="float">
            <text:p>7.42812190974133</text:p>
          </table:table-cell>
          <table:table-cell office:value-type="float" office:value="10.3900215903389" calcext:value-type="float">
            <text:p>10.3900215903389</text:p>
          </table:table-cell>
          <table:table-cell office:value-type="float" office:value="7.8781064749963" calcext:value-type="float">
            <text:p>7.8781064749963</text:p>
          </table:table-cell>
          <table:table-cell office:value-type="float" office:value="9.42954019784626" calcext:value-type="float">
            <text:p>9.42954019784626</text:p>
          </table:table-cell>
          <table:table-cell office:value-type="float" office:value="0.243727276449922" calcext:value-type="float">
            <text:p>0.243727276449922</text:p>
          </table:table-cell>
          <table:table-cell office:value-type="float" office:value="0.26627691624957" calcext:value-type="float">
            <text:p>0.26627691624957</text:p>
          </table:table-cell>
          <table:table-cell office:value-type="float" office:value="0.249756436219101" calcext:value-type="float">
            <text:p>0.249756436219101</text:p>
          </table:table-cell>
          <table:table-cell office:value-type="float" office:value="0.256072495611997" calcext:value-type="float">
            <text:p>0.256072495611997</text:p>
          </table:table-cell>
          <table:table-cell office:value-type="float" office:value="0.0349940806330016" calcext:value-type="float">
            <text:p>0.034994080633002</text:p>
          </table:table-cell>
          <table:table-cell office:value-type="float" office:value="0.043096030581727" calcext:value-type="float">
            <text:p>0.043096030581727</text:p>
          </table:table-cell>
          <table:table-cell office:value-type="float" office:value="0.030444071750175" calcext:value-type="float">
            <text:p>0.030444071750175</text:p>
          </table:table-cell>
          <table:table-cell office:value-type="float" office:value="0.0498390187079748" calcext:value-type="float">
            <text:p>0.049839018707975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2370208749796" calcext:value-type="float">
            <text:p>0.392370208749796</text:p>
          </table:table-cell>
          <table:table-cell office:value-type="float" office:value="0.472507138797293" calcext:value-type="float">
            <text:p>0.472507138797293</text:p>
          </table:table-cell>
          <table:table-cell office:value-type="float" office:value="0.396748863171714" calcext:value-type="float">
            <text:p>0.396748863171714</text:p>
          </table:table-cell>
          <table:table-cell office:value-type="float" office:value="0.464785425965478" calcext:value-type="float">
            <text:p>0.464785425965478</text:p>
          </table:table-cell>
          <table:table-cell office:value-type="float" office:value="7.53450855236957" calcext:value-type="float">
            <text:p>7.53450855236957</text:p>
          </table:table-cell>
          <table:table-cell office:value-type="float" office:value="10.5829965064876" calcext:value-type="float">
            <text:p>10.5829965064876</text:p>
          </table:table-cell>
          <table:table-cell office:value-type="float" office:value="7.75954111978835" calcext:value-type="float">
            <text:p>7.75954111978835</text:p>
          </table:table-cell>
          <table:table-cell office:value-type="float" office:value="10.0448403784106" calcext:value-type="float">
            <text:p>10.0448403784106</text:p>
          </table:table-cell>
          <table:table-cell office:value-type="float" office:value="0.246923706108351" calcext:value-type="float">
            <text:p>0.246923706108351</text:p>
          </table:table-cell>
          <table:table-cell office:value-type="float" office:value="0.265454096229512" calcext:value-type="float">
            <text:p>0.265454096229512</text:p>
          </table:table-cell>
          <table:table-cell office:value-type="float" office:value="0.252616938832064" calcext:value-type="float">
            <text:p>0.252616938832064</text:p>
          </table:table-cell>
          <table:table-cell office:value-type="float" office:value="0.25566084427786" calcext:value-type="float">
            <text:p>0.25566084427786</text:p>
          </table:table-cell>
          <table:table-cell office:value-type="float" office:value="0.0382505257654398" calcext:value-type="float">
            <text:p>0.03825052576544</text:p>
          </table:table-cell>
          <table:table-cell office:value-type="float" office:value="0.0455752830866006" calcext:value-type="float">
            <text:p>0.045575283086601</text:p>
          </table:table-cell>
          <table:table-cell office:value-type="float" office:value="0.0312372262283167" calcext:value-type="float">
            <text:p>0.031237226228317</text:p>
          </table:table-cell>
          <table:table-cell office:value-type="float" office:value="0.056533100562985" calcext:value-type="float">
            <text:p>0.056533100562985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2901122200203" calcext:value-type="float">
            <text:p>0.382901122200203</text:p>
          </table:table-cell>
          <table:table-cell office:value-type="float" office:value="0.460439761771083" calcext:value-type="float">
            <text:p>0.460439761771083</text:p>
          </table:table-cell>
          <table:table-cell office:value-type="float" office:value="0.387793337540283" calcext:value-type="float">
            <text:p>0.387793337540283</text:p>
          </table:table-cell>
          <table:table-cell office:value-type="float" office:value="0.45199320457894" calcext:value-type="float">
            <text:p>0.45199320457894</text:p>
          </table:table-cell>
          <table:table-cell office:value-type="float" office:value="7.20598285857868" calcext:value-type="float">
            <text:p>7.20598285857868</text:p>
          </table:table-cell>
          <table:table-cell office:value-type="float" office:value="10.6618319120396" calcext:value-type="float">
            <text:p>10.6618319120396</text:p>
          </table:table-cell>
          <table:table-cell office:value-type="float" office:value="7.83439642201153" calcext:value-type="float">
            <text:p>7.83439642201153</text:p>
          </table:table-cell>
          <table:table-cell office:value-type="float" office:value="10.0217170183282" calcext:value-type="float">
            <text:p>10.0217170183282</text:p>
          </table:table-cell>
          <table:table-cell office:value-type="float" office:value="0.24616640797836" calcext:value-type="float">
            <text:p>0.24616640797836</text:p>
          </table:table-cell>
          <table:table-cell office:value-type="float" office:value="0.270610297890001" calcext:value-type="float">
            <text:p>0.270610297890001</text:p>
          </table:table-cell>
          <table:table-cell office:value-type="float" office:value="0.251380242731964" calcext:value-type="float">
            <text:p>0.251380242731964</text:p>
          </table:table-cell>
          <table:table-cell office:value-type="float" office:value="0.261450552547037" calcext:value-type="float">
            <text:p>0.261450552547037</text:p>
          </table:table-cell>
          <table:table-cell office:value-type="float" office:value="0.0366635004624101" calcext:value-type="float">
            <text:p>0.03666350046241</text:p>
          </table:table-cell>
          <table:table-cell office:value-type="float" office:value="0.0472075505327689" calcext:value-type="float">
            <text:p>0.047207550532769</text:p>
          </table:table-cell>
          <table:table-cell office:value-type="float" office:value="0.032121325363988" calcext:value-type="float">
            <text:p>0.032121325363988</text:p>
          </table:table-cell>
          <table:table-cell office:value-type="float" office:value="0.0541145133501874" calcext:value-type="float">
            <text:p>0.054114513350187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75031888995366" calcext:value-type="float">
            <text:p>0.375031888995366</text:p>
          </table:table-cell>
          <table:table-cell office:value-type="float" office:value="0.448772578811828" calcext:value-type="float">
            <text:p>0.448772578811828</text:p>
          </table:table-cell>
          <table:table-cell office:value-type="float" office:value="0.379964431787542" calcext:value-type="float">
            <text:p>0.379964431787542</text:p>
          </table:table-cell>
          <table:table-cell office:value-type="float" office:value="0.438998638999141" calcext:value-type="float">
            <text:p>0.438998638999141</text:p>
          </table:table-cell>
          <table:table-cell office:value-type="float" office:value="7.11917306863455" calcext:value-type="float">
            <text:p>7.11917306863455</text:p>
          </table:table-cell>
          <table:table-cell office:value-type="float" office:value="10.1392255195905" calcext:value-type="float">
            <text:p>10.1392255195905</text:p>
          </table:table-cell>
          <table:table-cell office:value-type="float" office:value="7.53433945253912" calcext:value-type="float">
            <text:p>7.53433945253912</text:p>
          </table:table-cell>
          <table:table-cell office:value-type="float" office:value="9.26160361373406" calcext:value-type="float">
            <text:p>9.26160361373406</text:p>
          </table:table-cell>
          <table:table-cell office:value-type="float" office:value="0.229374385731709" calcext:value-type="float">
            <text:p>0.229374385731709</text:p>
          </table:table-cell>
          <table:table-cell office:value-type="float" office:value="0.23425546909562" calcext:value-type="float">
            <text:p>0.23425546909562</text:p>
          </table:table-cell>
          <table:table-cell office:value-type="float" office:value="0.23435028067567" calcext:value-type="float">
            <text:p>0.23435028067567</text:p>
          </table:table-cell>
          <table:table-cell office:value-type="float" office:value="0.226118397427693" calcext:value-type="float">
            <text:p>0.226118397427693</text:p>
          </table:table-cell>
          <table:table-cell office:value-type="float" office:value="0.0331755792478245" calcext:value-type="float">
            <text:p>0.033175579247825</text:p>
          </table:table-cell>
          <table:table-cell office:value-type="float" office:value="0.0424278102170614" calcext:value-type="float">
            <text:p>0.042427810217061</text:p>
          </table:table-cell>
          <table:table-cell office:value-type="float" office:value="0.0296511173790627" calcext:value-type="float">
            <text:p>0.029651117379063</text:p>
          </table:table-cell>
          <table:table-cell office:value-type="float" office:value="0.0477518870821849" calcext:value-type="float">
            <text:p>0.047751887082185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2853363848556" calcext:value-type="float">
            <text:p>0.382853363848556</text:p>
          </table:table-cell>
          <table:table-cell office:value-type="float" office:value="0.458735665581052" calcext:value-type="float">
            <text:p>0.458735665581052</text:p>
          </table:table-cell>
          <table:table-cell office:value-type="float" office:value="0.387649687094139" calcext:value-type="float">
            <text:p>0.387649687094139</text:p>
          </table:table-cell>
          <table:table-cell office:value-type="float" office:value="0.449046515060633" calcext:value-type="float">
            <text:p>0.449046515060633</text:p>
          </table:table-cell>
          <table:table-cell office:value-type="float" office:value="7.23764829774847" calcext:value-type="float">
            <text:p>7.23764829774847</text:p>
          </table:table-cell>
          <table:table-cell office:value-type="float" office:value="10.4236534134231" calcext:value-type="float">
            <text:p>10.4236534134231</text:p>
          </table:table-cell>
          <table:table-cell office:value-type="float" office:value="7.52816651559142" calcext:value-type="float">
            <text:p>7.52816651559142</text:p>
          </table:table-cell>
          <table:table-cell office:value-type="float" office:value="9.51441062641802" calcext:value-type="float">
            <text:p>9.51441062641802</text:p>
          </table:table-cell>
          <table:table-cell office:value-type="float" office:value="0.233358998505106" calcext:value-type="float">
            <text:p>0.233358998505106</text:p>
          </table:table-cell>
          <table:table-cell office:value-type="float" office:value="0.247998078347986" calcext:value-type="float">
            <text:p>0.247998078347986</text:p>
          </table:table-cell>
          <table:table-cell office:value-type="float" office:value="0.239199050248367" calcext:value-type="float">
            <text:p>0.239199050248367</text:p>
          </table:table-cell>
          <table:table-cell office:value-type="float" office:value="0.238288822958694" calcext:value-type="float">
            <text:p>0.238288822958694</text:p>
          </table:table-cell>
          <table:table-cell office:value-type="float" office:value="0.0347349047079147" calcext:value-type="float">
            <text:p>0.034734904707915</text:p>
          </table:table-cell>
          <table:table-cell office:value-type="float" office:value="0.0435331414459004" calcext:value-type="float">
            <text:p>0.0435331414459</text:p>
          </table:table-cell>
          <table:table-cell office:value-type="float" office:value="0.0304321762256887" calcext:value-type="float">
            <text:p>0.030432176225689</text:p>
          </table:table-cell>
          <table:table-cell office:value-type="float" office:value="0.0499252028688227" calcext:value-type="float">
            <text:p>0.049925202868823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943988752717" calcext:value-type="float">
            <text:p>0.37943988752717</text:p>
          </table:table-cell>
          <table:table-cell office:value-type="float" office:value="0.451147767594875" calcext:value-type="float">
            <text:p>0.451147767594875</text:p>
          </table:table-cell>
          <table:table-cell office:value-type="float" office:value="0.383024989958375" calcext:value-type="float">
            <text:p>0.383024989958375</text:p>
          </table:table-cell>
          <table:table-cell office:value-type="float" office:value="0.443050526433598" calcext:value-type="float">
            <text:p>0.443050526433598</text:p>
          </table:table-cell>
          <table:table-cell office:value-type="float" office:value="7.15380263629792" calcext:value-type="float">
            <text:p>7.15380263629792</text:p>
          </table:table-cell>
          <table:table-cell office:value-type="float" office:value="9.9279299004234" calcext:value-type="float">
            <text:p>9.9279299004234</text:p>
          </table:table-cell>
          <table:table-cell office:value-type="float" office:value="7.28660472196442" calcext:value-type="float">
            <text:p>7.28660472196442</text:p>
          </table:table-cell>
          <table:table-cell office:value-type="float" office:value="9.55678051343706" calcext:value-type="float">
            <text:p>9.55678051343706</text:p>
          </table:table-cell>
          <table:table-cell office:value-type="float" office:value="0.235424632825572" calcext:value-type="float">
            <text:p>0.235424632825572</text:p>
          </table:table-cell>
          <table:table-cell office:value-type="float" office:value="0.239486493965968" calcext:value-type="float">
            <text:p>0.239486493965968</text:p>
          </table:table-cell>
          <table:table-cell office:value-type="float" office:value="0.239935614134374" calcext:value-type="float">
            <text:p>0.239935614134374</text:p>
          </table:table-cell>
          <table:table-cell office:value-type="float" office:value="0.232125217694126" calcext:value-type="float">
            <text:p>0.232125217694126</text:p>
          </table:table-cell>
          <table:table-cell office:value-type="float" office:value="0.0381811378316062" calcext:value-type="float">
            <text:p>0.038181137831606</text:p>
          </table:table-cell>
          <table:table-cell office:value-type="float" office:value="0.0463642308520858" calcext:value-type="float">
            <text:p>0.046364230852086</text:p>
          </table:table-cell>
          <table:table-cell office:value-type="float" office:value="0.0317585723896683" calcext:value-type="float">
            <text:p>0.031758572389668</text:p>
          </table:table-cell>
          <table:table-cell office:value-type="float" office:value="0.0564186195444203" calcext:value-type="float">
            <text:p>0.05641861954442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7147396920838" calcext:value-type="float">
            <text:p>0.377147396920838</text:p>
          </table:table-cell>
          <table:table-cell office:value-type="float" office:value="0.449065376493287" calcext:value-type="float">
            <text:p>0.449065376493287</text:p>
          </table:table-cell>
          <table:table-cell office:value-type="float" office:value="0.382170280049462" calcext:value-type="float">
            <text:p>0.382170280049462</text:p>
          </table:table-cell>
          <table:table-cell office:value-type="float" office:value="0.438892641936427" calcext:value-type="float">
            <text:p>0.438892641936427</text:p>
          </table:table-cell>
          <table:table-cell office:value-type="float" office:value="6.88009045691991" calcext:value-type="float">
            <text:p>6.88009045691991</text:p>
          </table:table-cell>
          <table:table-cell office:value-type="float" office:value="10.1175630327481" calcext:value-type="float">
            <text:p>10.1175630327481</text:p>
          </table:table-cell>
          <table:table-cell office:value-type="float" office:value="7.2321528184357" calcext:value-type="float">
            <text:p>7.2321528184357</text:p>
          </table:table-cell>
          <table:table-cell office:value-type="float" office:value="8.79603875268093" calcext:value-type="float">
            <text:p>8.79603875268093</text:p>
          </table:table-cell>
          <table:table-cell office:value-type="float" office:value="0.224345820376885" calcext:value-type="float">
            <text:p>0.224345820376885</text:p>
          </table:table-cell>
          <table:table-cell office:value-type="float" office:value="0.231498011228644" calcext:value-type="float">
            <text:p>0.231498011228644</text:p>
          </table:table-cell>
          <table:table-cell office:value-type="float" office:value="0.228787363911745" calcext:value-type="float">
            <text:p>0.228787363911745</text:p>
          </table:table-cell>
          <table:table-cell office:value-type="float" office:value="0.224212426818313" calcext:value-type="float">
            <text:p>0.224212426818313</text:p>
          </table:table-cell>
          <table:table-cell office:value-type="float" office:value="0.0386845091801464" calcext:value-type="float">
            <text:p>0.038684509180146</text:p>
          </table:table-cell>
          <table:table-cell office:value-type="float" office:value="0.0461536413281432" calcext:value-type="float">
            <text:p>0.046153641328143</text:p>
          </table:table-cell>
          <table:table-cell office:value-type="float" office:value="0.0320765700600196" calcext:value-type="float">
            <text:p>0.03207657006002</text:p>
          </table:table-cell>
          <table:table-cell office:value-type="float" office:value="0.0564264531990171" calcext:value-type="float">
            <text:p>0.056426453199017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9248870019123" calcext:value-type="float">
            <text:p>0.379248870019123</text:p>
          </table:table-cell>
          <table:table-cell office:value-type="float" office:value="0.451075202878733" calcext:value-type="float">
            <text:p>0.451075202878733</text:p>
          </table:table-cell>
          <table:table-cell office:value-type="float" office:value="0.383019535363556" calcext:value-type="float">
            <text:p>0.383019535363556</text:p>
          </table:table-cell>
          <table:table-cell office:value-type="float" office:value="0.443086204931169" calcext:value-type="float">
            <text:p>0.443086204931169</text:p>
          </table:table-cell>
          <table:table-cell office:value-type="float" office:value="7.28744819973607" calcext:value-type="float">
            <text:p>7.28744819973607</text:p>
          </table:table-cell>
          <table:table-cell office:value-type="float" office:value="10.9132090421312" calcext:value-type="float">
            <text:p>10.9132090421312</text:p>
          </table:table-cell>
          <table:table-cell office:value-type="float" office:value="7.48485923697434" calcext:value-type="float">
            <text:p>7.48485923697434</text:p>
          </table:table-cell>
          <table:table-cell office:value-type="float" office:value="9.39348130843807" calcext:value-type="float">
            <text:p>9.39348130843807</text:p>
          </table:table-cell>
          <table:table-cell office:value-type="float" office:value="0.226863422876045" calcext:value-type="float">
            <text:p>0.226863422876045</text:p>
          </table:table-cell>
          <table:table-cell office:value-type="float" office:value="0.234499476343568" calcext:value-type="float">
            <text:p>0.234499476343568</text:p>
          </table:table-cell>
          <table:table-cell office:value-type="float" office:value="0.230165346784129" calcext:value-type="float">
            <text:p>0.230165346784129</text:p>
          </table:table-cell>
          <table:table-cell office:value-type="float" office:value="0.229063321327279" calcext:value-type="float">
            <text:p>0.229063321327279</text:p>
          </table:table-cell>
          <table:table-cell office:value-type="float" office:value="0.0356693204015929" calcext:value-type="float">
            <text:p>0.035669320401593</text:p>
          </table:table-cell>
          <table:table-cell office:value-type="float" office:value="0.0414980757504654" calcext:value-type="float">
            <text:p>0.041498075750465</text:p>
          </table:table-cell>
          <table:table-cell office:value-type="float" office:value="0.0302895637551804" calcext:value-type="float">
            <text:p>0.03028956375518</text:p>
          </table:table-cell>
          <table:table-cell office:value-type="float" office:value="0.0499338128903725" calcext:value-type="float">
            <text:p>0.049933812890373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8262945278872" calcext:value-type="float">
            <text:p>0.378262945278872</text:p>
          </table:table-cell>
          <table:table-cell office:value-type="float" office:value="0.453090402324034" calcext:value-type="float">
            <text:p>0.453090402324034</text:p>
          </table:table-cell>
          <table:table-cell office:value-type="float" office:value="0.382277095291861" calcext:value-type="float">
            <text:p>0.382277095291861</text:p>
          </table:table-cell>
          <table:table-cell office:value-type="float" office:value="0.444447578592431" calcext:value-type="float">
            <text:p>0.444447578592431</text:p>
          </table:table-cell>
          <table:table-cell office:value-type="float" office:value="7.51968368620289" calcext:value-type="float">
            <text:p>7.51968368620289</text:p>
          </table:table-cell>
          <table:table-cell office:value-type="float" office:value="10.4154838728252" calcext:value-type="float">
            <text:p>10.4154838728252</text:p>
          </table:table-cell>
          <table:table-cell office:value-type="float" office:value="7.80209664079892" calcext:value-type="float">
            <text:p>7.80209664079892</text:p>
          </table:table-cell>
          <table:table-cell office:value-type="float" office:value="9.40758041131419" calcext:value-type="float">
            <text:p>9.40758041131419</text:p>
          </table:table-cell>
          <table:table-cell office:value-type="float" office:value="0.230117436516337" calcext:value-type="float">
            <text:p>0.230117436516337</text:p>
          </table:table-cell>
          <table:table-cell office:value-type="float" office:value="0.24934894411606" calcext:value-type="float">
            <text:p>0.24934894411606</text:p>
          </table:table-cell>
          <table:table-cell office:value-type="float" office:value="0.234983619065889" calcext:value-type="float">
            <text:p>0.234983619065889</text:p>
          </table:table-cell>
          <table:table-cell office:value-type="float" office:value="0.241095042007516" calcext:value-type="float">
            <text:p>0.241095042007516</text:p>
          </table:table-cell>
          <table:table-cell office:value-type="float" office:value="0.0358449656455282" calcext:value-type="float">
            <text:p>0.035844965645528</text:p>
          </table:table-cell>
          <table:table-cell office:value-type="float" office:value="0.0418541815164171" calcext:value-type="float">
            <text:p>0.041854181516417</text:p>
          </table:table-cell>
          <table:table-cell office:value-type="float" office:value="0.0295146493904134" calcext:value-type="float">
            <text:p>0.029514649390413</text:p>
          </table:table-cell>
          <table:table-cell office:value-type="float" office:value="0.0515721276062211" calcext:value-type="float">
            <text:p>0.051572127606221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8209533038107" calcext:value-type="float">
            <text:p>0.38209533038107</text:p>
          </table:table-cell>
          <table:table-cell office:value-type="float" office:value="0.457524125240597" calcext:value-type="float">
            <text:p>0.457524125240597</text:p>
          </table:table-cell>
          <table:table-cell office:value-type="float" office:value="0.386128272974829" calcext:value-type="float">
            <text:p>0.386128272974829</text:p>
          </table:table-cell>
          <table:table-cell office:value-type="float" office:value="0.449110135106414" calcext:value-type="float">
            <text:p>0.449110135106414</text:p>
          </table:table-cell>
          <table:table-cell office:value-type="float" office:value="7.73300042696195" calcext:value-type="float">
            <text:p>7.73300042696195</text:p>
          </table:table-cell>
          <table:table-cell office:value-type="float" office:value="10.5421528214226" calcext:value-type="float">
            <text:p>10.5421528214226</text:p>
          </table:table-cell>
          <table:table-cell office:value-type="float" office:value="8.00073063737246" calcext:value-type="float">
            <text:p>8.00073063737246</text:p>
          </table:table-cell>
          <table:table-cell office:value-type="float" office:value="9.81199219669806" calcext:value-type="float">
            <text:p>9.81199219669806</text:p>
          </table:table-cell>
          <table:table-cell office:value-type="float" office:value="0.234967126731915" calcext:value-type="float">
            <text:p>0.234967126731915</text:p>
          </table:table-cell>
          <table:table-cell office:value-type="float" office:value="0.257057427655517" calcext:value-type="float">
            <text:p>0.257057427655517</text:p>
          </table:table-cell>
          <table:table-cell office:value-type="float" office:value="0.238882732101404" calcext:value-type="float">
            <text:p>0.238882732101404</text:p>
          </table:table-cell>
          <table:table-cell office:value-type="float" office:value="0.250263857237258" calcext:value-type="float">
            <text:p>0.250263857237258</text:p>
          </table:table-cell>
          <table:table-cell office:value-type="float" office:value="0.034841198688208" calcext:value-type="float">
            <text:p>0.034841198688208</text:p>
          </table:table-cell>
          <table:table-cell office:value-type="float" office:value="0.0451953505215468" calcext:value-type="float">
            <text:p>0.045195350521547</text:p>
          </table:table-cell>
          <table:table-cell office:value-type="float" office:value="0.0313048231244799" calcext:value-type="float">
            <text:p>0.03130482312448</text:p>
          </table:table-cell>
          <table:table-cell office:value-type="float" office:value="0.0505341403277052" calcext:value-type="float">
            <text:p>0.050534140327705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8858576488278" calcext:value-type="float">
            <text:p>0.388858576488278</text:p>
          </table:table-cell>
          <table:table-cell office:value-type="float" office:value="0.466165505329684" calcext:value-type="float">
            <text:p>0.466165505329684</text:p>
          </table:table-cell>
          <table:table-cell office:value-type="float" office:value="0.393226008937105" calcext:value-type="float">
            <text:p>0.393226008937105</text:p>
          </table:table-cell>
          <table:table-cell office:value-type="float" office:value="0.45802112277118" calcext:value-type="float">
            <text:p>0.45802112277118</text:p>
          </table:table-cell>
          <table:table-cell office:value-type="float" office:value="7.62551673922211" calcext:value-type="float">
            <text:p>7.62551673922211</text:p>
          </table:table-cell>
          <table:table-cell office:value-type="float" office:value="11.3535389433317" calcext:value-type="float">
            <text:p>11.3535389433317</text:p>
          </table:table-cell>
          <table:table-cell office:value-type="float" office:value="8.05342157518888" calcext:value-type="float">
            <text:p>8.05342157518888</text:p>
          </table:table-cell>
          <table:table-cell office:value-type="float" office:value="9.92397754603043" calcext:value-type="float">
            <text:p>9.92397754603043</text:p>
          </table:table-cell>
          <table:table-cell office:value-type="float" office:value="0.240441823340516" calcext:value-type="float">
            <text:p>0.240441823340516</text:p>
          </table:table-cell>
          <table:table-cell office:value-type="float" office:value="0.269894280660639" calcext:value-type="float">
            <text:p>0.269894280660639</text:p>
          </table:table-cell>
          <table:table-cell office:value-type="float" office:value="0.244702206917217" calcext:value-type="float">
            <text:p>0.244702206917217</text:p>
          </table:table-cell>
          <table:table-cell office:value-type="float" office:value="0.262374629637366" calcext:value-type="float">
            <text:p>0.262374629637366</text:p>
          </table:table-cell>
          <table:table-cell office:value-type="float" office:value="0.0344845236393184" calcext:value-type="float">
            <text:p>0.034484523639318</text:p>
          </table:table-cell>
          <table:table-cell office:value-type="float" office:value="0.0458924660028332" calcext:value-type="float">
            <text:p>0.045892466002833</text:p>
          </table:table-cell>
          <table:table-cell office:value-type="float" office:value="0.0307841345927165" calcext:value-type="float">
            <text:p>0.030784134592717</text:p>
          </table:table-cell>
          <table:table-cell office:value-type="float" office:value="0.0513985999099476" calcext:value-type="float">
            <text:p>0.051398599909948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87722747291415" calcext:value-type="float">
            <text:p>0.387722747291415</text:p>
          </table:table-cell>
          <table:table-cell office:value-type="float" office:value="0.466222337532237" calcext:value-type="float">
            <text:p>0.466222337532237</text:p>
          </table:table-cell>
          <table:table-cell office:value-type="float" office:value="0.389887335647684" calcext:value-type="float">
            <text:p>0.389887335647684</text:p>
          </table:table-cell>
          <table:table-cell office:value-type="float" office:value="0.460467336097176" calcext:value-type="float">
            <text:p>0.460467336097176</text:p>
          </table:table-cell>
          <table:table-cell office:value-type="float" office:value="7.69603129796972" calcext:value-type="float">
            <text:p>7.69603129796972</text:p>
          </table:table-cell>
          <table:table-cell office:value-type="float" office:value="10.473159116693" calcext:value-type="float">
            <text:p>10.473159116693</text:p>
          </table:table-cell>
          <table:table-cell office:value-type="float" office:value="7.76045035489538" calcext:value-type="float">
            <text:p>7.76045035489538</text:p>
          </table:table-cell>
          <table:table-cell office:value-type="float" office:value="9.82338205002105" calcext:value-type="float">
            <text:p>9.82338205002105</text:p>
          </table:table-cell>
          <table:table-cell office:value-type="float" office:value="0.238629422005759" calcext:value-type="float">
            <text:p>0.238629422005759</text:p>
          </table:table-cell>
          <table:table-cell office:value-type="float" office:value="0.261924662406482" calcext:value-type="float">
            <text:p>0.261924662406482</text:p>
          </table:table-cell>
          <table:table-cell office:value-type="float" office:value="0.242472945532604" calcext:value-type="float">
            <text:p>0.242472945532604</text:p>
          </table:table-cell>
          <table:table-cell office:value-type="float" office:value="0.255212230055862" calcext:value-type="float">
            <text:p>0.255212230055862</text:p>
          </table:table-cell>
          <table:table-cell office:value-type="float" office:value="0.0367234055690174" calcext:value-type="float">
            <text:p>0.036723405569017</text:p>
          </table:table-cell>
          <table:table-cell office:value-type="float" office:value="0.0502423898147846" calcext:value-type="float">
            <text:p>0.050242389814785</text:p>
          </table:table-cell>
          <table:table-cell office:value-type="float" office:value="0.0327855144921289" calcext:value-type="float">
            <text:p>0.032785514492129</text:p>
          </table:table-cell>
          <table:table-cell office:value-type="float" office:value="0.0561683314813685" calcext:value-type="float">
            <text:p>0.056168331481369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8088937243629" calcext:value-type="float">
            <text:p>0.38088937243629</text:p>
          </table:table-cell>
          <table:table-cell office:value-type="float" office:value="0.461521648661074" calcext:value-type="float">
            <text:p>0.461521648661074</text:p>
          </table:table-cell>
          <table:table-cell office:value-type="float" office:value="0.385473430499701" calcext:value-type="float">
            <text:p>0.385473430499701</text:p>
          </table:table-cell>
          <table:table-cell office:value-type="float" office:value="0.452048952086248" calcext:value-type="float">
            <text:p>0.452048952086248</text:p>
          </table:table-cell>
          <table:table-cell office:value-type="float" office:value="7.44979621676306" calcext:value-type="float">
            <text:p>7.44979621676306</text:p>
          </table:table-cell>
          <table:table-cell office:value-type="float" office:value="10.749650267705" calcext:value-type="float">
            <text:p>10.749650267705</text:p>
          </table:table-cell>
          <table:table-cell office:value-type="float" office:value="7.7147788194039" calcext:value-type="float">
            <text:p>7.7147788194039</text:p>
          </table:table-cell>
          <table:table-cell office:value-type="float" office:value="9.83285366406003" calcext:value-type="float">
            <text:p>9.83285366406003</text:p>
          </table:table-cell>
          <table:table-cell office:value-type="float" office:value="0.233228508477945" calcext:value-type="float">
            <text:p>0.233228508477945</text:p>
          </table:table-cell>
          <table:table-cell office:value-type="float" office:value="0.250872463272715" calcext:value-type="float">
            <text:p>0.250872463272715</text:p>
          </table:table-cell>
          <table:table-cell office:value-type="float" office:value="0.237485126843664" calcext:value-type="float">
            <text:p>0.237485126843664</text:p>
          </table:table-cell>
          <table:table-cell office:value-type="float" office:value="0.243679534654716" calcext:value-type="float">
            <text:p>0.243679534654716</text:p>
          </table:table-cell>
          <table:table-cell office:value-type="float" office:value="0.0371905789275571" calcext:value-type="float">
            <text:p>0.037190578927557</text:p>
          </table:table-cell>
          <table:table-cell office:value-type="float" office:value="0.0481187967497183" calcext:value-type="float">
            <text:p>0.048118796749718</text:p>
          </table:table-cell>
          <table:table-cell office:value-type="float" office:value="0.0321995009428604" calcext:value-type="float">
            <text:p>0.03219950094286</text:p>
          </table:table-cell>
          <table:table-cell office:value-type="float" office:value="0.0556550923079975" calcext:value-type="float">
            <text:p>0.055655092307998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5377630017472" calcext:value-type="float">
            <text:p>0.385377630017472</text:p>
          </table:table-cell>
          <table:table-cell office:value-type="float" office:value="0.462394990013502" calcext:value-type="float">
            <text:p>0.462394990013502</text:p>
          </table:table-cell>
          <table:table-cell office:value-type="float" office:value="0.389082287117421" calcext:value-type="float">
            <text:p>0.389082287117421</text:p>
          </table:table-cell>
          <table:table-cell office:value-type="float" office:value="0.454382490984499" calcext:value-type="float">
            <text:p>0.454382490984499</text:p>
          </table:table-cell>
          <table:table-cell office:value-type="float" office:value="7.37271782680474" calcext:value-type="float">
            <text:p>7.37271782680474</text:p>
          </table:table-cell>
          <table:table-cell office:value-type="float" office:value="10.3346615523626" calcext:value-type="float">
            <text:p>10.3346615523626</text:p>
          </table:table-cell>
          <table:table-cell office:value-type="float" office:value="7.70300742723179" calcext:value-type="float">
            <text:p>7.70300742723179</text:p>
          </table:table-cell>
          <table:table-cell office:value-type="float" office:value="9.14765342638681" calcext:value-type="float">
            <text:p>9.14765342638681</text:p>
          </table:table-cell>
          <table:table-cell office:value-type="float" office:value="0.235569465661869" calcext:value-type="float">
            <text:p>0.235569465661869</text:p>
          </table:table-cell>
          <table:table-cell office:value-type="float" office:value="0.251255166705505" calcext:value-type="float">
            <text:p>0.251255166705505</text:p>
          </table:table-cell>
          <table:table-cell office:value-type="float" office:value="0.238690457525481" calcext:value-type="float">
            <text:p>0.238690457525481</text:p>
          </table:table-cell>
          <table:table-cell office:value-type="float" office:value="0.246041329779707" calcext:value-type="float">
            <text:p>0.246041329779707</text:p>
          </table:table-cell>
          <table:table-cell office:value-type="float" office:value="0.0346273654598691" calcext:value-type="float">
            <text:p>0.034627365459869</text:p>
          </table:table-cell>
          <table:table-cell office:value-type="float" office:value="0.0491489359286735" calcext:value-type="float">
            <text:p>0.049148935928674</text:p>
          </table:table-cell>
          <table:table-cell office:value-type="float" office:value="0.0322869115982038" calcext:value-type="float">
            <text:p>0.032286911598204</text:p>
          </table:table-cell>
          <table:table-cell office:value-type="float" office:value="0.0525191662653883" calcext:value-type="float">
            <text:p>0.052519166265388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83325509422441" calcext:value-type="float">
            <text:p>0.383325509422441</text:p>
          </table:table-cell>
          <table:table-cell office:value-type="float" office:value="0.455726212335522" calcext:value-type="float">
            <text:p>0.455726212335522</text:p>
          </table:table-cell>
          <table:table-cell office:value-type="float" office:value="0.38717767068273" calcext:value-type="float">
            <text:p>0.38717767068273</text:p>
          </table:table-cell>
          <table:table-cell office:value-type="float" office:value="0.447685911242072" calcext:value-type="float">
            <text:p>0.447685911242072</text:p>
          </table:table-cell>
          <table:table-cell office:value-type="float" office:value="7.60732383295307" calcext:value-type="float">
            <text:p>7.60732383295307</text:p>
          </table:table-cell>
          <table:table-cell office:value-type="float" office:value="9.47683301817911" calcext:value-type="float">
            <text:p>9.47683301817911</text:p>
          </table:table-cell>
          <table:table-cell office:value-type="float" office:value="7.65492539647871" calcext:value-type="float">
            <text:p>7.65492539647871</text:p>
          </table:table-cell>
          <table:table-cell office:value-type="float" office:value="9.19203103507472" calcext:value-type="float">
            <text:p>9.19203103507472</text:p>
          </table:table-cell>
          <table:table-cell office:value-type="float" office:value="0.240970964480385" calcext:value-type="float">
            <text:p>0.240970964480385</text:p>
          </table:table-cell>
          <table:table-cell office:value-type="float" office:value="0.261466244860959" calcext:value-type="float">
            <text:p>0.261466244860959</text:p>
          </table:table-cell>
          <table:table-cell office:value-type="float" office:value="0.244507157126346" calcext:value-type="float">
            <text:p>0.244507157126346</text:p>
          </table:table-cell>
          <table:table-cell office:value-type="float" office:value="0.255500339220636" calcext:value-type="float">
            <text:p>0.255500339220636</text:p>
          </table:table-cell>
          <table:table-cell office:value-type="float" office:value="0.0389914007438568" calcext:value-type="float">
            <text:p>0.038991400743857</text:p>
          </table:table-cell>
          <table:table-cell office:value-type="float" office:value="0.0514956650369569" calcext:value-type="float">
            <text:p>0.051495665036957</text:p>
          </table:table-cell>
          <table:table-cell office:value-type="float" office:value="0.0342279974266878" calcext:value-type="float">
            <text:p>0.034227997426688</text:p>
          </table:table-cell>
          <table:table-cell office:value-type="float" office:value="0.0586250103979224" calcext:value-type="float">
            <text:p>0.058625010397922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82302523927752" calcext:value-type="float">
            <text:p>0.382302523927752</text:p>
          </table:table-cell>
          <table:table-cell office:value-type="float" office:value="0.456282474875102" calcext:value-type="float">
            <text:p>0.456282474875102</text:p>
          </table:table-cell>
          <table:table-cell office:value-type="float" office:value="0.384949210875518" calcext:value-type="float">
            <text:p>0.384949210875518</text:p>
          </table:table-cell>
          <table:table-cell office:value-type="float" office:value="0.450571253195719" calcext:value-type="float">
            <text:p>0.450571253195719</text:p>
          </table:table-cell>
          <table:table-cell office:value-type="float" office:value="7.36126577089557" calcext:value-type="float">
            <text:p>7.36126577089557</text:p>
          </table:table-cell>
          <table:table-cell office:value-type="float" office:value="10.3931901134169" calcext:value-type="float">
            <text:p>10.3931901134169</text:p>
          </table:table-cell>
          <table:table-cell office:value-type="float" office:value="7.69197436486021" calcext:value-type="float">
            <text:p>7.69197436486021</text:p>
          </table:table-cell>
          <table:table-cell office:value-type="float" office:value="10.0226505056424" calcext:value-type="float">
            <text:p>10.0226505056424</text:p>
          </table:table-cell>
          <table:table-cell office:value-type="float" office:value="0.238123182035017" calcext:value-type="float">
            <text:p>0.238123182035017</text:p>
          </table:table-cell>
          <table:table-cell office:value-type="float" office:value="0.254378347032306" calcext:value-type="float">
            <text:p>0.254378347032306</text:p>
          </table:table-cell>
          <table:table-cell office:value-type="float" office:value="0.240590554525647" calcext:value-type="float">
            <text:p>0.240590554525647</text:p>
          </table:table-cell>
          <table:table-cell office:value-type="float" office:value="0.250196650309233" calcext:value-type="float">
            <text:p>0.250196650309233</text:p>
          </table:table-cell>
          <table:table-cell office:value-type="float" office:value="0.036209234822222" calcext:value-type="float">
            <text:p>0.036209234822222</text:p>
          </table:table-cell>
          <table:table-cell office:value-type="float" office:value="0.0498264355195896" calcext:value-type="float">
            <text:p>0.04982643551959</text:p>
          </table:table-cell>
          <table:table-cell office:value-type="float" office:value="0.0327875382071459" calcext:value-type="float">
            <text:p>0.032787538207146</text:p>
          </table:table-cell>
          <table:table-cell office:value-type="float" office:value="0.0550355289970095" calcext:value-type="float">
            <text:p>0.05503552899701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84702997945744" calcext:value-type="float">
            <text:p>0.384702997945744</text:p>
          </table:table-cell>
          <table:table-cell office:value-type="float" office:value="0.458945891510441" calcext:value-type="float">
            <text:p>0.458945891510441</text:p>
          </table:table-cell>
          <table:table-cell office:value-type="float" office:value="0.388363210262615" calcext:value-type="float">
            <text:p>0.388363210262615</text:p>
          </table:table-cell>
          <table:table-cell office:value-type="float" office:value="0.452042352212761" calcext:value-type="float">
            <text:p>0.452042352212761</text:p>
          </table:table-cell>
          <table:table-cell office:value-type="float" office:value="6.85371780948782" calcext:value-type="float">
            <text:p>6.85371780948782</text:p>
          </table:table-cell>
          <table:table-cell office:value-type="float" office:value="11.21284864773" calcext:value-type="float">
            <text:p>11.21284864773</text:p>
          </table:table-cell>
          <table:table-cell office:value-type="float" office:value="7.51441912251505" calcext:value-type="float">
            <text:p>7.51441912251505</text:p>
          </table:table-cell>
          <table:table-cell office:value-type="float" office:value="10.6607056372292" calcext:value-type="float">
            <text:p>10.6607056372292</text:p>
          </table:table-cell>
          <table:table-cell office:value-type="float" office:value="0.24871211723083" calcext:value-type="float">
            <text:p>0.24871211723083</text:p>
          </table:table-cell>
          <table:table-cell office:value-type="float" office:value="0.265503627180627" calcext:value-type="float">
            <text:p>0.265503627180627</text:p>
          </table:table-cell>
          <table:table-cell office:value-type="float" office:value="0.252546356916051" calcext:value-type="float">
            <text:p>0.252546356916051</text:p>
          </table:table-cell>
          <table:table-cell office:value-type="float" office:value="0.259004617926475" calcext:value-type="float">
            <text:p>0.259004617926475</text:p>
          </table:table-cell>
          <table:table-cell office:value-type="float" office:value="0.0325749709607441" calcext:value-type="float">
            <text:p>0.032574970960744</text:p>
          </table:table-cell>
          <table:table-cell office:value-type="float" office:value="0.0436140676924268" calcext:value-type="float">
            <text:p>0.043614067692427</text:p>
          </table:table-cell>
          <table:table-cell office:value-type="float" office:value="0.0289313120557103" calcext:value-type="float">
            <text:p>0.02893131205571</text:p>
          </table:table-cell>
          <table:table-cell office:value-type="float" office:value="0.0491357970988854" calcext:value-type="float">
            <text:p>0.049135797098885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83459236240302" calcext:value-type="float">
            <text:p>0.383459236240302</text:p>
          </table:table-cell>
          <table:table-cell office:value-type="float" office:value="0.45538486148101" calcext:value-type="float">
            <text:p>0.45538486148101</text:p>
          </table:table-cell>
          <table:table-cell office:value-type="float" office:value="0.386661286271437" calcext:value-type="float">
            <text:p>0.386661286271437</text:p>
          </table:table-cell>
          <table:table-cell office:value-type="float" office:value="0.449928767828042" calcext:value-type="float">
            <text:p>0.449928767828042</text:p>
          </table:table-cell>
          <table:table-cell office:value-type="float" office:value="7.39181137625103" calcext:value-type="float">
            <text:p>7.39181137625103</text:p>
          </table:table-cell>
          <table:table-cell office:value-type="float" office:value="10.7284436040013" calcext:value-type="float">
            <text:p>10.7284436040013</text:p>
          </table:table-cell>
          <table:table-cell office:value-type="float" office:value="7.90086097982062" calcext:value-type="float">
            <text:p>7.90086097982062</text:p>
          </table:table-cell>
          <table:table-cell office:value-type="float" office:value="10.3965587221865" calcext:value-type="float">
            <text:p>10.3965587221865</text:p>
          </table:table-cell>
          <table:table-cell office:value-type="float" office:value="0.243280998672451" calcext:value-type="float">
            <text:p>0.243280998672451</text:p>
          </table:table-cell>
          <table:table-cell office:value-type="float" office:value="0.255643259070297" calcext:value-type="float">
            <text:p>0.255643259070297</text:p>
          </table:table-cell>
          <table:table-cell office:value-type="float" office:value="0.246474897202036" calcext:value-type="float">
            <text:p>0.246474897202036</text:p>
          </table:table-cell>
          <table:table-cell office:value-type="float" office:value="0.250234424051276" calcext:value-type="float">
            <text:p>0.250234424051276</text:p>
          </table:table-cell>
          <table:table-cell office:value-type="float" office:value="0.0314441260514142" calcext:value-type="float">
            <text:p>0.031444126051414</text:p>
          </table:table-cell>
          <table:table-cell office:value-type="float" office:value="0.0434625253802941" calcext:value-type="float">
            <text:p>0.043462525380294</text:p>
          </table:table-cell>
          <table:table-cell office:value-type="float" office:value="0.0292722787986569" calcext:value-type="float">
            <text:p>0.029272278798657</text:p>
          </table:table-cell>
          <table:table-cell office:value-type="float" office:value="0.0467125104196621" calcext:value-type="float">
            <text:p>0.046712510419662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92587884037464" calcext:value-type="float">
            <text:p>0.392587884037464</text:p>
          </table:table-cell>
          <table:table-cell office:value-type="float" office:value="0.463142814261606" calcext:value-type="float">
            <text:p>0.463142814261606</text:p>
          </table:table-cell>
          <table:table-cell office:value-type="float" office:value="0.395596496709556" calcext:value-type="float">
            <text:p>0.395596496709556</text:p>
          </table:table-cell>
          <table:table-cell office:value-type="float" office:value="0.456959256787996" calcext:value-type="float">
            <text:p>0.456959256787996</text:p>
          </table:table-cell>
          <table:table-cell office:value-type="float" office:value="7.75713784961572" calcext:value-type="float">
            <text:p>7.75713784961572</text:p>
          </table:table-cell>
          <table:table-cell office:value-type="float" office:value="10.288426973035" calcext:value-type="float">
            <text:p>10.288426973035</text:p>
          </table:table-cell>
          <table:table-cell office:value-type="float" office:value="7.92350236546002" calcext:value-type="float">
            <text:p>7.92350236546002</text:p>
          </table:table-cell>
          <table:table-cell office:value-type="float" office:value="9.66761822666003" calcext:value-type="float">
            <text:p>9.66761822666003</text:p>
          </table:table-cell>
          <table:table-cell office:value-type="float" office:value="0.251513075469275" calcext:value-type="float">
            <text:p>0.251513075469275</text:p>
          </table:table-cell>
          <table:table-cell office:value-type="float" office:value="0.275145619532933" calcext:value-type="float">
            <text:p>0.275145619532933</text:p>
          </table:table-cell>
          <table:table-cell office:value-type="float" office:value="0.254823210543092" calcext:value-type="float">
            <text:p>0.254823210543092</text:p>
          </table:table-cell>
          <table:table-cell office:value-type="float" office:value="0.269269799434529" calcext:value-type="float">
            <text:p>0.269269799434529</text:p>
          </table:table-cell>
          <table:table-cell office:value-type="float" office:value="0.0309144661843123" calcext:value-type="float">
            <text:p>0.030914466184312</text:p>
          </table:table-cell>
          <table:table-cell office:value-type="float" office:value="0.0443854532171339" calcext:value-type="float">
            <text:p>0.044385453217134</text:p>
          </table:table-cell>
          <table:table-cell office:value-type="float" office:value="0.0296157149794691" calcext:value-type="float">
            <text:p>0.029615714979469</text:p>
          </table:table-cell>
          <table:table-cell office:value-type="float" office:value="0.0462094797693876" calcext:value-type="float">
            <text:p>0.046209479769388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84900760899531" calcext:value-type="float">
            <text:p>0.384900760899531</text:p>
          </table:table-cell>
          <table:table-cell office:value-type="float" office:value="0.455669536199852" calcext:value-type="float">
            <text:p>0.455669536199852</text:p>
          </table:table-cell>
          <table:table-cell office:value-type="float" office:value="0.387574935162364" calcext:value-type="float">
            <text:p>0.387574935162364</text:p>
          </table:table-cell>
          <table:table-cell office:value-type="float" office:value="0.449876131643089" calcext:value-type="float">
            <text:p>0.449876131643089</text:p>
          </table:table-cell>
          <table:table-cell office:value-type="float" office:value="6.97032777818792" calcext:value-type="float">
            <text:p>6.97032777818792</text:p>
          </table:table-cell>
          <table:table-cell office:value-type="float" office:value="10.227343759212" calcext:value-type="float">
            <text:p>10.227343759212</text:p>
          </table:table-cell>
          <table:table-cell office:value-type="float" office:value="7.42441501821966" calcext:value-type="float">
            <text:p>7.42441501821966</text:p>
          </table:table-cell>
          <table:table-cell office:value-type="float" office:value="9.52318544377421" calcext:value-type="float">
            <text:p>9.52318544377421</text:p>
          </table:table-cell>
          <table:table-cell office:value-type="float" office:value="0.252639592193839" calcext:value-type="float">
            <text:p>0.252639592193839</text:p>
          </table:table-cell>
          <table:table-cell office:value-type="float" office:value="0.265648128351722" calcext:value-type="float">
            <text:p>0.265648128351722</text:p>
          </table:table-cell>
          <table:table-cell office:value-type="float" office:value="0.255823295209152" calcext:value-type="float">
            <text:p>0.255823295209152</text:p>
          </table:table-cell>
          <table:table-cell office:value-type="float" office:value="0.260190703100563" calcext:value-type="float">
            <text:p>0.260190703100563</text:p>
          </table:table-cell>
          <table:table-cell office:value-type="float" office:value="0.0321579063054907" calcext:value-type="float">
            <text:p>0.032157906305491</text:p>
          </table:table-cell>
          <table:table-cell office:value-type="float" office:value="0.043675447887285" calcext:value-type="float">
            <text:p>0.043675447887285</text:p>
          </table:table-cell>
          <table:table-cell office:value-type="float" office:value="0.029101821157483" calcext:value-type="float">
            <text:p>0.029101821157483</text:p>
          </table:table-cell>
          <table:table-cell office:value-type="float" office:value="0.0484267588407944" calcext:value-type="float">
            <text:p>0.048426758840794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83761177576066" calcext:value-type="float">
            <text:p>0.383761177576066</text:p>
          </table:table-cell>
          <table:table-cell office:value-type="float" office:value="0.459989248935813" calcext:value-type="float">
            <text:p>0.459989248935813</text:p>
          </table:table-cell>
          <table:table-cell office:value-type="float" office:value="0.387376323594662" calcext:value-type="float">
            <text:p>0.387376323594662</text:p>
          </table:table-cell>
          <table:table-cell office:value-type="float" office:value="0.455481388096797" calcext:value-type="float">
            <text:p>0.455481388096797</text:p>
          </table:table-cell>
          <table:table-cell office:value-type="float" office:value="6.85880367120299" calcext:value-type="float">
            <text:p>6.85880367120299</text:p>
          </table:table-cell>
          <table:table-cell office:value-type="float" office:value="10.2502071083568" calcext:value-type="float">
            <text:p>10.2502071083568</text:p>
          </table:table-cell>
          <table:table-cell office:value-type="float" office:value="7.43137755157532" calcext:value-type="float">
            <text:p>7.43137755157532</text:p>
          </table:table-cell>
          <table:table-cell office:value-type="float" office:value="10.0665382985383" calcext:value-type="float">
            <text:p>10.0665382985383</text:p>
          </table:table-cell>
          <table:table-cell office:value-type="float" office:value="0.24824685151374" calcext:value-type="float">
            <text:p>0.24824685151374</text:p>
          </table:table-cell>
          <table:table-cell office:value-type="float" office:value="0.290604646151488" calcext:value-type="float">
            <text:p>0.290604646151488</text:p>
          </table:table-cell>
          <table:table-cell office:value-type="float" office:value="0.252227489745112" calcext:value-type="float">
            <text:p>0.252227489745112</text:p>
          </table:table-cell>
          <table:table-cell office:value-type="float" office:value="0.283191923460874" calcext:value-type="float">
            <text:p>0.283191923460874</text:p>
          </table:table-cell>
          <table:table-cell office:value-type="float" office:value="0.0250327304242697" calcext:value-type="float">
            <text:p>0.02503273042427</text:p>
          </table:table-cell>
          <table:table-cell office:value-type="float" office:value="0.0373005390386386" calcext:value-type="float">
            <text:p>0.037300539038639</text:p>
          </table:table-cell>
          <table:table-cell office:value-type="float" office:value="0.0238670358617761" calcext:value-type="float">
            <text:p>0.023867035861776</text:p>
          </table:table-cell>
          <table:table-cell office:value-type="float" office:value="0.0388479856891229" calcext:value-type="float">
            <text:p>0.038847985689123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81823997120457" calcext:value-type="float">
            <text:p>0.381823997120457</text:p>
          </table:table-cell>
          <table:table-cell office:value-type="float" office:value="0.456786819552072" calcext:value-type="float">
            <text:p>0.456786819552072</text:p>
          </table:table-cell>
          <table:table-cell office:value-type="float" office:value="0.384988196365541" calcext:value-type="float">
            <text:p>0.384988196365541</text:p>
          </table:table-cell>
          <table:table-cell office:value-type="float" office:value="0.450165083211932" calcext:value-type="float">
            <text:p>0.450165083211932</text:p>
          </table:table-cell>
          <table:table-cell office:value-type="float" office:value="7.04202682338161" calcext:value-type="float">
            <text:p>7.04202682338161</text:p>
          </table:table-cell>
          <table:table-cell office:value-type="float" office:value="9.90164019971504" calcext:value-type="float">
            <text:p>9.90164019971504</text:p>
          </table:table-cell>
          <table:table-cell office:value-type="float" office:value="7.62858857572839" calcext:value-type="float">
            <text:p>7.62858857572839</text:p>
          </table:table-cell>
          <table:table-cell office:value-type="float" office:value="9.34966448550211" calcext:value-type="float">
            <text:p>9.34966448550211</text:p>
          </table:table-cell>
          <table:table-cell office:value-type="float" office:value="0.247882431750097" calcext:value-type="float">
            <text:p>0.247882431750097</text:p>
          </table:table-cell>
          <table:table-cell office:value-type="float" office:value="0.282059472883433" calcext:value-type="float">
            <text:p>0.282059472883433</text:p>
          </table:table-cell>
          <table:table-cell office:value-type="float" office:value="0.251147485477258" calcext:value-type="float">
            <text:p>0.251147485477258</text:p>
          </table:table-cell>
          <table:table-cell office:value-type="float" office:value="0.276078548719298" calcext:value-type="float">
            <text:p>0.276078548719298</text:p>
          </table:table-cell>
          <table:table-cell office:value-type="float" office:value="0.0323487592147743" calcext:value-type="float">
            <text:p>0.032348759214774</text:p>
          </table:table-cell>
          <table:table-cell office:value-type="float" office:value="0.0497001425832192" calcext:value-type="float">
            <text:p>0.049700142583219</text:p>
          </table:table-cell>
          <table:table-cell office:value-type="float" office:value="0.0312412876154501" calcext:value-type="float">
            <text:p>0.03124128761545</text:p>
          </table:table-cell>
          <table:table-cell office:value-type="float" office:value="0.0511210199485144" calcext:value-type="float">
            <text:p>0.051121019948514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78014375317676" calcext:value-type="float">
            <text:p>0.378014375317676</text:p>
          </table:table-cell>
          <table:table-cell office:value-type="float" office:value="0.445888729675736" calcext:value-type="float">
            <text:p>0.445888729675736</text:p>
          </table:table-cell>
          <table:table-cell office:value-type="float" office:value="0.380182770808678" calcext:value-type="float">
            <text:p>0.380182770808678</text:p>
          </table:table-cell>
          <table:table-cell office:value-type="float" office:value="0.441377167088183" calcext:value-type="float">
            <text:p>0.441377167088183</text:p>
          </table:table-cell>
          <table:table-cell office:value-type="float" office:value="6.68385986294593" calcext:value-type="float">
            <text:p>6.68385986294593</text:p>
          </table:table-cell>
          <table:table-cell office:value-type="float" office:value="9.0778090320244" calcext:value-type="float">
            <text:p>9.0778090320244</text:p>
          </table:table-cell>
          <table:table-cell office:value-type="float" office:value="6.97394432075127" calcext:value-type="float">
            <text:p>6.97394432075127</text:p>
          </table:table-cell>
          <table:table-cell office:value-type="float" office:value="8.92147607323443" calcext:value-type="float">
            <text:p>8.92147607323443</text:p>
          </table:table-cell>
          <table:table-cell office:value-type="float" office:value="0.244842213915811" calcext:value-type="float">
            <text:p>0.244842213915811</text:p>
          </table:table-cell>
          <table:table-cell office:value-type="float" office:value="0.277235756323656" calcext:value-type="float">
            <text:p>0.277235756323656</text:p>
          </table:table-cell>
          <table:table-cell office:value-type="float" office:value="0.246853965427498" calcext:value-type="float">
            <text:p>0.246853965427498</text:p>
          </table:table-cell>
          <table:table-cell office:value-type="float" office:value="0.273593064759844" calcext:value-type="float">
            <text:p>0.273593064759844</text:p>
          </table:table-cell>
          <table:table-cell office:value-type="float" office:value="0.0319819260454347" calcext:value-type="float">
            <text:p>0.031981926045435</text:p>
          </table:table-cell>
          <table:table-cell office:value-type="float" office:value="0.0427149019553712" calcext:value-type="float">
            <text:p>0.042714901955371</text:p>
          </table:table-cell>
          <table:table-cell office:value-type="float" office:value="0.0302641606648639" calcext:value-type="float">
            <text:p>0.030264160664864</text:p>
          </table:table-cell>
          <table:table-cell office:value-type="float" office:value="0.045327377852677" calcext:value-type="float">
            <text:p>0.045327377852677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7658698068045" calcext:value-type="float">
            <text:p>0.377658698068045</text:p>
          </table:table-cell>
          <table:table-cell office:value-type="float" office:value="0.45222263382307" calcext:value-type="float">
            <text:p>0.45222263382307</text:p>
          </table:table-cell>
          <table:table-cell office:value-type="float" office:value="0.380269149134193" calcext:value-type="float">
            <text:p>0.380269149134193</text:p>
          </table:table-cell>
          <table:table-cell office:value-type="float" office:value="0.446452630596597" calcext:value-type="float">
            <text:p>0.446452630596597</text:p>
          </table:table-cell>
          <table:table-cell office:value-type="float" office:value="6.61405678176191" calcext:value-type="float">
            <text:p>6.61405678176191</text:p>
          </table:table-cell>
          <table:table-cell office:value-type="float" office:value="9.12874724193303" calcext:value-type="float">
            <text:p>9.12874724193303</text:p>
          </table:table-cell>
          <table:table-cell office:value-type="float" office:value="6.70247876525188" calcext:value-type="float">
            <text:p>6.70247876525188</text:p>
          </table:table-cell>
          <table:table-cell office:value-type="float" office:value="8.86612947499147" calcext:value-type="float">
            <text:p>8.86612947499147</text:p>
          </table:table-cell>
          <table:table-cell office:value-type="float" office:value="0.248893120640757" calcext:value-type="float">
            <text:p>0.248893120640757</text:p>
          </table:table-cell>
          <table:table-cell office:value-type="float" office:value="0.276207581591766" calcext:value-type="float">
            <text:p>0.276207581591766</text:p>
          </table:table-cell>
          <table:table-cell office:value-type="float" office:value="0.251616955451019" calcext:value-type="float">
            <text:p>0.251616955451019</text:p>
          </table:table-cell>
          <table:table-cell office:value-type="float" office:value="0.271350499082024" calcext:value-type="float">
            <text:p>0.271350499082024</text:p>
          </table:table-cell>
          <table:table-cell office:value-type="float" office:value="0.0265162520384697" calcext:value-type="float">
            <text:p>0.02651625203847</text:p>
          </table:table-cell>
          <table:table-cell office:value-type="float" office:value="0.0390130284200892" calcext:value-type="float">
            <text:p>0.039013028420089</text:p>
          </table:table-cell>
          <table:table-cell office:value-type="float" office:value="0.0245579548066629" calcext:value-type="float">
            <text:p>0.024557954806663</text:p>
          </table:table-cell>
          <table:table-cell office:value-type="float" office:value="0.0419475168041195" calcext:value-type="float">
            <text:p>0.04194751680412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80063726613511" calcext:value-type="float">
            <text:p>0.380063726613511</text:p>
          </table:table-cell>
          <table:table-cell office:value-type="float" office:value="0.455618274255701" calcext:value-type="float">
            <text:p>0.455618274255701</text:p>
          </table:table-cell>
          <table:table-cell office:value-type="float" office:value="0.383016412655858" calcext:value-type="float">
            <text:p>0.383016412655858</text:p>
          </table:table-cell>
          <table:table-cell office:value-type="float" office:value="0.449355178621694" calcext:value-type="float">
            <text:p>0.449355178621694</text:p>
          </table:table-cell>
          <table:table-cell office:value-type="float" office:value="6.87089602875823" calcext:value-type="float">
            <text:p>6.87089602875823</text:p>
          </table:table-cell>
          <table:table-cell office:value-type="float" office:value="9.9885699019755" calcext:value-type="float">
            <text:p>9.9885699019755</text:p>
          </table:table-cell>
          <table:table-cell office:value-type="float" office:value="7.24193923371266" calcext:value-type="float">
            <text:p>7.24193923371266</text:p>
          </table:table-cell>
          <table:table-cell office:value-type="float" office:value="9.9875322164885" calcext:value-type="float">
            <text:p>9.9875322164885</text:p>
          </table:table-cell>
          <table:table-cell office:value-type="float" office:value="0.244089211648915" calcext:value-type="float">
            <text:p>0.244089211648915</text:p>
          </table:table-cell>
          <table:table-cell office:value-type="float" office:value="0.286859558402384" calcext:value-type="float">
            <text:p>0.286859558402384</text:p>
          </table:table-cell>
          <table:table-cell office:value-type="float" office:value="0.247239798715242" calcext:value-type="float">
            <text:p>0.247239798715242</text:p>
          </table:table-cell>
          <table:table-cell office:value-type="float" office:value="0.280930185199016" calcext:value-type="float">
            <text:p>0.280930185199016</text:p>
          </table:table-cell>
          <table:table-cell office:value-type="float" office:value="0.0225123694643258" calcext:value-type="float">
            <text:p>0.022512369464326</text:p>
          </table:table-cell>
          <table:table-cell office:value-type="float" office:value="0.035446852233812" calcext:value-type="float">
            <text:p>0.035446852233812</text:p>
          </table:table-cell>
          <table:table-cell office:value-type="float" office:value="0.0220669167055549" calcext:value-type="float">
            <text:p>0.022066916705555</text:p>
          </table:table-cell>
          <table:table-cell office:value-type="float" office:value="0.0358978730889398" calcext:value-type="float">
            <text:p>0.03589787308894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78333743285819" calcext:value-type="float">
            <text:p>0.378333743285819</text:p>
          </table:table-cell>
          <table:table-cell office:value-type="float" office:value="0.449765882733332" calcext:value-type="float">
            <text:p>0.449765882733332</text:p>
          </table:table-cell>
          <table:table-cell office:value-type="float" office:value="0.380378307365772" calcext:value-type="float">
            <text:p>0.380378307365772</text:p>
          </table:table-cell>
          <table:table-cell office:value-type="float" office:value="0.444915409562043" calcext:value-type="float">
            <text:p>0.444915409562043</text:p>
          </table:table-cell>
          <table:table-cell office:value-type="float" office:value="6.87200606492471" calcext:value-type="float">
            <text:p>6.87200606492471</text:p>
          </table:table-cell>
          <table:table-cell office:value-type="float" office:value="9.49832461208508" calcext:value-type="float">
            <text:p>9.49832461208508</text:p>
          </table:table-cell>
          <table:table-cell office:value-type="float" office:value="6.87323973952281" calcext:value-type="float">
            <text:p>6.87323973952281</text:p>
          </table:table-cell>
          <table:table-cell office:value-type="float" office:value="9.1934914313246" calcext:value-type="float">
            <text:p>9.1934914313246</text:p>
          </table:table-cell>
          <table:table-cell office:value-type="float" office:value="0.246250793575836" calcext:value-type="float">
            <text:p>0.246250793575836</text:p>
          </table:table-cell>
          <table:table-cell office:value-type="float" office:value="0.285307557515535" calcext:value-type="float">
            <text:p>0.285307557515535</text:p>
          </table:table-cell>
          <table:table-cell office:value-type="float" office:value="0.248224761929491" calcext:value-type="float">
            <text:p>0.248224761929491</text:p>
          </table:table-cell>
          <table:table-cell office:value-type="float" office:value="0.281560205849826" calcext:value-type="float">
            <text:p>0.281560205849826</text:p>
          </table:table-cell>
          <table:table-cell office:value-type="float" office:value="0.0283544693262716" calcext:value-type="float">
            <text:p>0.028354469326272</text:p>
          </table:table-cell>
          <table:table-cell office:value-type="float" office:value="0.0431637912311374" calcext:value-type="float">
            <text:p>0.043163791231137</text:p>
          </table:table-cell>
          <table:table-cell office:value-type="float" office:value="0.02651162404065" calcext:value-type="float">
            <text:p>0.02651162404065</text:p>
          </table:table-cell>
          <table:table-cell office:value-type="float" office:value="0.0460021654890171" calcext:value-type="float">
            <text:p>0.046002165489017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75512040335482" calcext:value-type="float">
            <text:p>0.375512040335482</text:p>
          </table:table-cell>
          <table:table-cell office:value-type="float" office:value="0.444716585533042" calcext:value-type="float">
            <text:p>0.444716585533042</text:p>
          </table:table-cell>
          <table:table-cell office:value-type="float" office:value="0.377919441598085" calcext:value-type="float">
            <text:p>0.377919441598085</text:p>
          </table:table-cell>
          <table:table-cell office:value-type="float" office:value="0.442053464907775" calcext:value-type="float">
            <text:p>0.442053464907775</text:p>
          </table:table-cell>
          <table:table-cell office:value-type="float" office:value="6.50970325539111" calcext:value-type="float">
            <text:p>6.50970325539111</text:p>
          </table:table-cell>
          <table:table-cell office:value-type="float" office:value="9.16683882839124" calcext:value-type="float">
            <text:p>9.16683882839124</text:p>
          </table:table-cell>
          <table:table-cell office:value-type="float" office:value="6.61169117793885" calcext:value-type="float">
            <text:p>6.61169117793885</text:p>
          </table:table-cell>
          <table:table-cell office:value-type="float" office:value="8.67125415968444" calcext:value-type="float">
            <text:p>8.67125415968444</text:p>
          </table:table-cell>
          <table:table-cell office:value-type="float" office:value="0.251262431371313" calcext:value-type="float">
            <text:p>0.251262431371313</text:p>
          </table:table-cell>
          <table:table-cell office:value-type="float" office:value="0.286413715790078" calcext:value-type="float">
            <text:p>0.286413715790078</text:p>
          </table:table-cell>
          <table:table-cell office:value-type="float" office:value="0.253759836018757" calcext:value-type="float">
            <text:p>0.253759836018757</text:p>
          </table:table-cell>
          <table:table-cell office:value-type="float" office:value="0.281751120397557" calcext:value-type="float">
            <text:p>0.281751120397557</text:p>
          </table:table-cell>
          <table:table-cell office:value-type="float" office:value="0.0339675302269164" calcext:value-type="float">
            <text:p>0.033967530226916</text:p>
          </table:table-cell>
          <table:table-cell office:value-type="float" office:value="0.044364344715577" calcext:value-type="float">
            <text:p>0.044364344715577</text:p>
          </table:table-cell>
          <table:table-cell office:value-type="float" office:value="0.0317260047392333" calcext:value-type="float">
            <text:p>0.031726004739233</text:p>
          </table:table-cell>
          <table:table-cell office:value-type="float" office:value="0.0478770343286084" calcext:value-type="float">
            <text:p>0.047877034328608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77649892773994" calcext:value-type="float">
            <text:p>0.377649892773994</text:p>
          </table:table-cell>
          <table:table-cell office:value-type="float" office:value="0.439452181119565" calcext:value-type="float">
            <text:p>0.439452181119565</text:p>
          </table:table-cell>
          <table:table-cell office:value-type="float" office:value="0.379918665531047" calcext:value-type="float">
            <text:p>0.379918665531047</text:p>
          </table:table-cell>
          <table:table-cell office:value-type="float" office:value="0.437606024134288" calcext:value-type="float">
            <text:p>0.437606024134288</text:p>
          </table:table-cell>
          <table:table-cell office:value-type="float" office:value="6.56766680059566" calcext:value-type="float">
            <text:p>6.56766680059566</text:p>
          </table:table-cell>
          <table:table-cell office:value-type="float" office:value="9.41975206336451" calcext:value-type="float">
            <text:p>9.41975206336451</text:p>
          </table:table-cell>
          <table:table-cell office:value-type="float" office:value="6.65044389981119" calcext:value-type="float">
            <text:p>6.65044389981119</text:p>
          </table:table-cell>
          <table:table-cell office:value-type="float" office:value="9.21459690041267" calcext:value-type="float">
            <text:p>9.21459690041267</text:p>
          </table:table-cell>
          <table:table-cell office:value-type="float" office:value="0.258794270273683" calcext:value-type="float">
            <text:p>0.258794270273683</text:p>
          </table:table-cell>
          <table:table-cell office:value-type="float" office:value="0.301593146398479" calcext:value-type="float">
            <text:p>0.301593146398479</text:p>
          </table:table-cell>
          <table:table-cell office:value-type="float" office:value="0.261085717956131" calcext:value-type="float">
            <text:p>0.261085717956131</text:p>
          </table:table-cell>
          <table:table-cell office:value-type="float" office:value="0.297249516632147" calcext:value-type="float">
            <text:p>0.297249516632147</text:p>
          </table:table-cell>
          <table:table-cell office:value-type="float" office:value="0.0356990657515124" calcext:value-type="float">
            <text:p>0.035699065751512</text:p>
          </table:table-cell>
          <table:table-cell office:value-type="float" office:value="0.0410580583478431" calcext:value-type="float">
            <text:p>0.041058058347843</text:p>
          </table:table-cell>
          <table:table-cell office:value-type="float" office:value="0.0314828151135369" calcext:value-type="float">
            <text:p>0.031482815113537</text:p>
          </table:table-cell>
          <table:table-cell office:value-type="float" office:value="0.0478544028758495" calcext:value-type="float">
            <text:p>0.04785440287585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5774311950116" calcext:value-type="float">
            <text:p>0.375774311950116</text:p>
          </table:table-cell>
          <table:table-cell office:value-type="float" office:value="0.438266456140112" calcext:value-type="float">
            <text:p>0.438266456140112</text:p>
          </table:table-cell>
          <table:table-cell office:value-type="float" office:value="0.37869490279439" calcext:value-type="float">
            <text:p>0.37869490279439</text:p>
          </table:table-cell>
          <table:table-cell office:value-type="float" office:value="0.435217904898441" calcext:value-type="float">
            <text:p>0.435217904898441</text:p>
          </table:table-cell>
          <table:table-cell office:value-type="float" office:value="6.29741769397645" calcext:value-type="float">
            <text:p>6.29741769397645</text:p>
          </table:table-cell>
          <table:table-cell office:value-type="float" office:value="8.92550800095495" calcext:value-type="float">
            <text:p>8.92550800095495</text:p>
          </table:table-cell>
          <table:table-cell office:value-type="float" office:value="6.41663105719241" calcext:value-type="float">
            <text:p>6.41663105719241</text:p>
          </table:table-cell>
          <table:table-cell office:value-type="float" office:value="8.72325350673024" calcext:value-type="float">
            <text:p>8.72325350673024</text:p>
          </table:table-cell>
          <table:table-cell office:value-type="float" office:value="0.246006977238564" calcext:value-type="float">
            <text:p>0.246006977238564</text:p>
          </table:table-cell>
          <table:table-cell office:value-type="float" office:value="0.282578127177476" calcext:value-type="float">
            <text:p>0.282578127177476</text:p>
          </table:table-cell>
          <table:table-cell office:value-type="float" office:value="0.248663955416001" calcext:value-type="float">
            <text:p>0.248663955416001</text:p>
          </table:table-cell>
          <table:table-cell office:value-type="float" office:value="0.277599140387587" calcext:value-type="float">
            <text:p>0.277599140387587</text:p>
          </table:table-cell>
          <table:table-cell office:value-type="float" office:value="0.0363805509865485" calcext:value-type="float">
            <text:p>0.036380550986549</text:p>
          </table:table-cell>
          <table:table-cell office:value-type="float" office:value="0.0452207853314842" calcext:value-type="float">
            <text:p>0.045220785331484</text:p>
          </table:table-cell>
          <table:table-cell office:value-type="float" office:value="0.0332813215013881" calcext:value-type="float">
            <text:p>0.033281321501388</text:p>
          </table:table-cell>
          <table:table-cell office:value-type="float" office:value="0.0501393629971319" calcext:value-type="float">
            <text:p>0.050139362997132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80049014992849" calcext:value-type="float">
            <text:p>0.380049014992849</text:p>
          </table:table-cell>
          <table:table-cell office:value-type="float" office:value="0.445124412437854" calcext:value-type="float">
            <text:p>0.445124412437854</text:p>
          </table:table-cell>
          <table:table-cell office:value-type="float" office:value="0.382254078548756" calcext:value-type="float">
            <text:p>0.382254078548756</text:p>
          </table:table-cell>
          <table:table-cell office:value-type="float" office:value="0.440132565814725" calcext:value-type="float">
            <text:p>0.440132565814725</text:p>
          </table:table-cell>
          <table:table-cell office:value-type="float" office:value="6.70894823187816" calcext:value-type="float">
            <text:p>6.70894823187816</text:p>
          </table:table-cell>
          <table:table-cell office:value-type="float" office:value="9.24511279158679" calcext:value-type="float">
            <text:p>9.24511279158679</text:p>
          </table:table-cell>
          <table:table-cell office:value-type="float" office:value="6.83316873859224" calcext:value-type="float">
            <text:p>6.83316873859224</text:p>
          </table:table-cell>
          <table:table-cell office:value-type="float" office:value="8.65754709733207" calcext:value-type="float">
            <text:p>8.65754709733207</text:p>
          </table:table-cell>
          <table:table-cell office:value-type="float" office:value="0.252350663187989" calcext:value-type="float">
            <text:p>0.252350663187989</text:p>
          </table:table-cell>
          <table:table-cell office:value-type="float" office:value="0.295709971413636" calcext:value-type="float">
            <text:p>0.295709971413636</text:p>
          </table:table-cell>
          <table:table-cell office:value-type="float" office:value="0.254378176746453" calcext:value-type="float">
            <text:p>0.254378176746453</text:p>
          </table:table-cell>
          <table:table-cell office:value-type="float" office:value="0.291846109070874" calcext:value-type="float">
            <text:p>0.291846109070874</text:p>
          </table:table-cell>
          <table:table-cell office:value-type="float" office:value="0.0330149043374717" calcext:value-type="float">
            <text:p>0.033014904337472</text:p>
          </table:table-cell>
          <table:table-cell office:value-type="float" office:value="0.04643820526382" calcext:value-type="float">
            <text:p>0.04643820526382</text:p>
          </table:table-cell>
          <table:table-cell office:value-type="float" office:value="0.031595127318896" calcext:value-type="float">
            <text:p>0.031595127318896</text:p>
          </table:table-cell>
          <table:table-cell office:value-type="float" office:value="0.0485708393788802" calcext:value-type="float">
            <text:p>0.04857083937888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74968926050125" calcext:value-type="float">
            <text:p>0.374968926050125</text:p>
          </table:table-cell>
          <table:table-cell office:value-type="float" office:value="0.432534229854797" calcext:value-type="float">
            <text:p>0.432534229854797</text:p>
          </table:table-cell>
          <table:table-cell office:value-type="float" office:value="0.376782610016312" calcext:value-type="float">
            <text:p>0.376782610016312</text:p>
          </table:table-cell>
          <table:table-cell office:value-type="float" office:value="0.431376334710829" calcext:value-type="float">
            <text:p>0.431376334710829</text:p>
          </table:table-cell>
          <table:table-cell office:value-type="float" office:value="6.67419677610323" calcext:value-type="float">
            <text:p>6.67419677610323</text:p>
          </table:table-cell>
          <table:table-cell office:value-type="float" office:value="9.05372496402377" calcext:value-type="float">
            <text:p>9.05372496402377</text:p>
          </table:table-cell>
          <table:table-cell office:value-type="float" office:value="6.76947491819716" calcext:value-type="float">
            <text:p>6.76947491819716</text:p>
          </table:table-cell>
          <table:table-cell office:value-type="float" office:value="9.55326597851695" calcext:value-type="float">
            <text:p>9.55326597851695</text:p>
          </table:table-cell>
          <table:table-cell office:value-type="float" office:value="0.246666122187757" calcext:value-type="float">
            <text:p>0.246666122187757</text:p>
          </table:table-cell>
          <table:table-cell office:value-type="float" office:value="0.277451179655143" calcext:value-type="float">
            <text:p>0.277451179655143</text:p>
          </table:table-cell>
          <table:table-cell office:value-type="float" office:value="0.248329508200983" calcext:value-type="float">
            <text:p>0.248329508200983</text:p>
          </table:table-cell>
          <table:table-cell office:value-type="float" office:value="0.274398605638534" calcext:value-type="float">
            <text:p>0.274398605638534</text:p>
          </table:table-cell>
          <table:table-cell office:value-type="float" office:value="0.0372908160201586" calcext:value-type="float">
            <text:p>0.037290816020159</text:p>
          </table:table-cell>
          <table:table-cell office:value-type="float" office:value="0.0461837075719668" calcext:value-type="float">
            <text:p>0.046183707571967</text:p>
          </table:table-cell>
          <table:table-cell office:value-type="float" office:value="0.0359738521283759" calcext:value-type="float">
            <text:p>0.035973852128376</text:p>
          </table:table-cell>
          <table:table-cell office:value-type="float" office:value="0.048240828055184" calcext:value-type="float">
            <text:p>0.048240828055184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78409393580357" calcext:value-type="float">
            <text:p>0.378409393580357</text:p>
          </table:table-cell>
          <table:table-cell office:value-type="float" office:value="0.426993147469302" calcext:value-type="float">
            <text:p>0.426993147469302</text:p>
          </table:table-cell>
          <table:table-cell office:value-type="float" office:value="0.380447622153393" calcext:value-type="float">
            <text:p>0.380447622153393</text:p>
          </table:table-cell>
          <table:table-cell office:value-type="float" office:value="0.425072853117236" calcext:value-type="float">
            <text:p>0.425072853117236</text:p>
          </table:table-cell>
          <table:table-cell office:value-type="float" office:value="6.9888393030862" calcext:value-type="float">
            <text:p>6.9888393030862</text:p>
          </table:table-cell>
          <table:table-cell office:value-type="float" office:value="9.3485443672081" calcext:value-type="float">
            <text:p>9.3485443672081</text:p>
          </table:table-cell>
          <table:table-cell office:value-type="float" office:value="6.9888393030862" calcext:value-type="float">
            <text:p>6.9888393030862</text:p>
          </table:table-cell>
          <table:table-cell office:value-type="float" office:value="9.75133182941825" calcext:value-type="float">
            <text:p>9.75133182941825</text:p>
          </table:table-cell>
          <table:table-cell office:value-type="float" office:value="0.255974050712409" calcext:value-type="float">
            <text:p>0.255974050712409</text:p>
          </table:table-cell>
          <table:table-cell office:value-type="float" office:value="0.279785259144224" calcext:value-type="float">
            <text:p>0.279785259144224</text:p>
          </table:table-cell>
          <table:table-cell office:value-type="float" office:value="0.257893288494417" calcext:value-type="float">
            <text:p>0.257893288494417</text:p>
          </table:table-cell>
          <table:table-cell office:value-type="float" office:value="0.276118078678288" calcext:value-type="float">
            <text:p>0.276118078678288</text:p>
          </table:table-cell>
          <table:table-cell office:value-type="float" office:value="0.0438220839827943" calcext:value-type="float">
            <text:p>0.043822083982794</text:p>
          </table:table-cell>
          <table:table-cell office:value-type="float" office:value="0.050875714615471" calcext:value-type="float">
            <text:p>0.050875714615471</text:p>
          </table:table-cell>
          <table:table-cell office:value-type="float" office:value="0.0409006738580495" calcext:value-type="float">
            <text:p>0.04090067385805</text:p>
          </table:table-cell>
          <table:table-cell office:value-type="float" office:value="0.0558817484202061" calcext:value-type="float">
            <text:p>0.055881748420206</text:p>
          </table:table-cell>
          <table:table-cell table:number-columns-repeated="47"/>
        </table:table-row>
      </table:table>
      <table:table table:name="Redistribution_central" table:style-name="ta10"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5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2167294859" calcext:value-type="float">
            <text:p>0.38622167294859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11125365093" calcext:value-type="float">
            <text:p>0.406011125365093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46742337523" calcext:value-type="float">
            <text:p>6.42546742337523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63406194902" calcext:value-type="float">
            <text:p>0.218563406194902</text:p>
          </table:table-cell>
          <table:table-cell office:value-type="float" office:value="0.245892522623788" calcext:value-type="float">
            <text:p>0.245892522623788</text:p>
          </table:table-cell>
          <table:table-cell office:value-type="float" office:value="0.229253512102493" calcext:value-type="float">
            <text:p>0.229253512102493</text:p>
          </table:table-cell>
          <table:table-cell office:value-type="float" office:value="0.230570027090223" calcext:value-type="float">
            <text:p>0.230570027090223</text:p>
          </table:table-cell>
          <table:table-cell office:value-type="float" office:value="0.0426401281538462" calcext:value-type="float">
            <text:p>0.042640128153846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644275242" calcext:value-type="float">
            <text:p>0.03132644275242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26320832225" calcext:value-type="float">
            <text:p>0.385426320832225</text:p>
          </table:table-cell>
          <table:table-cell office:value-type="float" office:value="0.44924587100256" calcext:value-type="float">
            <text:p>0.44924587100256</text:p>
          </table:table-cell>
          <table:table-cell office:value-type="float" office:value="0.406570206517602" calcext:value-type="float">
            <text:p>0.406570206517602</text:p>
          </table:table-cell>
          <table:table-cell office:value-type="float" office:value="0.424367453874629" calcext:value-type="float">
            <text:p>0.424367453874629</text:p>
          </table:table-cell>
          <table:table-cell office:value-type="float" office:value="6.46630993212065" calcext:value-type="float">
            <text:p>6.46630993212065</text:p>
          </table:table-cell>
          <table:table-cell office:value-type="float" office:value="11.2358854629284" calcext:value-type="float">
            <text:p>11.2358854629284</text:p>
          </table:table-cell>
          <table:table-cell office:value-type="float" office:value="8.16318524194837" calcext:value-type="float">
            <text:p>8.16318524194837</text:p>
          </table:table-cell>
          <table:table-cell office:value-type="float" office:value="8.11859384976029" calcext:value-type="float">
            <text:p>8.11859384976029</text:p>
          </table:table-cell>
          <table:table-cell office:value-type="float" office:value="0.21899557092624" calcext:value-type="float">
            <text:p>0.21899557092624</text:p>
          </table:table-cell>
          <table:table-cell office:value-type="float" office:value="0.248782209812289" calcext:value-type="float">
            <text:p>0.248782209812289</text:p>
          </table:table-cell>
          <table:table-cell office:value-type="float" office:value="0.230322207564458" calcext:value-type="float">
            <text:p>0.230322207564458</text:p>
          </table:table-cell>
          <table:table-cell office:value-type="float" office:value="0.232359330951604" calcext:value-type="float">
            <text:p>0.232359330951604</text:p>
          </table:table-cell>
          <table:table-cell office:value-type="float" office:value="0.0412175087923783" calcext:value-type="float">
            <text:p>0.041217508792378</text:p>
          </table:table-cell>
          <table:table-cell office:value-type="float" office:value="0.0310242896455461" calcext:value-type="float">
            <text:p>0.031024289645546</text:p>
          </table:table-cell>
          <table:table-cell office:value-type="float" office:value="0.0303443593766581" calcext:value-type="float">
            <text:p>0.030344359376658</text:p>
          </table:table-cell>
          <table:table-cell office:value-type="float" office:value="0.0455750907810742" calcext:value-type="float">
            <text:p>0.04557509078107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801301836248" calcext:value-type="float">
            <text:p>0.364801301836248</text:p>
          </table:table-cell>
          <table:table-cell office:value-type="float" office:value="0.44736770752209" calcext:value-type="float">
            <text:p>0.44736770752209</text:p>
          </table:table-cell>
          <table:table-cell office:value-type="float" office:value="0.387881125698047" calcext:value-type="float">
            <text:p>0.387881125698047</text:p>
          </table:table-cell>
          <table:table-cell office:value-type="float" office:value="0.419781729187263" calcext:value-type="float">
            <text:p>0.419781729187263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0.9780812570424" calcext:value-type="float">
            <text:p>10.9780812570424</text:p>
          </table:table-cell>
          <table:table-cell office:value-type="float" office:value="8.03414098046902" calcext:value-type="float">
            <text:p>8.03414098046902</text:p>
          </table:table-cell>
          <table:table-cell office:value-type="float" office:value="7.75832989781834" calcext:value-type="float">
            <text:p>7.75832989781834</text:p>
          </table:table-cell>
          <table:table-cell office:value-type="float" office:value="0.211251262629527" calcext:value-type="float">
            <text:p>0.211251262629527</text:p>
          </table:table-cell>
          <table:table-cell office:value-type="float" office:value="0.247690256521463" calcext:value-type="float">
            <text:p>0.247690256521463</text:p>
          </table:table-cell>
          <table:table-cell office:value-type="float" office:value="0.223745394881132" calcext:value-type="float">
            <text:p>0.223745394881132</text:p>
          </table:table-cell>
          <table:table-cell office:value-type="float" office:value="0.228616889657596" calcext:value-type="float">
            <text:p>0.228616889657596</text:p>
          </table:table-cell>
          <table:table-cell office:value-type="float" office:value="0.0442903879943052" calcext:value-type="float">
            <text:p>0.044290387994305</text:p>
          </table:table-cell>
          <table:table-cell office:value-type="float" office:value="0.0350923838726005" calcext:value-type="float">
            <text:p>0.035092383872601</text:p>
          </table:table-cell>
          <table:table-cell office:value-type="float" office:value="0.0319037870868142" calcext:value-type="float">
            <text:p>0.031903787086814</text:p>
          </table:table-cell>
          <table:table-cell office:value-type="float" office:value="0.0519280025789744" calcext:value-type="float">
            <text:p>0.051928002578974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9204706684747" calcext:value-type="float">
            <text:p>0.389204706684747</text:p>
          </table:table-cell>
          <table:table-cell office:value-type="float" office:value="0.456281920053394" calcext:value-type="float">
            <text:p>0.456281920053394</text:p>
          </table:table-cell>
          <table:table-cell office:value-type="float" office:value="0.404770657238363" calcext:value-type="float">
            <text:p>0.404770657238363</text:p>
          </table:table-cell>
          <table:table-cell office:value-type="float" office:value="0.438650329272826" calcext:value-type="float">
            <text:p>0.438650329272826</text:p>
          </table:table-cell>
          <table:table-cell office:value-type="float" office:value="6.96804799819279" calcext:value-type="float">
            <text:p>6.96804799819279</text:p>
          </table:table-cell>
          <table:table-cell office:value-type="float" office:value="12.4072100624285" calcext:value-type="float">
            <text:p>12.4072100624285</text:p>
          </table:table-cell>
          <table:table-cell office:value-type="float" office:value="8.64601839922695" calcext:value-type="float">
            <text:p>8.64601839922695</text:p>
          </table:table-cell>
          <table:table-cell office:value-type="float" office:value="9.14650570907287" calcext:value-type="float">
            <text:p>9.14650570907287</text:p>
          </table:table-cell>
          <table:table-cell office:value-type="float" office:value="0.218070745494" calcext:value-type="float">
            <text:p>0.218070745494</text:p>
          </table:table-cell>
          <table:table-cell office:value-type="float" office:value="0.256002470532352" calcext:value-type="float">
            <text:p>0.256002470532352</text:p>
          </table:table-cell>
          <table:table-cell office:value-type="float" office:value="0.228573272993461" calcext:value-type="float">
            <text:p>0.228573272993461</text:p>
          </table:table-cell>
          <table:table-cell office:value-type="float" office:value="0.239493284365592" calcext:value-type="float">
            <text:p>0.239493284365592</text:p>
          </table:table-cell>
          <table:table-cell office:value-type="float" office:value="0.0409060174691507" calcext:value-type="float">
            <text:p>0.040906017469151</text:p>
          </table:table-cell>
          <table:table-cell office:value-type="float" office:value="0.0305101717063982" calcext:value-type="float">
            <text:p>0.030510171706398</text:p>
          </table:table-cell>
          <table:table-cell office:value-type="float" office:value="0.0294150259623199" calcext:value-type="float">
            <text:p>0.02941502596232</text:p>
          </table:table-cell>
          <table:table-cell office:value-type="float" office:value="0.0465645787836446" calcext:value-type="float">
            <text:p>0.046564578783645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7978885002073" calcext:value-type="float">
            <text:p>0.387978885002073</text:p>
          </table:table-cell>
          <table:table-cell office:value-type="float" office:value="0.457694690017502" calcext:value-type="float">
            <text:p>0.457694690017502</text:p>
          </table:table-cell>
          <table:table-cell office:value-type="float" office:value="0.402934557339671" calcext:value-type="float">
            <text:p>0.402934557339671</text:p>
          </table:table-cell>
          <table:table-cell office:value-type="float" office:value="0.442662635030953" calcext:value-type="float">
            <text:p>0.442662635030953</text:p>
          </table:table-cell>
          <table:table-cell office:value-type="float" office:value="7.27474886643871" calcext:value-type="float">
            <text:p>7.27474886643871</text:p>
          </table:table-cell>
          <table:table-cell office:value-type="float" office:value="12.8148509411729" calcext:value-type="float">
            <text:p>12.8148509411729</text:p>
          </table:table-cell>
          <table:table-cell office:value-type="float" office:value="9.10818306507378" calcext:value-type="float">
            <text:p>9.10818306507378</text:p>
          </table:table-cell>
          <table:table-cell office:value-type="float" office:value="10.2392328062905" calcext:value-type="float">
            <text:p>10.2392328062905</text:p>
          </table:table-cell>
          <table:table-cell office:value-type="float" office:value="0.224499286719612" calcext:value-type="float">
            <text:p>0.224499286719612</text:p>
          </table:table-cell>
          <table:table-cell office:value-type="float" office:value="0.263292462504468" calcext:value-type="float">
            <text:p>0.263292462504468</text:p>
          </table:table-cell>
          <table:table-cell office:value-type="float" office:value="0.23513888501546" calcext:value-type="float">
            <text:p>0.23513888501546</text:p>
          </table:table-cell>
          <table:table-cell office:value-type="float" office:value="0.246451446687374" calcext:value-type="float">
            <text:p>0.246451446687374</text:p>
          </table:table-cell>
          <table:table-cell office:value-type="float" office:value="0.0384534990596175" calcext:value-type="float">
            <text:p>0.038453499059618</text:p>
          </table:table-cell>
          <table:table-cell office:value-type="float" office:value="0.0270263948838613" calcext:value-type="float">
            <text:p>0.027026394883861</text:p>
          </table:table-cell>
          <table:table-cell office:value-type="float" office:value="0.0272686684400871" calcext:value-type="float">
            <text:p>0.027268668440087</text:p>
          </table:table-cell>
          <table:table-cell office:value-type="float" office:value="0.0428495329795602" calcext:value-type="float">
            <text:p>0.04284953297956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2453926275439" calcext:value-type="float">
            <text:p>0.392453926275439</text:p>
          </table:table-cell>
          <table:table-cell office:value-type="float" office:value="0.461455825573226" calcext:value-type="float">
            <text:p>0.461455825573226</text:p>
          </table:table-cell>
          <table:table-cell office:value-type="float" office:value="0.409419179957283" calcext:value-type="float">
            <text:p>0.409419179957283</text:p>
          </table:table-cell>
          <table:table-cell office:value-type="float" office:value="0.441348702401685" calcext:value-type="float">
            <text:p>0.441348702401685</text:p>
          </table:table-cell>
          <table:table-cell office:value-type="float" office:value="7.04720341472061" calcext:value-type="float">
            <text:p>7.04720341472061</text:p>
          </table:table-cell>
          <table:table-cell office:value-type="float" office:value="12.4092751563356" calcext:value-type="float">
            <text:p>12.4092751563356</text:p>
          </table:table-cell>
          <table:table-cell office:value-type="float" office:value="8.66807640623703" calcext:value-type="float">
            <text:p>8.66807640623703</text:p>
          </table:table-cell>
          <table:table-cell office:value-type="float" office:value="9.46615425661456" calcext:value-type="float">
            <text:p>9.46615425661456</text:p>
          </table:table-cell>
          <table:table-cell office:value-type="float" office:value="0.220979253669174" calcext:value-type="float">
            <text:p>0.220979253669174</text:p>
          </table:table-cell>
          <table:table-cell office:value-type="float" office:value="0.260489994387809" calcext:value-type="float">
            <text:p>0.260489994387809</text:p>
          </table:table-cell>
          <table:table-cell office:value-type="float" office:value="0.23108355135096" calcext:value-type="float">
            <text:p>0.23108355135096</text:p>
          </table:table-cell>
          <table:table-cell office:value-type="float" office:value="0.244538156600461" calcext:value-type="float">
            <text:p>0.244538156600461</text:p>
          </table:table-cell>
          <table:table-cell office:value-type="float" office:value="0.0379755070901601" calcext:value-type="float">
            <text:p>0.03797550709016</text:p>
          </table:table-cell>
          <table:table-cell office:value-type="float" office:value="0.0284626246549269" calcext:value-type="float">
            <text:p>0.028462624654927</text:p>
          </table:table-cell>
          <table:table-cell office:value-type="float" office:value="0.028514282903548" calcext:value-type="float">
            <text:p>0.028514282903548</text:p>
          </table:table-cell>
          <table:table-cell office:value-type="float" office:value="0.0417125605696636" calcext:value-type="float">
            <text:p>0.041712560569664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5443164417084" calcext:value-type="float">
            <text:p>0.385443164417084</text:p>
          </table:table-cell>
          <table:table-cell office:value-type="float" office:value="0.46331450051836" calcext:value-type="float">
            <text:p>0.46331450051836</text:p>
          </table:table-cell>
          <table:table-cell office:value-type="float" office:value="0.408365153186131" calcext:value-type="float">
            <text:p>0.408365153186131</text:p>
          </table:table-cell>
          <table:table-cell office:value-type="float" office:value="0.436203104116678" calcext:value-type="float">
            <text:p>0.436203104116678</text:p>
          </table:table-cell>
          <table:table-cell office:value-type="float" office:value="6.63362555151949" calcext:value-type="float">
            <text:p>6.63362555151949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8561655097958" calcext:value-type="float">
            <text:p>8.8561655097958</text:p>
          </table:table-cell>
          <table:table-cell office:value-type="float" office:value="8.80542111045739" calcext:value-type="float">
            <text:p>8.80542111045739</text:p>
          </table:table-cell>
          <table:table-cell office:value-type="float" office:value="0.21943040392878" calcext:value-type="float">
            <text:p>0.21943040392878</text:p>
          </table:table-cell>
          <table:table-cell office:value-type="float" office:value="0.259961156797599" calcext:value-type="float">
            <text:p>0.259961156797599</text:p>
          </table:table-cell>
          <table:table-cell office:value-type="float" office:value="0.232738448127098" calcext:value-type="float">
            <text:p>0.232738448127098</text:p>
          </table:table-cell>
          <table:table-cell office:value-type="float" office:value="0.239134399355282" calcext:value-type="float">
            <text:p>0.239134399355282</text:p>
          </table:table-cell>
          <table:table-cell office:value-type="float" office:value="0.0416157441837462" calcext:value-type="float">
            <text:p>0.041615744183746</text:p>
          </table:table-cell>
          <table:table-cell office:value-type="float" office:value="0.0300092917692166" calcext:value-type="float">
            <text:p>0.030009291769217</text:p>
          </table:table-cell>
          <table:table-cell office:value-type="float" office:value="0.0299385026881718" calcext:value-type="float">
            <text:p>0.029938502688172</text:p>
          </table:table-cell>
          <table:table-cell office:value-type="float" office:value="0.0463646795385027" calcext:value-type="float">
            <text:p>0.046364679538503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873688852844" calcext:value-type="float">
            <text:p>0.389873688852844</text:p>
          </table:table-cell>
          <table:table-cell office:value-type="float" office:value="0.462688218727684" calcext:value-type="float">
            <text:p>0.462688218727684</text:p>
          </table:table-cell>
          <table:table-cell office:value-type="float" office:value="0.408338679294381" calcext:value-type="float">
            <text:p>0.408338679294381</text:p>
          </table:table-cell>
          <table:table-cell office:value-type="float" office:value="0.440509087532704" calcext:value-type="float">
            <text:p>0.440509087532704</text:p>
          </table:table-cell>
          <table:table-cell office:value-type="float" office:value="6.76572261806695" calcext:value-type="float">
            <text:p>6.76572261806695</text:p>
          </table:table-cell>
          <table:table-cell office:value-type="float" office:value="11.433711684412" calcext:value-type="float">
            <text:p>11.433711684412</text:p>
          </table:table-cell>
          <table:table-cell office:value-type="float" office:value="8.53755704081848" calcext:value-type="float">
            <text:p>8.53755704081848</text:p>
          </table:table-cell>
          <table:table-cell office:value-type="float" office:value="8.95021118726412" calcext:value-type="float">
            <text:p>8.95021118726412</text:p>
          </table:table-cell>
          <table:table-cell office:value-type="float" office:value="0.220284145781609" calcext:value-type="float">
            <text:p>0.220284145781609</text:p>
          </table:table-cell>
          <table:table-cell office:value-type="float" office:value="0.254093649604795" calcext:value-type="float">
            <text:p>0.254093649604795</text:p>
          </table:table-cell>
          <table:table-cell office:value-type="float" office:value="0.231035179380581" calcext:value-type="float">
            <text:p>0.231035179380581</text:p>
          </table:table-cell>
          <table:table-cell office:value-type="float" office:value="0.237510130645342" calcext:value-type="float">
            <text:p>0.237510130645342</text:p>
          </table:table-cell>
          <table:table-cell office:value-type="float" office:value="0.040378828597689" calcext:value-type="float">
            <text:p>0.040378828597689</text:p>
          </table:table-cell>
          <table:table-cell office:value-type="float" office:value="0.0310601612323642" calcext:value-type="float">
            <text:p>0.031060161232364</text:p>
          </table:table-cell>
          <table:table-cell office:value-type="float" office:value="0.0292754407756164" calcext:value-type="float">
            <text:p>0.029275440775616</text:p>
          </table:table-cell>
          <table:table-cell office:value-type="float" office:value="0.046514483916034" calcext:value-type="float">
            <text:p>0.046514483916034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310512073015" calcext:value-type="float">
            <text:p>0.387310512073015</text:p>
          </table:table-cell>
          <table:table-cell office:value-type="float" office:value="0.454891066059176" calcext:value-type="float">
            <text:p>0.454891066059176</text:p>
          </table:table-cell>
          <table:table-cell office:value-type="float" office:value="0.403384183265773" calcext:value-type="float">
            <text:p>0.403384183265773</text:p>
          </table:table-cell>
          <table:table-cell office:value-type="float" office:value="0.437752593991627" calcext:value-type="float">
            <text:p>0.437752593991627</text:p>
          </table:table-cell>
          <table:table-cell office:value-type="float" office:value="6.5338537648537" calcext:value-type="float">
            <text:p>6.5338537648537</text:p>
          </table:table-cell>
          <table:table-cell office:value-type="float" office:value="10.9982997403368" calcext:value-type="float">
            <text:p>10.9982997403368</text:p>
          </table:table-cell>
          <table:table-cell office:value-type="float" office:value="7.89105591676457" calcext:value-type="float">
            <text:p>7.89105591676457</text:p>
          </table:table-cell>
          <table:table-cell office:value-type="float" office:value="9.15767612888221" calcext:value-type="float">
            <text:p>9.15767612888221</text:p>
          </table:table-cell>
          <table:table-cell office:value-type="float" office:value="0.222020644894674" calcext:value-type="float">
            <text:p>0.222020644894674</text:p>
          </table:table-cell>
          <table:table-cell office:value-type="float" office:value="0.259319539700999" calcext:value-type="float">
            <text:p>0.259319539700999</text:p>
          </table:table-cell>
          <table:table-cell office:value-type="float" office:value="0.231312590080035" calcext:value-type="float">
            <text:p>0.231312590080035</text:p>
          </table:table-cell>
          <table:table-cell office:value-type="float" office:value="0.244981206816903" calcext:value-type="float">
            <text:p>0.244981206816903</text:p>
          </table:table-cell>
          <table:table-cell office:value-type="float" office:value="0.0399169274018445" calcext:value-type="float">
            <text:p>0.039916927401845</text:p>
          </table:table-cell>
          <table:table-cell office:value-type="float" office:value="0.0303176787263359" calcext:value-type="float">
            <text:p>0.030317678726336</text:p>
          </table:table-cell>
          <table:table-cell office:value-type="float" office:value="0.0296695773224932" calcext:value-type="float">
            <text:p>0.029669577322493</text:p>
          </table:table-cell>
          <table:table-cell office:value-type="float" office:value="0.0443869338408085" calcext:value-type="float">
            <text:p>0.044386933840809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7305767269569" calcext:value-type="float">
            <text:p>0.387305767269569</text:p>
          </table:table-cell>
          <table:table-cell office:value-type="float" office:value="0.460141287625503" calcext:value-type="float">
            <text:p>0.460141287625503</text:p>
          </table:table-cell>
          <table:table-cell office:value-type="float" office:value="0.40502843097991" calcext:value-type="float">
            <text:p>0.40502843097991</text:p>
          </table:table-cell>
          <table:table-cell office:value-type="float" office:value="0.440553844140623" calcext:value-type="float">
            <text:p>0.440553844140623</text:p>
          </table:table-cell>
          <table:table-cell office:value-type="float" office:value="6.94165825590095" calcext:value-type="float">
            <text:p>6.94165825590095</text:p>
          </table:table-cell>
          <table:table-cell office:value-type="float" office:value="11.8448637022112" calcext:value-type="float">
            <text:p>11.8448637022112</text:p>
          </table:table-cell>
          <table:table-cell office:value-type="float" office:value="8.4404349339192" calcext:value-type="float">
            <text:p>8.4404349339192</text:p>
          </table:table-cell>
          <table:table-cell office:value-type="float" office:value="9.36559286212849" calcext:value-type="float">
            <text:p>9.36559286212849</text:p>
          </table:table-cell>
          <table:table-cell office:value-type="float" office:value="0.22244727928537" calcext:value-type="float">
            <text:p>0.22244727928537</text:p>
          </table:table-cell>
          <table:table-cell office:value-type="float" office:value="0.264391671784723" calcext:value-type="float">
            <text:p>0.264391671784723</text:p>
          </table:table-cell>
          <table:table-cell office:value-type="float" office:value="0.232857929517424" calcext:value-type="float">
            <text:p>0.232857929517424</text:p>
          </table:table-cell>
          <table:table-cell office:value-type="float" office:value="0.247895914258598" calcext:value-type="float">
            <text:p>0.247895914258598</text:p>
          </table:table-cell>
          <table:table-cell office:value-type="float" office:value="0.03972876596829" calcext:value-type="float">
            <text:p>0.03972876596829</text:p>
          </table:table-cell>
          <table:table-cell office:value-type="float" office:value="0.0324848432406639" calcext:value-type="float">
            <text:p>0.032484843240664</text:p>
          </table:table-cell>
          <table:table-cell office:value-type="float" office:value="0.029448233398702" calcext:value-type="float">
            <text:p>0.029448233398702</text:p>
          </table:table-cell>
          <table:table-cell office:value-type="float" office:value="0.0466423357334037" calcext:value-type="float">
            <text:p>0.046642335733404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7614598924" calcext:value-type="float">
            <text:p>0.387614598924</text:p>
          </table:table-cell>
          <table:table-cell office:value-type="float" office:value="0.462374875184667" calcext:value-type="float">
            <text:p>0.462374875184667</text:p>
          </table:table-cell>
          <table:table-cell office:value-type="float" office:value="0.407791508854103" calcext:value-type="float">
            <text:p>0.407791508854103</text:p>
          </table:table-cell>
          <table:table-cell office:value-type="float" office:value="0.43790118293855" calcext:value-type="float">
            <text:p>0.43790118293855</text:p>
          </table:table-cell>
          <table:table-cell office:value-type="float" office:value="6.60014413808657" calcext:value-type="float">
            <text:p>6.60014413808657</text:p>
          </table:table-cell>
          <table:table-cell office:value-type="float" office:value="11.6633916365184" calcext:value-type="float">
            <text:p>11.6633916365184</text:p>
          </table:table-cell>
          <table:table-cell office:value-type="float" office:value="8.20191272819739" calcext:value-type="float">
            <text:p>8.20191272819739</text:p>
          </table:table-cell>
          <table:table-cell office:value-type="float" office:value="8.85179184284941" calcext:value-type="float">
            <text:p>8.85179184284941</text:p>
          </table:table-cell>
          <table:table-cell office:value-type="float" office:value="0.220315321316616" calcext:value-type="float">
            <text:p>0.220315321316616</text:p>
          </table:table-cell>
          <table:table-cell office:value-type="float" office:value="0.263858601237162" calcext:value-type="float">
            <text:p>0.263858601237162</text:p>
          </table:table-cell>
          <table:table-cell office:value-type="float" office:value="0.232604555526609" calcext:value-type="float">
            <text:p>0.232604555526609</text:p>
          </table:table-cell>
          <table:table-cell office:value-type="float" office:value="0.244759825937356" calcext:value-type="float">
            <text:p>0.244759825937356</text:p>
          </table:table-cell>
          <table:table-cell office:value-type="float" office:value="0.0409306665487637" calcext:value-type="float">
            <text:p>0.040930666548764</text:p>
          </table:table-cell>
          <table:table-cell office:value-type="float" office:value="0.0307445469307415" calcext:value-type="float">
            <text:p>0.030744546930742</text:p>
          </table:table-cell>
          <table:table-cell office:value-type="float" office:value="0.0288435067833387" calcext:value-type="float">
            <text:p>0.028843506783339</text:p>
          </table:table-cell>
          <table:table-cell office:value-type="float" office:value="0.0471669198661042" calcext:value-type="float">
            <text:p>0.047166919866104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9779091292969" calcext:value-type="float">
            <text:p>0.389779091292969</text:p>
          </table:table-cell>
          <table:table-cell office:value-type="float" office:value="0.461021154993043" calcext:value-type="float">
            <text:p>0.461021154993043</text:p>
          </table:table-cell>
          <table:table-cell office:value-type="float" office:value="0.406142725976708" calcext:value-type="float">
            <text:p>0.406142725976708</text:p>
          </table:table-cell>
          <table:table-cell office:value-type="float" office:value="0.441698582075458" calcext:value-type="float">
            <text:p>0.441698582075458</text:p>
          </table:table-cell>
          <table:table-cell office:value-type="float" office:value="6.97177908347387" calcext:value-type="float">
            <text:p>6.97177908347387</text:p>
          </table:table-cell>
          <table:table-cell office:value-type="float" office:value="11.4593301149904" calcext:value-type="float">
            <text:p>11.4593301149904</text:p>
          </table:table-cell>
          <table:table-cell office:value-type="float" office:value="8.49895515419463" calcext:value-type="float">
            <text:p>8.49895515419463</text:p>
          </table:table-cell>
          <table:table-cell office:value-type="float" office:value="9.133034206903" calcext:value-type="float">
            <text:p>9.133034206903</text:p>
          </table:table-cell>
          <table:table-cell office:value-type="float" office:value="0.228297984638039" calcext:value-type="float">
            <text:p>0.228297984638039</text:p>
          </table:table-cell>
          <table:table-cell office:value-type="float" office:value="0.261754625103475" calcext:value-type="float">
            <text:p>0.261754625103475</text:p>
          </table:table-cell>
          <table:table-cell office:value-type="float" office:value="0.238979518741224" calcext:value-type="float">
            <text:p>0.238979518741224</text:p>
          </table:table-cell>
          <table:table-cell office:value-type="float" office:value="0.245247190986034" calcext:value-type="float">
            <text:p>0.245247190986034</text:p>
          </table:table-cell>
          <table:table-cell office:value-type="float" office:value="0.0412733070681576" calcext:value-type="float">
            <text:p>0.041273307068158</text:p>
          </table:table-cell>
          <table:table-cell office:value-type="float" office:value="0.0316053622157992" calcext:value-type="float">
            <text:p>0.031605362215799</text:p>
          </table:table-cell>
          <table:table-cell office:value-type="float" office:value="0.0290375583728764" calcext:value-type="float">
            <text:p>0.029037558372876</text:p>
          </table:table-cell>
          <table:table-cell office:value-type="float" office:value="0.0487075889606771" calcext:value-type="float">
            <text:p>0.048707588960677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5066389852184" calcext:value-type="float">
            <text:p>0.395066389852184</text:p>
          </table:table-cell>
          <table:table-cell office:value-type="float" office:value="0.462307124584202" calcext:value-type="float">
            <text:p>0.462307124584202</text:p>
          </table:table-cell>
          <table:table-cell office:value-type="float" office:value="0.411031584434629" calcext:value-type="float">
            <text:p>0.411031584434629</text:p>
          </table:table-cell>
          <table:table-cell office:value-type="float" office:value="0.445344142363406" calcext:value-type="float">
            <text:p>0.445344142363406</text:p>
          </table:table-cell>
          <table:table-cell office:value-type="float" office:value="6.9327590438389" calcext:value-type="float">
            <text:p>6.9327590438389</text:p>
          </table:table-cell>
          <table:table-cell office:value-type="float" office:value="11.8392846684436" calcext:value-type="float">
            <text:p>11.8392846684436</text:p>
          </table:table-cell>
          <table:table-cell office:value-type="float" office:value="8.34512240511869" calcext:value-type="float">
            <text:p>8.34512240511869</text:p>
          </table:table-cell>
          <table:table-cell office:value-type="float" office:value="9.58682179976327" calcext:value-type="float">
            <text:p>9.58682179976327</text:p>
          </table:table-cell>
          <table:table-cell office:value-type="float" office:value="0.233890599871138" calcext:value-type="float">
            <text:p>0.233890599871138</text:p>
          </table:table-cell>
          <table:table-cell office:value-type="float" office:value="0.276547924107681" calcext:value-type="float">
            <text:p>0.276547924107681</text:p>
          </table:table-cell>
          <table:table-cell office:value-type="float" office:value="0.243925546271127" calcext:value-type="float">
            <text:p>0.243925546271127</text:p>
          </table:table-cell>
          <table:table-cell office:value-type="float" office:value="0.260741896509106" calcext:value-type="float">
            <text:p>0.260741896509106</text:p>
          </table:table-cell>
          <table:table-cell office:value-type="float" office:value="0.041209175513399" calcext:value-type="float">
            <text:p>0.041209175513399</text:p>
          </table:table-cell>
          <table:table-cell office:value-type="float" office:value="0.0333331399978176" calcext:value-type="float">
            <text:p>0.033333139997818</text:p>
          </table:table-cell>
          <table:table-cell office:value-type="float" office:value="0.0303507494477235" calcext:value-type="float">
            <text:p>0.030350749447724</text:p>
          </table:table-cell>
          <table:table-cell office:value-type="float" office:value="0.048248042733763" calcext:value-type="float">
            <text:p>0.048248042733763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9498614575577" calcext:value-type="float">
            <text:p>0.389498614575577</text:p>
          </table:table-cell>
          <table:table-cell office:value-type="float" office:value="0.464622745758601" calcext:value-type="float">
            <text:p>0.464622745758601</text:p>
          </table:table-cell>
          <table:table-cell office:value-type="float" office:value="0.406983757492485" calcext:value-type="float">
            <text:p>0.406983757492485</text:p>
          </table:table-cell>
          <table:table-cell office:value-type="float" office:value="0.444989861521435" calcext:value-type="float">
            <text:p>0.444989861521435</text:p>
          </table:table-cell>
          <table:table-cell office:value-type="float" office:value="6.91256330455698" calcext:value-type="float">
            <text:p>6.91256330455698</text:p>
          </table:table-cell>
          <table:table-cell office:value-type="float" office:value="11.8060020445951" calcext:value-type="float">
            <text:p>11.8060020445951</text:p>
          </table:table-cell>
          <table:table-cell office:value-type="float" office:value="8.49699541403032" calcext:value-type="float">
            <text:p>8.49699541403032</text:p>
          </table:table-cell>
          <table:table-cell office:value-type="float" office:value="9.34108687858842" calcext:value-type="float">
            <text:p>9.34108687858842</text:p>
          </table:table-cell>
          <table:table-cell office:value-type="float" office:value="0.226654866562663" calcext:value-type="float">
            <text:p>0.226654866562663</text:p>
          </table:table-cell>
          <table:table-cell office:value-type="float" office:value="0.26171867397752" calcext:value-type="float">
            <text:p>0.26171867397752</text:p>
          </table:table-cell>
          <table:table-cell office:value-type="float" office:value="0.237023835441432" calcext:value-type="float">
            <text:p>0.237023835441432</text:p>
          </table:table-cell>
          <table:table-cell office:value-type="float" office:value="0.245605012020236" calcext:value-type="float">
            <text:p>0.245605012020236</text:p>
          </table:table-cell>
          <table:table-cell office:value-type="float" office:value="0.0417775108058337" calcext:value-type="float">
            <text:p>0.041777510805834</text:p>
          </table:table-cell>
          <table:table-cell office:value-type="float" office:value="0.0355684437984075" calcext:value-type="float">
            <text:p>0.035568443798408</text:p>
          </table:table-cell>
          <table:table-cell office:value-type="float" office:value="0.0303087787148114" calcext:value-type="float">
            <text:p>0.030308778714811</text:p>
          </table:table-cell>
          <table:table-cell office:value-type="float" office:value="0.0513861223863551" calcext:value-type="float">
            <text:p>0.051386122386355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8064039989201" calcext:value-type="float">
            <text:p>0.388064039989201</text:p>
          </table:table-cell>
          <table:table-cell office:value-type="float" office:value="0.463708840433193" calcext:value-type="float">
            <text:p>0.463708840433193</text:p>
          </table:table-cell>
          <table:table-cell office:value-type="float" office:value="0.407452727680933" calcext:value-type="float">
            <text:p>0.407452727680933</text:p>
          </table:table-cell>
          <table:table-cell office:value-type="float" office:value="0.439693253322979" calcext:value-type="float">
            <text:p>0.439693253322979</text:p>
          </table:table-cell>
          <table:table-cell office:value-type="float" office:value="6.69352407304469" calcext:value-type="float">
            <text:p>6.69352407304469</text:p>
          </table:table-cell>
          <table:table-cell office:value-type="float" office:value="12.0105926331428" calcext:value-type="float">
            <text:p>12.0105926331428</text:p>
          </table:table-cell>
          <table:table-cell office:value-type="float" office:value="8.48588516715607" calcext:value-type="float">
            <text:p>8.48588516715607</text:p>
          </table:table-cell>
          <table:table-cell office:value-type="float" office:value="8.92480592680317" calcext:value-type="float">
            <text:p>8.92480592680317</text:p>
          </table:table-cell>
          <table:table-cell office:value-type="float" office:value="0.22243403808624" calcext:value-type="float">
            <text:p>0.22243403808624</text:p>
          </table:table-cell>
          <table:table-cell office:value-type="float" office:value="0.266445276798927" calcext:value-type="float">
            <text:p>0.266445276798927</text:p>
          </table:table-cell>
          <table:table-cell office:value-type="float" office:value="0.234323315251669" calcext:value-type="float">
            <text:p>0.234323315251669</text:p>
          </table:table-cell>
          <table:table-cell office:value-type="float" office:value="0.247714646794953" calcext:value-type="float">
            <text:p>0.247714646794953</text:p>
          </table:table-cell>
          <table:table-cell office:value-type="float" office:value="0.0425494317283278" calcext:value-type="float">
            <text:p>0.042549431728328</text:p>
          </table:table-cell>
          <table:table-cell office:value-type="float" office:value="0.0335550436958707" calcext:value-type="float">
            <text:p>0.033555043695871</text:p>
          </table:table-cell>
          <table:table-cell office:value-type="float" office:value="0.0303716638129489" calcext:value-type="float">
            <text:p>0.030371663812949</text:p>
          </table:table-cell>
          <table:table-cell office:value-type="float" office:value="0.0502049607842765" calcext:value-type="float">
            <text:p>0.050204960784277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1018876071674" calcext:value-type="float">
            <text:p>0.391018876071674</text:p>
          </table:table-cell>
          <table:table-cell office:value-type="float" office:value="0.466106130409583" calcext:value-type="float">
            <text:p>0.466106130409583</text:p>
          </table:table-cell>
          <table:table-cell office:value-type="float" office:value="0.407495874960602" calcext:value-type="float">
            <text:p>0.407495874960602</text:p>
          </table:table-cell>
          <table:table-cell office:value-type="float" office:value="0.445867304201838" calcext:value-type="float">
            <text:p>0.445867304201838</text:p>
          </table:table-cell>
          <table:table-cell office:value-type="float" office:value="7.1223328027251" calcext:value-type="float">
            <text:p>7.1223328027251</text:p>
          </table:table-cell>
          <table:table-cell office:value-type="float" office:value="11.6827837865799" calcext:value-type="float">
            <text:p>11.6827837865799</text:p>
          </table:table-cell>
          <table:table-cell office:value-type="float" office:value="8.52806479579983" calcext:value-type="float">
            <text:p>8.52806479579983</text:p>
          </table:table-cell>
          <table:table-cell office:value-type="float" office:value="9.34508855996484" calcext:value-type="float">
            <text:p>9.34508855996484</text:p>
          </table:table-cell>
          <table:table-cell office:value-type="float" office:value="0.221502166117404" calcext:value-type="float">
            <text:p>0.221502166117404</text:p>
          </table:table-cell>
          <table:table-cell office:value-type="float" office:value="0.249088342798766" calcext:value-type="float">
            <text:p>0.249088342798766</text:p>
          </table:table-cell>
          <table:table-cell office:value-type="float" office:value="0.231417446471584" calcext:value-type="float">
            <text:p>0.231417446471584</text:p>
          </table:table-cell>
          <table:table-cell office:value-type="float" office:value="0.233843656079478" calcext:value-type="float">
            <text:p>0.233843656079478</text:p>
          </table:table-cell>
          <table:table-cell office:value-type="float" office:value="0.0391551588850998" calcext:value-type="float">
            <text:p>0.0391551588851</text:p>
          </table:table-cell>
          <table:table-cell office:value-type="float" office:value="0.0332858105179211" calcext:value-type="float">
            <text:p>0.033285810517921</text:p>
          </table:table-cell>
          <table:table-cell office:value-type="float" office:value="0.0295816394377196" calcext:value-type="float">
            <text:p>0.02958163943772</text:p>
          </table:table-cell>
          <table:table-cell office:value-type="float" office:value="0.0467328239945644" calcext:value-type="float">
            <text:p>0.046732823994564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3513728206899" calcext:value-type="float">
            <text:p>0.393513728206899</text:p>
          </table:table-cell>
          <table:table-cell office:value-type="float" office:value="0.471496843918192" calcext:value-type="float">
            <text:p>0.471496843918192</text:p>
          </table:table-cell>
          <table:table-cell office:value-type="float" office:value="0.409370668115306" calcext:value-type="float">
            <text:p>0.409370668115306</text:p>
          </table:table-cell>
          <table:table-cell office:value-type="float" office:value="0.451665188861574" calcext:value-type="float">
            <text:p>0.451665188861574</text:p>
          </table:table-cell>
          <table:table-cell office:value-type="float" office:value="6.93015801229052" calcext:value-type="float">
            <text:p>6.93015801229052</text:p>
          </table:table-cell>
          <table:table-cell office:value-type="float" office:value="11.1779800882517" calcext:value-type="float">
            <text:p>11.1779800882517</text:p>
          </table:table-cell>
          <table:table-cell office:value-type="float" office:value="8.31775939499168" calcext:value-type="float">
            <text:p>8.31775939499168</text:p>
          </table:table-cell>
          <table:table-cell office:value-type="float" office:value="9.02555905976938" calcext:value-type="float">
            <text:p>9.02555905976938</text:p>
          </table:table-cell>
          <table:table-cell office:value-type="float" office:value="0.230545836910839" calcext:value-type="float">
            <text:p>0.230545836910839</text:p>
          </table:table-cell>
          <table:table-cell office:value-type="float" office:value="0.269414013261485" calcext:value-type="float">
            <text:p>0.269414013261485</text:p>
          </table:table-cell>
          <table:table-cell office:value-type="float" office:value="0.240843272099419" calcext:value-type="float">
            <text:p>0.240843272099419</text:p>
          </table:table-cell>
          <table:table-cell office:value-type="float" office:value="0.253011236161309" calcext:value-type="float">
            <text:p>0.253011236161309</text:p>
          </table:table-cell>
          <table:table-cell office:value-type="float" office:value="0.0410230126409752" calcext:value-type="float">
            <text:p>0.041023012640975</text:p>
          </table:table-cell>
          <table:table-cell office:value-type="float" office:value="0.0338595358664617" calcext:value-type="float">
            <text:p>0.033859535866462</text:p>
          </table:table-cell>
          <table:table-cell office:value-type="float" office:value="0.0305140522223045" calcext:value-type="float">
            <text:p>0.030514052222305</text:p>
          </table:table-cell>
          <table:table-cell office:value-type="float" office:value="0.0486209947676203" calcext:value-type="float">
            <text:p>0.04862099476762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5682648797384" calcext:value-type="float">
            <text:p>0.385682648797384</text:p>
          </table:table-cell>
          <table:table-cell office:value-type="float" office:value="0.467215637440249" calcext:value-type="float">
            <text:p>0.467215637440249</text:p>
          </table:table-cell>
          <table:table-cell office:value-type="float" office:value="0.402713699283283" calcext:value-type="float">
            <text:p>0.402713699283283</text:p>
          </table:table-cell>
          <table:table-cell office:value-type="float" office:value="0.443641491803355" calcext:value-type="float">
            <text:p>0.443641491803355</text:p>
          </table:table-cell>
          <table:table-cell office:value-type="float" office:value="6.77086799415913" calcext:value-type="float">
            <text:p>6.77086799415913</text:p>
          </table:table-cell>
          <table:table-cell office:value-type="float" office:value="11.2522068169241" calcext:value-type="float">
            <text:p>11.2522068169241</text:p>
          </table:table-cell>
          <table:table-cell office:value-type="float" office:value="8.57978286375617" calcext:value-type="float">
            <text:p>8.57978286375617</text:p>
          </table:table-cell>
          <table:table-cell office:value-type="float" office:value="9.008727600806" calcext:value-type="float">
            <text:p>9.008727600806</text:p>
          </table:table-cell>
          <table:table-cell office:value-type="float" office:value="0.225571385563194" calcext:value-type="float">
            <text:p>0.225571385563194</text:p>
          </table:table-cell>
          <table:table-cell office:value-type="float" office:value="0.259511745181171" calcext:value-type="float">
            <text:p>0.259511745181171</text:p>
          </table:table-cell>
          <table:table-cell office:value-type="float" office:value="0.236110155318212" calcext:value-type="float">
            <text:p>0.236110155318212</text:p>
          </table:table-cell>
          <table:table-cell office:value-type="float" office:value="0.242630287141238" calcext:value-type="float">
            <text:p>0.242630287141238</text:p>
          </table:table-cell>
          <table:table-cell office:value-type="float" office:value="0.0375442353339502" calcext:value-type="float">
            <text:p>0.03754423533395</text:p>
          </table:table-cell>
          <table:table-cell office:value-type="float" office:value="0.0346010728633599" calcext:value-type="float">
            <text:p>0.03460107286336</text:p>
          </table:table-cell>
          <table:table-cell office:value-type="float" office:value="0.0283883986662982" calcext:value-type="float">
            <text:p>0.028388398666298</text:p>
          </table:table-cell>
          <table:table-cell office:value-type="float" office:value="0.0475407379679715" calcext:value-type="float">
            <text:p>0.047540737967972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0633017365015" calcext:value-type="float">
            <text:p>0.380633017365015</text:p>
          </table:table-cell>
          <table:table-cell office:value-type="float" office:value="0.463270519026154" calcext:value-type="float">
            <text:p>0.463270519026154</text:p>
          </table:table-cell>
          <table:table-cell office:value-type="float" office:value="0.401817399304025" calcext:value-type="float">
            <text:p>0.401817399304025</text:p>
          </table:table-cell>
          <table:table-cell office:value-type="float" office:value="0.435237517178778" calcext:value-type="float">
            <text:p>0.435237517178778</text:p>
          </table:table-cell>
          <table:table-cell office:value-type="float" office:value="6.39541414220754" calcext:value-type="float">
            <text:p>6.39541414220754</text:p>
          </table:table-cell>
          <table:table-cell office:value-type="float" office:value="11.093027893769" calcext:value-type="float">
            <text:p>11.093027893769</text:p>
          </table:table-cell>
          <table:table-cell office:value-type="float" office:value="8.14097959208682" calcext:value-type="float">
            <text:p>8.14097959208682</text:p>
          </table:table-cell>
          <table:table-cell office:value-type="float" office:value="8.38331439051554" calcext:value-type="float">
            <text:p>8.38331439051554</text:p>
          </table:table-cell>
          <table:table-cell office:value-type="float" office:value="0.219593173887954" calcext:value-type="float">
            <text:p>0.219593173887954</text:p>
          </table:table-cell>
          <table:table-cell office:value-type="float" office:value="0.253736191725029" calcext:value-type="float">
            <text:p>0.253736191725029</text:p>
          </table:table-cell>
          <table:table-cell office:value-type="float" office:value="0.232043500592708" calcext:value-type="float">
            <text:p>0.232043500592708</text:p>
          </table:table-cell>
          <table:table-cell office:value-type="float" office:value="0.23415300336323" calcext:value-type="float">
            <text:p>0.23415300336323</text:p>
          </table:table-cell>
          <table:table-cell office:value-type="float" office:value="0.0415926656457661" calcext:value-type="float">
            <text:p>0.041592665645766</text:p>
          </table:table-cell>
          <table:table-cell office:value-type="float" office:value="0.0361399817808637" calcext:value-type="float">
            <text:p>0.036139981780864</text:p>
          </table:table-cell>
          <table:table-cell office:value-type="float" office:value="0.0311587570694128" calcext:value-type="float">
            <text:p>0.031158757069413</text:p>
          </table:table-cell>
          <table:table-cell office:value-type="float" office:value="0.0507622681162794" calcext:value-type="float">
            <text:p>0.050762268116279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3530848683385" calcext:value-type="float">
            <text:p>0.383530848683385</text:p>
          </table:table-cell>
          <table:table-cell office:value-type="float" office:value="0.467477747051169" calcext:value-type="float">
            <text:p>0.467477747051169</text:p>
          </table:table-cell>
          <table:table-cell office:value-type="float" office:value="0.400623498485526" calcext:value-type="float">
            <text:p>0.400623498485526</text:p>
          </table:table-cell>
          <table:table-cell office:value-type="float" office:value="0.443572372643651" calcext:value-type="float">
            <text:p>0.443572372643651</text:p>
          </table:table-cell>
          <table:table-cell office:value-type="float" office:value="6.86454081533964" calcext:value-type="float">
            <text:p>6.86454081533964</text:p>
          </table:table-cell>
          <table:table-cell office:value-type="float" office:value="11.9130809054516" calcext:value-type="float">
            <text:p>11.9130809054516</text:p>
          </table:table-cell>
          <table:table-cell office:value-type="float" office:value="8.57499738758606" calcext:value-type="float">
            <text:p>8.57499738758606</text:p>
          </table:table-cell>
          <table:table-cell office:value-type="float" office:value="9.36290188560971" calcext:value-type="float">
            <text:p>9.36290188560971</text:p>
          </table:table-cell>
          <table:table-cell office:value-type="float" office:value="0.220133177500648" calcext:value-type="float">
            <text:p>0.220133177500648</text:p>
          </table:table-cell>
          <table:table-cell office:value-type="float" office:value="0.254409772154962" calcext:value-type="float">
            <text:p>0.254409772154962</text:p>
          </table:table-cell>
          <table:table-cell office:value-type="float" office:value="0.230832169588172" calcext:value-type="float">
            <text:p>0.230832169588172</text:p>
          </table:table-cell>
          <table:table-cell office:value-type="float" office:value="0.237064887288717" calcext:value-type="float">
            <text:p>0.237064887288717</text:p>
          </table:table-cell>
          <table:table-cell office:value-type="float" office:value="0.0397319934303723" calcext:value-type="float">
            <text:p>0.039731993430372</text:p>
          </table:table-cell>
          <table:table-cell office:value-type="float" office:value="0.0355920387111038" calcext:value-type="float">
            <text:p>0.035592038711104</text:p>
          </table:table-cell>
          <table:table-cell office:value-type="float" office:value="0.0296696616027794" calcext:value-type="float">
            <text:p>0.029669661602779</text:p>
          </table:table-cell>
          <table:table-cell office:value-type="float" office:value="0.049988289252338" calcext:value-type="float">
            <text:p>0.049988289252338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7868913132311" calcext:value-type="float">
            <text:p>0.387868913132311</text:p>
          </table:table-cell>
          <table:table-cell office:value-type="float" office:value="0.47210097547914" calcext:value-type="float">
            <text:p>0.47210097547914</text:p>
          </table:table-cell>
          <table:table-cell office:value-type="float" office:value="0.404858931590416" calcext:value-type="float">
            <text:p>0.404858931590416</text:p>
          </table:table-cell>
          <table:table-cell office:value-type="float" office:value="0.450064003419636" calcext:value-type="float">
            <text:p>0.450064003419636</text:p>
          </table:table-cell>
          <table:table-cell office:value-type="float" office:value="6.99623416529549" calcext:value-type="float">
            <text:p>6.99623416529549</text:p>
          </table:table-cell>
          <table:table-cell office:value-type="float" office:value="12.4239691384703" calcext:value-type="float">
            <text:p>12.4239691384703</text:p>
          </table:table-cell>
          <table:table-cell office:value-type="float" office:value="8.63432581785886" calcext:value-type="float">
            <text:p>8.63432581785886</text:p>
          </table:table-cell>
          <table:table-cell office:value-type="float" office:value="9.57957769617826" calcext:value-type="float">
            <text:p>9.57957769617826</text:p>
          </table:table-cell>
          <table:table-cell office:value-type="float" office:value="0.226944556263472" calcext:value-type="float">
            <text:p>0.226944556263472</text:p>
          </table:table-cell>
          <table:table-cell office:value-type="float" office:value="0.267601280314185" calcext:value-type="float">
            <text:p>0.267601280314185</text:p>
          </table:table-cell>
          <table:table-cell office:value-type="float" office:value="0.237410307127512" calcext:value-type="float">
            <text:p>0.237410307127512</text:p>
          </table:table-cell>
          <table:table-cell office:value-type="float" office:value="0.250577945153478" calcext:value-type="float">
            <text:p>0.250577945153478</text:p>
          </table:table-cell>
          <table:table-cell office:value-type="float" office:value="0.0379778652894338" calcext:value-type="float">
            <text:p>0.037977865289434</text:p>
          </table:table-cell>
          <table:table-cell office:value-type="float" office:value="0.0325350808983414" calcext:value-type="float">
            <text:p>0.032535080898341</text:p>
          </table:table-cell>
          <table:table-cell office:value-type="float" office:value="0.0282186484118539" calcext:value-type="float">
            <text:p>0.028218648411854</text:p>
          </table:table-cell>
          <table:table-cell office:value-type="float" office:value="0.0463445475580727" calcext:value-type="float">
            <text:p>0.046344547558073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3410502182308" calcext:value-type="float">
            <text:p>0.383410502182308</text:p>
          </table:table-cell>
          <table:table-cell office:value-type="float" office:value="0.468427885206983" calcext:value-type="float">
            <text:p>0.468427885206983</text:p>
          </table:table-cell>
          <table:table-cell office:value-type="float" office:value="0.400375178553443" calcext:value-type="float">
            <text:p>0.400375178553443</text:p>
          </table:table-cell>
          <table:table-cell office:value-type="float" office:value="0.445802598680605" calcext:value-type="float">
            <text:p>0.445802598680605</text:p>
          </table:table-cell>
          <table:table-cell office:value-type="float" office:value="7.06596785714876" calcext:value-type="float">
            <text:p>7.06596785714876</text:p>
          </table:table-cell>
          <table:table-cell office:value-type="float" office:value="12.5967920118267" calcext:value-type="float">
            <text:p>12.5967920118267</text:p>
          </table:table-cell>
          <table:table-cell office:value-type="float" office:value="8.89869355576169" calcext:value-type="float">
            <text:p>8.89869355576169</text:p>
          </table:table-cell>
          <table:table-cell office:value-type="float" office:value="9.78555823242597" calcext:value-type="float">
            <text:p>9.78555823242597</text:p>
          </table:table-cell>
          <table:table-cell office:value-type="float" office:value="0.220674884534487" calcext:value-type="float">
            <text:p>0.220674884534487</text:p>
          </table:table-cell>
          <table:table-cell office:value-type="float" office:value="0.250488486334655" calcext:value-type="float">
            <text:p>0.250488486334655</text:p>
          </table:table-cell>
          <table:table-cell office:value-type="float" office:value="0.230995580106013" calcext:value-type="float">
            <text:p>0.230995580106013</text:p>
          </table:table-cell>
          <table:table-cell office:value-type="float" office:value="0.234064871724091" calcext:value-type="float">
            <text:p>0.234064871724091</text:p>
          </table:table-cell>
          <table:table-cell office:value-type="float" office:value="0.038604154639039" calcext:value-type="float">
            <text:p>0.038604154639039</text:p>
          </table:table-cell>
          <table:table-cell office:value-type="float" office:value="0.0351214152787877" calcext:value-type="float">
            <text:p>0.035121415278788</text:p>
          </table:table-cell>
          <table:table-cell office:value-type="float" office:value="0.0286068836620184" calcext:value-type="float">
            <text:p>0.028606883662018</text:p>
          </table:table-cell>
          <table:table-cell office:value-type="float" office:value="0.0493653286319401" calcext:value-type="float">
            <text:p>0.04936532863194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2067993640739" calcext:value-type="float">
            <text:p>0.382067993640739</text:p>
          </table:table-cell>
          <table:table-cell office:value-type="float" office:value="0.471443834229461" calcext:value-type="float">
            <text:p>0.471443834229461</text:p>
          </table:table-cell>
          <table:table-cell office:value-type="float" office:value="0.402455022249145" calcext:value-type="float">
            <text:p>0.402455022249145</text:p>
          </table:table-cell>
          <table:table-cell office:value-type="float" office:value="0.442637756071031" calcext:value-type="float">
            <text:p>0.442637756071031</text:p>
          </table:table-cell>
          <table:table-cell office:value-type="float" office:value="6.56884115668806" calcext:value-type="float">
            <text:p>6.56884115668806</text:p>
          </table:table-cell>
          <table:table-cell office:value-type="float" office:value="12.5660112849323" calcext:value-type="float">
            <text:p>12.5660112849323</text:p>
          </table:table-cell>
          <table:table-cell office:value-type="float" office:value="8.65852023438867" calcext:value-type="float">
            <text:p>8.65852023438867</text:p>
          </table:table-cell>
          <table:table-cell office:value-type="float" office:value="9.31428314071451" calcext:value-type="float">
            <text:p>9.31428314071451</text:p>
          </table:table-cell>
          <table:table-cell office:value-type="float" office:value="0.224834575815111" calcext:value-type="float">
            <text:p>0.224834575815111</text:p>
          </table:table-cell>
          <table:table-cell office:value-type="float" office:value="0.265074348227319" calcext:value-type="float">
            <text:p>0.265074348227319</text:p>
          </table:table-cell>
          <table:table-cell office:value-type="float" office:value="0.237487287569286" calcext:value-type="float">
            <text:p>0.237487287569286</text:p>
          </table:table-cell>
          <table:table-cell office:value-type="float" office:value="0.244536683792672" calcext:value-type="float">
            <text:p>0.244536683792672</text:p>
          </table:table-cell>
          <table:table-cell office:value-type="float" office:value="0.0395972928271158" calcext:value-type="float">
            <text:p>0.039597292827116</text:p>
          </table:table-cell>
          <table:table-cell office:value-type="float" office:value="0.0355105145244431" calcext:value-type="float">
            <text:p>0.035510514524443</text:p>
          </table:table-cell>
          <table:table-cell office:value-type="float" office:value="0.0285505838161957" calcext:value-type="float">
            <text:p>0.028550583816196</text:p>
          </table:table-cell>
          <table:table-cell office:value-type="float" office:value="0.0510349860202816" calcext:value-type="float">
            <text:p>0.051034986020282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2258931187791" calcext:value-type="float">
            <text:p>0.382258931187791</text:p>
          </table:table-cell>
          <table:table-cell office:value-type="float" office:value="0.465500592699169" calcext:value-type="float">
            <text:p>0.465500592699169</text:p>
          </table:table-cell>
          <table:table-cell office:value-type="float" office:value="0.398023270009946" calcext:value-type="float">
            <text:p>0.398023270009946</text:p>
          </table:table-cell>
          <table:table-cell office:value-type="float" office:value="0.444008225142407" calcext:value-type="float">
            <text:p>0.444008225142407</text:p>
          </table:table-cell>
          <table:table-cell office:value-type="float" office:value="6.85879749752036" calcext:value-type="float">
            <text:p>6.85879749752036</text:p>
          </table:table-cell>
          <table:table-cell office:value-type="float" office:value="11.5922885030355" calcext:value-type="float">
            <text:p>11.5922885030355</text:p>
          </table:table-cell>
          <table:table-cell office:value-type="float" office:value="8.37346140557118" calcext:value-type="float">
            <text:p>8.37346140557118</text:p>
          </table:table-cell>
          <table:table-cell office:value-type="float" office:value="9.46952913306526" calcext:value-type="float">
            <text:p>9.46952913306526</text:p>
          </table:table-cell>
          <table:table-cell office:value-type="float" office:value="0.225156575377105" calcext:value-type="float">
            <text:p>0.225156575377105</text:p>
          </table:table-cell>
          <table:table-cell office:value-type="float" office:value="0.25455255814071" calcext:value-type="float">
            <text:p>0.25455255814071</text:p>
          </table:table-cell>
          <table:table-cell office:value-type="float" office:value="0.235425174210678" calcext:value-type="float">
            <text:p>0.235425174210678</text:p>
          </table:table-cell>
          <table:table-cell office:value-type="float" office:value="0.238256348248732" calcext:value-type="float">
            <text:p>0.238256348248732</text:p>
          </table:table-cell>
          <table:table-cell office:value-type="float" office:value="0.0367386598652173" calcext:value-type="float">
            <text:p>0.036738659865217</text:p>
          </table:table-cell>
          <table:table-cell office:value-type="float" office:value="0.0336389252597972" calcext:value-type="float">
            <text:p>0.033638925259797</text:p>
          </table:table-cell>
          <table:table-cell office:value-type="float" office:value="0.0268726564835386" calcext:value-type="float">
            <text:p>0.026872656483539</text:p>
          </table:table-cell>
          <table:table-cell office:value-type="float" office:value="0.0476795942773869" calcext:value-type="float">
            <text:p>0.047679594277387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0750151489971" calcext:value-type="float">
            <text:p>0.380750151489971</text:p>
          </table:table-cell>
          <table:table-cell office:value-type="float" office:value="0.46523568777997" calcext:value-type="float">
            <text:p>0.46523568777997</text:p>
          </table:table-cell>
          <table:table-cell office:value-type="float" office:value="0.395309468895062" calcext:value-type="float">
            <text:p>0.395309468895062</text:p>
          </table:table-cell>
          <table:table-cell office:value-type="float" office:value="0.446655404563765" calcext:value-type="float">
            <text:p>0.446655404563765</text:p>
          </table:table-cell>
          <table:table-cell office:value-type="float" office:value="6.58826794916529" calcext:value-type="float">
            <text:p>6.58826794916529</text:p>
          </table:table-cell>
          <table:table-cell office:value-type="float" office:value="11.602373569187" calcext:value-type="float">
            <text:p>11.602373569187</text:p>
          </table:table-cell>
          <table:table-cell office:value-type="float" office:value="8.07041025102389" calcext:value-type="float">
            <text:p>8.07041025102389</text:p>
          </table:table-cell>
          <table:table-cell office:value-type="float" office:value="9.45265939168413" calcext:value-type="float">
            <text:p>9.45265939168413</text:p>
          </table:table-cell>
          <table:table-cell office:value-type="float" office:value="0.225848033135732" calcext:value-type="float">
            <text:p>0.225848033135732</text:p>
          </table:table-cell>
          <table:table-cell office:value-type="float" office:value="0.255802918980003" calcext:value-type="float">
            <text:p>0.255802918980003</text:p>
          </table:table-cell>
          <table:table-cell office:value-type="float" office:value="0.235546044650286" calcext:value-type="float">
            <text:p>0.235546044650286</text:p>
          </table:table-cell>
          <table:table-cell office:value-type="float" office:value="0.240378905334443" calcext:value-type="float">
            <text:p>0.240378905334443</text:p>
          </table:table-cell>
          <table:table-cell office:value-type="float" office:value="0.0377585606392444" calcext:value-type="float">
            <text:p>0.037758560639244</text:p>
          </table:table-cell>
          <table:table-cell office:value-type="float" office:value="0.0344465363184462" calcext:value-type="float">
            <text:p>0.034446536318446</text:p>
          </table:table-cell>
          <table:table-cell office:value-type="float" office:value="0.02824616904868" calcext:value-type="float">
            <text:p>0.02824616904868</text:p>
          </table:table-cell>
          <table:table-cell office:value-type="float" office:value="0.0480008845952303" calcext:value-type="float">
            <text:p>0.04800088459523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2080754751747" calcext:value-type="float">
            <text:p>0.382080754751747</text:p>
          </table:table-cell>
          <table:table-cell office:value-type="float" office:value="0.465590614479548" calcext:value-type="float">
            <text:p>0.465590614479548</text:p>
          </table:table-cell>
          <table:table-cell office:value-type="float" office:value="0.397424119731802" calcext:value-type="float">
            <text:p>0.397424119731802</text:p>
          </table:table-cell>
          <table:table-cell office:value-type="float" office:value="0.444175737322666" calcext:value-type="float">
            <text:p>0.444175737322666</text:p>
          </table:table-cell>
          <table:table-cell office:value-type="float" office:value="6.63056489304328" calcext:value-type="float">
            <text:p>6.63056489304328</text:p>
          </table:table-cell>
          <table:table-cell office:value-type="float" office:value="11.0770636457753" calcext:value-type="float">
            <text:p>11.0770636457753</text:p>
          </table:table-cell>
          <table:table-cell office:value-type="float" office:value="7.94432182711589" calcext:value-type="float">
            <text:p>7.94432182711589</text:p>
          </table:table-cell>
          <table:table-cell office:value-type="float" office:value="9.02566301264336" calcext:value-type="float">
            <text:p>9.02566301264336</text:p>
          </table:table-cell>
          <table:table-cell office:value-type="float" office:value="0.226536758576325" calcext:value-type="float">
            <text:p>0.226536758576325</text:p>
          </table:table-cell>
          <table:table-cell office:value-type="float" office:value="0.253762166695114" calcext:value-type="float">
            <text:p>0.253762166695114</text:p>
          </table:table-cell>
          <table:table-cell office:value-type="float" office:value="0.236950841268528" calcext:value-type="float">
            <text:p>0.236950841268528</text:p>
          </table:table-cell>
          <table:table-cell office:value-type="float" office:value="0.237249909675264" calcext:value-type="float">
            <text:p>0.237249909675264</text:p>
          </table:table-cell>
          <table:table-cell office:value-type="float" office:value="0.0372658597614202" calcext:value-type="float">
            <text:p>0.03726585976142</text:p>
          </table:table-cell>
          <table:table-cell office:value-type="float" office:value="0.0365417952120242" calcext:value-type="float">
            <text:p>0.036541795212024</text:p>
          </table:table-cell>
          <table:table-cell office:value-type="float" office:value="0.027855425032718" calcext:value-type="float">
            <text:p>0.027855425032718</text:p>
          </table:table-cell>
          <table:table-cell office:value-type="float" office:value="0.0499088740237774" calcext:value-type="float">
            <text:p>0.049908874023777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0088729212937" calcext:value-type="float">
            <text:p>0.380088729212937</text:p>
          </table:table-cell>
          <table:table-cell office:value-type="float" office:value="0.466869435967338" calcext:value-type="float">
            <text:p>0.466869435967338</text:p>
          </table:table-cell>
          <table:table-cell office:value-type="float" office:value="0.397639777553512" calcext:value-type="float">
            <text:p>0.397639777553512</text:p>
          </table:table-cell>
          <table:table-cell office:value-type="float" office:value="0.443549264292676" calcext:value-type="float">
            <text:p>0.443549264292676</text:p>
          </table:table-cell>
          <table:table-cell office:value-type="float" office:value="6.59992790332776" calcext:value-type="float">
            <text:p>6.59992790332776</text:p>
          </table:table-cell>
          <table:table-cell office:value-type="float" office:value="10.9804007360811" calcext:value-type="float">
            <text:p>10.9804007360811</text:p>
          </table:table-cell>
          <table:table-cell office:value-type="float" office:value="8.28351129295944" calcext:value-type="float">
            <text:p>8.28351129295944</text:p>
          </table:table-cell>
          <table:table-cell office:value-type="float" office:value="8.9492345747481" calcext:value-type="float">
            <text:p>8.9492345747481</text:p>
          </table:table-cell>
          <table:table-cell office:value-type="float" office:value="0.220248902415684" calcext:value-type="float">
            <text:p>0.220248902415684</text:p>
          </table:table-cell>
          <table:table-cell office:value-type="float" office:value="0.245857106906593" calcext:value-type="float">
            <text:p>0.245857106906593</text:p>
          </table:table-cell>
          <table:table-cell office:value-type="float" office:value="0.232505403808585" calcext:value-type="float">
            <text:p>0.232505403808585</text:p>
          </table:table-cell>
          <table:table-cell office:value-type="float" office:value="0.226768467606393" calcext:value-type="float">
            <text:p>0.226768467606393</text:p>
          </table:table-cell>
          <table:table-cell office:value-type="float" office:value="0.0377562318588465" calcext:value-type="float">
            <text:p>0.037756231858847</text:p>
          </table:table-cell>
          <table:table-cell office:value-type="float" office:value="0.0360782922801996" calcext:value-type="float">
            <text:p>0.0360782922802</text:p>
          </table:table-cell>
          <table:table-cell office:value-type="float" office:value="0.027099140418583" calcext:value-type="float">
            <text:p>0.027099140418583</text:p>
          </table:table-cell>
          <table:table-cell office:value-type="float" office:value="0.0510735343070124" calcext:value-type="float">
            <text:p>0.051073534307012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5451480257251" calcext:value-type="float">
            <text:p>0.385451480257251</text:p>
          </table:table-cell>
          <table:table-cell office:value-type="float" office:value="0.472036877990906" calcext:value-type="float">
            <text:p>0.472036877990906</text:p>
          </table:table-cell>
          <table:table-cell office:value-type="float" office:value="0.400817055552731" calcext:value-type="float">
            <text:p>0.400817055552731</text:p>
          </table:table-cell>
          <table:table-cell office:value-type="float" office:value="0.449979107907694" calcext:value-type="float">
            <text:p>0.449979107907694</text:p>
          </table:table-cell>
          <table:table-cell office:value-type="float" office:value="7.12117219862912" calcext:value-type="float">
            <text:p>7.12117219862912</text:p>
          </table:table-cell>
          <table:table-cell office:value-type="float" office:value="11.3417704090338" calcext:value-type="float">
            <text:p>11.3417704090338</text:p>
          </table:table-cell>
          <table:table-cell office:value-type="float" office:value="8.79798678136237" calcext:value-type="float">
            <text:p>8.79798678136237</text:p>
          </table:table-cell>
          <table:table-cell office:value-type="float" office:value="9.64589070839635" calcext:value-type="float">
            <text:p>9.64589070839635</text:p>
          </table:table-cell>
          <table:table-cell office:value-type="float" office:value="0.228092880630506" calcext:value-type="float">
            <text:p>0.228092880630506</text:p>
          </table:table-cell>
          <table:table-cell office:value-type="float" office:value="0.254403459606419" calcext:value-type="float">
            <text:p>0.254403459606419</text:p>
          </table:table-cell>
          <table:table-cell office:value-type="float" office:value="0.238361067779668" calcext:value-type="float">
            <text:p>0.238361067779668</text:p>
          </table:table-cell>
          <table:table-cell office:value-type="float" office:value="0.237906343545711" calcext:value-type="float">
            <text:p>0.237906343545711</text:p>
          </table:table-cell>
          <table:table-cell office:value-type="float" office:value="0.0356040631075738" calcext:value-type="float">
            <text:p>0.035604063107574</text:p>
          </table:table-cell>
          <table:table-cell office:value-type="float" office:value="0.0345933128798198" calcext:value-type="float">
            <text:p>0.03459331287982</text:p>
          </table:table-cell>
          <table:table-cell office:value-type="float" office:value="0.0262333052756918" calcext:value-type="float">
            <text:p>0.026233305275692</text:p>
          </table:table-cell>
          <table:table-cell office:value-type="float" office:value="0.0481547469901593" calcext:value-type="float">
            <text:p>0.048154746990159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8219875840647" calcext:value-type="float">
            <text:p>0.378219875840647</text:p>
          </table:table-cell>
          <table:table-cell office:value-type="float" office:value="0.464453974909506" calcext:value-type="float">
            <text:p>0.464453974909506</text:p>
          </table:table-cell>
          <table:table-cell office:value-type="float" office:value="0.392807168817815" calcext:value-type="float">
            <text:p>0.392807168817815</text:p>
          </table:table-cell>
          <table:table-cell office:value-type="float" office:value="0.445973492513048" calcext:value-type="float">
            <text:p>0.445973492513048</text:p>
          </table:table-cell>
          <table:table-cell office:value-type="float" office:value="6.99842680435956" calcext:value-type="float">
            <text:p>6.99842680435956</text:p>
          </table:table-cell>
          <table:table-cell office:value-type="float" office:value="11.5414153663542" calcext:value-type="float">
            <text:p>11.5414153663542</text:p>
          </table:table-cell>
          <table:table-cell office:value-type="float" office:value="8.41034337445831" calcext:value-type="float">
            <text:p>8.41034337445831</text:p>
          </table:table-cell>
          <table:table-cell office:value-type="float" office:value="9.72453307069039" calcext:value-type="float">
            <text:p>9.72453307069039</text:p>
          </table:table-cell>
          <table:table-cell office:value-type="float" office:value="0.226805052388313" calcext:value-type="float">
            <text:p>0.226805052388313</text:p>
          </table:table-cell>
          <table:table-cell office:value-type="float" office:value="0.258730732295679" calcext:value-type="float">
            <text:p>0.258730732295679</text:p>
          </table:table-cell>
          <table:table-cell office:value-type="float" office:value="0.236249000507475" calcext:value-type="float">
            <text:p>0.236249000507475</text:p>
          </table:table-cell>
          <table:table-cell office:value-type="float" office:value="0.243134352148586" calcext:value-type="float">
            <text:p>0.243134352148586</text:p>
          </table:table-cell>
          <table:table-cell office:value-type="float" office:value="0.0394289906137585" calcext:value-type="float">
            <text:p>0.039428990613759</text:p>
          </table:table-cell>
          <table:table-cell office:value-type="float" office:value="0.03900083601083" calcext:value-type="float">
            <text:p>0.03900083601083</text:p>
          </table:table-cell>
          <table:table-cell office:value-type="float" office:value="0.0297059227453937" calcext:value-type="float">
            <text:p>0.029705922745394</text:p>
          </table:table-cell>
          <table:table-cell office:value-type="float" office:value="0.053103160860477" calcext:value-type="float">
            <text:p>0.053103160860477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5077136642339" calcext:value-type="float">
            <text:p>0.385077136642339</text:p>
          </table:table-cell>
          <table:table-cell office:value-type="float" office:value="0.479815950490087" calcext:value-type="float">
            <text:p>0.479815950490087</text:p>
          </table:table-cell>
          <table:table-cell office:value-type="float" office:value="0.399054812876249" calcext:value-type="float">
            <text:p>0.399054812876249</text:p>
          </table:table-cell>
          <table:table-cell office:value-type="float" office:value="0.460086456108709" calcext:value-type="float">
            <text:p>0.460086456108709</text:p>
          </table:table-cell>
          <table:table-cell office:value-type="float" office:value="7.15352971406016" calcext:value-type="float">
            <text:p>7.15352971406016</text:p>
          </table:table-cell>
          <table:table-cell office:value-type="float" office:value="12.1620383689111" calcext:value-type="float">
            <text:p>12.1620383689111</text:p>
          </table:table-cell>
          <table:table-cell office:value-type="float" office:value="8.88356939251914" calcext:value-type="float">
            <text:p>8.88356939251914</text:p>
          </table:table-cell>
          <table:table-cell office:value-type="float" office:value="9.69784269701516" calcext:value-type="float">
            <text:p>9.69784269701516</text:p>
          </table:table-cell>
          <table:table-cell office:value-type="float" office:value="0.226181338258993" calcext:value-type="float">
            <text:p>0.226181338258993</text:p>
          </table:table-cell>
          <table:table-cell office:value-type="float" office:value="0.259716750335882" calcext:value-type="float">
            <text:p>0.259716750335882</text:p>
          </table:table-cell>
          <table:table-cell office:value-type="float" office:value="0.235830328799238" calcext:value-type="float">
            <text:p>0.235830328799238</text:p>
          </table:table-cell>
          <table:table-cell office:value-type="float" office:value="0.24346800482031" calcext:value-type="float">
            <text:p>0.24346800482031</text:p>
          </table:table-cell>
          <table:table-cell office:value-type="float" office:value="0.0370653773007806" calcext:value-type="float">
            <text:p>0.037065377300781</text:p>
          </table:table-cell>
          <table:table-cell office:value-type="float" office:value="0.0387031033422446" calcext:value-type="float">
            <text:p>0.038703103342245</text:p>
          </table:table-cell>
          <table:table-cell office:value-type="float" office:value="0.028666002234865" calcext:value-type="float">
            <text:p>0.028666002234865</text:p>
          </table:table-cell>
          <table:table-cell office:value-type="float" office:value="0.0509179519523656" calcext:value-type="float">
            <text:p>0.050917951952366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9714230601588" calcext:value-type="float">
            <text:p>0.379714230601588</text:p>
          </table:table-cell>
          <table:table-cell office:value-type="float" office:value="0.474776308522188" calcext:value-type="float">
            <text:p>0.474776308522188</text:p>
          </table:table-cell>
          <table:table-cell office:value-type="float" office:value="0.397716897699788" calcext:value-type="float">
            <text:p>0.397716897699788</text:p>
          </table:table-cell>
          <table:table-cell office:value-type="float" office:value="0.449719392467002" calcext:value-type="float">
            <text:p>0.449719392467002</text:p>
          </table:table-cell>
          <table:table-cell office:value-type="float" office:value="6.5509896085109" calcext:value-type="float">
            <text:p>6.5509896085109</text:p>
          </table:table-cell>
          <table:table-cell office:value-type="float" office:value="11.2948954063555" calcext:value-type="float">
            <text:p>11.2948954063555</text:p>
          </table:table-cell>
          <table:table-cell office:value-type="float" office:value="8.31422301126098" calcext:value-type="float">
            <text:p>8.31422301126098</text:p>
          </table:table-cell>
          <table:table-cell office:value-type="float" office:value="9.25361922788553" calcext:value-type="float">
            <text:p>9.25361922788553</text:p>
          </table:table-cell>
          <table:table-cell office:value-type="float" office:value="0.223941119078502" calcext:value-type="float">
            <text:p>0.223941119078502</text:p>
          </table:table-cell>
          <table:table-cell office:value-type="float" office:value="0.257879394667265" calcext:value-type="float">
            <text:p>0.257879394667265</text:p>
          </table:table-cell>
          <table:table-cell office:value-type="float" office:value="0.2352979213459" calcext:value-type="float">
            <text:p>0.2352979213459</text:p>
          </table:table-cell>
          <table:table-cell office:value-type="float" office:value="0.239017186064171" calcext:value-type="float">
            <text:p>0.239017186064171</text:p>
          </table:table-cell>
          <table:table-cell office:value-type="float" office:value="0.038886802237861" calcext:value-type="float">
            <text:p>0.038886802237861</text:p>
          </table:table-cell>
          <table:table-cell office:value-type="float" office:value="0.0413740225268023" calcext:value-type="float">
            <text:p>0.041374022526802</text:p>
          </table:table-cell>
          <table:table-cell office:value-type="float" office:value="0.0301809291613482" calcext:value-type="float">
            <text:p>0.030180929161348</text:p>
          </table:table-cell>
          <table:table-cell office:value-type="float" office:value="0.0537484308853741" calcext:value-type="float">
            <text:p>0.053748430885374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3360534980089" calcext:value-type="float">
            <text:p>0.383360534980089</text:p>
          </table:table-cell>
          <table:table-cell office:value-type="float" office:value="0.474775539849266" calcext:value-type="float">
            <text:p>0.474775539849266</text:p>
          </table:table-cell>
          <table:table-cell office:value-type="float" office:value="0.397342768897571" calcext:value-type="float">
            <text:p>0.397342768897571</text:p>
          </table:table-cell>
          <table:table-cell office:value-type="float" office:value="0.456162584302167" calcext:value-type="float">
            <text:p>0.456162584302167</text:p>
          </table:table-cell>
          <table:table-cell office:value-type="float" office:value="7.04033035732772" calcext:value-type="float">
            <text:p>7.04033035732772</text:p>
          </table:table-cell>
          <table:table-cell office:value-type="float" office:value="11.2458497855089" calcext:value-type="float">
            <text:p>11.2458497855089</text:p>
          </table:table-cell>
          <table:table-cell office:value-type="float" office:value="8.33781061168418" calcext:value-type="float">
            <text:p>8.33781061168418</text:p>
          </table:table-cell>
          <table:table-cell office:value-type="float" office:value="9.35266643036878" calcext:value-type="float">
            <text:p>9.35266643036878</text:p>
          </table:table-cell>
          <table:table-cell office:value-type="float" office:value="0.225830480725144" calcext:value-type="float">
            <text:p>0.225830480725144</text:p>
          </table:table-cell>
          <table:table-cell office:value-type="float" office:value="0.254131734186624" calcext:value-type="float">
            <text:p>0.254131734186624</text:p>
          </table:table-cell>
          <table:table-cell office:value-type="float" office:value="0.234371435966088" calcext:value-type="float">
            <text:p>0.234371435966088</text:p>
          </table:table-cell>
          <table:table-cell office:value-type="float" office:value="0.240044110850364" calcext:value-type="float">
            <text:p>0.240044110850364</text:p>
          </table:table-cell>
          <table:table-cell office:value-type="float" office:value="0.0383327674281445" calcext:value-type="float">
            <text:p>0.038332767428145</text:p>
          </table:table-cell>
          <table:table-cell office:value-type="float" office:value="0.0427598681890192" calcext:value-type="float">
            <text:p>0.042759868189019</text:p>
          </table:table-cell>
          <table:table-cell office:value-type="float" office:value="0.0302026073142803" calcext:value-type="float">
            <text:p>0.03020260731428</text:p>
          </table:table-cell>
          <table:table-cell office:value-type="float" office:value="0.0544325257207436" calcext:value-type="float">
            <text:p>0.054432525720744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6705780664397" calcext:value-type="float">
            <text:p>0.376705780664397</text:p>
          </table:table-cell>
          <table:table-cell office:value-type="float" office:value="0.465859159496812" calcext:value-type="float">
            <text:p>0.465859159496812</text:p>
          </table:table-cell>
          <table:table-cell office:value-type="float" office:value="0.3909687114861" calcext:value-type="float">
            <text:p>0.3909687114861</text:p>
          </table:table-cell>
          <table:table-cell office:value-type="float" office:value="0.446572475259468" calcext:value-type="float">
            <text:p>0.446572475259468</text:p>
          </table:table-cell>
          <table:table-cell office:value-type="float" office:value="6.61556678415537" calcext:value-type="float">
            <text:p>6.61556678415537</text:p>
          </table:table-cell>
          <table:table-cell office:value-type="float" office:value="10.6068037914057" calcext:value-type="float">
            <text:p>10.6068037914057</text:p>
          </table:table-cell>
          <table:table-cell office:value-type="float" office:value="7.6457658966298" calcext:value-type="float">
            <text:p>7.6457658966298</text:p>
          </table:table-cell>
          <table:table-cell office:value-type="float" office:value="8.93437326402754" calcext:value-type="float">
            <text:p>8.93437326402754</text:p>
          </table:table-cell>
          <table:table-cell office:value-type="float" office:value="0.231292520709098" calcext:value-type="float">
            <text:p>0.231292520709098</text:p>
          </table:table-cell>
          <table:table-cell office:value-type="float" office:value="0.263964442766241" calcext:value-type="float">
            <text:p>0.263964442766241</text:p>
          </table:table-cell>
          <table:table-cell office:value-type="float" office:value="0.240101959172556" calcext:value-type="float">
            <text:p>0.240101959172556</text:p>
          </table:table-cell>
          <table:table-cell office:value-type="float" office:value="0.249337482907132" calcext:value-type="float">
            <text:p>0.249337482907132</text:p>
          </table:table-cell>
          <table:table-cell office:value-type="float" office:value="0.0397768076124282" calcext:value-type="float">
            <text:p>0.039776807612428</text:p>
          </table:table-cell>
          <table:table-cell office:value-type="float" office:value="0.042418994567111" calcext:value-type="float">
            <text:p>0.042418994567111</text:p>
          </table:table-cell>
          <table:table-cell office:value-type="float" office:value="0.0311288429447711" calcext:value-type="float">
            <text:p>0.031128842944771</text:p>
          </table:table-cell>
          <table:table-cell office:value-type="float" office:value="0.0548553594176406" calcext:value-type="float">
            <text:p>0.054855359417641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475814249024" calcext:value-type="float">
            <text:p>0.37475814249024</text:p>
          </table:table-cell>
          <table:table-cell office:value-type="float" office:value="0.45671256894227" calcext:value-type="float">
            <text:p>0.45671256894227</text:p>
          </table:table-cell>
          <table:table-cell office:value-type="float" office:value="0.386915447034715" calcext:value-type="float">
            <text:p>0.386915447034715</text:p>
          </table:table-cell>
          <table:table-cell office:value-type="float" office:value="0.439990721460444" calcext:value-type="float">
            <text:p>0.439990721460444</text:p>
          </table:table-cell>
          <table:table-cell office:value-type="float" office:value="6.36968278873117" calcext:value-type="float">
            <text:p>6.36968278873117</text:p>
          </table:table-cell>
          <table:table-cell office:value-type="float" office:value="9.94792326737587" calcext:value-type="float">
            <text:p>9.94792326737587</text:p>
          </table:table-cell>
          <table:table-cell office:value-type="float" office:value="7.4321817690555" calcext:value-type="float">
            <text:p>7.4321817690555</text:p>
          </table:table-cell>
          <table:table-cell office:value-type="float" office:value="8.70893977594623" calcext:value-type="float">
            <text:p>8.70893977594623</text:p>
          </table:table-cell>
          <table:table-cell office:value-type="float" office:value="0.231958382367242" calcext:value-type="float">
            <text:p>0.231958382367242</text:p>
          </table:table-cell>
          <table:table-cell office:value-type="float" office:value="0.262460815590936" calcext:value-type="float">
            <text:p>0.262460815590936</text:p>
          </table:table-cell>
          <table:table-cell office:value-type="float" office:value="0.240828664917435" calcext:value-type="float">
            <text:p>0.240828664917435</text:p>
          </table:table-cell>
          <table:table-cell office:value-type="float" office:value="0.247820453720395" calcext:value-type="float">
            <text:p>0.247820453720395</text:p>
          </table:table-cell>
          <table:table-cell office:value-type="float" office:value="0.0380439890806267" calcext:value-type="float">
            <text:p>0.038043989080627</text:p>
          </table:table-cell>
          <table:table-cell office:value-type="float" office:value="0.0388155455351114" calcext:value-type="float">
            <text:p>0.038815545535111</text:p>
          </table:table-cell>
          <table:table-cell office:value-type="float" office:value="0.0291964528748708" calcext:value-type="float">
            <text:p>0.029196452874871</text:p>
          </table:table-cell>
          <table:table-cell office:value-type="float" office:value="0.0516731811528606" calcext:value-type="float">
            <text:p>0.051673181152861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0627535548104" calcext:value-type="float">
            <text:p>0.370627535548104</text:p>
          </table:table-cell>
          <table:table-cell office:value-type="float" office:value="0.45766189779091" calcext:value-type="float">
            <text:p>0.45766189779091</text:p>
          </table:table-cell>
          <table:table-cell office:value-type="float" office:value="0.386159006982551" calcext:value-type="float">
            <text:p>0.386159006982551</text:p>
          </table:table-cell>
          <table:table-cell office:value-type="float" office:value="0.436119446447057" calcext:value-type="float">
            <text:p>0.436119446447057</text:p>
          </table:table-cell>
          <table:table-cell office:value-type="float" office:value="6.22996909091668" calcext:value-type="float">
            <text:p>6.22996909091668</text:p>
          </table:table-cell>
          <table:table-cell office:value-type="float" office:value="10.4374514400411" calcext:value-type="float">
            <text:p>10.4374514400411</text:p>
          </table:table-cell>
          <table:table-cell office:value-type="float" office:value="7.43497821782086" calcext:value-type="float">
            <text:p>7.43497821782086</text:p>
          </table:table-cell>
          <table:table-cell office:value-type="float" office:value="8.14799544057847" calcext:value-type="float">
            <text:p>8.14799544057847</text:p>
          </table:table-cell>
          <table:table-cell office:value-type="float" office:value="0.227248798228014" calcext:value-type="float">
            <text:p>0.227248798228014</text:p>
          </table:table-cell>
          <table:table-cell office:value-type="float" office:value="0.259103201999891" calcext:value-type="float">
            <text:p>0.259103201999891</text:p>
          </table:table-cell>
          <table:table-cell office:value-type="float" office:value="0.238133216446753" calcext:value-type="float">
            <text:p>0.238133216446753</text:p>
          </table:table-cell>
          <table:table-cell office:value-type="float" office:value="0.241279367184462" calcext:value-type="float">
            <text:p>0.241279367184462</text:p>
          </table:table-cell>
          <table:table-cell office:value-type="float" office:value="0.0385490356688584" calcext:value-type="float">
            <text:p>0.038549035668858</text:p>
          </table:table-cell>
          <table:table-cell office:value-type="float" office:value="0.0429031052445437" calcext:value-type="float">
            <text:p>0.042903105244544</text:p>
          </table:table-cell>
          <table:table-cell office:value-type="float" office:value="0.0309077452872281" calcext:value-type="float">
            <text:p>0.030907745287228</text:p>
          </table:table-cell>
          <table:table-cell office:value-type="float" office:value="0.053578113701322" calcext:value-type="float">
            <text:p>0.053578113701322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2640146902935" calcext:value-type="float">
            <text:p>0.372640146902935</text:p>
          </table:table-cell>
          <table:table-cell office:value-type="float" office:value="0.455142986163746" calcext:value-type="float">
            <text:p>0.455142986163746</text:p>
          </table:table-cell>
          <table:table-cell office:value-type="float" office:value="0.383562290582298" calcext:value-type="float">
            <text:p>0.383562290582298</text:p>
          </table:table-cell>
          <table:table-cell office:value-type="float" office:value="0.441387937637564" calcext:value-type="float">
            <text:p>0.441387937637564</text:p>
          </table:table-cell>
          <table:table-cell office:value-type="float" office:value="6.65741379243351" calcext:value-type="float">
            <text:p>6.65741379243351</text:p>
          </table:table-cell>
          <table:table-cell office:value-type="float" office:value="10.6344602635717" calcext:value-type="float">
            <text:p>10.6344602635717</text:p>
          </table:table-cell>
          <table:table-cell office:value-type="float" office:value="7.21635197204594" calcext:value-type="float">
            <text:p>7.21635197204594</text:p>
          </table:table-cell>
          <table:table-cell office:value-type="float" office:value="8.89508497860296" calcext:value-type="float">
            <text:p>8.89508497860296</text:p>
          </table:table-cell>
          <table:table-cell office:value-type="float" office:value="0.224695732104125" calcext:value-type="float">
            <text:p>0.224695732104125</text:p>
          </table:table-cell>
          <table:table-cell office:value-type="float" office:value="0.24798646593527" calcext:value-type="float">
            <text:p>0.24798646593527</text:p>
          </table:table-cell>
          <table:table-cell office:value-type="float" office:value="0.233348398387146" calcext:value-type="float">
            <text:p>0.233348398387146</text:p>
          </table:table-cell>
          <table:table-cell office:value-type="float" office:value="0.233989356076082" calcext:value-type="float">
            <text:p>0.233989356076082</text:p>
          </table:table-cell>
          <table:table-cell office:value-type="float" office:value="0.038547447202124" calcext:value-type="float">
            <text:p>0.038547447202124</text:p>
          </table:table-cell>
          <table:table-cell office:value-type="float" office:value="0.0394660151703695" calcext:value-type="float">
            <text:p>0.03946601517037</text:p>
          </table:table-cell>
          <table:table-cell office:value-type="float" office:value="0.0286268034029278" calcext:value-type="float">
            <text:p>0.028626803402928</text:p>
          </table:table-cell>
          <table:table-cell office:value-type="float" office:value="0.0539571248175454" calcext:value-type="float">
            <text:p>0.053957124817545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5890576842114" calcext:value-type="float">
            <text:p>0.375890576842114</text:p>
          </table:table-cell>
          <table:table-cell office:value-type="float" office:value="0.462842010359294" calcext:value-type="float">
            <text:p>0.462842010359294</text:p>
          </table:table-cell>
          <table:table-cell office:value-type="float" office:value="0.38638490275969" calcext:value-type="float">
            <text:p>0.38638490275969</text:p>
          </table:table-cell>
          <table:table-cell office:value-type="float" office:value="0.448992194925721" calcext:value-type="float">
            <text:p>0.448992194925721</text:p>
          </table:table-cell>
          <table:table-cell office:value-type="float" office:value="6.58183373174596" calcext:value-type="float">
            <text:p>6.58183373174596</text:p>
          </table:table-cell>
          <table:table-cell office:value-type="float" office:value="10.9898404170883" calcext:value-type="float">
            <text:p>10.9898404170883</text:p>
          </table:table-cell>
          <table:table-cell office:value-type="float" office:value="7.44505685007893" calcext:value-type="float">
            <text:p>7.44505685007893</text:p>
          </table:table-cell>
          <table:table-cell office:value-type="float" office:value="9.89842421216335" calcext:value-type="float">
            <text:p>9.89842421216335</text:p>
          </table:table-cell>
          <table:table-cell office:value-type="float" office:value="0.227066742870305" calcext:value-type="float">
            <text:p>0.227066742870305</text:p>
          </table:table-cell>
          <table:table-cell office:value-type="float" office:value="0.253110780171887" calcext:value-type="float">
            <text:p>0.253110780171887</text:p>
          </table:table-cell>
          <table:table-cell office:value-type="float" office:value="0.235510796569666" calcext:value-type="float">
            <text:p>0.235510796569666</text:p>
          </table:table-cell>
          <table:table-cell office:value-type="float" office:value="0.239218931943704" calcext:value-type="float">
            <text:p>0.239218931943704</text:p>
          </table:table-cell>
          <table:table-cell office:value-type="float" office:value="0.036095789550599" calcext:value-type="float">
            <text:p>0.036095789550599</text:p>
          </table:table-cell>
          <table:table-cell office:value-type="float" office:value="0.0409556137289637" calcext:value-type="float">
            <text:p>0.040955613728964</text:p>
          </table:table-cell>
          <table:table-cell office:value-type="float" office:value="0.0294392149850486" calcext:value-type="float">
            <text:p>0.029439214985049</text:p>
          </table:table-cell>
          <table:table-cell office:value-type="float" office:value="0.0505146838995808" calcext:value-type="float">
            <text:p>0.050514683899581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1871798152402" calcext:value-type="float">
            <text:p>0.371871798152402</text:p>
          </table:table-cell>
          <table:table-cell office:value-type="float" office:value="0.456399204401652" calcext:value-type="float">
            <text:p>0.456399204401652</text:p>
          </table:table-cell>
          <table:table-cell office:value-type="float" office:value="0.383076171346365" calcext:value-type="float">
            <text:p>0.383076171346365</text:p>
          </table:table-cell>
          <table:table-cell office:value-type="float" office:value="0.44173947092529" calcext:value-type="float">
            <text:p>0.44173947092529</text:p>
          </table:table-cell>
          <table:table-cell office:value-type="float" office:value="6.52010810233644" calcext:value-type="float">
            <text:p>6.52010810233644</text:p>
          </table:table-cell>
          <table:table-cell office:value-type="float" office:value="10.4666638506512" calcext:value-type="float">
            <text:p>10.4666638506512</text:p>
          </table:table-cell>
          <table:table-cell office:value-type="float" office:value="7.28964341578637" calcext:value-type="float">
            <text:p>7.28964341578637</text:p>
          </table:table-cell>
          <table:table-cell office:value-type="float" office:value="9.44967315653908" calcext:value-type="float">
            <text:p>9.44967315653908</text:p>
          </table:table-cell>
          <table:table-cell office:value-type="float" office:value="0.221227909767396" calcext:value-type="float">
            <text:p>0.221227909767396</text:p>
          </table:table-cell>
          <table:table-cell office:value-type="float" office:value="0.242252449687178" calcext:value-type="float">
            <text:p>0.242252449687178</text:p>
          </table:table-cell>
          <table:table-cell office:value-type="float" office:value="0.229199282680312" calcext:value-type="float">
            <text:p>0.229199282680312</text:p>
          </table:table-cell>
          <table:table-cell office:value-type="float" office:value="0.22934374165605" calcext:value-type="float">
            <text:p>0.22934374165605</text:p>
          </table:table-cell>
          <table:table-cell office:value-type="float" office:value="0.0358992198487197" calcext:value-type="float">
            <text:p>0.03589921984872</text:p>
          </table:table-cell>
          <table:table-cell office:value-type="float" office:value="0.0402104430749742" calcext:value-type="float">
            <text:p>0.040210443074974</text:p>
          </table:table-cell>
          <table:table-cell office:value-type="float" office:value="0.0283779680318402" calcext:value-type="float">
            <text:p>0.02837796803184</text:p>
          </table:table-cell>
          <table:table-cell office:value-type="float" office:value="0.0511052418473059" calcext:value-type="float">
            <text:p>0.051105241847306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9170084998708" calcext:value-type="float">
            <text:p>0.369170084998708</text:p>
          </table:table-cell>
          <table:table-cell office:value-type="float" office:value="0.46202275990435" calcext:value-type="float">
            <text:p>0.46202275990435</text:p>
          </table:table-cell>
          <table:table-cell office:value-type="float" office:value="0.38487602539686" calcext:value-type="float">
            <text:p>0.38487602539686</text:p>
          </table:table-cell>
          <table:table-cell office:value-type="float" office:value="0.440772594265687" calcext:value-type="float">
            <text:p>0.440772594265687</text:p>
          </table:table-cell>
          <table:table-cell office:value-type="float" office:value="6.41275742585423" calcext:value-type="float">
            <text:p>6.41275742585423</text:p>
          </table:table-cell>
          <table:table-cell office:value-type="float" office:value="10.7663756448583" calcext:value-type="float">
            <text:p>10.7663756448583</text:p>
          </table:table-cell>
          <table:table-cell office:value-type="float" office:value="7.4867232054478" calcext:value-type="float">
            <text:p>7.4867232054478</text:p>
          </table:table-cell>
          <table:table-cell office:value-type="float" office:value="8.513540709191" calcext:value-type="float">
            <text:p>8.513540709191</text:p>
          </table:table-cell>
          <table:table-cell office:value-type="float" office:value="0.223113138096952" calcext:value-type="float">
            <text:p>0.223113138096952</text:p>
          </table:table-cell>
          <table:table-cell office:value-type="float" office:value="0.25468664078735" calcext:value-type="float">
            <text:p>0.25468664078735</text:p>
          </table:table-cell>
          <table:table-cell office:value-type="float" office:value="0.233202714826539" calcext:value-type="float">
            <text:p>0.233202714826539</text:p>
          </table:table-cell>
          <table:table-cell office:value-type="float" office:value="0.237815324619145" calcext:value-type="float">
            <text:p>0.237815324619145</text:p>
          </table:table-cell>
          <table:table-cell office:value-type="float" office:value="0.0366705931649698" calcext:value-type="float">
            <text:p>0.03667059316497</text:p>
          </table:table-cell>
          <table:table-cell office:value-type="float" office:value="0.04365847469824" calcext:value-type="float">
            <text:p>0.04365847469824</text:p>
          </table:table-cell>
          <table:table-cell office:value-type="float" office:value="0.0302346702768046" calcext:value-type="float">
            <text:p>0.030234670276805</text:p>
          </table:table-cell>
          <table:table-cell office:value-type="float" office:value="0.0526236775873481" calcext:value-type="float">
            <text:p>0.052623677587348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5241288682056" calcext:value-type="float">
            <text:p>0.375241288682056</text:p>
          </table:table-cell>
          <table:table-cell office:value-type="float" office:value="0.463706111575042" calcext:value-type="float">
            <text:p>0.463706111575042</text:p>
          </table:table-cell>
          <table:table-cell office:value-type="float" office:value="0.386327291231749" calcext:value-type="float">
            <text:p>0.386327291231749</text:p>
          </table:table-cell>
          <table:table-cell office:value-type="float" office:value="0.44912591697221" calcext:value-type="float">
            <text:p>0.44912591697221</text:p>
          </table:table-cell>
          <table:table-cell office:value-type="float" office:value="6.510402632417" calcext:value-type="float">
            <text:p>6.510402632417</text:p>
          </table:table-cell>
          <table:table-cell office:value-type="float" office:value="10.9110509026975" calcext:value-type="float">
            <text:p>10.9110509026975</text:p>
          </table:table-cell>
          <table:table-cell office:value-type="float" office:value="7.67813476449172" calcext:value-type="float">
            <text:p>7.67813476449172</text:p>
          </table:table-cell>
          <table:table-cell office:value-type="float" office:value="9.39779020102315" calcext:value-type="float">
            <text:p>9.39779020102315</text:p>
          </table:table-cell>
          <table:table-cell office:value-type="float" office:value="0.2266499976911" calcext:value-type="float">
            <text:p>0.2266499976911</text:p>
          </table:table-cell>
          <table:table-cell office:value-type="float" office:value="0.25296109613806" calcext:value-type="float">
            <text:p>0.25296109613806</text:p>
          </table:table-cell>
          <table:table-cell office:value-type="float" office:value="0.234320459528583" calcext:value-type="float">
            <text:p>0.234320459528583</text:p>
          </table:table-cell>
          <table:table-cell office:value-type="float" office:value="0.240215085786472" calcext:value-type="float">
            <text:p>0.240215085786472</text:p>
          </table:table-cell>
          <table:table-cell office:value-type="float" office:value="0.0331356524313923" calcext:value-type="float">
            <text:p>0.033135652431392</text:p>
          </table:table-cell>
          <table:table-cell office:value-type="float" office:value="0.0389120656253485" calcext:value-type="float">
            <text:p>0.038912065625349</text:p>
          </table:table-cell>
          <table:table-cell office:value-type="float" office:value="0.0272203815725767" calcext:value-type="float">
            <text:p>0.027220381572577</text:p>
          </table:table-cell>
          <table:table-cell office:value-type="float" office:value="0.0474297499468111" calcext:value-type="float">
            <text:p>0.047429749946811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6877166208973" calcext:value-type="float">
            <text:p>0.376877166208973</text:p>
          </table:table-cell>
          <table:table-cell office:value-type="float" office:value="0.463281476178053" calcext:value-type="float">
            <text:p>0.463281476178053</text:p>
          </table:table-cell>
          <table:table-cell office:value-type="float" office:value="0.387244525504512" calcext:value-type="float">
            <text:p>0.387244525504512</text:p>
          </table:table-cell>
          <table:table-cell office:value-type="float" office:value="0.449278998833113" calcext:value-type="float">
            <text:p>0.449278998833113</text:p>
          </table:table-cell>
          <table:table-cell office:value-type="float" office:value="6.78831085713442" calcext:value-type="float">
            <text:p>6.78831085713442</text:p>
          </table:table-cell>
          <table:table-cell office:value-type="float" office:value="10.3496693613726" calcext:value-type="float">
            <text:p>10.3496693613726</text:p>
          </table:table-cell>
          <table:table-cell office:value-type="float" office:value="7.48467317060261" calcext:value-type="float">
            <text:p>7.48467317060261</text:p>
          </table:table-cell>
          <table:table-cell office:value-type="float" office:value="9.13131650438751" calcext:value-type="float">
            <text:p>9.13131650438751</text:p>
          </table:table-cell>
          <table:table-cell office:value-type="float" office:value="0.225281246436759" calcext:value-type="float">
            <text:p>0.225281246436759</text:p>
          </table:table-cell>
          <table:table-cell office:value-type="float" office:value="0.255045479859479" calcext:value-type="float">
            <text:p>0.255045479859479</text:p>
          </table:table-cell>
          <table:table-cell office:value-type="float" office:value="0.232729893496161" calcext:value-type="float">
            <text:p>0.232729893496161</text:p>
          </table:table-cell>
          <table:table-cell office:value-type="float" office:value="0.242773570247177" calcext:value-type="float">
            <text:p>0.242773570247177</text:p>
          </table:table-cell>
          <table:table-cell office:value-type="float" office:value="0.0341060666402055" calcext:value-type="float">
            <text:p>0.034106066640206</text:p>
          </table:table-cell>
          <table:table-cell office:value-type="float" office:value="0.0392768103866932" calcext:value-type="float">
            <text:p>0.039276810386693</text:p>
          </table:table-cell>
          <table:table-cell office:value-type="float" office:value="0.0278347190666309" calcext:value-type="float">
            <text:p>0.027834719066631</text:p>
          </table:table-cell>
          <table:table-cell office:value-type="float" office:value="0.0481563205827375" calcext:value-type="float">
            <text:p>0.048156320582738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2584648447022" calcext:value-type="float">
            <text:p>0.382584648447022</text:p>
          </table:table-cell>
          <table:table-cell office:value-type="float" office:value="0.471946531545275" calcext:value-type="float">
            <text:p>0.471946531545275</text:p>
          </table:table-cell>
          <table:table-cell office:value-type="float" office:value="0.393295106757965" calcext:value-type="float">
            <text:p>0.393295106757965</text:p>
          </table:table-cell>
          <table:table-cell office:value-type="float" office:value="0.457952151652188" calcext:value-type="float">
            <text:p>0.457952151652188</text:p>
          </table:table-cell>
          <table:table-cell office:value-type="float" office:value="7.20489056380379" calcext:value-type="float">
            <text:p>7.20489056380379</text:p>
          </table:table-cell>
          <table:table-cell office:value-type="float" office:value="12.2606214405416" calcext:value-type="float">
            <text:p>12.2606214405416</text:p>
          </table:table-cell>
          <table:table-cell office:value-type="float" office:value="8.32715329944522" calcext:value-type="float">
            <text:p>8.32715329944522</text:p>
          </table:table-cell>
          <table:table-cell office:value-type="float" office:value="10.4308038495685" calcext:value-type="float">
            <text:p>10.4308038495685</text:p>
          </table:table-cell>
          <table:table-cell office:value-type="float" office:value="0.23786474369407" calcext:value-type="float">
            <text:p>0.23786474369407</text:p>
          </table:table-cell>
          <table:table-cell office:value-type="float" office:value="0.281743589599635" calcext:value-type="float">
            <text:p>0.281743589599635</text:p>
          </table:table-cell>
          <table:table-cell office:value-type="float" office:value="0.245528805339135" calcext:value-type="float">
            <text:p>0.245528805339135</text:p>
          </table:table-cell>
          <table:table-cell office:value-type="float" office:value="0.268408426999905" calcext:value-type="float">
            <text:p>0.268408426999905</text:p>
          </table:table-cell>
          <table:table-cell office:value-type="float" office:value="0.0311581679703699" calcext:value-type="float">
            <text:p>0.03115816797037</text:p>
          </table:table-cell>
          <table:table-cell office:value-type="float" office:value="0.035806489729711" calcext:value-type="float">
            <text:p>0.035806489729711</text:p>
          </table:table-cell>
          <table:table-cell office:value-type="float" office:value="0.0247824576519165" calcext:value-type="float">
            <text:p>0.024782457651917</text:p>
          </table:table-cell>
          <table:table-cell office:value-type="float" office:value="0.0449469359878274" calcext:value-type="float">
            <text:p>0.044946935987827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6204489936924" calcext:value-type="float">
            <text:p>0.376204489936924</text:p>
          </table:table-cell>
          <table:table-cell office:value-type="float" office:value="0.469823570106553" calcext:value-type="float">
            <text:p>0.469823570106553</text:p>
          </table:table-cell>
          <table:table-cell office:value-type="float" office:value="0.389260981216037" calcext:value-type="float">
            <text:p>0.389260981216037</text:p>
          </table:table-cell>
          <table:table-cell office:value-type="float" office:value="0.452221640466167" calcext:value-type="float">
            <text:p>0.452221640466167</text:p>
          </table:table-cell>
          <table:table-cell office:value-type="float" office:value="6.92991019154921" calcext:value-type="float">
            <text:p>6.92991019154921</text:p>
          </table:table-cell>
          <table:table-cell office:value-type="float" office:value="12.5141678317333" calcext:value-type="float">
            <text:p>12.5141678317333</text:p>
          </table:table-cell>
          <table:table-cell office:value-type="float" office:value="7.97932103502332" calcext:value-type="float">
            <text:p>7.97932103502332</text:p>
          </table:table-cell>
          <table:table-cell office:value-type="float" office:value="10.1732462235884" calcext:value-type="float">
            <text:p>10.1732462235884</text:p>
          </table:table-cell>
          <table:table-cell office:value-type="float" office:value="0.24111085814667" calcext:value-type="float">
            <text:p>0.24111085814667</text:p>
          </table:table-cell>
          <table:table-cell office:value-type="float" office:value="0.294628740862861" calcext:value-type="float">
            <text:p>0.294628740862861</text:p>
          </table:table-cell>
          <table:table-cell office:value-type="float" office:value="0.250923879036636" calcext:value-type="float">
            <text:p>0.250923879036636</text:p>
          </table:table-cell>
          <table:table-cell office:value-type="float" office:value="0.277166888521532" calcext:value-type="float">
            <text:p>0.277166888521532</text:p>
          </table:table-cell>
          <table:table-cell office:value-type="float" office:value="0.0293903482436356" calcext:value-type="float">
            <text:p>0.029390348243636</text:p>
          </table:table-cell>
          <table:table-cell office:value-type="float" office:value="0.0331479531589985" calcext:value-type="float">
            <text:p>0.033147953158999</text:p>
          </table:table-cell>
          <table:table-cell office:value-type="float" office:value="0.0240071423771924" calcext:value-type="float">
            <text:p>0.024007142377192</text:p>
          </table:table-cell>
          <table:table-cell office:value-type="float" office:value="0.0407652283101278" calcext:value-type="float">
            <text:p>0.040765228310128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2636419828733" calcext:value-type="float">
            <text:p>0.382636419828733</text:p>
          </table:table-cell>
          <table:table-cell office:value-type="float" office:value="0.470985061326385" calcext:value-type="float">
            <text:p>0.470985061326385</text:p>
          </table:table-cell>
          <table:table-cell office:value-type="float" office:value="0.392055823063299" calcext:value-type="float">
            <text:p>0.392055823063299</text:p>
          </table:table-cell>
          <table:table-cell office:value-type="float" office:value="0.45719236774169" calcext:value-type="float">
            <text:p>0.45719236774169</text:p>
          </table:table-cell>
          <table:table-cell office:value-type="float" office:value="7.2203744044483" calcext:value-type="float">
            <text:p>7.2203744044483</text:p>
          </table:table-cell>
          <table:table-cell office:value-type="float" office:value="11.0733566567841" calcext:value-type="float">
            <text:p>11.0733566567841</text:p>
          </table:table-cell>
          <table:table-cell office:value-type="float" office:value="8.03038583270207" calcext:value-type="float">
            <text:p>8.03038583270207</text:p>
          </table:table-cell>
          <table:table-cell office:value-type="float" office:value="9.94259490994676" calcext:value-type="float">
            <text:p>9.94259490994676</text:p>
          </table:table-cell>
          <table:table-cell office:value-type="float" office:value="0.239508256715014" calcext:value-type="float">
            <text:p>0.239508256715014</text:p>
          </table:table-cell>
          <table:table-cell office:value-type="float" office:value="0.285837092759911" calcext:value-type="float">
            <text:p>0.285837092759911</text:p>
          </table:table-cell>
          <table:table-cell office:value-type="float" office:value="0.247864908905614" calcext:value-type="float">
            <text:p>0.247864908905614</text:p>
          </table:table-cell>
          <table:table-cell office:value-type="float" office:value="0.27088717949526" calcext:value-type="float">
            <text:p>0.27088717949526</text:p>
          </table:table-cell>
          <table:table-cell office:value-type="float" office:value="0.0341979876134059" calcext:value-type="float">
            <text:p>0.034197987613406</text:p>
          </table:table-cell>
          <table:table-cell office:value-type="float" office:value="0.0357931208030399" calcext:value-type="float">
            <text:p>0.03579312080304</text:p>
          </table:table-cell>
          <table:table-cell office:value-type="float" office:value="0.0271134275201025" calcext:value-type="float">
            <text:p>0.027113427520103</text:p>
          </table:table-cell>
          <table:table-cell office:value-type="float" office:value="0.0463242083505567" calcext:value-type="float">
            <text:p>0.046324208350557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9527203884762" calcext:value-type="float">
            <text:p>0.379527203884762</text:p>
          </table:table-cell>
          <table:table-cell office:value-type="float" office:value="0.467136088925328" calcext:value-type="float">
            <text:p>0.467136088925328</text:p>
          </table:table-cell>
          <table:table-cell office:value-type="float" office:value="0.387019786687796" calcext:value-type="float">
            <text:p>0.387019786687796</text:p>
          </table:table-cell>
          <table:table-cell office:value-type="float" office:value="0.45980330482802" calcext:value-type="float">
            <text:p>0.45980330482802</text:p>
          </table:table-cell>
          <table:table-cell office:value-type="float" office:value="6.94601449680189" calcext:value-type="float">
            <text:p>6.94601449680189</text:p>
          </table:table-cell>
          <table:table-cell office:value-type="float" office:value="11.7238742314655" calcext:value-type="float">
            <text:p>11.7238742314655</text:p>
          </table:table-cell>
          <table:table-cell office:value-type="float" office:value="7.54448081763187" calcext:value-type="float">
            <text:p>7.54448081763187</text:p>
          </table:table-cell>
          <table:table-cell office:value-type="float" office:value="10.8133739006831" calcext:value-type="float">
            <text:p>10.8133739006831</text:p>
          </table:table-cell>
          <table:table-cell office:value-type="float" office:value="0.25081190143936" calcext:value-type="float">
            <text:p>0.25081190143936</text:p>
          </table:table-cell>
          <table:table-cell office:value-type="float" office:value="0.3074188866737" calcext:value-type="float">
            <text:p>0.3074188866737</text:p>
          </table:table-cell>
          <table:table-cell office:value-type="float" office:value="0.258544656499541" calcext:value-type="float">
            <text:p>0.258544656499541</text:p>
          </table:table-cell>
          <table:table-cell office:value-type="float" office:value="0.293095832490171" calcext:value-type="float">
            <text:p>0.293095832490171</text:p>
          </table:table-cell>
          <table:table-cell office:value-type="float" office:value="0.0301148504753049" calcext:value-type="float">
            <text:p>0.030114850475305</text:p>
          </table:table-cell>
          <table:table-cell office:value-type="float" office:value="0.032092545063088" calcext:value-type="float">
            <text:p>0.032092545063088</text:p>
          </table:table-cell>
          <table:table-cell office:value-type="float" office:value="0.0245395262161093" calcext:value-type="float">
            <text:p>0.024539526216109</text:p>
          </table:table-cell>
          <table:table-cell office:value-type="float" office:value="0.0404132600896653" calcext:value-type="float">
            <text:p>0.040413260089665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5028261201207" calcext:value-type="float">
            <text:p>0.375028261201207</text:p>
          </table:table-cell>
          <table:table-cell office:value-type="float" office:value="0.463186534862678" calcext:value-type="float">
            <text:p>0.463186534862678</text:p>
          </table:table-cell>
          <table:table-cell office:value-type="float" office:value="0.383986698375612" calcext:value-type="float">
            <text:p>0.383986698375612</text:p>
          </table:table-cell>
          <table:table-cell office:value-type="float" office:value="0.451455224354552" calcext:value-type="float">
            <text:p>0.451455224354552</text:p>
          </table:table-cell>
          <table:table-cell office:value-type="float" office:value="6.95468002392149" calcext:value-type="float">
            <text:p>6.95468002392149</text:p>
          </table:table-cell>
          <table:table-cell office:value-type="float" office:value="10.9944112875982" calcext:value-type="float">
            <text:p>10.9944112875982</text:p>
          </table:table-cell>
          <table:table-cell office:value-type="float" office:value="7.71059667809978" calcext:value-type="float">
            <text:p>7.71059667809978</text:p>
          </table:table-cell>
          <table:table-cell office:value-type="float" office:value="10.5849910284159" calcext:value-type="float">
            <text:p>10.5849910284159</text:p>
          </table:table-cell>
          <table:table-cell office:value-type="float" office:value="0.243722992980665" calcext:value-type="float">
            <text:p>0.243722992980665</text:p>
          </table:table-cell>
          <table:table-cell office:value-type="float" office:value="0.293849433492978" calcext:value-type="float">
            <text:p>0.293849433492978</text:p>
          </table:table-cell>
          <table:table-cell office:value-type="float" office:value="0.250616233302271" calcext:value-type="float">
            <text:p>0.250616233302271</text:p>
          </table:table-cell>
          <table:table-cell office:value-type="float" office:value="0.2811961108364" calcext:value-type="float">
            <text:p>0.2811961108364</text:p>
          </table:table-cell>
          <table:table-cell office:value-type="float" office:value="0.0306459138219891" calcext:value-type="float">
            <text:p>0.030645913821989</text:p>
          </table:table-cell>
          <table:table-cell office:value-type="float" office:value="0.0368116305898149" calcext:value-type="float">
            <text:p>0.036811630589815</text:p>
          </table:table-cell>
          <table:table-cell office:value-type="float" office:value="0.0254199304186991" calcext:value-type="float">
            <text:p>0.025419930418699</text:p>
          </table:table-cell>
          <table:table-cell office:value-type="float" office:value="0.0444234047939091" calcext:value-type="float">
            <text:p>0.044423404793909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6710219534501" calcext:value-type="float">
            <text:p>0.376710219534501</text:p>
          </table:table-cell>
          <table:table-cell office:value-type="float" office:value="0.469697493444986" calcext:value-type="float">
            <text:p>0.469697493444986</text:p>
          </table:table-cell>
          <table:table-cell office:value-type="float" office:value="0.386499943297689" calcext:value-type="float">
            <text:p>0.386499943297689</text:p>
          </table:table-cell>
          <table:table-cell office:value-type="float" office:value="0.456957652823912" calcext:value-type="float">
            <text:p>0.456957652823912</text:p>
          </table:table-cell>
          <table:table-cell office:value-type="float" office:value="6.99846666774365" calcext:value-type="float">
            <text:p>6.99846666774365</text:p>
          </table:table-cell>
          <table:table-cell office:value-type="float" office:value="12.846094534377" calcext:value-type="float">
            <text:p>12.846094534377</text:p>
          </table:table-cell>
          <table:table-cell office:value-type="float" office:value="7.8591569627906" calcext:value-type="float">
            <text:p>7.8591569627906</text:p>
          </table:table-cell>
          <table:table-cell office:value-type="float" office:value="10.9967631666388" calcext:value-type="float">
            <text:p>10.9967631666388</text:p>
          </table:table-cell>
          <table:table-cell office:value-type="float" office:value="0.248224661137461" calcext:value-type="float">
            <text:p>0.248224661137461</text:p>
          </table:table-cell>
          <table:table-cell office:value-type="float" office:value="0.303133173096744" calcext:value-type="float">
            <text:p>0.303133173096744</text:p>
          </table:table-cell>
          <table:table-cell office:value-type="float" office:value="0.255750469853286" calcext:value-type="float">
            <text:p>0.255750469853286</text:p>
          </table:table-cell>
          <table:table-cell office:value-type="float" office:value="0.289190827992096" calcext:value-type="float">
            <text:p>0.289190827992096</text:p>
          </table:table-cell>
          <table:table-cell office:value-type="float" office:value="0.030929348786734" calcext:value-type="float">
            <text:p>0.030929348786734</text:p>
          </table:table-cell>
          <table:table-cell office:value-type="float" office:value="0.0384032964597744" calcext:value-type="float">
            <text:p>0.038403296459774</text:p>
          </table:table-cell>
          <table:table-cell office:value-type="float" office:value="0.0272604326638976" calcext:value-type="float">
            <text:p>0.027260432663898</text:p>
          </table:table-cell>
          <table:table-cell office:value-type="float" office:value="0.0435512711562948" calcext:value-type="float">
            <text:p>0.043551271156295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106437849028" calcext:value-type="float">
            <text:p>0.38106437849028</text:p>
          </table:table-cell>
          <table:table-cell office:value-type="float" office:value="0.474166268323457" calcext:value-type="float">
            <text:p>0.474166268323457</text:p>
          </table:table-cell>
          <table:table-cell office:value-type="float" office:value="0.388297668736033" calcext:value-type="float">
            <text:p>0.388297668736033</text:p>
          </table:table-cell>
          <table:table-cell office:value-type="float" office:value="0.463775650171456" calcext:value-type="float">
            <text:p>0.463775650171456</text:p>
          </table:table-cell>
          <table:table-cell office:value-type="float" office:value="7.01446085208633" calcext:value-type="float">
            <text:p>7.01446085208633</text:p>
          </table:table-cell>
          <table:table-cell office:value-type="float" office:value="11.7366799709003" calcext:value-type="float">
            <text:p>11.7366799709003</text:p>
          </table:table-cell>
          <table:table-cell office:value-type="float" office:value="7.74472393939027" calcext:value-type="float">
            <text:p>7.74472393939027</text:p>
          </table:table-cell>
          <table:table-cell office:value-type="float" office:value="10.4342684584476" calcext:value-type="float">
            <text:p>10.4342684584476</text:p>
          </table:table-cell>
          <table:table-cell office:value-type="float" office:value="0.246427531900504" calcext:value-type="float">
            <text:p>0.246427531900504</text:p>
          </table:table-cell>
          <table:table-cell office:value-type="float" office:value="0.298849238008559" calcext:value-type="float">
            <text:p>0.298849238008559</text:p>
          </table:table-cell>
          <table:table-cell office:value-type="float" office:value="0.253222073061242" calcext:value-type="float">
            <text:p>0.253222073061242</text:p>
          </table:table-cell>
          <table:table-cell office:value-type="float" office:value="0.286182049250762" calcext:value-type="float">
            <text:p>0.286182049250762</text:p>
          </table:table-cell>
          <table:table-cell office:value-type="float" office:value="0.0324995459588806" calcext:value-type="float">
            <text:p>0.032499545958881</text:p>
          </table:table-cell>
          <table:table-cell office:value-type="float" office:value="0.0408066592324154" calcext:value-type="float">
            <text:p>0.040806659232415</text:p>
          </table:table-cell>
          <table:table-cell office:value-type="float" office:value="0.0280514528484921" calcext:value-type="float">
            <text:p>0.028051452848492</text:p>
          </table:table-cell>
          <table:table-cell office:value-type="float" office:value="0.0472938878955245" calcext:value-type="float">
            <text:p>0.047293887895525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0505704485622" calcext:value-type="float">
            <text:p>0.370505704485622</text:p>
          </table:table-cell>
          <table:table-cell office:value-type="float" office:value="0.453929464936472" calcext:value-type="float">
            <text:p>0.453929464936472</text:p>
          </table:table-cell>
          <table:table-cell office:value-type="float" office:value="0.376887670280873" calcext:value-type="float">
            <text:p>0.376887670280873</text:p>
          </table:table-cell>
          <table:table-cell office:value-type="float" office:value="0.445004574507069" calcext:value-type="float">
            <text:p>0.445004574507069</text:p>
          </table:table-cell>
          <table:table-cell office:value-type="float" office:value="6.50499011040613" calcext:value-type="float">
            <text:p>6.50499011040613</text:p>
          </table:table-cell>
          <table:table-cell office:value-type="float" office:value="11.1523440292499" calcext:value-type="float">
            <text:p>11.1523440292499</text:p>
          </table:table-cell>
          <table:table-cell office:value-type="float" office:value="7.08197723064473" calcext:value-type="float">
            <text:p>7.08197723064473</text:p>
          </table:table-cell>
          <table:table-cell office:value-type="float" office:value="10.0182943338621" calcext:value-type="float">
            <text:p>10.0182943338621</text:p>
          </table:table-cell>
          <table:table-cell office:value-type="float" office:value="0.230595611530612" calcext:value-type="float">
            <text:p>0.230595611530612</text:p>
          </table:table-cell>
          <table:table-cell office:value-type="float" office:value="0.262610073459099" calcext:value-type="float">
            <text:p>0.262610073459099</text:p>
          </table:table-cell>
          <table:table-cell office:value-type="float" office:value="0.236340466853222" calcext:value-type="float">
            <text:p>0.236340466853222</text:p>
          </table:table-cell>
          <table:table-cell office:value-type="float" office:value="0.252632974630204" calcext:value-type="float">
            <text:p>0.252632974630204</text:p>
          </table:table-cell>
          <table:table-cell office:value-type="float" office:value="0.0304674477953107" calcext:value-type="float">
            <text:p>0.030467447795311</text:p>
          </table:table-cell>
          <table:table-cell office:value-type="float" office:value="0.0412679207466594" calcext:value-type="float">
            <text:p>0.041267920746659</text:p>
          </table:table-cell>
          <table:table-cell office:value-type="float" office:value="0.0276223521078483" calcext:value-type="float">
            <text:p>0.027622352107848</text:p>
          </table:table-cell>
          <table:table-cell office:value-type="float" office:value="0.0451990230056752" calcext:value-type="float">
            <text:p>0.045199023005675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6676372037306" calcext:value-type="float">
            <text:p>0.376676372037306</text:p>
          </table:table-cell>
          <table:table-cell office:value-type="float" office:value="0.460511488747852" calcext:value-type="float">
            <text:p>0.460511488747852</text:p>
          </table:table-cell>
          <table:table-cell office:value-type="float" office:value="0.382759763517135" calcext:value-type="float">
            <text:p>0.382759763517135</text:p>
          </table:table-cell>
          <table:table-cell office:value-type="float" office:value="0.451565887452766" calcext:value-type="float">
            <text:p>0.451565887452766</text:p>
          </table:table-cell>
          <table:table-cell office:value-type="float" office:value="6.86360032879389" calcext:value-type="float">
            <text:p>6.86360032879389</text:p>
          </table:table-cell>
          <table:table-cell office:value-type="float" office:value="11.098509594085" calcext:value-type="float">
            <text:p>11.098509594085</text:p>
          </table:table-cell>
          <table:table-cell office:value-type="float" office:value="7.41498707051045" calcext:value-type="float">
            <text:p>7.41498707051045</text:p>
          </table:table-cell>
          <table:table-cell office:value-type="float" office:value="9.85802207013112" calcext:value-type="float">
            <text:p>9.85802207013112</text:p>
          </table:table-cell>
          <table:table-cell office:value-type="float" office:value="0.239262066754439" calcext:value-type="float">
            <text:p>0.239262066754439</text:p>
          </table:table-cell>
          <table:table-cell office:value-type="float" office:value="0.276314697873327" calcext:value-type="float">
            <text:p>0.276314697873327</text:p>
          </table:table-cell>
          <table:table-cell office:value-type="float" office:value="0.244337502297389" calcext:value-type="float">
            <text:p>0.244337502297389</text:p>
          </table:table-cell>
          <table:table-cell office:value-type="float" office:value="0.267293482403021" calcext:value-type="float">
            <text:p>0.267293482403021</text:p>
          </table:table-cell>
          <table:table-cell office:value-type="float" office:value="0.030854036288115" calcext:value-type="float">
            <text:p>0.030854036288115</text:p>
          </table:table-cell>
          <table:table-cell office:value-type="float" office:value="0.0389242051132966" calcext:value-type="float">
            <text:p>0.038924205113297</text:p>
          </table:table-cell>
          <table:table-cell office:value-type="float" office:value="0.0277374481284321" calcext:value-type="float">
            <text:p>0.027737448128432</text:p>
          </table:table-cell>
          <table:table-cell office:value-type="float" office:value="0.0434470183281178" calcext:value-type="float">
            <text:p>0.043447018328118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5550458421369" calcext:value-type="float">
            <text:p>0.375550458421369</text:p>
          </table:table-cell>
          <table:table-cell office:value-type="float" office:value="0.456167431746024" calcext:value-type="float">
            <text:p>0.456167431746024</text:p>
          </table:table-cell>
          <table:table-cell office:value-type="float" office:value="0.381186650569586" calcext:value-type="float">
            <text:p>0.381186650569586</text:p>
          </table:table-cell>
          <table:table-cell office:value-type="float" office:value="0.447079714749091" calcext:value-type="float">
            <text:p>0.447079714749091</text:p>
          </table:table-cell>
          <table:table-cell office:value-type="float" office:value="6.46834864606435" calcext:value-type="float">
            <text:p>6.46834864606435</text:p>
          </table:table-cell>
          <table:table-cell office:value-type="float" office:value="10.1516777287404" calcext:value-type="float">
            <text:p>10.1516777287404</text:p>
          </table:table-cell>
          <table:table-cell office:value-type="float" office:value="6.87285786833321" calcext:value-type="float">
            <text:p>6.87285786833321</text:p>
          </table:table-cell>
          <table:table-cell office:value-type="float" office:value="9.34311886586825" calcext:value-type="float">
            <text:p>9.34311886586825</text:p>
          </table:table-cell>
          <table:table-cell office:value-type="float" office:value="0.233595451445633" calcext:value-type="float">
            <text:p>0.233595451445633</text:p>
          </table:table-cell>
          <table:table-cell office:value-type="float" office:value="0.268328171373612" calcext:value-type="float">
            <text:p>0.268328171373612</text:p>
          </table:table-cell>
          <table:table-cell office:value-type="float" office:value="0.239506628164371" calcext:value-type="float">
            <text:p>0.239506628164371</text:p>
          </table:table-cell>
          <table:table-cell office:value-type="float" office:value="0.257940712169888" calcext:value-type="float">
            <text:p>0.257940712169888</text:p>
          </table:table-cell>
          <table:table-cell office:value-type="float" office:value="0.0304390194125764" calcext:value-type="float">
            <text:p>0.030439019412576</text:p>
          </table:table-cell>
          <table:table-cell office:value-type="float" office:value="0.0389105290982348" calcext:value-type="float">
            <text:p>0.038910529098235</text:p>
          </table:table-cell>
          <table:table-cell office:value-type="float" office:value="0.0272196237832775" calcext:value-type="float">
            <text:p>0.027219623783278</text:p>
          </table:table-cell>
          <table:table-cell office:value-type="float" office:value="0.043510272839139" calcext:value-type="float">
            <text:p>0.043510272839139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0352056981141" calcext:value-type="float">
            <text:p>0.380352056981141</text:p>
          </table:table-cell>
          <table:table-cell office:value-type="float" office:value="0.459194734142273" calcext:value-type="float">
            <text:p>0.459194734142273</text:p>
          </table:table-cell>
          <table:table-cell office:value-type="float" office:value="0.386462004488301" calcext:value-type="float">
            <text:p>0.386462004488301</text:p>
          </table:table-cell>
          <table:table-cell office:value-type="float" office:value="0.450058635010654" calcext:value-type="float">
            <text:p>0.450058635010654</text:p>
          </table:table-cell>
          <table:table-cell office:value-type="float" office:value="6.76466370578637" calcext:value-type="float">
            <text:p>6.76466370578637</text:p>
          </table:table-cell>
          <table:table-cell office:value-type="float" office:value="10.9953587738158" calcext:value-type="float">
            <text:p>10.9953587738158</text:p>
          </table:table-cell>
          <table:table-cell office:value-type="float" office:value="7.42423339199281" calcext:value-type="float">
            <text:p>7.42423339199281</text:p>
          </table:table-cell>
          <table:table-cell office:value-type="float" office:value="10.1658145262819" calcext:value-type="float">
            <text:p>10.1658145262819</text:p>
          </table:table-cell>
          <table:table-cell office:value-type="float" office:value="0.237063102260673" calcext:value-type="float">
            <text:p>0.237063102260673</text:p>
          </table:table-cell>
          <table:table-cell office:value-type="float" office:value="0.264805724053303" calcext:value-type="float">
            <text:p>0.264805724053303</text:p>
          </table:table-cell>
          <table:table-cell office:value-type="float" office:value="0.241964511815044" calcext:value-type="float">
            <text:p>0.241964511815044</text:p>
          </table:table-cell>
          <table:table-cell office:value-type="float" office:value="0.256313302806614" calcext:value-type="float">
            <text:p>0.256313302806614</text:p>
          </table:table-cell>
          <table:table-cell office:value-type="float" office:value="0.0310307619885465" calcext:value-type="float">
            <text:p>0.031030761988547</text:p>
          </table:table-cell>
          <table:table-cell office:value-type="float" office:value="0.0370273947538673" calcext:value-type="float">
            <text:p>0.037027394753867</text:p>
          </table:table-cell>
          <table:table-cell office:value-type="float" office:value="0.0266821956418474" calcext:value-type="float">
            <text:p>0.026682195641847</text:p>
          </table:table-cell>
          <table:table-cell office:value-type="float" office:value="0.0435841322206606" calcext:value-type="float">
            <text:p>0.043584132220661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4437514605722" calcext:value-type="float">
            <text:p>0.374437514605722</text:p>
          </table:table-cell>
          <table:table-cell office:value-type="float" office:value="0.457414087329555" calcext:value-type="float">
            <text:p>0.457414087329555</text:p>
          </table:table-cell>
          <table:table-cell office:value-type="float" office:value="0.379853962294809" calcext:value-type="float">
            <text:p>0.379853962294809</text:p>
          </table:table-cell>
          <table:table-cell office:value-type="float" office:value="0.448909069350835" calcext:value-type="float">
            <text:p>0.448909069350835</text:p>
          </table:table-cell>
          <table:table-cell office:value-type="float" office:value="6.50052448845647" calcext:value-type="float">
            <text:p>6.50052448845647</text:p>
          </table:table-cell>
          <table:table-cell office:value-type="float" office:value="9.82673596193857" calcext:value-type="float">
            <text:p>9.82673596193857</text:p>
          </table:table-cell>
          <table:table-cell office:value-type="float" office:value="7.09121039147455" calcext:value-type="float">
            <text:p>7.09121039147455</text:p>
          </table:table-cell>
          <table:table-cell office:value-type="float" office:value="9.2485762561384" calcext:value-type="float">
            <text:p>9.2485762561384</text:p>
          </table:table-cell>
          <table:table-cell office:value-type="float" office:value="0.240366385720457" calcext:value-type="float">
            <text:p>0.240366385720457</text:p>
          </table:table-cell>
          <table:table-cell office:value-type="float" office:value="0.278508862641437" calcext:value-type="float">
            <text:p>0.278508862641437</text:p>
          </table:table-cell>
          <table:table-cell office:value-type="float" office:value="0.245123684421126" calcext:value-type="float">
            <text:p>0.245123684421126</text:p>
          </table:table-cell>
          <table:table-cell office:value-type="float" office:value="0.269886587297645" calcext:value-type="float">
            <text:p>0.269886587297645</text:p>
          </table:table-cell>
          <table:table-cell office:value-type="float" office:value="0.0314293414437113" calcext:value-type="float">
            <text:p>0.031429341443711</text:p>
          </table:table-cell>
          <table:table-cell office:value-type="float" office:value="0.0428230948573996" calcext:value-type="float">
            <text:p>0.0428230948574</text:p>
          </table:table-cell>
          <table:table-cell office:value-type="float" office:value="0.0293232485858877" calcext:value-type="float">
            <text:p>0.029323248585888</text:p>
          </table:table-cell>
          <table:table-cell office:value-type="float" office:value="0.045768928948938" calcext:value-type="float">
            <text:p>0.045768928948938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3282746885044" calcext:value-type="float">
            <text:p>0.383282746885044</text:p>
          </table:table-cell>
          <table:table-cell office:value-type="float" office:value="0.469728428490333" calcext:value-type="float">
            <text:p>0.469728428490333</text:p>
          </table:table-cell>
          <table:table-cell office:value-type="float" office:value="0.38763663349286" calcext:value-type="float">
            <text:p>0.38763663349286</text:p>
          </table:table-cell>
          <table:table-cell office:value-type="float" office:value="0.463003700988853" calcext:value-type="float">
            <text:p>0.463003700988853</text:p>
          </table:table-cell>
          <table:table-cell office:value-type="float" office:value="6.91859194313272" calcext:value-type="float">
            <text:p>6.91859194313272</text:p>
          </table:table-cell>
          <table:table-cell office:value-type="float" office:value="11.5845892583931" calcext:value-type="float">
            <text:p>11.5845892583931</text:p>
          </table:table-cell>
          <table:table-cell office:value-type="float" office:value="7.22686435468407" calcext:value-type="float">
            <text:p>7.22686435468407</text:p>
          </table:table-cell>
          <table:table-cell office:value-type="float" office:value="10.7983542385684" calcext:value-type="float">
            <text:p>10.7983542385684</text:p>
          </table:table-cell>
          <table:table-cell office:value-type="float" office:value="0.24744414110266" calcext:value-type="float">
            <text:p>0.24744414110266</text:p>
          </table:table-cell>
          <table:table-cell office:value-type="float" office:value="0.287390781078629" calcext:value-type="float">
            <text:p>0.287390781078629</text:p>
          </table:table-cell>
          <table:table-cell office:value-type="float" office:value="0.251837290865021" calcext:value-type="float">
            <text:p>0.251837290865021</text:p>
          </table:table-cell>
          <table:table-cell office:value-type="float" office:value="0.27930489265778" calcext:value-type="float">
            <text:p>0.27930489265778</text:p>
          </table:table-cell>
          <table:table-cell office:value-type="float" office:value="0.0280620156179147" calcext:value-type="float">
            <text:p>0.028062015617915</text:p>
          </table:table-cell>
          <table:table-cell office:value-type="float" office:value="0.0397391360364092" calcext:value-type="float">
            <text:p>0.039739136036409</text:p>
          </table:table-cell>
          <table:table-cell office:value-type="float" office:value="0.0263626023901598" calcext:value-type="float">
            <text:p>0.02636260239016</text:p>
          </table:table-cell>
          <table:table-cell office:value-type="float" office:value="0.0421068060686837" calcext:value-type="float">
            <text:p>0.042106806068684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7781736232977" calcext:value-type="float">
            <text:p>0.377781736232977</text:p>
          </table:table-cell>
          <table:table-cell office:value-type="float" office:value="0.458658220936863" calcext:value-type="float">
            <text:p>0.458658220936863</text:p>
          </table:table-cell>
          <table:table-cell office:value-type="float" office:value="0.381645637716251" calcext:value-type="float">
            <text:p>0.381645637716251</text:p>
          </table:table-cell>
          <table:table-cell office:value-type="float" office:value="0.453012529003406" calcext:value-type="float">
            <text:p>0.453012529003406</text:p>
          </table:table-cell>
          <table:table-cell office:value-type="float" office:value="6.97592227734227" calcext:value-type="float">
            <text:p>6.97592227734227</text:p>
          </table:table-cell>
          <table:table-cell office:value-type="float" office:value="10.4763524070045" calcext:value-type="float">
            <text:p>10.4763524070045</text:p>
          </table:table-cell>
          <table:table-cell office:value-type="float" office:value="7.17197196718684" calcext:value-type="float">
            <text:p>7.17197196718684</text:p>
          </table:table-cell>
          <table:table-cell office:value-type="float" office:value="10.2712597501403" calcext:value-type="float">
            <text:p>10.2712597501403</text:p>
          </table:table-cell>
          <table:table-cell office:value-type="float" office:value="0.236883468452635" calcext:value-type="float">
            <text:p>0.236883468452635</text:p>
          </table:table-cell>
          <table:table-cell office:value-type="float" office:value="0.266420362394263" calcext:value-type="float">
            <text:p>0.266420362394263</text:p>
          </table:table-cell>
          <table:table-cell office:value-type="float" office:value="0.240772242955793" calcext:value-type="float">
            <text:p>0.240772242955793</text:p>
          </table:table-cell>
          <table:table-cell office:value-type="float" office:value="0.259607598047923" calcext:value-type="float">
            <text:p>0.259607598047923</text:p>
          </table:table-cell>
          <table:table-cell office:value-type="float" office:value="0.027738466272905" calcext:value-type="float">
            <text:p>0.027738466272905</text:p>
          </table:table-cell>
          <table:table-cell office:value-type="float" office:value="0.0402378082243946" calcext:value-type="float">
            <text:p>0.040237808224395</text:p>
          </table:table-cell>
          <table:table-cell office:value-type="float" office:value="0.0269472569051866" calcext:value-type="float">
            <text:p>0.026947256905187</text:p>
          </table:table-cell>
          <table:table-cell office:value-type="float" office:value="0.0411557970134417" calcext:value-type="float">
            <text:p>0.041155797013442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7240399487676" calcext:value-type="float">
            <text:p>0.387240399487676</text:p>
          </table:table-cell>
          <table:table-cell office:value-type="float" office:value="0.466873407160452" calcext:value-type="float">
            <text:p>0.466873407160452</text:p>
          </table:table-cell>
          <table:table-cell office:value-type="float" office:value="0.390872326098892" calcext:value-type="float">
            <text:p>0.390872326098892</text:p>
          </table:table-cell>
          <table:table-cell office:value-type="float" office:value="0.461013145039509" calcext:value-type="float">
            <text:p>0.461013145039509</text:p>
          </table:table-cell>
          <table:table-cell office:value-type="float" office:value="7.34984095622931" calcext:value-type="float">
            <text:p>7.34984095622931</text:p>
          </table:table-cell>
          <table:table-cell office:value-type="float" office:value="11.2340064065649" calcext:value-type="float">
            <text:p>11.2340064065649</text:p>
          </table:table-cell>
          <table:table-cell office:value-type="float" office:value="7.82450647922228" calcext:value-type="float">
            <text:p>7.82450647922228</text:p>
          </table:table-cell>
          <table:table-cell office:value-type="float" office:value="10.8251870258892" calcext:value-type="float">
            <text:p>10.8251870258892</text:p>
          </table:table-cell>
          <table:table-cell office:value-type="float" office:value="0.248506371381116" calcext:value-type="float">
            <text:p>0.248506371381116</text:p>
          </table:table-cell>
          <table:table-cell office:value-type="float" office:value="0.285666487209957" calcext:value-type="float">
            <text:p>0.285666487209957</text:p>
          </table:table-cell>
          <table:table-cell office:value-type="float" office:value="0.252279870657462" calcext:value-type="float">
            <text:p>0.252279870657462</text:p>
          </table:table-cell>
          <table:table-cell office:value-type="float" office:value="0.278861939230298" calcext:value-type="float">
            <text:p>0.278861939230298</text:p>
          </table:table-cell>
          <table:table-cell office:value-type="float" office:value="0.0278771435261189" calcext:value-type="float">
            <text:p>0.027877143526119</text:p>
          </table:table-cell>
          <table:table-cell office:value-type="float" office:value="0.0394308107631712" calcext:value-type="float">
            <text:p>0.039430810763171</text:p>
          </table:table-cell>
          <table:table-cell office:value-type="float" office:value="0.0256593864543285" calcext:value-type="float">
            <text:p>0.025659386454329</text:p>
          </table:table-cell>
          <table:table-cell office:value-type="float" office:value="0.0426388134765623" calcext:value-type="float">
            <text:p>0.042638813476562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4364582000042" calcext:value-type="float">
            <text:p>0.374364582000042</text:p>
          </table:table-cell>
          <table:table-cell office:value-type="float" office:value="0.451564988535312" calcext:value-type="float">
            <text:p>0.451564988535312</text:p>
          </table:table-cell>
          <table:table-cell office:value-type="float" office:value="0.377925209434261" calcext:value-type="float">
            <text:p>0.377925209434261</text:p>
          </table:table-cell>
          <table:table-cell office:value-type="float" office:value="0.446699452884395" calcext:value-type="float">
            <text:p>0.446699452884395</text:p>
          </table:table-cell>
          <table:table-cell office:value-type="float" office:value="7.11433657830207" calcext:value-type="float">
            <text:p>7.11433657830207</text:p>
          </table:table-cell>
          <table:table-cell office:value-type="float" office:value="11.0830992756253" calcext:value-type="float">
            <text:p>11.0830992756253</text:p>
          </table:table-cell>
          <table:table-cell office:value-type="float" office:value="7.41774532318638" calcext:value-type="float">
            <text:p>7.41774532318638</text:p>
          </table:table-cell>
          <table:table-cell office:value-type="float" office:value="10.7598830946307" calcext:value-type="float">
            <text:p>10.7598830946307</text:p>
          </table:table-cell>
          <table:table-cell office:value-type="float" office:value="0.233705371329287" calcext:value-type="float">
            <text:p>0.233705371329287</text:p>
          </table:table-cell>
          <table:table-cell office:value-type="float" office:value="0.258715378973994" calcext:value-type="float">
            <text:p>0.258715378973994</text:p>
          </table:table-cell>
          <table:table-cell office:value-type="float" office:value="0.236919374598348" calcext:value-type="float">
            <text:p>0.236919374598348</text:p>
          </table:table-cell>
          <table:table-cell office:value-type="float" office:value="0.253149417284795" calcext:value-type="float">
            <text:p>0.253149417284795</text:p>
          </table:table-cell>
          <table:table-cell office:value-type="float" office:value="0.0296709661366419" calcext:value-type="float">
            <text:p>0.029670966136642</text:p>
          </table:table-cell>
          <table:table-cell office:value-type="float" office:value="0.0397990447259697" calcext:value-type="float">
            <text:p>0.03979904472597</text:p>
          </table:table-cell>
          <table:table-cell office:value-type="float" office:value="0.0266587714364808" calcext:value-type="float">
            <text:p>0.026658771436481</text:p>
          </table:table-cell>
          <table:table-cell office:value-type="float" office:value="0.0442982959823369" calcext:value-type="float">
            <text:p>0.044298295982337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1942606925257" calcext:value-type="float">
            <text:p>0.381942606925257</text:p>
          </table:table-cell>
          <table:table-cell office:value-type="float" office:value="0.455571659800843" calcext:value-type="float">
            <text:p>0.455571659800843</text:p>
          </table:table-cell>
          <table:table-cell office:value-type="float" office:value="0.385933303481359" calcext:value-type="float">
            <text:p>0.385933303481359</text:p>
          </table:table-cell>
          <table:table-cell office:value-type="float" office:value="0.449703452122918" calcext:value-type="float">
            <text:p>0.449703452122918</text:p>
          </table:table-cell>
          <table:table-cell office:value-type="float" office:value="7.27719890189093" calcext:value-type="float">
            <text:p>7.27719890189093</text:p>
          </table:table-cell>
          <table:table-cell office:value-type="float" office:value="11.2065544833908" calcext:value-type="float">
            <text:p>11.2065544833908</text:p>
          </table:table-cell>
          <table:table-cell office:value-type="float" office:value="7.61300768727547" calcext:value-type="float">
            <text:p>7.61300768727547</text:p>
          </table:table-cell>
          <table:table-cell office:value-type="float" office:value="10.9409451930452" calcext:value-type="float">
            <text:p>10.9409451930452</text:p>
          </table:table-cell>
          <table:table-cell office:value-type="float" office:value="0.240677380844502" calcext:value-type="float">
            <text:p>0.240677380844502</text:p>
          </table:table-cell>
          <table:table-cell office:value-type="float" office:value="0.273723386708763" calcext:value-type="float">
            <text:p>0.273723386708763</text:p>
          </table:table-cell>
          <table:table-cell office:value-type="float" office:value="0.244674786442549" calcext:value-type="float">
            <text:p>0.244674786442549</text:p>
          </table:table-cell>
          <table:table-cell office:value-type="float" office:value="0.266605570936733" calcext:value-type="float">
            <text:p>0.266605570936733</text:p>
          </table:table-cell>
          <table:table-cell office:value-type="float" office:value="0.0289580350189797" calcext:value-type="float">
            <text:p>0.02895803501898</text:p>
          </table:table-cell>
          <table:table-cell office:value-type="float" office:value="0.0381955162751243" calcext:value-type="float">
            <text:p>0.038195516275124</text:p>
          </table:table-cell>
          <table:table-cell office:value-type="float" office:value="0.0256177035050583" calcext:value-type="float">
            <text:p>0.025617703505058</text:p>
          </table:table-cell>
          <table:table-cell office:value-type="float" office:value="0.0431907915027179" calcext:value-type="float">
            <text:p>0.043190791502718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2098876223864" calcext:value-type="float">
            <text:p>0.372098876223864</text:p>
          </table:table-cell>
          <table:table-cell office:value-type="float" office:value="0.439183609916985" calcext:value-type="float">
            <text:p>0.439183609916985</text:p>
          </table:table-cell>
          <table:table-cell office:value-type="float" office:value="0.376205704138495" calcext:value-type="float">
            <text:p>0.376205704138495</text:p>
          </table:table-cell>
          <table:table-cell office:value-type="float" office:value="0.432982653850416" calcext:value-type="float">
            <text:p>0.432982653850416</text:p>
          </table:table-cell>
          <table:table-cell office:value-type="float" office:value="6.86708602857321" calcext:value-type="float">
            <text:p>6.86708602857321</text:p>
          </table:table-cell>
          <table:table-cell office:value-type="float" office:value="10.1112790481856" calcext:value-type="float">
            <text:p>10.1112790481856</text:p>
          </table:table-cell>
          <table:table-cell office:value-type="float" office:value="7.23091803574979" calcext:value-type="float">
            <text:p>7.23091803574979</text:p>
          </table:table-cell>
          <table:table-cell office:value-type="float" office:value="9.16177996473131" calcext:value-type="float">
            <text:p>9.16177996473131</text:p>
          </table:table-cell>
          <table:table-cell office:value-type="float" office:value="0.24180954533958" calcext:value-type="float">
            <text:p>0.24180954533958</text:p>
          </table:table-cell>
          <table:table-cell office:value-type="float" office:value="0.268985337728742" calcext:value-type="float">
            <text:p>0.268985337728742</text:p>
          </table:table-cell>
          <table:table-cell office:value-type="float" office:value="0.246137820306234" calcext:value-type="float">
            <text:p>0.246137820306234</text:p>
          </table:table-cell>
          <table:table-cell office:value-type="float" office:value="0.261475291527886" calcext:value-type="float">
            <text:p>0.261475291527886</text:p>
          </table:table-cell>
          <table:table-cell office:value-type="float" office:value="0.0326754386006324" calcext:value-type="float">
            <text:p>0.032675438600632</text:p>
          </table:table-cell>
          <table:table-cell office:value-type="float" office:value="0.0462248208645302" calcext:value-type="float">
            <text:p>0.04622482086453</text:p>
          </table:table-cell>
          <table:table-cell office:value-type="float" office:value="0.029877600680747" calcext:value-type="float">
            <text:p>0.029877600680747</text:p>
          </table:table-cell>
          <table:table-cell office:value-type="float" office:value="0.0502177018622633" calcext:value-type="float">
            <text:p>0.050217701862263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9323107024107" calcext:value-type="float">
            <text:p>0.379323107024107</text:p>
          </table:table-cell>
          <table:table-cell office:value-type="float" office:value="0.450687490879785" calcext:value-type="float">
            <text:p>0.450687490879785</text:p>
          </table:table-cell>
          <table:table-cell office:value-type="float" office:value="0.382013004161507" calcext:value-type="float">
            <text:p>0.382013004161507</text:p>
          </table:table-cell>
          <table:table-cell office:value-type="float" office:value="0.446469859951597" calcext:value-type="float">
            <text:p>0.446469859951597</text:p>
          </table:table-cell>
          <table:table-cell office:value-type="float" office:value="6.90261166319079" calcext:value-type="float">
            <text:p>6.90261166319079</text:p>
          </table:table-cell>
          <table:table-cell office:value-type="float" office:value="11.3686405222039" calcext:value-type="float">
            <text:p>11.3686405222039</text:p>
          </table:table-cell>
          <table:table-cell office:value-type="float" office:value="7.16840341987112" calcext:value-type="float">
            <text:p>7.16840341987112</text:p>
          </table:table-cell>
          <table:table-cell office:value-type="float" office:value="10.3074526273774" calcext:value-type="float">
            <text:p>10.3074526273774</text:p>
          </table:table-cell>
          <table:table-cell office:value-type="float" office:value="0.242113329631383" calcext:value-type="float">
            <text:p>0.242113329631383</text:p>
          </table:table-cell>
          <table:table-cell office:value-type="float" office:value="0.269273105834762" calcext:value-type="float">
            <text:p>0.269273105834762</text:p>
          </table:table-cell>
          <table:table-cell office:value-type="float" office:value="0.245700206495913" calcext:value-type="float">
            <text:p>0.245700206495913</text:p>
          </table:table-cell>
          <table:table-cell office:value-type="float" office:value="0.262956670683029" calcext:value-type="float">
            <text:p>0.262956670683029</text:p>
          </table:table-cell>
          <table:table-cell office:value-type="float" office:value="0.0302808556711508" calcext:value-type="float">
            <text:p>0.030280855671151</text:p>
          </table:table-cell>
          <table:table-cell office:value-type="float" office:value="0.0427748184992157" calcext:value-type="float">
            <text:p>0.042774818499216</text:p>
          </table:table-cell>
          <table:table-cell office:value-type="float" office:value="0.0278587135070731" calcext:value-type="float">
            <text:p>0.027858713507073</text:p>
          </table:table-cell>
          <table:table-cell office:value-type="float" office:value="0.0463220333446334" calcext:value-type="float">
            <text:p>0.046322033344633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9606034623355" calcext:value-type="float">
            <text:p>0.379606034623355</text:p>
          </table:table-cell>
          <table:table-cell office:value-type="float" office:value="0.4495195002053" calcext:value-type="float">
            <text:p>0.4495195002053</text:p>
          </table:table-cell>
          <table:table-cell office:value-type="float" office:value="0.383507355823157" calcext:value-type="float">
            <text:p>0.383507355823157</text:p>
          </table:table-cell>
          <table:table-cell office:value-type="float" office:value="0.444989996463305" calcext:value-type="float">
            <text:p>0.444989996463305</text:p>
          </table:table-cell>
          <table:table-cell office:value-type="float" office:value="6.63702244787684" calcext:value-type="float">
            <text:p>6.63702244787684</text:p>
          </table:table-cell>
          <table:table-cell office:value-type="float" office:value="11.0604317350264" calcext:value-type="float">
            <text:p>11.0604317350264</text:p>
          </table:table-cell>
          <table:table-cell office:value-type="float" office:value="7.2319114636789" calcext:value-type="float">
            <text:p>7.2319114636789</text:p>
          </table:table-cell>
          <table:table-cell office:value-type="float" office:value="9.97817275176999" calcext:value-type="float">
            <text:p>9.97817275176999</text:p>
          </table:table-cell>
          <table:table-cell office:value-type="float" office:value="0.245222418090361" calcext:value-type="float">
            <text:p>0.245222418090361</text:p>
          </table:table-cell>
          <table:table-cell office:value-type="float" office:value="0.271687623976449" calcext:value-type="float">
            <text:p>0.271687623976449</text:p>
          </table:table-cell>
          <table:table-cell office:value-type="float" office:value="0.248884510222887" calcext:value-type="float">
            <text:p>0.248884510222887</text:p>
          </table:table-cell>
          <table:table-cell office:value-type="float" office:value="0.265303580065766" calcext:value-type="float">
            <text:p>0.265303580065766</text:p>
          </table:table-cell>
          <table:table-cell office:value-type="float" office:value="0.0364564226073567" calcext:value-type="float">
            <text:p>0.036456422607357</text:p>
          </table:table-cell>
          <table:table-cell office:value-type="float" office:value="0.0490421397899658" calcext:value-type="float">
            <text:p>0.049042139789966</text:p>
          </table:table-cell>
          <table:table-cell office:value-type="float" office:value="0.0322614238147266" calcext:value-type="float">
            <text:p>0.032261423814727</text:p>
          </table:table-cell>
          <table:table-cell office:value-type="float" office:value="0.0553479904278999" calcext:value-type="float">
            <text:p>0.0553479904279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9590614734844" calcext:value-type="float">
            <text:p>0.379590614734844</text:p>
          </table:table-cell>
          <table:table-cell office:value-type="float" office:value="0.452195628793839" calcext:value-type="float">
            <text:p>0.452195628793839</text:p>
          </table:table-cell>
          <table:table-cell office:value-type="float" office:value="0.38394391715085" calcext:value-type="float">
            <text:p>0.38394391715085</text:p>
          </table:table-cell>
          <table:table-cell office:value-type="float" office:value="0.44626194492837" calcext:value-type="float">
            <text:p>0.44626194492837</text:p>
          </table:table-cell>
          <table:table-cell office:value-type="float" office:value="6.29792888330156" calcext:value-type="float">
            <text:p>6.29792888330156</text:p>
          </table:table-cell>
          <table:table-cell office:value-type="float" office:value="11.2294646584254" calcext:value-type="float">
            <text:p>11.2294646584254</text:p>
          </table:table-cell>
          <table:table-cell office:value-type="float" office:value="6.74144255798362" calcext:value-type="float">
            <text:p>6.74144255798362</text:p>
          </table:table-cell>
          <table:table-cell office:value-type="float" office:value="9.8204377268697" calcext:value-type="float">
            <text:p>9.8204377268697</text:p>
          </table:table-cell>
          <table:table-cell office:value-type="float" office:value="0.24221270448126" calcext:value-type="float">
            <text:p>0.24221270448126</text:p>
          </table:table-cell>
          <table:table-cell office:value-type="float" office:value="0.270389809496528" calcext:value-type="float">
            <text:p>0.270389809496528</text:p>
          </table:table-cell>
          <table:table-cell office:value-type="float" office:value="0.246331946623508" calcext:value-type="float">
            <text:p>0.246331946623508</text:p>
          </table:table-cell>
          <table:table-cell office:value-type="float" office:value="0.263134710605609" calcext:value-type="float">
            <text:p>0.263134710605609</text:p>
          </table:table-cell>
          <table:table-cell office:value-type="float" office:value="0.038902906839538" calcext:value-type="float">
            <text:p>0.038902906839538</text:p>
          </table:table-cell>
          <table:table-cell office:value-type="float" office:value="0.0503988465164964" calcext:value-type="float">
            <text:p>0.050398846516496</text:p>
          </table:table-cell>
          <table:table-cell office:value-type="float" office:value="0.0325485419530564" calcext:value-type="float">
            <text:p>0.032548541953056</text:p>
          </table:table-cell>
          <table:table-cell office:value-type="float" office:value="0.0601156033821004" calcext:value-type="float">
            <text:p>0.0601156033821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6319181792425" calcext:value-type="float">
            <text:p>0.376319181792425</text:p>
          </table:table-cell>
          <table:table-cell office:value-type="float" office:value="0.448598503423007" calcext:value-type="float">
            <text:p>0.448598503423007</text:p>
          </table:table-cell>
          <table:table-cell office:value-type="float" office:value="0.380775875769975" calcext:value-type="float">
            <text:p>0.380775875769975</text:p>
          </table:table-cell>
          <table:table-cell office:value-type="float" office:value="0.442678625076705" calcext:value-type="float">
            <text:p>0.442678625076705</text:p>
          </table:table-cell>
          <table:table-cell office:value-type="float" office:value="6.53076862723062" calcext:value-type="float">
            <text:p>6.53076862723062</text:p>
          </table:table-cell>
          <table:table-cell office:value-type="float" office:value="10.9549684098" calcext:value-type="float">
            <text:p>10.9549684098</text:p>
          </table:table-cell>
          <table:table-cell office:value-type="float" office:value="7.24013793859575" calcext:value-type="float">
            <text:p>7.24013793859575</text:p>
          </table:table-cell>
          <table:table-cell office:value-type="float" office:value="9.62886729396758" calcext:value-type="float">
            <text:p>9.62886729396758</text:p>
          </table:table-cell>
          <table:table-cell office:value-type="float" office:value="0.240548463597703" calcext:value-type="float">
            <text:p>0.240548463597703</text:p>
          </table:table-cell>
          <table:table-cell office:value-type="float" office:value="0.27099326736226" calcext:value-type="float">
            <text:p>0.27099326736226</text:p>
          </table:table-cell>
          <table:table-cell office:value-type="float" office:value="0.244872193463996" calcext:value-type="float">
            <text:p>0.244872193463996</text:p>
          </table:table-cell>
          <table:table-cell office:value-type="float" office:value="0.263332738004655" calcext:value-type="float">
            <text:p>0.263332738004655</text:p>
          </table:table-cell>
          <table:table-cell office:value-type="float" office:value="0.0367403701690505" calcext:value-type="float">
            <text:p>0.036740370169051</text:p>
          </table:table-cell>
          <table:table-cell office:value-type="float" office:value="0.048001361989017" calcext:value-type="float">
            <text:p>0.048001361989017</text:p>
          </table:table-cell>
          <table:table-cell office:value-type="float" office:value="0.0322890762879587" calcext:value-type="float">
            <text:p>0.032289076287959</text:p>
          </table:table-cell>
          <table:table-cell office:value-type="float" office:value="0.0546933531021271" calcext:value-type="float">
            <text:p>0.054693353102127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8771290761226" calcext:value-type="float">
            <text:p>0.378771290761226</text:p>
          </table:table-cell>
          <table:table-cell office:value-type="float" office:value="0.450727523994193" calcext:value-type="float">
            <text:p>0.450727523994193</text:p>
          </table:table-cell>
          <table:table-cell office:value-type="float" office:value="0.382710055457696" calcext:value-type="float">
            <text:p>0.382710055457696</text:p>
          </table:table-cell>
          <table:table-cell office:value-type="float" office:value="0.444438685153613" calcext:value-type="float">
            <text:p>0.444438685153613</text:p>
          </table:table-cell>
          <table:table-cell office:value-type="float" office:value="6.65825173393251" calcext:value-type="float">
            <text:p>6.65825173393251</text:p>
          </table:table-cell>
          <table:table-cell office:value-type="float" office:value="11.0566337059705" calcext:value-type="float">
            <text:p>11.0566337059705</text:p>
          </table:table-cell>
          <table:table-cell office:value-type="float" office:value="7.37593569705053" calcext:value-type="float">
            <text:p>7.37593569705053</text:p>
          </table:table-cell>
          <table:table-cell office:value-type="float" office:value="10.0811330560441" calcext:value-type="float">
            <text:p>10.0811330560441</text:p>
          </table:table-cell>
          <table:table-cell office:value-type="float" office:value="0.240701864048025" calcext:value-type="float">
            <text:p>0.240701864048025</text:p>
          </table:table-cell>
          <table:table-cell office:value-type="float" office:value="0.271726683156466" calcext:value-type="float">
            <text:p>0.271726683156466</text:p>
          </table:table-cell>
          <table:table-cell office:value-type="float" office:value="0.244778334373091" calcext:value-type="float">
            <text:p>0.244778334373091</text:p>
          </table:table-cell>
          <table:table-cell office:value-type="float" office:value="0.264468545251425" calcext:value-type="float">
            <text:p>0.264468545251425</text:p>
          </table:table-cell>
          <table:table-cell office:value-type="float" office:value="0.0322419537693521" calcext:value-type="float">
            <text:p>0.032241953769352</text:p>
          </table:table-cell>
          <table:table-cell office:value-type="float" office:value="0.0444699923525874" calcext:value-type="float">
            <text:p>0.044469992352587</text:p>
          </table:table-cell>
          <table:table-cell office:value-type="float" office:value="0.0292510204547645" calcext:value-type="float">
            <text:p>0.029251020454765</text:p>
          </table:table-cell>
          <table:table-cell office:value-type="float" office:value="0.0488668405391257" calcext:value-type="float">
            <text:p>0.048866840539126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0100297224129" calcext:value-type="float">
            <text:p>0.380100297224129</text:p>
          </table:table-cell>
          <table:table-cell office:value-type="float" office:value="0.452603786251734" calcext:value-type="float">
            <text:p>0.452603786251734</text:p>
          </table:table-cell>
          <table:table-cell office:value-type="float" office:value="0.384578169397131" calcext:value-type="float">
            <text:p>0.384578169397131</text:p>
          </table:table-cell>
          <table:table-cell office:value-type="float" office:value="0.445977477315767" calcext:value-type="float">
            <text:p>0.445977477315767</text:p>
          </table:table-cell>
          <table:table-cell office:value-type="float" office:value="6.68910002822477" calcext:value-type="float">
            <text:p>6.68910002822477</text:p>
          </table:table-cell>
          <table:table-cell office:value-type="float" office:value="10.4410932801923" calcext:value-type="float">
            <text:p>10.4410932801923</text:p>
          </table:table-cell>
          <table:table-cell office:value-type="float" office:value="7.26205603086728" calcext:value-type="float">
            <text:p>7.26205603086728</text:p>
          </table:table-cell>
          <table:table-cell office:value-type="float" office:value="9.85773024630843" calcext:value-type="float">
            <text:p>9.85773024630843</text:p>
          </table:table-cell>
          <table:table-cell office:value-type="float" office:value="0.243959789669871" calcext:value-type="float">
            <text:p>0.243959789669871</text:p>
          </table:table-cell>
          <table:table-cell office:value-type="float" office:value="0.284237299916523" calcext:value-type="float">
            <text:p>0.284237299916523</text:p>
          </table:table-cell>
          <table:table-cell office:value-type="float" office:value="0.248021554293372" calcext:value-type="float">
            <text:p>0.248021554293372</text:p>
          </table:table-cell>
          <table:table-cell office:value-type="float" office:value="0.27681287421528" calcext:value-type="float">
            <text:p>0.27681287421528</text:p>
          </table:table-cell>
          <table:table-cell office:value-type="float" office:value="0.0342645995222259" calcext:value-type="float">
            <text:p>0.034264599522226</text:p>
          </table:table-cell>
          <table:table-cell office:value-type="float" office:value="0.0421883866374827" calcext:value-type="float">
            <text:p>0.042188386637483</text:p>
          </table:table-cell>
          <table:table-cell office:value-type="float" office:value="0.0302592604424409" calcext:value-type="float">
            <text:p>0.030259260442441</text:p>
          </table:table-cell>
          <table:table-cell office:value-type="float" office:value="0.0482700865185446" calcext:value-type="float">
            <text:p>0.048270086518545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0499208661506" calcext:value-type="float">
            <text:p>0.370499208661506</text:p>
          </table:table-cell>
          <table:table-cell office:value-type="float" office:value="0.440086969290225" calcext:value-type="float">
            <text:p>0.440086969290225</text:p>
          </table:table-cell>
          <table:table-cell office:value-type="float" office:value="0.374754673591796" calcext:value-type="float">
            <text:p>0.374754673591796</text:p>
          </table:table-cell>
          <table:table-cell office:value-type="float" office:value="0.433660225141957" calcext:value-type="float">
            <text:p>0.433660225141957</text:p>
          </table:table-cell>
          <table:table-cell office:value-type="float" office:value="6.4680929486249" calcext:value-type="float">
            <text:p>6.4680929486249</text:p>
          </table:table-cell>
          <table:table-cell office:value-type="float" office:value="11.1023202425982" calcext:value-type="float">
            <text:p>11.1023202425982</text:p>
          </table:table-cell>
          <table:table-cell office:value-type="float" office:value="7.2511403350541" calcext:value-type="float">
            <text:p>7.2511403350541</text:p>
          </table:table-cell>
          <table:table-cell office:value-type="float" office:value="9.99089725779909" calcext:value-type="float">
            <text:p>9.99089725779909</text:p>
          </table:table-cell>
          <table:table-cell office:value-type="float" office:value="0.23849439285061" calcext:value-type="float">
            <text:p>0.23849439285061</text:p>
          </table:table-cell>
          <table:table-cell office:value-type="float" office:value="0.269715317467209" calcext:value-type="float">
            <text:p>0.269715317467209</text:p>
          </table:table-cell>
          <table:table-cell office:value-type="float" office:value="0.242489669113387" calcext:value-type="float">
            <text:p>0.242489669113387</text:p>
          </table:table-cell>
          <table:table-cell office:value-type="float" office:value="0.262532579445333" calcext:value-type="float">
            <text:p>0.262532579445333</text:p>
          </table:table-cell>
          <table:table-cell office:value-type="float" office:value="0.0323389578612306" calcext:value-type="float">
            <text:p>0.032338957861231</text:p>
          </table:table-cell>
          <table:table-cell office:value-type="float" office:value="0.041298658283073" calcext:value-type="float">
            <text:p>0.041298658283073</text:p>
          </table:table-cell>
          <table:table-cell office:value-type="float" office:value="0.0275299851940142" calcext:value-type="float">
            <text:p>0.027529985194014</text:p>
          </table:table-cell>
          <table:table-cell office:value-type="float" office:value="0.0487140369969467" calcext:value-type="float">
            <text:p>0.048714036996947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991612768149" calcext:value-type="float">
            <text:p>0.36991612768149</text:p>
          </table:table-cell>
          <table:table-cell office:value-type="float" office:value="0.436916451751552" calcext:value-type="float">
            <text:p>0.436916451751552</text:p>
          </table:table-cell>
          <table:table-cell office:value-type="float" office:value="0.374305910310103" calcext:value-type="float">
            <text:p>0.374305910310103</text:p>
          </table:table-cell>
          <table:table-cell office:value-type="float" office:value="0.430651137235258" calcext:value-type="float">
            <text:p>0.430651137235258</text:p>
          </table:table-cell>
          <table:table-cell office:value-type="float" office:value="6.70309768567937" calcext:value-type="float">
            <text:p>6.70309768567937</text:p>
          </table:table-cell>
          <table:table-cell office:value-type="float" office:value="10.5674408588317" calcext:value-type="float">
            <text:p>10.5674408588317</text:p>
          </table:table-cell>
          <table:table-cell office:value-type="float" office:value="7.36665290442899" calcext:value-type="float">
            <text:p>7.36665290442899</text:p>
          </table:table-cell>
          <table:table-cell office:value-type="float" office:value="9.81090870985287" calcext:value-type="float">
            <text:p>9.81090870985287</text:p>
          </table:table-cell>
          <table:table-cell office:value-type="float" office:value="0.23735243289572" calcext:value-type="float">
            <text:p>0.23735243289572</text:p>
          </table:table-cell>
          <table:table-cell office:value-type="float" office:value="0.268761264598265" calcext:value-type="float">
            <text:p>0.268761264598265</text:p>
          </table:table-cell>
          <table:table-cell office:value-type="float" office:value="0.24150374899863" calcext:value-type="float">
            <text:p>0.24150374899863</text:p>
          </table:table-cell>
          <table:table-cell office:value-type="float" office:value="0.261333291482616" calcext:value-type="float">
            <text:p>0.261333291482616</text:p>
          </table:table-cell>
          <table:table-cell office:value-type="float" office:value="0.0329345524647747" calcext:value-type="float">
            <text:p>0.032934552464775</text:p>
          </table:table-cell>
          <table:table-cell office:value-type="float" office:value="0.0451612489085816" calcext:value-type="float">
            <text:p>0.045161248908582</text:p>
          </table:table-cell>
          <table:table-cell office:value-type="float" office:value="0.0310990726152671" calcext:value-type="float">
            <text:p>0.031099072615267</text:p>
          </table:table-cell>
          <table:table-cell office:value-type="float" office:value="0.0477304276879781" calcext:value-type="float">
            <text:p>0.047730427687978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7837882563274" calcext:value-type="float">
            <text:p>0.367837882563274</text:p>
          </table:table-cell>
          <table:table-cell office:value-type="float" office:value="0.435412516423241" calcext:value-type="float">
            <text:p>0.435412516423241</text:p>
          </table:table-cell>
          <table:table-cell office:value-type="float" office:value="0.371735702370753" calcext:value-type="float">
            <text:p>0.371735702370753</text:p>
          </table:table-cell>
          <table:table-cell office:value-type="float" office:value="0.429624154890902" calcext:value-type="float">
            <text:p>0.429624154890902</text:p>
          </table:table-cell>
          <table:table-cell office:value-type="float" office:value="6.74192539409721" calcext:value-type="float">
            <text:p>6.74192539409721</text:p>
          </table:table-cell>
          <table:table-cell office:value-type="float" office:value="10.1200325489814" calcext:value-type="float">
            <text:p>10.1200325489814</text:p>
          </table:table-cell>
          <table:table-cell office:value-type="float" office:value="7.06514359268189" calcext:value-type="float">
            <text:p>7.06514359268189</text:p>
          </table:table-cell>
          <table:table-cell office:value-type="float" office:value="9.20985694969014" calcext:value-type="float">
            <text:p>9.20985694969014</text:p>
          </table:table-cell>
          <table:table-cell office:value-type="float" office:value="0.234822306561294" calcext:value-type="float">
            <text:p>0.234822306561294</text:p>
          </table:table-cell>
          <table:table-cell office:value-type="float" office:value="0.261573310550031" calcext:value-type="float">
            <text:p>0.261573310550031</text:p>
          </table:table-cell>
          <table:table-cell office:value-type="float" office:value="0.23846211836382" calcext:value-type="float">
            <text:p>0.23846211836382</text:p>
          </table:table-cell>
          <table:table-cell office:value-type="float" office:value="0.255150076099076" calcext:value-type="float">
            <text:p>0.255150076099076</text:p>
          </table:table-cell>
          <table:table-cell office:value-type="float" office:value="0.0380891858710219" calcext:value-type="float">
            <text:p>0.038089185871022</text:p>
          </table:table-cell>
          <table:table-cell office:value-type="float" office:value="0.047292484717835" calcext:value-type="float">
            <text:p>0.047292484717835</text:p>
          </table:table-cell>
          <table:table-cell office:value-type="float" office:value="0.0322391949242797" calcext:value-type="float">
            <text:p>0.03223919492428</text:p>
          </table:table-cell>
          <table:table-cell office:value-type="float" office:value="0.0563423111934695" calcext:value-type="float">
            <text:p>0.05634231119347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836008835232" calcext:value-type="float">
            <text:p>0.36836008835232</text:p>
          </table:table-cell>
          <table:table-cell office:value-type="float" office:value="0.432143685292744" calcext:value-type="float">
            <text:p>0.432143685292744</text:p>
          </table:table-cell>
          <table:table-cell office:value-type="float" office:value="0.372482720560231" calcext:value-type="float">
            <text:p>0.372482720560231</text:p>
          </table:table-cell>
          <table:table-cell office:value-type="float" office:value="0.426185983888924" calcext:value-type="float">
            <text:p>0.426185983888924</text:p>
          </table:table-cell>
          <table:table-cell office:value-type="float" office:value="6.48871155232953" calcext:value-type="float">
            <text:p>6.48871155232953</text:p>
          </table:table-cell>
          <table:table-cell office:value-type="float" office:value="10.261993778962" calcext:value-type="float">
            <text:p>10.261993778962</text:p>
          </table:table-cell>
          <table:table-cell office:value-type="float" office:value="6.9189104137863" calcext:value-type="float">
            <text:p>6.9189104137863</text:p>
          </table:table-cell>
          <table:table-cell office:value-type="float" office:value="8.96262187686983" calcext:value-type="float">
            <text:p>8.96262187686983</text:p>
          </table:table-cell>
          <table:table-cell office:value-type="float" office:value="0.234626601601419" calcext:value-type="float">
            <text:p>0.234626601601419</text:p>
          </table:table-cell>
          <table:table-cell office:value-type="float" office:value="0.262126573568485" calcext:value-type="float">
            <text:p>0.262126573568485</text:p>
          </table:table-cell>
          <table:table-cell office:value-type="float" office:value="0.238447622600098" calcext:value-type="float">
            <text:p>0.238447622600098</text:p>
          </table:table-cell>
          <table:table-cell office:value-type="float" office:value="0.255418169251557" calcext:value-type="float">
            <text:p>0.255418169251557</text:p>
          </table:table-cell>
          <table:table-cell office:value-type="float" office:value="0.0350614722772265" calcext:value-type="float">
            <text:p>0.035061472277227</text:p>
          </table:table-cell>
          <table:table-cell office:value-type="float" office:value="0.0432103491550961" calcext:value-type="float">
            <text:p>0.043210349155096</text:p>
          </table:table-cell>
          <table:table-cell office:value-type="float" office:value="0.0306544529449209" calcext:value-type="float">
            <text:p>0.030654452944921</text:p>
          </table:table-cell>
          <table:table-cell office:value-type="float" office:value="0.0499327406047988" calcext:value-type="float">
            <text:p>0.049932740604799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65942468040553" calcext:value-type="float">
            <text:p>0.365942468040553</text:p>
          </table:table-cell>
          <table:table-cell office:value-type="float" office:value="0.430447192337666" calcext:value-type="float">
            <text:p>0.430447192337666</text:p>
          </table:table-cell>
          <table:table-cell office:value-type="float" office:value="0.369609714371478" calcext:value-type="float">
            <text:p>0.369609714371478</text:p>
          </table:table-cell>
          <table:table-cell office:value-type="float" office:value="0.42441535646997" calcext:value-type="float">
            <text:p>0.42441535646997</text:p>
          </table:table-cell>
          <table:table-cell office:value-type="float" office:value="6.3932468836526" calcext:value-type="float">
            <text:p>6.3932468836526</text:p>
          </table:table-cell>
          <table:table-cell office:value-type="float" office:value="9.88223908043607" calcext:value-type="float">
            <text:p>9.88223908043607</text:p>
          </table:table-cell>
          <table:table-cell office:value-type="float" office:value="6.82035010106203" calcext:value-type="float">
            <text:p>6.82035010106203</text:p>
          </table:table-cell>
          <table:table-cell office:value-type="float" office:value="9.07374608748543" calcext:value-type="float">
            <text:p>9.07374608748543</text:p>
          </table:table-cell>
          <table:table-cell office:value-type="float" office:value="0.231641137297916" calcext:value-type="float">
            <text:p>0.231641137297916</text:p>
          </table:table-cell>
          <table:table-cell office:value-type="float" office:value="0.267362865598475" calcext:value-type="float">
            <text:p>0.267362865598475</text:p>
          </table:table-cell>
          <table:table-cell office:value-type="float" office:value="0.235032624702349" calcext:value-type="float">
            <text:p>0.235032624702349</text:p>
          </table:table-cell>
          <table:table-cell office:value-type="float" office:value="0.261130779343163" calcext:value-type="float">
            <text:p>0.261130779343163</text:p>
          </table:table-cell>
          <table:table-cell office:value-type="float" office:value="0.0340372712236074" calcext:value-type="float">
            <text:p>0.034037271223607</text:p>
          </table:table-cell>
          <table:table-cell office:value-type="float" office:value="0.0427951421216885" calcext:value-type="float">
            <text:p>0.042795142121689</text:p>
          </table:table-cell>
          <table:table-cell office:value-type="float" office:value="0.0305035710546083" calcext:value-type="float">
            <text:p>0.030503571054608</text:p>
          </table:table-cell>
          <table:table-cell office:value-type="float" office:value="0.0482235836759764" calcext:value-type="float">
            <text:p>0.048223583675976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6430675216565" calcext:value-type="float">
            <text:p>0.376430675216565</text:p>
          </table:table-cell>
          <table:table-cell office:value-type="float" office:value="0.442392208875188" calcext:value-type="float">
            <text:p>0.442392208875188</text:p>
          </table:table-cell>
          <table:table-cell office:value-type="float" office:value="0.380385905871344" calcext:value-type="float">
            <text:p>0.380385905871344</text:p>
          </table:table-cell>
          <table:table-cell office:value-type="float" office:value="0.436298207015664" calcext:value-type="float">
            <text:p>0.436298207015664</text:p>
          </table:table-cell>
          <table:table-cell office:value-type="float" office:value="6.77151831311615" calcext:value-type="float">
            <text:p>6.77151831311615</text:p>
          </table:table-cell>
          <table:table-cell office:value-type="float" office:value="9.99669045407088" calcext:value-type="float">
            <text:p>9.99669045407088</text:p>
          </table:table-cell>
          <table:table-cell office:value-type="float" office:value="7.0775028602075" calcext:value-type="float">
            <text:p>7.0775028602075</text:p>
          </table:table-cell>
          <table:table-cell office:value-type="float" office:value="9.15816353379069" calcext:value-type="float">
            <text:p>9.15816353379069</text:p>
          </table:table-cell>
          <table:table-cell office:value-type="float" office:value="0.243437371165877" calcext:value-type="float">
            <text:p>0.243437371165877</text:p>
          </table:table-cell>
          <table:table-cell office:value-type="float" office:value="0.279412970362502" calcext:value-type="float">
            <text:p>0.279412970362502</text:p>
          </table:table-cell>
          <table:table-cell office:value-type="float" office:value="0.247340230609092" calcext:value-type="float">
            <text:p>0.247340230609092</text:p>
          </table:table-cell>
          <table:table-cell office:value-type="float" office:value="0.272331275701508" calcext:value-type="float">
            <text:p>0.272331275701508</text:p>
          </table:table-cell>
          <table:table-cell office:value-type="float" office:value="0.0333976395183143" calcext:value-type="float">
            <text:p>0.033397639518314</text:p>
          </table:table-cell>
          <table:table-cell office:value-type="float" office:value="0.0392703423142714" calcext:value-type="float">
            <text:p>0.039270342314271</text:p>
          </table:table-cell>
          <table:table-cell office:value-type="float" office:value="0.0288158324221021" calcext:value-type="float">
            <text:p>0.028815832422102</text:p>
          </table:table-cell>
          <table:table-cell office:value-type="float" office:value="0.0463727236906983" calcext:value-type="float">
            <text:p>0.046372723690698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539632187699" calcext:value-type="float">
            <text:p>0.36539632187699</text:p>
          </table:table-cell>
          <table:table-cell office:value-type="float" office:value="0.428073517899882" calcext:value-type="float">
            <text:p>0.428073517899882</text:p>
          </table:table-cell>
          <table:table-cell office:value-type="float" office:value="0.368331459771106" calcext:value-type="float">
            <text:p>0.368331459771106</text:p>
          </table:table-cell>
          <table:table-cell office:value-type="float" office:value="0.423241443426777" calcext:value-type="float">
            <text:p>0.423241443426777</text:p>
          </table:table-cell>
          <table:table-cell office:value-type="float" office:value="6.1440101322843" calcext:value-type="float">
            <text:p>6.1440101322843</text:p>
          </table:table-cell>
          <table:table-cell office:value-type="float" office:value="8.71766143182099" calcext:value-type="float">
            <text:p>8.71766143182099</text:p>
          </table:table-cell>
          <table:table-cell office:value-type="float" office:value="6.43232977090288" calcext:value-type="float">
            <text:p>6.43232977090288</text:p>
          </table:table-cell>
          <table:table-cell office:value-type="float" office:value="8.67249979361752" calcext:value-type="float">
            <text:p>8.67249979361752</text:p>
          </table:table-cell>
          <table:table-cell office:value-type="float" office:value="0.242816880377646" calcext:value-type="float">
            <text:p>0.242816880377646</text:p>
          </table:table-cell>
          <table:table-cell office:value-type="float" office:value="0.269581720039686" calcext:value-type="float">
            <text:p>0.269581720039686</text:p>
          </table:table-cell>
          <table:table-cell office:value-type="float" office:value="0.245500657291543" calcext:value-type="float">
            <text:p>0.245500657291543</text:p>
          </table:table-cell>
          <table:table-cell office:value-type="float" office:value="0.264765334548857" calcext:value-type="float">
            <text:p>0.264765334548857</text:p>
          </table:table-cell>
          <table:table-cell office:value-type="float" office:value="0.0339114210291519" calcext:value-type="float">
            <text:p>0.033911421029152</text:p>
          </table:table-cell>
          <table:table-cell office:value-type="float" office:value="0.0412758712708571" calcext:value-type="float">
            <text:p>0.041275871270857</text:p>
          </table:table-cell>
          <table:table-cell office:value-type="float" office:value="0.0308958701587125" calcext:value-type="float">
            <text:p>0.030895870158713</text:p>
          </table:table-cell>
          <table:table-cell office:value-type="float" office:value="0.0460271314036592" calcext:value-type="float">
            <text:p>0.046027131403659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66785390856478" calcext:value-type="float">
            <text:p>0.366785390856478</text:p>
          </table:table-cell>
          <table:table-cell office:value-type="float" office:value="0.433243086166666" calcext:value-type="float">
            <text:p>0.433243086166666</text:p>
          </table:table-cell>
          <table:table-cell office:value-type="float" office:value="0.369540953180061" calcext:value-type="float">
            <text:p>0.369540953180061</text:p>
          </table:table-cell>
          <table:table-cell office:value-type="float" office:value="0.429372711590982" calcext:value-type="float">
            <text:p>0.429372711590982</text:p>
          </table:table-cell>
          <table:table-cell office:value-type="float" office:value="6.05916792579889" calcext:value-type="float">
            <text:p>6.05916792579889</text:p>
          </table:table-cell>
          <table:table-cell office:value-type="float" office:value="8.68235013111452" calcext:value-type="float">
            <text:p>8.68235013111452</text:p>
          </table:table-cell>
          <table:table-cell office:value-type="float" office:value="6.29168078567582" calcext:value-type="float">
            <text:p>6.29168078567582</text:p>
          </table:table-cell>
          <table:table-cell office:value-type="float" office:value="8.61721602235861" calcext:value-type="float">
            <text:p>8.61721602235861</text:p>
          </table:table-cell>
          <table:table-cell office:value-type="float" office:value="0.242996742349837" calcext:value-type="float">
            <text:p>0.242996742349837</text:p>
          </table:table-cell>
          <table:table-cell office:value-type="float" office:value="0.270759858128328" calcext:value-type="float">
            <text:p>0.270759858128328</text:p>
          </table:table-cell>
          <table:table-cell office:value-type="float" office:value="0.245762077858793" calcext:value-type="float">
            <text:p>0.245762077858793</text:p>
          </table:table-cell>
          <table:table-cell office:value-type="float" office:value="0.265720500816353" calcext:value-type="float">
            <text:p>0.265720500816353</text:p>
          </table:table-cell>
          <table:table-cell office:value-type="float" office:value="0.0303720664528923" calcext:value-type="float">
            <text:p>0.030372066452892</text:p>
          </table:table-cell>
          <table:table-cell office:value-type="float" office:value="0.0398725256526721" calcext:value-type="float">
            <text:p>0.039872525652672</text:p>
          </table:table-cell>
          <table:table-cell office:value-type="float" office:value="0.0288029549499878" calcext:value-type="float">
            <text:p>0.028802954949988</text:p>
          </table:table-cell>
          <table:table-cell office:value-type="float" office:value="0.0422643873245023" calcext:value-type="float">
            <text:p>0.042264387324502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2786697999791" calcext:value-type="float">
            <text:p>0.362786697999791</text:p>
          </table:table-cell>
          <table:table-cell office:value-type="float" office:value="0.430628136583533" calcext:value-type="float">
            <text:p>0.430628136583533</text:p>
          </table:table-cell>
          <table:table-cell office:value-type="float" office:value="0.365767702607321" calcext:value-type="float">
            <text:p>0.365767702607321</text:p>
          </table:table-cell>
          <table:table-cell office:value-type="float" office:value="0.425907376624604" calcext:value-type="float">
            <text:p>0.425907376624604</text:p>
          </table:table-cell>
          <table:table-cell office:value-type="float" office:value="6.14689873640765" calcext:value-type="float">
            <text:p>6.14689873640765</text:p>
          </table:table-cell>
          <table:table-cell office:value-type="float" office:value="8.68634726255655" calcext:value-type="float">
            <text:p>8.68634726255655</text:p>
          </table:table-cell>
          <table:table-cell office:value-type="float" office:value="6.40262895068143" calcext:value-type="float">
            <text:p>6.40262895068143</text:p>
          </table:table-cell>
          <table:table-cell office:value-type="float" office:value="8.67293068695859" calcext:value-type="float">
            <text:p>8.67293068695859</text:p>
          </table:table-cell>
          <table:table-cell office:value-type="float" office:value="0.235384967038735" calcext:value-type="float">
            <text:p>0.235384967038735</text:p>
          </table:table-cell>
          <table:table-cell office:value-type="float" office:value="0.259252198936639" calcext:value-type="float">
            <text:p>0.259252198936639</text:p>
          </table:table-cell>
          <table:table-cell office:value-type="float" office:value="0.238302646718806" calcext:value-type="float">
            <text:p>0.238302646718806</text:p>
          </table:table-cell>
          <table:table-cell office:value-type="float" office:value="0.254029626516522" calcext:value-type="float">
            <text:p>0.254029626516522</text:p>
          </table:table-cell>
          <table:table-cell office:value-type="float" office:value="0.0318693036095897" calcext:value-type="float">
            <text:p>0.03186930360959</text:p>
          </table:table-cell>
          <table:table-cell office:value-type="float" office:value="0.0415337573854299" calcext:value-type="float">
            <text:p>0.04153375738543</text:p>
          </table:table-cell>
          <table:table-cell office:value-type="float" office:value="0.0286670324673605" calcext:value-type="float">
            <text:p>0.028667032467361</text:p>
          </table:table-cell>
          <table:table-cell office:value-type="float" office:value="0.046550105262869" calcext:value-type="float">
            <text:p>0.046550105262869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1439792019988" calcext:value-type="float">
            <text:p>0.361439792019988</text:p>
          </table:table-cell>
          <table:table-cell office:value-type="float" office:value="0.425148763059891" calcext:value-type="float">
            <text:p>0.425148763059891</text:p>
          </table:table-cell>
          <table:table-cell office:value-type="float" office:value="0.365211984615052" calcext:value-type="float">
            <text:p>0.365211984615052</text:p>
          </table:table-cell>
          <table:table-cell office:value-type="float" office:value="0.421155027844388" calcext:value-type="float">
            <text:p>0.421155027844388</text:p>
          </table:table-cell>
          <table:table-cell office:value-type="float" office:value="5.92388371189065" calcext:value-type="float">
            <text:p>5.92388371189065</text:p>
          </table:table-cell>
          <table:table-cell office:value-type="float" office:value="9.09926395532136" calcext:value-type="float">
            <text:p>9.09926395532136</text:p>
          </table:table-cell>
          <table:table-cell office:value-type="float" office:value="6.48584841737508" calcext:value-type="float">
            <text:p>6.48584841737508</text:p>
          </table:table-cell>
          <table:table-cell office:value-type="float" office:value="8.87130430099839" calcext:value-type="float">
            <text:p>8.87130430099839</text:p>
          </table:table-cell>
          <table:table-cell office:value-type="float" office:value="0.236625841970641" calcext:value-type="float">
            <text:p>0.236625841970641</text:p>
          </table:table-cell>
          <table:table-cell office:value-type="float" office:value="0.266340158341556" calcext:value-type="float">
            <text:p>0.266340158341556</text:p>
          </table:table-cell>
          <table:table-cell office:value-type="float" office:value="0.24041094098491" calcext:value-type="float">
            <text:p>0.24041094098491</text:p>
          </table:table-cell>
          <table:table-cell office:value-type="float" office:value="0.259514488784195" calcext:value-type="float">
            <text:p>0.259514488784195</text:p>
          </table:table-cell>
          <table:table-cell office:value-type="float" office:value="0.0303033944449559" calcext:value-type="float">
            <text:p>0.030303394444956</text:p>
          </table:table-cell>
          <table:table-cell office:value-type="float" office:value="0.0381239767243979" calcext:value-type="float">
            <text:p>0.038123976724398</text:p>
          </table:table-cell>
          <table:table-cell office:value-type="float" office:value="0.026800998240675" calcext:value-type="float">
            <text:p>0.026800998240675</text:p>
          </table:table-cell>
          <table:table-cell office:value-type="float" office:value="0.0435464928909765" calcext:value-type="float">
            <text:p>0.043546492890977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56588179730864" calcext:value-type="float">
            <text:p>0.356588179730864</text:p>
          </table:table-cell>
          <table:table-cell office:value-type="float" office:value="0.421365375534936" calcext:value-type="float">
            <text:p>0.421365375534936</text:p>
          </table:table-cell>
          <table:table-cell office:value-type="float" office:value="0.359406151852392" calcext:value-type="float">
            <text:p>0.359406151852392</text:p>
          </table:table-cell>
          <table:table-cell office:value-type="float" office:value="0.416763186329553" calcext:value-type="float">
            <text:p>0.416763186329553</text:p>
          </table:table-cell>
          <table:table-cell office:value-type="float" office:value="6.22527740859093" calcext:value-type="float">
            <text:p>6.22527740859093</text:p>
          </table:table-cell>
          <table:table-cell office:value-type="float" office:value="8.94274621106064" calcext:value-type="float">
            <text:p>8.94274621106064</text:p>
          </table:table-cell>
          <table:table-cell office:value-type="float" office:value="6.30986570747054" calcext:value-type="float">
            <text:p>6.30986570747054</text:p>
          </table:table-cell>
          <table:table-cell office:value-type="float" office:value="8.91073936105698" calcext:value-type="float">
            <text:p>8.91073936105698</text:p>
          </table:table-cell>
          <table:table-cell office:value-type="float" office:value="0.23678939596117" calcext:value-type="float">
            <text:p>0.23678939596117</text:p>
          </table:table-cell>
          <table:table-cell office:value-type="float" office:value="0.270243008480175" calcext:value-type="float">
            <text:p>0.270243008480175</text:p>
          </table:table-cell>
          <table:table-cell office:value-type="float" office:value="0.239370227981797" calcext:value-type="float">
            <text:p>0.239370227981797</text:p>
          </table:table-cell>
          <table:table-cell office:value-type="float" office:value="0.265451967359339" calcext:value-type="float">
            <text:p>0.265451967359339</text:p>
          </table:table-cell>
          <table:table-cell office:value-type="float" office:value="0.0334416383518639" calcext:value-type="float">
            <text:p>0.033441638351864</text:p>
          </table:table-cell>
          <table:table-cell office:value-type="float" office:value="0.0406351339809903" calcext:value-type="float">
            <text:p>0.04063513398099</text:p>
          </table:table-cell>
          <table:table-cell office:value-type="float" office:value="0.0290542039576287" calcext:value-type="float">
            <text:p>0.029054203957629</text:p>
          </table:table-cell>
          <table:table-cell office:value-type="float" office:value="0.0476574710008028" calcext:value-type="float">
            <text:p>0.047657471000803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66637067190824" calcext:value-type="float">
            <text:p>0.366637067190824</text:p>
          </table:table-cell>
          <table:table-cell office:value-type="float" office:value="0.432297822233899" calcext:value-type="float">
            <text:p>0.432297822233899</text:p>
          </table:table-cell>
          <table:table-cell office:value-type="float" office:value="0.369086553472226" calcext:value-type="float">
            <text:p>0.369086553472226</text:p>
          </table:table-cell>
          <table:table-cell office:value-type="float" office:value="0.428349209799475" calcext:value-type="float">
            <text:p>0.428349209799475</text:p>
          </table:table-cell>
          <table:table-cell office:value-type="float" office:value="6.28289091832623" calcext:value-type="float">
            <text:p>6.28289091832623</text:p>
          </table:table-cell>
          <table:table-cell office:value-type="float" office:value="9.04217134736904" calcext:value-type="float">
            <text:p>9.04217134736904</text:p>
          </table:table-cell>
          <table:table-cell office:value-type="float" office:value="6.39444114463761" calcext:value-type="float">
            <text:p>6.39444114463761</text:p>
          </table:table-cell>
          <table:table-cell office:value-type="float" office:value="8.59549440081286" calcext:value-type="float">
            <text:p>8.59549440081286</text:p>
          </table:table-cell>
          <table:table-cell office:value-type="float" office:value="0.239413446323484" calcext:value-type="float">
            <text:p>0.239413446323484</text:p>
          </table:table-cell>
          <table:table-cell office:value-type="float" office:value="0.271439708570755" calcext:value-type="float">
            <text:p>0.271439708570755</text:p>
          </table:table-cell>
          <table:table-cell office:value-type="float" office:value="0.241718914655" calcext:value-type="float">
            <text:p>0.241718914655</text:p>
          </table:table-cell>
          <table:table-cell office:value-type="float" office:value="0.267125088467877" calcext:value-type="float">
            <text:p>0.267125088467877</text:p>
          </table:table-cell>
          <table:table-cell office:value-type="float" office:value="0.0325789993068852" calcext:value-type="float">
            <text:p>0.032578999306885</text:p>
          </table:table-cell>
          <table:table-cell office:value-type="float" office:value="0.0400228348111914" calcext:value-type="float">
            <text:p>0.040022834811191</text:p>
          </table:table-cell>
          <table:table-cell office:value-type="float" office:value="0.028450326049801" calcext:value-type="float">
            <text:p>0.028450326049801</text:p>
          </table:table-cell>
          <table:table-cell office:value-type="float" office:value="0.0467300218754295" calcext:value-type="float">
            <text:p>0.04673002187543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6531585806518" calcext:value-type="float">
            <text:p>0.36531585806518</text:p>
          </table:table-cell>
          <table:table-cell office:value-type="float" office:value="0.42916327235989" calcext:value-type="float">
            <text:p>0.42916327235989</text:p>
          </table:table-cell>
          <table:table-cell office:value-type="float" office:value="0.367486270089701" calcext:value-type="float">
            <text:p>0.367486270089701</text:p>
          </table:table-cell>
          <table:table-cell office:value-type="float" office:value="0.425149661069784" calcext:value-type="float">
            <text:p>0.425149661069784</text:p>
          </table:table-cell>
          <table:table-cell office:value-type="float" office:value="6.3340743543041" calcext:value-type="float">
            <text:p>6.3340743543041</text:p>
          </table:table-cell>
          <table:table-cell office:value-type="float" office:value="8.72768344827342" calcext:value-type="float">
            <text:p>8.72768344827342</text:p>
          </table:table-cell>
          <table:table-cell office:value-type="float" office:value="6.46072991335874" calcext:value-type="float">
            <text:p>6.46072991335874</text:p>
          </table:table-cell>
          <table:table-cell office:value-type="float" office:value="8.3950840497146" calcext:value-type="float">
            <text:p>8.3950840497146</text:p>
          </table:table-cell>
          <table:table-cell office:value-type="float" office:value="0.242474823751071" calcext:value-type="float">
            <text:p>0.242474823751071</text:p>
          </table:table-cell>
          <table:table-cell office:value-type="float" office:value="0.277523954226648" calcext:value-type="float">
            <text:p>0.277523954226648</text:p>
          </table:table-cell>
          <table:table-cell office:value-type="float" office:value="0.24469641808468" calcext:value-type="float">
            <text:p>0.24469641808468</text:p>
          </table:table-cell>
          <table:table-cell office:value-type="float" office:value="0.273303177405517" calcext:value-type="float">
            <text:p>0.273303177405517</text:p>
          </table:table-cell>
          <table:table-cell office:value-type="float" office:value="0.0380034684590011" calcext:value-type="float">
            <text:p>0.038003468459001</text:p>
          </table:table-cell>
          <table:table-cell office:value-type="float" office:value="0.0529056830785648" calcext:value-type="float">
            <text:p>0.052905683078565</text:p>
          </table:table-cell>
          <table:table-cell office:value-type="float" office:value="0.0355355896243118" calcext:value-type="float">
            <text:p>0.035535589624312</text:p>
          </table:table-cell>
          <table:table-cell office:value-type="float" office:value="0.0567868839716663" calcext:value-type="float">
            <text:p>0.056786883971666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67020782023134" calcext:value-type="float">
            <text:p>0.367020782023134</text:p>
          </table:table-cell>
          <table:table-cell office:value-type="float" office:value="0.428301400219037" calcext:value-type="float">
            <text:p>0.428301400219037</text:p>
          </table:table-cell>
          <table:table-cell office:value-type="float" office:value="0.369273383472917" calcext:value-type="float">
            <text:p>0.369273383472917</text:p>
          </table:table-cell>
          <table:table-cell office:value-type="float" office:value="0.424178557838865" calcext:value-type="float">
            <text:p>0.424178557838865</text:p>
          </table:table-cell>
          <table:table-cell office:value-type="float" office:value="6.60647877620906" calcext:value-type="float">
            <text:p>6.60647877620906</text:p>
          </table:table-cell>
          <table:table-cell office:value-type="float" office:value="9.2549345222334" calcext:value-type="float">
            <text:p>9.2549345222334</text:p>
          </table:table-cell>
          <table:table-cell office:value-type="float" office:value="6.74446641481903" calcext:value-type="float">
            <text:p>6.74446641481903</text:p>
          </table:table-cell>
          <table:table-cell office:value-type="float" office:value="8.97071260162121" calcext:value-type="float">
            <text:p>8.97071260162121</text:p>
          </table:table-cell>
          <table:table-cell office:value-type="float" office:value="0.24139979100495" calcext:value-type="float">
            <text:p>0.24139979100495</text:p>
          </table:table-cell>
          <table:table-cell office:value-type="float" office:value="0.281841593855147" calcext:value-type="float">
            <text:p>0.281841593855147</text:p>
          </table:table-cell>
          <table:table-cell office:value-type="float" office:value="0.243612429426616" calcext:value-type="float">
            <text:p>0.243612429426616</text:p>
          </table:table-cell>
          <table:table-cell office:value-type="float" office:value="0.277526273472752" calcext:value-type="float">
            <text:p>0.277526273472752</text:p>
          </table:table-cell>
          <table:table-cell office:value-type="float" office:value="0.0331715040348461" calcext:value-type="float">
            <text:p>0.033171504034846</text:p>
          </table:table-cell>
          <table:table-cell office:value-type="float" office:value="0.0416207756641148" calcext:value-type="float">
            <text:p>0.041620775664115</text:p>
          </table:table-cell>
          <table:table-cell office:value-type="float" office:value="0.0314432396546478" calcext:value-type="float">
            <text:p>0.031443239654648</text:p>
          </table:table-cell>
          <table:table-cell office:value-type="float" office:value="0.0443895604895948" calcext:value-type="float">
            <text:p>0.044389560489595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66541098749362" calcext:value-type="float">
            <text:p>0.366541098749362</text:p>
          </table:table-cell>
          <table:table-cell office:value-type="float" office:value="0.416032179068594" calcext:value-type="float">
            <text:p>0.416032179068594</text:p>
          </table:table-cell>
          <table:table-cell office:value-type="float" office:value="0.368159178665446" calcext:value-type="float">
            <text:p>0.368159178665446</text:p>
          </table:table-cell>
          <table:table-cell office:value-type="float" office:value="0.413064439634553" calcext:value-type="float">
            <text:p>0.413064439634553</text:p>
          </table:table-cell>
          <table:table-cell office:value-type="float" office:value="6.4784229202654" calcext:value-type="float">
            <text:p>6.4784229202654</text:p>
          </table:table-cell>
          <table:table-cell office:value-type="float" office:value="9.00489978344227" calcext:value-type="float">
            <text:p>9.00489978344227</text:p>
          </table:table-cell>
          <table:table-cell office:value-type="float" office:value="6.80724580414873" calcext:value-type="float">
            <text:p>6.80724580414873</text:p>
          </table:table-cell>
          <table:table-cell office:value-type="float" office:value="8.52113492332725" calcext:value-type="float">
            <text:p>8.52113492332725</text:p>
          </table:table-cell>
          <table:table-cell office:value-type="float" office:value="0.255565275638608" calcext:value-type="float">
            <text:p>0.255565275638608</text:p>
          </table:table-cell>
          <table:table-cell office:value-type="float" office:value="0.302330444901826" calcext:value-type="float">
            <text:p>0.302330444901826</text:p>
          </table:table-cell>
          <table:table-cell office:value-type="float" office:value="0.257116360588373" calcext:value-type="float">
            <text:p>0.257116360588373</text:p>
          </table:table-cell>
          <table:table-cell office:value-type="float" office:value="0.29925329604561" calcext:value-type="float">
            <text:p>0.29925329604561</text:p>
          </table:table-cell>
          <table:table-cell office:value-type="float" office:value="0.0309312957327503" calcext:value-type="float">
            <text:p>0.03093129573275</text:p>
          </table:table-cell>
          <table:table-cell office:value-type="float" office:value="0.0392194981261299" calcext:value-type="float">
            <text:p>0.03921949812613</text:p>
          </table:table-cell>
          <table:table-cell office:value-type="float" office:value="0.0294121548696442" calcext:value-type="float">
            <text:p>0.029412154869644</text:p>
          </table:table-cell>
          <table:table-cell office:value-type="float" office:value="0.0416926224146166" calcext:value-type="float">
            <text:p>0.041692622414617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56417351621014" calcext:value-type="float">
            <text:p>0.356417351621014</text:p>
          </table:table-cell>
          <table:table-cell office:value-type="float" office:value="0.404416267406176" calcext:value-type="float">
            <text:p>0.404416267406176</text:p>
          </table:table-cell>
          <table:table-cell office:value-type="float" office:value="0.357770230368771" calcext:value-type="float">
            <text:p>0.357770230368771</text:p>
          </table:table-cell>
          <table:table-cell office:value-type="float" office:value="0.400754456780141" calcext:value-type="float">
            <text:p>0.400754456780141</text:p>
          </table:table-cell>
          <table:table-cell office:value-type="float" office:value="6.12698510470138" calcext:value-type="float">
            <text:p>6.12698510470138</text:p>
          </table:table-cell>
          <table:table-cell office:value-type="float" office:value="9.7509550261028" calcext:value-type="float">
            <text:p>9.7509550261028</text:p>
          </table:table-cell>
          <table:table-cell office:value-type="float" office:value="6.18480223751824" calcext:value-type="float">
            <text:p>6.18480223751824</text:p>
          </table:table-cell>
          <table:table-cell office:value-type="float" office:value="8.58776804457762" calcext:value-type="float">
            <text:p>8.58776804457762</text:p>
          </table:table-cell>
          <table:table-cell office:value-type="float" office:value="0.257145514385337" calcext:value-type="float">
            <text:p>0.257145514385337</text:p>
          </table:table-cell>
          <table:table-cell office:value-type="float" office:value="0.308277288299079" calcext:value-type="float">
            <text:p>0.308277288299079</text:p>
          </table:table-cell>
          <table:table-cell office:value-type="float" office:value="0.258456174528913" calcext:value-type="float">
            <text:p>0.258456174528913</text:p>
          </table:table-cell>
          <table:table-cell office:value-type="float" office:value="0.305684631813397" calcext:value-type="float">
            <text:p>0.305684631813397</text:p>
          </table:table-cell>
          <table:table-cell office:value-type="float" office:value="0.0320018704292233" calcext:value-type="float">
            <text:p>0.032001870429223</text:p>
          </table:table-cell>
          <table:table-cell office:value-type="float" office:value="0.0427175714958569" calcext:value-type="float">
            <text:p>0.042717571495857</text:p>
          </table:table-cell>
          <table:table-cell office:value-type="float" office:value="0.0303478991477819" calcext:value-type="float">
            <text:p>0.030347899147782</text:p>
          </table:table-cell>
          <table:table-cell office:value-type="float" office:value="0.0453697624117338" calcext:value-type="float">
            <text:p>0.045369762411734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65480585817016" calcext:value-type="float">
            <text:p>0.365480585817016</text:p>
          </table:table-cell>
          <table:table-cell office:value-type="float" office:value="0.417127298405196" calcext:value-type="float">
            <text:p>0.417127298405196</text:p>
          </table:table-cell>
          <table:table-cell office:value-type="float" office:value="0.367014940703223" calcext:value-type="float">
            <text:p>0.367014940703223</text:p>
          </table:table-cell>
          <table:table-cell office:value-type="float" office:value="0.414436517185943" calcext:value-type="float">
            <text:p>0.414436517185943</text:p>
          </table:table-cell>
          <table:table-cell office:value-type="float" office:value="6.70761495562461" calcext:value-type="float">
            <text:p>6.70761495562461</text:p>
          </table:table-cell>
          <table:table-cell office:value-type="float" office:value="10.3181254224354" calcext:value-type="float">
            <text:p>10.3181254224354</text:p>
          </table:table-cell>
          <table:table-cell office:value-type="float" office:value="6.98883930308601" calcext:value-type="float">
            <text:p>6.98883930308601</text:p>
          </table:table-cell>
          <table:table-cell office:value-type="float" office:value="9.86436883135261" calcext:value-type="float">
            <text:p>9.86436883135261</text:p>
          </table:table-cell>
          <table:table-cell office:value-type="float" office:value="0.272515106960964" calcext:value-type="float">
            <text:p>0.272515106960964</text:p>
          </table:table-cell>
          <table:table-cell office:value-type="float" office:value="0.334084991462737" calcext:value-type="float">
            <text:p>0.334084991462737</text:p>
          </table:table-cell>
          <table:table-cell office:value-type="float" office:value="0.274161398710591" calcext:value-type="float">
            <text:p>0.274161398710591</text:p>
          </table:table-cell>
          <table:table-cell office:value-type="float" office:value="0.330731891632722" calcext:value-type="float">
            <text:p>0.330731891632722</text:p>
          </table:table-cell>
          <table:table-cell office:value-type="float" office:value="0.0298547163755009" calcext:value-type="float">
            <text:p>0.029854716375501</text:p>
          </table:table-cell>
          <table:table-cell office:value-type="float" office:value="0.038939708102244" calcext:value-type="float">
            <text:p>0.038939708102244</text:p>
          </table:table-cell>
          <table:table-cell office:value-type="float" office:value="0.0287354846182934" calcext:value-type="float">
            <text:p>0.028735484618293</text:p>
          </table:table-cell>
          <table:table-cell office:value-type="float" office:value="0.0407161490786392" calcext:value-type="float">
            <text:p>0.040716149078639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69644683203719" calcext:value-type="float">
            <text:p>0.369644683203719</text:p>
          </table:table-cell>
          <table:table-cell office:value-type="float" office:value="0.41418135736174" calcext:value-type="float">
            <text:p>0.41418135736174</text:p>
          </table:table-cell>
          <table:table-cell office:value-type="float" office:value="0.371402842104124" calcext:value-type="float">
            <text:p>0.371402842104124</text:p>
          </table:table-cell>
          <table:table-cell office:value-type="float" office:value="0.411105528965778" calcext:value-type="float">
            <text:p>0.411105528965778</text:p>
          </table:table-cell>
          <table:table-cell office:value-type="float" office:value="6.97691778320826" calcext:value-type="float">
            <text:p>6.97691778320826</text:p>
          </table:table-cell>
          <table:table-cell office:value-type="float" office:value="10.6782471379141" calcext:value-type="float">
            <text:p>10.6782471379141</text:p>
          </table:table-cell>
          <table:table-cell office:value-type="float" office:value="7.2028782702938" calcext:value-type="float">
            <text:p>7.2028782702938</text:p>
          </table:table-cell>
          <table:table-cell office:value-type="float" office:value="10.0437533497267" calcext:value-type="float">
            <text:p>10.0437533497267</text:p>
          </table:table-cell>
          <table:table-cell office:value-type="float" office:value="0.272040063378792" calcext:value-type="float">
            <text:p>0.272040063378792</text:p>
          </table:table-cell>
          <table:table-cell office:value-type="float" office:value="0.348071852100416" calcext:value-type="float">
            <text:p>0.348071852100416</text:p>
          </table:table-cell>
          <table:table-cell office:value-type="float" office:value="0.27409086473614" calcext:value-type="float">
            <text:p>0.27409086473614</text:p>
          </table:table-cell>
          <table:table-cell office:value-type="float" office:value="0.343751322337803" calcext:value-type="float">
            <text:p>0.343751322337803</text:p>
          </table:table-cell>
          <table:table-cell office:value-type="float" office:value="0.0367948996344165" calcext:value-type="float">
            <text:p>0.036794899634417</text:p>
          </table:table-cell>
          <table:table-cell office:value-type="float" office:value="0.0473271807045753" calcext:value-type="float">
            <text:p>0.047327180704575</text:p>
          </table:table-cell>
          <table:table-cell office:value-type="float" office:value="0.0351984504987317" calcext:value-type="float">
            <text:p>0.035198450498732</text:p>
          </table:table-cell>
          <table:table-cell office:value-type="float" office:value="0.0498418328718005" calcext:value-type="float">
            <text:p>0.049841832871801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65228000176187" calcext:value-type="float">
            <text:p>0.365228000176187</text:p>
          </table:table-cell>
          <table:table-cell office:value-type="float" office:value="0.417241614140662" calcext:value-type="float">
            <text:p>0.417241614140662</text:p>
          </table:table-cell>
          <table:table-cell office:value-type="float" office:value="0.367152528940497" calcext:value-type="float">
            <text:p>0.367152528940497</text:p>
          </table:table-cell>
          <table:table-cell office:value-type="float" office:value="0.417462262405926" calcext:value-type="float">
            <text:p>0.417462262405926</text:p>
          </table:table-cell>
          <table:table-cell office:value-type="float" office:value="6.86220470460657" calcext:value-type="float">
            <text:p>6.86220470460657</text:p>
          </table:table-cell>
          <table:table-cell office:value-type="float" office:value="11.1805737523319" calcext:value-type="float">
            <text:p>11.1805737523319</text:p>
          </table:table-cell>
          <table:table-cell office:value-type="float" office:value="7.12119720562176" calcext:value-type="float">
            <text:p>7.12119720562176</text:p>
          </table:table-cell>
          <table:table-cell office:value-type="float" office:value="11.1737487345469" calcext:value-type="float">
            <text:p>11.1737487345469</text:p>
          </table:table-cell>
          <table:table-cell office:value-type="float" office:value="0.263342600267667" calcext:value-type="float">
            <text:p>0.263342600267667</text:p>
          </table:table-cell>
          <table:table-cell office:value-type="float" office:value="0.335630829582479" calcext:value-type="float">
            <text:p>0.335630829582479</text:p>
          </table:table-cell>
          <table:table-cell office:value-type="float" office:value="0.265323638010007" calcext:value-type="float">
            <text:p>0.265323638010007</text:p>
          </table:table-cell>
          <table:table-cell office:value-type="float" office:value="0.331440547222094" calcext:value-type="float">
            <text:p>0.331440547222094</text:p>
          </table:table-cell>
          <table:table-cell office:value-type="float" office:value="0.0299661067732792" calcext:value-type="float">
            <text:p>0.029966106773279</text:p>
          </table:table-cell>
          <table:table-cell office:value-type="float" office:value="0.0320463778378899" calcext:value-type="float">
            <text:p>0.03204637783789</text:p>
          </table:table-cell>
          <table:table-cell office:value-type="float" office:value="0.0275210802519853" calcext:value-type="float">
            <text:p>0.027521080251985</text:p>
          </table:table-cell>
          <table:table-cell office:value-type="float" office:value="0.0360923013822013" calcext:value-type="float">
            <text:p>0.036092301382201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70753864099358" calcext:value-type="float">
            <text:p>0.370753864099358</text:p>
          </table:table-cell>
          <table:table-cell office:value-type="float" office:value="0.421440146178148" calcext:value-type="float">
            <text:p>0.421440146178148</text:p>
          </table:table-cell>
          <table:table-cell office:value-type="float" office:value="0.37224998667276" calcext:value-type="float">
            <text:p>0.37224998667276</text:p>
          </table:table-cell>
          <table:table-cell office:value-type="float" office:value="0.416956378495379" calcext:value-type="float">
            <text:p>0.416956378495379</text:p>
          </table:table-cell>
          <table:table-cell office:value-type="float" office:value="6.96043114633177" calcext:value-type="float">
            <text:p>6.96043114633177</text:p>
          </table:table-cell>
          <table:table-cell office:value-type="float" office:value="11.6429350287814" calcext:value-type="float">
            <text:p>11.6429350287814</text:p>
          </table:table-cell>
          <table:table-cell office:value-type="float" office:value="7.31792214315011" calcext:value-type="float">
            <text:p>7.31792214315011</text:p>
          </table:table-cell>
          <table:table-cell office:value-type="float" office:value="11.1510541707803" calcext:value-type="float">
            <text:p>11.1510541707803</text:p>
          </table:table-cell>
          <table:table-cell office:value-type="float" office:value="0.271369462850921" calcext:value-type="float">
            <text:p>0.271369462850921</text:p>
          </table:table-cell>
          <table:table-cell office:value-type="float" office:value="0.347771695064726" calcext:value-type="float">
            <text:p>0.347771695064726</text:p>
          </table:table-cell>
          <table:table-cell office:value-type="float" office:value="0.272746551348877" calcext:value-type="float">
            <text:p>0.272746551348877</text:p>
          </table:table-cell>
          <table:table-cell office:value-type="float" office:value="0.344822693806138" calcext:value-type="float">
            <text:p>0.344822693806138</text:p>
          </table:table-cell>
          <table:table-cell office:value-type="float" office:value="0.0280825042800676" calcext:value-type="float">
            <text:p>0.028082504280068</text:p>
          </table:table-cell>
          <table:table-cell office:value-type="float" office:value="0.0353544511135353" calcext:value-type="float">
            <text:p>0.035354451113535</text:p>
          </table:table-cell>
          <table:table-cell office:value-type="float" office:value="0.0285312885699869" calcext:value-type="float">
            <text:p>0.028531288569987</text:p>
          </table:table-cell>
          <table:table-cell office:value-type="float" office:value="0.0345403048983243" calcext:value-type="float">
            <text:p>0.034540304898324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65026707109868" calcext:value-type="float">
            <text:p>0.365026707109868</text:p>
          </table:table-cell>
          <table:table-cell office:value-type="float" office:value="0.420995637393247" calcext:value-type="float">
            <text:p>0.420995637393247</text:p>
          </table:table-cell>
          <table:table-cell office:value-type="float" office:value="0.366261465575694" calcext:value-type="float">
            <text:p>0.366261465575694</text:p>
          </table:table-cell>
          <table:table-cell office:value-type="float" office:value="0.417295019785371" calcext:value-type="float">
            <text:p>0.417295019785371</text:p>
          </table:table-cell>
          <table:table-cell office:value-type="float" office:value="6.61510442216671" calcext:value-type="float">
            <text:p>6.61510442216671</text:p>
          </table:table-cell>
          <table:table-cell office:value-type="float" office:value="10.8211894915387" calcext:value-type="float">
            <text:p>10.8211894915387</text:p>
          </table:table-cell>
          <table:table-cell office:value-type="float" office:value="6.98087378039217" calcext:value-type="float">
            <text:p>6.98087378039217</text:p>
          </table:table-cell>
          <table:table-cell office:value-type="float" office:value="10.371949125038" calcext:value-type="float">
            <text:p>10.371949125038</text:p>
          </table:table-cell>
          <table:table-cell office:value-type="float" office:value="0.268115291402234" calcext:value-type="float">
            <text:p>0.268115291402234</text:p>
          </table:table-cell>
          <table:table-cell office:value-type="float" office:value="0.3463900068454" calcext:value-type="float">
            <text:p>0.3463900068454</text:p>
          </table:table-cell>
          <table:table-cell office:value-type="float" office:value="0.269304833093397" calcext:value-type="float">
            <text:p>0.269304833093397</text:p>
          </table:table-cell>
          <table:table-cell office:value-type="float" office:value="0.343809729229724" calcext:value-type="float">
            <text:p>0.343809729229724</text:p>
          </table:table-cell>
          <table:table-cell office:value-type="float" office:value="0.0320366077372506" calcext:value-type="float">
            <text:p>0.032036607737251</text:p>
          </table:table-cell>
          <table:table-cell office:value-type="float" office:value="0.0457446386642897" calcext:value-type="float">
            <text:p>0.04574463866429</text:p>
          </table:table-cell>
          <table:table-cell office:value-type="float" office:value="0.0315925863349044" calcext:value-type="float">
            <text:p>0.031592586334904</text:p>
          </table:table-cell>
          <table:table-cell office:value-type="float" office:value="0.0463932374887487" calcext:value-type="float">
            <text:p>0.046393237488749</text:p>
          </table:table-cell>
          <table:table-cell table:number-columns-repeated="47"/>
        </table:table-row>
      </table:table>
      <table:table table:name="Redistribution_high" table:style-name="ta11"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5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1166734" calcext:value-type="float">
            <text:p>0.385401541166734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578338" calcext:value-type="float">
            <text:p>0.406553134578338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311222" calcext:value-type="float">
            <text:p>0.21898910931122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2160145" calcext:value-type="float">
            <text:p>0.23031861216014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6944118" calcext:value-type="float">
            <text:p>0.041225634694412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833294" calcext:value-type="float">
            <text:p>0.030350384283329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9157042" calcext:value-type="float">
            <text:p>0.364489949157042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297383" calcext:value-type="float">
            <text:p>0.387523763297383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7119624" calcext:value-type="float">
            <text:p>0.210162737119624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313874" calcext:value-type="float">
            <text:p>0.222617026313874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467023" calcext:value-type="float">
            <text:p>0.044330780646702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385719" calcext:value-type="float">
            <text:p>0.031923376338572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334476867935" calcext:value-type="float">
            <text:p>0.388334476867935</text:p>
          </table:table-cell>
          <table:table-cell office:value-type="float" office:value="0.455528711934174" calcext:value-type="float">
            <text:p>0.455528711934174</text:p>
          </table:table-cell>
          <table:table-cell office:value-type="float" office:value="0.403953027390101" calcext:value-type="float">
            <text:p>0.403953027390101</text:p>
          </table:table-cell>
          <table:table-cell office:value-type="float" office:value="0.437745243698941" calcext:value-type="float">
            <text:p>0.437745243698941</text:p>
          </table:table-cell>
          <table:table-cell office:value-type="float" office:value="6.92811157284761" calcext:value-type="float">
            <text:p>6.92811157284761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58477883453525" calcext:value-type="float">
            <text:p>8.58477883453525</text:p>
          </table:table-cell>
          <table:table-cell office:value-type="float" office:value="9.23520737629629" calcext:value-type="float">
            <text:p>9.23520737629629</text:p>
          </table:table-cell>
          <table:table-cell office:value-type="float" office:value="0.221367027338464" calcext:value-type="float">
            <text:p>0.221367027338464</text:p>
          </table:table-cell>
          <table:table-cell office:value-type="float" office:value="0.256927311697511" calcext:value-type="float">
            <text:p>0.256927311697511</text:p>
          </table:table-cell>
          <table:table-cell office:value-type="float" office:value="0.232063585286263" calcext:value-type="float">
            <text:p>0.232063585286263</text:p>
          </table:table-cell>
          <table:table-cell office:value-type="float" office:value="0.240289844356514" calcext:value-type="float">
            <text:p>0.240289844356514</text:p>
          </table:table-cell>
          <table:table-cell office:value-type="float" office:value="0.0410311637362573" calcext:value-type="float">
            <text:p>0.041031163736257</text:p>
          </table:table-cell>
          <table:table-cell office:value-type="float" office:value="0.0306371418287255" calcext:value-type="float">
            <text:p>0.030637141828726</text:p>
          </table:table-cell>
          <table:table-cell office:value-type="float" office:value="0.0295070938658665" calcext:value-type="float">
            <text:p>0.029507093865867</text:p>
          </table:table-cell>
          <table:table-cell office:value-type="float" office:value="0.0467514151857568" calcext:value-type="float">
            <text:p>0.046751415185757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7796482119677" calcext:value-type="float">
            <text:p>0.387796482119677</text:p>
          </table:table-cell>
          <table:table-cell office:value-type="float" office:value="0.457385383774993" calcext:value-type="float">
            <text:p>0.457385383774993</text:p>
          </table:table-cell>
          <table:table-cell office:value-type="float" office:value="0.402744483737439" calcext:value-type="float">
            <text:p>0.402744483737439</text:p>
          </table:table-cell>
          <table:table-cell office:value-type="float" office:value="0.44237383693057" calcext:value-type="float">
            <text:p>0.44237383693057</text:p>
          </table:table-cell>
          <table:table-cell office:value-type="float" office:value="7.2735838723085" calcext:value-type="float">
            <text:p>7.2735838723085</text:p>
          </table:table-cell>
          <table:table-cell office:value-type="float" office:value="12.8012473558669" calcext:value-type="float">
            <text:p>12.8012473558669</text:p>
          </table:table-cell>
          <table:table-cell office:value-type="float" office:value="9.06821943764509" calcext:value-type="float">
            <text:p>9.06821943764509</text:p>
          </table:table-cell>
          <table:table-cell office:value-type="float" office:value="10.2238077471528" calcext:value-type="float">
            <text:p>10.2238077471528</text:p>
          </table:table-cell>
          <table:table-cell office:value-type="float" office:value="0.223668105728775" calcext:value-type="float">
            <text:p>0.223668105728775</text:p>
          </table:table-cell>
          <table:table-cell office:value-type="float" office:value="0.262266141562777" calcext:value-type="float">
            <text:p>0.262266141562777</text:p>
          </table:table-cell>
          <table:table-cell office:value-type="float" office:value="0.234263158378343" calcext:value-type="float">
            <text:p>0.234263158378343</text:p>
          </table:table-cell>
          <table:table-cell office:value-type="float" office:value="0.245512922524607" calcext:value-type="float">
            <text:p>0.245512922524607</text:p>
          </table:table-cell>
          <table:table-cell office:value-type="float" office:value="0.0384140999518004" calcext:value-type="float">
            <text:p>0.0384140999518</text:p>
          </table:table-cell>
          <table:table-cell office:value-type="float" office:value="0.0269730558627756" calcext:value-type="float">
            <text:p>0.026973055862776</text:p>
          </table:table-cell>
          <table:table-cell office:value-type="float" office:value="0.0272402651122051" calcext:value-type="float">
            <text:p>0.027240265112205</text:p>
          </table:table-cell>
          <table:table-cell office:value-type="float" office:value="0.042768695988783" calcext:value-type="float">
            <text:p>0.042768695988783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1446627320659" calcext:value-type="float">
            <text:p>0.391446627320659</text:p>
          </table:table-cell>
          <table:table-cell office:value-type="float" office:value="0.461092995003119" calcext:value-type="float">
            <text:p>0.461092995003119</text:p>
          </table:table-cell>
          <table:table-cell office:value-type="float" office:value="0.408705494282375" calcext:value-type="float">
            <text:p>0.408705494282375</text:p>
          </table:table-cell>
          <table:table-cell office:value-type="float" office:value="0.44041441517935" calcext:value-type="float">
            <text:p>0.44041441517935</text:p>
          </table:table-cell>
          <table:table-cell office:value-type="float" office:value="7.04372950429587" calcext:value-type="float">
            <text:p>7.04372950429587</text:p>
          </table:table-cell>
          <table:table-cell office:value-type="float" office:value="12.413858460183" calcext:value-type="float">
            <text:p>12.413858460183</text:p>
          </table:table-cell>
          <table:table-cell office:value-type="float" office:value="8.69264587511242" calcext:value-type="float">
            <text:p>8.69264587511242</text:p>
          </table:table-cell>
          <table:table-cell office:value-type="float" office:value="9.45163314381293" calcext:value-type="float">
            <text:p>9.45163314381293</text:p>
          </table:table-cell>
          <table:table-cell office:value-type="float" office:value="0.220104072552331" calcext:value-type="float">
            <text:p>0.220104072552331</text:p>
          </table:table-cell>
          <table:table-cell office:value-type="float" office:value="0.259601275258679" calcext:value-type="float">
            <text:p>0.259601275258679</text:p>
          </table:table-cell>
          <table:table-cell office:value-type="float" office:value="0.230396654177549" calcext:value-type="float">
            <text:p>0.230396654177549</text:p>
          </table:table-cell>
          <table:table-cell office:value-type="float" office:value="0.243287123630376" calcext:value-type="float">
            <text:p>0.243287123630376</text:p>
          </table:table-cell>
          <table:table-cell office:value-type="float" office:value="0.0377690810786706" calcext:value-type="float">
            <text:p>0.037769081078671</text:p>
          </table:table-cell>
          <table:table-cell office:value-type="float" office:value="0.0283655909589887" calcext:value-type="float">
            <text:p>0.028365590958989</text:p>
          </table:table-cell>
          <table:table-cell office:value-type="float" office:value="0.0283285957531949" calcext:value-type="float">
            <text:p>0.028328595753195</text:p>
          </table:table-cell>
          <table:table-cell office:value-type="float" office:value="0.0416398546151089" calcext:value-type="float">
            <text:p>0.041639854615109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5365479301409" calcext:value-type="float">
            <text:p>0.385365479301409</text:p>
          </table:table-cell>
          <table:table-cell office:value-type="float" office:value="0.463231029450426" calcext:value-type="float">
            <text:p>0.463231029450426</text:p>
          </table:table-cell>
          <table:table-cell office:value-type="float" office:value="0.408260526938926" calcext:value-type="float">
            <text:p>0.408260526938926</text:p>
          </table:table-cell>
          <table:table-cell office:value-type="float" office:value="0.436187009554173" calcext:value-type="float">
            <text:p>0.436187009554173</text:p>
          </table:table-cell>
          <table:table-cell office:value-type="float" office:value="6.62240495735537" calcext:value-type="float">
            <text:p>6.62240495735537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84804712866248" calcext:value-type="float">
            <text:p>8.84804712866248</text:p>
          </table:table-cell>
          <table:table-cell office:value-type="float" office:value="8.78871694593323" calcext:value-type="float">
            <text:p>8.78871694593323</text:p>
          </table:table-cell>
          <table:table-cell office:value-type="float" office:value="0.220808807197998" calcext:value-type="float">
            <text:p>0.220808807197998</text:p>
          </table:table-cell>
          <table:table-cell office:value-type="float" office:value="0.262050684007581" calcext:value-type="float">
            <text:p>0.262050684007581</text:p>
          </table:table-cell>
          <table:table-cell office:value-type="float" office:value="0.234181542871911" calcext:value-type="float">
            <text:p>0.234181542871911</text:p>
          </table:table-cell>
          <table:table-cell office:value-type="float" office:value="0.241097911375084" calcext:value-type="float">
            <text:p>0.241097911375084</text:p>
          </table:table-cell>
          <table:table-cell office:value-type="float" office:value="0.0416031580217587" calcext:value-type="float">
            <text:p>0.041603158021759</text:p>
          </table:table-cell>
          <table:table-cell office:value-type="float" office:value="0.0299921535462089" calcext:value-type="float">
            <text:p>0.029992153546209</text:p>
          </table:table-cell>
          <table:table-cell office:value-type="float" office:value="0.0299340078086733" calcext:value-type="float">
            <text:p>0.029934007808673</text:p>
          </table:table-cell>
          <table:table-cell office:value-type="float" office:value="0.04632674226161" calcext:value-type="float">
            <text:p>0.04632674226161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7461244271" calcext:value-type="float">
            <text:p>0.3897461244271</text:p>
          </table:table-cell>
          <table:table-cell office:value-type="float" office:value="0.462934486956909" calcext:value-type="float">
            <text:p>0.462934486956909</text:p>
          </table:table-cell>
          <table:table-cell office:value-type="float" office:value="0.408239936469855" calcext:value-type="float">
            <text:p>0.408239936469855</text:p>
          </table:table-cell>
          <table:table-cell office:value-type="float" office:value="0.440705812544023" calcext:value-type="float">
            <text:p>0.440705812544023</text:p>
          </table:table-cell>
          <table:table-cell office:value-type="float" office:value="6.75694263780406" calcext:value-type="float">
            <text:p>6.75694263780406</text:p>
          </table:table-cell>
          <table:table-cell office:value-type="float" office:value="11.465673305001" calcext:value-type="float">
            <text:p>11.465673305001</text:p>
          </table:table-cell>
          <table:table-cell office:value-type="float" office:value="8.53374541250877" calcext:value-type="float">
            <text:p>8.53374541250877</text:p>
          </table:table-cell>
          <table:table-cell office:value-type="float" office:value="9.00803580332863" calcext:value-type="float">
            <text:p>9.00803580332863</text:p>
          </table:table-cell>
          <table:table-cell office:value-type="float" office:value="0.220088846275628" calcext:value-type="float">
            <text:p>0.220088846275628</text:p>
          </table:table-cell>
          <table:table-cell office:value-type="float" office:value="0.254006482460169" calcext:value-type="float">
            <text:p>0.254006482460169</text:p>
          </table:table-cell>
          <table:table-cell office:value-type="float" office:value="0.23085406237622" calcext:value-type="float">
            <text:p>0.23085406237622</text:p>
          </table:table-cell>
          <table:table-cell office:value-type="float" office:value="0.23738679266227" calcext:value-type="float">
            <text:p>0.23738679266227</text:p>
          </table:table-cell>
          <table:table-cell office:value-type="float" office:value="0.0403765185762136" calcext:value-type="float">
            <text:p>0.040376518576214</text:p>
          </table:table-cell>
          <table:table-cell office:value-type="float" office:value="0.0310278794218014" calcext:value-type="float">
            <text:p>0.031027879421801</text:p>
          </table:table-cell>
          <table:table-cell office:value-type="float" office:value="0.0292553530518486" calcext:value-type="float">
            <text:p>0.029255353051849</text:p>
          </table:table-cell>
          <table:table-cell office:value-type="float" office:value="0.0465139462595925" calcext:value-type="float">
            <text:p>0.046513946259593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294509556859" calcext:value-type="float">
            <text:p>0.387294509556859</text:p>
          </table:table-cell>
          <table:table-cell office:value-type="float" office:value="0.454572958786585" calcext:value-type="float">
            <text:p>0.454572958786585</text:p>
          </table:table-cell>
          <table:table-cell office:value-type="float" office:value="0.403403805015508" calcext:value-type="float">
            <text:p>0.403403805015508</text:p>
          </table:table-cell>
          <table:table-cell office:value-type="float" office:value="0.437210802268428" calcext:value-type="float">
            <text:p>0.437210802268428</text:p>
          </table:table-cell>
          <table:table-cell office:value-type="float" office:value="6.51687134812179" calcext:value-type="float">
            <text:p>6.51687134812179</text:p>
          </table:table-cell>
          <table:table-cell office:value-type="float" office:value="11.153270314273" calcext:value-type="float">
            <text:p>11.153270314273</text:p>
          </table:table-cell>
          <table:table-cell office:value-type="float" office:value="7.85522517845347" calcext:value-type="float">
            <text:p>7.85522517845347</text:p>
          </table:table-cell>
          <table:table-cell office:value-type="float" office:value="9.21015025642072" calcext:value-type="float">
            <text:p>9.21015025642072</text:p>
          </table:table-cell>
          <table:table-cell office:value-type="float" office:value="0.222222760330344" calcext:value-type="float">
            <text:p>0.222222760330344</text:p>
          </table:table-cell>
          <table:table-cell office:value-type="float" office:value="0.260329276305797" calcext:value-type="float">
            <text:p>0.260329276305797</text:p>
          </table:table-cell>
          <table:table-cell office:value-type="float" office:value="0.231539788323046" calcext:value-type="float">
            <text:p>0.231539788323046</text:p>
          </table:table-cell>
          <table:table-cell office:value-type="float" office:value="0.245912209201125" calcext:value-type="float">
            <text:p>0.245912209201125</text:p>
          </table:table-cell>
          <table:table-cell office:value-type="float" office:value="0.0399195067630613" calcext:value-type="float">
            <text:p>0.039919506763061</text:p>
          </table:table-cell>
          <table:table-cell office:value-type="float" office:value="0.0302827202458419" calcext:value-type="float">
            <text:p>0.030282720245842</text:p>
          </table:table-cell>
          <table:table-cell office:value-type="float" office:value="0.0296584104253634" calcext:value-type="float">
            <text:p>0.029658410425363</text:p>
          </table:table-cell>
          <table:table-cell office:value-type="float" office:value="0.0443704289638507" calcext:value-type="float">
            <text:p>0.044370428963851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7084426522398" calcext:value-type="float">
            <text:p>0.387084426522398</text:p>
          </table:table-cell>
          <table:table-cell office:value-type="float" office:value="0.458462108697015" calcext:value-type="float">
            <text:p>0.458462108697015</text:p>
          </table:table-cell>
          <table:table-cell office:value-type="float" office:value="0.404853074288204" calcext:value-type="float">
            <text:p>0.404853074288204</text:p>
          </table:table-cell>
          <table:table-cell office:value-type="float" office:value="0.438636762570094" calcext:value-type="float">
            <text:p>0.438636762570094</text:p>
          </table:table-cell>
          <table:table-cell office:value-type="float" office:value="6.85279926740427" calcext:value-type="float">
            <text:p>6.85279926740427</text:p>
          </table:table-cell>
          <table:table-cell office:value-type="float" office:value="11.8442870103594" calcext:value-type="float">
            <text:p>11.8442870103594</text:p>
          </table:table-cell>
          <table:table-cell office:value-type="float" office:value="8.41187639225914" calcext:value-type="float">
            <text:p>8.41187639225914</text:p>
          </table:table-cell>
          <table:table-cell office:value-type="float" office:value="9.4096136411547" calcext:value-type="float">
            <text:p>9.4096136411547</text:p>
          </table:table-cell>
          <table:table-cell office:value-type="float" office:value="0.22576841547193" calcext:value-type="float">
            <text:p>0.22576841547193</text:p>
          </table:table-cell>
          <table:table-cell office:value-type="float" office:value="0.263325108624694" calcext:value-type="float">
            <text:p>0.263325108624694</text:p>
          </table:table-cell>
          <table:table-cell office:value-type="float" office:value="0.236417586828207" calcext:value-type="float">
            <text:p>0.236417586828207</text:p>
          </table:table-cell>
          <table:table-cell office:value-type="float" office:value="0.246742474996954" calcext:value-type="float">
            <text:p>0.246742474996954</text:p>
          </table:table-cell>
          <table:table-cell office:value-type="float" office:value="0.0401733489440285" calcext:value-type="float">
            <text:p>0.040173348944029</text:p>
          </table:table-cell>
          <table:table-cell office:value-type="float" office:value="0.0327996962620357" calcext:value-type="float">
            <text:p>0.032799696262036</text:p>
          </table:table-cell>
          <table:table-cell office:value-type="float" office:value="0.0296260590170846" calcext:value-type="float">
            <text:p>0.029626059017085</text:p>
          </table:table-cell>
          <table:table-cell office:value-type="float" office:value="0.0473457590825984" calcext:value-type="float">
            <text:p>0.047345759082598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6740984468034" calcext:value-type="float">
            <text:p>0.386740984468034</text:p>
          </table:table-cell>
          <table:table-cell office:value-type="float" office:value="0.460590410875828" calcext:value-type="float">
            <text:p>0.460590410875828</text:p>
          </table:table-cell>
          <table:table-cell office:value-type="float" office:value="0.407081509424961" calcext:value-type="float">
            <text:p>0.407081509424961</text:p>
          </table:table-cell>
          <table:table-cell office:value-type="float" office:value="0.435746073309448" calcext:value-type="float">
            <text:p>0.435746073309448</text:p>
          </table:table-cell>
          <table:table-cell office:value-type="float" office:value="6.62155455652666" calcext:value-type="float">
            <text:p>6.62155455652666</text:p>
          </table:table-cell>
          <table:table-cell office:value-type="float" office:value="11.4421254277771" calcext:value-type="float">
            <text:p>11.4421254277771</text:p>
          </table:table-cell>
          <table:table-cell office:value-type="float" office:value="8.22445679324891" calcext:value-type="float">
            <text:p>8.22445679324891</text:p>
          </table:table-cell>
          <table:table-cell office:value-type="float" office:value="8.74637154848182" calcext:value-type="float">
            <text:p>8.74637154848182</text:p>
          </table:table-cell>
          <table:table-cell office:value-type="float" office:value="0.218960903111514" calcext:value-type="float">
            <text:p>0.218960903111514</text:p>
          </table:table-cell>
          <table:table-cell office:value-type="float" office:value="0.262474869828415" calcext:value-type="float">
            <text:p>0.262474869828415</text:p>
          </table:table-cell>
          <table:table-cell office:value-type="float" office:value="0.231287920500674" calcext:value-type="float">
            <text:p>0.231287920500674</text:p>
          </table:table-cell>
          <table:table-cell office:value-type="float" office:value="0.243286518922731" calcext:value-type="float">
            <text:p>0.243286518922731</text:p>
          </table:table-cell>
          <table:table-cell office:value-type="float" office:value="0.0404475587170705" calcext:value-type="float">
            <text:p>0.040447558717071</text:p>
          </table:table-cell>
          <table:table-cell office:value-type="float" office:value="0.0303854934510106" calcext:value-type="float">
            <text:p>0.030385493451011</text:p>
          </table:table-cell>
          <table:table-cell office:value-type="float" office:value="0.0285397303602898" calcext:value-type="float">
            <text:p>0.02853973036029</text:p>
          </table:table-cell>
          <table:table-cell office:value-type="float" office:value="0.0465843492852556" calcext:value-type="float">
            <text:p>0.046584349285256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9456278953643" calcext:value-type="float">
            <text:p>0.389456278953643</text:p>
          </table:table-cell>
          <table:table-cell office:value-type="float" office:value="0.462714836404682" calcext:value-type="float">
            <text:p>0.462714836404682</text:p>
          </table:table-cell>
          <table:table-cell office:value-type="float" office:value="0.4067352847612" calcext:value-type="float">
            <text:p>0.4067352847612</text:p>
          </table:table-cell>
          <table:table-cell office:value-type="float" office:value="0.441967317845378" calcext:value-type="float">
            <text:p>0.441967317845378</text:p>
          </table:table-cell>
          <table:table-cell office:value-type="float" office:value="7.00826661100404" calcext:value-type="float">
            <text:p>7.00826661100404</text:p>
          </table:table-cell>
          <table:table-cell office:value-type="float" office:value="11.6471020997909" calcext:value-type="float">
            <text:p>11.6471020997909</text:p>
          </table:table-cell>
          <table:table-cell office:value-type="float" office:value="8.61566261623538" calcext:value-type="float">
            <text:p>8.61566261623538</text:p>
          </table:table-cell>
          <table:table-cell office:value-type="float" office:value="8.99821354046999" calcext:value-type="float">
            <text:p>8.99821354046999</text:p>
          </table:table-cell>
          <table:table-cell office:value-type="float" office:value="0.22596245366501" calcext:value-type="float">
            <text:p>0.22596245366501</text:p>
          </table:table-cell>
          <table:table-cell office:value-type="float" office:value="0.259548116066355" calcext:value-type="float">
            <text:p>0.259548116066355</text:p>
          </table:table-cell>
          <table:table-cell office:value-type="float" office:value="0.236745440713707" calcext:value-type="float">
            <text:p>0.236745440713707</text:p>
          </table:table-cell>
          <table:table-cell office:value-type="float" office:value="0.242824350597457" calcext:value-type="float">
            <text:p>0.242824350597457</text:p>
          </table:table-cell>
          <table:table-cell office:value-type="float" office:value="0.0432051047941868" calcext:value-type="float">
            <text:p>0.043205104794187</text:p>
          </table:table-cell>
          <table:table-cell office:value-type="float" office:value="0.033258062476895" calcext:value-type="float">
            <text:p>0.033258062476895</text:p>
          </table:table-cell>
          <table:table-cell office:value-type="float" office:value="0.030174984384504" calcext:value-type="float">
            <text:p>0.030174984384504</text:p>
          </table:table-cell>
          <table:table-cell office:value-type="float" office:value="0.0514929864954569" calcext:value-type="float">
            <text:p>0.051492986495457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2186021194619" calcext:value-type="float">
            <text:p>0.392186021194619</text:p>
          </table:table-cell>
          <table:table-cell office:value-type="float" office:value="0.462858353317615" calcext:value-type="float">
            <text:p>0.462858353317615</text:p>
          </table:table-cell>
          <table:table-cell office:value-type="float" office:value="0.408912513377439" calcext:value-type="float">
            <text:p>0.408912513377439</text:p>
          </table:table-cell>
          <table:table-cell office:value-type="float" office:value="0.444695142697589" calcext:value-type="float">
            <text:p>0.444695142697589</text:p>
          </table:table-cell>
          <table:table-cell office:value-type="float" office:value="6.81727153290043" calcext:value-type="float">
            <text:p>6.81727153290043</text:p>
          </table:table-cell>
          <table:table-cell office:value-type="float" office:value="11.8617409397688" calcext:value-type="float">
            <text:p>11.8617409397688</text:p>
          </table:table-cell>
          <table:table-cell office:value-type="float" office:value="8.36951445762097" calcext:value-type="float">
            <text:p>8.36951445762097</text:p>
          </table:table-cell>
          <table:table-cell office:value-type="float" office:value="9.5441301636627" calcext:value-type="float">
            <text:p>9.5441301636627</text:p>
          </table:table-cell>
          <table:table-cell office:value-type="float" office:value="0.231430906761137" calcext:value-type="float">
            <text:p>0.231430906761137</text:p>
          </table:table-cell>
          <table:table-cell office:value-type="float" office:value="0.273496849594831" calcext:value-type="float">
            <text:p>0.273496849594831</text:p>
          </table:table-cell>
          <table:table-cell office:value-type="float" office:value="0.241610147166936" calcext:value-type="float">
            <text:p>0.241610147166936</text:p>
          </table:table-cell>
          <table:table-cell office:value-type="float" office:value="0.257447682508573" calcext:value-type="float">
            <text:p>0.257447682508573</text:p>
          </table:table-cell>
          <table:table-cell office:value-type="float" office:value="0.0416628703634108" calcext:value-type="float">
            <text:p>0.041662870363411</text:p>
          </table:table-cell>
          <table:table-cell office:value-type="float" office:value="0.0341093138882369" calcext:value-type="float">
            <text:p>0.034109313888237</text:p>
          </table:table-cell>
          <table:table-cell office:value-type="float" office:value="0.0308393486174878" calcext:value-type="float">
            <text:p>0.030839348617488</text:p>
          </table:table-cell>
          <table:table-cell office:value-type="float" office:value="0.0489926759631859" calcext:value-type="float">
            <text:p>0.048992675963186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050338413235" calcext:value-type="float">
            <text:p>0.39050338413235</text:p>
          </table:table-cell>
          <table:table-cell office:value-type="float" office:value="0.46149796162833" calcext:value-type="float">
            <text:p>0.46149796162833</text:p>
          </table:table-cell>
          <table:table-cell office:value-type="float" office:value="0.408036671122367" calcext:value-type="float">
            <text:p>0.408036671122367</text:p>
          </table:table-cell>
          <table:table-cell office:value-type="float" office:value="0.441771027164184" calcext:value-type="float">
            <text:p>0.441771027164184</text:p>
          </table:table-cell>
          <table:table-cell office:value-type="float" office:value="6.97526259706466" calcext:value-type="float">
            <text:p>6.97526259706466</text:p>
          </table:table-cell>
          <table:table-cell office:value-type="float" office:value="11.835148860896" calcext:value-type="float">
            <text:p>11.835148860896</text:p>
          </table:table-cell>
          <table:table-cell office:value-type="float" office:value="8.52022180765059" calcext:value-type="float">
            <text:p>8.52022180765059</text:p>
          </table:table-cell>
          <table:table-cell office:value-type="float" office:value="9.35558508565392" calcext:value-type="float">
            <text:p>9.35558508565392</text:p>
          </table:table-cell>
          <table:table-cell office:value-type="float" office:value="0.226247757741837" calcext:value-type="float">
            <text:p>0.226247757741837</text:p>
          </table:table-cell>
          <table:table-cell office:value-type="float" office:value="0.260695994580656" calcext:value-type="float">
            <text:p>0.260695994580656</text:p>
          </table:table-cell>
          <table:table-cell office:value-type="float" office:value="0.236598983210049" calcext:value-type="float">
            <text:p>0.236598983210049</text:p>
          </table:table-cell>
          <table:table-cell office:value-type="float" office:value="0.2446395888779" calcext:value-type="float">
            <text:p>0.2446395888779</text:p>
          </table:table-cell>
          <table:table-cell office:value-type="float" office:value="0.0411357401462819" calcext:value-type="float">
            <text:p>0.041135740146282</text:p>
          </table:table-cell>
          <table:table-cell office:value-type="float" office:value="0.0350643588718086" calcext:value-type="float">
            <text:p>0.035064358871809</text:p>
          </table:table-cell>
          <table:table-cell office:value-type="float" office:value="0.0299583097080077" calcext:value-type="float">
            <text:p>0.029958309708008</text:p>
          </table:table-cell>
          <table:table-cell office:value-type="float" office:value="0.0504826490046426" calcext:value-type="float">
            <text:p>0.050482649004643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5335037602283" calcext:value-type="float">
            <text:p>0.385335037602283</text:p>
          </table:table-cell>
          <table:table-cell office:value-type="float" office:value="0.463076555844194" calcext:value-type="float">
            <text:p>0.463076555844194</text:p>
          </table:table-cell>
          <table:table-cell office:value-type="float" office:value="0.404910276162519" calcext:value-type="float">
            <text:p>0.404910276162519</text:p>
          </table:table-cell>
          <table:table-cell office:value-type="float" office:value="0.438657362613659" calcext:value-type="float">
            <text:p>0.438657362613659</text:p>
          </table:table-cell>
          <table:table-cell office:value-type="float" office:value="6.49682771743369" calcext:value-type="float">
            <text:p>6.49682771743369</text:p>
          </table:table-cell>
          <table:table-cell office:value-type="float" office:value="11.8316633682765" calcext:value-type="float">
            <text:p>11.8316633682765</text:p>
          </table:table-cell>
          <table:table-cell office:value-type="float" office:value="8.30486232502267" calcext:value-type="float">
            <text:p>8.30486232502267</text:p>
          </table:table-cell>
          <table:table-cell office:value-type="float" office:value="8.75456327947998" calcext:value-type="float">
            <text:p>8.75456327947998</text:p>
          </table:table-cell>
          <table:table-cell office:value-type="float" office:value="0.220429899742654" calcext:value-type="float">
            <text:p>0.220429899742654</text:p>
          </table:table-cell>
          <table:table-cell office:value-type="float" office:value="0.264200959025098" calcext:value-type="float">
            <text:p>0.264200959025098</text:p>
          </table:table-cell>
          <table:table-cell office:value-type="float" office:value="0.232410513776709" calcext:value-type="float">
            <text:p>0.232410513776709</text:p>
          </table:table-cell>
          <table:table-cell office:value-type="float" office:value="0.245264825861551" calcext:value-type="float">
            <text:p>0.245264825861551</text:p>
          </table:table-cell>
          <table:table-cell office:value-type="float" office:value="0.0427267805388735" calcext:value-type="float">
            <text:p>0.042726780538874</text:p>
          </table:table-cell>
          <table:table-cell office:value-type="float" office:value="0.0339667666834355" calcext:value-type="float">
            <text:p>0.033966766683436</text:p>
          </table:table-cell>
          <table:table-cell office:value-type="float" office:value="0.030544953105921" calcext:value-type="float">
            <text:p>0.030544953105921</text:p>
          </table:table-cell>
          <table:table-cell office:value-type="float" office:value="0.0506605715908879" calcext:value-type="float">
            <text:p>0.050660571590888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9153211208209" calcext:value-type="float">
            <text:p>0.389153211208209</text:p>
          </table:table-cell>
          <table:table-cell office:value-type="float" office:value="0.465608605204335" calcext:value-type="float">
            <text:p>0.465608605204335</text:p>
          </table:table-cell>
          <table:table-cell office:value-type="float" office:value="0.405776118984206" calcext:value-type="float">
            <text:p>0.405776118984206</text:p>
          </table:table-cell>
          <table:table-cell office:value-type="float" office:value="0.445245169398306" calcext:value-type="float">
            <text:p>0.445245169398306</text:p>
          </table:table-cell>
          <table:table-cell office:value-type="float" office:value="7.09351676936295" calcext:value-type="float">
            <text:p>7.09351676936295</text:p>
          </table:table-cell>
          <table:table-cell office:value-type="float" office:value="11.5178248379502" calcext:value-type="float">
            <text:p>11.5178248379502</text:p>
          </table:table-cell>
          <table:table-cell office:value-type="float" office:value="8.53515650708949" calcext:value-type="float">
            <text:p>8.53515650708949</text:p>
          </table:table-cell>
          <table:table-cell office:value-type="float" office:value="9.32132912049251" calcext:value-type="float">
            <text:p>9.32132912049251</text:p>
          </table:table-cell>
          <table:table-cell office:value-type="float" office:value="0.21731380108481" calcext:value-type="float">
            <text:p>0.21731380108481</text:p>
          </table:table-cell>
          <table:table-cell office:value-type="float" office:value="0.243497845541032" calcext:value-type="float">
            <text:p>0.243497845541032</text:p>
          </table:table-cell>
          <table:table-cell office:value-type="float" office:value="0.227234297378235" calcext:value-type="float">
            <text:p>0.227234297378235</text:p>
          </table:table-cell>
          <table:table-cell office:value-type="float" office:value="0.228312839782204" calcext:value-type="float">
            <text:p>0.228312839782204</text:p>
          </table:table-cell>
          <table:table-cell office:value-type="float" office:value="0.0391096392579106" calcext:value-type="float">
            <text:p>0.039109639257911</text:p>
          </table:table-cell>
          <table:table-cell office:value-type="float" office:value="0.0333539719227937" calcext:value-type="float">
            <text:p>0.033353971922794</text:p>
          </table:table-cell>
          <table:table-cell office:value-type="float" office:value="0.029530006820204" calcext:value-type="float">
            <text:p>0.029530006820204</text:p>
          </table:table-cell>
          <table:table-cell office:value-type="float" office:value="0.0467981492806063" calcext:value-type="float">
            <text:p>0.046798149280606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0512529131244" calcext:value-type="float">
            <text:p>0.390512529131244</text:p>
          </table:table-cell>
          <table:table-cell office:value-type="float" office:value="0.465086244562642" calcext:value-type="float">
            <text:p>0.465086244562642</text:p>
          </table:table-cell>
          <table:table-cell office:value-type="float" office:value="0.40597257564176" calcext:value-type="float">
            <text:p>0.40597257564176</text:p>
          </table:table-cell>
          <table:table-cell office:value-type="float" office:value="0.446865766509141" calcext:value-type="float">
            <text:p>0.446865766509141</text:p>
          </table:table-cell>
          <table:table-cell office:value-type="float" office:value="6.9449455914595" calcext:value-type="float">
            <text:p>6.9449455914595</text:p>
          </table:table-cell>
          <table:table-cell office:value-type="float" office:value="11.2207407786175" calcext:value-type="float">
            <text:p>11.2207407786175</text:p>
          </table:table-cell>
          <table:table-cell office:value-type="float" office:value="8.38913213040402" calcext:value-type="float">
            <text:p>8.38913213040402</text:p>
          </table:table-cell>
          <table:table-cell office:value-type="float" office:value="9.17001792798894" calcext:value-type="float">
            <text:p>9.17001792798894</text:p>
          </table:table-cell>
          <table:table-cell office:value-type="float" office:value="0.224881222016566" calcext:value-type="float">
            <text:p>0.224881222016566</text:p>
          </table:table-cell>
          <table:table-cell office:value-type="float" office:value="0.255031169196766" calcext:value-type="float">
            <text:p>0.255031169196766</text:p>
          </table:table-cell>
          <table:table-cell office:value-type="float" office:value="0.234573484568338" calcext:value-type="float">
            <text:p>0.234573484568338</text:p>
          </table:table-cell>
          <table:table-cell office:value-type="float" office:value="0.240005034931753" calcext:value-type="float">
            <text:p>0.240005034931753</text:p>
          </table:table-cell>
          <table:table-cell office:value-type="float" office:value="0.0389309342661313" calcext:value-type="float">
            <text:p>0.038930934266131</text:p>
          </table:table-cell>
          <table:table-cell office:value-type="float" office:value="0.0342368355201104" calcext:value-type="float">
            <text:p>0.03423683552011</text:p>
          </table:table-cell>
          <table:table-cell office:value-type="float" office:value="0.0300914468560386" calcext:value-type="float">
            <text:p>0.030091446856039</text:p>
          </table:table-cell>
          <table:table-cell office:value-type="float" office:value="0.0465785769071244" calcext:value-type="float">
            <text:p>0.046578576907124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2632469505751" calcext:value-type="float">
            <text:p>0.382632469505751</text:p>
          </table:table-cell>
          <table:table-cell office:value-type="float" office:value="0.459252794133693" calcext:value-type="float">
            <text:p>0.459252794133693</text:p>
          </table:table-cell>
          <table:table-cell office:value-type="float" office:value="0.397831999356883" calcext:value-type="float">
            <text:p>0.397831999356883</text:p>
          </table:table-cell>
          <table:table-cell office:value-type="float" office:value="0.440887729976647" calcext:value-type="float">
            <text:p>0.440887729976647</text:p>
          </table:table-cell>
          <table:table-cell office:value-type="float" office:value="6.8961457979505" calcext:value-type="float">
            <text:p>6.8961457979505</text:p>
          </table:table-cell>
          <table:table-cell office:value-type="float" office:value="11.1486928736377" calcext:value-type="float">
            <text:p>11.1486928736377</text:p>
          </table:table-cell>
          <table:table-cell office:value-type="float" office:value="8.33086879903099" calcext:value-type="float">
            <text:p>8.33086879903099</text:p>
          </table:table-cell>
          <table:table-cell office:value-type="float" office:value="9.29597765854732" calcext:value-type="float">
            <text:p>9.29597765854732</text:p>
          </table:table-cell>
          <table:table-cell office:value-type="float" office:value="0.216005581035222" calcext:value-type="float">
            <text:p>0.216005581035222</text:p>
          </table:table-cell>
          <table:table-cell office:value-type="float" office:value="0.244797239085599" calcext:value-type="float">
            <text:p>0.244797239085599</text:p>
          </table:table-cell>
          <table:table-cell office:value-type="float" office:value="0.225892855754228" calcext:value-type="float">
            <text:p>0.225892855754228</text:p>
          </table:table-cell>
          <table:table-cell office:value-type="float" office:value="0.229244797108359" calcext:value-type="float">
            <text:p>0.229244797108359</text:p>
          </table:table-cell>
          <table:table-cell office:value-type="float" office:value="0.0420120242082508" calcext:value-type="float">
            <text:p>0.042012024208251</text:p>
          </table:table-cell>
          <table:table-cell office:value-type="float" office:value="0.0362226932703001" calcext:value-type="float">
            <text:p>0.0362226932703</text:p>
          </table:table-cell>
          <table:table-cell office:value-type="float" office:value="0.0315671533868121" calcext:value-type="float">
            <text:p>0.031567153386812</text:p>
          </table:table-cell>
          <table:table-cell office:value-type="float" office:value="0.051088617758767" calcext:value-type="float">
            <text:p>0.051088617758767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31523997998" calcext:value-type="float">
            <text:p>0.38131523997998</text:p>
          </table:table-cell>
          <table:table-cell office:value-type="float" office:value="0.460808588547351" calcext:value-type="float">
            <text:p>0.460808588547351</text:p>
          </table:table-cell>
          <table:table-cell office:value-type="float" office:value="0.40040905456626" calcext:value-type="float">
            <text:p>0.40040905456626</text:p>
          </table:table-cell>
          <table:table-cell office:value-type="float" office:value="0.436562990736514" calcext:value-type="float">
            <text:p>0.436562990736514</text:p>
          </table:table-cell>
          <table:table-cell office:value-type="float" office:value="6.50571934712989" calcext:value-type="float">
            <text:p>6.50571934712989</text:p>
          </table:table-cell>
          <table:table-cell office:value-type="float" office:value="11.1985108443884" calcext:value-type="float">
            <text:p>11.1985108443884</text:p>
          </table:table-cell>
          <table:table-cell office:value-type="float" office:value="8.22862088619673" calcext:value-type="float">
            <text:p>8.22862088619673</text:p>
          </table:table-cell>
          <table:table-cell office:value-type="float" office:value="9.07613249910711" calcext:value-type="float">
            <text:p>9.07613249910711</text:p>
          </table:table-cell>
          <table:table-cell office:value-type="float" office:value="0.218863395124867" calcext:value-type="float">
            <text:p>0.218863395124867</text:p>
          </table:table-cell>
          <table:table-cell office:value-type="float" office:value="0.254992226967601" calcext:value-type="float">
            <text:p>0.254992226967601</text:p>
          </table:table-cell>
          <table:table-cell office:value-type="float" office:value="0.230564065459641" calcext:value-type="float">
            <text:p>0.230564065459641</text:p>
          </table:table-cell>
          <table:table-cell office:value-type="float" office:value="0.236514453479416" calcext:value-type="float">
            <text:p>0.236514453479416</text:p>
          </table:table-cell>
          <table:table-cell office:value-type="float" office:value="0.0418631074525308" calcext:value-type="float">
            <text:p>0.041863107452531</text:p>
          </table:table-cell>
          <table:table-cell office:value-type="float" office:value="0.0345386956801451" calcext:value-type="float">
            <text:p>0.034538695680145</text:p>
          </table:table-cell>
          <table:table-cell office:value-type="float" office:value="0.0322106208425629" calcext:value-type="float">
            <text:p>0.032210620842563</text:p>
          </table:table-cell>
          <table:table-cell office:value-type="float" office:value="0.0481493811926081" calcext:value-type="float">
            <text:p>0.048149381192608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4938665782986" calcext:value-type="float">
            <text:p>0.374938665782986</text:p>
          </table:table-cell>
          <table:table-cell office:value-type="float" office:value="0.452312066345598" calcext:value-type="float">
            <text:p>0.452312066345598</text:p>
          </table:table-cell>
          <table:table-cell office:value-type="float" office:value="0.389662864985528" calcext:value-type="float">
            <text:p>0.389662864985528</text:p>
          </table:table-cell>
          <table:table-cell office:value-type="float" office:value="0.43472147993213" calcext:value-type="float">
            <text:p>0.43472147993213</text:p>
          </table:table-cell>
          <table:table-cell office:value-type="float" office:value="6.52405745168759" calcext:value-type="float">
            <text:p>6.52405745168759</text:p>
          </table:table-cell>
          <table:table-cell office:value-type="float" office:value="11.0510927157839" calcext:value-type="float">
            <text:p>11.0510927157839</text:p>
          </table:table-cell>
          <table:table-cell office:value-type="float" office:value="7.8526801826867" calcext:value-type="float">
            <text:p>7.8526801826867</text:p>
          </table:table-cell>
          <table:table-cell office:value-type="float" office:value="9.17621188226408" calcext:value-type="float">
            <text:p>9.17621188226408</text:p>
          </table:table-cell>
          <table:table-cell office:value-type="float" office:value="0.20912265900942" calcext:value-type="float">
            <text:p>0.20912265900942</text:p>
          </table:table-cell>
          <table:table-cell office:value-type="float" office:value="0.234728678098067" calcext:value-type="float">
            <text:p>0.234728678098067</text:p>
          </table:table-cell>
          <table:table-cell office:value-type="float" office:value="0.218244665601248" calcext:value-type="float">
            <text:p>0.218244665601248</text:p>
          </table:table-cell>
          <table:table-cell office:value-type="float" office:value="0.220484046603873" calcext:value-type="float">
            <text:p>0.220484046603873</text:p>
          </table:table-cell>
          <table:table-cell office:value-type="float" office:value="0.0432406050819157" calcext:value-type="float">
            <text:p>0.043240605081916</text:p>
          </table:table-cell>
          <table:table-cell office:value-type="float" office:value="0.0339464580051031" calcext:value-type="float">
            <text:p>0.033946458005103</text:p>
          </table:table-cell>
          <table:table-cell office:value-type="float" office:value="0.0310671792595964" calcext:value-type="float">
            <text:p>0.031067179259596</text:p>
          </table:table-cell>
          <table:table-cell office:value-type="float" office:value="0.0514462181986619" calcext:value-type="float">
            <text:p>0.051446218198662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7961801631696" calcext:value-type="float">
            <text:p>0.377961801631696</text:p>
          </table:table-cell>
          <table:table-cell office:value-type="float" office:value="0.456543989681489" calcext:value-type="float">
            <text:p>0.456543989681489</text:p>
          </table:table-cell>
          <table:table-cell office:value-type="float" office:value="0.394389563810017" calcext:value-type="float">
            <text:p>0.394389563810017</text:p>
          </table:table-cell>
          <table:table-cell office:value-type="float" office:value="0.435822836147108" calcext:value-type="float">
            <text:p>0.435822836147108</text:p>
          </table:table-cell>
          <table:table-cell office:value-type="float" office:value="6.68178672800539" calcext:value-type="float">
            <text:p>6.68178672800539</text:p>
          </table:table-cell>
          <table:table-cell office:value-type="float" office:value="11.39116876272" calcext:value-type="float">
            <text:p>11.39116876272</text:p>
          </table:table-cell>
          <table:table-cell office:value-type="float" office:value="8.55541635397418" calcext:value-type="float">
            <text:p>8.55541635397418</text:p>
          </table:table-cell>
          <table:table-cell office:value-type="float" office:value="9.06074303710369" calcext:value-type="float">
            <text:p>9.06074303710369</text:p>
          </table:table-cell>
          <table:table-cell office:value-type="float" office:value="0.211401148318788" calcext:value-type="float">
            <text:p>0.211401148318788</text:p>
          </table:table-cell>
          <table:table-cell office:value-type="float" office:value="0.235282421228788" calcext:value-type="float">
            <text:p>0.235282421228788</text:p>
          </table:table-cell>
          <table:table-cell office:value-type="float" office:value="0.220687008513466" calcext:value-type="float">
            <text:p>0.220687008513466</text:p>
          </table:table-cell>
          <table:table-cell office:value-type="float" office:value="0.221017488104326" calcext:value-type="float">
            <text:p>0.221017488104326</text:p>
          </table:table-cell>
          <table:table-cell office:value-type="float" office:value="0.0426992997103475" calcext:value-type="float">
            <text:p>0.042699299710348</text:p>
          </table:table-cell>
          <table:table-cell office:value-type="float" office:value="0.0366677321771167" calcext:value-type="float">
            <text:p>0.036667732177117</text:p>
          </table:table-cell>
          <table:table-cell office:value-type="float" office:value="0.0321044785082512" calcext:value-type="float">
            <text:p>0.032104478508251</text:p>
          </table:table-cell>
          <table:table-cell office:value-type="float" office:value="0.051657703785129" calcext:value-type="float">
            <text:p>0.051657703785129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7356766143442" calcext:value-type="float">
            <text:p>0.377356766143442</text:p>
          </table:table-cell>
          <table:table-cell office:value-type="float" office:value="0.456770643277653" calcext:value-type="float">
            <text:p>0.456770643277653</text:p>
          </table:table-cell>
          <table:table-cell office:value-type="float" office:value="0.393142828672732" calcext:value-type="float">
            <text:p>0.393142828672732</text:p>
          </table:table-cell>
          <table:table-cell office:value-type="float" office:value="0.434843878591365" calcext:value-type="float">
            <text:p>0.434843878591365</text:p>
          </table:table-cell>
          <table:table-cell office:value-type="float" office:value="6.73743223273765" calcext:value-type="float">
            <text:p>6.73743223273765</text:p>
          </table:table-cell>
          <table:table-cell office:value-type="float" office:value="11.2355584741916" calcext:value-type="float">
            <text:p>11.2355584741916</text:p>
          </table:table-cell>
          <table:table-cell office:value-type="float" office:value="8.5026189663149" calcext:value-type="float">
            <text:p>8.5026189663149</text:p>
          </table:table-cell>
          <table:table-cell office:value-type="float" office:value="8.85135355724454" calcext:value-type="float">
            <text:p>8.85135355724454</text:p>
          </table:table-cell>
          <table:table-cell office:value-type="float" office:value="0.213270831357214" calcext:value-type="float">
            <text:p>0.213270831357214</text:p>
          </table:table-cell>
          <table:table-cell office:value-type="float" office:value="0.238838834818833" calcext:value-type="float">
            <text:p>0.238838834818833</text:p>
          </table:table-cell>
          <table:table-cell office:value-type="float" office:value="0.222917890050302" calcext:value-type="float">
            <text:p>0.222917890050302</text:p>
          </table:table-cell>
          <table:table-cell office:value-type="float" office:value="0.223602998009822" calcext:value-type="float">
            <text:p>0.223602998009822</text:p>
          </table:table-cell>
          <table:table-cell office:value-type="float" office:value="0.0409947957330471" calcext:value-type="float">
            <text:p>0.040994795733047</text:p>
          </table:table-cell>
          <table:table-cell office:value-type="float" office:value="0.0356334411148137" calcext:value-type="float">
            <text:p>0.035633441114814</text:p>
          </table:table-cell>
          <table:table-cell office:value-type="float" office:value="0.0304755117380534" calcext:value-type="float">
            <text:p>0.030475511738053</text:p>
          </table:table-cell>
          <table:table-cell office:value-type="float" office:value="0.0508110580821127" calcext:value-type="float">
            <text:p>0.050811058082113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5408481413829" calcext:value-type="float">
            <text:p>0.375408481413829</text:p>
          </table:table-cell>
          <table:table-cell office:value-type="float" office:value="0.462823321066245" calcext:value-type="float">
            <text:p>0.462823321066245</text:p>
          </table:table-cell>
          <table:table-cell office:value-type="float" office:value="0.395823992608998" calcext:value-type="float">
            <text:p>0.395823992608998</text:p>
          </table:table-cell>
          <table:table-cell office:value-type="float" office:value="0.433642422773815" calcext:value-type="float">
            <text:p>0.433642422773815</text:p>
          </table:table-cell>
          <table:table-cell office:value-type="float" office:value="6.67121441652728" calcext:value-type="float">
            <text:p>6.67121441652728</text:p>
          </table:table-cell>
          <table:table-cell office:value-type="float" office:value="11.5855883513293" calcext:value-type="float">
            <text:p>11.5855883513293</text:p>
          </table:table-cell>
          <table:table-cell office:value-type="float" office:value="8.72171920281417" calcext:value-type="float">
            <text:p>8.72171920281417</text:p>
          </table:table-cell>
          <table:table-cell office:value-type="float" office:value="8.88179075454857" calcext:value-type="float">
            <text:p>8.88179075454857</text:p>
          </table:table-cell>
          <table:table-cell office:value-type="float" office:value="0.218449158627697" calcext:value-type="float">
            <text:p>0.218449158627697</text:p>
          </table:table-cell>
          <table:table-cell office:value-type="float" office:value="0.256655301385342" calcext:value-type="float">
            <text:p>0.256655301385342</text:p>
          </table:table-cell>
          <table:table-cell office:value-type="float" office:value="0.231116639295904" calcext:value-type="float">
            <text:p>0.231116639295904</text:p>
          </table:table-cell>
          <table:table-cell office:value-type="float" office:value="0.236153477269543" calcext:value-type="float">
            <text:p>0.236153477269543</text:p>
          </table:table-cell>
          <table:table-cell office:value-type="float" office:value="0.0423446846378387" calcext:value-type="float">
            <text:p>0.042344684637839</text:p>
          </table:table-cell>
          <table:table-cell office:value-type="float" office:value="0.035273386916969" calcext:value-type="float">
            <text:p>0.035273386916969</text:p>
          </table:table-cell>
          <table:table-cell office:value-type="float" office:value="0.0306465152941751" calcext:value-type="float">
            <text:p>0.030646515294175</text:p>
          </table:table-cell>
          <table:table-cell office:value-type="float" office:value="0.0519524585776474" calcext:value-type="float">
            <text:p>0.051952458577647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0188944036841" calcext:value-type="float">
            <text:p>0.380188944036841</text:p>
          </table:table-cell>
          <table:table-cell office:value-type="float" office:value="0.45767884412644" calcext:value-type="float">
            <text:p>0.45767884412644</text:p>
          </table:table-cell>
          <table:table-cell office:value-type="float" office:value="0.396061053364969" calcext:value-type="float">
            <text:p>0.396061053364969</text:p>
          </table:table-cell>
          <table:table-cell office:value-type="float" office:value="0.435355561290411" calcext:value-type="float">
            <text:p>0.435355561290411</text:p>
          </table:table-cell>
          <table:table-cell office:value-type="float" office:value="6.98846153187686" calcext:value-type="float">
            <text:p>6.98846153187686</text:p>
          </table:table-cell>
          <table:table-cell office:value-type="float" office:value="11.1801298481681" calcext:value-type="float">
            <text:p>11.1801298481681</text:p>
          </table:table-cell>
          <table:table-cell office:value-type="float" office:value="8.50105906251937" calcext:value-type="float">
            <text:p>8.50105906251937</text:p>
          </table:table-cell>
          <table:table-cell office:value-type="float" office:value="8.92428595045256" calcext:value-type="float">
            <text:p>8.92428595045256</text:p>
          </table:table-cell>
          <table:table-cell office:value-type="float" office:value="0.220752018742456" calcext:value-type="float">
            <text:p>0.220752018742456</text:p>
          </table:table-cell>
          <table:table-cell office:value-type="float" office:value="0.245341611470778" calcext:value-type="float">
            <text:p>0.245341611470778</text:p>
          </table:table-cell>
          <table:table-cell office:value-type="float" office:value="0.230795920146389" calcext:value-type="float">
            <text:p>0.230795920146389</text:p>
          </table:table-cell>
          <table:table-cell office:value-type="float" office:value="0.229484252796519" calcext:value-type="float">
            <text:p>0.229484252796519</text:p>
          </table:table-cell>
          <table:table-cell office:value-type="float" office:value="0.0405663668175395" calcext:value-type="float">
            <text:p>0.04056636681754</text:p>
          </table:table-cell>
          <table:table-cell office:value-type="float" office:value="0.0354381889104437" calcext:value-type="float">
            <text:p>0.035438188910444</text:p>
          </table:table-cell>
          <table:table-cell office:value-type="float" office:value="0.0301514653339693" calcext:value-type="float">
            <text:p>0.030151465333969</text:p>
          </table:table-cell>
          <table:table-cell office:value-type="float" office:value="0.0505632558501763" calcext:value-type="float">
            <text:p>0.050563255850176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7382720392594" calcext:value-type="float">
            <text:p>0.377382720392594</text:p>
          </table:table-cell>
          <table:table-cell office:value-type="float" office:value="0.454167227376852" calcext:value-type="float">
            <text:p>0.454167227376852</text:p>
          </table:table-cell>
          <table:table-cell office:value-type="float" office:value="0.392717543614448" calcext:value-type="float">
            <text:p>0.392717543614448</text:p>
          </table:table-cell>
          <table:table-cell office:value-type="float" office:value="0.431654742069342" calcext:value-type="float">
            <text:p>0.431654742069342</text:p>
          </table:table-cell>
          <table:table-cell office:value-type="float" office:value="7.02397122479723" calcext:value-type="float">
            <text:p>7.02397122479723</text:p>
          </table:table-cell>
          <table:table-cell office:value-type="float" office:value="11.7873309854014" calcext:value-type="float">
            <text:p>11.7873309854014</text:p>
          </table:table-cell>
          <table:table-cell office:value-type="float" office:value="8.52442211698345" calcext:value-type="float">
            <text:p>8.52442211698345</text:p>
          </table:table-cell>
          <table:table-cell office:value-type="float" office:value="9.11725867235425" calcext:value-type="float">
            <text:p>9.11725867235425</text:p>
          </table:table-cell>
          <table:table-cell office:value-type="float" office:value="0.221134141895382" calcext:value-type="float">
            <text:p>0.221134141895382</text:p>
          </table:table-cell>
          <table:table-cell office:value-type="float" office:value="0.242768658740741" calcext:value-type="float">
            <text:p>0.242768658740741</text:p>
          </table:table-cell>
          <table:table-cell office:value-type="float" office:value="0.230801590406338" calcext:value-type="float">
            <text:p>0.230801590406338</text:p>
          </table:table-cell>
          <table:table-cell office:value-type="float" office:value="0.227843608769339" calcext:value-type="float">
            <text:p>0.227843608769339</text:p>
          </table:table-cell>
          <table:table-cell office:value-type="float" office:value="0.038238589534404" calcext:value-type="float">
            <text:p>0.038238589534404</text:p>
          </table:table-cell>
          <table:table-cell office:value-type="float" office:value="0.0342447171206611" calcext:value-type="float">
            <text:p>0.034244717120661</text:p>
          </table:table-cell>
          <table:table-cell office:value-type="float" office:value="0.029449078933951" calcext:value-type="float">
            <text:p>0.029449078933951</text:p>
          </table:table-cell>
          <table:table-cell office:value-type="float" office:value="0.0468516337858182" calcext:value-type="float">
            <text:p>0.046851633785818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6871325222658" calcext:value-type="float">
            <text:p>0.376871325222658</text:p>
          </table:table-cell>
          <table:table-cell office:value-type="float" office:value="0.456503445278417" calcext:value-type="float">
            <text:p>0.456503445278417</text:p>
          </table:table-cell>
          <table:table-cell office:value-type="float" office:value="0.392177663447751" calcext:value-type="float">
            <text:p>0.392177663447751</text:p>
          </table:table-cell>
          <table:table-cell office:value-type="float" office:value="0.434409102330349" calcext:value-type="float">
            <text:p>0.434409102330349</text:p>
          </table:table-cell>
          <table:table-cell office:value-type="float" office:value="6.57128782859251" calcext:value-type="float">
            <text:p>6.57128782859251</text:p>
          </table:table-cell>
          <table:table-cell office:value-type="float" office:value="10.7647502952183" calcext:value-type="float">
            <text:p>10.7647502952183</text:p>
          </table:table-cell>
          <table:table-cell office:value-type="float" office:value="8.17967591916703" calcext:value-type="float">
            <text:p>8.17967591916703</text:p>
          </table:table-cell>
          <table:table-cell office:value-type="float" office:value="8.92605022143541" calcext:value-type="float">
            <text:p>8.92605022143541</text:p>
          </table:table-cell>
          <table:table-cell office:value-type="float" office:value="0.218138379596496" calcext:value-type="float">
            <text:p>0.218138379596496</text:p>
          </table:table-cell>
          <table:table-cell office:value-type="float" office:value="0.241322733882195" calcext:value-type="float">
            <text:p>0.241322733882195</text:p>
          </table:table-cell>
          <table:table-cell office:value-type="float" office:value="0.227841423617476" calcext:value-type="float">
            <text:p>0.227841423617476</text:p>
          </table:table-cell>
          <table:table-cell office:value-type="float" office:value="0.226098771073696" calcext:value-type="float">
            <text:p>0.226098771073696</text:p>
          </table:table-cell>
          <table:table-cell office:value-type="float" office:value="0.037663795182423" calcext:value-type="float">
            <text:p>0.037663795182423</text:p>
          </table:table-cell>
          <table:table-cell office:value-type="float" office:value="0.0355050842105296" calcext:value-type="float">
            <text:p>0.03550508421053</text:p>
          </table:table-cell>
          <table:table-cell office:value-type="float" office:value="0.0295337946914272" calcext:value-type="float">
            <text:p>0.029533794691427</text:p>
          </table:table-cell>
          <table:table-cell office:value-type="float" office:value="0.0471705831158806" calcext:value-type="float">
            <text:p>0.047170583115881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6480969799574" calcext:value-type="float">
            <text:p>0.376480969799574</text:p>
          </table:table-cell>
          <table:table-cell office:value-type="float" office:value="0.460431929355947" calcext:value-type="float">
            <text:p>0.460431929355947</text:p>
          </table:table-cell>
          <table:table-cell office:value-type="float" office:value="0.395247865582718" calcext:value-type="float">
            <text:p>0.395247865582718</text:p>
          </table:table-cell>
          <table:table-cell office:value-type="float" office:value="0.432378288793946" calcext:value-type="float">
            <text:p>0.432378288793946</text:p>
          </table:table-cell>
          <table:table-cell office:value-type="float" office:value="6.62457045703487" calcext:value-type="float">
            <text:p>6.62457045703487</text:p>
          </table:table-cell>
          <table:table-cell office:value-type="float" office:value="11.8756119988812" calcext:value-type="float">
            <text:p>11.8756119988812</text:p>
          </table:table-cell>
          <table:table-cell office:value-type="float" office:value="8.67375727552145" calcext:value-type="float">
            <text:p>8.67375727552145</text:p>
          </table:table-cell>
          <table:table-cell office:value-type="float" office:value="8.78153674881977" calcext:value-type="float">
            <text:p>8.78153674881977</text:p>
          </table:table-cell>
          <table:table-cell office:value-type="float" office:value="0.222051166694926" calcext:value-type="float">
            <text:p>0.222051166694926</text:p>
          </table:table-cell>
          <table:table-cell office:value-type="float" office:value="0.252177498518512" calcext:value-type="float">
            <text:p>0.252177498518512</text:p>
          </table:table-cell>
          <table:table-cell office:value-type="float" office:value="0.234022531946035" calcext:value-type="float">
            <text:p>0.234022531946035</text:p>
          </table:table-cell>
          <table:table-cell office:value-type="float" office:value="0.233183686715763" calcext:value-type="float">
            <text:p>0.233183686715763</text:p>
          </table:table-cell>
          <table:table-cell office:value-type="float" office:value="0.0396606495533197" calcext:value-type="float">
            <text:p>0.03966064955332</text:p>
          </table:table-cell>
          <table:table-cell office:value-type="float" office:value="0.0378771791151725" calcext:value-type="float">
            <text:p>0.037877179115173</text:p>
          </table:table-cell>
          <table:table-cell office:value-type="float" office:value="0.0302503893820078" calcext:value-type="float">
            <text:p>0.030250389382008</text:p>
          </table:table-cell>
          <table:table-cell office:value-type="float" office:value="0.0511572953058841" calcext:value-type="float">
            <text:p>0.051157295305884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3828514851155" calcext:value-type="float">
            <text:p>0.383828514851155</text:p>
          </table:table-cell>
          <table:table-cell office:value-type="float" office:value="0.464062288832083" calcext:value-type="float">
            <text:p>0.464062288832083</text:p>
          </table:table-cell>
          <table:table-cell office:value-type="float" office:value="0.399234844626669" calcext:value-type="float">
            <text:p>0.399234844626669</text:p>
          </table:table-cell>
          <table:table-cell office:value-type="float" office:value="0.441768275945871" calcext:value-type="float">
            <text:p>0.441768275945871</text:p>
          </table:table-cell>
          <table:table-cell office:value-type="float" office:value="7.01460880535072" calcext:value-type="float">
            <text:p>7.01460880535072</text:p>
          </table:table-cell>
          <table:table-cell office:value-type="float" office:value="11.5268132689431" calcext:value-type="float">
            <text:p>11.5268132689431</text:p>
          </table:table-cell>
          <table:table-cell office:value-type="float" office:value="8.93496182331452" calcext:value-type="float">
            <text:p>8.93496182331452</text:p>
          </table:table-cell>
          <table:table-cell office:value-type="float" office:value="9.28531270634214" calcext:value-type="float">
            <text:p>9.28531270634214</text:p>
          </table:table-cell>
          <table:table-cell office:value-type="float" office:value="0.224372901436754" calcext:value-type="float">
            <text:p>0.224372901436754</text:p>
          </table:table-cell>
          <table:table-cell office:value-type="float" office:value="0.249152924727341" calcext:value-type="float">
            <text:p>0.249152924727341</text:p>
          </table:table-cell>
          <table:table-cell office:value-type="float" office:value="0.234361672526457" calcext:value-type="float">
            <text:p>0.234361672526457</text:p>
          </table:table-cell>
          <table:table-cell office:value-type="float" office:value="0.233098152900307" calcext:value-type="float">
            <text:p>0.233098152900307</text:p>
          </table:table-cell>
          <table:table-cell office:value-type="float" office:value="0.0374520062758833" calcext:value-type="float">
            <text:p>0.037452006275883</text:p>
          </table:table-cell>
          <table:table-cell office:value-type="float" office:value="0.0381280034786682" calcext:value-type="float">
            <text:p>0.038128003478668</text:p>
          </table:table-cell>
          <table:table-cell office:value-type="float" office:value="0.0289472949300071" calcext:value-type="float">
            <text:p>0.028947294930007</text:p>
          </table:table-cell>
          <table:table-cell office:value-type="float" office:value="0.0503923510151662" calcext:value-type="float">
            <text:p>0.050392351015166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1915677054522" calcext:value-type="float">
            <text:p>0.381915677054522</text:p>
          </table:table-cell>
          <table:table-cell office:value-type="float" office:value="0.461113953283295" calcext:value-type="float">
            <text:p>0.461113953283295</text:p>
          </table:table-cell>
          <table:table-cell office:value-type="float" office:value="0.396246446900021" calcext:value-type="float">
            <text:p>0.396246446900021</text:p>
          </table:table-cell>
          <table:table-cell office:value-type="float" office:value="0.439940076768201" calcext:value-type="float">
            <text:p>0.439940076768201</text:p>
          </table:table-cell>
          <table:table-cell office:value-type="float" office:value="7.17113278072119" calcext:value-type="float">
            <text:p>7.17113278072119</text:p>
          </table:table-cell>
          <table:table-cell office:value-type="float" office:value="11.1354581336289" calcext:value-type="float">
            <text:p>11.1354581336289</text:p>
          </table:table-cell>
          <table:table-cell office:value-type="float" office:value="8.77224640663318" calcext:value-type="float">
            <text:p>8.77224640663318</text:p>
          </table:table-cell>
          <table:table-cell office:value-type="float" office:value="9.45688591569149" calcext:value-type="float">
            <text:p>9.45688591569149</text:p>
          </table:table-cell>
          <table:table-cell office:value-type="float" office:value="0.22454666689916" calcext:value-type="float">
            <text:p>0.22454666689916</text:p>
          </table:table-cell>
          <table:table-cell office:value-type="float" office:value="0.249682346433635" calcext:value-type="float">
            <text:p>0.249682346433635</text:p>
          </table:table-cell>
          <table:table-cell office:value-type="float" office:value="0.233539253925696" calcext:value-type="float">
            <text:p>0.233539253925696</text:p>
          </table:table-cell>
          <table:table-cell office:value-type="float" office:value="0.235212809998139" calcext:value-type="float">
            <text:p>0.235212809998139</text:p>
          </table:table-cell>
          <table:table-cell office:value-type="float" office:value="0.0376902786045334" calcext:value-type="float">
            <text:p>0.037690278604533</text:p>
          </table:table-cell>
          <table:table-cell office:value-type="float" office:value="0.0388967611455495" calcext:value-type="float">
            <text:p>0.03889676114555</text:p>
          </table:table-cell>
          <table:table-cell office:value-type="float" office:value="0.0301527003760387" calcext:value-type="float">
            <text:p>0.030152700376039</text:p>
          </table:table-cell>
          <table:table-cell office:value-type="float" office:value="0.0497319919244764" calcext:value-type="float">
            <text:p>0.049731991924476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5993049755901" calcext:value-type="float">
            <text:p>0.385993049755901</text:p>
          </table:table-cell>
          <table:table-cell office:value-type="float" office:value="0.475128065409907" calcext:value-type="float">
            <text:p>0.475128065409907</text:p>
          </table:table-cell>
          <table:table-cell office:value-type="float" office:value="0.400472007989845" calcext:value-type="float">
            <text:p>0.400472007989845</text:p>
          </table:table-cell>
          <table:table-cell office:value-type="float" office:value="0.453525887950196" calcext:value-type="float">
            <text:p>0.453525887950196</text:p>
          </table:table-cell>
          <table:table-cell office:value-type="float" office:value="7.13862703876956" calcext:value-type="float">
            <text:p>7.13862703876956</text:p>
          </table:table-cell>
          <table:table-cell office:value-type="float" office:value="11.3321316478608" calcext:value-type="float">
            <text:p>11.3321316478608</text:p>
          </table:table-cell>
          <table:table-cell office:value-type="float" office:value="8.66172603452315" calcext:value-type="float">
            <text:p>8.66172603452315</text:p>
          </table:table-cell>
          <table:table-cell office:value-type="float" office:value="9.66310171541663" calcext:value-type="float">
            <text:p>9.66310171541663</text:p>
          </table:table-cell>
          <table:table-cell office:value-type="float" office:value="0.234380297745597" calcext:value-type="float">
            <text:p>0.234380297745597</text:p>
          </table:table-cell>
          <table:table-cell office:value-type="float" office:value="0.266689785751581" calcext:value-type="float">
            <text:p>0.266689785751581</text:p>
          </table:table-cell>
          <table:table-cell office:value-type="float" office:value="0.244023968798315" calcext:value-type="float">
            <text:p>0.244023968798315</text:p>
          </table:table-cell>
          <table:table-cell office:value-type="float" office:value="0.250540337185228" calcext:value-type="float">
            <text:p>0.250540337185228</text:p>
          </table:table-cell>
          <table:table-cell office:value-type="float" office:value="0.0406534488423422" calcext:value-type="float">
            <text:p>0.040653448842342</text:p>
          </table:table-cell>
          <table:table-cell office:value-type="float" office:value="0.0428217036930181" calcext:value-type="float">
            <text:p>0.042821703693018</text:p>
          </table:table-cell>
          <table:table-cell office:value-type="float" office:value="0.0313735675362123" calcext:value-type="float">
            <text:p>0.031373567536212</text:p>
          </table:table-cell>
          <table:table-cell office:value-type="float" office:value="0.0563444987427045" calcext:value-type="float">
            <text:p>0.056344498742705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9404498431074" calcext:value-type="float">
            <text:p>0.379404498431074</text:p>
          </table:table-cell>
          <table:table-cell office:value-type="float" office:value="0.471222345291071" calcext:value-type="float">
            <text:p>0.471222345291071</text:p>
          </table:table-cell>
          <table:table-cell office:value-type="float" office:value="0.396560317593457" calcext:value-type="float">
            <text:p>0.396560317593457</text:p>
          </table:table-cell>
          <table:table-cell office:value-type="float" office:value="0.44444731337383" calcext:value-type="float">
            <text:p>0.44444731337383</text:p>
          </table:table-cell>
          <table:table-cell office:value-type="float" office:value="6.72163994966906" calcext:value-type="float">
            <text:p>6.72163994966906</text:p>
          </table:table-cell>
          <table:table-cell office:value-type="float" office:value="11.0546559708701" calcext:value-type="float">
            <text:p>11.0546559708701</text:p>
          </table:table-cell>
          <table:table-cell office:value-type="float" office:value="8.42243218538739" calcext:value-type="float">
            <text:p>8.42243218538739</text:p>
          </table:table-cell>
          <table:table-cell office:value-type="float" office:value="8.89269824727142" calcext:value-type="float">
            <text:p>8.89269824727142</text:p>
          </table:table-cell>
          <table:table-cell office:value-type="float" office:value="0.226815528469252" calcext:value-type="float">
            <text:p>0.226815528469252</text:p>
          </table:table-cell>
          <table:table-cell office:value-type="float" office:value="0.260697879631338" calcext:value-type="float">
            <text:p>0.260697879631338</text:p>
          </table:table-cell>
          <table:table-cell office:value-type="float" office:value="0.238167070090079" calcext:value-type="float">
            <text:p>0.238167070090079</text:p>
          </table:table-cell>
          <table:table-cell office:value-type="float" office:value="0.241669139331252" calcext:value-type="float">
            <text:p>0.241669139331252</text:p>
          </table:table-cell>
          <table:table-cell office:value-type="float" office:value="0.0374159236262711" calcext:value-type="float">
            <text:p>0.037415923626271</text:p>
          </table:table-cell>
          <table:table-cell office:value-type="float" office:value="0.0389352330565791" calcext:value-type="float">
            <text:p>0.038935233056579</text:p>
          </table:table-cell>
          <table:table-cell office:value-type="float" office:value="0.0291265237372973" calcext:value-type="float">
            <text:p>0.029126523737297</text:p>
          </table:table-cell>
          <table:table-cell office:value-type="float" office:value="0.0509092136480514" calcext:value-type="float">
            <text:p>0.050909213648051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2207064965416" calcext:value-type="float">
            <text:p>0.372207064965416</text:p>
          </table:table-cell>
          <table:table-cell office:value-type="float" office:value="0.457804106415105" calcext:value-type="float">
            <text:p>0.457804106415105</text:p>
          </table:table-cell>
          <table:table-cell office:value-type="float" office:value="0.38752189723908" calcext:value-type="float">
            <text:p>0.38752189723908</text:p>
          </table:table-cell>
          <table:table-cell office:value-type="float" office:value="0.434729943326464" calcext:value-type="float">
            <text:p>0.434729943326464</text:p>
          </table:table-cell>
          <table:table-cell office:value-type="float" office:value="6.18258909083739" calcext:value-type="float">
            <text:p>6.18258909083739</text:p>
          </table:table-cell>
          <table:table-cell office:value-type="float" office:value="10.2716070488139" calcext:value-type="float">
            <text:p>10.2716070488139</text:p>
          </table:table-cell>
          <table:table-cell office:value-type="float" office:value="7.67872259819454" calcext:value-type="float">
            <text:p>7.67872259819454</text:p>
          </table:table-cell>
          <table:table-cell office:value-type="float" office:value="8.5374185724859" calcext:value-type="float">
            <text:p>8.5374185724859</text:p>
          </table:table-cell>
          <table:table-cell office:value-type="float" office:value="0.222049649035847" calcext:value-type="float">
            <text:p>0.222049649035847</text:p>
          </table:table-cell>
          <table:table-cell office:value-type="float" office:value="0.246573353819602" calcext:value-type="float">
            <text:p>0.246573353819602</text:p>
          </table:table-cell>
          <table:table-cell office:value-type="float" office:value="0.231416715677273" calcext:value-type="float">
            <text:p>0.231416715677273</text:p>
          </table:table-cell>
          <table:table-cell office:value-type="float" office:value="0.231208645831774" calcext:value-type="float">
            <text:p>0.231208645831774</text:p>
          </table:table-cell>
          <table:table-cell office:value-type="float" office:value="0.040270533035691" calcext:value-type="float">
            <text:p>0.040270533035691</text:p>
          </table:table-cell>
          <table:table-cell office:value-type="float" office:value="0.0404886990665615" calcext:value-type="float">
            <text:p>0.040488699066562</text:p>
          </table:table-cell>
          <table:table-cell office:value-type="float" office:value="0.030599095285566" calcext:value-type="float">
            <text:p>0.030599095285566</text:p>
          </table:table-cell>
          <table:table-cell office:value-type="float" office:value="0.0547581492740523" calcext:value-type="float">
            <text:p>0.054758149274052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0885341535153" calcext:value-type="float">
            <text:p>0.370885341535153</text:p>
          </table:table-cell>
          <table:table-cell office:value-type="float" office:value="0.453683116985826" calcext:value-type="float">
            <text:p>0.453683116985826</text:p>
          </table:table-cell>
          <table:table-cell office:value-type="float" office:value="0.383450707596841" calcext:value-type="float">
            <text:p>0.383450707596841</text:p>
          </table:table-cell>
          <table:table-cell office:value-type="float" office:value="0.435285636649414" calcext:value-type="float">
            <text:p>0.435285636649414</text:p>
          </table:table-cell>
          <table:table-cell office:value-type="float" office:value="6.26135232541105" calcext:value-type="float">
            <text:p>6.26135232541105</text:p>
          </table:table-cell>
          <table:table-cell office:value-type="float" office:value="10.0884281457909" calcext:value-type="float">
            <text:p>10.0884281457909</text:p>
          </table:table-cell>
          <table:table-cell office:value-type="float" office:value="7.54273522436338" calcext:value-type="float">
            <text:p>7.54273522436338</text:p>
          </table:table-cell>
          <table:table-cell office:value-type="float" office:value="8.18448697664541" calcext:value-type="float">
            <text:p>8.18448697664541</text:p>
          </table:table-cell>
          <table:table-cell office:value-type="float" office:value="0.218460922809416" calcext:value-type="float">
            <text:p>0.218460922809416</text:p>
          </table:table-cell>
          <table:table-cell office:value-type="float" office:value="0.241787584829329" calcext:value-type="float">
            <text:p>0.241787584829329</text:p>
          </table:table-cell>
          <table:table-cell office:value-type="float" office:value="0.227276473802751" calcext:value-type="float">
            <text:p>0.227276473802751</text:p>
          </table:table-cell>
          <table:table-cell office:value-type="float" office:value="0.227457625879259" calcext:value-type="float">
            <text:p>0.227457625879259</text:p>
          </table:table-cell>
          <table:table-cell office:value-type="float" office:value="0.0404588900980092" calcext:value-type="float">
            <text:p>0.040458890098009</text:p>
          </table:table-cell>
          <table:table-cell office:value-type="float" office:value="0.0418399378224038" calcext:value-type="float">
            <text:p>0.041839937822404</text:p>
          </table:table-cell>
          <table:table-cell office:value-type="float" office:value="0.0314593130838" calcext:value-type="float">
            <text:p>0.0314593130838</text:p>
          </table:table-cell>
          <table:table-cell office:value-type="float" office:value="0.0549758965979199" calcext:value-type="float">
            <text:p>0.05497589659792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0405319991462" calcext:value-type="float">
            <text:p>0.370405319991462</text:p>
          </table:table-cell>
          <table:table-cell office:value-type="float" office:value="0.459182285507894" calcext:value-type="float">
            <text:p>0.459182285507894</text:p>
          </table:table-cell>
          <table:table-cell office:value-type="float" office:value="0.382812966461347" calcext:value-type="float">
            <text:p>0.382812966461347</text:p>
          </table:table-cell>
          <table:table-cell office:value-type="float" office:value="0.440213048006511" calcext:value-type="float">
            <text:p>0.440213048006511</text:p>
          </table:table-cell>
          <table:table-cell office:value-type="float" office:value="6.49154929252747" calcext:value-type="float">
            <text:p>6.49154929252747</text:p>
          </table:table-cell>
          <table:table-cell office:value-type="float" office:value="10.72373361404" calcext:value-type="float">
            <text:p>10.72373361404</text:p>
          </table:table-cell>
          <table:table-cell office:value-type="float" office:value="7.50586435904654" calcext:value-type="float">
            <text:p>7.50586435904654</text:p>
          </table:table-cell>
          <table:table-cell office:value-type="float" office:value="9.4661717232725" calcext:value-type="float">
            <text:p>9.4661717232725</text:p>
          </table:table-cell>
          <table:table-cell office:value-type="float" office:value="0.222296298909881" calcext:value-type="float">
            <text:p>0.222296298909881</text:p>
          </table:table-cell>
          <table:table-cell office:value-type="float" office:value="0.248557702423589" calcext:value-type="float">
            <text:p>0.248557702423589</text:p>
          </table:table-cell>
          <table:table-cell office:value-type="float" office:value="0.231365632001753" calcext:value-type="float">
            <text:p>0.231365632001753</text:p>
          </table:table-cell>
          <table:table-cell office:value-type="float" office:value="0.233629422388996" calcext:value-type="float">
            <text:p>0.233629422388996</text:p>
          </table:table-cell>
          <table:table-cell office:value-type="float" office:value="0.0400247539690655" calcext:value-type="float">
            <text:p>0.040024753969066</text:p>
          </table:table-cell>
          <table:table-cell office:value-type="float" office:value="0.0404434117073176" calcext:value-type="float">
            <text:p>0.040443411707318</text:p>
          </table:table-cell>
          <table:table-cell office:value-type="float" office:value="0.0305724858117531" calcext:value-type="float">
            <text:p>0.030572485811753</text:p>
          </table:table-cell>
          <table:table-cell office:value-type="float" office:value="0.0543335636138327" calcext:value-type="float">
            <text:p>0.054333563613833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65517006168067" calcext:value-type="float">
            <text:p>0.365517006168067</text:p>
          </table:table-cell>
          <table:table-cell office:value-type="float" office:value="0.455504449729443" calcext:value-type="float">
            <text:p>0.455504449729443</text:p>
          </table:table-cell>
          <table:table-cell office:value-type="float" office:value="0.382873280044785" calcext:value-type="float">
            <text:p>0.382873280044785</text:p>
          </table:table-cell>
          <table:table-cell office:value-type="float" office:value="0.430191963479561" calcext:value-type="float">
            <text:p>0.430191963479561</text:p>
          </table:table-cell>
          <table:table-cell office:value-type="float" office:value="6.09569906360962" calcext:value-type="float">
            <text:p>6.09569906360962</text:p>
          </table:table-cell>
          <table:table-cell office:value-type="float" office:value="10.7878531168308" calcext:value-type="float">
            <text:p>10.7878531168308</text:p>
          </table:table-cell>
          <table:table-cell office:value-type="float" office:value="7.51358368157656" calcext:value-type="float">
            <text:p>7.51358368157656</text:p>
          </table:table-cell>
          <table:table-cell office:value-type="float" office:value="8.23882727398982" calcext:value-type="float">
            <text:p>8.23882727398982</text:p>
          </table:table-cell>
          <table:table-cell office:value-type="float" office:value="0.218467255262184" calcext:value-type="float">
            <text:p>0.218467255262184</text:p>
          </table:table-cell>
          <table:table-cell office:value-type="float" office:value="0.24599445387614" calcext:value-type="float">
            <text:p>0.24599445387614</text:p>
          </table:table-cell>
          <table:table-cell office:value-type="float" office:value="0.228974111179109" calcext:value-type="float">
            <text:p>0.228974111179109</text:p>
          </table:table-cell>
          <table:table-cell office:value-type="float" office:value="0.22890785748765" calcext:value-type="float">
            <text:p>0.22890785748765</text:p>
          </table:table-cell>
          <table:table-cell office:value-type="float" office:value="0.0395219539791679" calcext:value-type="float">
            <text:p>0.039521953979168</text:p>
          </table:table-cell>
          <table:table-cell office:value-type="float" office:value="0.0396740049682196" calcext:value-type="float">
            <text:p>0.03967400496822</text:p>
          </table:table-cell>
          <table:table-cell office:value-type="float" office:value="0.0311649369296704" calcext:value-type="float">
            <text:p>0.03116493692967</text:p>
          </table:table-cell>
          <table:table-cell office:value-type="float" office:value="0.0517305553317717" calcext:value-type="float">
            <text:p>0.051730555331772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9520587196686" calcext:value-type="float">
            <text:p>0.369520587196686</text:p>
          </table:table-cell>
          <table:table-cell office:value-type="float" office:value="0.457741132149054" calcext:value-type="float">
            <text:p>0.457741132149054</text:p>
          </table:table-cell>
          <table:table-cell office:value-type="float" office:value="0.381925972499568" calcext:value-type="float">
            <text:p>0.381925972499568</text:p>
          </table:table-cell>
          <table:table-cell office:value-type="float" office:value="0.439461864774709" calcext:value-type="float">
            <text:p>0.439461864774709</text:p>
          </table:table-cell>
          <table:table-cell office:value-type="float" office:value="6.32579750482271" calcext:value-type="float">
            <text:p>6.32579750482271</text:p>
          </table:table-cell>
          <table:table-cell office:value-type="float" office:value="11.0520223149268" calcext:value-type="float">
            <text:p>11.0520223149268</text:p>
          </table:table-cell>
          <table:table-cell office:value-type="float" office:value="7.23274655454703" calcext:value-type="float">
            <text:p>7.23274655454703</text:p>
          </table:table-cell>
          <table:table-cell office:value-type="float" office:value="9.47270286699559" calcext:value-type="float">
            <text:p>9.47270286699559</text:p>
          </table:table-cell>
          <table:table-cell office:value-type="float" office:value="0.221489021057292" calcext:value-type="float">
            <text:p>0.221489021057292</text:p>
          </table:table-cell>
          <table:table-cell office:value-type="float" office:value="0.245908506934633" calcext:value-type="float">
            <text:p>0.245908506934633</text:p>
          </table:table-cell>
          <table:table-cell office:value-type="float" office:value="0.229943358808498" calcext:value-type="float">
            <text:p>0.229943358808498</text:p>
          </table:table-cell>
          <table:table-cell office:value-type="float" office:value="0.232041907981916" calcext:value-type="float">
            <text:p>0.232041907981916</text:p>
          </table:table-cell>
          <table:table-cell office:value-type="float" office:value="0.0421616845265939" calcext:value-type="float">
            <text:p>0.042161684526594</text:p>
          </table:table-cell>
          <table:table-cell office:value-type="float" office:value="0.0428950193847825" calcext:value-type="float">
            <text:p>0.042895019384783</text:p>
          </table:table-cell>
          <table:table-cell office:value-type="float" office:value="0.0312577755774325" calcext:value-type="float">
            <text:p>0.031257775577433</text:p>
          </table:table-cell>
          <table:table-cell office:value-type="float" office:value="0.0589616294355819" calcext:value-type="float">
            <text:p>0.058961629435582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67585765706889" calcext:value-type="float">
            <text:p>0.367585765706889</text:p>
          </table:table-cell>
          <table:table-cell office:value-type="float" office:value="0.455186842513368" calcext:value-type="float">
            <text:p>0.455186842513368</text:p>
          </table:table-cell>
          <table:table-cell office:value-type="float" office:value="0.377351883904791" calcext:value-type="float">
            <text:p>0.377351883904791</text:p>
          </table:table-cell>
          <table:table-cell office:value-type="float" office:value="0.440127050868518" calcext:value-type="float">
            <text:p>0.440127050868518</text:p>
          </table:table-cell>
          <table:table-cell office:value-type="float" office:value="6.35703557713088" calcext:value-type="float">
            <text:p>6.35703557713088</text:p>
          </table:table-cell>
          <table:table-cell office:value-type="float" office:value="11.4250625695547" calcext:value-type="float">
            <text:p>11.4250625695547</text:p>
          </table:table-cell>
          <table:table-cell office:value-type="float" office:value="7.14934979370974" calcext:value-type="float">
            <text:p>7.14934979370974</text:p>
          </table:table-cell>
          <table:table-cell office:value-type="float" office:value="9.56005201922805" calcext:value-type="float">
            <text:p>9.56005201922805</text:p>
          </table:table-cell>
          <table:table-cell office:value-type="float" office:value="0.220351191342293" calcext:value-type="float">
            <text:p>0.220351191342293</text:p>
          </table:table-cell>
          <table:table-cell office:value-type="float" office:value="0.247234919796587" calcext:value-type="float">
            <text:p>0.247234919796587</text:p>
          </table:table-cell>
          <table:table-cell office:value-type="float" office:value="0.228323982225416" calcext:value-type="float">
            <text:p>0.228323982225416</text:p>
          </table:table-cell>
          <table:table-cell office:value-type="float" office:value="0.233948495043453" calcext:value-type="float">
            <text:p>0.233948495043453</text:p>
          </table:table-cell>
          <table:table-cell office:value-type="float" office:value="0.042050870666324" calcext:value-type="float">
            <text:p>0.042050870666324</text:p>
          </table:table-cell>
          <table:table-cell office:value-type="float" office:value="0.0414599256042298" calcext:value-type="float">
            <text:p>0.04145992560423</text:p>
          </table:table-cell>
          <table:table-cell office:value-type="float" office:value="0.0320909141867286" calcext:value-type="float">
            <text:p>0.032090914186729</text:p>
          </table:table-cell>
          <table:table-cell office:value-type="float" office:value="0.0562876727813194" calcext:value-type="float">
            <text:p>0.056287672781319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2176693216463" calcext:value-type="float">
            <text:p>0.372176693216463</text:p>
          </table:table-cell>
          <table:table-cell office:value-type="float" office:value="0.459970956741531" calcext:value-type="float">
            <text:p>0.459970956741531</text:p>
          </table:table-cell>
          <table:table-cell office:value-type="float" office:value="0.382444394932568" calcext:value-type="float">
            <text:p>0.382444394932568</text:p>
          </table:table-cell>
          <table:table-cell office:value-type="float" office:value="0.445986462266233" calcext:value-type="float">
            <text:p>0.445986462266233</text:p>
          </table:table-cell>
          <table:table-cell office:value-type="float" office:value="6.66912842512387" calcext:value-type="float">
            <text:p>6.66912842512387</text:p>
          </table:table-cell>
          <table:table-cell office:value-type="float" office:value="10.7719602195287" calcext:value-type="float">
            <text:p>10.7719602195287</text:p>
          </table:table-cell>
          <table:table-cell office:value-type="float" office:value="7.77404378345906" calcext:value-type="float">
            <text:p>7.77404378345906</text:p>
          </table:table-cell>
          <table:table-cell office:value-type="float" office:value="9.42439136119664" calcext:value-type="float">
            <text:p>9.42439136119664</text:p>
          </table:table-cell>
          <table:table-cell office:value-type="float" office:value="0.220271434695551" calcext:value-type="float">
            <text:p>0.220271434695551</text:p>
          </table:table-cell>
          <table:table-cell office:value-type="float" office:value="0.242863703859481" calcext:value-type="float">
            <text:p>0.242863703859481</text:p>
          </table:table-cell>
          <table:table-cell office:value-type="float" office:value="0.228238489526369" calcext:value-type="float">
            <text:p>0.228238489526369</text:p>
          </table:table-cell>
          <table:table-cell office:value-type="float" office:value="0.229829240291849" calcext:value-type="float">
            <text:p>0.229829240291849</text:p>
          </table:table-cell>
          <table:table-cell office:value-type="float" office:value="0.0419187327577484" calcext:value-type="float">
            <text:p>0.041918732757748</text:p>
          </table:table-cell>
          <table:table-cell office:value-type="float" office:value="0.0441095486130047" calcext:value-type="float">
            <text:p>0.044109548613005</text:p>
          </table:table-cell>
          <table:table-cell office:value-type="float" office:value="0.0326396651310149" calcext:value-type="float">
            <text:p>0.032639665131015</text:p>
          </table:table-cell>
          <table:table-cell office:value-type="float" office:value="0.0577629294989547" calcext:value-type="float">
            <text:p>0.057762929498955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7351403946864" calcext:value-type="float">
            <text:p>0.367351403946864</text:p>
          </table:table-cell>
          <table:table-cell office:value-type="float" office:value="0.459559853832643" calcext:value-type="float">
            <text:p>0.459559853832643</text:p>
          </table:table-cell>
          <table:table-cell office:value-type="float" office:value="0.380799049845261" calcext:value-type="float">
            <text:p>0.380799049845261</text:p>
          </table:table-cell>
          <table:table-cell office:value-type="float" office:value="0.438780537416718" calcext:value-type="float">
            <text:p>0.438780537416718</text:p>
          </table:table-cell>
          <table:table-cell office:value-type="float" office:value="6.23959397311219" calcext:value-type="float">
            <text:p>6.23959397311219</text:p>
          </table:table-cell>
          <table:table-cell office:value-type="float" office:value="9.83953110048889" calcext:value-type="float">
            <text:p>9.83953110048889</text:p>
          </table:table-cell>
          <table:table-cell office:value-type="float" office:value="7.46784210438518" calcext:value-type="float">
            <text:p>7.46784210438518</text:p>
          </table:table-cell>
          <table:table-cell office:value-type="float" office:value="8.41697204202844" calcext:value-type="float">
            <text:p>8.41697204202844</text:p>
          </table:table-cell>
          <table:table-cell office:value-type="float" office:value="0.221694855300005" calcext:value-type="float">
            <text:p>0.221694855300005</text:p>
          </table:table-cell>
          <table:table-cell office:value-type="float" office:value="0.252120970188822" calcext:value-type="float">
            <text:p>0.252120970188822</text:p>
          </table:table-cell>
          <table:table-cell office:value-type="float" office:value="0.232176661099634" calcext:value-type="float">
            <text:p>0.232176661099634</text:p>
          </table:table-cell>
          <table:table-cell office:value-type="float" office:value="0.234828969771289" calcext:value-type="float">
            <text:p>0.234828969771289</text:p>
          </table:table-cell>
          <table:table-cell office:value-type="float" office:value="0.0382390573989049" calcext:value-type="float">
            <text:p>0.038239057398905</text:p>
          </table:table-cell>
          <table:table-cell office:value-type="float" office:value="0.0414894853249685" calcext:value-type="float">
            <text:p>0.041489485324969</text:p>
          </table:table-cell>
          <table:table-cell office:value-type="float" office:value="0.0315094476441869" calcext:value-type="float">
            <text:p>0.031509447644187</text:p>
          </table:table-cell>
          <table:table-cell office:value-type="float" office:value="0.0510275176412884" calcext:value-type="float">
            <text:p>0.051027517641288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1924387939339" calcext:value-type="float">
            <text:p>0.371924387939339</text:p>
          </table:table-cell>
          <table:table-cell office:value-type="float" office:value="0.462982298675402" calcext:value-type="float">
            <text:p>0.462982298675402</text:p>
          </table:table-cell>
          <table:table-cell office:value-type="float" office:value="0.382273889054002" calcext:value-type="float">
            <text:p>0.382273889054002</text:p>
          </table:table-cell>
          <table:table-cell office:value-type="float" office:value="0.446850829273629" calcext:value-type="float">
            <text:p>0.446850829273629</text:p>
          </table:table-cell>
          <table:table-cell office:value-type="float" office:value="6.46704261282279" calcext:value-type="float">
            <text:p>6.46704261282279</text:p>
          </table:table-cell>
          <table:table-cell office:value-type="float" office:value="10.7205747234412" calcext:value-type="float">
            <text:p>10.7205747234412</text:p>
          </table:table-cell>
          <table:table-cell office:value-type="float" office:value="7.55493553344311" calcext:value-type="float">
            <text:p>7.55493553344311</text:p>
          </table:table-cell>
          <table:table-cell office:value-type="float" office:value="9.14609330501344" calcext:value-type="float">
            <text:p>9.14609330501344</text:p>
          </table:table-cell>
          <table:table-cell office:value-type="float" office:value="0.226020814418165" calcext:value-type="float">
            <text:p>0.226020814418165</text:p>
          </table:table-cell>
          <table:table-cell office:value-type="float" office:value="0.256895972955297" calcext:value-type="float">
            <text:p>0.256895972955297</text:p>
          </table:table-cell>
          <table:table-cell office:value-type="float" office:value="0.234499123102955" calcext:value-type="float">
            <text:p>0.234499123102955</text:p>
          </table:table-cell>
          <table:table-cell office:value-type="float" office:value="0.242578801535481" calcext:value-type="float">
            <text:p>0.242578801535481</text:p>
          </table:table-cell>
          <table:table-cell office:value-type="float" office:value="0.0394539325567047" calcext:value-type="float">
            <text:p>0.039453932556705</text:p>
          </table:table-cell>
          <table:table-cell office:value-type="float" office:value="0.042328250509611" calcext:value-type="float">
            <text:p>0.042328250509611</text:p>
          </table:table-cell>
          <table:table-cell office:value-type="float" office:value="0.0308388746682189" calcext:value-type="float">
            <text:p>0.030838874668219</text:p>
          </table:table-cell>
          <table:table-cell office:value-type="float" office:value="0.0549704630841297" calcext:value-type="float">
            <text:p>0.05497046308413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66855864113743" calcext:value-type="float">
            <text:p>0.366855864113743</text:p>
          </table:table-cell>
          <table:table-cell office:value-type="float" office:value="0.4559298302055" calcext:value-type="float">
            <text:p>0.4559298302055</text:p>
          </table:table-cell>
          <table:table-cell office:value-type="float" office:value="0.378997894016268" calcext:value-type="float">
            <text:p>0.378997894016268</text:p>
          </table:table-cell>
          <table:table-cell office:value-type="float" office:value="0.43986364777734" calcext:value-type="float">
            <text:p>0.43986364777734</text:p>
          </table:table-cell>
          <table:table-cell office:value-type="float" office:value="6.37741837343608" calcext:value-type="float">
            <text:p>6.37741837343608</text:p>
          </table:table-cell>
          <table:table-cell office:value-type="float" office:value="10.2090611937552" calcext:value-type="float">
            <text:p>10.2090611937552</text:p>
          </table:table-cell>
          <table:table-cell office:value-type="float" office:value="7.36688072956448" calcext:value-type="float">
            <text:p>7.36688072956448</text:p>
          </table:table-cell>
          <table:table-cell office:value-type="float" office:value="8.55677186719482" calcext:value-type="float">
            <text:p>8.55677186719482</text:p>
          </table:table-cell>
          <table:table-cell office:value-type="float" office:value="0.227596268910843" calcext:value-type="float">
            <text:p>0.227596268910843</text:p>
          </table:table-cell>
          <table:table-cell office:value-type="float" office:value="0.257292080880524" calcext:value-type="float">
            <text:p>0.257292080880524</text:p>
          </table:table-cell>
          <table:table-cell office:value-type="float" office:value="0.236083275643434" calcext:value-type="float">
            <text:p>0.236083275643434</text:p>
          </table:table-cell>
          <table:table-cell office:value-type="float" office:value="0.243080909327229" calcext:value-type="float">
            <text:p>0.243080909327229</text:p>
          </table:table-cell>
          <table:table-cell office:value-type="float" office:value="0.0407173549687656" calcext:value-type="float">
            <text:p>0.040717354968766</text:p>
          </table:table-cell>
          <table:table-cell office:value-type="float" office:value="0.045940537244726" calcext:value-type="float">
            <text:p>0.045940537244726</text:p>
          </table:table-cell>
          <table:table-cell office:value-type="float" office:value="0.0324270672750209" calcext:value-type="float">
            <text:p>0.032427067275021</text:p>
          </table:table-cell>
          <table:table-cell office:value-type="float" office:value="0.0579343014630942" calcext:value-type="float">
            <text:p>0.057934301463094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62650952192743" calcext:value-type="float">
            <text:p>0.362650952192743</text:p>
          </table:table-cell>
          <table:table-cell office:value-type="float" office:value="0.446910091928898" calcext:value-type="float">
            <text:p>0.446910091928898</text:p>
          </table:table-cell>
          <table:table-cell office:value-type="float" office:value="0.373275700760344" calcext:value-type="float">
            <text:p>0.373275700760344</text:p>
          </table:table-cell>
          <table:table-cell office:value-type="float" office:value="0.430365083485419" calcext:value-type="float">
            <text:p>0.430365083485419</text:p>
          </table:table-cell>
          <table:table-cell office:value-type="float" office:value="6.14663811049904" calcext:value-type="float">
            <text:p>6.14663811049904</text:p>
          </table:table-cell>
          <table:table-cell office:value-type="float" office:value="10.3921981342275" calcext:value-type="float">
            <text:p>10.3921981342275</text:p>
          </table:table-cell>
          <table:table-cell office:value-type="float" office:value="6.85012191817069" calcext:value-type="float">
            <text:p>6.85012191817069</text:p>
          </table:table-cell>
          <table:table-cell office:value-type="float" office:value="8.84479048894914" calcext:value-type="float">
            <text:p>8.84479048894914</text:p>
          </table:table-cell>
          <table:table-cell office:value-type="float" office:value="0.223041420016086" calcext:value-type="float">
            <text:p>0.223041420016086</text:p>
          </table:table-cell>
          <table:table-cell office:value-type="float" office:value="0.24848807143677" calcext:value-type="float">
            <text:p>0.24848807143677</text:p>
          </table:table-cell>
          <table:table-cell office:value-type="float" office:value="0.230954280829385" calcext:value-type="float">
            <text:p>0.230954280829385</text:p>
          </table:table-cell>
          <table:table-cell office:value-type="float" office:value="0.235295190244175" calcext:value-type="float">
            <text:p>0.235295190244175</text:p>
          </table:table-cell>
          <table:table-cell office:value-type="float" office:value="0.0396380984913751" calcext:value-type="float">
            <text:p>0.039638098491375</text:p>
          </table:table-cell>
          <table:table-cell office:value-type="float" office:value="0.0420167841729076" calcext:value-type="float">
            <text:p>0.042016784172908</text:p>
          </table:table-cell>
          <table:table-cell office:value-type="float" office:value="0.0308340087113936" calcext:value-type="float">
            <text:p>0.030834008711394</text:p>
          </table:table-cell>
          <table:table-cell office:value-type="float" office:value="0.0550712354503154" calcext:value-type="float">
            <text:p>0.055071235450315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57512791929182" calcext:value-type="float">
            <text:p>0.357512791929182</text:p>
          </table:table-cell>
          <table:table-cell office:value-type="float" office:value="0.444213537335908" calcext:value-type="float">
            <text:p>0.444213537335908</text:p>
          </table:table-cell>
          <table:table-cell office:value-type="float" office:value="0.369204675449184" calcext:value-type="float">
            <text:p>0.369204675449184</text:p>
          </table:table-cell>
          <table:table-cell office:value-type="float" office:value="0.428510580210286" calcext:value-type="float">
            <text:p>0.428510580210286</text:p>
          </table:table-cell>
          <table:table-cell office:value-type="float" office:value="6.34635166254302" calcext:value-type="float">
            <text:p>6.34635166254302</text:p>
          </table:table-cell>
          <table:table-cell office:value-type="float" office:value="10.4713914870872" calcext:value-type="float">
            <text:p>10.4713914870872</text:p>
          </table:table-cell>
          <table:table-cell office:value-type="float" office:value="7.26898342286487" calcext:value-type="float">
            <text:p>7.26898342286487</text:p>
          </table:table-cell>
          <table:table-cell office:value-type="float" office:value="9.17047135453556" calcext:value-type="float">
            <text:p>9.17047135453556</text:p>
          </table:table-cell>
          <table:table-cell office:value-type="float" office:value="0.217544969253297" calcext:value-type="float">
            <text:p>0.217544969253297</text:p>
          </table:table-cell>
          <table:table-cell office:value-type="float" office:value="0.243742533390339" calcext:value-type="float">
            <text:p>0.243742533390339</text:p>
          </table:table-cell>
          <table:table-cell office:value-type="float" office:value="0.226433361168843" calcext:value-type="float">
            <text:p>0.226433361168843</text:p>
          </table:table-cell>
          <table:table-cell office:value-type="float" office:value="0.228931372106116" calcext:value-type="float">
            <text:p>0.228931372106116</text:p>
          </table:table-cell>
          <table:table-cell office:value-type="float" office:value="0.0351661713686615" calcext:value-type="float">
            <text:p>0.035166171368662</text:p>
          </table:table-cell>
          <table:table-cell office:value-type="float" office:value="0.0411678465838802" calcext:value-type="float">
            <text:p>0.04116784658388</text:p>
          </table:table-cell>
          <table:table-cell office:value-type="float" office:value="0.0299790042705274" calcext:value-type="float">
            <text:p>0.029979004270527</text:p>
          </table:table-cell>
          <table:table-cell office:value-type="float" office:value="0.0485194866549913" calcext:value-type="float">
            <text:p>0.048519486654991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63591757067002" calcext:value-type="float">
            <text:p>0.363591757067002</text:p>
          </table:table-cell>
          <table:table-cell office:value-type="float" office:value="0.450198720933761" calcext:value-type="float">
            <text:p>0.450198720933761</text:p>
          </table:table-cell>
          <table:table-cell office:value-type="float" office:value="0.373091290748383" calcext:value-type="float">
            <text:p>0.373091290748383</text:p>
          </table:table-cell>
          <table:table-cell office:value-type="float" office:value="0.435791100785346" calcext:value-type="float">
            <text:p>0.435791100785346</text:p>
          </table:table-cell>
          <table:table-cell office:value-type="float" office:value="6.28580978451476" calcext:value-type="float">
            <text:p>6.28580978451476</text:p>
          </table:table-cell>
          <table:table-cell office:value-type="float" office:value="10.5521224094678" calcext:value-type="float">
            <text:p>10.5521224094678</text:p>
          </table:table-cell>
          <table:table-cell office:value-type="float" office:value="7.18308129689253" calcext:value-type="float">
            <text:p>7.18308129689253</text:p>
          </table:table-cell>
          <table:table-cell office:value-type="float" office:value="9.33237730223537" calcext:value-type="float">
            <text:p>9.33237730223537</text:p>
          </table:table-cell>
          <table:table-cell office:value-type="float" office:value="0.222141386544121" calcext:value-type="float">
            <text:p>0.222141386544121</text:p>
          </table:table-cell>
          <table:table-cell office:value-type="float" office:value="0.250690298142091" calcext:value-type="float">
            <text:p>0.250690298142091</text:p>
          </table:table-cell>
          <table:table-cell office:value-type="float" office:value="0.228906398610862" calcext:value-type="float">
            <text:p>0.228906398610862</text:p>
          </table:table-cell>
          <table:table-cell office:value-type="float" office:value="0.239120066604911" calcext:value-type="float">
            <text:p>0.239120066604911</text:p>
          </table:table-cell>
          <table:table-cell office:value-type="float" office:value="0.0395028681811579" calcext:value-type="float">
            <text:p>0.039502868181158</text:p>
          </table:table-cell>
          <table:table-cell office:value-type="float" office:value="0.0479592150126946" calcext:value-type="float">
            <text:p>0.047959215012695</text:p>
          </table:table-cell>
          <table:table-cell office:value-type="float" office:value="0.0329004062608369" calcext:value-type="float">
            <text:p>0.032900406260837</text:p>
          </table:table-cell>
          <table:table-cell office:value-type="float" office:value="0.0575791222281094" calcext:value-type="float">
            <text:p>0.057579122228109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7105227370376" calcext:value-type="float">
            <text:p>0.367105227370376</text:p>
          </table:table-cell>
          <table:table-cell office:value-type="float" office:value="0.45468596206895" calcext:value-type="float">
            <text:p>0.45468596206895</text:p>
          </table:table-cell>
          <table:table-cell office:value-type="float" office:value="0.376267934531611" calcext:value-type="float">
            <text:p>0.376267934531611</text:p>
          </table:table-cell>
          <table:table-cell office:value-type="float" office:value="0.441829024529502" calcext:value-type="float">
            <text:p>0.441829024529502</text:p>
          </table:table-cell>
          <table:table-cell office:value-type="float" office:value="6.39624018545252" calcext:value-type="float">
            <text:p>6.39624018545252</text:p>
          </table:table-cell>
          <table:table-cell office:value-type="float" office:value="10.0265706648505" calcext:value-type="float">
            <text:p>10.0265706648505</text:p>
          </table:table-cell>
          <table:table-cell office:value-type="float" office:value="7.09591922386872" calcext:value-type="float">
            <text:p>7.09591922386872</text:p>
          </table:table-cell>
          <table:table-cell office:value-type="float" office:value="9.34215642061978" calcext:value-type="float">
            <text:p>9.34215642061978</text:p>
          </table:table-cell>
          <table:table-cell office:value-type="float" office:value="0.226356552149456" calcext:value-type="float">
            <text:p>0.226356552149456</text:p>
          </table:table-cell>
          <table:table-cell office:value-type="float" office:value="0.253667926424274" calcext:value-type="float">
            <text:p>0.253667926424274</text:p>
          </table:table-cell>
          <table:table-cell office:value-type="float" office:value="0.23325028175875" calcext:value-type="float">
            <text:p>0.23325028175875</text:p>
          </table:table-cell>
          <table:table-cell office:value-type="float" office:value="0.241872441544199" calcext:value-type="float">
            <text:p>0.241872441544199</text:p>
          </table:table-cell>
          <table:table-cell office:value-type="float" office:value="0.03817591849461" calcext:value-type="float">
            <text:p>0.03817591849461</text:p>
          </table:table-cell>
          <table:table-cell office:value-type="float" office:value="0.0430525341332019" calcext:value-type="float">
            <text:p>0.043052534133202</text:p>
          </table:table-cell>
          <table:table-cell office:value-type="float" office:value="0.0308368977048709" calcext:value-type="float">
            <text:p>0.030836897704871</text:p>
          </table:table-cell>
          <table:table-cell office:value-type="float" office:value="0.054035066715183" calcext:value-type="float">
            <text:p>0.054035066715183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2438320833719" calcext:value-type="float">
            <text:p>0.372438320833719</text:p>
          </table:table-cell>
          <table:table-cell office:value-type="float" office:value="0.459286907166633" calcext:value-type="float">
            <text:p>0.459286907166633</text:p>
          </table:table-cell>
          <table:table-cell office:value-type="float" office:value="0.381347736962703" calcext:value-type="float">
            <text:p>0.381347736962703</text:p>
          </table:table-cell>
          <table:table-cell office:value-type="float" office:value="0.447257227528506" calcext:value-type="float">
            <text:p>0.447257227528506</text:p>
          </table:table-cell>
          <table:table-cell office:value-type="float" office:value="6.75289227565108" calcext:value-type="float">
            <text:p>6.75289227565108</text:p>
          </table:table-cell>
          <table:table-cell office:value-type="float" office:value="10.1901891415252" calcext:value-type="float">
            <text:p>10.1901891415252</text:p>
          </table:table-cell>
          <table:table-cell office:value-type="float" office:value="7.57467712409973" calcext:value-type="float">
            <text:p>7.57467712409973</text:p>
          </table:table-cell>
          <table:table-cell office:value-type="float" office:value="9.63295035301307" calcext:value-type="float">
            <text:p>9.63295035301307</text:p>
          </table:table-cell>
          <table:table-cell office:value-type="float" office:value="0.229399117912246" calcext:value-type="float">
            <text:p>0.229399117912246</text:p>
          </table:table-cell>
          <table:table-cell office:value-type="float" office:value="0.257392520736694" calcext:value-type="float">
            <text:p>0.257392520736694</text:p>
          </table:table-cell>
          <table:table-cell office:value-type="float" office:value="0.235946062205062" calcext:value-type="float">
            <text:p>0.235946062205062</text:p>
          </table:table-cell>
          <table:table-cell office:value-type="float" office:value="0.24619907622152" calcext:value-type="float">
            <text:p>0.24619907622152</text:p>
          </table:table-cell>
          <table:table-cell office:value-type="float" office:value="0.036802252818838" calcext:value-type="float">
            <text:p>0.036802252818838</text:p>
          </table:table-cell>
          <table:table-cell office:value-type="float" office:value="0.0399344418105538" calcext:value-type="float">
            <text:p>0.039934441810554</text:p>
          </table:table-cell>
          <table:table-cell office:value-type="float" office:value="0.0294886949799608" calcext:value-type="float">
            <text:p>0.029488694979961</text:p>
          </table:table-cell>
          <table:table-cell office:value-type="float" office:value="0.0509473297075454" calcext:value-type="float">
            <text:p>0.050947329707545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67958611087395" calcext:value-type="float">
            <text:p>0.367958611087395</text:p>
          </table:table-cell>
          <table:table-cell office:value-type="float" office:value="0.458739869693172" calcext:value-type="float">
            <text:p>0.458739869693172</text:p>
          </table:table-cell>
          <table:table-cell office:value-type="float" office:value="0.379723522945588" calcext:value-type="float">
            <text:p>0.379723522945588</text:p>
          </table:table-cell>
          <table:table-cell office:value-type="float" office:value="0.442423667379313" calcext:value-type="float">
            <text:p>0.442423667379313</text:p>
          </table:table-cell>
          <table:table-cell office:value-type="float" office:value="6.37057211652709" calcext:value-type="float">
            <text:p>6.37057211652709</text:p>
          </table:table-cell>
          <table:table-cell office:value-type="float" office:value="10.2523970051098" calcext:value-type="float">
            <text:p>10.2523970051098</text:p>
          </table:table-cell>
          <table:table-cell office:value-type="float" office:value="7.26828602277225" calcext:value-type="float">
            <text:p>7.26828602277225</text:p>
          </table:table-cell>
          <table:table-cell office:value-type="float" office:value="9.21173573661402" calcext:value-type="float">
            <text:p>9.21173573661402</text:p>
          </table:table-cell>
          <table:table-cell office:value-type="float" office:value="0.227513082136176" calcext:value-type="float">
            <text:p>0.227513082136176</text:p>
          </table:table-cell>
          <table:table-cell office:value-type="float" office:value="0.255145321870773" calcext:value-type="float">
            <text:p>0.255145321870773</text:p>
          </table:table-cell>
          <table:table-cell office:value-type="float" office:value="0.235547589348516" calcext:value-type="float">
            <text:p>0.235547589348516</text:p>
          </table:table-cell>
          <table:table-cell office:value-type="float" office:value="0.241605446456217" calcext:value-type="float">
            <text:p>0.241605446456217</text:p>
          </table:table-cell>
          <table:table-cell office:value-type="float" office:value="0.0348260041002983" calcext:value-type="float">
            <text:p>0.034826004100298</text:p>
          </table:table-cell>
          <table:table-cell office:value-type="float" office:value="0.0406342072643573" calcext:value-type="float">
            <text:p>0.040634207264357</text:p>
          </table:table-cell>
          <table:table-cell office:value-type="float" office:value="0.0297724652224199" calcext:value-type="float">
            <text:p>0.02977246522242</text:p>
          </table:table-cell>
          <table:table-cell office:value-type="float" office:value="0.0479245092362353" calcext:value-type="float">
            <text:p>0.047924509236235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3003761016715" calcext:value-type="float">
            <text:p>0.373003761016715</text:p>
          </table:table-cell>
          <table:table-cell office:value-type="float" office:value="0.460330310854238" calcext:value-type="float">
            <text:p>0.460330310854238</text:p>
          </table:table-cell>
          <table:table-cell office:value-type="float" office:value="0.381189474628412" calcext:value-type="float">
            <text:p>0.381189474628412</text:p>
          </table:table-cell>
          <table:table-cell office:value-type="float" office:value="0.448647730393139" calcext:value-type="float">
            <text:p>0.448647730393139</text:p>
          </table:table-cell>
          <table:table-cell office:value-type="float" office:value="7.16028089113716" calcext:value-type="float">
            <text:p>7.16028089113716</text:p>
          </table:table-cell>
          <table:table-cell office:value-type="float" office:value="10.9388614194449" calcext:value-type="float">
            <text:p>10.9388614194449</text:p>
          </table:table-cell>
          <table:table-cell office:value-type="float" office:value="7.90652288882214" calcext:value-type="float">
            <text:p>7.90652288882214</text:p>
          </table:table-cell>
          <table:table-cell office:value-type="float" office:value="10.3391234556661" calcext:value-type="float">
            <text:p>10.3391234556661</text:p>
          </table:table-cell>
          <table:table-cell office:value-type="float" office:value="0.231007708957615" calcext:value-type="float">
            <text:p>0.231007708957615</text:p>
          </table:table-cell>
          <table:table-cell office:value-type="float" office:value="0.260429343069038" calcext:value-type="float">
            <text:p>0.260429343069038</text:p>
          </table:table-cell>
          <table:table-cell office:value-type="float" office:value="0.236723778615305" calcext:value-type="float">
            <text:p>0.236723778615305</text:p>
          </table:table-cell>
          <table:table-cell office:value-type="float" office:value="0.250631547285548" calcext:value-type="float">
            <text:p>0.250631547285548</text:p>
          </table:table-cell>
          <table:table-cell office:value-type="float" office:value="0.0288708619825861" calcext:value-type="float">
            <text:p>0.028870861982586</text:p>
          </table:table-cell>
          <table:table-cell office:value-type="float" office:value="0.0364194097729797" calcext:value-type="float">
            <text:p>0.03641940977298</text:p>
          </table:table-cell>
          <table:table-cell office:value-type="float" office:value="0.025984130176495" calcext:value-type="float">
            <text:p>0.025984130176495</text:p>
          </table:table-cell>
          <table:table-cell office:value-type="float" office:value="0.0405278376308592" calcext:value-type="float">
            <text:p>0.040527837630859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4230993087968" calcext:value-type="float">
            <text:p>0.374230993087968</text:p>
          </table:table-cell>
          <table:table-cell office:value-type="float" office:value="0.45932965657619" calcext:value-type="float">
            <text:p>0.45932965657619</text:p>
          </table:table-cell>
          <table:table-cell office:value-type="float" office:value="0.381147536977917" calcext:value-type="float">
            <text:p>0.381147536977917</text:p>
          </table:table-cell>
          <table:table-cell office:value-type="float" office:value="0.448637027956175" calcext:value-type="float">
            <text:p>0.448637027956175</text:p>
          </table:table-cell>
          <table:table-cell office:value-type="float" office:value="7.3134635844112" calcext:value-type="float">
            <text:p>7.3134635844112</text:p>
          </table:table-cell>
          <table:table-cell office:value-type="float" office:value="10.1583678185487" calcext:value-type="float">
            <text:p>10.1583678185487</text:p>
          </table:table-cell>
          <table:table-cell office:value-type="float" office:value="7.68631110733163" calcext:value-type="float">
            <text:p>7.68631110733163</text:p>
          </table:table-cell>
          <table:table-cell office:value-type="float" office:value="9.49546269150282" calcext:value-type="float">
            <text:p>9.49546269150282</text:p>
          </table:table-cell>
          <table:table-cell office:value-type="float" office:value="0.231388946517173" calcext:value-type="float">
            <text:p>0.231388946517173</text:p>
          </table:table-cell>
          <table:table-cell office:value-type="float" office:value="0.259728469911301" calcext:value-type="float">
            <text:p>0.259728469911301</text:p>
          </table:table-cell>
          <table:table-cell office:value-type="float" office:value="0.237069125134879" calcext:value-type="float">
            <text:p>0.237069125134879</text:p>
          </table:table-cell>
          <table:table-cell office:value-type="float" office:value="0.250195431097178" calcext:value-type="float">
            <text:p>0.250195431097178</text:p>
          </table:table-cell>
          <table:table-cell office:value-type="float" office:value="0.028262432771274" calcext:value-type="float">
            <text:p>0.028262432771274</text:p>
          </table:table-cell>
          <table:table-cell office:value-type="float" office:value="0.0370914950696763" calcext:value-type="float">
            <text:p>0.037091495069676</text:p>
          </table:table-cell>
          <table:table-cell office:value-type="float" office:value="0.0254564060429783" calcext:value-type="float">
            <text:p>0.025456406042978</text:p>
          </table:table-cell>
          <table:table-cell office:value-type="float" office:value="0.0409654757670088" calcext:value-type="float">
            <text:p>0.040965475767009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65372509542262" calcext:value-type="float">
            <text:p>0.365372509542262</text:p>
          </table:table-cell>
          <table:table-cell office:value-type="float" office:value="0.448257202676156" calcext:value-type="float">
            <text:p>0.448257202676156</text:p>
          </table:table-cell>
          <table:table-cell office:value-type="float" office:value="0.371925011309876" calcext:value-type="float">
            <text:p>0.371925011309876</text:p>
          </table:table-cell>
          <table:table-cell office:value-type="float" office:value="0.438325015964027" calcext:value-type="float">
            <text:p>0.438325015964027</text:p>
          </table:table-cell>
          <table:table-cell office:value-type="float" office:value="6.72105695303186" calcext:value-type="float">
            <text:p>6.72105695303186</text:p>
          </table:table-cell>
          <table:table-cell office:value-type="float" office:value="10.4588846305618" calcext:value-type="float">
            <text:p>10.4588846305618</text:p>
          </table:table-cell>
          <table:table-cell office:value-type="float" office:value="7.20571540219768" calcext:value-type="float">
            <text:p>7.20571540219768</text:p>
          </table:table-cell>
          <table:table-cell office:value-type="float" office:value="8.88204567252842" calcext:value-type="float">
            <text:p>8.88204567252842</text:p>
          </table:table-cell>
          <table:table-cell office:value-type="float" office:value="0.223026860520282" calcext:value-type="float">
            <text:p>0.223026860520282</text:p>
          </table:table-cell>
          <table:table-cell office:value-type="float" office:value="0.252517542273504" calcext:value-type="float">
            <text:p>0.252517542273504</text:p>
          </table:table-cell>
          <table:table-cell office:value-type="float" office:value="0.227473222083391" calcext:value-type="float">
            <text:p>0.227473222083391</text:p>
          </table:table-cell>
          <table:table-cell office:value-type="float" office:value="0.244943995452536" calcext:value-type="float">
            <text:p>0.244943995452536</text:p>
          </table:table-cell>
          <table:table-cell office:value-type="float" office:value="0.031116226058645" calcext:value-type="float">
            <text:p>0.031116226058645</text:p>
          </table:table-cell>
          <table:table-cell office:value-type="float" office:value="0.0388892029357522" calcext:value-type="float">
            <text:p>0.038889202935752</text:p>
          </table:table-cell>
          <table:table-cell office:value-type="float" office:value="0.02854629314348" calcext:value-type="float">
            <text:p>0.02854629314348</text:p>
          </table:table-cell>
          <table:table-cell office:value-type="float" office:value="0.0425259985653892" calcext:value-type="float">
            <text:p>0.042525998565389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69404760681434" calcext:value-type="float">
            <text:p>0.369404760681434</text:p>
          </table:table-cell>
          <table:table-cell office:value-type="float" office:value="0.451467001823515" calcext:value-type="float">
            <text:p>0.451467001823515</text:p>
          </table:table-cell>
          <table:table-cell office:value-type="float" office:value="0.376821176553769" calcext:value-type="float">
            <text:p>0.376821176553769</text:p>
          </table:table-cell>
          <table:table-cell office:value-type="float" office:value="0.440211889527764" calcext:value-type="float">
            <text:p>0.440211889527764</text:p>
          </table:table-cell>
          <table:table-cell office:value-type="float" office:value="6.81483655677355" calcext:value-type="float">
            <text:p>6.81483655677355</text:p>
          </table:table-cell>
          <table:table-cell office:value-type="float" office:value="10.4056983799273" calcext:value-type="float">
            <text:p>10.4056983799273</text:p>
          </table:table-cell>
          <table:table-cell office:value-type="float" office:value="7.50776607830469" calcext:value-type="float">
            <text:p>7.50776607830469</text:p>
          </table:table-cell>
          <table:table-cell office:value-type="float" office:value="9.36108546011823" calcext:value-type="float">
            <text:p>9.36108546011823</text:p>
          </table:table-cell>
          <table:table-cell office:value-type="float" office:value="0.216433947318964" calcext:value-type="float">
            <text:p>0.216433947318964</text:p>
          </table:table-cell>
          <table:table-cell office:value-type="float" office:value="0.238436868507883" calcext:value-type="float">
            <text:p>0.238436868507883</text:p>
          </table:table-cell>
          <table:table-cell office:value-type="float" office:value="0.221903339236385" calcext:value-type="float">
            <text:p>0.221903339236385</text:p>
          </table:table-cell>
          <table:table-cell office:value-type="float" office:value="0.229478600698707" calcext:value-type="float">
            <text:p>0.229478600698707</text:p>
          </table:table-cell>
          <table:table-cell office:value-type="float" office:value="0.0291188139275431" calcext:value-type="float">
            <text:p>0.029118813927543</text:p>
          </table:table-cell>
          <table:table-cell office:value-type="float" office:value="0.0358923445880581" calcext:value-type="float">
            <text:p>0.035892344588058</text:p>
          </table:table-cell>
          <table:table-cell office:value-type="float" office:value="0.0269576628943301" calcext:value-type="float">
            <text:p>0.02695766289433</text:p>
          </table:table-cell>
          <table:table-cell office:value-type="float" office:value="0.0388540850524373" calcext:value-type="float">
            <text:p>0.038854085052437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65418298257503" calcext:value-type="float">
            <text:p>0.365418298257503</text:p>
          </table:table-cell>
          <table:table-cell office:value-type="float" office:value="0.444750161913231" calcext:value-type="float">
            <text:p>0.444750161913231</text:p>
          </table:table-cell>
          <table:table-cell office:value-type="float" office:value="0.370854333444279" calcext:value-type="float">
            <text:p>0.370854333444279</text:p>
          </table:table-cell>
          <table:table-cell office:value-type="float" office:value="0.436204674749604" calcext:value-type="float">
            <text:p>0.436204674749604</text:p>
          </table:table-cell>
          <table:table-cell office:value-type="float" office:value="6.67900366138894" calcext:value-type="float">
            <text:p>6.67900366138894</text:p>
          </table:table-cell>
          <table:table-cell office:value-type="float" office:value="10.2537020750413" calcext:value-type="float">
            <text:p>10.2537020750413</text:p>
          </table:table-cell>
          <table:table-cell office:value-type="float" office:value="6.88829585765441" calcext:value-type="float">
            <text:p>6.88829585765441</text:p>
          </table:table-cell>
          <table:table-cell office:value-type="float" office:value="9.36618003514954" calcext:value-type="float">
            <text:p>9.36618003514954</text:p>
          </table:table-cell>
          <table:table-cell office:value-type="float" office:value="0.217871476216108" calcext:value-type="float">
            <text:p>0.217871476216108</text:p>
          </table:table-cell>
          <table:table-cell office:value-type="float" office:value="0.236385790909692" calcext:value-type="float">
            <text:p>0.236385790909692</text:p>
          </table:table-cell>
          <table:table-cell office:value-type="float" office:value="0.222078764962795" calcext:value-type="float">
            <text:p>0.222078764962795</text:p>
          </table:table-cell>
          <table:table-cell office:value-type="float" office:value="0.229505690436672" calcext:value-type="float">
            <text:p>0.229505690436672</text:p>
          </table:table-cell>
          <table:table-cell office:value-type="float" office:value="0.0323546133920759" calcext:value-type="float">
            <text:p>0.032354613392076</text:p>
          </table:table-cell>
          <table:table-cell office:value-type="float" office:value="0.0368801507162399" calcext:value-type="float">
            <text:p>0.03688015071624</text:p>
          </table:table-cell>
          <table:table-cell office:value-type="float" office:value="0.027816985682464" calcext:value-type="float">
            <text:p>0.027816985682464</text:p>
          </table:table-cell>
          <table:table-cell office:value-type="float" office:value="0.0435927386804347" calcext:value-type="float">
            <text:p>0.043592738680435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0276887637699" calcext:value-type="float">
            <text:p>0.370276887637699</text:p>
          </table:table-cell>
          <table:table-cell office:value-type="float" office:value="0.451287458865057" calcext:value-type="float">
            <text:p>0.451287458865057</text:p>
          </table:table-cell>
          <table:table-cell office:value-type="float" office:value="0.374667376636724" calcext:value-type="float">
            <text:p>0.374667376636724</text:p>
          </table:table-cell>
          <table:table-cell office:value-type="float" office:value="0.444897649269854" calcext:value-type="float">
            <text:p>0.444897649269854</text:p>
          </table:table-cell>
          <table:table-cell office:value-type="float" office:value="6.68757887748701" calcext:value-type="float">
            <text:p>6.68757887748701</text:p>
          </table:table-cell>
          <table:table-cell office:value-type="float" office:value="10.8769112247754" calcext:value-type="float">
            <text:p>10.8769112247754</text:p>
          </table:table-cell>
          <table:table-cell office:value-type="float" office:value="6.99523707771697" calcext:value-type="float">
            <text:p>6.99523707771697</text:p>
          </table:table-cell>
          <table:table-cell office:value-type="float" office:value="10.6168473293965" calcext:value-type="float">
            <text:p>10.6168473293965</text:p>
          </table:table-cell>
          <table:table-cell office:value-type="float" office:value="0.218850463266434" calcext:value-type="float">
            <text:p>0.218850463266434</text:p>
          </table:table-cell>
          <table:table-cell office:value-type="float" office:value="0.238801844663851" calcext:value-type="float">
            <text:p>0.238801844663851</text:p>
          </table:table-cell>
          <table:table-cell office:value-type="float" office:value="0.222553171932803" calcext:value-type="float">
            <text:p>0.222553171932803</text:p>
          </table:table-cell>
          <table:table-cell office:value-type="float" office:value="0.232710395711476" calcext:value-type="float">
            <text:p>0.232710395711476</text:p>
          </table:table-cell>
          <table:table-cell office:value-type="float" office:value="0.0295528786058586" calcext:value-type="float">
            <text:p>0.029552878605859</text:p>
          </table:table-cell>
          <table:table-cell office:value-type="float" office:value="0.0345280963105785" calcext:value-type="float">
            <text:p>0.034528096310579</text:p>
          </table:table-cell>
          <table:table-cell office:value-type="float" office:value="0.0267397621090259" calcext:value-type="float">
            <text:p>0.026739762109026</text:p>
          </table:table-cell>
          <table:table-cell office:value-type="float" office:value="0.0386461261405701" calcext:value-type="float">
            <text:p>0.03864612614057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389713340872" calcext:value-type="float">
            <text:p>0.36389713340872</text:p>
          </table:table-cell>
          <table:table-cell office:value-type="float" office:value="0.438135415526578" calcext:value-type="float">
            <text:p>0.438135415526578</text:p>
          </table:table-cell>
          <table:table-cell office:value-type="float" office:value="0.368176365502369" calcext:value-type="float">
            <text:p>0.368176365502369</text:p>
          </table:table-cell>
          <table:table-cell office:value-type="float" office:value="0.431747926624709" calcext:value-type="float">
            <text:p>0.431747926624709</text:p>
          </table:table-cell>
          <table:table-cell office:value-type="float" office:value="6.41517636075626" calcext:value-type="float">
            <text:p>6.41517636075626</text:p>
          </table:table-cell>
          <table:table-cell office:value-type="float" office:value="9.38295037938385" calcext:value-type="float">
            <text:p>9.38295037938385</text:p>
          </table:table-cell>
          <table:table-cell office:value-type="float" office:value="6.84842948894157" calcext:value-type="float">
            <text:p>6.84842948894157</text:p>
          </table:table-cell>
          <table:table-cell office:value-type="float" office:value="9.10850004853464" calcext:value-type="float">
            <text:p>9.10850004853464</text:p>
          </table:table-cell>
          <table:table-cell office:value-type="float" office:value="0.222625467737523" calcext:value-type="float">
            <text:p>0.222625467737523</text:p>
          </table:table-cell>
          <table:table-cell office:value-type="float" office:value="0.23862714625725" calcext:value-type="float">
            <text:p>0.23862714625725</text:p>
          </table:table-cell>
          <table:table-cell office:value-type="float" office:value="0.226533724528862" calcext:value-type="float">
            <text:p>0.226533724528862</text:p>
          </table:table-cell>
          <table:table-cell office:value-type="float" office:value="0.23227477186557" calcext:value-type="float">
            <text:p>0.23227477186557</text:p>
          </table:table-cell>
          <table:table-cell office:value-type="float" office:value="0.0324827269689786" calcext:value-type="float">
            <text:p>0.032482726968979</text:p>
          </table:table-cell>
          <table:table-cell office:value-type="float" office:value="0.0364756835559645" calcext:value-type="float">
            <text:p>0.036475683555965</text:p>
          </table:table-cell>
          <table:table-cell office:value-type="float" office:value="0.0284479233035492" calcext:value-type="float">
            <text:p>0.028447923303549</text:p>
          </table:table-cell>
          <table:table-cell office:value-type="float" office:value="0.042492766775351" calcext:value-type="float">
            <text:p>0.042492766775351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61924687247453" calcext:value-type="float">
            <text:p>0.361924687247453</text:p>
          </table:table-cell>
          <table:table-cell office:value-type="float" office:value="0.433216769980611" calcext:value-type="float">
            <text:p>0.433216769980611</text:p>
          </table:table-cell>
          <table:table-cell office:value-type="float" office:value="0.366555003759439" calcext:value-type="float">
            <text:p>0.366555003759439</text:p>
          </table:table-cell>
          <table:table-cell office:value-type="float" office:value="0.427632078147599" calcext:value-type="float">
            <text:p>0.427632078147599</text:p>
          </table:table-cell>
          <table:table-cell office:value-type="float" office:value="6.30780661600499" calcext:value-type="float">
            <text:p>6.30780661600499</text:p>
          </table:table-cell>
          <table:table-cell office:value-type="float" office:value="9.68713882766248" calcext:value-type="float">
            <text:p>9.68713882766248</text:p>
          </table:table-cell>
          <table:table-cell office:value-type="float" office:value="6.7553999755834" calcext:value-type="float">
            <text:p>6.7553999755834</text:p>
          </table:table-cell>
          <table:table-cell office:value-type="float" office:value="9.04606347933286" calcext:value-type="float">
            <text:p>9.04606347933286</text:p>
          </table:table-cell>
          <table:table-cell office:value-type="float" office:value="0.217673932558914" calcext:value-type="float">
            <text:p>0.217673932558914</text:p>
          </table:table-cell>
          <table:table-cell office:value-type="float" office:value="0.242759082329727" calcext:value-type="float">
            <text:p>0.242759082329727</text:p>
          </table:table-cell>
          <table:table-cell office:value-type="float" office:value="0.222038569231606" calcext:value-type="float">
            <text:p>0.222038569231606</text:p>
          </table:table-cell>
          <table:table-cell office:value-type="float" office:value="0.235525341036997" calcext:value-type="float">
            <text:p>0.235525341036997</text:p>
          </table:table-cell>
          <table:table-cell office:value-type="float" office:value="0.0326270310837785" calcext:value-type="float">
            <text:p>0.032627031083779</text:p>
          </table:table-cell>
          <table:table-cell office:value-type="float" office:value="0.0385528094392922" calcext:value-type="float">
            <text:p>0.038552809439292</text:p>
          </table:table-cell>
          <table:table-cell office:value-type="float" office:value="0.0289819890545523" calcext:value-type="float">
            <text:p>0.028981989054552</text:p>
          </table:table-cell>
          <table:table-cell office:value-type="float" office:value="0.0438009876334184" calcext:value-type="float">
            <text:p>0.043800987633418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2346287204258" calcext:value-type="float">
            <text:p>0.372346287204258</text:p>
          </table:table-cell>
          <table:table-cell office:value-type="float" office:value="0.447767277930726" calcext:value-type="float">
            <text:p>0.447767277930726</text:p>
          </table:table-cell>
          <table:table-cell office:value-type="float" office:value="0.376906998369242" calcext:value-type="float">
            <text:p>0.376906998369242</text:p>
          </table:table-cell>
          <table:table-cell office:value-type="float" office:value="0.441946217010451" calcext:value-type="float">
            <text:p>0.441946217010451</text:p>
          </table:table-cell>
          <table:table-cell office:value-type="float" office:value="6.96189550852334" calcext:value-type="float">
            <text:p>6.96189550852334</text:p>
          </table:table-cell>
          <table:table-cell office:value-type="float" office:value="10.8079314442711" calcext:value-type="float">
            <text:p>10.8079314442711</text:p>
          </table:table-cell>
          <table:table-cell office:value-type="float" office:value="7.1224629897935" calcext:value-type="float">
            <text:p>7.1224629897935</text:p>
          </table:table-cell>
          <table:table-cell office:value-type="float" office:value="10.4578703815083" calcext:value-type="float">
            <text:p>10.4578703815083</text:p>
          </table:table-cell>
          <table:table-cell office:value-type="float" office:value="0.220962931243475" calcext:value-type="float">
            <text:p>0.220962931243475</text:p>
          </table:table-cell>
          <table:table-cell office:value-type="float" office:value="0.244581986519942" calcext:value-type="float">
            <text:p>0.244581986519942</text:p>
          </table:table-cell>
          <table:table-cell office:value-type="float" office:value="0.22498260931794" calcext:value-type="float">
            <text:p>0.22498260931794</text:p>
          </table:table-cell>
          <table:table-cell office:value-type="float" office:value="0.23785882135379" calcext:value-type="float">
            <text:p>0.23785882135379</text:p>
          </table:table-cell>
          <table:table-cell office:value-type="float" office:value="0.0309534796271374" calcext:value-type="float">
            <text:p>0.030953479627137</text:p>
          </table:table-cell>
          <table:table-cell office:value-type="float" office:value="0.0352271786960926" calcext:value-type="float">
            <text:p>0.035227178696093</text:p>
          </table:table-cell>
          <table:table-cell office:value-type="float" office:value="0.0251710015282954" calcext:value-type="float">
            <text:p>0.025171001528295</text:p>
          </table:table-cell>
          <table:table-cell office:value-type="float" office:value="0.0438561486808424" calcext:value-type="float">
            <text:p>0.043856148680842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68384251505504" calcext:value-type="float">
            <text:p>0.368384251505504</text:p>
          </table:table-cell>
          <table:table-cell office:value-type="float" office:value="0.442099277484263" calcext:value-type="float">
            <text:p>0.442099277484263</text:p>
          </table:table-cell>
          <table:table-cell office:value-type="float" office:value="0.371643301705127" calcext:value-type="float">
            <text:p>0.371643301705127</text:p>
          </table:table-cell>
          <table:table-cell office:value-type="float" office:value="0.436979165202353" calcext:value-type="float">
            <text:p>0.436979165202353</text:p>
          </table:table-cell>
          <table:table-cell office:value-type="float" office:value="6.69122958251707" calcext:value-type="float">
            <text:p>6.69122958251707</text:p>
          </table:table-cell>
          <table:table-cell office:value-type="float" office:value="10.2405982633134" calcext:value-type="float">
            <text:p>10.2405982633134</text:p>
          </table:table-cell>
          <table:table-cell office:value-type="float" office:value="6.88829585765441" calcext:value-type="float">
            <text:p>6.88829585765441</text:p>
          </table:table-cell>
          <table:table-cell office:value-type="float" office:value="10.1322451290209" calcext:value-type="float">
            <text:p>10.1322451290209</text:p>
          </table:table-cell>
          <table:table-cell office:value-type="float" office:value="0.224930894820882" calcext:value-type="float">
            <text:p>0.224930894820882</text:p>
          </table:table-cell>
          <table:table-cell office:value-type="float" office:value="0.249567831033293" calcext:value-type="float">
            <text:p>0.249567831033293</text:p>
          </table:table-cell>
          <table:table-cell office:value-type="float" office:value="0.227987893865257" calcext:value-type="float">
            <text:p>0.227987893865257</text:p>
          </table:table-cell>
          <table:table-cell office:value-type="float" office:value="0.244428896687247" calcext:value-type="float">
            <text:p>0.244428896687247</text:p>
          </table:table-cell>
          <table:table-cell office:value-type="float" office:value="0.0285833888612635" calcext:value-type="float">
            <text:p>0.028583388861264</text:p>
          </table:table-cell>
          <table:table-cell office:value-type="float" office:value="0.0350063365357465" calcext:value-type="float">
            <text:p>0.035006336535747</text:p>
          </table:table-cell>
          <table:table-cell office:value-type="float" office:value="0.0262260726760033" calcext:value-type="float">
            <text:p>0.026226072676003</text:p>
          </table:table-cell>
          <table:table-cell office:value-type="float" office:value="0.0384516344710663" calcext:value-type="float">
            <text:p>0.038451634471066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67092109560351" calcext:value-type="float">
            <text:p>0.367092109560351</text:p>
          </table:table-cell>
          <table:table-cell office:value-type="float" office:value="0.442081181756606" calcext:value-type="float">
            <text:p>0.442081181756606</text:p>
          </table:table-cell>
          <table:table-cell office:value-type="float" office:value="0.371554381298609" calcext:value-type="float">
            <text:p>0.371554381298609</text:p>
          </table:table-cell>
          <table:table-cell office:value-type="float" office:value="0.435110954749649" calcext:value-type="float">
            <text:p>0.435110954749649</text:p>
          </table:table-cell>
          <table:table-cell office:value-type="float" office:value="6.87918833281124" calcext:value-type="float">
            <text:p>6.87918833281124</text:p>
          </table:table-cell>
          <table:table-cell office:value-type="float" office:value="11.1812780093767" calcext:value-type="float">
            <text:p>11.1812780093767</text:p>
          </table:table-cell>
          <table:table-cell office:value-type="float" office:value="7.13361167155788" calcext:value-type="float">
            <text:p>7.13361167155788</text:p>
          </table:table-cell>
          <table:table-cell office:value-type="float" office:value="10.5145026906822" calcext:value-type="float">
            <text:p>10.5145026906822</text:p>
          </table:table-cell>
          <table:table-cell office:value-type="float" office:value="0.21772846298514" calcext:value-type="float">
            <text:p>0.21772846298514</text:p>
          </table:table-cell>
          <table:table-cell office:value-type="float" office:value="0.243638202113882" calcext:value-type="float">
            <text:p>0.243638202113882</text:p>
          </table:table-cell>
          <table:table-cell office:value-type="float" office:value="0.221765899114796" calcext:value-type="float">
            <text:p>0.221765899114796</text:p>
          </table:table-cell>
          <table:table-cell office:value-type="float" office:value="0.236851539169279" calcext:value-type="float">
            <text:p>0.236851539169279</text:p>
          </table:table-cell>
          <table:table-cell office:value-type="float" office:value="0.0279602367263716" calcext:value-type="float">
            <text:p>0.027960236726372</text:p>
          </table:table-cell>
          <table:table-cell office:value-type="float" office:value="0.0324270073974469" calcext:value-type="float">
            <text:p>0.032427007397447</text:p>
          </table:table-cell>
          <table:table-cell office:value-type="float" office:value="0.023117314272705" calcext:value-type="float">
            <text:p>0.023117314272705</text:p>
          </table:table-cell>
          <table:table-cell office:value-type="float" office:value="0.0395857338317375" calcext:value-type="float">
            <text:p>0.039585733831738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1594347692617" calcext:value-type="float">
            <text:p>0.371594347692617</text:p>
          </table:table-cell>
          <table:table-cell office:value-type="float" office:value="0.448333789178002" calcext:value-type="float">
            <text:p>0.448333789178002</text:p>
          </table:table-cell>
          <table:table-cell office:value-type="float" office:value="0.376819932828309" calcext:value-type="float">
            <text:p>0.376819932828309</text:p>
          </table:table-cell>
          <table:table-cell office:value-type="float" office:value="0.440348398917496" calcext:value-type="float">
            <text:p>0.440348398917496</text:p>
          </table:table-cell>
          <table:table-cell office:value-type="float" office:value="6.48588938750685" calcext:value-type="float">
            <text:p>6.48588938750685</text:p>
          </table:table-cell>
          <table:table-cell office:value-type="float" office:value="11.3040327182134" calcext:value-type="float">
            <text:p>11.3040327182134</text:p>
          </table:table-cell>
          <table:table-cell office:value-type="float" office:value="7.07517249001489" calcext:value-type="float">
            <text:p>7.07517249001489</text:p>
          </table:table-cell>
          <table:table-cell office:value-type="float" office:value="10.7520060351568" calcext:value-type="float">
            <text:p>10.7520060351568</text:p>
          </table:table-cell>
          <table:table-cell office:value-type="float" office:value="0.229761122775452" calcext:value-type="float">
            <text:p>0.229761122775452</text:p>
          </table:table-cell>
          <table:table-cell office:value-type="float" office:value="0.266616629223126" calcext:value-type="float">
            <text:p>0.266616629223126</text:p>
          </table:table-cell>
          <table:table-cell office:value-type="float" office:value="0.234647557670196" calcext:value-type="float">
            <text:p>0.234647557670196</text:p>
          </table:table-cell>
          <table:table-cell office:value-type="float" office:value="0.258203803957178" calcext:value-type="float">
            <text:p>0.258203803957178</text:p>
          </table:table-cell>
          <table:table-cell office:value-type="float" office:value="0.0280597695519127" calcext:value-type="float">
            <text:p>0.028059769551913</text:p>
          </table:table-cell>
          <table:table-cell office:value-type="float" office:value="0.0336407092168028" calcext:value-type="float">
            <text:p>0.033640709216803</text:p>
          </table:table-cell>
          <table:table-cell office:value-type="float" office:value="0.0251107516838567" calcext:value-type="float">
            <text:p>0.025110751683857</text:p>
          </table:table-cell>
          <table:table-cell office:value-type="float" office:value="0.0378507249623298" calcext:value-type="float">
            <text:p>0.03785072496233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2529823103484" calcext:value-type="float">
            <text:p>0.362529823103484</text:p>
          </table:table-cell>
          <table:table-cell office:value-type="float" office:value="0.430957127258523" calcext:value-type="float">
            <text:p>0.430957127258523</text:p>
          </table:table-cell>
          <table:table-cell office:value-type="float" office:value="0.366003430193546" calcext:value-type="float">
            <text:p>0.366003430193546</text:p>
          </table:table-cell>
          <table:table-cell office:value-type="float" office:value="0.426533163291077" calcext:value-type="float">
            <text:p>0.426533163291077</text:p>
          </table:table-cell>
          <table:table-cell office:value-type="float" office:value="6.5260035151797" calcext:value-type="float">
            <text:p>6.5260035151797</text:p>
          </table:table-cell>
          <table:table-cell office:value-type="float" office:value="9.61539621344484" calcext:value-type="float">
            <text:p>9.61539621344484</text:p>
          </table:table-cell>
          <table:table-cell office:value-type="float" office:value="6.9075026078883" calcext:value-type="float">
            <text:p>6.9075026078883</text:p>
          </table:table-cell>
          <table:table-cell office:value-type="float" office:value="9.21338922583059" calcext:value-type="float">
            <text:p>9.21338922583059</text:p>
          </table:table-cell>
          <table:table-cell office:value-type="float" office:value="0.233683281771757" calcext:value-type="float">
            <text:p>0.233683281771757</text:p>
          </table:table-cell>
          <table:table-cell office:value-type="float" office:value="0.264669139233007" calcext:value-type="float">
            <text:p>0.264669139233007</text:p>
          </table:table-cell>
          <table:table-cell office:value-type="float" office:value="0.236897210691825" calcext:value-type="float">
            <text:p>0.236897210691825</text:p>
          </table:table-cell>
          <table:table-cell office:value-type="float" office:value="0.25927813431649" calcext:value-type="float">
            <text:p>0.25927813431649</text:p>
          </table:table-cell>
          <table:table-cell office:value-type="float" office:value="0.0313746218850075" calcext:value-type="float">
            <text:p>0.031374621885008</text:p>
          </table:table-cell>
          <table:table-cell office:value-type="float" office:value="0.0402478114752121" calcext:value-type="float">
            <text:p>0.040247811475212</text:p>
          </table:table-cell>
          <table:table-cell office:value-type="float" office:value="0.0291865537844907" calcext:value-type="float">
            <text:p>0.029186553784491</text:p>
          </table:table-cell>
          <table:table-cell office:value-type="float" office:value="0.0433141897583964" calcext:value-type="float">
            <text:p>0.043314189758396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5352598132393" calcext:value-type="float">
            <text:p>0.365352598132393</text:p>
          </table:table-cell>
          <table:table-cell office:value-type="float" office:value="0.436300691426397" calcext:value-type="float">
            <text:p>0.436300691426397</text:p>
          </table:table-cell>
          <table:table-cell office:value-type="float" office:value="0.368790355825103" calcext:value-type="float">
            <text:p>0.368790355825103</text:p>
          </table:table-cell>
          <table:table-cell office:value-type="float" office:value="0.430449944241288" calcext:value-type="float">
            <text:p>0.430449944241288</text:p>
          </table:table-cell>
          <table:table-cell office:value-type="float" office:value="6.24786336262674" calcext:value-type="float">
            <text:p>6.24786336262674</text:p>
          </table:table-cell>
          <table:table-cell office:value-type="float" office:value="9.73126040619833" calcext:value-type="float">
            <text:p>9.73126040619833</text:p>
          </table:table-cell>
          <table:table-cell office:value-type="float" office:value="6.50401475874065" calcext:value-type="float">
            <text:p>6.50401475874065</text:p>
          </table:table-cell>
          <table:table-cell office:value-type="float" office:value="9.00675709950835" calcext:value-type="float">
            <text:p>9.00675709950835</text:p>
          </table:table-cell>
          <table:table-cell office:value-type="float" office:value="0.223820966355801" calcext:value-type="float">
            <text:p>0.223820966355801</text:p>
          </table:table-cell>
          <table:table-cell office:value-type="float" office:value="0.250948217252425" calcext:value-type="float">
            <text:p>0.250948217252425</text:p>
          </table:table-cell>
          <table:table-cell office:value-type="float" office:value="0.226764979542242" calcext:value-type="float">
            <text:p>0.226764979542242</text:p>
          </table:table-cell>
          <table:table-cell office:value-type="float" office:value="0.246049349203989" calcext:value-type="float">
            <text:p>0.246049349203989</text:p>
          </table:table-cell>
          <table:table-cell office:value-type="float" office:value="0.0302589556558265" calcext:value-type="float">
            <text:p>0.030258955655827</text:p>
          </table:table-cell>
          <table:table-cell office:value-type="float" office:value="0.0374980395869591" calcext:value-type="float">
            <text:p>0.037498039586959</text:p>
          </table:table-cell>
          <table:table-cell office:value-type="float" office:value="0.0280835387681674" calcext:value-type="float">
            <text:p>0.028083538768167</text:p>
          </table:table-cell>
          <table:table-cell office:value-type="float" office:value="0.0405917083054622" calcext:value-type="float">
            <text:p>0.040591708305462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63015460958882" calcext:value-type="float">
            <text:p>0.363015460958882</text:p>
          </table:table-cell>
          <table:table-cell office:value-type="float" office:value="0.43285323385126" calcext:value-type="float">
            <text:p>0.43285323385126</text:p>
          </table:table-cell>
          <table:table-cell office:value-type="float" office:value="0.366392615566131" calcext:value-type="float">
            <text:p>0.366392615566131</text:p>
          </table:table-cell>
          <table:table-cell office:value-type="float" office:value="0.426931825577543" calcext:value-type="float">
            <text:p>0.426931825577543</text:p>
          </table:table-cell>
          <table:table-cell office:value-type="float" office:value="6.29788722723147" calcext:value-type="float">
            <text:p>6.29788722723147</text:p>
          </table:table-cell>
          <table:table-cell office:value-type="float" office:value="9.35746311454173" calcext:value-type="float">
            <text:p>9.35746311454173</text:p>
          </table:table-cell>
          <table:table-cell office:value-type="float" office:value="6.59190866907856" calcext:value-type="float">
            <text:p>6.59190866907856</text:p>
          </table:table-cell>
          <table:table-cell office:value-type="float" office:value="8.74363106498893" calcext:value-type="float">
            <text:p>8.74363106498893</text:p>
          </table:table-cell>
          <table:table-cell office:value-type="float" office:value="0.225510922938182" calcext:value-type="float">
            <text:p>0.225510922938182</text:p>
          </table:table-cell>
          <table:table-cell office:value-type="float" office:value="0.253357085681908" calcext:value-type="float">
            <text:p>0.253357085681908</text:p>
          </table:table-cell>
          <table:table-cell office:value-type="float" office:value="0.228488994887001" calcext:value-type="float">
            <text:p>0.228488994887001</text:p>
          </table:table-cell>
          <table:table-cell office:value-type="float" office:value="0.248385330680512" calcext:value-type="float">
            <text:p>0.248385330680512</text:p>
          </table:table-cell>
          <table:table-cell office:value-type="float" office:value="0.0358789396791713" calcext:value-type="float">
            <text:p>0.035878939679171</text:p>
          </table:table-cell>
          <table:table-cell office:value-type="float" office:value="0.0443850817390317" calcext:value-type="float">
            <text:p>0.044385081739032</text:p>
          </table:table-cell>
          <table:table-cell office:value-type="float" office:value="0.0303932746074764" calcext:value-type="float">
            <text:p>0.030393274607476</text:p>
          </table:table-cell>
          <table:table-cell office:value-type="float" office:value="0.0523798970036205" calcext:value-type="float">
            <text:p>0.052379897003621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0385681096641" calcext:value-type="float">
            <text:p>0.370385681096641</text:p>
          </table:table-cell>
          <table:table-cell office:value-type="float" office:value="0.439722089418031" calcext:value-type="float">
            <text:p>0.439722089418031</text:p>
          </table:table-cell>
          <table:table-cell office:value-type="float" office:value="0.37441625013551" calcext:value-type="float">
            <text:p>0.37441625013551</text:p>
          </table:table-cell>
          <table:table-cell office:value-type="float" office:value="0.432799604574097" calcext:value-type="float">
            <text:p>0.432799604574097</text:p>
          </table:table-cell>
          <table:table-cell office:value-type="float" office:value="6.59901747324091" calcext:value-type="float">
            <text:p>6.59901747324091</text:p>
          </table:table-cell>
          <table:table-cell office:value-type="float" office:value="10.0248202056451" calcext:value-type="float">
            <text:p>10.0248202056451</text:p>
          </table:table-cell>
          <table:table-cell office:value-type="float" office:value="7.02472432976973" calcext:value-type="float">
            <text:p>7.02472432976973</text:p>
          </table:table-cell>
          <table:table-cell office:value-type="float" office:value="9.1576415219761" calcext:value-type="float">
            <text:p>9.1576415219761</text:p>
          </table:table-cell>
          <table:table-cell office:value-type="float" office:value="0.230240757658103" calcext:value-type="float">
            <text:p>0.230240757658103</text:p>
          </table:table-cell>
          <table:table-cell office:value-type="float" office:value="0.263512520746705" calcext:value-type="float">
            <text:p>0.263512520746705</text:p>
          </table:table-cell>
          <table:table-cell office:value-type="float" office:value="0.233891404830331" calcext:value-type="float">
            <text:p>0.233891404830331</text:p>
          </table:table-cell>
          <table:table-cell office:value-type="float" office:value="0.257313861613014" calcext:value-type="float">
            <text:p>0.257313861613014</text:p>
          </table:table-cell>
          <table:table-cell office:value-type="float" office:value="0.0321131583102523" calcext:value-type="float">
            <text:p>0.032113158310252</text:p>
          </table:table-cell>
          <table:table-cell office:value-type="float" office:value="0.0360646641319725" calcext:value-type="float">
            <text:p>0.036064664131973</text:p>
          </table:table-cell>
          <table:table-cell office:value-type="float" office:value="0.0262196628356592" calcext:value-type="float">
            <text:p>0.026219662835659</text:p>
          </table:table-cell>
          <table:table-cell office:value-type="float" office:value="0.0446627452539816" calcext:value-type="float">
            <text:p>0.044662745253982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7682656516739" calcext:value-type="float">
            <text:p>0.367682656516739</text:p>
          </table:table-cell>
          <table:table-cell office:value-type="float" office:value="0.443782390059636" calcext:value-type="float">
            <text:p>0.443782390059636</text:p>
          </table:table-cell>
          <table:table-cell office:value-type="float" office:value="0.371045347966435" calcext:value-type="float">
            <text:p>0.371045347966435</text:p>
          </table:table-cell>
          <table:table-cell office:value-type="float" office:value="0.437504313228569" calcext:value-type="float">
            <text:p>0.437504313228569</text:p>
          </table:table-cell>
          <table:table-cell office:value-type="float" office:value="6.73444300833073" calcext:value-type="float">
            <text:p>6.73444300833073</text:p>
          </table:table-cell>
          <table:table-cell office:value-type="float" office:value="9.70693338707446" calcext:value-type="float">
            <text:p>9.70693338707446</text:p>
          </table:table-cell>
          <table:table-cell office:value-type="float" office:value="7.09461274363023" calcext:value-type="float">
            <text:p>7.09461274363023</text:p>
          </table:table-cell>
          <table:table-cell office:value-type="float" office:value="9.23037081057766" calcext:value-type="float">
            <text:p>9.23037081057766</text:p>
          </table:table-cell>
          <table:table-cell office:value-type="float" office:value="0.228828086040075" calcext:value-type="float">
            <text:p>0.228828086040075</text:p>
          </table:table-cell>
          <table:table-cell office:value-type="float" office:value="0.264559747501414" calcext:value-type="float">
            <text:p>0.264559747501414</text:p>
          </table:table-cell>
          <table:table-cell office:value-type="float" office:value="0.231830989499469" calcext:value-type="float">
            <text:p>0.231830989499469</text:p>
          </table:table-cell>
          <table:table-cell office:value-type="float" office:value="0.25933734187738" calcext:value-type="float">
            <text:p>0.25933734187738</text:p>
          </table:table-cell>
          <table:table-cell office:value-type="float" office:value="0.0350047836878843" calcext:value-type="float">
            <text:p>0.035004783687884</text:p>
          </table:table-cell>
          <table:table-cell office:value-type="float" office:value="0.0426792736345342" calcext:value-type="float">
            <text:p>0.042679273634534</text:p>
          </table:table-cell>
          <table:table-cell office:value-type="float" office:value="0.0297776109347781" calcext:value-type="float">
            <text:p>0.029777610934778</text:p>
          </table:table-cell>
          <table:table-cell office:value-type="float" office:value="0.050403794101647" calcext:value-type="float">
            <text:p>0.050403794101647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64308606600764" calcext:value-type="float">
            <text:p>0.364308606600764</text:p>
          </table:table-cell>
          <table:table-cell office:value-type="float" office:value="0.438915538583441" calcext:value-type="float">
            <text:p>0.438915538583441</text:p>
          </table:table-cell>
          <table:table-cell office:value-type="float" office:value="0.367996689484122" calcext:value-type="float">
            <text:p>0.367996689484122</text:p>
          </table:table-cell>
          <table:table-cell office:value-type="float" office:value="0.433831359903664" calcext:value-type="float">
            <text:p>0.433831359903664</text:p>
          </table:table-cell>
          <table:table-cell office:value-type="float" office:value="6.54578616529313" calcext:value-type="float">
            <text:p>6.54578616529313</text:p>
          </table:table-cell>
          <table:table-cell office:value-type="float" office:value="9.94962047948845" calcext:value-type="float">
            <text:p>9.94962047948845</text:p>
          </table:table-cell>
          <table:table-cell office:value-type="float" office:value="6.78316242841132" calcext:value-type="float">
            <text:p>6.78316242841132</text:p>
          </table:table-cell>
          <table:table-cell office:value-type="float" office:value="9.59118559770267" calcext:value-type="float">
            <text:p>9.59118559770267</text:p>
          </table:table-cell>
          <table:table-cell office:value-type="float" office:value="0.228297462694382" calcext:value-type="float">
            <text:p>0.228297462694382</text:p>
          </table:table-cell>
          <table:table-cell office:value-type="float" office:value="0.261658234835111" calcext:value-type="float">
            <text:p>0.261658234835111</text:p>
          </table:table-cell>
          <table:table-cell office:value-type="float" office:value="0.231559690032614" calcext:value-type="float">
            <text:p>0.231559690032614</text:p>
          </table:table-cell>
          <table:table-cell office:value-type="float" office:value="0.256052012014616" calcext:value-type="float">
            <text:p>0.256052012014616</text:p>
          </table:table-cell>
          <table:table-cell office:value-type="float" office:value="0.0342364531880508" calcext:value-type="float">
            <text:p>0.034236453188051</text:p>
          </table:table-cell>
          <table:table-cell office:value-type="float" office:value="0.0391551865965742" calcext:value-type="float">
            <text:p>0.039155186596574</text:p>
          </table:table-cell>
          <table:table-cell office:value-type="float" office:value="0.0275289012485443" calcext:value-type="float">
            <text:p>0.027528901248544</text:p>
          </table:table-cell>
          <table:table-cell office:value-type="float" office:value="0.0491212897022819" calcext:value-type="float">
            <text:p>0.049121289702282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66118651912604" calcext:value-type="float">
            <text:p>0.366118651912604</text:p>
          </table:table-cell>
          <table:table-cell office:value-type="float" office:value="0.435861911329502" calcext:value-type="float">
            <text:p>0.435861911329502</text:p>
          </table:table-cell>
          <table:table-cell office:value-type="float" office:value="0.369655764376861" calcext:value-type="float">
            <text:p>0.369655764376861</text:p>
          </table:table-cell>
          <table:table-cell office:value-type="float" office:value="0.429365038566888" calcext:value-type="float">
            <text:p>0.429365038566888</text:p>
          </table:table-cell>
          <table:table-cell office:value-type="float" office:value="7.00958354931994" calcext:value-type="float">
            <text:p>7.00958354931994</text:p>
          </table:table-cell>
          <table:table-cell office:value-type="float" office:value="10.365647147783" calcext:value-type="float">
            <text:p>10.365647147783</text:p>
          </table:table-cell>
          <table:table-cell office:value-type="float" office:value="7.47437649754859" calcext:value-type="float">
            <text:p>7.47437649754859</text:p>
          </table:table-cell>
          <table:table-cell office:value-type="float" office:value="9.29201180487222" calcext:value-type="float">
            <text:p>9.29201180487222</text:p>
          </table:table-cell>
          <table:table-cell office:value-type="float" office:value="0.246199674318978" calcext:value-type="float">
            <text:p>0.246199674318978</text:p>
          </table:table-cell>
          <table:table-cell office:value-type="float" office:value="0.279988204949079" calcext:value-type="float">
            <text:p>0.279988204949079</text:p>
          </table:table-cell>
          <table:table-cell office:value-type="float" office:value="0.249572748223646" calcext:value-type="float">
            <text:p>0.249572748223646</text:p>
          </table:table-cell>
          <table:table-cell office:value-type="float" office:value="0.274209646518561" calcext:value-type="float">
            <text:p>0.274209646518561</text:p>
          </table:table-cell>
          <table:table-cell office:value-type="float" office:value="0.0345972892772198" calcext:value-type="float">
            <text:p>0.03459728927722</text:p>
          </table:table-cell>
          <table:table-cell office:value-type="float" office:value="0.043641423087866" calcext:value-type="float">
            <text:p>0.043641423087866</text:p>
          </table:table-cell>
          <table:table-cell office:value-type="float" office:value="0.0300257617050943" calcext:value-type="float">
            <text:p>0.030025761705094</text:p>
          </table:table-cell>
          <table:table-cell office:value-type="float" office:value="0.0503480590334024" calcext:value-type="float">
            <text:p>0.050348059033402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0641325501277" calcext:value-type="float">
            <text:p>0.360641325501277</text:p>
          </table:table-cell>
          <table:table-cell office:value-type="float" office:value="0.427463261967649" calcext:value-type="float">
            <text:p>0.427463261967649</text:p>
          </table:table-cell>
          <table:table-cell office:value-type="float" office:value="0.364827134678544" calcext:value-type="float">
            <text:p>0.364827134678544</text:p>
          </table:table-cell>
          <table:table-cell office:value-type="float" office:value="0.419857234319907" calcext:value-type="float">
            <text:p>0.419857234319907</text:p>
          </table:table-cell>
          <table:table-cell office:value-type="float" office:value="6.4259598110184" calcext:value-type="float">
            <text:p>6.4259598110184</text:p>
          </table:table-cell>
          <table:table-cell office:value-type="float" office:value="9.27318006968002" calcext:value-type="float">
            <text:p>9.27318006968002</text:p>
          </table:table-cell>
          <table:table-cell office:value-type="float" office:value="6.78693076493982" calcext:value-type="float">
            <text:p>6.78693076493982</text:p>
          </table:table-cell>
          <table:table-cell office:value-type="float" office:value="8.44427183550181" calcext:value-type="float">
            <text:p>8.44427183550181</text:p>
          </table:table-cell>
          <table:table-cell office:value-type="float" office:value="0.235780038426165" calcext:value-type="float">
            <text:p>0.235780038426165</text:p>
          </table:table-cell>
          <table:table-cell office:value-type="float" office:value="0.269174113401358" calcext:value-type="float">
            <text:p>0.269174113401358</text:p>
          </table:table-cell>
          <table:table-cell office:value-type="float" office:value="0.239824839187728" calcext:value-type="float">
            <text:p>0.239824839187728</text:p>
          </table:table-cell>
          <table:table-cell office:value-type="float" office:value="0.262261850087928" calcext:value-type="float">
            <text:p>0.262261850087928</text:p>
          </table:table-cell>
          <table:table-cell office:value-type="float" office:value="0.0322186062117059" calcext:value-type="float">
            <text:p>0.032218606211706</text:p>
          </table:table-cell>
          <table:table-cell office:value-type="float" office:value="0.0374147841188755" calcext:value-type="float">
            <text:p>0.037414784118876</text:p>
          </table:table-cell>
          <table:table-cell office:value-type="float" office:value="0.0303299348465577" calcext:value-type="float">
            <text:p>0.030329934846558</text:p>
          </table:table-cell>
          <table:table-cell office:value-type="float" office:value="0.0401144179916255" calcext:value-type="float">
            <text:p>0.040114417991626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0281193429724" calcext:value-type="float">
            <text:p>0.360281193429724</text:p>
          </table:table-cell>
          <table:table-cell office:value-type="float" office:value="0.426195219863002" calcext:value-type="float">
            <text:p>0.426195219863002</text:p>
          </table:table-cell>
          <table:table-cell office:value-type="float" office:value="0.36322498690533" calcext:value-type="float">
            <text:p>0.36322498690533</text:p>
          </table:table-cell>
          <table:table-cell office:value-type="float" office:value="0.420496446260615" calcext:value-type="float">
            <text:p>0.420496446260615</text:p>
          </table:table-cell>
          <table:table-cell office:value-type="float" office:value="5.98958005958418" calcext:value-type="float">
            <text:p>5.98958005958418</text:p>
          </table:table-cell>
          <table:table-cell office:value-type="float" office:value="8.68500637753852" calcext:value-type="float">
            <text:p>8.68500637753852</text:p>
          </table:table-cell>
          <table:table-cell office:value-type="float" office:value="6.42759820991508" calcext:value-type="float">
            <text:p>6.42759820991508</text:p>
          </table:table-cell>
          <table:table-cell office:value-type="float" office:value="8.37957162145965" calcext:value-type="float">
            <text:p>8.37957162145965</text:p>
          </table:table-cell>
          <table:table-cell office:value-type="float" office:value="0.24016845212534" calcext:value-type="float">
            <text:p>0.24016845212534</text:p>
          </table:table-cell>
          <table:table-cell office:value-type="float" office:value="0.275663892099016" calcext:value-type="float">
            <text:p>0.275663892099016</text:p>
          </table:table-cell>
          <table:table-cell office:value-type="float" office:value="0.243097999849744" calcext:value-type="float">
            <text:p>0.243097999849744</text:p>
          </table:table-cell>
          <table:table-cell office:value-type="float" office:value="0.270554133741377" calcext:value-type="float">
            <text:p>0.270554133741377</text:p>
          </table:table-cell>
          <table:table-cell office:value-type="float" office:value="0.0336932081619703" calcext:value-type="float">
            <text:p>0.03369320816197</text:p>
          </table:table-cell>
          <table:table-cell office:value-type="float" office:value="0.0384062227456292" calcext:value-type="float">
            <text:p>0.038406222745629</text:p>
          </table:table-cell>
          <table:table-cell office:value-type="float" office:value="0.0309474405097287" calcext:value-type="float">
            <text:p>0.030947440509729</text:p>
          </table:table-cell>
          <table:table-cell office:value-type="float" office:value="0.0424773199248544" calcext:value-type="float">
            <text:p>0.042477319924854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2698956038707" calcext:value-type="float">
            <text:p>0.362698956038707</text:p>
          </table:table-cell>
          <table:table-cell office:value-type="float" office:value="0.427056287242088" calcext:value-type="float">
            <text:p>0.427056287242088</text:p>
          </table:table-cell>
          <table:table-cell office:value-type="float" office:value="0.36533647246439" calcext:value-type="float">
            <text:p>0.36533647246439</text:p>
          </table:table-cell>
          <table:table-cell office:value-type="float" office:value="0.421870312351717" calcext:value-type="float">
            <text:p>0.421870312351717</text:p>
          </table:table-cell>
          <table:table-cell office:value-type="float" office:value="6.02099481432432" calcext:value-type="float">
            <text:p>6.02099481432432</text:p>
          </table:table-cell>
          <table:table-cell office:value-type="float" office:value="9.21603351576941" calcext:value-type="float">
            <text:p>9.21603351576941</text:p>
          </table:table-cell>
          <table:table-cell office:value-type="float" office:value="6.46828014390395" calcext:value-type="float">
            <text:p>6.46828014390395</text:p>
          </table:table-cell>
          <table:table-cell office:value-type="float" office:value="8.71121876185609" calcext:value-type="float">
            <text:p>8.71121876185609</text:p>
          </table:table-cell>
          <table:table-cell office:value-type="float" office:value="0.23854632406499" calcext:value-type="float">
            <text:p>0.23854632406499</text:p>
          </table:table-cell>
          <table:table-cell office:value-type="float" office:value="0.281704599107209" calcext:value-type="float">
            <text:p>0.281704599107209</text:p>
          </table:table-cell>
          <table:table-cell office:value-type="float" office:value="0.240845534925991" calcext:value-type="float">
            <text:p>0.240845534925991</text:p>
          </table:table-cell>
          <table:table-cell office:value-type="float" office:value="0.277521860754394" calcext:value-type="float">
            <text:p>0.277521860754394</text:p>
          </table:table-cell>
          <table:table-cell office:value-type="float" office:value="0.0391332206167447" calcext:value-type="float">
            <text:p>0.039133220616745</text:p>
          </table:table-cell>
          <table:table-cell office:value-type="float" office:value="0.0445673251825355" calcext:value-type="float">
            <text:p>0.044567325182536</text:p>
          </table:table-cell>
          <table:table-cell office:value-type="float" office:value="0.0327729713016635" calcext:value-type="float">
            <text:p>0.032772971301664</text:p>
          </table:table-cell>
          <table:table-cell office:value-type="float" office:value="0.0540617453009355" calcext:value-type="float">
            <text:p>0.054061745300936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59003041294883" calcext:value-type="float">
            <text:p>0.359003041294883</text:p>
          </table:table-cell>
          <table:table-cell office:value-type="float" office:value="0.428725639464901" calcext:value-type="float">
            <text:p>0.428725639464901</text:p>
          </table:table-cell>
          <table:table-cell office:value-type="float" office:value="0.361366299615363" calcext:value-type="float">
            <text:p>0.361366299615363</text:p>
          </table:table-cell>
          <table:table-cell office:value-type="float" office:value="0.422651722942724" calcext:value-type="float">
            <text:p>0.422651722942724</text:p>
          </table:table-cell>
          <table:table-cell office:value-type="float" office:value="6.11728547858979" calcext:value-type="float">
            <text:p>6.11728547858979</text:p>
          </table:table-cell>
          <table:table-cell office:value-type="float" office:value="9.15198522929316" calcext:value-type="float">
            <text:p>9.15198522929316</text:p>
          </table:table-cell>
          <table:table-cell office:value-type="float" office:value="6.39400209983944" calcext:value-type="float">
            <text:p>6.39400209983944</text:p>
          </table:table-cell>
          <table:table-cell office:value-type="float" office:value="8.81522642921673" calcext:value-type="float">
            <text:p>8.81522642921673</text:p>
          </table:table-cell>
          <table:table-cell office:value-type="float" office:value="0.242694630745409" calcext:value-type="float">
            <text:p>0.242694630745409</text:p>
          </table:table-cell>
          <table:table-cell office:value-type="float" office:value="0.283055007136108" calcext:value-type="float">
            <text:p>0.283055007136108</text:p>
          </table:table-cell>
          <table:table-cell office:value-type="float" office:value="0.244902802033392" calcext:value-type="float">
            <text:p>0.244902802033392</text:p>
          </table:table-cell>
          <table:table-cell office:value-type="float" office:value="0.279045804003455" calcext:value-type="float">
            <text:p>0.279045804003455</text:p>
          </table:table-cell>
          <table:table-cell office:value-type="float" office:value="0.0365466786167468" calcext:value-type="float">
            <text:p>0.036546678616747</text:p>
          </table:table-cell>
          <table:table-cell office:value-type="float" office:value="0.046530525686695" calcext:value-type="float">
            <text:p>0.046530525686695</text:p>
          </table:table-cell>
          <table:table-cell office:value-type="float" office:value="0.0329969115664805" calcext:value-type="float">
            <text:p>0.032996911566481</text:p>
          </table:table-cell>
          <table:table-cell office:value-type="float" office:value="0.051927760676198" calcext:value-type="float">
            <text:p>0.051927760676198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58761113094111" calcext:value-type="float">
            <text:p>0.358761113094111</text:p>
          </table:table-cell>
          <table:table-cell office:value-type="float" office:value="0.424653824659558" calcext:value-type="float">
            <text:p>0.424653824659558</text:p>
          </table:table-cell>
          <table:table-cell office:value-type="float" office:value="0.361974713756271" calcext:value-type="float">
            <text:p>0.361974713756271</text:p>
          </table:table-cell>
          <table:table-cell office:value-type="float" office:value="0.417207830040545" calcext:value-type="float">
            <text:p>0.417207830040545</text:p>
          </table:table-cell>
          <table:table-cell office:value-type="float" office:value="5.97662246483975" calcext:value-type="float">
            <text:p>5.97662246483975</text:p>
          </table:table-cell>
          <table:table-cell office:value-type="float" office:value="9.28973361040315" calcext:value-type="float">
            <text:p>9.28973361040315</text:p>
          </table:table-cell>
          <table:table-cell office:value-type="float" office:value="6.30529367396323" calcext:value-type="float">
            <text:p>6.30529367396323</text:p>
          </table:table-cell>
          <table:table-cell office:value-type="float" office:value="8.48606841059978" calcext:value-type="float">
            <text:p>8.48606841059978</text:p>
          </table:table-cell>
          <table:table-cell office:value-type="float" office:value="0.234331171200454" calcext:value-type="float">
            <text:p>0.234331171200454</text:p>
          </table:table-cell>
          <table:table-cell office:value-type="float" office:value="0.272139515093118" calcext:value-type="float">
            <text:p>0.272139515093118</text:p>
          </table:table-cell>
          <table:table-cell office:value-type="float" office:value="0.237590968301064" calcext:value-type="float">
            <text:p>0.237590968301064</text:p>
          </table:table-cell>
          <table:table-cell office:value-type="float" office:value="0.266312076561301" calcext:value-type="float">
            <text:p>0.266312076561301</text:p>
          </table:table-cell>
          <table:table-cell office:value-type="float" office:value="0.0361046851489278" calcext:value-type="float">
            <text:p>0.036104685148928</text:p>
          </table:table-cell>
          <table:table-cell office:value-type="float" office:value="0.044190080026353" calcext:value-type="float">
            <text:p>0.044190080026353</text:p>
          </table:table-cell>
          <table:table-cell office:value-type="float" office:value="0.0322579813159326" calcext:value-type="float">
            <text:p>0.032257981315933</text:p>
          </table:table-cell>
          <table:table-cell office:value-type="float" office:value="0.0499545371361303" calcext:value-type="float">
            <text:p>0.04995453713613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54572780182437" calcext:value-type="float">
            <text:p>0.354572780182437</text:p>
          </table:table-cell>
          <table:table-cell office:value-type="float" office:value="0.423417907394559" calcext:value-type="float">
            <text:p>0.423417907394559</text:p>
          </table:table-cell>
          <table:table-cell office:value-type="float" office:value="0.357540621273932" calcext:value-type="float">
            <text:p>0.357540621273932</text:p>
          </table:table-cell>
          <table:table-cell office:value-type="float" office:value="0.416108729276767" calcext:value-type="float">
            <text:p>0.416108729276767</text:p>
          </table:table-cell>
          <table:table-cell office:value-type="float" office:value="5.84669457038165" calcext:value-type="float">
            <text:p>5.84669457038165</text:p>
          </table:table-cell>
          <table:table-cell office:value-type="float" office:value="8.63043375871646" calcext:value-type="float">
            <text:p>8.63043375871646</text:p>
          </table:table-cell>
          <table:table-cell office:value-type="float" office:value="6.00358047024476" calcext:value-type="float">
            <text:p>6.00358047024476</text:p>
          </table:table-cell>
          <table:table-cell office:value-type="float" office:value="8.15379218038609" calcext:value-type="float">
            <text:p>8.15379218038609</text:p>
          </table:table-cell>
          <table:table-cell office:value-type="float" office:value="0.235348545185423" calcext:value-type="float">
            <text:p>0.235348545185423</text:p>
          </table:table-cell>
          <table:table-cell office:value-type="float" office:value="0.278517212567551" calcext:value-type="float">
            <text:p>0.278517212567551</text:p>
          </table:table-cell>
          <table:table-cell office:value-type="float" office:value="0.238679350498869" calcext:value-type="float">
            <text:p>0.238679350498869</text:p>
          </table:table-cell>
          <table:table-cell office:value-type="float" office:value="0.272345588143068" calcext:value-type="float">
            <text:p>0.272345588143068</text:p>
          </table:table-cell>
          <table:table-cell office:value-type="float" office:value="0.0347173795778601" calcext:value-type="float">
            <text:p>0.03471737957786</text:p>
          </table:table-cell>
          <table:table-cell office:value-type="float" office:value="0.0430292327556268" calcext:value-type="float">
            <text:p>0.043029232755627</text:p>
          </table:table-cell>
          <table:table-cell office:value-type="float" office:value="0.0309305921938566" calcext:value-type="float">
            <text:p>0.030930592193857</text:p>
          </table:table-cell>
          <table:table-cell office:value-type="float" office:value="0.0487835734717518" calcext:value-type="float">
            <text:p>0.048783573471752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60875899110406" calcext:value-type="float">
            <text:p>0.360875899110406</text:p>
          </table:table-cell>
          <table:table-cell office:value-type="float" office:value="0.427455779700337" calcext:value-type="float">
            <text:p>0.427455779700337</text:p>
          </table:table-cell>
          <table:table-cell office:value-type="float" office:value="0.363165098121723" calcext:value-type="float">
            <text:p>0.363165098121723</text:p>
          </table:table-cell>
          <table:table-cell office:value-type="float" office:value="0.421522472653746" calcext:value-type="float">
            <text:p>0.421522472653746</text:p>
          </table:table-cell>
          <table:table-cell office:value-type="float" office:value="5.8532076158081" calcext:value-type="float">
            <text:p>5.8532076158081</text:p>
          </table:table-cell>
          <table:table-cell office:value-type="float" office:value="8.80584992768898" calcext:value-type="float">
            <text:p>8.80584992768898</text:p>
          </table:table-cell>
          <table:table-cell office:value-type="float" office:value="6.36304606197155" calcext:value-type="float">
            <text:p>6.36304606197155</text:p>
          </table:table-cell>
          <table:table-cell office:value-type="float" office:value="8.45383468047296" calcext:value-type="float">
            <text:p>8.45383468047296</text:p>
          </table:table-cell>
          <table:table-cell office:value-type="float" office:value="0.2433054613981" calcext:value-type="float">
            <text:p>0.2433054613981</text:p>
          </table:table-cell>
          <table:table-cell office:value-type="float" office:value="0.294004936159838" calcext:value-type="float">
            <text:p>0.294004936159838</text:p>
          </table:table-cell>
          <table:table-cell office:value-type="float" office:value="0.246258510114228" calcext:value-type="float">
            <text:p>0.246258510114228</text:p>
          </table:table-cell>
          <table:table-cell office:value-type="float" office:value="0.288338550667129" calcext:value-type="float">
            <text:p>0.288338550667129</text:p>
          </table:table-cell>
          <table:table-cell office:value-type="float" office:value="0.0358385752690285" calcext:value-type="float">
            <text:p>0.035838575269029</text:p>
          </table:table-cell>
          <table:table-cell office:value-type="float" office:value="0.0488999589854025" calcext:value-type="float">
            <text:p>0.048899958985403</text:p>
          </table:table-cell>
          <table:table-cell office:value-type="float" office:value="0.033791895502227" calcext:value-type="float">
            <text:p>0.033791895502227</text:p>
          </table:table-cell>
          <table:table-cell office:value-type="float" office:value="0.051906848719541" calcext:value-type="float">
            <text:p>0.051906848719541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2232832641213" calcext:value-type="float">
            <text:p>0.352232832641213</text:p>
          </table:table-cell>
          <table:table-cell office:value-type="float" office:value="0.420518494545829" calcext:value-type="float">
            <text:p>0.420518494545829</text:p>
          </table:table-cell>
          <table:table-cell office:value-type="float" office:value="0.354826501028484" calcext:value-type="float">
            <text:p>0.354826501028484</text:p>
          </table:table-cell>
          <table:table-cell office:value-type="float" office:value="0.4137818164519" calcext:value-type="float">
            <text:p>0.4137818164519</text:p>
          </table:table-cell>
          <table:table-cell office:value-type="float" office:value="6.07372331449119" calcext:value-type="float">
            <text:p>6.07372331449119</text:p>
          </table:table-cell>
          <table:table-cell office:value-type="float" office:value="8.31701624687412" calcext:value-type="float">
            <text:p>8.31701624687412</text:p>
          </table:table-cell>
          <table:table-cell office:value-type="float" office:value="6.60006577007468" calcext:value-type="float">
            <text:p>6.60006577007468</text:p>
          </table:table-cell>
          <table:table-cell office:value-type="float" office:value="8.17337002767592" calcext:value-type="float">
            <text:p>8.17337002767592</text:p>
          </table:table-cell>
          <table:table-cell office:value-type="float" office:value="0.229975938623558" calcext:value-type="float">
            <text:p>0.229975938623558</text:p>
          </table:table-cell>
          <table:table-cell office:value-type="float" office:value="0.27349948258681" calcext:value-type="float">
            <text:p>0.27349948258681</text:p>
          </table:table-cell>
          <table:table-cell office:value-type="float" office:value="0.232711447376962" calcext:value-type="float">
            <text:p>0.232711447376962</text:p>
          </table:table-cell>
          <table:table-cell office:value-type="float" office:value="0.26833538101418" calcext:value-type="float">
            <text:p>0.26833538101418</text:p>
          </table:table-cell>
          <table:table-cell office:value-type="float" office:value="0.0359258341982366" calcext:value-type="float">
            <text:p>0.035925834198237</text:p>
          </table:table-cell>
          <table:table-cell office:value-type="float" office:value="0.0494829712523668" calcext:value-type="float">
            <text:p>0.049482971252367</text:p>
          </table:table-cell>
          <table:table-cell office:value-type="float" office:value="0.0339716187000147" calcext:value-type="float">
            <text:p>0.033971618700015</text:p>
          </table:table-cell>
          <table:table-cell office:value-type="float" office:value="0.052337032510413" calcext:value-type="float">
            <text:p>0.052337032510413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44964545218173" calcext:value-type="float">
            <text:p>0.344964545218173</text:p>
          </table:table-cell>
          <table:table-cell office:value-type="float" office:value="0.407123805615239" calcext:value-type="float">
            <text:p>0.407123805615239</text:p>
          </table:table-cell>
          <table:table-cell office:value-type="float" office:value="0.348179344689418" calcext:value-type="float">
            <text:p>0.348179344689418</text:p>
          </table:table-cell>
          <table:table-cell office:value-type="float" office:value="0.399223186755776" calcext:value-type="float">
            <text:p>0.399223186755776</text:p>
          </table:table-cell>
          <table:table-cell office:value-type="float" office:value="5.76441899099228" calcext:value-type="float">
            <text:p>5.76441899099228</text:p>
          </table:table-cell>
          <table:table-cell office:value-type="float" office:value="8.02911117293058" calcext:value-type="float">
            <text:p>8.02911117293058</text:p>
          </table:table-cell>
          <table:table-cell office:value-type="float" office:value="5.96244185908663" calcext:value-type="float">
            <text:p>5.96244185908663</text:p>
          </table:table-cell>
          <table:table-cell office:value-type="float" office:value="7.77996297725336" calcext:value-type="float">
            <text:p>7.77996297725336</text:p>
          </table:table-cell>
          <table:table-cell office:value-type="float" office:value="0.222786362699772" calcext:value-type="float">
            <text:p>0.222786362699772</text:p>
          </table:table-cell>
          <table:table-cell office:value-type="float" office:value="0.255646271414699" calcext:value-type="float">
            <text:p>0.255646271414699</text:p>
          </table:table-cell>
          <table:table-cell office:value-type="float" office:value="0.226157385871632" calcext:value-type="float">
            <text:p>0.226157385871632</text:p>
          </table:table-cell>
          <table:table-cell office:value-type="float" office:value="0.249569043433755" calcext:value-type="float">
            <text:p>0.249569043433755</text:p>
          </table:table-cell>
          <table:table-cell office:value-type="float" office:value="0.0339949309119086" calcext:value-type="float">
            <text:p>0.033994930911909</text:p>
          </table:table-cell>
          <table:table-cell office:value-type="float" office:value="0.0447444815937348" calcext:value-type="float">
            <text:p>0.044744481593735</text:p>
          </table:table-cell>
          <table:table-cell office:value-type="float" office:value="0.0321224799324381" calcext:value-type="float">
            <text:p>0.032122479932438</text:p>
          </table:table-cell>
          <table:table-cell office:value-type="float" office:value="0.0474318381627478" calcext:value-type="float">
            <text:p>0.047431838162748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45880496637904" calcext:value-type="float">
            <text:p>0.345880496637904</text:p>
          </table:table-cell>
          <table:table-cell office:value-type="float" office:value="0.409001912250449" calcext:value-type="float">
            <text:p>0.409001912250449</text:p>
          </table:table-cell>
          <table:table-cell office:value-type="float" office:value="0.348737790151103" calcext:value-type="float">
            <text:p>0.348737790151103</text:p>
          </table:table-cell>
          <table:table-cell office:value-type="float" office:value="0.402152391016522" calcext:value-type="float">
            <text:p>0.402152391016522</text:p>
          </table:table-cell>
          <table:table-cell office:value-type="float" office:value="5.3056938748033" calcext:value-type="float">
            <text:p>5.3056938748033</text:p>
          </table:table-cell>
          <table:table-cell office:value-type="float" office:value="8.20225133671671" calcext:value-type="float">
            <text:p>8.20225133671671</text:p>
          </table:table-cell>
          <table:table-cell office:value-type="float" office:value="5.5276214350193" calcext:value-type="float">
            <text:p>5.5276214350193</text:p>
          </table:table-cell>
          <table:table-cell office:value-type="float" office:value="7.69081911037921" calcext:value-type="float">
            <text:p>7.69081911037921</text:p>
          </table:table-cell>
          <table:table-cell office:value-type="float" office:value="0.225762912692412" calcext:value-type="float">
            <text:p>0.225762912692412</text:p>
          </table:table-cell>
          <table:table-cell office:value-type="float" office:value="0.265344648420126" calcext:value-type="float">
            <text:p>0.265344648420126</text:p>
          </table:table-cell>
          <table:table-cell office:value-type="float" office:value="0.228558365611783" calcext:value-type="float">
            <text:p>0.228558365611783</text:p>
          </table:table-cell>
          <table:table-cell office:value-type="float" office:value="0.260146915258157" calcext:value-type="float">
            <text:p>0.260146915258157</text:p>
          </table:table-cell>
          <table:table-cell office:value-type="float" office:value="0.0418990759446207" calcext:value-type="float">
            <text:p>0.041899075944621</text:p>
          </table:table-cell>
          <table:table-cell office:value-type="float" office:value="0.054821457171771" calcext:value-type="float">
            <text:p>0.054821457171771</text:p>
          </table:table-cell>
          <table:table-cell office:value-type="float" office:value="0.0383588230487574" calcext:value-type="float">
            <text:p>0.038358823048757</text:p>
          </table:table-cell>
          <table:table-cell office:value-type="float" office:value="0.0601799996621508" calcext:value-type="float">
            <text:p>0.060179999662151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46479645257522" calcext:value-type="float">
            <text:p>0.346479645257522</text:p>
          </table:table-cell>
          <table:table-cell office:value-type="float" office:value="0.396734820549523" calcext:value-type="float">
            <text:p>0.396734820549523</text:p>
          </table:table-cell>
          <table:table-cell office:value-type="float" office:value="0.348200982621351" calcext:value-type="float">
            <text:p>0.348200982621351</text:p>
          </table:table-cell>
          <table:table-cell office:value-type="float" office:value="0.391015294579379" calcext:value-type="float">
            <text:p>0.391015294579379</text:p>
          </table:table-cell>
          <table:table-cell office:value-type="float" office:value="5.22667241713517" calcext:value-type="float">
            <text:p>5.22667241713517</text:p>
          </table:table-cell>
          <table:table-cell office:value-type="float" office:value="7.91958152893083" calcext:value-type="float">
            <text:p>7.91958152893083</text:p>
          </table:table-cell>
          <table:table-cell office:value-type="float" office:value="5.31011760897208" calcext:value-type="float">
            <text:p>5.31011760897208</text:p>
          </table:table-cell>
          <table:table-cell office:value-type="float" office:value="7.63941017689494" calcext:value-type="float">
            <text:p>7.63941017689494</text:p>
          </table:table-cell>
          <table:table-cell office:value-type="float" office:value="0.224857461975755" calcext:value-type="float">
            <text:p>0.224857461975755</text:p>
          </table:table-cell>
          <table:table-cell office:value-type="float" office:value="0.268287214366962" calcext:value-type="float">
            <text:p>0.268287214366962</text:p>
          </table:table-cell>
          <table:table-cell office:value-type="float" office:value="0.227027592493" calcext:value-type="float">
            <text:p>0.227027592493</text:p>
          </table:table-cell>
          <table:table-cell office:value-type="float" office:value="0.264189186440912" calcext:value-type="float">
            <text:p>0.264189186440912</text:p>
          </table:table-cell>
          <table:table-cell office:value-type="float" office:value="0.0346787223096451" calcext:value-type="float">
            <text:p>0.034678722309645</text:p>
          </table:table-cell>
          <table:table-cell office:value-type="float" office:value="0.0407491560531342" calcext:value-type="float">
            <text:p>0.040749156053134</text:p>
          </table:table-cell>
          <table:table-cell office:value-type="float" office:value="0.0328185897232709" calcext:value-type="float">
            <text:p>0.032818589723271</text:p>
          </table:table-cell>
          <table:table-cell office:value-type="float" office:value="0.0436101339427183" calcext:value-type="float">
            <text:p>0.043610133942718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6330578276251" calcext:value-type="float">
            <text:p>0.346330578276251</text:p>
          </table:table-cell>
          <table:table-cell office:value-type="float" office:value="0.402898426802023" calcext:value-type="float">
            <text:p>0.402898426802023</text:p>
          </table:table-cell>
          <table:table-cell office:value-type="float" office:value="0.348212507378166" calcext:value-type="float">
            <text:p>0.348212507378166</text:p>
          </table:table-cell>
          <table:table-cell office:value-type="float" office:value="0.396917565485308" calcext:value-type="float">
            <text:p>0.396917565485308</text:p>
          </table:table-cell>
          <table:table-cell office:value-type="float" office:value="5.92803561732056" calcext:value-type="float">
            <text:p>5.92803561732056</text:p>
          </table:table-cell>
          <table:table-cell office:value-type="float" office:value="8.14220279343944" calcext:value-type="float">
            <text:p>8.14220279343944</text:p>
          </table:table-cell>
          <table:table-cell office:value-type="float" office:value="5.99310247428906" calcext:value-type="float">
            <text:p>5.99310247428906</text:p>
          </table:table-cell>
          <table:table-cell office:value-type="float" office:value="7.65434641813417" calcext:value-type="float">
            <text:p>7.65434641813417</text:p>
          </table:table-cell>
          <table:table-cell office:value-type="float" office:value="0.223936361023922" calcext:value-type="float">
            <text:p>0.223936361023922</text:p>
          </table:table-cell>
          <table:table-cell office:value-type="float" office:value="0.264427939981598" calcext:value-type="float">
            <text:p>0.264427939981598</text:p>
          </table:table-cell>
          <table:table-cell office:value-type="float" office:value="0.225741164126917" calcext:value-type="float">
            <text:p>0.225741164126917</text:p>
          </table:table-cell>
          <table:table-cell office:value-type="float" office:value="0.261017289602332" calcext:value-type="float">
            <text:p>0.261017289602332</text:p>
          </table:table-cell>
          <table:table-cell office:value-type="float" office:value="0.0356882571406329" calcext:value-type="float">
            <text:p>0.035688257140633</text:p>
          </table:table-cell>
          <table:table-cell office:value-type="float" office:value="0.041118487945591" calcext:value-type="float">
            <text:p>0.041118487945591</text:p>
          </table:table-cell>
          <table:table-cell office:value-type="float" office:value="0.0321675455078098" calcext:value-type="float">
            <text:p>0.03216754550781</text:p>
          </table:table-cell>
          <table:table-cell office:value-type="float" office:value="0.0466991008558945" calcext:value-type="float">
            <text:p>0.046699100855895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2722035409721" calcext:value-type="float">
            <text:p>0.352722035409721</text:p>
          </table:table-cell>
          <table:table-cell office:value-type="float" office:value="0.403815951320612" calcext:value-type="float">
            <text:p>0.403815951320612</text:p>
          </table:table-cell>
          <table:table-cell office:value-type="float" office:value="0.355324399291181" calcext:value-type="float">
            <text:p>0.355324399291181</text:p>
          </table:table-cell>
          <table:table-cell office:value-type="float" office:value="0.395997879967339" calcext:value-type="float">
            <text:p>0.395997879967339</text:p>
          </table:table-cell>
          <table:table-cell office:value-type="float" office:value="5.4511329001523" calcext:value-type="float">
            <text:p>5.4511329001523</text:p>
          </table:table-cell>
          <table:table-cell office:value-type="float" office:value="8.15432763471729" calcext:value-type="float">
            <text:p>8.15432763471729</text:p>
          </table:table-cell>
          <table:table-cell office:value-type="float" office:value="5.78529644976265" calcext:value-type="float">
            <text:p>5.78529644976265</text:p>
          </table:table-cell>
          <table:table-cell office:value-type="float" office:value="7.58910981401413" calcext:value-type="float">
            <text:p>7.58910981401413</text:p>
          </table:table-cell>
          <table:table-cell office:value-type="float" office:value="0.223706288841716" calcext:value-type="float">
            <text:p>0.223706288841716</text:p>
          </table:table-cell>
          <table:table-cell office:value-type="float" office:value="0.261954800398396" calcext:value-type="float">
            <text:p>0.261954800398396</text:p>
          </table:table-cell>
          <table:table-cell office:value-type="float" office:value="0.226450997922506" calcext:value-type="float">
            <text:p>0.226450997922506</text:p>
          </table:table-cell>
          <table:table-cell office:value-type="float" office:value="0.256903368142222" calcext:value-type="float">
            <text:p>0.256903368142222</text:p>
          </table:table-cell>
          <table:table-cell office:value-type="float" office:value="0.0366364893254859" calcext:value-type="float">
            <text:p>0.036636489325486</text:p>
          </table:table-cell>
          <table:table-cell office:value-type="float" office:value="0.0422248222619433" calcext:value-type="float">
            <text:p>0.042224822261943</text:p>
          </table:table-cell>
          <table:table-cell office:value-type="float" office:value="0.0348418045769574" calcext:value-type="float">
            <text:p>0.034841804576957</text:p>
          </table:table-cell>
          <table:table-cell office:value-type="float" office:value="0.0449477964087817" calcext:value-type="float">
            <text:p>0.044947796408782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5688952258528" calcext:value-type="float">
            <text:p>0.35688952258528</text:p>
          </table:table-cell>
          <table:table-cell office:value-type="float" office:value="0.415772912272647" calcext:value-type="float">
            <text:p>0.415772912272647</text:p>
          </table:table-cell>
          <table:table-cell office:value-type="float" office:value="0.358420064624583" calcext:value-type="float">
            <text:p>0.358420064624583</text:p>
          </table:table-cell>
          <table:table-cell office:value-type="float" office:value="0.410396085385346" calcext:value-type="float">
            <text:p>0.410396085385346</text:p>
          </table:table-cell>
          <table:table-cell office:value-type="float" office:value="6.05844871086194" calcext:value-type="float">
            <text:p>6.05844871086194</text:p>
          </table:table-cell>
          <table:table-cell office:value-type="float" office:value="8.42604278652667" calcext:value-type="float">
            <text:p>8.42604278652667</text:p>
          </table:table-cell>
          <table:table-cell office:value-type="float" office:value="6.13897686733217" calcext:value-type="float">
            <text:p>6.13897686733217</text:p>
          </table:table-cell>
          <table:table-cell office:value-type="float" office:value="8.28767083885788" calcext:value-type="float">
            <text:p>8.28767083885788</text:p>
          </table:table-cell>
          <table:table-cell office:value-type="float" office:value="0.227526954720457" calcext:value-type="float">
            <text:p>0.227526954720457</text:p>
          </table:table-cell>
          <table:table-cell office:value-type="float" office:value="0.273163904009564" calcext:value-type="float">
            <text:p>0.273163904009564</text:p>
          </table:table-cell>
          <table:table-cell office:value-type="float" office:value="0.229529847780514" calcext:value-type="float">
            <text:p>0.229529847780514</text:p>
          </table:table-cell>
          <table:table-cell office:value-type="float" office:value="0.269303477304437" calcext:value-type="float">
            <text:p>0.269303477304437</text:p>
          </table:table-cell>
          <table:table-cell office:value-type="float" office:value="0.0383014884052169" calcext:value-type="float">
            <text:p>0.038301488405217</text:p>
          </table:table-cell>
          <table:table-cell office:value-type="float" office:value="0.0418631727698467" calcext:value-type="float">
            <text:p>0.041863172769847</text:p>
          </table:table-cell>
          <table:table-cell office:value-type="float" office:value="0.0343059581311749" calcext:value-type="float">
            <text:p>0.034305958131175</text:p>
          </table:table-cell>
          <table:table-cell office:value-type="float" office:value="0.0482502098349337" calcext:value-type="float">
            <text:p>0.048250209834934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46315357077359" calcext:value-type="float">
            <text:p>0.346315357077359</text:p>
          </table:table-cell>
          <table:table-cell office:value-type="float" office:value="0.406239012463279" calcext:value-type="float">
            <text:p>0.406239012463279</text:p>
          </table:table-cell>
          <table:table-cell office:value-type="float" office:value="0.348414226928142" calcext:value-type="float">
            <text:p>0.348414226928142</text:p>
          </table:table-cell>
          <table:table-cell office:value-type="float" office:value="0.39914674546332" calcext:value-type="float">
            <text:p>0.39914674546332</text:p>
          </table:table-cell>
          <table:table-cell office:value-type="float" office:value="5.58379678576853" calcext:value-type="float">
            <text:p>5.58379678576853</text:p>
          </table:table-cell>
          <table:table-cell office:value-type="float" office:value="7.52527137479933" calcext:value-type="float">
            <text:p>7.52527137479933</text:p>
          </table:table-cell>
          <table:table-cell office:value-type="float" office:value="5.67160221533285" calcext:value-type="float">
            <text:p>5.67160221533285</text:p>
          </table:table-cell>
          <table:table-cell office:value-type="float" office:value="7.45112034922609" calcext:value-type="float">
            <text:p>7.45112034922609</text:p>
          </table:table-cell>
          <table:table-cell office:value-type="float" office:value="0.2228776245276" calcext:value-type="float">
            <text:p>0.2228776245276</text:p>
          </table:table-cell>
          <table:table-cell office:value-type="float" office:value="0.261130132524885" calcext:value-type="float">
            <text:p>0.261130132524885</text:p>
          </table:table-cell>
          <table:table-cell office:value-type="float" office:value="0.225126305660496" calcext:value-type="float">
            <text:p>0.225126305660496</text:p>
          </table:table-cell>
          <table:table-cell office:value-type="float" office:value="0.256872683715587" calcext:value-type="float">
            <text:p>0.256872683715587</text:p>
          </table:table-cell>
          <table:table-cell office:value-type="float" office:value="0.0363778387310492" calcext:value-type="float">
            <text:p>0.036377838731049</text:p>
          </table:table-cell>
          <table:table-cell office:value-type="float" office:value="0.0406922394715596" calcext:value-type="float">
            <text:p>0.04069223947156</text:p>
          </table:table-cell>
          <table:table-cell office:value-type="float" office:value="0.0332471904060524" calcext:value-type="float">
            <text:p>0.033247190406052</text:p>
          </table:table-cell>
          <table:table-cell office:value-type="float" office:value="0.0456973185606222" calcext:value-type="float">
            <text:p>0.045697318560622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42577757074888" calcext:value-type="float">
            <text:p>0.342577757074888</text:p>
          </table:table-cell>
          <table:table-cell office:value-type="float" office:value="0.399540385835938" calcext:value-type="float">
            <text:p>0.399540385835938</text:p>
          </table:table-cell>
          <table:table-cell office:value-type="float" office:value="0.343880798361044" calcext:value-type="float">
            <text:p>0.343880798361044</text:p>
          </table:table-cell>
          <table:table-cell office:value-type="float" office:value="0.393775835222504" calcext:value-type="float">
            <text:p>0.393775835222504</text:p>
          </table:table-cell>
          <table:table-cell office:value-type="float" office:value="5.52817378087901" calcext:value-type="float">
            <text:p>5.52817378087901</text:p>
          </table:table-cell>
          <table:table-cell office:value-type="float" office:value="7.91426186972634" calcext:value-type="float">
            <text:p>7.91426186972634</text:p>
          </table:table-cell>
          <table:table-cell office:value-type="float" office:value="5.57166603956719" calcext:value-type="float">
            <text:p>5.57166603956719</text:p>
          </table:table-cell>
          <table:table-cell office:value-type="float" office:value="7.63562398364061" calcext:value-type="float">
            <text:p>7.63562398364061</text:p>
          </table:table-cell>
          <table:table-cell office:value-type="float" office:value="0.222822403178271" calcext:value-type="float">
            <text:p>0.222822403178271</text:p>
          </table:table-cell>
          <table:table-cell office:value-type="float" office:value="0.262538103241498" calcext:value-type="float">
            <text:p>0.262538103241498</text:p>
          </table:table-cell>
          <table:table-cell office:value-type="float" office:value="0.224958679383376" calcext:value-type="float">
            <text:p>0.224958679383376</text:p>
          </table:table-cell>
          <table:table-cell office:value-type="float" office:value="0.25847079886227" calcext:value-type="float">
            <text:p>0.25847079886227</text:p>
          </table:table-cell>
          <table:table-cell office:value-type="float" office:value="0.0395048628702214" calcext:value-type="float">
            <text:p>0.039504862870221</text:p>
          </table:table-cell>
          <table:table-cell office:value-type="float" office:value="0.0452297234681467" calcext:value-type="float">
            <text:p>0.045229723468147</text:p>
          </table:table-cell>
          <table:table-cell office:value-type="float" office:value="0.0356056717224079" calcext:value-type="float">
            <text:p>0.035605671722408</text:p>
          </table:table-cell>
          <table:table-cell office:value-type="float" office:value="0.0514632393525781" calcext:value-type="float">
            <text:p>0.051463239352578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45122487791823" calcext:value-type="float">
            <text:p>0.345122487791823</text:p>
          </table:table-cell>
          <table:table-cell office:value-type="float" office:value="0.396249144070964" calcext:value-type="float">
            <text:p>0.396249144070964</text:p>
          </table:table-cell>
          <table:table-cell office:value-type="float" office:value="0.347369651862764" calcext:value-type="float">
            <text:p>0.347369651862764</text:p>
          </table:table-cell>
          <table:table-cell office:value-type="float" office:value="0.388723781263048" calcext:value-type="float">
            <text:p>0.388723781263048</text:p>
          </table:table-cell>
          <table:table-cell office:value-type="float" office:value="5.47278182805137" calcext:value-type="float">
            <text:p>5.47278182805137</text:p>
          </table:table-cell>
          <table:table-cell office:value-type="float" office:value="7.70293073307585" calcext:value-type="float">
            <text:p>7.70293073307585</text:p>
          </table:table-cell>
          <table:table-cell office:value-type="float" office:value="5.66650442388242" calcext:value-type="float">
            <text:p>5.66650442388242</text:p>
          </table:table-cell>
          <table:table-cell office:value-type="float" office:value="7.56577008118776" calcext:value-type="float">
            <text:p>7.56577008118776</text:p>
          </table:table-cell>
          <table:table-cell office:value-type="float" office:value="0.222318581993309" calcext:value-type="float">
            <text:p>0.222318581993309</text:p>
          </table:table-cell>
          <table:table-cell office:value-type="float" office:value="0.26261168536821" calcext:value-type="float">
            <text:p>0.26261168536821</text:p>
          </table:table-cell>
          <table:table-cell office:value-type="float" office:value="0.22506366468945" calcext:value-type="float">
            <text:p>0.22506366468945</text:p>
          </table:table-cell>
          <table:table-cell office:value-type="float" office:value="0.257445254172093" calcext:value-type="float">
            <text:p>0.257445254172093</text:p>
          </table:table-cell>
          <table:table-cell office:value-type="float" office:value="0.0405466714360521" calcext:value-type="float">
            <text:p>0.040546671436052</text:p>
          </table:table-cell>
          <table:table-cell office:value-type="float" office:value="0.0514244067922777" calcext:value-type="float">
            <text:p>0.051424406792278</text:p>
          </table:table-cell>
          <table:table-cell office:value-type="float" office:value="0.0367262397823789" calcext:value-type="float">
            <text:p>0.036726239782379</text:p>
          </table:table-cell>
          <table:table-cell office:value-type="float" office:value="0.0573239263628364" calcext:value-type="float">
            <text:p>0.057323926362836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51086621687894" calcext:value-type="float">
            <text:p>0.351086621687894</text:p>
          </table:table-cell>
          <table:table-cell office:value-type="float" office:value="0.412218343326539" calcext:value-type="float">
            <text:p>0.412218343326539</text:p>
          </table:table-cell>
          <table:table-cell office:value-type="float" office:value="0.354567310966191" calcext:value-type="float">
            <text:p>0.354567310966191</text:p>
          </table:table-cell>
          <table:table-cell office:value-type="float" office:value="0.4026848718773" calcext:value-type="float">
            <text:p>0.4026848718773</text:p>
          </table:table-cell>
          <table:table-cell office:value-type="float" office:value="5.74615681042226" calcext:value-type="float">
            <text:p>5.74615681042226</text:p>
          </table:table-cell>
          <table:table-cell office:value-type="float" office:value="7.78654311017986" calcext:value-type="float">
            <text:p>7.78654311017986</text:p>
          </table:table-cell>
          <table:table-cell office:value-type="float" office:value="5.86365215127421" calcext:value-type="float">
            <text:p>5.86365215127421</text:p>
          </table:table-cell>
          <table:table-cell office:value-type="float" office:value="7.5832604179004" calcext:value-type="float">
            <text:p>7.5832604179004</text:p>
          </table:table-cell>
          <table:table-cell office:value-type="float" office:value="0.225708994895141" calcext:value-type="float">
            <text:p>0.225708994895141</text:p>
          </table:table-cell>
          <table:table-cell office:value-type="float" office:value="0.269455998833496" calcext:value-type="float">
            <text:p>0.269455998833496</text:p>
          </table:table-cell>
          <table:table-cell office:value-type="float" office:value="0.229029824226617" calcext:value-type="float">
            <text:p>0.229029824226617</text:p>
          </table:table-cell>
          <table:table-cell office:value-type="float" office:value="0.262958578612191" calcext:value-type="float">
            <text:p>0.262958578612191</text:p>
          </table:table-cell>
          <table:table-cell office:value-type="float" office:value="0.0490519675683256" calcext:value-type="float">
            <text:p>0.049051967568326</text:p>
          </table:table-cell>
          <table:table-cell office:value-type="float" office:value="0.0574669669353011" calcext:value-type="float">
            <text:p>0.057466966935301</text:p>
          </table:table-cell>
          <table:table-cell office:value-type="float" office:value="0.0404618100475459" calcext:value-type="float">
            <text:p>0.040461810047546</text:p>
          </table:table-cell>
          <table:table-cell office:value-type="float" office:value="0.0713755974506586" calcext:value-type="float">
            <text:p>0.071375597450659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50148954581076" calcext:value-type="float">
            <text:p>0.350148954581076</text:p>
          </table:table-cell>
          <table:table-cell office:value-type="float" office:value="0.408345716365568" calcext:value-type="float">
            <text:p>0.408345716365568</text:p>
          </table:table-cell>
          <table:table-cell office:value-type="float" office:value="0.354006500464911" calcext:value-type="float">
            <text:p>0.354006500464911</text:p>
          </table:table-cell>
          <table:table-cell office:value-type="float" office:value="0.398625472316081" calcext:value-type="float">
            <text:p>0.398625472316081</text:p>
          </table:table-cell>
          <table:table-cell office:value-type="float" office:value="5.33598644048785" calcext:value-type="float">
            <text:p>5.33598644048785</text:p>
          </table:table-cell>
          <table:table-cell office:value-type="float" office:value="7.4488528718813" calcext:value-type="float">
            <text:p>7.4488528718813</text:p>
          </table:table-cell>
          <table:table-cell office:value-type="float" office:value="5.39558286869345" calcext:value-type="float">
            <text:p>5.39558286869345</text:p>
          </table:table-cell>
          <table:table-cell office:value-type="float" office:value="7.27412539153195" calcext:value-type="float">
            <text:p>7.27412539153195</text:p>
          </table:table-cell>
          <table:table-cell office:value-type="float" office:value="0.226919981044547" calcext:value-type="float">
            <text:p>0.226919981044547</text:p>
          </table:table-cell>
          <table:table-cell office:value-type="float" office:value="0.261327865752899" calcext:value-type="float">
            <text:p>0.261327865752899</text:p>
          </table:table-cell>
          <table:table-cell office:value-type="float" office:value="0.230359890218065" calcext:value-type="float">
            <text:p>0.230359890218065</text:p>
          </table:table-cell>
          <table:table-cell office:value-type="float" office:value="0.254899383805056" calcext:value-type="float">
            <text:p>0.254899383805056</text:p>
          </table:table-cell>
          <table:table-cell office:value-type="float" office:value="0.0431104264010153" calcext:value-type="float">
            <text:p>0.043110426401015</text:p>
          </table:table-cell>
          <table:table-cell office:value-type="float" office:value="0.057335189346218" calcext:value-type="float">
            <text:p>0.057335189346218</text:p>
          </table:table-cell>
          <table:table-cell office:value-type="float" office:value="0.0400806941942903" calcext:value-type="float">
            <text:p>0.04008069419429</text:p>
          </table:table-cell>
          <table:table-cell office:value-type="float" office:value="0.0619162647612392" calcext:value-type="float">
            <text:p>0.061916264761239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26616005087405" calcext:value-type="float">
            <text:p>0.326616005087405</text:p>
          </table:table-cell>
          <table:table-cell office:value-type="float" office:value="0.355566224237512" calcext:value-type="float">
            <text:p>0.355566224237512</text:p>
          </table:table-cell>
          <table:table-cell office:value-type="float" office:value="0.32945705870787" calcext:value-type="float">
            <text:p>0.32945705870787</text:p>
          </table:table-cell>
          <table:table-cell office:value-type="float" office:value="0.347017167342535" calcext:value-type="float">
            <text:p>0.347017167342535</text:p>
          </table:table-cell>
          <table:table-cell office:value-type="float" office:value="4.96139905301919" calcext:value-type="float">
            <text:p>4.96139905301919</text:p>
          </table:table-cell>
          <table:table-cell office:value-type="float" office:value="6.68429373365887" calcext:value-type="float">
            <text:p>6.68429373365887</text:p>
          </table:table-cell>
          <table:table-cell office:value-type="float" office:value="5.18499088689768" calcext:value-type="float">
            <text:p>5.18499088689768</text:p>
          </table:table-cell>
          <table:table-cell office:value-type="float" office:value="6.61670617427037" calcext:value-type="float">
            <text:p>6.61670617427037</text:p>
          </table:table-cell>
          <table:table-cell office:value-type="float" office:value="0.206250539102929" calcext:value-type="float">
            <text:p>0.206250539102929</text:p>
          </table:table-cell>
          <table:table-cell office:value-type="float" office:value="0.203298632417825" calcext:value-type="float">
            <text:p>0.203298632417825</text:p>
          </table:table-cell>
          <table:table-cell office:value-type="float" office:value="0.208550659149959" calcext:value-type="float">
            <text:p>0.208550659149959</text:p>
          </table:table-cell>
          <table:table-cell office:value-type="float" office:value="0.199482503825209" calcext:value-type="float">
            <text:p>0.199482503825209</text:p>
          </table:table-cell>
          <table:table-cell office:value-type="float" office:value="0.0366655713920671" calcext:value-type="float">
            <text:p>0.036665571392067</text:p>
          </table:table-cell>
          <table:table-cell office:value-type="float" office:value="0.0451998874458107" calcext:value-type="float">
            <text:p>0.045199887445811</text:p>
          </table:table-cell>
          <table:table-cell office:value-type="float" office:value="0.0335617898021485" calcext:value-type="float">
            <text:p>0.033561789802149</text:p>
          </table:table-cell>
          <table:table-cell office:value-type="float" office:value="0.0502662091911157" calcext:value-type="float">
            <text:p>0.050266209191116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9">
      <number:number number:decimal-places="1" loext:min-decimal-places="1" number:min-integer-digits="1"/>
      <number:text>%</number:text>
    </number:percentag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7:35:08.6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" style:display-name="PageStyle_Decile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04T14:04:47</meta:creation-date>
    <meta:initial-creator>Leonardo Calcagno</meta:initial-creator>
    <dc:language>en-US</dc:language>
    <dc:date>2020-09-28T18:04:33.303000000</dc:date>
    <meta:editing-cycles>10</meta:editing-cycles>
    <meta:editing-duration>PT2H29M45S</meta:editing-duration>
    <meta:generator>LibreOffice/6.3.3.2$Windows_X86_64 LibreOffice_project/a64200df03143b798afd1ec74a12ab50359878ed</meta:generator>
    <dc:creator>Leonardo Calcagno</dc:creator>
    <meta:document-statistic meta:table-count="11" meta:cell-count="12563" meta:object-count="1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3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986cm" svg:height="17.846cm" xlink:href=".." xlink:type="simple" chart:class="chart:scatter" chart:style-name="ch1">
        <chart:subtitle svg:x="9.755cm" svg:y="0.357cm" chart:style-name="ch2">
          <text:p>sub-title</text:p>
        </chart:subtitle>
        <chart:legend svg:x="0.59cm" svg:y="13.978cm" style:legend-expansion="custom" chartooo:width="19.448cm" chartooo:height="3.439cm" style:legend-expansion-aspect-ratio="5.65513230590288" chart:style-name="ch3"/>
        <chart:plot-area chart:style-name="ch4" table:cell-range-address="'Gini yearly'.A4:'Gini yearly'.E30 'Gini yearly'.B3:'Gini yearly'.E3" chart:data-source-has-labels="row" svg:x="0.565cm" svg:y="0.222cm" svg:width="20.273cm" svg:height="13.116cm">
          <chartooo:coordinate-region svg:x="1.689cm" svg:y="0.468cm" svg:width="18.904cm" svg:height="11.6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10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1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">
                <text:p>0.3898411843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8">
                <text:p>0.390258472579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700035791553">
                <text:p>0.455700035791553</text:p>
              </table:table-cell>
              <table:table-cell office:value-type="float" office:value="0.401251380058341">
                <text:p>0.401251380058341</text:p>
              </table:table-cell>
              <table:table-cell office:value-type="float" office:value="0.435610848973182">
                <text:p>0.435610848973182</text:p>
              </table:table-cell>
              <table:table-cell office:value-type="float" office:value="0.383609704949627">
                <text:p>0.383609704949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258768232681">
                <text:p>0.460258768232681</text:p>
              </table:table-cell>
              <table:table-cell office:value-type="float" office:value="0.406279111681549">
                <text:p>0.406279111681549</text:p>
              </table:table-cell>
              <table:table-cell office:value-type="float" office:value="0.438754657445408">
                <text:p>0.438754657445408</text:p>
              </table:table-cell>
              <table:table-cell office:value-type="float" office:value="0.387483283153128">
                <text:p>0.387483283153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2581475130128">
                <text:p>0.462581475130128</text:p>
              </table:table-cell>
              <table:table-cell office:value-type="float" office:value="0.407987394189481">
                <text:p>0.407987394189481</text:p>
              </table:table-cell>
              <table:table-cell office:value-type="float" office:value="0.442483442224712">
                <text:p>0.442483442224712</text:p>
              </table:table-cell>
              <table:table-cell office:value-type="float" office:value="0.390489673661182">
                <text:p>0.390489673661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7131863050304">
                <text:p>0.467131863050304</text:p>
              </table:table-cell>
              <table:table-cell office:value-type="float" office:value="0.406758242510031">
                <text:p>0.406758242510031</text:p>
              </table:table-cell>
              <table:table-cell office:value-type="float" office:value="0.445216809547437">
                <text:p>0.445216809547437</text:p>
              </table:table-cell>
              <table:table-cell office:value-type="float" office:value="0.389569823266289">
                <text:p>0.389569823266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7819281690861">
                <text:p>0.467819281690861</text:p>
              </table:table-cell>
              <table:table-cell office:value-type="float" office:value="0.401918751983353">
                <text:p>0.401918751983353</text:p>
              </table:table-cell>
              <table:table-cell office:value-type="float" office:value="0.443669122980668">
                <text:p>0.443669122980668</text:p>
              </table:table-cell>
              <table:table-cell office:value-type="float" office:value="0.383860820340755">
                <text:p>0.383860820340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6942682297037">
                <text:p>0.466942682297037</text:p>
              </table:table-cell>
              <table:table-cell office:value-type="float" office:value="0.398302970221489">
                <text:p>0.398302970221489</text:p>
              </table:table-cell>
              <table:table-cell office:value-type="float" office:value="0.444369280774967">
                <text:p>0.444369280774967</text:p>
              </table:table-cell>
              <table:table-cell office:value-type="float" office:value="0.381789457767562">
                <text:p>0.381789457767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70794059839459">
                <text:p>0.470794059839459</text:p>
              </table:table-cell>
              <table:table-cell office:value-type="float" office:value="0.397579703700077">
                <text:p>0.397579703700077</text:p>
              </table:table-cell>
              <table:table-cell office:value-type="float" office:value="0.449897080205532">
                <text:p>0.449897080205532</text:p>
              </table:table-cell>
              <table:table-cell office:value-type="float" office:value="0.382209305488294">
                <text:p>0.382209305488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8030894202634">
                <text:p>0.468030894202634</text:p>
              </table:table-cell>
              <table:table-cell office:value-type="float" office:value="0.393235956279543">
                <text:p>0.393235956279543</text:p>
              </table:table-cell>
              <table:table-cell office:value-type="float" office:value="0.44811129337227">
                <text:p>0.44811129337227</text:p>
              </table:table-cell>
              <table:table-cell office:value-type="float" office:value="0.378634672184079">
                <text:p>0.378634672184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80115246789">
                <text:p>0.4580115246789</text:p>
              </table:table-cell>
              <table:table-cell office:value-type="float" office:value="0.384795592917726">
                <text:p>0.384795592917726</text:p>
              </table:table-cell>
              <table:table-cell office:value-type="float" office:value="0.442059762483908">
                <text:p>0.442059762483908</text:p>
              </table:table-cell>
              <table:table-cell office:value-type="float" office:value="0.372757514361389">
                <text:p>0.372757514361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523921980068">
                <text:p>0.46523921980068</text:p>
              </table:table-cell>
              <table:table-cell office:value-type="float" office:value="0.387935737222771">
                <text:p>0.387935737222771</text:p>
              </table:table-cell>
              <table:table-cell office:value-type="float" office:value="0.4492824154308">
                <text:p>0.4492824154308</text:p>
              </table:table-cell>
              <table:table-cell office:value-type="float" office:value="0.37596829708419">
                <text:p>0.37596829708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7782813805236">
                <text:p>0.467782813805236</text:p>
              </table:table-cell>
              <table:table-cell office:value-type="float" office:value="0.388080822335686">
                <text:p>0.388080822335686</text:p>
              </table:table-cell>
              <table:table-cell office:value-type="float" office:value="0.455168134347607">
                <text:p>0.455168134347607</text:p>
              </table:table-cell>
              <table:table-cell office:value-type="float" office:value="0.378349093712906">
                <text:p>0.378349093712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4576178863192">
                <text:p>0.464576178863192</text:p>
              </table:table-cell>
              <table:table-cell office:value-type="float" office:value="0.383611261457933">
                <text:p>0.383611261457933</text:p>
              </table:table-cell>
              <table:table-cell office:value-type="float" office:value="0.454325941238801">
                <text:p>0.454325941238801</text:p>
              </table:table-cell>
              <table:table-cell office:value-type="float" office:value="0.376239168636927">
                <text:p>0.376239168636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0626170427046">
                <text:p>0.460626170427046</text:p>
              </table:table-cell>
              <table:table-cell office:value-type="float" office:value="0.383784812711389">
                <text:p>0.383784812711389</text:p>
              </table:table-cell>
              <table:table-cell office:value-type="float" office:value="0.452262780024858">
                <text:p>0.452262780024858</text:p>
              </table:table-cell>
              <table:table-cell office:value-type="float" office:value="0.378405694223319">
                <text:p>0.378405694223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8167069108367">
                <text:p>0.458167069108367</text:p>
              </table:table-cell>
              <table:table-cell office:value-type="float" office:value="0.384094119182691">
                <text:p>0.384094119182691</text:p>
              </table:table-cell>
              <table:table-cell office:value-type="float" office:value="0.452607144762557">
                <text:p>0.452607144762557</text:p>
              </table:table-cell>
              <table:table-cell office:value-type="float" office:value="0.380332331161488">
                <text:p>0.380332331161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7896557448977">
                <text:p>0.447896557448977</text:p>
              </table:table-cell>
              <table:table-cell office:value-type="float" office:value="0.381417495318502">
                <text:p>0.381417495318502</text:p>
              </table:table-cell>
              <table:table-cell office:value-type="float" office:value="0.442676113798422">
                <text:p>0.442676113798422</text:p>
              </table:table-cell>
              <table:table-cell office:value-type="float" office:value="0.377654658151543">
                <text:p>0.377654658151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800419573979">
                <text:p>0.44800419573979</text:p>
              </table:table-cell>
              <table:table-cell office:value-type="float" office:value="0.380704693554149">
                <text:p>0.380704693554149</text:p>
              </table:table-cell>
              <table:table-cell office:value-type="float" office:value="0.44168875317201">
                <text:p>0.44168875317201</text:p>
              </table:table-cell>
              <table:table-cell office:value-type="float" office:value="0.376422494609821">
                <text:p>0.376422494609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3729961451301">
                <text:p>0.433729961451301</text:p>
              </table:table-cell>
              <table:table-cell office:value-type="float" office:value="0.372033511903141">
                <text:p>0.372033511903141</text:p>
              </table:table-cell>
              <table:table-cell office:value-type="float" office:value="0.427719158121263">
                <text:p>0.427719158121263</text:p>
              </table:table-cell>
              <table:table-cell office:value-type="float" office:value="0.368014141659409">
                <text:p>0.368014141659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3584237381317">
                <text:p>0.433584237381317</text:p>
              </table:table-cell>
              <table:table-cell office:value-type="float" office:value="0.371006505357458">
                <text:p>0.371006505357458</text:p>
              </table:table-cell>
              <table:table-cell office:value-type="float" office:value="0.428704934664507">
                <text:p>0.428704934664507</text:p>
              </table:table-cell>
              <table:table-cell office:value-type="float" office:value="0.367849771487456">
                <text:p>0.367849771487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6993808297154">
                <text:p>0.426993808297154</text:p>
              </table:table-cell>
              <table:table-cell office:value-type="float" office:value="0.365297740007343">
                <text:p>0.365297740007343</text:p>
              </table:table-cell>
              <table:table-cell office:value-type="float" office:value="0.4228542712608">
                <text:p>0.4228542712608</text:p>
              </table:table-cell>
              <table:table-cell office:value-type="float" office:value="0.362495224251714">
                <text:p>0.362495224251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6469286274751">
                <text:p>0.416469286274751</text:p>
              </table:table-cell>
              <table:table-cell office:value-type="float" office:value="0.365554433302589">
                <text:p>0.365554433302589</text:p>
              </table:table-cell>
              <table:table-cell office:value-type="float" office:value="0.413108492859876">
                <text:p>0.413108492859876</text:p>
              </table:table-cell>
              <table:table-cell office:value-type="float" office:value="0.363864954552632">
                <text:p>0.363864954552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18464688768449">
                <text:p>0.418464688768449</text:p>
              </table:table-cell>
              <table:table-cell office:value-type="float" office:value="0.369266705823269">
                <text:p>0.369266705823269</text:p>
              </table:table-cell>
              <table:table-cell office:value-type="float" office:value="0.415704797413113">
                <text:p>0.415704797413113</text:p>
              </table:table-cell>
              <table:table-cell office:value-type="float" office:value="0.367663313647283">
                <text:p>0.367663313647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85cm" svg:height="15.73cm" xlink:href=".." xlink:type="simple" chart:class="chart:scatter" chart:style-name="ch1">
        <chart:subtitle svg:x="10.187cm" svg:y="0.315cm" chart:style-name="ch2">
          <text:p>sub-title</text:p>
        </chart:subtitle>
        <chart:legend chart:legend-position="bottom" svg:x="2.464cm" svg:y="14.178cm" style:legend-expansion="wide" chart:style-name="ch3"/>
        <chart:plot-area chart:style-name="ch4" table:cell-range-address="'Bottom 10% share yearly'.F4:'Bottom 10% share yearly'.J30 'Bottom 10% share yearly'.G3:'Bottom 10% share yearly'.J3" chart:data-source-has-labels="row" svg:x="0.291cm" svg:y="0.227cm" svg:width="21.352cm" svg:height="13.026cm">
          <chartooo:coordinate-region svg:x="1.508cm" svg:y="0.473cm" svg:width="19.8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9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10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1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302000983273409">
                <text:p>0.0302000983273409</text:p>
              </table:table-cell>
              <table:table-cell office:value-type="float" office:value="0.0295136871677185">
                <text:p>0.0295136871677185</text:p>
              </table:table-cell>
              <table:table-cell office:value-type="float" office:value="0.0446331431378348">
                <text:p>0.0446331431378348</text:p>
              </table:table-cell>
              <table:table-cell office:value-type="float" office:value="0.0404046148560179">
                <text:p>0.0404046148560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02728937794467">
                <text:p>0.0302728937794467</text:p>
              </table:table-cell>
              <table:table-cell office:value-type="float" office:value="0.0292754410981923">
                <text:p>0.0292754410981923</text:p>
              </table:table-cell>
              <table:table-cell office:value-type="float" office:value="0.0457636687279607">
                <text:p>0.0457636687279607</text:p>
              </table:table-cell>
              <table:table-cell office:value-type="float" office:value="0.0404063529033084">
                <text:p>0.0404063529033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09679937421451">
                <text:p>0.0309679937421451</text:p>
              </table:table-cell>
              <table:table-cell office:value-type="float" office:value="0.0295829385462458">
                <text:p>0.0295829385462458</text:p>
              </table:table-cell>
              <table:table-cell office:value-type="float" office:value="0.0459771082571872">
                <text:p>0.0459771082571872</text:p>
              </table:table-cell>
              <table:table-cell office:value-type="float" office:value="0.0404100665378924">
                <text:p>0.0404100665378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28128732356914">
                <text:p>0.0328128732356914</text:p>
              </table:table-cell>
              <table:table-cell office:value-type="float" office:value="0.0296351483296875">
                <text:p>0.0296351483296875</text:p>
              </table:table-cell>
              <table:table-cell office:value-type="float" office:value="0.0488771684867249">
                <text:p>0.0488771684867249</text:p>
              </table:table-cell>
              <table:table-cell office:value-type="float" office:value="0.0412976649840385">
                <text:p>0.0412976649840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38253657359034">
                <text:p>0.0338253657359034</text:p>
              </table:table-cell>
              <table:table-cell office:value-type="float" office:value="0.0297139385348178">
                <text:p>0.0297139385348178</text:p>
              </table:table-cell>
              <table:table-cell office:value-type="float" office:value="0.0482748793786082">
                <text:p>0.0482748793786082</text:p>
              </table:table-cell>
              <table:table-cell office:value-type="float" office:value="0.0400679596470882">
                <text:p>0.0400679596470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48471291672742">
                <text:p>0.0348471291672742</text:p>
              </table:table-cell>
              <table:table-cell office:value-type="float" office:value="0.0294134876865161">
                <text:p>0.0294134876865161</text:p>
              </table:table-cell>
              <table:table-cell office:value-type="float" office:value="0.0491151083896576">
                <text:p>0.0491151083896576</text:p>
              </table:table-cell>
              <table:table-cell office:value-type="float" office:value="0.0394766697511528">
                <text:p>0.0394766697511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50344428286777">
                <text:p>0.0350344428286777</text:p>
              </table:table-cell>
              <table:table-cell office:value-type="float" office:value="0.0278812085952831">
                <text:p>0.0278812085952831</text:p>
              </table:table-cell>
              <table:table-cell office:value-type="float" office:value="0.049156084729169">
                <text:p>0.049156084729169</text:p>
              </table:table-cell>
              <table:table-cell office:value-type="float" office:value="0.0378400932732494">
                <text:p>0.0378400932732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370938861282735">
                <text:p>0.0370938861282735</text:p>
              </table:table-cell>
              <table:table-cell office:value-type="float" office:value="0.0279260926686334">
                <text:p>0.0279260926686334</text:p>
              </table:table-cell>
              <table:table-cell office:value-type="float" office:value="0.0508123485275036">
                <text:p>0.0508123485275036</text:p>
              </table:table-cell>
              <table:table-cell office:value-type="float" office:value="0.0374636657202398">
                <text:p>0.0374636657202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41342107704511">
                <text:p>0.041342107704511</text:p>
              </table:table-cell>
              <table:table-cell office:value-type="float" office:value="0.0301772080738176">
                <text:p>0.0301772080738176</text:p>
              </table:table-cell>
              <table:table-cell office:value-type="float" office:value="0.0536773742941547">
                <text:p>0.0536773742941547</text:p>
              </table:table-cell>
              <table:table-cell office:value-type="float" office:value="0.0387600915897651">
                <text:p>0.0387600915897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408837943047128">
                <text:p>0.0408837943047128</text:p>
              </table:table-cell>
              <table:table-cell office:value-type="float" office:value="0.0293379329267612">
                <text:p>0.0293379329267612</text:p>
              </table:table-cell>
              <table:table-cell office:value-type="float" office:value="0.0522887910664385">
                <text:p>0.0522887910664385</text:p>
              </table:table-cell>
              <table:table-cell office:value-type="float" office:value="0.0372728730675753">
                <text:p>0.0372728730675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394134601099982">
                <text:p>0.0394134601099982</text:p>
              </table:table-cell>
              <table:table-cell office:value-type="float" office:value="0.0275180571419822">
                <text:p>0.0275180571419822</text:p>
              </table:table-cell>
              <table:table-cell office:value-type="float" office:value="0.048289171026181">
                <text:p>0.048289171026181</text:p>
              </table:table-cell>
              <table:table-cell office:value-type="float" office:value="0.0337676200517344">
                <text:p>0.0337676200517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44613124037353">
                <text:p>0.0344613124037353</text:p>
              </table:table-cell>
              <table:table-cell office:value-type="float" office:value="0.0252700066330258">
                <text:p>0.0252700066330258</text:p>
              </table:table-cell>
              <table:table-cell office:value-type="float" office:value="0.0429815253860647">
                <text:p>0.0429815253860647</text:p>
              </table:table-cell>
              <table:table-cell office:value-type="float" office:value="0.0310872750385839">
                <text:p>0.0310872750385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398505203880364">
                <text:p>0.0398505203880364</text:p>
              </table:table-cell>
              <table:table-cell office:value-type="float" office:value="0.0276679214371675">
                <text:p>0.0276679214371675</text:p>
              </table:table-cell>
              <table:table-cell office:value-type="float" office:value="0.0448728000964031">
                <text:p>0.0448728000964031</text:p>
              </table:table-cell>
              <table:table-cell office:value-type="float" office:value="0.0311875947072601">
                <text:p>0.0311875947072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396250386864777">
                <text:p>0.0396250386864777</text:p>
              </table:table-cell>
              <table:table-cell office:value-type="float" office:value="0.0273969176002931">
                <text:p>0.0273969176002931</text:p>
              </table:table-cell>
              <table:table-cell office:value-type="float" office:value="0.0437425350193553">
                <text:p>0.0437425350193553</text:p>
              </table:table-cell>
              <table:table-cell office:value-type="float" office:value="0.0302402846156872">
                <text:p>0.0302402846156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394157949971649">
                <text:p>0.0394157949971649</text:p>
              </table:table-cell>
              <table:table-cell office:value-type="float" office:value="0.0262207795752635">
                <text:p>0.0262207795752635</text:p>
              </table:table-cell>
              <table:table-cell office:value-type="float" office:value="0.0428209244937647">
                <text:p>0.0428209244937647</text:p>
              </table:table-cell>
              <table:table-cell office:value-type="float" office:value="0.0285611527386614">
                <text:p>0.0285611527386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7110156417552">
                <text:p>0.047110156417552</text:p>
              </table:table-cell>
              <table:table-cell office:value-type="float" office:value="0.0306365699889008">
                <text:p>0.0306365699889008</text:p>
              </table:table-cell>
              <table:table-cell office:value-type="float" office:value="0.0530008322542242">
                <text:p>0.0530008322542242</text:p>
              </table:table-cell>
              <table:table-cell office:value-type="float" office:value="0.0345789059296695">
                <text:p>0.0345789059296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398959981554">
                <text:p>0.04398959981554</text:p>
              </table:table-cell>
              <table:table-cell office:value-type="float" office:value="0.0298323355947946">
                <text:p>0.0298323355947946</text:p>
              </table:table-cell>
              <table:table-cell office:value-type="float" office:value="0.050136079289186">
                <text:p>0.050136079289186</text:p>
              </table:table-cell>
              <table:table-cell office:value-type="float" office:value="0.0338964703304648">
                <text:p>0.0338964703304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446148062258003">
                <text:p>0.0446148062258003</text:p>
              </table:table-cell>
              <table:table-cell office:value-type="float" office:value="0.031124072884769">
                <text:p>0.031124072884769</text:p>
              </table:table-cell>
              <table:table-cell office:value-type="float" office:value="0.0505572657905557">
                <text:p>0.0505572657905557</text:p>
              </table:table-cell>
              <table:table-cell office:value-type="float" office:value="0.0350306204591576">
                <text:p>0.0350306204591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404881241558076">
                <text:p>0.0404881241558076</text:p>
              </table:table-cell>
              <table:table-cell office:value-type="float" office:value="0.0292954224995407">
                <text:p>0.0292954224995407</text:p>
              </table:table-cell>
              <table:table-cell office:value-type="float" office:value="0.0453035869204322">
                <text:p>0.0453035869204322</text:p>
              </table:table-cell>
              <table:table-cell office:value-type="float" office:value="0.032387607652487">
                <text:p>0.032387607652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29219071487861">
                <text:p>0.0429219071487861</text:p>
              </table:table-cell>
              <table:table-cell office:value-type="float" office:value="0.0299602794681041">
                <text:p>0.0299602794681041</text:p>
              </table:table-cell>
              <table:table-cell office:value-type="float" office:value="0.0486802174347188">
                <text:p>0.0486802174347188</text:p>
              </table:table-cell>
              <table:table-cell office:value-type="float" office:value="0.0335818751406765">
                <text:p>0.0335818751406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406243883470864">
                <text:p>0.0406243883470864</text:p>
              </table:table-cell>
              <table:table-cell office:value-type="float" office:value="0.0299846945725918">
                <text:p>0.0299846945725918</text:p>
              </table:table-cell>
              <table:table-cell office:value-type="float" office:value="0.0430420235986461">
                <text:p>0.0430420235986461</text:p>
              </table:table-cell>
              <table:table-cell office:value-type="float" office:value="0.0314898466430801">
                <text:p>0.0314898466430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401181620800726">
                <text:p>0.0401181620800726</text:p>
              </table:table-cell>
              <table:table-cell office:value-type="float" office:value="0.0307108514139021">
                <text:p>0.0307108514139021</text:p>
              </table:table-cell>
              <table:table-cell office:value-type="float" office:value="0.0417169191602687">
                <text:p>0.0417169191602687</text:p>
              </table:table-cell>
              <table:table-cell office:value-type="float" office:value="0.0317200296062535">
                <text:p>0.03172002960625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661cm" svg:height="15.73cm" xlink:href=".." xlink:type="simple" chart:class="chart:scatter" chart:style-name="ch1">
        <chart:subtitle svg:x="10.592cm" svg:y="0.315cm" chart:style-name="ch2">
          <text:p>sub-title</text:p>
        </chart:subtitle>
        <chart:legend chart:legend-position="bottom" svg:x="2.869cm" svg:y="14.178cm" style:legend-expansion="wide" chart:style-name="ch3"/>
        <chart:plot-area chart:style-name="ch4" table:cell-range-address="'Bottom 10% share yearly'.B3:'Bottom 10% share yearly'.E30" chart:data-source-has-labels="row" svg:x="-0.406cm" svg:y="0.228cm" svg:width="22.846cm" svg:height="13.025cm">
          <chartooo:coordinate-region svg:x="1.565cm" svg:y="0.473cm" svg:width="20.63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9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10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1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880747">
                <text:p>0.0295157879880747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6994769">
                <text:p>0.0404074906994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2741198500643">
                <text:p>0.0302741198500643</text:p>
              </table:table-cell>
              <table:table-cell office:value-type="float" office:value="0.0292498327674596">
                <text:p>0.0292498327674596</text:p>
              </table:table-cell>
              <table:table-cell office:value-type="float" office:value="0.0457874227403073">
                <text:p>0.0457874227403073</text:p>
              </table:table-cell>
              <table:table-cell office:value-type="float" office:value="0.0403862813533577">
                <text:p>0.040386281353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025612368972">
                <text:p>0.031025612368972</text:p>
              </table:table-cell>
              <table:table-cell office:value-type="float" office:value="0.0296184575757425">
                <text:p>0.0296184575757425</text:p>
              </table:table-cell>
              <table:table-cell office:value-type="float" office:value="0.0461392191419129">
                <text:p>0.0461392191419129</text:p>
              </table:table-cell>
              <table:table-cell office:value-type="float" office:value="0.0405181330762655">
                <text:p>0.0405181330762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2043071719878">
                <text:p>0.0332043071719878</text:p>
              </table:table-cell>
              <table:table-cell office:value-type="float" office:value="0.0298780932675723">
                <text:p>0.0298780932675723</text:p>
              </table:table-cell>
              <table:table-cell office:value-type="float" office:value="0.0493881651871352">
                <text:p>0.0493881651871352</text:p>
              </table:table-cell>
              <table:table-cell office:value-type="float" office:value="0.0416128185052375">
                <text:p>0.0416128185052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4450668491599">
                <text:p>0.0344450668491599</text:p>
              </table:table-cell>
              <table:table-cell office:value-type="float" office:value="0.0304333900422439">
                <text:p>0.0304333900422439</text:p>
              </table:table-cell>
              <table:table-cell office:value-type="float" office:value="0.0487814788843464">
                <text:p>0.0487814788843464</text:p>
              </table:table-cell>
              <table:table-cell office:value-type="float" office:value="0.0406948445677916">
                <text:p>0.0406948445677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51965817442946">
                <text:p>0.0351965817442946</text:p>
              </table:table-cell>
              <table:table-cell office:value-type="float" office:value="0.031464447587116">
                <text:p>0.031464447587116</text:p>
              </table:table-cell>
              <table:table-cell office:value-type="float" office:value="0.0505160903146279">
                <text:p>0.0505160903146279</text:p>
              </table:table-cell>
              <table:table-cell office:value-type="float" office:value="0.0421994519944603">
                <text:p>0.0421994519944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1153442896508">
                <text:p>0.0351153442896508</text:p>
              </table:table-cell>
              <table:table-cell office:value-type="float" office:value="0.0299452135633807">
                <text:p>0.0299452135633807</text:p>
              </table:table-cell>
              <table:table-cell office:value-type="float" office:value="0.0491344828323807">
                <text:p>0.0491344828323807</text:p>
              </table:table-cell>
              <table:table-cell office:value-type="float" office:value="0.0397033590430513">
                <text:p>0.0397033590430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4309118581021">
                <text:p>0.0394309118581021</text:p>
              </table:table-cell>
              <table:table-cell office:value-type="float" office:value="0.0301809880560665">
                <text:p>0.0301809880560665</text:p>
              </table:table-cell>
              <table:table-cell office:value-type="float" office:value="0.0519065342470578">
                <text:p>0.0519065342470578</text:p>
              </table:table-cell>
              <table:table-cell office:value-type="float" office:value="0.0388640958190196">
                <text:p>0.0388640958190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4268204132155">
                <text:p>0.0404268204132155</text:p>
              </table:table-cell>
              <table:table-cell office:value-type="float" office:value="0.0304393544796041">
                <text:p>0.0304393544796041</text:p>
              </table:table-cell>
              <table:table-cell office:value-type="float" office:value="0.0537442057834641">
                <text:p>0.0537442057834641</text:p>
              </table:table-cell>
              <table:table-cell office:value-type="float" office:value="0.0395425251822592">
                <text:p>0.0395425251822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0346246425591">
                <text:p>0.0420346246425591</text:p>
              </table:table-cell>
              <table:table-cell office:value-type="float" office:value="0.0317883229562116">
                <text:p>0.0317883229562116</text:p>
              </table:table-cell>
              <table:table-cell office:value-type="float" office:value="0.0561856967619069">
                <text:p>0.0561856967619069</text:p>
              </table:table-cell>
              <table:table-cell office:value-type="float" office:value="0.0414133104824585">
                <text:p>0.04141331048245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9437643130533">
                <text:p>0.0429437643130533</text:p>
              </table:table-cell>
              <table:table-cell office:value-type="float" office:value="0.0314023495747051">
                <text:p>0.0314023495747051</text:p>
              </table:table-cell>
              <table:table-cell office:value-type="float" office:value="0.0547508794097069">
                <text:p>0.0547508794097069</text:p>
              </table:table-cell>
              <table:table-cell office:value-type="float" office:value="0.0395121108539376">
                <text:p>0.0395121108539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30285093850826">
                <text:p>0.0430285093850826</text:p>
              </table:table-cell>
              <table:table-cell office:value-type="float" office:value="0.030801250804049">
                <text:p>0.030801250804049</text:p>
              </table:table-cell>
              <table:table-cell office:value-type="float" office:value="0.0527702513264573">
                <text:p>0.0527702513264573</text:p>
              </table:table-cell>
              <table:table-cell office:value-type="float" office:value="0.0374118027158168">
                <text:p>0.0374118027158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2585787606914">
                <text:p>0.0382585787606914</text:p>
              </table:table-cell>
              <table:table-cell office:value-type="float" office:value="0.0274398236463433">
                <text:p>0.0274398236463433</text:p>
              </table:table-cell>
              <table:table-cell office:value-type="float" office:value="0.0429859552998731">
                <text:p>0.0429859552998731</text:p>
              </table:table-cell>
              <table:table-cell office:value-type="float" office:value="0.0307688812282009">
                <text:p>0.0307688812282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9440687927103">
                <text:p>0.0359440687927103</text:p>
              </table:table-cell>
              <table:table-cell office:value-type="float" office:value="0.0274905834973423">
                <text:p>0.0274905834973423</text:p>
              </table:table-cell>
              <table:table-cell office:value-type="float" office:value="0.0408964291621983">
                <text:p>0.0408964291621983</text:p>
              </table:table-cell>
              <table:table-cell office:value-type="float" office:value="0.030877258223614">
                <text:p>0.030877258223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3033330171446">
                <text:p>0.0353033330171446</text:p>
              </table:table-cell>
              <table:table-cell office:value-type="float" office:value="0.025874094382889">
                <text:p>0.025874094382889</text:p>
              </table:table-cell>
              <table:table-cell office:value-type="float" office:value="0.0414236261542662">
                <text:p>0.0414236261542662</text:p>
              </table:table-cell>
              <table:table-cell office:value-type="float" office:value="0.0300310340746377">
                <text:p>0.0300310340746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9429105045014">
                <text:p>0.0389429105045014</text:p>
              </table:table-cell>
              <table:table-cell office:value-type="float" office:value="0.0281935297109978">
                <text:p>0.0281935297109978</text:p>
              </table:table-cell>
              <table:table-cell office:value-type="float" office:value="0.0435341300074522">
                <text:p>0.0435341300074522</text:p>
              </table:table-cell>
              <table:table-cell office:value-type="float" office:value="0.0313930716929795">
                <text:p>0.0313930716929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3851368627368">
                <text:p>0.0403851368627368</text:p>
              </table:table-cell>
              <table:table-cell office:value-type="float" office:value="0.028387984181019">
                <text:p>0.028387984181019</text:p>
              </table:table-cell>
              <table:table-cell office:value-type="float" office:value="0.0486339720228282">
                <text:p>0.0486339720228282</text:p>
              </table:table-cell>
              <table:table-cell office:value-type="float" office:value="0.0339879211158518">
                <text:p>0.0339879211158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7144334338">
                <text:p>0.0417297144334338</text:p>
              </table:table-cell>
              <table:table-cell office:value-type="float" office:value="0.0317618145561076">
                <text:p>0.0317618145561076</text:p>
              </table:table-cell>
              <table:table-cell office:value-type="float" office:value="0.0471453109734033">
                <text:p>0.0471453109734033</text:p>
              </table:table-cell>
              <table:table-cell office:value-type="float" office:value="0.0353979284017919">
                <text:p>0.0353979284017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4005607549373">
                <text:p>0.0464005607549373</text:p>
              </table:table-cell>
              <table:table-cell office:value-type="float" office:value="0.0327380219280077">
                <text:p>0.0327380219280077</text:p>
              </table:table-cell>
              <table:table-cell office:value-type="float" office:value="0.050745497959459">
                <text:p>0.050745497959459</text:p>
              </table:table-cell>
              <table:table-cell office:value-type="float" office:value="0.0356466185485132">
                <text:p>0.0356466185485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53583956910577">
                <text:p>0.0453583956910577</text:p>
              </table:table-cell>
              <table:table-cell office:value-type="float" office:value="0.033866859553069">
                <text:p>0.033866859553069</text:p>
              </table:table-cell>
              <table:table-cell office:value-type="float" office:value="0.0494802681558778">
                <text:p>0.0494802681558778</text:p>
              </table:table-cell>
              <table:table-cell office:value-type="float" office:value="0.0365652465767018">
                <text:p>0.0365652465767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5024894928741">
                <text:p>0.0425024894928741</text:p>
              </table:table-cell>
              <table:table-cell office:value-type="float" office:value="0.0345001562091481">
                <text:p>0.0345001562091481</text:p>
              </table:table-cell>
              <table:table-cell office:value-type="float" office:value="0.0475896410392289">
                <text:p>0.0475896410392289</text:p>
              </table:table-cell>
              <table:table-cell office:value-type="float" office:value="0.0377051698329933">
                <text:p>0.0377051698329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8566126299019">
                <text:p>0.0528566126299019</text:p>
              </table:table-cell>
              <table:table-cell office:value-type="float" office:value="0.0377076334565909">
                <text:p>0.0377076334565909</text:p>
              </table:table-cell>
              <table:table-cell office:value-type="float" office:value="0.0602204994414625">
                <text:p>0.0602204994414625</text:p>
              </table:table-cell>
              <table:table-cell office:value-type="float" office:value="0.042343659199365">
                <text:p>0.0423436591993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604cm" svg:height="15.73cm" xlink:href=".." xlink:type="simple" chart:class="chart:scatter" chart:style-name="ch1">
        <chart:subtitle svg:x="10.064cm" svg:y="0.315cm" chart:style-name="ch2">
          <text:p>sub-title</text:p>
        </chart:subtitle>
        <chart:legend chart:legend-position="bottom" svg:x="2.341cm" svg:y="14.178cm" style:legend-expansion="wide" chart:style-name="ch3"/>
        <chart:plot-area chart:style-name="ch4" table:cell-range-address="'Bottom 10% share yearly'.L3:'Bottom 10% share yearly'.O30" chart:data-source-has-labels="row" svg:x="-0.478cm" svg:y="0.228cm" svg:width="21.885cm" svg:height="13.025cm">
          <chartooo:coordinate-region svg:x="1.493cm" svg:y="0.473cm" svg:width="19.66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9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10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1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900944">
                <text:p>0.0295157879900944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7020855">
                <text:p>0.0404074907020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3136186323602">
                <text:p>0.0303136186323602</text:p>
              </table:table-cell>
              <table:table-cell office:value-type="float" office:value="0.029314988855862">
                <text:p>0.029314988855862</text:p>
              </table:table-cell>
              <table:table-cell office:value-type="float" office:value="0.0457814849879976">
                <text:p>0.0457814849879976</text:p>
              </table:table-cell>
              <table:table-cell office:value-type="float" office:value="0.0404373283160187">
                <text:p>0.0404373283160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9098511646431">
                <text:p>0.0309098511646431</text:p>
              </table:table-cell>
              <table:table-cell office:value-type="float" office:value="0.0295581327802235">
                <text:p>0.0295581327802235</text:p>
              </table:table-cell>
              <table:table-cell office:value-type="float" office:value="0.0459071186931775">
                <text:p>0.0459071186931775</text:p>
              </table:table-cell>
              <table:table-cell office:value-type="float" office:value="0.040384936212736">
                <text:p>0.040384936212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8496662351183">
                <text:p>0.0328496662351183</text:p>
              </table:table-cell>
              <table:table-cell office:value-type="float" office:value="0.0297052427775615">
                <text:p>0.0297052427775615</text:p>
              </table:table-cell>
              <table:table-cell office:value-type="float" office:value="0.0488578979424133">
                <text:p>0.0488578979424133</text:p>
              </table:table-cell>
              <table:table-cell office:value-type="float" office:value="0.0413445060107353">
                <text:p>0.0413445060107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39149958991204">
                <text:p>0.0339149958991204</text:p>
              </table:table-cell>
              <table:table-cell office:value-type="float" office:value="0.0301525296354176">
                <text:p>0.0301525296354176</text:p>
              </table:table-cell>
              <table:table-cell office:value-type="float" office:value="0.0480811498210785">
                <text:p>0.0480811498210785</text:p>
              </table:table-cell>
              <table:table-cell office:value-type="float" office:value="0.0403054021607254">
                <text:p>0.0403054021607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5374247727061">
                <text:p>0.0365374247727061</text:p>
              </table:table-cell>
              <table:table-cell office:value-type="float" office:value="0.0304888491832051">
                <text:p>0.0304888491832051</text:p>
              </table:table-cell>
              <table:table-cell office:value-type="float" office:value="0.052480772685016">
                <text:p>0.052480772685016</text:p>
              </table:table-cell>
              <table:table-cell office:value-type="float" office:value="0.0416732188219863">
                <text:p>0.0416732188219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92736588297111">
                <text:p>0.0392736588297111</text:p>
              </table:table-cell>
              <table:table-cell office:value-type="float" office:value="0.0305080983317715">
                <text:p>0.0305080983317715</text:p>
              </table:table-cell>
              <table:table-cell office:value-type="float" office:value="0.0562965681493795">
                <text:p>0.0562965681493795</text:p>
              </table:table-cell>
              <table:table-cell office:value-type="float" office:value="0.0422747041335364">
                <text:p>0.0422747041335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83190609416343">
                <text:p>0.0383190609416343</text:p>
              </table:table-cell>
              <table:table-cell office:value-type="float" office:value="0.0303966048222774">
                <text:p>0.0303966048222774</text:p>
              </table:table-cell>
              <table:table-cell office:value-type="float" office:value="0.0539579589072834">
                <text:p>0.0539579589072834</text:p>
              </table:table-cell>
              <table:table-cell office:value-type="float" office:value="0.0409349745625259">
                <text:p>0.0409349745625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6500845085004">
                <text:p>0.0426500845085004</text:p>
              </table:table-cell>
              <table:table-cell office:value-type="float" office:value="0.0313330276872506">
                <text:p>0.0313330276872506</text:p>
              </table:table-cell>
              <table:table-cell office:value-type="float" office:value="0.0577160791207823">
                <text:p>0.0577160791207823</text:p>
              </table:table-cell>
              <table:table-cell office:value-type="float" office:value="0.0414278121697685">
                <text:p>0.0414278121697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798424270144">
                <text:p>0.040798424270144</text:p>
              </table:table-cell>
              <table:table-cell office:value-type="float" office:value="0.030446369916353">
                <text:p>0.030446369916353</text:p>
              </table:table-cell>
              <table:table-cell office:value-type="float" office:value="0.0533208893700074">
                <text:p>0.0533208893700074</text:p>
              </table:table-cell>
              <table:table-cell office:value-type="float" office:value="0.0388575108677935">
                <text:p>0.0388575108677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83192922483912">
                <text:p>0.0383192922483912</text:p>
              </table:table-cell>
              <table:table-cell office:value-type="float" office:value="0.028913116912659">
                <text:p>0.028913116912659</text:p>
              </table:table-cell>
              <table:table-cell office:value-type="float" office:value="0.0527104087017373">
                <text:p>0.0527104087017373</text:p>
              </table:table-cell>
              <table:table-cell office:value-type="float" office:value="0.0384121063949547">
                <text:p>0.0384121063949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34336472303027">
                <text:p>0.0434336472303027</text:p>
              </table:table-cell>
              <table:table-cell office:value-type="float" office:value="0.0307122245100726">
                <text:p>0.0307122245100726</text:p>
              </table:table-cell>
              <table:table-cell office:value-type="float" office:value="0.0550822238580712">
                <text:p>0.0550822238580712</text:p>
              </table:table-cell>
              <table:table-cell office:value-type="float" office:value="0.0384276917512119">
                <text:p>0.0384276917512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448718549593">
                <text:p>0.0402448718549593</text:p>
              </table:table-cell>
              <table:table-cell office:value-type="float" office:value="0.0268652680213333">
                <text:p>0.0268652680213333</text:p>
              </table:table-cell>
              <table:table-cell office:value-type="float" office:value="0.0496702241243688">
                <text:p>0.0496702241243688</text:p>
              </table:table-cell>
              <table:table-cell office:value-type="float" office:value="0.0331742325815487">
                <text:p>0.0331742325815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12284530468272">
                <text:p>0.0412284530468272</text:p>
              </table:table-cell>
              <table:table-cell office:value-type="float" office:value="0.0283235509127032">
                <text:p>0.0283235509127032</text:p>
              </table:table-cell>
              <table:table-cell office:value-type="float" office:value="0.0485235244088593">
                <text:p>0.0485235244088593</text:p>
              </table:table-cell>
              <table:table-cell office:value-type="float" office:value="0.0332308304753926">
                <text:p>0.0332308304753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45766686045395">
                <text:p>0.0445766686045395</text:p>
              </table:table-cell>
              <table:table-cell office:value-type="float" office:value="0.0308634351803856">
                <text:p>0.0308634351803856</text:p>
              </table:table-cell>
              <table:table-cell office:value-type="float" office:value="0.052059629925833">
                <text:p>0.052059629925833</text:p>
              </table:table-cell>
              <table:table-cell office:value-type="float" office:value="0.035770921527169">
                <text:p>0.035770921527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43872723441487">
                <text:p>0.0443872723441487</text:p>
              </table:table-cell>
              <table:table-cell office:value-type="float" office:value="0.0311392206076392">
                <text:p>0.0311392206076392</text:p>
              </table:table-cell>
              <table:table-cell office:value-type="float" office:value="0.0531760221256581">
                <text:p>0.0531760221256581</text:p>
              </table:table-cell>
              <table:table-cell office:value-type="float" office:value="0.036817468030315">
                <text:p>0.036817468030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7960969638954">
                <text:p>0.0457960969638954</text:p>
              </table:table-cell>
              <table:table-cell office:value-type="float" office:value="0.0310972803999347">
                <text:p>0.0310972803999347</text:p>
              </table:table-cell>
              <table:table-cell office:value-type="float" office:value="0.0524182998313106">
                <text:p>0.0524182998313106</text:p>
              </table:table-cell>
              <table:table-cell office:value-type="float" office:value="0.035473523385518">
                <text:p>0.035473523385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96474583087346">
                <text:p>0.0496474583087346</text:p>
              </table:table-cell>
              <table:table-cell office:value-type="float" office:value="0.0328754870437245">
                <text:p>0.0328754870437245</text:p>
              </table:table-cell>
              <table:table-cell office:value-type="float" office:value="0.0554586994920794">
                <text:p>0.0554586994920794</text:p>
              </table:table-cell>
              <table:table-cell office:value-type="float" office:value="0.0367546449883762">
                <text:p>0.0367546449883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784373544285">
                <text:p>0.043784373544285</text:p>
              </table:table-cell>
              <table:table-cell office:value-type="float" office:value="0.0292302817478298">
                <text:p>0.0292302817478298</text:p>
              </table:table-cell>
              <table:table-cell office:value-type="float" office:value="0.0476211365321824">
                <text:p>0.0476211365321824</text:p>
              </table:table-cell>
              <table:table-cell office:value-type="float" office:value="0.0317728673754903">
                <text:p>0.0317728673754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1821529993296">
                <text:p>0.0421821529993296</text:p>
              </table:table-cell>
              <table:table-cell office:value-type="float" office:value="0.0274826097371882">
                <text:p>0.0274826097371882</text:p>
              </table:table-cell>
              <table:table-cell office:value-type="float" office:value="0.0443109750736084">
                <text:p>0.0443109750736084</text:p>
              </table:table-cell>
              <table:table-cell office:value-type="float" office:value="0.0289699169307371">
                <text:p>0.02896991693073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0082616320924">
                <text:p>0.0410082616320924</text:p>
              </table:table-cell>
              <table:table-cell office:value-type="float" office:value="0.0279468401497438">
                <text:p>0.0279468401497438</text:p>
              </table:table-cell>
              <table:table-cell office:value-type="float" office:value="0.0444078689456037">
                <text:p>0.0444078689456037</text:p>
              </table:table-cell>
              <table:table-cell office:value-type="float" office:value="0.0301333586922566">
                <text:p>0.0301333586922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71796031956855">
                <text:p>0.0471796031956855</text:p>
              </table:table-cell>
              <table:table-cell office:value-type="float" office:value="0.0354377437016774">
                <text:p>0.0354377437016774</text:p>
              </table:table-cell>
              <table:table-cell office:value-type="float" office:value="0.0507081947128506">
                <text:p>0.0507081947128506</text:p>
              </table:table-cell>
              <table:table-cell office:value-type="float" office:value="0.0376270888317433">
                <text:p>0.03762708883174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Helvetica" style:font-style-name="Regular" fo:font-size="22pt" style:font-size-asian="14pt" style:font-size-complex="14pt"/>
    </style:style>
    <style:style style:name="ch5" style:family="chart" style:data-style-name="N0">
      <style:chart-properties chart:display-label="true" chart:logarithmic="false" chart:minimum="0.34" chart:maximum="0.48" chart:origin="0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4.001cm" svg:height="19.999cm" xlink:href=".." xlink:type="simple" chart:class="chart:scatter" chart:style-name="ch1">
        <chart:legend svg:x="0.485cm" svg:y="18.118cm" style:legend-expansion="custom" chartooo:width="22.722cm" chartooo:height="1.88cm" style:legend-expansion-aspect-ratio="12.086170212766" chart:style-name="ch2"/>
        <chart:plot-area chart:style-name="ch3" table:cell-range-address="'Gini yearly'.A4:'Gini yearly'.E30 'Gini yearly'.B3:'Gini yearly'.E3" chart:data-source-has-labels="row" svg:x="0.063cm" svg:y="0.063cm" svg:width="23.921cm" svg:height="17.893cm">
          <chartooo:coordinate-region svg:x="1.928cm" svg:y="0.521cm" svg:width="21.619cm" svg:height="15.4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8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9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0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">
                <text:p>0.3898411843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8">
                <text:p>0.390258472579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700035791553">
                <text:p>0.455700035791553</text:p>
              </table:table-cell>
              <table:table-cell office:value-type="float" office:value="0.401251380058341">
                <text:p>0.401251380058341</text:p>
              </table:table-cell>
              <table:table-cell office:value-type="float" office:value="0.435610848973182">
                <text:p>0.435610848973182</text:p>
              </table:table-cell>
              <table:table-cell office:value-type="float" office:value="0.383609704949627">
                <text:p>0.383609704949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258768232681">
                <text:p>0.460258768232681</text:p>
              </table:table-cell>
              <table:table-cell office:value-type="float" office:value="0.406279111681549">
                <text:p>0.406279111681549</text:p>
              </table:table-cell>
              <table:table-cell office:value-type="float" office:value="0.438754657445408">
                <text:p>0.438754657445408</text:p>
              </table:table-cell>
              <table:table-cell office:value-type="float" office:value="0.387483283153128">
                <text:p>0.387483283153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2581475130128">
                <text:p>0.462581475130128</text:p>
              </table:table-cell>
              <table:table-cell office:value-type="float" office:value="0.407987394189481">
                <text:p>0.407987394189481</text:p>
              </table:table-cell>
              <table:table-cell office:value-type="float" office:value="0.442483442224712">
                <text:p>0.442483442224712</text:p>
              </table:table-cell>
              <table:table-cell office:value-type="float" office:value="0.390489673661182">
                <text:p>0.390489673661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7131863050304">
                <text:p>0.467131863050304</text:p>
              </table:table-cell>
              <table:table-cell office:value-type="float" office:value="0.406758242510031">
                <text:p>0.406758242510031</text:p>
              </table:table-cell>
              <table:table-cell office:value-type="float" office:value="0.445216809547437">
                <text:p>0.445216809547437</text:p>
              </table:table-cell>
              <table:table-cell office:value-type="float" office:value="0.389569823266289">
                <text:p>0.389569823266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7819281690861">
                <text:p>0.467819281690861</text:p>
              </table:table-cell>
              <table:table-cell office:value-type="float" office:value="0.401918751983353">
                <text:p>0.401918751983353</text:p>
              </table:table-cell>
              <table:table-cell office:value-type="float" office:value="0.443669122980668">
                <text:p>0.443669122980668</text:p>
              </table:table-cell>
              <table:table-cell office:value-type="float" office:value="0.383860820340755">
                <text:p>0.383860820340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6942682297037">
                <text:p>0.466942682297037</text:p>
              </table:table-cell>
              <table:table-cell office:value-type="float" office:value="0.398302970221489">
                <text:p>0.398302970221489</text:p>
              </table:table-cell>
              <table:table-cell office:value-type="float" office:value="0.444369280774967">
                <text:p>0.444369280774967</text:p>
              </table:table-cell>
              <table:table-cell office:value-type="float" office:value="0.381789457767562">
                <text:p>0.381789457767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70794059839459">
                <text:p>0.470794059839459</text:p>
              </table:table-cell>
              <table:table-cell office:value-type="float" office:value="0.397579703700077">
                <text:p>0.397579703700077</text:p>
              </table:table-cell>
              <table:table-cell office:value-type="float" office:value="0.449897080205532">
                <text:p>0.449897080205532</text:p>
              </table:table-cell>
              <table:table-cell office:value-type="float" office:value="0.382209305488294">
                <text:p>0.382209305488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8030894202634">
                <text:p>0.468030894202634</text:p>
              </table:table-cell>
              <table:table-cell office:value-type="float" office:value="0.393235956279543">
                <text:p>0.393235956279543</text:p>
              </table:table-cell>
              <table:table-cell office:value-type="float" office:value="0.44811129337227">
                <text:p>0.44811129337227</text:p>
              </table:table-cell>
              <table:table-cell office:value-type="float" office:value="0.378634672184079">
                <text:p>0.378634672184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80115246789">
                <text:p>0.4580115246789</text:p>
              </table:table-cell>
              <table:table-cell office:value-type="float" office:value="0.384795592917726">
                <text:p>0.384795592917726</text:p>
              </table:table-cell>
              <table:table-cell office:value-type="float" office:value="0.442059762483908">
                <text:p>0.442059762483908</text:p>
              </table:table-cell>
              <table:table-cell office:value-type="float" office:value="0.372757514361389">
                <text:p>0.372757514361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523921980068">
                <text:p>0.46523921980068</text:p>
              </table:table-cell>
              <table:table-cell office:value-type="float" office:value="0.387935737222771">
                <text:p>0.387935737222771</text:p>
              </table:table-cell>
              <table:table-cell office:value-type="float" office:value="0.4492824154308">
                <text:p>0.4492824154308</text:p>
              </table:table-cell>
              <table:table-cell office:value-type="float" office:value="0.37596829708419">
                <text:p>0.37596829708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7782813805236">
                <text:p>0.467782813805236</text:p>
              </table:table-cell>
              <table:table-cell office:value-type="float" office:value="0.388080822335686">
                <text:p>0.388080822335686</text:p>
              </table:table-cell>
              <table:table-cell office:value-type="float" office:value="0.455168134347607">
                <text:p>0.455168134347607</text:p>
              </table:table-cell>
              <table:table-cell office:value-type="float" office:value="0.378349093712906">
                <text:p>0.378349093712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4576178863192">
                <text:p>0.464576178863192</text:p>
              </table:table-cell>
              <table:table-cell office:value-type="float" office:value="0.383611261457933">
                <text:p>0.383611261457933</text:p>
              </table:table-cell>
              <table:table-cell office:value-type="float" office:value="0.454325941238801">
                <text:p>0.454325941238801</text:p>
              </table:table-cell>
              <table:table-cell office:value-type="float" office:value="0.376239168636927">
                <text:p>0.376239168636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0626170427046">
                <text:p>0.460626170427046</text:p>
              </table:table-cell>
              <table:table-cell office:value-type="float" office:value="0.383784812711389">
                <text:p>0.383784812711389</text:p>
              </table:table-cell>
              <table:table-cell office:value-type="float" office:value="0.452262780024858">
                <text:p>0.452262780024858</text:p>
              </table:table-cell>
              <table:table-cell office:value-type="float" office:value="0.378405694223319">
                <text:p>0.378405694223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8167069108367">
                <text:p>0.458167069108367</text:p>
              </table:table-cell>
              <table:table-cell office:value-type="float" office:value="0.384094119182691">
                <text:p>0.384094119182691</text:p>
              </table:table-cell>
              <table:table-cell office:value-type="float" office:value="0.452607144762557">
                <text:p>0.452607144762557</text:p>
              </table:table-cell>
              <table:table-cell office:value-type="float" office:value="0.380332331161488">
                <text:p>0.380332331161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7896557448977">
                <text:p>0.447896557448977</text:p>
              </table:table-cell>
              <table:table-cell office:value-type="float" office:value="0.381417495318502">
                <text:p>0.381417495318502</text:p>
              </table:table-cell>
              <table:table-cell office:value-type="float" office:value="0.442676113798422">
                <text:p>0.442676113798422</text:p>
              </table:table-cell>
              <table:table-cell office:value-type="float" office:value="0.377654658151543">
                <text:p>0.377654658151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800419573979">
                <text:p>0.44800419573979</text:p>
              </table:table-cell>
              <table:table-cell office:value-type="float" office:value="0.380704693554149">
                <text:p>0.380704693554149</text:p>
              </table:table-cell>
              <table:table-cell office:value-type="float" office:value="0.44168875317201">
                <text:p>0.44168875317201</text:p>
              </table:table-cell>
              <table:table-cell office:value-type="float" office:value="0.376422494609821">
                <text:p>0.376422494609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3729961451301">
                <text:p>0.433729961451301</text:p>
              </table:table-cell>
              <table:table-cell office:value-type="float" office:value="0.372033511903141">
                <text:p>0.372033511903141</text:p>
              </table:table-cell>
              <table:table-cell office:value-type="float" office:value="0.427719158121263">
                <text:p>0.427719158121263</text:p>
              </table:table-cell>
              <table:table-cell office:value-type="float" office:value="0.368014141659409">
                <text:p>0.368014141659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3584237381317">
                <text:p>0.433584237381317</text:p>
              </table:table-cell>
              <table:table-cell office:value-type="float" office:value="0.371006505357458">
                <text:p>0.371006505357458</text:p>
              </table:table-cell>
              <table:table-cell office:value-type="float" office:value="0.428704934664507">
                <text:p>0.428704934664507</text:p>
              </table:table-cell>
              <table:table-cell office:value-type="float" office:value="0.367849771487456">
                <text:p>0.367849771487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6993808297154">
                <text:p>0.426993808297154</text:p>
              </table:table-cell>
              <table:table-cell office:value-type="float" office:value="0.365297740007343">
                <text:p>0.365297740007343</text:p>
              </table:table-cell>
              <table:table-cell office:value-type="float" office:value="0.4228542712608">
                <text:p>0.4228542712608</text:p>
              </table:table-cell>
              <table:table-cell office:value-type="float" office:value="0.362495224251714">
                <text:p>0.362495224251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6469286274751">
                <text:p>0.416469286274751</text:p>
              </table:table-cell>
              <table:table-cell office:value-type="float" office:value="0.365554433302589">
                <text:p>0.365554433302589</text:p>
              </table:table-cell>
              <table:table-cell office:value-type="float" office:value="0.413108492859876">
                <text:p>0.413108492859876</text:p>
              </table:table-cell>
              <table:table-cell office:value-type="float" office:value="0.363864954552632">
                <text:p>0.363864954552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18464688768449">
                <text:p>0.418464688768449</text:p>
              </table:table-cell>
              <table:table-cell office:value-type="float" office:value="0.369266705823269">
                <text:p>0.369266705823269</text:p>
              </table:table-cell>
              <table:table-cell office:value-type="float" office:value="0.415704797413113">
                <text:p>0.415704797413113</text:p>
              </table:table-cell>
              <table:table-cell office:value-type="float" office:value="0.367663313647283">
                <text:p>0.3676633136472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F4:'Gini yearly'.J30 'Gini yearly'.G3:'Gini yearly'.J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G4:'Gini yearly'.G30" chart:label-cell-address="'Gini yearly'.G3:'Gini yearly'.G3" chart:class="chart:scatter">
            <chart:domain table:cell-range-address="'Gini yearly'.F4:'Gini yearly'.F30"/>
            <chart:data-point chart:repeated="27"/>
          </chart:series>
          <chart:series chart:style-name="ch7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8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9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F4:'Gini yearly'.F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593447064341">
                <text:p>0.455593447064341</text:p>
              </table:table-cell>
              <table:table-cell office:value-type="float" office:value="0.401045120828685">
                <text:p>0.401045120828685</text:p>
              </table:table-cell>
              <table:table-cell office:value-type="float" office:value="0.435595028651865">
                <text:p>0.435595028651865</text:p>
              </table:table-cell>
              <table:table-cell office:value-type="float" office:value="0.383459189692058">
                <text:p>0.383459189692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587324789738">
                <text:p>0.460587324789738</text:p>
              </table:table-cell>
              <table:table-cell office:value-type="float" office:value="0.406341625448289">
                <text:p>0.406341625448289</text:p>
              </table:table-cell>
              <table:table-cell office:value-type="float" office:value="0.439270205968171">
                <text:p>0.439270205968171</text:p>
              </table:table-cell>
              <table:table-cell office:value-type="float" office:value="0.387662560496769">
                <text:p>0.387662560496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147003812004">
                <text:p>0.463147003812004</text:p>
              </table:table-cell>
              <table:table-cell office:value-type="float" office:value="0.40894838491637">
                <text:p>0.40894838491637</text:p>
              </table:table-cell>
              <table:table-cell office:value-type="float" office:value="0.443385223253378">
                <text:p>0.443385223253378</text:p>
              </table:table-cell>
              <table:table-cell office:value-type="float" office:value="0.391581883249379">
                <text:p>0.391581883249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4641168831788">
                <text:p>0.464641168831788</text:p>
              </table:table-cell>
              <table:table-cell office:value-type="float" office:value="0.40592147287501">
                <text:p>0.40592147287501</text:p>
              </table:table-cell>
              <table:table-cell office:value-type="float" office:value="0.444220111758249">
                <text:p>0.444220111758249</text:p>
              </table:table-cell>
              <table:table-cell office:value-type="float" office:value="0.389339209596621">
                <text:p>0.389339209596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9677285284963">
                <text:p>0.459677285284963</text:p>
              </table:table-cell>
              <table:table-cell office:value-type="float" office:value="0.396490107453966">
                <text:p>0.396490107453966</text:p>
              </table:table-cell>
              <table:table-cell office:value-type="float" office:value="0.438608007334006">
                <text:p>0.438608007334006</text:p>
              </table:table-cell>
              <table:table-cell office:value-type="float" office:value="0.380074723334952">
                <text:p>0.380074723334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3990154583148">
                <text:p>0.453990154583148</text:p>
              </table:table-cell>
              <table:table-cell office:value-type="float" office:value="0.389577245244714">
                <text:p>0.389577245244714</text:p>
              </table:table-cell>
              <table:table-cell office:value-type="float" office:value="0.43127560645526">
                <text:p>0.43127560645526</text:p>
              </table:table-cell>
              <table:table-cell office:value-type="float" office:value="0.372975831186666">
                <text:p>0.372975831186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4263841843967">
                <text:p>0.454263841843967</text:p>
              </table:table-cell>
              <table:table-cell office:value-type="float" office:value="0.388374106604938">
                <text:p>0.388374106604938</text:p>
              </table:table-cell>
              <table:table-cell office:value-type="float" office:value="0.433351510352248">
                <text:p>0.433351510352248</text:p>
              </table:table-cell>
              <table:table-cell office:value-type="float" office:value="0.372848493331191">
                <text:p>0.372848493331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1563447076659">
                <text:p>0.461563447076659</text:p>
              </table:table-cell>
              <table:table-cell office:value-type="float" office:value="0.388788525333024">
                <text:p>0.388788525333024</text:p>
              </table:table-cell>
              <table:table-cell office:value-type="float" office:value="0.441723224755808">
                <text:p>0.441723224755808</text:p>
              </table:table-cell>
              <table:table-cell office:value-type="float" office:value="0.374074513360787">
                <text:p>0.374074513360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3543748346081">
                <text:p>0.463543748346081</text:p>
              </table:table-cell>
              <table:table-cell office:value-type="float" office:value="0.389552063738094">
                <text:p>0.389552063738094</text:p>
              </table:table-cell>
              <table:table-cell office:value-type="float" office:value="0.440626418479169">
                <text:p>0.440626418479169</text:p>
              </table:table-cell>
              <table:table-cell office:value-type="float" office:value="0.374986564336607">
                <text:p>0.374986564336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444910626153">
                <text:p>0.456444910626153</text:p>
              </table:table-cell>
              <table:table-cell office:value-type="float" office:value="0.386131691391366">
                <text:p>0.386131691391366</text:p>
              </table:table-cell>
              <table:table-cell office:value-type="float" office:value="0.435828740197286">
                <text:p>0.435828740197286</text:p>
              </table:table-cell>
              <table:table-cell office:value-type="float" office:value="0.373435338562081">
                <text:p>0.373435338562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8391661048372">
                <text:p>0.458391661048372</text:p>
              </table:table-cell>
              <table:table-cell office:value-type="float" office:value="0.386700083818669">
                <text:p>0.386700083818669</text:p>
              </table:table-cell>
              <table:table-cell office:value-type="float" office:value="0.440580949192105">
                <text:p>0.440580949192105</text:p>
              </table:table-cell>
              <table:table-cell office:value-type="float" office:value="0.37570443796532">
                <text:p>0.37570443796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9410259822093">
                <text:p>0.469410259822093</text:p>
              </table:table-cell>
              <table:table-cell office:value-type="float" office:value="0.393864729175405">
                <text:p>0.393864729175405</text:p>
              </table:table-cell>
              <table:table-cell office:value-type="float" office:value="0.45477516858609">
                <text:p>0.45477516858609</text:p>
              </table:table-cell>
              <table:table-cell office:value-type="float" office:value="0.385298645292173">
                <text:p>0.385298645292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70127302549152">
                <text:p>0.470127302549152</text:p>
              </table:table-cell>
              <table:table-cell office:value-type="float" office:value="0.395425983890611">
                <text:p>0.395425983890611</text:p>
              </table:table-cell>
              <table:table-cell office:value-type="float" office:value="0.460194528690789">
                <text:p>0.460194528690789</text:p>
              </table:table-cell>
              <table:table-cell office:value-type="float" office:value="0.389394670873293">
                <text:p>0.389394670873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6210088030801">
                <text:p>0.46210088030801</text:p>
              </table:table-cell>
              <table:table-cell office:value-type="float" office:value="0.390161400805747">
                <text:p>0.390161400805747</text:p>
              </table:table-cell>
              <table:table-cell office:value-type="float" office:value="0.453299554169698">
                <text:p>0.453299554169698</text:p>
              </table:table-cell>
              <table:table-cell office:value-type="float" office:value="0.385240722337125">
                <text:p>0.385240722337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2506003136987">
                <text:p>0.452506003136987</text:p>
              </table:table-cell>
              <table:table-cell office:value-type="float" office:value="0.383966123116383">
                <text:p>0.383966123116383</text:p>
              </table:table-cell>
              <table:table-cell office:value-type="float" office:value="0.443518972090457">
                <text:p>0.443518972090457</text:p>
              </table:table-cell>
              <table:table-cell office:value-type="float" office:value="0.379672379578922">
                <text:p>0.379672379578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60750592606638">
                <text:p>0.460750592606638</text:p>
              </table:table-cell>
              <table:table-cell office:value-type="float" office:value="0.38787967821287">
                <text:p>0.38787967821287</text:p>
              </table:table-cell>
              <table:table-cell office:value-type="float" office:value="0.4530115431418">
                <text:p>0.4530115431418</text:p>
              </table:table-cell>
              <table:table-cell office:value-type="float" office:value="0.384234899859909">
                <text:p>0.384234899859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589813314713">
                <text:p>0.4589813314713</text:p>
              </table:table-cell>
              <table:table-cell office:value-type="float" office:value="0.386670649793842">
                <text:p>0.386670649793842</text:p>
              </table:table-cell>
              <table:table-cell office:value-type="float" office:value="0.451172151877135">
                <text:p>0.451172151877135</text:p>
              </table:table-cell>
              <table:table-cell office:value-type="float" office:value="0.382973758950989">
                <text:p>0.382973758950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58285775863227">
                <text:p>0.458285775863227</text:p>
              </table:table-cell>
              <table:table-cell office:value-type="float" office:value="0.389548982101493">
                <text:p>0.389548982101493</text:p>
              </table:table-cell>
              <table:table-cell office:value-type="float" office:value="0.452201627117972">
                <text:p>0.452201627117972</text:p>
              </table:table-cell>
              <table:table-cell office:value-type="float" office:value="0.38641271978076">
                <text:p>0.38641271978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53721857996673">
                <text:p>0.453721857996673</text:p>
              </table:table-cell>
              <table:table-cell office:value-type="float" office:value="0.383204109975768">
                <text:p>0.383204109975768</text:p>
              </table:table-cell>
              <table:table-cell office:value-type="float" office:value="0.448369067248377">
                <text:p>0.448369067248377</text:p>
              </table:table-cell>
              <table:table-cell office:value-type="float" office:value="0.380314562020561">
                <text:p>0.380314562020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4738823091041">
                <text:p>0.44738823091041</text:p>
              </table:table-cell>
              <table:table-cell office:value-type="float" office:value="0.380308206787691">
                <text:p>0.380308206787691</text:p>
              </table:table-cell>
              <table:table-cell office:value-type="float" office:value="0.44348251930645">
                <text:p>0.44348251930645</text:p>
              </table:table-cell>
              <table:table-cell office:value-type="float" office:value="0.377889850752202">
                <text:p>0.377889850752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5729561475516">
                <text:p>0.435729561475516</text:p>
              </table:table-cell>
              <table:table-cell office:value-type="float" office:value="0.379544803378213">
                <text:p>0.379544803378213</text:p>
              </table:table-cell>
              <table:table-cell office:value-type="float" office:value="0.432949914635308">
                <text:p>0.432949914635308</text:p>
              </table:table-cell>
              <table:table-cell office:value-type="float" office:value="0.377300411643362">
                <text:p>0.37730041164336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K4:'Gini yearly'.O30 'Gini yearly'.L3:'Gini yearly'.O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7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8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9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593447064342">
                <text:p>0.455593447064342</text:p>
              </table:table-cell>
              <table:table-cell office:value-type="float" office:value="0.400731692176824">
                <text:p>0.400731692176824</text:p>
              </table:table-cell>
              <table:table-cell office:value-type="float" office:value="0.435342433480912">
                <text:p>0.435342433480912</text:p>
              </table:table-cell>
              <table:table-cell office:value-type="float" office:value="0.383016883866328">
                <text:p>0.383016883866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9800145972734">
                <text:p>0.459800145972734</text:p>
              </table:table-cell>
              <table:table-cell office:value-type="float" office:value="0.406189335678123">
                <text:p>0.406189335678123</text:p>
              </table:table-cell>
              <table:table-cell office:value-type="float" office:value="0.438185096734179">
                <text:p>0.438185096734179</text:p>
              </table:table-cell>
              <table:table-cell office:value-type="float" office:value="0.387372634951941">
                <text:p>0.387372634951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915390556613">
                <text:p>0.461915390556613</text:p>
              </table:table-cell>
              <table:table-cell office:value-type="float" office:value="0.407691494671492">
                <text:p>0.407691494671492</text:p>
              </table:table-cell>
              <table:table-cell office:value-type="float" office:value="0.44104489025415">
                <text:p>0.44104489025415</text:p>
              </table:table-cell>
              <table:table-cell office:value-type="float" office:value="0.389721667187161">
                <text:p>0.389721667187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3256049936216">
                <text:p>0.463256049936216</text:p>
              </table:table-cell>
              <table:table-cell office:value-type="float" office:value="0.403622742536342">
                <text:p>0.403622742536342</text:p>
              </table:table-cell>
              <table:table-cell office:value-type="float" office:value="0.442914007124438">
                <text:p>0.442914007124438</text:p>
              </table:table-cell>
              <table:table-cell office:value-type="float" office:value="0.386908311861872">
                <text:p>0.386908311861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6608821963023">
                <text:p>0.456608821963023</text:p>
              </table:table-cell>
              <table:table-cell office:value-type="float" office:value="0.394401078008634">
                <text:p>0.394401078008634</text:p>
              </table:table-cell>
              <table:table-cell office:value-type="float" office:value="0.43548779635178">
                <text:p>0.43548779635178</text:p>
              </table:table-cell>
              <table:table-cell office:value-type="float" office:value="0.377893118384526">
                <text:p>0.377893118384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7793209461989">
                <text:p>0.457793209461989</text:p>
              </table:table-cell>
              <table:table-cell office:value-type="float" office:value="0.394195063259042">
                <text:p>0.394195063259042</text:p>
              </table:table-cell>
              <table:table-cell office:value-type="float" office:value="0.433765457115979">
                <text:p>0.433765457115979</text:p>
              </table:table-cell>
              <table:table-cell office:value-type="float" office:value="0.377462867766481">
                <text:p>0.377462867766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5184059220308">
                <text:p>0.465184059220308</text:p>
              </table:table-cell>
              <table:table-cell office:value-type="float" office:value="0.397800291274813">
                <text:p>0.397800291274813</text:p>
              </table:table-cell>
              <table:table-cell office:value-type="float" office:value="0.441903132364554">
                <text:p>0.441903132364554</text:p>
              </table:table-cell>
              <table:table-cell office:value-type="float" office:value="0.382054552865288">
                <text:p>0.382054552865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0472963549974">
                <text:p>0.460472963549974</text:p>
              </table:table-cell>
              <table:table-cell office:value-type="float" office:value="0.387586472222681">
                <text:p>0.387586472222681</text:p>
              </table:table-cell>
              <table:table-cell office:value-type="float" office:value="0.438668985339055">
                <text:p>0.438668985339055</text:p>
              </table:table-cell>
              <table:table-cell office:value-type="float" office:value="0.373225556230776">
                <text:p>0.373225556230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7100845283349">
                <text:p>0.457100845283349</text:p>
              </table:table-cell>
              <table:table-cell office:value-type="float" office:value="0.381148882845428">
                <text:p>0.381148882845428</text:p>
              </table:table-cell>
              <table:table-cell office:value-type="float" office:value="0.438941835347255">
                <text:p>0.438941835347255</text:p>
              </table:table-cell>
              <table:table-cell office:value-type="float" office:value="0.368700013072026">
                <text:p>0.368700013072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345518660611">
                <text:p>0.456345518660611</text:p>
              </table:table-cell>
              <table:table-cell office:value-type="float" office:value="0.378836633418969">
                <text:p>0.378836633418969</text:p>
              </table:table-cell>
              <table:table-cell office:value-type="float" office:value="0.438965024488277">
                <text:p>0.438965024488277</text:p>
              </table:table-cell>
              <table:table-cell office:value-type="float" office:value="0.367195652048172">
                <text:p>0.367195652048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2096281876313">
                <text:p>0.452096281876313</text:p>
              </table:table-cell>
              <table:table-cell office:value-type="float" office:value="0.37497790942297">
                <text:p>0.37497790942297</text:p>
              </table:table-cell>
              <table:table-cell office:value-type="float" office:value="0.43834698326341">
                <text:p>0.43834698326341</text:p>
              </table:table-cell>
              <table:table-cell office:value-type="float" office:value="0.36516202430007">
                <text:p>0.36516202430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6664259949939">
                <text:p>0.456664259949939</text:p>
              </table:table-cell>
              <table:table-cell office:value-type="float" office:value="0.378496386465448">
                <text:p>0.378496386465448</text:p>
              </table:table-cell>
              <table:table-cell office:value-type="float" office:value="0.444508360423163">
                <text:p>0.444508360423163</text:p>
              </table:table-cell>
              <table:table-cell office:value-type="float" office:value="0.370141468683585">
                <text:p>0.370141468683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6410009532095">
                <text:p>0.446410009532095</text:p>
              </table:table-cell>
              <table:table-cell office:value-type="float" office:value="0.372629813034285">
                <text:p>0.372629813034285</text:p>
              </table:table-cell>
              <table:table-cell office:value-type="float" office:value="0.438265535042983">
                <text:p>0.438265535042983</text:p>
              </table:table-cell>
              <table:table-cell office:value-type="float" office:value="0.367249269996339">
                <text:p>0.367249269996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1291126788052">
                <text:p>0.441291126788052</text:p>
              </table:table-cell>
              <table:table-cell office:value-type="float" office:value="0.371664921283104">
                <text:p>0.371664921283104</text:p>
              </table:table-cell>
              <table:table-cell office:value-type="float" office:value="0.435417103777513">
                <text:p>0.435417103777513</text:p>
              </table:table-cell>
              <table:table-cell office:value-type="float" office:value="0.367436833879392">
                <text:p>0.367436833879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111210428546">
                <text:p>0.437111210428546</text:p>
              </table:table-cell>
              <table:table-cell office:value-type="float" office:value="0.369501583603272">
                <text:p>0.369501583603272</text:p>
              </table:table-cell>
              <table:table-cell office:value-type="float" office:value="0.431065833006851">
                <text:p>0.431065833006851</text:p>
              </table:table-cell>
              <table:table-cell office:value-type="float" office:value="0.365623057471844">
                <text:p>0.365623057471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570482347652">
                <text:p>0.439570482347652</text:p>
              </table:table-cell>
              <table:table-cell office:value-type="float" office:value="0.370778512990732">
                <text:p>0.370778512990732</text:p>
              </table:table-cell>
              <table:table-cell office:value-type="float" office:value="0.433375079068304">
                <text:p>0.433375079068304</text:p>
              </table:table-cell>
              <table:table-cell office:value-type="float" office:value="0.367123899031687">
                <text:p>0.367123899031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736010213441">
                <text:p>0.42736010213441</text:p>
              </table:table-cell>
              <table:table-cell office:value-type="float" office:value="0.363688723415907">
                <text:p>0.363688723415907</text:p>
              </table:table-cell>
              <table:table-cell office:value-type="float" office:value="0.421218928968741">
                <text:p>0.421218928968741</text:p>
              </table:table-cell>
              <table:table-cell office:value-type="float" office:value="0.360656129066148">
                <text:p>0.360656129066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4011501575071">
                <text:p>0.424011501575071</text:p>
              </table:table-cell>
              <table:table-cell office:value-type="float" office:value="0.359376733545103">
                <text:p>0.359376733545103</text:p>
              </table:table-cell>
              <table:table-cell office:value-type="float" office:value="0.417155212105739">
                <text:p>0.417155212105739</text:p>
              </table:table-cell>
              <table:table-cell office:value-type="float" office:value="0.356610656257042">
                <text:p>0.356610656257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03939741304309">
                <text:p>0.403939741304309</text:p>
              </table:table-cell>
              <table:table-cell office:value-type="float" office:value="0.348332656210009">
                <text:p>0.348332656210009</text:p>
              </table:table-cell>
              <table:table-cell office:value-type="float" office:value="0.397327109459246">
                <text:p>0.397327109459246</text:p>
              </table:table-cell>
              <table:table-cell office:value-type="float" office:value="0.345913816347463">
                <text:p>0.345913816347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6342065473119">
                <text:p>0.406342065473119</text:p>
              </table:table-cell>
              <table:table-cell office:value-type="float" office:value="0.351509872301238">
                <text:p>0.351509872301238</text:p>
              </table:table-cell>
              <table:table-cell office:value-type="float" office:value="0.399829136509627">
                <text:p>0.399829136509627</text:p>
              </table:table-cell>
              <table:table-cell office:value-type="float" office:value="0.349626168036812">
                <text:p>0.349626168036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3094857000146">
                <text:p>0.393094857000146</text:p>
              </table:table-cell>
              <table:table-cell office:value-type="float" office:value="0.346350130500434">
                <text:p>0.346350130500434</text:p>
              </table:table-cell>
              <table:table-cell office:value-type="float" office:value="0.384262823199741">
                <text:p>0.384262823199741</text:p>
              </table:table-cell>
              <table:table-cell office:value-type="float" office:value="0.343243517287049">
                <text:p>0.3432435172870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035cm" svg:height="17.848cm" xlink:href=".." xlink:type="simple" chart:class="chart:scatter" chart:style-name="ch1">
        <chart:subtitle svg:x="9.279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A4:'Gini yearly'.A30 'Gini yearly'.G3:'Gini yearly'.J30" chart:data-source-has-labels="row" svg:x="0.55cm" svg:y="0.155cm" svg:width="19.418cm" svg:height="13.118cm">
          <chartooo:coordinate-region svg:x="1.674cm" svg:y="0.4cm" svg:width="18.049cm" svg:height="11.6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10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1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593447064341">
                <text:p>0.455593447064341</text:p>
              </table:table-cell>
              <table:table-cell office:value-type="float" office:value="0.401045120828685">
                <text:p>0.401045120828685</text:p>
              </table:table-cell>
              <table:table-cell office:value-type="float" office:value="0.435595028651865">
                <text:p>0.435595028651865</text:p>
              </table:table-cell>
              <table:table-cell office:value-type="float" office:value="0.383459189692058">
                <text:p>0.383459189692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587324789738">
                <text:p>0.460587324789738</text:p>
              </table:table-cell>
              <table:table-cell office:value-type="float" office:value="0.406341625448289">
                <text:p>0.406341625448289</text:p>
              </table:table-cell>
              <table:table-cell office:value-type="float" office:value="0.439270205968171">
                <text:p>0.439270205968171</text:p>
              </table:table-cell>
              <table:table-cell office:value-type="float" office:value="0.387662560496769">
                <text:p>0.387662560496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147003812004">
                <text:p>0.463147003812004</text:p>
              </table:table-cell>
              <table:table-cell office:value-type="float" office:value="0.40894838491637">
                <text:p>0.40894838491637</text:p>
              </table:table-cell>
              <table:table-cell office:value-type="float" office:value="0.443385223253378">
                <text:p>0.443385223253378</text:p>
              </table:table-cell>
              <table:table-cell office:value-type="float" office:value="0.391581883249379">
                <text:p>0.391581883249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4641168831788">
                <text:p>0.464641168831788</text:p>
              </table:table-cell>
              <table:table-cell office:value-type="float" office:value="0.40592147287501">
                <text:p>0.40592147287501</text:p>
              </table:table-cell>
              <table:table-cell office:value-type="float" office:value="0.444220111758249">
                <text:p>0.444220111758249</text:p>
              </table:table-cell>
              <table:table-cell office:value-type="float" office:value="0.389339209596621">
                <text:p>0.389339209596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9677285284963">
                <text:p>0.459677285284963</text:p>
              </table:table-cell>
              <table:table-cell office:value-type="float" office:value="0.396490107453966">
                <text:p>0.396490107453966</text:p>
              </table:table-cell>
              <table:table-cell office:value-type="float" office:value="0.438608007334006">
                <text:p>0.438608007334006</text:p>
              </table:table-cell>
              <table:table-cell office:value-type="float" office:value="0.380074723334952">
                <text:p>0.380074723334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3990154583148">
                <text:p>0.453990154583148</text:p>
              </table:table-cell>
              <table:table-cell office:value-type="float" office:value="0.389577245244714">
                <text:p>0.389577245244714</text:p>
              </table:table-cell>
              <table:table-cell office:value-type="float" office:value="0.43127560645526">
                <text:p>0.43127560645526</text:p>
              </table:table-cell>
              <table:table-cell office:value-type="float" office:value="0.372975831186666">
                <text:p>0.372975831186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4263841843967">
                <text:p>0.454263841843967</text:p>
              </table:table-cell>
              <table:table-cell office:value-type="float" office:value="0.388374106604938">
                <text:p>0.388374106604938</text:p>
              </table:table-cell>
              <table:table-cell office:value-type="float" office:value="0.433351510352248">
                <text:p>0.433351510352248</text:p>
              </table:table-cell>
              <table:table-cell office:value-type="float" office:value="0.372848493331191">
                <text:p>0.372848493331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1563447076659">
                <text:p>0.461563447076659</text:p>
              </table:table-cell>
              <table:table-cell office:value-type="float" office:value="0.388788525333024">
                <text:p>0.388788525333024</text:p>
              </table:table-cell>
              <table:table-cell office:value-type="float" office:value="0.441723224755808">
                <text:p>0.441723224755808</text:p>
              </table:table-cell>
              <table:table-cell office:value-type="float" office:value="0.374074513360787">
                <text:p>0.374074513360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3543748346081">
                <text:p>0.463543748346081</text:p>
              </table:table-cell>
              <table:table-cell office:value-type="float" office:value="0.389552063738094">
                <text:p>0.389552063738094</text:p>
              </table:table-cell>
              <table:table-cell office:value-type="float" office:value="0.440626418479169">
                <text:p>0.440626418479169</text:p>
              </table:table-cell>
              <table:table-cell office:value-type="float" office:value="0.374986564336607">
                <text:p>0.374986564336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444910626153">
                <text:p>0.456444910626153</text:p>
              </table:table-cell>
              <table:table-cell office:value-type="float" office:value="0.386131691391366">
                <text:p>0.386131691391366</text:p>
              </table:table-cell>
              <table:table-cell office:value-type="float" office:value="0.435828740197286">
                <text:p>0.435828740197286</text:p>
              </table:table-cell>
              <table:table-cell office:value-type="float" office:value="0.373435338562081">
                <text:p>0.373435338562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8391661048372">
                <text:p>0.458391661048372</text:p>
              </table:table-cell>
              <table:table-cell office:value-type="float" office:value="0.386700083818669">
                <text:p>0.386700083818669</text:p>
              </table:table-cell>
              <table:table-cell office:value-type="float" office:value="0.440580949192105">
                <text:p>0.440580949192105</text:p>
              </table:table-cell>
              <table:table-cell office:value-type="float" office:value="0.37570443796532">
                <text:p>0.37570443796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9410259822093">
                <text:p>0.469410259822093</text:p>
              </table:table-cell>
              <table:table-cell office:value-type="float" office:value="0.393864729175405">
                <text:p>0.393864729175405</text:p>
              </table:table-cell>
              <table:table-cell office:value-type="float" office:value="0.45477516858609">
                <text:p>0.45477516858609</text:p>
              </table:table-cell>
              <table:table-cell office:value-type="float" office:value="0.385298645292173">
                <text:p>0.385298645292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70127302549152">
                <text:p>0.470127302549152</text:p>
              </table:table-cell>
              <table:table-cell office:value-type="float" office:value="0.395425983890611">
                <text:p>0.395425983890611</text:p>
              </table:table-cell>
              <table:table-cell office:value-type="float" office:value="0.460194528690789">
                <text:p>0.460194528690789</text:p>
              </table:table-cell>
              <table:table-cell office:value-type="float" office:value="0.389394670873293">
                <text:p>0.389394670873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6210088030801">
                <text:p>0.46210088030801</text:p>
              </table:table-cell>
              <table:table-cell office:value-type="float" office:value="0.390161400805747">
                <text:p>0.390161400805747</text:p>
              </table:table-cell>
              <table:table-cell office:value-type="float" office:value="0.453299554169698">
                <text:p>0.453299554169698</text:p>
              </table:table-cell>
              <table:table-cell office:value-type="float" office:value="0.385240722337125">
                <text:p>0.385240722337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2506003136987">
                <text:p>0.452506003136987</text:p>
              </table:table-cell>
              <table:table-cell office:value-type="float" office:value="0.383966123116383">
                <text:p>0.383966123116383</text:p>
              </table:table-cell>
              <table:table-cell office:value-type="float" office:value="0.443518972090457">
                <text:p>0.443518972090457</text:p>
              </table:table-cell>
              <table:table-cell office:value-type="float" office:value="0.379672379578922">
                <text:p>0.379672379578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60750592606638">
                <text:p>0.460750592606638</text:p>
              </table:table-cell>
              <table:table-cell office:value-type="float" office:value="0.38787967821287">
                <text:p>0.38787967821287</text:p>
              </table:table-cell>
              <table:table-cell office:value-type="float" office:value="0.4530115431418">
                <text:p>0.4530115431418</text:p>
              </table:table-cell>
              <table:table-cell office:value-type="float" office:value="0.384234899859909">
                <text:p>0.384234899859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589813314713">
                <text:p>0.4589813314713</text:p>
              </table:table-cell>
              <table:table-cell office:value-type="float" office:value="0.386670649793842">
                <text:p>0.386670649793842</text:p>
              </table:table-cell>
              <table:table-cell office:value-type="float" office:value="0.451172151877135">
                <text:p>0.451172151877135</text:p>
              </table:table-cell>
              <table:table-cell office:value-type="float" office:value="0.382973758950989">
                <text:p>0.382973758950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58285775863227">
                <text:p>0.458285775863227</text:p>
              </table:table-cell>
              <table:table-cell office:value-type="float" office:value="0.389548982101493">
                <text:p>0.389548982101493</text:p>
              </table:table-cell>
              <table:table-cell office:value-type="float" office:value="0.452201627117972">
                <text:p>0.452201627117972</text:p>
              </table:table-cell>
              <table:table-cell office:value-type="float" office:value="0.38641271978076">
                <text:p>0.38641271978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53721857996673">
                <text:p>0.453721857996673</text:p>
              </table:table-cell>
              <table:table-cell office:value-type="float" office:value="0.383204109975768">
                <text:p>0.383204109975768</text:p>
              </table:table-cell>
              <table:table-cell office:value-type="float" office:value="0.448369067248377">
                <text:p>0.448369067248377</text:p>
              </table:table-cell>
              <table:table-cell office:value-type="float" office:value="0.380314562020561">
                <text:p>0.380314562020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4738823091041">
                <text:p>0.44738823091041</text:p>
              </table:table-cell>
              <table:table-cell office:value-type="float" office:value="0.380308206787691">
                <text:p>0.380308206787691</text:p>
              </table:table-cell>
              <table:table-cell office:value-type="float" office:value="0.44348251930645">
                <text:p>0.44348251930645</text:p>
              </table:table-cell>
              <table:table-cell office:value-type="float" office:value="0.377889850752202">
                <text:p>0.377889850752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5729561475516">
                <text:p>0.435729561475516</text:p>
              </table:table-cell>
              <table:table-cell office:value-type="float" office:value="0.379544803378213">
                <text:p>0.379544803378213</text:p>
              </table:table-cell>
              <table:table-cell office:value-type="float" office:value="0.432949914635308">
                <text:p>0.432949914635308</text:p>
              </table:table-cell>
              <table:table-cell office:value-type="float" office:value="0.377300411643362">
                <text:p>0.377300411643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893cm" svg:height="17.847cm" xlink:href=".." xlink:type="simple" chart:class="chart:scatter" chart:style-name="ch1">
        <chart:subtitle svg:x="9.208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K4:'Gini yearly'.O30 'Gini yearly'.L3:'Gini yearly'.O3" chart:data-source-has-labels="row" svg:x="0.537cm" svg:y="0.155cm" svg:width="19.29cm" svg:height="13.117cm">
          <chartooo:coordinate-region svg:x="1.661cm" svg:y="0.4cm" svg:width="17.921cm" svg:height="11.6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9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10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1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593447064342">
                <text:p>0.455593447064342</text:p>
              </table:table-cell>
              <table:table-cell office:value-type="float" office:value="0.400731692176824">
                <text:p>0.400731692176824</text:p>
              </table:table-cell>
              <table:table-cell office:value-type="float" office:value="0.435342433480912">
                <text:p>0.435342433480912</text:p>
              </table:table-cell>
              <table:table-cell office:value-type="float" office:value="0.383016883866328">
                <text:p>0.383016883866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9800145972734">
                <text:p>0.459800145972734</text:p>
              </table:table-cell>
              <table:table-cell office:value-type="float" office:value="0.406189335678123">
                <text:p>0.406189335678123</text:p>
              </table:table-cell>
              <table:table-cell office:value-type="float" office:value="0.438185096734179">
                <text:p>0.438185096734179</text:p>
              </table:table-cell>
              <table:table-cell office:value-type="float" office:value="0.387372634951941">
                <text:p>0.387372634951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915390556613">
                <text:p>0.461915390556613</text:p>
              </table:table-cell>
              <table:table-cell office:value-type="float" office:value="0.407691494671492">
                <text:p>0.407691494671492</text:p>
              </table:table-cell>
              <table:table-cell office:value-type="float" office:value="0.44104489025415">
                <text:p>0.44104489025415</text:p>
              </table:table-cell>
              <table:table-cell office:value-type="float" office:value="0.389721667187161">
                <text:p>0.389721667187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3256049936216">
                <text:p>0.463256049936216</text:p>
              </table:table-cell>
              <table:table-cell office:value-type="float" office:value="0.403622742536342">
                <text:p>0.403622742536342</text:p>
              </table:table-cell>
              <table:table-cell office:value-type="float" office:value="0.442914007124438">
                <text:p>0.442914007124438</text:p>
              </table:table-cell>
              <table:table-cell office:value-type="float" office:value="0.386908311861872">
                <text:p>0.386908311861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6608821963023">
                <text:p>0.456608821963023</text:p>
              </table:table-cell>
              <table:table-cell office:value-type="float" office:value="0.394401078008634">
                <text:p>0.394401078008634</text:p>
              </table:table-cell>
              <table:table-cell office:value-type="float" office:value="0.43548779635178">
                <text:p>0.43548779635178</text:p>
              </table:table-cell>
              <table:table-cell office:value-type="float" office:value="0.377893118384526">
                <text:p>0.377893118384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7793209461989">
                <text:p>0.457793209461989</text:p>
              </table:table-cell>
              <table:table-cell office:value-type="float" office:value="0.394195063259042">
                <text:p>0.394195063259042</text:p>
              </table:table-cell>
              <table:table-cell office:value-type="float" office:value="0.433765457115979">
                <text:p>0.433765457115979</text:p>
              </table:table-cell>
              <table:table-cell office:value-type="float" office:value="0.377462867766481">
                <text:p>0.377462867766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5184059220308">
                <text:p>0.465184059220308</text:p>
              </table:table-cell>
              <table:table-cell office:value-type="float" office:value="0.397800291274813">
                <text:p>0.397800291274813</text:p>
              </table:table-cell>
              <table:table-cell office:value-type="float" office:value="0.441903132364554">
                <text:p>0.441903132364554</text:p>
              </table:table-cell>
              <table:table-cell office:value-type="float" office:value="0.382054552865288">
                <text:p>0.382054552865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0472963549974">
                <text:p>0.460472963549974</text:p>
              </table:table-cell>
              <table:table-cell office:value-type="float" office:value="0.387586472222681">
                <text:p>0.387586472222681</text:p>
              </table:table-cell>
              <table:table-cell office:value-type="float" office:value="0.438668985339055">
                <text:p>0.438668985339055</text:p>
              </table:table-cell>
              <table:table-cell office:value-type="float" office:value="0.373225556230776">
                <text:p>0.373225556230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7100845283349">
                <text:p>0.457100845283349</text:p>
              </table:table-cell>
              <table:table-cell office:value-type="float" office:value="0.381148882845428">
                <text:p>0.381148882845428</text:p>
              </table:table-cell>
              <table:table-cell office:value-type="float" office:value="0.438941835347255">
                <text:p>0.438941835347255</text:p>
              </table:table-cell>
              <table:table-cell office:value-type="float" office:value="0.368700013072026">
                <text:p>0.368700013072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345518660611">
                <text:p>0.456345518660611</text:p>
              </table:table-cell>
              <table:table-cell office:value-type="float" office:value="0.378836633418969">
                <text:p>0.378836633418969</text:p>
              </table:table-cell>
              <table:table-cell office:value-type="float" office:value="0.438965024488277">
                <text:p>0.438965024488277</text:p>
              </table:table-cell>
              <table:table-cell office:value-type="float" office:value="0.367195652048172">
                <text:p>0.367195652048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2096281876313">
                <text:p>0.452096281876313</text:p>
              </table:table-cell>
              <table:table-cell office:value-type="float" office:value="0.37497790942297">
                <text:p>0.37497790942297</text:p>
              </table:table-cell>
              <table:table-cell office:value-type="float" office:value="0.43834698326341">
                <text:p>0.43834698326341</text:p>
              </table:table-cell>
              <table:table-cell office:value-type="float" office:value="0.36516202430007">
                <text:p>0.36516202430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6664259949939">
                <text:p>0.456664259949939</text:p>
              </table:table-cell>
              <table:table-cell office:value-type="float" office:value="0.378496386465448">
                <text:p>0.378496386465448</text:p>
              </table:table-cell>
              <table:table-cell office:value-type="float" office:value="0.444508360423163">
                <text:p>0.444508360423163</text:p>
              </table:table-cell>
              <table:table-cell office:value-type="float" office:value="0.370141468683585">
                <text:p>0.370141468683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6410009532095">
                <text:p>0.446410009532095</text:p>
              </table:table-cell>
              <table:table-cell office:value-type="float" office:value="0.372629813034285">
                <text:p>0.372629813034285</text:p>
              </table:table-cell>
              <table:table-cell office:value-type="float" office:value="0.438265535042983">
                <text:p>0.438265535042983</text:p>
              </table:table-cell>
              <table:table-cell office:value-type="float" office:value="0.367249269996339">
                <text:p>0.367249269996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1291126788052">
                <text:p>0.441291126788052</text:p>
              </table:table-cell>
              <table:table-cell office:value-type="float" office:value="0.371664921283104">
                <text:p>0.371664921283104</text:p>
              </table:table-cell>
              <table:table-cell office:value-type="float" office:value="0.435417103777513">
                <text:p>0.435417103777513</text:p>
              </table:table-cell>
              <table:table-cell office:value-type="float" office:value="0.367436833879392">
                <text:p>0.367436833879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111210428546">
                <text:p>0.437111210428546</text:p>
              </table:table-cell>
              <table:table-cell office:value-type="float" office:value="0.369501583603272">
                <text:p>0.369501583603272</text:p>
              </table:table-cell>
              <table:table-cell office:value-type="float" office:value="0.431065833006851">
                <text:p>0.431065833006851</text:p>
              </table:table-cell>
              <table:table-cell office:value-type="float" office:value="0.365623057471844">
                <text:p>0.365623057471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570482347652">
                <text:p>0.439570482347652</text:p>
              </table:table-cell>
              <table:table-cell office:value-type="float" office:value="0.370778512990732">
                <text:p>0.370778512990732</text:p>
              </table:table-cell>
              <table:table-cell office:value-type="float" office:value="0.433375079068304">
                <text:p>0.433375079068304</text:p>
              </table:table-cell>
              <table:table-cell office:value-type="float" office:value="0.367123899031687">
                <text:p>0.367123899031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736010213441">
                <text:p>0.42736010213441</text:p>
              </table:table-cell>
              <table:table-cell office:value-type="float" office:value="0.363688723415907">
                <text:p>0.363688723415907</text:p>
              </table:table-cell>
              <table:table-cell office:value-type="float" office:value="0.421218928968741">
                <text:p>0.421218928968741</text:p>
              </table:table-cell>
              <table:table-cell office:value-type="float" office:value="0.360656129066148">
                <text:p>0.360656129066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4011501575071">
                <text:p>0.424011501575071</text:p>
              </table:table-cell>
              <table:table-cell office:value-type="float" office:value="0.359376733545103">
                <text:p>0.359376733545103</text:p>
              </table:table-cell>
              <table:table-cell office:value-type="float" office:value="0.417155212105739">
                <text:p>0.417155212105739</text:p>
              </table:table-cell>
              <table:table-cell office:value-type="float" office:value="0.356610656257042">
                <text:p>0.356610656257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03939741304309">
                <text:p>0.403939741304309</text:p>
              </table:table-cell>
              <table:table-cell office:value-type="float" office:value="0.348332656210009">
                <text:p>0.348332656210009</text:p>
              </table:table-cell>
              <table:table-cell office:value-type="float" office:value="0.397327109459246">
                <text:p>0.397327109459246</text:p>
              </table:table-cell>
              <table:table-cell office:value-type="float" office:value="0.345913816347463">
                <text:p>0.345913816347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6342065473119">
                <text:p>0.406342065473119</text:p>
              </table:table-cell>
              <table:table-cell office:value-type="float" office:value="0.351509872301238">
                <text:p>0.351509872301238</text:p>
              </table:table-cell>
              <table:table-cell office:value-type="float" office:value="0.399829136509627">
                <text:p>0.399829136509627</text:p>
              </table:table-cell>
              <table:table-cell office:value-type="float" office:value="0.349626168036812">
                <text:p>0.349626168036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3094857000146">
                <text:p>0.393094857000146</text:p>
              </table:table-cell>
              <table:table-cell office:value-type="float" office:value="0.346350130500434">
                <text:p>0.346350130500434</text:p>
              </table:table-cell>
              <table:table-cell office:value-type="float" office:value="0.384262823199741">
                <text:p>0.384262823199741</text:p>
              </table:table-cell>
              <table:table-cell office:value-type="float" office:value="0.343243517287049">
                <text:p>0.3432435172870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774cm" svg:height="17.917cm" xlink:href=".." xlink:type="simple" chart:class="chart:scatter" chart:style-name="ch1">
        <chart:subtitle svg:x="11.149cm" svg:y="0.359cm" chart:style-name="ch2">
          <text:p>sub-title</text:p>
        </chart:subtitle>
        <chart:legend chart:legend-position="bottom" svg:x="3.426cm" svg:y="16.365cm" style:legend-expansion="wide" chart:style-name="ch3"/>
        <chart:plot-area chart:style-name="ch4" table:cell-range-address="'Decile ratio yearly'.A4:'Decile ratio yearly'.E30 'Decile ratio yearly'.B3:'Decile ratio yearly'.E3" chart:data-source-has-labels="row" svg:x="0.38cm" svg:y="0.343cm" svg:width="23.138cm" svg:height="15.274cm">
          <chartooo:coordinate-region svg:x="1.134cm" svg:y="0.588cm" svg:width="22.139cm" svg:height="13.7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9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10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1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605086219754">
                <text:p>12.1605086219754</text:p>
              </table:table-cell>
              <table:table-cell office:value-type="float" office:value="8.5905166880494">
                <text:p>8.5905166880494</text:p>
              </table:table-cell>
              <table:table-cell office:value-type="float" office:value="9.17367480542656">
                <text:p>9.17367480542656</text:p>
              </table:table-cell>
              <table:table-cell office:value-type="float" office:value="6.80136220420683">
                <text:p>6.80136220420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771590085908">
                <text:p>11.6771590085908</text:p>
              </table:table-cell>
              <table:table-cell office:value-type="float" office:value="8.41222352797097">
                <text:p>8.41222352797097</text:p>
              </table:table-cell>
              <table:table-cell office:value-type="float" office:value="9.10412916170932">
                <text:p>9.10412916170932</text:p>
              </table:table-cell>
              <table:table-cell office:value-type="float" office:value="6.68725455267138">
                <text:p>6.68725455267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6965293320582">
                <text:p>11.6965293320582</text:p>
              </table:table-cell>
              <table:table-cell office:value-type="float" office:value="8.43246391868896">
                <text:p>8.43246391868896</text:p>
              </table:table-cell>
              <table:table-cell office:value-type="float" office:value="9.16107508456711">
                <text:p>9.16107508456711</text:p>
              </table:table-cell>
              <table:table-cell office:value-type="float" office:value="6.85558882437395">
                <text:p>6.85558882437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4297304646205">
                <text:p>11.4297304646205</text:p>
              </table:table-cell>
              <table:table-cell office:value-type="float" office:value="8.39000494038679">
                <text:p>8.39000494038679</text:p>
              </table:table-cell>
              <table:table-cell office:value-type="float" office:value="9.13547199662719">
                <text:p>9.13547199662719</text:p>
              </table:table-cell>
              <table:table-cell office:value-type="float" office:value="6.85785896905166">
                <text:p>6.85785896905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219082699271">
                <text:p>11.219082699271</text:p>
              </table:table-cell>
              <table:table-cell office:value-type="float" office:value="8.28483409729313">
                <text:p>8.28483409729313</text:p>
              </table:table-cell>
              <table:table-cell office:value-type="float" office:value="9.04111024392985">
                <text:p>9.04111024392985</text:p>
              </table:table-cell>
              <table:table-cell office:value-type="float" office:value="6.61224893989013">
                <text:p>6.61224893989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3294498700293">
                <text:p>11.3294498700293</text:p>
              </table:table-cell>
              <table:table-cell office:value-type="float" office:value="8.481719075371">
                <text:p>8.481719075371</text:p>
              </table:table-cell>
              <table:table-cell office:value-type="float" office:value="8.9623463996977">
                <text:p>8.9623463996977</text:p>
              </table:table-cell>
              <table:table-cell office:value-type="float" office:value="6.81373375044847">
                <text:p>6.81373375044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4675037623285">
                <text:p>11.4675037623285</text:p>
              </table:table-cell>
              <table:table-cell office:value-type="float" office:value="8.76067288499807">
                <text:p>8.76067288499807</text:p>
              </table:table-cell>
              <table:table-cell office:value-type="float" office:value="9.29670927156751">
                <text:p>9.29670927156751</text:p>
              </table:table-cell>
              <table:table-cell office:value-type="float" office:value="6.98723477046909">
                <text:p>6.98723477046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5346061948787">
                <text:p>10.5346061948787</text:p>
              </table:table-cell>
              <table:table-cell office:value-type="float" office:value="7.78743859174796">
                <text:p>7.78743859174796</text:p>
              </table:table-cell>
              <table:table-cell office:value-type="float" office:value="8.77019387991881">
                <text:p>8.77019387991881</text:p>
              </table:table-cell>
              <table:table-cell office:value-type="float" office:value="6.41428266461124">
                <text:p>6.41428266461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1.0092245552103">
                <text:p>11.0092245552103</text:p>
              </table:table-cell>
              <table:table-cell office:value-type="float" office:value="7.4174309533231">
                <text:p>7.4174309533231</text:p>
              </table:table-cell>
              <table:table-cell office:value-type="float" office:value="9.17399338035252">
                <text:p>9.17399338035252</text:p>
              </table:table-cell>
              <table:table-cell office:value-type="float" office:value="6.36191514267177">
                <text:p>6.36191514267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2903412879782">
                <text:p>10.2903412879782</text:p>
              </table:table-cell>
              <table:table-cell office:value-type="float" office:value="7.30994507139087">
                <text:p>7.30994507139087</text:p>
              </table:table-cell>
              <table:table-cell office:value-type="float" office:value="8.74115692579646">
                <text:p>8.74115692579646</text:p>
              </table:table-cell>
              <table:table-cell office:value-type="float" office:value="6.30767326746752">
                <text:p>6.30767326746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3100684257327">
                <text:p>10.3100684257327</text:p>
              </table:table-cell>
              <table:table-cell office:value-type="float" office:value="7.28066526693146">
                <text:p>7.28066526693146</text:p>
              </table:table-cell>
              <table:table-cell office:value-type="float" office:value="9.36948885760094">
                <text:p>9.36948885760094</text:p>
              </table:table-cell>
              <table:table-cell office:value-type="float" office:value="6.44532347704035">
                <text:p>6.44532347704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4521277184163">
                <text:p>10.4521277184163</text:p>
              </table:table-cell>
              <table:table-cell office:value-type="float" office:value="7.51670885528092">
                <text:p>7.51670885528092</text:p>
              </table:table-cell>
              <table:table-cell office:value-type="float" office:value="9.48209188907784">
                <text:p>9.48209188907784</text:p>
              </table:table-cell>
              <table:table-cell office:value-type="float" office:value="6.89134338627683">
                <text:p>6.89134338627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229815514782">
                <text:p>10.229815514782</text:p>
              </table:table-cell>
              <table:table-cell office:value-type="float" office:value="7.05993212565441">
                <text:p>7.05993212565441</text:p>
              </table:table-cell>
              <table:table-cell office:value-type="float" office:value="9.61315321829973">
                <text:p>9.61315321829973</text:p>
              </table:table-cell>
              <table:table-cell office:value-type="float" office:value="6.64914886410144">
                <text:p>6.64914886410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4792366361559">
                <text:p>10.4792366361559</text:p>
              </table:table-cell>
              <table:table-cell office:value-type="float" office:value="6.9749426236473">
                <text:p>6.9749426236473</text:p>
              </table:table-cell>
              <table:table-cell office:value-type="float" office:value="10.0376704201361">
                <text:p>10.0376704201361</text:p>
              </table:table-cell>
              <table:table-cell office:value-type="float" office:value="6.71003000996416">
                <text:p>6.71003000996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0.0020381130996">
                <text:p>10.0020381130996</text:p>
              </table:table-cell>
              <table:table-cell office:value-type="float" office:value="6.7696496314306">
                <text:p>6.7696496314306</text:p>
              </table:table-cell>
              <table:table-cell office:value-type="float" office:value="9.42894585637117">
                <text:p>9.42894585637117</text:p>
              </table:table-cell>
              <table:table-cell office:value-type="float" office:value="6.38941087313619">
                <text:p>6.38941087313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0117553049978">
                <text:p>10.0117553049978</text:p>
              </table:table-cell>
              <table:table-cell office:value-type="float" office:value="7.09421899983997">
                <text:p>7.09421899983997</text:p>
              </table:table-cell>
              <table:table-cell office:value-type="float" office:value="9.31780243378216">
                <text:p>9.31780243378216</text:p>
              </table:table-cell>
              <table:table-cell office:value-type="float" office:value="6.72220754904617">
                <text:p>6.72220754904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08155129807028">
                <text:p>9.08155129807028</text:p>
              </table:table-cell>
              <table:table-cell office:value-type="float" office:value="6.51920280464957">
                <text:p>6.51920280464957</text:p>
              </table:table-cell>
              <table:table-cell office:value-type="float" office:value="8.58757216200857">
                <text:p>8.58757216200857</text:p>
              </table:table-cell>
              <table:table-cell office:value-type="float" office:value="6.13845504087917">
                <text:p>6.13845504087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8.76075838592068">
                <text:p>8.76075838592068</text:p>
              </table:table-cell>
              <table:table-cell office:value-type="float" office:value="6.31799649406356">
                <text:p>6.31799649406356</text:p>
              </table:table-cell>
              <table:table-cell office:value-type="float" office:value="8.31676632478369">
                <text:p>8.31676632478369</text:p>
              </table:table-cell>
              <table:table-cell office:value-type="float" office:value="5.93756199138017">
                <text:p>5.9375619913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8.07328670800439">
                <text:p>8.07328670800439</text:p>
              </table:table-cell>
              <table:table-cell office:value-type="float" office:value="5.69832084434177">
                <text:p>5.69832084434177</text:p>
              </table:table-cell>
              <table:table-cell office:value-type="float" office:value="7.69113467066542">
                <text:p>7.69113467066542</text:p>
              </table:table-cell>
              <table:table-cell office:value-type="float" office:value="5.55620522506282">
                <text:p>5.55620522506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00497591644241">
                <text:p>8.00497591644241</text:p>
              </table:table-cell>
              <table:table-cell office:value-type="float" office:value="5.79188539299871">
                <text:p>5.79188539299871</text:p>
              </table:table-cell>
              <table:table-cell office:value-type="float" office:value="7.74088124643468">
                <text:p>7.74088124643468</text:p>
              </table:table-cell>
              <table:table-cell office:value-type="float" office:value="5.65538804441544">
                <text:p>5.65538804441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7.40565511219897">
                <text:p>7.40565511219897</text:p>
              </table:table-cell>
              <table:table-cell office:value-type="float" office:value="5.52768258268694">
                <text:p>5.52768258268694</text:p>
              </table:table-cell>
              <table:table-cell office:value-type="float" office:value="7.25996551622262">
                <text:p>7.25996551622262</text:p>
              </table:table-cell>
              <table:table-cell office:value-type="float" office:value="5.37908103299517">
                <text:p>5.379081032995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svg:x="1.151cm" svg:y="14.943cm" style:legend-expansion="custom" chartooo:width="18.16cm" chartooo:height="2.923cm" style:legend-expansion-aspect-ratio="6.21279507355457" chart:style-name="ch3"/>
        <chart:plot-area chart:style-name="ch4" table:cell-range-address="'Decile ratio yearly'.F4:'Decile ratio yearly'.J30 'Decile ratio yearly'.G3:'Decile ratio yearly'.J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9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10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1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868679826564">
                <text:p>10.9868679826564</text:p>
              </table:table-cell>
              <table:table-cell office:value-type="float" office:value="8.06672893113227">
                <text:p>8.06672893113227</text:p>
              </table:table-cell>
              <table:table-cell office:value-type="float" office:value="8.20218543089375">
                <text:p>8.20218543089375</text:p>
              </table:table-cell>
              <table:table-cell office:value-type="float" office:value="6.44066970690845">
                <text:p>6.4406697069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23543542449">
                <text:p>12.1523543542449</text:p>
              </table:table-cell>
              <table:table-cell office:value-type="float" office:value="8.6141047127517">
                <text:p>8.6141047127517</text:p>
              </table:table-cell>
              <table:table-cell office:value-type="float" office:value="9.15255566744908">
                <text:p>9.15255566744908</text:p>
              </table:table-cell>
              <table:table-cell office:value-type="float" office:value="6.81250603668186">
                <text:p>6.81250603668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305701329225">
                <text:p>11.6305701329225</text:p>
              </table:table-cell>
              <table:table-cell office:value-type="float" office:value="8.43130335032451">
                <text:p>8.43130335032451</text:p>
              </table:table-cell>
              <table:table-cell office:value-type="float" office:value="9.06972532218305">
                <text:p>9.06972532218305</text:p>
              </table:table-cell>
              <table:table-cell office:value-type="float" office:value="6.71871504758528">
                <text:p>6.71871504758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6920021161369">
                <text:p>11.6920021161369</text:p>
              </table:table-cell>
              <table:table-cell office:value-type="float" office:value="8.38574642538526">
                <text:p>8.38574642538526</text:p>
              </table:table-cell>
              <table:table-cell office:value-type="float" office:value="9.22818368202602">
                <text:p>9.22818368202602</text:p>
              </table:table-cell>
              <table:table-cell office:value-type="float" office:value="6.85431139248908">
                <text:p>6.85431139248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5308908312247">
                <text:p>11.5308908312247</text:p>
              </table:table-cell>
              <table:table-cell office:value-type="float" office:value="8.47787305542594">
                <text:p>8.47787305542594</text:p>
              </table:table-cell>
              <table:table-cell office:value-type="float" office:value="9.07604528683585">
                <text:p>9.07604528683585</text:p>
              </table:table-cell>
              <table:table-cell office:value-type="float" office:value="6.87922072055486">
                <text:p>6.87922072055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2.0067174873794">
                <text:p>12.0067174873794</text:p>
              </table:table-cell>
              <table:table-cell office:value-type="float" office:value="8.56224908832336">
                <text:p>8.56224908832336</text:p>
              </table:table-cell>
              <table:table-cell office:value-type="float" office:value="9.27783805118237">
                <text:p>9.27783805118237</text:p>
              </table:table-cell>
              <table:table-cell office:value-type="float" office:value="6.83053924499786">
                <text:p>6.83053924499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7094342507325">
                <text:p>11.7094342507325</text:p>
              </table:table-cell>
              <table:table-cell office:value-type="float" office:value="8.26167842952491">
                <text:p>8.26167842952491</text:p>
              </table:table-cell>
              <table:table-cell office:value-type="float" office:value="9.31553366952682">
                <text:p>9.31553366952682</text:p>
              </table:table-cell>
              <table:table-cell office:value-type="float" office:value="6.66161787410425">
                <text:p>6.66161787410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5064062200951">
                <text:p>11.5064062200951</text:p>
              </table:table-cell>
              <table:table-cell office:value-type="float" office:value="8.59385271032481">
                <text:p>8.59385271032481</text:p>
              </table:table-cell>
              <table:table-cell office:value-type="float" office:value="9.5043752627125">
                <text:p>9.5043752627125</text:p>
              </table:table-cell>
              <table:table-cell office:value-type="float" office:value="6.96826415509415">
                <text:p>6.96826415509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7738680626615">
                <text:p>10.7738680626615</text:p>
              </table:table-cell>
              <table:table-cell office:value-type="float" office:value="7.93249532215761">
                <text:p>7.93249532215761</text:p>
              </table:table-cell>
              <table:table-cell office:value-type="float" office:value="9.06239967455702">
                <text:p>9.06239967455702</text:p>
              </table:table-cell>
              <table:table-cell office:value-type="float" office:value="6.64414238468129">
                <text:p>6.64414238468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6321039928381">
                <text:p>10.6321039928381</text:p>
              </table:table-cell>
              <table:table-cell office:value-type="float" office:value="7.34650761393302">
                <text:p>7.34650761393302</text:p>
              </table:table-cell>
              <table:table-cell office:value-type="float" office:value="9.09779444697097">
                <text:p>9.09779444697097</text:p>
              </table:table-cell>
              <table:table-cell office:value-type="float" office:value="6.49733117935815">
                <text:p>6.49733117935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0719293373675">
                <text:p>11.0719293373675</text:p>
              </table:table-cell>
              <table:table-cell office:value-type="float" office:value="7.74417110999684">
                <text:p>7.74417110999684</text:p>
              </table:table-cell>
              <table:table-cell office:value-type="float" office:value="9.36836281604255">
                <text:p>9.36836281604255</text:p>
              </table:table-cell>
              <table:table-cell office:value-type="float" office:value="6.72909036980236">
                <text:p>6.72909036980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5764525018953">
                <text:p>11.5764525018953</text:p>
              </table:table-cell>
              <table:table-cell office:value-type="float" office:value="7.81619609086426">
                <text:p>7.81619609086426</text:p>
              </table:table-cell>
              <table:table-cell office:value-type="float" office:value="10.3785515156585">
                <text:p>10.3785515156585</text:p>
              </table:table-cell>
              <table:table-cell office:value-type="float" office:value="7.01274477918022">
                <text:p>7.01274477918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708407032153">
                <text:p>11.708407032153</text:p>
              </table:table-cell>
              <table:table-cell office:value-type="float" office:value="7.52521130083401">
                <text:p>7.52521130083401</text:p>
              </table:table-cell>
              <table:table-cell office:value-type="float" office:value="10.3268370072699">
                <text:p>10.3268370072699</text:p>
              </table:table-cell>
              <table:table-cell office:value-type="float" office:value="6.8453794897575">
                <text:p>6.8453794897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639590430722">
                <text:p>10.639590430722</text:p>
              </table:table-cell>
              <table:table-cell office:value-type="float" office:value="7.15379150162116">
                <text:p>7.15379150162116</text:p>
              </table:table-cell>
              <table:table-cell office:value-type="float" office:value="9.88896597171423">
                <text:p>9.88896597171423</text:p>
              </table:table-cell>
              <table:table-cell office:value-type="float" office:value="6.66303219585998">
                <text:p>6.66303219585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1.0000031431464">
                <text:p>11.0000031431464</text:p>
              </table:table-cell>
              <table:table-cell office:value-type="float" office:value="7.50680786421774">
                <text:p>7.50680786421774</text:p>
              </table:table-cell>
              <table:table-cell office:value-type="float" office:value="10.6993187659263">
                <text:p>10.6993187659263</text:p>
              </table:table-cell>
              <table:table-cell office:value-type="float" office:value="7.17932467844114">
                <text:p>7.17932467844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0.9424539909603">
                <text:p>10.9424539909603</text:p>
              </table:table-cell>
              <table:table-cell office:value-type="float" office:value="7.09316886932086">
                <text:p>7.09316886932086</text:p>
              </table:table-cell>
              <table:table-cell office:value-type="float" office:value="9.81696076768711">
                <text:p>9.81696076768711</text:p>
              </table:table-cell>
              <table:table-cell office:value-type="float" office:value="6.6761622557356">
                <text:p>6.676162255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8887539096403">
                <text:p>10.8887539096403</text:p>
              </table:table-cell>
              <table:table-cell office:value-type="float" office:value="7.28231750039191">
                <text:p>7.28231750039191</text:p>
              </table:table-cell>
              <table:table-cell office:value-type="float" office:value="9.88965696352981">
                <text:p>9.88965696352981</text:p>
              </table:table-cell>
              <table:table-cell office:value-type="float" office:value="6.5865533345032">
                <text:p>6.5865533345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2079265668028">
                <text:p>10.2079265668028</text:p>
              </table:table-cell>
              <table:table-cell office:value-type="float" office:value="7.0427642529898">
                <text:p>7.0427642529898</text:p>
              </table:table-cell>
              <table:table-cell office:value-type="float" office:value="9.26428340597457">
                <text:p>9.26428340597457</text:p>
              </table:table-cell>
              <table:table-cell office:value-type="float" office:value="6.58174537893968">
                <text:p>6.58174537893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02076231989074">
                <text:p>9.02076231989074</text:p>
              </table:table-cell>
              <table:table-cell office:value-type="float" office:value="6.55103559186691">
                <text:p>6.55103559186691</text:p>
              </table:table-cell>
              <table:table-cell office:value-type="float" office:value="8.78020250918135">
                <text:p>8.78020250918135</text:p>
              </table:table-cell>
              <table:table-cell office:value-type="float" office:value="6.28039877690175">
                <text:p>6.28039877690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8.95296624050612">
                <text:p>8.95296624050612</text:p>
              </table:table-cell>
              <table:table-cell office:value-type="float" office:value="6.41272129571049">
                <text:p>6.41272129571049</text:p>
              </table:table-cell>
              <table:table-cell office:value-type="float" office:value="8.69315552814571">
                <text:p>8.69315552814571</text:p>
              </table:table-cell>
              <table:table-cell office:value-type="float" office:value="6.19153159827798">
                <text:p>6.19153159827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58222868855346">
                <text:p>9.58222868855346</text:p>
              </table:table-cell>
              <table:table-cell office:value-type="float" office:value="6.681338439893">
                <text:p>6.681338439893</text:p>
              </table:table-cell>
              <table:table-cell office:value-type="float" office:value="8.98599610021967">
                <text:p>8.98599610021967</text:p>
              </table:table-cell>
              <table:table-cell office:value-type="float" office:value="6.47987543920011">
                <text:p>6.47987543920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11.0807363526415">
                <text:p>11.0807363526415</text:p>
              </table:table-cell>
              <table:table-cell office:value-type="float" office:value="7.15571784986446">
                <text:p>7.15571784986446</text:p>
              </table:table-cell>
              <table:table-cell office:value-type="float" office:value="10.685126345023">
                <text:p>10.685126345023</text:p>
              </table:table-cell>
              <table:table-cell office:value-type="float" office:value="6.85366451407833">
                <text:p>6.853664514078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Decile ratio yearly'.K4:'Decile ratio yearly'.O30 'Decile ratio yearly'.L3:'Decile ratio yearly'.O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9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10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1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605086219754">
                <text:p>12.1605086219754</text:p>
              </table:table-cell>
              <table:table-cell office:value-type="float" office:value="8.58437432083055">
                <text:p>8.58437432083055</text:p>
              </table:table-cell>
              <table:table-cell office:value-type="float" office:value="9.19160332342048">
                <text:p>9.19160332342048</text:p>
              </table:table-cell>
              <table:table-cell office:value-type="float" office:value="6.80200749719994">
                <text:p>6.8020074971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67847584499">
                <text:p>11.667847584499</text:p>
              </table:table-cell>
              <table:table-cell office:value-type="float" office:value="8.44364489147629">
                <text:p>8.44364489147629</text:p>
              </table:table-cell>
              <table:table-cell office:value-type="float" office:value="9.09324212912501">
                <text:p>9.09324212912501</text:p>
              </table:table-cell>
              <table:table-cell office:value-type="float" office:value="6.73167801104336">
                <text:p>6.73167801104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912491885803">
                <text:p>11.5912491885803</text:p>
              </table:table-cell>
              <table:table-cell office:value-type="float" office:value="8.32283048159114">
                <text:p>8.32283048159114</text:p>
              </table:table-cell>
              <table:table-cell office:value-type="float" office:value="9.2474785694205">
                <text:p>9.2474785694205</text:p>
              </table:table-cell>
              <table:table-cell office:value-type="float" office:value="6.85782054432285">
                <text:p>6.8578205443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50914840911">
                <text:p>11.50914840911</text:p>
              </table:table-cell>
              <table:table-cell office:value-type="float" office:value="8.24051961615668">
                <text:p>8.24051961615668</text:p>
              </table:table-cell>
              <table:table-cell office:value-type="float" office:value="9.2432220766718">
                <text:p>9.2432220766718</text:p>
              </table:table-cell>
              <table:table-cell office:value-type="float" office:value="6.76055109835329">
                <text:p>6.76055109835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1132537576123">
                <text:p>11.1132537576123</text:p>
              </table:table-cell>
              <table:table-cell office:value-type="float" office:value="8.1556628561643">
                <text:p>8.1556628561643</text:p>
              </table:table-cell>
              <table:table-cell office:value-type="float" office:value="9.00853374237389">
                <text:p>9.00853374237389</text:p>
              </table:table-cell>
              <table:table-cell office:value-type="float" office:value="6.63096403273921">
                <text:p>6.63096403273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009554474624">
                <text:p>11.009554474624</text:p>
              </table:table-cell>
              <table:table-cell office:value-type="float" office:value="7.98766971220895">
                <text:p>7.98766971220895</text:p>
              </table:table-cell>
              <table:table-cell office:value-type="float" office:value="8.6672852695875">
                <text:p>8.6672852695875</text:p>
              </table:table-cell>
              <table:table-cell office:value-type="float" office:value="6.49186195954441">
                <text:p>6.49186195954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8840799497391">
                <text:p>10.8840799497391</text:p>
              </table:table-cell>
              <table:table-cell office:value-type="float" office:value="8.22275023889511">
                <text:p>8.22275023889511</text:p>
              </table:table-cell>
              <table:table-cell office:value-type="float" office:value="8.9725656982725">
                <text:p>8.9725656982725</text:p>
              </table:table-cell>
              <table:table-cell office:value-type="float" office:value="6.68239193704293">
                <text:p>6.68239193704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9426722766297">
                <text:p>10.9426722766297</text:p>
              </table:table-cell>
              <table:table-cell office:value-type="float" office:value="8.25286256489246">
                <text:p>8.25286256489246</text:p>
              </table:table-cell>
              <table:table-cell office:value-type="float" office:value="8.95380132789309">
                <text:p>8.95380132789309</text:p>
              </table:table-cell>
              <table:table-cell office:value-type="float" office:value="6.71751876966548">
                <text:p>6.71751876966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5662308887519">
                <text:p>10.5662308887519</text:p>
              </table:table-cell>
              <table:table-cell office:value-type="float" office:value="8.14201427526238">
                <text:p>8.14201427526238</text:p>
              </table:table-cell>
              <table:table-cell office:value-type="float" office:value="8.45172196045527">
                <text:p>8.45172196045527</text:p>
              </table:table-cell>
              <table:table-cell office:value-type="float" office:value="6.66149659709524">
                <text:p>6.66149659709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897239474469">
                <text:p>10.897239474469</text:p>
              </table:table-cell>
              <table:table-cell office:value-type="float" office:value="7.99592569287052">
                <text:p>7.99592569287052</text:p>
              </table:table-cell>
              <table:table-cell office:value-type="float" office:value="8.78986800915833">
                <text:p>8.78986800915833</text:p>
              </table:table-cell>
              <table:table-cell office:value-type="float" office:value="6.84839173869436">
                <text:p>6.84839173869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380784048585">
                <text:p>11.380784048585</text:p>
              </table:table-cell>
              <table:table-cell office:value-type="float" office:value="8.37336303067834">
                <text:p>8.37336303067834</text:p>
              </table:table-cell>
              <table:table-cell office:value-type="float" office:value="9.55508631371966">
                <text:p>9.55508631371966</text:p>
              </table:table-cell>
              <table:table-cell office:value-type="float" office:value="7.14010165508419">
                <text:p>7.14010165508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4527361918038">
                <text:p>11.4527361918038</text:p>
              </table:table-cell>
              <table:table-cell office:value-type="float" office:value="8.05844399798315">
                <text:p>8.05844399798315</text:p>
              </table:table-cell>
              <table:table-cell office:value-type="float" office:value="9.82546581602436">
                <text:p>9.82546581602436</text:p>
              </table:table-cell>
              <table:table-cell office:value-type="float" office:value="7.29627379374523">
                <text:p>7.29627379374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7554470810368">
                <text:p>10.7554470810368</text:p>
              </table:table-cell>
              <table:table-cell office:value-type="float" office:value="7.88392595530803">
                <text:p>7.88392595530803</text:p>
              </table:table-cell>
              <table:table-cell office:value-type="float" office:value="9.98942115086665">
                <text:p>9.98942115086665</text:p>
              </table:table-cell>
              <table:table-cell office:value-type="float" office:value="7.40361224790838">
                <text:p>7.40361224790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4435188821141">
                <text:p>10.4435188821141</text:p>
              </table:table-cell>
              <table:table-cell office:value-type="float" office:value="7.75159586733382">
                <text:p>7.75159586733382</text:p>
              </table:table-cell>
              <table:table-cell office:value-type="float" office:value="9.68942530207979">
                <text:p>9.68942530207979</text:p>
              </table:table-cell>
              <table:table-cell office:value-type="float" office:value="7.32194659733103">
                <text:p>7.32194659733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0.3455888471815">
                <text:p>10.3455888471815</text:p>
              </table:table-cell>
              <table:table-cell office:value-type="float" office:value="7.38294582324147">
                <text:p>7.38294582324147</text:p>
              </table:table-cell>
              <table:table-cell office:value-type="float" office:value="9.31517780024352">
                <text:p>9.31517780024352</text:p>
              </table:table-cell>
              <table:table-cell office:value-type="float" office:value="7.13974739767559">
                <text:p>7.13974739767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6960836885681">
                <text:p>10.6960836885681</text:p>
              </table:table-cell>
              <table:table-cell office:value-type="float" office:value="7.90417480206391">
                <text:p>7.90417480206391</text:p>
              </table:table-cell>
              <table:table-cell office:value-type="float" office:value="9.74173305101593">
                <text:p>9.74173305101593</text:p>
              </table:table-cell>
              <table:table-cell office:value-type="float" office:value="7.64355803758917">
                <text:p>7.64355803758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2385837379159">
                <text:p>10.2385837379159</text:p>
              </table:table-cell>
              <table:table-cell office:value-type="float" office:value="7.69117150199365">
                <text:p>7.69117150199365</text:p>
              </table:table-cell>
              <table:table-cell office:value-type="float" office:value="9.54879715779099">
                <text:p>9.54879715779099</text:p>
              </table:table-cell>
              <table:table-cell office:value-type="float" office:value="7.44777591185411">
                <text:p>7.44777591185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10.6142657459946">
                <text:p>10.6142657459946</text:p>
              </table:table-cell>
              <table:table-cell office:value-type="float" office:value="7.69079937150384">
                <text:p>7.69079937150384</text:p>
              </table:table-cell>
              <table:table-cell office:value-type="float" office:value="10.0620170074625">
                <text:p>10.0620170074625</text:p>
              </table:table-cell>
              <table:table-cell office:value-type="float" office:value="7.24324870338562">
                <text:p>7.24324870338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58960089550731">
                <text:p>9.58960089550731</text:p>
              </table:table-cell>
              <table:table-cell office:value-type="float" office:value="7.18409730332672">
                <text:p>7.18409730332672</text:p>
              </table:table-cell>
              <table:table-cell office:value-type="float" office:value="9.30095208306658">
                <text:p>9.30095208306658</text:p>
              </table:table-cell>
              <table:table-cell office:value-type="float" office:value="6.79968678482311">
                <text:p>6.79968678482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51837135145408">
                <text:p>9.51837135145408</text:p>
              </table:table-cell>
              <table:table-cell office:value-type="float" office:value="6.84432851274638">
                <text:p>6.84432851274638</text:p>
              </table:table-cell>
              <table:table-cell office:value-type="float" office:value="9.26671867697755">
                <text:p>9.26671867697755</text:p>
              </table:table-cell>
              <table:table-cell office:value-type="float" office:value="6.70506803741743">
                <text:p>6.70506803741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1432225309434">
                <text:p>9.1432225309434</text:p>
              </table:table-cell>
              <table:table-cell office:value-type="float" office:value="6.752028504267">
                <text:p>6.752028504267</text:p>
              </table:table-cell>
              <table:table-cell office:value-type="float" office:value="9.17134960299938">
                <text:p>9.17134960299938</text:p>
              </table:table-cell>
              <table:table-cell office:value-type="float" office:value="6.66735050126101">
                <text:p>6.667350501261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828cm" svg:height="15.201cm" xlink:href=".." xlink:type="simple" chart:class="chart:scatter" chart:style-name="ch1">
        <chart:subtitle svg:x="9.676cm" svg:y="0.305cm" chart:style-name="ch2">
          <text:p>sub-title</text:p>
        </chart:subtitle>
        <chart:legend chart:legend-position="bottom" svg:x="1.887cm" svg:y="13.649cm" style:legend-expansion="wide" chart:style-name="ch3"/>
        <chart:plot-area chart:style-name="ch4" table:cell-range-address="'Top 10% share yearly'.F4:'Top 10% share yearly'.J30 'Top 10% share yearly'.G3:'Top 10% share yearly'.J3" chart:data-source-has-labels="row" svg:x="0.419cm" svg:y="0.228cm" svg:width="20.203cm" svg:height="12.426cm">
          <chartooo:coordinate-region svg:x="1.517cm" svg:y="0.473cm" svg:width="18.86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9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10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1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17620500258">
                <text:p>0.253517620500258</text:p>
              </table:table-cell>
              <table:table-cell office:value-type="float" office:value="0.231826922996074">
                <text:p>0.231826922996074</text:p>
              </table:table-cell>
              <table:table-cell office:value-type="float" office:value="0.237852623260914">
                <text:p>0.237852623260914</text:p>
              </table:table-cell>
              <table:table-cell office:value-type="float" office:value="0.220991046970193">
                <text:p>0.220991046970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3941849842643">
                <text:p>0.253941849842643</text:p>
              </table:table-cell>
              <table:table-cell office:value-type="float" office:value="0.229444940113628">
                <text:p>0.229444940113628</text:p>
              </table:table-cell>
              <table:table-cell office:value-type="float" office:value="0.236730237915541">
                <text:p>0.236730237915541</text:p>
              </table:table-cell>
              <table:table-cell office:value-type="float" office:value="0.218204216442345">
                <text:p>0.218204216442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84660851228">
                <text:p>0.2584660851228</text:p>
              </table:table-cell>
              <table:table-cell office:value-type="float" office:value="0.231542442234669">
                <text:p>0.231542442234669</text:p>
              </table:table-cell>
              <table:table-cell office:value-type="float" office:value="0.241540973354497">
                <text:p>0.241540973354497</text:p>
              </table:table-cell>
              <table:table-cell office:value-type="float" office:value="0.220678612068559">
                <text:p>0.220678612068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663820555826">
                <text:p>0.26663820555826</text:p>
              </table:table-cell>
              <table:table-cell office:value-type="float" office:value="0.237091887514096">
                <text:p>0.237091887514096</text:p>
              </table:table-cell>
              <table:table-cell office:value-type="float" office:value="0.249661206922774">
                <text:p>0.249661206922774</text:p>
              </table:table-cell>
              <table:table-cell office:value-type="float" office:value="0.226237796277791">
                <text:p>0.226237796277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61666576709174">
                <text:p>0.261666576709174</text:p>
              </table:table-cell>
              <table:table-cell office:value-type="float" office:value="0.235901967316026">
                <text:p>0.235901967316026</text:p>
              </table:table-cell>
              <table:table-cell office:value-type="float" office:value="0.245043637763994">
                <text:p>0.245043637763994</text:p>
              </table:table-cell>
              <table:table-cell office:value-type="float" office:value="0.225284226919287">
                <text:p>0.225284226919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58814747343837">
                <text:p>0.258814747343837</text:p>
              </table:table-cell>
              <table:table-cell office:value-type="float" office:value="0.234099033156651">
                <text:p>0.234099033156651</text:p>
              </table:table-cell>
              <table:table-cell office:value-type="float" office:value="0.241106530736666">
                <text:p>0.241106530736666</text:p>
              </table:table-cell>
              <table:table-cell office:value-type="float" office:value="0.223060573303817">
                <text:p>0.223060573303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56479577920672">
                <text:p>0.256479577920672</text:p>
              </table:table-cell>
              <table:table-cell office:value-type="float" office:value="0.234863521634066">
                <text:p>0.234863521634066</text:p>
              </table:table-cell>
              <table:table-cell office:value-type="float" office:value="0.239309202274984">
                <text:p>0.239309202274984</text:p>
              </table:table-cell>
              <table:table-cell office:value-type="float" office:value="0.224128517215609">
                <text:p>0.224128517215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53188366375951">
                <text:p>0.253188366375951</text:p>
              </table:table-cell>
              <table:table-cell office:value-type="float" office:value="0.236016578341064">
                <text:p>0.236016578341064</text:p>
              </table:table-cell>
              <table:table-cell office:value-type="float" office:value="0.236264768243989">
                <text:p>0.236264768243989</text:p>
              </table:table-cell>
              <table:table-cell office:value-type="float" office:value="0.225420898502707">
                <text:p>0.225420898502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58923080489003">
                <text:p>0.258923080489003</text:p>
              </table:table-cell>
              <table:table-cell office:value-type="float" office:value="0.236400411320945">
                <text:p>0.236400411320945</text:p>
              </table:table-cell>
              <table:table-cell office:value-type="float" office:value="0.242966696160494">
                <text:p>0.242966696160494</text:p>
              </table:table-cell>
              <table:table-cell office:value-type="float" office:value="0.226811364692934">
                <text:p>0.226811364692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55665315924496">
                <text:p>0.255665315924496</text:p>
              </table:table-cell>
              <table:table-cell office:value-type="float" office:value="0.23695526908025">
                <text:p>0.23695526908025</text:p>
              </table:table-cell>
              <table:table-cell office:value-type="float" office:value="0.240577027231161">
                <text:p>0.240577027231161</text:p>
              </table:table-cell>
              <table:table-cell office:value-type="float" office:value="0.227742413892422">
                <text:p>0.227742413892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51236416618017">
                <text:p>0.251236416618017</text:p>
              </table:table-cell>
              <table:table-cell office:value-type="float" office:value="0.232363087632898">
                <text:p>0.232363087632898</text:p>
              </table:table-cell>
              <table:table-cell office:value-type="float" office:value="0.237536930577211">
                <text:p>0.237536930577211</text:p>
              </table:table-cell>
              <table:table-cell office:value-type="float" office:value="0.224068072998052">
                <text:p>0.224068072998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92407077474027">
                <text:p>0.292407077474027</text:p>
              </table:table-cell>
              <table:table-cell office:value-type="float" office:value="0.250715562445232">
                <text:p>0.250715562445232</text:p>
              </table:table-cell>
              <table:table-cell office:value-type="float" office:value="0.277389581876717">
                <text:p>0.277389581876717</text:p>
              </table:table-cell>
              <table:table-cell office:value-type="float" office:value="0.242323939998779">
                <text:p>0.242323939998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89610479514345">
                <text:p>0.289610479514345</text:p>
              </table:table-cell>
              <table:table-cell office:value-type="float" office:value="0.248982310767505">
                <text:p>0.248982310767505</text:p>
              </table:table-cell>
              <table:table-cell office:value-type="float" office:value="0.277300490677366">
                <text:p>0.277300490677366</text:p>
              </table:table-cell>
              <table:table-cell office:value-type="float" office:value="0.24224269938731">
                <text:p>0.24224269938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7198936398542">
                <text:p>0.27198936398542</text:p>
              </table:table-cell>
              <table:table-cell office:value-type="float" office:value="0.242733081674483">
                <text:p>0.242733081674483</text:p>
              </table:table-cell>
              <table:table-cell office:value-type="float" office:value="0.262858521169292">
                <text:p>0.262858521169292</text:p>
              </table:table-cell>
              <table:table-cell office:value-type="float" office:value="0.237571751545301">
                <text:p>0.237571751545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74548252414211">
                <text:p>0.274548252414211</text:p>
              </table:table-cell>
              <table:table-cell office:value-type="float" office:value="0.245452194769156">
                <text:p>0.245452194769156</text:p>
              </table:table-cell>
              <table:table-cell office:value-type="float" office:value="0.267730961805199">
                <text:p>0.267730961805199</text:p>
              </table:table-cell>
              <table:table-cell office:value-type="float" office:value="0.241634838066425">
                <text:p>0.241634838066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70917363562179">
                <text:p>0.270917363562179</text:p>
              </table:table-cell>
              <table:table-cell office:value-type="float" office:value="0.246349330866896">
                <text:p>0.246349330866896</text:p>
              </table:table-cell>
              <table:table-cell office:value-type="float" office:value="0.264085278303354">
                <text:p>0.264085278303354</text:p>
              </table:table-cell>
              <table:table-cell office:value-type="float" office:value="0.242455668476457">
                <text:p>0.242455668476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74336764982944">
                <text:p>0.274336764982944</text:p>
              </table:table-cell>
              <table:table-cell office:value-type="float" office:value="0.246001007188491">
                <text:p>0.246001007188491</text:p>
              </table:table-cell>
              <table:table-cell office:value-type="float" office:value="0.266937217019242">
                <text:p>0.266937217019242</text:p>
              </table:table-cell>
              <table:table-cell office:value-type="float" office:value="0.241855705449215">
                <text:p>0.241855705449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65544116545998">
                <text:p>0.265544116545998</text:p>
              </table:table-cell>
              <table:table-cell office:value-type="float" office:value="0.240225789768983">
                <text:p>0.240225789768983</text:p>
              </table:table-cell>
              <table:table-cell office:value-type="float" office:value="0.258608529069646">
                <text:p>0.258608529069646</text:p>
              </table:table-cell>
              <table:table-cell office:value-type="float" office:value="0.236323933477261">
                <text:p>0.236323933477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71779353532248">
                <text:p>0.271779353532248</text:p>
              </table:table-cell>
              <table:table-cell office:value-type="float" office:value="0.243408897615444">
                <text:p>0.243408897615444</text:p>
              </table:table-cell>
              <table:table-cell office:value-type="float" office:value="0.26598697260247">
                <text:p>0.26598697260247</text:p>
              </table:table-cell>
              <table:table-cell office:value-type="float" office:value="0.240223032797819">
                <text:p>0.240223032797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66818768582281">
                <text:p>0.266818768582281</text:p>
              </table:table-cell>
              <table:table-cell office:value-type="float" office:value="0.239950682585128">
                <text:p>0.239950682585128</text:p>
              </table:table-cell>
              <table:table-cell office:value-type="float" office:value="0.261530292781983">
                <text:p>0.261530292781983</text:p>
              </table:table-cell>
              <table:table-cell office:value-type="float" office:value="0.237053412823507">
                <text:p>0.237053412823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92493320320675">
                <text:p>0.292493320320675</text:p>
              </table:table-cell>
              <table:table-cell office:value-type="float" office:value="0.250970345657145">
                <text:p>0.250970345657145</text:p>
              </table:table-cell>
              <table:table-cell office:value-type="float" office:value="0.288941844684319">
                <text:p>0.288941844684319</text:p>
              </table:table-cell>
              <table:table-cell office:value-type="float" office:value="0.249146351194991">
                <text:p>0.249146351194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4138984205259">
                <text:p>0.34138984205259</text:p>
              </table:table-cell>
              <table:table-cell office:value-type="float" office:value="0.271580613201404">
                <text:p>0.271580613201404</text:p>
              </table:table-cell>
              <table:table-cell office:value-type="float" office:value="0.337686613749689">
                <text:p>0.337686613749689</text:p>
              </table:table-cell>
              <table:table-cell office:value-type="float" office:value="0.269816808364586">
                <text:p>0.269816808364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497cm" svg:height="15.2cm" xlink:href=".." xlink:type="simple" chart:class="chart:scatter" chart:style-name="ch1">
        <chart:subtitle svg:x="10.01cm" svg:y="0.305cm" chart:style-name="ch2">
          <text:p>sub-title</text:p>
        </chart:subtitle>
        <chart:legend chart:legend-position="bottom" svg:x="2.221cm" svg:y="13.648cm" style:legend-expansion="wide" chart:style-name="ch3"/>
        <chart:plot-area chart:style-name="ch4" table:cell-range-address="'Top 10% share yearly'.A4:'Top 10% share yearly'.E30 'Top 10% share yearly'.B3:'Top 10% share yearly'.E3" chart:data-source-has-labels="row" svg:x="0.467cm" svg:y="0.228cm" svg:width="20.808cm" svg:height="12.424cm">
          <chartooo:coordinate-region svg:x="1.565cm" svg:y="0.473cm" svg:width="19.465cm" svg:height="10.9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9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10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1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3824119444871">
                <text:p>0.253824119444871</text:p>
              </table:table-cell>
              <table:table-cell office:value-type="float" office:value="0.229815595534656">
                <text:p>0.229815595534656</text:p>
              </table:table-cell>
              <table:table-cell office:value-type="float" office:value="0.23659935899449">
                <text:p>0.23659935899449</text:p>
              </table:table-cell>
              <table:table-cell office:value-type="float" office:value="0.218546744874521">
                <text:p>0.218546744874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8996929508057">
                <text:p>0.258996929508057</text:p>
              </table:table-cell>
              <table:table-cell office:value-type="float" office:value="0.231743011937182">
                <text:p>0.231743011937182</text:p>
              </table:table-cell>
              <table:table-cell office:value-type="float" office:value="0.241921009217214">
                <text:p>0.241921009217214</text:p>
              </table:table-cell>
              <table:table-cell office:value-type="float" office:value="0.220806121589075">
                <text:p>0.220806121589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4711236028574">
                <text:p>0.264711236028574</text:p>
              </table:table-cell>
              <table:table-cell office:value-type="float" office:value="0.236515273802381">
                <text:p>0.236515273802381</text:p>
              </table:table-cell>
              <table:table-cell office:value-type="float" office:value="0.247575256756429">
                <text:p>0.247575256756429</text:p>
              </table:table-cell>
              <table:table-cell office:value-type="float" office:value="0.225530669752398">
                <text:p>0.225530669752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5856492085888">
                <text:p>0.255856492085888</text:p>
              </table:table-cell>
              <table:table-cell office:value-type="float" office:value="0.232704319733333">
                <text:p>0.232704319733333</text:p>
              </table:table-cell>
              <table:table-cell office:value-type="float" office:value="0.239555572363352">
                <text:p>0.239555572363352</text:p>
              </table:table-cell>
              <table:table-cell office:value-type="float" office:value="0.222218170146467">
                <text:p>0.222218170146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42450141345014">
                <text:p>0.242450141345014</text:p>
              </table:table-cell>
              <table:table-cell office:value-type="float" office:value="0.223847148832146">
                <text:p>0.223847148832146</text:p>
              </table:table-cell>
              <table:table-cell office:value-type="float" office:value="0.226815196323994">
                <text:p>0.226815196323994</text:p>
              </table:table-cell>
              <table:table-cell office:value-type="float" office:value="0.213848195872074">
                <text:p>0.213848195872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5901101603924">
                <text:p>0.245901101603924</text:p>
              </table:table-cell>
              <table:table-cell office:value-type="float" office:value="0.228908009974733">
                <text:p>0.228908009974733</text:p>
              </table:table-cell>
              <table:table-cell office:value-type="float" office:value="0.229271084211306">
                <text:p>0.229271084211306</text:p>
              </table:table-cell>
              <table:table-cell office:value-type="float" office:value="0.218401537655687">
                <text:p>0.218401537655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48083875890421">
                <text:p>0.248083875890421</text:p>
              </table:table-cell>
              <table:table-cell office:value-type="float" office:value="0.232441220503916">
                <text:p>0.232441220503916</text:p>
              </table:table-cell>
              <table:table-cell office:value-type="float" office:value="0.231898355171976">
                <text:p>0.231898355171976</text:p>
              </table:table-cell>
              <table:table-cell office:value-type="float" office:value="0.222277278656834">
                <text:p>0.222277278656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53937151007962">
                <text:p>0.253937151007962</text:p>
              </table:table-cell>
              <table:table-cell office:value-type="float" office:value="0.235221057092104">
                <text:p>0.235221057092104</text:p>
              </table:table-cell>
              <table:table-cell office:value-type="float" office:value="0.237718937056878">
                <text:p>0.237718937056878</text:p>
              </table:table-cell>
              <table:table-cell office:value-type="float" office:value="0.225426599515028">
                <text:p>0.225426599515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46923895757737">
                <text:p>0.246923895757737</text:p>
              </table:table-cell>
              <table:table-cell office:value-type="float" office:value="0.229651771053694">
                <text:p>0.229651771053694</text:p>
              </table:table-cell>
              <table:table-cell office:value-type="float" office:value="0.232131920725504">
                <text:p>0.232131920725504</text:p>
              </table:table-cell>
              <table:table-cell office:value-type="float" office:value="0.220650941642913">
                <text:p>0.220650941642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52293181971031">
                <text:p>0.252293181971031</text:p>
              </table:table-cell>
              <table:table-cell office:value-type="float" office:value="0.232749387343098">
                <text:p>0.232749387343098</text:p>
              </table:table-cell>
              <table:table-cell office:value-type="float" office:value="0.237579480231462">
                <text:p>0.237579480231462</text:p>
              </table:table-cell>
              <table:table-cell office:value-type="float" office:value="0.223895843331141">
                <text:p>0.223895843331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49147207348369">
                <text:p>0.249147207348369</text:p>
              </table:table-cell>
              <table:table-cell office:value-type="float" office:value="0.22988608059196">
                <text:p>0.22988608059196</text:p>
              </table:table-cell>
              <table:table-cell office:value-type="float" office:value="0.23630476762485">
                <text:p>0.23630476762485</text:p>
              </table:table-cell>
              <table:table-cell office:value-type="float" office:value="0.22227108199074">
                <text:p>0.22227108199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58173913896952">
                <text:p>0.258173913896952</text:p>
              </table:table-cell>
              <table:table-cell office:value-type="float" office:value="0.236321638825941">
                <text:p>0.236321638825941</text:p>
              </table:table-cell>
              <table:table-cell office:value-type="float" office:value="0.247157875265116">
                <text:p>0.247157875265116</text:p>
              </table:table-cell>
              <table:table-cell office:value-type="float" office:value="0.229827213880803">
                <text:p>0.229827213880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41535511588733">
                <text:p>0.241535511588733</text:p>
              </table:table-cell>
              <table:table-cell office:value-type="float" office:value="0.223502124553843">
                <text:p>0.223502124553843</text:p>
              </table:table-cell>
              <table:table-cell office:value-type="float" office:value="0.234159670574848">
                <text:p>0.234159670574848</text:p>
              </table:table-cell>
              <table:table-cell office:value-type="float" office:value="0.219045686830447">
                <text:p>0.219045686830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43884011535053">
                <text:p>0.243884011535053</text:p>
              </table:table-cell>
              <table:table-cell office:value-type="float" office:value="0.225385699235916">
                <text:p>0.225385699235916</text:p>
              </table:table-cell>
              <table:table-cell office:value-type="float" office:value="0.237521957735901">
                <text:p>0.237521957735901</text:p>
              </table:table-cell>
              <table:table-cell office:value-type="float" office:value="0.221548306590198">
                <text:p>0.221548306590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5646804695561">
                <text:p>0.25646804695561</text:p>
              </table:table-cell>
              <table:table-cell office:value-type="float" office:value="0.230018911754765">
                <text:p>0.230018911754765</text:p>
              </table:table-cell>
              <table:table-cell office:value-type="float" office:value="0.250095706661734">
                <text:p>0.250095706661734</text:p>
              </table:table-cell>
              <table:table-cell office:value-type="float" office:value="0.226248458472037">
                <text:p>0.226248458472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60771897191285">
                <text:p>0.260771897191285</text:p>
              </table:table-cell>
              <table:table-cell office:value-type="float" office:value="0.231442769812354">
                <text:p>0.231442769812354</text:p>
              </table:table-cell>
              <table:table-cell office:value-type="float" office:value="0.25527213654638">
                <text:p>0.25527213654638</text:p>
              </table:table-cell>
              <table:table-cell office:value-type="float" office:value="0.228219307332685">
                <text:p>0.228219307332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76632702389166">
                <text:p>0.276632702389166</text:p>
              </table:table-cell>
              <table:table-cell office:value-type="float" office:value="0.243335280546777">
                <text:p>0.243335280546777</text:p>
              </table:table-cell>
              <table:table-cell office:value-type="float" office:value="0.271136872775565">
                <text:p>0.271136872775565</text:p>
              </table:table-cell>
              <table:table-cell office:value-type="float" office:value="0.240173622233868">
                <text:p>0.2401736222338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81929167739154">
                <text:p>0.281929167739154</text:p>
              </table:table-cell>
              <table:table-cell office:value-type="float" office:value="0.241857907736888">
                <text:p>0.241857907736888</text:p>
              </table:table-cell>
              <table:table-cell office:value-type="float" office:value="0.276510504843738">
                <text:p>0.276510504843738</text:p>
              </table:table-cell>
              <table:table-cell office:value-type="float" office:value="0.238919952132347">
                <text:p>0.238919952132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65694404197149">
                <text:p>0.265694404197149</text:p>
              </table:table-cell>
              <table:table-cell office:value-type="float" office:value="0.228613697838344">
                <text:p>0.228613697838344</text:p>
              </table:table-cell>
              <table:table-cell office:value-type="float" office:value="0.260560131536751">
                <text:p>0.260560131536751</text:p>
              </table:table-cell>
              <table:table-cell office:value-type="float" office:value="0.225845668997874">
                <text:p>0.225845668997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65169194228611">
                <text:p>0.265169194228611</text:p>
              </table:table-cell>
              <table:table-cell office:value-type="float" office:value="0.226712078872608">
                <text:p>0.226712078872608</text:p>
              </table:table-cell>
              <table:table-cell office:value-type="float" office:value="0.261024204691144">
                <text:p>0.261024204691144</text:p>
              </table:table-cell>
              <table:table-cell office:value-type="float" office:value="0.224511807278424">
                <text:p>0.224511807278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63983413299026">
                <text:p>0.263983413299026</text:p>
              </table:table-cell>
              <table:table-cell office:value-type="float" office:value="0.227353014629377">
                <text:p>0.227353014629377</text:p>
              </table:table-cell>
              <table:table-cell office:value-type="float" office:value="0.258443503862903">
                <text:p>0.258443503862903</text:p>
              </table:table-cell>
              <table:table-cell office:value-type="float" office:value="0.224442490277817">
                <text:p>0.2244424902778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439cm" svg:height="15.201cm" xlink:href=".." xlink:type="simple" chart:class="chart:scatter" chart:style-name="ch1">
        <chart:subtitle svg:x="9.481cm" svg:y="0.305cm" chart:style-name="ch2">
          <text:p>sub-title</text:p>
        </chart:subtitle>
        <chart:legend chart:legend-position="bottom" svg:x="1.692cm" svg:y="13.649cm" style:legend-expansion="wide" chart:style-name="ch3"/>
        <chart:plot-area chart:style-name="ch4" table:cell-range-address="'Top 10% share yearly'.K4:'Top 10% share yearly'.O30 'Top 10% share yearly'.L3:'Top 10% share yearly'.O3" chart:data-source-has-labels="row" svg:x="0.391cm" svg:y="0.228cm" svg:width="19.852cm" svg:height="12.426cm">
          <chartooo:coordinate-region svg:x="1.489cm" svg:y="0.473cm" svg:width="18.509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9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10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1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3824119444871">
                <text:p>0.253824119444871</text:p>
              </table:table-cell>
              <table:table-cell office:value-type="float" office:value="0.229815596453743">
                <text:p>0.229815596453743</text:p>
              </table:table-cell>
              <table:table-cell office:value-type="float" office:value="0.23659935899449">
                <text:p>0.23659935899449</text:p>
              </table:table-cell>
              <table:table-cell office:value-type="float" office:value="0.218546745764822">
                <text:p>0.218546745764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8964761071768">
                <text:p>0.258964761071768</text:p>
              </table:table-cell>
              <table:table-cell office:value-type="float" office:value="0.231573318581069">
                <text:p>0.231573318581069</text:p>
              </table:table-cell>
              <table:table-cell office:value-type="float" office:value="0.242112712265435">
                <text:p>0.242112712265435</text:p>
              </table:table-cell>
              <table:table-cell office:value-type="float" office:value="0.220758729623354">
                <text:p>0.220758729623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9104819151751">
                <text:p>0.269104819151751</text:p>
              </table:table-cell>
              <table:table-cell office:value-type="float" office:value="0.237424210114577">
                <text:p>0.237424210114577</text:p>
              </table:table-cell>
              <table:table-cell office:value-type="float" office:value="0.252171353388407">
                <text:p>0.252171353388407</text:p>
              </table:table-cell>
              <table:table-cell office:value-type="float" office:value="0.226650717488164">
                <text:p>0.226650717488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8247298304065">
                <text:p>0.258247298304065</text:p>
              </table:table-cell>
              <table:table-cell office:value-type="float" office:value="0.233506798144527">
                <text:p>0.233506798144527</text:p>
              </table:table-cell>
              <table:table-cell office:value-type="float" office:value="0.242026145004211">
                <text:p>0.242026145004211</text:p>
              </table:table-cell>
              <table:table-cell office:value-type="float" office:value="0.22310807147792">
                <text:p>0.22310807147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5220737003206">
                <text:p>0.25220737003206</text:p>
              </table:table-cell>
              <table:table-cell office:value-type="float" office:value="0.231685773081511">
                <text:p>0.231685773081511</text:p>
              </table:table-cell>
              <table:table-cell office:value-type="float" office:value="0.236341266702814">
                <text:p>0.236341266702814</text:p>
              </table:table-cell>
              <table:table-cell office:value-type="float" office:value="0.221640831898723">
                <text:p>0.221640831898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9208696343578">
                <text:p>0.249208696343578</text:p>
              </table:table-cell>
              <table:table-cell office:value-type="float" office:value="0.234176838142073">
                <text:p>0.234176838142073</text:p>
              </table:table-cell>
              <table:table-cell office:value-type="float" office:value="0.232828280788362">
                <text:p>0.232828280788362</text:p>
              </table:table-cell>
              <table:table-cell office:value-type="float" office:value="0.223820513137952">
                <text:p>0.223820513137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34534142806573">
                <text:p>0.234534142806573</text:p>
              </table:table-cell>
              <table:table-cell office:value-type="float" office:value="0.228908401525741">
                <text:p>0.228908401525741</text:p>
              </table:table-cell>
              <table:table-cell office:value-type="float" office:value="0.218068594340668">
                <text:p>0.218068594340668</text:p>
              </table:table-cell>
              <table:table-cell office:value-type="float" office:value="0.218401313142253">
                <text:p>0.218401313142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36571160165734">
                <text:p>0.236571160165734</text:p>
              </table:table-cell>
              <table:table-cell office:value-type="float" office:value="0.231778280485473">
                <text:p>0.231778280485473</text:p>
              </table:table-cell>
              <table:table-cell office:value-type="float" office:value="0.220585636193618">
                <text:p>0.220585636193618</text:p>
              </table:table-cell>
              <table:table-cell office:value-type="float" office:value="0.221771751011274">
                <text:p>0.221771751011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43024796659498">
                <text:p>0.243024796659498</text:p>
              </table:table-cell>
              <table:table-cell office:value-type="float" office:value="0.235987742956596">
                <text:p>0.235987742956596</text:p>
              </table:table-cell>
              <table:table-cell office:value-type="float" office:value="0.226902158275082">
                <text:p>0.226902158275082</text:p>
              </table:table-cell>
              <table:table-cell office:value-type="float" office:value="0.225981986902081">
                <text:p>0.225981986902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22071677371525">
                <text:p>0.222071677371525</text:p>
              </table:table-cell>
              <table:table-cell office:value-type="float" office:value="0.22569349550065">
                <text:p>0.22569349550065</text:p>
              </table:table-cell>
              <table:table-cell office:value-type="float" office:value="0.208232850405767">
                <text:p>0.208232850405767</text:p>
              </table:table-cell>
              <table:table-cell office:value-type="float" office:value="0.216760979398446">
                <text:p>0.216760979398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25021229133955">
                <text:p>0.225021229133955</text:p>
              </table:table-cell>
              <table:table-cell office:value-type="float" office:value="0.226348532760657">
                <text:p>0.226348532760657</text:p>
              </table:table-cell>
              <table:table-cell office:value-type="float" office:value="0.212293061664786">
                <text:p>0.212293061664786</text:p>
              </table:table-cell>
              <table:table-cell office:value-type="float" office:value="0.21830662598121">
                <text:p>0.21830662598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25653418351369">
                <text:p>0.225653418351369</text:p>
              </table:table-cell>
              <table:table-cell office:value-type="float" office:value="0.232019386934678">
                <text:p>0.232019386934678</text:p>
              </table:table-cell>
              <table:table-cell office:value-type="float" office:value="0.213233458657702">
                <text:p>0.213233458657702</text:p>
              </table:table-cell>
              <table:table-cell office:value-type="float" office:value="0.224072561064713">
                <text:p>0.224072561064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53818835582544">
                <text:p>0.253818835582544</text:p>
              </table:table-cell>
              <table:table-cell office:value-type="float" office:value="0.244606438862639">
                <text:p>0.244606438862639</text:p>
              </table:table-cell>
              <table:table-cell office:value-type="float" office:value="0.242637366944373">
                <text:p>0.242637366944373</text:p>
              </table:table-cell>
              <table:table-cell office:value-type="float" office:value="0.237838870546274">
                <text:p>0.237838870546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62964212808819">
                <text:p>0.262964212808819</text:p>
              </table:table-cell>
              <table:table-cell office:value-type="float" office:value="0.250706305008006">
                <text:p>0.250706305008006</text:p>
              </table:table-cell>
              <table:table-cell office:value-type="float" office:value="0.253350564748989">
                <text:p>0.253350564748989</text:p>
              </table:table-cell>
              <table:table-cell office:value-type="float" office:value="0.245039270594062">
                <text:p>0.2450392705940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38309513159554">
                <text:p>0.238309513159554</text:p>
              </table:table-cell>
              <table:table-cell office:value-type="float" office:value="0.235568077242539">
                <text:p>0.235568077242539</text:p>
              </table:table-cell>
              <table:table-cell office:value-type="float" office:value="0.230186216224706">
                <text:p>0.230186216224706</text:p>
              </table:table-cell>
              <table:table-cell office:value-type="float" office:value="0.230625959359818">
                <text:p>0.230625959359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52700032193946">
                <text:p>0.252700032193946</text:p>
              </table:table-cell>
              <table:table-cell office:value-type="float" office:value="0.23718347621716">
                <text:p>0.23718347621716</text:p>
              </table:table-cell>
              <table:table-cell office:value-type="float" office:value="0.245699212552355">
                <text:p>0.245699212552355</text:p>
              </table:table-cell>
              <table:table-cell office:value-type="float" office:value="0.233097452366203">
                <text:p>0.233097452366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56379634311415">
                <text:p>0.256379634311415</text:p>
              </table:table-cell>
              <table:table-cell office:value-type="float" office:value="0.240788921757024">
                <text:p>0.240788921757024</text:p>
              </table:table-cell>
              <table:table-cell office:value-type="float" office:value="0.25010835842773">
                <text:p>0.25010835842773</text:p>
              </table:table-cell>
              <table:table-cell office:value-type="float" office:value="0.237099590156489">
                <text:p>0.237099590156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62667713204041">
                <text:p>0.262667713204041</text:p>
              </table:table-cell>
              <table:table-cell office:value-type="float" office:value="0.248608754796706">
                <text:p>0.248608754796706</text:p>
              </table:table-cell>
              <table:table-cell office:value-type="float" office:value="0.257176372930378">
                <text:p>0.257176372930378</text:p>
              </table:table-cell>
              <table:table-cell office:value-type="float" office:value="0.245407343351893">
                <text:p>0.245407343351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78887000927575">
                <text:p>0.278887000927575</text:p>
              </table:table-cell>
              <table:table-cell office:value-type="float" office:value="0.251513058964755">
                <text:p>0.251513058964755</text:p>
              </table:table-cell>
              <table:table-cell office:value-type="float" office:value="0.273263560010145">
                <text:p>0.273263560010145</text:p>
              </table:table-cell>
              <table:table-cell office:value-type="float" office:value="0.248402772343372">
                <text:p>0.248402772343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83697103324941">
                <text:p>0.283697103324941</text:p>
              </table:table-cell>
              <table:table-cell office:value-type="float" office:value="0.250210338028627">
                <text:p>0.250210338028627</text:p>
              </table:table-cell>
              <table:table-cell office:value-type="float" office:value="0.278898002632106">
                <text:p>0.278898002632106</text:p>
              </table:table-cell>
              <table:table-cell office:value-type="float" office:value="0.247623889309205">
                <text:p>0.247623889309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89333106161184">
                <text:p>0.289333106161184</text:p>
              </table:table-cell>
              <table:table-cell office:value-type="float" office:value="0.253114339579892">
                <text:p>0.253114339579892</text:p>
              </table:table-cell>
              <table:table-cell office:value-type="float" office:value="0.285273342932286">
                <text:p>0.285273342932286</text:p>
              </table:table-cell>
              <table:table-cell office:value-type="float" office:value="0.250954508221998">
                <text:p>0.2509545082219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